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</office:automatic-styles>
  <office:body>
    <office:spreadsheet>
      <table:table table:name="Tabelle1" table:style-name="ta1" table:print="false">
        <table:table-column table:style-name="co1" table:number-columns-repeated="1024" table:default-cell-style-name="ce1"/>
        <table:table-row table:style-name="ro1">
          <table:table-cell office:value-type="string">
            <text:p>Spannungen bei eingeschaltetem B-Fel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Fits wenn das Feld aus ist (Gnuplot):</text:p>
          </table:table-cell>
          <table:table-cell table:number-columns-repeated="2"/>
          <table:table-cell office:value-type="string">
            <text:p>U=-2,9847 mV</text:p>
          </table:table-cell>
          <table:table-cell table:style-name="Default"/>
          <table:table-cell office:value-type="string">
            <text:p>B=14,4252 mT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/>
          <table:table-cell office:value-type="string">
            <text:p>U in mV</text:p>
          </table:table-cell>
          <table:table-cell/>
          <table:table-cell office:value-type="string">
            <text:p>B in mT</text:p>
          </table:table-cell>
          <table:table-cell table:number-columns-repeated="2"/>
          <table:table-cell office:value-type="string">
            <text:p>delta_U/delta_B in [V/T]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90.301">
            <text:p>390,30100</text:p>
          </table:table-cell>
          <table:table-cell office:value-type="float" office:value="-5.985">
            <text:p>-5,98500</text:p>
          </table:table-cell>
          <table:table-cell office:value-type="float" office:value="1.6665">
            <text:p>1,6665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7]+2.9847)/([.D7]-14.4252)" office:value-type="float" office:value="-0.0182694696537916">
            <text:p>-0,01827</text:p>
          </table:table-cell>
          <table:table-cell table:number-columns-repeated="1017"/>
        </table:table-row>
        <table:table-row table:style-name="ro1">
          <table:table-cell office:value-type="float" office:value="390.401">
            <text:p>390,40100</text:p>
          </table:table-cell>
          <table:table-cell office:value-type="float" office:value="-5.985">
            <text:p>-5,98500</text:p>
          </table:table-cell>
          <table:table-cell office:value-type="float" office:value="1.665">
            <text:p>1,6650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8]+2.9847)/([.D8]-14.4252)" office:value-type="float" office:value="-0.0182694696537916">
            <text:p>-0,01827</text:p>
          </table:table-cell>
          <table:table-cell table:number-columns-repeated="1017"/>
        </table:table-row>
        <table:table-row table:style-name="ro1">
          <table:table-cell office:value-type="float" office:value="390.501">
            <text:p>390,50100</text:p>
          </table:table-cell>
          <table:table-cell office:value-type="float" office:value="-5.985">
            <text:p>-5,98500</text:p>
          </table:table-cell>
          <table:table-cell office:value-type="float" office:value="1.665">
            <text:p>1,6650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9]+2.9847)/([.D9]-14.4252)" office:value-type="float" office:value="-0.0182694696537916">
            <text:p>-0,01827</text:p>
          </table:table-cell>
          <table:table-cell table:number-columns-repeated="1017"/>
        </table:table-row>
        <table:table-row table:style-name="ro1">
          <table:table-cell office:value-type="float" office:value="390.601">
            <text:p>390,60100</text:p>
          </table:table-cell>
          <table:table-cell office:value-type="float" office:value="-5.985">
            <text:p>-5,98500</text:p>
          </table:table-cell>
          <table:table-cell office:value-type="float" office:value="1.665">
            <text:p>1,6650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10]+2.9847)/([.D10]-14.4252)" office:value-type="float" office:value="-0.0182694696537916">
            <text:p>-0,01827</text:p>
          </table:table-cell>
          <table:table-cell table:number-columns-repeated="1017"/>
        </table:table-row>
        <table:table-row table:style-name="ro1">
          <table:table-cell office:value-type="float" office:value="390.701">
            <text:p>390,70100</text:p>
          </table:table-cell>
          <table:table-cell office:value-type="float" office:value="-5.985">
            <text:p>-5,98500</text:p>
          </table:table-cell>
          <table:table-cell office:value-type="float" office:value="1.665">
            <text:p>1,6650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11]+2.9847)/([.D11]-14.4252)" office:value-type="float" office:value="-0.0182694696537916">
            <text:p>-0,01827</text:p>
          </table:table-cell>
          <table:table-cell table:number-columns-repeated="1017"/>
        </table:table-row>
        <table:table-row table:style-name="ro1">
          <table:table-cell office:value-type="float" office:value="390.801">
            <text:p>390,80100</text:p>
          </table:table-cell>
          <table:table-cell office:value-type="float" office:value="-5.985">
            <text:p>-5,98500</text:p>
          </table:table-cell>
          <table:table-cell office:value-type="float" office:value="1.665">
            <text:p>1,6650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12]+2.9847)/([.D12]-14.4252)" office:value-type="float" office:value="-0.0182694696537916">
            <text:p>-0,01827</text:p>
          </table:table-cell>
          <table:table-cell table:number-columns-repeated="1017"/>
        </table:table-row>
        <table:table-row table:style-name="ro1">
          <table:table-cell office:value-type="float" office:value="390.901">
            <text:p>390,90100</text:p>
          </table:table-cell>
          <table:table-cell office:value-type="float" office:value="-5.985">
            <text:p>-5,98500</text:p>
          </table:table-cell>
          <table:table-cell office:value-type="float" office:value="1.665">
            <text:p>1,6650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13]+2.9847)/([.D13]-14.4252)" office:value-type="float" office:value="-0.0182694696537916">
            <text:p>-0,01827</text:p>
          </table:table-cell>
          <table:table-cell table:number-columns-repeated="1017"/>
        </table:table-row>
        <table:table-row table:style-name="ro1">
          <table:table-cell office:value-type="float" office:value="391.001">
            <text:p>391,00100</text:p>
          </table:table-cell>
          <table:table-cell office:value-type="float" office:value="-5.985">
            <text:p>-5,98500</text:p>
          </table:table-cell>
          <table:table-cell office:value-type="float" office:value="1.665">
            <text:p>1,6650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14]+2.9847)/([.D14]-14.4252)" office:value-type="float" office:value="-0.0182694696537916">
            <text:p>-0,01827</text:p>
          </table:table-cell>
          <table:table-cell table:number-columns-repeated="1017"/>
        </table:table-row>
        <table:table-row table:style-name="ro1">
          <table:table-cell office:value-type="float" office:value="391.101">
            <text:p>391,10100</text:p>
          </table:table-cell>
          <table:table-cell office:value-type="float" office:value="-5.985">
            <text:p>-5,98500</text:p>
          </table:table-cell>
          <table:table-cell office:value-type="float" office:value="1.665">
            <text:p>1,6650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15]+2.9847)/([.D15]-14.4252)" office:value-type="float" office:value="-0.0182694696537916">
            <text:p>-0,01827</text:p>
          </table:table-cell>
          <table:table-cell table:number-columns-repeated="1017"/>
        </table:table-row>
        <table:table-row table:style-name="ro1">
          <table:table-cell office:value-type="float" office:value="391.201">
            <text:p>391,20100</text:p>
          </table:table-cell>
          <table:table-cell office:value-type="float" office:value="-5.985">
            <text:p>-5,98500</text:p>
          </table:table-cell>
          <table:table-cell office:value-type="float" office:value="1.665">
            <text:p>1,6650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16]+2.9847)/([.D16]-14.4252)" office:value-type="float" office:value="-0.0182694696537916">
            <text:p>-0,01827</text:p>
          </table:table-cell>
          <table:table-cell table:number-columns-repeated="1017"/>
        </table:table-row>
        <table:table-row table:style-name="ro1">
          <table:table-cell office:value-type="float" office:value="391.301">
            <text:p>391,30100</text:p>
          </table:table-cell>
          <table:table-cell office:value-type="float" office:value="-5.97">
            <text:p>-5,97000</text:p>
          </table:table-cell>
          <table:table-cell office:value-type="float" office:value="1.665">
            <text:p>1,6650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17]+2.9847)/([.D17]-14.4252)" office:value-type="float" office:value="-0.0181781314393441">
            <text:p>-0,01818</text:p>
          </table:table-cell>
          <table:table-cell table:number-columns-repeated="1017"/>
        </table:table-row>
        <table:table-row table:style-name="ro1">
          <table:table-cell office:value-type="float" office:value="391.401">
            <text:p>391,40100</text:p>
          </table:table-cell>
          <table:table-cell office:value-type="float" office:value="-5.97">
            <text:p>-5,97000</text:p>
          </table:table-cell>
          <table:table-cell office:value-type="float" office:value="1.662">
            <text:p>1,6620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18]+2.9847)/([.D18]-14.4252)" office:value-type="float" office:value="-0.0181781314393441">
            <text:p>-0,01818</text:p>
          </table:table-cell>
          <table:table-cell table:number-columns-repeated="1017"/>
        </table:table-row>
        <table:table-row table:style-name="ro1">
          <table:table-cell office:value-type="float" office:value="391.501">
            <text:p>391,50100</text:p>
          </table:table-cell>
          <table:table-cell office:value-type="float" office:value="-5.97">
            <text:p>-5,97000</text:p>
          </table:table-cell>
          <table:table-cell office:value-type="float" office:value="1.662">
            <text:p>1,6620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19]+2.9847)/([.D19]-14.4252)" office:value-type="float" office:value="-0.0181781314393441">
            <text:p>-0,01818</text:p>
          </table:table-cell>
          <table:table-cell table:number-columns-repeated="1017"/>
        </table:table-row>
        <table:table-row table:style-name="ro1">
          <table:table-cell office:value-type="float" office:value="391.601">
            <text:p>391,60100</text:p>
          </table:table-cell>
          <table:table-cell office:value-type="float" office:value="-5.97">
            <text:p>-5,97000</text:p>
          </table:table-cell>
          <table:table-cell office:value-type="float" office:value="1.662">
            <text:p>1,6620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20]+2.9847)/([.D20]-14.4252)" office:value-type="float" office:value="-0.0181781314393441">
            <text:p>-0,01818</text:p>
          </table:table-cell>
          <table:table-cell table:number-columns-repeated="1017"/>
        </table:table-row>
        <table:table-row table:style-name="ro1">
          <table:table-cell office:value-type="float" office:value="391.701">
            <text:p>391,70100</text:p>
          </table:table-cell>
          <table:table-cell office:value-type="float" office:value="-5.97">
            <text:p>-5,97000</text:p>
          </table:table-cell>
          <table:table-cell office:value-type="float" office:value="1.662">
            <text:p>1,6620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21]+2.9847)/([.D21]-14.4252)" office:value-type="float" office:value="-0.0181781314393441">
            <text:p>-0,01818</text:p>
          </table:table-cell>
          <table:table-cell table:number-columns-repeated="1017"/>
        </table:table-row>
        <table:table-row table:style-name="ro1">
          <table:table-cell office:value-type="float" office:value="391.801">
            <text:p>391,80100</text:p>
          </table:table-cell>
          <table:table-cell office:value-type="float" office:value="-5.97">
            <text:p>-5,97000</text:p>
          </table:table-cell>
          <table:table-cell office:value-type="float" office:value="1.662">
            <text:p>1,6620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22]+2.9847)/([.D22]-14.4252)" office:value-type="float" office:value="-0.0181781314393441">
            <text:p>-0,01818</text:p>
          </table:table-cell>
          <table:table-cell table:number-columns-repeated="1017"/>
        </table:table-row>
        <table:table-row table:style-name="ro1">
          <table:table-cell office:value-type="float" office:value="391.901">
            <text:p>391,90100</text:p>
          </table:table-cell>
          <table:table-cell office:value-type="float" office:value="-5.97">
            <text:p>-5,97000</text:p>
          </table:table-cell>
          <table:table-cell office:value-type="float" office:value="1.662">
            <text:p>1,6620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23]+2.9847)/([.D23]-14.4252)" office:value-type="float" office:value="-0.0181781314393441">
            <text:p>-0,01818</text:p>
          </table:table-cell>
          <table:table-cell table:number-columns-repeated="1017"/>
        </table:table-row>
        <table:table-row table:style-name="ro1">
          <table:table-cell office:value-type="float" office:value="392.001">
            <text:p>392,00100</text:p>
          </table:table-cell>
          <table:table-cell office:value-type="float" office:value="-5.97">
            <text:p>-5,97000</text:p>
          </table:table-cell>
          <table:table-cell office:value-type="float" office:value="1.662">
            <text:p>1,6620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24]+2.9847)/([.D24]-14.4252)" office:value-type="float" office:value="-0.0181781314393441">
            <text:p>-0,01818</text:p>
          </table:table-cell>
          <table:table-cell table:number-columns-repeated="1017"/>
        </table:table-row>
        <table:table-row table:style-name="ro1">
          <table:table-cell office:value-type="float" office:value="392.101">
            <text:p>392,10100</text:p>
          </table:table-cell>
          <table:table-cell office:value-type="float" office:value="-5.97">
            <text:p>-5,97000</text:p>
          </table:table-cell>
          <table:table-cell office:value-type="float" office:value="1.662">
            <text:p>1,6620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25]+2.9847)/([.D25]-14.4252)" office:value-type="float" office:value="-0.0181781314393441">
            <text:p>-0,01818</text:p>
          </table:table-cell>
          <table:table-cell table:number-columns-repeated="1017"/>
        </table:table-row>
        <table:table-row table:style-name="ro1">
          <table:table-cell office:value-type="float" office:value="392.201">
            <text:p>392,20100</text:p>
          </table:table-cell>
          <table:table-cell office:value-type="float" office:value="-5.97">
            <text:p>-5,97000</text:p>
          </table:table-cell>
          <table:table-cell office:value-type="float" office:value="1.662">
            <text:p>1,6620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26]+2.9847)/([.D26]-14.4252)" office:value-type="float" office:value="-0.0181781314393441">
            <text:p>-0,01818</text:p>
          </table:table-cell>
          <table:table-cell table:number-columns-repeated="1017"/>
        </table:table-row>
        <table:table-row table:style-name="ro1">
          <table:table-cell office:value-type="float" office:value="392.301">
            <text:p>392,30100</text:p>
          </table:table-cell>
          <table:table-cell office:value-type="float" office:value="-5.955">
            <text:p>-5,95500</text:p>
          </table:table-cell>
          <table:table-cell office:value-type="float" office:value="1.662">
            <text:p>1,6620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27]+2.9847)/([.D27]-14.4252)" office:value-type="float" office:value="-0.0180867932248966">
            <text:p>-0,01809</text:p>
          </table:table-cell>
          <table:table-cell table:number-columns-repeated="1017"/>
        </table:table-row>
        <table:table-row table:style-name="ro1">
          <table:table-cell office:value-type="float" office:value="392.401">
            <text:p>392,40100</text:p>
          </table:table-cell>
          <table:table-cell office:value-type="float" office:value="-5.955">
            <text:p>-5,95500</text:p>
          </table:table-cell>
          <table:table-cell office:value-type="float" office:value="1.662">
            <text:p>1,6620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28]+2.9847)/([.D28]-14.4252)" office:value-type="float" office:value="-0.0180867932248966">
            <text:p>-0,01809</text:p>
          </table:table-cell>
          <table:table-cell table:number-columns-repeated="1017"/>
        </table:table-row>
        <table:table-row table:style-name="ro1">
          <table:table-cell office:value-type="float" office:value="392.501">
            <text:p>392,50100</text:p>
          </table:table-cell>
          <table:table-cell office:value-type="float" office:value="-5.955">
            <text:p>-5,95500</text:p>
          </table:table-cell>
          <table:table-cell office:value-type="float" office:value="1.662">
            <text:p>1,6620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29]+2.9847)/([.D29]-14.4252)" office:value-type="float" office:value="-0.0180867932248966">
            <text:p>-0,01809</text:p>
          </table:table-cell>
          <table:table-cell table:number-columns-repeated="1017"/>
        </table:table-row>
        <table:table-row table:style-name="ro1">
          <table:table-cell office:value-type="float" office:value="392.601">
            <text:p>392,60100</text:p>
          </table:table-cell>
          <table:table-cell office:value-type="float" office:value="-5.955">
            <text:p>-5,95500</text:p>
          </table:table-cell>
          <table:table-cell office:value-type="float" office:value="1.662">
            <text:p>1,6620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30]+2.9847)/([.D30]-14.4252)" office:value-type="float" office:value="-0.0180867932248966">
            <text:p>-0,01809</text:p>
          </table:table-cell>
          <table:table-cell table:number-columns-repeated="1017"/>
        </table:table-row>
        <table:table-row table:style-name="ro1">
          <table:table-cell office:value-type="float" office:value="392.701">
            <text:p>392,70100</text:p>
          </table:table-cell>
          <table:table-cell office:value-type="float" office:value="-5.955">
            <text:p>-5,95500</text:p>
          </table:table-cell>
          <table:table-cell office:value-type="float" office:value="1.662">
            <text:p>1,6620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31]+2.9847)/([.D31]-14.4252)" office:value-type="float" office:value="-0.0180867932248966">
            <text:p>-0,01809</text:p>
          </table:table-cell>
          <table:table-cell table:number-columns-repeated="1017"/>
        </table:table-row>
        <table:table-row table:style-name="ro1">
          <table:table-cell office:value-type="float" office:value="392.801">
            <text:p>392,80100</text:p>
          </table:table-cell>
          <table:table-cell office:value-type="float" office:value="-5.955">
            <text:p>-5,95500</text:p>
          </table:table-cell>
          <table:table-cell office:value-type="float" office:value="1.662">
            <text:p>1,6620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32]+2.9847)/([.D32]-14.4252)" office:value-type="float" office:value="-0.0180867932248966">
            <text:p>-0,01809</text:p>
          </table:table-cell>
          <table:table-cell table:number-columns-repeated="1017"/>
        </table:table-row>
        <table:table-row table:style-name="ro1">
          <table:table-cell office:value-type="float" office:value="392.901">
            <text:p>392,90100</text:p>
          </table:table-cell>
          <table:table-cell office:value-type="float" office:value="-5.955">
            <text:p>-5,95500</text:p>
          </table:table-cell>
          <table:table-cell office:value-type="float" office:value="1.662">
            <text:p>1,6620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33]+2.9847)/([.D33]-14.4252)" office:value-type="float" office:value="-0.0180867932248966">
            <text:p>-0,01809</text:p>
          </table:table-cell>
          <table:table-cell table:number-columns-repeated="1017"/>
        </table:table-row>
        <table:table-row table:style-name="ro1">
          <table:table-cell office:value-type="float" office:value="393.001">
            <text:p>393,00100</text:p>
          </table:table-cell>
          <table:table-cell office:value-type="float" office:value="-5.955">
            <text:p>-5,95500</text:p>
          </table:table-cell>
          <table:table-cell office:value-type="float" office:value="1.662">
            <text:p>1,6620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34]+2.9847)/([.D34]-14.4252)" office:value-type="float" office:value="-0.0180867932248966">
            <text:p>-0,01809</text:p>
          </table:table-cell>
          <table:table-cell table:number-columns-repeated="1017"/>
        </table:table-row>
        <table:table-row table:style-name="ro1">
          <table:table-cell office:value-type="float" office:value="393.101">
            <text:p>393,10100</text:p>
          </table:table-cell>
          <table:table-cell office:value-type="float" office:value="-5.955">
            <text:p>-5,95500</text:p>
          </table:table-cell>
          <table:table-cell office:value-type="float" office:value="1.662">
            <text:p>1,6620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35]+2.9847)/([.D35]-14.4252)" office:value-type="float" office:value="-0.0180867932248966">
            <text:p>-0,01809</text:p>
          </table:table-cell>
          <table:table-cell table:number-columns-repeated="1017"/>
        </table:table-row>
        <table:table-row table:style-name="ro1">
          <table:table-cell office:value-type="float" office:value="393.201">
            <text:p>393,20100</text:p>
          </table:table-cell>
          <table:table-cell office:value-type="float" office:value="-5.955">
            <text:p>-5,95500</text:p>
          </table:table-cell>
          <table:table-cell office:value-type="float" office:value="1.662">
            <text:p>1,6620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36]+2.9847)/([.D36]-14.4252)" office:value-type="float" office:value="-0.0180867932248966">
            <text:p>-0,01809</text:p>
          </table:table-cell>
          <table:table-cell table:number-columns-repeated="1017"/>
        </table:table-row>
        <table:table-row table:style-name="ro1">
          <table:table-cell office:value-type="float" office:value="393.301">
            <text:p>393,30100</text:p>
          </table:table-cell>
          <table:table-cell office:value-type="float" office:value="-5.955">
            <text:p>-5,95500</text:p>
          </table:table-cell>
          <table:table-cell office:value-type="float" office:value="1.662">
            <text:p>1,6620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37]+2.9847)/([.D37]-14.4252)" office:value-type="float" office:value="-0.0180867932248966">
            <text:p>-0,01809</text:p>
          </table:table-cell>
          <table:table-cell table:number-columns-repeated="1017"/>
        </table:table-row>
        <table:table-row table:style-name="ro1">
          <table:table-cell office:value-type="float" office:value="393.401">
            <text:p>393,40100</text:p>
          </table:table-cell>
          <table:table-cell office:value-type="float" office:value="-5.955">
            <text:p>-5,95500</text:p>
          </table:table-cell>
          <table:table-cell office:value-type="float" office:value="1.6635">
            <text:p>1,6635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38]+2.9847)/([.D38]-14.4252)" office:value-type="float" office:value="-0.0180867932248966">
            <text:p>-0,01809</text:p>
          </table:table-cell>
          <table:table-cell table:number-columns-repeated="1017"/>
        </table:table-row>
        <table:table-row table:style-name="ro1">
          <table:table-cell office:value-type="float" office:value="393.501">
            <text:p>393,50100</text:p>
          </table:table-cell>
          <table:table-cell office:value-type="float" office:value="-5.955">
            <text:p>-5,95500</text:p>
          </table:table-cell>
          <table:table-cell office:value-type="float" office:value="1.6635">
            <text:p>1,6635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39]+2.9847)/([.D39]-14.4252)" office:value-type="float" office:value="-0.0180867932248966">
            <text:p>-0,01809</text:p>
          </table:table-cell>
          <table:table-cell table:number-columns-repeated="1017"/>
        </table:table-row>
        <table:table-row table:style-name="ro1">
          <table:table-cell office:value-type="float" office:value="393.601">
            <text:p>393,60100</text:p>
          </table:table-cell>
          <table:table-cell office:value-type="float" office:value="-5.955">
            <text:p>-5,95500</text:p>
          </table:table-cell>
          <table:table-cell office:value-type="float" office:value="1.6635">
            <text:p>1,6635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40]+2.9847)/([.D40]-14.4252)" office:value-type="float" office:value="-0.0180867932248966">
            <text:p>-0,01809</text:p>
          </table:table-cell>
          <table:table-cell table:number-columns-repeated="1017"/>
        </table:table-row>
        <table:table-row table:style-name="ro1">
          <table:table-cell office:value-type="float" office:value="393.701">
            <text:p>393,70100</text:p>
          </table:table-cell>
          <table:table-cell office:value-type="float" office:value="-5.955">
            <text:p>-5,95500</text:p>
          </table:table-cell>
          <table:table-cell office:value-type="float" office:value="1.6635">
            <text:p>1,6635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41]+2.9847)/([.D41]-14.4252)" office:value-type="float" office:value="-0.0180867932248966">
            <text:p>-0,01809</text:p>
          </table:table-cell>
          <table:table-cell table:number-columns-repeated="1017"/>
        </table:table-row>
        <table:table-row table:style-name="ro1">
          <table:table-cell office:value-type="float" office:value="393.801">
            <text:p>393,80100</text:p>
          </table:table-cell>
          <table:table-cell office:value-type="float" office:value="-5.955">
            <text:p>-5,95500</text:p>
          </table:table-cell>
          <table:table-cell office:value-type="float" office:value="1.6635">
            <text:p>1,6635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42]+2.9847)/([.D42]-14.4252)" office:value-type="float" office:value="-0.0180867932248966">
            <text:p>-0,01809</text:p>
          </table:table-cell>
          <table:table-cell table:number-columns-repeated="1017"/>
        </table:table-row>
        <table:table-row table:style-name="ro1">
          <table:table-cell office:value-type="float" office:value="393.901">
            <text:p>393,90100</text:p>
          </table:table-cell>
          <table:table-cell office:value-type="float" office:value="-5.955">
            <text:p>-5,95500</text:p>
          </table:table-cell>
          <table:table-cell office:value-type="float" office:value="1.6635">
            <text:p>1,6635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43]+2.9847)/([.D43]-14.4252)" office:value-type="float" office:value="-0.0180867932248966">
            <text:p>-0,01809</text:p>
          </table:table-cell>
          <table:table-cell table:number-columns-repeated="1017"/>
        </table:table-row>
        <table:table-row table:style-name="ro1">
          <table:table-cell office:value-type="float" office:value="394.001">
            <text:p>394,00100</text:p>
          </table:table-cell>
          <table:table-cell office:value-type="float" office:value="-5.955">
            <text:p>-5,95500</text:p>
          </table:table-cell>
          <table:table-cell office:value-type="float" office:value="1.6635">
            <text:p>1,6635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44]+2.9847)/([.D44]-14.4252)" office:value-type="float" office:value="-0.0180867932248966">
            <text:p>-0,01809</text:p>
          </table:table-cell>
          <table:table-cell table:number-columns-repeated="1017"/>
        </table:table-row>
        <table:table-row table:style-name="ro1">
          <table:table-cell office:value-type="float" office:value="394.101">
            <text:p>394,10100</text:p>
          </table:table-cell>
          <table:table-cell office:value-type="float" office:value="-5.955">
            <text:p>-5,95500</text:p>
          </table:table-cell>
          <table:table-cell office:value-type="float" office:value="1.6635">
            <text:p>1,6635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45]+2.9847)/([.D45]-14.4252)" office:value-type="float" office:value="-0.0180867932248966">
            <text:p>-0,01809</text:p>
          </table:table-cell>
          <table:table-cell table:number-columns-repeated="1017"/>
        </table:table-row>
        <table:table-row table:style-name="ro1">
          <table:table-cell office:value-type="float" office:value="394.201">
            <text:p>394,20100</text:p>
          </table:table-cell>
          <table:table-cell office:value-type="float" office:value="-5.955">
            <text:p>-5,95500</text:p>
          </table:table-cell>
          <table:table-cell office:value-type="float" office:value="1.6635">
            <text:p>1,6635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46]+2.9847)/([.D46]-14.4252)" office:value-type="float" office:value="-0.0180867932248966">
            <text:p>-0,01809</text:p>
          </table:table-cell>
          <table:table-cell table:number-columns-repeated="1017"/>
        </table:table-row>
        <table:table-row table:style-name="ro1">
          <table:table-cell office:value-type="float" office:value="394.301">
            <text:p>394,30100</text:p>
          </table:table-cell>
          <table:table-cell office:value-type="float" office:value="-5.955">
            <text:p>-5,95500</text:p>
          </table:table-cell>
          <table:table-cell office:value-type="float" office:value="1.6635">
            <text:p>1,6635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47]+2.9847)/([.D47]-14.4252)" office:value-type="float" office:value="-0.0180867932248966">
            <text:p>-0,01809</text:p>
          </table:table-cell>
          <table:table-cell table:number-columns-repeated="1017"/>
        </table:table-row>
        <table:table-row table:style-name="ro1">
          <table:table-cell office:value-type="float" office:value="394.401">
            <text:p>394,40100</text:p>
          </table:table-cell>
          <table:table-cell office:value-type="float" office:value="-5.955">
            <text:p>-5,95500</text:p>
          </table:table-cell>
          <table:table-cell office:value-type="float" office:value="1.6635">
            <text:p>1,6635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48]+2.9847)/([.D48]-14.4252)" office:value-type="float" office:value="-0.0180867932248966">
            <text:p>-0,01809</text:p>
          </table:table-cell>
          <table:table-cell table:number-columns-repeated="1017"/>
        </table:table-row>
        <table:table-row table:style-name="ro1">
          <table:table-cell office:value-type="float" office:value="394.501">
            <text:p>394,50100</text:p>
          </table:table-cell>
          <table:table-cell office:value-type="float" office:value="-5.955">
            <text:p>-5,95500</text:p>
          </table:table-cell>
          <table:table-cell office:value-type="float" office:value="1.6635">
            <text:p>1,6635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49]+2.9847)/([.D49]-14.4252)" office:value-type="float" office:value="-0.0180867932248966">
            <text:p>-0,01809</text:p>
          </table:table-cell>
          <table:table-cell table:number-columns-repeated="1017"/>
        </table:table-row>
        <table:table-row table:style-name="ro1">
          <table:table-cell office:value-type="float" office:value="394.601">
            <text:p>394,60100</text:p>
          </table:table-cell>
          <table:table-cell office:value-type="float" office:value="-5.955">
            <text:p>-5,95500</text:p>
          </table:table-cell>
          <table:table-cell office:value-type="float" office:value="1.6635">
            <text:p>1,6635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50]+2.9847)/([.D50]-14.4252)" office:value-type="float" office:value="-0.0180867932248966">
            <text:p>-0,01809</text:p>
          </table:table-cell>
          <table:table-cell table:number-columns-repeated="1017"/>
        </table:table-row>
        <table:table-row table:style-name="ro1">
          <table:table-cell office:value-type="float" office:value="394.701">
            <text:p>394,70100</text:p>
          </table:table-cell>
          <table:table-cell office:value-type="float" office:value="-5.955">
            <text:p>-5,95500</text:p>
          </table:table-cell>
          <table:table-cell office:value-type="float" office:value="1.6635">
            <text:p>1,6635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51]+2.9847)/([.D51]-14.4252)" office:value-type="float" office:value="-0.0180867932248966">
            <text:p>-0,01809</text:p>
          </table:table-cell>
          <table:table-cell table:number-columns-repeated="1017"/>
        </table:table-row>
        <table:table-row table:style-name="ro1">
          <table:table-cell office:value-type="float" office:value="394.801">
            <text:p>394,80100</text:p>
          </table:table-cell>
          <table:table-cell office:value-type="float" office:value="-5.955">
            <text:p>-5,95500</text:p>
          </table:table-cell>
          <table:table-cell office:value-type="float" office:value="1.6635">
            <text:p>1,6635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52]+2.9847)/([.D52]-14.4252)" office:value-type="float" office:value="-0.0180867932248966">
            <text:p>-0,01809</text:p>
          </table:table-cell>
          <table:table-cell table:number-columns-repeated="1017"/>
        </table:table-row>
        <table:table-row table:style-name="ro1">
          <table:table-cell office:value-type="float" office:value="394.901">
            <text:p>394,90100</text:p>
          </table:table-cell>
          <table:table-cell office:value-type="float" office:value="-5.955">
            <text:p>-5,95500</text:p>
          </table:table-cell>
          <table:table-cell office:value-type="float" office:value="1.6635">
            <text:p>1,6635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53]+2.9847)/([.D53]-14.4252)" office:value-type="float" office:value="-0.0180867932248966">
            <text:p>-0,01809</text:p>
          </table:table-cell>
          <table:table-cell table:number-columns-repeated="1017"/>
        </table:table-row>
        <table:table-row table:style-name="ro1">
          <table:table-cell office:value-type="float" office:value="395.001">
            <text:p>395,00100</text:p>
          </table:table-cell>
          <table:table-cell office:value-type="float" office:value="-5.955">
            <text:p>-5,95500</text:p>
          </table:table-cell>
          <table:table-cell office:value-type="float" office:value="1.6635">
            <text:p>1,6635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54]+2.9847)/([.D54]-14.4252)" office:value-type="float" office:value="-0.0180867932248966">
            <text:p>-0,01809</text:p>
          </table:table-cell>
          <table:table-cell table:number-columns-repeated="1017"/>
        </table:table-row>
        <table:table-row table:style-name="ro1">
          <table:table-cell office:value-type="float" office:value="395.101">
            <text:p>395,10100</text:p>
          </table:table-cell>
          <table:table-cell office:value-type="float" office:value="-5.955">
            <text:p>-5,95500</text:p>
          </table:table-cell>
          <table:table-cell office:value-type="float" office:value="1.6635">
            <text:p>1,6635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55]+2.9847)/([.D55]-14.4252)" office:value-type="float" office:value="-0.0180867932248966">
            <text:p>-0,01809</text:p>
          </table:table-cell>
          <table:table-cell table:number-columns-repeated="1017"/>
        </table:table-row>
        <table:table-row table:style-name="ro1">
          <table:table-cell office:value-type="float" office:value="395.201">
            <text:p>395,20100</text:p>
          </table:table-cell>
          <table:table-cell office:value-type="float" office:value="-5.955">
            <text:p>-5,95500</text:p>
          </table:table-cell>
          <table:table-cell office:value-type="float" office:value="1.6635">
            <text:p>1,6635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56]+2.9847)/([.D56]-14.4252)" office:value-type="float" office:value="-0.0180867932248966">
            <text:p>-0,01809</text:p>
          </table:table-cell>
          <table:table-cell table:number-columns-repeated="1017"/>
        </table:table-row>
        <table:table-row table:style-name="ro1">
          <table:table-cell office:value-type="float" office:value="395.301">
            <text:p>395,30100</text:p>
          </table:table-cell>
          <table:table-cell office:value-type="float" office:value="-5.955">
            <text:p>-5,95500</text:p>
          </table:table-cell>
          <table:table-cell office:value-type="float" office:value="1.6635">
            <text:p>1,6635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57]+2.9847)/([.D57]-14.4252)" office:value-type="float" office:value="-0.0180867932248966">
            <text:p>-0,01809</text:p>
          </table:table-cell>
          <table:table-cell table:number-columns-repeated="1017"/>
        </table:table-row>
        <table:table-row table:style-name="ro1">
          <table:table-cell office:value-type="float" office:value="395.401">
            <text:p>395,40100</text:p>
          </table:table-cell>
          <table:table-cell office:value-type="float" office:value="-5.955">
            <text:p>-5,95500</text:p>
          </table:table-cell>
          <table:table-cell office:value-type="float" office:value="1.6635">
            <text:p>1,6635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58]+2.9847)/([.D58]-14.4252)" office:value-type="float" office:value="-0.0180867932248966">
            <text:p>-0,01809</text:p>
          </table:table-cell>
          <table:table-cell table:number-columns-repeated="1017"/>
        </table:table-row>
        <table:table-row table:style-name="ro1">
          <table:table-cell office:value-type="float" office:value="395.501">
            <text:p>395,50100</text:p>
          </table:table-cell>
          <table:table-cell office:value-type="float" office:value="-5.955">
            <text:p>-5,95500</text:p>
          </table:table-cell>
          <table:table-cell office:value-type="float" office:value="1.6635">
            <text:p>1,6635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59]+2.9847)/([.D59]-14.4252)" office:value-type="float" office:value="-0.0180867932248966">
            <text:p>-0,01809</text:p>
          </table:table-cell>
          <table:table-cell table:number-columns-repeated="1017"/>
        </table:table-row>
        <table:table-row table:style-name="ro1">
          <table:table-cell office:value-type="float" office:value="395.601">
            <text:p>395,60100</text:p>
          </table:table-cell>
          <table:table-cell office:value-type="float" office:value="-5.955">
            <text:p>-5,95500</text:p>
          </table:table-cell>
          <table:table-cell office:value-type="float" office:value="1.6635">
            <text:p>1,6635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60]+2.9847)/([.D60]-14.4252)" office:value-type="float" office:value="-0.0180867932248966">
            <text:p>-0,01809</text:p>
          </table:table-cell>
          <table:table-cell table:number-columns-repeated="1017"/>
        </table:table-row>
        <table:table-row table:style-name="ro1">
          <table:table-cell office:value-type="float" office:value="395.701">
            <text:p>395,70100</text:p>
          </table:table-cell>
          <table:table-cell office:value-type="float" office:value="-5.955">
            <text:p>-5,95500</text:p>
          </table:table-cell>
          <table:table-cell office:value-type="float" office:value="1.6635">
            <text:p>1,6635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61]+2.9847)/([.D61]-14.4252)" office:value-type="float" office:value="-0.0180867932248966">
            <text:p>-0,01809</text:p>
          </table:table-cell>
          <table:table-cell table:number-columns-repeated="1017"/>
        </table:table-row>
        <table:table-row table:style-name="ro1">
          <table:table-cell office:value-type="float" office:value="395.801">
            <text:p>395,80100</text:p>
          </table:table-cell>
          <table:table-cell office:value-type="float" office:value="-5.955">
            <text:p>-5,95500</text:p>
          </table:table-cell>
          <table:table-cell office:value-type="float" office:value="1.6635">
            <text:p>1,6635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62]+2.9847)/([.D62]-14.4252)" office:value-type="float" office:value="-0.0180867932248966">
            <text:p>-0,01809</text:p>
          </table:table-cell>
          <table:table-cell table:number-columns-repeated="1017"/>
        </table:table-row>
        <table:table-row table:style-name="ro1">
          <table:table-cell office:value-type="float" office:value="395.901">
            <text:p>395,90100</text:p>
          </table:table-cell>
          <table:table-cell office:value-type="float" office:value="-5.955">
            <text:p>-5,95500</text:p>
          </table:table-cell>
          <table:table-cell office:value-type="float" office:value="1.6635">
            <text:p>1,6635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63]+2.9847)/([.D63]-14.4252)" office:value-type="float" office:value="-0.0180867932248966">
            <text:p>-0,01809</text:p>
          </table:table-cell>
          <table:table-cell table:number-columns-repeated="1017"/>
        </table:table-row>
        <table:table-row table:style-name="ro1">
          <table:table-cell office:value-type="float" office:value="396.001">
            <text:p>396,00100</text:p>
          </table:table-cell>
          <table:table-cell office:value-type="float" office:value="-5.955">
            <text:p>-5,95500</text:p>
          </table:table-cell>
          <table:table-cell office:value-type="float" office:value="1.6635">
            <text:p>1,6635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64]+2.9847)/([.D64]-14.4252)" office:value-type="float" office:value="-0.0180867932248966">
            <text:p>-0,01809</text:p>
          </table:table-cell>
          <table:table-cell table:number-columns-repeated="1017"/>
        </table:table-row>
        <table:table-row table:style-name="ro1">
          <table:table-cell office:value-type="float" office:value="396.101">
            <text:p>396,10100</text:p>
          </table:table-cell>
          <table:table-cell office:value-type="float" office:value="-5.955">
            <text:p>-5,95500</text:p>
          </table:table-cell>
          <table:table-cell office:value-type="float" office:value="1.6635">
            <text:p>1,6635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65]+2.9847)/([.D65]-14.4252)" office:value-type="float" office:value="-0.0180867932248966">
            <text:p>-0,01809</text:p>
          </table:table-cell>
          <table:table-cell table:number-columns-repeated="1017"/>
        </table:table-row>
        <table:table-row table:style-name="ro1">
          <table:table-cell office:value-type="float" office:value="396.201">
            <text:p>396,20100</text:p>
          </table:table-cell>
          <table:table-cell office:value-type="float" office:value="-5.955">
            <text:p>-5,95500</text:p>
          </table:table-cell>
          <table:table-cell office:value-type="float" office:value="1.6635">
            <text:p>1,6635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66]+2.9847)/([.D66]-14.4252)" office:value-type="float" office:value="-0.0180867932248966">
            <text:p>-0,01809</text:p>
          </table:table-cell>
          <table:table-cell table:number-columns-repeated="1017"/>
        </table:table-row>
        <table:table-row table:style-name="ro1">
          <table:table-cell office:value-type="float" office:value="396.301">
            <text:p>396,30100</text:p>
          </table:table-cell>
          <table:table-cell office:value-type="float" office:value="-5.97">
            <text:p>-5,97000</text:p>
          </table:table-cell>
          <table:table-cell office:value-type="float" office:value="1.6635">
            <text:p>1,6635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67]+2.9847)/([.D67]-14.4252)" office:value-type="float" office:value="-0.0181781314393441">
            <text:p>-0,01818</text:p>
          </table:table-cell>
          <table:table-cell table:number-columns-repeated="1017"/>
        </table:table-row>
        <table:table-row table:style-name="ro1">
          <table:table-cell office:value-type="float" office:value="396.401">
            <text:p>396,40100</text:p>
          </table:table-cell>
          <table:table-cell office:value-type="float" office:value="-5.97">
            <text:p>-5,97000</text:p>
          </table:table-cell>
          <table:table-cell office:value-type="float" office:value="1.6635">
            <text:p>1,6635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68]+2.9847)/([.D68]-14.4252)" office:value-type="float" office:value="-0.0181781314393441">
            <text:p>-0,01818</text:p>
          </table:table-cell>
          <table:table-cell table:number-columns-repeated="1017"/>
        </table:table-row>
        <table:table-row table:style-name="ro1">
          <table:table-cell office:value-type="float" office:value="396.501">
            <text:p>396,50100</text:p>
          </table:table-cell>
          <table:table-cell office:value-type="float" office:value="-5.97">
            <text:p>-5,97000</text:p>
          </table:table-cell>
          <table:table-cell office:value-type="float" office:value="1.6635">
            <text:p>1,6635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69]+2.9847)/([.D69]-14.4252)" office:value-type="float" office:value="-0.0181781314393441">
            <text:p>-0,01818</text:p>
          </table:table-cell>
          <table:table-cell table:number-columns-repeated="1017"/>
        </table:table-row>
        <table:table-row table:style-name="ro1">
          <table:table-cell office:value-type="float" office:value="396.601">
            <text:p>396,60100</text:p>
          </table:table-cell>
          <table:table-cell office:value-type="float" office:value="-5.97">
            <text:p>-5,97000</text:p>
          </table:table-cell>
          <table:table-cell office:value-type="float" office:value="1.6635">
            <text:p>1,6635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70]+2.9847)/([.D70]-14.4252)" office:value-type="float" office:value="-0.0181781314393441">
            <text:p>-0,01818</text:p>
          </table:table-cell>
          <table:table-cell table:number-columns-repeated="1017"/>
        </table:table-row>
        <table:table-row table:style-name="ro1">
          <table:table-cell office:value-type="float" office:value="396.701">
            <text:p>396,70100</text:p>
          </table:table-cell>
          <table:table-cell office:value-type="float" office:value="-5.97">
            <text:p>-5,97000</text:p>
          </table:table-cell>
          <table:table-cell office:value-type="float" office:value="1.6635">
            <text:p>1,6635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71]+2.9847)/([.D71]-14.4252)" office:value-type="float" office:value="-0.0181781314393441">
            <text:p>-0,01818</text:p>
          </table:table-cell>
          <table:table-cell table:number-columns-repeated="1017"/>
        </table:table-row>
        <table:table-row table:style-name="ro1">
          <table:table-cell office:value-type="float" office:value="396.801">
            <text:p>396,80100</text:p>
          </table:table-cell>
          <table:table-cell office:value-type="float" office:value="-5.97">
            <text:p>-5,97000</text:p>
          </table:table-cell>
          <table:table-cell office:value-type="float" office:value="1.6635">
            <text:p>1,6635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72]+2.9847)/([.D72]-14.4252)" office:value-type="float" office:value="-0.0181781314393441">
            <text:p>-0,01818</text:p>
          </table:table-cell>
          <table:table-cell table:number-columns-repeated="1017"/>
        </table:table-row>
        <table:table-row table:style-name="ro1">
          <table:table-cell office:value-type="float" office:value="396.901">
            <text:p>396,90100</text:p>
          </table:table-cell>
          <table:table-cell office:value-type="float" office:value="-5.97">
            <text:p>-5,97000</text:p>
          </table:table-cell>
          <table:table-cell office:value-type="float" office:value="1.6635">
            <text:p>1,6635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73]+2.9847)/([.D73]-14.4252)" office:value-type="float" office:value="-0.0181781314393441">
            <text:p>-0,01818</text:p>
          </table:table-cell>
          <table:table-cell table:number-columns-repeated="1017"/>
        </table:table-row>
        <table:table-row table:style-name="ro1">
          <table:table-cell office:value-type="float" office:value="397.001">
            <text:p>397,00100</text:p>
          </table:table-cell>
          <table:table-cell office:value-type="float" office:value="-5.97">
            <text:p>-5,97000</text:p>
          </table:table-cell>
          <table:table-cell office:value-type="float" office:value="1.6635">
            <text:p>1,6635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74]+2.9847)/([.D74]-14.4252)" office:value-type="float" office:value="-0.0181781314393441">
            <text:p>-0,01818</text:p>
          </table:table-cell>
          <table:table-cell table:number-columns-repeated="1017"/>
        </table:table-row>
        <table:table-row table:style-name="ro1">
          <table:table-cell office:value-type="float" office:value="397.101">
            <text:p>397,10100</text:p>
          </table:table-cell>
          <table:table-cell office:value-type="float" office:value="-5.97">
            <text:p>-5,97000</text:p>
          </table:table-cell>
          <table:table-cell office:value-type="float" office:value="1.6635">
            <text:p>1,6635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75]+2.9847)/([.D75]-14.4252)" office:value-type="float" office:value="-0.0181781314393441">
            <text:p>-0,01818</text:p>
          </table:table-cell>
          <table:table-cell table:number-columns-repeated="1017"/>
        </table:table-row>
        <table:table-row table:style-name="ro1">
          <table:table-cell office:value-type="float" office:value="397.201">
            <text:p>397,20100</text:p>
          </table:table-cell>
          <table:table-cell office:value-type="float" office:value="-5.97">
            <text:p>-5,97000</text:p>
          </table:table-cell>
          <table:table-cell office:value-type="float" office:value="1.6635">
            <text:p>1,6635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76]+2.9847)/([.D76]-14.4252)" office:value-type="float" office:value="-0.0181781314393441">
            <text:p>-0,01818</text:p>
          </table:table-cell>
          <table:table-cell table:number-columns-repeated="1017"/>
        </table:table-row>
        <table:table-row table:style-name="ro1">
          <table:table-cell office:value-type="float" office:value="397.301">
            <text:p>397,30100</text:p>
          </table:table-cell>
          <table:table-cell office:value-type="float" office:value="-5.985">
            <text:p>-5,98500</text:p>
          </table:table-cell>
          <table:table-cell office:value-type="float" office:value="1.6635">
            <text:p>1,6635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77]+2.9847)/([.D77]-14.4252)" office:value-type="float" office:value="-0.0182694696537916">
            <text:p>-0,01827</text:p>
          </table:table-cell>
          <table:table-cell table:number-columns-repeated="1017"/>
        </table:table-row>
        <table:table-row table:style-name="ro1">
          <table:table-cell office:value-type="float" office:value="397.401">
            <text:p>397,40100</text:p>
          </table:table-cell>
          <table:table-cell office:value-type="float" office:value="-5.985">
            <text:p>-5,98500</text:p>
          </table:table-cell>
          <table:table-cell office:value-type="float" office:value="1.6635">
            <text:p>1,66350</text:p>
          </table:table-cell>
          <table:table-cell office:value-type="float" office:value="178.5">
            <text:p>178,50000</text:p>
          </table:table-cell>
          <table:table-cell office:value-type="string">
            <text:p>NAN</text:p>
          </table:table-cell>
          <table:table-cell/>
          <table:table-cell table:formula="of:=([.B78]+2.9847)/([.D78]-14.4252)" office:value-type="float" office:value="-0.0182861719167112">
            <text:p>-0,01829</text:p>
          </table:table-cell>
          <table:table-cell table:number-columns-repeated="1017"/>
        </table:table-row>
        <table:table-row table:style-name="ro1">
          <table:table-cell office:value-type="float" office:value="397.501">
            <text:p>397,50100</text:p>
          </table:table-cell>
          <table:table-cell office:value-type="float" office:value="-5.985">
            <text:p>-5,98500</text:p>
          </table:table-cell>
          <table:table-cell office:value-type="float" office:value="1.6635">
            <text:p>1,66350</text:p>
          </table:table-cell>
          <table:table-cell office:value-type="float" office:value="178.5">
            <text:p>178,50000</text:p>
          </table:table-cell>
          <table:table-cell office:value-type="string">
            <text:p>NAN</text:p>
          </table:table-cell>
          <table:table-cell/>
          <table:table-cell table:formula="of:=([.B79]+2.9847)/([.D79]-14.4252)" office:value-type="float" office:value="-0.0182861719167112">
            <text:p>-0,01829</text:p>
          </table:table-cell>
          <table:table-cell table:number-columns-repeated="1017"/>
        </table:table-row>
        <table:table-row table:style-name="ro1">
          <table:table-cell office:value-type="float" office:value="397.601">
            <text:p>397,60100</text:p>
          </table:table-cell>
          <table:table-cell office:value-type="float" office:value="-5.985">
            <text:p>-5,98500</text:p>
          </table:table-cell>
          <table:table-cell office:value-type="float" office:value="1.6635">
            <text:p>1,66350</text:p>
          </table:table-cell>
          <table:table-cell office:value-type="float" office:value="178.5">
            <text:p>178,50000</text:p>
          </table:table-cell>
          <table:table-cell office:value-type="string">
            <text:p>NAN</text:p>
          </table:table-cell>
          <table:table-cell/>
          <table:table-cell table:formula="of:=([.B80]+2.9847)/([.D80]-14.4252)" office:value-type="float" office:value="-0.0182861719167112">
            <text:p>-0,01829</text:p>
          </table:table-cell>
          <table:table-cell table:number-columns-repeated="1017"/>
        </table:table-row>
        <table:table-row table:style-name="ro1">
          <table:table-cell office:value-type="float" office:value="397.701">
            <text:p>397,70100</text:p>
          </table:table-cell>
          <table:table-cell office:value-type="float" office:value="-5.985">
            <text:p>-5,98500</text:p>
          </table:table-cell>
          <table:table-cell office:value-type="float" office:value="1.6635">
            <text:p>1,66350</text:p>
          </table:table-cell>
          <table:table-cell office:value-type="float" office:value="178.5">
            <text:p>178,50000</text:p>
          </table:table-cell>
          <table:table-cell office:value-type="string">
            <text:p>NAN</text:p>
          </table:table-cell>
          <table:table-cell/>
          <table:table-cell table:formula="of:=([.B81]+2.9847)/([.D81]-14.4252)" office:value-type="float" office:value="-0.0182861719167112">
            <text:p>-0,01829</text:p>
          </table:table-cell>
          <table:table-cell table:number-columns-repeated="1017"/>
        </table:table-row>
        <table:table-row table:style-name="ro1">
          <table:table-cell office:value-type="float" office:value="397.801">
            <text:p>397,80100</text:p>
          </table:table-cell>
          <table:table-cell office:value-type="float" office:value="-5.985">
            <text:p>-5,98500</text:p>
          </table:table-cell>
          <table:table-cell office:value-type="float" office:value="1.6635">
            <text:p>1,66350</text:p>
          </table:table-cell>
          <table:table-cell office:value-type="float" office:value="178.5">
            <text:p>178,50000</text:p>
          </table:table-cell>
          <table:table-cell office:value-type="string">
            <text:p>NAN</text:p>
          </table:table-cell>
          <table:table-cell/>
          <table:table-cell table:formula="of:=([.B82]+2.9847)/([.D82]-14.4252)" office:value-type="float" office:value="-0.0182861719167112">
            <text:p>-0,01829</text:p>
          </table:table-cell>
          <table:table-cell table:number-columns-repeated="1017"/>
        </table:table-row>
        <table:table-row table:style-name="ro1">
          <table:table-cell office:value-type="float" office:value="397.901">
            <text:p>397,90100</text:p>
          </table:table-cell>
          <table:table-cell office:value-type="float" office:value="-5.985">
            <text:p>-5,98500</text:p>
          </table:table-cell>
          <table:table-cell office:value-type="float" office:value="1.6635">
            <text:p>1,66350</text:p>
          </table:table-cell>
          <table:table-cell office:value-type="float" office:value="178.5">
            <text:p>178,50000</text:p>
          </table:table-cell>
          <table:table-cell office:value-type="string">
            <text:p>NAN</text:p>
          </table:table-cell>
          <table:table-cell/>
          <table:table-cell table:formula="of:=([.B83]+2.9847)/([.D83]-14.4252)" office:value-type="float" office:value="-0.0182861719167112">
            <text:p>-0,01829</text:p>
          </table:table-cell>
          <table:table-cell table:number-columns-repeated="1017"/>
        </table:table-row>
        <table:table-row table:style-name="ro1">
          <table:table-cell office:value-type="float" office:value="398.001">
            <text:p>398,00100</text:p>
          </table:table-cell>
          <table:table-cell office:value-type="float" office:value="-5.985">
            <text:p>-5,98500</text:p>
          </table:table-cell>
          <table:table-cell office:value-type="float" office:value="1.6635">
            <text:p>1,66350</text:p>
          </table:table-cell>
          <table:table-cell office:value-type="float" office:value="178.5">
            <text:p>178,50000</text:p>
          </table:table-cell>
          <table:table-cell office:value-type="string">
            <text:p>NAN</text:p>
          </table:table-cell>
          <table:table-cell/>
          <table:table-cell table:formula="of:=([.B84]+2.9847)/([.D84]-14.4252)" office:value-type="float" office:value="-0.0182861719167112">
            <text:p>-0,01829</text:p>
          </table:table-cell>
          <table:table-cell table:number-columns-repeated="1017"/>
        </table:table-row>
        <table:table-row table:style-name="ro1">
          <table:table-cell office:value-type="float" office:value="398.101">
            <text:p>398,10100</text:p>
          </table:table-cell>
          <table:table-cell office:value-type="float" office:value="-5.985">
            <text:p>-5,98500</text:p>
          </table:table-cell>
          <table:table-cell office:value-type="float" office:value="1.6635">
            <text:p>1,66350</text:p>
          </table:table-cell>
          <table:table-cell office:value-type="float" office:value="178.5">
            <text:p>178,50000</text:p>
          </table:table-cell>
          <table:table-cell office:value-type="string">
            <text:p>NAN</text:p>
          </table:table-cell>
          <table:table-cell/>
          <table:table-cell table:formula="of:=([.B85]+2.9847)/([.D85]-14.4252)" office:value-type="float" office:value="-0.0182861719167112">
            <text:p>-0,01829</text:p>
          </table:table-cell>
          <table:table-cell table:number-columns-repeated="1017"/>
        </table:table-row>
        <table:table-row table:style-name="ro1">
          <table:table-cell office:value-type="float" office:value="398.201">
            <text:p>398,20100</text:p>
          </table:table-cell>
          <table:table-cell office:value-type="float" office:value="-5.985">
            <text:p>-5,98500</text:p>
          </table:table-cell>
          <table:table-cell office:value-type="float" office:value="1.6635">
            <text:p>1,66350</text:p>
          </table:table-cell>
          <table:table-cell office:value-type="float" office:value="178.5">
            <text:p>178,50000</text:p>
          </table:table-cell>
          <table:table-cell office:value-type="string">
            <text:p>NAN</text:p>
          </table:table-cell>
          <table:table-cell/>
          <table:table-cell table:formula="of:=([.B86]+2.9847)/([.D86]-14.4252)" office:value-type="float" office:value="-0.0182861719167112">
            <text:p>-0,01829</text:p>
          </table:table-cell>
          <table:table-cell table:number-columns-repeated="1017"/>
        </table:table-row>
        <table:table-row table:style-name="ro1">
          <table:table-cell office:value-type="float" office:value="398.301">
            <text:p>398,30100</text:p>
          </table:table-cell>
          <table:table-cell office:value-type="float" office:value="-5.985">
            <text:p>-5,98500</text:p>
          </table:table-cell>
          <table:table-cell office:value-type="float" office:value="1.6635">
            <text:p>1,66350</text:p>
          </table:table-cell>
          <table:table-cell office:value-type="float" office:value="178.5">
            <text:p>178,50000</text:p>
          </table:table-cell>
          <table:table-cell office:value-type="string">
            <text:p>NAN</text:p>
          </table:table-cell>
          <table:table-cell/>
          <table:table-cell table:formula="of:=([.B87]+2.9847)/([.D87]-14.4252)" office:value-type="float" office:value="-0.0182861719167112">
            <text:p>-0,01829</text:p>
          </table:table-cell>
          <table:table-cell table:number-columns-repeated="1017"/>
        </table:table-row>
        <table:table-row table:style-name="ro1">
          <table:table-cell office:value-type="float" office:value="398.401">
            <text:p>398,40100</text:p>
          </table:table-cell>
          <table:table-cell office:value-type="float" office:value="-5.985">
            <text:p>-5,98500</text:p>
          </table:table-cell>
          <table:table-cell office:value-type="float" office:value="1.6635">
            <text:p>1,66350</text:p>
          </table:table-cell>
          <table:table-cell office:value-type="float" office:value="178.5">
            <text:p>178,50000</text:p>
          </table:table-cell>
          <table:table-cell office:value-type="string">
            <text:p>NAN</text:p>
          </table:table-cell>
          <table:table-cell/>
          <table:table-cell table:formula="of:=([.B88]+2.9847)/([.D88]-14.4252)" office:value-type="float" office:value="-0.0182861719167112">
            <text:p>-0,01829</text:p>
          </table:table-cell>
          <table:table-cell table:number-columns-repeated="1017"/>
        </table:table-row>
        <table:table-row table:style-name="ro1">
          <table:table-cell office:value-type="float" office:value="398.501">
            <text:p>398,50100</text:p>
          </table:table-cell>
          <table:table-cell office:value-type="float" office:value="-5.985">
            <text:p>-5,98500</text:p>
          </table:table-cell>
          <table:table-cell office:value-type="float" office:value="1.6635">
            <text:p>1,66350</text:p>
          </table:table-cell>
          <table:table-cell office:value-type="float" office:value="178.5">
            <text:p>178,50000</text:p>
          </table:table-cell>
          <table:table-cell office:value-type="string">
            <text:p>NAN</text:p>
          </table:table-cell>
          <table:table-cell/>
          <table:table-cell table:formula="of:=([.B89]+2.9847)/([.D89]-14.4252)" office:value-type="float" office:value="-0.0182861719167112">
            <text:p>-0,01829</text:p>
          </table:table-cell>
          <table:table-cell table:number-columns-repeated="1017"/>
        </table:table-row>
        <table:table-row table:style-name="ro1">
          <table:table-cell office:value-type="float" office:value="398.601">
            <text:p>398,60100</text:p>
          </table:table-cell>
          <table:table-cell office:value-type="float" office:value="-5.985">
            <text:p>-5,98500</text:p>
          </table:table-cell>
          <table:table-cell office:value-type="float" office:value="1.6635">
            <text:p>1,66350</text:p>
          </table:table-cell>
          <table:table-cell office:value-type="float" office:value="178.5">
            <text:p>178,50000</text:p>
          </table:table-cell>
          <table:table-cell office:value-type="string">
            <text:p>NAN</text:p>
          </table:table-cell>
          <table:table-cell/>
          <table:table-cell table:formula="of:=([.B90]+2.9847)/([.D90]-14.4252)" office:value-type="float" office:value="-0.0182861719167112">
            <text:p>-0,01829</text:p>
          </table:table-cell>
          <table:table-cell table:number-columns-repeated="1017"/>
        </table:table-row>
        <table:table-row table:style-name="ro1">
          <table:table-cell office:value-type="float" office:value="398.701">
            <text:p>398,70100</text:p>
          </table:table-cell>
          <table:table-cell office:value-type="float" office:value="-5.985">
            <text:p>-5,98500</text:p>
          </table:table-cell>
          <table:table-cell office:value-type="float" office:value="1.6635">
            <text:p>1,66350</text:p>
          </table:table-cell>
          <table:table-cell office:value-type="float" office:value="178.5">
            <text:p>178,50000</text:p>
          </table:table-cell>
          <table:table-cell office:value-type="string">
            <text:p>NAN</text:p>
          </table:table-cell>
          <table:table-cell/>
          <table:table-cell table:formula="of:=([.B91]+2.9847)/([.D91]-14.4252)" office:value-type="float" office:value="-0.0182861719167112">
            <text:p>-0,01829</text:p>
          </table:table-cell>
          <table:table-cell table:number-columns-repeated="1017"/>
        </table:table-row>
        <table:table-row table:style-name="ro1">
          <table:table-cell office:value-type="float" office:value="398.801">
            <text:p>398,80100</text:p>
          </table:table-cell>
          <table:table-cell office:value-type="float" office:value="-5.985">
            <text:p>-5,98500</text:p>
          </table:table-cell>
          <table:table-cell office:value-type="float" office:value="1.6635">
            <text:p>1,66350</text:p>
          </table:table-cell>
          <table:table-cell office:value-type="float" office:value="178.5">
            <text:p>178,50000</text:p>
          </table:table-cell>
          <table:table-cell office:value-type="string">
            <text:p>NAN</text:p>
          </table:table-cell>
          <table:table-cell/>
          <table:table-cell table:formula="of:=([.B92]+2.9847)/([.D92]-14.4252)" office:value-type="float" office:value="-0.0182861719167112">
            <text:p>-0,01829</text:p>
          </table:table-cell>
          <table:table-cell table:number-columns-repeated="1017"/>
        </table:table-row>
        <table:table-row table:style-name="ro1">
          <table:table-cell office:value-type="float" office:value="398.901">
            <text:p>398,90100</text:p>
          </table:table-cell>
          <table:table-cell office:value-type="float" office:value="-5.985">
            <text:p>-5,98500</text:p>
          </table:table-cell>
          <table:table-cell office:value-type="float" office:value="1.6635">
            <text:p>1,66350</text:p>
          </table:table-cell>
          <table:table-cell office:value-type="float" office:value="178.5">
            <text:p>178,50000</text:p>
          </table:table-cell>
          <table:table-cell office:value-type="string">
            <text:p>NAN</text:p>
          </table:table-cell>
          <table:table-cell/>
          <table:table-cell table:formula="of:=([.B93]+2.9847)/([.D93]-14.4252)" office:value-type="float" office:value="-0.0182861719167112">
            <text:p>-0,01829</text:p>
          </table:table-cell>
          <table:table-cell table:number-columns-repeated="1017"/>
        </table:table-row>
        <table:table-row table:style-name="ro1">
          <table:table-cell office:value-type="float" office:value="399.001">
            <text:p>399,00100</text:p>
          </table:table-cell>
          <table:table-cell office:value-type="float" office:value="-5.985">
            <text:p>-5,98500</text:p>
          </table:table-cell>
          <table:table-cell office:value-type="float" office:value="1.6635">
            <text:p>1,66350</text:p>
          </table:table-cell>
          <table:table-cell office:value-type="float" office:value="178.5">
            <text:p>178,50000</text:p>
          </table:table-cell>
          <table:table-cell office:value-type="string">
            <text:p>NAN</text:p>
          </table:table-cell>
          <table:table-cell/>
          <table:table-cell table:formula="of:=([.B94]+2.9847)/([.D94]-14.4252)" office:value-type="float" office:value="-0.0182861719167112">
            <text:p>-0,01829</text:p>
          </table:table-cell>
          <table:table-cell table:number-columns-repeated="1017"/>
        </table:table-row>
        <table:table-row table:style-name="ro1">
          <table:table-cell office:value-type="float" office:value="399.101">
            <text:p>399,10100</text:p>
          </table:table-cell>
          <table:table-cell office:value-type="float" office:value="-5.985">
            <text:p>-5,98500</text:p>
          </table:table-cell>
          <table:table-cell office:value-type="float" office:value="1.6635">
            <text:p>1,66350</text:p>
          </table:table-cell>
          <table:table-cell office:value-type="float" office:value="178.5">
            <text:p>178,50000</text:p>
          </table:table-cell>
          <table:table-cell office:value-type="string">
            <text:p>NAN</text:p>
          </table:table-cell>
          <table:table-cell/>
          <table:table-cell table:formula="of:=([.B95]+2.9847)/([.D95]-14.4252)" office:value-type="float" office:value="-0.0182861719167112">
            <text:p>-0,01829</text:p>
          </table:table-cell>
          <table:table-cell table:number-columns-repeated="1017"/>
        </table:table-row>
        <table:table-row table:style-name="ro1">
          <table:table-cell office:value-type="float" office:value="399.201">
            <text:p>399,20100</text:p>
          </table:table-cell>
          <table:table-cell office:value-type="float" office:value="-5.985">
            <text:p>-5,98500</text:p>
          </table:table-cell>
          <table:table-cell office:value-type="float" office:value="1.6635">
            <text:p>1,66350</text:p>
          </table:table-cell>
          <table:table-cell office:value-type="float" office:value="178.5">
            <text:p>178,50000</text:p>
          </table:table-cell>
          <table:table-cell office:value-type="string">
            <text:p>NAN</text:p>
          </table:table-cell>
          <table:table-cell/>
          <table:table-cell table:formula="of:=([.B96]+2.9847)/([.D96]-14.4252)" office:value-type="float" office:value="-0.0182861719167112">
            <text:p>-0,01829</text:p>
          </table:table-cell>
          <table:table-cell table:number-columns-repeated="1017"/>
        </table:table-row>
        <table:table-row table:style-name="ro1">
          <table:table-cell office:value-type="float" office:value="399.301">
            <text:p>399,30100</text:p>
          </table:table-cell>
          <table:table-cell office:value-type="float" office:value="-5.97">
            <text:p>-5,97000</text:p>
          </table:table-cell>
          <table:table-cell office:value-type="float" office:value="1.6635">
            <text:p>1,66350</text:p>
          </table:table-cell>
          <table:table-cell office:value-type="float" office:value="178.5">
            <text:p>178,50000</text:p>
          </table:table-cell>
          <table:table-cell office:value-type="string">
            <text:p>NAN</text:p>
          </table:table-cell>
          <table:table-cell/>
          <table:table-cell table:formula="of:=([.B97]+2.9847)/([.D97]-14.4252)" office:value-type="float" office:value="-0.0181947501992993">
            <text:p>-0,01819</text:p>
          </table:table-cell>
          <table:table-cell table:number-columns-repeated="1017"/>
        </table:table-row>
        <table:table-row table:style-name="ro1">
          <table:table-cell office:value-type="float" office:value="399.401">
            <text:p>399,40100</text:p>
          </table:table-cell>
          <table:table-cell office:value-type="float" office:value="-5.97">
            <text:p>-5,97000</text:p>
          </table:table-cell>
          <table:table-cell office:value-type="float" office:value="1.662">
            <text:p>1,6620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98]+2.9847)/([.D98]-14.4252)" office:value-type="float" office:value="-0.0181781314393441">
            <text:p>-0,01818</text:p>
          </table:table-cell>
          <table:table-cell table:number-columns-repeated="1017"/>
        </table:table-row>
        <table:table-row table:style-name="ro1">
          <table:table-cell office:value-type="float" office:value="399.501">
            <text:p>399,50100</text:p>
          </table:table-cell>
          <table:table-cell office:value-type="float" office:value="-5.97">
            <text:p>-5,97000</text:p>
          </table:table-cell>
          <table:table-cell office:value-type="float" office:value="1.662">
            <text:p>1,6620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99]+2.9847)/([.D99]-14.4252)" office:value-type="float" office:value="-0.0181781314393441">
            <text:p>-0,01818</text:p>
          </table:table-cell>
          <table:table-cell table:number-columns-repeated="1017"/>
        </table:table-row>
        <table:table-row table:style-name="ro1">
          <table:table-cell office:value-type="float" office:value="399.601">
            <text:p>399,60100</text:p>
          </table:table-cell>
          <table:table-cell office:value-type="float" office:value="-5.97">
            <text:p>-5,97000</text:p>
          </table:table-cell>
          <table:table-cell office:value-type="float" office:value="1.662">
            <text:p>1,6620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100]+2.9847)/([.D100]-14.4252)" office:value-type="float" office:value="-0.0181781314393441">
            <text:p>-0,01818</text:p>
          </table:table-cell>
          <table:table-cell table:number-columns-repeated="1017"/>
        </table:table-row>
        <table:table-row table:style-name="ro1">
          <table:table-cell office:value-type="float" office:value="399.701">
            <text:p>399,70100</text:p>
          </table:table-cell>
          <table:table-cell office:value-type="float" office:value="-5.97">
            <text:p>-5,97000</text:p>
          </table:table-cell>
          <table:table-cell office:value-type="float" office:value="1.662">
            <text:p>1,6620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101]+2.9847)/([.D101]-14.4252)" office:value-type="float" office:value="-0.0181781314393441">
            <text:p>-0,01818</text:p>
          </table:table-cell>
          <table:table-cell table:number-columns-repeated="1017"/>
        </table:table-row>
        <table:table-row table:style-name="ro1">
          <table:table-cell office:value-type="float" office:value="399.801">
            <text:p>399,80100</text:p>
          </table:table-cell>
          <table:table-cell office:value-type="float" office:value="-5.97">
            <text:p>-5,97000</text:p>
          </table:table-cell>
          <table:table-cell office:value-type="float" office:value="1.662">
            <text:p>1,6620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102]+2.9847)/([.D102]-14.4252)" office:value-type="float" office:value="-0.0181781314393441">
            <text:p>-0,01818</text:p>
          </table:table-cell>
          <table:table-cell table:number-columns-repeated="1017"/>
        </table:table-row>
        <table:table-row table:style-name="ro1">
          <table:table-cell office:value-type="float" office:value="399.901">
            <text:p>399,90100</text:p>
          </table:table-cell>
          <table:table-cell office:value-type="float" office:value="-5.97">
            <text:p>-5,97000</text:p>
          </table:table-cell>
          <table:table-cell office:value-type="float" office:value="1.662">
            <text:p>1,6620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103]+2.9847)/([.D103]-14.4252)" office:value-type="float" office:value="-0.0181781314393441">
            <text:p>-0,01818</text:p>
          </table:table-cell>
          <table:table-cell table:number-columns-repeated="1017"/>
        </table:table-row>
        <table:table-row table:style-name="ro1">
          <table:table-cell office:value-type="float" office:value="400.001">
            <text:p>400,00100</text:p>
          </table:table-cell>
          <table:table-cell office:value-type="float" office:value="-5.97">
            <text:p>-5,97000</text:p>
          </table:table-cell>
          <table:table-cell office:value-type="float" office:value="1.662">
            <text:p>1,6620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104]+2.9847)/([.D104]-14.4252)" office:value-type="float" office:value="-0.0181781314393441">
            <text:p>-0,01818</text:p>
          </table:table-cell>
          <table:table-cell table:number-columns-repeated="1017"/>
        </table:table-row>
        <table:table-row table:style-name="ro1">
          <table:table-cell office:value-type="float" office:value="400.101">
            <text:p>400,10100</text:p>
          </table:table-cell>
          <table:table-cell office:value-type="float" office:value="-5.97">
            <text:p>-5,97000</text:p>
          </table:table-cell>
          <table:table-cell office:value-type="float" office:value="1.662">
            <text:p>1,6620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105]+2.9847)/([.D105]-14.4252)" office:value-type="float" office:value="-0.0181781314393441">
            <text:p>-0,01818</text:p>
          </table:table-cell>
          <table:table-cell table:number-columns-repeated="1017"/>
        </table:table-row>
        <table:table-row table:style-name="ro1">
          <table:table-cell office:value-type="float" office:value="400.201">
            <text:p>400,20100</text:p>
          </table:table-cell>
          <table:table-cell office:value-type="float" office:value="-5.97">
            <text:p>-5,97000</text:p>
          </table:table-cell>
          <table:table-cell office:value-type="float" office:value="1.662">
            <text:p>1,6620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106]+2.9847)/([.D106]-14.4252)" office:value-type="float" office:value="-0.0181781314393441">
            <text:p>-0,01818</text:p>
          </table:table-cell>
          <table:table-cell table:number-columns-repeated="1017"/>
        </table:table-row>
        <table:table-row table:style-name="ro1">
          <table:table-cell office:value-type="float" office:value="400.301">
            <text:p>400,30100</text:p>
          </table:table-cell>
          <table:table-cell office:value-type="float" office:value="-5.955">
            <text:p>-5,95500</text:p>
          </table:table-cell>
          <table:table-cell office:value-type="float" office:value="1.662">
            <text:p>1,6620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107]+2.9847)/([.D107]-14.4252)" office:value-type="float" office:value="-0.0180867932248966">
            <text:p>-0,01809</text:p>
          </table:table-cell>
          <table:table-cell table:number-columns-repeated="1017"/>
        </table:table-row>
        <table:table-row table:style-name="ro1">
          <table:table-cell office:value-type="float" office:value="400.401">
            <text:p>400,40100</text:p>
          </table:table-cell>
          <table:table-cell office:value-type="float" office:value="-5.955">
            <text:p>-5,95500</text:p>
          </table:table-cell>
          <table:table-cell office:value-type="float" office:value="1.662">
            <text:p>1,6620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108]+2.9847)/([.D108]-14.4252)" office:value-type="float" office:value="-0.0180867932248966">
            <text:p>-0,01809</text:p>
          </table:table-cell>
          <table:table-cell table:number-columns-repeated="1017"/>
        </table:table-row>
        <table:table-row table:style-name="ro1">
          <table:table-cell office:value-type="float" office:value="400.501">
            <text:p>400,50100</text:p>
          </table:table-cell>
          <table:table-cell office:value-type="float" office:value="-5.955">
            <text:p>-5,95500</text:p>
          </table:table-cell>
          <table:table-cell office:value-type="float" office:value="1.662">
            <text:p>1,6620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109]+2.9847)/([.D109]-14.4252)" office:value-type="float" office:value="-0.0180867932248966">
            <text:p>-0,01809</text:p>
          </table:table-cell>
          <table:table-cell table:number-columns-repeated="1017"/>
        </table:table-row>
        <table:table-row table:style-name="ro1">
          <table:table-cell office:value-type="float" office:value="400.601">
            <text:p>400,60100</text:p>
          </table:table-cell>
          <table:table-cell office:value-type="float" office:value="-5.955">
            <text:p>-5,95500</text:p>
          </table:table-cell>
          <table:table-cell office:value-type="float" office:value="1.662">
            <text:p>1,6620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110]+2.9847)/([.D110]-14.4252)" office:value-type="float" office:value="-0.0180867932248966">
            <text:p>-0,01809</text:p>
          </table:table-cell>
          <table:table-cell table:number-columns-repeated="1017"/>
        </table:table-row>
        <table:table-row table:style-name="ro1">
          <table:table-cell office:value-type="float" office:value="400.701">
            <text:p>400,70100</text:p>
          </table:table-cell>
          <table:table-cell office:value-type="float" office:value="-5.955">
            <text:p>-5,95500</text:p>
          </table:table-cell>
          <table:table-cell office:value-type="float" office:value="1.662">
            <text:p>1,6620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111]+2.9847)/([.D111]-14.4252)" office:value-type="float" office:value="-0.0180867932248966">
            <text:p>-0,01809</text:p>
          </table:table-cell>
          <table:table-cell table:number-columns-repeated="1017"/>
        </table:table-row>
        <table:table-row table:style-name="ro1">
          <table:table-cell office:value-type="float" office:value="400.801">
            <text:p>400,80100</text:p>
          </table:table-cell>
          <table:table-cell office:value-type="float" office:value="-5.955">
            <text:p>-5,95500</text:p>
          </table:table-cell>
          <table:table-cell office:value-type="float" office:value="1.662">
            <text:p>1,6620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112]+2.9847)/([.D112]-14.4252)" office:value-type="float" office:value="-0.0180867932248966">
            <text:p>-0,01809</text:p>
          </table:table-cell>
          <table:table-cell table:number-columns-repeated="1017"/>
        </table:table-row>
        <table:table-row table:style-name="ro1">
          <table:table-cell office:value-type="float" office:value="400.901">
            <text:p>400,90100</text:p>
          </table:table-cell>
          <table:table-cell office:value-type="float" office:value="-5.955">
            <text:p>-5,95500</text:p>
          </table:table-cell>
          <table:table-cell office:value-type="float" office:value="1.662">
            <text:p>1,6620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113]+2.9847)/([.D113]-14.4252)" office:value-type="float" office:value="-0.0180867932248966">
            <text:p>-0,01809</text:p>
          </table:table-cell>
          <table:table-cell table:number-columns-repeated="1017"/>
        </table:table-row>
        <table:table-row table:style-name="ro1">
          <table:table-cell office:value-type="float" office:value="401.001">
            <text:p>401,00100</text:p>
          </table:table-cell>
          <table:table-cell office:value-type="float" office:value="-5.955">
            <text:p>-5,95500</text:p>
          </table:table-cell>
          <table:table-cell office:value-type="float" office:value="1.662">
            <text:p>1,6620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114]+2.9847)/([.D114]-14.4252)" office:value-type="float" office:value="-0.0180867932248966">
            <text:p>-0,01809</text:p>
          </table:table-cell>
          <table:table-cell table:number-columns-repeated="1017"/>
        </table:table-row>
        <table:table-row table:style-name="ro1">
          <table:table-cell office:value-type="float" office:value="401.101">
            <text:p>401,10100</text:p>
          </table:table-cell>
          <table:table-cell office:value-type="float" office:value="-5.955">
            <text:p>-5,95500</text:p>
          </table:table-cell>
          <table:table-cell office:value-type="float" office:value="1.662">
            <text:p>1,6620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115]+2.9847)/([.D115]-14.4252)" office:value-type="float" office:value="-0.0180867932248966">
            <text:p>-0,01809</text:p>
          </table:table-cell>
          <table:table-cell table:number-columns-repeated="1017"/>
        </table:table-row>
        <table:table-row table:style-name="ro1">
          <table:table-cell office:value-type="float" office:value="401.201">
            <text:p>401,20100</text:p>
          </table:table-cell>
          <table:table-cell office:value-type="float" office:value="-5.955">
            <text:p>-5,95500</text:p>
          </table:table-cell>
          <table:table-cell office:value-type="float" office:value="1.662">
            <text:p>1,6620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116]+2.9847)/([.D116]-14.4252)" office:value-type="float" office:value="-0.0180867932248966">
            <text:p>-0,01809</text:p>
          </table:table-cell>
          <table:table-cell table:number-columns-repeated="1017"/>
        </table:table-row>
        <table:table-row table:style-name="ro1">
          <table:table-cell office:value-type="float" office:value="401.301">
            <text:p>401,30100</text:p>
          </table:table-cell>
          <table:table-cell office:value-type="float" office:value="-5.94">
            <text:p>-5,94000</text:p>
          </table:table-cell>
          <table:table-cell office:value-type="float" office:value="1.662">
            <text:p>1,6620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117]+2.9847)/([.D117]-14.4252)" office:value-type="float" office:value="-0.0179954550104491">
            <text:p>-0,01800</text:p>
          </table:table-cell>
          <table:table-cell table:number-columns-repeated="1017"/>
        </table:table-row>
        <table:table-row table:style-name="ro1">
          <table:table-cell office:value-type="float" office:value="401.401">
            <text:p>401,40100</text:p>
          </table:table-cell>
          <table:table-cell office:value-type="float" office:value="-5.94">
            <text:p>-5,94000</text:p>
          </table:table-cell>
          <table:table-cell office:value-type="float" office:value="1.662">
            <text:p>1,66200</text:p>
          </table:table-cell>
          <table:table-cell office:value-type="float" office:value="178.5">
            <text:p>178,50000</text:p>
          </table:table-cell>
          <table:table-cell office:value-type="string">
            <text:p>NAN</text:p>
          </table:table-cell>
          <table:table-cell/>
          <table:table-cell table:formula="of:=([.B118]+2.9847)/([.D118]-14.4252)" office:value-type="float" office:value="-0.0180119067644757">
            <text:p>-0,01801</text:p>
          </table:table-cell>
          <table:table-cell table:number-columns-repeated="1017"/>
        </table:table-row>
        <table:table-row table:style-name="ro1">
          <table:table-cell office:value-type="float" office:value="401.501">
            <text:p>401,50100</text:p>
          </table:table-cell>
          <table:table-cell office:value-type="float" office:value="-5.94">
            <text:p>-5,94000</text:p>
          </table:table-cell>
          <table:table-cell office:value-type="float" office:value="1.662">
            <text:p>1,66200</text:p>
          </table:table-cell>
          <table:table-cell office:value-type="float" office:value="178.5">
            <text:p>178,50000</text:p>
          </table:table-cell>
          <table:table-cell office:value-type="string">
            <text:p>NAN</text:p>
          </table:table-cell>
          <table:table-cell/>
          <table:table-cell table:formula="of:=([.B119]+2.9847)/([.D119]-14.4252)" office:value-type="float" office:value="-0.0180119067644757">
            <text:p>-0,01801</text:p>
          </table:table-cell>
          <table:table-cell table:number-columns-repeated="1017"/>
        </table:table-row>
        <table:table-row table:style-name="ro1">
          <table:table-cell office:value-type="float" office:value="401.601">
            <text:p>401,60100</text:p>
          </table:table-cell>
          <table:table-cell office:value-type="float" office:value="-5.94">
            <text:p>-5,94000</text:p>
          </table:table-cell>
          <table:table-cell office:value-type="float" office:value="1.662">
            <text:p>1,66200</text:p>
          </table:table-cell>
          <table:table-cell office:value-type="float" office:value="178.5">
            <text:p>178,50000</text:p>
          </table:table-cell>
          <table:table-cell office:value-type="string">
            <text:p>NAN</text:p>
          </table:table-cell>
          <table:table-cell/>
          <table:table-cell table:formula="of:=([.B120]+2.9847)/([.D120]-14.4252)" office:value-type="float" office:value="-0.0180119067644757">
            <text:p>-0,01801</text:p>
          </table:table-cell>
          <table:table-cell table:number-columns-repeated="1017"/>
        </table:table-row>
        <table:table-row table:style-name="ro1">
          <table:table-cell office:value-type="float" office:value="401.701">
            <text:p>401,70100</text:p>
          </table:table-cell>
          <table:table-cell office:value-type="float" office:value="-5.94">
            <text:p>-5,94000</text:p>
          </table:table-cell>
          <table:table-cell office:value-type="float" office:value="1.662">
            <text:p>1,66200</text:p>
          </table:table-cell>
          <table:table-cell office:value-type="float" office:value="178.5">
            <text:p>178,50000</text:p>
          </table:table-cell>
          <table:table-cell office:value-type="string">
            <text:p>NAN</text:p>
          </table:table-cell>
          <table:table-cell/>
          <table:table-cell table:formula="of:=([.B121]+2.9847)/([.D121]-14.4252)" office:value-type="float" office:value="-0.0180119067644757">
            <text:p>-0,01801</text:p>
          </table:table-cell>
          <table:table-cell table:number-columns-repeated="1017"/>
        </table:table-row>
        <table:table-row table:style-name="ro1">
          <table:table-cell office:value-type="float" office:value="401.801">
            <text:p>401,80100</text:p>
          </table:table-cell>
          <table:table-cell office:value-type="float" office:value="-5.94">
            <text:p>-5,94000</text:p>
          </table:table-cell>
          <table:table-cell office:value-type="float" office:value="1.662">
            <text:p>1,66200</text:p>
          </table:table-cell>
          <table:table-cell office:value-type="float" office:value="178.5">
            <text:p>178,50000</text:p>
          </table:table-cell>
          <table:table-cell office:value-type="string">
            <text:p>NAN</text:p>
          </table:table-cell>
          <table:table-cell/>
          <table:table-cell table:formula="of:=([.B122]+2.9847)/([.D122]-14.4252)" office:value-type="float" office:value="-0.0180119067644757">
            <text:p>-0,01801</text:p>
          </table:table-cell>
          <table:table-cell table:number-columns-repeated="1017"/>
        </table:table-row>
        <table:table-row table:style-name="ro1">
          <table:table-cell office:value-type="float" office:value="401.901">
            <text:p>401,90100</text:p>
          </table:table-cell>
          <table:table-cell office:value-type="float" office:value="-5.94">
            <text:p>-5,94000</text:p>
          </table:table-cell>
          <table:table-cell office:value-type="float" office:value="1.662">
            <text:p>1,66200</text:p>
          </table:table-cell>
          <table:table-cell office:value-type="float" office:value="178.5">
            <text:p>178,50000</text:p>
          </table:table-cell>
          <table:table-cell office:value-type="string">
            <text:p>NAN</text:p>
          </table:table-cell>
          <table:table-cell/>
          <table:table-cell table:formula="of:=([.B123]+2.9847)/([.D123]-14.4252)" office:value-type="float" office:value="-0.0180119067644757">
            <text:p>-0,01801</text:p>
          </table:table-cell>
          <table:table-cell table:number-columns-repeated="1017"/>
        </table:table-row>
        <table:table-row table:style-name="ro1">
          <table:table-cell office:value-type="float" office:value="402.001">
            <text:p>402,00100</text:p>
          </table:table-cell>
          <table:table-cell office:value-type="float" office:value="-5.94">
            <text:p>-5,94000</text:p>
          </table:table-cell>
          <table:table-cell office:value-type="float" office:value="1.662">
            <text:p>1,66200</text:p>
          </table:table-cell>
          <table:table-cell office:value-type="float" office:value="178.5">
            <text:p>178,50000</text:p>
          </table:table-cell>
          <table:table-cell office:value-type="string">
            <text:p>NAN</text:p>
          </table:table-cell>
          <table:table-cell/>
          <table:table-cell table:formula="of:=([.B124]+2.9847)/([.D124]-14.4252)" office:value-type="float" office:value="-0.0180119067644757">
            <text:p>-0,01801</text:p>
          </table:table-cell>
          <table:table-cell table:number-columns-repeated="1017"/>
        </table:table-row>
        <table:table-row table:style-name="ro1">
          <table:table-cell office:value-type="float" office:value="402.101">
            <text:p>402,10100</text:p>
          </table:table-cell>
          <table:table-cell office:value-type="float" office:value="-5.94">
            <text:p>-5,94000</text:p>
          </table:table-cell>
          <table:table-cell office:value-type="float" office:value="1.662">
            <text:p>1,66200</text:p>
          </table:table-cell>
          <table:table-cell office:value-type="float" office:value="178.5">
            <text:p>178,50000</text:p>
          </table:table-cell>
          <table:table-cell office:value-type="string">
            <text:p>NAN</text:p>
          </table:table-cell>
          <table:table-cell/>
          <table:table-cell table:formula="of:=([.B125]+2.9847)/([.D125]-14.4252)" office:value-type="float" office:value="-0.0180119067644757">
            <text:p>-0,01801</text:p>
          </table:table-cell>
          <table:table-cell table:number-columns-repeated="1017"/>
        </table:table-row>
        <table:table-row table:style-name="ro1">
          <table:table-cell office:value-type="float" office:value="402.201">
            <text:p>402,20100</text:p>
          </table:table-cell>
          <table:table-cell office:value-type="float" office:value="-5.94">
            <text:p>-5,94000</text:p>
          </table:table-cell>
          <table:table-cell office:value-type="float" office:value="1.662">
            <text:p>1,66200</text:p>
          </table:table-cell>
          <table:table-cell office:value-type="float" office:value="178.5">
            <text:p>178,50000</text:p>
          </table:table-cell>
          <table:table-cell office:value-type="string">
            <text:p>NAN</text:p>
          </table:table-cell>
          <table:table-cell/>
          <table:table-cell table:formula="of:=([.B126]+2.9847)/([.D126]-14.4252)" office:value-type="float" office:value="-0.0180119067644757">
            <text:p>-0,01801</text:p>
          </table:table-cell>
          <table:table-cell table:number-columns-repeated="1017"/>
        </table:table-row>
        <table:table-row table:style-name="ro1">
          <table:table-cell office:value-type="float" office:value="402.301">
            <text:p>402,30100</text:p>
          </table:table-cell>
          <table:table-cell office:value-type="float" office:value="-5.955">
            <text:p>-5,95500</text:p>
          </table:table-cell>
          <table:table-cell office:value-type="float" office:value="1.662">
            <text:p>1,66200</text:p>
          </table:table-cell>
          <table:table-cell office:value-type="float" office:value="178.5">
            <text:p>178,50000</text:p>
          </table:table-cell>
          <table:table-cell office:value-type="string">
            <text:p>NAN</text:p>
          </table:table-cell>
          <table:table-cell/>
          <table:table-cell table:formula="of:=([.B127]+2.9847)/([.D127]-14.4252)" office:value-type="float" office:value="-0.0181033284818875">
            <text:p>-0,01810</text:p>
          </table:table-cell>
          <table:table-cell table:number-columns-repeated="1017"/>
        </table:table-row>
        <table:table-row table:style-name="ro1">
          <table:table-cell office:value-type="float" office:value="402.401">
            <text:p>402,40100</text:p>
          </table:table-cell>
          <table:table-cell office:value-type="float" office:value="-5.955">
            <text:p>-5,95500</text:p>
          </table:table-cell>
          <table:table-cell office:value-type="float" office:value="1.659">
            <text:p>1,65900</text:p>
          </table:table-cell>
          <table:table-cell office:value-type="float" office:value="178.5">
            <text:p>178,50000</text:p>
          </table:table-cell>
          <table:table-cell office:value-type="string">
            <text:p>NAN</text:p>
          </table:table-cell>
          <table:table-cell/>
          <table:table-cell table:formula="of:=([.B128]+2.9847)/([.D128]-14.4252)" office:value-type="float" office:value="-0.0181033284818875">
            <text:p>-0,01810</text:p>
          </table:table-cell>
          <table:table-cell table:number-columns-repeated="1017"/>
        </table:table-row>
        <table:table-row table:style-name="ro1">
          <table:table-cell office:value-type="float" office:value="402.501">
            <text:p>402,50100</text:p>
          </table:table-cell>
          <table:table-cell office:value-type="float" office:value="-5.955">
            <text:p>-5,95500</text:p>
          </table:table-cell>
          <table:table-cell office:value-type="float" office:value="1.659">
            <text:p>1,65900</text:p>
          </table:table-cell>
          <table:table-cell office:value-type="float" office:value="178.5">
            <text:p>178,50000</text:p>
          </table:table-cell>
          <table:table-cell office:value-type="string">
            <text:p>NAN</text:p>
          </table:table-cell>
          <table:table-cell/>
          <table:table-cell table:formula="of:=([.B129]+2.9847)/([.D129]-14.4252)" office:value-type="float" office:value="-0.0181033284818875">
            <text:p>-0,01810</text:p>
          </table:table-cell>
          <table:table-cell table:number-columns-repeated="1017"/>
        </table:table-row>
        <table:table-row table:style-name="ro1">
          <table:table-cell office:value-type="float" office:value="402.601">
            <text:p>402,60100</text:p>
          </table:table-cell>
          <table:table-cell office:value-type="float" office:value="-5.955">
            <text:p>-5,95500</text:p>
          </table:table-cell>
          <table:table-cell office:value-type="float" office:value="1.659">
            <text:p>1,65900</text:p>
          </table:table-cell>
          <table:table-cell office:value-type="float" office:value="178.5">
            <text:p>178,50000</text:p>
          </table:table-cell>
          <table:table-cell office:value-type="string">
            <text:p>NAN</text:p>
          </table:table-cell>
          <table:table-cell/>
          <table:table-cell table:formula="of:=([.B130]+2.9847)/([.D130]-14.4252)" office:value-type="float" office:value="-0.0181033284818875">
            <text:p>-0,01810</text:p>
          </table:table-cell>
          <table:table-cell table:number-columns-repeated="1017"/>
        </table:table-row>
        <table:table-row table:style-name="ro1">
          <table:table-cell office:value-type="float" office:value="402.701">
            <text:p>402,70100</text:p>
          </table:table-cell>
          <table:table-cell office:value-type="float" office:value="-5.955">
            <text:p>-5,95500</text:p>
          </table:table-cell>
          <table:table-cell office:value-type="float" office:value="1.659">
            <text:p>1,65900</text:p>
          </table:table-cell>
          <table:table-cell office:value-type="float" office:value="178.5">
            <text:p>178,50000</text:p>
          </table:table-cell>
          <table:table-cell office:value-type="string">
            <text:p>NAN</text:p>
          </table:table-cell>
          <table:table-cell/>
          <table:table-cell table:formula="of:=([.B131]+2.9847)/([.D131]-14.4252)" office:value-type="float" office:value="-0.0181033284818875">
            <text:p>-0,01810</text:p>
          </table:table-cell>
          <table:table-cell table:number-columns-repeated="1017"/>
        </table:table-row>
        <table:table-row table:style-name="ro1">
          <table:table-cell office:value-type="float" office:value="402.801">
            <text:p>402,80100</text:p>
          </table:table-cell>
          <table:table-cell office:value-type="float" office:value="-5.955">
            <text:p>-5,95500</text:p>
          </table:table-cell>
          <table:table-cell office:value-type="float" office:value="1.659">
            <text:p>1,65900</text:p>
          </table:table-cell>
          <table:table-cell office:value-type="float" office:value="178.5">
            <text:p>178,50000</text:p>
          </table:table-cell>
          <table:table-cell office:value-type="string">
            <text:p>NAN</text:p>
          </table:table-cell>
          <table:table-cell/>
          <table:table-cell table:formula="of:=([.B132]+2.9847)/([.D132]-14.4252)" office:value-type="float" office:value="-0.0181033284818875">
            <text:p>-0,01810</text:p>
          </table:table-cell>
          <table:table-cell table:number-columns-repeated="1017"/>
        </table:table-row>
        <table:table-row table:style-name="ro1">
          <table:table-cell office:value-type="float" office:value="402.901">
            <text:p>402,90100</text:p>
          </table:table-cell>
          <table:table-cell office:value-type="float" office:value="-5.955">
            <text:p>-5,95500</text:p>
          </table:table-cell>
          <table:table-cell office:value-type="float" office:value="1.659">
            <text:p>1,65900</text:p>
          </table:table-cell>
          <table:table-cell office:value-type="float" office:value="178.5">
            <text:p>178,50000</text:p>
          </table:table-cell>
          <table:table-cell office:value-type="string">
            <text:p>NAN</text:p>
          </table:table-cell>
          <table:table-cell/>
          <table:table-cell table:formula="of:=([.B133]+2.9847)/([.D133]-14.4252)" office:value-type="float" office:value="-0.0181033284818875">
            <text:p>-0,01810</text:p>
          </table:table-cell>
          <table:table-cell table:number-columns-repeated="1017"/>
        </table:table-row>
        <table:table-row table:style-name="ro1">
          <table:table-cell office:value-type="float" office:value="403.001">
            <text:p>403,00100</text:p>
          </table:table-cell>
          <table:table-cell office:value-type="float" office:value="-5.955">
            <text:p>-5,95500</text:p>
          </table:table-cell>
          <table:table-cell office:value-type="float" office:value="1.659">
            <text:p>1,65900</text:p>
          </table:table-cell>
          <table:table-cell office:value-type="float" office:value="178.5">
            <text:p>178,50000</text:p>
          </table:table-cell>
          <table:table-cell office:value-type="string">
            <text:p>NAN</text:p>
          </table:table-cell>
          <table:table-cell/>
          <table:table-cell table:formula="of:=([.B134]+2.9847)/([.D134]-14.4252)" office:value-type="float" office:value="-0.0181033284818875">
            <text:p>-0,01810</text:p>
          </table:table-cell>
          <table:table-cell table:number-columns-repeated="1017"/>
        </table:table-row>
        <table:table-row table:style-name="ro1">
          <table:table-cell office:value-type="float" office:value="403.101">
            <text:p>403,10100</text:p>
          </table:table-cell>
          <table:table-cell office:value-type="float" office:value="-5.955">
            <text:p>-5,95500</text:p>
          </table:table-cell>
          <table:table-cell office:value-type="float" office:value="1.659">
            <text:p>1,65900</text:p>
          </table:table-cell>
          <table:table-cell office:value-type="float" office:value="178.5">
            <text:p>178,50000</text:p>
          </table:table-cell>
          <table:table-cell office:value-type="string">
            <text:p>NAN</text:p>
          </table:table-cell>
          <table:table-cell/>
          <table:table-cell table:formula="of:=([.B135]+2.9847)/([.D135]-14.4252)" office:value-type="float" office:value="-0.0181033284818875">
            <text:p>-0,01810</text:p>
          </table:table-cell>
          <table:table-cell table:number-columns-repeated="1017"/>
        </table:table-row>
        <table:table-row table:style-name="ro1">
          <table:table-cell office:value-type="float" office:value="403.201">
            <text:p>403,20100</text:p>
          </table:table-cell>
          <table:table-cell office:value-type="float" office:value="-5.955">
            <text:p>-5,95500</text:p>
          </table:table-cell>
          <table:table-cell office:value-type="float" office:value="1.659">
            <text:p>1,65900</text:p>
          </table:table-cell>
          <table:table-cell office:value-type="float" office:value="178.5">
            <text:p>178,50000</text:p>
          </table:table-cell>
          <table:table-cell office:value-type="string">
            <text:p>NAN</text:p>
          </table:table-cell>
          <table:table-cell/>
          <table:table-cell table:formula="of:=([.B136]+2.9847)/([.D136]-14.4252)" office:value-type="float" office:value="-0.0181033284818875">
            <text:p>-0,01810</text:p>
          </table:table-cell>
          <table:table-cell table:number-columns-repeated="1017"/>
        </table:table-row>
        <table:table-row table:style-name="ro1">
          <table:table-cell office:value-type="float" office:value="403.301">
            <text:p>403,30100</text:p>
          </table:table-cell>
          <table:table-cell office:value-type="float" office:value="-5.955">
            <text:p>-5,95500</text:p>
          </table:table-cell>
          <table:table-cell office:value-type="float" office:value="1.659">
            <text:p>1,65900</text:p>
          </table:table-cell>
          <table:table-cell office:value-type="float" office:value="178.5">
            <text:p>178,50000</text:p>
          </table:table-cell>
          <table:table-cell office:value-type="string">
            <text:p>NAN</text:p>
          </table:table-cell>
          <table:table-cell/>
          <table:table-cell table:formula="of:=([.B137]+2.9847)/([.D137]-14.4252)" office:value-type="float" office:value="-0.0181033284818875">
            <text:p>-0,01810</text:p>
          </table:table-cell>
          <table:table-cell table:number-columns-repeated="1017"/>
        </table:table-row>
        <table:table-row table:style-name="ro1">
          <table:table-cell office:value-type="float" office:value="403.401">
            <text:p>403,40100</text:p>
          </table:table-cell>
          <table:table-cell office:value-type="float" office:value="-5.955">
            <text:p>-5,95500</text:p>
          </table:table-cell>
          <table:table-cell office:value-type="float" office:value="1.6605">
            <text:p>1,66050</text:p>
          </table:table-cell>
          <table:table-cell office:value-type="float" office:value="178.5">
            <text:p>178,50000</text:p>
          </table:table-cell>
          <table:table-cell office:value-type="string">
            <text:p>NAN</text:p>
          </table:table-cell>
          <table:table-cell/>
          <table:table-cell table:formula="of:=([.B138]+2.9847)/([.D138]-14.4252)" office:value-type="float" office:value="-0.0181033284818875">
            <text:p>-0,01810</text:p>
          </table:table-cell>
          <table:table-cell table:number-columns-repeated="1017"/>
        </table:table-row>
        <table:table-row table:style-name="ro1">
          <table:table-cell office:value-type="float" office:value="403.501">
            <text:p>403,50100</text:p>
          </table:table-cell>
          <table:table-cell office:value-type="float" office:value="-5.955">
            <text:p>-5,95500</text:p>
          </table:table-cell>
          <table:table-cell office:value-type="float" office:value="1.6605">
            <text:p>1,66050</text:p>
          </table:table-cell>
          <table:table-cell office:value-type="float" office:value="178.5">
            <text:p>178,50000</text:p>
          </table:table-cell>
          <table:table-cell office:value-type="string">
            <text:p>NAN</text:p>
          </table:table-cell>
          <table:table-cell/>
          <table:table-cell table:formula="of:=([.B139]+2.9847)/([.D139]-14.4252)" office:value-type="float" office:value="-0.0181033284818875">
            <text:p>-0,01810</text:p>
          </table:table-cell>
          <table:table-cell table:number-columns-repeated="1017"/>
        </table:table-row>
        <table:table-row table:style-name="ro1">
          <table:table-cell office:value-type="float" office:value="403.601">
            <text:p>403,60100</text:p>
          </table:table-cell>
          <table:table-cell office:value-type="float" office:value="-5.955">
            <text:p>-5,95500</text:p>
          </table:table-cell>
          <table:table-cell office:value-type="float" office:value="1.6605">
            <text:p>1,66050</text:p>
          </table:table-cell>
          <table:table-cell office:value-type="float" office:value="178.5">
            <text:p>178,50000</text:p>
          </table:table-cell>
          <table:table-cell office:value-type="string">
            <text:p>NAN</text:p>
          </table:table-cell>
          <table:table-cell/>
          <table:table-cell table:formula="of:=([.B140]+2.9847)/([.D140]-14.4252)" office:value-type="float" office:value="-0.0181033284818875">
            <text:p>-0,01810</text:p>
          </table:table-cell>
          <table:table-cell table:number-columns-repeated="1017"/>
        </table:table-row>
        <table:table-row table:style-name="ro1">
          <table:table-cell office:value-type="float" office:value="403.701">
            <text:p>403,70100</text:p>
          </table:table-cell>
          <table:table-cell office:value-type="float" office:value="-5.955">
            <text:p>-5,95500</text:p>
          </table:table-cell>
          <table:table-cell office:value-type="float" office:value="1.6605">
            <text:p>1,66050</text:p>
          </table:table-cell>
          <table:table-cell office:value-type="float" office:value="178.5">
            <text:p>178,50000</text:p>
          </table:table-cell>
          <table:table-cell office:value-type="string">
            <text:p>NAN</text:p>
          </table:table-cell>
          <table:table-cell/>
          <table:table-cell table:formula="of:=([.B141]+2.9847)/([.D141]-14.4252)" office:value-type="float" office:value="-0.0181033284818875">
            <text:p>-0,01810</text:p>
          </table:table-cell>
          <table:table-cell table:number-columns-repeated="1017"/>
        </table:table-row>
        <table:table-row table:style-name="ro1">
          <table:table-cell office:value-type="float" office:value="403.801">
            <text:p>403,80100</text:p>
          </table:table-cell>
          <table:table-cell office:value-type="float" office:value="-5.955">
            <text:p>-5,95500</text:p>
          </table:table-cell>
          <table:table-cell office:value-type="float" office:value="1.6605">
            <text:p>1,66050</text:p>
          </table:table-cell>
          <table:table-cell office:value-type="float" office:value="178.5">
            <text:p>178,50000</text:p>
          </table:table-cell>
          <table:table-cell office:value-type="string">
            <text:p>NAN</text:p>
          </table:table-cell>
          <table:table-cell/>
          <table:table-cell table:formula="of:=([.B142]+2.9847)/([.D142]-14.4252)" office:value-type="float" office:value="-0.0181033284818875">
            <text:p>-0,01810</text:p>
          </table:table-cell>
          <table:table-cell table:number-columns-repeated="1017"/>
        </table:table-row>
        <table:table-row table:style-name="ro1">
          <table:table-cell office:value-type="float" office:value="403.901">
            <text:p>403,90100</text:p>
          </table:table-cell>
          <table:table-cell office:value-type="float" office:value="-5.955">
            <text:p>-5,95500</text:p>
          </table:table-cell>
          <table:table-cell office:value-type="float" office:value="1.6605">
            <text:p>1,66050</text:p>
          </table:table-cell>
          <table:table-cell office:value-type="float" office:value="178.5">
            <text:p>178,50000</text:p>
          </table:table-cell>
          <table:table-cell office:value-type="string">
            <text:p>NAN</text:p>
          </table:table-cell>
          <table:table-cell/>
          <table:table-cell table:formula="of:=([.B143]+2.9847)/([.D143]-14.4252)" office:value-type="float" office:value="-0.0181033284818875">
            <text:p>-0,01810</text:p>
          </table:table-cell>
          <table:table-cell table:number-columns-repeated="1017"/>
        </table:table-row>
        <table:table-row table:style-name="ro1">
          <table:table-cell office:value-type="float" office:value="404.001">
            <text:p>404,00100</text:p>
          </table:table-cell>
          <table:table-cell office:value-type="float" office:value="-5.955">
            <text:p>-5,95500</text:p>
          </table:table-cell>
          <table:table-cell office:value-type="float" office:value="1.6605">
            <text:p>1,66050</text:p>
          </table:table-cell>
          <table:table-cell office:value-type="float" office:value="178.5">
            <text:p>178,50000</text:p>
          </table:table-cell>
          <table:table-cell office:value-type="string">
            <text:p>NAN</text:p>
          </table:table-cell>
          <table:table-cell/>
          <table:table-cell table:formula="of:=([.B144]+2.9847)/([.D144]-14.4252)" office:value-type="float" office:value="-0.0181033284818875">
            <text:p>-0,01810</text:p>
          </table:table-cell>
          <table:table-cell table:number-columns-repeated="1017"/>
        </table:table-row>
        <table:table-row table:style-name="ro1">
          <table:table-cell office:value-type="float" office:value="404.101">
            <text:p>404,10100</text:p>
          </table:table-cell>
          <table:table-cell office:value-type="float" office:value="-5.955">
            <text:p>-5,95500</text:p>
          </table:table-cell>
          <table:table-cell office:value-type="float" office:value="1.6605">
            <text:p>1,66050</text:p>
          </table:table-cell>
          <table:table-cell office:value-type="float" office:value="178.5">
            <text:p>178,50000</text:p>
          </table:table-cell>
          <table:table-cell office:value-type="string">
            <text:p>NAN</text:p>
          </table:table-cell>
          <table:table-cell/>
          <table:table-cell table:formula="of:=([.B145]+2.9847)/([.D145]-14.4252)" office:value-type="float" office:value="-0.0181033284818875">
            <text:p>-0,01810</text:p>
          </table:table-cell>
          <table:table-cell table:number-columns-repeated="1017"/>
        </table:table-row>
        <table:table-row table:style-name="ro1">
          <table:table-cell office:value-type="float" office:value="404.201">
            <text:p>404,20100</text:p>
          </table:table-cell>
          <table:table-cell office:value-type="float" office:value="-5.955">
            <text:p>-5,95500</text:p>
          </table:table-cell>
          <table:table-cell office:value-type="float" office:value="1.6605">
            <text:p>1,66050</text:p>
          </table:table-cell>
          <table:table-cell office:value-type="float" office:value="178.5">
            <text:p>178,50000</text:p>
          </table:table-cell>
          <table:table-cell office:value-type="string">
            <text:p>NAN</text:p>
          </table:table-cell>
          <table:table-cell/>
          <table:table-cell table:formula="of:=([.B146]+2.9847)/([.D146]-14.4252)" office:value-type="float" office:value="-0.0181033284818875">
            <text:p>-0,01810</text:p>
          </table:table-cell>
          <table:table-cell table:number-columns-repeated="1017"/>
        </table:table-row>
        <table:table-row table:style-name="ro1">
          <table:table-cell office:value-type="float" office:value="404.301">
            <text:p>404,30100</text:p>
          </table:table-cell>
          <table:table-cell office:value-type="float" office:value="-5.97">
            <text:p>-5,97000</text:p>
          </table:table-cell>
          <table:table-cell office:value-type="float" office:value="1.6605">
            <text:p>1,66050</text:p>
          </table:table-cell>
          <table:table-cell office:value-type="float" office:value="178.5">
            <text:p>178,50000</text:p>
          </table:table-cell>
          <table:table-cell office:value-type="string">
            <text:p>NAN</text:p>
          </table:table-cell>
          <table:table-cell/>
          <table:table-cell table:formula="of:=([.B147]+2.9847)/([.D147]-14.4252)" office:value-type="float" office:value="-0.0181947501992993">
            <text:p>-0,01819</text:p>
          </table:table-cell>
          <table:table-cell table:number-columns-repeated="1017"/>
        </table:table-row>
        <table:table-row table:style-name="ro1">
          <table:table-cell office:value-type="float" office:value="404.401">
            <text:p>404,40100</text:p>
          </table:table-cell>
          <table:table-cell office:value-type="float" office:value="-5.97">
            <text:p>-5,97000</text:p>
          </table:table-cell>
          <table:table-cell office:value-type="float" office:value="1.6605">
            <text:p>1,66050</text:p>
          </table:table-cell>
          <table:table-cell office:value-type="float" office:value="178.5">
            <text:p>178,50000</text:p>
          </table:table-cell>
          <table:table-cell office:value-type="string">
            <text:p>NAN</text:p>
          </table:table-cell>
          <table:table-cell/>
          <table:table-cell table:formula="of:=([.B148]+2.9847)/([.D148]-14.4252)" office:value-type="float" office:value="-0.0181947501992993">
            <text:p>-0,01819</text:p>
          </table:table-cell>
          <table:table-cell table:number-columns-repeated="1017"/>
        </table:table-row>
        <table:table-row table:style-name="ro1">
          <table:table-cell office:value-type="float" office:value="404.501">
            <text:p>404,50100</text:p>
          </table:table-cell>
          <table:table-cell office:value-type="float" office:value="-5.97">
            <text:p>-5,97000</text:p>
          </table:table-cell>
          <table:table-cell office:value-type="float" office:value="1.6605">
            <text:p>1,66050</text:p>
          </table:table-cell>
          <table:table-cell office:value-type="float" office:value="178.5">
            <text:p>178,50000</text:p>
          </table:table-cell>
          <table:table-cell office:value-type="string">
            <text:p>NAN</text:p>
          </table:table-cell>
          <table:table-cell/>
          <table:table-cell table:formula="of:=([.B149]+2.9847)/([.D149]-14.4252)" office:value-type="float" office:value="-0.0181947501992993">
            <text:p>-0,01819</text:p>
          </table:table-cell>
          <table:table-cell table:number-columns-repeated="1017"/>
        </table:table-row>
        <table:table-row table:style-name="ro1">
          <table:table-cell office:value-type="float" office:value="404.601">
            <text:p>404,60100</text:p>
          </table:table-cell>
          <table:table-cell office:value-type="float" office:value="-5.97">
            <text:p>-5,97000</text:p>
          </table:table-cell>
          <table:table-cell office:value-type="float" office:value="1.6605">
            <text:p>1,66050</text:p>
          </table:table-cell>
          <table:table-cell office:value-type="float" office:value="178.5">
            <text:p>178,50000</text:p>
          </table:table-cell>
          <table:table-cell office:value-type="string">
            <text:p>NAN</text:p>
          </table:table-cell>
          <table:table-cell/>
          <table:table-cell table:formula="of:=([.B150]+2.9847)/([.D150]-14.4252)" office:value-type="float" office:value="-0.0181947501992993">
            <text:p>-0,01819</text:p>
          </table:table-cell>
          <table:table-cell table:number-columns-repeated="1017"/>
        </table:table-row>
        <table:table-row table:style-name="ro1">
          <table:table-cell office:value-type="float" office:value="404.701">
            <text:p>404,70100</text:p>
          </table:table-cell>
          <table:table-cell office:value-type="float" office:value="-5.97">
            <text:p>-5,97000</text:p>
          </table:table-cell>
          <table:table-cell office:value-type="float" office:value="1.6605">
            <text:p>1,66050</text:p>
          </table:table-cell>
          <table:table-cell office:value-type="float" office:value="178.5">
            <text:p>178,50000</text:p>
          </table:table-cell>
          <table:table-cell office:value-type="string">
            <text:p>NAN</text:p>
          </table:table-cell>
          <table:table-cell/>
          <table:table-cell table:formula="of:=([.B151]+2.9847)/([.D151]-14.4252)" office:value-type="float" office:value="-0.0181947501992993">
            <text:p>-0,01819</text:p>
          </table:table-cell>
          <table:table-cell table:number-columns-repeated="1017"/>
        </table:table-row>
        <table:table-row table:style-name="ro1">
          <table:table-cell office:value-type="float" office:value="404.801">
            <text:p>404,80100</text:p>
          </table:table-cell>
          <table:table-cell office:value-type="float" office:value="-5.97">
            <text:p>-5,97000</text:p>
          </table:table-cell>
          <table:table-cell office:value-type="float" office:value="1.6605">
            <text:p>1,66050</text:p>
          </table:table-cell>
          <table:table-cell office:value-type="float" office:value="178.5">
            <text:p>178,50000</text:p>
          </table:table-cell>
          <table:table-cell office:value-type="string">
            <text:p>NAN</text:p>
          </table:table-cell>
          <table:table-cell/>
          <table:table-cell table:formula="of:=([.B152]+2.9847)/([.D152]-14.4252)" office:value-type="float" office:value="-0.0181947501992993">
            <text:p>-0,01819</text:p>
          </table:table-cell>
          <table:table-cell table:number-columns-repeated="1017"/>
        </table:table-row>
        <table:table-row table:style-name="ro1">
          <table:table-cell office:value-type="float" office:value="404.901">
            <text:p>404,90100</text:p>
          </table:table-cell>
          <table:table-cell office:value-type="float" office:value="-5.97">
            <text:p>-5,97000</text:p>
          </table:table-cell>
          <table:table-cell office:value-type="float" office:value="1.6605">
            <text:p>1,66050</text:p>
          </table:table-cell>
          <table:table-cell office:value-type="float" office:value="178.5">
            <text:p>178,50000</text:p>
          </table:table-cell>
          <table:table-cell office:value-type="string">
            <text:p>NAN</text:p>
          </table:table-cell>
          <table:table-cell/>
          <table:table-cell table:formula="of:=([.B153]+2.9847)/([.D153]-14.4252)" office:value-type="float" office:value="-0.0181947501992993">
            <text:p>-0,01819</text:p>
          </table:table-cell>
          <table:table-cell table:number-columns-repeated="1017"/>
        </table:table-row>
        <table:table-row table:style-name="ro1">
          <table:table-cell office:value-type="float" office:value="405.001">
            <text:p>405,00100</text:p>
          </table:table-cell>
          <table:table-cell office:value-type="float" office:value="-5.97">
            <text:p>-5,97000</text:p>
          </table:table-cell>
          <table:table-cell office:value-type="float" office:value="1.6605">
            <text:p>1,66050</text:p>
          </table:table-cell>
          <table:table-cell office:value-type="float" office:value="178.5">
            <text:p>178,50000</text:p>
          </table:table-cell>
          <table:table-cell office:value-type="string">
            <text:p>NAN</text:p>
          </table:table-cell>
          <table:table-cell/>
          <table:table-cell table:formula="of:=([.B154]+2.9847)/([.D154]-14.4252)" office:value-type="float" office:value="-0.0181947501992993">
            <text:p>-0,01819</text:p>
          </table:table-cell>
          <table:table-cell table:number-columns-repeated="1017"/>
        </table:table-row>
        <table:table-row table:style-name="ro1">
          <table:table-cell office:value-type="float" office:value="405.101">
            <text:p>405,10100</text:p>
          </table:table-cell>
          <table:table-cell office:value-type="float" office:value="-5.97">
            <text:p>-5,97000</text:p>
          </table:table-cell>
          <table:table-cell office:value-type="float" office:value="1.6605">
            <text:p>1,66050</text:p>
          </table:table-cell>
          <table:table-cell office:value-type="float" office:value="178.5">
            <text:p>178,50000</text:p>
          </table:table-cell>
          <table:table-cell office:value-type="string">
            <text:p>NAN</text:p>
          </table:table-cell>
          <table:table-cell/>
          <table:table-cell table:formula="of:=([.B155]+2.9847)/([.D155]-14.4252)" office:value-type="float" office:value="-0.0181947501992993">
            <text:p>-0,01819</text:p>
          </table:table-cell>
          <table:table-cell table:number-columns-repeated="1017"/>
        </table:table-row>
        <table:table-row table:style-name="ro1">
          <table:table-cell office:value-type="float" office:value="405.201">
            <text:p>405,20100</text:p>
          </table:table-cell>
          <table:table-cell office:value-type="float" office:value="-5.97">
            <text:p>-5,97000</text:p>
          </table:table-cell>
          <table:table-cell office:value-type="float" office:value="1.6605">
            <text:p>1,66050</text:p>
          </table:table-cell>
          <table:table-cell office:value-type="float" office:value="178.5">
            <text:p>178,50000</text:p>
          </table:table-cell>
          <table:table-cell office:value-type="string">
            <text:p>NAN</text:p>
          </table:table-cell>
          <table:table-cell/>
          <table:table-cell table:formula="of:=([.B156]+2.9847)/([.D156]-14.4252)" office:value-type="float" office:value="-0.0181947501992993">
            <text:p>-0,01819</text:p>
          </table:table-cell>
          <table:table-cell table:number-columns-repeated="1017"/>
        </table:table-row>
        <table:table-row table:style-name="ro1">
          <table:table-cell office:value-type="float" office:value="405.301">
            <text:p>405,30100</text:p>
          </table:table-cell>
          <table:table-cell office:value-type="float" office:value="-5.955">
            <text:p>-5,95500</text:p>
          </table:table-cell>
          <table:table-cell office:value-type="float" office:value="1.6605">
            <text:p>1,66050</text:p>
          </table:table-cell>
          <table:table-cell office:value-type="float" office:value="178.5">
            <text:p>178,50000</text:p>
          </table:table-cell>
          <table:table-cell office:value-type="string">
            <text:p>NAN</text:p>
          </table:table-cell>
          <table:table-cell/>
          <table:table-cell table:formula="of:=([.B157]+2.9847)/([.D157]-14.4252)" office:value-type="float" office:value="-0.0181033284818875">
            <text:p>-0,01810</text:p>
          </table:table-cell>
          <table:table-cell table:number-columns-repeated="1017"/>
        </table:table-row>
        <table:table-row table:style-name="ro1">
          <table:table-cell office:value-type="float" office:value="405.401">
            <text:p>405,40100</text:p>
          </table:table-cell>
          <table:table-cell office:value-type="float" office:value="-5.955">
            <text:p>-5,95500</text:p>
          </table:table-cell>
          <table:table-cell office:value-type="float" office:value="1.6605">
            <text:p>1,66050</text:p>
          </table:table-cell>
          <table:table-cell office:value-type="float" office:value="178.5">
            <text:p>178,50000</text:p>
          </table:table-cell>
          <table:table-cell office:value-type="string">
            <text:p>NAN</text:p>
          </table:table-cell>
          <table:table-cell/>
          <table:table-cell table:formula="of:=([.B158]+2.9847)/([.D158]-14.4252)" office:value-type="float" office:value="-0.0181033284818875">
            <text:p>-0,01810</text:p>
          </table:table-cell>
          <table:table-cell table:number-columns-repeated="1017"/>
        </table:table-row>
        <table:table-row table:style-name="ro1">
          <table:table-cell office:value-type="float" office:value="405.501">
            <text:p>405,50100</text:p>
          </table:table-cell>
          <table:table-cell office:value-type="float" office:value="-5.955">
            <text:p>-5,95500</text:p>
          </table:table-cell>
          <table:table-cell office:value-type="float" office:value="1.6605">
            <text:p>1,66050</text:p>
          </table:table-cell>
          <table:table-cell office:value-type="float" office:value="178.5">
            <text:p>178,50000</text:p>
          </table:table-cell>
          <table:table-cell office:value-type="string">
            <text:p>NAN</text:p>
          </table:table-cell>
          <table:table-cell/>
          <table:table-cell table:formula="of:=([.B159]+2.9847)/([.D159]-14.4252)" office:value-type="float" office:value="-0.0181033284818875">
            <text:p>-0,01810</text:p>
          </table:table-cell>
          <table:table-cell table:number-columns-repeated="1017"/>
        </table:table-row>
        <table:table-row table:style-name="ro1">
          <table:table-cell office:value-type="float" office:value="405.601">
            <text:p>405,60100</text:p>
          </table:table-cell>
          <table:table-cell office:value-type="float" office:value="-5.955">
            <text:p>-5,95500</text:p>
          </table:table-cell>
          <table:table-cell office:value-type="float" office:value="1.6605">
            <text:p>1,66050</text:p>
          </table:table-cell>
          <table:table-cell office:value-type="float" office:value="178.5">
            <text:p>178,50000</text:p>
          </table:table-cell>
          <table:table-cell office:value-type="string">
            <text:p>NAN</text:p>
          </table:table-cell>
          <table:table-cell/>
          <table:table-cell table:formula="of:=([.B160]+2.9847)/([.D160]-14.4252)" office:value-type="float" office:value="-0.0181033284818875">
            <text:p>-0,01810</text:p>
          </table:table-cell>
          <table:table-cell table:number-columns-repeated="1017"/>
        </table:table-row>
        <table:table-row table:style-name="ro1">
          <table:table-cell office:value-type="float" office:value="405.701">
            <text:p>405,70100</text:p>
          </table:table-cell>
          <table:table-cell office:value-type="float" office:value="-5.955">
            <text:p>-5,95500</text:p>
          </table:table-cell>
          <table:table-cell office:value-type="float" office:value="1.6605">
            <text:p>1,66050</text:p>
          </table:table-cell>
          <table:table-cell office:value-type="float" office:value="178.5">
            <text:p>178,50000</text:p>
          </table:table-cell>
          <table:table-cell office:value-type="string">
            <text:p>NAN</text:p>
          </table:table-cell>
          <table:table-cell/>
          <table:table-cell table:formula="of:=([.B161]+2.9847)/([.D161]-14.4252)" office:value-type="float" office:value="-0.0181033284818875">
            <text:p>-0,01810</text:p>
          </table:table-cell>
          <table:table-cell table:number-columns-repeated="1017"/>
        </table:table-row>
        <table:table-row table:style-name="ro1">
          <table:table-cell office:value-type="float" office:value="405.801">
            <text:p>405,80100</text:p>
          </table:table-cell>
          <table:table-cell office:value-type="float" office:value="-5.955">
            <text:p>-5,95500</text:p>
          </table:table-cell>
          <table:table-cell office:value-type="float" office:value="1.6605">
            <text:p>1,66050</text:p>
          </table:table-cell>
          <table:table-cell office:value-type="float" office:value="178.5">
            <text:p>178,50000</text:p>
          </table:table-cell>
          <table:table-cell office:value-type="string">
            <text:p>NAN</text:p>
          </table:table-cell>
          <table:table-cell/>
          <table:table-cell table:formula="of:=([.B162]+2.9847)/([.D162]-14.4252)" office:value-type="float" office:value="-0.0181033284818875">
            <text:p>-0,01810</text:p>
          </table:table-cell>
          <table:table-cell table:number-columns-repeated="1017"/>
        </table:table-row>
        <table:table-row table:style-name="ro1">
          <table:table-cell office:value-type="float" office:value="405.901">
            <text:p>405,90100</text:p>
          </table:table-cell>
          <table:table-cell office:value-type="float" office:value="-5.955">
            <text:p>-5,95500</text:p>
          </table:table-cell>
          <table:table-cell office:value-type="float" office:value="1.6605">
            <text:p>1,66050</text:p>
          </table:table-cell>
          <table:table-cell office:value-type="float" office:value="178.5">
            <text:p>178,50000</text:p>
          </table:table-cell>
          <table:table-cell office:value-type="string">
            <text:p>NAN</text:p>
          </table:table-cell>
          <table:table-cell/>
          <table:table-cell table:formula="of:=([.B163]+2.9847)/([.D163]-14.4252)" office:value-type="float" office:value="-0.0181033284818875">
            <text:p>-0,01810</text:p>
          </table:table-cell>
          <table:table-cell table:number-columns-repeated="1017"/>
        </table:table-row>
        <table:table-row table:style-name="ro1">
          <table:table-cell office:value-type="float" office:value="406.001">
            <text:p>406,00100</text:p>
          </table:table-cell>
          <table:table-cell office:value-type="float" office:value="-5.955">
            <text:p>-5,95500</text:p>
          </table:table-cell>
          <table:table-cell office:value-type="float" office:value="1.6605">
            <text:p>1,66050</text:p>
          </table:table-cell>
          <table:table-cell office:value-type="float" office:value="178.5">
            <text:p>178,50000</text:p>
          </table:table-cell>
          <table:table-cell office:value-type="string">
            <text:p>NAN</text:p>
          </table:table-cell>
          <table:table-cell/>
          <table:table-cell table:formula="of:=([.B164]+2.9847)/([.D164]-14.4252)" office:value-type="float" office:value="-0.0181033284818875">
            <text:p>-0,01810</text:p>
          </table:table-cell>
          <table:table-cell table:number-columns-repeated="1017"/>
        </table:table-row>
        <table:table-row table:style-name="ro1">
          <table:table-cell office:value-type="float" office:value="406.101">
            <text:p>406,10100</text:p>
          </table:table-cell>
          <table:table-cell office:value-type="float" office:value="-5.955">
            <text:p>-5,95500</text:p>
          </table:table-cell>
          <table:table-cell office:value-type="float" office:value="1.6605">
            <text:p>1,66050</text:p>
          </table:table-cell>
          <table:table-cell office:value-type="float" office:value="178.5">
            <text:p>178,50000</text:p>
          </table:table-cell>
          <table:table-cell office:value-type="string">
            <text:p>NAN</text:p>
          </table:table-cell>
          <table:table-cell/>
          <table:table-cell table:formula="of:=([.B165]+2.9847)/([.D165]-14.4252)" office:value-type="float" office:value="-0.0181033284818875">
            <text:p>-0,01810</text:p>
          </table:table-cell>
          <table:table-cell table:number-columns-repeated="1017"/>
        </table:table-row>
        <table:table-row table:style-name="ro1">
          <table:table-cell office:value-type="float" office:value="406.201">
            <text:p>406,20100</text:p>
          </table:table-cell>
          <table:table-cell office:value-type="float" office:value="-5.955">
            <text:p>-5,95500</text:p>
          </table:table-cell>
          <table:table-cell office:value-type="float" office:value="1.6605">
            <text:p>1,66050</text:p>
          </table:table-cell>
          <table:table-cell office:value-type="float" office:value="178.5">
            <text:p>178,50000</text:p>
          </table:table-cell>
          <table:table-cell office:value-type="string">
            <text:p>NAN</text:p>
          </table:table-cell>
          <table:table-cell/>
          <table:table-cell table:formula="of:=([.B166]+2.9847)/([.D166]-14.4252)" office:value-type="float" office:value="-0.0181033284818875">
            <text:p>-0,01810</text:p>
          </table:table-cell>
          <table:table-cell table:number-columns-repeated="1017"/>
        </table:table-row>
        <table:table-row table:style-name="ro1">
          <table:table-cell office:value-type="float" office:value="406.301">
            <text:p>406,30100</text:p>
          </table:table-cell>
          <table:table-cell office:value-type="float" office:value="-5.955">
            <text:p>-5,95500</text:p>
          </table:table-cell>
          <table:table-cell office:value-type="float" office:value="1.6605">
            <text:p>1,66050</text:p>
          </table:table-cell>
          <table:table-cell office:value-type="float" office:value="178.5">
            <text:p>178,50000</text:p>
          </table:table-cell>
          <table:table-cell office:value-type="string">
            <text:p>NAN</text:p>
          </table:table-cell>
          <table:table-cell/>
          <table:table-cell table:formula="of:=([.B167]+2.9847)/([.D167]-14.4252)" office:value-type="float" office:value="-0.0181033284818875">
            <text:p>-0,01810</text:p>
          </table:table-cell>
          <table:table-cell table:number-columns-repeated="1017"/>
        </table:table-row>
        <table:table-row table:style-name="ro1">
          <table:table-cell office:value-type="float" office:value="406.401">
            <text:p>406,40100</text:p>
          </table:table-cell>
          <table:table-cell office:value-type="float" office:value="-5.955">
            <text:p>-5,95500</text:p>
          </table:table-cell>
          <table:table-cell office:value-type="float" office:value="1.6605">
            <text:p>1,66050</text:p>
          </table:table-cell>
          <table:table-cell office:value-type="float" office:value="178.35">
            <text:p>178,35000</text:p>
          </table:table-cell>
          <table:table-cell office:value-type="string">
            <text:p>NAN</text:p>
          </table:table-cell>
          <table:table-cell/>
          <table:table-cell table:formula="of:=([.B168]+2.9847)/([.D168]-14.4252)" office:value-type="float" office:value="-0.0181198940001757">
            <text:p>-0,01812</text:p>
          </table:table-cell>
          <table:table-cell table:number-columns-repeated="1017"/>
        </table:table-row>
        <table:table-row table:style-name="ro1">
          <table:table-cell office:value-type="float" office:value="406.501">
            <text:p>406,50100</text:p>
          </table:table-cell>
          <table:table-cell office:value-type="float" office:value="-5.955">
            <text:p>-5,95500</text:p>
          </table:table-cell>
          <table:table-cell office:value-type="float" office:value="1.6605">
            <text:p>1,66050</text:p>
          </table:table-cell>
          <table:table-cell office:value-type="float" office:value="178.35">
            <text:p>178,35000</text:p>
          </table:table-cell>
          <table:table-cell office:value-type="string">
            <text:p>NAN</text:p>
          </table:table-cell>
          <table:table-cell/>
          <table:table-cell table:formula="of:=([.B169]+2.9847)/([.D169]-14.4252)" office:value-type="float" office:value="-0.0181198940001757">
            <text:p>-0,01812</text:p>
          </table:table-cell>
          <table:table-cell table:number-columns-repeated="1017"/>
        </table:table-row>
        <table:table-row table:style-name="ro1">
          <table:table-cell office:value-type="float" office:value="406.601">
            <text:p>406,60100</text:p>
          </table:table-cell>
          <table:table-cell office:value-type="float" office:value="-5.955">
            <text:p>-5,95500</text:p>
          </table:table-cell>
          <table:table-cell office:value-type="float" office:value="1.6605">
            <text:p>1,66050</text:p>
          </table:table-cell>
          <table:table-cell office:value-type="float" office:value="178.35">
            <text:p>178,35000</text:p>
          </table:table-cell>
          <table:table-cell office:value-type="string">
            <text:p>NAN</text:p>
          </table:table-cell>
          <table:table-cell/>
          <table:table-cell table:formula="of:=([.B170]+2.9847)/([.D170]-14.4252)" office:value-type="float" office:value="-0.0181198940001757">
            <text:p>-0,01812</text:p>
          </table:table-cell>
          <table:table-cell table:number-columns-repeated="1017"/>
        </table:table-row>
        <table:table-row table:style-name="ro1">
          <table:table-cell office:value-type="float" office:value="406.701">
            <text:p>406,70100</text:p>
          </table:table-cell>
          <table:table-cell office:value-type="float" office:value="-5.955">
            <text:p>-5,95500</text:p>
          </table:table-cell>
          <table:table-cell office:value-type="float" office:value="1.6605">
            <text:p>1,66050</text:p>
          </table:table-cell>
          <table:table-cell office:value-type="float" office:value="178.35">
            <text:p>178,35000</text:p>
          </table:table-cell>
          <table:table-cell office:value-type="string">
            <text:p>NAN</text:p>
          </table:table-cell>
          <table:table-cell/>
          <table:table-cell table:formula="of:=([.B171]+2.9847)/([.D171]-14.4252)" office:value-type="float" office:value="-0.0181198940001757">
            <text:p>-0,01812</text:p>
          </table:table-cell>
          <table:table-cell table:number-columns-repeated="1017"/>
        </table:table-row>
        <table:table-row table:style-name="ro1">
          <table:table-cell office:value-type="float" office:value="406.801">
            <text:p>406,80100</text:p>
          </table:table-cell>
          <table:table-cell office:value-type="float" office:value="-5.955">
            <text:p>-5,95500</text:p>
          </table:table-cell>
          <table:table-cell office:value-type="float" office:value="1.6605">
            <text:p>1,66050</text:p>
          </table:table-cell>
          <table:table-cell office:value-type="float" office:value="178.35">
            <text:p>178,35000</text:p>
          </table:table-cell>
          <table:table-cell office:value-type="string">
            <text:p>NAN</text:p>
          </table:table-cell>
          <table:table-cell/>
          <table:table-cell table:formula="of:=([.B172]+2.9847)/([.D172]-14.4252)" office:value-type="float" office:value="-0.0181198940001757">
            <text:p>-0,01812</text:p>
          </table:table-cell>
          <table:table-cell table:number-columns-repeated="1017"/>
        </table:table-row>
        <table:table-row table:style-name="ro1">
          <table:table-cell office:value-type="float" office:value="406.901">
            <text:p>406,90100</text:p>
          </table:table-cell>
          <table:table-cell office:value-type="float" office:value="-5.955">
            <text:p>-5,95500</text:p>
          </table:table-cell>
          <table:table-cell office:value-type="float" office:value="1.6605">
            <text:p>1,66050</text:p>
          </table:table-cell>
          <table:table-cell office:value-type="float" office:value="178.35">
            <text:p>178,35000</text:p>
          </table:table-cell>
          <table:table-cell office:value-type="string">
            <text:p>NAN</text:p>
          </table:table-cell>
          <table:table-cell/>
          <table:table-cell table:formula="of:=([.B173]+2.9847)/([.D173]-14.4252)" office:value-type="float" office:value="-0.0181198940001757">
            <text:p>-0,01812</text:p>
          </table:table-cell>
          <table:table-cell table:number-columns-repeated="1017"/>
        </table:table-row>
        <table:table-row table:style-name="ro1">
          <table:table-cell office:value-type="float" office:value="407.001">
            <text:p>407,00100</text:p>
          </table:table-cell>
          <table:table-cell office:value-type="float" office:value="-5.955">
            <text:p>-5,95500</text:p>
          </table:table-cell>
          <table:table-cell office:value-type="float" office:value="1.6605">
            <text:p>1,66050</text:p>
          </table:table-cell>
          <table:table-cell office:value-type="float" office:value="178.35">
            <text:p>178,35000</text:p>
          </table:table-cell>
          <table:table-cell office:value-type="string">
            <text:p>NAN</text:p>
          </table:table-cell>
          <table:table-cell/>
          <table:table-cell table:formula="of:=([.B174]+2.9847)/([.D174]-14.4252)" office:value-type="float" office:value="-0.0181198940001757">
            <text:p>-0,01812</text:p>
          </table:table-cell>
          <table:table-cell table:number-columns-repeated="1017"/>
        </table:table-row>
        <table:table-row table:style-name="ro1">
          <table:table-cell office:value-type="float" office:value="407.101">
            <text:p>407,10100</text:p>
          </table:table-cell>
          <table:table-cell office:value-type="float" office:value="-5.955">
            <text:p>-5,95500</text:p>
          </table:table-cell>
          <table:table-cell office:value-type="float" office:value="1.6605">
            <text:p>1,66050</text:p>
          </table:table-cell>
          <table:table-cell office:value-type="float" office:value="178.35">
            <text:p>178,35000</text:p>
          </table:table-cell>
          <table:table-cell office:value-type="string">
            <text:p>NAN</text:p>
          </table:table-cell>
          <table:table-cell/>
          <table:table-cell table:formula="of:=([.B175]+2.9847)/([.D175]-14.4252)" office:value-type="float" office:value="-0.0181198940001757">
            <text:p>-0,01812</text:p>
          </table:table-cell>
          <table:table-cell table:number-columns-repeated="1017"/>
        </table:table-row>
        <table:table-row table:style-name="ro1">
          <table:table-cell office:value-type="float" office:value="407.201">
            <text:p>407,20100</text:p>
          </table:table-cell>
          <table:table-cell office:value-type="float" office:value="-5.955">
            <text:p>-5,95500</text:p>
          </table:table-cell>
          <table:table-cell office:value-type="float" office:value="1.6605">
            <text:p>1,66050</text:p>
          </table:table-cell>
          <table:table-cell office:value-type="float" office:value="178.35">
            <text:p>178,35000</text:p>
          </table:table-cell>
          <table:table-cell office:value-type="string">
            <text:p>NAN</text:p>
          </table:table-cell>
          <table:table-cell/>
          <table:table-cell table:formula="of:=([.B176]+2.9847)/([.D176]-14.4252)" office:value-type="float" office:value="-0.0181198940001757">
            <text:p>-0,01812</text:p>
          </table:table-cell>
          <table:table-cell table:number-columns-repeated="1017"/>
        </table:table-row>
        <table:table-row table:style-name="ro1">
          <table:table-cell office:value-type="float" office:value="407.301">
            <text:p>407,30100</text:p>
          </table:table-cell>
          <table:table-cell office:value-type="float" office:value="-5.955">
            <text:p>-5,95500</text:p>
          </table:table-cell>
          <table:table-cell office:value-type="float" office:value="1.6605">
            <text:p>1,66050</text:p>
          </table:table-cell>
          <table:table-cell office:value-type="float" office:value="178.35">
            <text:p>178,35000</text:p>
          </table:table-cell>
          <table:table-cell office:value-type="string">
            <text:p>NAN</text:p>
          </table:table-cell>
          <table:table-cell/>
          <table:table-cell table:formula="of:=([.B177]+2.9847)/([.D177]-14.4252)" office:value-type="float" office:value="-0.0181198940001757">
            <text:p>-0,01812</text:p>
          </table:table-cell>
          <table:table-cell table:number-columns-repeated="1017"/>
        </table:table-row>
        <table:table-row table:style-name="ro1">
          <table:table-cell office:value-type="float" office:value="407.401">
            <text:p>407,40100</text:p>
          </table:table-cell>
          <table:table-cell office:value-type="float" office:value="-5.955">
            <text:p>-5,95500</text:p>
          </table:table-cell>
          <table:table-cell office:value-type="float" office:value="1.659">
            <text:p>1,65900</text:p>
          </table:table-cell>
          <table:table-cell office:value-type="float" office:value="178.5">
            <text:p>178,50000</text:p>
          </table:table-cell>
          <table:table-cell office:value-type="string">
            <text:p>NAN</text:p>
          </table:table-cell>
          <table:table-cell/>
          <table:table-cell table:formula="of:=([.B178]+2.9847)/([.D178]-14.4252)" office:value-type="float" office:value="-0.0181033284818875">
            <text:p>-0,01810</text:p>
          </table:table-cell>
          <table:table-cell table:number-columns-repeated="1017"/>
        </table:table-row>
        <table:table-row table:style-name="ro1">
          <table:table-cell office:value-type="float" office:value="407.501">
            <text:p>407,50100</text:p>
          </table:table-cell>
          <table:table-cell office:value-type="float" office:value="-5.955">
            <text:p>-5,95500</text:p>
          </table:table-cell>
          <table:table-cell office:value-type="float" office:value="1.659">
            <text:p>1,65900</text:p>
          </table:table-cell>
          <table:table-cell office:value-type="float" office:value="178.5">
            <text:p>178,50000</text:p>
          </table:table-cell>
          <table:table-cell office:value-type="string">
            <text:p>NAN</text:p>
          </table:table-cell>
          <table:table-cell/>
          <table:table-cell table:formula="of:=([.B179]+2.9847)/([.D179]-14.4252)" office:value-type="float" office:value="-0.0181033284818875">
            <text:p>-0,01810</text:p>
          </table:table-cell>
          <table:table-cell table:number-columns-repeated="1017"/>
        </table:table-row>
        <table:table-row table:style-name="ro1">
          <table:table-cell office:value-type="float" office:value="407.601">
            <text:p>407,60100</text:p>
          </table:table-cell>
          <table:table-cell office:value-type="float" office:value="-5.955">
            <text:p>-5,95500</text:p>
          </table:table-cell>
          <table:table-cell office:value-type="float" office:value="1.659">
            <text:p>1,65900</text:p>
          </table:table-cell>
          <table:table-cell office:value-type="float" office:value="178.5">
            <text:p>178,50000</text:p>
          </table:table-cell>
          <table:table-cell office:value-type="string">
            <text:p>NAN</text:p>
          </table:table-cell>
          <table:table-cell/>
          <table:table-cell table:formula="of:=([.B180]+2.9847)/([.D180]-14.4252)" office:value-type="float" office:value="-0.0181033284818875">
            <text:p>-0,01810</text:p>
          </table:table-cell>
          <table:table-cell table:number-columns-repeated="1017"/>
        </table:table-row>
        <table:table-row table:style-name="ro1">
          <table:table-cell office:value-type="float" office:value="407.701">
            <text:p>407,70100</text:p>
          </table:table-cell>
          <table:table-cell office:value-type="float" office:value="-5.955">
            <text:p>-5,95500</text:p>
          </table:table-cell>
          <table:table-cell office:value-type="float" office:value="1.659">
            <text:p>1,65900</text:p>
          </table:table-cell>
          <table:table-cell office:value-type="float" office:value="178.5">
            <text:p>178,50000</text:p>
          </table:table-cell>
          <table:table-cell office:value-type="string">
            <text:p>NAN</text:p>
          </table:table-cell>
          <table:table-cell/>
          <table:table-cell table:formula="of:=([.B181]+2.9847)/([.D181]-14.4252)" office:value-type="float" office:value="-0.0181033284818875">
            <text:p>-0,01810</text:p>
          </table:table-cell>
          <table:table-cell table:number-columns-repeated="1017"/>
        </table:table-row>
        <table:table-row table:style-name="ro1">
          <table:table-cell office:value-type="float" office:value="407.801">
            <text:p>407,80100</text:p>
          </table:table-cell>
          <table:table-cell office:value-type="float" office:value="-5.955">
            <text:p>-5,95500</text:p>
          </table:table-cell>
          <table:table-cell office:value-type="float" office:value="1.659">
            <text:p>1,65900</text:p>
          </table:table-cell>
          <table:table-cell office:value-type="float" office:value="178.5">
            <text:p>178,50000</text:p>
          </table:table-cell>
          <table:table-cell office:value-type="string">
            <text:p>NAN</text:p>
          </table:table-cell>
          <table:table-cell/>
          <table:table-cell table:formula="of:=([.B182]+2.9847)/([.D182]-14.4252)" office:value-type="float" office:value="-0.0181033284818875">
            <text:p>-0,01810</text:p>
          </table:table-cell>
          <table:table-cell table:number-columns-repeated="1017"/>
        </table:table-row>
        <table:table-row table:style-name="ro1">
          <table:table-cell office:value-type="float" office:value="407.901">
            <text:p>407,90100</text:p>
          </table:table-cell>
          <table:table-cell office:value-type="float" office:value="-5.955">
            <text:p>-5,95500</text:p>
          </table:table-cell>
          <table:table-cell office:value-type="float" office:value="1.659">
            <text:p>1,65900</text:p>
          </table:table-cell>
          <table:table-cell office:value-type="float" office:value="178.5">
            <text:p>178,50000</text:p>
          </table:table-cell>
          <table:table-cell office:value-type="string">
            <text:p>NAN</text:p>
          </table:table-cell>
          <table:table-cell/>
          <table:table-cell table:formula="of:=([.B183]+2.9847)/([.D183]-14.4252)" office:value-type="float" office:value="-0.0181033284818875">
            <text:p>-0,01810</text:p>
          </table:table-cell>
          <table:table-cell table:number-columns-repeated="1017"/>
        </table:table-row>
        <table:table-row table:style-name="ro1">
          <table:table-cell office:value-type="float" office:value="408.001">
            <text:p>408,00100</text:p>
          </table:table-cell>
          <table:table-cell office:value-type="float" office:value="-5.955">
            <text:p>-5,95500</text:p>
          </table:table-cell>
          <table:table-cell office:value-type="float" office:value="1.659">
            <text:p>1,65900</text:p>
          </table:table-cell>
          <table:table-cell office:value-type="float" office:value="178.5">
            <text:p>178,50000</text:p>
          </table:table-cell>
          <table:table-cell office:value-type="string">
            <text:p>NAN</text:p>
          </table:table-cell>
          <table:table-cell/>
          <table:table-cell table:formula="of:=([.B184]+2.9847)/([.D184]-14.4252)" office:value-type="float" office:value="-0.0181033284818875">
            <text:p>-0,01810</text:p>
          </table:table-cell>
          <table:table-cell table:number-columns-repeated="1017"/>
        </table:table-row>
        <table:table-row table:style-name="ro1">
          <table:table-cell office:value-type="float" office:value="408.101">
            <text:p>408,10100</text:p>
          </table:table-cell>
          <table:table-cell office:value-type="float" office:value="-5.955">
            <text:p>-5,95500</text:p>
          </table:table-cell>
          <table:table-cell office:value-type="float" office:value="1.659">
            <text:p>1,65900</text:p>
          </table:table-cell>
          <table:table-cell office:value-type="float" office:value="178.5">
            <text:p>178,50000</text:p>
          </table:table-cell>
          <table:table-cell office:value-type="string">
            <text:p>NAN</text:p>
          </table:table-cell>
          <table:table-cell/>
          <table:table-cell table:formula="of:=([.B185]+2.9847)/([.D185]-14.4252)" office:value-type="float" office:value="-0.0181033284818875">
            <text:p>-0,01810</text:p>
          </table:table-cell>
          <table:table-cell table:number-columns-repeated="1017"/>
        </table:table-row>
        <table:table-row table:style-name="ro1">
          <table:table-cell office:value-type="float" office:value="408.201">
            <text:p>408,20100</text:p>
          </table:table-cell>
          <table:table-cell office:value-type="float" office:value="-5.955">
            <text:p>-5,95500</text:p>
          </table:table-cell>
          <table:table-cell office:value-type="float" office:value="1.659">
            <text:p>1,65900</text:p>
          </table:table-cell>
          <table:table-cell office:value-type="float" office:value="178.5">
            <text:p>178,50000</text:p>
          </table:table-cell>
          <table:table-cell office:value-type="string">
            <text:p>NAN</text:p>
          </table:table-cell>
          <table:table-cell/>
          <table:table-cell table:formula="of:=([.B186]+2.9847)/([.D186]-14.4252)" office:value-type="float" office:value="-0.0181033284818875">
            <text:p>-0,01810</text:p>
          </table:table-cell>
          <table:table-cell table:number-columns-repeated="1017"/>
        </table:table-row>
        <table:table-row table:style-name="ro1">
          <table:table-cell office:value-type="float" office:value="408.302">
            <text:p>408,30200</text:p>
          </table:table-cell>
          <table:table-cell office:value-type="float" office:value="-5.955">
            <text:p>-5,95500</text:p>
          </table:table-cell>
          <table:table-cell office:value-type="float" office:value="1.659">
            <text:p>1,65900</text:p>
          </table:table-cell>
          <table:table-cell office:value-type="float" office:value="178.5">
            <text:p>178,50000</text:p>
          </table:table-cell>
          <table:table-cell office:value-type="string">
            <text:p>NAN</text:p>
          </table:table-cell>
          <table:table-cell/>
          <table:table-cell table:formula="of:=([.B187]+2.9847)/([.D187]-14.4252)" office:value-type="float" office:value="-0.0181033284818875">
            <text:p>-0,01810</text:p>
          </table:table-cell>
          <table:table-cell table:number-columns-repeated="1017"/>
        </table:table-row>
        <table:table-row table:style-name="ro1">
          <table:table-cell office:value-type="float" office:value="408.401">
            <text:p>408,40100</text:p>
          </table:table-cell>
          <table:table-cell office:value-type="float" office:value="-5.955">
            <text:p>-5,95500</text:p>
          </table:table-cell>
          <table:table-cell office:value-type="float" office:value="1.6605">
            <text:p>1,66050</text:p>
          </table:table-cell>
          <table:table-cell office:value-type="float" office:value="178.5">
            <text:p>178,50000</text:p>
          </table:table-cell>
          <table:table-cell office:value-type="string">
            <text:p>NAN</text:p>
          </table:table-cell>
          <table:table-cell/>
          <table:table-cell table:formula="of:=([.B188]+2.9847)/([.D188]-14.4252)" office:value-type="float" office:value="-0.0181033284818875">
            <text:p>-0,01810</text:p>
          </table:table-cell>
          <table:table-cell table:number-columns-repeated="1017"/>
        </table:table-row>
        <table:table-row table:style-name="ro1">
          <table:table-cell office:value-type="float" office:value="408.501">
            <text:p>408,50100</text:p>
          </table:table-cell>
          <table:table-cell office:value-type="float" office:value="-5.955">
            <text:p>-5,95500</text:p>
          </table:table-cell>
          <table:table-cell office:value-type="float" office:value="1.6605">
            <text:p>1,66050</text:p>
          </table:table-cell>
          <table:table-cell office:value-type="float" office:value="178.5">
            <text:p>178,50000</text:p>
          </table:table-cell>
          <table:table-cell office:value-type="string">
            <text:p>NAN</text:p>
          </table:table-cell>
          <table:table-cell/>
          <table:table-cell table:formula="of:=([.B189]+2.9847)/([.D189]-14.4252)" office:value-type="float" office:value="-0.0181033284818875">
            <text:p>-0,01810</text:p>
          </table:table-cell>
          <table:table-cell table:number-columns-repeated="1017"/>
        </table:table-row>
        <table:table-row table:style-name="ro1">
          <table:table-cell office:value-type="float" office:value="408.601">
            <text:p>408,60100</text:p>
          </table:table-cell>
          <table:table-cell office:value-type="float" office:value="-5.955">
            <text:p>-5,95500</text:p>
          </table:table-cell>
          <table:table-cell office:value-type="float" office:value="1.6605">
            <text:p>1,66050</text:p>
          </table:table-cell>
          <table:table-cell office:value-type="float" office:value="178.5">
            <text:p>178,50000</text:p>
          </table:table-cell>
          <table:table-cell office:value-type="string">
            <text:p>NAN</text:p>
          </table:table-cell>
          <table:table-cell/>
          <table:table-cell table:formula="of:=([.B190]+2.9847)/([.D190]-14.4252)" office:value-type="float" office:value="-0.0181033284818875">
            <text:p>-0,01810</text:p>
          </table:table-cell>
          <table:table-cell table:number-columns-repeated="1017"/>
        </table:table-row>
        <table:table-row table:style-name="ro1">
          <table:table-cell office:value-type="float" office:value="408.701">
            <text:p>408,70100</text:p>
          </table:table-cell>
          <table:table-cell office:value-type="float" office:value="-5.955">
            <text:p>-5,95500</text:p>
          </table:table-cell>
          <table:table-cell office:value-type="float" office:value="1.6605">
            <text:p>1,66050</text:p>
          </table:table-cell>
          <table:table-cell office:value-type="float" office:value="178.5">
            <text:p>178,50000</text:p>
          </table:table-cell>
          <table:table-cell office:value-type="string">
            <text:p>NAN</text:p>
          </table:table-cell>
          <table:table-cell/>
          <table:table-cell table:formula="of:=([.B191]+2.9847)/([.D191]-14.4252)" office:value-type="float" office:value="-0.0181033284818875">
            <text:p>-0,01810</text:p>
          </table:table-cell>
          <table:table-cell table:number-columns-repeated="1017"/>
        </table:table-row>
        <table:table-row table:style-name="ro1">
          <table:table-cell office:value-type="float" office:value="408.801">
            <text:p>408,80100</text:p>
          </table:table-cell>
          <table:table-cell office:value-type="float" office:value="-5.955">
            <text:p>-5,95500</text:p>
          </table:table-cell>
          <table:table-cell office:value-type="float" office:value="1.6605">
            <text:p>1,66050</text:p>
          </table:table-cell>
          <table:table-cell office:value-type="float" office:value="178.5">
            <text:p>178,50000</text:p>
          </table:table-cell>
          <table:table-cell office:value-type="string">
            <text:p>NAN</text:p>
          </table:table-cell>
          <table:table-cell/>
          <table:table-cell table:formula="of:=([.B192]+2.9847)/([.D192]-14.4252)" office:value-type="float" office:value="-0.0181033284818875">
            <text:p>-0,01810</text:p>
          </table:table-cell>
          <table:table-cell table:number-columns-repeated="1017"/>
        </table:table-row>
        <table:table-row table:style-name="ro1">
          <table:table-cell office:value-type="float" office:value="408.901">
            <text:p>408,90100</text:p>
          </table:table-cell>
          <table:table-cell office:value-type="float" office:value="-5.955">
            <text:p>-5,95500</text:p>
          </table:table-cell>
          <table:table-cell office:value-type="float" office:value="1.6605">
            <text:p>1,66050</text:p>
          </table:table-cell>
          <table:table-cell office:value-type="float" office:value="178.5">
            <text:p>178,50000</text:p>
          </table:table-cell>
          <table:table-cell office:value-type="string">
            <text:p>NAN</text:p>
          </table:table-cell>
          <table:table-cell/>
          <table:table-cell table:formula="of:=([.B193]+2.9847)/([.D193]-14.4252)" office:value-type="float" office:value="-0.0181033284818875">
            <text:p>-0,01810</text:p>
          </table:table-cell>
          <table:table-cell table:number-columns-repeated="1017"/>
        </table:table-row>
        <table:table-row table:style-name="ro1">
          <table:table-cell office:value-type="float" office:value="409.001">
            <text:p>409,00100</text:p>
          </table:table-cell>
          <table:table-cell office:value-type="float" office:value="-5.955">
            <text:p>-5,95500</text:p>
          </table:table-cell>
          <table:table-cell office:value-type="float" office:value="1.6605">
            <text:p>1,66050</text:p>
          </table:table-cell>
          <table:table-cell office:value-type="float" office:value="178.5">
            <text:p>178,50000</text:p>
          </table:table-cell>
          <table:table-cell office:value-type="string">
            <text:p>NAN</text:p>
          </table:table-cell>
          <table:table-cell/>
          <table:table-cell table:formula="of:=([.B194]+2.9847)/([.D194]-14.4252)" office:value-type="float" office:value="-0.0181033284818875">
            <text:p>-0,01810</text:p>
          </table:table-cell>
          <table:table-cell table:number-columns-repeated="1017"/>
        </table:table-row>
        <table:table-row table:style-name="ro1">
          <table:table-cell office:value-type="float" office:value="409.101">
            <text:p>409,10100</text:p>
          </table:table-cell>
          <table:table-cell office:value-type="float" office:value="-5.955">
            <text:p>-5,95500</text:p>
          </table:table-cell>
          <table:table-cell office:value-type="float" office:value="1.6605">
            <text:p>1,66050</text:p>
          </table:table-cell>
          <table:table-cell office:value-type="float" office:value="178.5">
            <text:p>178,50000</text:p>
          </table:table-cell>
          <table:table-cell office:value-type="string">
            <text:p>NAN</text:p>
          </table:table-cell>
          <table:table-cell/>
          <table:table-cell table:formula="of:=([.B195]+2.9847)/([.D195]-14.4252)" office:value-type="float" office:value="-0.0181033284818875">
            <text:p>-0,01810</text:p>
          </table:table-cell>
          <table:table-cell table:number-columns-repeated="1017"/>
        </table:table-row>
        <table:table-row table:style-name="ro1">
          <table:table-cell office:value-type="float" office:value="409.201">
            <text:p>409,20100</text:p>
          </table:table-cell>
          <table:table-cell office:value-type="float" office:value="-5.955">
            <text:p>-5,95500</text:p>
          </table:table-cell>
          <table:table-cell office:value-type="float" office:value="1.6605">
            <text:p>1,66050</text:p>
          </table:table-cell>
          <table:table-cell office:value-type="float" office:value="178.5">
            <text:p>178,50000</text:p>
          </table:table-cell>
          <table:table-cell office:value-type="string">
            <text:p>NAN</text:p>
          </table:table-cell>
          <table:table-cell/>
          <table:table-cell table:formula="of:=([.B196]+2.9847)/([.D196]-14.4252)" office:value-type="float" office:value="-0.0181033284818875">
            <text:p>-0,01810</text:p>
          </table:table-cell>
          <table:table-cell table:number-columns-repeated="1017"/>
        </table:table-row>
        <table:table-row table:style-name="ro1">
          <table:table-cell office:value-type="float" office:value="409.301">
            <text:p>409,30100</text:p>
          </table:table-cell>
          <table:table-cell office:value-type="float" office:value="-5.955">
            <text:p>-5,95500</text:p>
          </table:table-cell>
          <table:table-cell office:value-type="float" office:value="1.6605">
            <text:p>1,66050</text:p>
          </table:table-cell>
          <table:table-cell office:value-type="float" office:value="178.5">
            <text:p>178,50000</text:p>
          </table:table-cell>
          <table:table-cell office:value-type="string">
            <text:p>NAN</text:p>
          </table:table-cell>
          <table:table-cell/>
          <table:table-cell table:formula="of:=([.B197]+2.9847)/([.D197]-14.4252)" office:value-type="float" office:value="-0.0181033284818875">
            <text:p>-0,01810</text:p>
          </table:table-cell>
          <table:table-cell table:number-columns-repeated="1017"/>
        </table:table-row>
        <table:table-row table:style-name="ro1">
          <table:table-cell office:value-type="float" office:value="409.401">
            <text:p>409,40100</text:p>
          </table:table-cell>
          <table:table-cell office:value-type="float" office:value="-5.955">
            <text:p>-5,95500</text:p>
          </table:table-cell>
          <table:table-cell office:value-type="float" office:value="1.6575">
            <text:p>1,65750</text:p>
          </table:table-cell>
          <table:table-cell office:value-type="float" office:value="178.5">
            <text:p>178,50000</text:p>
          </table:table-cell>
          <table:table-cell office:value-type="string">
            <text:p>NAN</text:p>
          </table:table-cell>
          <table:table-cell/>
          <table:table-cell table:formula="of:=([.B198]+2.9847)/([.D198]-14.4252)" office:value-type="float" office:value="-0.0181033284818875">
            <text:p>-0,01810</text:p>
          </table:table-cell>
          <table:table-cell table:number-columns-repeated="1017"/>
        </table:table-row>
        <table:table-row table:style-name="ro1">
          <table:table-cell office:value-type="float" office:value="409.501">
            <text:p>409,50100</text:p>
          </table:table-cell>
          <table:table-cell office:value-type="float" office:value="-5.955">
            <text:p>-5,95500</text:p>
          </table:table-cell>
          <table:table-cell office:value-type="float" office:value="1.6575">
            <text:p>1,65750</text:p>
          </table:table-cell>
          <table:table-cell office:value-type="float" office:value="178.5">
            <text:p>178,50000</text:p>
          </table:table-cell>
          <table:table-cell office:value-type="string">
            <text:p>NAN</text:p>
          </table:table-cell>
          <table:table-cell/>
          <table:table-cell table:formula="of:=([.B199]+2.9847)/([.D199]-14.4252)" office:value-type="float" office:value="-0.0181033284818875">
            <text:p>-0,01810</text:p>
          </table:table-cell>
          <table:table-cell table:number-columns-repeated="1017"/>
        </table:table-row>
        <table:table-row table:style-name="ro1">
          <table:table-cell office:value-type="float" office:value="409.601">
            <text:p>409,60100</text:p>
          </table:table-cell>
          <table:table-cell office:value-type="float" office:value="-5.955">
            <text:p>-5,95500</text:p>
          </table:table-cell>
          <table:table-cell office:value-type="float" office:value="1.6575">
            <text:p>1,65750</text:p>
          </table:table-cell>
          <table:table-cell office:value-type="float" office:value="178.5">
            <text:p>178,50000</text:p>
          </table:table-cell>
          <table:table-cell office:value-type="string">
            <text:p>NAN</text:p>
          </table:table-cell>
          <table:table-cell/>
          <table:table-cell table:formula="of:=([.B200]+2.9847)/([.D200]-14.4252)" office:value-type="float" office:value="-0.0181033284818875">
            <text:p>-0,01810</text:p>
          </table:table-cell>
          <table:table-cell table:number-columns-repeated="1017"/>
        </table:table-row>
        <table:table-row table:style-name="ro1">
          <table:table-cell office:value-type="float" office:value="409.701">
            <text:p>409,70100</text:p>
          </table:table-cell>
          <table:table-cell office:value-type="float" office:value="-5.955">
            <text:p>-5,95500</text:p>
          </table:table-cell>
          <table:table-cell office:value-type="float" office:value="1.6575">
            <text:p>1,65750</text:p>
          </table:table-cell>
          <table:table-cell office:value-type="float" office:value="178.5">
            <text:p>178,50000</text:p>
          </table:table-cell>
          <table:table-cell office:value-type="string">
            <text:p>NAN</text:p>
          </table:table-cell>
          <table:table-cell/>
          <table:table-cell table:formula="of:=([.B201]+2.9847)/([.D201]-14.4252)" office:value-type="float" office:value="-0.0181033284818875">
            <text:p>-0,01810</text:p>
          </table:table-cell>
          <table:table-cell table:number-columns-repeated="1017"/>
        </table:table-row>
        <table:table-row table:style-name="ro1">
          <table:table-cell office:value-type="float" office:value="409.801">
            <text:p>409,80100</text:p>
          </table:table-cell>
          <table:table-cell office:value-type="float" office:value="-5.955">
            <text:p>-5,95500</text:p>
          </table:table-cell>
          <table:table-cell office:value-type="float" office:value="1.6575">
            <text:p>1,65750</text:p>
          </table:table-cell>
          <table:table-cell office:value-type="float" office:value="178.5">
            <text:p>178,50000</text:p>
          </table:table-cell>
          <table:table-cell office:value-type="string">
            <text:p>NAN</text:p>
          </table:table-cell>
          <table:table-cell/>
          <table:table-cell table:formula="of:=([.B202]+2.9847)/([.D202]-14.4252)" office:value-type="float" office:value="-0.0181033284818875">
            <text:p>-0,01810</text:p>
          </table:table-cell>
          <table:table-cell table:number-columns-repeated="1017"/>
        </table:table-row>
        <table:table-row table:style-name="ro1">
          <table:table-cell office:value-type="float" office:value="409.901">
            <text:p>409,90100</text:p>
          </table:table-cell>
          <table:table-cell office:value-type="float" office:value="-5.955">
            <text:p>-5,95500</text:p>
          </table:table-cell>
          <table:table-cell office:value-type="float" office:value="1.6575">
            <text:p>1,65750</text:p>
          </table:table-cell>
          <table:table-cell office:value-type="float" office:value="178.5">
            <text:p>178,50000</text:p>
          </table:table-cell>
          <table:table-cell office:value-type="string">
            <text:p>NAN</text:p>
          </table:table-cell>
          <table:table-cell/>
          <table:table-cell table:formula="of:=([.B203]+2.9847)/([.D203]-14.4252)" office:value-type="float" office:value="-0.0181033284818875">
            <text:p>-0,01810</text:p>
          </table:table-cell>
          <table:table-cell table:number-columns-repeated="1017"/>
        </table:table-row>
        <table:table-row table:style-name="ro1">
          <table:table-cell office:value-type="float" office:value="410.001">
            <text:p>410,00100</text:p>
          </table:table-cell>
          <table:table-cell office:value-type="float" office:value="-5.955">
            <text:p>-5,95500</text:p>
          </table:table-cell>
          <table:table-cell office:value-type="float" office:value="1.6575">
            <text:p>1,65750</text:p>
          </table:table-cell>
          <table:table-cell office:value-type="float" office:value="178.5">
            <text:p>178,50000</text:p>
          </table:table-cell>
          <table:table-cell office:value-type="string">
            <text:p>NAN</text:p>
          </table:table-cell>
          <table:table-cell/>
          <table:table-cell table:formula="of:=([.B204]+2.9847)/([.D204]-14.4252)" office:value-type="float" office:value="-0.0181033284818875">
            <text:p>-0,01810</text:p>
          </table:table-cell>
          <table:table-cell table:number-columns-repeated="1017"/>
        </table:table-row>
        <table:table-row table:style-name="ro1">
          <table:table-cell office:value-type="float" office:value="410.101">
            <text:p>410,10100</text:p>
          </table:table-cell>
          <table:table-cell office:value-type="float" office:value="-5.955">
            <text:p>-5,95500</text:p>
          </table:table-cell>
          <table:table-cell office:value-type="float" office:value="1.6575">
            <text:p>1,65750</text:p>
          </table:table-cell>
          <table:table-cell office:value-type="float" office:value="178.5">
            <text:p>178,50000</text:p>
          </table:table-cell>
          <table:table-cell office:value-type="string">
            <text:p>NAN</text:p>
          </table:table-cell>
          <table:table-cell/>
          <table:table-cell table:formula="of:=([.B205]+2.9847)/([.D205]-14.4252)" office:value-type="float" office:value="-0.0181033284818875">
            <text:p>-0,01810</text:p>
          </table:table-cell>
          <table:table-cell table:number-columns-repeated="1017"/>
        </table:table-row>
        <table:table-row table:style-name="ro1">
          <table:table-cell office:value-type="float" office:value="410.201">
            <text:p>410,20100</text:p>
          </table:table-cell>
          <table:table-cell office:value-type="float" office:value="-5.955">
            <text:p>-5,95500</text:p>
          </table:table-cell>
          <table:table-cell office:value-type="float" office:value="1.6575">
            <text:p>1,65750</text:p>
          </table:table-cell>
          <table:table-cell office:value-type="float" office:value="178.5">
            <text:p>178,50000</text:p>
          </table:table-cell>
          <table:table-cell office:value-type="string">
            <text:p>NAN</text:p>
          </table:table-cell>
          <table:table-cell/>
          <table:table-cell table:formula="of:=([.B206]+2.9847)/([.D206]-14.4252)" office:value-type="float" office:value="-0.0181033284818875">
            <text:p>-0,01810</text:p>
          </table:table-cell>
          <table:table-cell table:number-columns-repeated="1017"/>
        </table:table-row>
        <table:table-row table:style-name="ro1">
          <table:table-cell office:value-type="float" office:value="410.301">
            <text:p>410,30100</text:p>
          </table:table-cell>
          <table:table-cell office:value-type="float" office:value="-5.955">
            <text:p>-5,95500</text:p>
          </table:table-cell>
          <table:table-cell office:value-type="float" office:value="1.6575">
            <text:p>1,65750</text:p>
          </table:table-cell>
          <table:table-cell office:value-type="float" office:value="178.5">
            <text:p>178,50000</text:p>
          </table:table-cell>
          <table:table-cell office:value-type="string">
            <text:p>NAN</text:p>
          </table:table-cell>
          <table:table-cell/>
          <table:table-cell table:formula="of:=([.B207]+2.9847)/([.D207]-14.4252)" office:value-type="float" office:value="-0.0181033284818875">
            <text:p>-0,01810</text:p>
          </table:table-cell>
          <table:table-cell table:number-columns-repeated="1017"/>
        </table:table-row>
        <table:table-row table:style-name="ro1">
          <table:table-cell office:value-type="float" office:value="410.401">
            <text:p>410,40100</text:p>
          </table:table-cell>
          <table:table-cell office:value-type="float" office:value="-5.955">
            <text:p>-5,95500</text:p>
          </table:table-cell>
          <table:table-cell office:value-type="float" office:value="1.6575">
            <text:p>1,65750</text:p>
          </table:table-cell>
          <table:table-cell office:value-type="float" office:value="178.5">
            <text:p>178,50000</text:p>
          </table:table-cell>
          <table:table-cell office:value-type="string">
            <text:p>NAN</text:p>
          </table:table-cell>
          <table:table-cell/>
          <table:table-cell table:formula="of:=([.B208]+2.9847)/([.D208]-14.4252)" office:value-type="float" office:value="-0.0181033284818875">
            <text:p>-0,01810</text:p>
          </table:table-cell>
          <table:table-cell table:number-columns-repeated="1017"/>
        </table:table-row>
        <table:table-row table:style-name="ro1">
          <table:table-cell office:value-type="float" office:value="410.501">
            <text:p>410,50100</text:p>
          </table:table-cell>
          <table:table-cell office:value-type="float" office:value="-5.955">
            <text:p>-5,95500</text:p>
          </table:table-cell>
          <table:table-cell office:value-type="float" office:value="1.6575">
            <text:p>1,65750</text:p>
          </table:table-cell>
          <table:table-cell office:value-type="float" office:value="178.5">
            <text:p>178,50000</text:p>
          </table:table-cell>
          <table:table-cell office:value-type="string">
            <text:p>NAN</text:p>
          </table:table-cell>
          <table:table-cell/>
          <table:table-cell table:formula="of:=([.B209]+2.9847)/([.D209]-14.4252)" office:value-type="float" office:value="-0.0181033284818875">
            <text:p>-0,01810</text:p>
          </table:table-cell>
          <table:table-cell table:number-columns-repeated="1017"/>
        </table:table-row>
        <table:table-row table:style-name="ro1">
          <table:table-cell office:value-type="float" office:value="410.601">
            <text:p>410,60100</text:p>
          </table:table-cell>
          <table:table-cell office:value-type="float" office:value="-5.955">
            <text:p>-5,95500</text:p>
          </table:table-cell>
          <table:table-cell office:value-type="float" office:value="1.6575">
            <text:p>1,65750</text:p>
          </table:table-cell>
          <table:table-cell office:value-type="float" office:value="178.5">
            <text:p>178,50000</text:p>
          </table:table-cell>
          <table:table-cell office:value-type="string">
            <text:p>NAN</text:p>
          </table:table-cell>
          <table:table-cell/>
          <table:table-cell table:formula="of:=([.B210]+2.9847)/([.D210]-14.4252)" office:value-type="float" office:value="-0.0181033284818875">
            <text:p>-0,01810</text:p>
          </table:table-cell>
          <table:table-cell table:number-columns-repeated="1017"/>
        </table:table-row>
        <table:table-row table:style-name="ro1">
          <table:table-cell office:value-type="float" office:value="410.701">
            <text:p>410,70100</text:p>
          </table:table-cell>
          <table:table-cell office:value-type="float" office:value="-5.955">
            <text:p>-5,95500</text:p>
          </table:table-cell>
          <table:table-cell office:value-type="float" office:value="1.6575">
            <text:p>1,65750</text:p>
          </table:table-cell>
          <table:table-cell office:value-type="float" office:value="178.5">
            <text:p>178,50000</text:p>
          </table:table-cell>
          <table:table-cell office:value-type="string">
            <text:p>NAN</text:p>
          </table:table-cell>
          <table:table-cell/>
          <table:table-cell table:formula="of:=([.B211]+2.9847)/([.D211]-14.4252)" office:value-type="float" office:value="-0.0181033284818875">
            <text:p>-0,01810</text:p>
          </table:table-cell>
          <table:table-cell table:number-columns-repeated="1017"/>
        </table:table-row>
        <table:table-row table:style-name="ro1">
          <table:table-cell office:value-type="float" office:value="410.801">
            <text:p>410,80100</text:p>
          </table:table-cell>
          <table:table-cell office:value-type="float" office:value="-5.955">
            <text:p>-5,95500</text:p>
          </table:table-cell>
          <table:table-cell office:value-type="float" office:value="1.6575">
            <text:p>1,65750</text:p>
          </table:table-cell>
          <table:table-cell office:value-type="float" office:value="178.5">
            <text:p>178,50000</text:p>
          </table:table-cell>
          <table:table-cell office:value-type="string">
            <text:p>NAN</text:p>
          </table:table-cell>
          <table:table-cell/>
          <table:table-cell table:formula="of:=([.B212]+2.9847)/([.D212]-14.4252)" office:value-type="float" office:value="-0.0181033284818875">
            <text:p>-0,01810</text:p>
          </table:table-cell>
          <table:table-cell table:number-columns-repeated="1017"/>
        </table:table-row>
        <table:table-row table:style-name="ro1">
          <table:table-cell office:value-type="float" office:value="410.901">
            <text:p>410,90100</text:p>
          </table:table-cell>
          <table:table-cell office:value-type="float" office:value="-5.955">
            <text:p>-5,95500</text:p>
          </table:table-cell>
          <table:table-cell office:value-type="float" office:value="1.6575">
            <text:p>1,65750</text:p>
          </table:table-cell>
          <table:table-cell office:value-type="float" office:value="178.5">
            <text:p>178,50000</text:p>
          </table:table-cell>
          <table:table-cell office:value-type="string">
            <text:p>NAN</text:p>
          </table:table-cell>
          <table:table-cell/>
          <table:table-cell table:formula="of:=([.B213]+2.9847)/([.D213]-14.4252)" office:value-type="float" office:value="-0.0181033284818875">
            <text:p>-0,01810</text:p>
          </table:table-cell>
          <table:table-cell table:number-columns-repeated="1017"/>
        </table:table-row>
        <table:table-row table:style-name="ro1">
          <table:table-cell office:value-type="float" office:value="411.001">
            <text:p>411,00100</text:p>
          </table:table-cell>
          <table:table-cell office:value-type="float" office:value="-5.955">
            <text:p>-5,95500</text:p>
          </table:table-cell>
          <table:table-cell office:value-type="float" office:value="1.6575">
            <text:p>1,65750</text:p>
          </table:table-cell>
          <table:table-cell office:value-type="float" office:value="178.5">
            <text:p>178,50000</text:p>
          </table:table-cell>
          <table:table-cell office:value-type="string">
            <text:p>NAN</text:p>
          </table:table-cell>
          <table:table-cell/>
          <table:table-cell table:formula="of:=([.B214]+2.9847)/([.D214]-14.4252)" office:value-type="float" office:value="-0.0181033284818875">
            <text:p>-0,01810</text:p>
          </table:table-cell>
          <table:table-cell table:number-columns-repeated="1017"/>
        </table:table-row>
        <table:table-row table:style-name="ro1">
          <table:table-cell office:value-type="float" office:value="411.101">
            <text:p>411,10100</text:p>
          </table:table-cell>
          <table:table-cell office:value-type="float" office:value="-5.955">
            <text:p>-5,95500</text:p>
          </table:table-cell>
          <table:table-cell office:value-type="float" office:value="1.6575">
            <text:p>1,65750</text:p>
          </table:table-cell>
          <table:table-cell office:value-type="float" office:value="178.5">
            <text:p>178,50000</text:p>
          </table:table-cell>
          <table:table-cell office:value-type="string">
            <text:p>NAN</text:p>
          </table:table-cell>
          <table:table-cell/>
          <table:table-cell table:formula="of:=([.B215]+2.9847)/([.D215]-14.4252)" office:value-type="float" office:value="-0.0181033284818875">
            <text:p>-0,01810</text:p>
          </table:table-cell>
          <table:table-cell table:number-columns-repeated="1017"/>
        </table:table-row>
        <table:table-row table:style-name="ro1">
          <table:table-cell office:value-type="float" office:value="411.201">
            <text:p>411,20100</text:p>
          </table:table-cell>
          <table:table-cell office:value-type="float" office:value="-5.955">
            <text:p>-5,95500</text:p>
          </table:table-cell>
          <table:table-cell office:value-type="float" office:value="1.6575">
            <text:p>1,65750</text:p>
          </table:table-cell>
          <table:table-cell office:value-type="float" office:value="178.5">
            <text:p>178,50000</text:p>
          </table:table-cell>
          <table:table-cell office:value-type="string">
            <text:p>NAN</text:p>
          </table:table-cell>
          <table:table-cell/>
          <table:table-cell table:formula="of:=([.B216]+2.9847)/([.D216]-14.4252)" office:value-type="float" office:value="-0.0181033284818875">
            <text:p>-0,01810</text:p>
          </table:table-cell>
          <table:table-cell table:number-columns-repeated="1017"/>
        </table:table-row>
        <table:table-row table:style-name="ro1">
          <table:table-cell office:value-type="float" office:value="411.301">
            <text:p>411,30100</text:p>
          </table:table-cell>
          <table:table-cell office:value-type="float" office:value="-5.955">
            <text:p>-5,95500</text:p>
          </table:table-cell>
          <table:table-cell office:value-type="float" office:value="1.6575">
            <text:p>1,65750</text:p>
          </table:table-cell>
          <table:table-cell office:value-type="float" office:value="178.5">
            <text:p>178,50000</text:p>
          </table:table-cell>
          <table:table-cell office:value-type="string">
            <text:p>NAN</text:p>
          </table:table-cell>
          <table:table-cell/>
          <table:table-cell table:formula="of:=([.B217]+2.9847)/([.D217]-14.4252)" office:value-type="float" office:value="-0.0181033284818875">
            <text:p>-0,01810</text:p>
          </table:table-cell>
          <table:table-cell table:number-columns-repeated="1017"/>
        </table:table-row>
        <table:table-row table:style-name="ro1">
          <table:table-cell office:value-type="float" office:value="411.401">
            <text:p>411,40100</text:p>
          </table:table-cell>
          <table:table-cell office:value-type="float" office:value="-5.955">
            <text:p>-5,95500</text:p>
          </table:table-cell>
          <table:table-cell office:value-type="float" office:value="1.659">
            <text:p>1,65900</text:p>
          </table:table-cell>
          <table:table-cell office:value-type="float" office:value="178.5">
            <text:p>178,50000</text:p>
          </table:table-cell>
          <table:table-cell office:value-type="string">
            <text:p>NAN</text:p>
          </table:table-cell>
          <table:table-cell/>
          <table:table-cell table:formula="of:=([.B218]+2.9847)/([.D218]-14.4252)" office:value-type="float" office:value="-0.0181033284818875">
            <text:p>-0,01810</text:p>
          </table:table-cell>
          <table:table-cell table:number-columns-repeated="1017"/>
        </table:table-row>
        <table:table-row table:style-name="ro1">
          <table:table-cell office:value-type="float" office:value="411.501">
            <text:p>411,50100</text:p>
          </table:table-cell>
          <table:table-cell office:value-type="float" office:value="-5.955">
            <text:p>-5,95500</text:p>
          </table:table-cell>
          <table:table-cell office:value-type="float" office:value="1.659">
            <text:p>1,65900</text:p>
          </table:table-cell>
          <table:table-cell office:value-type="float" office:value="178.5">
            <text:p>178,50000</text:p>
          </table:table-cell>
          <table:table-cell office:value-type="string">
            <text:p>NAN</text:p>
          </table:table-cell>
          <table:table-cell/>
          <table:table-cell table:formula="of:=([.B219]+2.9847)/([.D219]-14.4252)" office:value-type="float" office:value="-0.0181033284818875">
            <text:p>-0,01810</text:p>
          </table:table-cell>
          <table:table-cell table:number-columns-repeated="1017"/>
        </table:table-row>
        <table:table-row table:style-name="ro1">
          <table:table-cell office:value-type="float" office:value="411.601">
            <text:p>411,60100</text:p>
          </table:table-cell>
          <table:table-cell office:value-type="float" office:value="-5.955">
            <text:p>-5,95500</text:p>
          </table:table-cell>
          <table:table-cell office:value-type="float" office:value="1.659">
            <text:p>1,65900</text:p>
          </table:table-cell>
          <table:table-cell office:value-type="float" office:value="178.5">
            <text:p>178,50000</text:p>
          </table:table-cell>
          <table:table-cell office:value-type="string">
            <text:p>NAN</text:p>
          </table:table-cell>
          <table:table-cell/>
          <table:table-cell table:formula="of:=([.B220]+2.9847)/([.D220]-14.4252)" office:value-type="float" office:value="-0.0181033284818875">
            <text:p>-0,01810</text:p>
          </table:table-cell>
          <table:table-cell table:number-columns-repeated="1017"/>
        </table:table-row>
        <table:table-row table:style-name="ro1">
          <table:table-cell office:value-type="float" office:value="411.701">
            <text:p>411,70100</text:p>
          </table:table-cell>
          <table:table-cell office:value-type="float" office:value="-5.955">
            <text:p>-5,95500</text:p>
          </table:table-cell>
          <table:table-cell office:value-type="float" office:value="1.659">
            <text:p>1,65900</text:p>
          </table:table-cell>
          <table:table-cell office:value-type="float" office:value="178.5">
            <text:p>178,50000</text:p>
          </table:table-cell>
          <table:table-cell office:value-type="string">
            <text:p>NAN</text:p>
          </table:table-cell>
          <table:table-cell/>
          <table:table-cell table:formula="of:=([.B221]+2.9847)/([.D221]-14.4252)" office:value-type="float" office:value="-0.0181033284818875">
            <text:p>-0,01810</text:p>
          </table:table-cell>
          <table:table-cell table:number-columns-repeated="1017"/>
        </table:table-row>
        <table:table-row table:style-name="ro1">
          <table:table-cell office:value-type="float" office:value="411.801">
            <text:p>411,80100</text:p>
          </table:table-cell>
          <table:table-cell office:value-type="float" office:value="-5.955">
            <text:p>-5,95500</text:p>
          </table:table-cell>
          <table:table-cell office:value-type="float" office:value="1.659">
            <text:p>1,65900</text:p>
          </table:table-cell>
          <table:table-cell office:value-type="float" office:value="178.5">
            <text:p>178,50000</text:p>
          </table:table-cell>
          <table:table-cell office:value-type="string">
            <text:p>NAN</text:p>
          </table:table-cell>
          <table:table-cell/>
          <table:table-cell table:formula="of:=([.B222]+2.9847)/([.D222]-14.4252)" office:value-type="float" office:value="-0.0181033284818875">
            <text:p>-0,01810</text:p>
          </table:table-cell>
          <table:table-cell table:number-columns-repeated="1017"/>
        </table:table-row>
        <table:table-row table:style-name="ro1">
          <table:table-cell office:value-type="float" office:value="411.901">
            <text:p>411,90100</text:p>
          </table:table-cell>
          <table:table-cell office:value-type="float" office:value="-5.955">
            <text:p>-5,95500</text:p>
          </table:table-cell>
          <table:table-cell office:value-type="float" office:value="1.659">
            <text:p>1,65900</text:p>
          </table:table-cell>
          <table:table-cell office:value-type="float" office:value="178.5">
            <text:p>178,50000</text:p>
          </table:table-cell>
          <table:table-cell office:value-type="string">
            <text:p>NAN</text:p>
          </table:table-cell>
          <table:table-cell/>
          <table:table-cell table:formula="of:=([.B223]+2.9847)/([.D223]-14.4252)" office:value-type="float" office:value="-0.0181033284818875">
            <text:p>-0,01810</text:p>
          </table:table-cell>
          <table:table-cell table:number-columns-repeated="1017"/>
        </table:table-row>
        <table:table-row table:style-name="ro1">
          <table:table-cell office:value-type="float" office:value="412.001">
            <text:p>412,00100</text:p>
          </table:table-cell>
          <table:table-cell office:value-type="float" office:value="-5.955">
            <text:p>-5,95500</text:p>
          </table:table-cell>
          <table:table-cell office:value-type="float" office:value="1.659">
            <text:p>1,65900</text:p>
          </table:table-cell>
          <table:table-cell office:value-type="float" office:value="178.5">
            <text:p>178,50000</text:p>
          </table:table-cell>
          <table:table-cell office:value-type="string">
            <text:p>NAN</text:p>
          </table:table-cell>
          <table:table-cell/>
          <table:table-cell table:formula="of:=([.B224]+2.9847)/([.D224]-14.4252)" office:value-type="float" office:value="-0.0181033284818875">
            <text:p>-0,01810</text:p>
          </table:table-cell>
          <table:table-cell table:number-columns-repeated="1017"/>
        </table:table-row>
        <table:table-row table:style-name="ro1">
          <table:table-cell office:value-type="float" office:value="412.101">
            <text:p>412,10100</text:p>
          </table:table-cell>
          <table:table-cell office:value-type="float" office:value="-5.955">
            <text:p>-5,95500</text:p>
          </table:table-cell>
          <table:table-cell office:value-type="float" office:value="1.659">
            <text:p>1,65900</text:p>
          </table:table-cell>
          <table:table-cell office:value-type="float" office:value="178.5">
            <text:p>178,50000</text:p>
          </table:table-cell>
          <table:table-cell office:value-type="string">
            <text:p>NAN</text:p>
          </table:table-cell>
          <table:table-cell/>
          <table:table-cell table:formula="of:=([.B225]+2.9847)/([.D225]-14.4252)" office:value-type="float" office:value="-0.0181033284818875">
            <text:p>-0,01810</text:p>
          </table:table-cell>
          <table:table-cell table:number-columns-repeated="1017"/>
        </table:table-row>
        <table:table-row table:style-name="ro1">
          <table:table-cell office:value-type="float" office:value="412.201">
            <text:p>412,20100</text:p>
          </table:table-cell>
          <table:table-cell office:value-type="float" office:value="-5.955">
            <text:p>-5,95500</text:p>
          </table:table-cell>
          <table:table-cell office:value-type="float" office:value="1.659">
            <text:p>1,65900</text:p>
          </table:table-cell>
          <table:table-cell office:value-type="float" office:value="178.5">
            <text:p>178,50000</text:p>
          </table:table-cell>
          <table:table-cell office:value-type="string">
            <text:p>NAN</text:p>
          </table:table-cell>
          <table:table-cell/>
          <table:table-cell table:formula="of:=([.B226]+2.9847)/([.D226]-14.4252)" office:value-type="float" office:value="-0.0181033284818875">
            <text:p>-0,01810</text:p>
          </table:table-cell>
          <table:table-cell table:number-columns-repeated="1017"/>
        </table:table-row>
        <table:table-row table:style-name="ro1">
          <table:table-cell office:value-type="float" office:value="412.301">
            <text:p>412,30100</text:p>
          </table:table-cell>
          <table:table-cell office:value-type="float" office:value="-5.94">
            <text:p>-5,94000</text:p>
          </table:table-cell>
          <table:table-cell office:value-type="float" office:value="1.659">
            <text:p>1,65900</text:p>
          </table:table-cell>
          <table:table-cell office:value-type="float" office:value="178.5">
            <text:p>178,50000</text:p>
          </table:table-cell>
          <table:table-cell office:value-type="string">
            <text:p>NAN</text:p>
          </table:table-cell>
          <table:table-cell/>
          <table:table-cell table:formula="of:=([.B227]+2.9847)/([.D227]-14.4252)" office:value-type="float" office:value="-0.0180119067644757">
            <text:p>-0,01801</text:p>
          </table:table-cell>
          <table:table-cell table:number-columns-repeated="1017"/>
        </table:table-row>
        <table:table-row table:style-name="ro1">
          <table:table-cell office:value-type="float" office:value="412.401">
            <text:p>412,40100</text:p>
          </table:table-cell>
          <table:table-cell office:value-type="float" office:value="-5.94">
            <text:p>-5,94000</text:p>
          </table:table-cell>
          <table:table-cell office:value-type="float" office:value="1.659">
            <text:p>1,65900</text:p>
          </table:table-cell>
          <table:table-cell office:value-type="float" office:value="178.5">
            <text:p>178,50000</text:p>
          </table:table-cell>
          <table:table-cell office:value-type="string">
            <text:p>NAN</text:p>
          </table:table-cell>
          <table:table-cell/>
          <table:table-cell table:formula="of:=([.B228]+2.9847)/([.D228]-14.4252)" office:value-type="float" office:value="-0.0180119067644757">
            <text:p>-0,01801</text:p>
          </table:table-cell>
          <table:table-cell table:number-columns-repeated="1017"/>
        </table:table-row>
        <table:table-row table:style-name="ro1">
          <table:table-cell office:value-type="float" office:value="412.501">
            <text:p>412,50100</text:p>
          </table:table-cell>
          <table:table-cell office:value-type="float" office:value="-5.94">
            <text:p>-5,94000</text:p>
          </table:table-cell>
          <table:table-cell office:value-type="float" office:value="1.659">
            <text:p>1,65900</text:p>
          </table:table-cell>
          <table:table-cell office:value-type="float" office:value="178.5">
            <text:p>178,50000</text:p>
          </table:table-cell>
          <table:table-cell office:value-type="string">
            <text:p>NAN</text:p>
          </table:table-cell>
          <table:table-cell/>
          <table:table-cell table:formula="of:=([.B229]+2.9847)/([.D229]-14.4252)" office:value-type="float" office:value="-0.0180119067644757">
            <text:p>-0,01801</text:p>
          </table:table-cell>
          <table:table-cell table:number-columns-repeated="1017"/>
        </table:table-row>
        <table:table-row table:style-name="ro1">
          <table:table-cell office:value-type="float" office:value="412.601">
            <text:p>412,60100</text:p>
          </table:table-cell>
          <table:table-cell office:value-type="float" office:value="-5.94">
            <text:p>-5,94000</text:p>
          </table:table-cell>
          <table:table-cell office:value-type="float" office:value="1.659">
            <text:p>1,65900</text:p>
          </table:table-cell>
          <table:table-cell office:value-type="float" office:value="178.5">
            <text:p>178,50000</text:p>
          </table:table-cell>
          <table:table-cell office:value-type="string">
            <text:p>NAN</text:p>
          </table:table-cell>
          <table:table-cell/>
          <table:table-cell table:formula="of:=([.B230]+2.9847)/([.D230]-14.4252)" office:value-type="float" office:value="-0.0180119067644757">
            <text:p>-0,01801</text:p>
          </table:table-cell>
          <table:table-cell table:number-columns-repeated="1017"/>
        </table:table-row>
        <table:table-row table:style-name="ro1">
          <table:table-cell office:value-type="float" office:value="412.701">
            <text:p>412,70100</text:p>
          </table:table-cell>
          <table:table-cell office:value-type="float" office:value="-5.94">
            <text:p>-5,94000</text:p>
          </table:table-cell>
          <table:table-cell office:value-type="float" office:value="1.659">
            <text:p>1,65900</text:p>
          </table:table-cell>
          <table:table-cell office:value-type="float" office:value="178.5">
            <text:p>178,50000</text:p>
          </table:table-cell>
          <table:table-cell office:value-type="string">
            <text:p>NAN</text:p>
          </table:table-cell>
          <table:table-cell/>
          <table:table-cell table:formula="of:=([.B231]+2.9847)/([.D231]-14.4252)" office:value-type="float" office:value="-0.0180119067644757">
            <text:p>-0,01801</text:p>
          </table:table-cell>
          <table:table-cell table:number-columns-repeated="1017"/>
        </table:table-row>
        <table:table-row table:style-name="ro1">
          <table:table-cell office:value-type="float" office:value="412.801">
            <text:p>412,80100</text:p>
          </table:table-cell>
          <table:table-cell office:value-type="float" office:value="-5.94">
            <text:p>-5,94000</text:p>
          </table:table-cell>
          <table:table-cell office:value-type="float" office:value="1.659">
            <text:p>1,65900</text:p>
          </table:table-cell>
          <table:table-cell office:value-type="float" office:value="178.5">
            <text:p>178,50000</text:p>
          </table:table-cell>
          <table:table-cell office:value-type="string">
            <text:p>NAN</text:p>
          </table:table-cell>
          <table:table-cell/>
          <table:table-cell table:formula="of:=([.B232]+2.9847)/([.D232]-14.4252)" office:value-type="float" office:value="-0.0180119067644757">
            <text:p>-0,01801</text:p>
          </table:table-cell>
          <table:table-cell table:number-columns-repeated="1017"/>
        </table:table-row>
        <table:table-row table:style-name="ro1">
          <table:table-cell office:value-type="float" office:value="412.901">
            <text:p>412,90100</text:p>
          </table:table-cell>
          <table:table-cell office:value-type="float" office:value="-5.94">
            <text:p>-5,94000</text:p>
          </table:table-cell>
          <table:table-cell office:value-type="float" office:value="1.659">
            <text:p>1,65900</text:p>
          </table:table-cell>
          <table:table-cell office:value-type="float" office:value="178.5">
            <text:p>178,50000</text:p>
          </table:table-cell>
          <table:table-cell office:value-type="string">
            <text:p>NAN</text:p>
          </table:table-cell>
          <table:table-cell/>
          <table:table-cell table:formula="of:=([.B233]+2.9847)/([.D233]-14.4252)" office:value-type="float" office:value="-0.0180119067644757">
            <text:p>-0,01801</text:p>
          </table:table-cell>
          <table:table-cell table:number-columns-repeated="1017"/>
        </table:table-row>
        <table:table-row table:style-name="ro1">
          <table:table-cell office:value-type="float" office:value="413.001">
            <text:p>413,00100</text:p>
          </table:table-cell>
          <table:table-cell office:value-type="float" office:value="-5.94">
            <text:p>-5,94000</text:p>
          </table:table-cell>
          <table:table-cell office:value-type="float" office:value="1.659">
            <text:p>1,65900</text:p>
          </table:table-cell>
          <table:table-cell office:value-type="float" office:value="178.5">
            <text:p>178,50000</text:p>
          </table:table-cell>
          <table:table-cell office:value-type="string">
            <text:p>NAN</text:p>
          </table:table-cell>
          <table:table-cell/>
          <table:table-cell table:formula="of:=([.B234]+2.9847)/([.D234]-14.4252)" office:value-type="float" office:value="-0.0180119067644757">
            <text:p>-0,01801</text:p>
          </table:table-cell>
          <table:table-cell table:number-columns-repeated="1017"/>
        </table:table-row>
        <table:table-row table:style-name="ro1">
          <table:table-cell office:value-type="float" office:value="413.101">
            <text:p>413,10100</text:p>
          </table:table-cell>
          <table:table-cell office:value-type="float" office:value="-5.94">
            <text:p>-5,94000</text:p>
          </table:table-cell>
          <table:table-cell office:value-type="float" office:value="1.659">
            <text:p>1,65900</text:p>
          </table:table-cell>
          <table:table-cell office:value-type="float" office:value="178.5">
            <text:p>178,50000</text:p>
          </table:table-cell>
          <table:table-cell office:value-type="string">
            <text:p>NAN</text:p>
          </table:table-cell>
          <table:table-cell/>
          <table:table-cell table:formula="of:=([.B235]+2.9847)/([.D235]-14.4252)" office:value-type="float" office:value="-0.0180119067644757">
            <text:p>-0,01801</text:p>
          </table:table-cell>
          <table:table-cell table:number-columns-repeated="1017"/>
        </table:table-row>
        <table:table-row table:style-name="ro1">
          <table:table-cell office:value-type="float" office:value="413.201">
            <text:p>413,20100</text:p>
          </table:table-cell>
          <table:table-cell office:value-type="float" office:value="-5.94">
            <text:p>-5,94000</text:p>
          </table:table-cell>
          <table:table-cell office:value-type="float" office:value="1.659">
            <text:p>1,65900</text:p>
          </table:table-cell>
          <table:table-cell office:value-type="float" office:value="178.5">
            <text:p>178,50000</text:p>
          </table:table-cell>
          <table:table-cell office:value-type="string">
            <text:p>NAN</text:p>
          </table:table-cell>
          <table:table-cell/>
          <table:table-cell table:formula="of:=([.B236]+2.9847)/([.D236]-14.4252)" office:value-type="float" office:value="-0.0180119067644757">
            <text:p>-0,01801</text:p>
          </table:table-cell>
          <table:table-cell table:number-columns-repeated="1017"/>
        </table:table-row>
        <table:table-row table:style-name="ro1">
          <table:table-cell office:value-type="float" office:value="413.301">
            <text:p>413,30100</text:p>
          </table:table-cell>
          <table:table-cell office:value-type="float" office:value="-5.94">
            <text:p>-5,94000</text:p>
          </table:table-cell>
          <table:table-cell office:value-type="float" office:value="1.659">
            <text:p>1,65900</text:p>
          </table:table-cell>
          <table:table-cell office:value-type="float" office:value="178.5">
            <text:p>178,50000</text:p>
          </table:table-cell>
          <table:table-cell office:value-type="string">
            <text:p>NAN</text:p>
          </table:table-cell>
          <table:table-cell/>
          <table:table-cell table:formula="of:=([.B237]+2.9847)/([.D237]-14.4252)" office:value-type="float" office:value="-0.0180119067644757">
            <text:p>-0,01801</text:p>
          </table:table-cell>
          <table:table-cell table:number-columns-repeated="1017"/>
        </table:table-row>
        <table:table-row table:style-name="ro1">
          <table:table-cell office:value-type="float" office:value="413.401">
            <text:p>413,40100</text:p>
          </table:table-cell>
          <table:table-cell office:value-type="float" office:value="-5.94">
            <text:p>-5,94000</text:p>
          </table:table-cell>
          <table:table-cell office:value-type="float" office:value="1.659">
            <text:p>1,65900</text:p>
          </table:table-cell>
          <table:table-cell office:value-type="float" office:value="178.35">
            <text:p>178,35000</text:p>
          </table:table-cell>
          <table:table-cell office:value-type="string">
            <text:p>NAN</text:p>
          </table:table-cell>
          <table:table-cell/>
          <table:table-cell table:formula="of:=([.B238]+2.9847)/([.D238]-14.4252)" office:value-type="float" office:value="-0.0180283886269802">
            <text:p>-0,01803</text:p>
          </table:table-cell>
          <table:table-cell table:number-columns-repeated="1017"/>
        </table:table-row>
        <table:table-row table:style-name="ro1">
          <table:table-cell office:value-type="float" office:value="413.501">
            <text:p>413,50100</text:p>
          </table:table-cell>
          <table:table-cell office:value-type="float" office:value="-5.94">
            <text:p>-5,94000</text:p>
          </table:table-cell>
          <table:table-cell office:value-type="float" office:value="1.659">
            <text:p>1,65900</text:p>
          </table:table-cell>
          <table:table-cell office:value-type="float" office:value="178.35">
            <text:p>178,35000</text:p>
          </table:table-cell>
          <table:table-cell office:value-type="string">
            <text:p>NAN</text:p>
          </table:table-cell>
          <table:table-cell/>
          <table:table-cell table:formula="of:=([.B239]+2.9847)/([.D239]-14.4252)" office:value-type="float" office:value="-0.0180283886269802">
            <text:p>-0,01803</text:p>
          </table:table-cell>
          <table:table-cell table:number-columns-repeated="1017"/>
        </table:table-row>
        <table:table-row table:style-name="ro1">
          <table:table-cell office:value-type="float" office:value="413.601">
            <text:p>413,60100</text:p>
          </table:table-cell>
          <table:table-cell office:value-type="float" office:value="-5.94">
            <text:p>-5,94000</text:p>
          </table:table-cell>
          <table:table-cell office:value-type="float" office:value="1.659">
            <text:p>1,65900</text:p>
          </table:table-cell>
          <table:table-cell office:value-type="float" office:value="178.35">
            <text:p>178,35000</text:p>
          </table:table-cell>
          <table:table-cell office:value-type="string">
            <text:p>NAN</text:p>
          </table:table-cell>
          <table:table-cell/>
          <table:table-cell table:formula="of:=([.B240]+2.9847)/([.D240]-14.4252)" office:value-type="float" office:value="-0.0180283886269802">
            <text:p>-0,01803</text:p>
          </table:table-cell>
          <table:table-cell table:number-columns-repeated="1017"/>
        </table:table-row>
        <table:table-row table:style-name="ro1">
          <table:table-cell office:value-type="float" office:value="413.701">
            <text:p>413,70100</text:p>
          </table:table-cell>
          <table:table-cell office:value-type="float" office:value="-5.94">
            <text:p>-5,94000</text:p>
          </table:table-cell>
          <table:table-cell office:value-type="float" office:value="1.659">
            <text:p>1,65900</text:p>
          </table:table-cell>
          <table:table-cell office:value-type="float" office:value="178.35">
            <text:p>178,35000</text:p>
          </table:table-cell>
          <table:table-cell office:value-type="string">
            <text:p>NAN</text:p>
          </table:table-cell>
          <table:table-cell/>
          <table:table-cell table:formula="of:=([.B241]+2.9847)/([.D241]-14.4252)" office:value-type="float" office:value="-0.0180283886269802">
            <text:p>-0,01803</text:p>
          </table:table-cell>
          <table:table-cell table:number-columns-repeated="1017"/>
        </table:table-row>
        <table:table-row table:style-name="ro1">
          <table:table-cell office:value-type="float" office:value="413.801">
            <text:p>413,80100</text:p>
          </table:table-cell>
          <table:table-cell office:value-type="float" office:value="-5.94">
            <text:p>-5,94000</text:p>
          </table:table-cell>
          <table:table-cell office:value-type="float" office:value="1.659">
            <text:p>1,65900</text:p>
          </table:table-cell>
          <table:table-cell office:value-type="float" office:value="178.35">
            <text:p>178,35000</text:p>
          </table:table-cell>
          <table:table-cell office:value-type="string">
            <text:p>NAN</text:p>
          </table:table-cell>
          <table:table-cell/>
          <table:table-cell table:formula="of:=([.B242]+2.9847)/([.D242]-14.4252)" office:value-type="float" office:value="-0.0180283886269802">
            <text:p>-0,01803</text:p>
          </table:table-cell>
          <table:table-cell table:number-columns-repeated="1017"/>
        </table:table-row>
        <table:table-row table:style-name="ro1">
          <table:table-cell office:value-type="float" office:value="413.901">
            <text:p>413,90100</text:p>
          </table:table-cell>
          <table:table-cell office:value-type="float" office:value="-5.94">
            <text:p>-5,94000</text:p>
          </table:table-cell>
          <table:table-cell office:value-type="float" office:value="1.659">
            <text:p>1,65900</text:p>
          </table:table-cell>
          <table:table-cell office:value-type="float" office:value="178.35">
            <text:p>178,35000</text:p>
          </table:table-cell>
          <table:table-cell office:value-type="string">
            <text:p>NAN</text:p>
          </table:table-cell>
          <table:table-cell/>
          <table:table-cell table:formula="of:=([.B243]+2.9847)/([.D243]-14.4252)" office:value-type="float" office:value="-0.0180283886269802">
            <text:p>-0,01803</text:p>
          </table:table-cell>
          <table:table-cell table:number-columns-repeated="1017"/>
        </table:table-row>
        <table:table-row table:style-name="ro1">
          <table:table-cell office:value-type="float" office:value="414.001">
            <text:p>414,00100</text:p>
          </table:table-cell>
          <table:table-cell office:value-type="float" office:value="-5.94">
            <text:p>-5,94000</text:p>
          </table:table-cell>
          <table:table-cell office:value-type="float" office:value="1.659">
            <text:p>1,65900</text:p>
          </table:table-cell>
          <table:table-cell office:value-type="float" office:value="178.35">
            <text:p>178,35000</text:p>
          </table:table-cell>
          <table:table-cell office:value-type="string">
            <text:p>NAN</text:p>
          </table:table-cell>
          <table:table-cell/>
          <table:table-cell table:formula="of:=([.B244]+2.9847)/([.D244]-14.4252)" office:value-type="float" office:value="-0.0180283886269802">
            <text:p>-0,01803</text:p>
          </table:table-cell>
          <table:table-cell table:number-columns-repeated="1017"/>
        </table:table-row>
        <table:table-row table:style-name="ro1">
          <table:table-cell office:value-type="float" office:value="414.101">
            <text:p>414,10100</text:p>
          </table:table-cell>
          <table:table-cell office:value-type="float" office:value="-5.94">
            <text:p>-5,94000</text:p>
          </table:table-cell>
          <table:table-cell office:value-type="float" office:value="1.659">
            <text:p>1,65900</text:p>
          </table:table-cell>
          <table:table-cell office:value-type="float" office:value="178.35">
            <text:p>178,35000</text:p>
          </table:table-cell>
          <table:table-cell office:value-type="string">
            <text:p>NAN</text:p>
          </table:table-cell>
          <table:table-cell/>
          <table:table-cell table:formula="of:=([.B245]+2.9847)/([.D245]-14.4252)" office:value-type="float" office:value="-0.0180283886269802">
            <text:p>-0,01803</text:p>
          </table:table-cell>
          <table:table-cell table:number-columns-repeated="1017"/>
        </table:table-row>
        <table:table-row table:style-name="ro1">
          <table:table-cell office:value-type="float" office:value="414.201">
            <text:p>414,20100</text:p>
          </table:table-cell>
          <table:table-cell office:value-type="float" office:value="-5.94">
            <text:p>-5,94000</text:p>
          </table:table-cell>
          <table:table-cell office:value-type="float" office:value="1.659">
            <text:p>1,65900</text:p>
          </table:table-cell>
          <table:table-cell office:value-type="float" office:value="178.35">
            <text:p>178,35000</text:p>
          </table:table-cell>
          <table:table-cell office:value-type="string">
            <text:p>NAN</text:p>
          </table:table-cell>
          <table:table-cell/>
          <table:table-cell table:formula="of:=([.B246]+2.9847)/([.D246]-14.4252)" office:value-type="float" office:value="-0.0180283886269802">
            <text:p>-0,01803</text:p>
          </table:table-cell>
          <table:table-cell table:number-columns-repeated="1017"/>
        </table:table-row>
        <table:table-row table:style-name="ro1">
          <table:table-cell office:value-type="float" office:value="414.301">
            <text:p>414,30100</text:p>
          </table:table-cell>
          <table:table-cell office:value-type="float" office:value="-5.925">
            <text:p>-5,92500</text:p>
          </table:table-cell>
          <table:table-cell office:value-type="float" office:value="1.659">
            <text:p>1,65900</text:p>
          </table:table-cell>
          <table:table-cell office:value-type="float" office:value="178.35">
            <text:p>178,35000</text:p>
          </table:table-cell>
          <table:table-cell office:value-type="string">
            <text:p>NAN</text:p>
          </table:table-cell>
          <table:table-cell/>
          <table:table-cell table:formula="of:=([.B247]+2.9847)/([.D247]-14.4252)" office:value-type="float" office:value="-0.0179368832537847">
            <text:p>-0,01794</text:p>
          </table:table-cell>
          <table:table-cell table:number-columns-repeated="1017"/>
        </table:table-row>
        <table:table-row table:style-name="ro1">
          <table:table-cell office:value-type="float" office:value="414.401">
            <text:p>414,40100</text:p>
          </table:table-cell>
          <table:table-cell office:value-type="float" office:value="-5.925">
            <text:p>-5,92500</text:p>
          </table:table-cell>
          <table:table-cell office:value-type="float" office:value="1.6575">
            <text:p>1,65750</text:p>
          </table:table-cell>
          <table:table-cell office:value-type="float" office:value="178.35">
            <text:p>178,35000</text:p>
          </table:table-cell>
          <table:table-cell office:value-type="string">
            <text:p>NAN</text:p>
          </table:table-cell>
          <table:table-cell/>
          <table:table-cell table:formula="of:=([.B248]+2.9847)/([.D248]-14.4252)" office:value-type="float" office:value="-0.0179368832537847">
            <text:p>-0,01794</text:p>
          </table:table-cell>
          <table:table-cell table:number-columns-repeated="1017"/>
        </table:table-row>
        <table:table-row table:style-name="ro1">
          <table:table-cell office:value-type="float" office:value="414.501">
            <text:p>414,50100</text:p>
          </table:table-cell>
          <table:table-cell office:value-type="float" office:value="-5.925">
            <text:p>-5,92500</text:p>
          </table:table-cell>
          <table:table-cell office:value-type="float" office:value="1.6575">
            <text:p>1,65750</text:p>
          </table:table-cell>
          <table:table-cell office:value-type="float" office:value="178.35">
            <text:p>178,35000</text:p>
          </table:table-cell>
          <table:table-cell office:value-type="string">
            <text:p>NAN</text:p>
          </table:table-cell>
          <table:table-cell/>
          <table:table-cell table:formula="of:=([.B249]+2.9847)/([.D249]-14.4252)" office:value-type="float" office:value="-0.0179368832537847">
            <text:p>-0,01794</text:p>
          </table:table-cell>
          <table:table-cell table:number-columns-repeated="1017"/>
        </table:table-row>
        <table:table-row table:style-name="ro1">
          <table:table-cell office:value-type="float" office:value="414.601">
            <text:p>414,60100</text:p>
          </table:table-cell>
          <table:table-cell office:value-type="float" office:value="-5.925">
            <text:p>-5,92500</text:p>
          </table:table-cell>
          <table:table-cell office:value-type="float" office:value="1.6575">
            <text:p>1,65750</text:p>
          </table:table-cell>
          <table:table-cell office:value-type="float" office:value="178.35">
            <text:p>178,35000</text:p>
          </table:table-cell>
          <table:table-cell office:value-type="string">
            <text:p>NAN</text:p>
          </table:table-cell>
          <table:table-cell/>
          <table:table-cell table:formula="of:=([.B250]+2.9847)/([.D250]-14.4252)" office:value-type="float" office:value="-0.0179368832537847">
            <text:p>-0,01794</text:p>
          </table:table-cell>
          <table:table-cell table:number-columns-repeated="1017"/>
        </table:table-row>
        <table:table-row table:style-name="ro1">
          <table:table-cell office:value-type="float" office:value="414.701">
            <text:p>414,70100</text:p>
          </table:table-cell>
          <table:table-cell office:value-type="float" office:value="-5.925">
            <text:p>-5,92500</text:p>
          </table:table-cell>
          <table:table-cell office:value-type="float" office:value="1.6575">
            <text:p>1,65750</text:p>
          </table:table-cell>
          <table:table-cell office:value-type="float" office:value="178.35">
            <text:p>178,35000</text:p>
          </table:table-cell>
          <table:table-cell office:value-type="string">
            <text:p>NAN</text:p>
          </table:table-cell>
          <table:table-cell/>
          <table:table-cell table:formula="of:=([.B251]+2.9847)/([.D251]-14.4252)" office:value-type="float" office:value="-0.0179368832537847">
            <text:p>-0,01794</text:p>
          </table:table-cell>
          <table:table-cell table:number-columns-repeated="1017"/>
        </table:table-row>
        <table:table-row table:style-name="ro1">
          <table:table-cell office:value-type="float" office:value="414.801">
            <text:p>414,80100</text:p>
          </table:table-cell>
          <table:table-cell office:value-type="float" office:value="-5.925">
            <text:p>-5,92500</text:p>
          </table:table-cell>
          <table:table-cell office:value-type="float" office:value="1.6575">
            <text:p>1,65750</text:p>
          </table:table-cell>
          <table:table-cell office:value-type="float" office:value="178.35">
            <text:p>178,35000</text:p>
          </table:table-cell>
          <table:table-cell office:value-type="string">
            <text:p>NAN</text:p>
          </table:table-cell>
          <table:table-cell/>
          <table:table-cell table:formula="of:=([.B252]+2.9847)/([.D252]-14.4252)" office:value-type="float" office:value="-0.0179368832537847">
            <text:p>-0,01794</text:p>
          </table:table-cell>
          <table:table-cell table:number-columns-repeated="1017"/>
        </table:table-row>
        <table:table-row table:style-name="ro1">
          <table:table-cell office:value-type="float" office:value="414.901">
            <text:p>414,90100</text:p>
          </table:table-cell>
          <table:table-cell office:value-type="float" office:value="-5.925">
            <text:p>-5,92500</text:p>
          </table:table-cell>
          <table:table-cell office:value-type="float" office:value="1.6575">
            <text:p>1,65750</text:p>
          </table:table-cell>
          <table:table-cell office:value-type="float" office:value="178.35">
            <text:p>178,35000</text:p>
          </table:table-cell>
          <table:table-cell office:value-type="string">
            <text:p>NAN</text:p>
          </table:table-cell>
          <table:table-cell/>
          <table:table-cell table:formula="of:=([.B253]+2.9847)/([.D253]-14.4252)" office:value-type="float" office:value="-0.0179368832537847">
            <text:p>-0,01794</text:p>
          </table:table-cell>
          <table:table-cell table:number-columns-repeated="1017"/>
        </table:table-row>
        <table:table-row table:style-name="ro1">
          <table:table-cell office:value-type="float" office:value="415.001">
            <text:p>415,00100</text:p>
          </table:table-cell>
          <table:table-cell office:value-type="float" office:value="-5.925">
            <text:p>-5,92500</text:p>
          </table:table-cell>
          <table:table-cell office:value-type="float" office:value="1.6575">
            <text:p>1,65750</text:p>
          </table:table-cell>
          <table:table-cell office:value-type="float" office:value="178.35">
            <text:p>178,35000</text:p>
          </table:table-cell>
          <table:table-cell office:value-type="string">
            <text:p>NAN</text:p>
          </table:table-cell>
          <table:table-cell/>
          <table:table-cell table:formula="of:=([.B254]+2.9847)/([.D254]-14.4252)" office:value-type="float" office:value="-0.0179368832537847">
            <text:p>-0,01794</text:p>
          </table:table-cell>
          <table:table-cell table:number-columns-repeated="1017"/>
        </table:table-row>
        <table:table-row table:style-name="ro1">
          <table:table-cell office:value-type="float" office:value="415.101">
            <text:p>415,10100</text:p>
          </table:table-cell>
          <table:table-cell office:value-type="float" office:value="-5.925">
            <text:p>-5,92500</text:p>
          </table:table-cell>
          <table:table-cell office:value-type="float" office:value="1.6575">
            <text:p>1,65750</text:p>
          </table:table-cell>
          <table:table-cell office:value-type="float" office:value="178.35">
            <text:p>178,35000</text:p>
          </table:table-cell>
          <table:table-cell office:value-type="string">
            <text:p>NAN</text:p>
          </table:table-cell>
          <table:table-cell/>
          <table:table-cell table:formula="of:=([.B255]+2.9847)/([.D255]-14.4252)" office:value-type="float" office:value="-0.0179368832537847">
            <text:p>-0,01794</text:p>
          </table:table-cell>
          <table:table-cell table:number-columns-repeated="1017"/>
        </table:table-row>
        <table:table-row table:style-name="ro1">
          <table:table-cell office:value-type="float" office:value="415.201">
            <text:p>415,20100</text:p>
          </table:table-cell>
          <table:table-cell office:value-type="float" office:value="-5.925">
            <text:p>-5,92500</text:p>
          </table:table-cell>
          <table:table-cell office:value-type="float" office:value="1.6575">
            <text:p>1,65750</text:p>
          </table:table-cell>
          <table:table-cell office:value-type="float" office:value="178.35">
            <text:p>178,35000</text:p>
          </table:table-cell>
          <table:table-cell office:value-type="string">
            <text:p>NAN</text:p>
          </table:table-cell>
          <table:table-cell/>
          <table:table-cell table:formula="of:=([.B256]+2.9847)/([.D256]-14.4252)" office:value-type="float" office:value="-0.0179368832537847">
            <text:p>-0,01794</text:p>
          </table:table-cell>
          <table:table-cell table:number-columns-repeated="1017"/>
        </table:table-row>
        <table:table-row table:style-name="ro1">
          <table:table-cell office:value-type="float" office:value="415.301">
            <text:p>415,30100</text:p>
          </table:table-cell>
          <table:table-cell office:value-type="float" office:value="-5.925">
            <text:p>-5,92500</text:p>
          </table:table-cell>
          <table:table-cell office:value-type="float" office:value="1.6575">
            <text:p>1,65750</text:p>
          </table:table-cell>
          <table:table-cell office:value-type="float" office:value="178.35">
            <text:p>178,35000</text:p>
          </table:table-cell>
          <table:table-cell office:value-type="string">
            <text:p>NAN</text:p>
          </table:table-cell>
          <table:table-cell/>
          <table:table-cell table:formula="of:=([.B257]+2.9847)/([.D257]-14.4252)" office:value-type="float" office:value="-0.0179368832537847">
            <text:p>-0,01794</text:p>
          </table:table-cell>
          <table:table-cell table:number-columns-repeated="1017"/>
        </table:table-row>
        <table:table-row table:style-name="ro1">
          <table:table-cell office:value-type="float" office:value="415.401">
            <text:p>415,40100</text:p>
          </table:table-cell>
          <table:table-cell office:value-type="float" office:value="-5.925">
            <text:p>-5,92500</text:p>
          </table:table-cell>
          <table:table-cell office:value-type="float" office:value="1.6575">
            <text:p>1,65750</text:p>
          </table:table-cell>
          <table:table-cell office:value-type="float" office:value="178.35">
            <text:p>178,35000</text:p>
          </table:table-cell>
          <table:table-cell office:value-type="string">
            <text:p>NAN</text:p>
          </table:table-cell>
          <table:table-cell/>
          <table:table-cell table:formula="of:=([.B258]+2.9847)/([.D258]-14.4252)" office:value-type="float" office:value="-0.0179368832537847">
            <text:p>-0,01794</text:p>
          </table:table-cell>
          <table:table-cell table:number-columns-repeated="1017"/>
        </table:table-row>
        <table:table-row table:style-name="ro1">
          <table:table-cell office:value-type="float" office:value="415.501">
            <text:p>415,50100</text:p>
          </table:table-cell>
          <table:table-cell office:value-type="float" office:value="-5.925">
            <text:p>-5,92500</text:p>
          </table:table-cell>
          <table:table-cell office:value-type="float" office:value="1.6575">
            <text:p>1,65750</text:p>
          </table:table-cell>
          <table:table-cell office:value-type="float" office:value="178.35">
            <text:p>178,35000</text:p>
          </table:table-cell>
          <table:table-cell office:value-type="string">
            <text:p>NAN</text:p>
          </table:table-cell>
          <table:table-cell/>
          <table:table-cell table:formula="of:=([.B259]+2.9847)/([.D259]-14.4252)" office:value-type="float" office:value="-0.0179368832537847">
            <text:p>-0,01794</text:p>
          </table:table-cell>
          <table:table-cell table:number-columns-repeated="1017"/>
        </table:table-row>
        <table:table-row table:style-name="ro1">
          <table:table-cell office:value-type="float" office:value="415.601">
            <text:p>415,60100</text:p>
          </table:table-cell>
          <table:table-cell office:value-type="float" office:value="-5.925">
            <text:p>-5,92500</text:p>
          </table:table-cell>
          <table:table-cell office:value-type="float" office:value="1.6575">
            <text:p>1,65750</text:p>
          </table:table-cell>
          <table:table-cell office:value-type="float" office:value="178.35">
            <text:p>178,35000</text:p>
          </table:table-cell>
          <table:table-cell office:value-type="string">
            <text:p>NAN</text:p>
          </table:table-cell>
          <table:table-cell/>
          <table:table-cell table:formula="of:=([.B260]+2.9847)/([.D260]-14.4252)" office:value-type="float" office:value="-0.0179368832537847">
            <text:p>-0,01794</text:p>
          </table:table-cell>
          <table:table-cell table:number-columns-repeated="1017"/>
        </table:table-row>
        <table:table-row table:style-name="ro1">
          <table:table-cell office:value-type="float" office:value="415.701">
            <text:p>415,70100</text:p>
          </table:table-cell>
          <table:table-cell office:value-type="float" office:value="-5.925">
            <text:p>-5,92500</text:p>
          </table:table-cell>
          <table:table-cell office:value-type="float" office:value="1.6575">
            <text:p>1,65750</text:p>
          </table:table-cell>
          <table:table-cell office:value-type="float" office:value="178.35">
            <text:p>178,35000</text:p>
          </table:table-cell>
          <table:table-cell office:value-type="string">
            <text:p>NAN</text:p>
          </table:table-cell>
          <table:table-cell/>
          <table:table-cell table:formula="of:=([.B261]+2.9847)/([.D261]-14.4252)" office:value-type="float" office:value="-0.0179368832537847">
            <text:p>-0,01794</text:p>
          </table:table-cell>
          <table:table-cell table:number-columns-repeated="1017"/>
        </table:table-row>
        <table:table-row table:style-name="ro1">
          <table:table-cell office:value-type="float" office:value="415.801">
            <text:p>415,80100</text:p>
          </table:table-cell>
          <table:table-cell office:value-type="float" office:value="-5.925">
            <text:p>-5,92500</text:p>
          </table:table-cell>
          <table:table-cell office:value-type="float" office:value="1.6575">
            <text:p>1,65750</text:p>
          </table:table-cell>
          <table:table-cell office:value-type="float" office:value="178.35">
            <text:p>178,35000</text:p>
          </table:table-cell>
          <table:table-cell office:value-type="string">
            <text:p>NAN</text:p>
          </table:table-cell>
          <table:table-cell/>
          <table:table-cell table:formula="of:=([.B262]+2.9847)/([.D262]-14.4252)" office:value-type="float" office:value="-0.0179368832537847">
            <text:p>-0,01794</text:p>
          </table:table-cell>
          <table:table-cell table:number-columns-repeated="1017"/>
        </table:table-row>
        <table:table-row table:style-name="ro1">
          <table:table-cell office:value-type="float" office:value="415.901">
            <text:p>415,90100</text:p>
          </table:table-cell>
          <table:table-cell office:value-type="float" office:value="-5.925">
            <text:p>-5,92500</text:p>
          </table:table-cell>
          <table:table-cell office:value-type="float" office:value="1.6575">
            <text:p>1,65750</text:p>
          </table:table-cell>
          <table:table-cell office:value-type="float" office:value="178.35">
            <text:p>178,35000</text:p>
          </table:table-cell>
          <table:table-cell office:value-type="string">
            <text:p>NAN</text:p>
          </table:table-cell>
          <table:table-cell/>
          <table:table-cell table:formula="of:=([.B263]+2.9847)/([.D263]-14.4252)" office:value-type="float" office:value="-0.0179368832537847">
            <text:p>-0,01794</text:p>
          </table:table-cell>
          <table:table-cell table:number-columns-repeated="1017"/>
        </table:table-row>
        <table:table-row table:style-name="ro1">
          <table:table-cell office:value-type="float" office:value="416.001">
            <text:p>416,00100</text:p>
          </table:table-cell>
          <table:table-cell office:value-type="float" office:value="-5.925">
            <text:p>-5,92500</text:p>
          </table:table-cell>
          <table:table-cell office:value-type="float" office:value="1.6575">
            <text:p>1,65750</text:p>
          </table:table-cell>
          <table:table-cell office:value-type="float" office:value="178.35">
            <text:p>178,35000</text:p>
          </table:table-cell>
          <table:table-cell office:value-type="string">
            <text:p>NAN</text:p>
          </table:table-cell>
          <table:table-cell/>
          <table:table-cell table:formula="of:=([.B264]+2.9847)/([.D264]-14.4252)" office:value-type="float" office:value="-0.0179368832537847">
            <text:p>-0,01794</text:p>
          </table:table-cell>
          <table:table-cell table:number-columns-repeated="1017"/>
        </table:table-row>
        <table:table-row table:style-name="ro1">
          <table:table-cell office:value-type="float" office:value="416.101">
            <text:p>416,10100</text:p>
          </table:table-cell>
          <table:table-cell office:value-type="float" office:value="-5.925">
            <text:p>-5,92500</text:p>
          </table:table-cell>
          <table:table-cell office:value-type="float" office:value="1.6575">
            <text:p>1,65750</text:p>
          </table:table-cell>
          <table:table-cell office:value-type="float" office:value="178.35">
            <text:p>178,35000</text:p>
          </table:table-cell>
          <table:table-cell office:value-type="string">
            <text:p>NAN</text:p>
          </table:table-cell>
          <table:table-cell/>
          <table:table-cell table:formula="of:=([.B265]+2.9847)/([.D265]-14.4252)" office:value-type="float" office:value="-0.0179368832537847">
            <text:p>-0,01794</text:p>
          </table:table-cell>
          <table:table-cell table:number-columns-repeated="1017"/>
        </table:table-row>
        <table:table-row table:style-name="ro1">
          <table:table-cell office:value-type="float" office:value="416.201">
            <text:p>416,20100</text:p>
          </table:table-cell>
          <table:table-cell office:value-type="float" office:value="-5.925">
            <text:p>-5,92500</text:p>
          </table:table-cell>
          <table:table-cell office:value-type="float" office:value="1.6575">
            <text:p>1,65750</text:p>
          </table:table-cell>
          <table:table-cell office:value-type="float" office:value="178.35">
            <text:p>178,35000</text:p>
          </table:table-cell>
          <table:table-cell office:value-type="string">
            <text:p>NAN</text:p>
          </table:table-cell>
          <table:table-cell/>
          <table:table-cell table:formula="of:=([.B266]+2.9847)/([.D266]-14.4252)" office:value-type="float" office:value="-0.0179368832537847">
            <text:p>-0,01794</text:p>
          </table:table-cell>
          <table:table-cell table:number-columns-repeated="1017"/>
        </table:table-row>
        <table:table-row table:style-name="ro1">
          <table:table-cell office:value-type="float" office:value="416.301">
            <text:p>416,30100</text:p>
          </table:table-cell>
          <table:table-cell office:value-type="float" office:value="-5.91">
            <text:p>-5,91000</text:p>
          </table:table-cell>
          <table:table-cell office:value-type="float" office:value="1.6575">
            <text:p>1,65750</text:p>
          </table:table-cell>
          <table:table-cell office:value-type="float" office:value="178.35">
            <text:p>178,35000</text:p>
          </table:table-cell>
          <table:table-cell office:value-type="string">
            <text:p>NAN</text:p>
          </table:table-cell>
          <table:table-cell/>
          <table:table-cell table:formula="of:=([.B267]+2.9847)/([.D267]-14.4252)" office:value-type="float" office:value="-0.0178453778805891">
            <text:p>-0,01785</text:p>
          </table:table-cell>
          <table:table-cell table:number-columns-repeated="1017"/>
        </table:table-row>
        <table:table-row table:style-name="ro1">
          <table:table-cell office:value-type="float" office:value="416.401">
            <text:p>416,40100</text:p>
          </table:table-cell>
          <table:table-cell office:value-type="float" office:value="-5.91">
            <text:p>-5,91000</text:p>
          </table:table-cell>
          <table:table-cell office:value-type="float" office:value="1.659">
            <text:p>1,65900</text:p>
          </table:table-cell>
          <table:table-cell office:value-type="float" office:value="178.35">
            <text:p>178,35000</text:p>
          </table:table-cell>
          <table:table-cell office:value-type="string">
            <text:p>NAN</text:p>
          </table:table-cell>
          <table:table-cell/>
          <table:table-cell table:formula="of:=([.B268]+2.9847)/([.D268]-14.4252)" office:value-type="float" office:value="-0.0178453778805891">
            <text:p>-0,01785</text:p>
          </table:table-cell>
          <table:table-cell table:number-columns-repeated="1017"/>
        </table:table-row>
        <table:table-row table:style-name="ro1">
          <table:table-cell office:value-type="float" office:value="416.501">
            <text:p>416,50100</text:p>
          </table:table-cell>
          <table:table-cell office:value-type="float" office:value="-5.91">
            <text:p>-5,91000</text:p>
          </table:table-cell>
          <table:table-cell office:value-type="float" office:value="1.659">
            <text:p>1,65900</text:p>
          </table:table-cell>
          <table:table-cell office:value-type="float" office:value="178.35">
            <text:p>178,35000</text:p>
          </table:table-cell>
          <table:table-cell office:value-type="string">
            <text:p>NAN</text:p>
          </table:table-cell>
          <table:table-cell/>
          <table:table-cell table:formula="of:=([.B269]+2.9847)/([.D269]-14.4252)" office:value-type="float" office:value="-0.0178453778805891">
            <text:p>-0,01785</text:p>
          </table:table-cell>
          <table:table-cell table:number-columns-repeated="1017"/>
        </table:table-row>
        <table:table-row table:style-name="ro1">
          <table:table-cell office:value-type="float" office:value="416.601">
            <text:p>416,60100</text:p>
          </table:table-cell>
          <table:table-cell office:value-type="float" office:value="-5.91">
            <text:p>-5,91000</text:p>
          </table:table-cell>
          <table:table-cell office:value-type="float" office:value="1.659">
            <text:p>1,65900</text:p>
          </table:table-cell>
          <table:table-cell office:value-type="float" office:value="178.35">
            <text:p>178,35000</text:p>
          </table:table-cell>
          <table:table-cell office:value-type="string">
            <text:p>NAN</text:p>
          </table:table-cell>
          <table:table-cell/>
          <table:table-cell table:formula="of:=([.B270]+2.9847)/([.D270]-14.4252)" office:value-type="float" office:value="-0.0178453778805891">
            <text:p>-0,01785</text:p>
          </table:table-cell>
          <table:table-cell table:number-columns-repeated="1017"/>
        </table:table-row>
        <table:table-row table:style-name="ro1">
          <table:table-cell office:value-type="float" office:value="416.701">
            <text:p>416,70100</text:p>
          </table:table-cell>
          <table:table-cell office:value-type="float" office:value="-5.91">
            <text:p>-5,91000</text:p>
          </table:table-cell>
          <table:table-cell office:value-type="float" office:value="1.659">
            <text:p>1,65900</text:p>
          </table:table-cell>
          <table:table-cell office:value-type="float" office:value="178.35">
            <text:p>178,35000</text:p>
          </table:table-cell>
          <table:table-cell office:value-type="string">
            <text:p>NAN</text:p>
          </table:table-cell>
          <table:table-cell/>
          <table:table-cell table:formula="of:=([.B271]+2.9847)/([.D271]-14.4252)" office:value-type="float" office:value="-0.0178453778805891">
            <text:p>-0,01785</text:p>
          </table:table-cell>
          <table:table-cell table:number-columns-repeated="1017"/>
        </table:table-row>
        <table:table-row table:style-name="ro1">
          <table:table-cell office:value-type="float" office:value="416.801">
            <text:p>416,80100</text:p>
          </table:table-cell>
          <table:table-cell office:value-type="float" office:value="-5.91">
            <text:p>-5,91000</text:p>
          </table:table-cell>
          <table:table-cell office:value-type="float" office:value="1.659">
            <text:p>1,65900</text:p>
          </table:table-cell>
          <table:table-cell office:value-type="float" office:value="178.35">
            <text:p>178,35000</text:p>
          </table:table-cell>
          <table:table-cell office:value-type="string">
            <text:p>NAN</text:p>
          </table:table-cell>
          <table:table-cell/>
          <table:table-cell table:formula="of:=([.B272]+2.9847)/([.D272]-14.4252)" office:value-type="float" office:value="-0.0178453778805891">
            <text:p>-0,01785</text:p>
          </table:table-cell>
          <table:table-cell table:number-columns-repeated="1017"/>
        </table:table-row>
        <table:table-row table:style-name="ro1">
          <table:table-cell office:value-type="float" office:value="416.901">
            <text:p>416,90100</text:p>
          </table:table-cell>
          <table:table-cell office:value-type="float" office:value="-5.91">
            <text:p>-5,91000</text:p>
          </table:table-cell>
          <table:table-cell office:value-type="float" office:value="1.659">
            <text:p>1,65900</text:p>
          </table:table-cell>
          <table:table-cell office:value-type="float" office:value="178.35">
            <text:p>178,35000</text:p>
          </table:table-cell>
          <table:table-cell office:value-type="string">
            <text:p>NAN</text:p>
          </table:table-cell>
          <table:table-cell/>
          <table:table-cell table:formula="of:=([.B273]+2.9847)/([.D273]-14.4252)" office:value-type="float" office:value="-0.0178453778805891">
            <text:p>-0,01785</text:p>
          </table:table-cell>
          <table:table-cell table:number-columns-repeated="1017"/>
        </table:table-row>
        <table:table-row table:style-name="ro1">
          <table:table-cell office:value-type="float" office:value="417.001">
            <text:p>417,00100</text:p>
          </table:table-cell>
          <table:table-cell office:value-type="float" office:value="-5.91">
            <text:p>-5,91000</text:p>
          </table:table-cell>
          <table:table-cell office:value-type="float" office:value="1.659">
            <text:p>1,65900</text:p>
          </table:table-cell>
          <table:table-cell office:value-type="float" office:value="178.35">
            <text:p>178,35000</text:p>
          </table:table-cell>
          <table:table-cell office:value-type="string">
            <text:p>NAN</text:p>
          </table:table-cell>
          <table:table-cell/>
          <table:table-cell table:formula="of:=([.B274]+2.9847)/([.D274]-14.4252)" office:value-type="float" office:value="-0.0178453778805891">
            <text:p>-0,01785</text:p>
          </table:table-cell>
          <table:table-cell table:number-columns-repeated="1017"/>
        </table:table-row>
        <table:table-row table:style-name="ro1">
          <table:table-cell office:value-type="float" office:value="417.101">
            <text:p>417,10100</text:p>
          </table:table-cell>
          <table:table-cell office:value-type="float" office:value="-5.91">
            <text:p>-5,91000</text:p>
          </table:table-cell>
          <table:table-cell office:value-type="float" office:value="1.659">
            <text:p>1,65900</text:p>
          </table:table-cell>
          <table:table-cell office:value-type="float" office:value="178.35">
            <text:p>178,35000</text:p>
          </table:table-cell>
          <table:table-cell office:value-type="string">
            <text:p>NAN</text:p>
          </table:table-cell>
          <table:table-cell/>
          <table:table-cell table:formula="of:=([.B275]+2.9847)/([.D275]-14.4252)" office:value-type="float" office:value="-0.0178453778805891">
            <text:p>-0,01785</text:p>
          </table:table-cell>
          <table:table-cell table:number-columns-repeated="1017"/>
        </table:table-row>
        <table:table-row table:style-name="ro1">
          <table:table-cell office:value-type="float" office:value="417.201">
            <text:p>417,20100</text:p>
          </table:table-cell>
          <table:table-cell office:value-type="float" office:value="-5.91">
            <text:p>-5,91000</text:p>
          </table:table-cell>
          <table:table-cell office:value-type="float" office:value="1.659">
            <text:p>1,65900</text:p>
          </table:table-cell>
          <table:table-cell office:value-type="float" office:value="178.35">
            <text:p>178,35000</text:p>
          </table:table-cell>
          <table:table-cell office:value-type="string">
            <text:p>NAN</text:p>
          </table:table-cell>
          <table:table-cell/>
          <table:table-cell table:formula="of:=([.B276]+2.9847)/([.D276]-14.4252)" office:value-type="float" office:value="-0.0178453778805891">
            <text:p>-0,01785</text:p>
          </table:table-cell>
          <table:table-cell table:number-columns-repeated="1017"/>
        </table:table-row>
        <table:table-row table:style-name="ro1">
          <table:table-cell office:value-type="float" office:value="417.301">
            <text:p>417,30100</text:p>
          </table:table-cell>
          <table:table-cell office:value-type="float" office:value="-5.91">
            <text:p>-5,91000</text:p>
          </table:table-cell>
          <table:table-cell office:value-type="float" office:value="1.659">
            <text:p>1,65900</text:p>
          </table:table-cell>
          <table:table-cell office:value-type="float" office:value="178.35">
            <text:p>178,35000</text:p>
          </table:table-cell>
          <table:table-cell office:value-type="string">
            <text:p>NAN</text:p>
          </table:table-cell>
          <table:table-cell/>
          <table:table-cell table:formula="of:=([.B277]+2.9847)/([.D277]-14.4252)" office:value-type="float" office:value="-0.0178453778805891">
            <text:p>-0,01785</text:p>
          </table:table-cell>
          <table:table-cell table:number-columns-repeated="1017"/>
        </table:table-row>
        <table:table-row table:style-name="ro1">
          <table:table-cell office:value-type="float" office:value="417.401">
            <text:p>417,40100</text:p>
          </table:table-cell>
          <table:table-cell office:value-type="float" office:value="-5.91">
            <text:p>-5,91000</text:p>
          </table:table-cell>
          <table:table-cell office:value-type="float" office:value="1.6575">
            <text:p>1,65750</text:p>
          </table:table-cell>
          <table:table-cell office:value-type="float" office:value="178.35">
            <text:p>178,35000</text:p>
          </table:table-cell>
          <table:table-cell office:value-type="string">
            <text:p>NAN</text:p>
          </table:table-cell>
          <table:table-cell/>
          <table:table-cell table:formula="of:=([.B278]+2.9847)/([.D278]-14.4252)" office:value-type="float" office:value="-0.0178453778805891">
            <text:p>-0,01785</text:p>
          </table:table-cell>
          <table:table-cell table:number-columns-repeated="1017"/>
        </table:table-row>
        <table:table-row table:style-name="ro1">
          <table:table-cell office:value-type="float" office:value="417.501">
            <text:p>417,50100</text:p>
          </table:table-cell>
          <table:table-cell office:value-type="float" office:value="-5.91">
            <text:p>-5,91000</text:p>
          </table:table-cell>
          <table:table-cell office:value-type="float" office:value="1.6575">
            <text:p>1,65750</text:p>
          </table:table-cell>
          <table:table-cell office:value-type="float" office:value="178.35">
            <text:p>178,35000</text:p>
          </table:table-cell>
          <table:table-cell office:value-type="string">
            <text:p>NAN</text:p>
          </table:table-cell>
          <table:table-cell/>
          <table:table-cell table:formula="of:=([.B279]+2.9847)/([.D279]-14.4252)" office:value-type="float" office:value="-0.0178453778805891">
            <text:p>-0,01785</text:p>
          </table:table-cell>
          <table:table-cell table:number-columns-repeated="1017"/>
        </table:table-row>
        <table:table-row table:style-name="ro1">
          <table:table-cell office:value-type="float" office:value="417.601">
            <text:p>417,60100</text:p>
          </table:table-cell>
          <table:table-cell office:value-type="float" office:value="-5.91">
            <text:p>-5,91000</text:p>
          </table:table-cell>
          <table:table-cell office:value-type="float" office:value="1.6575">
            <text:p>1,65750</text:p>
          </table:table-cell>
          <table:table-cell office:value-type="float" office:value="178.35">
            <text:p>178,35000</text:p>
          </table:table-cell>
          <table:table-cell office:value-type="string">
            <text:p>NAN</text:p>
          </table:table-cell>
          <table:table-cell/>
          <table:table-cell table:formula="of:=([.B280]+2.9847)/([.D280]-14.4252)" office:value-type="float" office:value="-0.0178453778805891">
            <text:p>-0,01785</text:p>
          </table:table-cell>
          <table:table-cell table:number-columns-repeated="1017"/>
        </table:table-row>
        <table:table-row table:style-name="ro1">
          <table:table-cell office:value-type="float" office:value="417.701">
            <text:p>417,70100</text:p>
          </table:table-cell>
          <table:table-cell office:value-type="float" office:value="-5.91">
            <text:p>-5,91000</text:p>
          </table:table-cell>
          <table:table-cell office:value-type="float" office:value="1.6575">
            <text:p>1,65750</text:p>
          </table:table-cell>
          <table:table-cell office:value-type="float" office:value="178.35">
            <text:p>178,35000</text:p>
          </table:table-cell>
          <table:table-cell office:value-type="string">
            <text:p>NAN</text:p>
          </table:table-cell>
          <table:table-cell/>
          <table:table-cell table:formula="of:=([.B281]+2.9847)/([.D281]-14.4252)" office:value-type="float" office:value="-0.0178453778805891">
            <text:p>-0,01785</text:p>
          </table:table-cell>
          <table:table-cell table:number-columns-repeated="1017"/>
        </table:table-row>
        <table:table-row table:style-name="ro1">
          <table:table-cell office:value-type="float" office:value="417.801">
            <text:p>417,80100</text:p>
          </table:table-cell>
          <table:table-cell office:value-type="float" office:value="-5.91">
            <text:p>-5,91000</text:p>
          </table:table-cell>
          <table:table-cell office:value-type="float" office:value="1.6575">
            <text:p>1,65750</text:p>
          </table:table-cell>
          <table:table-cell office:value-type="float" office:value="178.35">
            <text:p>178,35000</text:p>
          </table:table-cell>
          <table:table-cell office:value-type="string">
            <text:p>NAN</text:p>
          </table:table-cell>
          <table:table-cell/>
          <table:table-cell table:formula="of:=([.B282]+2.9847)/([.D282]-14.4252)" office:value-type="float" office:value="-0.0178453778805891">
            <text:p>-0,01785</text:p>
          </table:table-cell>
          <table:table-cell table:number-columns-repeated="1017"/>
        </table:table-row>
        <table:table-row table:style-name="ro1">
          <table:table-cell office:value-type="float" office:value="417.901">
            <text:p>417,90100</text:p>
          </table:table-cell>
          <table:table-cell office:value-type="float" office:value="-5.91">
            <text:p>-5,91000</text:p>
          </table:table-cell>
          <table:table-cell office:value-type="float" office:value="1.6575">
            <text:p>1,65750</text:p>
          </table:table-cell>
          <table:table-cell office:value-type="float" office:value="178.35">
            <text:p>178,35000</text:p>
          </table:table-cell>
          <table:table-cell office:value-type="string">
            <text:p>NAN</text:p>
          </table:table-cell>
          <table:table-cell/>
          <table:table-cell table:formula="of:=([.B283]+2.9847)/([.D283]-14.4252)" office:value-type="float" office:value="-0.0178453778805891">
            <text:p>-0,01785</text:p>
          </table:table-cell>
          <table:table-cell table:number-columns-repeated="1017"/>
        </table:table-row>
        <table:table-row table:style-name="ro1">
          <table:table-cell office:value-type="float" office:value="418.001">
            <text:p>418,00100</text:p>
          </table:table-cell>
          <table:table-cell office:value-type="float" office:value="-5.91">
            <text:p>-5,91000</text:p>
          </table:table-cell>
          <table:table-cell office:value-type="float" office:value="1.6575">
            <text:p>1,65750</text:p>
          </table:table-cell>
          <table:table-cell office:value-type="float" office:value="178.35">
            <text:p>178,35000</text:p>
          </table:table-cell>
          <table:table-cell office:value-type="string">
            <text:p>NAN</text:p>
          </table:table-cell>
          <table:table-cell/>
          <table:table-cell table:formula="of:=([.B284]+2.9847)/([.D284]-14.4252)" office:value-type="float" office:value="-0.0178453778805891">
            <text:p>-0,01785</text:p>
          </table:table-cell>
          <table:table-cell table:number-columns-repeated="1017"/>
        </table:table-row>
        <table:table-row table:style-name="ro1">
          <table:table-cell office:value-type="float" office:value="418.101">
            <text:p>418,10100</text:p>
          </table:table-cell>
          <table:table-cell office:value-type="float" office:value="-5.91">
            <text:p>-5,91000</text:p>
          </table:table-cell>
          <table:table-cell office:value-type="float" office:value="1.6575">
            <text:p>1,65750</text:p>
          </table:table-cell>
          <table:table-cell office:value-type="float" office:value="178.35">
            <text:p>178,35000</text:p>
          </table:table-cell>
          <table:table-cell office:value-type="string">
            <text:p>NAN</text:p>
          </table:table-cell>
          <table:table-cell/>
          <table:table-cell table:formula="of:=([.B285]+2.9847)/([.D285]-14.4252)" office:value-type="float" office:value="-0.0178453778805891">
            <text:p>-0,01785</text:p>
          </table:table-cell>
          <table:table-cell table:number-columns-repeated="1017"/>
        </table:table-row>
        <table:table-row table:style-name="ro1">
          <table:table-cell office:value-type="float" office:value="418.201">
            <text:p>418,20100</text:p>
          </table:table-cell>
          <table:table-cell office:value-type="float" office:value="-5.91">
            <text:p>-5,91000</text:p>
          </table:table-cell>
          <table:table-cell office:value-type="float" office:value="1.6575">
            <text:p>1,65750</text:p>
          </table:table-cell>
          <table:table-cell office:value-type="float" office:value="178.35">
            <text:p>178,35000</text:p>
          </table:table-cell>
          <table:table-cell office:value-type="string">
            <text:p>NAN</text:p>
          </table:table-cell>
          <table:table-cell/>
          <table:table-cell table:formula="of:=([.B286]+2.9847)/([.D286]-14.4252)" office:value-type="float" office:value="-0.0178453778805891">
            <text:p>-0,01785</text:p>
          </table:table-cell>
          <table:table-cell table:number-columns-repeated="1017"/>
        </table:table-row>
        <table:table-row table:style-name="ro1">
          <table:table-cell office:value-type="float" office:value="418.301">
            <text:p>418,30100</text:p>
          </table:table-cell>
          <table:table-cell office:value-type="float" office:value="-5.895">
            <text:p>-5,89500</text:p>
          </table:table-cell>
          <table:table-cell office:value-type="float" office:value="1.6575">
            <text:p>1,65750</text:p>
          </table:table-cell>
          <table:table-cell office:value-type="float" office:value="178.35">
            <text:p>178,35000</text:p>
          </table:table-cell>
          <table:table-cell office:value-type="string">
            <text:p>NAN</text:p>
          </table:table-cell>
          <table:table-cell/>
          <table:table-cell table:formula="of:=([.B287]+2.9847)/([.D287]-14.4252)" office:value-type="float" office:value="-0.0177538725073936">
            <text:p>-0,01775</text:p>
          </table:table-cell>
          <table:table-cell table:number-columns-repeated="1017"/>
        </table:table-row>
        <table:table-row table:style-name="ro1">
          <table:table-cell office:value-type="float" office:value="418.401">
            <text:p>418,40100</text:p>
          </table:table-cell>
          <table:table-cell office:value-type="float" office:value="-5.895">
            <text:p>-5,89500</text:p>
          </table:table-cell>
          <table:table-cell office:value-type="float" office:value="1.656">
            <text:p>1,65600</text:p>
          </table:table-cell>
          <table:table-cell office:value-type="float" office:value="178.2">
            <text:p>178,20000</text:p>
          </table:table-cell>
          <table:table-cell office:value-type="string">
            <text:p>NAN</text:p>
          </table:table-cell>
          <table:table-cell/>
          <table:table-cell table:formula="of:=([.B288]+2.9847)/([.D288]-14.4252)" office:value-type="float" office:value="-0.0177701331340353">
            <text:p>-0,01777</text:p>
          </table:table-cell>
          <table:table-cell table:number-columns-repeated="1017"/>
        </table:table-row>
        <table:table-row table:style-name="ro1">
          <table:table-cell office:value-type="float" office:value="418.501">
            <text:p>418,50100</text:p>
          </table:table-cell>
          <table:table-cell office:value-type="float" office:value="-5.895">
            <text:p>-5,89500</text:p>
          </table:table-cell>
          <table:table-cell office:value-type="float" office:value="1.656">
            <text:p>1,65600</text:p>
          </table:table-cell>
          <table:table-cell office:value-type="float" office:value="178.2">
            <text:p>178,20000</text:p>
          </table:table-cell>
          <table:table-cell office:value-type="string">
            <text:p>NAN</text:p>
          </table:table-cell>
          <table:table-cell/>
          <table:table-cell table:formula="of:=([.B289]+2.9847)/([.D289]-14.4252)" office:value-type="float" office:value="-0.0177701331340353">
            <text:p>-0,01777</text:p>
          </table:table-cell>
          <table:table-cell table:number-columns-repeated="1017"/>
        </table:table-row>
        <table:table-row table:style-name="ro1">
          <table:table-cell office:value-type="float" office:value="418.601">
            <text:p>418,60100</text:p>
          </table:table-cell>
          <table:table-cell office:value-type="float" office:value="-5.895">
            <text:p>-5,89500</text:p>
          </table:table-cell>
          <table:table-cell office:value-type="float" office:value="1.656">
            <text:p>1,65600</text:p>
          </table:table-cell>
          <table:table-cell office:value-type="float" office:value="178.2">
            <text:p>178,20000</text:p>
          </table:table-cell>
          <table:table-cell office:value-type="string">
            <text:p>NAN</text:p>
          </table:table-cell>
          <table:table-cell/>
          <table:table-cell table:formula="of:=([.B290]+2.9847)/([.D290]-14.4252)" office:value-type="float" office:value="-0.0177701331340353">
            <text:p>-0,01777</text:p>
          </table:table-cell>
          <table:table-cell table:number-columns-repeated="1017"/>
        </table:table-row>
        <table:table-row table:style-name="ro1">
          <table:table-cell office:value-type="float" office:value="418.701">
            <text:p>418,70100</text:p>
          </table:table-cell>
          <table:table-cell office:value-type="float" office:value="-5.895">
            <text:p>-5,89500</text:p>
          </table:table-cell>
          <table:table-cell office:value-type="float" office:value="1.656">
            <text:p>1,65600</text:p>
          </table:table-cell>
          <table:table-cell office:value-type="float" office:value="178.2">
            <text:p>178,20000</text:p>
          </table:table-cell>
          <table:table-cell office:value-type="string">
            <text:p>NAN</text:p>
          </table:table-cell>
          <table:table-cell/>
          <table:table-cell table:formula="of:=([.B291]+2.9847)/([.D291]-14.4252)" office:value-type="float" office:value="-0.0177701331340353">
            <text:p>-0,01777</text:p>
          </table:table-cell>
          <table:table-cell table:number-columns-repeated="1017"/>
        </table:table-row>
        <table:table-row table:style-name="ro1">
          <table:table-cell office:value-type="float" office:value="418.801">
            <text:p>418,80100</text:p>
          </table:table-cell>
          <table:table-cell office:value-type="float" office:value="-5.895">
            <text:p>-5,89500</text:p>
          </table:table-cell>
          <table:table-cell office:value-type="float" office:value="1.656">
            <text:p>1,65600</text:p>
          </table:table-cell>
          <table:table-cell office:value-type="float" office:value="178.2">
            <text:p>178,20000</text:p>
          </table:table-cell>
          <table:table-cell office:value-type="string">
            <text:p>NAN</text:p>
          </table:table-cell>
          <table:table-cell/>
          <table:table-cell table:formula="of:=([.B292]+2.9847)/([.D292]-14.4252)" office:value-type="float" office:value="-0.0177701331340353">
            <text:p>-0,01777</text:p>
          </table:table-cell>
          <table:table-cell table:number-columns-repeated="1017"/>
        </table:table-row>
        <table:table-row table:style-name="ro1">
          <table:table-cell office:value-type="float" office:value="418.901">
            <text:p>418,90100</text:p>
          </table:table-cell>
          <table:table-cell office:value-type="float" office:value="-5.895">
            <text:p>-5,89500</text:p>
          </table:table-cell>
          <table:table-cell office:value-type="float" office:value="1.656">
            <text:p>1,65600</text:p>
          </table:table-cell>
          <table:table-cell office:value-type="float" office:value="178.2">
            <text:p>178,20000</text:p>
          </table:table-cell>
          <table:table-cell office:value-type="string">
            <text:p>NAN</text:p>
          </table:table-cell>
          <table:table-cell/>
          <table:table-cell table:formula="of:=([.B293]+2.9847)/([.D293]-14.4252)" office:value-type="float" office:value="-0.0177701331340353">
            <text:p>-0,01777</text:p>
          </table:table-cell>
          <table:table-cell table:number-columns-repeated="1017"/>
        </table:table-row>
        <table:table-row table:style-name="ro1">
          <table:table-cell office:value-type="float" office:value="419.001">
            <text:p>419,00100</text:p>
          </table:table-cell>
          <table:table-cell office:value-type="float" office:value="-5.895">
            <text:p>-5,89500</text:p>
          </table:table-cell>
          <table:table-cell office:value-type="float" office:value="1.656">
            <text:p>1,65600</text:p>
          </table:table-cell>
          <table:table-cell office:value-type="float" office:value="178.2">
            <text:p>178,20000</text:p>
          </table:table-cell>
          <table:table-cell office:value-type="string">
            <text:p>NAN</text:p>
          </table:table-cell>
          <table:table-cell/>
          <table:table-cell table:formula="of:=([.B294]+2.9847)/([.D294]-14.4252)" office:value-type="float" office:value="-0.0177701331340353">
            <text:p>-0,01777</text:p>
          </table:table-cell>
          <table:table-cell table:number-columns-repeated="1017"/>
        </table:table-row>
        <table:table-row table:style-name="ro1">
          <table:table-cell office:value-type="float" office:value="419.101">
            <text:p>419,10100</text:p>
          </table:table-cell>
          <table:table-cell office:value-type="float" office:value="-5.895">
            <text:p>-5,89500</text:p>
          </table:table-cell>
          <table:table-cell office:value-type="float" office:value="1.656">
            <text:p>1,65600</text:p>
          </table:table-cell>
          <table:table-cell office:value-type="float" office:value="178.2">
            <text:p>178,20000</text:p>
          </table:table-cell>
          <table:table-cell office:value-type="string">
            <text:p>NAN</text:p>
          </table:table-cell>
          <table:table-cell/>
          <table:table-cell table:formula="of:=([.B295]+2.9847)/([.D295]-14.4252)" office:value-type="float" office:value="-0.0177701331340353">
            <text:p>-0,01777</text:p>
          </table:table-cell>
          <table:table-cell table:number-columns-repeated="1017"/>
        </table:table-row>
        <table:table-row table:style-name="ro1">
          <table:table-cell office:value-type="float" office:value="419.201">
            <text:p>419,20100</text:p>
          </table:table-cell>
          <table:table-cell office:value-type="float" office:value="-5.895">
            <text:p>-5,89500</text:p>
          </table:table-cell>
          <table:table-cell office:value-type="float" office:value="1.656">
            <text:p>1,65600</text:p>
          </table:table-cell>
          <table:table-cell office:value-type="float" office:value="178.2">
            <text:p>178,20000</text:p>
          </table:table-cell>
          <table:table-cell office:value-type="string">
            <text:p>NAN</text:p>
          </table:table-cell>
          <table:table-cell/>
          <table:table-cell table:formula="of:=([.B296]+2.9847)/([.D296]-14.4252)" office:value-type="float" office:value="-0.0177701331340353">
            <text:p>-0,01777</text:p>
          </table:table-cell>
          <table:table-cell table:number-columns-repeated="1017"/>
        </table:table-row>
        <table:table-row table:style-name="ro1">
          <table:table-cell office:value-type="float" office:value="419.301">
            <text:p>419,30100</text:p>
          </table:table-cell>
          <table:table-cell office:value-type="float" office:value="-5.895">
            <text:p>-5,89500</text:p>
          </table:table-cell>
          <table:table-cell office:value-type="float" office:value="1.656">
            <text:p>1,65600</text:p>
          </table:table-cell>
          <table:table-cell office:value-type="float" office:value="178.2">
            <text:p>178,20000</text:p>
          </table:table-cell>
          <table:table-cell office:value-type="string">
            <text:p>NAN</text:p>
          </table:table-cell>
          <table:table-cell/>
          <table:table-cell table:formula="of:=([.B297]+2.9847)/([.D297]-14.4252)" office:value-type="float" office:value="-0.0177701331340353">
            <text:p>-0,01777</text:p>
          </table:table-cell>
          <table:table-cell table:number-columns-repeated="1017"/>
        </table:table-row>
        <table:table-row table:style-name="ro1">
          <table:table-cell office:value-type="float" office:value="419.401">
            <text:p>419,40100</text:p>
          </table:table-cell>
          <table:table-cell office:value-type="float" office:value="-5.895">
            <text:p>-5,89500</text:p>
          </table:table-cell>
          <table:table-cell office:value-type="float" office:value="1.6575">
            <text:p>1,65750</text:p>
          </table:table-cell>
          <table:table-cell office:value-type="float" office:value="178.35">
            <text:p>178,35000</text:p>
          </table:table-cell>
          <table:table-cell office:value-type="string">
            <text:p>NAN</text:p>
          </table:table-cell>
          <table:table-cell/>
          <table:table-cell table:formula="of:=([.B298]+2.9847)/([.D298]-14.4252)" office:value-type="float" office:value="-0.0177538725073936">
            <text:p>-0,01775</text:p>
          </table:table-cell>
          <table:table-cell table:number-columns-repeated="1017"/>
        </table:table-row>
        <table:table-row table:style-name="ro1">
          <table:table-cell office:value-type="float" office:value="419.501">
            <text:p>419,50100</text:p>
          </table:table-cell>
          <table:table-cell office:value-type="float" office:value="-5.895">
            <text:p>-5,89500</text:p>
          </table:table-cell>
          <table:table-cell office:value-type="float" office:value="1.6575">
            <text:p>1,65750</text:p>
          </table:table-cell>
          <table:table-cell office:value-type="float" office:value="178.35">
            <text:p>178,35000</text:p>
          </table:table-cell>
          <table:table-cell office:value-type="string">
            <text:p>NAN</text:p>
          </table:table-cell>
          <table:table-cell/>
          <table:table-cell table:formula="of:=([.B299]+2.9847)/([.D299]-14.4252)" office:value-type="float" office:value="-0.0177538725073936">
            <text:p>-0,01775</text:p>
          </table:table-cell>
          <table:table-cell table:number-columns-repeated="1017"/>
        </table:table-row>
        <table:table-row table:style-name="ro1">
          <table:table-cell office:value-type="float" office:value="419.601">
            <text:p>419,60100</text:p>
          </table:table-cell>
          <table:table-cell office:value-type="float" office:value="-5.895">
            <text:p>-5,89500</text:p>
          </table:table-cell>
          <table:table-cell office:value-type="float" office:value="1.6575">
            <text:p>1,65750</text:p>
          </table:table-cell>
          <table:table-cell office:value-type="float" office:value="178.35">
            <text:p>178,35000</text:p>
          </table:table-cell>
          <table:table-cell office:value-type="string">
            <text:p>NAN</text:p>
          </table:table-cell>
          <table:table-cell/>
          <table:table-cell table:formula="of:=([.B300]+2.9847)/([.D300]-14.4252)" office:value-type="float" office:value="-0.0177538725073936">
            <text:p>-0,01775</text:p>
          </table:table-cell>
          <table:table-cell table:number-columns-repeated="1017"/>
        </table:table-row>
        <table:table-row table:style-name="ro1">
          <table:table-cell office:value-type="float" office:value="419.701">
            <text:p>419,70100</text:p>
          </table:table-cell>
          <table:table-cell office:value-type="float" office:value="-5.895">
            <text:p>-5,89500</text:p>
          </table:table-cell>
          <table:table-cell office:value-type="float" office:value="1.6575">
            <text:p>1,65750</text:p>
          </table:table-cell>
          <table:table-cell office:value-type="float" office:value="178.35">
            <text:p>178,35000</text:p>
          </table:table-cell>
          <table:table-cell office:value-type="string">
            <text:p>NAN</text:p>
          </table:table-cell>
          <table:table-cell/>
          <table:table-cell table:formula="of:=([.B301]+2.9847)/([.D301]-14.4252)" office:value-type="float" office:value="-0.0177538725073936">
            <text:p>-0,01775</text:p>
          </table:table-cell>
          <table:table-cell table:number-columns-repeated="1017"/>
        </table:table-row>
        <table:table-row table:style-name="ro1">
          <table:table-cell office:value-type="float" office:value="419.801">
            <text:p>419,80100</text:p>
          </table:table-cell>
          <table:table-cell office:value-type="float" office:value="-5.895">
            <text:p>-5,89500</text:p>
          </table:table-cell>
          <table:table-cell office:value-type="float" office:value="1.6575">
            <text:p>1,65750</text:p>
          </table:table-cell>
          <table:table-cell office:value-type="float" office:value="178.35">
            <text:p>178,35000</text:p>
          </table:table-cell>
          <table:table-cell office:value-type="string">
            <text:p>NAN</text:p>
          </table:table-cell>
          <table:table-cell/>
          <table:table-cell table:formula="of:=([.B302]+2.9847)/([.D302]-14.4252)" office:value-type="float" office:value="-0.0177538725073936">
            <text:p>-0,01775</text:p>
          </table:table-cell>
          <table:table-cell table:number-columns-repeated="1017"/>
        </table:table-row>
        <table:table-row table:style-name="ro1">
          <table:table-cell office:value-type="float" office:value="419.901">
            <text:p>419,90100</text:p>
          </table:table-cell>
          <table:table-cell office:value-type="float" office:value="-5.895">
            <text:p>-5,89500</text:p>
          </table:table-cell>
          <table:table-cell office:value-type="float" office:value="1.6575">
            <text:p>1,65750</text:p>
          </table:table-cell>
          <table:table-cell office:value-type="float" office:value="178.35">
            <text:p>178,35000</text:p>
          </table:table-cell>
          <table:table-cell office:value-type="string">
            <text:p>NAN</text:p>
          </table:table-cell>
          <table:table-cell/>
          <table:table-cell table:formula="of:=([.B303]+2.9847)/([.D303]-14.4252)" office:value-type="float" office:value="-0.0177538725073936">
            <text:p>-0,01775</text:p>
          </table:table-cell>
          <table:table-cell table:number-columns-repeated="1017"/>
        </table:table-row>
        <table:table-row table:style-name="ro1">
          <table:table-cell office:value-type="float" office:value="420.001">
            <text:p>420,00100</text:p>
          </table:table-cell>
          <table:table-cell office:value-type="float" office:value="-5.895">
            <text:p>-5,89500</text:p>
          </table:table-cell>
          <table:table-cell office:value-type="float" office:value="1.6575">
            <text:p>1,65750</text:p>
          </table:table-cell>
          <table:table-cell office:value-type="float" office:value="178.35">
            <text:p>178,35000</text:p>
          </table:table-cell>
          <table:table-cell office:value-type="string">
            <text:p>NAN</text:p>
          </table:table-cell>
          <table:table-cell/>
          <table:table-cell table:formula="of:=([.B304]+2.9847)/([.D304]-14.4252)" office:value-type="float" office:value="-0.0177538725073936">
            <text:p>-0,01775</text:p>
          </table:table-cell>
          <table:table-cell table:number-columns-repeated="1017"/>
        </table:table-row>
        <table:table-row table:style-name="ro1">
          <table:table-cell office:value-type="float" office:value="420.101">
            <text:p>420,10100</text:p>
          </table:table-cell>
          <table:table-cell office:value-type="float" office:value="-5.895">
            <text:p>-5,89500</text:p>
          </table:table-cell>
          <table:table-cell office:value-type="float" office:value="1.6575">
            <text:p>1,65750</text:p>
          </table:table-cell>
          <table:table-cell office:value-type="float" office:value="178.35">
            <text:p>178,35000</text:p>
          </table:table-cell>
          <table:table-cell office:value-type="string">
            <text:p>NAN</text:p>
          </table:table-cell>
          <table:table-cell/>
          <table:table-cell table:formula="of:=([.B305]+2.9847)/([.D305]-14.4252)" office:value-type="float" office:value="-0.0177538725073936">
            <text:p>-0,01775</text:p>
          </table:table-cell>
          <table:table-cell table:number-columns-repeated="1017"/>
        </table:table-row>
        <table:table-row table:style-name="ro1">
          <table:table-cell office:value-type="float" office:value="420.201">
            <text:p>420,20100</text:p>
          </table:table-cell>
          <table:table-cell office:value-type="float" office:value="-5.895">
            <text:p>-5,89500</text:p>
          </table:table-cell>
          <table:table-cell office:value-type="float" office:value="1.6575">
            <text:p>1,65750</text:p>
          </table:table-cell>
          <table:table-cell office:value-type="float" office:value="178.35">
            <text:p>178,35000</text:p>
          </table:table-cell>
          <table:table-cell office:value-type="string">
            <text:p>NAN</text:p>
          </table:table-cell>
          <table:table-cell/>
          <table:table-cell table:formula="of:=([.B306]+2.9847)/([.D306]-14.4252)" office:value-type="float" office:value="-0.0177538725073936">
            <text:p>-0,01775</text:p>
          </table:table-cell>
          <table:table-cell table:number-columns-repeated="1017"/>
        </table:table-row>
        <table:table-row table:style-name="ro1">
          <table:table-cell office:value-type="float" office:value="420.301">
            <text:p>420,30100</text:p>
          </table:table-cell>
          <table:table-cell office:value-type="float" office:value="-5.88">
            <text:p>-5,88000</text:p>
          </table:table-cell>
          <table:table-cell office:value-type="float" office:value="1.6575">
            <text:p>1,65750</text:p>
          </table:table-cell>
          <table:table-cell office:value-type="float" office:value="178.35">
            <text:p>178,35000</text:p>
          </table:table-cell>
          <table:table-cell office:value-type="string">
            <text:p>NAN</text:p>
          </table:table-cell>
          <table:table-cell/>
          <table:table-cell table:formula="of:=([.B307]+2.9847)/([.D307]-14.4252)" office:value-type="float" office:value="-0.0176623671341981">
            <text:p>-0,01766</text:p>
          </table:table-cell>
          <table:table-cell table:number-columns-repeated="1017"/>
        </table:table-row>
        <table:table-row table:style-name="ro1">
          <table:table-cell office:value-type="float" office:value="420.401">
            <text:p>420,40100</text:p>
          </table:table-cell>
          <table:table-cell office:value-type="float" office:value="-5.88">
            <text:p>-5,88000</text:p>
          </table:table-cell>
          <table:table-cell office:value-type="float" office:value="1.656">
            <text:p>1,65600</text:p>
          </table:table-cell>
          <table:table-cell office:value-type="float" office:value="178.35">
            <text:p>178,35000</text:p>
          </table:table-cell>
          <table:table-cell office:value-type="string">
            <text:p>NAN</text:p>
          </table:table-cell>
          <table:table-cell/>
          <table:table-cell table:formula="of:=([.B308]+2.9847)/([.D308]-14.4252)" office:value-type="float" office:value="-0.0176623671341981">
            <text:p>-0,01766</text:p>
          </table:table-cell>
          <table:table-cell table:number-columns-repeated="1017"/>
        </table:table-row>
        <table:table-row table:style-name="ro1">
          <table:table-cell office:value-type="float" office:value="420.501">
            <text:p>420,50100</text:p>
          </table:table-cell>
          <table:table-cell office:value-type="float" office:value="-5.88">
            <text:p>-5,88000</text:p>
          </table:table-cell>
          <table:table-cell office:value-type="float" office:value="1.656">
            <text:p>1,65600</text:p>
          </table:table-cell>
          <table:table-cell office:value-type="float" office:value="178.35">
            <text:p>178,35000</text:p>
          </table:table-cell>
          <table:table-cell office:value-type="string">
            <text:p>NAN</text:p>
          </table:table-cell>
          <table:table-cell/>
          <table:table-cell table:formula="of:=([.B309]+2.9847)/([.D309]-14.4252)" office:value-type="float" office:value="-0.0176623671341981">
            <text:p>-0,01766</text:p>
          </table:table-cell>
          <table:table-cell table:number-columns-repeated="1017"/>
        </table:table-row>
        <table:table-row table:style-name="ro1">
          <table:table-cell office:value-type="float" office:value="420.601">
            <text:p>420,60100</text:p>
          </table:table-cell>
          <table:table-cell office:value-type="float" office:value="-5.88">
            <text:p>-5,88000</text:p>
          </table:table-cell>
          <table:table-cell office:value-type="float" office:value="1.656">
            <text:p>1,65600</text:p>
          </table:table-cell>
          <table:table-cell office:value-type="float" office:value="178.35">
            <text:p>178,35000</text:p>
          </table:table-cell>
          <table:table-cell office:value-type="string">
            <text:p>NAN</text:p>
          </table:table-cell>
          <table:table-cell/>
          <table:table-cell table:formula="of:=([.B310]+2.9847)/([.D310]-14.4252)" office:value-type="float" office:value="-0.0176623671341981">
            <text:p>-0,01766</text:p>
          </table:table-cell>
          <table:table-cell table:number-columns-repeated="1017"/>
        </table:table-row>
        <table:table-row table:style-name="ro1">
          <table:table-cell office:value-type="float" office:value="420.701">
            <text:p>420,70100</text:p>
          </table:table-cell>
          <table:table-cell office:value-type="float" office:value="-5.88">
            <text:p>-5,88000</text:p>
          </table:table-cell>
          <table:table-cell office:value-type="float" office:value="1.656">
            <text:p>1,65600</text:p>
          </table:table-cell>
          <table:table-cell office:value-type="float" office:value="178.35">
            <text:p>178,35000</text:p>
          </table:table-cell>
          <table:table-cell office:value-type="string">
            <text:p>NAN</text:p>
          </table:table-cell>
          <table:table-cell/>
          <table:table-cell table:formula="of:=([.B311]+2.9847)/([.D311]-14.4252)" office:value-type="float" office:value="-0.0176623671341981">
            <text:p>-0,01766</text:p>
          </table:table-cell>
          <table:table-cell table:number-columns-repeated="1017"/>
        </table:table-row>
        <table:table-row table:style-name="ro1">
          <table:table-cell office:value-type="float" office:value="420.801">
            <text:p>420,80100</text:p>
          </table:table-cell>
          <table:table-cell office:value-type="float" office:value="-5.88">
            <text:p>-5,88000</text:p>
          </table:table-cell>
          <table:table-cell office:value-type="float" office:value="1.656">
            <text:p>1,65600</text:p>
          </table:table-cell>
          <table:table-cell office:value-type="float" office:value="178.35">
            <text:p>178,35000</text:p>
          </table:table-cell>
          <table:table-cell office:value-type="string">
            <text:p>NAN</text:p>
          </table:table-cell>
          <table:table-cell/>
          <table:table-cell table:formula="of:=([.B312]+2.9847)/([.D312]-14.4252)" office:value-type="float" office:value="-0.0176623671341981">
            <text:p>-0,01766</text:p>
          </table:table-cell>
          <table:table-cell table:number-columns-repeated="1017"/>
        </table:table-row>
        <table:table-row table:style-name="ro1">
          <table:table-cell office:value-type="float" office:value="420.901">
            <text:p>420,90100</text:p>
          </table:table-cell>
          <table:table-cell office:value-type="float" office:value="-5.88">
            <text:p>-5,88000</text:p>
          </table:table-cell>
          <table:table-cell office:value-type="float" office:value="1.656">
            <text:p>1,65600</text:p>
          </table:table-cell>
          <table:table-cell office:value-type="float" office:value="178.35">
            <text:p>178,35000</text:p>
          </table:table-cell>
          <table:table-cell office:value-type="string">
            <text:p>NAN</text:p>
          </table:table-cell>
          <table:table-cell/>
          <table:table-cell table:formula="of:=([.B313]+2.9847)/([.D313]-14.4252)" office:value-type="float" office:value="-0.0176623671341981">
            <text:p>-0,01766</text:p>
          </table:table-cell>
          <table:table-cell table:number-columns-repeated="1017"/>
        </table:table-row>
        <table:table-row table:style-name="ro1">
          <table:table-cell office:value-type="float" office:value="421.001">
            <text:p>421,00100</text:p>
          </table:table-cell>
          <table:table-cell office:value-type="float" office:value="-5.88">
            <text:p>-5,88000</text:p>
          </table:table-cell>
          <table:table-cell office:value-type="float" office:value="1.656">
            <text:p>1,65600</text:p>
          </table:table-cell>
          <table:table-cell office:value-type="float" office:value="178.35">
            <text:p>178,35000</text:p>
          </table:table-cell>
          <table:table-cell office:value-type="string">
            <text:p>NAN</text:p>
          </table:table-cell>
          <table:table-cell/>
          <table:table-cell table:formula="of:=([.B314]+2.9847)/([.D314]-14.4252)" office:value-type="float" office:value="-0.0176623671341981">
            <text:p>-0,01766</text:p>
          </table:table-cell>
          <table:table-cell table:number-columns-repeated="1017"/>
        </table:table-row>
        <table:table-row table:style-name="ro1">
          <table:table-cell office:value-type="float" office:value="421.101">
            <text:p>421,10100</text:p>
          </table:table-cell>
          <table:table-cell office:value-type="float" office:value="-5.88">
            <text:p>-5,88000</text:p>
          </table:table-cell>
          <table:table-cell office:value-type="float" office:value="1.656">
            <text:p>1,65600</text:p>
          </table:table-cell>
          <table:table-cell office:value-type="float" office:value="178.35">
            <text:p>178,35000</text:p>
          </table:table-cell>
          <table:table-cell office:value-type="string">
            <text:p>NAN</text:p>
          </table:table-cell>
          <table:table-cell/>
          <table:table-cell table:formula="of:=([.B315]+2.9847)/([.D315]-14.4252)" office:value-type="float" office:value="-0.0176623671341981">
            <text:p>-0,01766</text:p>
          </table:table-cell>
          <table:table-cell table:number-columns-repeated="1017"/>
        </table:table-row>
        <table:table-row table:style-name="ro1">
          <table:table-cell office:value-type="float" office:value="421.201">
            <text:p>421,20100</text:p>
          </table:table-cell>
          <table:table-cell office:value-type="float" office:value="-5.88">
            <text:p>-5,88000</text:p>
          </table:table-cell>
          <table:table-cell office:value-type="float" office:value="1.656">
            <text:p>1,65600</text:p>
          </table:table-cell>
          <table:table-cell office:value-type="float" office:value="178.35">
            <text:p>178,35000</text:p>
          </table:table-cell>
          <table:table-cell office:value-type="string">
            <text:p>NAN</text:p>
          </table:table-cell>
          <table:table-cell/>
          <table:table-cell table:formula="of:=([.B316]+2.9847)/([.D316]-14.4252)" office:value-type="float" office:value="-0.0176623671341981">
            <text:p>-0,01766</text:p>
          </table:table-cell>
          <table:table-cell table:number-columns-repeated="1017"/>
        </table:table-row>
        <table:table-row table:style-name="ro1">
          <table:table-cell office:value-type="float" office:value="421.301">
            <text:p>421,30100</text:p>
          </table:table-cell>
          <table:table-cell office:value-type="float" office:value="-5.895">
            <text:p>-5,89500</text:p>
          </table:table-cell>
          <table:table-cell office:value-type="float" office:value="1.656">
            <text:p>1,65600</text:p>
          </table:table-cell>
          <table:table-cell office:value-type="float" office:value="178.35">
            <text:p>178,35000</text:p>
          </table:table-cell>
          <table:table-cell office:value-type="string">
            <text:p>NAN</text:p>
          </table:table-cell>
          <table:table-cell/>
          <table:table-cell table:formula="of:=([.B317]+2.9847)/([.D317]-14.4252)" office:value-type="float" office:value="-0.0177538725073936">
            <text:p>-0,01775</text:p>
          </table:table-cell>
          <table:table-cell table:number-columns-repeated="1017"/>
        </table:table-row>
        <table:table-row table:style-name="ro1">
          <table:table-cell office:value-type="float" office:value="421.401">
            <text:p>421,40100</text:p>
          </table:table-cell>
          <table:table-cell office:value-type="float" office:value="-5.895">
            <text:p>-5,89500</text:p>
          </table:table-cell>
          <table:table-cell office:value-type="float" office:value="1.656">
            <text:p>1,65600</text:p>
          </table:table-cell>
          <table:table-cell office:value-type="float" office:value="178.35">
            <text:p>178,35000</text:p>
          </table:table-cell>
          <table:table-cell office:value-type="string">
            <text:p>NAN</text:p>
          </table:table-cell>
          <table:table-cell/>
          <table:table-cell table:formula="of:=([.B318]+2.9847)/([.D318]-14.4252)" office:value-type="float" office:value="-0.0177538725073936">
            <text:p>-0,01775</text:p>
          </table:table-cell>
          <table:table-cell table:number-columns-repeated="1017"/>
        </table:table-row>
        <table:table-row table:style-name="ro1">
          <table:table-cell office:value-type="float" office:value="421.501">
            <text:p>421,50100</text:p>
          </table:table-cell>
          <table:table-cell office:value-type="float" office:value="-5.895">
            <text:p>-5,89500</text:p>
          </table:table-cell>
          <table:table-cell office:value-type="float" office:value="1.656">
            <text:p>1,65600</text:p>
          </table:table-cell>
          <table:table-cell office:value-type="float" office:value="178.35">
            <text:p>178,35000</text:p>
          </table:table-cell>
          <table:table-cell office:value-type="string">
            <text:p>NAN</text:p>
          </table:table-cell>
          <table:table-cell/>
          <table:table-cell table:formula="of:=([.B319]+2.9847)/([.D319]-14.4252)" office:value-type="float" office:value="-0.0177538725073936">
            <text:p>-0,01775</text:p>
          </table:table-cell>
          <table:table-cell table:number-columns-repeated="1017"/>
        </table:table-row>
        <table:table-row table:style-name="ro1">
          <table:table-cell office:value-type="float" office:value="421.601">
            <text:p>421,60100</text:p>
          </table:table-cell>
          <table:table-cell office:value-type="float" office:value="-5.895">
            <text:p>-5,89500</text:p>
          </table:table-cell>
          <table:table-cell office:value-type="float" office:value="1.656">
            <text:p>1,65600</text:p>
          </table:table-cell>
          <table:table-cell office:value-type="float" office:value="178.35">
            <text:p>178,35000</text:p>
          </table:table-cell>
          <table:table-cell office:value-type="string">
            <text:p>NAN</text:p>
          </table:table-cell>
          <table:table-cell/>
          <table:table-cell table:formula="of:=([.B320]+2.9847)/([.D320]-14.4252)" office:value-type="float" office:value="-0.0177538725073936">
            <text:p>-0,01775</text:p>
          </table:table-cell>
          <table:table-cell table:number-columns-repeated="1017"/>
        </table:table-row>
        <table:table-row table:style-name="ro1">
          <table:table-cell office:value-type="float" office:value="421.701">
            <text:p>421,70100</text:p>
          </table:table-cell>
          <table:table-cell office:value-type="float" office:value="-5.895">
            <text:p>-5,89500</text:p>
          </table:table-cell>
          <table:table-cell office:value-type="float" office:value="1.656">
            <text:p>1,65600</text:p>
          </table:table-cell>
          <table:table-cell office:value-type="float" office:value="178.35">
            <text:p>178,35000</text:p>
          </table:table-cell>
          <table:table-cell office:value-type="string">
            <text:p>NAN</text:p>
          </table:table-cell>
          <table:table-cell/>
          <table:table-cell table:formula="of:=([.B321]+2.9847)/([.D321]-14.4252)" office:value-type="float" office:value="-0.0177538725073936">
            <text:p>-0,01775</text:p>
          </table:table-cell>
          <table:table-cell table:number-columns-repeated="1017"/>
        </table:table-row>
        <table:table-row table:style-name="ro1">
          <table:table-cell office:value-type="float" office:value="421.801">
            <text:p>421,80100</text:p>
          </table:table-cell>
          <table:table-cell office:value-type="float" office:value="-5.895">
            <text:p>-5,89500</text:p>
          </table:table-cell>
          <table:table-cell office:value-type="float" office:value="1.656">
            <text:p>1,65600</text:p>
          </table:table-cell>
          <table:table-cell office:value-type="float" office:value="178.35">
            <text:p>178,35000</text:p>
          </table:table-cell>
          <table:table-cell office:value-type="string">
            <text:p>NAN</text:p>
          </table:table-cell>
          <table:table-cell/>
          <table:table-cell table:formula="of:=([.B322]+2.9847)/([.D322]-14.4252)" office:value-type="float" office:value="-0.0177538725073936">
            <text:p>-0,01775</text:p>
          </table:table-cell>
          <table:table-cell table:number-columns-repeated="1017"/>
        </table:table-row>
        <table:table-row table:style-name="ro1">
          <table:table-cell office:value-type="float" office:value="421.901">
            <text:p>421,90100</text:p>
          </table:table-cell>
          <table:table-cell office:value-type="float" office:value="-5.895">
            <text:p>-5,89500</text:p>
          </table:table-cell>
          <table:table-cell office:value-type="float" office:value="1.656">
            <text:p>1,65600</text:p>
          </table:table-cell>
          <table:table-cell office:value-type="float" office:value="178.35">
            <text:p>178,35000</text:p>
          </table:table-cell>
          <table:table-cell office:value-type="string">
            <text:p>NAN</text:p>
          </table:table-cell>
          <table:table-cell/>
          <table:table-cell table:formula="of:=([.B323]+2.9847)/([.D323]-14.4252)" office:value-type="float" office:value="-0.0177538725073936">
            <text:p>-0,01775</text:p>
          </table:table-cell>
          <table:table-cell table:number-columns-repeated="1017"/>
        </table:table-row>
        <table:table-row table:style-name="ro1">
          <table:table-cell office:value-type="float" office:value="422.001">
            <text:p>422,00100</text:p>
          </table:table-cell>
          <table:table-cell office:value-type="float" office:value="-5.895">
            <text:p>-5,89500</text:p>
          </table:table-cell>
          <table:table-cell office:value-type="float" office:value="1.656">
            <text:p>1,65600</text:p>
          </table:table-cell>
          <table:table-cell office:value-type="float" office:value="178.35">
            <text:p>178,35000</text:p>
          </table:table-cell>
          <table:table-cell office:value-type="string">
            <text:p>NAN</text:p>
          </table:table-cell>
          <table:table-cell/>
          <table:table-cell table:formula="of:=([.B324]+2.9847)/([.D324]-14.4252)" office:value-type="float" office:value="-0.0177538725073936">
            <text:p>-0,01775</text:p>
          </table:table-cell>
          <table:table-cell table:number-columns-repeated="1017"/>
        </table:table-row>
        <table:table-row table:style-name="ro1">
          <table:table-cell office:value-type="float" office:value="422.101">
            <text:p>422,10100</text:p>
          </table:table-cell>
          <table:table-cell office:value-type="float" office:value="-5.895">
            <text:p>-5,89500</text:p>
          </table:table-cell>
          <table:table-cell office:value-type="float" office:value="1.656">
            <text:p>1,65600</text:p>
          </table:table-cell>
          <table:table-cell office:value-type="float" office:value="178.35">
            <text:p>178,35000</text:p>
          </table:table-cell>
          <table:table-cell office:value-type="string">
            <text:p>NAN</text:p>
          </table:table-cell>
          <table:table-cell/>
          <table:table-cell table:formula="of:=([.B325]+2.9847)/([.D325]-14.4252)" office:value-type="float" office:value="-0.0177538725073936">
            <text:p>-0,01775</text:p>
          </table:table-cell>
          <table:table-cell table:number-columns-repeated="1017"/>
        </table:table-row>
        <table:table-row table:style-name="ro1">
          <table:table-cell office:value-type="float" office:value="422.201">
            <text:p>422,20100</text:p>
          </table:table-cell>
          <table:table-cell office:value-type="float" office:value="-5.895">
            <text:p>-5,89500</text:p>
          </table:table-cell>
          <table:table-cell office:value-type="float" office:value="1.656">
            <text:p>1,65600</text:p>
          </table:table-cell>
          <table:table-cell office:value-type="float" office:value="178.35">
            <text:p>178,35000</text:p>
          </table:table-cell>
          <table:table-cell office:value-type="string">
            <text:p>NAN</text:p>
          </table:table-cell>
          <table:table-cell/>
          <table:table-cell table:formula="of:=([.B326]+2.9847)/([.D326]-14.4252)" office:value-type="float" office:value="-0.0177538725073936">
            <text:p>-0,01775</text:p>
          </table:table-cell>
          <table:table-cell table:number-columns-repeated="1017"/>
        </table:table-row>
        <table:table-row table:style-name="ro1">
          <table:table-cell office:value-type="float" office:value="422.301">
            <text:p>422,30100</text:p>
          </table:table-cell>
          <table:table-cell office:value-type="float" office:value="-5.895">
            <text:p>-5,89500</text:p>
          </table:table-cell>
          <table:table-cell office:value-type="float" office:value="1.656">
            <text:p>1,65600</text:p>
          </table:table-cell>
          <table:table-cell office:value-type="float" office:value="178.35">
            <text:p>178,35000</text:p>
          </table:table-cell>
          <table:table-cell office:value-type="string">
            <text:p>NAN</text:p>
          </table:table-cell>
          <table:table-cell/>
          <table:table-cell table:formula="of:=([.B327]+2.9847)/([.D327]-14.4252)" office:value-type="float" office:value="-0.0177538725073936">
            <text:p>-0,01775</text:p>
          </table:table-cell>
          <table:table-cell table:number-columns-repeated="1017"/>
        </table:table-row>
        <table:table-row table:style-name="ro1">
          <table:table-cell office:value-type="float" office:value="422.401">
            <text:p>422,40100</text:p>
          </table:table-cell>
          <table:table-cell office:value-type="float" office:value="-5.895">
            <text:p>-5,89500</text:p>
          </table:table-cell>
          <table:table-cell office:value-type="float" office:value="1.6545">
            <text:p>1,65450</text:p>
          </table:table-cell>
          <table:table-cell office:value-type="float" office:value="178.2">
            <text:p>178,20000</text:p>
          </table:table-cell>
          <table:table-cell office:value-type="string">
            <text:p>NAN</text:p>
          </table:table-cell>
          <table:table-cell/>
          <table:table-cell table:formula="of:=([.B328]+2.9847)/([.D328]-14.4252)" office:value-type="float" office:value="-0.0177701331340353">
            <text:p>-0,01777</text:p>
          </table:table-cell>
          <table:table-cell table:number-columns-repeated="1017"/>
        </table:table-row>
        <table:table-row table:style-name="ro1">
          <table:table-cell office:value-type="float" office:value="422.501">
            <text:p>422,50100</text:p>
          </table:table-cell>
          <table:table-cell office:value-type="float" office:value="-5.895">
            <text:p>-5,89500</text:p>
          </table:table-cell>
          <table:table-cell office:value-type="float" office:value="1.6545">
            <text:p>1,65450</text:p>
          </table:table-cell>
          <table:table-cell office:value-type="float" office:value="178.2">
            <text:p>178,20000</text:p>
          </table:table-cell>
          <table:table-cell office:value-type="string">
            <text:p>NAN</text:p>
          </table:table-cell>
          <table:table-cell/>
          <table:table-cell table:formula="of:=([.B329]+2.9847)/([.D329]-14.4252)" office:value-type="float" office:value="-0.0177701331340353">
            <text:p>-0,01777</text:p>
          </table:table-cell>
          <table:table-cell table:number-columns-repeated="1017"/>
        </table:table-row>
        <table:table-row table:style-name="ro1">
          <table:table-cell office:value-type="float" office:value="422.601">
            <text:p>422,60100</text:p>
          </table:table-cell>
          <table:table-cell office:value-type="float" office:value="-5.895">
            <text:p>-5,89500</text:p>
          </table:table-cell>
          <table:table-cell office:value-type="float" office:value="1.6545">
            <text:p>1,65450</text:p>
          </table:table-cell>
          <table:table-cell office:value-type="float" office:value="178.2">
            <text:p>178,20000</text:p>
          </table:table-cell>
          <table:table-cell office:value-type="string">
            <text:p>NAN</text:p>
          </table:table-cell>
          <table:table-cell/>
          <table:table-cell table:formula="of:=([.B330]+2.9847)/([.D330]-14.4252)" office:value-type="float" office:value="-0.0177701331340353">
            <text:p>-0,01777</text:p>
          </table:table-cell>
          <table:table-cell table:number-columns-repeated="1017"/>
        </table:table-row>
        <table:table-row table:style-name="ro1">
          <table:table-cell office:value-type="float" office:value="422.701">
            <text:p>422,70100</text:p>
          </table:table-cell>
          <table:table-cell office:value-type="float" office:value="-5.895">
            <text:p>-5,89500</text:p>
          </table:table-cell>
          <table:table-cell office:value-type="float" office:value="1.6545">
            <text:p>1,65450</text:p>
          </table:table-cell>
          <table:table-cell office:value-type="float" office:value="178.2">
            <text:p>178,20000</text:p>
          </table:table-cell>
          <table:table-cell office:value-type="string">
            <text:p>NAN</text:p>
          </table:table-cell>
          <table:table-cell/>
          <table:table-cell table:formula="of:=([.B331]+2.9847)/([.D331]-14.4252)" office:value-type="float" office:value="-0.0177701331340353">
            <text:p>-0,01777</text:p>
          </table:table-cell>
          <table:table-cell table:number-columns-repeated="1017"/>
        </table:table-row>
        <table:table-row table:style-name="ro1">
          <table:table-cell office:value-type="float" office:value="422.801">
            <text:p>422,80100</text:p>
          </table:table-cell>
          <table:table-cell office:value-type="float" office:value="-5.895">
            <text:p>-5,89500</text:p>
          </table:table-cell>
          <table:table-cell office:value-type="float" office:value="1.6545">
            <text:p>1,65450</text:p>
          </table:table-cell>
          <table:table-cell office:value-type="float" office:value="178.2">
            <text:p>178,20000</text:p>
          </table:table-cell>
          <table:table-cell office:value-type="string">
            <text:p>NAN</text:p>
          </table:table-cell>
          <table:table-cell/>
          <table:table-cell table:formula="of:=([.B332]+2.9847)/([.D332]-14.4252)" office:value-type="float" office:value="-0.0177701331340353">
            <text:p>-0,01777</text:p>
          </table:table-cell>
          <table:table-cell table:number-columns-repeated="1017"/>
        </table:table-row>
        <table:table-row table:style-name="ro1">
          <table:table-cell office:value-type="float" office:value="422.901">
            <text:p>422,90100</text:p>
          </table:table-cell>
          <table:table-cell office:value-type="float" office:value="-5.895">
            <text:p>-5,89500</text:p>
          </table:table-cell>
          <table:table-cell office:value-type="float" office:value="1.6545">
            <text:p>1,65450</text:p>
          </table:table-cell>
          <table:table-cell office:value-type="float" office:value="178.2">
            <text:p>178,20000</text:p>
          </table:table-cell>
          <table:table-cell office:value-type="string">
            <text:p>NAN</text:p>
          </table:table-cell>
          <table:table-cell/>
          <table:table-cell table:formula="of:=([.B333]+2.9847)/([.D333]-14.4252)" office:value-type="float" office:value="-0.0177701331340353">
            <text:p>-0,01777</text:p>
          </table:table-cell>
          <table:table-cell table:number-columns-repeated="1017"/>
        </table:table-row>
        <table:table-row table:style-name="ro1">
          <table:table-cell office:value-type="float" office:value="423.001">
            <text:p>423,00100</text:p>
          </table:table-cell>
          <table:table-cell office:value-type="float" office:value="-5.895">
            <text:p>-5,89500</text:p>
          </table:table-cell>
          <table:table-cell office:value-type="float" office:value="1.6545">
            <text:p>1,65450</text:p>
          </table:table-cell>
          <table:table-cell office:value-type="float" office:value="178.2">
            <text:p>178,20000</text:p>
          </table:table-cell>
          <table:table-cell office:value-type="string">
            <text:p>NAN</text:p>
          </table:table-cell>
          <table:table-cell/>
          <table:table-cell table:formula="of:=([.B334]+2.9847)/([.D334]-14.4252)" office:value-type="float" office:value="-0.0177701331340353">
            <text:p>-0,01777</text:p>
          </table:table-cell>
          <table:table-cell table:number-columns-repeated="1017"/>
        </table:table-row>
        <table:table-row table:style-name="ro1">
          <table:table-cell office:value-type="float" office:value="423.101">
            <text:p>423,10100</text:p>
          </table:table-cell>
          <table:table-cell office:value-type="float" office:value="-5.895">
            <text:p>-5,89500</text:p>
          </table:table-cell>
          <table:table-cell office:value-type="float" office:value="1.6545">
            <text:p>1,65450</text:p>
          </table:table-cell>
          <table:table-cell office:value-type="float" office:value="178.2">
            <text:p>178,20000</text:p>
          </table:table-cell>
          <table:table-cell office:value-type="string">
            <text:p>NAN</text:p>
          </table:table-cell>
          <table:table-cell/>
          <table:table-cell table:formula="of:=([.B335]+2.9847)/([.D335]-14.4252)" office:value-type="float" office:value="-0.0177701331340353">
            <text:p>-0,01777</text:p>
          </table:table-cell>
          <table:table-cell table:number-columns-repeated="1017"/>
        </table:table-row>
        <table:table-row table:style-name="ro1">
          <table:table-cell office:value-type="float" office:value="423.201">
            <text:p>423,20100</text:p>
          </table:table-cell>
          <table:table-cell office:value-type="float" office:value="-5.895">
            <text:p>-5,89500</text:p>
          </table:table-cell>
          <table:table-cell office:value-type="float" office:value="1.6545">
            <text:p>1,65450</text:p>
          </table:table-cell>
          <table:table-cell office:value-type="float" office:value="178.2">
            <text:p>178,20000</text:p>
          </table:table-cell>
          <table:table-cell office:value-type="string">
            <text:p>NAN</text:p>
          </table:table-cell>
          <table:table-cell/>
          <table:table-cell table:formula="of:=([.B336]+2.9847)/([.D336]-14.4252)" office:value-type="float" office:value="-0.0177701331340353">
            <text:p>-0,01777</text:p>
          </table:table-cell>
          <table:table-cell table:number-columns-repeated="1017"/>
        </table:table-row>
        <table:table-row table:style-name="ro1">
          <table:table-cell office:value-type="float" office:value="423.301">
            <text:p>423,30100</text:p>
          </table:table-cell>
          <table:table-cell office:value-type="float" office:value="-5.895">
            <text:p>-5,89500</text:p>
          </table:table-cell>
          <table:table-cell office:value-type="float" office:value="1.6545">
            <text:p>1,65450</text:p>
          </table:table-cell>
          <table:table-cell office:value-type="float" office:value="178.2">
            <text:p>178,20000</text:p>
          </table:table-cell>
          <table:table-cell office:value-type="string">
            <text:p>NAN</text:p>
          </table:table-cell>
          <table:table-cell/>
          <table:table-cell table:formula="of:=([.B337]+2.9847)/([.D337]-14.4252)" office:value-type="float" office:value="-0.0177701331340353">
            <text:p>-0,01777</text:p>
          </table:table-cell>
          <table:table-cell table:number-columns-repeated="1017"/>
        </table:table-row>
        <table:table-row table:style-name="ro1">
          <table:table-cell office:value-type="float" office:value="423.401">
            <text:p>423,40100</text:p>
          </table:table-cell>
          <table:table-cell office:value-type="float" office:value="-5.895">
            <text:p>-5,89500</text:p>
          </table:table-cell>
          <table:table-cell office:value-type="float" office:value="1.656">
            <text:p>1,65600</text:p>
          </table:table-cell>
          <table:table-cell office:value-type="float" office:value="178.2">
            <text:p>178,20000</text:p>
          </table:table-cell>
          <table:table-cell office:value-type="string">
            <text:p>NAN</text:p>
          </table:table-cell>
          <table:table-cell/>
          <table:table-cell table:formula="of:=([.B338]+2.9847)/([.D338]-14.4252)" office:value-type="float" office:value="-0.0177701331340353">
            <text:p>-0,01777</text:p>
          </table:table-cell>
          <table:table-cell table:number-columns-repeated="1017"/>
        </table:table-row>
        <table:table-row table:style-name="ro1">
          <table:table-cell office:value-type="float" office:value="423.501">
            <text:p>423,50100</text:p>
          </table:table-cell>
          <table:table-cell office:value-type="float" office:value="-5.895">
            <text:p>-5,89500</text:p>
          </table:table-cell>
          <table:table-cell office:value-type="float" office:value="1.656">
            <text:p>1,65600</text:p>
          </table:table-cell>
          <table:table-cell office:value-type="float" office:value="178.2">
            <text:p>178,20000</text:p>
          </table:table-cell>
          <table:table-cell office:value-type="string">
            <text:p>NAN</text:p>
          </table:table-cell>
          <table:table-cell/>
          <table:table-cell table:formula="of:=([.B339]+2.9847)/([.D339]-14.4252)" office:value-type="float" office:value="-0.0177701331340353">
            <text:p>-0,01777</text:p>
          </table:table-cell>
          <table:table-cell table:number-columns-repeated="1017"/>
        </table:table-row>
        <table:table-row table:style-name="ro1">
          <table:table-cell office:value-type="float" office:value="423.601">
            <text:p>423,60100</text:p>
          </table:table-cell>
          <table:table-cell office:value-type="float" office:value="-5.895">
            <text:p>-5,89500</text:p>
          </table:table-cell>
          <table:table-cell office:value-type="float" office:value="1.656">
            <text:p>1,65600</text:p>
          </table:table-cell>
          <table:table-cell office:value-type="float" office:value="178.2">
            <text:p>178,20000</text:p>
          </table:table-cell>
          <table:table-cell office:value-type="string">
            <text:p>NAN</text:p>
          </table:table-cell>
          <table:table-cell/>
          <table:table-cell table:formula="of:=([.B340]+2.9847)/([.D340]-14.4252)" office:value-type="float" office:value="-0.0177701331340353">
            <text:p>-0,01777</text:p>
          </table:table-cell>
          <table:table-cell table:number-columns-repeated="1017"/>
        </table:table-row>
        <table:table-row table:style-name="ro1">
          <table:table-cell office:value-type="float" office:value="423.701">
            <text:p>423,70100</text:p>
          </table:table-cell>
          <table:table-cell office:value-type="float" office:value="-5.895">
            <text:p>-5,89500</text:p>
          </table:table-cell>
          <table:table-cell office:value-type="float" office:value="1.656">
            <text:p>1,65600</text:p>
          </table:table-cell>
          <table:table-cell office:value-type="float" office:value="178.2">
            <text:p>178,20000</text:p>
          </table:table-cell>
          <table:table-cell office:value-type="string">
            <text:p>NAN</text:p>
          </table:table-cell>
          <table:table-cell/>
          <table:table-cell table:formula="of:=([.B341]+2.9847)/([.D341]-14.4252)" office:value-type="float" office:value="-0.0177701331340353">
            <text:p>-0,01777</text:p>
          </table:table-cell>
          <table:table-cell table:number-columns-repeated="1017"/>
        </table:table-row>
        <table:table-row table:style-name="ro1">
          <table:table-cell office:value-type="float" office:value="423.801">
            <text:p>423,80100</text:p>
          </table:table-cell>
          <table:table-cell office:value-type="float" office:value="-5.895">
            <text:p>-5,89500</text:p>
          </table:table-cell>
          <table:table-cell office:value-type="float" office:value="1.656">
            <text:p>1,65600</text:p>
          </table:table-cell>
          <table:table-cell office:value-type="float" office:value="178.2">
            <text:p>178,20000</text:p>
          </table:table-cell>
          <table:table-cell office:value-type="string">
            <text:p>NAN</text:p>
          </table:table-cell>
          <table:table-cell/>
          <table:table-cell table:formula="of:=([.B342]+2.9847)/([.D342]-14.4252)" office:value-type="float" office:value="-0.0177701331340353">
            <text:p>-0,01777</text:p>
          </table:table-cell>
          <table:table-cell table:number-columns-repeated="1017"/>
        </table:table-row>
        <table:table-row table:style-name="ro1">
          <table:table-cell office:value-type="float" office:value="423.901">
            <text:p>423,90100</text:p>
          </table:table-cell>
          <table:table-cell office:value-type="float" office:value="-5.895">
            <text:p>-5,89500</text:p>
          </table:table-cell>
          <table:table-cell office:value-type="float" office:value="1.656">
            <text:p>1,65600</text:p>
          </table:table-cell>
          <table:table-cell office:value-type="float" office:value="178.2">
            <text:p>178,20000</text:p>
          </table:table-cell>
          <table:table-cell office:value-type="string">
            <text:p>NAN</text:p>
          </table:table-cell>
          <table:table-cell/>
          <table:table-cell table:formula="of:=([.B343]+2.9847)/([.D343]-14.4252)" office:value-type="float" office:value="-0.0177701331340353">
            <text:p>-0,01777</text:p>
          </table:table-cell>
          <table:table-cell table:number-columns-repeated="1017"/>
        </table:table-row>
        <table:table-row table:style-name="ro1">
          <table:table-cell office:value-type="float" office:value="424.001">
            <text:p>424,00100</text:p>
          </table:table-cell>
          <table:table-cell office:value-type="float" office:value="-5.895">
            <text:p>-5,89500</text:p>
          </table:table-cell>
          <table:table-cell office:value-type="float" office:value="1.656">
            <text:p>1,65600</text:p>
          </table:table-cell>
          <table:table-cell office:value-type="float" office:value="178.2">
            <text:p>178,20000</text:p>
          </table:table-cell>
          <table:table-cell office:value-type="string">
            <text:p>NAN</text:p>
          </table:table-cell>
          <table:table-cell/>
          <table:table-cell table:formula="of:=([.B344]+2.9847)/([.D344]-14.4252)" office:value-type="float" office:value="-0.0177701331340353">
            <text:p>-0,01777</text:p>
          </table:table-cell>
          <table:table-cell table:number-columns-repeated="1017"/>
        </table:table-row>
        <table:table-row table:style-name="ro1">
          <table:table-cell office:value-type="float" office:value="424.101">
            <text:p>424,10100</text:p>
          </table:table-cell>
          <table:table-cell office:value-type="float" office:value="-5.895">
            <text:p>-5,89500</text:p>
          </table:table-cell>
          <table:table-cell office:value-type="float" office:value="1.656">
            <text:p>1,65600</text:p>
          </table:table-cell>
          <table:table-cell office:value-type="float" office:value="178.2">
            <text:p>178,20000</text:p>
          </table:table-cell>
          <table:table-cell office:value-type="string">
            <text:p>NAN</text:p>
          </table:table-cell>
          <table:table-cell/>
          <table:table-cell table:formula="of:=([.B345]+2.9847)/([.D345]-14.4252)" office:value-type="float" office:value="-0.0177701331340353">
            <text:p>-0,01777</text:p>
          </table:table-cell>
          <table:table-cell table:number-columns-repeated="1017"/>
        </table:table-row>
        <table:table-row table:style-name="ro1">
          <table:table-cell office:value-type="float" office:value="424.201">
            <text:p>424,20100</text:p>
          </table:table-cell>
          <table:table-cell office:value-type="float" office:value="-5.895">
            <text:p>-5,89500</text:p>
          </table:table-cell>
          <table:table-cell office:value-type="float" office:value="1.656">
            <text:p>1,65600</text:p>
          </table:table-cell>
          <table:table-cell office:value-type="float" office:value="178.2">
            <text:p>178,20000</text:p>
          </table:table-cell>
          <table:table-cell office:value-type="string">
            <text:p>NAN</text:p>
          </table:table-cell>
          <table:table-cell/>
          <table:table-cell table:formula="of:=([.B346]+2.9847)/([.D346]-14.4252)" office:value-type="float" office:value="-0.0177701331340353">
            <text:p>-0,01777</text:p>
          </table:table-cell>
          <table:table-cell table:number-columns-repeated="1017"/>
        </table:table-row>
        <table:table-row table:style-name="ro1">
          <table:table-cell office:value-type="float" office:value="424.301">
            <text:p>424,30100</text:p>
          </table:table-cell>
          <table:table-cell office:value-type="float" office:value="-5.895">
            <text:p>-5,89500</text:p>
          </table:table-cell>
          <table:table-cell office:value-type="float" office:value="1.656">
            <text:p>1,65600</text:p>
          </table:table-cell>
          <table:table-cell office:value-type="float" office:value="178.2">
            <text:p>178,20000</text:p>
          </table:table-cell>
          <table:table-cell office:value-type="string">
            <text:p>NAN</text:p>
          </table:table-cell>
          <table:table-cell/>
          <table:table-cell table:formula="of:=([.B347]+2.9847)/([.D347]-14.4252)" office:value-type="float" office:value="-0.0177701331340353">
            <text:p>-0,01777</text:p>
          </table:table-cell>
          <table:table-cell table:number-columns-repeated="1017"/>
        </table:table-row>
        <table:table-row table:style-name="ro1">
          <table:table-cell office:value-type="float" office:value="424.401">
            <text:p>424,40100</text:p>
          </table:table-cell>
          <table:table-cell office:value-type="float" office:value="-5.895">
            <text:p>-5,89500</text:p>
          </table:table-cell>
          <table:table-cell office:value-type="float" office:value="1.6545">
            <text:p>1,65450</text:p>
          </table:table-cell>
          <table:table-cell office:value-type="float" office:value="178.2">
            <text:p>178,20000</text:p>
          </table:table-cell>
          <table:table-cell office:value-type="string">
            <text:p>NAN</text:p>
          </table:table-cell>
          <table:table-cell/>
          <table:table-cell table:formula="of:=([.B348]+2.9847)/([.D348]-14.4252)" office:value-type="float" office:value="-0.0177701331340353">
            <text:p>-0,01777</text:p>
          </table:table-cell>
          <table:table-cell table:number-columns-repeated="1017"/>
        </table:table-row>
        <table:table-row table:style-name="ro1">
          <table:table-cell office:value-type="float" office:value="424.501">
            <text:p>424,50100</text:p>
          </table:table-cell>
          <table:table-cell office:value-type="float" office:value="-5.895">
            <text:p>-5,89500</text:p>
          </table:table-cell>
          <table:table-cell office:value-type="float" office:value="1.6545">
            <text:p>1,65450</text:p>
          </table:table-cell>
          <table:table-cell office:value-type="float" office:value="178.2">
            <text:p>178,20000</text:p>
          </table:table-cell>
          <table:table-cell office:value-type="string">
            <text:p>NAN</text:p>
          </table:table-cell>
          <table:table-cell/>
          <table:table-cell table:formula="of:=([.B349]+2.9847)/([.D349]-14.4252)" office:value-type="float" office:value="-0.0177701331340353">
            <text:p>-0,01777</text:p>
          </table:table-cell>
          <table:table-cell table:number-columns-repeated="1017"/>
        </table:table-row>
        <table:table-row table:style-name="ro1">
          <table:table-cell office:value-type="float" office:value="424.601">
            <text:p>424,60100</text:p>
          </table:table-cell>
          <table:table-cell office:value-type="float" office:value="-5.895">
            <text:p>-5,89500</text:p>
          </table:table-cell>
          <table:table-cell office:value-type="float" office:value="1.6545">
            <text:p>1,65450</text:p>
          </table:table-cell>
          <table:table-cell office:value-type="float" office:value="178.2">
            <text:p>178,20000</text:p>
          </table:table-cell>
          <table:table-cell office:value-type="string">
            <text:p>NAN</text:p>
          </table:table-cell>
          <table:table-cell/>
          <table:table-cell table:formula="of:=([.B350]+2.9847)/([.D350]-14.4252)" office:value-type="float" office:value="-0.0177701331340353">
            <text:p>-0,01777</text:p>
          </table:table-cell>
          <table:table-cell table:number-columns-repeated="1017"/>
        </table:table-row>
        <table:table-row table:style-name="ro1">
          <table:table-cell office:value-type="float" office:value="424.701">
            <text:p>424,70100</text:p>
          </table:table-cell>
          <table:table-cell office:value-type="float" office:value="-5.895">
            <text:p>-5,89500</text:p>
          </table:table-cell>
          <table:table-cell office:value-type="float" office:value="1.6545">
            <text:p>1,65450</text:p>
          </table:table-cell>
          <table:table-cell office:value-type="float" office:value="178.2">
            <text:p>178,20000</text:p>
          </table:table-cell>
          <table:table-cell office:value-type="string">
            <text:p>NAN</text:p>
          </table:table-cell>
          <table:table-cell/>
          <table:table-cell table:formula="of:=([.B351]+2.9847)/([.D351]-14.4252)" office:value-type="float" office:value="-0.0177701331340353">
            <text:p>-0,01777</text:p>
          </table:table-cell>
          <table:table-cell table:number-columns-repeated="1017"/>
        </table:table-row>
        <table:table-row table:style-name="ro1">
          <table:table-cell office:value-type="float" office:value="424.801">
            <text:p>424,80100</text:p>
          </table:table-cell>
          <table:table-cell office:value-type="float" office:value="-5.895">
            <text:p>-5,89500</text:p>
          </table:table-cell>
          <table:table-cell office:value-type="float" office:value="1.6545">
            <text:p>1,65450</text:p>
          </table:table-cell>
          <table:table-cell office:value-type="float" office:value="178.2">
            <text:p>178,20000</text:p>
          </table:table-cell>
          <table:table-cell office:value-type="string">
            <text:p>NAN</text:p>
          </table:table-cell>
          <table:table-cell/>
          <table:table-cell table:formula="of:=([.B352]+2.9847)/([.D352]-14.4252)" office:value-type="float" office:value="-0.0177701331340353">
            <text:p>-0,01777</text:p>
          </table:table-cell>
          <table:table-cell table:number-columns-repeated="1017"/>
        </table:table-row>
        <table:table-row table:style-name="ro1">
          <table:table-cell office:value-type="float" office:value="424.901">
            <text:p>424,90100</text:p>
          </table:table-cell>
          <table:table-cell office:value-type="float" office:value="-5.895">
            <text:p>-5,89500</text:p>
          </table:table-cell>
          <table:table-cell office:value-type="float" office:value="1.6545">
            <text:p>1,65450</text:p>
          </table:table-cell>
          <table:table-cell office:value-type="float" office:value="178.2">
            <text:p>178,20000</text:p>
          </table:table-cell>
          <table:table-cell office:value-type="string">
            <text:p>NAN</text:p>
          </table:table-cell>
          <table:table-cell/>
          <table:table-cell table:formula="of:=([.B353]+2.9847)/([.D353]-14.4252)" office:value-type="float" office:value="-0.0177701331340353">
            <text:p>-0,01777</text:p>
          </table:table-cell>
          <table:table-cell table:number-columns-repeated="1017"/>
        </table:table-row>
        <table:table-row table:style-name="ro1">
          <table:table-cell office:value-type="float" office:value="425.001">
            <text:p>425,00100</text:p>
          </table:table-cell>
          <table:table-cell office:value-type="float" office:value="-5.895">
            <text:p>-5,89500</text:p>
          </table:table-cell>
          <table:table-cell office:value-type="float" office:value="1.6545">
            <text:p>1,65450</text:p>
          </table:table-cell>
          <table:table-cell office:value-type="float" office:value="178.2">
            <text:p>178,20000</text:p>
          </table:table-cell>
          <table:table-cell office:value-type="string">
            <text:p>NAN</text:p>
          </table:table-cell>
          <table:table-cell/>
          <table:table-cell table:formula="of:=([.B354]+2.9847)/([.D354]-14.4252)" office:value-type="float" office:value="-0.0177701331340353">
            <text:p>-0,01777</text:p>
          </table:table-cell>
          <table:table-cell table:number-columns-repeated="1017"/>
        </table:table-row>
        <table:table-row table:style-name="ro1">
          <table:table-cell office:value-type="float" office:value="425.101">
            <text:p>425,10100</text:p>
          </table:table-cell>
          <table:table-cell office:value-type="float" office:value="-5.895">
            <text:p>-5,89500</text:p>
          </table:table-cell>
          <table:table-cell office:value-type="float" office:value="1.6545">
            <text:p>1,65450</text:p>
          </table:table-cell>
          <table:table-cell office:value-type="float" office:value="178.2">
            <text:p>178,20000</text:p>
          </table:table-cell>
          <table:table-cell office:value-type="string">
            <text:p>NAN</text:p>
          </table:table-cell>
          <table:table-cell/>
          <table:table-cell table:formula="of:=([.B355]+2.9847)/([.D355]-14.4252)" office:value-type="float" office:value="-0.0177701331340353">
            <text:p>-0,01777</text:p>
          </table:table-cell>
          <table:table-cell table:number-columns-repeated="1017"/>
        </table:table-row>
        <table:table-row table:style-name="ro1">
          <table:table-cell office:value-type="float" office:value="425.201">
            <text:p>425,20100</text:p>
          </table:table-cell>
          <table:table-cell office:value-type="float" office:value="-5.895">
            <text:p>-5,89500</text:p>
          </table:table-cell>
          <table:table-cell office:value-type="float" office:value="1.6545">
            <text:p>1,65450</text:p>
          </table:table-cell>
          <table:table-cell office:value-type="float" office:value="178.2">
            <text:p>178,20000</text:p>
          </table:table-cell>
          <table:table-cell office:value-type="string">
            <text:p>NAN</text:p>
          </table:table-cell>
          <table:table-cell/>
          <table:table-cell table:formula="of:=([.B356]+2.9847)/([.D356]-14.4252)" office:value-type="float" office:value="-0.0177701331340353">
            <text:p>-0,01777</text:p>
          </table:table-cell>
          <table:table-cell table:number-columns-repeated="1017"/>
        </table:table-row>
        <table:table-row table:style-name="ro1">
          <table:table-cell office:value-type="float" office:value="425.301">
            <text:p>425,30100</text:p>
          </table:table-cell>
          <table:table-cell office:value-type="float" office:value="-5.895">
            <text:p>-5,89500</text:p>
          </table:table-cell>
          <table:table-cell office:value-type="float" office:value="1.6545">
            <text:p>1,65450</text:p>
          </table:table-cell>
          <table:table-cell office:value-type="float" office:value="178.2">
            <text:p>178,20000</text:p>
          </table:table-cell>
          <table:table-cell office:value-type="string">
            <text:p>NAN</text:p>
          </table:table-cell>
          <table:table-cell/>
          <table:table-cell table:formula="of:=([.B357]+2.9847)/([.D357]-14.4252)" office:value-type="float" office:value="-0.0177701331340353">
            <text:p>-0,01777</text:p>
          </table:table-cell>
          <table:table-cell table:number-columns-repeated="1017"/>
        </table:table-row>
        <table:table-row table:style-name="ro1">
          <table:table-cell office:value-type="float" office:value="425.401">
            <text:p>425,40100</text:p>
          </table:table-cell>
          <table:table-cell office:value-type="float" office:value="-5.895">
            <text:p>-5,89500</text:p>
          </table:table-cell>
          <table:table-cell office:value-type="float" office:value="1.6545">
            <text:p>1,65450</text:p>
          </table:table-cell>
          <table:table-cell office:value-type="float" office:value="178.2">
            <text:p>178,20000</text:p>
          </table:table-cell>
          <table:table-cell office:value-type="string">
            <text:p>NAN</text:p>
          </table:table-cell>
          <table:table-cell/>
          <table:table-cell table:formula="of:=([.B358]+2.9847)/([.D358]-14.4252)" office:value-type="float" office:value="-0.0177701331340353">
            <text:p>-0,01777</text:p>
          </table:table-cell>
          <table:table-cell table:number-columns-repeated="1017"/>
        </table:table-row>
        <table:table-row table:style-name="ro1">
          <table:table-cell office:value-type="float" office:value="425.501">
            <text:p>425,50100</text:p>
          </table:table-cell>
          <table:table-cell office:value-type="float" office:value="-5.895">
            <text:p>-5,89500</text:p>
          </table:table-cell>
          <table:table-cell office:value-type="float" office:value="1.6545">
            <text:p>1,65450</text:p>
          </table:table-cell>
          <table:table-cell office:value-type="float" office:value="178.2">
            <text:p>178,20000</text:p>
          </table:table-cell>
          <table:table-cell office:value-type="string">
            <text:p>NAN</text:p>
          </table:table-cell>
          <table:table-cell/>
          <table:table-cell table:formula="of:=([.B359]+2.9847)/([.D359]-14.4252)" office:value-type="float" office:value="-0.0177701331340353">
            <text:p>-0,01777</text:p>
          </table:table-cell>
          <table:table-cell table:number-columns-repeated="1017"/>
        </table:table-row>
        <table:table-row table:style-name="ro1">
          <table:table-cell office:value-type="float" office:value="425.601">
            <text:p>425,60100</text:p>
          </table:table-cell>
          <table:table-cell office:value-type="float" office:value="-5.895">
            <text:p>-5,89500</text:p>
          </table:table-cell>
          <table:table-cell office:value-type="float" office:value="1.6545">
            <text:p>1,65450</text:p>
          </table:table-cell>
          <table:table-cell office:value-type="float" office:value="178.2">
            <text:p>178,20000</text:p>
          </table:table-cell>
          <table:table-cell office:value-type="string">
            <text:p>NAN</text:p>
          </table:table-cell>
          <table:table-cell/>
          <table:table-cell table:formula="of:=([.B360]+2.9847)/([.D360]-14.4252)" office:value-type="float" office:value="-0.0177701331340353">
            <text:p>-0,01777</text:p>
          </table:table-cell>
          <table:table-cell table:number-columns-repeated="1017"/>
        </table:table-row>
        <table:table-row table:style-name="ro1">
          <table:table-cell office:value-type="float" office:value="425.701">
            <text:p>425,70100</text:p>
          </table:table-cell>
          <table:table-cell office:value-type="float" office:value="-5.895">
            <text:p>-5,89500</text:p>
          </table:table-cell>
          <table:table-cell office:value-type="float" office:value="1.6545">
            <text:p>1,65450</text:p>
          </table:table-cell>
          <table:table-cell office:value-type="float" office:value="178.2">
            <text:p>178,20000</text:p>
          </table:table-cell>
          <table:table-cell office:value-type="string">
            <text:p>NAN</text:p>
          </table:table-cell>
          <table:table-cell/>
          <table:table-cell table:formula="of:=([.B361]+2.9847)/([.D361]-14.4252)" office:value-type="float" office:value="-0.0177701331340353">
            <text:p>-0,01777</text:p>
          </table:table-cell>
          <table:table-cell table:number-columns-repeated="1017"/>
        </table:table-row>
        <table:table-row table:style-name="ro1">
          <table:table-cell office:value-type="float" office:value="425.801">
            <text:p>425,80100</text:p>
          </table:table-cell>
          <table:table-cell office:value-type="float" office:value="-5.895">
            <text:p>-5,89500</text:p>
          </table:table-cell>
          <table:table-cell office:value-type="float" office:value="1.6545">
            <text:p>1,65450</text:p>
          </table:table-cell>
          <table:table-cell office:value-type="float" office:value="178.2">
            <text:p>178,20000</text:p>
          </table:table-cell>
          <table:table-cell office:value-type="string">
            <text:p>NAN</text:p>
          </table:table-cell>
          <table:table-cell/>
          <table:table-cell table:formula="of:=([.B362]+2.9847)/([.D362]-14.4252)" office:value-type="float" office:value="-0.0177701331340353">
            <text:p>-0,01777</text:p>
          </table:table-cell>
          <table:table-cell table:number-columns-repeated="1017"/>
        </table:table-row>
        <table:table-row table:style-name="ro1">
          <table:table-cell office:value-type="float" office:value="425.901">
            <text:p>425,90100</text:p>
          </table:table-cell>
          <table:table-cell office:value-type="float" office:value="-5.895">
            <text:p>-5,89500</text:p>
          </table:table-cell>
          <table:table-cell office:value-type="float" office:value="1.6545">
            <text:p>1,65450</text:p>
          </table:table-cell>
          <table:table-cell office:value-type="float" office:value="178.2">
            <text:p>178,20000</text:p>
          </table:table-cell>
          <table:table-cell office:value-type="string">
            <text:p>NAN</text:p>
          </table:table-cell>
          <table:table-cell/>
          <table:table-cell table:formula="of:=([.B363]+2.9847)/([.D363]-14.4252)" office:value-type="float" office:value="-0.0177701331340353">
            <text:p>-0,01777</text:p>
          </table:table-cell>
          <table:table-cell table:number-columns-repeated="1017"/>
        </table:table-row>
        <table:table-row table:style-name="ro1">
          <table:table-cell office:value-type="float" office:value="426.001">
            <text:p>426,00100</text:p>
          </table:table-cell>
          <table:table-cell office:value-type="float" office:value="-5.895">
            <text:p>-5,89500</text:p>
          </table:table-cell>
          <table:table-cell office:value-type="float" office:value="1.6545">
            <text:p>1,65450</text:p>
          </table:table-cell>
          <table:table-cell office:value-type="float" office:value="178.2">
            <text:p>178,20000</text:p>
          </table:table-cell>
          <table:table-cell office:value-type="string">
            <text:p>NAN</text:p>
          </table:table-cell>
          <table:table-cell/>
          <table:table-cell table:formula="of:=([.B364]+2.9847)/([.D364]-14.4252)" office:value-type="float" office:value="-0.0177701331340353">
            <text:p>-0,01777</text:p>
          </table:table-cell>
          <table:table-cell table:number-columns-repeated="1017"/>
        </table:table-row>
        <table:table-row table:style-name="ro1">
          <table:table-cell office:value-type="float" office:value="426.101">
            <text:p>426,10100</text:p>
          </table:table-cell>
          <table:table-cell office:value-type="float" office:value="-5.895">
            <text:p>-5,89500</text:p>
          </table:table-cell>
          <table:table-cell office:value-type="float" office:value="1.6545">
            <text:p>1,65450</text:p>
          </table:table-cell>
          <table:table-cell office:value-type="float" office:value="178.2">
            <text:p>178,20000</text:p>
          </table:table-cell>
          <table:table-cell office:value-type="string">
            <text:p>NAN</text:p>
          </table:table-cell>
          <table:table-cell/>
          <table:table-cell table:formula="of:=([.B365]+2.9847)/([.D365]-14.4252)" office:value-type="float" office:value="-0.0177701331340353">
            <text:p>-0,01777</text:p>
          </table:table-cell>
          <table:table-cell table:number-columns-repeated="1017"/>
        </table:table-row>
        <table:table-row table:style-name="ro1">
          <table:table-cell office:value-type="float" office:value="426.201">
            <text:p>426,20100</text:p>
          </table:table-cell>
          <table:table-cell office:value-type="float" office:value="-5.895">
            <text:p>-5,89500</text:p>
          </table:table-cell>
          <table:table-cell office:value-type="float" office:value="1.6545">
            <text:p>1,65450</text:p>
          </table:table-cell>
          <table:table-cell office:value-type="float" office:value="178.2">
            <text:p>178,20000</text:p>
          </table:table-cell>
          <table:table-cell office:value-type="string">
            <text:p>NAN</text:p>
          </table:table-cell>
          <table:table-cell/>
          <table:table-cell table:formula="of:=([.B366]+2.9847)/([.D366]-14.4252)" office:value-type="float" office:value="-0.0177701331340353">
            <text:p>-0,01777</text:p>
          </table:table-cell>
          <table:table-cell table:number-columns-repeated="1017"/>
        </table:table-row>
        <table:table-row table:style-name="ro1">
          <table:table-cell office:value-type="float" office:value="426.301">
            <text:p>426,30100</text:p>
          </table:table-cell>
          <table:table-cell office:value-type="float" office:value="-5.88">
            <text:p>-5,88000</text:p>
          </table:table-cell>
          <table:table-cell office:value-type="float" office:value="1.6545">
            <text:p>1,65450</text:p>
          </table:table-cell>
          <table:table-cell office:value-type="float" office:value="178.2">
            <text:p>178,20000</text:p>
          </table:table-cell>
          <table:table-cell office:value-type="string">
            <text:p>NAN</text:p>
          </table:table-cell>
          <table:table-cell/>
          <table:table-cell table:formula="of:=([.B367]+2.9847)/([.D367]-14.4252)" office:value-type="float" office:value="-0.0176785439518168">
            <text:p>-0,01768</text:p>
          </table:table-cell>
          <table:table-cell table:number-columns-repeated="1017"/>
        </table:table-row>
        <table:table-row table:style-name="ro1">
          <table:table-cell office:value-type="float" office:value="426.401">
            <text:p>426,40100</text:p>
          </table:table-cell>
          <table:table-cell office:value-type="float" office:value="-5.88">
            <text:p>-5,88000</text:p>
          </table:table-cell>
          <table:table-cell office:value-type="float" office:value="1.6545">
            <text:p>1,654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368]+2.9847)/([.D368]-14.4252)" office:value-type="float" office:value="-0.0176947504290303">
            <text:p>-0,01769</text:p>
          </table:table-cell>
          <table:table-cell table:number-columns-repeated="1017"/>
        </table:table-row>
        <table:table-row table:style-name="ro1">
          <table:table-cell office:value-type="float" office:value="426.501">
            <text:p>426,50100</text:p>
          </table:table-cell>
          <table:table-cell office:value-type="float" office:value="-5.88">
            <text:p>-5,88000</text:p>
          </table:table-cell>
          <table:table-cell office:value-type="float" office:value="1.6545">
            <text:p>1,654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369]+2.9847)/([.D369]-14.4252)" office:value-type="float" office:value="-0.0176947504290303">
            <text:p>-0,01769</text:p>
          </table:table-cell>
          <table:table-cell table:number-columns-repeated="1017"/>
        </table:table-row>
        <table:table-row table:style-name="ro1">
          <table:table-cell office:value-type="float" office:value="426.601">
            <text:p>426,60100</text:p>
          </table:table-cell>
          <table:table-cell office:value-type="float" office:value="-5.88">
            <text:p>-5,88000</text:p>
          </table:table-cell>
          <table:table-cell office:value-type="float" office:value="1.6545">
            <text:p>1,654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370]+2.9847)/([.D370]-14.4252)" office:value-type="float" office:value="-0.0176947504290303">
            <text:p>-0,01769</text:p>
          </table:table-cell>
          <table:table-cell table:number-columns-repeated="1017"/>
        </table:table-row>
        <table:table-row table:style-name="ro1">
          <table:table-cell office:value-type="float" office:value="426.701">
            <text:p>426,70100</text:p>
          </table:table-cell>
          <table:table-cell office:value-type="float" office:value="-5.88">
            <text:p>-5,88000</text:p>
          </table:table-cell>
          <table:table-cell office:value-type="float" office:value="1.6545">
            <text:p>1,654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371]+2.9847)/([.D371]-14.4252)" office:value-type="float" office:value="-0.0176947504290303">
            <text:p>-0,01769</text:p>
          </table:table-cell>
          <table:table-cell table:number-columns-repeated="1017"/>
        </table:table-row>
        <table:table-row table:style-name="ro1">
          <table:table-cell office:value-type="float" office:value="426.801">
            <text:p>426,80100</text:p>
          </table:table-cell>
          <table:table-cell office:value-type="float" office:value="-5.88">
            <text:p>-5,88000</text:p>
          </table:table-cell>
          <table:table-cell office:value-type="float" office:value="1.6545">
            <text:p>1,654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372]+2.9847)/([.D372]-14.4252)" office:value-type="float" office:value="-0.0176947504290303">
            <text:p>-0,01769</text:p>
          </table:table-cell>
          <table:table-cell table:number-columns-repeated="1017"/>
        </table:table-row>
        <table:table-row table:style-name="ro1">
          <table:table-cell office:value-type="float" office:value="426.901">
            <text:p>426,90100</text:p>
          </table:table-cell>
          <table:table-cell office:value-type="float" office:value="-5.88">
            <text:p>-5,88000</text:p>
          </table:table-cell>
          <table:table-cell office:value-type="float" office:value="1.6545">
            <text:p>1,654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373]+2.9847)/([.D373]-14.4252)" office:value-type="float" office:value="-0.0176947504290303">
            <text:p>-0,01769</text:p>
          </table:table-cell>
          <table:table-cell table:number-columns-repeated="1017"/>
        </table:table-row>
        <table:table-row table:style-name="ro1">
          <table:table-cell office:value-type="float" office:value="427.001">
            <text:p>427,00100</text:p>
          </table:table-cell>
          <table:table-cell office:value-type="float" office:value="-5.88">
            <text:p>-5,88000</text:p>
          </table:table-cell>
          <table:table-cell office:value-type="float" office:value="1.6545">
            <text:p>1,654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374]+2.9847)/([.D374]-14.4252)" office:value-type="float" office:value="-0.0176947504290303">
            <text:p>-0,01769</text:p>
          </table:table-cell>
          <table:table-cell table:number-columns-repeated="1017"/>
        </table:table-row>
        <table:table-row table:style-name="ro1">
          <table:table-cell office:value-type="float" office:value="427.101">
            <text:p>427,10100</text:p>
          </table:table-cell>
          <table:table-cell office:value-type="float" office:value="-5.88">
            <text:p>-5,88000</text:p>
          </table:table-cell>
          <table:table-cell office:value-type="float" office:value="1.6545">
            <text:p>1,654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375]+2.9847)/([.D375]-14.4252)" office:value-type="float" office:value="-0.0176947504290303">
            <text:p>-0,01769</text:p>
          </table:table-cell>
          <table:table-cell table:number-columns-repeated="1017"/>
        </table:table-row>
        <table:table-row table:style-name="ro1">
          <table:table-cell office:value-type="float" office:value="427.201">
            <text:p>427,20100</text:p>
          </table:table-cell>
          <table:table-cell office:value-type="float" office:value="-5.88">
            <text:p>-5,88000</text:p>
          </table:table-cell>
          <table:table-cell office:value-type="float" office:value="1.6545">
            <text:p>1,654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376]+2.9847)/([.D376]-14.4252)" office:value-type="float" office:value="-0.0176947504290303">
            <text:p>-0,01769</text:p>
          </table:table-cell>
          <table:table-cell table:number-columns-repeated="1017"/>
        </table:table-row>
        <table:table-row table:style-name="ro1">
          <table:table-cell office:value-type="float" office:value="427.301">
            <text:p>427,30100</text:p>
          </table:table-cell>
          <table:table-cell office:value-type="float" office:value="-5.895">
            <text:p>-5,89500</text:p>
          </table:table-cell>
          <table:table-cell office:value-type="float" office:value="1.6545">
            <text:p>1,654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377]+2.9847)/([.D377]-14.4252)" office:value-type="float" office:value="-0.0177864235739326">
            <text:p>-0,01779</text:p>
          </table:table-cell>
          <table:table-cell table:number-columns-repeated="1017"/>
        </table:table-row>
        <table:table-row table:style-name="ro1">
          <table:table-cell office:value-type="float" office:value="427.401">
            <text:p>427,40100</text:p>
          </table:table-cell>
          <table:table-cell office:value-type="float" office:value="-5.895">
            <text:p>-5,89500</text:p>
          </table:table-cell>
          <table:table-cell office:value-type="float" office:value="1.653">
            <text:p>1,6530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378]+2.9847)/([.D378]-14.4252)" office:value-type="float" office:value="-0.0177864235739326">
            <text:p>-0,01779</text:p>
          </table:table-cell>
          <table:table-cell table:number-columns-repeated="1017"/>
        </table:table-row>
        <table:table-row table:style-name="ro1">
          <table:table-cell office:value-type="float" office:value="427.501">
            <text:p>427,50100</text:p>
          </table:table-cell>
          <table:table-cell office:value-type="float" office:value="-5.895">
            <text:p>-5,89500</text:p>
          </table:table-cell>
          <table:table-cell office:value-type="float" office:value="1.653">
            <text:p>1,6530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379]+2.9847)/([.D379]-14.4252)" office:value-type="float" office:value="-0.0177864235739326">
            <text:p>-0,01779</text:p>
          </table:table-cell>
          <table:table-cell table:number-columns-repeated="1017"/>
        </table:table-row>
        <table:table-row table:style-name="ro1">
          <table:table-cell office:value-type="float" office:value="427.601">
            <text:p>427,60100</text:p>
          </table:table-cell>
          <table:table-cell office:value-type="float" office:value="-5.895">
            <text:p>-5,89500</text:p>
          </table:table-cell>
          <table:table-cell office:value-type="float" office:value="1.653">
            <text:p>1,6530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380]+2.9847)/([.D380]-14.4252)" office:value-type="float" office:value="-0.0177864235739326">
            <text:p>-0,01779</text:p>
          </table:table-cell>
          <table:table-cell table:number-columns-repeated="1017"/>
        </table:table-row>
        <table:table-row table:style-name="ro1">
          <table:table-cell office:value-type="float" office:value="427.701">
            <text:p>427,70100</text:p>
          </table:table-cell>
          <table:table-cell office:value-type="float" office:value="-5.895">
            <text:p>-5,89500</text:p>
          </table:table-cell>
          <table:table-cell office:value-type="float" office:value="1.653">
            <text:p>1,6530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381]+2.9847)/([.D381]-14.4252)" office:value-type="float" office:value="-0.0177864235739326">
            <text:p>-0,01779</text:p>
          </table:table-cell>
          <table:table-cell table:number-columns-repeated="1017"/>
        </table:table-row>
        <table:table-row table:style-name="ro1">
          <table:table-cell office:value-type="float" office:value="427.801">
            <text:p>427,80100</text:p>
          </table:table-cell>
          <table:table-cell office:value-type="float" office:value="-5.895">
            <text:p>-5,89500</text:p>
          </table:table-cell>
          <table:table-cell office:value-type="float" office:value="1.653">
            <text:p>1,6530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382]+2.9847)/([.D382]-14.4252)" office:value-type="float" office:value="-0.0177864235739326">
            <text:p>-0,01779</text:p>
          </table:table-cell>
          <table:table-cell table:number-columns-repeated="1017"/>
        </table:table-row>
        <table:table-row table:style-name="ro1">
          <table:table-cell office:value-type="float" office:value="427.901">
            <text:p>427,90100</text:p>
          </table:table-cell>
          <table:table-cell office:value-type="float" office:value="-5.895">
            <text:p>-5,89500</text:p>
          </table:table-cell>
          <table:table-cell office:value-type="float" office:value="1.653">
            <text:p>1,6530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383]+2.9847)/([.D383]-14.4252)" office:value-type="float" office:value="-0.0177864235739326">
            <text:p>-0,01779</text:p>
          </table:table-cell>
          <table:table-cell table:number-columns-repeated="1017"/>
        </table:table-row>
        <table:table-row table:style-name="ro1">
          <table:table-cell office:value-type="float" office:value="428.001">
            <text:p>428,00100</text:p>
          </table:table-cell>
          <table:table-cell office:value-type="float" office:value="-5.895">
            <text:p>-5,89500</text:p>
          </table:table-cell>
          <table:table-cell office:value-type="float" office:value="1.653">
            <text:p>1,6530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384]+2.9847)/([.D384]-14.4252)" office:value-type="float" office:value="-0.0177864235739326">
            <text:p>-0,01779</text:p>
          </table:table-cell>
          <table:table-cell table:number-columns-repeated="1017"/>
        </table:table-row>
        <table:table-row table:style-name="ro1">
          <table:table-cell office:value-type="float" office:value="428.101">
            <text:p>428,10100</text:p>
          </table:table-cell>
          <table:table-cell office:value-type="float" office:value="-5.895">
            <text:p>-5,89500</text:p>
          </table:table-cell>
          <table:table-cell office:value-type="float" office:value="1.653">
            <text:p>1,6530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385]+2.9847)/([.D385]-14.4252)" office:value-type="float" office:value="-0.0177864235739326">
            <text:p>-0,01779</text:p>
          </table:table-cell>
          <table:table-cell table:number-columns-repeated="1017"/>
        </table:table-row>
        <table:table-row table:style-name="ro1">
          <table:table-cell office:value-type="float" office:value="428.201">
            <text:p>428,20100</text:p>
          </table:table-cell>
          <table:table-cell office:value-type="float" office:value="-5.895">
            <text:p>-5,89500</text:p>
          </table:table-cell>
          <table:table-cell office:value-type="float" office:value="1.653">
            <text:p>1,6530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386]+2.9847)/([.D386]-14.4252)" office:value-type="float" office:value="-0.0177864235739326">
            <text:p>-0,01779</text:p>
          </table:table-cell>
          <table:table-cell table:number-columns-repeated="1017"/>
        </table:table-row>
        <table:table-row table:style-name="ro1">
          <table:table-cell office:value-type="float" office:value="428.301">
            <text:p>428,30100</text:p>
          </table:table-cell>
          <table:table-cell office:value-type="float" office:value="-5.895">
            <text:p>-5,89500</text:p>
          </table:table-cell>
          <table:table-cell office:value-type="float" office:value="1.653">
            <text:p>1,6530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387]+2.9847)/([.D387]-14.4252)" office:value-type="float" office:value="-0.0177864235739326">
            <text:p>-0,01779</text:p>
          </table:table-cell>
          <table:table-cell table:number-columns-repeated="1017"/>
        </table:table-row>
        <table:table-row table:style-name="ro1">
          <table:table-cell office:value-type="float" office:value="428.401">
            <text:p>428,40100</text:p>
          </table:table-cell>
          <table:table-cell office:value-type="float" office:value="-5.88">
            <text:p>-5,88000</text:p>
          </table:table-cell>
          <table:table-cell office:value-type="float" office:value="1.6545">
            <text:p>1,65450</text:p>
          </table:table-cell>
          <table:table-cell office:value-type="float" office:value="178.2">
            <text:p>178,20000</text:p>
          </table:table-cell>
          <table:table-cell office:value-type="string">
            <text:p>NAN</text:p>
          </table:table-cell>
          <table:table-cell/>
          <table:table-cell table:formula="of:=([.B388]+2.9847)/([.D388]-14.4252)" office:value-type="float" office:value="-0.0176785439518168">
            <text:p>-0,01768</text:p>
          </table:table-cell>
          <table:table-cell table:number-columns-repeated="1017"/>
        </table:table-row>
        <table:table-row table:style-name="ro1">
          <table:table-cell office:value-type="float" office:value="428.501">
            <text:p>428,50100</text:p>
          </table:table-cell>
          <table:table-cell office:value-type="float" office:value="-5.88">
            <text:p>-5,88000</text:p>
          </table:table-cell>
          <table:table-cell office:value-type="float" office:value="1.6545">
            <text:p>1,65450</text:p>
          </table:table-cell>
          <table:table-cell office:value-type="float" office:value="178.2">
            <text:p>178,20000</text:p>
          </table:table-cell>
          <table:table-cell office:value-type="string">
            <text:p>NAN</text:p>
          </table:table-cell>
          <table:table-cell/>
          <table:table-cell table:formula="of:=([.B389]+2.9847)/([.D389]-14.4252)" office:value-type="float" office:value="-0.0176785439518168">
            <text:p>-0,01768</text:p>
          </table:table-cell>
          <table:table-cell table:number-columns-repeated="1017"/>
        </table:table-row>
        <table:table-row table:style-name="ro1">
          <table:table-cell office:value-type="float" office:value="428.601">
            <text:p>428,60100</text:p>
          </table:table-cell>
          <table:table-cell office:value-type="float" office:value="-5.88">
            <text:p>-5,88000</text:p>
          </table:table-cell>
          <table:table-cell office:value-type="float" office:value="1.6545">
            <text:p>1,65450</text:p>
          </table:table-cell>
          <table:table-cell office:value-type="float" office:value="178.2">
            <text:p>178,20000</text:p>
          </table:table-cell>
          <table:table-cell office:value-type="string">
            <text:p>NAN</text:p>
          </table:table-cell>
          <table:table-cell/>
          <table:table-cell table:formula="of:=([.B390]+2.9847)/([.D390]-14.4252)" office:value-type="float" office:value="-0.0176785439518168">
            <text:p>-0,01768</text:p>
          </table:table-cell>
          <table:table-cell table:number-columns-repeated="1017"/>
        </table:table-row>
        <table:table-row table:style-name="ro1">
          <table:table-cell office:value-type="float" office:value="428.701">
            <text:p>428,70100</text:p>
          </table:table-cell>
          <table:table-cell office:value-type="float" office:value="-5.88">
            <text:p>-5,88000</text:p>
          </table:table-cell>
          <table:table-cell office:value-type="float" office:value="1.6545">
            <text:p>1,65450</text:p>
          </table:table-cell>
          <table:table-cell office:value-type="float" office:value="178.2">
            <text:p>178,20000</text:p>
          </table:table-cell>
          <table:table-cell office:value-type="string">
            <text:p>NAN</text:p>
          </table:table-cell>
          <table:table-cell/>
          <table:table-cell table:formula="of:=([.B391]+2.9847)/([.D391]-14.4252)" office:value-type="float" office:value="-0.0176785439518168">
            <text:p>-0,01768</text:p>
          </table:table-cell>
          <table:table-cell table:number-columns-repeated="1017"/>
        </table:table-row>
        <table:table-row table:style-name="ro1">
          <table:table-cell office:value-type="float" office:value="428.801">
            <text:p>428,80100</text:p>
          </table:table-cell>
          <table:table-cell office:value-type="float" office:value="-5.88">
            <text:p>-5,88000</text:p>
          </table:table-cell>
          <table:table-cell office:value-type="float" office:value="1.6545">
            <text:p>1,65450</text:p>
          </table:table-cell>
          <table:table-cell office:value-type="float" office:value="178.2">
            <text:p>178,20000</text:p>
          </table:table-cell>
          <table:table-cell office:value-type="string">
            <text:p>NAN</text:p>
          </table:table-cell>
          <table:table-cell/>
          <table:table-cell table:formula="of:=([.B392]+2.9847)/([.D392]-14.4252)" office:value-type="float" office:value="-0.0176785439518168">
            <text:p>-0,01768</text:p>
          </table:table-cell>
          <table:table-cell table:number-columns-repeated="1017"/>
        </table:table-row>
        <table:table-row table:style-name="ro1">
          <table:table-cell office:value-type="float" office:value="428.901">
            <text:p>428,90100</text:p>
          </table:table-cell>
          <table:table-cell office:value-type="float" office:value="-5.88">
            <text:p>-5,88000</text:p>
          </table:table-cell>
          <table:table-cell office:value-type="float" office:value="1.6545">
            <text:p>1,65450</text:p>
          </table:table-cell>
          <table:table-cell office:value-type="float" office:value="178.2">
            <text:p>178,20000</text:p>
          </table:table-cell>
          <table:table-cell office:value-type="string">
            <text:p>NAN</text:p>
          </table:table-cell>
          <table:table-cell/>
          <table:table-cell table:formula="of:=([.B393]+2.9847)/([.D393]-14.4252)" office:value-type="float" office:value="-0.0176785439518168">
            <text:p>-0,01768</text:p>
          </table:table-cell>
          <table:table-cell table:number-columns-repeated="1017"/>
        </table:table-row>
        <table:table-row table:style-name="ro1">
          <table:table-cell office:value-type="float" office:value="429.001">
            <text:p>429,00100</text:p>
          </table:table-cell>
          <table:table-cell office:value-type="float" office:value="-5.88">
            <text:p>-5,88000</text:p>
          </table:table-cell>
          <table:table-cell office:value-type="float" office:value="1.6545">
            <text:p>1,65450</text:p>
          </table:table-cell>
          <table:table-cell office:value-type="float" office:value="178.2">
            <text:p>178,20000</text:p>
          </table:table-cell>
          <table:table-cell office:value-type="string">
            <text:p>NAN</text:p>
          </table:table-cell>
          <table:table-cell/>
          <table:table-cell table:formula="of:=([.B394]+2.9847)/([.D394]-14.4252)" office:value-type="float" office:value="-0.0176785439518168">
            <text:p>-0,01768</text:p>
          </table:table-cell>
          <table:table-cell table:number-columns-repeated="1017"/>
        </table:table-row>
        <table:table-row table:style-name="ro1">
          <table:table-cell office:value-type="float" office:value="429.101">
            <text:p>429,10100</text:p>
          </table:table-cell>
          <table:table-cell office:value-type="float" office:value="-5.88">
            <text:p>-5,88000</text:p>
          </table:table-cell>
          <table:table-cell office:value-type="float" office:value="1.6545">
            <text:p>1,65450</text:p>
          </table:table-cell>
          <table:table-cell office:value-type="float" office:value="178.2">
            <text:p>178,20000</text:p>
          </table:table-cell>
          <table:table-cell office:value-type="string">
            <text:p>NAN</text:p>
          </table:table-cell>
          <table:table-cell/>
          <table:table-cell table:formula="of:=([.B395]+2.9847)/([.D395]-14.4252)" office:value-type="float" office:value="-0.0176785439518168">
            <text:p>-0,01768</text:p>
          </table:table-cell>
          <table:table-cell table:number-columns-repeated="1017"/>
        </table:table-row>
        <table:table-row table:style-name="ro1">
          <table:table-cell office:value-type="float" office:value="429.201">
            <text:p>429,20100</text:p>
          </table:table-cell>
          <table:table-cell office:value-type="float" office:value="-5.88">
            <text:p>-5,88000</text:p>
          </table:table-cell>
          <table:table-cell office:value-type="float" office:value="1.6545">
            <text:p>1,65450</text:p>
          </table:table-cell>
          <table:table-cell office:value-type="float" office:value="178.2">
            <text:p>178,20000</text:p>
          </table:table-cell>
          <table:table-cell office:value-type="string">
            <text:p>NAN</text:p>
          </table:table-cell>
          <table:table-cell/>
          <table:table-cell table:formula="of:=([.B396]+2.9847)/([.D396]-14.4252)" office:value-type="float" office:value="-0.0176785439518168">
            <text:p>-0,01768</text:p>
          </table:table-cell>
          <table:table-cell table:number-columns-repeated="1017"/>
        </table:table-row>
        <table:table-row table:style-name="ro1">
          <table:table-cell office:value-type="float" office:value="429.301">
            <text:p>429,30100</text:p>
          </table:table-cell>
          <table:table-cell office:value-type="float" office:value="-5.88">
            <text:p>-5,88000</text:p>
          </table:table-cell>
          <table:table-cell office:value-type="float" office:value="1.6545">
            <text:p>1,65450</text:p>
          </table:table-cell>
          <table:table-cell office:value-type="float" office:value="178.2">
            <text:p>178,20000</text:p>
          </table:table-cell>
          <table:table-cell office:value-type="string">
            <text:p>NAN</text:p>
          </table:table-cell>
          <table:table-cell/>
          <table:table-cell table:formula="of:=([.B397]+2.9847)/([.D397]-14.4252)" office:value-type="float" office:value="-0.0176785439518168">
            <text:p>-0,01768</text:p>
          </table:table-cell>
          <table:table-cell table:number-columns-repeated="1017"/>
        </table:table-row>
        <table:table-row table:style-name="ro1">
          <table:table-cell office:value-type="float" office:value="429.401">
            <text:p>429,40100</text:p>
          </table:table-cell>
          <table:table-cell office:value-type="float" office:value="-5.88">
            <text:p>-5,88000</text:p>
          </table:table-cell>
          <table:table-cell office:value-type="float" office:value="1.6545">
            <text:p>1,654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398]+2.9847)/([.D398]-14.4252)" office:value-type="float" office:value="-0.0176947504290303">
            <text:p>-0,01769</text:p>
          </table:table-cell>
          <table:table-cell table:number-columns-repeated="1017"/>
        </table:table-row>
        <table:table-row table:style-name="ro1">
          <table:table-cell office:value-type="float" office:value="429.501">
            <text:p>429,50100</text:p>
          </table:table-cell>
          <table:table-cell office:value-type="float" office:value="-5.88">
            <text:p>-5,88000</text:p>
          </table:table-cell>
          <table:table-cell office:value-type="float" office:value="1.6545">
            <text:p>1,654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399]+2.9847)/([.D399]-14.4252)" office:value-type="float" office:value="-0.0176947504290303">
            <text:p>-0,01769</text:p>
          </table:table-cell>
          <table:table-cell table:number-columns-repeated="1017"/>
        </table:table-row>
        <table:table-row table:style-name="ro1">
          <table:table-cell office:value-type="float" office:value="429.601">
            <text:p>429,60100</text:p>
          </table:table-cell>
          <table:table-cell office:value-type="float" office:value="-5.88">
            <text:p>-5,88000</text:p>
          </table:table-cell>
          <table:table-cell office:value-type="float" office:value="1.6545">
            <text:p>1,654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400]+2.9847)/([.D400]-14.4252)" office:value-type="float" office:value="-0.0176947504290303">
            <text:p>-0,01769</text:p>
          </table:table-cell>
          <table:table-cell table:number-columns-repeated="1017"/>
        </table:table-row>
        <table:table-row table:style-name="ro1">
          <table:table-cell office:value-type="float" office:value="429.701">
            <text:p>429,70100</text:p>
          </table:table-cell>
          <table:table-cell office:value-type="float" office:value="-5.88">
            <text:p>-5,88000</text:p>
          </table:table-cell>
          <table:table-cell office:value-type="float" office:value="1.6545">
            <text:p>1,654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401]+2.9847)/([.D401]-14.4252)" office:value-type="float" office:value="-0.0176947504290303">
            <text:p>-0,01769</text:p>
          </table:table-cell>
          <table:table-cell table:number-columns-repeated="1017"/>
        </table:table-row>
        <table:table-row table:style-name="ro1">
          <table:table-cell office:value-type="float" office:value="429.801">
            <text:p>429,80100</text:p>
          </table:table-cell>
          <table:table-cell office:value-type="float" office:value="-5.88">
            <text:p>-5,88000</text:p>
          </table:table-cell>
          <table:table-cell office:value-type="float" office:value="1.6545">
            <text:p>1,654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402]+2.9847)/([.D402]-14.4252)" office:value-type="float" office:value="-0.0176947504290303">
            <text:p>-0,01769</text:p>
          </table:table-cell>
          <table:table-cell table:number-columns-repeated="1017"/>
        </table:table-row>
        <table:table-row table:style-name="ro1">
          <table:table-cell office:value-type="float" office:value="429.901">
            <text:p>429,90100</text:p>
          </table:table-cell>
          <table:table-cell office:value-type="float" office:value="-5.88">
            <text:p>-5,88000</text:p>
          </table:table-cell>
          <table:table-cell office:value-type="float" office:value="1.6545">
            <text:p>1,654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403]+2.9847)/([.D403]-14.4252)" office:value-type="float" office:value="-0.0176947504290303">
            <text:p>-0,01769</text:p>
          </table:table-cell>
          <table:table-cell table:number-columns-repeated="1017"/>
        </table:table-row>
        <table:table-row table:style-name="ro1">
          <table:table-cell office:value-type="float" office:value="430.001">
            <text:p>430,00100</text:p>
          </table:table-cell>
          <table:table-cell office:value-type="float" office:value="-5.88">
            <text:p>-5,88000</text:p>
          </table:table-cell>
          <table:table-cell office:value-type="float" office:value="1.6545">
            <text:p>1,654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404]+2.9847)/([.D404]-14.4252)" office:value-type="float" office:value="-0.0176947504290303">
            <text:p>-0,01769</text:p>
          </table:table-cell>
          <table:table-cell table:number-columns-repeated="1017"/>
        </table:table-row>
        <table:table-row table:style-name="ro1">
          <table:table-cell office:value-type="float" office:value="430.101">
            <text:p>430,10100</text:p>
          </table:table-cell>
          <table:table-cell office:value-type="float" office:value="-5.88">
            <text:p>-5,88000</text:p>
          </table:table-cell>
          <table:table-cell office:value-type="float" office:value="1.6545">
            <text:p>1,654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405]+2.9847)/([.D405]-14.4252)" office:value-type="float" office:value="-0.0176947504290303">
            <text:p>-0,01769</text:p>
          </table:table-cell>
          <table:table-cell table:number-columns-repeated="1017"/>
        </table:table-row>
        <table:table-row table:style-name="ro1">
          <table:table-cell office:value-type="float" office:value="430.201">
            <text:p>430,20100</text:p>
          </table:table-cell>
          <table:table-cell office:value-type="float" office:value="-5.88">
            <text:p>-5,88000</text:p>
          </table:table-cell>
          <table:table-cell office:value-type="float" office:value="1.6545">
            <text:p>1,654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406]+2.9847)/([.D406]-14.4252)" office:value-type="float" office:value="-0.0176947504290303">
            <text:p>-0,01769</text:p>
          </table:table-cell>
          <table:table-cell table:number-columns-repeated="1017"/>
        </table:table-row>
        <table:table-row table:style-name="ro1">
          <table:table-cell office:value-type="float" office:value="430.301">
            <text:p>430,30100</text:p>
          </table:table-cell>
          <table:table-cell office:value-type="float" office:value="-5.88">
            <text:p>-5,88000</text:p>
          </table:table-cell>
          <table:table-cell office:value-type="float" office:value="1.6545">
            <text:p>1,654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407]+2.9847)/([.D407]-14.4252)" office:value-type="float" office:value="-0.0176947504290303">
            <text:p>-0,01769</text:p>
          </table:table-cell>
          <table:table-cell table:number-columns-repeated="1017"/>
        </table:table-row>
        <table:table-row table:style-name="ro1">
          <table:table-cell office:value-type="float" office:value="430.401">
            <text:p>430,40100</text:p>
          </table:table-cell>
          <table:table-cell office:value-type="float" office:value="-5.865">
            <text:p>-5,86500</text:p>
          </table:table-cell>
          <table:table-cell office:value-type="float" office:value="1.6515">
            <text:p>1,651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408]+2.9847)/([.D408]-14.4252)" office:value-type="float" office:value="-0.0176030772841281">
            <text:p>-0,01760</text:p>
          </table:table-cell>
          <table:table-cell table:number-columns-repeated="1017"/>
        </table:table-row>
        <table:table-row table:style-name="ro1">
          <table:table-cell office:value-type="float" office:value="430.501">
            <text:p>430,50100</text:p>
          </table:table-cell>
          <table:table-cell office:value-type="float" office:value="-5.865">
            <text:p>-5,86500</text:p>
          </table:table-cell>
          <table:table-cell office:value-type="float" office:value="1.6515">
            <text:p>1,651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409]+2.9847)/([.D409]-14.4252)" office:value-type="float" office:value="-0.0176030772841281">
            <text:p>-0,01760</text:p>
          </table:table-cell>
          <table:table-cell table:number-columns-repeated="1017"/>
        </table:table-row>
        <table:table-row table:style-name="ro1">
          <table:table-cell office:value-type="float" office:value="430.601">
            <text:p>430,60100</text:p>
          </table:table-cell>
          <table:table-cell office:value-type="float" office:value="-5.865">
            <text:p>-5,86500</text:p>
          </table:table-cell>
          <table:table-cell office:value-type="float" office:value="1.6515">
            <text:p>1,651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410]+2.9847)/([.D410]-14.4252)" office:value-type="float" office:value="-0.0176030772841281">
            <text:p>-0,01760</text:p>
          </table:table-cell>
          <table:table-cell table:number-columns-repeated="1017"/>
        </table:table-row>
        <table:table-row table:style-name="ro1">
          <table:table-cell office:value-type="float" office:value="430.701">
            <text:p>430,70100</text:p>
          </table:table-cell>
          <table:table-cell office:value-type="float" office:value="-5.865">
            <text:p>-5,86500</text:p>
          </table:table-cell>
          <table:table-cell office:value-type="float" office:value="1.6515">
            <text:p>1,651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411]+2.9847)/([.D411]-14.4252)" office:value-type="float" office:value="-0.0176030772841281">
            <text:p>-0,01760</text:p>
          </table:table-cell>
          <table:table-cell table:number-columns-repeated="1017"/>
        </table:table-row>
        <table:table-row table:style-name="ro1">
          <table:table-cell office:value-type="float" office:value="430.801">
            <text:p>430,80100</text:p>
          </table:table-cell>
          <table:table-cell office:value-type="float" office:value="-5.865">
            <text:p>-5,86500</text:p>
          </table:table-cell>
          <table:table-cell office:value-type="float" office:value="1.6515">
            <text:p>1,651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412]+2.9847)/([.D412]-14.4252)" office:value-type="float" office:value="-0.0176030772841281">
            <text:p>-0,01760</text:p>
          </table:table-cell>
          <table:table-cell table:number-columns-repeated="1017"/>
        </table:table-row>
        <table:table-row table:style-name="ro1">
          <table:table-cell office:value-type="float" office:value="430.901">
            <text:p>430,90100</text:p>
          </table:table-cell>
          <table:table-cell office:value-type="float" office:value="-5.865">
            <text:p>-5,86500</text:p>
          </table:table-cell>
          <table:table-cell office:value-type="float" office:value="1.6515">
            <text:p>1,651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413]+2.9847)/([.D413]-14.4252)" office:value-type="float" office:value="-0.0176030772841281">
            <text:p>-0,01760</text:p>
          </table:table-cell>
          <table:table-cell table:number-columns-repeated="1017"/>
        </table:table-row>
        <table:table-row table:style-name="ro1">
          <table:table-cell office:value-type="float" office:value="431.001">
            <text:p>431,00100</text:p>
          </table:table-cell>
          <table:table-cell office:value-type="float" office:value="-5.865">
            <text:p>-5,86500</text:p>
          </table:table-cell>
          <table:table-cell office:value-type="float" office:value="1.6515">
            <text:p>1,651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414]+2.9847)/([.D414]-14.4252)" office:value-type="float" office:value="-0.0176030772841281">
            <text:p>-0,01760</text:p>
          </table:table-cell>
          <table:table-cell table:number-columns-repeated="1017"/>
        </table:table-row>
        <table:table-row table:style-name="ro1">
          <table:table-cell office:value-type="float" office:value="431.101">
            <text:p>431,10100</text:p>
          </table:table-cell>
          <table:table-cell office:value-type="float" office:value="-5.865">
            <text:p>-5,86500</text:p>
          </table:table-cell>
          <table:table-cell office:value-type="float" office:value="1.6515">
            <text:p>1,651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415]+2.9847)/([.D415]-14.4252)" office:value-type="float" office:value="-0.0176030772841281">
            <text:p>-0,01760</text:p>
          </table:table-cell>
          <table:table-cell table:number-columns-repeated="1017"/>
        </table:table-row>
        <table:table-row table:style-name="ro1">
          <table:table-cell office:value-type="float" office:value="431.201">
            <text:p>431,20100</text:p>
          </table:table-cell>
          <table:table-cell office:value-type="float" office:value="-5.865">
            <text:p>-5,86500</text:p>
          </table:table-cell>
          <table:table-cell office:value-type="float" office:value="1.6515">
            <text:p>1,651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416]+2.9847)/([.D416]-14.4252)" office:value-type="float" office:value="-0.0176030772841281">
            <text:p>-0,01760</text:p>
          </table:table-cell>
          <table:table-cell table:number-columns-repeated="1017"/>
        </table:table-row>
        <table:table-row table:style-name="ro1">
          <table:table-cell office:value-type="float" office:value="431.301">
            <text:p>431,30100</text:p>
          </table:table-cell>
          <table:table-cell office:value-type="float" office:value="-5.865">
            <text:p>-5,86500</text:p>
          </table:table-cell>
          <table:table-cell office:value-type="float" office:value="1.6515">
            <text:p>1,651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417]+2.9847)/([.D417]-14.4252)" office:value-type="float" office:value="-0.0176030772841281">
            <text:p>-0,01760</text:p>
          </table:table-cell>
          <table:table-cell table:number-columns-repeated="1017"/>
        </table:table-row>
        <table:table-row table:style-name="ro1">
          <table:table-cell office:value-type="float" office:value="431.401">
            <text:p>431,40100</text:p>
          </table:table-cell>
          <table:table-cell office:value-type="float" office:value="-5.865">
            <text:p>-5,86500</text:p>
          </table:table-cell>
          <table:table-cell office:value-type="float" office:value="1.6515">
            <text:p>1,651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418]+2.9847)/([.D418]-14.4252)" office:value-type="float" office:value="-0.0176030772841281">
            <text:p>-0,01760</text:p>
          </table:table-cell>
          <table:table-cell table:number-columns-repeated="1017"/>
        </table:table-row>
        <table:table-row table:style-name="ro1">
          <table:table-cell office:value-type="float" office:value="431.501">
            <text:p>431,50100</text:p>
          </table:table-cell>
          <table:table-cell office:value-type="float" office:value="-5.865">
            <text:p>-5,86500</text:p>
          </table:table-cell>
          <table:table-cell office:value-type="float" office:value="1.6515">
            <text:p>1,651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419]+2.9847)/([.D419]-14.4252)" office:value-type="float" office:value="-0.0176030772841281">
            <text:p>-0,01760</text:p>
          </table:table-cell>
          <table:table-cell table:number-columns-repeated="1017"/>
        </table:table-row>
        <table:table-row table:style-name="ro1">
          <table:table-cell office:value-type="float" office:value="431.601">
            <text:p>431,60100</text:p>
          </table:table-cell>
          <table:table-cell office:value-type="float" office:value="-5.865">
            <text:p>-5,86500</text:p>
          </table:table-cell>
          <table:table-cell office:value-type="float" office:value="1.6515">
            <text:p>1,651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420]+2.9847)/([.D420]-14.4252)" office:value-type="float" office:value="-0.0176030772841281">
            <text:p>-0,01760</text:p>
          </table:table-cell>
          <table:table-cell table:number-columns-repeated="1017"/>
        </table:table-row>
        <table:table-row table:style-name="ro1">
          <table:table-cell office:value-type="float" office:value="431.701">
            <text:p>431,70100</text:p>
          </table:table-cell>
          <table:table-cell office:value-type="float" office:value="-5.865">
            <text:p>-5,86500</text:p>
          </table:table-cell>
          <table:table-cell office:value-type="float" office:value="1.6515">
            <text:p>1,651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421]+2.9847)/([.D421]-14.4252)" office:value-type="float" office:value="-0.0176030772841281">
            <text:p>-0,01760</text:p>
          </table:table-cell>
          <table:table-cell table:number-columns-repeated="1017"/>
        </table:table-row>
        <table:table-row table:style-name="ro1">
          <table:table-cell office:value-type="float" office:value="431.801">
            <text:p>431,80100</text:p>
          </table:table-cell>
          <table:table-cell office:value-type="float" office:value="-5.865">
            <text:p>-5,86500</text:p>
          </table:table-cell>
          <table:table-cell office:value-type="float" office:value="1.6515">
            <text:p>1,651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422]+2.9847)/([.D422]-14.4252)" office:value-type="float" office:value="-0.0176030772841281">
            <text:p>-0,01760</text:p>
          </table:table-cell>
          <table:table-cell table:number-columns-repeated="1017"/>
        </table:table-row>
        <table:table-row table:style-name="ro1">
          <table:table-cell office:value-type="float" office:value="431.901">
            <text:p>431,90100</text:p>
          </table:table-cell>
          <table:table-cell office:value-type="float" office:value="-5.865">
            <text:p>-5,86500</text:p>
          </table:table-cell>
          <table:table-cell office:value-type="float" office:value="1.6515">
            <text:p>1,651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423]+2.9847)/([.D423]-14.4252)" office:value-type="float" office:value="-0.0176030772841281">
            <text:p>-0,01760</text:p>
          </table:table-cell>
          <table:table-cell table:number-columns-repeated="1017"/>
        </table:table-row>
        <table:table-row table:style-name="ro1">
          <table:table-cell office:value-type="float" office:value="432.001">
            <text:p>432,00100</text:p>
          </table:table-cell>
          <table:table-cell office:value-type="float" office:value="-5.865">
            <text:p>-5,86500</text:p>
          </table:table-cell>
          <table:table-cell office:value-type="float" office:value="1.6515">
            <text:p>1,651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424]+2.9847)/([.D424]-14.4252)" office:value-type="float" office:value="-0.0176030772841281">
            <text:p>-0,01760</text:p>
          </table:table-cell>
          <table:table-cell table:number-columns-repeated="1017"/>
        </table:table-row>
        <table:table-row table:style-name="ro1">
          <table:table-cell office:value-type="float" office:value="432.101">
            <text:p>432,10100</text:p>
          </table:table-cell>
          <table:table-cell office:value-type="float" office:value="-5.865">
            <text:p>-5,86500</text:p>
          </table:table-cell>
          <table:table-cell office:value-type="float" office:value="1.6515">
            <text:p>1,651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425]+2.9847)/([.D425]-14.4252)" office:value-type="float" office:value="-0.0176030772841281">
            <text:p>-0,01760</text:p>
          </table:table-cell>
          <table:table-cell table:number-columns-repeated="1017"/>
        </table:table-row>
        <table:table-row table:style-name="ro1">
          <table:table-cell office:value-type="float" office:value="432.201">
            <text:p>432,20100</text:p>
          </table:table-cell>
          <table:table-cell office:value-type="float" office:value="-5.865">
            <text:p>-5,86500</text:p>
          </table:table-cell>
          <table:table-cell office:value-type="float" office:value="1.6515">
            <text:p>1,651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426]+2.9847)/([.D426]-14.4252)" office:value-type="float" office:value="-0.0176030772841281">
            <text:p>-0,01760</text:p>
          </table:table-cell>
          <table:table-cell table:number-columns-repeated="1017"/>
        </table:table-row>
        <table:table-row table:style-name="ro1">
          <table:table-cell office:value-type="float" office:value="432.301">
            <text:p>432,30100</text:p>
          </table:table-cell>
          <table:table-cell office:value-type="float" office:value="-5.865">
            <text:p>-5,86500</text:p>
          </table:table-cell>
          <table:table-cell office:value-type="float" office:value="1.6515">
            <text:p>1,651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427]+2.9847)/([.D427]-14.4252)" office:value-type="float" office:value="-0.0176030772841281">
            <text:p>-0,01760</text:p>
          </table:table-cell>
          <table:table-cell table:number-columns-repeated="1017"/>
        </table:table-row>
        <table:table-row table:style-name="ro1">
          <table:table-cell office:value-type="float" office:value="432.401">
            <text:p>432,40100</text:p>
          </table:table-cell>
          <table:table-cell office:value-type="float" office:value="-5.865">
            <text:p>-5,86500</text:p>
          </table:table-cell>
          <table:table-cell office:value-type="float" office:value="1.6545">
            <text:p>1,654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428]+2.9847)/([.D428]-14.4252)" office:value-type="float" office:value="-0.0176030772841281">
            <text:p>-0,01760</text:p>
          </table:table-cell>
          <table:table-cell table:number-columns-repeated="1017"/>
        </table:table-row>
        <table:table-row table:style-name="ro1">
          <table:table-cell office:value-type="float" office:value="432.501">
            <text:p>432,50100</text:p>
          </table:table-cell>
          <table:table-cell office:value-type="float" office:value="-5.865">
            <text:p>-5,86500</text:p>
          </table:table-cell>
          <table:table-cell office:value-type="float" office:value="1.6545">
            <text:p>1,654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429]+2.9847)/([.D429]-14.4252)" office:value-type="float" office:value="-0.0176030772841281">
            <text:p>-0,01760</text:p>
          </table:table-cell>
          <table:table-cell table:number-columns-repeated="1017"/>
        </table:table-row>
        <table:table-row table:style-name="ro1">
          <table:table-cell office:value-type="float" office:value="432.601">
            <text:p>432,60100</text:p>
          </table:table-cell>
          <table:table-cell office:value-type="float" office:value="-5.865">
            <text:p>-5,86500</text:p>
          </table:table-cell>
          <table:table-cell office:value-type="float" office:value="1.6545">
            <text:p>1,654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430]+2.9847)/([.D430]-14.4252)" office:value-type="float" office:value="-0.0176030772841281">
            <text:p>-0,01760</text:p>
          </table:table-cell>
          <table:table-cell table:number-columns-repeated="1017"/>
        </table:table-row>
        <table:table-row table:style-name="ro1">
          <table:table-cell office:value-type="float" office:value="432.701">
            <text:p>432,70100</text:p>
          </table:table-cell>
          <table:table-cell office:value-type="float" office:value="-5.865">
            <text:p>-5,86500</text:p>
          </table:table-cell>
          <table:table-cell office:value-type="float" office:value="1.6545">
            <text:p>1,654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431]+2.9847)/([.D431]-14.4252)" office:value-type="float" office:value="-0.0176030772841281">
            <text:p>-0,01760</text:p>
          </table:table-cell>
          <table:table-cell table:number-columns-repeated="1017"/>
        </table:table-row>
        <table:table-row table:style-name="ro1">
          <table:table-cell office:value-type="float" office:value="432.801">
            <text:p>432,80100</text:p>
          </table:table-cell>
          <table:table-cell office:value-type="float" office:value="-5.865">
            <text:p>-5,86500</text:p>
          </table:table-cell>
          <table:table-cell office:value-type="float" office:value="1.6545">
            <text:p>1,654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432]+2.9847)/([.D432]-14.4252)" office:value-type="float" office:value="-0.0176030772841281">
            <text:p>-0,01760</text:p>
          </table:table-cell>
          <table:table-cell table:number-columns-repeated="1017"/>
        </table:table-row>
        <table:table-row table:style-name="ro1">
          <table:table-cell office:value-type="float" office:value="432.901">
            <text:p>432,90100</text:p>
          </table:table-cell>
          <table:table-cell office:value-type="float" office:value="-5.865">
            <text:p>-5,86500</text:p>
          </table:table-cell>
          <table:table-cell office:value-type="float" office:value="1.6545">
            <text:p>1,654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433]+2.9847)/([.D433]-14.4252)" office:value-type="float" office:value="-0.0176030772841281">
            <text:p>-0,01760</text:p>
          </table:table-cell>
          <table:table-cell table:number-columns-repeated="1017"/>
        </table:table-row>
        <table:table-row table:style-name="ro1">
          <table:table-cell office:value-type="float" office:value="433.001">
            <text:p>433,00100</text:p>
          </table:table-cell>
          <table:table-cell office:value-type="float" office:value="-5.865">
            <text:p>-5,86500</text:p>
          </table:table-cell>
          <table:table-cell office:value-type="float" office:value="1.6545">
            <text:p>1,654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434]+2.9847)/([.D434]-14.4252)" office:value-type="float" office:value="-0.0176030772841281">
            <text:p>-0,01760</text:p>
          </table:table-cell>
          <table:table-cell table:number-columns-repeated="1017"/>
        </table:table-row>
        <table:table-row table:style-name="ro1">
          <table:table-cell office:value-type="float" office:value="433.101">
            <text:p>433,10100</text:p>
          </table:table-cell>
          <table:table-cell office:value-type="float" office:value="-5.865">
            <text:p>-5,86500</text:p>
          </table:table-cell>
          <table:table-cell office:value-type="float" office:value="1.6545">
            <text:p>1,654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435]+2.9847)/([.D435]-14.4252)" office:value-type="float" office:value="-0.0176030772841281">
            <text:p>-0,01760</text:p>
          </table:table-cell>
          <table:table-cell table:number-columns-repeated="1017"/>
        </table:table-row>
        <table:table-row table:style-name="ro1">
          <table:table-cell office:value-type="float" office:value="433.201">
            <text:p>433,20100</text:p>
          </table:table-cell>
          <table:table-cell office:value-type="float" office:value="-5.865">
            <text:p>-5,86500</text:p>
          </table:table-cell>
          <table:table-cell office:value-type="float" office:value="1.6545">
            <text:p>1,654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436]+2.9847)/([.D436]-14.4252)" office:value-type="float" office:value="-0.0176030772841281">
            <text:p>-0,01760</text:p>
          </table:table-cell>
          <table:table-cell table:number-columns-repeated="1017"/>
        </table:table-row>
        <table:table-row table:style-name="ro1">
          <table:table-cell office:value-type="float" office:value="433.301">
            <text:p>433,30100</text:p>
          </table:table-cell>
          <table:table-cell office:value-type="float" office:value="-5.865">
            <text:p>-5,86500</text:p>
          </table:table-cell>
          <table:table-cell office:value-type="float" office:value="1.6545">
            <text:p>1,654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437]+2.9847)/([.D437]-14.4252)" office:value-type="float" office:value="-0.0176030772841281">
            <text:p>-0,01760</text:p>
          </table:table-cell>
          <table:table-cell table:number-columns-repeated="1017"/>
        </table:table-row>
        <table:table-row table:style-name="ro1">
          <table:table-cell office:value-type="float" office:value="433.401">
            <text:p>433,40100</text:p>
          </table:table-cell>
          <table:table-cell office:value-type="float" office:value="-5.865">
            <text:p>-5,86500</text:p>
          </table:table-cell>
          <table:table-cell office:value-type="float" office:value="1.653">
            <text:p>1,6530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438]+2.9847)/([.D438]-14.4252)" office:value-type="float" office:value="-0.0176030772841281">
            <text:p>-0,01760</text:p>
          </table:table-cell>
          <table:table-cell table:number-columns-repeated="1017"/>
        </table:table-row>
        <table:table-row table:style-name="ro1">
          <table:table-cell office:value-type="float" office:value="433.501">
            <text:p>433,50100</text:p>
          </table:table-cell>
          <table:table-cell office:value-type="float" office:value="-5.865">
            <text:p>-5,86500</text:p>
          </table:table-cell>
          <table:table-cell office:value-type="float" office:value="1.653">
            <text:p>1,6530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439]+2.9847)/([.D439]-14.4252)" office:value-type="float" office:value="-0.0176030772841281">
            <text:p>-0,01760</text:p>
          </table:table-cell>
          <table:table-cell table:number-columns-repeated="1017"/>
        </table:table-row>
        <table:table-row table:style-name="ro1">
          <table:table-cell office:value-type="float" office:value="433.601">
            <text:p>433,60100</text:p>
          </table:table-cell>
          <table:table-cell office:value-type="float" office:value="-5.865">
            <text:p>-5,86500</text:p>
          </table:table-cell>
          <table:table-cell office:value-type="float" office:value="1.653">
            <text:p>1,6530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440]+2.9847)/([.D440]-14.4252)" office:value-type="float" office:value="-0.0176030772841281">
            <text:p>-0,01760</text:p>
          </table:table-cell>
          <table:table-cell table:number-columns-repeated="1017"/>
        </table:table-row>
        <table:table-row table:style-name="ro1">
          <table:table-cell office:value-type="float" office:value="433.701">
            <text:p>433,70100</text:p>
          </table:table-cell>
          <table:table-cell office:value-type="float" office:value="-5.865">
            <text:p>-5,86500</text:p>
          </table:table-cell>
          <table:table-cell office:value-type="float" office:value="1.653">
            <text:p>1,6530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441]+2.9847)/([.D441]-14.4252)" office:value-type="float" office:value="-0.0176030772841281">
            <text:p>-0,01760</text:p>
          </table:table-cell>
          <table:table-cell table:number-columns-repeated="1017"/>
        </table:table-row>
        <table:table-row table:style-name="ro1">
          <table:table-cell office:value-type="float" office:value="433.801">
            <text:p>433,80100</text:p>
          </table:table-cell>
          <table:table-cell office:value-type="float" office:value="-5.865">
            <text:p>-5,86500</text:p>
          </table:table-cell>
          <table:table-cell office:value-type="float" office:value="1.653">
            <text:p>1,6530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442]+2.9847)/([.D442]-14.4252)" office:value-type="float" office:value="-0.0176030772841281">
            <text:p>-0,01760</text:p>
          </table:table-cell>
          <table:table-cell table:number-columns-repeated="1017"/>
        </table:table-row>
        <table:table-row table:style-name="ro1">
          <table:table-cell office:value-type="float" office:value="433.901">
            <text:p>433,90100</text:p>
          </table:table-cell>
          <table:table-cell office:value-type="float" office:value="-5.865">
            <text:p>-5,86500</text:p>
          </table:table-cell>
          <table:table-cell office:value-type="float" office:value="1.653">
            <text:p>1,6530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443]+2.9847)/([.D443]-14.4252)" office:value-type="float" office:value="-0.0176030772841281">
            <text:p>-0,01760</text:p>
          </table:table-cell>
          <table:table-cell table:number-columns-repeated="1017"/>
        </table:table-row>
        <table:table-row table:style-name="ro1">
          <table:table-cell office:value-type="float" office:value="434.001">
            <text:p>434,00100</text:p>
          </table:table-cell>
          <table:table-cell office:value-type="float" office:value="-5.865">
            <text:p>-5,86500</text:p>
          </table:table-cell>
          <table:table-cell office:value-type="float" office:value="1.653">
            <text:p>1,6530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444]+2.9847)/([.D444]-14.4252)" office:value-type="float" office:value="-0.0176030772841281">
            <text:p>-0,01760</text:p>
          </table:table-cell>
          <table:table-cell table:number-columns-repeated="1017"/>
        </table:table-row>
        <table:table-row table:style-name="ro1">
          <table:table-cell office:value-type="float" office:value="434.101">
            <text:p>434,10100</text:p>
          </table:table-cell>
          <table:table-cell office:value-type="float" office:value="-5.865">
            <text:p>-5,86500</text:p>
          </table:table-cell>
          <table:table-cell office:value-type="float" office:value="1.653">
            <text:p>1,6530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445]+2.9847)/([.D445]-14.4252)" office:value-type="float" office:value="-0.0176030772841281">
            <text:p>-0,01760</text:p>
          </table:table-cell>
          <table:table-cell table:number-columns-repeated="1017"/>
        </table:table-row>
        <table:table-row table:style-name="ro1">
          <table:table-cell office:value-type="float" office:value="434.201">
            <text:p>434,20100</text:p>
          </table:table-cell>
          <table:table-cell office:value-type="float" office:value="-5.865">
            <text:p>-5,86500</text:p>
          </table:table-cell>
          <table:table-cell office:value-type="float" office:value="1.653">
            <text:p>1,6530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446]+2.9847)/([.D446]-14.4252)" office:value-type="float" office:value="-0.0176030772841281">
            <text:p>-0,01760</text:p>
          </table:table-cell>
          <table:table-cell table:number-columns-repeated="1017"/>
        </table:table-row>
        <table:table-row table:style-name="ro1">
          <table:table-cell office:value-type="float" office:value="434.301">
            <text:p>434,30100</text:p>
          </table:table-cell>
          <table:table-cell office:value-type="float" office:value="-5.865">
            <text:p>-5,86500</text:p>
          </table:table-cell>
          <table:table-cell office:value-type="float" office:value="1.653">
            <text:p>1,6530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447]+2.9847)/([.D447]-14.4252)" office:value-type="float" office:value="-0.0176030772841281">
            <text:p>-0,01760</text:p>
          </table:table-cell>
          <table:table-cell table:number-columns-repeated="1017"/>
        </table:table-row>
        <table:table-row table:style-name="ro1">
          <table:table-cell office:value-type="float" office:value="434.405">
            <text:p>434,40500</text:p>
          </table:table-cell>
          <table:table-cell office:value-type="float" office:value="-5.865">
            <text:p>-5,86500</text:p>
          </table:table-cell>
          <table:table-cell office:value-type="float" office:value="1.65">
            <text:p>1,6500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448]+2.9847)/([.D448]-14.4252)" office:value-type="float" office:value="-0.0176030772841281">
            <text:p>-0,01760</text:p>
          </table:table-cell>
          <table:table-cell table:number-columns-repeated="1017"/>
        </table:table-row>
        <table:table-row table:style-name="ro1">
          <table:table-cell office:value-type="float" office:value="434.501">
            <text:p>434,50100</text:p>
          </table:table-cell>
          <table:table-cell office:value-type="float" office:value="-5.865">
            <text:p>-5,86500</text:p>
          </table:table-cell>
          <table:table-cell office:value-type="float" office:value="1.65">
            <text:p>1,6500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449]+2.9847)/([.D449]-14.4252)" office:value-type="float" office:value="-0.0176030772841281">
            <text:p>-0,01760</text:p>
          </table:table-cell>
          <table:table-cell table:number-columns-repeated="1017"/>
        </table:table-row>
        <table:table-row table:style-name="ro1">
          <table:table-cell office:value-type="float" office:value="434.601">
            <text:p>434,60100</text:p>
          </table:table-cell>
          <table:table-cell office:value-type="float" office:value="-5.865">
            <text:p>-5,86500</text:p>
          </table:table-cell>
          <table:table-cell office:value-type="float" office:value="1.65">
            <text:p>1,6500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450]+2.9847)/([.D450]-14.4252)" office:value-type="float" office:value="-0.0176030772841281">
            <text:p>-0,01760</text:p>
          </table:table-cell>
          <table:table-cell table:number-columns-repeated="1017"/>
        </table:table-row>
        <table:table-row table:style-name="ro1">
          <table:table-cell office:value-type="float" office:value="434.701">
            <text:p>434,70100</text:p>
          </table:table-cell>
          <table:table-cell office:value-type="float" office:value="-5.865">
            <text:p>-5,86500</text:p>
          </table:table-cell>
          <table:table-cell office:value-type="float" office:value="1.65">
            <text:p>1,6500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451]+2.9847)/([.D451]-14.4252)" office:value-type="float" office:value="-0.0176030772841281">
            <text:p>-0,01760</text:p>
          </table:table-cell>
          <table:table-cell table:number-columns-repeated="1017"/>
        </table:table-row>
        <table:table-row table:style-name="ro1">
          <table:table-cell office:value-type="float" office:value="434.801">
            <text:p>434,80100</text:p>
          </table:table-cell>
          <table:table-cell office:value-type="float" office:value="-5.865">
            <text:p>-5,86500</text:p>
          </table:table-cell>
          <table:table-cell office:value-type="float" office:value="1.65">
            <text:p>1,6500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452]+2.9847)/([.D452]-14.4252)" office:value-type="float" office:value="-0.0176030772841281">
            <text:p>-0,01760</text:p>
          </table:table-cell>
          <table:table-cell table:number-columns-repeated="1017"/>
        </table:table-row>
        <table:table-row table:style-name="ro1">
          <table:table-cell office:value-type="float" office:value="434.901">
            <text:p>434,90100</text:p>
          </table:table-cell>
          <table:table-cell office:value-type="float" office:value="-5.865">
            <text:p>-5,86500</text:p>
          </table:table-cell>
          <table:table-cell office:value-type="float" office:value="1.65">
            <text:p>1,6500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453]+2.9847)/([.D453]-14.4252)" office:value-type="float" office:value="-0.0176030772841281">
            <text:p>-0,01760</text:p>
          </table:table-cell>
          <table:table-cell table:number-columns-repeated="1017"/>
        </table:table-row>
        <table:table-row table:style-name="ro1">
          <table:table-cell office:value-type="float" office:value="435.001">
            <text:p>435,00100</text:p>
          </table:table-cell>
          <table:table-cell office:value-type="float" office:value="-5.865">
            <text:p>-5,86500</text:p>
          </table:table-cell>
          <table:table-cell office:value-type="float" office:value="1.65">
            <text:p>1,6500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454]+2.9847)/([.D454]-14.4252)" office:value-type="float" office:value="-0.0176030772841281">
            <text:p>-0,01760</text:p>
          </table:table-cell>
          <table:table-cell table:number-columns-repeated="1017"/>
        </table:table-row>
        <table:table-row table:style-name="ro1">
          <table:table-cell office:value-type="float" office:value="435.101">
            <text:p>435,10100</text:p>
          </table:table-cell>
          <table:table-cell office:value-type="float" office:value="-5.865">
            <text:p>-5,86500</text:p>
          </table:table-cell>
          <table:table-cell office:value-type="float" office:value="1.65">
            <text:p>1,6500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455]+2.9847)/([.D455]-14.4252)" office:value-type="float" office:value="-0.0176030772841281">
            <text:p>-0,01760</text:p>
          </table:table-cell>
          <table:table-cell table:number-columns-repeated="1017"/>
        </table:table-row>
        <table:table-row table:style-name="ro1">
          <table:table-cell office:value-type="float" office:value="435.201">
            <text:p>435,20100</text:p>
          </table:table-cell>
          <table:table-cell office:value-type="float" office:value="-5.865">
            <text:p>-5,86500</text:p>
          </table:table-cell>
          <table:table-cell office:value-type="float" office:value="1.65">
            <text:p>1,6500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456]+2.9847)/([.D456]-14.4252)" office:value-type="float" office:value="-0.0176030772841281">
            <text:p>-0,01760</text:p>
          </table:table-cell>
          <table:table-cell table:number-columns-repeated="1017"/>
        </table:table-row>
        <table:table-row table:style-name="ro1">
          <table:table-cell office:value-type="float" office:value="435.301">
            <text:p>435,30100</text:p>
          </table:table-cell>
          <table:table-cell office:value-type="float" office:value="-5.865">
            <text:p>-5,86500</text:p>
          </table:table-cell>
          <table:table-cell office:value-type="float" office:value="1.65">
            <text:p>1,6500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457]+2.9847)/([.D457]-14.4252)" office:value-type="float" office:value="-0.0176030772841281">
            <text:p>-0,01760</text:p>
          </table:table-cell>
          <table:table-cell table:number-columns-repeated="1017"/>
        </table:table-row>
        <table:table-row table:style-name="ro1">
          <table:table-cell office:value-type="float" office:value="435.401">
            <text:p>435,40100</text:p>
          </table:table-cell>
          <table:table-cell office:value-type="float" office:value="-5.865">
            <text:p>-5,86500</text:p>
          </table:table-cell>
          <table:table-cell office:value-type="float" office:value="1.6515">
            <text:p>1,651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458]+2.9847)/([.D458]-14.4252)" office:value-type="float" office:value="-0.0176030772841281">
            <text:p>-0,01760</text:p>
          </table:table-cell>
          <table:table-cell table:number-columns-repeated="1017"/>
        </table:table-row>
        <table:table-row table:style-name="ro1">
          <table:table-cell office:value-type="float" office:value="435.501">
            <text:p>435,50100</text:p>
          </table:table-cell>
          <table:table-cell office:value-type="float" office:value="-5.865">
            <text:p>-5,86500</text:p>
          </table:table-cell>
          <table:table-cell office:value-type="float" office:value="1.6515">
            <text:p>1,651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459]+2.9847)/([.D459]-14.4252)" office:value-type="float" office:value="-0.0176030772841281">
            <text:p>-0,01760</text:p>
          </table:table-cell>
          <table:table-cell table:number-columns-repeated="1017"/>
        </table:table-row>
        <table:table-row table:style-name="ro1">
          <table:table-cell office:value-type="float" office:value="435.601">
            <text:p>435,60100</text:p>
          </table:table-cell>
          <table:table-cell office:value-type="float" office:value="-5.865">
            <text:p>-5,86500</text:p>
          </table:table-cell>
          <table:table-cell office:value-type="float" office:value="1.6515">
            <text:p>1,651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460]+2.9847)/([.D460]-14.4252)" office:value-type="float" office:value="-0.0176030772841281">
            <text:p>-0,01760</text:p>
          </table:table-cell>
          <table:table-cell table:number-columns-repeated="1017"/>
        </table:table-row>
        <table:table-row table:style-name="ro1">
          <table:table-cell office:value-type="float" office:value="435.701">
            <text:p>435,70100</text:p>
          </table:table-cell>
          <table:table-cell office:value-type="float" office:value="-5.865">
            <text:p>-5,86500</text:p>
          </table:table-cell>
          <table:table-cell office:value-type="float" office:value="1.6515">
            <text:p>1,651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461]+2.9847)/([.D461]-14.4252)" office:value-type="float" office:value="-0.0176030772841281">
            <text:p>-0,01760</text:p>
          </table:table-cell>
          <table:table-cell table:number-columns-repeated="1017"/>
        </table:table-row>
        <table:table-row table:style-name="ro1">
          <table:table-cell office:value-type="float" office:value="435.801">
            <text:p>435,80100</text:p>
          </table:table-cell>
          <table:table-cell office:value-type="float" office:value="-5.865">
            <text:p>-5,86500</text:p>
          </table:table-cell>
          <table:table-cell office:value-type="float" office:value="1.6515">
            <text:p>1,651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462]+2.9847)/([.D462]-14.4252)" office:value-type="float" office:value="-0.0176030772841281">
            <text:p>-0,01760</text:p>
          </table:table-cell>
          <table:table-cell table:number-columns-repeated="1017"/>
        </table:table-row>
        <table:table-row table:style-name="ro1">
          <table:table-cell office:value-type="float" office:value="435.901">
            <text:p>435,90100</text:p>
          </table:table-cell>
          <table:table-cell office:value-type="float" office:value="-5.865">
            <text:p>-5,86500</text:p>
          </table:table-cell>
          <table:table-cell office:value-type="float" office:value="1.6515">
            <text:p>1,651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463]+2.9847)/([.D463]-14.4252)" office:value-type="float" office:value="-0.0176030772841281">
            <text:p>-0,01760</text:p>
          </table:table-cell>
          <table:table-cell table:number-columns-repeated="1017"/>
        </table:table-row>
        <table:table-row table:style-name="ro1">
          <table:table-cell office:value-type="float" office:value="436.001">
            <text:p>436,00100</text:p>
          </table:table-cell>
          <table:table-cell office:value-type="float" office:value="-5.865">
            <text:p>-5,86500</text:p>
          </table:table-cell>
          <table:table-cell office:value-type="float" office:value="1.6515">
            <text:p>1,651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464]+2.9847)/([.D464]-14.4252)" office:value-type="float" office:value="-0.0176030772841281">
            <text:p>-0,01760</text:p>
          </table:table-cell>
          <table:table-cell table:number-columns-repeated="1017"/>
        </table:table-row>
        <table:table-row table:style-name="ro1">
          <table:table-cell office:value-type="float" office:value="436.101">
            <text:p>436,10100</text:p>
          </table:table-cell>
          <table:table-cell office:value-type="float" office:value="-5.865">
            <text:p>-5,86500</text:p>
          </table:table-cell>
          <table:table-cell office:value-type="float" office:value="1.6515">
            <text:p>1,651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465]+2.9847)/([.D465]-14.4252)" office:value-type="float" office:value="-0.0176030772841281">
            <text:p>-0,01760</text:p>
          </table:table-cell>
          <table:table-cell table:number-columns-repeated="1017"/>
        </table:table-row>
        <table:table-row table:style-name="ro1">
          <table:table-cell office:value-type="float" office:value="436.201">
            <text:p>436,20100</text:p>
          </table:table-cell>
          <table:table-cell office:value-type="float" office:value="-5.865">
            <text:p>-5,86500</text:p>
          </table:table-cell>
          <table:table-cell office:value-type="float" office:value="1.6515">
            <text:p>1,651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466]+2.9847)/([.D466]-14.4252)" office:value-type="float" office:value="-0.0176030772841281">
            <text:p>-0,01760</text:p>
          </table:table-cell>
          <table:table-cell table:number-columns-repeated="1017"/>
        </table:table-row>
        <table:table-row table:style-name="ro1">
          <table:table-cell office:value-type="float" office:value="436.301">
            <text:p>436,30100</text:p>
          </table:table-cell>
          <table:table-cell office:value-type="float" office:value="-5.865">
            <text:p>-5,86500</text:p>
          </table:table-cell>
          <table:table-cell office:value-type="float" office:value="1.6515">
            <text:p>1,651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467]+2.9847)/([.D467]-14.4252)" office:value-type="float" office:value="-0.0176030772841281">
            <text:p>-0,01760</text:p>
          </table:table-cell>
          <table:table-cell table:number-columns-repeated="1017"/>
        </table:table-row>
        <table:table-row table:style-name="ro1">
          <table:table-cell office:value-type="float" office:value="436.401">
            <text:p>436,40100</text:p>
          </table:table-cell>
          <table:table-cell office:value-type="float" office:value="-5.85">
            <text:p>-5,85000</text:p>
          </table:table-cell>
          <table:table-cell office:value-type="float" office:value="1.6515">
            <text:p>1,651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468]+2.9847)/([.D468]-14.4252)" office:value-type="float" office:value="-0.0175114041392258">
            <text:p>-0,01751</text:p>
          </table:table-cell>
          <table:table-cell table:number-columns-repeated="1017"/>
        </table:table-row>
        <table:table-row table:style-name="ro1">
          <table:table-cell office:value-type="float" office:value="436.501">
            <text:p>436,50100</text:p>
          </table:table-cell>
          <table:table-cell office:value-type="float" office:value="-5.85">
            <text:p>-5,85000</text:p>
          </table:table-cell>
          <table:table-cell office:value-type="float" office:value="1.6515">
            <text:p>1,651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469]+2.9847)/([.D469]-14.4252)" office:value-type="float" office:value="-0.0175114041392258">
            <text:p>-0,01751</text:p>
          </table:table-cell>
          <table:table-cell table:number-columns-repeated="1017"/>
        </table:table-row>
        <table:table-row table:style-name="ro1">
          <table:table-cell office:value-type="float" office:value="436.601">
            <text:p>436,60100</text:p>
          </table:table-cell>
          <table:table-cell office:value-type="float" office:value="-5.85">
            <text:p>-5,85000</text:p>
          </table:table-cell>
          <table:table-cell office:value-type="float" office:value="1.6515">
            <text:p>1,651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470]+2.9847)/([.D470]-14.4252)" office:value-type="float" office:value="-0.0175114041392258">
            <text:p>-0,01751</text:p>
          </table:table-cell>
          <table:table-cell table:number-columns-repeated="1017"/>
        </table:table-row>
        <table:table-row table:style-name="ro1">
          <table:table-cell office:value-type="float" office:value="436.701">
            <text:p>436,70100</text:p>
          </table:table-cell>
          <table:table-cell office:value-type="float" office:value="-5.85">
            <text:p>-5,85000</text:p>
          </table:table-cell>
          <table:table-cell office:value-type="float" office:value="1.6515">
            <text:p>1,651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471]+2.9847)/([.D471]-14.4252)" office:value-type="float" office:value="-0.0175114041392258">
            <text:p>-0,01751</text:p>
          </table:table-cell>
          <table:table-cell table:number-columns-repeated="1017"/>
        </table:table-row>
        <table:table-row table:style-name="ro1">
          <table:table-cell office:value-type="float" office:value="436.801">
            <text:p>436,80100</text:p>
          </table:table-cell>
          <table:table-cell office:value-type="float" office:value="-5.85">
            <text:p>-5,85000</text:p>
          </table:table-cell>
          <table:table-cell office:value-type="float" office:value="1.6515">
            <text:p>1,651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472]+2.9847)/([.D472]-14.4252)" office:value-type="float" office:value="-0.0175114041392258">
            <text:p>-0,01751</text:p>
          </table:table-cell>
          <table:table-cell table:number-columns-repeated="1017"/>
        </table:table-row>
        <table:table-row table:style-name="ro1">
          <table:table-cell office:value-type="float" office:value="436.901">
            <text:p>436,90100</text:p>
          </table:table-cell>
          <table:table-cell office:value-type="float" office:value="-5.85">
            <text:p>-5,85000</text:p>
          </table:table-cell>
          <table:table-cell office:value-type="float" office:value="1.6515">
            <text:p>1,651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473]+2.9847)/([.D473]-14.4252)" office:value-type="float" office:value="-0.0175114041392258">
            <text:p>-0,01751</text:p>
          </table:table-cell>
          <table:table-cell table:number-columns-repeated="1017"/>
        </table:table-row>
        <table:table-row table:style-name="ro1">
          <table:table-cell office:value-type="float" office:value="437.001">
            <text:p>437,00100</text:p>
          </table:table-cell>
          <table:table-cell office:value-type="float" office:value="-5.85">
            <text:p>-5,85000</text:p>
          </table:table-cell>
          <table:table-cell office:value-type="float" office:value="1.6515">
            <text:p>1,651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474]+2.9847)/([.D474]-14.4252)" office:value-type="float" office:value="-0.0175114041392258">
            <text:p>-0,01751</text:p>
          </table:table-cell>
          <table:table-cell table:number-columns-repeated="1017"/>
        </table:table-row>
        <table:table-row table:style-name="ro1">
          <table:table-cell office:value-type="float" office:value="437.101">
            <text:p>437,10100</text:p>
          </table:table-cell>
          <table:table-cell office:value-type="float" office:value="-5.85">
            <text:p>-5,85000</text:p>
          </table:table-cell>
          <table:table-cell office:value-type="float" office:value="1.6515">
            <text:p>1,651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475]+2.9847)/([.D475]-14.4252)" office:value-type="float" office:value="-0.0175114041392258">
            <text:p>-0,01751</text:p>
          </table:table-cell>
          <table:table-cell table:number-columns-repeated="1017"/>
        </table:table-row>
        <table:table-row table:style-name="ro1">
          <table:table-cell office:value-type="float" office:value="437.201">
            <text:p>437,20100</text:p>
          </table:table-cell>
          <table:table-cell office:value-type="float" office:value="-5.85">
            <text:p>-5,85000</text:p>
          </table:table-cell>
          <table:table-cell office:value-type="float" office:value="1.6515">
            <text:p>1,651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476]+2.9847)/([.D476]-14.4252)" office:value-type="float" office:value="-0.0175114041392258">
            <text:p>-0,01751</text:p>
          </table:table-cell>
          <table:table-cell table:number-columns-repeated="1017"/>
        </table:table-row>
        <table:table-row table:style-name="ro1">
          <table:table-cell office:value-type="float" office:value="437.301">
            <text:p>437,30100</text:p>
          </table:table-cell>
          <table:table-cell office:value-type="float" office:value="-5.85">
            <text:p>-5,85000</text:p>
          </table:table-cell>
          <table:table-cell office:value-type="float" office:value="1.6515">
            <text:p>1,651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477]+2.9847)/([.D477]-14.4252)" office:value-type="float" office:value="-0.0175114041392258">
            <text:p>-0,01751</text:p>
          </table:table-cell>
          <table:table-cell table:number-columns-repeated="1017"/>
        </table:table-row>
        <table:table-row table:style-name="ro1">
          <table:table-cell office:value-type="float" office:value="437.401">
            <text:p>437,40100</text:p>
          </table:table-cell>
          <table:table-cell office:value-type="float" office:value="-5.85">
            <text:p>-5,85000</text:p>
          </table:table-cell>
          <table:table-cell office:value-type="float" office:value="1.6485">
            <text:p>1,648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478]+2.9847)/([.D478]-14.4252)" office:value-type="float" office:value="-0.0175114041392258">
            <text:p>-0,01751</text:p>
          </table:table-cell>
          <table:table-cell table:number-columns-repeated="1017"/>
        </table:table-row>
        <table:table-row table:style-name="ro1">
          <table:table-cell office:value-type="float" office:value="437.501">
            <text:p>437,50100</text:p>
          </table:table-cell>
          <table:table-cell office:value-type="float" office:value="-5.85">
            <text:p>-5,85000</text:p>
          </table:table-cell>
          <table:table-cell office:value-type="float" office:value="1.6485">
            <text:p>1,648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479]+2.9847)/([.D479]-14.4252)" office:value-type="float" office:value="-0.0175114041392258">
            <text:p>-0,01751</text:p>
          </table:table-cell>
          <table:table-cell table:number-columns-repeated="1017"/>
        </table:table-row>
        <table:table-row table:style-name="ro1">
          <table:table-cell office:value-type="float" office:value="437.601">
            <text:p>437,60100</text:p>
          </table:table-cell>
          <table:table-cell office:value-type="float" office:value="-5.85">
            <text:p>-5,85000</text:p>
          </table:table-cell>
          <table:table-cell office:value-type="float" office:value="1.6485">
            <text:p>1,648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480]+2.9847)/([.D480]-14.4252)" office:value-type="float" office:value="-0.0175114041392258">
            <text:p>-0,01751</text:p>
          </table:table-cell>
          <table:table-cell table:number-columns-repeated="1017"/>
        </table:table-row>
        <table:table-row table:style-name="ro1">
          <table:table-cell office:value-type="float" office:value="437.701">
            <text:p>437,70100</text:p>
          </table:table-cell>
          <table:table-cell office:value-type="float" office:value="-5.85">
            <text:p>-5,85000</text:p>
          </table:table-cell>
          <table:table-cell office:value-type="float" office:value="1.6485">
            <text:p>1,648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481]+2.9847)/([.D481]-14.4252)" office:value-type="float" office:value="-0.0175114041392258">
            <text:p>-0,01751</text:p>
          </table:table-cell>
          <table:table-cell table:number-columns-repeated="1017"/>
        </table:table-row>
        <table:table-row table:style-name="ro1">
          <table:table-cell office:value-type="float" office:value="437.801">
            <text:p>437,80100</text:p>
          </table:table-cell>
          <table:table-cell office:value-type="float" office:value="-5.85">
            <text:p>-5,85000</text:p>
          </table:table-cell>
          <table:table-cell office:value-type="float" office:value="1.6485">
            <text:p>1,648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482]+2.9847)/([.D482]-14.4252)" office:value-type="float" office:value="-0.0175114041392258">
            <text:p>-0,01751</text:p>
          </table:table-cell>
          <table:table-cell table:number-columns-repeated="1017"/>
        </table:table-row>
        <table:table-row table:style-name="ro1">
          <table:table-cell office:value-type="float" office:value="437.901">
            <text:p>437,90100</text:p>
          </table:table-cell>
          <table:table-cell office:value-type="float" office:value="-5.85">
            <text:p>-5,85000</text:p>
          </table:table-cell>
          <table:table-cell office:value-type="float" office:value="1.6485">
            <text:p>1,648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483]+2.9847)/([.D483]-14.4252)" office:value-type="float" office:value="-0.0175114041392258">
            <text:p>-0,01751</text:p>
          </table:table-cell>
          <table:table-cell table:number-columns-repeated="1017"/>
        </table:table-row>
        <table:table-row table:style-name="ro1">
          <table:table-cell office:value-type="float" office:value="438.001">
            <text:p>438,00100</text:p>
          </table:table-cell>
          <table:table-cell office:value-type="float" office:value="-5.85">
            <text:p>-5,85000</text:p>
          </table:table-cell>
          <table:table-cell office:value-type="float" office:value="1.6485">
            <text:p>1,648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484]+2.9847)/([.D484]-14.4252)" office:value-type="float" office:value="-0.0175114041392258">
            <text:p>-0,01751</text:p>
          </table:table-cell>
          <table:table-cell table:number-columns-repeated="1017"/>
        </table:table-row>
        <table:table-row table:style-name="ro1">
          <table:table-cell office:value-type="float" office:value="438.101">
            <text:p>438,10100</text:p>
          </table:table-cell>
          <table:table-cell office:value-type="float" office:value="-5.85">
            <text:p>-5,85000</text:p>
          </table:table-cell>
          <table:table-cell office:value-type="float" office:value="1.6485">
            <text:p>1,648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485]+2.9847)/([.D485]-14.4252)" office:value-type="float" office:value="-0.0175114041392258">
            <text:p>-0,01751</text:p>
          </table:table-cell>
          <table:table-cell table:number-columns-repeated="1017"/>
        </table:table-row>
        <table:table-row table:style-name="ro1">
          <table:table-cell office:value-type="float" office:value="438.201">
            <text:p>438,20100</text:p>
          </table:table-cell>
          <table:table-cell office:value-type="float" office:value="-5.85">
            <text:p>-5,85000</text:p>
          </table:table-cell>
          <table:table-cell office:value-type="float" office:value="1.6485">
            <text:p>1,648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486]+2.9847)/([.D486]-14.4252)" office:value-type="float" office:value="-0.0175114041392258">
            <text:p>-0,01751</text:p>
          </table:table-cell>
          <table:table-cell table:number-columns-repeated="1017"/>
        </table:table-row>
        <table:table-row table:style-name="ro1">
          <table:table-cell office:value-type="float" office:value="438.301">
            <text:p>438,30100</text:p>
          </table:table-cell>
          <table:table-cell office:value-type="float" office:value="-5.85">
            <text:p>-5,85000</text:p>
          </table:table-cell>
          <table:table-cell office:value-type="float" office:value="1.6485">
            <text:p>1,648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487]+2.9847)/([.D487]-14.4252)" office:value-type="float" office:value="-0.0175114041392258">
            <text:p>-0,01751</text:p>
          </table:table-cell>
          <table:table-cell table:number-columns-repeated="1017"/>
        </table:table-row>
        <table:table-row table:style-name="ro1">
          <table:table-cell office:value-type="float" office:value="438.401">
            <text:p>438,40100</text:p>
          </table:table-cell>
          <table:table-cell office:value-type="float" office:value="-5.835">
            <text:p>-5,83500</text:p>
          </table:table-cell>
          <table:table-cell office:value-type="float" office:value="1.6485">
            <text:p>1,648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488]+2.9847)/([.D488]-14.4252)" office:value-type="float" office:value="-0.0174357148624742">
            <text:p>-0,01744</text:p>
          </table:table-cell>
          <table:table-cell table:number-columns-repeated="1017"/>
        </table:table-row>
        <table:table-row table:style-name="ro1">
          <table:table-cell office:value-type="float" office:value="438.501">
            <text:p>438,50100</text:p>
          </table:table-cell>
          <table:table-cell office:value-type="float" office:value="-5.835">
            <text:p>-5,83500</text:p>
          </table:table-cell>
          <table:table-cell office:value-type="float" office:value="1.6485">
            <text:p>1,648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489]+2.9847)/([.D489]-14.4252)" office:value-type="float" office:value="-0.0174357148624742">
            <text:p>-0,01744</text:p>
          </table:table-cell>
          <table:table-cell table:number-columns-repeated="1017"/>
        </table:table-row>
        <table:table-row table:style-name="ro1">
          <table:table-cell office:value-type="float" office:value="438.601">
            <text:p>438,60100</text:p>
          </table:table-cell>
          <table:table-cell office:value-type="float" office:value="-5.835">
            <text:p>-5,83500</text:p>
          </table:table-cell>
          <table:table-cell office:value-type="float" office:value="1.6485">
            <text:p>1,648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490]+2.9847)/([.D490]-14.4252)" office:value-type="float" office:value="-0.0174357148624742">
            <text:p>-0,01744</text:p>
          </table:table-cell>
          <table:table-cell table:number-columns-repeated="1017"/>
        </table:table-row>
        <table:table-row table:style-name="ro1">
          <table:table-cell office:value-type="float" office:value="438.701">
            <text:p>438,70100</text:p>
          </table:table-cell>
          <table:table-cell office:value-type="float" office:value="-5.835">
            <text:p>-5,83500</text:p>
          </table:table-cell>
          <table:table-cell office:value-type="float" office:value="1.6485">
            <text:p>1,648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491]+2.9847)/([.D491]-14.4252)" office:value-type="float" office:value="-0.0174357148624742">
            <text:p>-0,01744</text:p>
          </table:table-cell>
          <table:table-cell table:number-columns-repeated="1017"/>
        </table:table-row>
        <table:table-row table:style-name="ro1">
          <table:table-cell office:value-type="float" office:value="438.801">
            <text:p>438,80100</text:p>
          </table:table-cell>
          <table:table-cell office:value-type="float" office:value="-5.835">
            <text:p>-5,83500</text:p>
          </table:table-cell>
          <table:table-cell office:value-type="float" office:value="1.6485">
            <text:p>1,648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492]+2.9847)/([.D492]-14.4252)" office:value-type="float" office:value="-0.0174357148624742">
            <text:p>-0,01744</text:p>
          </table:table-cell>
          <table:table-cell table:number-columns-repeated="1017"/>
        </table:table-row>
        <table:table-row table:style-name="ro1">
          <table:table-cell office:value-type="float" office:value="438.901">
            <text:p>438,90100</text:p>
          </table:table-cell>
          <table:table-cell office:value-type="float" office:value="-5.835">
            <text:p>-5,83500</text:p>
          </table:table-cell>
          <table:table-cell office:value-type="float" office:value="1.6485">
            <text:p>1,648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493]+2.9847)/([.D493]-14.4252)" office:value-type="float" office:value="-0.0174357148624742">
            <text:p>-0,01744</text:p>
          </table:table-cell>
          <table:table-cell table:number-columns-repeated="1017"/>
        </table:table-row>
        <table:table-row table:style-name="ro1">
          <table:table-cell office:value-type="float" office:value="439.001">
            <text:p>439,00100</text:p>
          </table:table-cell>
          <table:table-cell office:value-type="float" office:value="-5.835">
            <text:p>-5,83500</text:p>
          </table:table-cell>
          <table:table-cell office:value-type="float" office:value="1.6485">
            <text:p>1,648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494]+2.9847)/([.D494]-14.4252)" office:value-type="float" office:value="-0.0174357148624742">
            <text:p>-0,01744</text:p>
          </table:table-cell>
          <table:table-cell table:number-columns-repeated="1017"/>
        </table:table-row>
        <table:table-row table:style-name="ro1">
          <table:table-cell office:value-type="float" office:value="439.101">
            <text:p>439,10100</text:p>
          </table:table-cell>
          <table:table-cell office:value-type="float" office:value="-5.835">
            <text:p>-5,83500</text:p>
          </table:table-cell>
          <table:table-cell office:value-type="float" office:value="1.6485">
            <text:p>1,648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495]+2.9847)/([.D495]-14.4252)" office:value-type="float" office:value="-0.0174357148624742">
            <text:p>-0,01744</text:p>
          </table:table-cell>
          <table:table-cell table:number-columns-repeated="1017"/>
        </table:table-row>
        <table:table-row table:style-name="ro1">
          <table:table-cell office:value-type="float" office:value="439.201">
            <text:p>439,20100</text:p>
          </table:table-cell>
          <table:table-cell office:value-type="float" office:value="-5.835">
            <text:p>-5,83500</text:p>
          </table:table-cell>
          <table:table-cell office:value-type="float" office:value="1.6485">
            <text:p>1,648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496]+2.9847)/([.D496]-14.4252)" office:value-type="float" office:value="-0.0174357148624742">
            <text:p>-0,01744</text:p>
          </table:table-cell>
          <table:table-cell table:number-columns-repeated="1017"/>
        </table:table-row>
        <table:table-row table:style-name="ro1">
          <table:table-cell office:value-type="float" office:value="439.301">
            <text:p>439,30100</text:p>
          </table:table-cell>
          <table:table-cell office:value-type="float" office:value="-5.835">
            <text:p>-5,83500</text:p>
          </table:table-cell>
          <table:table-cell office:value-type="float" office:value="1.6485">
            <text:p>1,648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497]+2.9847)/([.D497]-14.4252)" office:value-type="float" office:value="-0.0174357148624742">
            <text:p>-0,01744</text:p>
          </table:table-cell>
          <table:table-cell table:number-columns-repeated="1017"/>
        </table:table-row>
        <table:table-row table:style-name="ro1">
          <table:table-cell office:value-type="float" office:value="439.401">
            <text:p>439,40100</text:p>
          </table:table-cell>
          <table:table-cell office:value-type="float" office:value="-5.85">
            <text:p>-5,85000</text:p>
          </table:table-cell>
          <table:table-cell office:value-type="float" office:value="1.65">
            <text:p>1,650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498]+2.9847)/([.D498]-14.4252)" office:value-type="float" office:value="-0.0175274721241439">
            <text:p>-0,01753</text:p>
          </table:table-cell>
          <table:table-cell table:number-columns-repeated="1017"/>
        </table:table-row>
        <table:table-row table:style-name="ro1">
          <table:table-cell office:value-type="float" office:value="439.501">
            <text:p>439,50100</text:p>
          </table:table-cell>
          <table:table-cell office:value-type="float" office:value="-5.85">
            <text:p>-5,85000</text:p>
          </table:table-cell>
          <table:table-cell office:value-type="float" office:value="1.65">
            <text:p>1,650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499]+2.9847)/([.D499]-14.4252)" office:value-type="float" office:value="-0.0175274721241439">
            <text:p>-0,01753</text:p>
          </table:table-cell>
          <table:table-cell table:number-columns-repeated="1017"/>
        </table:table-row>
        <table:table-row table:style-name="ro1">
          <table:table-cell office:value-type="float" office:value="439.601">
            <text:p>439,60100</text:p>
          </table:table-cell>
          <table:table-cell office:value-type="float" office:value="-5.85">
            <text:p>-5,85000</text:p>
          </table:table-cell>
          <table:table-cell office:value-type="float" office:value="1.65">
            <text:p>1,650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500]+2.9847)/([.D500]-14.4252)" office:value-type="float" office:value="-0.0175274721241439">
            <text:p>-0,01753</text:p>
          </table:table-cell>
          <table:table-cell table:number-columns-repeated="1017"/>
        </table:table-row>
        <table:table-row table:style-name="ro1">
          <table:table-cell office:value-type="float" office:value="439.701">
            <text:p>439,70100</text:p>
          </table:table-cell>
          <table:table-cell office:value-type="float" office:value="-5.85">
            <text:p>-5,85000</text:p>
          </table:table-cell>
          <table:table-cell office:value-type="float" office:value="1.65">
            <text:p>1,650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501]+2.9847)/([.D501]-14.4252)" office:value-type="float" office:value="-0.0175274721241439">
            <text:p>-0,01753</text:p>
          </table:table-cell>
          <table:table-cell table:number-columns-repeated="1017"/>
        </table:table-row>
        <table:table-row table:style-name="ro1">
          <table:table-cell office:value-type="float" office:value="439.801">
            <text:p>439,80100</text:p>
          </table:table-cell>
          <table:table-cell office:value-type="float" office:value="-5.85">
            <text:p>-5,85000</text:p>
          </table:table-cell>
          <table:table-cell office:value-type="float" office:value="1.65">
            <text:p>1,650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502]+2.9847)/([.D502]-14.4252)" office:value-type="float" office:value="-0.0175274721241439">
            <text:p>-0,01753</text:p>
          </table:table-cell>
          <table:table-cell table:number-columns-repeated="1017"/>
        </table:table-row>
        <table:table-row table:style-name="ro1">
          <table:table-cell office:value-type="float" office:value="439.901">
            <text:p>439,90100</text:p>
          </table:table-cell>
          <table:table-cell office:value-type="float" office:value="-5.85">
            <text:p>-5,85000</text:p>
          </table:table-cell>
          <table:table-cell office:value-type="float" office:value="1.65">
            <text:p>1,650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503]+2.9847)/([.D503]-14.4252)" office:value-type="float" office:value="-0.0175274721241439">
            <text:p>-0,01753</text:p>
          </table:table-cell>
          <table:table-cell table:number-columns-repeated="1017"/>
        </table:table-row>
        <table:table-row table:style-name="ro1">
          <table:table-cell office:value-type="float" office:value="440.001">
            <text:p>440,00100</text:p>
          </table:table-cell>
          <table:table-cell office:value-type="float" office:value="-5.85">
            <text:p>-5,85000</text:p>
          </table:table-cell>
          <table:table-cell office:value-type="float" office:value="1.65">
            <text:p>1,650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504]+2.9847)/([.D504]-14.4252)" office:value-type="float" office:value="-0.0175274721241439">
            <text:p>-0,01753</text:p>
          </table:table-cell>
          <table:table-cell table:number-columns-repeated="1017"/>
        </table:table-row>
        <table:table-row table:style-name="ro1">
          <table:table-cell office:value-type="float" office:value="440.101">
            <text:p>440,10100</text:p>
          </table:table-cell>
          <table:table-cell office:value-type="float" office:value="-5.85">
            <text:p>-5,85000</text:p>
          </table:table-cell>
          <table:table-cell office:value-type="float" office:value="1.65">
            <text:p>1,650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505]+2.9847)/([.D505]-14.4252)" office:value-type="float" office:value="-0.0175274721241439">
            <text:p>-0,01753</text:p>
          </table:table-cell>
          <table:table-cell table:number-columns-repeated="1017"/>
        </table:table-row>
        <table:table-row table:style-name="ro1">
          <table:table-cell office:value-type="float" office:value="440.201">
            <text:p>440,20100</text:p>
          </table:table-cell>
          <table:table-cell office:value-type="float" office:value="-5.85">
            <text:p>-5,85000</text:p>
          </table:table-cell>
          <table:table-cell office:value-type="float" office:value="1.65">
            <text:p>1,650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506]+2.9847)/([.D506]-14.4252)" office:value-type="float" office:value="-0.0175274721241439">
            <text:p>-0,01753</text:p>
          </table:table-cell>
          <table:table-cell table:number-columns-repeated="1017"/>
        </table:table-row>
        <table:table-row table:style-name="ro1">
          <table:table-cell office:value-type="float" office:value="440.301">
            <text:p>440,30100</text:p>
          </table:table-cell>
          <table:table-cell office:value-type="float" office:value="-5.85">
            <text:p>-5,85000</text:p>
          </table:table-cell>
          <table:table-cell office:value-type="float" office:value="1.65">
            <text:p>1,650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507]+2.9847)/([.D507]-14.4252)" office:value-type="float" office:value="-0.0175274721241439">
            <text:p>-0,01753</text:p>
          </table:table-cell>
          <table:table-cell table:number-columns-repeated="1017"/>
        </table:table-row>
        <table:table-row table:style-name="ro1">
          <table:table-cell office:value-type="float" office:value="440.401">
            <text:p>440,40100</text:p>
          </table:table-cell>
          <table:table-cell office:value-type="float" office:value="-5.85">
            <text:p>-5,85000</text:p>
          </table:table-cell>
          <table:table-cell office:value-type="float" office:value="1.6515">
            <text:p>1,651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508]+2.9847)/([.D508]-14.4252)" office:value-type="float" office:value="-0.0175114041392258">
            <text:p>-0,01751</text:p>
          </table:table-cell>
          <table:table-cell table:number-columns-repeated="1017"/>
        </table:table-row>
        <table:table-row table:style-name="ro1">
          <table:table-cell office:value-type="float" office:value="440.501">
            <text:p>440,50100</text:p>
          </table:table-cell>
          <table:table-cell office:value-type="float" office:value="-5.85">
            <text:p>-5,85000</text:p>
          </table:table-cell>
          <table:table-cell office:value-type="float" office:value="1.6515">
            <text:p>1,651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509]+2.9847)/([.D509]-14.4252)" office:value-type="float" office:value="-0.0175114041392258">
            <text:p>-0,01751</text:p>
          </table:table-cell>
          <table:table-cell table:number-columns-repeated="1017"/>
        </table:table-row>
        <table:table-row table:style-name="ro1">
          <table:table-cell office:value-type="float" office:value="440.601">
            <text:p>440,60100</text:p>
          </table:table-cell>
          <table:table-cell office:value-type="float" office:value="-5.85">
            <text:p>-5,85000</text:p>
          </table:table-cell>
          <table:table-cell office:value-type="float" office:value="1.6515">
            <text:p>1,651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510]+2.9847)/([.D510]-14.4252)" office:value-type="float" office:value="-0.0175114041392258">
            <text:p>-0,01751</text:p>
          </table:table-cell>
          <table:table-cell table:number-columns-repeated="1017"/>
        </table:table-row>
        <table:table-row table:style-name="ro1">
          <table:table-cell office:value-type="float" office:value="440.701">
            <text:p>440,70100</text:p>
          </table:table-cell>
          <table:table-cell office:value-type="float" office:value="-5.85">
            <text:p>-5,85000</text:p>
          </table:table-cell>
          <table:table-cell office:value-type="float" office:value="1.6515">
            <text:p>1,651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511]+2.9847)/([.D511]-14.4252)" office:value-type="float" office:value="-0.0175114041392258">
            <text:p>-0,01751</text:p>
          </table:table-cell>
          <table:table-cell table:number-columns-repeated="1017"/>
        </table:table-row>
        <table:table-row table:style-name="ro1">
          <table:table-cell office:value-type="float" office:value="440.801">
            <text:p>440,80100</text:p>
          </table:table-cell>
          <table:table-cell office:value-type="float" office:value="-5.85">
            <text:p>-5,85000</text:p>
          </table:table-cell>
          <table:table-cell office:value-type="float" office:value="1.6515">
            <text:p>1,651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512]+2.9847)/([.D512]-14.4252)" office:value-type="float" office:value="-0.0175114041392258">
            <text:p>-0,01751</text:p>
          </table:table-cell>
          <table:table-cell table:number-columns-repeated="1017"/>
        </table:table-row>
        <table:table-row table:style-name="ro1">
          <table:table-cell office:value-type="float" office:value="440.901">
            <text:p>440,90100</text:p>
          </table:table-cell>
          <table:table-cell office:value-type="float" office:value="-5.85">
            <text:p>-5,85000</text:p>
          </table:table-cell>
          <table:table-cell office:value-type="float" office:value="1.6515">
            <text:p>1,651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513]+2.9847)/([.D513]-14.4252)" office:value-type="float" office:value="-0.0175114041392258">
            <text:p>-0,01751</text:p>
          </table:table-cell>
          <table:table-cell table:number-columns-repeated="1017"/>
        </table:table-row>
        <table:table-row table:style-name="ro1">
          <table:table-cell office:value-type="float" office:value="441.001">
            <text:p>441,00100</text:p>
          </table:table-cell>
          <table:table-cell office:value-type="float" office:value="-5.85">
            <text:p>-5,85000</text:p>
          </table:table-cell>
          <table:table-cell office:value-type="float" office:value="1.6515">
            <text:p>1,651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514]+2.9847)/([.D514]-14.4252)" office:value-type="float" office:value="-0.0175114041392258">
            <text:p>-0,01751</text:p>
          </table:table-cell>
          <table:table-cell table:number-columns-repeated="1017"/>
        </table:table-row>
        <table:table-row table:style-name="ro1">
          <table:table-cell office:value-type="float" office:value="441.101">
            <text:p>441,10100</text:p>
          </table:table-cell>
          <table:table-cell office:value-type="float" office:value="-5.85">
            <text:p>-5,85000</text:p>
          </table:table-cell>
          <table:table-cell office:value-type="float" office:value="1.6515">
            <text:p>1,651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515]+2.9847)/([.D515]-14.4252)" office:value-type="float" office:value="-0.0175114041392258">
            <text:p>-0,01751</text:p>
          </table:table-cell>
          <table:table-cell table:number-columns-repeated="1017"/>
        </table:table-row>
        <table:table-row table:style-name="ro1">
          <table:table-cell office:value-type="float" office:value="441.201">
            <text:p>441,20100</text:p>
          </table:table-cell>
          <table:table-cell office:value-type="float" office:value="-5.85">
            <text:p>-5,85000</text:p>
          </table:table-cell>
          <table:table-cell office:value-type="float" office:value="1.6515">
            <text:p>1,651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516]+2.9847)/([.D516]-14.4252)" office:value-type="float" office:value="-0.0175114041392258">
            <text:p>-0,01751</text:p>
          </table:table-cell>
          <table:table-cell table:number-columns-repeated="1017"/>
        </table:table-row>
        <table:table-row table:style-name="ro1">
          <table:table-cell office:value-type="float" office:value="441.301">
            <text:p>441,30100</text:p>
          </table:table-cell>
          <table:table-cell office:value-type="float" office:value="-5.85">
            <text:p>-5,85000</text:p>
          </table:table-cell>
          <table:table-cell office:value-type="float" office:value="1.6515">
            <text:p>1,651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517]+2.9847)/([.D517]-14.4252)" office:value-type="float" office:value="-0.0175114041392258">
            <text:p>-0,01751</text:p>
          </table:table-cell>
          <table:table-cell table:number-columns-repeated="1017"/>
        </table:table-row>
        <table:table-row table:style-name="ro1">
          <table:table-cell office:value-type="float" office:value="441.401">
            <text:p>441,40100</text:p>
          </table:table-cell>
          <table:table-cell office:value-type="float" office:value="-5.835">
            <text:p>-5,83500</text:p>
          </table:table-cell>
          <table:table-cell office:value-type="float" office:value="1.6485">
            <text:p>1,648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518]+2.9847)/([.D518]-14.4252)" office:value-type="float" office:value="-0.0174197309943236">
            <text:p>-0,01742</text:p>
          </table:table-cell>
          <table:table-cell table:number-columns-repeated="1017"/>
        </table:table-row>
        <table:table-row table:style-name="ro1">
          <table:table-cell office:value-type="float" office:value="441.501">
            <text:p>441,50100</text:p>
          </table:table-cell>
          <table:table-cell office:value-type="float" office:value="-5.835">
            <text:p>-5,83500</text:p>
          </table:table-cell>
          <table:table-cell office:value-type="float" office:value="1.6485">
            <text:p>1,648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519]+2.9847)/([.D519]-14.4252)" office:value-type="float" office:value="-0.0174197309943236">
            <text:p>-0,01742</text:p>
          </table:table-cell>
          <table:table-cell table:number-columns-repeated="1017"/>
        </table:table-row>
        <table:table-row table:style-name="ro1">
          <table:table-cell office:value-type="float" office:value="441.601">
            <text:p>441,60100</text:p>
          </table:table-cell>
          <table:table-cell office:value-type="float" office:value="-5.835">
            <text:p>-5,83500</text:p>
          </table:table-cell>
          <table:table-cell office:value-type="float" office:value="1.6485">
            <text:p>1,648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520]+2.9847)/([.D520]-14.4252)" office:value-type="float" office:value="-0.0174197309943236">
            <text:p>-0,01742</text:p>
          </table:table-cell>
          <table:table-cell table:number-columns-repeated="1017"/>
        </table:table-row>
        <table:table-row table:style-name="ro1">
          <table:table-cell office:value-type="float" office:value="441.701">
            <text:p>441,70100</text:p>
          </table:table-cell>
          <table:table-cell office:value-type="float" office:value="-5.835">
            <text:p>-5,83500</text:p>
          </table:table-cell>
          <table:table-cell office:value-type="float" office:value="1.6485">
            <text:p>1,648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521]+2.9847)/([.D521]-14.4252)" office:value-type="float" office:value="-0.0174197309943236">
            <text:p>-0,01742</text:p>
          </table:table-cell>
          <table:table-cell table:number-columns-repeated="1017"/>
        </table:table-row>
        <table:table-row table:style-name="ro1">
          <table:table-cell office:value-type="float" office:value="441.801">
            <text:p>441,80100</text:p>
          </table:table-cell>
          <table:table-cell office:value-type="float" office:value="-5.835">
            <text:p>-5,83500</text:p>
          </table:table-cell>
          <table:table-cell office:value-type="float" office:value="1.6485">
            <text:p>1,648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522]+2.9847)/([.D522]-14.4252)" office:value-type="float" office:value="-0.0174197309943236">
            <text:p>-0,01742</text:p>
          </table:table-cell>
          <table:table-cell table:number-columns-repeated="1017"/>
        </table:table-row>
        <table:table-row table:style-name="ro1">
          <table:table-cell office:value-type="float" office:value="441.901">
            <text:p>441,90100</text:p>
          </table:table-cell>
          <table:table-cell office:value-type="float" office:value="-5.835">
            <text:p>-5,83500</text:p>
          </table:table-cell>
          <table:table-cell office:value-type="float" office:value="1.6485">
            <text:p>1,648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523]+2.9847)/([.D523]-14.4252)" office:value-type="float" office:value="-0.0174197309943236">
            <text:p>-0,01742</text:p>
          </table:table-cell>
          <table:table-cell table:number-columns-repeated="1017"/>
        </table:table-row>
        <table:table-row table:style-name="ro1">
          <table:table-cell office:value-type="float" office:value="442.001">
            <text:p>442,00100</text:p>
          </table:table-cell>
          <table:table-cell office:value-type="float" office:value="-5.835">
            <text:p>-5,83500</text:p>
          </table:table-cell>
          <table:table-cell office:value-type="float" office:value="1.6485">
            <text:p>1,648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524]+2.9847)/([.D524]-14.4252)" office:value-type="float" office:value="-0.0174197309943236">
            <text:p>-0,01742</text:p>
          </table:table-cell>
          <table:table-cell table:number-columns-repeated="1017"/>
        </table:table-row>
        <table:table-row table:style-name="ro1">
          <table:table-cell office:value-type="float" office:value="442.101">
            <text:p>442,10100</text:p>
          </table:table-cell>
          <table:table-cell office:value-type="float" office:value="-5.835">
            <text:p>-5,83500</text:p>
          </table:table-cell>
          <table:table-cell office:value-type="float" office:value="1.6485">
            <text:p>1,648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525]+2.9847)/([.D525]-14.4252)" office:value-type="float" office:value="-0.0174197309943236">
            <text:p>-0,01742</text:p>
          </table:table-cell>
          <table:table-cell table:number-columns-repeated="1017"/>
        </table:table-row>
        <table:table-row table:style-name="ro1">
          <table:table-cell office:value-type="float" office:value="442.201">
            <text:p>442,20100</text:p>
          </table:table-cell>
          <table:table-cell office:value-type="float" office:value="-5.835">
            <text:p>-5,83500</text:p>
          </table:table-cell>
          <table:table-cell office:value-type="float" office:value="1.6485">
            <text:p>1,648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526]+2.9847)/([.D526]-14.4252)" office:value-type="float" office:value="-0.0174197309943236">
            <text:p>-0,01742</text:p>
          </table:table-cell>
          <table:table-cell table:number-columns-repeated="1017"/>
        </table:table-row>
        <table:table-row table:style-name="ro1">
          <table:table-cell office:value-type="float" office:value="442.301">
            <text:p>442,30100</text:p>
          </table:table-cell>
          <table:table-cell office:value-type="float" office:value="-5.835">
            <text:p>-5,83500</text:p>
          </table:table-cell>
          <table:table-cell office:value-type="float" office:value="1.6485">
            <text:p>1,648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527]+2.9847)/([.D527]-14.4252)" office:value-type="float" office:value="-0.0174197309943236">
            <text:p>-0,01742</text:p>
          </table:table-cell>
          <table:table-cell table:number-columns-repeated="1017"/>
        </table:table-row>
        <table:table-row table:style-name="ro1">
          <table:table-cell office:value-type="float" office:value="442.401">
            <text:p>442,40100</text:p>
          </table:table-cell>
          <table:table-cell office:value-type="float" office:value="-5.835">
            <text:p>-5,83500</text:p>
          </table:table-cell>
          <table:table-cell office:value-type="float" office:value="1.647">
            <text:p>1,647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528]+2.9847)/([.D528]-14.4252)" office:value-type="float" office:value="-0.0174357148624742">
            <text:p>-0,01744</text:p>
          </table:table-cell>
          <table:table-cell table:number-columns-repeated="1017"/>
        </table:table-row>
        <table:table-row table:style-name="ro1">
          <table:table-cell office:value-type="float" office:value="442.501">
            <text:p>442,50100</text:p>
          </table:table-cell>
          <table:table-cell office:value-type="float" office:value="-5.835">
            <text:p>-5,83500</text:p>
          </table:table-cell>
          <table:table-cell office:value-type="float" office:value="1.647">
            <text:p>1,647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529]+2.9847)/([.D529]-14.4252)" office:value-type="float" office:value="-0.0174357148624742">
            <text:p>-0,01744</text:p>
          </table:table-cell>
          <table:table-cell table:number-columns-repeated="1017"/>
        </table:table-row>
        <table:table-row table:style-name="ro1">
          <table:table-cell office:value-type="float" office:value="442.601">
            <text:p>442,60100</text:p>
          </table:table-cell>
          <table:table-cell office:value-type="float" office:value="-5.835">
            <text:p>-5,83500</text:p>
          </table:table-cell>
          <table:table-cell office:value-type="float" office:value="1.647">
            <text:p>1,647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530]+2.9847)/([.D530]-14.4252)" office:value-type="float" office:value="-0.0174357148624742">
            <text:p>-0,01744</text:p>
          </table:table-cell>
          <table:table-cell table:number-columns-repeated="1017"/>
        </table:table-row>
        <table:table-row table:style-name="ro1">
          <table:table-cell office:value-type="float" office:value="442.701">
            <text:p>442,70100</text:p>
          </table:table-cell>
          <table:table-cell office:value-type="float" office:value="-5.835">
            <text:p>-5,83500</text:p>
          </table:table-cell>
          <table:table-cell office:value-type="float" office:value="1.647">
            <text:p>1,647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531]+2.9847)/([.D531]-14.4252)" office:value-type="float" office:value="-0.0174357148624742">
            <text:p>-0,01744</text:p>
          </table:table-cell>
          <table:table-cell table:number-columns-repeated="1017"/>
        </table:table-row>
        <table:table-row table:style-name="ro1">
          <table:table-cell office:value-type="float" office:value="442.801">
            <text:p>442,80100</text:p>
          </table:table-cell>
          <table:table-cell office:value-type="float" office:value="-5.835">
            <text:p>-5,83500</text:p>
          </table:table-cell>
          <table:table-cell office:value-type="float" office:value="1.647">
            <text:p>1,647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532]+2.9847)/([.D532]-14.4252)" office:value-type="float" office:value="-0.0174357148624742">
            <text:p>-0,01744</text:p>
          </table:table-cell>
          <table:table-cell table:number-columns-repeated="1017"/>
        </table:table-row>
        <table:table-row table:style-name="ro1">
          <table:table-cell office:value-type="float" office:value="442.901">
            <text:p>442,90100</text:p>
          </table:table-cell>
          <table:table-cell office:value-type="float" office:value="-5.835">
            <text:p>-5,83500</text:p>
          </table:table-cell>
          <table:table-cell office:value-type="float" office:value="1.647">
            <text:p>1,647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533]+2.9847)/([.D533]-14.4252)" office:value-type="float" office:value="-0.0174357148624742">
            <text:p>-0,01744</text:p>
          </table:table-cell>
          <table:table-cell table:number-columns-repeated="1017"/>
        </table:table-row>
        <table:table-row table:style-name="ro1">
          <table:table-cell office:value-type="float" office:value="443.001">
            <text:p>443,00100</text:p>
          </table:table-cell>
          <table:table-cell office:value-type="float" office:value="-5.835">
            <text:p>-5,83500</text:p>
          </table:table-cell>
          <table:table-cell office:value-type="float" office:value="1.647">
            <text:p>1,647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534]+2.9847)/([.D534]-14.4252)" office:value-type="float" office:value="-0.0174357148624742">
            <text:p>-0,01744</text:p>
          </table:table-cell>
          <table:table-cell table:number-columns-repeated="1017"/>
        </table:table-row>
        <table:table-row table:style-name="ro1">
          <table:table-cell office:value-type="float" office:value="443.101">
            <text:p>443,10100</text:p>
          </table:table-cell>
          <table:table-cell office:value-type="float" office:value="-5.835">
            <text:p>-5,83500</text:p>
          </table:table-cell>
          <table:table-cell office:value-type="float" office:value="1.647">
            <text:p>1,647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535]+2.9847)/([.D535]-14.4252)" office:value-type="float" office:value="-0.0174357148624742">
            <text:p>-0,01744</text:p>
          </table:table-cell>
          <table:table-cell table:number-columns-repeated="1017"/>
        </table:table-row>
        <table:table-row table:style-name="ro1">
          <table:table-cell office:value-type="float" office:value="443.201">
            <text:p>443,20100</text:p>
          </table:table-cell>
          <table:table-cell office:value-type="float" office:value="-5.835">
            <text:p>-5,83500</text:p>
          </table:table-cell>
          <table:table-cell office:value-type="float" office:value="1.647">
            <text:p>1,647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536]+2.9847)/([.D536]-14.4252)" office:value-type="float" office:value="-0.0174357148624742">
            <text:p>-0,01744</text:p>
          </table:table-cell>
          <table:table-cell table:number-columns-repeated="1017"/>
        </table:table-row>
        <table:table-row table:style-name="ro1">
          <table:table-cell office:value-type="float" office:value="443.301">
            <text:p>443,30100</text:p>
          </table:table-cell>
          <table:table-cell office:value-type="float" office:value="-5.835">
            <text:p>-5,83500</text:p>
          </table:table-cell>
          <table:table-cell office:value-type="float" office:value="1.647">
            <text:p>1,647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537]+2.9847)/([.D537]-14.4252)" office:value-type="float" office:value="-0.0174357148624742">
            <text:p>-0,01744</text:p>
          </table:table-cell>
          <table:table-cell table:number-columns-repeated="1017"/>
        </table:table-row>
        <table:table-row table:style-name="ro1">
          <table:table-cell office:value-type="float" office:value="443.401">
            <text:p>443,40100</text:p>
          </table:table-cell>
          <table:table-cell office:value-type="float" office:value="-5.835">
            <text:p>-5,83500</text:p>
          </table:table-cell>
          <table:table-cell office:value-type="float" office:value="1.647">
            <text:p>1,647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538]+2.9847)/([.D538]-14.4252)" office:value-type="float" office:value="-0.0174357148624742">
            <text:p>-0,01744</text:p>
          </table:table-cell>
          <table:table-cell table:number-columns-repeated="1017"/>
        </table:table-row>
        <table:table-row table:style-name="ro1">
          <table:table-cell office:value-type="float" office:value="443.501">
            <text:p>443,50100</text:p>
          </table:table-cell>
          <table:table-cell office:value-type="float" office:value="-5.835">
            <text:p>-5,83500</text:p>
          </table:table-cell>
          <table:table-cell office:value-type="float" office:value="1.647">
            <text:p>1,647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539]+2.9847)/([.D539]-14.4252)" office:value-type="float" office:value="-0.0174357148624742">
            <text:p>-0,01744</text:p>
          </table:table-cell>
          <table:table-cell table:number-columns-repeated="1017"/>
        </table:table-row>
        <table:table-row table:style-name="ro1">
          <table:table-cell office:value-type="float" office:value="443.601">
            <text:p>443,60100</text:p>
          </table:table-cell>
          <table:table-cell office:value-type="float" office:value="-5.835">
            <text:p>-5,83500</text:p>
          </table:table-cell>
          <table:table-cell office:value-type="float" office:value="1.647">
            <text:p>1,647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540]+2.9847)/([.D540]-14.4252)" office:value-type="float" office:value="-0.0174357148624742">
            <text:p>-0,01744</text:p>
          </table:table-cell>
          <table:table-cell table:number-columns-repeated="1017"/>
        </table:table-row>
        <table:table-row table:style-name="ro1">
          <table:table-cell office:value-type="float" office:value="443.701">
            <text:p>443,70100</text:p>
          </table:table-cell>
          <table:table-cell office:value-type="float" office:value="-5.835">
            <text:p>-5,83500</text:p>
          </table:table-cell>
          <table:table-cell office:value-type="float" office:value="1.647">
            <text:p>1,647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541]+2.9847)/([.D541]-14.4252)" office:value-type="float" office:value="-0.0174357148624742">
            <text:p>-0,01744</text:p>
          </table:table-cell>
          <table:table-cell table:number-columns-repeated="1017"/>
        </table:table-row>
        <table:table-row table:style-name="ro1">
          <table:table-cell office:value-type="float" office:value="443.801">
            <text:p>443,80100</text:p>
          </table:table-cell>
          <table:table-cell office:value-type="float" office:value="-5.835">
            <text:p>-5,83500</text:p>
          </table:table-cell>
          <table:table-cell office:value-type="float" office:value="1.647">
            <text:p>1,647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542]+2.9847)/([.D542]-14.4252)" office:value-type="float" office:value="-0.0174357148624742">
            <text:p>-0,01744</text:p>
          </table:table-cell>
          <table:table-cell table:number-columns-repeated="1017"/>
        </table:table-row>
        <table:table-row table:style-name="ro1">
          <table:table-cell office:value-type="float" office:value="443.901">
            <text:p>443,90100</text:p>
          </table:table-cell>
          <table:table-cell office:value-type="float" office:value="-5.835">
            <text:p>-5,83500</text:p>
          </table:table-cell>
          <table:table-cell office:value-type="float" office:value="1.647">
            <text:p>1,647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543]+2.9847)/([.D543]-14.4252)" office:value-type="float" office:value="-0.0174357148624742">
            <text:p>-0,01744</text:p>
          </table:table-cell>
          <table:table-cell table:number-columns-repeated="1017"/>
        </table:table-row>
        <table:table-row table:style-name="ro1">
          <table:table-cell office:value-type="float" office:value="444.001">
            <text:p>444,00100</text:p>
          </table:table-cell>
          <table:table-cell office:value-type="float" office:value="-5.835">
            <text:p>-5,83500</text:p>
          </table:table-cell>
          <table:table-cell office:value-type="float" office:value="1.647">
            <text:p>1,647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544]+2.9847)/([.D544]-14.4252)" office:value-type="float" office:value="-0.0174357148624742">
            <text:p>-0,01744</text:p>
          </table:table-cell>
          <table:table-cell table:number-columns-repeated="1017"/>
        </table:table-row>
        <table:table-row table:style-name="ro1">
          <table:table-cell office:value-type="float" office:value="444.101">
            <text:p>444,10100</text:p>
          </table:table-cell>
          <table:table-cell office:value-type="float" office:value="-5.835">
            <text:p>-5,83500</text:p>
          </table:table-cell>
          <table:table-cell office:value-type="float" office:value="1.647">
            <text:p>1,647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545]+2.9847)/([.D545]-14.4252)" office:value-type="float" office:value="-0.0174357148624742">
            <text:p>-0,01744</text:p>
          </table:table-cell>
          <table:table-cell table:number-columns-repeated="1017"/>
        </table:table-row>
        <table:table-row table:style-name="ro1">
          <table:table-cell office:value-type="float" office:value="444.201">
            <text:p>444,20100</text:p>
          </table:table-cell>
          <table:table-cell office:value-type="float" office:value="-5.835">
            <text:p>-5,83500</text:p>
          </table:table-cell>
          <table:table-cell office:value-type="float" office:value="1.647">
            <text:p>1,647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546]+2.9847)/([.D546]-14.4252)" office:value-type="float" office:value="-0.0174357148624742">
            <text:p>-0,01744</text:p>
          </table:table-cell>
          <table:table-cell table:number-columns-repeated="1017"/>
        </table:table-row>
        <table:table-row table:style-name="ro1">
          <table:table-cell office:value-type="float" office:value="444.301">
            <text:p>444,30100</text:p>
          </table:table-cell>
          <table:table-cell office:value-type="float" office:value="-5.835">
            <text:p>-5,83500</text:p>
          </table:table-cell>
          <table:table-cell office:value-type="float" office:value="1.647">
            <text:p>1,647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547]+2.9847)/([.D547]-14.4252)" office:value-type="float" office:value="-0.0174357148624742">
            <text:p>-0,01744</text:p>
          </table:table-cell>
          <table:table-cell table:number-columns-repeated="1017"/>
        </table:table-row>
        <table:table-row table:style-name="ro1">
          <table:table-cell office:value-type="float" office:value="444.401">
            <text:p>444,40100</text:p>
          </table:table-cell>
          <table:table-cell office:value-type="float" office:value="-5.835">
            <text:p>-5,83500</text:p>
          </table:table-cell>
          <table:table-cell office:value-type="float" office:value="1.647">
            <text:p>1,647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548]+2.9847)/([.D548]-14.4252)" office:value-type="float" office:value="-0.0174357148624742">
            <text:p>-0,01744</text:p>
          </table:table-cell>
          <table:table-cell table:number-columns-repeated="1017"/>
        </table:table-row>
        <table:table-row table:style-name="ro1">
          <table:table-cell office:value-type="float" office:value="444.501">
            <text:p>444,50100</text:p>
          </table:table-cell>
          <table:table-cell office:value-type="float" office:value="-5.835">
            <text:p>-5,83500</text:p>
          </table:table-cell>
          <table:table-cell office:value-type="float" office:value="1.6485">
            <text:p>1,648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549]+2.9847)/([.D549]-14.4252)" office:value-type="float" office:value="-0.0174357148624742">
            <text:p>-0,01744</text:p>
          </table:table-cell>
          <table:table-cell table:number-columns-repeated="1017"/>
        </table:table-row>
        <table:table-row table:style-name="ro1">
          <table:table-cell office:value-type="float" office:value="444.601">
            <text:p>444,60100</text:p>
          </table:table-cell>
          <table:table-cell office:value-type="float" office:value="-5.835">
            <text:p>-5,83500</text:p>
          </table:table-cell>
          <table:table-cell office:value-type="float" office:value="1.6485">
            <text:p>1,648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550]+2.9847)/([.D550]-14.4252)" office:value-type="float" office:value="-0.0174357148624742">
            <text:p>-0,01744</text:p>
          </table:table-cell>
          <table:table-cell table:number-columns-repeated="1017"/>
        </table:table-row>
        <table:table-row table:style-name="ro1">
          <table:table-cell office:value-type="float" office:value="444.701">
            <text:p>444,70100</text:p>
          </table:table-cell>
          <table:table-cell office:value-type="float" office:value="-5.835">
            <text:p>-5,83500</text:p>
          </table:table-cell>
          <table:table-cell office:value-type="float" office:value="1.6485">
            <text:p>1,648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551]+2.9847)/([.D551]-14.4252)" office:value-type="float" office:value="-0.0174357148624742">
            <text:p>-0,01744</text:p>
          </table:table-cell>
          <table:table-cell table:number-columns-repeated="1017"/>
        </table:table-row>
        <table:table-row table:style-name="ro1">
          <table:table-cell office:value-type="float" office:value="444.801">
            <text:p>444,80100</text:p>
          </table:table-cell>
          <table:table-cell office:value-type="float" office:value="-5.835">
            <text:p>-5,83500</text:p>
          </table:table-cell>
          <table:table-cell office:value-type="float" office:value="1.6485">
            <text:p>1,648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552]+2.9847)/([.D552]-14.4252)" office:value-type="float" office:value="-0.0174357148624742">
            <text:p>-0,01744</text:p>
          </table:table-cell>
          <table:table-cell table:number-columns-repeated="1017"/>
        </table:table-row>
        <table:table-row table:style-name="ro1">
          <table:table-cell office:value-type="float" office:value="444.901">
            <text:p>444,90100</text:p>
          </table:table-cell>
          <table:table-cell office:value-type="float" office:value="-5.835">
            <text:p>-5,83500</text:p>
          </table:table-cell>
          <table:table-cell office:value-type="float" office:value="1.6485">
            <text:p>1,648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553]+2.9847)/([.D553]-14.4252)" office:value-type="float" office:value="-0.0174357148624742">
            <text:p>-0,01744</text:p>
          </table:table-cell>
          <table:table-cell table:number-columns-repeated="1017"/>
        </table:table-row>
        <table:table-row table:style-name="ro1">
          <table:table-cell office:value-type="float" office:value="445.001">
            <text:p>445,00100</text:p>
          </table:table-cell>
          <table:table-cell office:value-type="float" office:value="-5.835">
            <text:p>-5,83500</text:p>
          </table:table-cell>
          <table:table-cell office:value-type="float" office:value="1.6485">
            <text:p>1,648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554]+2.9847)/([.D554]-14.4252)" office:value-type="float" office:value="-0.0174357148624742">
            <text:p>-0,01744</text:p>
          </table:table-cell>
          <table:table-cell table:number-columns-repeated="1017"/>
        </table:table-row>
        <table:table-row table:style-name="ro1">
          <table:table-cell office:value-type="float" office:value="445.101">
            <text:p>445,10100</text:p>
          </table:table-cell>
          <table:table-cell office:value-type="float" office:value="-5.835">
            <text:p>-5,83500</text:p>
          </table:table-cell>
          <table:table-cell office:value-type="float" office:value="1.6485">
            <text:p>1,648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555]+2.9847)/([.D555]-14.4252)" office:value-type="float" office:value="-0.0174357148624742">
            <text:p>-0,01744</text:p>
          </table:table-cell>
          <table:table-cell table:number-columns-repeated="1017"/>
        </table:table-row>
        <table:table-row table:style-name="ro1">
          <table:table-cell office:value-type="float" office:value="445.201">
            <text:p>445,20100</text:p>
          </table:table-cell>
          <table:table-cell office:value-type="float" office:value="-5.835">
            <text:p>-5,83500</text:p>
          </table:table-cell>
          <table:table-cell office:value-type="float" office:value="1.6485">
            <text:p>1,648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556]+2.9847)/([.D556]-14.4252)" office:value-type="float" office:value="-0.0174357148624742">
            <text:p>-0,01744</text:p>
          </table:table-cell>
          <table:table-cell table:number-columns-repeated="1017"/>
        </table:table-row>
        <table:table-row table:style-name="ro1">
          <table:table-cell office:value-type="float" office:value="445.301">
            <text:p>445,30100</text:p>
          </table:table-cell>
          <table:table-cell office:value-type="float" office:value="-5.835">
            <text:p>-5,83500</text:p>
          </table:table-cell>
          <table:table-cell office:value-type="float" office:value="1.6485">
            <text:p>1,648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557]+2.9847)/([.D557]-14.4252)" office:value-type="float" office:value="-0.0174357148624742">
            <text:p>-0,01744</text:p>
          </table:table-cell>
          <table:table-cell table:number-columns-repeated="1017"/>
        </table:table-row>
        <table:table-row table:style-name="ro1">
          <table:table-cell office:value-type="float" office:value="445.401">
            <text:p>445,40100</text:p>
          </table:table-cell>
          <table:table-cell office:value-type="float" office:value="-5.835">
            <text:p>-5,83500</text:p>
          </table:table-cell>
          <table:table-cell office:value-type="float" office:value="1.6485">
            <text:p>1,648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558]+2.9847)/([.D558]-14.4252)" office:value-type="float" office:value="-0.0174357148624742">
            <text:p>-0,01744</text:p>
          </table:table-cell>
          <table:table-cell table:number-columns-repeated="1017"/>
        </table:table-row>
        <table:table-row table:style-name="ro1">
          <table:table-cell office:value-type="float" office:value="445.501">
            <text:p>445,50100</text:p>
          </table:table-cell>
          <table:table-cell office:value-type="float" office:value="-5.835">
            <text:p>-5,83500</text:p>
          </table:table-cell>
          <table:table-cell office:value-type="float" office:value="1.6485">
            <text:p>1,648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559]+2.9847)/([.D559]-14.4252)" office:value-type="float" office:value="-0.0174357148624742">
            <text:p>-0,01744</text:p>
          </table:table-cell>
          <table:table-cell table:number-columns-repeated="1017"/>
        </table:table-row>
        <table:table-row table:style-name="ro1">
          <table:table-cell office:value-type="float" office:value="445.601">
            <text:p>445,60100</text:p>
          </table:table-cell>
          <table:table-cell office:value-type="float" office:value="-5.835">
            <text:p>-5,83500</text:p>
          </table:table-cell>
          <table:table-cell office:value-type="float" office:value="1.6485">
            <text:p>1,648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560]+2.9847)/([.D560]-14.4252)" office:value-type="float" office:value="-0.0174357148624742">
            <text:p>-0,01744</text:p>
          </table:table-cell>
          <table:table-cell table:number-columns-repeated="1017"/>
        </table:table-row>
        <table:table-row table:style-name="ro1">
          <table:table-cell office:value-type="float" office:value="445.701">
            <text:p>445,70100</text:p>
          </table:table-cell>
          <table:table-cell office:value-type="float" office:value="-5.835">
            <text:p>-5,83500</text:p>
          </table:table-cell>
          <table:table-cell office:value-type="float" office:value="1.6485">
            <text:p>1,648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561]+2.9847)/([.D561]-14.4252)" office:value-type="float" office:value="-0.0174357148624742">
            <text:p>-0,01744</text:p>
          </table:table-cell>
          <table:table-cell table:number-columns-repeated="1017"/>
        </table:table-row>
        <table:table-row table:style-name="ro1">
          <table:table-cell office:value-type="float" office:value="445.801">
            <text:p>445,80100</text:p>
          </table:table-cell>
          <table:table-cell office:value-type="float" office:value="-5.835">
            <text:p>-5,83500</text:p>
          </table:table-cell>
          <table:table-cell office:value-type="float" office:value="1.6485">
            <text:p>1,648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562]+2.9847)/([.D562]-14.4252)" office:value-type="float" office:value="-0.0174357148624742">
            <text:p>-0,01744</text:p>
          </table:table-cell>
          <table:table-cell table:number-columns-repeated="1017"/>
        </table:table-row>
        <table:table-row table:style-name="ro1">
          <table:table-cell office:value-type="float" office:value="445.901">
            <text:p>445,90100</text:p>
          </table:table-cell>
          <table:table-cell office:value-type="float" office:value="-5.835">
            <text:p>-5,83500</text:p>
          </table:table-cell>
          <table:table-cell office:value-type="float" office:value="1.6485">
            <text:p>1,648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563]+2.9847)/([.D563]-14.4252)" office:value-type="float" office:value="-0.0174357148624742">
            <text:p>-0,01744</text:p>
          </table:table-cell>
          <table:table-cell table:number-columns-repeated="1017"/>
        </table:table-row>
        <table:table-row table:style-name="ro1">
          <table:table-cell office:value-type="float" office:value="446.001">
            <text:p>446,00100</text:p>
          </table:table-cell>
          <table:table-cell office:value-type="float" office:value="-5.835">
            <text:p>-5,83500</text:p>
          </table:table-cell>
          <table:table-cell office:value-type="float" office:value="1.6485">
            <text:p>1,648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564]+2.9847)/([.D564]-14.4252)" office:value-type="float" office:value="-0.0174357148624742">
            <text:p>-0,01744</text:p>
          </table:table-cell>
          <table:table-cell table:number-columns-repeated="1017"/>
        </table:table-row>
        <table:table-row table:style-name="ro1">
          <table:table-cell office:value-type="float" office:value="446.101">
            <text:p>446,10100</text:p>
          </table:table-cell>
          <table:table-cell office:value-type="float" office:value="-5.835">
            <text:p>-5,83500</text:p>
          </table:table-cell>
          <table:table-cell office:value-type="float" office:value="1.6485">
            <text:p>1,648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565]+2.9847)/([.D565]-14.4252)" office:value-type="float" office:value="-0.0174357148624742">
            <text:p>-0,01744</text:p>
          </table:table-cell>
          <table:table-cell table:number-columns-repeated="1017"/>
        </table:table-row>
        <table:table-row table:style-name="ro1">
          <table:table-cell office:value-type="float" office:value="446.201">
            <text:p>446,20100</text:p>
          </table:table-cell>
          <table:table-cell office:value-type="float" office:value="-5.835">
            <text:p>-5,83500</text:p>
          </table:table-cell>
          <table:table-cell office:value-type="float" office:value="1.6485">
            <text:p>1,648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566]+2.9847)/([.D566]-14.4252)" office:value-type="float" office:value="-0.0174357148624742">
            <text:p>-0,01744</text:p>
          </table:table-cell>
          <table:table-cell table:number-columns-repeated="1017"/>
        </table:table-row>
        <table:table-row table:style-name="ro1">
          <table:table-cell office:value-type="float" office:value="446.301">
            <text:p>446,30100</text:p>
          </table:table-cell>
          <table:table-cell office:value-type="float" office:value="-5.835">
            <text:p>-5,83500</text:p>
          </table:table-cell>
          <table:table-cell office:value-type="float" office:value="1.6485">
            <text:p>1,648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567]+2.9847)/([.D567]-14.4252)" office:value-type="float" office:value="-0.0174357148624742">
            <text:p>-0,01744</text:p>
          </table:table-cell>
          <table:table-cell table:number-columns-repeated="1017"/>
        </table:table-row>
        <table:table-row table:style-name="ro1">
          <table:table-cell office:value-type="float" office:value="446.401">
            <text:p>446,40100</text:p>
          </table:table-cell>
          <table:table-cell office:value-type="float" office:value="-5.835">
            <text:p>-5,83500</text:p>
          </table:table-cell>
          <table:table-cell office:value-type="float" office:value="1.6485">
            <text:p>1,648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568]+2.9847)/([.D568]-14.4252)" office:value-type="float" office:value="-0.0174357148624742">
            <text:p>-0,01744</text:p>
          </table:table-cell>
          <table:table-cell table:number-columns-repeated="1017"/>
        </table:table-row>
        <table:table-row table:style-name="ro1">
          <table:table-cell office:value-type="float" office:value="446.501">
            <text:p>446,50100</text:p>
          </table:table-cell>
          <table:table-cell office:value-type="float" office:value="-5.835">
            <text:p>-5,83500</text:p>
          </table:table-cell>
          <table:table-cell office:value-type="float" office:value="1.65">
            <text:p>1,650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569]+2.9847)/([.D569]-14.4252)" office:value-type="float" office:value="-0.0174357148624742">
            <text:p>-0,01744</text:p>
          </table:table-cell>
          <table:table-cell table:number-columns-repeated="1017"/>
        </table:table-row>
        <table:table-row table:style-name="ro1">
          <table:table-cell office:value-type="float" office:value="446.601">
            <text:p>446,60100</text:p>
          </table:table-cell>
          <table:table-cell office:value-type="float" office:value="-5.835">
            <text:p>-5,83500</text:p>
          </table:table-cell>
          <table:table-cell office:value-type="float" office:value="1.65">
            <text:p>1,650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570]+2.9847)/([.D570]-14.4252)" office:value-type="float" office:value="-0.0174357148624742">
            <text:p>-0,01744</text:p>
          </table:table-cell>
          <table:table-cell table:number-columns-repeated="1017"/>
        </table:table-row>
        <table:table-row table:style-name="ro1">
          <table:table-cell office:value-type="float" office:value="446.701">
            <text:p>446,70100</text:p>
          </table:table-cell>
          <table:table-cell office:value-type="float" office:value="-5.835">
            <text:p>-5,83500</text:p>
          </table:table-cell>
          <table:table-cell office:value-type="float" office:value="1.65">
            <text:p>1,650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571]+2.9847)/([.D571]-14.4252)" office:value-type="float" office:value="-0.0174357148624742">
            <text:p>-0,01744</text:p>
          </table:table-cell>
          <table:table-cell table:number-columns-repeated="1017"/>
        </table:table-row>
        <table:table-row table:style-name="ro1">
          <table:table-cell office:value-type="float" office:value="446.801">
            <text:p>446,80100</text:p>
          </table:table-cell>
          <table:table-cell office:value-type="float" office:value="-5.835">
            <text:p>-5,83500</text:p>
          </table:table-cell>
          <table:table-cell office:value-type="float" office:value="1.65">
            <text:p>1,650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572]+2.9847)/([.D572]-14.4252)" office:value-type="float" office:value="-0.0174357148624742">
            <text:p>-0,01744</text:p>
          </table:table-cell>
          <table:table-cell table:number-columns-repeated="1017"/>
        </table:table-row>
        <table:table-row table:style-name="ro1">
          <table:table-cell office:value-type="float" office:value="446.901">
            <text:p>446,90100</text:p>
          </table:table-cell>
          <table:table-cell office:value-type="float" office:value="-5.835">
            <text:p>-5,83500</text:p>
          </table:table-cell>
          <table:table-cell office:value-type="float" office:value="1.65">
            <text:p>1,650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573]+2.9847)/([.D573]-14.4252)" office:value-type="float" office:value="-0.0174357148624742">
            <text:p>-0,01744</text:p>
          </table:table-cell>
          <table:table-cell table:number-columns-repeated="1017"/>
        </table:table-row>
        <table:table-row table:style-name="ro1">
          <table:table-cell office:value-type="float" office:value="447.001">
            <text:p>447,00100</text:p>
          </table:table-cell>
          <table:table-cell office:value-type="float" office:value="-5.835">
            <text:p>-5,83500</text:p>
          </table:table-cell>
          <table:table-cell office:value-type="float" office:value="1.65">
            <text:p>1,650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574]+2.9847)/([.D574]-14.4252)" office:value-type="float" office:value="-0.0174357148624742">
            <text:p>-0,01744</text:p>
          </table:table-cell>
          <table:table-cell table:number-columns-repeated="1017"/>
        </table:table-row>
        <table:table-row table:style-name="ro1">
          <table:table-cell office:value-type="float" office:value="447.101">
            <text:p>447,10100</text:p>
          </table:table-cell>
          <table:table-cell office:value-type="float" office:value="-5.835">
            <text:p>-5,83500</text:p>
          </table:table-cell>
          <table:table-cell office:value-type="float" office:value="1.65">
            <text:p>1,650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575]+2.9847)/([.D575]-14.4252)" office:value-type="float" office:value="-0.0174357148624742">
            <text:p>-0,01744</text:p>
          </table:table-cell>
          <table:table-cell table:number-columns-repeated="1017"/>
        </table:table-row>
        <table:table-row table:style-name="ro1">
          <table:table-cell office:value-type="float" office:value="447.201">
            <text:p>447,20100</text:p>
          </table:table-cell>
          <table:table-cell office:value-type="float" office:value="-5.835">
            <text:p>-5,83500</text:p>
          </table:table-cell>
          <table:table-cell office:value-type="float" office:value="1.65">
            <text:p>1,650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576]+2.9847)/([.D576]-14.4252)" office:value-type="float" office:value="-0.0174357148624742">
            <text:p>-0,01744</text:p>
          </table:table-cell>
          <table:table-cell table:number-columns-repeated="1017"/>
        </table:table-row>
        <table:table-row table:style-name="ro1">
          <table:table-cell office:value-type="float" office:value="447.301">
            <text:p>447,30100</text:p>
          </table:table-cell>
          <table:table-cell office:value-type="float" office:value="-5.835">
            <text:p>-5,83500</text:p>
          </table:table-cell>
          <table:table-cell office:value-type="float" office:value="1.65">
            <text:p>1,650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577]+2.9847)/([.D577]-14.4252)" office:value-type="float" office:value="-0.0174357148624742">
            <text:p>-0,01744</text:p>
          </table:table-cell>
          <table:table-cell table:number-columns-repeated="1017"/>
        </table:table-row>
        <table:table-row table:style-name="ro1">
          <table:table-cell office:value-type="float" office:value="447.401">
            <text:p>447,40100</text:p>
          </table:table-cell>
          <table:table-cell office:value-type="float" office:value="-5.835">
            <text:p>-5,83500</text:p>
          </table:table-cell>
          <table:table-cell office:value-type="float" office:value="1.65">
            <text:p>1,650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578]+2.9847)/([.D578]-14.4252)" office:value-type="float" office:value="-0.0174357148624742">
            <text:p>-0,01744</text:p>
          </table:table-cell>
          <table:table-cell table:number-columns-repeated="1017"/>
        </table:table-row>
        <table:table-row table:style-name="ro1">
          <table:table-cell office:value-type="float" office:value="447.501">
            <text:p>447,50100</text:p>
          </table:table-cell>
          <table:table-cell office:value-type="float" office:value="-5.835">
            <text:p>-5,83500</text:p>
          </table:table-cell>
          <table:table-cell office:value-type="float" office:value="1.6485">
            <text:p>1,648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579]+2.9847)/([.D579]-14.4252)" office:value-type="float" office:value="-0.0174357148624742">
            <text:p>-0,01744</text:p>
          </table:table-cell>
          <table:table-cell table:number-columns-repeated="1017"/>
        </table:table-row>
        <table:table-row table:style-name="ro1">
          <table:table-cell office:value-type="float" office:value="447.601">
            <text:p>447,60100</text:p>
          </table:table-cell>
          <table:table-cell office:value-type="float" office:value="-5.835">
            <text:p>-5,83500</text:p>
          </table:table-cell>
          <table:table-cell office:value-type="float" office:value="1.6485">
            <text:p>1,648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580]+2.9847)/([.D580]-14.4252)" office:value-type="float" office:value="-0.0174357148624742">
            <text:p>-0,01744</text:p>
          </table:table-cell>
          <table:table-cell table:number-columns-repeated="1017"/>
        </table:table-row>
        <table:table-row table:style-name="ro1">
          <table:table-cell office:value-type="float" office:value="447.701">
            <text:p>447,70100</text:p>
          </table:table-cell>
          <table:table-cell office:value-type="float" office:value="-5.835">
            <text:p>-5,83500</text:p>
          </table:table-cell>
          <table:table-cell office:value-type="float" office:value="1.6485">
            <text:p>1,648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581]+2.9847)/([.D581]-14.4252)" office:value-type="float" office:value="-0.0174357148624742">
            <text:p>-0,01744</text:p>
          </table:table-cell>
          <table:table-cell table:number-columns-repeated="1017"/>
        </table:table-row>
        <table:table-row table:style-name="ro1">
          <table:table-cell office:value-type="float" office:value="447.801">
            <text:p>447,80100</text:p>
          </table:table-cell>
          <table:table-cell office:value-type="float" office:value="-5.835">
            <text:p>-5,83500</text:p>
          </table:table-cell>
          <table:table-cell office:value-type="float" office:value="1.6485">
            <text:p>1,648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582]+2.9847)/([.D582]-14.4252)" office:value-type="float" office:value="-0.0174357148624742">
            <text:p>-0,01744</text:p>
          </table:table-cell>
          <table:table-cell table:number-columns-repeated="1017"/>
        </table:table-row>
        <table:table-row table:style-name="ro1">
          <table:table-cell office:value-type="float" office:value="447.901">
            <text:p>447,90100</text:p>
          </table:table-cell>
          <table:table-cell office:value-type="float" office:value="-5.835">
            <text:p>-5,83500</text:p>
          </table:table-cell>
          <table:table-cell office:value-type="float" office:value="1.6485">
            <text:p>1,648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583]+2.9847)/([.D583]-14.4252)" office:value-type="float" office:value="-0.0174357148624742">
            <text:p>-0,01744</text:p>
          </table:table-cell>
          <table:table-cell table:number-columns-repeated="1017"/>
        </table:table-row>
        <table:table-row table:style-name="ro1">
          <table:table-cell office:value-type="float" office:value="448.001">
            <text:p>448,00100</text:p>
          </table:table-cell>
          <table:table-cell office:value-type="float" office:value="-5.835">
            <text:p>-5,83500</text:p>
          </table:table-cell>
          <table:table-cell office:value-type="float" office:value="1.6485">
            <text:p>1,648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584]+2.9847)/([.D584]-14.4252)" office:value-type="float" office:value="-0.0174357148624742">
            <text:p>-0,01744</text:p>
          </table:table-cell>
          <table:table-cell table:number-columns-repeated="1017"/>
        </table:table-row>
        <table:table-row table:style-name="ro1">
          <table:table-cell office:value-type="float" office:value="448.101">
            <text:p>448,10100</text:p>
          </table:table-cell>
          <table:table-cell office:value-type="float" office:value="-5.835">
            <text:p>-5,83500</text:p>
          </table:table-cell>
          <table:table-cell office:value-type="float" office:value="1.6485">
            <text:p>1,648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585]+2.9847)/([.D585]-14.4252)" office:value-type="float" office:value="-0.0174357148624742">
            <text:p>-0,01744</text:p>
          </table:table-cell>
          <table:table-cell table:number-columns-repeated="1017"/>
        </table:table-row>
        <table:table-row table:style-name="ro1">
          <table:table-cell office:value-type="float" office:value="448.201">
            <text:p>448,20100</text:p>
          </table:table-cell>
          <table:table-cell office:value-type="float" office:value="-5.835">
            <text:p>-5,83500</text:p>
          </table:table-cell>
          <table:table-cell office:value-type="float" office:value="1.6485">
            <text:p>1,648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586]+2.9847)/([.D586]-14.4252)" office:value-type="float" office:value="-0.0174357148624742">
            <text:p>-0,01744</text:p>
          </table:table-cell>
          <table:table-cell table:number-columns-repeated="1017"/>
        </table:table-row>
        <table:table-row table:style-name="ro1">
          <table:table-cell office:value-type="float" office:value="448.301">
            <text:p>448,30100</text:p>
          </table:table-cell>
          <table:table-cell office:value-type="float" office:value="-5.835">
            <text:p>-5,83500</text:p>
          </table:table-cell>
          <table:table-cell office:value-type="float" office:value="1.6485">
            <text:p>1,648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587]+2.9847)/([.D587]-14.4252)" office:value-type="float" office:value="-0.0174357148624742">
            <text:p>-0,01744</text:p>
          </table:table-cell>
          <table:table-cell table:number-columns-repeated="1017"/>
        </table:table-row>
        <table:table-row table:style-name="ro1">
          <table:table-cell office:value-type="float" office:value="448.401">
            <text:p>448,40100</text:p>
          </table:table-cell>
          <table:table-cell office:value-type="float" office:value="-5.835">
            <text:p>-5,83500</text:p>
          </table:table-cell>
          <table:table-cell office:value-type="float" office:value="1.6485">
            <text:p>1,648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588]+2.9847)/([.D588]-14.4252)" office:value-type="float" office:value="-0.0174357148624742">
            <text:p>-0,01744</text:p>
          </table:table-cell>
          <table:table-cell table:number-columns-repeated="1017"/>
        </table:table-row>
        <table:table-row table:style-name="ro1">
          <table:table-cell office:value-type="float" office:value="448.501">
            <text:p>448,50100</text:p>
          </table:table-cell>
          <table:table-cell office:value-type="float" office:value="-5.835">
            <text:p>-5,83500</text:p>
          </table:table-cell>
          <table:table-cell office:value-type="float" office:value="1.65">
            <text:p>1,6500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589]+2.9847)/([.D589]-14.4252)" office:value-type="float" office:value="-0.0174197309943236">
            <text:p>-0,01742</text:p>
          </table:table-cell>
          <table:table-cell table:number-columns-repeated="1017"/>
        </table:table-row>
        <table:table-row table:style-name="ro1">
          <table:table-cell office:value-type="float" office:value="448.601">
            <text:p>448,60100</text:p>
          </table:table-cell>
          <table:table-cell office:value-type="float" office:value="-5.835">
            <text:p>-5,83500</text:p>
          </table:table-cell>
          <table:table-cell office:value-type="float" office:value="1.65">
            <text:p>1,6500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590]+2.9847)/([.D590]-14.4252)" office:value-type="float" office:value="-0.0174197309943236">
            <text:p>-0,01742</text:p>
          </table:table-cell>
          <table:table-cell table:number-columns-repeated="1017"/>
        </table:table-row>
        <table:table-row table:style-name="ro1">
          <table:table-cell office:value-type="float" office:value="448.701">
            <text:p>448,70100</text:p>
          </table:table-cell>
          <table:table-cell office:value-type="float" office:value="-5.835">
            <text:p>-5,83500</text:p>
          </table:table-cell>
          <table:table-cell office:value-type="float" office:value="1.65">
            <text:p>1,6500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591]+2.9847)/([.D591]-14.4252)" office:value-type="float" office:value="-0.0174197309943236">
            <text:p>-0,01742</text:p>
          </table:table-cell>
          <table:table-cell table:number-columns-repeated="1017"/>
        </table:table-row>
        <table:table-row table:style-name="ro1">
          <table:table-cell office:value-type="float" office:value="448.801">
            <text:p>448,80100</text:p>
          </table:table-cell>
          <table:table-cell office:value-type="float" office:value="-5.835">
            <text:p>-5,83500</text:p>
          </table:table-cell>
          <table:table-cell office:value-type="float" office:value="1.65">
            <text:p>1,6500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592]+2.9847)/([.D592]-14.4252)" office:value-type="float" office:value="-0.0174197309943236">
            <text:p>-0,01742</text:p>
          </table:table-cell>
          <table:table-cell table:number-columns-repeated="1017"/>
        </table:table-row>
        <table:table-row table:style-name="ro1">
          <table:table-cell office:value-type="float" office:value="448.901">
            <text:p>448,90100</text:p>
          </table:table-cell>
          <table:table-cell office:value-type="float" office:value="-5.835">
            <text:p>-5,83500</text:p>
          </table:table-cell>
          <table:table-cell office:value-type="float" office:value="1.65">
            <text:p>1,6500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593]+2.9847)/([.D593]-14.4252)" office:value-type="float" office:value="-0.0174197309943236">
            <text:p>-0,01742</text:p>
          </table:table-cell>
          <table:table-cell table:number-columns-repeated="1017"/>
        </table:table-row>
        <table:table-row table:style-name="ro1">
          <table:table-cell office:value-type="float" office:value="449.001">
            <text:p>449,00100</text:p>
          </table:table-cell>
          <table:table-cell office:value-type="float" office:value="-5.835">
            <text:p>-5,83500</text:p>
          </table:table-cell>
          <table:table-cell office:value-type="float" office:value="1.65">
            <text:p>1,6500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594]+2.9847)/([.D594]-14.4252)" office:value-type="float" office:value="-0.0174197309943236">
            <text:p>-0,01742</text:p>
          </table:table-cell>
          <table:table-cell table:number-columns-repeated="1017"/>
        </table:table-row>
        <table:table-row table:style-name="ro1">
          <table:table-cell office:value-type="float" office:value="449.101">
            <text:p>449,10100</text:p>
          </table:table-cell>
          <table:table-cell office:value-type="float" office:value="-5.835">
            <text:p>-5,83500</text:p>
          </table:table-cell>
          <table:table-cell office:value-type="float" office:value="1.65">
            <text:p>1,6500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595]+2.9847)/([.D595]-14.4252)" office:value-type="float" office:value="-0.0174197309943236">
            <text:p>-0,01742</text:p>
          </table:table-cell>
          <table:table-cell table:number-columns-repeated="1017"/>
        </table:table-row>
        <table:table-row table:style-name="ro1">
          <table:table-cell office:value-type="float" office:value="449.201">
            <text:p>449,20100</text:p>
          </table:table-cell>
          <table:table-cell office:value-type="float" office:value="-5.835">
            <text:p>-5,83500</text:p>
          </table:table-cell>
          <table:table-cell office:value-type="float" office:value="1.65">
            <text:p>1,6500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596]+2.9847)/([.D596]-14.4252)" office:value-type="float" office:value="-0.0174197309943236">
            <text:p>-0,01742</text:p>
          </table:table-cell>
          <table:table-cell table:number-columns-repeated="1017"/>
        </table:table-row>
        <table:table-row table:style-name="ro1">
          <table:table-cell office:value-type="float" office:value="449.301">
            <text:p>449,30100</text:p>
          </table:table-cell>
          <table:table-cell office:value-type="float" office:value="-5.835">
            <text:p>-5,83500</text:p>
          </table:table-cell>
          <table:table-cell office:value-type="float" office:value="1.65">
            <text:p>1,6500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597]+2.9847)/([.D597]-14.4252)" office:value-type="float" office:value="-0.0174197309943236">
            <text:p>-0,01742</text:p>
          </table:table-cell>
          <table:table-cell table:number-columns-repeated="1017"/>
        </table:table-row>
        <table:table-row table:style-name="ro1">
          <table:table-cell office:value-type="float" office:value="449.401">
            <text:p>449,40100</text:p>
          </table:table-cell>
          <table:table-cell office:value-type="float" office:value="-5.835">
            <text:p>-5,83500</text:p>
          </table:table-cell>
          <table:table-cell office:value-type="float" office:value="1.65">
            <text:p>1,6500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598]+2.9847)/([.D598]-14.4252)" office:value-type="float" office:value="-0.0174197309943236">
            <text:p>-0,01742</text:p>
          </table:table-cell>
          <table:table-cell table:number-columns-repeated="1017"/>
        </table:table-row>
        <table:table-row table:style-name="ro1">
          <table:table-cell office:value-type="float" office:value="449.501">
            <text:p>449,50100</text:p>
          </table:table-cell>
          <table:table-cell office:value-type="float" office:value="-5.835">
            <text:p>-5,83500</text:p>
          </table:table-cell>
          <table:table-cell office:value-type="float" office:value="1.6515">
            <text:p>1,651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599]+2.9847)/([.D599]-14.4252)" office:value-type="float" office:value="-0.0174197309943236">
            <text:p>-0,01742</text:p>
          </table:table-cell>
          <table:table-cell table:number-columns-repeated="1017"/>
        </table:table-row>
        <table:table-row table:style-name="ro1">
          <table:table-cell office:value-type="float" office:value="449.601">
            <text:p>449,60100</text:p>
          </table:table-cell>
          <table:table-cell office:value-type="float" office:value="-5.835">
            <text:p>-5,83500</text:p>
          </table:table-cell>
          <table:table-cell office:value-type="float" office:value="1.6515">
            <text:p>1,651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600]+2.9847)/([.D600]-14.4252)" office:value-type="float" office:value="-0.0174197309943236">
            <text:p>-0,01742</text:p>
          </table:table-cell>
          <table:table-cell table:number-columns-repeated="1017"/>
        </table:table-row>
        <table:table-row table:style-name="ro1">
          <table:table-cell office:value-type="float" office:value="449.701">
            <text:p>449,70100</text:p>
          </table:table-cell>
          <table:table-cell office:value-type="float" office:value="-5.835">
            <text:p>-5,83500</text:p>
          </table:table-cell>
          <table:table-cell office:value-type="float" office:value="1.6515">
            <text:p>1,651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601]+2.9847)/([.D601]-14.4252)" office:value-type="float" office:value="-0.0174197309943236">
            <text:p>-0,01742</text:p>
          </table:table-cell>
          <table:table-cell table:number-columns-repeated="1017"/>
        </table:table-row>
        <table:table-row table:style-name="ro1">
          <table:table-cell office:value-type="float" office:value="449.801">
            <text:p>449,80100</text:p>
          </table:table-cell>
          <table:table-cell office:value-type="float" office:value="-5.835">
            <text:p>-5,83500</text:p>
          </table:table-cell>
          <table:table-cell office:value-type="float" office:value="1.6515">
            <text:p>1,651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602]+2.9847)/([.D602]-14.4252)" office:value-type="float" office:value="-0.0174197309943236">
            <text:p>-0,01742</text:p>
          </table:table-cell>
          <table:table-cell table:number-columns-repeated="1017"/>
        </table:table-row>
        <table:table-row table:style-name="ro1">
          <table:table-cell office:value-type="float" office:value="449.901">
            <text:p>449,90100</text:p>
          </table:table-cell>
          <table:table-cell office:value-type="float" office:value="-5.835">
            <text:p>-5,83500</text:p>
          </table:table-cell>
          <table:table-cell office:value-type="float" office:value="1.6515">
            <text:p>1,651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603]+2.9847)/([.D603]-14.4252)" office:value-type="float" office:value="-0.0174197309943236">
            <text:p>-0,01742</text:p>
          </table:table-cell>
          <table:table-cell table:number-columns-repeated="1017"/>
        </table:table-row>
        <table:table-row table:style-name="ro1">
          <table:table-cell office:value-type="float" office:value="450.001">
            <text:p>450,00100</text:p>
          </table:table-cell>
          <table:table-cell office:value-type="float" office:value="-5.835">
            <text:p>-5,83500</text:p>
          </table:table-cell>
          <table:table-cell office:value-type="float" office:value="1.6515">
            <text:p>1,651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604]+2.9847)/([.D604]-14.4252)" office:value-type="float" office:value="-0.0174197309943236">
            <text:p>-0,01742</text:p>
          </table:table-cell>
          <table:table-cell table:number-columns-repeated="1017"/>
        </table:table-row>
        <table:table-row table:style-name="ro1">
          <table:table-cell office:value-type="float" office:value="450.101">
            <text:p>450,10100</text:p>
          </table:table-cell>
          <table:table-cell office:value-type="float" office:value="-5.835">
            <text:p>-5,83500</text:p>
          </table:table-cell>
          <table:table-cell office:value-type="float" office:value="1.6515">
            <text:p>1,651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605]+2.9847)/([.D605]-14.4252)" office:value-type="float" office:value="-0.0174197309943236">
            <text:p>-0,01742</text:p>
          </table:table-cell>
          <table:table-cell table:number-columns-repeated="1017"/>
        </table:table-row>
        <table:table-row table:style-name="ro1">
          <table:table-cell office:value-type="float" office:value="450.201">
            <text:p>450,20100</text:p>
          </table:table-cell>
          <table:table-cell office:value-type="float" office:value="-5.835">
            <text:p>-5,83500</text:p>
          </table:table-cell>
          <table:table-cell office:value-type="float" office:value="1.6515">
            <text:p>1,651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606]+2.9847)/([.D606]-14.4252)" office:value-type="float" office:value="-0.0174197309943236">
            <text:p>-0,01742</text:p>
          </table:table-cell>
          <table:table-cell table:number-columns-repeated="1017"/>
        </table:table-row>
        <table:table-row table:style-name="ro1">
          <table:table-cell office:value-type="float" office:value="450.301">
            <text:p>450,30100</text:p>
          </table:table-cell>
          <table:table-cell office:value-type="float" office:value="-5.835">
            <text:p>-5,83500</text:p>
          </table:table-cell>
          <table:table-cell office:value-type="float" office:value="1.6515">
            <text:p>1,651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607]+2.9847)/([.D607]-14.4252)" office:value-type="float" office:value="-0.0174197309943236">
            <text:p>-0,01742</text:p>
          </table:table-cell>
          <table:table-cell table:number-columns-repeated="1017"/>
        </table:table-row>
        <table:table-row table:style-name="ro1">
          <table:table-cell office:value-type="float" office:value="450.401">
            <text:p>450,40100</text:p>
          </table:table-cell>
          <table:table-cell office:value-type="float" office:value="-5.82">
            <text:p>-5,82000</text:p>
          </table:table-cell>
          <table:table-cell office:value-type="float" office:value="1.6515">
            <text:p>1,651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608]+2.9847)/([.D608]-14.4252)" office:value-type="float" office:value="-0.0173280578494214">
            <text:p>-0,01733</text:p>
          </table:table-cell>
          <table:table-cell table:number-columns-repeated="1017"/>
        </table:table-row>
        <table:table-row table:style-name="ro1">
          <table:table-cell office:value-type="float" office:value="450.501">
            <text:p>450,50100</text:p>
          </table:table-cell>
          <table:table-cell office:value-type="float" office:value="-5.82">
            <text:p>-5,82000</text:p>
          </table:table-cell>
          <table:table-cell office:value-type="float" office:value="1.6485">
            <text:p>1,648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609]+2.9847)/([.D609]-14.4252)" office:value-type="float" office:value="-0.0173439576008045">
            <text:p>-0,01734</text:p>
          </table:table-cell>
          <table:table-cell table:number-columns-repeated="1017"/>
        </table:table-row>
        <table:table-row table:style-name="ro1">
          <table:table-cell office:value-type="float" office:value="450.601">
            <text:p>450,60100</text:p>
          </table:table-cell>
          <table:table-cell office:value-type="float" office:value="-5.82">
            <text:p>-5,82000</text:p>
          </table:table-cell>
          <table:table-cell office:value-type="float" office:value="1.6485">
            <text:p>1,648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610]+2.9847)/([.D610]-14.4252)" office:value-type="float" office:value="-0.0173439576008045">
            <text:p>-0,01734</text:p>
          </table:table-cell>
          <table:table-cell table:number-columns-repeated="1017"/>
        </table:table-row>
        <table:table-row table:style-name="ro1">
          <table:table-cell office:value-type="float" office:value="450.701">
            <text:p>450,70100</text:p>
          </table:table-cell>
          <table:table-cell office:value-type="float" office:value="-5.82">
            <text:p>-5,82000</text:p>
          </table:table-cell>
          <table:table-cell office:value-type="float" office:value="1.6485">
            <text:p>1,648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611]+2.9847)/([.D611]-14.4252)" office:value-type="float" office:value="-0.0173439576008045">
            <text:p>-0,01734</text:p>
          </table:table-cell>
          <table:table-cell table:number-columns-repeated="1017"/>
        </table:table-row>
        <table:table-row table:style-name="ro1">
          <table:table-cell office:value-type="float" office:value="450.801">
            <text:p>450,80100</text:p>
          </table:table-cell>
          <table:table-cell office:value-type="float" office:value="-5.82">
            <text:p>-5,82000</text:p>
          </table:table-cell>
          <table:table-cell office:value-type="float" office:value="1.6485">
            <text:p>1,648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612]+2.9847)/([.D612]-14.4252)" office:value-type="float" office:value="-0.0173439576008045">
            <text:p>-0,01734</text:p>
          </table:table-cell>
          <table:table-cell table:number-columns-repeated="1017"/>
        </table:table-row>
        <table:table-row table:style-name="ro1">
          <table:table-cell office:value-type="float" office:value="450.901">
            <text:p>450,90100</text:p>
          </table:table-cell>
          <table:table-cell office:value-type="float" office:value="-5.82">
            <text:p>-5,82000</text:p>
          </table:table-cell>
          <table:table-cell office:value-type="float" office:value="1.6485">
            <text:p>1,648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613]+2.9847)/([.D613]-14.4252)" office:value-type="float" office:value="-0.0173439576008045">
            <text:p>-0,01734</text:p>
          </table:table-cell>
          <table:table-cell table:number-columns-repeated="1017"/>
        </table:table-row>
        <table:table-row table:style-name="ro1">
          <table:table-cell office:value-type="float" office:value="451.001">
            <text:p>451,00100</text:p>
          </table:table-cell>
          <table:table-cell office:value-type="float" office:value="-5.82">
            <text:p>-5,82000</text:p>
          </table:table-cell>
          <table:table-cell office:value-type="float" office:value="1.6485">
            <text:p>1,648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614]+2.9847)/([.D614]-14.4252)" office:value-type="float" office:value="-0.0173439576008045">
            <text:p>-0,01734</text:p>
          </table:table-cell>
          <table:table-cell table:number-columns-repeated="1017"/>
        </table:table-row>
        <table:table-row table:style-name="ro1">
          <table:table-cell office:value-type="float" office:value="451.101">
            <text:p>451,10100</text:p>
          </table:table-cell>
          <table:table-cell office:value-type="float" office:value="-5.82">
            <text:p>-5,82000</text:p>
          </table:table-cell>
          <table:table-cell office:value-type="float" office:value="1.6485">
            <text:p>1,648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615]+2.9847)/([.D615]-14.4252)" office:value-type="float" office:value="-0.0173439576008045">
            <text:p>-0,01734</text:p>
          </table:table-cell>
          <table:table-cell table:number-columns-repeated="1017"/>
        </table:table-row>
        <table:table-row table:style-name="ro1">
          <table:table-cell office:value-type="float" office:value="451.201">
            <text:p>451,20100</text:p>
          </table:table-cell>
          <table:table-cell office:value-type="float" office:value="-5.82">
            <text:p>-5,82000</text:p>
          </table:table-cell>
          <table:table-cell office:value-type="float" office:value="1.6485">
            <text:p>1,648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616]+2.9847)/([.D616]-14.4252)" office:value-type="float" office:value="-0.0173439576008045">
            <text:p>-0,01734</text:p>
          </table:table-cell>
          <table:table-cell table:number-columns-repeated="1017"/>
        </table:table-row>
        <table:table-row table:style-name="ro1">
          <table:table-cell office:value-type="float" office:value="451.301">
            <text:p>451,30100</text:p>
          </table:table-cell>
          <table:table-cell office:value-type="float" office:value="-5.82">
            <text:p>-5,82000</text:p>
          </table:table-cell>
          <table:table-cell office:value-type="float" office:value="1.6485">
            <text:p>1,648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617]+2.9847)/([.D617]-14.4252)" office:value-type="float" office:value="-0.0173439576008045">
            <text:p>-0,01734</text:p>
          </table:table-cell>
          <table:table-cell table:number-columns-repeated="1017"/>
        </table:table-row>
        <table:table-row table:style-name="ro1">
          <table:table-cell office:value-type="float" office:value="451.401">
            <text:p>451,40100</text:p>
          </table:table-cell>
          <table:table-cell office:value-type="float" office:value="-5.82">
            <text:p>-5,82000</text:p>
          </table:table-cell>
          <table:table-cell office:value-type="float" office:value="1.6485">
            <text:p>1,648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618]+2.9847)/([.D618]-14.4252)" office:value-type="float" office:value="-0.0173439576008045">
            <text:p>-0,01734</text:p>
          </table:table-cell>
          <table:table-cell table:number-columns-repeated="1017"/>
        </table:table-row>
        <table:table-row table:style-name="ro1">
          <table:table-cell office:value-type="float" office:value="451.501">
            <text:p>451,50100</text:p>
          </table:table-cell>
          <table:table-cell office:value-type="float" office:value="-5.82">
            <text:p>-5,82000</text:p>
          </table:table-cell>
          <table:table-cell office:value-type="float" office:value="1.6485">
            <text:p>1,648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619]+2.9847)/([.D619]-14.4252)" office:value-type="float" office:value="-0.0173439576008045">
            <text:p>-0,01734</text:p>
          </table:table-cell>
          <table:table-cell table:number-columns-repeated="1017"/>
        </table:table-row>
        <table:table-row table:style-name="ro1">
          <table:table-cell office:value-type="float" office:value="451.601">
            <text:p>451,60100</text:p>
          </table:table-cell>
          <table:table-cell office:value-type="float" office:value="-5.82">
            <text:p>-5,82000</text:p>
          </table:table-cell>
          <table:table-cell office:value-type="float" office:value="1.6485">
            <text:p>1,648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620]+2.9847)/([.D620]-14.4252)" office:value-type="float" office:value="-0.0173439576008045">
            <text:p>-0,01734</text:p>
          </table:table-cell>
          <table:table-cell table:number-columns-repeated="1017"/>
        </table:table-row>
        <table:table-row table:style-name="ro1">
          <table:table-cell office:value-type="float" office:value="451.701">
            <text:p>451,70100</text:p>
          </table:table-cell>
          <table:table-cell office:value-type="float" office:value="-5.82">
            <text:p>-5,82000</text:p>
          </table:table-cell>
          <table:table-cell office:value-type="float" office:value="1.6485">
            <text:p>1,648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621]+2.9847)/([.D621]-14.4252)" office:value-type="float" office:value="-0.0173439576008045">
            <text:p>-0,01734</text:p>
          </table:table-cell>
          <table:table-cell table:number-columns-repeated="1017"/>
        </table:table-row>
        <table:table-row table:style-name="ro1">
          <table:table-cell office:value-type="float" office:value="451.801">
            <text:p>451,80100</text:p>
          </table:table-cell>
          <table:table-cell office:value-type="float" office:value="-5.82">
            <text:p>-5,82000</text:p>
          </table:table-cell>
          <table:table-cell office:value-type="float" office:value="1.6485">
            <text:p>1,648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622]+2.9847)/([.D622]-14.4252)" office:value-type="float" office:value="-0.0173439576008045">
            <text:p>-0,01734</text:p>
          </table:table-cell>
          <table:table-cell table:number-columns-repeated="1017"/>
        </table:table-row>
        <table:table-row table:style-name="ro1">
          <table:table-cell office:value-type="float" office:value="451.901">
            <text:p>451,90100</text:p>
          </table:table-cell>
          <table:table-cell office:value-type="float" office:value="-5.82">
            <text:p>-5,82000</text:p>
          </table:table-cell>
          <table:table-cell office:value-type="float" office:value="1.6485">
            <text:p>1,648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623]+2.9847)/([.D623]-14.4252)" office:value-type="float" office:value="-0.0173439576008045">
            <text:p>-0,01734</text:p>
          </table:table-cell>
          <table:table-cell table:number-columns-repeated="1017"/>
        </table:table-row>
        <table:table-row table:style-name="ro1">
          <table:table-cell office:value-type="float" office:value="452.001">
            <text:p>452,00100</text:p>
          </table:table-cell>
          <table:table-cell office:value-type="float" office:value="-5.82">
            <text:p>-5,82000</text:p>
          </table:table-cell>
          <table:table-cell office:value-type="float" office:value="1.6485">
            <text:p>1,648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624]+2.9847)/([.D624]-14.4252)" office:value-type="float" office:value="-0.0173439576008045">
            <text:p>-0,01734</text:p>
          </table:table-cell>
          <table:table-cell table:number-columns-repeated="1017"/>
        </table:table-row>
        <table:table-row table:style-name="ro1">
          <table:table-cell office:value-type="float" office:value="452.101">
            <text:p>452,10100</text:p>
          </table:table-cell>
          <table:table-cell office:value-type="float" office:value="-5.82">
            <text:p>-5,82000</text:p>
          </table:table-cell>
          <table:table-cell office:value-type="float" office:value="1.6485">
            <text:p>1,648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625]+2.9847)/([.D625]-14.4252)" office:value-type="float" office:value="-0.0173439576008045">
            <text:p>-0,01734</text:p>
          </table:table-cell>
          <table:table-cell table:number-columns-repeated="1017"/>
        </table:table-row>
        <table:table-row table:style-name="ro1">
          <table:table-cell office:value-type="float" office:value="452.201">
            <text:p>452,20100</text:p>
          </table:table-cell>
          <table:table-cell office:value-type="float" office:value="-5.82">
            <text:p>-5,82000</text:p>
          </table:table-cell>
          <table:table-cell office:value-type="float" office:value="1.6485">
            <text:p>1,648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626]+2.9847)/([.D626]-14.4252)" office:value-type="float" office:value="-0.0173439576008045">
            <text:p>-0,01734</text:p>
          </table:table-cell>
          <table:table-cell table:number-columns-repeated="1017"/>
        </table:table-row>
        <table:table-row table:style-name="ro1">
          <table:table-cell office:value-type="float" office:value="452.301">
            <text:p>452,30100</text:p>
          </table:table-cell>
          <table:table-cell office:value-type="float" office:value="-5.82">
            <text:p>-5,82000</text:p>
          </table:table-cell>
          <table:table-cell office:value-type="float" office:value="1.6485">
            <text:p>1,648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627]+2.9847)/([.D627]-14.4252)" office:value-type="float" office:value="-0.0173439576008045">
            <text:p>-0,01734</text:p>
          </table:table-cell>
          <table:table-cell table:number-columns-repeated="1017"/>
        </table:table-row>
        <table:table-row table:style-name="ro1">
          <table:table-cell office:value-type="float" office:value="452.401">
            <text:p>452,40100</text:p>
          </table:table-cell>
          <table:table-cell office:value-type="float" office:value="-5.835">
            <text:p>-5,83500</text:p>
          </table:table-cell>
          <table:table-cell office:value-type="float" office:value="1.6485">
            <text:p>1,648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628]+2.9847)/([.D628]-14.4252)" office:value-type="float" office:value="-0.0174357148624742">
            <text:p>-0,01744</text:p>
          </table:table-cell>
          <table:table-cell table:number-columns-repeated="1017"/>
        </table:table-row>
        <table:table-row table:style-name="ro1">
          <table:table-cell office:value-type="float" office:value="452.501">
            <text:p>452,50100</text:p>
          </table:table-cell>
          <table:table-cell office:value-type="float" office:value="-5.835">
            <text:p>-5,83500</text:p>
          </table:table-cell>
          <table:table-cell office:value-type="float" office:value="1.647">
            <text:p>1,647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629]+2.9847)/([.D629]-14.4252)" office:value-type="float" office:value="-0.0174357148624742">
            <text:p>-0,01744</text:p>
          </table:table-cell>
          <table:table-cell table:number-columns-repeated="1017"/>
        </table:table-row>
        <table:table-row table:style-name="ro1">
          <table:table-cell office:value-type="float" office:value="452.601">
            <text:p>452,60100</text:p>
          </table:table-cell>
          <table:table-cell office:value-type="float" office:value="-5.835">
            <text:p>-5,83500</text:p>
          </table:table-cell>
          <table:table-cell office:value-type="float" office:value="1.647">
            <text:p>1,647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630]+2.9847)/([.D630]-14.4252)" office:value-type="float" office:value="-0.0174357148624742">
            <text:p>-0,01744</text:p>
          </table:table-cell>
          <table:table-cell table:number-columns-repeated="1017"/>
        </table:table-row>
        <table:table-row table:style-name="ro1">
          <table:table-cell office:value-type="float" office:value="452.701">
            <text:p>452,70100</text:p>
          </table:table-cell>
          <table:table-cell office:value-type="float" office:value="-5.835">
            <text:p>-5,83500</text:p>
          </table:table-cell>
          <table:table-cell office:value-type="float" office:value="1.647">
            <text:p>1,647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631]+2.9847)/([.D631]-14.4252)" office:value-type="float" office:value="-0.0174357148624742">
            <text:p>-0,01744</text:p>
          </table:table-cell>
          <table:table-cell table:number-columns-repeated="1017"/>
        </table:table-row>
        <table:table-row table:style-name="ro1">
          <table:table-cell office:value-type="float" office:value="452.801">
            <text:p>452,80100</text:p>
          </table:table-cell>
          <table:table-cell office:value-type="float" office:value="-5.835">
            <text:p>-5,83500</text:p>
          </table:table-cell>
          <table:table-cell office:value-type="float" office:value="1.647">
            <text:p>1,647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632]+2.9847)/([.D632]-14.4252)" office:value-type="float" office:value="-0.0174357148624742">
            <text:p>-0,01744</text:p>
          </table:table-cell>
          <table:table-cell table:number-columns-repeated="1017"/>
        </table:table-row>
        <table:table-row table:style-name="ro1">
          <table:table-cell office:value-type="float" office:value="452.901">
            <text:p>452,90100</text:p>
          </table:table-cell>
          <table:table-cell office:value-type="float" office:value="-5.835">
            <text:p>-5,83500</text:p>
          </table:table-cell>
          <table:table-cell office:value-type="float" office:value="1.647">
            <text:p>1,647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633]+2.9847)/([.D633]-14.4252)" office:value-type="float" office:value="-0.0174357148624742">
            <text:p>-0,01744</text:p>
          </table:table-cell>
          <table:table-cell table:number-columns-repeated="1017"/>
        </table:table-row>
        <table:table-row table:style-name="ro1">
          <table:table-cell office:value-type="float" office:value="453.001">
            <text:p>453,00100</text:p>
          </table:table-cell>
          <table:table-cell office:value-type="float" office:value="-5.835">
            <text:p>-5,83500</text:p>
          </table:table-cell>
          <table:table-cell office:value-type="float" office:value="1.647">
            <text:p>1,647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634]+2.9847)/([.D634]-14.4252)" office:value-type="float" office:value="-0.0174357148624742">
            <text:p>-0,01744</text:p>
          </table:table-cell>
          <table:table-cell table:number-columns-repeated="1017"/>
        </table:table-row>
        <table:table-row table:style-name="ro1">
          <table:table-cell office:value-type="float" office:value="453.101">
            <text:p>453,10100</text:p>
          </table:table-cell>
          <table:table-cell office:value-type="float" office:value="-5.835">
            <text:p>-5,83500</text:p>
          </table:table-cell>
          <table:table-cell office:value-type="float" office:value="1.647">
            <text:p>1,647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635]+2.9847)/([.D635]-14.4252)" office:value-type="float" office:value="-0.0174357148624742">
            <text:p>-0,01744</text:p>
          </table:table-cell>
          <table:table-cell table:number-columns-repeated="1017"/>
        </table:table-row>
        <table:table-row table:style-name="ro1">
          <table:table-cell office:value-type="float" office:value="453.201">
            <text:p>453,20100</text:p>
          </table:table-cell>
          <table:table-cell office:value-type="float" office:value="-5.835">
            <text:p>-5,83500</text:p>
          </table:table-cell>
          <table:table-cell office:value-type="float" office:value="1.647">
            <text:p>1,647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636]+2.9847)/([.D636]-14.4252)" office:value-type="float" office:value="-0.0174357148624742">
            <text:p>-0,01744</text:p>
          </table:table-cell>
          <table:table-cell table:number-columns-repeated="1017"/>
        </table:table-row>
        <table:table-row table:style-name="ro1">
          <table:table-cell office:value-type="float" office:value="453.301">
            <text:p>453,30100</text:p>
          </table:table-cell>
          <table:table-cell office:value-type="float" office:value="-5.835">
            <text:p>-5,83500</text:p>
          </table:table-cell>
          <table:table-cell office:value-type="float" office:value="1.647">
            <text:p>1,647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637]+2.9847)/([.D637]-14.4252)" office:value-type="float" office:value="-0.0174357148624742">
            <text:p>-0,01744</text:p>
          </table:table-cell>
          <table:table-cell table:number-columns-repeated="1017"/>
        </table:table-row>
        <table:table-row table:style-name="ro1">
          <table:table-cell office:value-type="float" office:value="453.401">
            <text:p>453,40100</text:p>
          </table:table-cell>
          <table:table-cell office:value-type="float" office:value="-5.82">
            <text:p>-5,82000</text:p>
          </table:table-cell>
          <table:table-cell office:value-type="float" office:value="1.647">
            <text:p>1,647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638]+2.9847)/([.D638]-14.4252)" office:value-type="float" office:value="-0.0173439576008045">
            <text:p>-0,01734</text:p>
          </table:table-cell>
          <table:table-cell table:number-columns-repeated="1017"/>
        </table:table-row>
        <table:table-row table:style-name="ro1">
          <table:table-cell office:value-type="float" office:value="453.501">
            <text:p>453,50100</text:p>
          </table:table-cell>
          <table:table-cell office:value-type="float" office:value="-5.82">
            <text:p>-5,82000</text:p>
          </table:table-cell>
          <table:table-cell office:value-type="float" office:value="1.6485">
            <text:p>1,648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639]+2.9847)/([.D639]-14.4252)" office:value-type="float" office:value="-0.0173439576008045">
            <text:p>-0,01734</text:p>
          </table:table-cell>
          <table:table-cell table:number-columns-repeated="1017"/>
        </table:table-row>
        <table:table-row table:style-name="ro1">
          <table:table-cell office:value-type="float" office:value="453.601">
            <text:p>453,60100</text:p>
          </table:table-cell>
          <table:table-cell office:value-type="float" office:value="-5.82">
            <text:p>-5,82000</text:p>
          </table:table-cell>
          <table:table-cell office:value-type="float" office:value="1.6485">
            <text:p>1,648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640]+2.9847)/([.D640]-14.4252)" office:value-type="float" office:value="-0.0173439576008045">
            <text:p>-0,01734</text:p>
          </table:table-cell>
          <table:table-cell table:number-columns-repeated="1017"/>
        </table:table-row>
        <table:table-row table:style-name="ro1">
          <table:table-cell office:value-type="float" office:value="453.701">
            <text:p>453,70100</text:p>
          </table:table-cell>
          <table:table-cell office:value-type="float" office:value="-5.82">
            <text:p>-5,82000</text:p>
          </table:table-cell>
          <table:table-cell office:value-type="float" office:value="1.6485">
            <text:p>1,648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641]+2.9847)/([.D641]-14.4252)" office:value-type="float" office:value="-0.0173439576008045">
            <text:p>-0,01734</text:p>
          </table:table-cell>
          <table:table-cell table:number-columns-repeated="1017"/>
        </table:table-row>
        <table:table-row table:style-name="ro1">
          <table:table-cell office:value-type="float" office:value="453.801">
            <text:p>453,80100</text:p>
          </table:table-cell>
          <table:table-cell office:value-type="float" office:value="-5.82">
            <text:p>-5,82000</text:p>
          </table:table-cell>
          <table:table-cell office:value-type="float" office:value="1.6485">
            <text:p>1,648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642]+2.9847)/([.D642]-14.4252)" office:value-type="float" office:value="-0.0173439576008045">
            <text:p>-0,01734</text:p>
          </table:table-cell>
          <table:table-cell table:number-columns-repeated="1017"/>
        </table:table-row>
        <table:table-row table:style-name="ro1">
          <table:table-cell office:value-type="float" office:value="453.901">
            <text:p>453,90100</text:p>
          </table:table-cell>
          <table:table-cell office:value-type="float" office:value="-5.82">
            <text:p>-5,82000</text:p>
          </table:table-cell>
          <table:table-cell office:value-type="float" office:value="1.6485">
            <text:p>1,648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643]+2.9847)/([.D643]-14.4252)" office:value-type="float" office:value="-0.0173439576008045">
            <text:p>-0,01734</text:p>
          </table:table-cell>
          <table:table-cell table:number-columns-repeated="1017"/>
        </table:table-row>
        <table:table-row table:style-name="ro1">
          <table:table-cell office:value-type="float" office:value="454.001">
            <text:p>454,00100</text:p>
          </table:table-cell>
          <table:table-cell office:value-type="float" office:value="-5.82">
            <text:p>-5,82000</text:p>
          </table:table-cell>
          <table:table-cell office:value-type="float" office:value="1.6485">
            <text:p>1,648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644]+2.9847)/([.D644]-14.4252)" office:value-type="float" office:value="-0.0173439576008045">
            <text:p>-0,01734</text:p>
          </table:table-cell>
          <table:table-cell table:number-columns-repeated="1017"/>
        </table:table-row>
        <table:table-row table:style-name="ro1">
          <table:table-cell office:value-type="float" office:value="454.101">
            <text:p>454,10100</text:p>
          </table:table-cell>
          <table:table-cell office:value-type="float" office:value="-5.82">
            <text:p>-5,82000</text:p>
          </table:table-cell>
          <table:table-cell office:value-type="float" office:value="1.6485">
            <text:p>1,648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645]+2.9847)/([.D645]-14.4252)" office:value-type="float" office:value="-0.0173439576008045">
            <text:p>-0,01734</text:p>
          </table:table-cell>
          <table:table-cell table:number-columns-repeated="1017"/>
        </table:table-row>
        <table:table-row table:style-name="ro1">
          <table:table-cell office:value-type="float" office:value="454.201">
            <text:p>454,20100</text:p>
          </table:table-cell>
          <table:table-cell office:value-type="float" office:value="-5.82">
            <text:p>-5,82000</text:p>
          </table:table-cell>
          <table:table-cell office:value-type="float" office:value="1.6485">
            <text:p>1,648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646]+2.9847)/([.D646]-14.4252)" office:value-type="float" office:value="-0.0173439576008045">
            <text:p>-0,01734</text:p>
          </table:table-cell>
          <table:table-cell table:number-columns-repeated="1017"/>
        </table:table-row>
        <table:table-row table:style-name="ro1">
          <table:table-cell office:value-type="float" office:value="454.301">
            <text:p>454,30100</text:p>
          </table:table-cell>
          <table:table-cell office:value-type="float" office:value="-5.82">
            <text:p>-5,82000</text:p>
          </table:table-cell>
          <table:table-cell office:value-type="float" office:value="1.6485">
            <text:p>1,648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647]+2.9847)/([.D647]-14.4252)" office:value-type="float" office:value="-0.0173439576008045">
            <text:p>-0,01734</text:p>
          </table:table-cell>
          <table:table-cell table:number-columns-repeated="1017"/>
        </table:table-row>
        <table:table-row table:style-name="ro1">
          <table:table-cell office:value-type="float" office:value="454.401">
            <text:p>454,40100</text:p>
          </table:table-cell>
          <table:table-cell office:value-type="float" office:value="-5.82">
            <text:p>-5,82000</text:p>
          </table:table-cell>
          <table:table-cell office:value-type="float" office:value="1.6485">
            <text:p>1,648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648]+2.9847)/([.D648]-14.4252)" office:value-type="float" office:value="-0.0173439576008045">
            <text:p>-0,01734</text:p>
          </table:table-cell>
          <table:table-cell table:number-columns-repeated="1017"/>
        </table:table-row>
        <table:table-row table:style-name="ro1">
          <table:table-cell office:value-type="float" office:value="454.501">
            <text:p>454,50100</text:p>
          </table:table-cell>
          <table:table-cell office:value-type="float" office:value="-5.82">
            <text:p>-5,82000</text:p>
          </table:table-cell>
          <table:table-cell office:value-type="float" office:value="1.647">
            <text:p>1,647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649]+2.9847)/([.D649]-14.4252)" office:value-type="float" office:value="-0.0173439576008045">
            <text:p>-0,01734</text:p>
          </table:table-cell>
          <table:table-cell table:number-columns-repeated="1017"/>
        </table:table-row>
        <table:table-row table:style-name="ro1">
          <table:table-cell office:value-type="float" office:value="454.601">
            <text:p>454,60100</text:p>
          </table:table-cell>
          <table:table-cell office:value-type="float" office:value="-5.82">
            <text:p>-5,82000</text:p>
          </table:table-cell>
          <table:table-cell office:value-type="float" office:value="1.647">
            <text:p>1,647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650]+2.9847)/([.D650]-14.4252)" office:value-type="float" office:value="-0.0173439576008045">
            <text:p>-0,01734</text:p>
          </table:table-cell>
          <table:table-cell table:number-columns-repeated="1017"/>
        </table:table-row>
        <table:table-row table:style-name="ro1">
          <table:table-cell office:value-type="float" office:value="454.701">
            <text:p>454,70100</text:p>
          </table:table-cell>
          <table:table-cell office:value-type="float" office:value="-5.82">
            <text:p>-5,82000</text:p>
          </table:table-cell>
          <table:table-cell office:value-type="float" office:value="1.647">
            <text:p>1,647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651]+2.9847)/([.D651]-14.4252)" office:value-type="float" office:value="-0.0173439576008045">
            <text:p>-0,01734</text:p>
          </table:table-cell>
          <table:table-cell table:number-columns-repeated="1017"/>
        </table:table-row>
        <table:table-row table:style-name="ro1">
          <table:table-cell office:value-type="float" office:value="454.801">
            <text:p>454,80100</text:p>
          </table:table-cell>
          <table:table-cell office:value-type="float" office:value="-5.82">
            <text:p>-5,82000</text:p>
          </table:table-cell>
          <table:table-cell office:value-type="float" office:value="1.647">
            <text:p>1,647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652]+2.9847)/([.D652]-14.4252)" office:value-type="float" office:value="-0.0173439576008045">
            <text:p>-0,01734</text:p>
          </table:table-cell>
          <table:table-cell table:number-columns-repeated="1017"/>
        </table:table-row>
        <table:table-row table:style-name="ro1">
          <table:table-cell office:value-type="float" office:value="454.901">
            <text:p>454,90100</text:p>
          </table:table-cell>
          <table:table-cell office:value-type="float" office:value="-5.82">
            <text:p>-5,82000</text:p>
          </table:table-cell>
          <table:table-cell office:value-type="float" office:value="1.647">
            <text:p>1,647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653]+2.9847)/([.D653]-14.4252)" office:value-type="float" office:value="-0.0173439576008045">
            <text:p>-0,01734</text:p>
          </table:table-cell>
          <table:table-cell table:number-columns-repeated="1017"/>
        </table:table-row>
        <table:table-row table:style-name="ro1">
          <table:table-cell office:value-type="float" office:value="455.001">
            <text:p>455,00100</text:p>
          </table:table-cell>
          <table:table-cell office:value-type="float" office:value="-5.82">
            <text:p>-5,82000</text:p>
          </table:table-cell>
          <table:table-cell office:value-type="float" office:value="1.647">
            <text:p>1,647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654]+2.9847)/([.D654]-14.4252)" office:value-type="float" office:value="-0.0173439576008045">
            <text:p>-0,01734</text:p>
          </table:table-cell>
          <table:table-cell table:number-columns-repeated="1017"/>
        </table:table-row>
        <table:table-row table:style-name="ro1">
          <table:table-cell office:value-type="float" office:value="455.101">
            <text:p>455,10100</text:p>
          </table:table-cell>
          <table:table-cell office:value-type="float" office:value="-5.82">
            <text:p>-5,82000</text:p>
          </table:table-cell>
          <table:table-cell office:value-type="float" office:value="1.647">
            <text:p>1,647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655]+2.9847)/([.D655]-14.4252)" office:value-type="float" office:value="-0.0173439576008045">
            <text:p>-0,01734</text:p>
          </table:table-cell>
          <table:table-cell table:number-columns-repeated="1017"/>
        </table:table-row>
        <table:table-row table:style-name="ro1">
          <table:table-cell office:value-type="float" office:value="455.201">
            <text:p>455,20100</text:p>
          </table:table-cell>
          <table:table-cell office:value-type="float" office:value="-5.82">
            <text:p>-5,82000</text:p>
          </table:table-cell>
          <table:table-cell office:value-type="float" office:value="1.647">
            <text:p>1,647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656]+2.9847)/([.D656]-14.4252)" office:value-type="float" office:value="-0.0173439576008045">
            <text:p>-0,01734</text:p>
          </table:table-cell>
          <table:table-cell table:number-columns-repeated="1017"/>
        </table:table-row>
        <table:table-row table:style-name="ro1">
          <table:table-cell office:value-type="float" office:value="455.301">
            <text:p>455,30100</text:p>
          </table:table-cell>
          <table:table-cell office:value-type="float" office:value="-5.82">
            <text:p>-5,82000</text:p>
          </table:table-cell>
          <table:table-cell office:value-type="float" office:value="1.647">
            <text:p>1,647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657]+2.9847)/([.D657]-14.4252)" office:value-type="float" office:value="-0.0173439576008045">
            <text:p>-0,01734</text:p>
          </table:table-cell>
          <table:table-cell table:number-columns-repeated="1017"/>
        </table:table-row>
        <table:table-row table:style-name="ro1">
          <table:table-cell office:value-type="float" office:value="455.401">
            <text:p>455,40100</text:p>
          </table:table-cell>
          <table:table-cell office:value-type="float" office:value="-5.82">
            <text:p>-5,82000</text:p>
          </table:table-cell>
          <table:table-cell office:value-type="float" office:value="1.647">
            <text:p>1,647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658]+2.9847)/([.D658]-14.4252)" office:value-type="float" office:value="-0.0173439576008045">
            <text:p>-0,01734</text:p>
          </table:table-cell>
          <table:table-cell table:number-columns-repeated="1017"/>
        </table:table-row>
        <table:table-row table:style-name="ro1">
          <table:table-cell office:value-type="float" office:value="455.501">
            <text:p>455,50100</text:p>
          </table:table-cell>
          <table:table-cell office:value-type="float" office:value="-5.82">
            <text:p>-5,82000</text:p>
          </table:table-cell>
          <table:table-cell office:value-type="float" office:value="1.6455">
            <text:p>1,645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659]+2.9847)/([.D659]-14.4252)" office:value-type="float" office:value="-0.0173439576008045">
            <text:p>-0,01734</text:p>
          </table:table-cell>
          <table:table-cell table:number-columns-repeated="1017"/>
        </table:table-row>
        <table:table-row table:style-name="ro1">
          <table:table-cell office:value-type="float" office:value="455.601">
            <text:p>455,60100</text:p>
          </table:table-cell>
          <table:table-cell office:value-type="float" office:value="-5.82">
            <text:p>-5,82000</text:p>
          </table:table-cell>
          <table:table-cell office:value-type="float" office:value="1.6455">
            <text:p>1,645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660]+2.9847)/([.D660]-14.4252)" office:value-type="float" office:value="-0.0173439576008045">
            <text:p>-0,01734</text:p>
          </table:table-cell>
          <table:table-cell table:number-columns-repeated="1017"/>
        </table:table-row>
        <table:table-row table:style-name="ro1">
          <table:table-cell office:value-type="float" office:value="455.701">
            <text:p>455,70100</text:p>
          </table:table-cell>
          <table:table-cell office:value-type="float" office:value="-5.82">
            <text:p>-5,82000</text:p>
          </table:table-cell>
          <table:table-cell office:value-type="float" office:value="1.6455">
            <text:p>1,645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661]+2.9847)/([.D661]-14.4252)" office:value-type="float" office:value="-0.0173439576008045">
            <text:p>-0,01734</text:p>
          </table:table-cell>
          <table:table-cell table:number-columns-repeated="1017"/>
        </table:table-row>
        <table:table-row table:style-name="ro1">
          <table:table-cell office:value-type="float" office:value="455.801">
            <text:p>455,80100</text:p>
          </table:table-cell>
          <table:table-cell office:value-type="float" office:value="-5.82">
            <text:p>-5,82000</text:p>
          </table:table-cell>
          <table:table-cell office:value-type="float" office:value="1.6455">
            <text:p>1,645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662]+2.9847)/([.D662]-14.4252)" office:value-type="float" office:value="-0.0173439576008045">
            <text:p>-0,01734</text:p>
          </table:table-cell>
          <table:table-cell table:number-columns-repeated="1017"/>
        </table:table-row>
        <table:table-row table:style-name="ro1">
          <table:table-cell office:value-type="float" office:value="455.901">
            <text:p>455,90100</text:p>
          </table:table-cell>
          <table:table-cell office:value-type="float" office:value="-5.82">
            <text:p>-5,82000</text:p>
          </table:table-cell>
          <table:table-cell office:value-type="float" office:value="1.6455">
            <text:p>1,645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663]+2.9847)/([.D663]-14.4252)" office:value-type="float" office:value="-0.0173439576008045">
            <text:p>-0,01734</text:p>
          </table:table-cell>
          <table:table-cell table:number-columns-repeated="1017"/>
        </table:table-row>
        <table:table-row table:style-name="ro1">
          <table:table-cell office:value-type="float" office:value="456.001">
            <text:p>456,00100</text:p>
          </table:table-cell>
          <table:table-cell office:value-type="float" office:value="-5.82">
            <text:p>-5,82000</text:p>
          </table:table-cell>
          <table:table-cell office:value-type="float" office:value="1.6455">
            <text:p>1,645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664]+2.9847)/([.D664]-14.4252)" office:value-type="float" office:value="-0.0173439576008045">
            <text:p>-0,01734</text:p>
          </table:table-cell>
          <table:table-cell table:number-columns-repeated="1017"/>
        </table:table-row>
        <table:table-row table:style-name="ro1">
          <table:table-cell office:value-type="float" office:value="456.101">
            <text:p>456,10100</text:p>
          </table:table-cell>
          <table:table-cell office:value-type="float" office:value="-5.82">
            <text:p>-5,82000</text:p>
          </table:table-cell>
          <table:table-cell office:value-type="float" office:value="1.6455">
            <text:p>1,645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665]+2.9847)/([.D665]-14.4252)" office:value-type="float" office:value="-0.0173439576008045">
            <text:p>-0,01734</text:p>
          </table:table-cell>
          <table:table-cell table:number-columns-repeated="1017"/>
        </table:table-row>
        <table:table-row table:style-name="ro1">
          <table:table-cell office:value-type="float" office:value="456.201">
            <text:p>456,20100</text:p>
          </table:table-cell>
          <table:table-cell office:value-type="float" office:value="-5.82">
            <text:p>-5,82000</text:p>
          </table:table-cell>
          <table:table-cell office:value-type="float" office:value="1.6455">
            <text:p>1,645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666]+2.9847)/([.D666]-14.4252)" office:value-type="float" office:value="-0.0173439576008045">
            <text:p>-0,01734</text:p>
          </table:table-cell>
          <table:table-cell table:number-columns-repeated="1017"/>
        </table:table-row>
        <table:table-row table:style-name="ro1">
          <table:table-cell office:value-type="float" office:value="456.301">
            <text:p>456,30100</text:p>
          </table:table-cell>
          <table:table-cell office:value-type="float" office:value="-5.82">
            <text:p>-5,82000</text:p>
          </table:table-cell>
          <table:table-cell office:value-type="float" office:value="1.6455">
            <text:p>1,645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667]+2.9847)/([.D667]-14.4252)" office:value-type="float" office:value="-0.0173439576008045">
            <text:p>-0,01734</text:p>
          </table:table-cell>
          <table:table-cell table:number-columns-repeated="1017"/>
        </table:table-row>
        <table:table-row table:style-name="ro1">
          <table:table-cell office:value-type="float" office:value="456.401">
            <text:p>456,40100</text:p>
          </table:table-cell>
          <table:table-cell office:value-type="float" office:value="-5.82">
            <text:p>-5,82000</text:p>
          </table:table-cell>
          <table:table-cell office:value-type="float" office:value="1.6455">
            <text:p>1,645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668]+2.9847)/([.D668]-14.4252)" office:value-type="float" office:value="-0.0173439576008045">
            <text:p>-0,01734</text:p>
          </table:table-cell>
          <table:table-cell table:number-columns-repeated="1017"/>
        </table:table-row>
        <table:table-row table:style-name="ro1">
          <table:table-cell office:value-type="float" office:value="456.501">
            <text:p>456,50100</text:p>
          </table:table-cell>
          <table:table-cell office:value-type="float" office:value="-5.82">
            <text:p>-5,82000</text:p>
          </table:table-cell>
          <table:table-cell office:value-type="float" office:value="1.6455">
            <text:p>1,645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669]+2.9847)/([.D669]-14.4252)" office:value-type="float" office:value="-0.0173439576008045">
            <text:p>-0,01734</text:p>
          </table:table-cell>
          <table:table-cell table:number-columns-repeated="1017"/>
        </table:table-row>
        <table:table-row table:style-name="ro1">
          <table:table-cell office:value-type="float" office:value="456.601">
            <text:p>456,60100</text:p>
          </table:table-cell>
          <table:table-cell office:value-type="float" office:value="-5.82">
            <text:p>-5,82000</text:p>
          </table:table-cell>
          <table:table-cell office:value-type="float" office:value="1.6455">
            <text:p>1,645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670]+2.9847)/([.D670]-14.4252)" office:value-type="float" office:value="-0.0173439576008045">
            <text:p>-0,01734</text:p>
          </table:table-cell>
          <table:table-cell table:number-columns-repeated="1017"/>
        </table:table-row>
        <table:table-row table:style-name="ro1">
          <table:table-cell office:value-type="float" office:value="456.701">
            <text:p>456,70100</text:p>
          </table:table-cell>
          <table:table-cell office:value-type="float" office:value="-5.82">
            <text:p>-5,82000</text:p>
          </table:table-cell>
          <table:table-cell office:value-type="float" office:value="1.6455">
            <text:p>1,645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671]+2.9847)/([.D671]-14.4252)" office:value-type="float" office:value="-0.0173439576008045">
            <text:p>-0,01734</text:p>
          </table:table-cell>
          <table:table-cell table:number-columns-repeated="1017"/>
        </table:table-row>
        <table:table-row table:style-name="ro1">
          <table:table-cell office:value-type="float" office:value="456.801">
            <text:p>456,80100</text:p>
          </table:table-cell>
          <table:table-cell office:value-type="float" office:value="-5.82">
            <text:p>-5,82000</text:p>
          </table:table-cell>
          <table:table-cell office:value-type="float" office:value="1.6455">
            <text:p>1,645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672]+2.9847)/([.D672]-14.4252)" office:value-type="float" office:value="-0.0173439576008045">
            <text:p>-0,01734</text:p>
          </table:table-cell>
          <table:table-cell table:number-columns-repeated="1017"/>
        </table:table-row>
        <table:table-row table:style-name="ro1">
          <table:table-cell office:value-type="float" office:value="456.901">
            <text:p>456,90100</text:p>
          </table:table-cell>
          <table:table-cell office:value-type="float" office:value="-5.82">
            <text:p>-5,82000</text:p>
          </table:table-cell>
          <table:table-cell office:value-type="float" office:value="1.6455">
            <text:p>1,645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673]+2.9847)/([.D673]-14.4252)" office:value-type="float" office:value="-0.0173439576008045">
            <text:p>-0,01734</text:p>
          </table:table-cell>
          <table:table-cell table:number-columns-repeated="1017"/>
        </table:table-row>
        <table:table-row table:style-name="ro1">
          <table:table-cell office:value-type="float" office:value="457.001">
            <text:p>457,00100</text:p>
          </table:table-cell>
          <table:table-cell office:value-type="float" office:value="-5.82">
            <text:p>-5,82000</text:p>
          </table:table-cell>
          <table:table-cell office:value-type="float" office:value="1.6455">
            <text:p>1,645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674]+2.9847)/([.D674]-14.4252)" office:value-type="float" office:value="-0.0173439576008045">
            <text:p>-0,01734</text:p>
          </table:table-cell>
          <table:table-cell table:number-columns-repeated="1017"/>
        </table:table-row>
        <table:table-row table:style-name="ro1">
          <table:table-cell office:value-type="float" office:value="457.101">
            <text:p>457,10100</text:p>
          </table:table-cell>
          <table:table-cell office:value-type="float" office:value="-5.82">
            <text:p>-5,82000</text:p>
          </table:table-cell>
          <table:table-cell office:value-type="float" office:value="1.6455">
            <text:p>1,645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675]+2.9847)/([.D675]-14.4252)" office:value-type="float" office:value="-0.0173439576008045">
            <text:p>-0,01734</text:p>
          </table:table-cell>
          <table:table-cell table:number-columns-repeated="1017"/>
        </table:table-row>
        <table:table-row table:style-name="ro1">
          <table:table-cell office:value-type="float" office:value="457.201">
            <text:p>457,20100</text:p>
          </table:table-cell>
          <table:table-cell office:value-type="float" office:value="-5.82">
            <text:p>-5,82000</text:p>
          </table:table-cell>
          <table:table-cell office:value-type="float" office:value="1.6455">
            <text:p>1,645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676]+2.9847)/([.D676]-14.4252)" office:value-type="float" office:value="-0.0173439576008045">
            <text:p>-0,01734</text:p>
          </table:table-cell>
          <table:table-cell table:number-columns-repeated="1017"/>
        </table:table-row>
        <table:table-row table:style-name="ro1">
          <table:table-cell office:value-type="float" office:value="457.301">
            <text:p>457,30100</text:p>
          </table:table-cell>
          <table:table-cell office:value-type="float" office:value="-5.82">
            <text:p>-5,82000</text:p>
          </table:table-cell>
          <table:table-cell office:value-type="float" office:value="1.6455">
            <text:p>1,645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677]+2.9847)/([.D677]-14.4252)" office:value-type="float" office:value="-0.0173439576008045">
            <text:p>-0,01734</text:p>
          </table:table-cell>
          <table:table-cell table:number-columns-repeated="1017"/>
        </table:table-row>
        <table:table-row table:style-name="ro1">
          <table:table-cell office:value-type="float" office:value="457.401">
            <text:p>457,40100</text:p>
          </table:table-cell>
          <table:table-cell office:value-type="float" office:value="-5.82">
            <text:p>-5,82000</text:p>
          </table:table-cell>
          <table:table-cell office:value-type="float" office:value="1.6455">
            <text:p>1,645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678]+2.9847)/([.D678]-14.4252)" office:value-type="float" office:value="-0.0173439576008045">
            <text:p>-0,01734</text:p>
          </table:table-cell>
          <table:table-cell table:number-columns-repeated="1017"/>
        </table:table-row>
        <table:table-row table:style-name="ro1">
          <table:table-cell office:value-type="float" office:value="457.501">
            <text:p>457,50100</text:p>
          </table:table-cell>
          <table:table-cell office:value-type="float" office:value="-5.82">
            <text:p>-5,82000</text:p>
          </table:table-cell>
          <table:table-cell office:value-type="float" office:value="1.647">
            <text:p>1,647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679]+2.9847)/([.D679]-14.4252)" office:value-type="float" office:value="-0.0173439576008045">
            <text:p>-0,01734</text:p>
          </table:table-cell>
          <table:table-cell table:number-columns-repeated="1017"/>
        </table:table-row>
        <table:table-row table:style-name="ro1">
          <table:table-cell office:value-type="float" office:value="457.601">
            <text:p>457,60100</text:p>
          </table:table-cell>
          <table:table-cell office:value-type="float" office:value="-5.82">
            <text:p>-5,82000</text:p>
          </table:table-cell>
          <table:table-cell office:value-type="float" office:value="1.647">
            <text:p>1,647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680]+2.9847)/([.D680]-14.4252)" office:value-type="float" office:value="-0.0173439576008045">
            <text:p>-0,01734</text:p>
          </table:table-cell>
          <table:table-cell table:number-columns-repeated="1017"/>
        </table:table-row>
        <table:table-row table:style-name="ro1">
          <table:table-cell office:value-type="float" office:value="457.701">
            <text:p>457,70100</text:p>
          </table:table-cell>
          <table:table-cell office:value-type="float" office:value="-5.82">
            <text:p>-5,82000</text:p>
          </table:table-cell>
          <table:table-cell office:value-type="float" office:value="1.647">
            <text:p>1,647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681]+2.9847)/([.D681]-14.4252)" office:value-type="float" office:value="-0.0173439576008045">
            <text:p>-0,01734</text:p>
          </table:table-cell>
          <table:table-cell table:number-columns-repeated="1017"/>
        </table:table-row>
        <table:table-row table:style-name="ro1">
          <table:table-cell office:value-type="float" office:value="457.801">
            <text:p>457,80100</text:p>
          </table:table-cell>
          <table:table-cell office:value-type="float" office:value="-5.82">
            <text:p>-5,82000</text:p>
          </table:table-cell>
          <table:table-cell office:value-type="float" office:value="1.647">
            <text:p>1,647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682]+2.9847)/([.D682]-14.4252)" office:value-type="float" office:value="-0.0173439576008045">
            <text:p>-0,01734</text:p>
          </table:table-cell>
          <table:table-cell table:number-columns-repeated="1017"/>
        </table:table-row>
        <table:table-row table:style-name="ro1">
          <table:table-cell office:value-type="float" office:value="457.901">
            <text:p>457,90100</text:p>
          </table:table-cell>
          <table:table-cell office:value-type="float" office:value="-5.82">
            <text:p>-5,82000</text:p>
          </table:table-cell>
          <table:table-cell office:value-type="float" office:value="1.647">
            <text:p>1,647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683]+2.9847)/([.D683]-14.4252)" office:value-type="float" office:value="-0.0173439576008045">
            <text:p>-0,01734</text:p>
          </table:table-cell>
          <table:table-cell table:number-columns-repeated="1017"/>
        </table:table-row>
        <table:table-row table:style-name="ro1">
          <table:table-cell office:value-type="float" office:value="458.001">
            <text:p>458,00100</text:p>
          </table:table-cell>
          <table:table-cell office:value-type="float" office:value="-5.82">
            <text:p>-5,82000</text:p>
          </table:table-cell>
          <table:table-cell office:value-type="float" office:value="1.647">
            <text:p>1,647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684]+2.9847)/([.D684]-14.4252)" office:value-type="float" office:value="-0.0173439576008045">
            <text:p>-0,01734</text:p>
          </table:table-cell>
          <table:table-cell table:number-columns-repeated="1017"/>
        </table:table-row>
        <table:table-row table:style-name="ro1">
          <table:table-cell office:value-type="float" office:value="458.101">
            <text:p>458,10100</text:p>
          </table:table-cell>
          <table:table-cell office:value-type="float" office:value="-5.82">
            <text:p>-5,82000</text:p>
          </table:table-cell>
          <table:table-cell office:value-type="float" office:value="1.647">
            <text:p>1,647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685]+2.9847)/([.D685]-14.4252)" office:value-type="float" office:value="-0.0173439576008045">
            <text:p>-0,01734</text:p>
          </table:table-cell>
          <table:table-cell table:number-columns-repeated="1017"/>
        </table:table-row>
        <table:table-row table:style-name="ro1">
          <table:table-cell office:value-type="float" office:value="458.201">
            <text:p>458,20100</text:p>
          </table:table-cell>
          <table:table-cell office:value-type="float" office:value="-5.82">
            <text:p>-5,82000</text:p>
          </table:table-cell>
          <table:table-cell office:value-type="float" office:value="1.647">
            <text:p>1,647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686]+2.9847)/([.D686]-14.4252)" office:value-type="float" office:value="-0.0173439576008045">
            <text:p>-0,01734</text:p>
          </table:table-cell>
          <table:table-cell table:number-columns-repeated="1017"/>
        </table:table-row>
        <table:table-row table:style-name="ro1">
          <table:table-cell office:value-type="float" office:value="458.301">
            <text:p>458,30100</text:p>
          </table:table-cell>
          <table:table-cell office:value-type="float" office:value="-5.82">
            <text:p>-5,82000</text:p>
          </table:table-cell>
          <table:table-cell office:value-type="float" office:value="1.647">
            <text:p>1,647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687]+2.9847)/([.D687]-14.4252)" office:value-type="float" office:value="-0.0173439576008045">
            <text:p>-0,01734</text:p>
          </table:table-cell>
          <table:table-cell table:number-columns-repeated="1017"/>
        </table:table-row>
        <table:table-row table:style-name="ro1">
          <table:table-cell office:value-type="float" office:value="458.401">
            <text:p>458,40100</text:p>
          </table:table-cell>
          <table:table-cell office:value-type="float" office:value="-5.82">
            <text:p>-5,82000</text:p>
          </table:table-cell>
          <table:table-cell office:value-type="float" office:value="1.647">
            <text:p>1,647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688]+2.9847)/([.D688]-14.4252)" office:value-type="float" office:value="-0.0173439576008045">
            <text:p>-0,01734</text:p>
          </table:table-cell>
          <table:table-cell table:number-columns-repeated="1017"/>
        </table:table-row>
        <table:table-row table:style-name="ro1">
          <table:table-cell office:value-type="float" office:value="458.501">
            <text:p>458,50100</text:p>
          </table:table-cell>
          <table:table-cell office:value-type="float" office:value="-5.82">
            <text:p>-5,82000</text:p>
          </table:table-cell>
          <table:table-cell office:value-type="float" office:value="1.6455">
            <text:p>1,645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689]+2.9847)/([.D689]-14.4252)" office:value-type="float" office:value="-0.0173439576008045">
            <text:p>-0,01734</text:p>
          </table:table-cell>
          <table:table-cell table:number-columns-repeated="1017"/>
        </table:table-row>
        <table:table-row table:style-name="ro1">
          <table:table-cell office:value-type="float" office:value="458.601">
            <text:p>458,60100</text:p>
          </table:table-cell>
          <table:table-cell office:value-type="float" office:value="-5.82">
            <text:p>-5,82000</text:p>
          </table:table-cell>
          <table:table-cell office:value-type="float" office:value="1.6455">
            <text:p>1,645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690]+2.9847)/([.D690]-14.4252)" office:value-type="float" office:value="-0.0173439576008045">
            <text:p>-0,01734</text:p>
          </table:table-cell>
          <table:table-cell table:number-columns-repeated="1017"/>
        </table:table-row>
        <table:table-row table:style-name="ro1">
          <table:table-cell office:value-type="float" office:value="458.701">
            <text:p>458,70100</text:p>
          </table:table-cell>
          <table:table-cell office:value-type="float" office:value="-5.82">
            <text:p>-5,82000</text:p>
          </table:table-cell>
          <table:table-cell office:value-type="float" office:value="1.6455">
            <text:p>1,645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691]+2.9847)/([.D691]-14.4252)" office:value-type="float" office:value="-0.0173439576008045">
            <text:p>-0,01734</text:p>
          </table:table-cell>
          <table:table-cell table:number-columns-repeated="1017"/>
        </table:table-row>
        <table:table-row table:style-name="ro1">
          <table:table-cell office:value-type="float" office:value="458.801">
            <text:p>458,80100</text:p>
          </table:table-cell>
          <table:table-cell office:value-type="float" office:value="-5.82">
            <text:p>-5,82000</text:p>
          </table:table-cell>
          <table:table-cell office:value-type="float" office:value="1.6455">
            <text:p>1,645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692]+2.9847)/([.D692]-14.4252)" office:value-type="float" office:value="-0.0173439576008045">
            <text:p>-0,01734</text:p>
          </table:table-cell>
          <table:table-cell table:number-columns-repeated="1017"/>
        </table:table-row>
        <table:table-row table:style-name="ro1">
          <table:table-cell office:value-type="float" office:value="458.901">
            <text:p>458,90100</text:p>
          </table:table-cell>
          <table:table-cell office:value-type="float" office:value="-5.82">
            <text:p>-5,82000</text:p>
          </table:table-cell>
          <table:table-cell office:value-type="float" office:value="1.6455">
            <text:p>1,645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693]+2.9847)/([.D693]-14.4252)" office:value-type="float" office:value="-0.0173439576008045">
            <text:p>-0,01734</text:p>
          </table:table-cell>
          <table:table-cell table:number-columns-repeated="1017"/>
        </table:table-row>
        <table:table-row table:style-name="ro1">
          <table:table-cell office:value-type="float" office:value="459.001">
            <text:p>459,00100</text:p>
          </table:table-cell>
          <table:table-cell office:value-type="float" office:value="-5.82">
            <text:p>-5,82000</text:p>
          </table:table-cell>
          <table:table-cell office:value-type="float" office:value="1.6455">
            <text:p>1,645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694]+2.9847)/([.D694]-14.4252)" office:value-type="float" office:value="-0.0173439576008045">
            <text:p>-0,01734</text:p>
          </table:table-cell>
          <table:table-cell table:number-columns-repeated="1017"/>
        </table:table-row>
        <table:table-row table:style-name="ro1">
          <table:table-cell office:value-type="float" office:value="459.101">
            <text:p>459,10100</text:p>
          </table:table-cell>
          <table:table-cell office:value-type="float" office:value="-5.82">
            <text:p>-5,82000</text:p>
          </table:table-cell>
          <table:table-cell office:value-type="float" office:value="1.6455">
            <text:p>1,645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695]+2.9847)/([.D695]-14.4252)" office:value-type="float" office:value="-0.0173439576008045">
            <text:p>-0,01734</text:p>
          </table:table-cell>
          <table:table-cell table:number-columns-repeated="1017"/>
        </table:table-row>
        <table:table-row table:style-name="ro1">
          <table:table-cell office:value-type="float" office:value="459.201">
            <text:p>459,20100</text:p>
          </table:table-cell>
          <table:table-cell office:value-type="float" office:value="-5.82">
            <text:p>-5,82000</text:p>
          </table:table-cell>
          <table:table-cell office:value-type="float" office:value="1.6455">
            <text:p>1,645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696]+2.9847)/([.D696]-14.4252)" office:value-type="float" office:value="-0.0173439576008045">
            <text:p>-0,01734</text:p>
          </table:table-cell>
          <table:table-cell table:number-columns-repeated="1017"/>
        </table:table-row>
        <table:table-row table:style-name="ro1">
          <table:table-cell office:value-type="float" office:value="459.301">
            <text:p>459,30100</text:p>
          </table:table-cell>
          <table:table-cell office:value-type="float" office:value="-5.82">
            <text:p>-5,82000</text:p>
          </table:table-cell>
          <table:table-cell office:value-type="float" office:value="1.6455">
            <text:p>1,645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697]+2.9847)/([.D697]-14.4252)" office:value-type="float" office:value="-0.0173439576008045">
            <text:p>-0,01734</text:p>
          </table:table-cell>
          <table:table-cell table:number-columns-repeated="1017"/>
        </table:table-row>
        <table:table-row table:style-name="ro1">
          <table:table-cell office:value-type="float" office:value="459.401">
            <text:p>459,40100</text:p>
          </table:table-cell>
          <table:table-cell office:value-type="float" office:value="-5.805">
            <text:p>-5,80500</text:p>
          </table:table-cell>
          <table:table-cell office:value-type="float" office:value="1.6455">
            <text:p>1,645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698]+2.9847)/([.D698]-14.4252)" office:value-type="float" office:value="-0.0172522003391348">
            <text:p>-0,01725</text:p>
          </table:table-cell>
          <table:table-cell table:number-columns-repeated="1017"/>
        </table:table-row>
        <table:table-row table:style-name="ro1">
          <table:table-cell office:value-type="float" office:value="459.504">
            <text:p>459,50400</text:p>
          </table:table-cell>
          <table:table-cell office:value-type="float" office:value="-5.805">
            <text:p>-5,80500</text:p>
          </table:table-cell>
          <table:table-cell office:value-type="float" office:value="1.647">
            <text:p>1,647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699]+2.9847)/([.D699]-14.4252)" office:value-type="float" office:value="-0.0172522003391348">
            <text:p>-0,01725</text:p>
          </table:table-cell>
          <table:table-cell table:number-columns-repeated="1017"/>
        </table:table-row>
        <table:table-row table:style-name="ro1">
          <table:table-cell office:value-type="float" office:value="459.601">
            <text:p>459,60100</text:p>
          </table:table-cell>
          <table:table-cell office:value-type="float" office:value="-5.805">
            <text:p>-5,80500</text:p>
          </table:table-cell>
          <table:table-cell office:value-type="float" office:value="1.647">
            <text:p>1,647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700]+2.9847)/([.D700]-14.4252)" office:value-type="float" office:value="-0.0172522003391348">
            <text:p>-0,01725</text:p>
          </table:table-cell>
          <table:table-cell table:number-columns-repeated="1017"/>
        </table:table-row>
        <table:table-row table:style-name="ro1">
          <table:table-cell office:value-type="float" office:value="459.701">
            <text:p>459,70100</text:p>
          </table:table-cell>
          <table:table-cell office:value-type="float" office:value="-5.805">
            <text:p>-5,80500</text:p>
          </table:table-cell>
          <table:table-cell office:value-type="float" office:value="1.647">
            <text:p>1,647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701]+2.9847)/([.D701]-14.4252)" office:value-type="float" office:value="-0.0172522003391348">
            <text:p>-0,01725</text:p>
          </table:table-cell>
          <table:table-cell table:number-columns-repeated="1017"/>
        </table:table-row>
        <table:table-row table:style-name="ro1">
          <table:table-cell office:value-type="float" office:value="459.801">
            <text:p>459,80100</text:p>
          </table:table-cell>
          <table:table-cell office:value-type="float" office:value="-5.805">
            <text:p>-5,80500</text:p>
          </table:table-cell>
          <table:table-cell office:value-type="float" office:value="1.647">
            <text:p>1,647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702]+2.9847)/([.D702]-14.4252)" office:value-type="float" office:value="-0.0172522003391348">
            <text:p>-0,01725</text:p>
          </table:table-cell>
          <table:table-cell table:number-columns-repeated="1017"/>
        </table:table-row>
        <table:table-row table:style-name="ro1">
          <table:table-cell office:value-type="float" office:value="459.901">
            <text:p>459,90100</text:p>
          </table:table-cell>
          <table:table-cell office:value-type="float" office:value="-5.805">
            <text:p>-5,80500</text:p>
          </table:table-cell>
          <table:table-cell office:value-type="float" office:value="1.647">
            <text:p>1,647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703]+2.9847)/([.D703]-14.4252)" office:value-type="float" office:value="-0.0172522003391348">
            <text:p>-0,01725</text:p>
          </table:table-cell>
          <table:table-cell table:number-columns-repeated="1017"/>
        </table:table-row>
        <table:table-row table:style-name="ro1">
          <table:table-cell office:value-type="float" office:value="460.001">
            <text:p>460,00100</text:p>
          </table:table-cell>
          <table:table-cell office:value-type="float" office:value="-5.805">
            <text:p>-5,80500</text:p>
          </table:table-cell>
          <table:table-cell office:value-type="float" office:value="1.647">
            <text:p>1,647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704]+2.9847)/([.D704]-14.4252)" office:value-type="float" office:value="-0.0172522003391348">
            <text:p>-0,01725</text:p>
          </table:table-cell>
          <table:table-cell table:number-columns-repeated="1017"/>
        </table:table-row>
        <table:table-row table:style-name="ro1">
          <table:table-cell office:value-type="float" office:value="460.101">
            <text:p>460,10100</text:p>
          </table:table-cell>
          <table:table-cell office:value-type="float" office:value="-5.805">
            <text:p>-5,80500</text:p>
          </table:table-cell>
          <table:table-cell office:value-type="float" office:value="1.647">
            <text:p>1,647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705]+2.9847)/([.D705]-14.4252)" office:value-type="float" office:value="-0.0172522003391348">
            <text:p>-0,01725</text:p>
          </table:table-cell>
          <table:table-cell table:number-columns-repeated="1017"/>
        </table:table-row>
        <table:table-row table:style-name="ro1">
          <table:table-cell office:value-type="float" office:value="460.201">
            <text:p>460,20100</text:p>
          </table:table-cell>
          <table:table-cell office:value-type="float" office:value="-5.805">
            <text:p>-5,80500</text:p>
          </table:table-cell>
          <table:table-cell office:value-type="float" office:value="1.647">
            <text:p>1,647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706]+2.9847)/([.D706]-14.4252)" office:value-type="float" office:value="-0.0172522003391348">
            <text:p>-0,01725</text:p>
          </table:table-cell>
          <table:table-cell table:number-columns-repeated="1017"/>
        </table:table-row>
        <table:table-row table:style-name="ro1">
          <table:table-cell office:value-type="float" office:value="460.301">
            <text:p>460,30100</text:p>
          </table:table-cell>
          <table:table-cell office:value-type="float" office:value="-5.805">
            <text:p>-5,80500</text:p>
          </table:table-cell>
          <table:table-cell office:value-type="float" office:value="1.647">
            <text:p>1,647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707]+2.9847)/([.D707]-14.4252)" office:value-type="float" office:value="-0.0172522003391348">
            <text:p>-0,01725</text:p>
          </table:table-cell>
          <table:table-cell table:number-columns-repeated="1017"/>
        </table:table-row>
        <table:table-row table:style-name="ro1">
          <table:table-cell office:value-type="float" office:value="460.401">
            <text:p>460,40100</text:p>
          </table:table-cell>
          <table:table-cell office:value-type="float" office:value="-5.805">
            <text:p>-5,80500</text:p>
          </table:table-cell>
          <table:table-cell office:value-type="float" office:value="1.647">
            <text:p>1,647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708]+2.9847)/([.D708]-14.4252)" office:value-type="float" office:value="-0.0172522003391348">
            <text:p>-0,01725</text:p>
          </table:table-cell>
          <table:table-cell table:number-columns-repeated="1017"/>
        </table:table-row>
        <table:table-row table:style-name="ro1">
          <table:table-cell office:value-type="float" office:value="460.501">
            <text:p>460,50100</text:p>
          </table:table-cell>
          <table:table-cell office:value-type="float" office:value="-5.805">
            <text:p>-5,80500</text:p>
          </table:table-cell>
          <table:table-cell office:value-type="float" office:value="1.644">
            <text:p>1,644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709]+2.9847)/([.D709]-14.4252)" office:value-type="float" office:value="-0.0172680450243931">
            <text:p>-0,01727</text:p>
          </table:table-cell>
          <table:table-cell table:number-columns-repeated="1017"/>
        </table:table-row>
        <table:table-row table:style-name="ro1">
          <table:table-cell office:value-type="float" office:value="460.601">
            <text:p>460,60100</text:p>
          </table:table-cell>
          <table:table-cell office:value-type="float" office:value="-5.805">
            <text:p>-5,80500</text:p>
          </table:table-cell>
          <table:table-cell office:value-type="float" office:value="1.644">
            <text:p>1,644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710]+2.9847)/([.D710]-14.4252)" office:value-type="float" office:value="-0.0172680450243931">
            <text:p>-0,01727</text:p>
          </table:table-cell>
          <table:table-cell table:number-columns-repeated="1017"/>
        </table:table-row>
        <table:table-row table:style-name="ro1">
          <table:table-cell office:value-type="float" office:value="460.701">
            <text:p>460,70100</text:p>
          </table:table-cell>
          <table:table-cell office:value-type="float" office:value="-5.805">
            <text:p>-5,80500</text:p>
          </table:table-cell>
          <table:table-cell office:value-type="float" office:value="1.644">
            <text:p>1,644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711]+2.9847)/([.D711]-14.4252)" office:value-type="float" office:value="-0.0172680450243931">
            <text:p>-0,01727</text:p>
          </table:table-cell>
          <table:table-cell table:number-columns-repeated="1017"/>
        </table:table-row>
        <table:table-row table:style-name="ro1">
          <table:table-cell office:value-type="float" office:value="460.801">
            <text:p>460,80100</text:p>
          </table:table-cell>
          <table:table-cell office:value-type="float" office:value="-5.805">
            <text:p>-5,80500</text:p>
          </table:table-cell>
          <table:table-cell office:value-type="float" office:value="1.644">
            <text:p>1,644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712]+2.9847)/([.D712]-14.4252)" office:value-type="float" office:value="-0.0172680450243931">
            <text:p>-0,01727</text:p>
          </table:table-cell>
          <table:table-cell table:number-columns-repeated="1017"/>
        </table:table-row>
        <table:table-row table:style-name="ro1">
          <table:table-cell office:value-type="float" office:value="460.901">
            <text:p>460,90100</text:p>
          </table:table-cell>
          <table:table-cell office:value-type="float" office:value="-5.805">
            <text:p>-5,80500</text:p>
          </table:table-cell>
          <table:table-cell office:value-type="float" office:value="1.644">
            <text:p>1,644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713]+2.9847)/([.D713]-14.4252)" office:value-type="float" office:value="-0.0172680450243931">
            <text:p>-0,01727</text:p>
          </table:table-cell>
          <table:table-cell table:number-columns-repeated="1017"/>
        </table:table-row>
        <table:table-row table:style-name="ro1">
          <table:table-cell office:value-type="float" office:value="461.001">
            <text:p>461,00100</text:p>
          </table:table-cell>
          <table:table-cell office:value-type="float" office:value="-5.805">
            <text:p>-5,80500</text:p>
          </table:table-cell>
          <table:table-cell office:value-type="float" office:value="1.644">
            <text:p>1,644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714]+2.9847)/([.D714]-14.4252)" office:value-type="float" office:value="-0.0172680450243931">
            <text:p>-0,01727</text:p>
          </table:table-cell>
          <table:table-cell table:number-columns-repeated="1017"/>
        </table:table-row>
        <table:table-row table:style-name="ro1">
          <table:table-cell office:value-type="float" office:value="461.101">
            <text:p>461,10100</text:p>
          </table:table-cell>
          <table:table-cell office:value-type="float" office:value="-5.805">
            <text:p>-5,80500</text:p>
          </table:table-cell>
          <table:table-cell office:value-type="float" office:value="1.644">
            <text:p>1,644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715]+2.9847)/([.D715]-14.4252)" office:value-type="float" office:value="-0.0172680450243931">
            <text:p>-0,01727</text:p>
          </table:table-cell>
          <table:table-cell table:number-columns-repeated="1017"/>
        </table:table-row>
        <table:table-row table:style-name="ro1">
          <table:table-cell office:value-type="float" office:value="461.201">
            <text:p>461,20100</text:p>
          </table:table-cell>
          <table:table-cell office:value-type="float" office:value="-5.805">
            <text:p>-5,80500</text:p>
          </table:table-cell>
          <table:table-cell office:value-type="float" office:value="1.644">
            <text:p>1,644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716]+2.9847)/([.D716]-14.4252)" office:value-type="float" office:value="-0.0172680450243931">
            <text:p>-0,01727</text:p>
          </table:table-cell>
          <table:table-cell table:number-columns-repeated="1017"/>
        </table:table-row>
        <table:table-row table:style-name="ro1">
          <table:table-cell office:value-type="float" office:value="461.301">
            <text:p>461,30100</text:p>
          </table:table-cell>
          <table:table-cell office:value-type="float" office:value="-5.805">
            <text:p>-5,80500</text:p>
          </table:table-cell>
          <table:table-cell office:value-type="float" office:value="1.644">
            <text:p>1,644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717]+2.9847)/([.D717]-14.4252)" office:value-type="float" office:value="-0.0172680450243931">
            <text:p>-0,01727</text:p>
          </table:table-cell>
          <table:table-cell table:number-columns-repeated="1017"/>
        </table:table-row>
        <table:table-row table:style-name="ro1">
          <table:table-cell office:value-type="float" office:value="461.401">
            <text:p>461,40100</text:p>
          </table:table-cell>
          <table:table-cell office:value-type="float" office:value="-5.805">
            <text:p>-5,80500</text:p>
          </table:table-cell>
          <table:table-cell office:value-type="float" office:value="1.644">
            <text:p>1,644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718]+2.9847)/([.D718]-14.4252)" office:value-type="float" office:value="-0.0172680450243931">
            <text:p>-0,01727</text:p>
          </table:table-cell>
          <table:table-cell table:number-columns-repeated="1017"/>
        </table:table-row>
        <table:table-row table:style-name="ro1">
          <table:table-cell office:value-type="float" office:value="461.501">
            <text:p>461,50100</text:p>
          </table:table-cell>
          <table:table-cell office:value-type="float" office:value="-5.805">
            <text:p>-5,80500</text:p>
          </table:table-cell>
          <table:table-cell office:value-type="float" office:value="1.644">
            <text:p>1,644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719]+2.9847)/([.D719]-14.4252)" office:value-type="float" office:value="-0.0172680450243931">
            <text:p>-0,01727</text:p>
          </table:table-cell>
          <table:table-cell table:number-columns-repeated="1017"/>
        </table:table-row>
        <table:table-row table:style-name="ro1">
          <table:table-cell office:value-type="float" office:value="461.601">
            <text:p>461,60100</text:p>
          </table:table-cell>
          <table:table-cell office:value-type="float" office:value="-5.805">
            <text:p>-5,80500</text:p>
          </table:table-cell>
          <table:table-cell office:value-type="float" office:value="1.644">
            <text:p>1,644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720]+2.9847)/([.D720]-14.4252)" office:value-type="float" office:value="-0.0172680450243931">
            <text:p>-0,01727</text:p>
          </table:table-cell>
          <table:table-cell table:number-columns-repeated="1017"/>
        </table:table-row>
        <table:table-row table:style-name="ro1">
          <table:table-cell office:value-type="float" office:value="461.701">
            <text:p>461,70100</text:p>
          </table:table-cell>
          <table:table-cell office:value-type="float" office:value="-5.805">
            <text:p>-5,80500</text:p>
          </table:table-cell>
          <table:table-cell office:value-type="float" office:value="1.644">
            <text:p>1,644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721]+2.9847)/([.D721]-14.4252)" office:value-type="float" office:value="-0.0172680450243931">
            <text:p>-0,01727</text:p>
          </table:table-cell>
          <table:table-cell table:number-columns-repeated="1017"/>
        </table:table-row>
        <table:table-row table:style-name="ro1">
          <table:table-cell office:value-type="float" office:value="461.801">
            <text:p>461,80100</text:p>
          </table:table-cell>
          <table:table-cell office:value-type="float" office:value="-5.805">
            <text:p>-5,80500</text:p>
          </table:table-cell>
          <table:table-cell office:value-type="float" office:value="1.644">
            <text:p>1,644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722]+2.9847)/([.D722]-14.4252)" office:value-type="float" office:value="-0.0172680450243931">
            <text:p>-0,01727</text:p>
          </table:table-cell>
          <table:table-cell table:number-columns-repeated="1017"/>
        </table:table-row>
        <table:table-row table:style-name="ro1">
          <table:table-cell office:value-type="float" office:value="461.901">
            <text:p>461,90100</text:p>
          </table:table-cell>
          <table:table-cell office:value-type="float" office:value="-5.805">
            <text:p>-5,80500</text:p>
          </table:table-cell>
          <table:table-cell office:value-type="float" office:value="1.644">
            <text:p>1,644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723]+2.9847)/([.D723]-14.4252)" office:value-type="float" office:value="-0.0172680450243931">
            <text:p>-0,01727</text:p>
          </table:table-cell>
          <table:table-cell table:number-columns-repeated="1017"/>
        </table:table-row>
        <table:table-row table:style-name="ro1">
          <table:table-cell office:value-type="float" office:value="462.001">
            <text:p>462,00100</text:p>
          </table:table-cell>
          <table:table-cell office:value-type="float" office:value="-5.805">
            <text:p>-5,80500</text:p>
          </table:table-cell>
          <table:table-cell office:value-type="float" office:value="1.644">
            <text:p>1,644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724]+2.9847)/([.D724]-14.4252)" office:value-type="float" office:value="-0.0172680450243931">
            <text:p>-0,01727</text:p>
          </table:table-cell>
          <table:table-cell table:number-columns-repeated="1017"/>
        </table:table-row>
        <table:table-row table:style-name="ro1">
          <table:table-cell office:value-type="float" office:value="462.101">
            <text:p>462,10100</text:p>
          </table:table-cell>
          <table:table-cell office:value-type="float" office:value="-5.805">
            <text:p>-5,80500</text:p>
          </table:table-cell>
          <table:table-cell office:value-type="float" office:value="1.644">
            <text:p>1,644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725]+2.9847)/([.D725]-14.4252)" office:value-type="float" office:value="-0.0172680450243931">
            <text:p>-0,01727</text:p>
          </table:table-cell>
          <table:table-cell table:number-columns-repeated="1017"/>
        </table:table-row>
        <table:table-row table:style-name="ro1">
          <table:table-cell office:value-type="float" office:value="462.201">
            <text:p>462,20100</text:p>
          </table:table-cell>
          <table:table-cell office:value-type="float" office:value="-5.805">
            <text:p>-5,80500</text:p>
          </table:table-cell>
          <table:table-cell office:value-type="float" office:value="1.644">
            <text:p>1,644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726]+2.9847)/([.D726]-14.4252)" office:value-type="float" office:value="-0.0172680450243931">
            <text:p>-0,01727</text:p>
          </table:table-cell>
          <table:table-cell table:number-columns-repeated="1017"/>
        </table:table-row>
        <table:table-row table:style-name="ro1">
          <table:table-cell office:value-type="float" office:value="462.301">
            <text:p>462,30100</text:p>
          </table:table-cell>
          <table:table-cell office:value-type="float" office:value="-5.805">
            <text:p>-5,80500</text:p>
          </table:table-cell>
          <table:table-cell office:value-type="float" office:value="1.644">
            <text:p>1,644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727]+2.9847)/([.D727]-14.4252)" office:value-type="float" office:value="-0.0172680450243931">
            <text:p>-0,01727</text:p>
          </table:table-cell>
          <table:table-cell table:number-columns-repeated="1017"/>
        </table:table-row>
        <table:table-row table:style-name="ro1">
          <table:table-cell office:value-type="float" office:value="462.401">
            <text:p>462,40100</text:p>
          </table:table-cell>
          <table:table-cell office:value-type="float" office:value="-5.805">
            <text:p>-5,80500</text:p>
          </table:table-cell>
          <table:table-cell office:value-type="float" office:value="1.644">
            <text:p>1,644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728]+2.9847)/([.D728]-14.4252)" office:value-type="float" office:value="-0.0172680450243931">
            <text:p>-0,01727</text:p>
          </table:table-cell>
          <table:table-cell table:number-columns-repeated="1017"/>
        </table:table-row>
        <table:table-row table:style-name="ro1">
          <table:table-cell office:value-type="float" office:value="462.501">
            <text:p>462,50100</text:p>
          </table:table-cell>
          <table:table-cell office:value-type="float" office:value="-5.805">
            <text:p>-5,80500</text:p>
          </table:table-cell>
          <table:table-cell office:value-type="float" office:value="1.6455">
            <text:p>1,645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729]+2.9847)/([.D729]-14.4252)" office:value-type="float" office:value="-0.0172680450243931">
            <text:p>-0,01727</text:p>
          </table:table-cell>
          <table:table-cell table:number-columns-repeated="1017"/>
        </table:table-row>
        <table:table-row table:style-name="ro1">
          <table:table-cell office:value-type="float" office:value="462.601">
            <text:p>462,60100</text:p>
          </table:table-cell>
          <table:table-cell office:value-type="float" office:value="-5.805">
            <text:p>-5,80500</text:p>
          </table:table-cell>
          <table:table-cell office:value-type="float" office:value="1.6455">
            <text:p>1,645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730]+2.9847)/([.D730]-14.4252)" office:value-type="float" office:value="-0.0172680450243931">
            <text:p>-0,01727</text:p>
          </table:table-cell>
          <table:table-cell table:number-columns-repeated="1017"/>
        </table:table-row>
        <table:table-row table:style-name="ro1">
          <table:table-cell office:value-type="float" office:value="462.701">
            <text:p>462,70100</text:p>
          </table:table-cell>
          <table:table-cell office:value-type="float" office:value="-5.805">
            <text:p>-5,80500</text:p>
          </table:table-cell>
          <table:table-cell office:value-type="float" office:value="1.6455">
            <text:p>1,645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731]+2.9847)/([.D731]-14.4252)" office:value-type="float" office:value="-0.0172680450243931">
            <text:p>-0,01727</text:p>
          </table:table-cell>
          <table:table-cell table:number-columns-repeated="1017"/>
        </table:table-row>
        <table:table-row table:style-name="ro1">
          <table:table-cell office:value-type="float" office:value="462.801">
            <text:p>462,80100</text:p>
          </table:table-cell>
          <table:table-cell office:value-type="float" office:value="-5.805">
            <text:p>-5,80500</text:p>
          </table:table-cell>
          <table:table-cell office:value-type="float" office:value="1.6455">
            <text:p>1,645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732]+2.9847)/([.D732]-14.4252)" office:value-type="float" office:value="-0.0172680450243931">
            <text:p>-0,01727</text:p>
          </table:table-cell>
          <table:table-cell table:number-columns-repeated="1017"/>
        </table:table-row>
        <table:table-row table:style-name="ro1">
          <table:table-cell office:value-type="float" office:value="462.901">
            <text:p>462,90100</text:p>
          </table:table-cell>
          <table:table-cell office:value-type="float" office:value="-5.805">
            <text:p>-5,80500</text:p>
          </table:table-cell>
          <table:table-cell office:value-type="float" office:value="1.6455">
            <text:p>1,645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733]+2.9847)/([.D733]-14.4252)" office:value-type="float" office:value="-0.0172680450243931">
            <text:p>-0,01727</text:p>
          </table:table-cell>
          <table:table-cell table:number-columns-repeated="1017"/>
        </table:table-row>
        <table:table-row table:style-name="ro1">
          <table:table-cell office:value-type="float" office:value="463.001">
            <text:p>463,00100</text:p>
          </table:table-cell>
          <table:table-cell office:value-type="float" office:value="-5.805">
            <text:p>-5,80500</text:p>
          </table:table-cell>
          <table:table-cell office:value-type="float" office:value="1.6455">
            <text:p>1,645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734]+2.9847)/([.D734]-14.4252)" office:value-type="float" office:value="-0.0172680450243931">
            <text:p>-0,01727</text:p>
          </table:table-cell>
          <table:table-cell table:number-columns-repeated="1017"/>
        </table:table-row>
        <table:table-row table:style-name="ro1">
          <table:table-cell office:value-type="float" office:value="463.101">
            <text:p>463,10100</text:p>
          </table:table-cell>
          <table:table-cell office:value-type="float" office:value="-5.805">
            <text:p>-5,80500</text:p>
          </table:table-cell>
          <table:table-cell office:value-type="float" office:value="1.6455">
            <text:p>1,645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735]+2.9847)/([.D735]-14.4252)" office:value-type="float" office:value="-0.0172680450243931">
            <text:p>-0,01727</text:p>
          </table:table-cell>
          <table:table-cell table:number-columns-repeated="1017"/>
        </table:table-row>
        <table:table-row table:style-name="ro1">
          <table:table-cell office:value-type="float" office:value="463.201">
            <text:p>463,20100</text:p>
          </table:table-cell>
          <table:table-cell office:value-type="float" office:value="-5.805">
            <text:p>-5,80500</text:p>
          </table:table-cell>
          <table:table-cell office:value-type="float" office:value="1.6455">
            <text:p>1,645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736]+2.9847)/([.D736]-14.4252)" office:value-type="float" office:value="-0.0172680450243931">
            <text:p>-0,01727</text:p>
          </table:table-cell>
          <table:table-cell table:number-columns-repeated="1017"/>
        </table:table-row>
        <table:table-row table:style-name="ro1">
          <table:table-cell office:value-type="float" office:value="463.301">
            <text:p>463,30100</text:p>
          </table:table-cell>
          <table:table-cell office:value-type="float" office:value="-5.805">
            <text:p>-5,80500</text:p>
          </table:table-cell>
          <table:table-cell office:value-type="float" office:value="1.6455">
            <text:p>1,645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737]+2.9847)/([.D737]-14.4252)" office:value-type="float" office:value="-0.0172680450243931">
            <text:p>-0,01727</text:p>
          </table:table-cell>
          <table:table-cell table:number-columns-repeated="1017"/>
        </table:table-row>
        <table:table-row table:style-name="ro1">
          <table:table-cell office:value-type="float" office:value="463.401">
            <text:p>463,40100</text:p>
          </table:table-cell>
          <table:table-cell office:value-type="float" office:value="-5.805">
            <text:p>-5,80500</text:p>
          </table:table-cell>
          <table:table-cell office:value-type="float" office:value="1.6455">
            <text:p>1,645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738]+2.9847)/([.D738]-14.4252)" office:value-type="float" office:value="-0.0172680450243931">
            <text:p>-0,01727</text:p>
          </table:table-cell>
          <table:table-cell table:number-columns-repeated="1017"/>
        </table:table-row>
        <table:table-row table:style-name="ro1">
          <table:table-cell office:value-type="float" office:value="463.501">
            <text:p>463,50100</text:p>
          </table:table-cell>
          <table:table-cell office:value-type="float" office:value="-5.805">
            <text:p>-5,80500</text:p>
          </table:table-cell>
          <table:table-cell office:value-type="float" office:value="1.644">
            <text:p>1,644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739]+2.9847)/([.D739]-14.4252)" office:value-type="float" office:value="-0.0172680450243931">
            <text:p>-0,01727</text:p>
          </table:table-cell>
          <table:table-cell table:number-columns-repeated="1017"/>
        </table:table-row>
        <table:table-row table:style-name="ro1">
          <table:table-cell office:value-type="float" office:value="463.601">
            <text:p>463,60100</text:p>
          </table:table-cell>
          <table:table-cell office:value-type="float" office:value="-5.805">
            <text:p>-5,80500</text:p>
          </table:table-cell>
          <table:table-cell office:value-type="float" office:value="1.644">
            <text:p>1,644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740]+2.9847)/([.D740]-14.4252)" office:value-type="float" office:value="-0.0172680450243931">
            <text:p>-0,01727</text:p>
          </table:table-cell>
          <table:table-cell table:number-columns-repeated="1017"/>
        </table:table-row>
        <table:table-row table:style-name="ro1">
          <table:table-cell office:value-type="float" office:value="463.701">
            <text:p>463,70100</text:p>
          </table:table-cell>
          <table:table-cell office:value-type="float" office:value="-5.805">
            <text:p>-5,80500</text:p>
          </table:table-cell>
          <table:table-cell office:value-type="float" office:value="1.644">
            <text:p>1,644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741]+2.9847)/([.D741]-14.4252)" office:value-type="float" office:value="-0.0172680450243931">
            <text:p>-0,01727</text:p>
          </table:table-cell>
          <table:table-cell table:number-columns-repeated="1017"/>
        </table:table-row>
        <table:table-row table:style-name="ro1">
          <table:table-cell office:value-type="float" office:value="463.801">
            <text:p>463,80100</text:p>
          </table:table-cell>
          <table:table-cell office:value-type="float" office:value="-5.805">
            <text:p>-5,80500</text:p>
          </table:table-cell>
          <table:table-cell office:value-type="float" office:value="1.644">
            <text:p>1,644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742]+2.9847)/([.D742]-14.4252)" office:value-type="float" office:value="-0.0172680450243931">
            <text:p>-0,01727</text:p>
          </table:table-cell>
          <table:table-cell table:number-columns-repeated="1017"/>
        </table:table-row>
        <table:table-row table:style-name="ro1">
          <table:table-cell office:value-type="float" office:value="463.901">
            <text:p>463,90100</text:p>
          </table:table-cell>
          <table:table-cell office:value-type="float" office:value="-5.805">
            <text:p>-5,80500</text:p>
          </table:table-cell>
          <table:table-cell office:value-type="float" office:value="1.644">
            <text:p>1,644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743]+2.9847)/([.D743]-14.4252)" office:value-type="float" office:value="-0.0172680450243931">
            <text:p>-0,01727</text:p>
          </table:table-cell>
          <table:table-cell table:number-columns-repeated="1017"/>
        </table:table-row>
        <table:table-row table:style-name="ro1">
          <table:table-cell office:value-type="float" office:value="464.001">
            <text:p>464,00100</text:p>
          </table:table-cell>
          <table:table-cell office:value-type="float" office:value="-5.805">
            <text:p>-5,80500</text:p>
          </table:table-cell>
          <table:table-cell office:value-type="float" office:value="1.644">
            <text:p>1,644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744]+2.9847)/([.D744]-14.4252)" office:value-type="float" office:value="-0.0172680450243931">
            <text:p>-0,01727</text:p>
          </table:table-cell>
          <table:table-cell table:number-columns-repeated="1017"/>
        </table:table-row>
        <table:table-row table:style-name="ro1">
          <table:table-cell office:value-type="float" office:value="464.101">
            <text:p>464,10100</text:p>
          </table:table-cell>
          <table:table-cell office:value-type="float" office:value="-5.805">
            <text:p>-5,80500</text:p>
          </table:table-cell>
          <table:table-cell office:value-type="float" office:value="1.644">
            <text:p>1,644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745]+2.9847)/([.D745]-14.4252)" office:value-type="float" office:value="-0.0172680450243931">
            <text:p>-0,01727</text:p>
          </table:table-cell>
          <table:table-cell table:number-columns-repeated="1017"/>
        </table:table-row>
        <table:table-row table:style-name="ro1">
          <table:table-cell office:value-type="float" office:value="464.201">
            <text:p>464,20100</text:p>
          </table:table-cell>
          <table:table-cell office:value-type="float" office:value="-5.805">
            <text:p>-5,80500</text:p>
          </table:table-cell>
          <table:table-cell office:value-type="float" office:value="1.644">
            <text:p>1,644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746]+2.9847)/([.D746]-14.4252)" office:value-type="float" office:value="-0.0172680450243931">
            <text:p>-0,01727</text:p>
          </table:table-cell>
          <table:table-cell table:number-columns-repeated="1017"/>
        </table:table-row>
        <table:table-row table:style-name="ro1">
          <table:table-cell office:value-type="float" office:value="464.301">
            <text:p>464,30100</text:p>
          </table:table-cell>
          <table:table-cell office:value-type="float" office:value="-5.805">
            <text:p>-5,80500</text:p>
          </table:table-cell>
          <table:table-cell office:value-type="float" office:value="1.644">
            <text:p>1,644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747]+2.9847)/([.D747]-14.4252)" office:value-type="float" office:value="-0.0172680450243931">
            <text:p>-0,01727</text:p>
          </table:table-cell>
          <table:table-cell table:number-columns-repeated="1017"/>
        </table:table-row>
        <table:table-row table:style-name="ro1">
          <table:table-cell office:value-type="float" office:value="464.401">
            <text:p>464,40100</text:p>
          </table:table-cell>
          <table:table-cell office:value-type="float" office:value="-5.805">
            <text:p>-5,80500</text:p>
          </table:table-cell>
          <table:table-cell office:value-type="float" office:value="1.644">
            <text:p>1,644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748]+2.9847)/([.D748]-14.4252)" office:value-type="float" office:value="-0.0172680450243931">
            <text:p>-0,01727</text:p>
          </table:table-cell>
          <table:table-cell table:number-columns-repeated="1017"/>
        </table:table-row>
        <table:table-row table:style-name="ro1">
          <table:table-cell office:value-type="float" office:value="464.501">
            <text:p>464,50100</text:p>
          </table:table-cell>
          <table:table-cell office:value-type="float" office:value="-5.805">
            <text:p>-5,80500</text:p>
          </table:table-cell>
          <table:table-cell office:value-type="float" office:value="1.644">
            <text:p>1,644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749]+2.9847)/([.D749]-14.4252)" office:value-type="float" office:value="-0.0172680450243931">
            <text:p>-0,01727</text:p>
          </table:table-cell>
          <table:table-cell table:number-columns-repeated="1017"/>
        </table:table-row>
        <table:table-row table:style-name="ro1">
          <table:table-cell office:value-type="float" office:value="464.601">
            <text:p>464,60100</text:p>
          </table:table-cell>
          <table:table-cell office:value-type="float" office:value="-5.805">
            <text:p>-5,80500</text:p>
          </table:table-cell>
          <table:table-cell office:value-type="float" office:value="1.644">
            <text:p>1,644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750]+2.9847)/([.D750]-14.4252)" office:value-type="float" office:value="-0.0172680450243931">
            <text:p>-0,01727</text:p>
          </table:table-cell>
          <table:table-cell table:number-columns-repeated="1017"/>
        </table:table-row>
        <table:table-row table:style-name="ro1">
          <table:table-cell office:value-type="float" office:value="464.701">
            <text:p>464,70100</text:p>
          </table:table-cell>
          <table:table-cell office:value-type="float" office:value="-5.805">
            <text:p>-5,80500</text:p>
          </table:table-cell>
          <table:table-cell office:value-type="float" office:value="1.644">
            <text:p>1,644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751]+2.9847)/([.D751]-14.4252)" office:value-type="float" office:value="-0.0172680450243931">
            <text:p>-0,01727</text:p>
          </table:table-cell>
          <table:table-cell table:number-columns-repeated="1017"/>
        </table:table-row>
        <table:table-row table:style-name="ro1">
          <table:table-cell office:value-type="float" office:value="464.801">
            <text:p>464,80100</text:p>
          </table:table-cell>
          <table:table-cell office:value-type="float" office:value="-5.805">
            <text:p>-5,80500</text:p>
          </table:table-cell>
          <table:table-cell office:value-type="float" office:value="1.644">
            <text:p>1,644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752]+2.9847)/([.D752]-14.4252)" office:value-type="float" office:value="-0.0172680450243931">
            <text:p>-0,01727</text:p>
          </table:table-cell>
          <table:table-cell table:number-columns-repeated="1017"/>
        </table:table-row>
        <table:table-row table:style-name="ro1">
          <table:table-cell office:value-type="float" office:value="464.901">
            <text:p>464,90100</text:p>
          </table:table-cell>
          <table:table-cell office:value-type="float" office:value="-5.805">
            <text:p>-5,80500</text:p>
          </table:table-cell>
          <table:table-cell office:value-type="float" office:value="1.644">
            <text:p>1,644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753]+2.9847)/([.D753]-14.4252)" office:value-type="float" office:value="-0.0172680450243931">
            <text:p>-0,01727</text:p>
          </table:table-cell>
          <table:table-cell table:number-columns-repeated="1017"/>
        </table:table-row>
        <table:table-row table:style-name="ro1">
          <table:table-cell office:value-type="float" office:value="465.001">
            <text:p>465,00100</text:p>
          </table:table-cell>
          <table:table-cell office:value-type="float" office:value="-5.805">
            <text:p>-5,80500</text:p>
          </table:table-cell>
          <table:table-cell office:value-type="float" office:value="1.644">
            <text:p>1,644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754]+2.9847)/([.D754]-14.4252)" office:value-type="float" office:value="-0.0172680450243931">
            <text:p>-0,01727</text:p>
          </table:table-cell>
          <table:table-cell table:number-columns-repeated="1017"/>
        </table:table-row>
        <table:table-row table:style-name="ro1">
          <table:table-cell office:value-type="float" office:value="465.101">
            <text:p>465,10100</text:p>
          </table:table-cell>
          <table:table-cell office:value-type="float" office:value="-5.805">
            <text:p>-5,80500</text:p>
          </table:table-cell>
          <table:table-cell office:value-type="float" office:value="1.644">
            <text:p>1,644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755]+2.9847)/([.D755]-14.4252)" office:value-type="float" office:value="-0.0172680450243931">
            <text:p>-0,01727</text:p>
          </table:table-cell>
          <table:table-cell table:number-columns-repeated="1017"/>
        </table:table-row>
        <table:table-row table:style-name="ro1">
          <table:table-cell office:value-type="float" office:value="465.201">
            <text:p>465,20100</text:p>
          </table:table-cell>
          <table:table-cell office:value-type="float" office:value="-5.805">
            <text:p>-5,80500</text:p>
          </table:table-cell>
          <table:table-cell office:value-type="float" office:value="1.644">
            <text:p>1,644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756]+2.9847)/([.D756]-14.4252)" office:value-type="float" office:value="-0.0172680450243931">
            <text:p>-0,01727</text:p>
          </table:table-cell>
          <table:table-cell table:number-columns-repeated="1017"/>
        </table:table-row>
        <table:table-row table:style-name="ro1">
          <table:table-cell office:value-type="float" office:value="465.301">
            <text:p>465,30100</text:p>
          </table:table-cell>
          <table:table-cell office:value-type="float" office:value="-5.805">
            <text:p>-5,80500</text:p>
          </table:table-cell>
          <table:table-cell office:value-type="float" office:value="1.644">
            <text:p>1,644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757]+2.9847)/([.D757]-14.4252)" office:value-type="float" office:value="-0.0172680450243931">
            <text:p>-0,01727</text:p>
          </table:table-cell>
          <table:table-cell table:number-columns-repeated="1017"/>
        </table:table-row>
        <table:table-row table:style-name="ro1">
          <table:table-cell office:value-type="float" office:value="465.401">
            <text:p>465,40100</text:p>
          </table:table-cell>
          <table:table-cell office:value-type="float" office:value="-5.805">
            <text:p>-5,80500</text:p>
          </table:table-cell>
          <table:table-cell office:value-type="float" office:value="1.644">
            <text:p>1,644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758]+2.9847)/([.D758]-14.4252)" office:value-type="float" office:value="-0.0172680450243931">
            <text:p>-0,01727</text:p>
          </table:table-cell>
          <table:table-cell table:number-columns-repeated="1017"/>
        </table:table-row>
        <table:table-row table:style-name="ro1">
          <table:table-cell office:value-type="float" office:value="465.501">
            <text:p>465,50100</text:p>
          </table:table-cell>
          <table:table-cell office:value-type="float" office:value="-5.805">
            <text:p>-5,80500</text:p>
          </table:table-cell>
          <table:table-cell office:value-type="float" office:value="1.6455">
            <text:p>1,645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759]+2.9847)/([.D759]-14.4252)" office:value-type="float" office:value="-0.0172522003391348">
            <text:p>-0,01725</text:p>
          </table:table-cell>
          <table:table-cell table:number-columns-repeated="1017"/>
        </table:table-row>
        <table:table-row table:style-name="ro1">
          <table:table-cell office:value-type="float" office:value="465.601">
            <text:p>465,60100</text:p>
          </table:table-cell>
          <table:table-cell office:value-type="float" office:value="-5.805">
            <text:p>-5,80500</text:p>
          </table:table-cell>
          <table:table-cell office:value-type="float" office:value="1.6455">
            <text:p>1,645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760]+2.9847)/([.D760]-14.4252)" office:value-type="float" office:value="-0.0172522003391348">
            <text:p>-0,01725</text:p>
          </table:table-cell>
          <table:table-cell table:number-columns-repeated="1017"/>
        </table:table-row>
        <table:table-row table:style-name="ro1">
          <table:table-cell office:value-type="float" office:value="465.701">
            <text:p>465,70100</text:p>
          </table:table-cell>
          <table:table-cell office:value-type="float" office:value="-5.805">
            <text:p>-5,80500</text:p>
          </table:table-cell>
          <table:table-cell office:value-type="float" office:value="1.6455">
            <text:p>1,645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761]+2.9847)/([.D761]-14.4252)" office:value-type="float" office:value="-0.0172522003391348">
            <text:p>-0,01725</text:p>
          </table:table-cell>
          <table:table-cell table:number-columns-repeated="1017"/>
        </table:table-row>
        <table:table-row table:style-name="ro1">
          <table:table-cell office:value-type="float" office:value="465.801">
            <text:p>465,80100</text:p>
          </table:table-cell>
          <table:table-cell office:value-type="float" office:value="-5.805">
            <text:p>-5,80500</text:p>
          </table:table-cell>
          <table:table-cell office:value-type="float" office:value="1.6455">
            <text:p>1,645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762]+2.9847)/([.D762]-14.4252)" office:value-type="float" office:value="-0.0172522003391348">
            <text:p>-0,01725</text:p>
          </table:table-cell>
          <table:table-cell table:number-columns-repeated="1017"/>
        </table:table-row>
        <table:table-row table:style-name="ro1">
          <table:table-cell office:value-type="float" office:value="465.901">
            <text:p>465,90100</text:p>
          </table:table-cell>
          <table:table-cell office:value-type="float" office:value="-5.805">
            <text:p>-5,80500</text:p>
          </table:table-cell>
          <table:table-cell office:value-type="float" office:value="1.6455">
            <text:p>1,645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763]+2.9847)/([.D763]-14.4252)" office:value-type="float" office:value="-0.0172522003391348">
            <text:p>-0,01725</text:p>
          </table:table-cell>
          <table:table-cell table:number-columns-repeated="1017"/>
        </table:table-row>
        <table:table-row table:style-name="ro1">
          <table:table-cell office:value-type="float" office:value="466.001">
            <text:p>466,00100</text:p>
          </table:table-cell>
          <table:table-cell office:value-type="float" office:value="-5.805">
            <text:p>-5,80500</text:p>
          </table:table-cell>
          <table:table-cell office:value-type="float" office:value="1.6455">
            <text:p>1,645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764]+2.9847)/([.D764]-14.4252)" office:value-type="float" office:value="-0.0172522003391348">
            <text:p>-0,01725</text:p>
          </table:table-cell>
          <table:table-cell table:number-columns-repeated="1017"/>
        </table:table-row>
        <table:table-row table:style-name="ro1">
          <table:table-cell office:value-type="float" office:value="466.101">
            <text:p>466,10100</text:p>
          </table:table-cell>
          <table:table-cell office:value-type="float" office:value="-5.805">
            <text:p>-5,80500</text:p>
          </table:table-cell>
          <table:table-cell office:value-type="float" office:value="1.6455">
            <text:p>1,645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765]+2.9847)/([.D765]-14.4252)" office:value-type="float" office:value="-0.0172522003391348">
            <text:p>-0,01725</text:p>
          </table:table-cell>
          <table:table-cell table:number-columns-repeated="1017"/>
        </table:table-row>
        <table:table-row table:style-name="ro1">
          <table:table-cell office:value-type="float" office:value="466.201">
            <text:p>466,20100</text:p>
          </table:table-cell>
          <table:table-cell office:value-type="float" office:value="-5.805">
            <text:p>-5,80500</text:p>
          </table:table-cell>
          <table:table-cell office:value-type="float" office:value="1.6455">
            <text:p>1,645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766]+2.9847)/([.D766]-14.4252)" office:value-type="float" office:value="-0.0172522003391348">
            <text:p>-0,01725</text:p>
          </table:table-cell>
          <table:table-cell table:number-columns-repeated="1017"/>
        </table:table-row>
        <table:table-row table:style-name="ro1">
          <table:table-cell office:value-type="float" office:value="466.301">
            <text:p>466,30100</text:p>
          </table:table-cell>
          <table:table-cell office:value-type="float" office:value="-5.805">
            <text:p>-5,80500</text:p>
          </table:table-cell>
          <table:table-cell office:value-type="float" office:value="1.6455">
            <text:p>1,645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767]+2.9847)/([.D767]-14.4252)" office:value-type="float" office:value="-0.0172522003391348">
            <text:p>-0,01725</text:p>
          </table:table-cell>
          <table:table-cell table:number-columns-repeated="1017"/>
        </table:table-row>
        <table:table-row table:style-name="ro1">
          <table:table-cell office:value-type="float" office:value="466.401">
            <text:p>466,40100</text:p>
          </table:table-cell>
          <table:table-cell office:value-type="float" office:value="-5.805">
            <text:p>-5,80500</text:p>
          </table:table-cell>
          <table:table-cell office:value-type="float" office:value="1.6455">
            <text:p>1,645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768]+2.9847)/([.D768]-14.4252)" office:value-type="float" office:value="-0.0172522003391348">
            <text:p>-0,01725</text:p>
          </table:table-cell>
          <table:table-cell table:number-columns-repeated="1017"/>
        </table:table-row>
        <table:table-row table:style-name="ro1">
          <table:table-cell office:value-type="float" office:value="466.501">
            <text:p>466,50100</text:p>
          </table:table-cell>
          <table:table-cell office:value-type="float" office:value="-5.805">
            <text:p>-5,80500</text:p>
          </table:table-cell>
          <table:table-cell office:value-type="float" office:value="1.644">
            <text:p>1,644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769]+2.9847)/([.D769]-14.4252)" office:value-type="float" office:value="-0.0172680450243931">
            <text:p>-0,01727</text:p>
          </table:table-cell>
          <table:table-cell table:number-columns-repeated="1017"/>
        </table:table-row>
        <table:table-row table:style-name="ro1">
          <table:table-cell office:value-type="float" office:value="466.601">
            <text:p>466,60100</text:p>
          </table:table-cell>
          <table:table-cell office:value-type="float" office:value="-5.805">
            <text:p>-5,80500</text:p>
          </table:table-cell>
          <table:table-cell office:value-type="float" office:value="1.644">
            <text:p>1,644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770]+2.9847)/([.D770]-14.4252)" office:value-type="float" office:value="-0.0172680450243931">
            <text:p>-0,01727</text:p>
          </table:table-cell>
          <table:table-cell table:number-columns-repeated="1017"/>
        </table:table-row>
        <table:table-row table:style-name="ro1">
          <table:table-cell office:value-type="float" office:value="466.701">
            <text:p>466,70100</text:p>
          </table:table-cell>
          <table:table-cell office:value-type="float" office:value="-5.805">
            <text:p>-5,80500</text:p>
          </table:table-cell>
          <table:table-cell office:value-type="float" office:value="1.644">
            <text:p>1,644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771]+2.9847)/([.D771]-14.4252)" office:value-type="float" office:value="-0.0172680450243931">
            <text:p>-0,01727</text:p>
          </table:table-cell>
          <table:table-cell table:number-columns-repeated="1017"/>
        </table:table-row>
        <table:table-row table:style-name="ro1">
          <table:table-cell office:value-type="float" office:value="466.801">
            <text:p>466,80100</text:p>
          </table:table-cell>
          <table:table-cell office:value-type="float" office:value="-5.805">
            <text:p>-5,80500</text:p>
          </table:table-cell>
          <table:table-cell office:value-type="float" office:value="1.644">
            <text:p>1,644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772]+2.9847)/([.D772]-14.4252)" office:value-type="float" office:value="-0.0172680450243931">
            <text:p>-0,01727</text:p>
          </table:table-cell>
          <table:table-cell table:number-columns-repeated="1017"/>
        </table:table-row>
        <table:table-row table:style-name="ro1">
          <table:table-cell office:value-type="float" office:value="466.901">
            <text:p>466,90100</text:p>
          </table:table-cell>
          <table:table-cell office:value-type="float" office:value="-5.805">
            <text:p>-5,80500</text:p>
          </table:table-cell>
          <table:table-cell office:value-type="float" office:value="1.644">
            <text:p>1,644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773]+2.9847)/([.D773]-14.4252)" office:value-type="float" office:value="-0.0172680450243931">
            <text:p>-0,01727</text:p>
          </table:table-cell>
          <table:table-cell table:number-columns-repeated="1017"/>
        </table:table-row>
        <table:table-row table:style-name="ro1">
          <table:table-cell office:value-type="float" office:value="467.001">
            <text:p>467,00100</text:p>
          </table:table-cell>
          <table:table-cell office:value-type="float" office:value="-5.805">
            <text:p>-5,80500</text:p>
          </table:table-cell>
          <table:table-cell office:value-type="float" office:value="1.644">
            <text:p>1,644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774]+2.9847)/([.D774]-14.4252)" office:value-type="float" office:value="-0.0172680450243931">
            <text:p>-0,01727</text:p>
          </table:table-cell>
          <table:table-cell table:number-columns-repeated="1017"/>
        </table:table-row>
        <table:table-row table:style-name="ro1">
          <table:table-cell office:value-type="float" office:value="467.101">
            <text:p>467,10100</text:p>
          </table:table-cell>
          <table:table-cell office:value-type="float" office:value="-5.805">
            <text:p>-5,80500</text:p>
          </table:table-cell>
          <table:table-cell office:value-type="float" office:value="1.644">
            <text:p>1,644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775]+2.9847)/([.D775]-14.4252)" office:value-type="float" office:value="-0.0172680450243931">
            <text:p>-0,01727</text:p>
          </table:table-cell>
          <table:table-cell table:number-columns-repeated="1017"/>
        </table:table-row>
        <table:table-row table:style-name="ro1">
          <table:table-cell office:value-type="float" office:value="467.201">
            <text:p>467,20100</text:p>
          </table:table-cell>
          <table:table-cell office:value-type="float" office:value="-5.805">
            <text:p>-5,80500</text:p>
          </table:table-cell>
          <table:table-cell office:value-type="float" office:value="1.644">
            <text:p>1,644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776]+2.9847)/([.D776]-14.4252)" office:value-type="float" office:value="-0.0172680450243931">
            <text:p>-0,01727</text:p>
          </table:table-cell>
          <table:table-cell table:number-columns-repeated="1017"/>
        </table:table-row>
        <table:table-row table:style-name="ro1">
          <table:table-cell office:value-type="float" office:value="467.301">
            <text:p>467,30100</text:p>
          </table:table-cell>
          <table:table-cell office:value-type="float" office:value="-5.805">
            <text:p>-5,80500</text:p>
          </table:table-cell>
          <table:table-cell office:value-type="float" office:value="1.644">
            <text:p>1,644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777]+2.9847)/([.D777]-14.4252)" office:value-type="float" office:value="-0.0172680450243931">
            <text:p>-0,01727</text:p>
          </table:table-cell>
          <table:table-cell table:number-columns-repeated="1017"/>
        </table:table-row>
        <table:table-row table:style-name="ro1">
          <table:table-cell office:value-type="float" office:value="467.401">
            <text:p>467,40100</text:p>
          </table:table-cell>
          <table:table-cell office:value-type="float" office:value="-5.79">
            <text:p>-5,79000</text:p>
          </table:table-cell>
          <table:table-cell office:value-type="float" office:value="1.644">
            <text:p>1,644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778]+2.9847)/([.D778]-14.4252)" office:value-type="float" office:value="-0.0171762034914477">
            <text:p>-0,01718</text:p>
          </table:table-cell>
          <table:table-cell table:number-columns-repeated="1017"/>
        </table:table-row>
        <table:table-row table:style-name="ro1">
          <table:table-cell office:value-type="float" office:value="467.501">
            <text:p>467,50100</text:p>
          </table:table-cell>
          <table:table-cell office:value-type="float" office:value="-5.79">
            <text:p>-5,79000</text:p>
          </table:table-cell>
          <table:table-cell office:value-type="float" office:value="1.6425">
            <text:p>1,642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779]+2.9847)/([.D779]-14.4252)" office:value-type="float" office:value="-0.0171762034914477">
            <text:p>-0,01718</text:p>
          </table:table-cell>
          <table:table-cell table:number-columns-repeated="1017"/>
        </table:table-row>
        <table:table-row table:style-name="ro1">
          <table:table-cell office:value-type="float" office:value="467.601">
            <text:p>467,60100</text:p>
          </table:table-cell>
          <table:table-cell office:value-type="float" office:value="-5.79">
            <text:p>-5,79000</text:p>
          </table:table-cell>
          <table:table-cell office:value-type="float" office:value="1.6425">
            <text:p>1,642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780]+2.9847)/([.D780]-14.4252)" office:value-type="float" office:value="-0.0171762034914477">
            <text:p>-0,01718</text:p>
          </table:table-cell>
          <table:table-cell table:number-columns-repeated="1017"/>
        </table:table-row>
        <table:table-row table:style-name="ro1">
          <table:table-cell office:value-type="float" office:value="467.701">
            <text:p>467,70100</text:p>
          </table:table-cell>
          <table:table-cell office:value-type="float" office:value="-5.79">
            <text:p>-5,79000</text:p>
          </table:table-cell>
          <table:table-cell office:value-type="float" office:value="1.6425">
            <text:p>1,642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781]+2.9847)/([.D781]-14.4252)" office:value-type="float" office:value="-0.0171762034914477">
            <text:p>-0,01718</text:p>
          </table:table-cell>
          <table:table-cell table:number-columns-repeated="1017"/>
        </table:table-row>
        <table:table-row table:style-name="ro1">
          <table:table-cell office:value-type="float" office:value="467.801">
            <text:p>467,80100</text:p>
          </table:table-cell>
          <table:table-cell office:value-type="float" office:value="-5.79">
            <text:p>-5,79000</text:p>
          </table:table-cell>
          <table:table-cell office:value-type="float" office:value="1.6425">
            <text:p>1,642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782]+2.9847)/([.D782]-14.4252)" office:value-type="float" office:value="-0.0171762034914477">
            <text:p>-0,01718</text:p>
          </table:table-cell>
          <table:table-cell table:number-columns-repeated="1017"/>
        </table:table-row>
        <table:table-row table:style-name="ro1">
          <table:table-cell office:value-type="float" office:value="467.901">
            <text:p>467,90100</text:p>
          </table:table-cell>
          <table:table-cell office:value-type="float" office:value="-5.79">
            <text:p>-5,79000</text:p>
          </table:table-cell>
          <table:table-cell office:value-type="float" office:value="1.6425">
            <text:p>1,642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783]+2.9847)/([.D783]-14.4252)" office:value-type="float" office:value="-0.0171762034914477">
            <text:p>-0,01718</text:p>
          </table:table-cell>
          <table:table-cell table:number-columns-repeated="1017"/>
        </table:table-row>
        <table:table-row table:style-name="ro1">
          <table:table-cell office:value-type="float" office:value="468.001">
            <text:p>468,00100</text:p>
          </table:table-cell>
          <table:table-cell office:value-type="float" office:value="-5.79">
            <text:p>-5,79000</text:p>
          </table:table-cell>
          <table:table-cell office:value-type="float" office:value="1.6425">
            <text:p>1,642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784]+2.9847)/([.D784]-14.4252)" office:value-type="float" office:value="-0.0171762034914477">
            <text:p>-0,01718</text:p>
          </table:table-cell>
          <table:table-cell table:number-columns-repeated="1017"/>
        </table:table-row>
        <table:table-row table:style-name="ro1">
          <table:table-cell office:value-type="float" office:value="468.101">
            <text:p>468,10100</text:p>
          </table:table-cell>
          <table:table-cell office:value-type="float" office:value="-5.79">
            <text:p>-5,79000</text:p>
          </table:table-cell>
          <table:table-cell office:value-type="float" office:value="1.6425">
            <text:p>1,642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785]+2.9847)/([.D785]-14.4252)" office:value-type="float" office:value="-0.0171762034914477">
            <text:p>-0,01718</text:p>
          </table:table-cell>
          <table:table-cell table:number-columns-repeated="1017"/>
        </table:table-row>
        <table:table-row table:style-name="ro1">
          <table:table-cell office:value-type="float" office:value="468.201">
            <text:p>468,20100</text:p>
          </table:table-cell>
          <table:table-cell office:value-type="float" office:value="-5.79">
            <text:p>-5,79000</text:p>
          </table:table-cell>
          <table:table-cell office:value-type="float" office:value="1.6425">
            <text:p>1,642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786]+2.9847)/([.D786]-14.4252)" office:value-type="float" office:value="-0.0171762034914477">
            <text:p>-0,01718</text:p>
          </table:table-cell>
          <table:table-cell table:number-columns-repeated="1017"/>
        </table:table-row>
        <table:table-row table:style-name="ro1">
          <table:table-cell office:value-type="float" office:value="468.301">
            <text:p>468,30100</text:p>
          </table:table-cell>
          <table:table-cell office:value-type="float" office:value="-5.79">
            <text:p>-5,79000</text:p>
          </table:table-cell>
          <table:table-cell office:value-type="float" office:value="1.6425">
            <text:p>1,642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787]+2.9847)/([.D787]-14.4252)" office:value-type="float" office:value="-0.0171762034914477">
            <text:p>-0,01718</text:p>
          </table:table-cell>
          <table:table-cell table:number-columns-repeated="1017"/>
        </table:table-row>
        <table:table-row table:style-name="ro1">
          <table:table-cell office:value-type="float" office:value="468.401">
            <text:p>468,40100</text:p>
          </table:table-cell>
          <table:table-cell office:value-type="float" office:value="-5.805">
            <text:p>-5,80500</text:p>
          </table:table-cell>
          <table:table-cell office:value-type="float" office:value="1.6425">
            <text:p>1,642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788]+2.9847)/([.D788]-14.4252)" office:value-type="float" office:value="-0.0172680450243931">
            <text:p>-0,01727</text:p>
          </table:table-cell>
          <table:table-cell table:number-columns-repeated="1017"/>
        </table:table-row>
        <table:table-row table:style-name="ro1">
          <table:table-cell office:value-type="float" office:value="468.501">
            <text:p>468,50100</text:p>
          </table:table-cell>
          <table:table-cell office:value-type="float" office:value="-5.805">
            <text:p>-5,80500</text:p>
          </table:table-cell>
          <table:table-cell office:value-type="float" office:value="1.6425">
            <text:p>1,642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789]+2.9847)/([.D789]-14.4252)" office:value-type="float" office:value="-0.0172680450243931">
            <text:p>-0,01727</text:p>
          </table:table-cell>
          <table:table-cell table:number-columns-repeated="1017"/>
        </table:table-row>
        <table:table-row table:style-name="ro1">
          <table:table-cell office:value-type="float" office:value="468.601">
            <text:p>468,60100</text:p>
          </table:table-cell>
          <table:table-cell office:value-type="float" office:value="-5.805">
            <text:p>-5,80500</text:p>
          </table:table-cell>
          <table:table-cell office:value-type="float" office:value="1.6425">
            <text:p>1,642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790]+2.9847)/([.D790]-14.4252)" office:value-type="float" office:value="-0.0172680450243931">
            <text:p>-0,01727</text:p>
          </table:table-cell>
          <table:table-cell table:number-columns-repeated="1017"/>
        </table:table-row>
        <table:table-row table:style-name="ro1">
          <table:table-cell office:value-type="float" office:value="468.701">
            <text:p>468,70100</text:p>
          </table:table-cell>
          <table:table-cell office:value-type="float" office:value="-5.805">
            <text:p>-5,80500</text:p>
          </table:table-cell>
          <table:table-cell office:value-type="float" office:value="1.6425">
            <text:p>1,642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791]+2.9847)/([.D791]-14.4252)" office:value-type="float" office:value="-0.0172680450243931">
            <text:p>-0,01727</text:p>
          </table:table-cell>
          <table:table-cell table:number-columns-repeated="1017"/>
        </table:table-row>
        <table:table-row table:style-name="ro1">
          <table:table-cell office:value-type="float" office:value="468.801">
            <text:p>468,80100</text:p>
          </table:table-cell>
          <table:table-cell office:value-type="float" office:value="-5.805">
            <text:p>-5,80500</text:p>
          </table:table-cell>
          <table:table-cell office:value-type="float" office:value="1.6425">
            <text:p>1,642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792]+2.9847)/([.D792]-14.4252)" office:value-type="float" office:value="-0.0172680450243931">
            <text:p>-0,01727</text:p>
          </table:table-cell>
          <table:table-cell table:number-columns-repeated="1017"/>
        </table:table-row>
        <table:table-row table:style-name="ro1">
          <table:table-cell office:value-type="float" office:value="468.901">
            <text:p>468,90100</text:p>
          </table:table-cell>
          <table:table-cell office:value-type="float" office:value="-5.805">
            <text:p>-5,80500</text:p>
          </table:table-cell>
          <table:table-cell office:value-type="float" office:value="1.6425">
            <text:p>1,642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793]+2.9847)/([.D793]-14.4252)" office:value-type="float" office:value="-0.0172680450243931">
            <text:p>-0,01727</text:p>
          </table:table-cell>
          <table:table-cell table:number-columns-repeated="1017"/>
        </table:table-row>
        <table:table-row table:style-name="ro1">
          <table:table-cell office:value-type="float" office:value="469.001">
            <text:p>469,00100</text:p>
          </table:table-cell>
          <table:table-cell office:value-type="float" office:value="-5.805">
            <text:p>-5,80500</text:p>
          </table:table-cell>
          <table:table-cell office:value-type="float" office:value="1.6425">
            <text:p>1,642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794]+2.9847)/([.D794]-14.4252)" office:value-type="float" office:value="-0.0172680450243931">
            <text:p>-0,01727</text:p>
          </table:table-cell>
          <table:table-cell table:number-columns-repeated="1017"/>
        </table:table-row>
        <table:table-row table:style-name="ro1">
          <table:table-cell office:value-type="float" office:value="469.101">
            <text:p>469,10100</text:p>
          </table:table-cell>
          <table:table-cell office:value-type="float" office:value="-5.805">
            <text:p>-5,80500</text:p>
          </table:table-cell>
          <table:table-cell office:value-type="float" office:value="1.6425">
            <text:p>1,642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795]+2.9847)/([.D795]-14.4252)" office:value-type="float" office:value="-0.0172680450243931">
            <text:p>-0,01727</text:p>
          </table:table-cell>
          <table:table-cell table:number-columns-repeated="1017"/>
        </table:table-row>
        <table:table-row table:style-name="ro1">
          <table:table-cell office:value-type="float" office:value="469.201">
            <text:p>469,20100</text:p>
          </table:table-cell>
          <table:table-cell office:value-type="float" office:value="-5.805">
            <text:p>-5,80500</text:p>
          </table:table-cell>
          <table:table-cell office:value-type="float" office:value="1.6425">
            <text:p>1,642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796]+2.9847)/([.D796]-14.4252)" office:value-type="float" office:value="-0.0172680450243931">
            <text:p>-0,01727</text:p>
          </table:table-cell>
          <table:table-cell table:number-columns-repeated="1017"/>
        </table:table-row>
        <table:table-row table:style-name="ro1">
          <table:table-cell office:value-type="float" office:value="469.301">
            <text:p>469,30100</text:p>
          </table:table-cell>
          <table:table-cell office:value-type="float" office:value="-5.805">
            <text:p>-5,80500</text:p>
          </table:table-cell>
          <table:table-cell office:value-type="float" office:value="1.6425">
            <text:p>1,642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797]+2.9847)/([.D797]-14.4252)" office:value-type="float" office:value="-0.0172680450243931">
            <text:p>-0,01727</text:p>
          </table:table-cell>
          <table:table-cell table:number-columns-repeated="1017"/>
        </table:table-row>
        <table:table-row table:style-name="ro1">
          <table:table-cell office:value-type="float" office:value="469.401">
            <text:p>469,40100</text:p>
          </table:table-cell>
          <table:table-cell office:value-type="float" office:value="-5.805">
            <text:p>-5,80500</text:p>
          </table:table-cell>
          <table:table-cell office:value-type="float" office:value="1.6425">
            <text:p>1,642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798]+2.9847)/([.D798]-14.4252)" office:value-type="float" office:value="-0.0172680450243931">
            <text:p>-0,01727</text:p>
          </table:table-cell>
          <table:table-cell table:number-columns-repeated="1017"/>
        </table:table-row>
        <table:table-row table:style-name="ro1">
          <table:table-cell office:value-type="float" office:value="469.501">
            <text:p>469,50100</text:p>
          </table:table-cell>
          <table:table-cell office:value-type="float" office:value="-5.805">
            <text:p>-5,80500</text:p>
          </table:table-cell>
          <table:table-cell office:value-type="float" office:value="1.6425">
            <text:p>1,642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799]+2.9847)/([.D799]-14.4252)" office:value-type="float" office:value="-0.0172680450243931">
            <text:p>-0,01727</text:p>
          </table:table-cell>
          <table:table-cell table:number-columns-repeated="1017"/>
        </table:table-row>
        <table:table-row table:style-name="ro1">
          <table:table-cell office:value-type="float" office:value="469.601">
            <text:p>469,60100</text:p>
          </table:table-cell>
          <table:table-cell office:value-type="float" office:value="-5.805">
            <text:p>-5,80500</text:p>
          </table:table-cell>
          <table:table-cell office:value-type="float" office:value="1.6425">
            <text:p>1,642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800]+2.9847)/([.D800]-14.4252)" office:value-type="float" office:value="-0.0172680450243931">
            <text:p>-0,01727</text:p>
          </table:table-cell>
          <table:table-cell table:number-columns-repeated="1017"/>
        </table:table-row>
        <table:table-row table:style-name="ro1">
          <table:table-cell office:value-type="float" office:value="469.701">
            <text:p>469,70100</text:p>
          </table:table-cell>
          <table:table-cell office:value-type="float" office:value="-5.805">
            <text:p>-5,80500</text:p>
          </table:table-cell>
          <table:table-cell office:value-type="float" office:value="1.6425">
            <text:p>1,642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801]+2.9847)/([.D801]-14.4252)" office:value-type="float" office:value="-0.0172680450243931">
            <text:p>-0,01727</text:p>
          </table:table-cell>
          <table:table-cell table:number-columns-repeated="1017"/>
        </table:table-row>
        <table:table-row table:style-name="ro1">
          <table:table-cell office:value-type="float" office:value="469.801">
            <text:p>469,80100</text:p>
          </table:table-cell>
          <table:table-cell office:value-type="float" office:value="-5.805">
            <text:p>-5,80500</text:p>
          </table:table-cell>
          <table:table-cell office:value-type="float" office:value="1.6425">
            <text:p>1,642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802]+2.9847)/([.D802]-14.4252)" office:value-type="float" office:value="-0.0172680450243931">
            <text:p>-0,01727</text:p>
          </table:table-cell>
          <table:table-cell table:number-columns-repeated="1017"/>
        </table:table-row>
        <table:table-row table:style-name="ro1">
          <table:table-cell office:value-type="float" office:value="469.901">
            <text:p>469,90100</text:p>
          </table:table-cell>
          <table:table-cell office:value-type="float" office:value="-5.805">
            <text:p>-5,80500</text:p>
          </table:table-cell>
          <table:table-cell office:value-type="float" office:value="1.6425">
            <text:p>1,642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803]+2.9847)/([.D803]-14.4252)" office:value-type="float" office:value="-0.0172680450243931">
            <text:p>-0,01727</text:p>
          </table:table-cell>
          <table:table-cell table:number-columns-repeated="1017"/>
        </table:table-row>
        <table:table-row table:style-name="ro1">
          <table:table-cell office:value-type="float" office:value="470.001">
            <text:p>470,00100</text:p>
          </table:table-cell>
          <table:table-cell office:value-type="float" office:value="-5.805">
            <text:p>-5,80500</text:p>
          </table:table-cell>
          <table:table-cell office:value-type="float" office:value="1.6425">
            <text:p>1,642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804]+2.9847)/([.D804]-14.4252)" office:value-type="float" office:value="-0.0172680450243931">
            <text:p>-0,01727</text:p>
          </table:table-cell>
          <table:table-cell table:number-columns-repeated="1017"/>
        </table:table-row>
        <table:table-row table:style-name="ro1">
          <table:table-cell office:value-type="float" office:value="470.101">
            <text:p>470,10100</text:p>
          </table:table-cell>
          <table:table-cell office:value-type="float" office:value="-5.805">
            <text:p>-5,80500</text:p>
          </table:table-cell>
          <table:table-cell office:value-type="float" office:value="1.6425">
            <text:p>1,642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805]+2.9847)/([.D805]-14.4252)" office:value-type="float" office:value="-0.0172680450243931">
            <text:p>-0,01727</text:p>
          </table:table-cell>
          <table:table-cell table:number-columns-repeated="1017"/>
        </table:table-row>
        <table:table-row table:style-name="ro1">
          <table:table-cell office:value-type="float" office:value="470.201">
            <text:p>470,20100</text:p>
          </table:table-cell>
          <table:table-cell office:value-type="float" office:value="-5.805">
            <text:p>-5,80500</text:p>
          </table:table-cell>
          <table:table-cell office:value-type="float" office:value="1.6425">
            <text:p>1,642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806]+2.9847)/([.D806]-14.4252)" office:value-type="float" office:value="-0.0172680450243931">
            <text:p>-0,01727</text:p>
          </table:table-cell>
          <table:table-cell table:number-columns-repeated="1017"/>
        </table:table-row>
        <table:table-row table:style-name="ro1">
          <table:table-cell office:value-type="float" office:value="470.301">
            <text:p>470,30100</text:p>
          </table:table-cell>
          <table:table-cell office:value-type="float" office:value="-5.805">
            <text:p>-5,80500</text:p>
          </table:table-cell>
          <table:table-cell office:value-type="float" office:value="1.6425">
            <text:p>1,642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807]+2.9847)/([.D807]-14.4252)" office:value-type="float" office:value="-0.0172680450243931">
            <text:p>-0,01727</text:p>
          </table:table-cell>
          <table:table-cell table:number-columns-repeated="1017"/>
        </table:table-row>
        <table:table-row table:style-name="ro1">
          <table:table-cell office:value-type="float" office:value="470.401">
            <text:p>470,40100</text:p>
          </table:table-cell>
          <table:table-cell office:value-type="float" office:value="-5.805">
            <text:p>-5,80500</text:p>
          </table:table-cell>
          <table:table-cell office:value-type="float" office:value="1.6425">
            <text:p>1,642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808]+2.9847)/([.D808]-14.4252)" office:value-type="float" office:value="-0.0172680450243931">
            <text:p>-0,01727</text:p>
          </table:table-cell>
          <table:table-cell table:number-columns-repeated="1017"/>
        </table:table-row>
        <table:table-row table:style-name="ro1">
          <table:table-cell office:value-type="float" office:value="470.501">
            <text:p>470,50100</text:p>
          </table:table-cell>
          <table:table-cell office:value-type="float" office:value="-5.805">
            <text:p>-5,80500</text:p>
          </table:table-cell>
          <table:table-cell office:value-type="float" office:value="1.644">
            <text:p>1,644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809]+2.9847)/([.D809]-14.4252)" office:value-type="float" office:value="-0.0172680450243931">
            <text:p>-0,01727</text:p>
          </table:table-cell>
          <table:table-cell table:number-columns-repeated="1017"/>
        </table:table-row>
        <table:table-row table:style-name="ro1">
          <table:table-cell office:value-type="float" office:value="470.601">
            <text:p>470,60100</text:p>
          </table:table-cell>
          <table:table-cell office:value-type="float" office:value="-5.805">
            <text:p>-5,80500</text:p>
          </table:table-cell>
          <table:table-cell office:value-type="float" office:value="1.644">
            <text:p>1,644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810]+2.9847)/([.D810]-14.4252)" office:value-type="float" office:value="-0.0172680450243931">
            <text:p>-0,01727</text:p>
          </table:table-cell>
          <table:table-cell table:number-columns-repeated="1017"/>
        </table:table-row>
        <table:table-row table:style-name="ro1">
          <table:table-cell office:value-type="float" office:value="470.701">
            <text:p>470,70100</text:p>
          </table:table-cell>
          <table:table-cell office:value-type="float" office:value="-5.805">
            <text:p>-5,80500</text:p>
          </table:table-cell>
          <table:table-cell office:value-type="float" office:value="1.644">
            <text:p>1,644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811]+2.9847)/([.D811]-14.4252)" office:value-type="float" office:value="-0.0172680450243931">
            <text:p>-0,01727</text:p>
          </table:table-cell>
          <table:table-cell table:number-columns-repeated="1017"/>
        </table:table-row>
        <table:table-row table:style-name="ro1">
          <table:table-cell office:value-type="float" office:value="470.801">
            <text:p>470,80100</text:p>
          </table:table-cell>
          <table:table-cell office:value-type="float" office:value="-5.805">
            <text:p>-5,80500</text:p>
          </table:table-cell>
          <table:table-cell office:value-type="float" office:value="1.644">
            <text:p>1,644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812]+2.9847)/([.D812]-14.4252)" office:value-type="float" office:value="-0.0172680450243931">
            <text:p>-0,01727</text:p>
          </table:table-cell>
          <table:table-cell table:number-columns-repeated="1017"/>
        </table:table-row>
        <table:table-row table:style-name="ro1">
          <table:table-cell office:value-type="float" office:value="470.901">
            <text:p>470,90100</text:p>
          </table:table-cell>
          <table:table-cell office:value-type="float" office:value="-5.805">
            <text:p>-5,80500</text:p>
          </table:table-cell>
          <table:table-cell office:value-type="float" office:value="1.644">
            <text:p>1,644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813]+2.9847)/([.D813]-14.4252)" office:value-type="float" office:value="-0.0172680450243931">
            <text:p>-0,01727</text:p>
          </table:table-cell>
          <table:table-cell table:number-columns-repeated="1017"/>
        </table:table-row>
        <table:table-row table:style-name="ro1">
          <table:table-cell office:value-type="float" office:value="471.001">
            <text:p>471,00100</text:p>
          </table:table-cell>
          <table:table-cell office:value-type="float" office:value="-5.805">
            <text:p>-5,80500</text:p>
          </table:table-cell>
          <table:table-cell office:value-type="float" office:value="1.644">
            <text:p>1,644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814]+2.9847)/([.D814]-14.4252)" office:value-type="float" office:value="-0.0172680450243931">
            <text:p>-0,01727</text:p>
          </table:table-cell>
          <table:table-cell table:number-columns-repeated="1017"/>
        </table:table-row>
        <table:table-row table:style-name="ro1">
          <table:table-cell office:value-type="float" office:value="471.101">
            <text:p>471,10100</text:p>
          </table:table-cell>
          <table:table-cell office:value-type="float" office:value="-5.805">
            <text:p>-5,80500</text:p>
          </table:table-cell>
          <table:table-cell office:value-type="float" office:value="1.644">
            <text:p>1,644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815]+2.9847)/([.D815]-14.4252)" office:value-type="float" office:value="-0.0172680450243931">
            <text:p>-0,01727</text:p>
          </table:table-cell>
          <table:table-cell table:number-columns-repeated="1017"/>
        </table:table-row>
        <table:table-row table:style-name="ro1">
          <table:table-cell office:value-type="float" office:value="471.201">
            <text:p>471,20100</text:p>
          </table:table-cell>
          <table:table-cell office:value-type="float" office:value="-5.805">
            <text:p>-5,80500</text:p>
          </table:table-cell>
          <table:table-cell office:value-type="float" office:value="1.644">
            <text:p>1,644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816]+2.9847)/([.D816]-14.4252)" office:value-type="float" office:value="-0.0172680450243931">
            <text:p>-0,01727</text:p>
          </table:table-cell>
          <table:table-cell table:number-columns-repeated="1017"/>
        </table:table-row>
        <table:table-row table:style-name="ro1">
          <table:table-cell office:value-type="float" office:value="471.301">
            <text:p>471,30100</text:p>
          </table:table-cell>
          <table:table-cell office:value-type="float" office:value="-5.805">
            <text:p>-5,80500</text:p>
          </table:table-cell>
          <table:table-cell office:value-type="float" office:value="1.644">
            <text:p>1,644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817]+2.9847)/([.D817]-14.4252)" office:value-type="float" office:value="-0.0172680450243931">
            <text:p>-0,01727</text:p>
          </table:table-cell>
          <table:table-cell table:number-columns-repeated="1017"/>
        </table:table-row>
        <table:table-row table:style-name="ro1">
          <table:table-cell office:value-type="float" office:value="471.401">
            <text:p>471,40100</text:p>
          </table:table-cell>
          <table:table-cell office:value-type="float" office:value="-5.805">
            <text:p>-5,80500</text:p>
          </table:table-cell>
          <table:table-cell office:value-type="float" office:value="1.644">
            <text:p>1,644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818]+2.9847)/([.D818]-14.4252)" office:value-type="float" office:value="-0.0172680450243931">
            <text:p>-0,01727</text:p>
          </table:table-cell>
          <table:table-cell table:number-columns-repeated="1017"/>
        </table:table-row>
        <table:table-row table:style-name="ro1">
          <table:table-cell office:value-type="float" office:value="471.501">
            <text:p>471,50100</text:p>
          </table:table-cell>
          <table:table-cell office:value-type="float" office:value="-5.805">
            <text:p>-5,80500</text:p>
          </table:table-cell>
          <table:table-cell office:value-type="float" office:value="1.6425">
            <text:p>1,642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819]+2.9847)/([.D819]-14.4252)" office:value-type="float" office:value="-0.0172680450243931">
            <text:p>-0,01727</text:p>
          </table:table-cell>
          <table:table-cell table:number-columns-repeated="1017"/>
        </table:table-row>
        <table:table-row table:style-name="ro1">
          <table:table-cell office:value-type="float" office:value="471.601">
            <text:p>471,60100</text:p>
          </table:table-cell>
          <table:table-cell office:value-type="float" office:value="-5.805">
            <text:p>-5,80500</text:p>
          </table:table-cell>
          <table:table-cell office:value-type="float" office:value="1.6425">
            <text:p>1,642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820]+2.9847)/([.D820]-14.4252)" office:value-type="float" office:value="-0.0172680450243931">
            <text:p>-0,01727</text:p>
          </table:table-cell>
          <table:table-cell table:number-columns-repeated="1017"/>
        </table:table-row>
        <table:table-row table:style-name="ro1">
          <table:table-cell office:value-type="float" office:value="471.701">
            <text:p>471,70100</text:p>
          </table:table-cell>
          <table:table-cell office:value-type="float" office:value="-5.805">
            <text:p>-5,80500</text:p>
          </table:table-cell>
          <table:table-cell office:value-type="float" office:value="1.6425">
            <text:p>1,642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821]+2.9847)/([.D821]-14.4252)" office:value-type="float" office:value="-0.0172680450243931">
            <text:p>-0,01727</text:p>
          </table:table-cell>
          <table:table-cell table:number-columns-repeated="1017"/>
        </table:table-row>
        <table:table-row table:style-name="ro1">
          <table:table-cell office:value-type="float" office:value="471.801">
            <text:p>471,80100</text:p>
          </table:table-cell>
          <table:table-cell office:value-type="float" office:value="-5.805">
            <text:p>-5,80500</text:p>
          </table:table-cell>
          <table:table-cell office:value-type="float" office:value="1.6425">
            <text:p>1,642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822]+2.9847)/([.D822]-14.4252)" office:value-type="float" office:value="-0.0172680450243931">
            <text:p>-0,01727</text:p>
          </table:table-cell>
          <table:table-cell table:number-columns-repeated="1017"/>
        </table:table-row>
        <table:table-row table:style-name="ro1">
          <table:table-cell office:value-type="float" office:value="471.901">
            <text:p>471,90100</text:p>
          </table:table-cell>
          <table:table-cell office:value-type="float" office:value="-5.805">
            <text:p>-5,80500</text:p>
          </table:table-cell>
          <table:table-cell office:value-type="float" office:value="1.6425">
            <text:p>1,642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823]+2.9847)/([.D823]-14.4252)" office:value-type="float" office:value="-0.0172680450243931">
            <text:p>-0,01727</text:p>
          </table:table-cell>
          <table:table-cell table:number-columns-repeated="1017"/>
        </table:table-row>
        <table:table-row table:style-name="ro1">
          <table:table-cell office:value-type="float" office:value="472.001">
            <text:p>472,00100</text:p>
          </table:table-cell>
          <table:table-cell office:value-type="float" office:value="-5.805">
            <text:p>-5,80500</text:p>
          </table:table-cell>
          <table:table-cell office:value-type="float" office:value="1.6425">
            <text:p>1,642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824]+2.9847)/([.D824]-14.4252)" office:value-type="float" office:value="-0.0172680450243931">
            <text:p>-0,01727</text:p>
          </table:table-cell>
          <table:table-cell table:number-columns-repeated="1017"/>
        </table:table-row>
        <table:table-row table:style-name="ro1">
          <table:table-cell office:value-type="float" office:value="472.101">
            <text:p>472,10100</text:p>
          </table:table-cell>
          <table:table-cell office:value-type="float" office:value="-5.805">
            <text:p>-5,80500</text:p>
          </table:table-cell>
          <table:table-cell office:value-type="float" office:value="1.6425">
            <text:p>1,642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825]+2.9847)/([.D825]-14.4252)" office:value-type="float" office:value="-0.0172680450243931">
            <text:p>-0,01727</text:p>
          </table:table-cell>
          <table:table-cell table:number-columns-repeated="1017"/>
        </table:table-row>
        <table:table-row table:style-name="ro1">
          <table:table-cell office:value-type="float" office:value="472.201">
            <text:p>472,20100</text:p>
          </table:table-cell>
          <table:table-cell office:value-type="float" office:value="-5.805">
            <text:p>-5,80500</text:p>
          </table:table-cell>
          <table:table-cell office:value-type="float" office:value="1.6425">
            <text:p>1,642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826]+2.9847)/([.D826]-14.4252)" office:value-type="float" office:value="-0.0172680450243931">
            <text:p>-0,01727</text:p>
          </table:table-cell>
          <table:table-cell table:number-columns-repeated="1017"/>
        </table:table-row>
        <table:table-row table:style-name="ro1">
          <table:table-cell office:value-type="float" office:value="472.301">
            <text:p>472,30100</text:p>
          </table:table-cell>
          <table:table-cell office:value-type="float" office:value="-5.805">
            <text:p>-5,80500</text:p>
          </table:table-cell>
          <table:table-cell office:value-type="float" office:value="1.6425">
            <text:p>1,642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827]+2.9847)/([.D827]-14.4252)" office:value-type="float" office:value="-0.0172680450243931">
            <text:p>-0,01727</text:p>
          </table:table-cell>
          <table:table-cell table:number-columns-repeated="1017"/>
        </table:table-row>
        <table:table-row table:style-name="ro1">
          <table:table-cell office:value-type="float" office:value="472.401">
            <text:p>472,40100</text:p>
          </table:table-cell>
          <table:table-cell office:value-type="float" office:value="-5.805">
            <text:p>-5,80500</text:p>
          </table:table-cell>
          <table:table-cell office:value-type="float" office:value="1.6425">
            <text:p>1,642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828]+2.9847)/([.D828]-14.4252)" office:value-type="float" office:value="-0.0172680450243931">
            <text:p>-0,01727</text:p>
          </table:table-cell>
          <table:table-cell table:number-columns-repeated="1017"/>
        </table:table-row>
        <table:table-row table:style-name="ro1">
          <table:table-cell office:value-type="float" office:value="472.501">
            <text:p>472,50100</text:p>
          </table:table-cell>
          <table:table-cell office:value-type="float" office:value="-5.805">
            <text:p>-5,80500</text:p>
          </table:table-cell>
          <table:table-cell office:value-type="float" office:value="1.644">
            <text:p>1,644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829]+2.9847)/([.D829]-14.4252)" office:value-type="float" office:value="-0.0172680450243931">
            <text:p>-0,01727</text:p>
          </table:table-cell>
          <table:table-cell table:number-columns-repeated="1017"/>
        </table:table-row>
        <table:table-row table:style-name="ro1">
          <table:table-cell office:value-type="float" office:value="472.601">
            <text:p>472,60100</text:p>
          </table:table-cell>
          <table:table-cell office:value-type="float" office:value="-5.805">
            <text:p>-5,80500</text:p>
          </table:table-cell>
          <table:table-cell office:value-type="float" office:value="1.644">
            <text:p>1,644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830]+2.9847)/([.D830]-14.4252)" office:value-type="float" office:value="-0.0172680450243931">
            <text:p>-0,01727</text:p>
          </table:table-cell>
          <table:table-cell table:number-columns-repeated="1017"/>
        </table:table-row>
        <table:table-row table:style-name="ro1">
          <table:table-cell office:value-type="float" office:value="472.701">
            <text:p>472,70100</text:p>
          </table:table-cell>
          <table:table-cell office:value-type="float" office:value="-5.805">
            <text:p>-5,80500</text:p>
          </table:table-cell>
          <table:table-cell office:value-type="float" office:value="1.644">
            <text:p>1,644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831]+2.9847)/([.D831]-14.4252)" office:value-type="float" office:value="-0.0172680450243931">
            <text:p>-0,01727</text:p>
          </table:table-cell>
          <table:table-cell table:number-columns-repeated="1017"/>
        </table:table-row>
        <table:table-row table:style-name="ro1">
          <table:table-cell office:value-type="float" office:value="472.801">
            <text:p>472,80100</text:p>
          </table:table-cell>
          <table:table-cell office:value-type="float" office:value="-5.805">
            <text:p>-5,80500</text:p>
          </table:table-cell>
          <table:table-cell office:value-type="float" office:value="1.644">
            <text:p>1,644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832]+2.9847)/([.D832]-14.4252)" office:value-type="float" office:value="-0.0172680450243931">
            <text:p>-0,01727</text:p>
          </table:table-cell>
          <table:table-cell table:number-columns-repeated="1017"/>
        </table:table-row>
        <table:table-row table:style-name="ro1">
          <table:table-cell office:value-type="float" office:value="472.901">
            <text:p>472,90100</text:p>
          </table:table-cell>
          <table:table-cell office:value-type="float" office:value="-5.805">
            <text:p>-5,80500</text:p>
          </table:table-cell>
          <table:table-cell office:value-type="float" office:value="1.644">
            <text:p>1,644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833]+2.9847)/([.D833]-14.4252)" office:value-type="float" office:value="-0.0172680450243931">
            <text:p>-0,01727</text:p>
          </table:table-cell>
          <table:table-cell table:number-columns-repeated="1017"/>
        </table:table-row>
        <table:table-row table:style-name="ro1">
          <table:table-cell office:value-type="float" office:value="473.001">
            <text:p>473,00100</text:p>
          </table:table-cell>
          <table:table-cell office:value-type="float" office:value="-5.805">
            <text:p>-5,80500</text:p>
          </table:table-cell>
          <table:table-cell office:value-type="float" office:value="1.644">
            <text:p>1,644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834]+2.9847)/([.D834]-14.4252)" office:value-type="float" office:value="-0.0172680450243931">
            <text:p>-0,01727</text:p>
          </table:table-cell>
          <table:table-cell table:number-columns-repeated="1017"/>
        </table:table-row>
        <table:table-row table:style-name="ro1">
          <table:table-cell office:value-type="float" office:value="473.101">
            <text:p>473,10100</text:p>
          </table:table-cell>
          <table:table-cell office:value-type="float" office:value="-5.805">
            <text:p>-5,80500</text:p>
          </table:table-cell>
          <table:table-cell office:value-type="float" office:value="1.644">
            <text:p>1,644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835]+2.9847)/([.D835]-14.4252)" office:value-type="float" office:value="-0.0172680450243931">
            <text:p>-0,01727</text:p>
          </table:table-cell>
          <table:table-cell table:number-columns-repeated="1017"/>
        </table:table-row>
        <table:table-row table:style-name="ro1">
          <table:table-cell office:value-type="float" office:value="473.201">
            <text:p>473,20100</text:p>
          </table:table-cell>
          <table:table-cell office:value-type="float" office:value="-5.805">
            <text:p>-5,80500</text:p>
          </table:table-cell>
          <table:table-cell office:value-type="float" office:value="1.644">
            <text:p>1,644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836]+2.9847)/([.D836]-14.4252)" office:value-type="float" office:value="-0.0172680450243931">
            <text:p>-0,01727</text:p>
          </table:table-cell>
          <table:table-cell table:number-columns-repeated="1017"/>
        </table:table-row>
        <table:table-row table:style-name="ro1">
          <table:table-cell office:value-type="float" office:value="473.301">
            <text:p>473,30100</text:p>
          </table:table-cell>
          <table:table-cell office:value-type="float" office:value="-5.805">
            <text:p>-5,80500</text:p>
          </table:table-cell>
          <table:table-cell office:value-type="float" office:value="1.644">
            <text:p>1,644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837]+2.9847)/([.D837]-14.4252)" office:value-type="float" office:value="-0.0172680450243931">
            <text:p>-0,01727</text:p>
          </table:table-cell>
          <table:table-cell table:number-columns-repeated="1017"/>
        </table:table-row>
        <table:table-row table:style-name="ro1">
          <table:table-cell office:value-type="float" office:value="473.401">
            <text:p>473,40100</text:p>
          </table:table-cell>
          <table:table-cell office:value-type="float" office:value="-5.79">
            <text:p>-5,79000</text:p>
          </table:table-cell>
          <table:table-cell office:value-type="float" office:value="1.644">
            <text:p>1,644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838]+2.9847)/([.D838]-14.4252)" office:value-type="float" office:value="-0.0171762034914477">
            <text:p>-0,01718</text:p>
          </table:table-cell>
          <table:table-cell table:number-columns-repeated="1017"/>
        </table:table-row>
        <table:table-row table:style-name="ro1">
          <table:table-cell office:value-type="float" office:value="473.501">
            <text:p>473,50100</text:p>
          </table:table-cell>
          <table:table-cell office:value-type="float" office:value="-5.79">
            <text:p>-5,79000</text:p>
          </table:table-cell>
          <table:table-cell office:value-type="float" office:value="1.6425">
            <text:p>1,642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839]+2.9847)/([.D839]-14.4252)" office:value-type="float" office:value="-0.0171762034914477">
            <text:p>-0,01718</text:p>
          </table:table-cell>
          <table:table-cell table:number-columns-repeated="1017"/>
        </table:table-row>
        <table:table-row table:style-name="ro1">
          <table:table-cell office:value-type="float" office:value="473.601">
            <text:p>473,60100</text:p>
          </table:table-cell>
          <table:table-cell office:value-type="float" office:value="-5.79">
            <text:p>-5,79000</text:p>
          </table:table-cell>
          <table:table-cell office:value-type="float" office:value="1.6425">
            <text:p>1,642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840]+2.9847)/([.D840]-14.4252)" office:value-type="float" office:value="-0.0171762034914477">
            <text:p>-0,01718</text:p>
          </table:table-cell>
          <table:table-cell table:number-columns-repeated="1017"/>
        </table:table-row>
        <table:table-row table:style-name="ro1">
          <table:table-cell office:value-type="float" office:value="473.701">
            <text:p>473,70100</text:p>
          </table:table-cell>
          <table:table-cell office:value-type="float" office:value="-5.79">
            <text:p>-5,79000</text:p>
          </table:table-cell>
          <table:table-cell office:value-type="float" office:value="1.6425">
            <text:p>1,642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841]+2.9847)/([.D841]-14.4252)" office:value-type="float" office:value="-0.0171762034914477">
            <text:p>-0,01718</text:p>
          </table:table-cell>
          <table:table-cell table:number-columns-repeated="1017"/>
        </table:table-row>
        <table:table-row table:style-name="ro1">
          <table:table-cell office:value-type="float" office:value="473.801">
            <text:p>473,80100</text:p>
          </table:table-cell>
          <table:table-cell office:value-type="float" office:value="-5.79">
            <text:p>-5,79000</text:p>
          </table:table-cell>
          <table:table-cell office:value-type="float" office:value="1.6425">
            <text:p>1,642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842]+2.9847)/([.D842]-14.4252)" office:value-type="float" office:value="-0.0171762034914477">
            <text:p>-0,01718</text:p>
          </table:table-cell>
          <table:table-cell table:number-columns-repeated="1017"/>
        </table:table-row>
        <table:table-row table:style-name="ro1">
          <table:table-cell office:value-type="float" office:value="473.901">
            <text:p>473,90100</text:p>
          </table:table-cell>
          <table:table-cell office:value-type="float" office:value="-5.79">
            <text:p>-5,79000</text:p>
          </table:table-cell>
          <table:table-cell office:value-type="float" office:value="1.6425">
            <text:p>1,642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843]+2.9847)/([.D843]-14.4252)" office:value-type="float" office:value="-0.0171762034914477">
            <text:p>-0,01718</text:p>
          </table:table-cell>
          <table:table-cell table:number-columns-repeated="1017"/>
        </table:table-row>
        <table:table-row table:style-name="ro1">
          <table:table-cell office:value-type="float" office:value="474.001">
            <text:p>474,00100</text:p>
          </table:table-cell>
          <table:table-cell office:value-type="float" office:value="-5.79">
            <text:p>-5,79000</text:p>
          </table:table-cell>
          <table:table-cell office:value-type="float" office:value="1.6425">
            <text:p>1,642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844]+2.9847)/([.D844]-14.4252)" office:value-type="float" office:value="-0.0171762034914477">
            <text:p>-0,01718</text:p>
          </table:table-cell>
          <table:table-cell table:number-columns-repeated="1017"/>
        </table:table-row>
        <table:table-row table:style-name="ro1">
          <table:table-cell office:value-type="float" office:value="474.101">
            <text:p>474,10100</text:p>
          </table:table-cell>
          <table:table-cell office:value-type="float" office:value="-5.79">
            <text:p>-5,79000</text:p>
          </table:table-cell>
          <table:table-cell office:value-type="float" office:value="1.6425">
            <text:p>1,642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845]+2.9847)/([.D845]-14.4252)" office:value-type="float" office:value="-0.0171762034914477">
            <text:p>-0,01718</text:p>
          </table:table-cell>
          <table:table-cell table:number-columns-repeated="1017"/>
        </table:table-row>
        <table:table-row table:style-name="ro1">
          <table:table-cell office:value-type="float" office:value="474.201">
            <text:p>474,20100</text:p>
          </table:table-cell>
          <table:table-cell office:value-type="float" office:value="-5.79">
            <text:p>-5,79000</text:p>
          </table:table-cell>
          <table:table-cell office:value-type="float" office:value="1.6425">
            <text:p>1,642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846]+2.9847)/([.D846]-14.4252)" office:value-type="float" office:value="-0.0171762034914477">
            <text:p>-0,01718</text:p>
          </table:table-cell>
          <table:table-cell table:number-columns-repeated="1017"/>
        </table:table-row>
        <table:table-row table:style-name="ro1">
          <table:table-cell office:value-type="float" office:value="474.301">
            <text:p>474,30100</text:p>
          </table:table-cell>
          <table:table-cell office:value-type="float" office:value="-5.79">
            <text:p>-5,79000</text:p>
          </table:table-cell>
          <table:table-cell office:value-type="float" office:value="1.6425">
            <text:p>1,642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847]+2.9847)/([.D847]-14.4252)" office:value-type="float" office:value="-0.0171762034914477">
            <text:p>-0,01718</text:p>
          </table:table-cell>
          <table:table-cell table:number-columns-repeated="1017"/>
        </table:table-row>
        <table:table-row table:style-name="ro1">
          <table:table-cell office:value-type="float" office:value="474.401">
            <text:p>474,40100</text:p>
          </table:table-cell>
          <table:table-cell office:value-type="float" office:value="-5.805">
            <text:p>-5,80500</text:p>
          </table:table-cell>
          <table:table-cell office:value-type="float" office:value="1.6425">
            <text:p>1,642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848]+2.9847)/([.D848]-14.4252)" office:value-type="float" office:value="-0.0172680450243931">
            <text:p>-0,01727</text:p>
          </table:table-cell>
          <table:table-cell table:number-columns-repeated="1017"/>
        </table:table-row>
        <table:table-row table:style-name="ro1">
          <table:table-cell office:value-type="float" office:value="474.501">
            <text:p>474,50100</text:p>
          </table:table-cell>
          <table:table-cell office:value-type="float" office:value="-5.805">
            <text:p>-5,80500</text:p>
          </table:table-cell>
          <table:table-cell office:value-type="float" office:value="1.6425">
            <text:p>1,642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849]+2.9847)/([.D849]-14.4252)" office:value-type="float" office:value="-0.0172680450243931">
            <text:p>-0,01727</text:p>
          </table:table-cell>
          <table:table-cell table:number-columns-repeated="1017"/>
        </table:table-row>
        <table:table-row table:style-name="ro1">
          <table:table-cell office:value-type="float" office:value="474.601">
            <text:p>474,60100</text:p>
          </table:table-cell>
          <table:table-cell office:value-type="float" office:value="-5.805">
            <text:p>-5,80500</text:p>
          </table:table-cell>
          <table:table-cell office:value-type="float" office:value="1.6425">
            <text:p>1,642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850]+2.9847)/([.D850]-14.4252)" office:value-type="float" office:value="-0.0172680450243931">
            <text:p>-0,01727</text:p>
          </table:table-cell>
          <table:table-cell table:number-columns-repeated="1017"/>
        </table:table-row>
        <table:table-row table:style-name="ro1">
          <table:table-cell office:value-type="float" office:value="474.701">
            <text:p>474,70100</text:p>
          </table:table-cell>
          <table:table-cell office:value-type="float" office:value="-5.805">
            <text:p>-5,80500</text:p>
          </table:table-cell>
          <table:table-cell office:value-type="float" office:value="1.6425">
            <text:p>1,642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851]+2.9847)/([.D851]-14.4252)" office:value-type="float" office:value="-0.0172680450243931">
            <text:p>-0,01727</text:p>
          </table:table-cell>
          <table:table-cell table:number-columns-repeated="1017"/>
        </table:table-row>
        <table:table-row table:style-name="ro1">
          <table:table-cell office:value-type="float" office:value="474.801">
            <text:p>474,80100</text:p>
          </table:table-cell>
          <table:table-cell office:value-type="float" office:value="-5.805">
            <text:p>-5,80500</text:p>
          </table:table-cell>
          <table:table-cell office:value-type="float" office:value="1.6425">
            <text:p>1,642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852]+2.9847)/([.D852]-14.4252)" office:value-type="float" office:value="-0.0172680450243931">
            <text:p>-0,01727</text:p>
          </table:table-cell>
          <table:table-cell table:number-columns-repeated="1017"/>
        </table:table-row>
        <table:table-row table:style-name="ro1">
          <table:table-cell office:value-type="float" office:value="474.901">
            <text:p>474,90100</text:p>
          </table:table-cell>
          <table:table-cell office:value-type="float" office:value="-5.805">
            <text:p>-5,80500</text:p>
          </table:table-cell>
          <table:table-cell office:value-type="float" office:value="1.6425">
            <text:p>1,642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853]+2.9847)/([.D853]-14.4252)" office:value-type="float" office:value="-0.0172680450243931">
            <text:p>-0,01727</text:p>
          </table:table-cell>
          <table:table-cell table:number-columns-repeated="1017"/>
        </table:table-row>
        <table:table-row table:style-name="ro1">
          <table:table-cell office:value-type="float" office:value="475.001">
            <text:p>475,00100</text:p>
          </table:table-cell>
          <table:table-cell office:value-type="float" office:value="-5.805">
            <text:p>-5,80500</text:p>
          </table:table-cell>
          <table:table-cell office:value-type="float" office:value="1.6425">
            <text:p>1,642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854]+2.9847)/([.D854]-14.4252)" office:value-type="float" office:value="-0.0172680450243931">
            <text:p>-0,01727</text:p>
          </table:table-cell>
          <table:table-cell table:number-columns-repeated="1017"/>
        </table:table-row>
        <table:table-row table:style-name="ro1">
          <table:table-cell office:value-type="float" office:value="475.101">
            <text:p>475,10100</text:p>
          </table:table-cell>
          <table:table-cell office:value-type="float" office:value="-5.805">
            <text:p>-5,80500</text:p>
          </table:table-cell>
          <table:table-cell office:value-type="float" office:value="1.6425">
            <text:p>1,642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855]+2.9847)/([.D855]-14.4252)" office:value-type="float" office:value="-0.0172680450243931">
            <text:p>-0,01727</text:p>
          </table:table-cell>
          <table:table-cell table:number-columns-repeated="1017"/>
        </table:table-row>
        <table:table-row table:style-name="ro1">
          <table:table-cell office:value-type="float" office:value="475.201">
            <text:p>475,20100</text:p>
          </table:table-cell>
          <table:table-cell office:value-type="float" office:value="-5.805">
            <text:p>-5,80500</text:p>
          </table:table-cell>
          <table:table-cell office:value-type="float" office:value="1.6425">
            <text:p>1,642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856]+2.9847)/([.D856]-14.4252)" office:value-type="float" office:value="-0.0172680450243931">
            <text:p>-0,01727</text:p>
          </table:table-cell>
          <table:table-cell table:number-columns-repeated="1017"/>
        </table:table-row>
        <table:table-row table:style-name="ro1">
          <table:table-cell office:value-type="float" office:value="475.301">
            <text:p>475,30100</text:p>
          </table:table-cell>
          <table:table-cell office:value-type="float" office:value="-5.805">
            <text:p>-5,80500</text:p>
          </table:table-cell>
          <table:table-cell office:value-type="float" office:value="1.6425">
            <text:p>1,642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857]+2.9847)/([.D857]-14.4252)" office:value-type="float" office:value="-0.0172680450243931">
            <text:p>-0,01727</text:p>
          </table:table-cell>
          <table:table-cell table:number-columns-repeated="1017"/>
        </table:table-row>
        <table:table-row table:style-name="ro1">
          <table:table-cell office:value-type="float" office:value="475.401">
            <text:p>475,40100</text:p>
          </table:table-cell>
          <table:table-cell office:value-type="float" office:value="-5.805">
            <text:p>-5,80500</text:p>
          </table:table-cell>
          <table:table-cell office:value-type="float" office:value="1.6425">
            <text:p>1,642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858]+2.9847)/([.D858]-14.4252)" office:value-type="float" office:value="-0.0172680450243931">
            <text:p>-0,01727</text:p>
          </table:table-cell>
          <table:table-cell table:number-columns-repeated="1017"/>
        </table:table-row>
        <table:table-row table:style-name="ro1">
          <table:table-cell office:value-type="float" office:value="475.501">
            <text:p>475,50100</text:p>
          </table:table-cell>
          <table:table-cell office:value-type="float" office:value="-5.805">
            <text:p>-5,80500</text:p>
          </table:table-cell>
          <table:table-cell office:value-type="float" office:value="1.641">
            <text:p>1,641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859]+2.9847)/([.D859]-14.4252)" office:value-type="float" office:value="-0.0172680450243931">
            <text:p>-0,01727</text:p>
          </table:table-cell>
          <table:table-cell table:number-columns-repeated="1017"/>
        </table:table-row>
        <table:table-row table:style-name="ro1">
          <table:table-cell office:value-type="float" office:value="475.601">
            <text:p>475,60100</text:p>
          </table:table-cell>
          <table:table-cell office:value-type="float" office:value="-5.805">
            <text:p>-5,80500</text:p>
          </table:table-cell>
          <table:table-cell office:value-type="float" office:value="1.641">
            <text:p>1,641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860]+2.9847)/([.D860]-14.4252)" office:value-type="float" office:value="-0.0172680450243931">
            <text:p>-0,01727</text:p>
          </table:table-cell>
          <table:table-cell table:number-columns-repeated="1017"/>
        </table:table-row>
        <table:table-row table:style-name="ro1">
          <table:table-cell office:value-type="float" office:value="475.701">
            <text:p>475,70100</text:p>
          </table:table-cell>
          <table:table-cell office:value-type="float" office:value="-5.805">
            <text:p>-5,80500</text:p>
          </table:table-cell>
          <table:table-cell office:value-type="float" office:value="1.641">
            <text:p>1,641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861]+2.9847)/([.D861]-14.4252)" office:value-type="float" office:value="-0.0172680450243931">
            <text:p>-0,01727</text:p>
          </table:table-cell>
          <table:table-cell table:number-columns-repeated="1017"/>
        </table:table-row>
        <table:table-row table:style-name="ro1">
          <table:table-cell office:value-type="float" office:value="475.801">
            <text:p>475,80100</text:p>
          </table:table-cell>
          <table:table-cell office:value-type="float" office:value="-5.805">
            <text:p>-5,80500</text:p>
          </table:table-cell>
          <table:table-cell office:value-type="float" office:value="1.641">
            <text:p>1,641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862]+2.9847)/([.D862]-14.4252)" office:value-type="float" office:value="-0.0172680450243931">
            <text:p>-0,01727</text:p>
          </table:table-cell>
          <table:table-cell table:number-columns-repeated="1017"/>
        </table:table-row>
        <table:table-row table:style-name="ro1">
          <table:table-cell office:value-type="float" office:value="475.901">
            <text:p>475,90100</text:p>
          </table:table-cell>
          <table:table-cell office:value-type="float" office:value="-5.805">
            <text:p>-5,80500</text:p>
          </table:table-cell>
          <table:table-cell office:value-type="float" office:value="1.641">
            <text:p>1,641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863]+2.9847)/([.D863]-14.4252)" office:value-type="float" office:value="-0.0172680450243931">
            <text:p>-0,01727</text:p>
          </table:table-cell>
          <table:table-cell table:number-columns-repeated="1017"/>
        </table:table-row>
        <table:table-row table:style-name="ro1">
          <table:table-cell office:value-type="float" office:value="476.001">
            <text:p>476,00100</text:p>
          </table:table-cell>
          <table:table-cell office:value-type="float" office:value="-5.805">
            <text:p>-5,80500</text:p>
          </table:table-cell>
          <table:table-cell office:value-type="float" office:value="1.641">
            <text:p>1,641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864]+2.9847)/([.D864]-14.4252)" office:value-type="float" office:value="-0.0172680450243931">
            <text:p>-0,01727</text:p>
          </table:table-cell>
          <table:table-cell table:number-columns-repeated="1017"/>
        </table:table-row>
        <table:table-row table:style-name="ro1">
          <table:table-cell office:value-type="float" office:value="476.101">
            <text:p>476,10100</text:p>
          </table:table-cell>
          <table:table-cell office:value-type="float" office:value="-5.805">
            <text:p>-5,80500</text:p>
          </table:table-cell>
          <table:table-cell office:value-type="float" office:value="1.641">
            <text:p>1,641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865]+2.9847)/([.D865]-14.4252)" office:value-type="float" office:value="-0.0172680450243931">
            <text:p>-0,01727</text:p>
          </table:table-cell>
          <table:table-cell table:number-columns-repeated="1017"/>
        </table:table-row>
        <table:table-row table:style-name="ro1">
          <table:table-cell office:value-type="float" office:value="476.201">
            <text:p>476,20100</text:p>
          </table:table-cell>
          <table:table-cell office:value-type="float" office:value="-5.805">
            <text:p>-5,80500</text:p>
          </table:table-cell>
          <table:table-cell office:value-type="float" office:value="1.641">
            <text:p>1,641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866]+2.9847)/([.D866]-14.4252)" office:value-type="float" office:value="-0.0172680450243931">
            <text:p>-0,01727</text:p>
          </table:table-cell>
          <table:table-cell table:number-columns-repeated="1017"/>
        </table:table-row>
        <table:table-row table:style-name="ro1">
          <table:table-cell office:value-type="float" office:value="476.301">
            <text:p>476,30100</text:p>
          </table:table-cell>
          <table:table-cell office:value-type="float" office:value="-5.805">
            <text:p>-5,80500</text:p>
          </table:table-cell>
          <table:table-cell office:value-type="float" office:value="1.641">
            <text:p>1,641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867]+2.9847)/([.D867]-14.4252)" office:value-type="float" office:value="-0.0172680450243931">
            <text:p>-0,01727</text:p>
          </table:table-cell>
          <table:table-cell table:number-columns-repeated="1017"/>
        </table:table-row>
        <table:table-row table:style-name="ro1">
          <table:table-cell office:value-type="float" office:value="476.401">
            <text:p>476,40100</text:p>
          </table:table-cell>
          <table:table-cell office:value-type="float" office:value="-5.79">
            <text:p>-5,79000</text:p>
          </table:table-cell>
          <table:table-cell office:value-type="float" office:value="1.641">
            <text:p>1,641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868]+2.9847)/([.D868]-14.4252)" office:value-type="float" office:value="-0.0171762034914477">
            <text:p>-0,01718</text:p>
          </table:table-cell>
          <table:table-cell table:number-columns-repeated="1017"/>
        </table:table-row>
        <table:table-row table:style-name="ro1">
          <table:table-cell office:value-type="float" office:value="476.501">
            <text:p>476,50100</text:p>
          </table:table-cell>
          <table:table-cell office:value-type="float" office:value="-5.79">
            <text:p>-5,79000</text:p>
          </table:table-cell>
          <table:table-cell office:value-type="float" office:value="1.6425">
            <text:p>1,642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869]+2.9847)/([.D869]-14.4252)" office:value-type="float" office:value="-0.0171762034914477">
            <text:p>-0,01718</text:p>
          </table:table-cell>
          <table:table-cell table:number-columns-repeated="1017"/>
        </table:table-row>
        <table:table-row table:style-name="ro1">
          <table:table-cell office:value-type="float" office:value="476.601">
            <text:p>476,60100</text:p>
          </table:table-cell>
          <table:table-cell office:value-type="float" office:value="-5.79">
            <text:p>-5,79000</text:p>
          </table:table-cell>
          <table:table-cell office:value-type="float" office:value="1.6425">
            <text:p>1,642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870]+2.9847)/([.D870]-14.4252)" office:value-type="float" office:value="-0.0171762034914477">
            <text:p>-0,01718</text:p>
          </table:table-cell>
          <table:table-cell table:number-columns-repeated="1017"/>
        </table:table-row>
        <table:table-row table:style-name="ro1">
          <table:table-cell office:value-type="float" office:value="476.701">
            <text:p>476,70100</text:p>
          </table:table-cell>
          <table:table-cell office:value-type="float" office:value="-5.79">
            <text:p>-5,79000</text:p>
          </table:table-cell>
          <table:table-cell office:value-type="float" office:value="1.6425">
            <text:p>1,642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871]+2.9847)/([.D871]-14.4252)" office:value-type="float" office:value="-0.0171762034914477">
            <text:p>-0,01718</text:p>
          </table:table-cell>
          <table:table-cell table:number-columns-repeated="1017"/>
        </table:table-row>
        <table:table-row table:style-name="ro1">
          <table:table-cell office:value-type="float" office:value="476.801">
            <text:p>476,80100</text:p>
          </table:table-cell>
          <table:table-cell office:value-type="float" office:value="-5.79">
            <text:p>-5,79000</text:p>
          </table:table-cell>
          <table:table-cell office:value-type="float" office:value="1.6425">
            <text:p>1,642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872]+2.9847)/([.D872]-14.4252)" office:value-type="float" office:value="-0.0171762034914477">
            <text:p>-0,01718</text:p>
          </table:table-cell>
          <table:table-cell table:number-columns-repeated="1017"/>
        </table:table-row>
        <table:table-row table:style-name="ro1">
          <table:table-cell office:value-type="float" office:value="476.901">
            <text:p>476,90100</text:p>
          </table:table-cell>
          <table:table-cell office:value-type="float" office:value="-5.79">
            <text:p>-5,79000</text:p>
          </table:table-cell>
          <table:table-cell office:value-type="float" office:value="1.6425">
            <text:p>1,642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873]+2.9847)/([.D873]-14.4252)" office:value-type="float" office:value="-0.0171762034914477">
            <text:p>-0,01718</text:p>
          </table:table-cell>
          <table:table-cell table:number-columns-repeated="1017"/>
        </table:table-row>
        <table:table-row table:style-name="ro1">
          <table:table-cell office:value-type="float" office:value="477.001">
            <text:p>477,00100</text:p>
          </table:table-cell>
          <table:table-cell office:value-type="float" office:value="-5.79">
            <text:p>-5,79000</text:p>
          </table:table-cell>
          <table:table-cell office:value-type="float" office:value="1.6425">
            <text:p>1,642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874]+2.9847)/([.D874]-14.4252)" office:value-type="float" office:value="-0.0171762034914477">
            <text:p>-0,01718</text:p>
          </table:table-cell>
          <table:table-cell table:number-columns-repeated="1017"/>
        </table:table-row>
        <table:table-row table:style-name="ro1">
          <table:table-cell office:value-type="float" office:value="477.101">
            <text:p>477,10100</text:p>
          </table:table-cell>
          <table:table-cell office:value-type="float" office:value="-5.79">
            <text:p>-5,79000</text:p>
          </table:table-cell>
          <table:table-cell office:value-type="float" office:value="1.6425">
            <text:p>1,642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875]+2.9847)/([.D875]-14.4252)" office:value-type="float" office:value="-0.0171762034914477">
            <text:p>-0,01718</text:p>
          </table:table-cell>
          <table:table-cell table:number-columns-repeated="1017"/>
        </table:table-row>
        <table:table-row table:style-name="ro1">
          <table:table-cell office:value-type="float" office:value="477.201">
            <text:p>477,20100</text:p>
          </table:table-cell>
          <table:table-cell office:value-type="float" office:value="-5.79">
            <text:p>-5,79000</text:p>
          </table:table-cell>
          <table:table-cell office:value-type="float" office:value="1.6425">
            <text:p>1,642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876]+2.9847)/([.D876]-14.4252)" office:value-type="float" office:value="-0.0171762034914477">
            <text:p>-0,01718</text:p>
          </table:table-cell>
          <table:table-cell table:number-columns-repeated="1017"/>
        </table:table-row>
        <table:table-row table:style-name="ro1">
          <table:table-cell office:value-type="float" office:value="477.301">
            <text:p>477,30100</text:p>
          </table:table-cell>
          <table:table-cell office:value-type="float" office:value="-5.79">
            <text:p>-5,79000</text:p>
          </table:table-cell>
          <table:table-cell office:value-type="float" office:value="1.6425">
            <text:p>1,642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877]+2.9847)/([.D877]-14.4252)" office:value-type="float" office:value="-0.0171762034914477">
            <text:p>-0,01718</text:p>
          </table:table-cell>
          <table:table-cell table:number-columns-repeated="1017"/>
        </table:table-row>
        <table:table-row table:style-name="ro1">
          <table:table-cell office:value-type="float" office:value="477.401">
            <text:p>477,40100</text:p>
          </table:table-cell>
          <table:table-cell office:value-type="float" office:value="-5.79">
            <text:p>-5,79000</text:p>
          </table:table-cell>
          <table:table-cell office:value-type="float" office:value="1.6425">
            <text:p>1,642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878]+2.9847)/([.D878]-14.4252)" office:value-type="float" office:value="-0.0171762034914477">
            <text:p>-0,01718</text:p>
          </table:table-cell>
          <table:table-cell table:number-columns-repeated="1017"/>
        </table:table-row>
        <table:table-row table:style-name="ro1">
          <table:table-cell office:value-type="float" office:value="477.501">
            <text:p>477,50100</text:p>
          </table:table-cell>
          <table:table-cell office:value-type="float" office:value="-5.79">
            <text:p>-5,79000</text:p>
          </table:table-cell>
          <table:table-cell office:value-type="float" office:value="1.641">
            <text:p>1,641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879]+2.9847)/([.D879]-14.4252)" office:value-type="float" office:value="-0.0171762034914477">
            <text:p>-0,01718</text:p>
          </table:table-cell>
          <table:table-cell table:number-columns-repeated="1017"/>
        </table:table-row>
        <table:table-row table:style-name="ro1">
          <table:table-cell office:value-type="float" office:value="477.601">
            <text:p>477,60100</text:p>
          </table:table-cell>
          <table:table-cell office:value-type="float" office:value="-5.79">
            <text:p>-5,79000</text:p>
          </table:table-cell>
          <table:table-cell office:value-type="float" office:value="1.641">
            <text:p>1,641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880]+2.9847)/([.D880]-14.4252)" office:value-type="float" office:value="-0.0171762034914477">
            <text:p>-0,01718</text:p>
          </table:table-cell>
          <table:table-cell table:number-columns-repeated="1017"/>
        </table:table-row>
        <table:table-row table:style-name="ro1">
          <table:table-cell office:value-type="float" office:value="477.701">
            <text:p>477,70100</text:p>
          </table:table-cell>
          <table:table-cell office:value-type="float" office:value="-5.79">
            <text:p>-5,79000</text:p>
          </table:table-cell>
          <table:table-cell office:value-type="float" office:value="1.641">
            <text:p>1,641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881]+2.9847)/([.D881]-14.4252)" office:value-type="float" office:value="-0.0171762034914477">
            <text:p>-0,01718</text:p>
          </table:table-cell>
          <table:table-cell table:number-columns-repeated="1017"/>
        </table:table-row>
        <table:table-row table:style-name="ro1">
          <table:table-cell office:value-type="float" office:value="477.801">
            <text:p>477,80100</text:p>
          </table:table-cell>
          <table:table-cell office:value-type="float" office:value="-5.79">
            <text:p>-5,79000</text:p>
          </table:table-cell>
          <table:table-cell office:value-type="float" office:value="1.641">
            <text:p>1,641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882]+2.9847)/([.D882]-14.4252)" office:value-type="float" office:value="-0.0171762034914477">
            <text:p>-0,01718</text:p>
          </table:table-cell>
          <table:table-cell table:number-columns-repeated="1017"/>
        </table:table-row>
        <table:table-row table:style-name="ro1">
          <table:table-cell office:value-type="float" office:value="477.901">
            <text:p>477,90100</text:p>
          </table:table-cell>
          <table:table-cell office:value-type="float" office:value="-5.79">
            <text:p>-5,79000</text:p>
          </table:table-cell>
          <table:table-cell office:value-type="float" office:value="1.641">
            <text:p>1,641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883]+2.9847)/([.D883]-14.4252)" office:value-type="float" office:value="-0.0171762034914477">
            <text:p>-0,01718</text:p>
          </table:table-cell>
          <table:table-cell table:number-columns-repeated="1017"/>
        </table:table-row>
        <table:table-row table:style-name="ro1">
          <table:table-cell office:value-type="float" office:value="478.001">
            <text:p>478,00100</text:p>
          </table:table-cell>
          <table:table-cell office:value-type="float" office:value="-5.79">
            <text:p>-5,79000</text:p>
          </table:table-cell>
          <table:table-cell office:value-type="float" office:value="1.641">
            <text:p>1,641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884]+2.9847)/([.D884]-14.4252)" office:value-type="float" office:value="-0.0171762034914477">
            <text:p>-0,01718</text:p>
          </table:table-cell>
          <table:table-cell table:number-columns-repeated="1017"/>
        </table:table-row>
        <table:table-row table:style-name="ro1">
          <table:table-cell office:value-type="float" office:value="478.101">
            <text:p>478,10100</text:p>
          </table:table-cell>
          <table:table-cell office:value-type="float" office:value="-5.79">
            <text:p>-5,79000</text:p>
          </table:table-cell>
          <table:table-cell office:value-type="float" office:value="1.641">
            <text:p>1,641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885]+2.9847)/([.D885]-14.4252)" office:value-type="float" office:value="-0.0171762034914477">
            <text:p>-0,01718</text:p>
          </table:table-cell>
          <table:table-cell table:number-columns-repeated="1017"/>
        </table:table-row>
        <table:table-row table:style-name="ro1">
          <table:table-cell office:value-type="float" office:value="478.201">
            <text:p>478,20100</text:p>
          </table:table-cell>
          <table:table-cell office:value-type="float" office:value="-5.79">
            <text:p>-5,79000</text:p>
          </table:table-cell>
          <table:table-cell office:value-type="float" office:value="1.641">
            <text:p>1,641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886]+2.9847)/([.D886]-14.4252)" office:value-type="float" office:value="-0.0171762034914477">
            <text:p>-0,01718</text:p>
          </table:table-cell>
          <table:table-cell table:number-columns-repeated="1017"/>
        </table:table-row>
        <table:table-row table:style-name="ro1">
          <table:table-cell office:value-type="float" office:value="478.301">
            <text:p>478,30100</text:p>
          </table:table-cell>
          <table:table-cell office:value-type="float" office:value="-5.79">
            <text:p>-5,79000</text:p>
          </table:table-cell>
          <table:table-cell office:value-type="float" office:value="1.641">
            <text:p>1,641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887]+2.9847)/([.D887]-14.4252)" office:value-type="float" office:value="-0.0171762034914477">
            <text:p>-0,01718</text:p>
          </table:table-cell>
          <table:table-cell table:number-columns-repeated="1017"/>
        </table:table-row>
        <table:table-row table:style-name="ro1">
          <table:table-cell office:value-type="float" office:value="478.401">
            <text:p>478,40100</text:p>
          </table:table-cell>
          <table:table-cell office:value-type="float" office:value="-5.79">
            <text:p>-5,79000</text:p>
          </table:table-cell>
          <table:table-cell office:value-type="float" office:value="1.641">
            <text:p>1,641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888]+2.9847)/([.D888]-14.4252)" office:value-type="float" office:value="-0.0171762034914477">
            <text:p>-0,01718</text:p>
          </table:table-cell>
          <table:table-cell table:number-columns-repeated="1017"/>
        </table:table-row>
        <table:table-row table:style-name="ro1">
          <table:table-cell office:value-type="float" office:value="478.501">
            <text:p>478,50100</text:p>
          </table:table-cell>
          <table:table-cell office:value-type="float" office:value="-5.79">
            <text:p>-5,79000</text:p>
          </table:table-cell>
          <table:table-cell office:value-type="float" office:value="1.6425">
            <text:p>1,642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889]+2.9847)/([.D889]-14.4252)" office:value-type="float" office:value="-0.0171919928812537">
            <text:p>-0,01719</text:p>
          </table:table-cell>
          <table:table-cell table:number-columns-repeated="1017"/>
        </table:table-row>
        <table:table-row table:style-name="ro1">
          <table:table-cell office:value-type="float" office:value="478.601">
            <text:p>478,60100</text:p>
          </table:table-cell>
          <table:table-cell office:value-type="float" office:value="-5.79">
            <text:p>-5,79000</text:p>
          </table:table-cell>
          <table:table-cell office:value-type="float" office:value="1.6425">
            <text:p>1,642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890]+2.9847)/([.D890]-14.4252)" office:value-type="float" office:value="-0.0171919928812537">
            <text:p>-0,01719</text:p>
          </table:table-cell>
          <table:table-cell table:number-columns-repeated="1017"/>
        </table:table-row>
        <table:table-row table:style-name="ro1">
          <table:table-cell office:value-type="float" office:value="478.701">
            <text:p>478,70100</text:p>
          </table:table-cell>
          <table:table-cell office:value-type="float" office:value="-5.79">
            <text:p>-5,79000</text:p>
          </table:table-cell>
          <table:table-cell office:value-type="float" office:value="1.6425">
            <text:p>1,642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891]+2.9847)/([.D891]-14.4252)" office:value-type="float" office:value="-0.0171919928812537">
            <text:p>-0,01719</text:p>
          </table:table-cell>
          <table:table-cell table:number-columns-repeated="1017"/>
        </table:table-row>
        <table:table-row table:style-name="ro1">
          <table:table-cell office:value-type="float" office:value="478.801">
            <text:p>478,80100</text:p>
          </table:table-cell>
          <table:table-cell office:value-type="float" office:value="-5.79">
            <text:p>-5,79000</text:p>
          </table:table-cell>
          <table:table-cell office:value-type="float" office:value="1.6425">
            <text:p>1,642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892]+2.9847)/([.D892]-14.4252)" office:value-type="float" office:value="-0.0171919928812537">
            <text:p>-0,01719</text:p>
          </table:table-cell>
          <table:table-cell table:number-columns-repeated="1017"/>
        </table:table-row>
        <table:table-row table:style-name="ro1">
          <table:table-cell office:value-type="float" office:value="478.901">
            <text:p>478,90100</text:p>
          </table:table-cell>
          <table:table-cell office:value-type="float" office:value="-5.79">
            <text:p>-5,79000</text:p>
          </table:table-cell>
          <table:table-cell office:value-type="float" office:value="1.6425">
            <text:p>1,642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893]+2.9847)/([.D893]-14.4252)" office:value-type="float" office:value="-0.0171919928812537">
            <text:p>-0,01719</text:p>
          </table:table-cell>
          <table:table-cell table:number-columns-repeated="1017"/>
        </table:table-row>
        <table:table-row table:style-name="ro1">
          <table:table-cell office:value-type="float" office:value="479.001">
            <text:p>479,00100</text:p>
          </table:table-cell>
          <table:table-cell office:value-type="float" office:value="-5.79">
            <text:p>-5,79000</text:p>
          </table:table-cell>
          <table:table-cell office:value-type="float" office:value="1.6425">
            <text:p>1,642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894]+2.9847)/([.D894]-14.4252)" office:value-type="float" office:value="-0.0171919928812537">
            <text:p>-0,01719</text:p>
          </table:table-cell>
          <table:table-cell table:number-columns-repeated="1017"/>
        </table:table-row>
        <table:table-row table:style-name="ro1">
          <table:table-cell office:value-type="float" office:value="479.101">
            <text:p>479,10100</text:p>
          </table:table-cell>
          <table:table-cell office:value-type="float" office:value="-5.79">
            <text:p>-5,79000</text:p>
          </table:table-cell>
          <table:table-cell office:value-type="float" office:value="1.6425">
            <text:p>1,642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895]+2.9847)/([.D895]-14.4252)" office:value-type="float" office:value="-0.0171919928812537">
            <text:p>-0,01719</text:p>
          </table:table-cell>
          <table:table-cell table:number-columns-repeated="1017"/>
        </table:table-row>
        <table:table-row table:style-name="ro1">
          <table:table-cell office:value-type="float" office:value="479.201">
            <text:p>479,20100</text:p>
          </table:table-cell>
          <table:table-cell office:value-type="float" office:value="-5.79">
            <text:p>-5,79000</text:p>
          </table:table-cell>
          <table:table-cell office:value-type="float" office:value="1.6425">
            <text:p>1,642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896]+2.9847)/([.D896]-14.4252)" office:value-type="float" office:value="-0.0171919928812537">
            <text:p>-0,01719</text:p>
          </table:table-cell>
          <table:table-cell table:number-columns-repeated="1017"/>
        </table:table-row>
        <table:table-row table:style-name="ro1">
          <table:table-cell office:value-type="float" office:value="479.301">
            <text:p>479,30100</text:p>
          </table:table-cell>
          <table:table-cell office:value-type="float" office:value="-5.79">
            <text:p>-5,79000</text:p>
          </table:table-cell>
          <table:table-cell office:value-type="float" office:value="1.6425">
            <text:p>1,642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897]+2.9847)/([.D897]-14.4252)" office:value-type="float" office:value="-0.0171919928812537">
            <text:p>-0,01719</text:p>
          </table:table-cell>
          <table:table-cell table:number-columns-repeated="1017"/>
        </table:table-row>
        <table:table-row table:style-name="ro1">
          <table:table-cell office:value-type="float" office:value="479.401">
            <text:p>479,40100</text:p>
          </table:table-cell>
          <table:table-cell office:value-type="float" office:value="-5.79">
            <text:p>-5,79000</text:p>
          </table:table-cell>
          <table:table-cell office:value-type="float" office:value="1.6425">
            <text:p>1,642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898]+2.9847)/([.D898]-14.4252)" office:value-type="float" office:value="-0.0171919928812537">
            <text:p>-0,01719</text:p>
          </table:table-cell>
          <table:table-cell table:number-columns-repeated="1017"/>
        </table:table-row>
        <table:table-row table:style-name="ro1">
          <table:table-cell office:value-type="float" office:value="479.501">
            <text:p>479,50100</text:p>
          </table:table-cell>
          <table:table-cell office:value-type="float" office:value="-5.79">
            <text:p>-5,79000</text:p>
          </table:table-cell>
          <table:table-cell office:value-type="float" office:value="1.641">
            <text:p>1,641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899]+2.9847)/([.D899]-14.4252)" office:value-type="float" office:value="-0.0171919928812537">
            <text:p>-0,01719</text:p>
          </table:table-cell>
          <table:table-cell table:number-columns-repeated="1017"/>
        </table:table-row>
        <table:table-row table:style-name="ro1">
          <table:table-cell office:value-type="float" office:value="479.601">
            <text:p>479,60100</text:p>
          </table:table-cell>
          <table:table-cell office:value-type="float" office:value="-5.79">
            <text:p>-5,79000</text:p>
          </table:table-cell>
          <table:table-cell office:value-type="float" office:value="1.641">
            <text:p>1,641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900]+2.9847)/([.D900]-14.4252)" office:value-type="float" office:value="-0.0171919928812537">
            <text:p>-0,01719</text:p>
          </table:table-cell>
          <table:table-cell table:number-columns-repeated="1017"/>
        </table:table-row>
        <table:table-row table:style-name="ro1">
          <table:table-cell office:value-type="float" office:value="479.701">
            <text:p>479,70100</text:p>
          </table:table-cell>
          <table:table-cell office:value-type="float" office:value="-5.79">
            <text:p>-5,79000</text:p>
          </table:table-cell>
          <table:table-cell office:value-type="float" office:value="1.641">
            <text:p>1,641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901]+2.9847)/([.D901]-14.4252)" office:value-type="float" office:value="-0.0171919928812537">
            <text:p>-0,01719</text:p>
          </table:table-cell>
          <table:table-cell table:number-columns-repeated="1017"/>
        </table:table-row>
        <table:table-row table:style-name="ro1">
          <table:table-cell office:value-type="float" office:value="479.801">
            <text:p>479,80100</text:p>
          </table:table-cell>
          <table:table-cell office:value-type="float" office:value="-5.79">
            <text:p>-5,79000</text:p>
          </table:table-cell>
          <table:table-cell office:value-type="float" office:value="1.641">
            <text:p>1,641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902]+2.9847)/([.D902]-14.4252)" office:value-type="float" office:value="-0.0171919928812537">
            <text:p>-0,01719</text:p>
          </table:table-cell>
          <table:table-cell table:number-columns-repeated="1017"/>
        </table:table-row>
        <table:table-row table:style-name="ro1">
          <table:table-cell office:value-type="float" office:value="479.901">
            <text:p>479,90100</text:p>
          </table:table-cell>
          <table:table-cell office:value-type="float" office:value="-5.79">
            <text:p>-5,79000</text:p>
          </table:table-cell>
          <table:table-cell office:value-type="float" office:value="1.641">
            <text:p>1,641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903]+2.9847)/([.D903]-14.4252)" office:value-type="float" office:value="-0.0171919928812537">
            <text:p>-0,01719</text:p>
          </table:table-cell>
          <table:table-cell table:number-columns-repeated="1017"/>
        </table:table-row>
        <table:table-row table:style-name="ro1">
          <table:table-cell office:value-type="float" office:value="480.001">
            <text:p>480,00100</text:p>
          </table:table-cell>
          <table:table-cell office:value-type="float" office:value="-5.79">
            <text:p>-5,79000</text:p>
          </table:table-cell>
          <table:table-cell office:value-type="float" office:value="1.641">
            <text:p>1,641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904]+2.9847)/([.D904]-14.4252)" office:value-type="float" office:value="-0.0171919928812537">
            <text:p>-0,01719</text:p>
          </table:table-cell>
          <table:table-cell table:number-columns-repeated="1017"/>
        </table:table-row>
        <table:table-row table:style-name="ro1">
          <table:table-cell office:value-type="float" office:value="480.101">
            <text:p>480,10100</text:p>
          </table:table-cell>
          <table:table-cell office:value-type="float" office:value="-5.79">
            <text:p>-5,79000</text:p>
          </table:table-cell>
          <table:table-cell office:value-type="float" office:value="1.641">
            <text:p>1,641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905]+2.9847)/([.D905]-14.4252)" office:value-type="float" office:value="-0.0171919928812537">
            <text:p>-0,01719</text:p>
          </table:table-cell>
          <table:table-cell table:number-columns-repeated="1017"/>
        </table:table-row>
        <table:table-row table:style-name="ro1">
          <table:table-cell office:value-type="float" office:value="480.201">
            <text:p>480,20100</text:p>
          </table:table-cell>
          <table:table-cell office:value-type="float" office:value="-5.79">
            <text:p>-5,79000</text:p>
          </table:table-cell>
          <table:table-cell office:value-type="float" office:value="1.641">
            <text:p>1,641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906]+2.9847)/([.D906]-14.4252)" office:value-type="float" office:value="-0.0171919928812537">
            <text:p>-0,01719</text:p>
          </table:table-cell>
          <table:table-cell table:number-columns-repeated="1017"/>
        </table:table-row>
        <table:table-row table:style-name="ro1">
          <table:table-cell office:value-type="float" office:value="480.301">
            <text:p>480,30100</text:p>
          </table:table-cell>
          <table:table-cell office:value-type="float" office:value="-5.79">
            <text:p>-5,79000</text:p>
          </table:table-cell>
          <table:table-cell office:value-type="float" office:value="1.641">
            <text:p>1,641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907]+2.9847)/([.D907]-14.4252)" office:value-type="float" office:value="-0.0171919928812537">
            <text:p>-0,01719</text:p>
          </table:table-cell>
          <table:table-cell table:number-columns-repeated="1017"/>
        </table:table-row>
        <table:table-row table:style-name="ro1">
          <table:table-cell office:value-type="float" office:value="480.401">
            <text:p>480,40100</text:p>
          </table:table-cell>
          <table:table-cell office:value-type="float" office:value="-5.79">
            <text:p>-5,79000</text:p>
          </table:table-cell>
          <table:table-cell office:value-type="float" office:value="1.641">
            <text:p>1,641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908]+2.9847)/([.D908]-14.4252)" office:value-type="float" office:value="-0.0171919928812537">
            <text:p>-0,01719</text:p>
          </table:table-cell>
          <table:table-cell table:number-columns-repeated="1017"/>
        </table:table-row>
        <table:table-row table:style-name="ro1">
          <table:table-cell office:value-type="float" office:value="480.501">
            <text:p>480,50100</text:p>
          </table:table-cell>
          <table:table-cell office:value-type="float" office:value="-5.79">
            <text:p>-5,79000</text:p>
          </table:table-cell>
          <table:table-cell office:value-type="float" office:value="1.6425">
            <text:p>1,642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909]+2.9847)/([.D909]-14.4252)" office:value-type="float" office:value="-0.0171919928812537">
            <text:p>-0,01719</text:p>
          </table:table-cell>
          <table:table-cell table:number-columns-repeated="1017"/>
        </table:table-row>
        <table:table-row table:style-name="ro1">
          <table:table-cell office:value-type="float" office:value="480.601">
            <text:p>480,60100</text:p>
          </table:table-cell>
          <table:table-cell office:value-type="float" office:value="-5.79">
            <text:p>-5,79000</text:p>
          </table:table-cell>
          <table:table-cell office:value-type="float" office:value="1.6425">
            <text:p>1,642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910]+2.9847)/([.D910]-14.4252)" office:value-type="float" office:value="-0.0171919928812537">
            <text:p>-0,01719</text:p>
          </table:table-cell>
          <table:table-cell table:number-columns-repeated="1017"/>
        </table:table-row>
        <table:table-row table:style-name="ro1">
          <table:table-cell office:value-type="float" office:value="480.701">
            <text:p>480,70100</text:p>
          </table:table-cell>
          <table:table-cell office:value-type="float" office:value="-5.79">
            <text:p>-5,79000</text:p>
          </table:table-cell>
          <table:table-cell office:value-type="float" office:value="1.6425">
            <text:p>1,642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911]+2.9847)/([.D911]-14.4252)" office:value-type="float" office:value="-0.0171919928812537">
            <text:p>-0,01719</text:p>
          </table:table-cell>
          <table:table-cell table:number-columns-repeated="1017"/>
        </table:table-row>
        <table:table-row table:style-name="ro1">
          <table:table-cell office:value-type="float" office:value="480.801">
            <text:p>480,80100</text:p>
          </table:table-cell>
          <table:table-cell office:value-type="float" office:value="-5.79">
            <text:p>-5,79000</text:p>
          </table:table-cell>
          <table:table-cell office:value-type="float" office:value="1.6425">
            <text:p>1,642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912]+2.9847)/([.D912]-14.4252)" office:value-type="float" office:value="-0.0171919928812537">
            <text:p>-0,01719</text:p>
          </table:table-cell>
          <table:table-cell table:number-columns-repeated="1017"/>
        </table:table-row>
        <table:table-row table:style-name="ro1">
          <table:table-cell office:value-type="float" office:value="480.901">
            <text:p>480,90100</text:p>
          </table:table-cell>
          <table:table-cell office:value-type="float" office:value="-5.79">
            <text:p>-5,79000</text:p>
          </table:table-cell>
          <table:table-cell office:value-type="float" office:value="1.6425">
            <text:p>1,642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913]+2.9847)/([.D913]-14.4252)" office:value-type="float" office:value="-0.0171919928812537">
            <text:p>-0,01719</text:p>
          </table:table-cell>
          <table:table-cell table:number-columns-repeated="1017"/>
        </table:table-row>
        <table:table-row table:style-name="ro1">
          <table:table-cell office:value-type="float" office:value="481.001">
            <text:p>481,00100</text:p>
          </table:table-cell>
          <table:table-cell office:value-type="float" office:value="-5.79">
            <text:p>-5,79000</text:p>
          </table:table-cell>
          <table:table-cell office:value-type="float" office:value="1.6425">
            <text:p>1,642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914]+2.9847)/([.D914]-14.4252)" office:value-type="float" office:value="-0.0171919928812537">
            <text:p>-0,01719</text:p>
          </table:table-cell>
          <table:table-cell table:number-columns-repeated="1017"/>
        </table:table-row>
        <table:table-row table:style-name="ro1">
          <table:table-cell office:value-type="float" office:value="481.101">
            <text:p>481,10100</text:p>
          </table:table-cell>
          <table:table-cell office:value-type="float" office:value="-5.79">
            <text:p>-5,79000</text:p>
          </table:table-cell>
          <table:table-cell office:value-type="float" office:value="1.6425">
            <text:p>1,642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915]+2.9847)/([.D915]-14.4252)" office:value-type="float" office:value="-0.0171919928812537">
            <text:p>-0,01719</text:p>
          </table:table-cell>
          <table:table-cell table:number-columns-repeated="1017"/>
        </table:table-row>
        <table:table-row table:style-name="ro1">
          <table:table-cell office:value-type="float" office:value="481.201">
            <text:p>481,20100</text:p>
          </table:table-cell>
          <table:table-cell office:value-type="float" office:value="-5.79">
            <text:p>-5,79000</text:p>
          </table:table-cell>
          <table:table-cell office:value-type="float" office:value="1.6425">
            <text:p>1,642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916]+2.9847)/([.D916]-14.4252)" office:value-type="float" office:value="-0.0171919928812537">
            <text:p>-0,01719</text:p>
          </table:table-cell>
          <table:table-cell table:number-columns-repeated="1017"/>
        </table:table-row>
        <table:table-row table:style-name="ro1">
          <table:table-cell office:value-type="float" office:value="481.301">
            <text:p>481,30100</text:p>
          </table:table-cell>
          <table:table-cell office:value-type="float" office:value="-5.79">
            <text:p>-5,79000</text:p>
          </table:table-cell>
          <table:table-cell office:value-type="float" office:value="1.6425">
            <text:p>1,642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917]+2.9847)/([.D917]-14.4252)" office:value-type="float" office:value="-0.0171919928812537">
            <text:p>-0,01719</text:p>
          </table:table-cell>
          <table:table-cell table:number-columns-repeated="1017"/>
        </table:table-row>
        <table:table-row table:style-name="ro1">
          <table:table-cell office:value-type="float" office:value="481.401">
            <text:p>481,40100</text:p>
          </table:table-cell>
          <table:table-cell office:value-type="float" office:value="-5.79">
            <text:p>-5,79000</text:p>
          </table:table-cell>
          <table:table-cell office:value-type="float" office:value="1.6425">
            <text:p>1,642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918]+2.9847)/([.D918]-14.4252)" office:value-type="float" office:value="-0.0171919928812537">
            <text:p>-0,01719</text:p>
          </table:table-cell>
          <table:table-cell table:number-columns-repeated="1017"/>
        </table:table-row>
        <table:table-row table:style-name="ro1">
          <table:table-cell office:value-type="float" office:value="481.501">
            <text:p>481,50100</text:p>
          </table:table-cell>
          <table:table-cell office:value-type="float" office:value="-5.79">
            <text:p>-5,79000</text:p>
          </table:table-cell>
          <table:table-cell office:value-type="float" office:value="1.641">
            <text:p>1,641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919]+2.9847)/([.D919]-14.4252)" office:value-type="float" office:value="-0.0171919928812537">
            <text:p>-0,01719</text:p>
          </table:table-cell>
          <table:table-cell table:number-columns-repeated="1017"/>
        </table:table-row>
        <table:table-row table:style-name="ro1">
          <table:table-cell office:value-type="float" office:value="481.601">
            <text:p>481,60100</text:p>
          </table:table-cell>
          <table:table-cell office:value-type="float" office:value="-5.79">
            <text:p>-5,79000</text:p>
          </table:table-cell>
          <table:table-cell office:value-type="float" office:value="1.641">
            <text:p>1,641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920]+2.9847)/([.D920]-14.4252)" office:value-type="float" office:value="-0.0171919928812537">
            <text:p>-0,01719</text:p>
          </table:table-cell>
          <table:table-cell table:number-columns-repeated="1017"/>
        </table:table-row>
        <table:table-row table:style-name="ro1">
          <table:table-cell office:value-type="float" office:value="481.701">
            <text:p>481,70100</text:p>
          </table:table-cell>
          <table:table-cell office:value-type="float" office:value="-5.79">
            <text:p>-5,79000</text:p>
          </table:table-cell>
          <table:table-cell office:value-type="float" office:value="1.641">
            <text:p>1,641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921]+2.9847)/([.D921]-14.4252)" office:value-type="float" office:value="-0.0171919928812537">
            <text:p>-0,01719</text:p>
          </table:table-cell>
          <table:table-cell table:number-columns-repeated="1017"/>
        </table:table-row>
        <table:table-row table:style-name="ro1">
          <table:table-cell office:value-type="float" office:value="481.801">
            <text:p>481,80100</text:p>
          </table:table-cell>
          <table:table-cell office:value-type="float" office:value="-5.79">
            <text:p>-5,79000</text:p>
          </table:table-cell>
          <table:table-cell office:value-type="float" office:value="1.641">
            <text:p>1,641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922]+2.9847)/([.D922]-14.4252)" office:value-type="float" office:value="-0.0171919928812537">
            <text:p>-0,01719</text:p>
          </table:table-cell>
          <table:table-cell table:number-columns-repeated="1017"/>
        </table:table-row>
        <table:table-row table:style-name="ro1">
          <table:table-cell office:value-type="float" office:value="481.901">
            <text:p>481,90100</text:p>
          </table:table-cell>
          <table:table-cell office:value-type="float" office:value="-5.79">
            <text:p>-5,79000</text:p>
          </table:table-cell>
          <table:table-cell office:value-type="float" office:value="1.641">
            <text:p>1,641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923]+2.9847)/([.D923]-14.4252)" office:value-type="float" office:value="-0.0171919928812537">
            <text:p>-0,01719</text:p>
          </table:table-cell>
          <table:table-cell table:number-columns-repeated="1017"/>
        </table:table-row>
        <table:table-row table:style-name="ro1">
          <table:table-cell office:value-type="float" office:value="482.001">
            <text:p>482,00100</text:p>
          </table:table-cell>
          <table:table-cell office:value-type="float" office:value="-5.79">
            <text:p>-5,79000</text:p>
          </table:table-cell>
          <table:table-cell office:value-type="float" office:value="1.641">
            <text:p>1,641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924]+2.9847)/([.D924]-14.4252)" office:value-type="float" office:value="-0.0171919928812537">
            <text:p>-0,01719</text:p>
          </table:table-cell>
          <table:table-cell table:number-columns-repeated="1017"/>
        </table:table-row>
        <table:table-row table:style-name="ro1">
          <table:table-cell office:value-type="float" office:value="482.101">
            <text:p>482,10100</text:p>
          </table:table-cell>
          <table:table-cell office:value-type="float" office:value="-5.79">
            <text:p>-5,79000</text:p>
          </table:table-cell>
          <table:table-cell office:value-type="float" office:value="1.641">
            <text:p>1,641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925]+2.9847)/([.D925]-14.4252)" office:value-type="float" office:value="-0.0171919928812537">
            <text:p>-0,01719</text:p>
          </table:table-cell>
          <table:table-cell table:number-columns-repeated="1017"/>
        </table:table-row>
        <table:table-row table:style-name="ro1">
          <table:table-cell office:value-type="float" office:value="482.201">
            <text:p>482,20100</text:p>
          </table:table-cell>
          <table:table-cell office:value-type="float" office:value="-5.79">
            <text:p>-5,79000</text:p>
          </table:table-cell>
          <table:table-cell office:value-type="float" office:value="1.641">
            <text:p>1,641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926]+2.9847)/([.D926]-14.4252)" office:value-type="float" office:value="-0.0171919928812537">
            <text:p>-0,01719</text:p>
          </table:table-cell>
          <table:table-cell table:number-columns-repeated="1017"/>
        </table:table-row>
        <table:table-row table:style-name="ro1">
          <table:table-cell office:value-type="float" office:value="482.301">
            <text:p>482,30100</text:p>
          </table:table-cell>
          <table:table-cell office:value-type="float" office:value="-5.79">
            <text:p>-5,79000</text:p>
          </table:table-cell>
          <table:table-cell office:value-type="float" office:value="1.641">
            <text:p>1,641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927]+2.9847)/([.D927]-14.4252)" office:value-type="float" office:value="-0.0171919928812537">
            <text:p>-0,01719</text:p>
          </table:table-cell>
          <table:table-cell table:number-columns-repeated="1017"/>
        </table:table-row>
        <table:table-row table:style-name="ro1">
          <table:table-cell office:value-type="float" office:value="482.401">
            <text:p>482,40100</text:p>
          </table:table-cell>
          <table:table-cell office:value-type="float" office:value="-5.775">
            <text:p>-5,77500</text:p>
          </table:table-cell>
          <table:table-cell office:value-type="float" office:value="1.641">
            <text:p>1,641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928]+2.9847)/([.D928]-14.4252)" office:value-type="float" office:value="-0.0171000669220983">
            <text:p>-0,01710</text:p>
          </table:table-cell>
          <table:table-cell table:number-columns-repeated="1017"/>
        </table:table-row>
        <table:table-row table:style-name="ro1">
          <table:table-cell office:value-type="float" office:value="482.501">
            <text:p>482,50100</text:p>
          </table:table-cell>
          <table:table-cell office:value-type="float" office:value="-5.775">
            <text:p>-5,77500</text:p>
          </table:table-cell>
          <table:table-cell office:value-type="float" office:value="1.641">
            <text:p>1,641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929]+2.9847)/([.D929]-14.4252)" office:value-type="float" office:value="-0.0171000669220983">
            <text:p>-0,01710</text:p>
          </table:table-cell>
          <table:table-cell table:number-columns-repeated="1017"/>
        </table:table-row>
        <table:table-row table:style-name="ro1">
          <table:table-cell office:value-type="float" office:value="482.601">
            <text:p>482,60100</text:p>
          </table:table-cell>
          <table:table-cell office:value-type="float" office:value="-5.775">
            <text:p>-5,77500</text:p>
          </table:table-cell>
          <table:table-cell office:value-type="float" office:value="1.641">
            <text:p>1,641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930]+2.9847)/([.D930]-14.4252)" office:value-type="float" office:value="-0.0171000669220983">
            <text:p>-0,01710</text:p>
          </table:table-cell>
          <table:table-cell table:number-columns-repeated="1017"/>
        </table:table-row>
        <table:table-row table:style-name="ro1">
          <table:table-cell office:value-type="float" office:value="482.701">
            <text:p>482,70100</text:p>
          </table:table-cell>
          <table:table-cell office:value-type="float" office:value="-5.775">
            <text:p>-5,77500</text:p>
          </table:table-cell>
          <table:table-cell office:value-type="float" office:value="1.641">
            <text:p>1,641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931]+2.9847)/([.D931]-14.4252)" office:value-type="float" office:value="-0.0171000669220983">
            <text:p>-0,01710</text:p>
          </table:table-cell>
          <table:table-cell table:number-columns-repeated="1017"/>
        </table:table-row>
        <table:table-row table:style-name="ro1">
          <table:table-cell office:value-type="float" office:value="482.801">
            <text:p>482,80100</text:p>
          </table:table-cell>
          <table:table-cell office:value-type="float" office:value="-5.775">
            <text:p>-5,77500</text:p>
          </table:table-cell>
          <table:table-cell office:value-type="float" office:value="1.641">
            <text:p>1,641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932]+2.9847)/([.D932]-14.4252)" office:value-type="float" office:value="-0.0171000669220983">
            <text:p>-0,01710</text:p>
          </table:table-cell>
          <table:table-cell table:number-columns-repeated="1017"/>
        </table:table-row>
        <table:table-row table:style-name="ro1">
          <table:table-cell office:value-type="float" office:value="482.901">
            <text:p>482,90100</text:p>
          </table:table-cell>
          <table:table-cell office:value-type="float" office:value="-5.775">
            <text:p>-5,77500</text:p>
          </table:table-cell>
          <table:table-cell office:value-type="float" office:value="1.641">
            <text:p>1,641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933]+2.9847)/([.D933]-14.4252)" office:value-type="float" office:value="-0.0171000669220983">
            <text:p>-0,01710</text:p>
          </table:table-cell>
          <table:table-cell table:number-columns-repeated="1017"/>
        </table:table-row>
        <table:table-row table:style-name="ro1">
          <table:table-cell office:value-type="float" office:value="483.001">
            <text:p>483,00100</text:p>
          </table:table-cell>
          <table:table-cell office:value-type="float" office:value="-5.775">
            <text:p>-5,77500</text:p>
          </table:table-cell>
          <table:table-cell office:value-type="float" office:value="1.641">
            <text:p>1,641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934]+2.9847)/([.D934]-14.4252)" office:value-type="float" office:value="-0.0171000669220983">
            <text:p>-0,01710</text:p>
          </table:table-cell>
          <table:table-cell table:number-columns-repeated="1017"/>
        </table:table-row>
        <table:table-row table:style-name="ro1">
          <table:table-cell office:value-type="float" office:value="483.101">
            <text:p>483,10100</text:p>
          </table:table-cell>
          <table:table-cell office:value-type="float" office:value="-5.775">
            <text:p>-5,77500</text:p>
          </table:table-cell>
          <table:table-cell office:value-type="float" office:value="1.641">
            <text:p>1,641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935]+2.9847)/([.D935]-14.4252)" office:value-type="float" office:value="-0.0171000669220983">
            <text:p>-0,01710</text:p>
          </table:table-cell>
          <table:table-cell table:number-columns-repeated="1017"/>
        </table:table-row>
        <table:table-row table:style-name="ro1">
          <table:table-cell office:value-type="float" office:value="483.201">
            <text:p>483,20100</text:p>
          </table:table-cell>
          <table:table-cell office:value-type="float" office:value="-5.775">
            <text:p>-5,77500</text:p>
          </table:table-cell>
          <table:table-cell office:value-type="float" office:value="1.641">
            <text:p>1,641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936]+2.9847)/([.D936]-14.4252)" office:value-type="float" office:value="-0.0171000669220983">
            <text:p>-0,01710</text:p>
          </table:table-cell>
          <table:table-cell table:number-columns-repeated="1017"/>
        </table:table-row>
        <table:table-row table:style-name="ro1">
          <table:table-cell office:value-type="float" office:value="483.301">
            <text:p>483,30100</text:p>
          </table:table-cell>
          <table:table-cell office:value-type="float" office:value="-5.775">
            <text:p>-5,77500</text:p>
          </table:table-cell>
          <table:table-cell office:value-type="float" office:value="1.641">
            <text:p>1,641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937]+2.9847)/([.D937]-14.4252)" office:value-type="float" office:value="-0.0171000669220983">
            <text:p>-0,01710</text:p>
          </table:table-cell>
          <table:table-cell table:number-columns-repeated="1017"/>
        </table:table-row>
        <table:table-row table:style-name="ro1">
          <table:table-cell office:value-type="float" office:value="483.401">
            <text:p>483,40100</text:p>
          </table:table-cell>
          <table:table-cell office:value-type="float" office:value="-5.79">
            <text:p>-5,79000</text:p>
          </table:table-cell>
          <table:table-cell office:value-type="float" office:value="1.641">
            <text:p>1,641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938]+2.9847)/([.D938]-14.4252)" office:value-type="float" office:value="-0.0171919928812537">
            <text:p>-0,01719</text:p>
          </table:table-cell>
          <table:table-cell table:number-columns-repeated="1017"/>
        </table:table-row>
        <table:table-row table:style-name="ro1">
          <table:table-cell office:value-type="float" office:value="483.501">
            <text:p>483,50100</text:p>
          </table:table-cell>
          <table:table-cell office:value-type="float" office:value="-5.79">
            <text:p>-5,79000</text:p>
          </table:table-cell>
          <table:table-cell office:value-type="float" office:value="1.6395">
            <text:p>1,639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939]+2.9847)/([.D939]-14.4252)" office:value-type="float" office:value="-0.0171919928812537">
            <text:p>-0,01719</text:p>
          </table:table-cell>
          <table:table-cell table:number-columns-repeated="1017"/>
        </table:table-row>
        <table:table-row table:style-name="ro1">
          <table:table-cell office:value-type="float" office:value="483.601">
            <text:p>483,60100</text:p>
          </table:table-cell>
          <table:table-cell office:value-type="float" office:value="-5.79">
            <text:p>-5,79000</text:p>
          </table:table-cell>
          <table:table-cell office:value-type="float" office:value="1.6395">
            <text:p>1,639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940]+2.9847)/([.D940]-14.4252)" office:value-type="float" office:value="-0.0171919928812537">
            <text:p>-0,01719</text:p>
          </table:table-cell>
          <table:table-cell table:number-columns-repeated="1017"/>
        </table:table-row>
        <table:table-row table:style-name="ro1">
          <table:table-cell office:value-type="float" office:value="483.701">
            <text:p>483,70100</text:p>
          </table:table-cell>
          <table:table-cell office:value-type="float" office:value="-5.79">
            <text:p>-5,79000</text:p>
          </table:table-cell>
          <table:table-cell office:value-type="float" office:value="1.6395">
            <text:p>1,639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941]+2.9847)/([.D941]-14.4252)" office:value-type="float" office:value="-0.0171919928812537">
            <text:p>-0,01719</text:p>
          </table:table-cell>
          <table:table-cell table:number-columns-repeated="1017"/>
        </table:table-row>
        <table:table-row table:style-name="ro1">
          <table:table-cell office:value-type="float" office:value="483.801">
            <text:p>483,80100</text:p>
          </table:table-cell>
          <table:table-cell office:value-type="float" office:value="-5.79">
            <text:p>-5,79000</text:p>
          </table:table-cell>
          <table:table-cell office:value-type="float" office:value="1.6395">
            <text:p>1,639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942]+2.9847)/([.D942]-14.4252)" office:value-type="float" office:value="-0.0171919928812537">
            <text:p>-0,01719</text:p>
          </table:table-cell>
          <table:table-cell table:number-columns-repeated="1017"/>
        </table:table-row>
        <table:table-row table:style-name="ro1">
          <table:table-cell office:value-type="float" office:value="483.901">
            <text:p>483,90100</text:p>
          </table:table-cell>
          <table:table-cell office:value-type="float" office:value="-5.79">
            <text:p>-5,79000</text:p>
          </table:table-cell>
          <table:table-cell office:value-type="float" office:value="1.6395">
            <text:p>1,639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943]+2.9847)/([.D943]-14.4252)" office:value-type="float" office:value="-0.0171919928812537">
            <text:p>-0,01719</text:p>
          </table:table-cell>
          <table:table-cell table:number-columns-repeated="1017"/>
        </table:table-row>
        <table:table-row table:style-name="ro1">
          <table:table-cell office:value-type="float" office:value="484.001">
            <text:p>484,00100</text:p>
          </table:table-cell>
          <table:table-cell office:value-type="float" office:value="-5.79">
            <text:p>-5,79000</text:p>
          </table:table-cell>
          <table:table-cell office:value-type="float" office:value="1.6395">
            <text:p>1,639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944]+2.9847)/([.D944]-14.4252)" office:value-type="float" office:value="-0.0171919928812537">
            <text:p>-0,01719</text:p>
          </table:table-cell>
          <table:table-cell table:number-columns-repeated="1017"/>
        </table:table-row>
        <table:table-row table:style-name="ro1">
          <table:table-cell office:value-type="float" office:value="484.101">
            <text:p>484,10100</text:p>
          </table:table-cell>
          <table:table-cell office:value-type="float" office:value="-5.79">
            <text:p>-5,79000</text:p>
          </table:table-cell>
          <table:table-cell office:value-type="float" office:value="1.6395">
            <text:p>1,639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945]+2.9847)/([.D945]-14.4252)" office:value-type="float" office:value="-0.0171919928812537">
            <text:p>-0,01719</text:p>
          </table:table-cell>
          <table:table-cell table:number-columns-repeated="1017"/>
        </table:table-row>
        <table:table-row table:style-name="ro1">
          <table:table-cell office:value-type="float" office:value="484.201">
            <text:p>484,20100</text:p>
          </table:table-cell>
          <table:table-cell office:value-type="float" office:value="-5.79">
            <text:p>-5,79000</text:p>
          </table:table-cell>
          <table:table-cell office:value-type="float" office:value="1.6395">
            <text:p>1,639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946]+2.9847)/([.D946]-14.4252)" office:value-type="float" office:value="-0.0171919928812537">
            <text:p>-0,01719</text:p>
          </table:table-cell>
          <table:table-cell table:number-columns-repeated="1017"/>
        </table:table-row>
        <table:table-row table:style-name="ro1">
          <table:table-cell office:value-type="float" office:value="484.301">
            <text:p>484,30100</text:p>
          </table:table-cell>
          <table:table-cell office:value-type="float" office:value="-5.79">
            <text:p>-5,79000</text:p>
          </table:table-cell>
          <table:table-cell office:value-type="float" office:value="1.6395">
            <text:p>1,639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947]+2.9847)/([.D947]-14.4252)" office:value-type="float" office:value="-0.0171919928812537">
            <text:p>-0,01719</text:p>
          </table:table-cell>
          <table:table-cell table:number-columns-repeated="1017"/>
        </table:table-row>
        <table:table-row table:style-name="ro1">
          <table:table-cell office:value-type="float" office:value="484.401">
            <text:p>484,40100</text:p>
          </table:table-cell>
          <table:table-cell office:value-type="float" office:value="-5.79">
            <text:p>-5,79000</text:p>
          </table:table-cell>
          <table:table-cell office:value-type="float" office:value="1.6395">
            <text:p>1,639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948]+2.9847)/([.D948]-14.4252)" office:value-type="float" office:value="-0.0171919928812537">
            <text:p>-0,01719</text:p>
          </table:table-cell>
          <table:table-cell table:number-columns-repeated="1017"/>
        </table:table-row>
        <table:table-row table:style-name="ro1">
          <table:table-cell office:value-type="float" office:value="484.501">
            <text:p>484,50100</text:p>
          </table:table-cell>
          <table:table-cell office:value-type="float" office:value="-5.79">
            <text:p>-5,79000</text:p>
          </table:table-cell>
          <table:table-cell office:value-type="float" office:value="1.6395">
            <text:p>1,639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949]+2.9847)/([.D949]-14.4252)" office:value-type="float" office:value="-0.0171919928812537">
            <text:p>-0,01719</text:p>
          </table:table-cell>
          <table:table-cell table:number-columns-repeated="1017"/>
        </table:table-row>
        <table:table-row table:style-name="ro1">
          <table:table-cell office:value-type="float" office:value="484.601">
            <text:p>484,60100</text:p>
          </table:table-cell>
          <table:table-cell office:value-type="float" office:value="-5.79">
            <text:p>-5,79000</text:p>
          </table:table-cell>
          <table:table-cell office:value-type="float" office:value="1.6395">
            <text:p>1,639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950]+2.9847)/([.D950]-14.4252)" office:value-type="float" office:value="-0.0171919928812537">
            <text:p>-0,01719</text:p>
          </table:table-cell>
          <table:table-cell table:number-columns-repeated="1017"/>
        </table:table-row>
        <table:table-row table:style-name="ro1">
          <table:table-cell office:value-type="float" office:value="484.701">
            <text:p>484,70100</text:p>
          </table:table-cell>
          <table:table-cell office:value-type="float" office:value="-5.79">
            <text:p>-5,79000</text:p>
          </table:table-cell>
          <table:table-cell office:value-type="float" office:value="1.6395">
            <text:p>1,639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951]+2.9847)/([.D951]-14.4252)" office:value-type="float" office:value="-0.0171919928812537">
            <text:p>-0,01719</text:p>
          </table:table-cell>
          <table:table-cell table:number-columns-repeated="1017"/>
        </table:table-row>
        <table:table-row table:style-name="ro1">
          <table:table-cell office:value-type="float" office:value="484.801">
            <text:p>484,80100</text:p>
          </table:table-cell>
          <table:table-cell office:value-type="float" office:value="-5.79">
            <text:p>-5,79000</text:p>
          </table:table-cell>
          <table:table-cell office:value-type="float" office:value="1.6395">
            <text:p>1,639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952]+2.9847)/([.D952]-14.4252)" office:value-type="float" office:value="-0.0171919928812537">
            <text:p>-0,01719</text:p>
          </table:table-cell>
          <table:table-cell table:number-columns-repeated="1017"/>
        </table:table-row>
        <table:table-row table:style-name="ro1">
          <table:table-cell office:value-type="float" office:value="484.901">
            <text:p>484,90100</text:p>
          </table:table-cell>
          <table:table-cell office:value-type="float" office:value="-5.79">
            <text:p>-5,79000</text:p>
          </table:table-cell>
          <table:table-cell office:value-type="float" office:value="1.6395">
            <text:p>1,639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953]+2.9847)/([.D953]-14.4252)" office:value-type="float" office:value="-0.0171919928812537">
            <text:p>-0,01719</text:p>
          </table:table-cell>
          <table:table-cell table:number-columns-repeated="1017"/>
        </table:table-row>
        <table:table-row table:style-name="ro1">
          <table:table-cell office:value-type="float" office:value="485.001">
            <text:p>485,00100</text:p>
          </table:table-cell>
          <table:table-cell office:value-type="float" office:value="-5.79">
            <text:p>-5,79000</text:p>
          </table:table-cell>
          <table:table-cell office:value-type="float" office:value="1.6395">
            <text:p>1,639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954]+2.9847)/([.D954]-14.4252)" office:value-type="float" office:value="-0.0171919928812537">
            <text:p>-0,01719</text:p>
          </table:table-cell>
          <table:table-cell table:number-columns-repeated="1017"/>
        </table:table-row>
        <table:table-row table:style-name="ro1">
          <table:table-cell office:value-type="float" office:value="485.101">
            <text:p>485,10100</text:p>
          </table:table-cell>
          <table:table-cell office:value-type="float" office:value="-5.79">
            <text:p>-5,79000</text:p>
          </table:table-cell>
          <table:table-cell office:value-type="float" office:value="1.6395">
            <text:p>1,639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955]+2.9847)/([.D955]-14.4252)" office:value-type="float" office:value="-0.0171919928812537">
            <text:p>-0,01719</text:p>
          </table:table-cell>
          <table:table-cell table:number-columns-repeated="1017"/>
        </table:table-row>
        <table:table-row table:style-name="ro1">
          <table:table-cell office:value-type="float" office:value="485.201">
            <text:p>485,20100</text:p>
          </table:table-cell>
          <table:table-cell office:value-type="float" office:value="-5.79">
            <text:p>-5,79000</text:p>
          </table:table-cell>
          <table:table-cell office:value-type="float" office:value="1.6395">
            <text:p>1,639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956]+2.9847)/([.D956]-14.4252)" office:value-type="float" office:value="-0.0171919928812537">
            <text:p>-0,01719</text:p>
          </table:table-cell>
          <table:table-cell table:number-columns-repeated="1017"/>
        </table:table-row>
        <table:table-row table:style-name="ro1">
          <table:table-cell office:value-type="float" office:value="485.301">
            <text:p>485,30100</text:p>
          </table:table-cell>
          <table:table-cell office:value-type="float" office:value="-5.79">
            <text:p>-5,79000</text:p>
          </table:table-cell>
          <table:table-cell office:value-type="float" office:value="1.6395">
            <text:p>1,639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957]+2.9847)/([.D957]-14.4252)" office:value-type="float" office:value="-0.0171919928812537">
            <text:p>-0,01719</text:p>
          </table:table-cell>
          <table:table-cell table:number-columns-repeated="1017"/>
        </table:table-row>
        <table:table-row table:style-name="ro1">
          <table:table-cell office:value-type="float" office:value="485.401">
            <text:p>485,40100</text:p>
          </table:table-cell>
          <table:table-cell office:value-type="float" office:value="-5.775">
            <text:p>-5,77500</text:p>
          </table:table-cell>
          <table:table-cell office:value-type="float" office:value="1.6395">
            <text:p>1,639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958]+2.9847)/([.D958]-14.4252)" office:value-type="float" office:value="-0.0171000669220983">
            <text:p>-0,01710</text:p>
          </table:table-cell>
          <table:table-cell table:number-columns-repeated="1017"/>
        </table:table-row>
        <table:table-row table:style-name="ro1">
          <table:table-cell office:value-type="float" office:value="485.501">
            <text:p>485,50100</text:p>
          </table:table-cell>
          <table:table-cell office:value-type="float" office:value="-5.775">
            <text:p>-5,77500</text:p>
          </table:table-cell>
          <table:table-cell office:value-type="float" office:value="1.6395">
            <text:p>1,639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959]+2.9847)/([.D959]-14.4252)" office:value-type="float" office:value="-0.0171000669220983">
            <text:p>-0,01710</text:p>
          </table:table-cell>
          <table:table-cell table:number-columns-repeated="1017"/>
        </table:table-row>
        <table:table-row table:style-name="ro1">
          <table:table-cell office:value-type="float" office:value="485.601">
            <text:p>485,60100</text:p>
          </table:table-cell>
          <table:table-cell office:value-type="float" office:value="-5.775">
            <text:p>-5,77500</text:p>
          </table:table-cell>
          <table:table-cell office:value-type="float" office:value="1.6395">
            <text:p>1,639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960]+2.9847)/([.D960]-14.4252)" office:value-type="float" office:value="-0.0171000669220983">
            <text:p>-0,01710</text:p>
          </table:table-cell>
          <table:table-cell table:number-columns-repeated="1017"/>
        </table:table-row>
        <table:table-row table:style-name="ro1">
          <table:table-cell office:value-type="float" office:value="485.701">
            <text:p>485,70100</text:p>
          </table:table-cell>
          <table:table-cell office:value-type="float" office:value="-5.775">
            <text:p>-5,77500</text:p>
          </table:table-cell>
          <table:table-cell office:value-type="float" office:value="1.6395">
            <text:p>1,639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961]+2.9847)/([.D961]-14.4252)" office:value-type="float" office:value="-0.0171000669220983">
            <text:p>-0,01710</text:p>
          </table:table-cell>
          <table:table-cell table:number-columns-repeated="1017"/>
        </table:table-row>
        <table:table-row table:style-name="ro1">
          <table:table-cell office:value-type="float" office:value="485.801">
            <text:p>485,80100</text:p>
          </table:table-cell>
          <table:table-cell office:value-type="float" office:value="-5.775">
            <text:p>-5,77500</text:p>
          </table:table-cell>
          <table:table-cell office:value-type="float" office:value="1.6395">
            <text:p>1,639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962]+2.9847)/([.D962]-14.4252)" office:value-type="float" office:value="-0.0171000669220983">
            <text:p>-0,01710</text:p>
          </table:table-cell>
          <table:table-cell table:number-columns-repeated="1017"/>
        </table:table-row>
        <table:table-row table:style-name="ro1">
          <table:table-cell office:value-type="float" office:value="485.901">
            <text:p>485,90100</text:p>
          </table:table-cell>
          <table:table-cell office:value-type="float" office:value="-5.775">
            <text:p>-5,77500</text:p>
          </table:table-cell>
          <table:table-cell office:value-type="float" office:value="1.6395">
            <text:p>1,639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963]+2.9847)/([.D963]-14.4252)" office:value-type="float" office:value="-0.0171000669220983">
            <text:p>-0,01710</text:p>
          </table:table-cell>
          <table:table-cell table:number-columns-repeated="1017"/>
        </table:table-row>
        <table:table-row table:style-name="ro1">
          <table:table-cell office:value-type="float" office:value="486.001">
            <text:p>486,00100</text:p>
          </table:table-cell>
          <table:table-cell office:value-type="float" office:value="-5.775">
            <text:p>-5,77500</text:p>
          </table:table-cell>
          <table:table-cell office:value-type="float" office:value="1.6395">
            <text:p>1,639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964]+2.9847)/([.D964]-14.4252)" office:value-type="float" office:value="-0.0171000669220983">
            <text:p>-0,01710</text:p>
          </table:table-cell>
          <table:table-cell table:number-columns-repeated="1017"/>
        </table:table-row>
        <table:table-row table:style-name="ro1">
          <table:table-cell office:value-type="float" office:value="486.101">
            <text:p>486,10100</text:p>
          </table:table-cell>
          <table:table-cell office:value-type="float" office:value="-5.775">
            <text:p>-5,77500</text:p>
          </table:table-cell>
          <table:table-cell office:value-type="float" office:value="1.6395">
            <text:p>1,639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965]+2.9847)/([.D965]-14.4252)" office:value-type="float" office:value="-0.0171000669220983">
            <text:p>-0,01710</text:p>
          </table:table-cell>
          <table:table-cell table:number-columns-repeated="1017"/>
        </table:table-row>
        <table:table-row table:style-name="ro1">
          <table:table-cell office:value-type="float" office:value="486.201">
            <text:p>486,20100</text:p>
          </table:table-cell>
          <table:table-cell office:value-type="float" office:value="-5.775">
            <text:p>-5,77500</text:p>
          </table:table-cell>
          <table:table-cell office:value-type="float" office:value="1.6395">
            <text:p>1,639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966]+2.9847)/([.D966]-14.4252)" office:value-type="float" office:value="-0.0171000669220983">
            <text:p>-0,01710</text:p>
          </table:table-cell>
          <table:table-cell table:number-columns-repeated="1017"/>
        </table:table-row>
        <table:table-row table:style-name="ro1">
          <table:table-cell office:value-type="float" office:value="486.301">
            <text:p>486,30100</text:p>
          </table:table-cell>
          <table:table-cell office:value-type="float" office:value="-5.775">
            <text:p>-5,77500</text:p>
          </table:table-cell>
          <table:table-cell office:value-type="float" office:value="1.6395">
            <text:p>1,639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967]+2.9847)/([.D967]-14.4252)" office:value-type="float" office:value="-0.0171000669220983">
            <text:p>-0,01710</text:p>
          </table:table-cell>
          <table:table-cell table:number-columns-repeated="1017"/>
        </table:table-row>
        <table:table-row table:style-name="ro1">
          <table:table-cell office:value-type="float" office:value="486.401">
            <text:p>486,40100</text:p>
          </table:table-cell>
          <table:table-cell office:value-type="float" office:value="-5.79">
            <text:p>-5,79000</text:p>
          </table:table-cell>
          <table:table-cell office:value-type="float" office:value="1.6395">
            <text:p>1,639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968]+2.9847)/([.D968]-14.4252)" office:value-type="float" office:value="-0.0171919928812537">
            <text:p>-0,01719</text:p>
          </table:table-cell>
          <table:table-cell table:number-columns-repeated="1017"/>
        </table:table-row>
        <table:table-row table:style-name="ro1">
          <table:table-cell office:value-type="float" office:value="486.501">
            <text:p>486,50100</text:p>
          </table:table-cell>
          <table:table-cell office:value-type="float" office:value="-5.79">
            <text:p>-5,79000</text:p>
          </table:table-cell>
          <table:table-cell office:value-type="float" office:value="1.638">
            <text:p>1,638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969]+2.9847)/([.D969]-14.4252)" office:value-type="float" office:value="-0.0171919928812537">
            <text:p>-0,01719</text:p>
          </table:table-cell>
          <table:table-cell table:number-columns-repeated="1017"/>
        </table:table-row>
        <table:table-row table:style-name="ro1">
          <table:table-cell office:value-type="float" office:value="486.601">
            <text:p>486,60100</text:p>
          </table:table-cell>
          <table:table-cell office:value-type="float" office:value="-5.79">
            <text:p>-5,79000</text:p>
          </table:table-cell>
          <table:table-cell office:value-type="float" office:value="1.638">
            <text:p>1,638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970]+2.9847)/([.D970]-14.4252)" office:value-type="float" office:value="-0.0171919928812537">
            <text:p>-0,01719</text:p>
          </table:table-cell>
          <table:table-cell table:number-columns-repeated="1017"/>
        </table:table-row>
        <table:table-row table:style-name="ro1">
          <table:table-cell office:value-type="float" office:value="486.701">
            <text:p>486,70100</text:p>
          </table:table-cell>
          <table:table-cell office:value-type="float" office:value="-5.79">
            <text:p>-5,79000</text:p>
          </table:table-cell>
          <table:table-cell office:value-type="float" office:value="1.638">
            <text:p>1,638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971]+2.9847)/([.D971]-14.4252)" office:value-type="float" office:value="-0.0171919928812537">
            <text:p>-0,01719</text:p>
          </table:table-cell>
          <table:table-cell table:number-columns-repeated="1017"/>
        </table:table-row>
        <table:table-row table:style-name="ro1">
          <table:table-cell office:value-type="float" office:value="486.801">
            <text:p>486,80100</text:p>
          </table:table-cell>
          <table:table-cell office:value-type="float" office:value="-5.79">
            <text:p>-5,79000</text:p>
          </table:table-cell>
          <table:table-cell office:value-type="float" office:value="1.638">
            <text:p>1,638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972]+2.9847)/([.D972]-14.4252)" office:value-type="float" office:value="-0.0171919928812537">
            <text:p>-0,01719</text:p>
          </table:table-cell>
          <table:table-cell table:number-columns-repeated="1017"/>
        </table:table-row>
        <table:table-row table:style-name="ro1">
          <table:table-cell office:value-type="float" office:value="486.901">
            <text:p>486,90100</text:p>
          </table:table-cell>
          <table:table-cell office:value-type="float" office:value="-5.79">
            <text:p>-5,79000</text:p>
          </table:table-cell>
          <table:table-cell office:value-type="float" office:value="1.638">
            <text:p>1,638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973]+2.9847)/([.D973]-14.4252)" office:value-type="float" office:value="-0.0171919928812537">
            <text:p>-0,01719</text:p>
          </table:table-cell>
          <table:table-cell table:number-columns-repeated="1017"/>
        </table:table-row>
        <table:table-row table:style-name="ro1">
          <table:table-cell office:value-type="float" office:value="487.001">
            <text:p>487,00100</text:p>
          </table:table-cell>
          <table:table-cell office:value-type="float" office:value="-5.79">
            <text:p>-5,79000</text:p>
          </table:table-cell>
          <table:table-cell office:value-type="float" office:value="1.638">
            <text:p>1,638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974]+2.9847)/([.D974]-14.4252)" office:value-type="float" office:value="-0.0171919928812537">
            <text:p>-0,01719</text:p>
          </table:table-cell>
          <table:table-cell table:number-columns-repeated="1017"/>
        </table:table-row>
        <table:table-row table:style-name="ro1">
          <table:table-cell office:value-type="float" office:value="487.101">
            <text:p>487,10100</text:p>
          </table:table-cell>
          <table:table-cell office:value-type="float" office:value="-5.79">
            <text:p>-5,79000</text:p>
          </table:table-cell>
          <table:table-cell office:value-type="float" office:value="1.638">
            <text:p>1,638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975]+2.9847)/([.D975]-14.4252)" office:value-type="float" office:value="-0.0171919928812537">
            <text:p>-0,01719</text:p>
          </table:table-cell>
          <table:table-cell table:number-columns-repeated="1017"/>
        </table:table-row>
        <table:table-row table:style-name="ro1">
          <table:table-cell office:value-type="float" office:value="487.201">
            <text:p>487,20100</text:p>
          </table:table-cell>
          <table:table-cell office:value-type="float" office:value="-5.79">
            <text:p>-5,79000</text:p>
          </table:table-cell>
          <table:table-cell office:value-type="float" office:value="1.638">
            <text:p>1,638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976]+2.9847)/([.D976]-14.4252)" office:value-type="float" office:value="-0.0171919928812537">
            <text:p>-0,01719</text:p>
          </table:table-cell>
          <table:table-cell table:number-columns-repeated="1017"/>
        </table:table-row>
        <table:table-row table:style-name="ro1">
          <table:table-cell office:value-type="float" office:value="487.301">
            <text:p>487,30100</text:p>
          </table:table-cell>
          <table:table-cell office:value-type="float" office:value="-5.79">
            <text:p>-5,79000</text:p>
          </table:table-cell>
          <table:table-cell office:value-type="float" office:value="1.638">
            <text:p>1,638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977]+2.9847)/([.D977]-14.4252)" office:value-type="float" office:value="-0.0171919928812537">
            <text:p>-0,01719</text:p>
          </table:table-cell>
          <table:table-cell table:number-columns-repeated="1017"/>
        </table:table-row>
        <table:table-row table:style-name="ro1">
          <table:table-cell office:value-type="float" office:value="487.401">
            <text:p>487,40100</text:p>
          </table:table-cell>
          <table:table-cell office:value-type="float" office:value="-5.775">
            <text:p>-5,77500</text:p>
          </table:table-cell>
          <table:table-cell office:value-type="float" office:value="1.638">
            <text:p>1,638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978]+2.9847)/([.D978]-14.4252)" office:value-type="float" office:value="-0.0171000669220983">
            <text:p>-0,01710</text:p>
          </table:table-cell>
          <table:table-cell table:number-columns-repeated="1017"/>
        </table:table-row>
        <table:table-row table:style-name="ro1">
          <table:table-cell office:value-type="float" office:value="487.501">
            <text:p>487,50100</text:p>
          </table:table-cell>
          <table:table-cell office:value-type="float" office:value="-5.775">
            <text:p>-5,77500</text:p>
          </table:table-cell>
          <table:table-cell office:value-type="float" office:value="1.638">
            <text:p>1,6380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979]+2.9847)/([.D979]-14.4252)" office:value-type="float" office:value="-0.0171158007861381">
            <text:p>-0,01712</text:p>
          </table:table-cell>
          <table:table-cell table:number-columns-repeated="1017"/>
        </table:table-row>
        <table:table-row table:style-name="ro1">
          <table:table-cell office:value-type="float" office:value="487.601">
            <text:p>487,60100</text:p>
          </table:table-cell>
          <table:table-cell office:value-type="float" office:value="-5.775">
            <text:p>-5,77500</text:p>
          </table:table-cell>
          <table:table-cell office:value-type="float" office:value="1.638">
            <text:p>1,6380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980]+2.9847)/([.D980]-14.4252)" office:value-type="float" office:value="-0.0171158007861381">
            <text:p>-0,01712</text:p>
          </table:table-cell>
          <table:table-cell table:number-columns-repeated="1017"/>
        </table:table-row>
        <table:table-row table:style-name="ro1">
          <table:table-cell office:value-type="float" office:value="487.701">
            <text:p>487,70100</text:p>
          </table:table-cell>
          <table:table-cell office:value-type="float" office:value="-5.775">
            <text:p>-5,77500</text:p>
          </table:table-cell>
          <table:table-cell office:value-type="float" office:value="1.638">
            <text:p>1,6380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981]+2.9847)/([.D981]-14.4252)" office:value-type="float" office:value="-0.0171158007861381">
            <text:p>-0,01712</text:p>
          </table:table-cell>
          <table:table-cell table:number-columns-repeated="1017"/>
        </table:table-row>
        <table:table-row table:style-name="ro1">
          <table:table-cell office:value-type="float" office:value="487.801">
            <text:p>487,80100</text:p>
          </table:table-cell>
          <table:table-cell office:value-type="float" office:value="-5.775">
            <text:p>-5,77500</text:p>
          </table:table-cell>
          <table:table-cell office:value-type="float" office:value="1.638">
            <text:p>1,6380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982]+2.9847)/([.D982]-14.4252)" office:value-type="float" office:value="-0.0171158007861381">
            <text:p>-0,01712</text:p>
          </table:table-cell>
          <table:table-cell table:number-columns-repeated="1017"/>
        </table:table-row>
        <table:table-row table:style-name="ro1">
          <table:table-cell office:value-type="float" office:value="487.901">
            <text:p>487,90100</text:p>
          </table:table-cell>
          <table:table-cell office:value-type="float" office:value="-5.775">
            <text:p>-5,77500</text:p>
          </table:table-cell>
          <table:table-cell office:value-type="float" office:value="1.638">
            <text:p>1,6380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983]+2.9847)/([.D983]-14.4252)" office:value-type="float" office:value="-0.0171158007861381">
            <text:p>-0,01712</text:p>
          </table:table-cell>
          <table:table-cell table:number-columns-repeated="1017"/>
        </table:table-row>
        <table:table-row table:style-name="ro1">
          <table:table-cell office:value-type="float" office:value="488.001">
            <text:p>488,00100</text:p>
          </table:table-cell>
          <table:table-cell office:value-type="float" office:value="-5.775">
            <text:p>-5,77500</text:p>
          </table:table-cell>
          <table:table-cell office:value-type="float" office:value="1.638">
            <text:p>1,6380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984]+2.9847)/([.D984]-14.4252)" office:value-type="float" office:value="-0.0171158007861381">
            <text:p>-0,01712</text:p>
          </table:table-cell>
          <table:table-cell table:number-columns-repeated="1017"/>
        </table:table-row>
        <table:table-row table:style-name="ro1">
          <table:table-cell office:value-type="float" office:value="488.101">
            <text:p>488,10100</text:p>
          </table:table-cell>
          <table:table-cell office:value-type="float" office:value="-5.775">
            <text:p>-5,77500</text:p>
          </table:table-cell>
          <table:table-cell office:value-type="float" office:value="1.638">
            <text:p>1,6380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985]+2.9847)/([.D985]-14.4252)" office:value-type="float" office:value="-0.0171158007861381">
            <text:p>-0,01712</text:p>
          </table:table-cell>
          <table:table-cell table:number-columns-repeated="1017"/>
        </table:table-row>
        <table:table-row table:style-name="ro1">
          <table:table-cell office:value-type="float" office:value="488.201">
            <text:p>488,20100</text:p>
          </table:table-cell>
          <table:table-cell office:value-type="float" office:value="-5.775">
            <text:p>-5,77500</text:p>
          </table:table-cell>
          <table:table-cell office:value-type="float" office:value="1.638">
            <text:p>1,6380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986]+2.9847)/([.D986]-14.4252)" office:value-type="float" office:value="-0.0171158007861381">
            <text:p>-0,01712</text:p>
          </table:table-cell>
          <table:table-cell table:number-columns-repeated="1017"/>
        </table:table-row>
        <table:table-row table:style-name="ro1">
          <table:table-cell office:value-type="float" office:value="488.301">
            <text:p>488,30100</text:p>
          </table:table-cell>
          <table:table-cell office:value-type="float" office:value="-5.775">
            <text:p>-5,77500</text:p>
          </table:table-cell>
          <table:table-cell office:value-type="float" office:value="1.638">
            <text:p>1,6380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987]+2.9847)/([.D987]-14.4252)" office:value-type="float" office:value="-0.0171158007861381">
            <text:p>-0,01712</text:p>
          </table:table-cell>
          <table:table-cell table:number-columns-repeated="1017"/>
        </table:table-row>
        <table:table-row table:style-name="ro1">
          <table:table-cell office:value-type="float" office:value="488.401">
            <text:p>488,40100</text:p>
          </table:table-cell>
          <table:table-cell office:value-type="float" office:value="-5.775">
            <text:p>-5,77500</text:p>
          </table:table-cell>
          <table:table-cell office:value-type="float" office:value="1.638">
            <text:p>1,6380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988]+2.9847)/([.D988]-14.4252)" office:value-type="float" office:value="-0.0171158007861381">
            <text:p>-0,01712</text:p>
          </table:table-cell>
          <table:table-cell table:number-columns-repeated="1017"/>
        </table:table-row>
        <table:table-row table:style-name="ro1">
          <table:table-cell office:value-type="float" office:value="488.501">
            <text:p>488,50100</text:p>
          </table:table-cell>
          <table:table-cell office:value-type="float" office:value="-5.775">
            <text:p>-5,77500</text:p>
          </table:table-cell>
          <table:table-cell office:value-type="float" office:value="1.638">
            <text:p>1,6380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989]+2.9847)/([.D989]-14.4252)" office:value-type="float" office:value="-0.0171158007861381">
            <text:p>-0,01712</text:p>
          </table:table-cell>
          <table:table-cell table:number-columns-repeated="1017"/>
        </table:table-row>
        <table:table-row table:style-name="ro1">
          <table:table-cell office:value-type="float" office:value="488.601">
            <text:p>488,60100</text:p>
          </table:table-cell>
          <table:table-cell office:value-type="float" office:value="-5.775">
            <text:p>-5,77500</text:p>
          </table:table-cell>
          <table:table-cell office:value-type="float" office:value="1.638">
            <text:p>1,6380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990]+2.9847)/([.D990]-14.4252)" office:value-type="float" office:value="-0.0171158007861381">
            <text:p>-0,01712</text:p>
          </table:table-cell>
          <table:table-cell table:number-columns-repeated="1017"/>
        </table:table-row>
        <table:table-row table:style-name="ro1">
          <table:table-cell office:value-type="float" office:value="488.701">
            <text:p>488,70100</text:p>
          </table:table-cell>
          <table:table-cell office:value-type="float" office:value="-5.775">
            <text:p>-5,77500</text:p>
          </table:table-cell>
          <table:table-cell office:value-type="float" office:value="1.638">
            <text:p>1,6380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991]+2.9847)/([.D991]-14.4252)" office:value-type="float" office:value="-0.0171158007861381">
            <text:p>-0,01712</text:p>
          </table:table-cell>
          <table:table-cell table:number-columns-repeated="1017"/>
        </table:table-row>
        <table:table-row table:style-name="ro1">
          <table:table-cell office:value-type="float" office:value="488.801">
            <text:p>488,80100</text:p>
          </table:table-cell>
          <table:table-cell office:value-type="float" office:value="-5.775">
            <text:p>-5,77500</text:p>
          </table:table-cell>
          <table:table-cell office:value-type="float" office:value="1.638">
            <text:p>1,6380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992]+2.9847)/([.D992]-14.4252)" office:value-type="float" office:value="-0.0171158007861381">
            <text:p>-0,01712</text:p>
          </table:table-cell>
          <table:table-cell table:number-columns-repeated="1017"/>
        </table:table-row>
        <table:table-row table:style-name="ro1">
          <table:table-cell office:value-type="float" office:value="488.901">
            <text:p>488,90100</text:p>
          </table:table-cell>
          <table:table-cell office:value-type="float" office:value="-5.775">
            <text:p>-5,77500</text:p>
          </table:table-cell>
          <table:table-cell office:value-type="float" office:value="1.638">
            <text:p>1,6380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993]+2.9847)/([.D993]-14.4252)" office:value-type="float" office:value="-0.0171158007861381">
            <text:p>-0,01712</text:p>
          </table:table-cell>
          <table:table-cell table:number-columns-repeated="1017"/>
        </table:table-row>
        <table:table-row table:style-name="ro1">
          <table:table-cell office:value-type="float" office:value="489.001">
            <text:p>489,00100</text:p>
          </table:table-cell>
          <table:table-cell office:value-type="float" office:value="-5.775">
            <text:p>-5,77500</text:p>
          </table:table-cell>
          <table:table-cell office:value-type="float" office:value="1.638">
            <text:p>1,6380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994]+2.9847)/([.D994]-14.4252)" office:value-type="float" office:value="-0.0171158007861381">
            <text:p>-0,01712</text:p>
          </table:table-cell>
          <table:table-cell table:number-columns-repeated="1017"/>
        </table:table-row>
        <table:table-row table:style-name="ro1">
          <table:table-cell office:value-type="float" office:value="489.101">
            <text:p>489,10100</text:p>
          </table:table-cell>
          <table:table-cell office:value-type="float" office:value="-5.775">
            <text:p>-5,77500</text:p>
          </table:table-cell>
          <table:table-cell office:value-type="float" office:value="1.638">
            <text:p>1,6380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995]+2.9847)/([.D995]-14.4252)" office:value-type="float" office:value="-0.0171158007861381">
            <text:p>-0,01712</text:p>
          </table:table-cell>
          <table:table-cell table:number-columns-repeated="1017"/>
        </table:table-row>
        <table:table-row table:style-name="ro1">
          <table:table-cell office:value-type="float" office:value="489.201">
            <text:p>489,20100</text:p>
          </table:table-cell>
          <table:table-cell office:value-type="float" office:value="-5.775">
            <text:p>-5,77500</text:p>
          </table:table-cell>
          <table:table-cell office:value-type="float" office:value="1.638">
            <text:p>1,6380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996]+2.9847)/([.D996]-14.4252)" office:value-type="float" office:value="-0.0171158007861381">
            <text:p>-0,01712</text:p>
          </table:table-cell>
          <table:table-cell table:number-columns-repeated="1017"/>
        </table:table-row>
        <table:table-row table:style-name="ro1">
          <table:table-cell office:value-type="float" office:value="489.301">
            <text:p>489,30100</text:p>
          </table:table-cell>
          <table:table-cell office:value-type="float" office:value="-5.775">
            <text:p>-5,77500</text:p>
          </table:table-cell>
          <table:table-cell office:value-type="float" office:value="1.638">
            <text:p>1,6380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997]+2.9847)/([.D997]-14.4252)" office:value-type="float" office:value="-0.0171158007861381">
            <text:p>-0,01712</text:p>
          </table:table-cell>
          <table:table-cell table:number-columns-repeated="1017"/>
        </table:table-row>
        <table:table-row table:style-name="ro1">
          <table:table-cell office:value-type="float" office:value="489.401">
            <text:p>489,40100</text:p>
          </table:table-cell>
          <table:table-cell office:value-type="float" office:value="-5.775">
            <text:p>-5,77500</text:p>
          </table:table-cell>
          <table:table-cell office:value-type="float" office:value="1.638">
            <text:p>1,6380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998]+2.9847)/([.D998]-14.4252)" office:value-type="float" office:value="-0.0171158007861381">
            <text:p>-0,01712</text:p>
          </table:table-cell>
          <table:table-cell table:number-columns-repeated="1017"/>
        </table:table-row>
        <table:table-row table:style-name="ro1">
          <table:table-cell office:value-type="float" office:value="489.501">
            <text:p>489,50100</text:p>
          </table:table-cell>
          <table:table-cell office:value-type="float" office:value="-5.775">
            <text:p>-5,77500</text:p>
          </table:table-cell>
          <table:table-cell office:value-type="float" office:value="1.6365">
            <text:p>1,636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999]+2.9847)/([.D999]-14.4252)" office:value-type="float" office:value="-0.0171158007861381">
            <text:p>-0,01712</text:p>
          </table:table-cell>
          <table:table-cell table:number-columns-repeated="1017"/>
        </table:table-row>
        <table:table-row table:style-name="ro1">
          <table:table-cell office:value-type="float" office:value="489.601">
            <text:p>489,60100</text:p>
          </table:table-cell>
          <table:table-cell office:value-type="float" office:value="-5.775">
            <text:p>-5,77500</text:p>
          </table:table-cell>
          <table:table-cell office:value-type="float" office:value="1.6365">
            <text:p>1,636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000]+2.9847)/([.D1000]-14.4252)" office:value-type="float" office:value="-0.0171158007861381">
            <text:p>-0,01712</text:p>
          </table:table-cell>
          <table:table-cell table:number-columns-repeated="1017"/>
        </table:table-row>
        <table:table-row table:style-name="ro1">
          <table:table-cell office:value-type="float" office:value="489.701">
            <text:p>489,70100</text:p>
          </table:table-cell>
          <table:table-cell office:value-type="float" office:value="-5.775">
            <text:p>-5,77500</text:p>
          </table:table-cell>
          <table:table-cell office:value-type="float" office:value="1.6365">
            <text:p>1,636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001]+2.9847)/([.D1001]-14.4252)" office:value-type="float" office:value="-0.0171158007861381">
            <text:p>-0,01712</text:p>
          </table:table-cell>
          <table:table-cell table:number-columns-repeated="1017"/>
        </table:table-row>
        <table:table-row table:style-name="ro1">
          <table:table-cell office:value-type="float" office:value="489.801">
            <text:p>489,80100</text:p>
          </table:table-cell>
          <table:table-cell office:value-type="float" office:value="-5.775">
            <text:p>-5,77500</text:p>
          </table:table-cell>
          <table:table-cell office:value-type="float" office:value="1.6365">
            <text:p>1,636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002]+2.9847)/([.D1002]-14.4252)" office:value-type="float" office:value="-0.0171158007861381">
            <text:p>-0,01712</text:p>
          </table:table-cell>
          <table:table-cell table:number-columns-repeated="1017"/>
        </table:table-row>
        <table:table-row table:style-name="ro1">
          <table:table-cell office:value-type="float" office:value="489.901">
            <text:p>489,90100</text:p>
          </table:table-cell>
          <table:table-cell office:value-type="float" office:value="-5.775">
            <text:p>-5,77500</text:p>
          </table:table-cell>
          <table:table-cell office:value-type="float" office:value="1.6365">
            <text:p>1,636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003]+2.9847)/([.D1003]-14.4252)" office:value-type="float" office:value="-0.0171158007861381">
            <text:p>-0,01712</text:p>
          </table:table-cell>
          <table:table-cell table:number-columns-repeated="1017"/>
        </table:table-row>
        <table:table-row table:style-name="ro1">
          <table:table-cell office:value-type="float" office:value="490.001">
            <text:p>490,00100</text:p>
          </table:table-cell>
          <table:table-cell office:value-type="float" office:value="-5.775">
            <text:p>-5,77500</text:p>
          </table:table-cell>
          <table:table-cell office:value-type="float" office:value="1.6365">
            <text:p>1,636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004]+2.9847)/([.D1004]-14.4252)" office:value-type="float" office:value="-0.0171158007861381">
            <text:p>-0,01712</text:p>
          </table:table-cell>
          <table:table-cell table:number-columns-repeated="1017"/>
        </table:table-row>
        <table:table-row table:style-name="ro1">
          <table:table-cell office:value-type="float" office:value="490.101">
            <text:p>490,10100</text:p>
          </table:table-cell>
          <table:table-cell office:value-type="float" office:value="-5.775">
            <text:p>-5,77500</text:p>
          </table:table-cell>
          <table:table-cell office:value-type="float" office:value="1.6365">
            <text:p>1,636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005]+2.9847)/([.D1005]-14.4252)" office:value-type="float" office:value="-0.0171158007861381">
            <text:p>-0,01712</text:p>
          </table:table-cell>
          <table:table-cell table:number-columns-repeated="1017"/>
        </table:table-row>
        <table:table-row table:style-name="ro1">
          <table:table-cell office:value-type="float" office:value="490.201">
            <text:p>490,20100</text:p>
          </table:table-cell>
          <table:table-cell office:value-type="float" office:value="-5.775">
            <text:p>-5,77500</text:p>
          </table:table-cell>
          <table:table-cell office:value-type="float" office:value="1.6365">
            <text:p>1,636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006]+2.9847)/([.D1006]-14.4252)" office:value-type="float" office:value="-0.0171158007861381">
            <text:p>-0,01712</text:p>
          </table:table-cell>
          <table:table-cell table:number-columns-repeated="1017"/>
        </table:table-row>
        <table:table-row table:style-name="ro1">
          <table:table-cell office:value-type="float" office:value="490.301">
            <text:p>490,30100</text:p>
          </table:table-cell>
          <table:table-cell office:value-type="float" office:value="-5.775">
            <text:p>-5,77500</text:p>
          </table:table-cell>
          <table:table-cell office:value-type="float" office:value="1.6365">
            <text:p>1,636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007]+2.9847)/([.D1007]-14.4252)" office:value-type="float" office:value="-0.0171158007861381">
            <text:p>-0,01712</text:p>
          </table:table-cell>
          <table:table-cell table:number-columns-repeated="1017"/>
        </table:table-row>
        <table:table-row table:style-name="ro1">
          <table:table-cell office:value-type="float" office:value="490.401">
            <text:p>490,40100</text:p>
          </table:table-cell>
          <table:table-cell office:value-type="float" office:value="-5.775">
            <text:p>-5,77500</text:p>
          </table:table-cell>
          <table:table-cell office:value-type="float" office:value="1.6365">
            <text:p>1,636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008]+2.9847)/([.D1008]-14.4252)" office:value-type="float" office:value="-0.0171158007861381">
            <text:p>-0,01712</text:p>
          </table:table-cell>
          <table:table-cell table:number-columns-repeated="1017"/>
        </table:table-row>
        <table:table-row table:style-name="ro1">
          <table:table-cell office:value-type="float" office:value="490.501">
            <text:p>490,50100</text:p>
          </table:table-cell>
          <table:table-cell office:value-type="float" office:value="-5.775">
            <text:p>-5,77500</text:p>
          </table:table-cell>
          <table:table-cell office:value-type="float" office:value="1.635">
            <text:p>1,6350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009]+2.9847)/([.D1009]-14.4252)" office:value-type="float" office:value="-0.0171158007861381">
            <text:p>-0,01712</text:p>
          </table:table-cell>
          <table:table-cell table:number-columns-repeated="1017"/>
        </table:table-row>
        <table:table-row table:style-name="ro1">
          <table:table-cell office:value-type="float" office:value="490.601">
            <text:p>490,60100</text:p>
          </table:table-cell>
          <table:table-cell office:value-type="float" office:value="-5.775">
            <text:p>-5,77500</text:p>
          </table:table-cell>
          <table:table-cell office:value-type="float" office:value="1.635">
            <text:p>1,6350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010]+2.9847)/([.D1010]-14.4252)" office:value-type="float" office:value="-0.0171158007861381">
            <text:p>-0,01712</text:p>
          </table:table-cell>
          <table:table-cell table:number-columns-repeated="1017"/>
        </table:table-row>
        <table:table-row table:style-name="ro1">
          <table:table-cell office:value-type="float" office:value="490.701">
            <text:p>490,70100</text:p>
          </table:table-cell>
          <table:table-cell office:value-type="float" office:value="-5.775">
            <text:p>-5,77500</text:p>
          </table:table-cell>
          <table:table-cell office:value-type="float" office:value="1.635">
            <text:p>1,6350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011]+2.9847)/([.D1011]-14.4252)" office:value-type="float" office:value="-0.0171158007861381">
            <text:p>-0,01712</text:p>
          </table:table-cell>
          <table:table-cell table:number-columns-repeated="1017"/>
        </table:table-row>
        <table:table-row table:style-name="ro1">
          <table:table-cell office:value-type="float" office:value="490.801">
            <text:p>490,80100</text:p>
          </table:table-cell>
          <table:table-cell office:value-type="float" office:value="-5.775">
            <text:p>-5,77500</text:p>
          </table:table-cell>
          <table:table-cell office:value-type="float" office:value="1.635">
            <text:p>1,6350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012]+2.9847)/([.D1012]-14.4252)" office:value-type="float" office:value="-0.0171158007861381">
            <text:p>-0,01712</text:p>
          </table:table-cell>
          <table:table-cell table:number-columns-repeated="1017"/>
        </table:table-row>
        <table:table-row table:style-name="ro1">
          <table:table-cell office:value-type="float" office:value="490.901">
            <text:p>490,90100</text:p>
          </table:table-cell>
          <table:table-cell office:value-type="float" office:value="-5.775">
            <text:p>-5,77500</text:p>
          </table:table-cell>
          <table:table-cell office:value-type="float" office:value="1.635">
            <text:p>1,6350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013]+2.9847)/([.D1013]-14.4252)" office:value-type="float" office:value="-0.0171158007861381">
            <text:p>-0,01712</text:p>
          </table:table-cell>
          <table:table-cell table:number-columns-repeated="1017"/>
        </table:table-row>
        <table:table-row table:style-name="ro1">
          <table:table-cell office:value-type="float" office:value="491.001">
            <text:p>491,00100</text:p>
          </table:table-cell>
          <table:table-cell office:value-type="float" office:value="-5.775">
            <text:p>-5,77500</text:p>
          </table:table-cell>
          <table:table-cell office:value-type="float" office:value="1.635">
            <text:p>1,6350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014]+2.9847)/([.D1014]-14.4252)" office:value-type="float" office:value="-0.0171158007861381">
            <text:p>-0,01712</text:p>
          </table:table-cell>
          <table:table-cell table:number-columns-repeated="1017"/>
        </table:table-row>
        <table:table-row table:style-name="ro1">
          <table:table-cell office:value-type="float" office:value="491.101">
            <text:p>491,10100</text:p>
          </table:table-cell>
          <table:table-cell office:value-type="float" office:value="-5.775">
            <text:p>-5,77500</text:p>
          </table:table-cell>
          <table:table-cell office:value-type="float" office:value="1.635">
            <text:p>1,6350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015]+2.9847)/([.D1015]-14.4252)" office:value-type="float" office:value="-0.0171158007861381">
            <text:p>-0,01712</text:p>
          </table:table-cell>
          <table:table-cell table:number-columns-repeated="1017"/>
        </table:table-row>
        <table:table-row table:style-name="ro1">
          <table:table-cell office:value-type="float" office:value="491.201">
            <text:p>491,20100</text:p>
          </table:table-cell>
          <table:table-cell office:value-type="float" office:value="-5.775">
            <text:p>-5,77500</text:p>
          </table:table-cell>
          <table:table-cell office:value-type="float" office:value="1.635">
            <text:p>1,6350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016]+2.9847)/([.D1016]-14.4252)" office:value-type="float" office:value="-0.0171158007861381">
            <text:p>-0,01712</text:p>
          </table:table-cell>
          <table:table-cell table:number-columns-repeated="1017"/>
        </table:table-row>
        <table:table-row table:style-name="ro1">
          <table:table-cell office:value-type="float" office:value="491.301">
            <text:p>491,30100</text:p>
          </table:table-cell>
          <table:table-cell office:value-type="float" office:value="-5.775">
            <text:p>-5,77500</text:p>
          </table:table-cell>
          <table:table-cell office:value-type="float" office:value="1.635">
            <text:p>1,6350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017]+2.9847)/([.D1017]-14.4252)" office:value-type="float" office:value="-0.0171158007861381">
            <text:p>-0,01712</text:p>
          </table:table-cell>
          <table:table-cell table:number-columns-repeated="1017"/>
        </table:table-row>
        <table:table-row table:style-name="ro1">
          <table:table-cell office:value-type="float" office:value="491.401">
            <text:p>491,40100</text:p>
          </table:table-cell>
          <table:table-cell office:value-type="float" office:value="-5.775">
            <text:p>-5,77500</text:p>
          </table:table-cell>
          <table:table-cell office:value-type="float" office:value="1.635">
            <text:p>1,6350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018]+2.9847)/([.D1018]-14.4252)" office:value-type="float" office:value="-0.0171158007861381">
            <text:p>-0,01712</text:p>
          </table:table-cell>
          <table:table-cell table:number-columns-repeated="1017"/>
        </table:table-row>
        <table:table-row table:style-name="ro1">
          <table:table-cell office:value-type="float" office:value="491.501">
            <text:p>491,50100</text:p>
          </table:table-cell>
          <table:table-cell office:value-type="float" office:value="-5.775">
            <text:p>-5,77500</text:p>
          </table:table-cell>
          <table:table-cell office:value-type="float" office:value="1.6365">
            <text:p>1,636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019]+2.9847)/([.D1019]-14.4252)" office:value-type="float" office:value="-0.0171158007861381">
            <text:p>-0,01712</text:p>
          </table:table-cell>
          <table:table-cell table:number-columns-repeated="1017"/>
        </table:table-row>
        <table:table-row table:style-name="ro1">
          <table:table-cell office:value-type="float" office:value="491.601">
            <text:p>491,60100</text:p>
          </table:table-cell>
          <table:table-cell office:value-type="float" office:value="-5.775">
            <text:p>-5,77500</text:p>
          </table:table-cell>
          <table:table-cell office:value-type="float" office:value="1.6365">
            <text:p>1,636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020]+2.9847)/([.D1020]-14.4252)" office:value-type="float" office:value="-0.0171158007861381">
            <text:p>-0,01712</text:p>
          </table:table-cell>
          <table:table-cell table:number-columns-repeated="1017"/>
        </table:table-row>
        <table:table-row table:style-name="ro1">
          <table:table-cell office:value-type="float" office:value="491.701">
            <text:p>491,70100</text:p>
          </table:table-cell>
          <table:table-cell office:value-type="float" office:value="-5.775">
            <text:p>-5,77500</text:p>
          </table:table-cell>
          <table:table-cell office:value-type="float" office:value="1.6365">
            <text:p>1,636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021]+2.9847)/([.D1021]-14.4252)" office:value-type="float" office:value="-0.0171158007861381">
            <text:p>-0,01712</text:p>
          </table:table-cell>
          <table:table-cell table:number-columns-repeated="1017"/>
        </table:table-row>
        <table:table-row table:style-name="ro1">
          <table:table-cell office:value-type="float" office:value="491.801">
            <text:p>491,80100</text:p>
          </table:table-cell>
          <table:table-cell office:value-type="float" office:value="-5.775">
            <text:p>-5,77500</text:p>
          </table:table-cell>
          <table:table-cell office:value-type="float" office:value="1.6365">
            <text:p>1,636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022]+2.9847)/([.D1022]-14.4252)" office:value-type="float" office:value="-0.0171158007861381">
            <text:p>-0,01712</text:p>
          </table:table-cell>
          <table:table-cell table:number-columns-repeated="1017"/>
        </table:table-row>
        <table:table-row table:style-name="ro1">
          <table:table-cell office:value-type="float" office:value="491.901">
            <text:p>491,90100</text:p>
          </table:table-cell>
          <table:table-cell office:value-type="float" office:value="-5.775">
            <text:p>-5,77500</text:p>
          </table:table-cell>
          <table:table-cell office:value-type="float" office:value="1.6365">
            <text:p>1,636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023]+2.9847)/([.D1023]-14.4252)" office:value-type="float" office:value="-0.0171158007861381">
            <text:p>-0,01712</text:p>
          </table:table-cell>
          <table:table-cell table:number-columns-repeated="1017"/>
        </table:table-row>
        <table:table-row table:style-name="ro1">
          <table:table-cell office:value-type="float" office:value="492.001">
            <text:p>492,00100</text:p>
          </table:table-cell>
          <table:table-cell office:value-type="float" office:value="-5.775">
            <text:p>-5,77500</text:p>
          </table:table-cell>
          <table:table-cell office:value-type="float" office:value="1.6365">
            <text:p>1,636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024]+2.9847)/([.D1024]-14.4252)" office:value-type="float" office:value="-0.0171158007861381">
            <text:p>-0,01712</text:p>
          </table:table-cell>
          <table:table-cell table:number-columns-repeated="1017"/>
        </table:table-row>
        <table:table-row table:style-name="ro1">
          <table:table-cell office:value-type="float" office:value="492.101">
            <text:p>492,10100</text:p>
          </table:table-cell>
          <table:table-cell office:value-type="float" office:value="-5.775">
            <text:p>-5,77500</text:p>
          </table:table-cell>
          <table:table-cell office:value-type="float" office:value="1.6365">
            <text:p>1,636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025]+2.9847)/([.D1025]-14.4252)" office:value-type="float" office:value="-0.0171158007861381">
            <text:p>-0,01712</text:p>
          </table:table-cell>
          <table:table-cell table:number-columns-repeated="1017"/>
        </table:table-row>
        <table:table-row table:style-name="ro1">
          <table:table-cell office:value-type="float" office:value="492.201">
            <text:p>492,20100</text:p>
          </table:table-cell>
          <table:table-cell office:value-type="float" office:value="-5.775">
            <text:p>-5,77500</text:p>
          </table:table-cell>
          <table:table-cell office:value-type="float" office:value="1.6365">
            <text:p>1,636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026]+2.9847)/([.D1026]-14.4252)" office:value-type="float" office:value="-0.0171158007861381">
            <text:p>-0,01712</text:p>
          </table:table-cell>
          <table:table-cell table:number-columns-repeated="1017"/>
        </table:table-row>
        <table:table-row table:style-name="ro1">
          <table:table-cell office:value-type="float" office:value="492.301">
            <text:p>492,30100</text:p>
          </table:table-cell>
          <table:table-cell office:value-type="float" office:value="-5.775">
            <text:p>-5,77500</text:p>
          </table:table-cell>
          <table:table-cell office:value-type="float" office:value="1.6365">
            <text:p>1,636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027]+2.9847)/([.D1027]-14.4252)" office:value-type="float" office:value="-0.0171158007861381">
            <text:p>-0,01712</text:p>
          </table:table-cell>
          <table:table-cell table:number-columns-repeated="1017"/>
        </table:table-row>
        <table:table-row table:style-name="ro1">
          <table:table-cell office:value-type="float" office:value="492.401">
            <text:p>492,40100</text:p>
          </table:table-cell>
          <table:table-cell office:value-type="float" office:value="-5.775">
            <text:p>-5,77500</text:p>
          </table:table-cell>
          <table:table-cell office:value-type="float" office:value="1.6365">
            <text:p>1,636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028]+2.9847)/([.D1028]-14.4252)" office:value-type="float" office:value="-0.0171158007861381">
            <text:p>-0,01712</text:p>
          </table:table-cell>
          <table:table-cell table:number-columns-repeated="1017"/>
        </table:table-row>
        <table:table-row table:style-name="ro1">
          <table:table-cell office:value-type="float" office:value="492.501">
            <text:p>492,50100</text:p>
          </table:table-cell>
          <table:table-cell office:value-type="float" office:value="-5.775">
            <text:p>-5,77500</text:p>
          </table:table-cell>
          <table:table-cell office:value-type="float" office:value="1.635">
            <text:p>1,6350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029]+2.9847)/([.D1029]-14.4252)" office:value-type="float" office:value="-0.0171158007861381">
            <text:p>-0,01712</text:p>
          </table:table-cell>
          <table:table-cell table:number-columns-repeated="1017"/>
        </table:table-row>
        <table:table-row table:style-name="ro1">
          <table:table-cell office:value-type="float" office:value="492.601">
            <text:p>492,60100</text:p>
          </table:table-cell>
          <table:table-cell office:value-type="float" office:value="-5.775">
            <text:p>-5,77500</text:p>
          </table:table-cell>
          <table:table-cell office:value-type="float" office:value="1.635">
            <text:p>1,6350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030]+2.9847)/([.D1030]-14.4252)" office:value-type="float" office:value="-0.0171158007861381">
            <text:p>-0,01712</text:p>
          </table:table-cell>
          <table:table-cell table:number-columns-repeated="1017"/>
        </table:table-row>
        <table:table-row table:style-name="ro1">
          <table:table-cell office:value-type="float" office:value="492.701">
            <text:p>492,70100</text:p>
          </table:table-cell>
          <table:table-cell office:value-type="float" office:value="-5.775">
            <text:p>-5,77500</text:p>
          </table:table-cell>
          <table:table-cell office:value-type="float" office:value="1.635">
            <text:p>1,6350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031]+2.9847)/([.D1031]-14.4252)" office:value-type="float" office:value="-0.0171158007861381">
            <text:p>-0,01712</text:p>
          </table:table-cell>
          <table:table-cell table:number-columns-repeated="1017"/>
        </table:table-row>
        <table:table-row table:style-name="ro1">
          <table:table-cell office:value-type="float" office:value="492.801">
            <text:p>492,80100</text:p>
          </table:table-cell>
          <table:table-cell office:value-type="float" office:value="-5.775">
            <text:p>-5,77500</text:p>
          </table:table-cell>
          <table:table-cell office:value-type="float" office:value="1.635">
            <text:p>1,6350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032]+2.9847)/([.D1032]-14.4252)" office:value-type="float" office:value="-0.0171158007861381">
            <text:p>-0,01712</text:p>
          </table:table-cell>
          <table:table-cell table:number-columns-repeated="1017"/>
        </table:table-row>
        <table:table-row table:style-name="ro1">
          <table:table-cell office:value-type="float" office:value="492.901">
            <text:p>492,90100</text:p>
          </table:table-cell>
          <table:table-cell office:value-type="float" office:value="-5.775">
            <text:p>-5,77500</text:p>
          </table:table-cell>
          <table:table-cell office:value-type="float" office:value="1.635">
            <text:p>1,6350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033]+2.9847)/([.D1033]-14.4252)" office:value-type="float" office:value="-0.0171158007861381">
            <text:p>-0,01712</text:p>
          </table:table-cell>
          <table:table-cell table:number-columns-repeated="1017"/>
        </table:table-row>
        <table:table-row table:style-name="ro1">
          <table:table-cell office:value-type="float" office:value="493.001">
            <text:p>493,00100</text:p>
          </table:table-cell>
          <table:table-cell office:value-type="float" office:value="-5.775">
            <text:p>-5,77500</text:p>
          </table:table-cell>
          <table:table-cell office:value-type="float" office:value="1.635">
            <text:p>1,6350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034]+2.9847)/([.D1034]-14.4252)" office:value-type="float" office:value="-0.0171158007861381">
            <text:p>-0,01712</text:p>
          </table:table-cell>
          <table:table-cell table:number-columns-repeated="1017"/>
        </table:table-row>
        <table:table-row table:style-name="ro1">
          <table:table-cell office:value-type="float" office:value="493.101">
            <text:p>493,10100</text:p>
          </table:table-cell>
          <table:table-cell office:value-type="float" office:value="-5.775">
            <text:p>-5,77500</text:p>
          </table:table-cell>
          <table:table-cell office:value-type="float" office:value="1.635">
            <text:p>1,6350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035]+2.9847)/([.D1035]-14.4252)" office:value-type="float" office:value="-0.0171158007861381">
            <text:p>-0,01712</text:p>
          </table:table-cell>
          <table:table-cell table:number-columns-repeated="1017"/>
        </table:table-row>
        <table:table-row table:style-name="ro1">
          <table:table-cell office:value-type="float" office:value="493.201">
            <text:p>493,20100</text:p>
          </table:table-cell>
          <table:table-cell office:value-type="float" office:value="-5.775">
            <text:p>-5,77500</text:p>
          </table:table-cell>
          <table:table-cell office:value-type="float" office:value="1.635">
            <text:p>1,6350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036]+2.9847)/([.D1036]-14.4252)" office:value-type="float" office:value="-0.0171158007861381">
            <text:p>-0,01712</text:p>
          </table:table-cell>
          <table:table-cell table:number-columns-repeated="1017"/>
        </table:table-row>
        <table:table-row table:style-name="ro1">
          <table:table-cell office:value-type="float" office:value="493.301">
            <text:p>493,30100</text:p>
          </table:table-cell>
          <table:table-cell office:value-type="float" office:value="-5.775">
            <text:p>-5,77500</text:p>
          </table:table-cell>
          <table:table-cell office:value-type="float" office:value="1.635">
            <text:p>1,6350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037]+2.9847)/([.D1037]-14.4252)" office:value-type="float" office:value="-0.0171158007861381">
            <text:p>-0,01712</text:p>
          </table:table-cell>
          <table:table-cell table:number-columns-repeated="1017"/>
        </table:table-row>
        <table:table-row table:style-name="ro1">
          <table:table-cell office:value-type="float" office:value="493.401">
            <text:p>493,40100</text:p>
          </table:table-cell>
          <table:table-cell office:value-type="float" office:value="-5.775">
            <text:p>-5,77500</text:p>
          </table:table-cell>
          <table:table-cell office:value-type="float" office:value="1.635">
            <text:p>1,6350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038]+2.9847)/([.D1038]-14.4252)" office:value-type="float" office:value="-0.0171158007861381">
            <text:p>-0,01712</text:p>
          </table:table-cell>
          <table:table-cell table:number-columns-repeated="1017"/>
        </table:table-row>
        <table:table-row table:style-name="ro1">
          <table:table-cell office:value-type="float" office:value="493.501">
            <text:p>493,50100</text:p>
          </table:table-cell>
          <table:table-cell office:value-type="float" office:value="-5.775">
            <text:p>-5,77500</text:p>
          </table:table-cell>
          <table:table-cell office:value-type="float" office:value="1.6365">
            <text:p>1,636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039]+2.9847)/([.D1039]-14.4252)" office:value-type="float" office:value="-0.0171158007861381">
            <text:p>-0,01712</text:p>
          </table:table-cell>
          <table:table-cell table:number-columns-repeated="1017"/>
        </table:table-row>
        <table:table-row table:style-name="ro1">
          <table:table-cell office:value-type="float" office:value="493.601">
            <text:p>493,60100</text:p>
          </table:table-cell>
          <table:table-cell office:value-type="float" office:value="-5.775">
            <text:p>-5,77500</text:p>
          </table:table-cell>
          <table:table-cell office:value-type="float" office:value="1.6365">
            <text:p>1,636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040]+2.9847)/([.D1040]-14.4252)" office:value-type="float" office:value="-0.0171158007861381">
            <text:p>-0,01712</text:p>
          </table:table-cell>
          <table:table-cell table:number-columns-repeated="1017"/>
        </table:table-row>
        <table:table-row table:style-name="ro1">
          <table:table-cell office:value-type="float" office:value="493.701">
            <text:p>493,70100</text:p>
          </table:table-cell>
          <table:table-cell office:value-type="float" office:value="-5.775">
            <text:p>-5,77500</text:p>
          </table:table-cell>
          <table:table-cell office:value-type="float" office:value="1.6365">
            <text:p>1,636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041]+2.9847)/([.D1041]-14.4252)" office:value-type="float" office:value="-0.0171158007861381">
            <text:p>-0,01712</text:p>
          </table:table-cell>
          <table:table-cell table:number-columns-repeated="1017"/>
        </table:table-row>
        <table:table-row table:style-name="ro1">
          <table:table-cell office:value-type="float" office:value="493.801">
            <text:p>493,80100</text:p>
          </table:table-cell>
          <table:table-cell office:value-type="float" office:value="-5.775">
            <text:p>-5,77500</text:p>
          </table:table-cell>
          <table:table-cell office:value-type="float" office:value="1.6365">
            <text:p>1,636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042]+2.9847)/([.D1042]-14.4252)" office:value-type="float" office:value="-0.0171158007861381">
            <text:p>-0,01712</text:p>
          </table:table-cell>
          <table:table-cell table:number-columns-repeated="1017"/>
        </table:table-row>
        <table:table-row table:style-name="ro1">
          <table:table-cell office:value-type="float" office:value="493.901">
            <text:p>493,90100</text:p>
          </table:table-cell>
          <table:table-cell office:value-type="float" office:value="-5.775">
            <text:p>-5,77500</text:p>
          </table:table-cell>
          <table:table-cell office:value-type="float" office:value="1.6365">
            <text:p>1,636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043]+2.9847)/([.D1043]-14.4252)" office:value-type="float" office:value="-0.0171158007861381">
            <text:p>-0,01712</text:p>
          </table:table-cell>
          <table:table-cell table:number-columns-repeated="1017"/>
        </table:table-row>
        <table:table-row table:style-name="ro1">
          <table:table-cell office:value-type="float" office:value="494.001">
            <text:p>494,00100</text:p>
          </table:table-cell>
          <table:table-cell office:value-type="float" office:value="-5.775">
            <text:p>-5,77500</text:p>
          </table:table-cell>
          <table:table-cell office:value-type="float" office:value="1.6365">
            <text:p>1,636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044]+2.9847)/([.D1044]-14.4252)" office:value-type="float" office:value="-0.0171158007861381">
            <text:p>-0,01712</text:p>
          </table:table-cell>
          <table:table-cell table:number-columns-repeated="1017"/>
        </table:table-row>
        <table:table-row table:style-name="ro1">
          <table:table-cell office:value-type="float" office:value="494.101">
            <text:p>494,10100</text:p>
          </table:table-cell>
          <table:table-cell office:value-type="float" office:value="-5.775">
            <text:p>-5,77500</text:p>
          </table:table-cell>
          <table:table-cell office:value-type="float" office:value="1.6365">
            <text:p>1,636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045]+2.9847)/([.D1045]-14.4252)" office:value-type="float" office:value="-0.0171158007861381">
            <text:p>-0,01712</text:p>
          </table:table-cell>
          <table:table-cell table:number-columns-repeated="1017"/>
        </table:table-row>
        <table:table-row table:style-name="ro1">
          <table:table-cell office:value-type="float" office:value="494.201">
            <text:p>494,20100</text:p>
          </table:table-cell>
          <table:table-cell office:value-type="float" office:value="-5.775">
            <text:p>-5,77500</text:p>
          </table:table-cell>
          <table:table-cell office:value-type="float" office:value="1.6365">
            <text:p>1,636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046]+2.9847)/([.D1046]-14.4252)" office:value-type="float" office:value="-0.0171158007861381">
            <text:p>-0,01712</text:p>
          </table:table-cell>
          <table:table-cell table:number-columns-repeated="1017"/>
        </table:table-row>
        <table:table-row table:style-name="ro1">
          <table:table-cell office:value-type="float" office:value="494.301">
            <text:p>494,30100</text:p>
          </table:table-cell>
          <table:table-cell office:value-type="float" office:value="-5.775">
            <text:p>-5,77500</text:p>
          </table:table-cell>
          <table:table-cell office:value-type="float" office:value="1.6365">
            <text:p>1,636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047]+2.9847)/([.D1047]-14.4252)" office:value-type="float" office:value="-0.0171158007861381">
            <text:p>-0,01712</text:p>
          </table:table-cell>
          <table:table-cell table:number-columns-repeated="1017"/>
        </table:table-row>
        <table:table-row table:style-name="ro1">
          <table:table-cell office:value-type="float" office:value="494.401">
            <text:p>494,40100</text:p>
          </table:table-cell>
          <table:table-cell office:value-type="float" office:value="-5.775">
            <text:p>-5,77500</text:p>
          </table:table-cell>
          <table:table-cell office:value-type="float" office:value="1.6365">
            <text:p>1,636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048]+2.9847)/([.D1048]-14.4252)" office:value-type="float" office:value="-0.0171158007861381">
            <text:p>-0,01712</text:p>
          </table:table-cell>
          <table:table-cell table:number-columns-repeated="1017"/>
        </table:table-row>
        <table:table-row table:style-name="ro1">
          <table:table-cell office:value-type="float" office:value="494.501">
            <text:p>494,50100</text:p>
          </table:table-cell>
          <table:table-cell office:value-type="float" office:value="-5.775">
            <text:p>-5,77500</text:p>
          </table:table-cell>
          <table:table-cell office:value-type="float" office:value="1.638">
            <text:p>1,6380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049]+2.9847)/([.D1049]-14.4252)" office:value-type="float" office:value="-0.0171158007861381">
            <text:p>-0,01712</text:p>
          </table:table-cell>
          <table:table-cell table:number-columns-repeated="1017"/>
        </table:table-row>
        <table:table-row table:style-name="ro1">
          <table:table-cell office:value-type="float" office:value="494.601">
            <text:p>494,60100</text:p>
          </table:table-cell>
          <table:table-cell office:value-type="float" office:value="-5.775">
            <text:p>-5,77500</text:p>
          </table:table-cell>
          <table:table-cell office:value-type="float" office:value="1.638">
            <text:p>1,6380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050]+2.9847)/([.D1050]-14.4252)" office:value-type="float" office:value="-0.0171158007861381">
            <text:p>-0,01712</text:p>
          </table:table-cell>
          <table:table-cell table:number-columns-repeated="1017"/>
        </table:table-row>
        <table:table-row table:style-name="ro1">
          <table:table-cell office:value-type="float" office:value="494.701">
            <text:p>494,70100</text:p>
          </table:table-cell>
          <table:table-cell office:value-type="float" office:value="-5.775">
            <text:p>-5,77500</text:p>
          </table:table-cell>
          <table:table-cell office:value-type="float" office:value="1.638">
            <text:p>1,6380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051]+2.9847)/([.D1051]-14.4252)" office:value-type="float" office:value="-0.0171158007861381">
            <text:p>-0,01712</text:p>
          </table:table-cell>
          <table:table-cell table:number-columns-repeated="1017"/>
        </table:table-row>
        <table:table-row table:style-name="ro1">
          <table:table-cell office:value-type="float" office:value="494.801">
            <text:p>494,80100</text:p>
          </table:table-cell>
          <table:table-cell office:value-type="float" office:value="-5.775">
            <text:p>-5,77500</text:p>
          </table:table-cell>
          <table:table-cell office:value-type="float" office:value="1.638">
            <text:p>1,6380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052]+2.9847)/([.D1052]-14.4252)" office:value-type="float" office:value="-0.0171158007861381">
            <text:p>-0,01712</text:p>
          </table:table-cell>
          <table:table-cell table:number-columns-repeated="1017"/>
        </table:table-row>
        <table:table-row table:style-name="ro1">
          <table:table-cell office:value-type="float" office:value="494.901">
            <text:p>494,90100</text:p>
          </table:table-cell>
          <table:table-cell office:value-type="float" office:value="-5.775">
            <text:p>-5,77500</text:p>
          </table:table-cell>
          <table:table-cell office:value-type="float" office:value="1.638">
            <text:p>1,6380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053]+2.9847)/([.D1053]-14.4252)" office:value-type="float" office:value="-0.0171158007861381">
            <text:p>-0,01712</text:p>
          </table:table-cell>
          <table:table-cell table:number-columns-repeated="1017"/>
        </table:table-row>
        <table:table-row table:style-name="ro1">
          <table:table-cell office:value-type="float" office:value="495.001">
            <text:p>495,00100</text:p>
          </table:table-cell>
          <table:table-cell office:value-type="float" office:value="-5.775">
            <text:p>-5,77500</text:p>
          </table:table-cell>
          <table:table-cell office:value-type="float" office:value="1.638">
            <text:p>1,6380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054]+2.9847)/([.D1054]-14.4252)" office:value-type="float" office:value="-0.0171158007861381">
            <text:p>-0,01712</text:p>
          </table:table-cell>
          <table:table-cell table:number-columns-repeated="1017"/>
        </table:table-row>
        <table:table-row table:style-name="ro1">
          <table:table-cell office:value-type="float" office:value="495.101">
            <text:p>495,10100</text:p>
          </table:table-cell>
          <table:table-cell office:value-type="float" office:value="-5.775">
            <text:p>-5,77500</text:p>
          </table:table-cell>
          <table:table-cell office:value-type="float" office:value="1.638">
            <text:p>1,6380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055]+2.9847)/([.D1055]-14.4252)" office:value-type="float" office:value="-0.0171158007861381">
            <text:p>-0,01712</text:p>
          </table:table-cell>
          <table:table-cell table:number-columns-repeated="1017"/>
        </table:table-row>
        <table:table-row table:style-name="ro1">
          <table:table-cell office:value-type="float" office:value="495.201">
            <text:p>495,20100</text:p>
          </table:table-cell>
          <table:table-cell office:value-type="float" office:value="-5.775">
            <text:p>-5,77500</text:p>
          </table:table-cell>
          <table:table-cell office:value-type="float" office:value="1.638">
            <text:p>1,6380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056]+2.9847)/([.D1056]-14.4252)" office:value-type="float" office:value="-0.0171158007861381">
            <text:p>-0,01712</text:p>
          </table:table-cell>
          <table:table-cell table:number-columns-repeated="1017"/>
        </table:table-row>
        <table:table-row table:style-name="ro1">
          <table:table-cell office:value-type="float" office:value="495.301">
            <text:p>495,30100</text:p>
          </table:table-cell>
          <table:table-cell office:value-type="float" office:value="-5.775">
            <text:p>-5,77500</text:p>
          </table:table-cell>
          <table:table-cell office:value-type="float" office:value="1.638">
            <text:p>1,6380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057]+2.9847)/([.D1057]-14.4252)" office:value-type="float" office:value="-0.0171158007861381">
            <text:p>-0,01712</text:p>
          </table:table-cell>
          <table:table-cell table:number-columns-repeated="1017"/>
        </table:table-row>
        <table:table-row table:style-name="ro1">
          <table:table-cell office:value-type="float" office:value="495.401">
            <text:p>495,40100</text:p>
          </table:table-cell>
          <table:table-cell office:value-type="float" office:value="-5.76">
            <text:p>-5,76000</text:p>
          </table:table-cell>
          <table:table-cell office:value-type="float" office:value="1.638">
            <text:p>1,6380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058]+2.9847)/([.D1058]-14.4252)" office:value-type="float" office:value="-0.0170237902454105">
            <text:p>-0,01702</text:p>
          </table:table-cell>
          <table:table-cell table:number-columns-repeated="1017"/>
        </table:table-row>
        <table:table-row table:style-name="ro1">
          <table:table-cell office:value-type="float" office:value="495.501">
            <text:p>495,50100</text:p>
          </table:table-cell>
          <table:table-cell office:value-type="float" office:value="-5.76">
            <text:p>-5,76000</text:p>
          </table:table-cell>
          <table:table-cell office:value-type="float" office:value="1.635">
            <text:p>1,635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059]+2.9847)/([.D1059]-14.4252)" office:value-type="float" office:value="-0.0170394683523786">
            <text:p>-0,01704</text:p>
          </table:table-cell>
          <table:table-cell table:number-columns-repeated="1017"/>
        </table:table-row>
        <table:table-row table:style-name="ro1">
          <table:table-cell office:value-type="float" office:value="495.601">
            <text:p>495,60100</text:p>
          </table:table-cell>
          <table:table-cell office:value-type="float" office:value="-5.76">
            <text:p>-5,76000</text:p>
          </table:table-cell>
          <table:table-cell office:value-type="float" office:value="1.635">
            <text:p>1,635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060]+2.9847)/([.D1060]-14.4252)" office:value-type="float" office:value="-0.0170394683523786">
            <text:p>-0,01704</text:p>
          </table:table-cell>
          <table:table-cell table:number-columns-repeated="1017"/>
        </table:table-row>
        <table:table-row table:style-name="ro1">
          <table:table-cell office:value-type="float" office:value="495.701">
            <text:p>495,70100</text:p>
          </table:table-cell>
          <table:table-cell office:value-type="float" office:value="-5.76">
            <text:p>-5,76000</text:p>
          </table:table-cell>
          <table:table-cell office:value-type="float" office:value="1.635">
            <text:p>1,635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061]+2.9847)/([.D1061]-14.4252)" office:value-type="float" office:value="-0.0170394683523786">
            <text:p>-0,01704</text:p>
          </table:table-cell>
          <table:table-cell table:number-columns-repeated="1017"/>
        </table:table-row>
        <table:table-row table:style-name="ro1">
          <table:table-cell office:value-type="float" office:value="495.801">
            <text:p>495,80100</text:p>
          </table:table-cell>
          <table:table-cell office:value-type="float" office:value="-5.76">
            <text:p>-5,76000</text:p>
          </table:table-cell>
          <table:table-cell office:value-type="float" office:value="1.635">
            <text:p>1,635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062]+2.9847)/([.D1062]-14.4252)" office:value-type="float" office:value="-0.0170394683523786">
            <text:p>-0,01704</text:p>
          </table:table-cell>
          <table:table-cell table:number-columns-repeated="1017"/>
        </table:table-row>
        <table:table-row table:style-name="ro1">
          <table:table-cell office:value-type="float" office:value="495.901">
            <text:p>495,90100</text:p>
          </table:table-cell>
          <table:table-cell office:value-type="float" office:value="-5.76">
            <text:p>-5,76000</text:p>
          </table:table-cell>
          <table:table-cell office:value-type="float" office:value="1.635">
            <text:p>1,635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063]+2.9847)/([.D1063]-14.4252)" office:value-type="float" office:value="-0.0170394683523786">
            <text:p>-0,01704</text:p>
          </table:table-cell>
          <table:table-cell table:number-columns-repeated="1017"/>
        </table:table-row>
        <table:table-row table:style-name="ro1">
          <table:table-cell office:value-type="float" office:value="496.001">
            <text:p>496,00100</text:p>
          </table:table-cell>
          <table:table-cell office:value-type="float" office:value="-5.76">
            <text:p>-5,76000</text:p>
          </table:table-cell>
          <table:table-cell office:value-type="float" office:value="1.635">
            <text:p>1,635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064]+2.9847)/([.D1064]-14.4252)" office:value-type="float" office:value="-0.0170394683523786">
            <text:p>-0,01704</text:p>
          </table:table-cell>
          <table:table-cell table:number-columns-repeated="1017"/>
        </table:table-row>
        <table:table-row table:style-name="ro1">
          <table:table-cell office:value-type="float" office:value="496.101">
            <text:p>496,10100</text:p>
          </table:table-cell>
          <table:table-cell office:value-type="float" office:value="-5.76">
            <text:p>-5,76000</text:p>
          </table:table-cell>
          <table:table-cell office:value-type="float" office:value="1.635">
            <text:p>1,635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065]+2.9847)/([.D1065]-14.4252)" office:value-type="float" office:value="-0.0170394683523786">
            <text:p>-0,01704</text:p>
          </table:table-cell>
          <table:table-cell table:number-columns-repeated="1017"/>
        </table:table-row>
        <table:table-row table:style-name="ro1">
          <table:table-cell office:value-type="float" office:value="496.201">
            <text:p>496,20100</text:p>
          </table:table-cell>
          <table:table-cell office:value-type="float" office:value="-5.76">
            <text:p>-5,76000</text:p>
          </table:table-cell>
          <table:table-cell office:value-type="float" office:value="1.635">
            <text:p>1,635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066]+2.9847)/([.D1066]-14.4252)" office:value-type="float" office:value="-0.0170394683523786">
            <text:p>-0,01704</text:p>
          </table:table-cell>
          <table:table-cell table:number-columns-repeated="1017"/>
        </table:table-row>
        <table:table-row table:style-name="ro1">
          <table:table-cell office:value-type="float" office:value="496.301">
            <text:p>496,30100</text:p>
          </table:table-cell>
          <table:table-cell office:value-type="float" office:value="-5.76">
            <text:p>-5,76000</text:p>
          </table:table-cell>
          <table:table-cell office:value-type="float" office:value="1.635">
            <text:p>1,635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067]+2.9847)/([.D1067]-14.4252)" office:value-type="float" office:value="-0.0170394683523786">
            <text:p>-0,01704</text:p>
          </table:table-cell>
          <table:table-cell table:number-columns-repeated="1017"/>
        </table:table-row>
        <table:table-row table:style-name="ro1">
          <table:table-cell office:value-type="float" office:value="496.401">
            <text:p>496,40100</text:p>
          </table:table-cell>
          <table:table-cell office:value-type="float" office:value="-5.775">
            <text:p>-5,77500</text:p>
          </table:table-cell>
          <table:table-cell office:value-type="float" office:value="1.635">
            <text:p>1,635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068]+2.9847)/([.D1068]-14.4252)" office:value-type="float" office:value="-0.0171315636304695">
            <text:p>-0,01713</text:p>
          </table:table-cell>
          <table:table-cell table:number-columns-repeated="1017"/>
        </table:table-row>
        <table:table-row table:style-name="ro1">
          <table:table-cell office:value-type="float" office:value="496.501">
            <text:p>496,50100</text:p>
          </table:table-cell>
          <table:table-cell office:value-type="float" office:value="-5.775">
            <text:p>-5,77500</text:p>
          </table:table-cell>
          <table:table-cell office:value-type="float" office:value="1.635">
            <text:p>1,635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069]+2.9847)/([.D1069]-14.4252)" office:value-type="float" office:value="-0.0171315636304695">
            <text:p>-0,01713</text:p>
          </table:table-cell>
          <table:table-cell table:number-columns-repeated="1017"/>
        </table:table-row>
        <table:table-row table:style-name="ro1">
          <table:table-cell office:value-type="float" office:value="496.601">
            <text:p>496,60100</text:p>
          </table:table-cell>
          <table:table-cell office:value-type="float" office:value="-5.775">
            <text:p>-5,77500</text:p>
          </table:table-cell>
          <table:table-cell office:value-type="float" office:value="1.635">
            <text:p>1,635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070]+2.9847)/([.D1070]-14.4252)" office:value-type="float" office:value="-0.0171315636304695">
            <text:p>-0,01713</text:p>
          </table:table-cell>
          <table:table-cell table:number-columns-repeated="1017"/>
        </table:table-row>
        <table:table-row table:style-name="ro1">
          <table:table-cell office:value-type="float" office:value="496.701">
            <text:p>496,70100</text:p>
          </table:table-cell>
          <table:table-cell office:value-type="float" office:value="-5.775">
            <text:p>-5,77500</text:p>
          </table:table-cell>
          <table:table-cell office:value-type="float" office:value="1.635">
            <text:p>1,635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071]+2.9847)/([.D1071]-14.4252)" office:value-type="float" office:value="-0.0171315636304695">
            <text:p>-0,01713</text:p>
          </table:table-cell>
          <table:table-cell table:number-columns-repeated="1017"/>
        </table:table-row>
        <table:table-row table:style-name="ro1">
          <table:table-cell office:value-type="float" office:value="496.801">
            <text:p>496,80100</text:p>
          </table:table-cell>
          <table:table-cell office:value-type="float" office:value="-5.775">
            <text:p>-5,77500</text:p>
          </table:table-cell>
          <table:table-cell office:value-type="float" office:value="1.635">
            <text:p>1,635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072]+2.9847)/([.D1072]-14.4252)" office:value-type="float" office:value="-0.0171315636304695">
            <text:p>-0,01713</text:p>
          </table:table-cell>
          <table:table-cell table:number-columns-repeated="1017"/>
        </table:table-row>
        <table:table-row table:style-name="ro1">
          <table:table-cell office:value-type="float" office:value="496.901">
            <text:p>496,90100</text:p>
          </table:table-cell>
          <table:table-cell office:value-type="float" office:value="-5.775">
            <text:p>-5,77500</text:p>
          </table:table-cell>
          <table:table-cell office:value-type="float" office:value="1.635">
            <text:p>1,635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073]+2.9847)/([.D1073]-14.4252)" office:value-type="float" office:value="-0.0171315636304695">
            <text:p>-0,01713</text:p>
          </table:table-cell>
          <table:table-cell table:number-columns-repeated="1017"/>
        </table:table-row>
        <table:table-row table:style-name="ro1">
          <table:table-cell office:value-type="float" office:value="497.001">
            <text:p>497,00100</text:p>
          </table:table-cell>
          <table:table-cell office:value-type="float" office:value="-5.775">
            <text:p>-5,77500</text:p>
          </table:table-cell>
          <table:table-cell office:value-type="float" office:value="1.635">
            <text:p>1,635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074]+2.9847)/([.D1074]-14.4252)" office:value-type="float" office:value="-0.0171315636304695">
            <text:p>-0,01713</text:p>
          </table:table-cell>
          <table:table-cell table:number-columns-repeated="1017"/>
        </table:table-row>
        <table:table-row table:style-name="ro1">
          <table:table-cell office:value-type="float" office:value="497.101">
            <text:p>497,10100</text:p>
          </table:table-cell>
          <table:table-cell office:value-type="float" office:value="-5.775">
            <text:p>-5,77500</text:p>
          </table:table-cell>
          <table:table-cell office:value-type="float" office:value="1.635">
            <text:p>1,635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075]+2.9847)/([.D1075]-14.4252)" office:value-type="float" office:value="-0.0171315636304695">
            <text:p>-0,01713</text:p>
          </table:table-cell>
          <table:table-cell table:number-columns-repeated="1017"/>
        </table:table-row>
        <table:table-row table:style-name="ro1">
          <table:table-cell office:value-type="float" office:value="497.201">
            <text:p>497,20100</text:p>
          </table:table-cell>
          <table:table-cell office:value-type="float" office:value="-5.775">
            <text:p>-5,77500</text:p>
          </table:table-cell>
          <table:table-cell office:value-type="float" office:value="1.635">
            <text:p>1,635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076]+2.9847)/([.D1076]-14.4252)" office:value-type="float" office:value="-0.0171315636304695">
            <text:p>-0,01713</text:p>
          </table:table-cell>
          <table:table-cell table:number-columns-repeated="1017"/>
        </table:table-row>
        <table:table-row table:style-name="ro1">
          <table:table-cell office:value-type="float" office:value="497.301">
            <text:p>497,30100</text:p>
          </table:table-cell>
          <table:table-cell office:value-type="float" office:value="-5.775">
            <text:p>-5,77500</text:p>
          </table:table-cell>
          <table:table-cell office:value-type="float" office:value="1.635">
            <text:p>1,635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077]+2.9847)/([.D1077]-14.4252)" office:value-type="float" office:value="-0.0171315636304695">
            <text:p>-0,01713</text:p>
          </table:table-cell>
          <table:table-cell table:number-columns-repeated="1017"/>
        </table:table-row>
        <table:table-row table:style-name="ro1">
          <table:table-cell office:value-type="float" office:value="497.401">
            <text:p>497,40100</text:p>
          </table:table-cell>
          <table:table-cell office:value-type="float" office:value="-5.775">
            <text:p>-5,77500</text:p>
          </table:table-cell>
          <table:table-cell office:value-type="float" office:value="1.635">
            <text:p>1,635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078]+2.9847)/([.D1078]-14.4252)" office:value-type="float" office:value="-0.0171315636304695">
            <text:p>-0,01713</text:p>
          </table:table-cell>
          <table:table-cell table:number-columns-repeated="1017"/>
        </table:table-row>
        <table:table-row table:style-name="ro1">
          <table:table-cell office:value-type="float" office:value="497.501">
            <text:p>497,50100</text:p>
          </table:table-cell>
          <table:table-cell office:value-type="float" office:value="-5.775">
            <text:p>-5,77500</text:p>
          </table:table-cell>
          <table:table-cell office:value-type="float" office:value="1.6335">
            <text:p>1,633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079]+2.9847)/([.D1079]-14.4252)" office:value-type="float" office:value="-0.0171315636304695">
            <text:p>-0,01713</text:p>
          </table:table-cell>
          <table:table-cell table:number-columns-repeated="1017"/>
        </table:table-row>
        <table:table-row table:style-name="ro1">
          <table:table-cell office:value-type="float" office:value="497.601">
            <text:p>497,60100</text:p>
          </table:table-cell>
          <table:table-cell office:value-type="float" office:value="-5.775">
            <text:p>-5,77500</text:p>
          </table:table-cell>
          <table:table-cell office:value-type="float" office:value="1.6335">
            <text:p>1,633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080]+2.9847)/([.D1080]-14.4252)" office:value-type="float" office:value="-0.0171315636304695">
            <text:p>-0,01713</text:p>
          </table:table-cell>
          <table:table-cell table:number-columns-repeated="1017"/>
        </table:table-row>
        <table:table-row table:style-name="ro1">
          <table:table-cell office:value-type="float" office:value="497.701">
            <text:p>497,70100</text:p>
          </table:table-cell>
          <table:table-cell office:value-type="float" office:value="-5.775">
            <text:p>-5,77500</text:p>
          </table:table-cell>
          <table:table-cell office:value-type="float" office:value="1.6335">
            <text:p>1,633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081]+2.9847)/([.D1081]-14.4252)" office:value-type="float" office:value="-0.0171315636304695">
            <text:p>-0,01713</text:p>
          </table:table-cell>
          <table:table-cell table:number-columns-repeated="1017"/>
        </table:table-row>
        <table:table-row table:style-name="ro1">
          <table:table-cell office:value-type="float" office:value="497.801">
            <text:p>497,80100</text:p>
          </table:table-cell>
          <table:table-cell office:value-type="float" office:value="-5.775">
            <text:p>-5,77500</text:p>
          </table:table-cell>
          <table:table-cell office:value-type="float" office:value="1.6335">
            <text:p>1,633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082]+2.9847)/([.D1082]-14.4252)" office:value-type="float" office:value="-0.0171315636304695">
            <text:p>-0,01713</text:p>
          </table:table-cell>
          <table:table-cell table:number-columns-repeated="1017"/>
        </table:table-row>
        <table:table-row table:style-name="ro1">
          <table:table-cell office:value-type="float" office:value="497.901">
            <text:p>497,90100</text:p>
          </table:table-cell>
          <table:table-cell office:value-type="float" office:value="-5.775">
            <text:p>-5,77500</text:p>
          </table:table-cell>
          <table:table-cell office:value-type="float" office:value="1.6335">
            <text:p>1,633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083]+2.9847)/([.D1083]-14.4252)" office:value-type="float" office:value="-0.0171315636304695">
            <text:p>-0,01713</text:p>
          </table:table-cell>
          <table:table-cell table:number-columns-repeated="1017"/>
        </table:table-row>
        <table:table-row table:style-name="ro1">
          <table:table-cell office:value-type="float" office:value="498.001">
            <text:p>498,00100</text:p>
          </table:table-cell>
          <table:table-cell office:value-type="float" office:value="-5.775">
            <text:p>-5,77500</text:p>
          </table:table-cell>
          <table:table-cell office:value-type="float" office:value="1.6335">
            <text:p>1,633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084]+2.9847)/([.D1084]-14.4252)" office:value-type="float" office:value="-0.0171315636304695">
            <text:p>-0,01713</text:p>
          </table:table-cell>
          <table:table-cell table:number-columns-repeated="1017"/>
        </table:table-row>
        <table:table-row table:style-name="ro1">
          <table:table-cell office:value-type="float" office:value="498.101">
            <text:p>498,10100</text:p>
          </table:table-cell>
          <table:table-cell office:value-type="float" office:value="-5.775">
            <text:p>-5,77500</text:p>
          </table:table-cell>
          <table:table-cell office:value-type="float" office:value="1.6335">
            <text:p>1,633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085]+2.9847)/([.D1085]-14.4252)" office:value-type="float" office:value="-0.0171315636304695">
            <text:p>-0,01713</text:p>
          </table:table-cell>
          <table:table-cell table:number-columns-repeated="1017"/>
        </table:table-row>
        <table:table-row table:style-name="ro1">
          <table:table-cell office:value-type="float" office:value="498.201">
            <text:p>498,20100</text:p>
          </table:table-cell>
          <table:table-cell office:value-type="float" office:value="-5.775">
            <text:p>-5,77500</text:p>
          </table:table-cell>
          <table:table-cell office:value-type="float" office:value="1.6335">
            <text:p>1,633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086]+2.9847)/([.D1086]-14.4252)" office:value-type="float" office:value="-0.0171315636304695">
            <text:p>-0,01713</text:p>
          </table:table-cell>
          <table:table-cell table:number-columns-repeated="1017"/>
        </table:table-row>
        <table:table-row table:style-name="ro1">
          <table:table-cell office:value-type="float" office:value="498.301">
            <text:p>498,30100</text:p>
          </table:table-cell>
          <table:table-cell office:value-type="float" office:value="-5.775">
            <text:p>-5,77500</text:p>
          </table:table-cell>
          <table:table-cell office:value-type="float" office:value="1.6335">
            <text:p>1,633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087]+2.9847)/([.D1087]-14.4252)" office:value-type="float" office:value="-0.0171315636304695">
            <text:p>-0,01713</text:p>
          </table:table-cell>
          <table:table-cell table:number-columns-repeated="1017"/>
        </table:table-row>
        <table:table-row table:style-name="ro1">
          <table:table-cell office:value-type="float" office:value="498.401">
            <text:p>498,40100</text:p>
          </table:table-cell>
          <table:table-cell office:value-type="float" office:value="-5.775">
            <text:p>-5,77500</text:p>
          </table:table-cell>
          <table:table-cell office:value-type="float" office:value="1.6335">
            <text:p>1,633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088]+2.9847)/([.D1088]-14.4252)" office:value-type="float" office:value="-0.0171315636304695">
            <text:p>-0,01713</text:p>
          </table:table-cell>
          <table:table-cell table:number-columns-repeated="1017"/>
        </table:table-row>
        <table:table-row table:style-name="ro1">
          <table:table-cell office:value-type="float" office:value="498.501">
            <text:p>498,50100</text:p>
          </table:table-cell>
          <table:table-cell office:value-type="float" office:value="-5.775">
            <text:p>-5,77500</text:p>
          </table:table-cell>
          <table:table-cell office:value-type="float" office:value="1.6335">
            <text:p>1,633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089]+2.9847)/([.D1089]-14.4252)" office:value-type="float" office:value="-0.0171315636304695">
            <text:p>-0,01713</text:p>
          </table:table-cell>
          <table:table-cell table:number-columns-repeated="1017"/>
        </table:table-row>
        <table:table-row table:style-name="ro1">
          <table:table-cell office:value-type="float" office:value="498.601">
            <text:p>498,60100</text:p>
          </table:table-cell>
          <table:table-cell office:value-type="float" office:value="-5.775">
            <text:p>-5,77500</text:p>
          </table:table-cell>
          <table:table-cell office:value-type="float" office:value="1.6335">
            <text:p>1,633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090]+2.9847)/([.D1090]-14.4252)" office:value-type="float" office:value="-0.0171315636304695">
            <text:p>-0,01713</text:p>
          </table:table-cell>
          <table:table-cell table:number-columns-repeated="1017"/>
        </table:table-row>
        <table:table-row table:style-name="ro1">
          <table:table-cell office:value-type="float" office:value="498.701">
            <text:p>498,70100</text:p>
          </table:table-cell>
          <table:table-cell office:value-type="float" office:value="-5.775">
            <text:p>-5,77500</text:p>
          </table:table-cell>
          <table:table-cell office:value-type="float" office:value="1.6335">
            <text:p>1,633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091]+2.9847)/([.D1091]-14.4252)" office:value-type="float" office:value="-0.0171315636304695">
            <text:p>-0,01713</text:p>
          </table:table-cell>
          <table:table-cell table:number-columns-repeated="1017"/>
        </table:table-row>
        <table:table-row table:style-name="ro1">
          <table:table-cell office:value-type="float" office:value="498.801">
            <text:p>498,80100</text:p>
          </table:table-cell>
          <table:table-cell office:value-type="float" office:value="-5.775">
            <text:p>-5,77500</text:p>
          </table:table-cell>
          <table:table-cell office:value-type="float" office:value="1.6335">
            <text:p>1,633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092]+2.9847)/([.D1092]-14.4252)" office:value-type="float" office:value="-0.0171315636304695">
            <text:p>-0,01713</text:p>
          </table:table-cell>
          <table:table-cell table:number-columns-repeated="1017"/>
        </table:table-row>
        <table:table-row table:style-name="ro1">
          <table:table-cell office:value-type="float" office:value="498.901">
            <text:p>498,90100</text:p>
          </table:table-cell>
          <table:table-cell office:value-type="float" office:value="-5.775">
            <text:p>-5,77500</text:p>
          </table:table-cell>
          <table:table-cell office:value-type="float" office:value="1.6335">
            <text:p>1,633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093]+2.9847)/([.D1093]-14.4252)" office:value-type="float" office:value="-0.0171315636304695">
            <text:p>-0,01713</text:p>
          </table:table-cell>
          <table:table-cell table:number-columns-repeated="1017"/>
        </table:table-row>
        <table:table-row table:style-name="ro1">
          <table:table-cell office:value-type="float" office:value="499.001">
            <text:p>499,00100</text:p>
          </table:table-cell>
          <table:table-cell office:value-type="float" office:value="-5.775">
            <text:p>-5,77500</text:p>
          </table:table-cell>
          <table:table-cell office:value-type="float" office:value="1.6335">
            <text:p>1,633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094]+2.9847)/([.D1094]-14.4252)" office:value-type="float" office:value="-0.0171315636304695">
            <text:p>-0,01713</text:p>
          </table:table-cell>
          <table:table-cell table:number-columns-repeated="1017"/>
        </table:table-row>
        <table:table-row table:style-name="ro1">
          <table:table-cell office:value-type="float" office:value="499.101">
            <text:p>499,10100</text:p>
          </table:table-cell>
          <table:table-cell office:value-type="float" office:value="-5.775">
            <text:p>-5,77500</text:p>
          </table:table-cell>
          <table:table-cell office:value-type="float" office:value="1.6335">
            <text:p>1,633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095]+2.9847)/([.D1095]-14.4252)" office:value-type="float" office:value="-0.0171315636304695">
            <text:p>-0,01713</text:p>
          </table:table-cell>
          <table:table-cell table:number-columns-repeated="1017"/>
        </table:table-row>
        <table:table-row table:style-name="ro1">
          <table:table-cell office:value-type="float" office:value="499.201">
            <text:p>499,20100</text:p>
          </table:table-cell>
          <table:table-cell office:value-type="float" office:value="-5.775">
            <text:p>-5,77500</text:p>
          </table:table-cell>
          <table:table-cell office:value-type="float" office:value="1.6335">
            <text:p>1,633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096]+2.9847)/([.D1096]-14.4252)" office:value-type="float" office:value="-0.0171315636304695">
            <text:p>-0,01713</text:p>
          </table:table-cell>
          <table:table-cell table:number-columns-repeated="1017"/>
        </table:table-row>
        <table:table-row table:style-name="ro1">
          <table:table-cell office:value-type="float" office:value="499.301">
            <text:p>499,30100</text:p>
          </table:table-cell>
          <table:table-cell office:value-type="float" office:value="-5.775">
            <text:p>-5,77500</text:p>
          </table:table-cell>
          <table:table-cell office:value-type="float" office:value="1.6335">
            <text:p>1,633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097]+2.9847)/([.D1097]-14.4252)" office:value-type="float" office:value="-0.0171315636304695">
            <text:p>-0,01713</text:p>
          </table:table-cell>
          <table:table-cell table:number-columns-repeated="1017"/>
        </table:table-row>
        <table:table-row table:style-name="ro1">
          <table:table-cell office:value-type="float" office:value="499.401">
            <text:p>499,40100</text:p>
          </table:table-cell>
          <table:table-cell office:value-type="float" office:value="-5.775">
            <text:p>-5,77500</text:p>
          </table:table-cell>
          <table:table-cell office:value-type="float" office:value="1.6335">
            <text:p>1,633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098]+2.9847)/([.D1098]-14.4252)" office:value-type="float" office:value="-0.0171315636304695">
            <text:p>-0,01713</text:p>
          </table:table-cell>
          <table:table-cell table:number-columns-repeated="1017"/>
        </table:table-row>
        <table:table-row table:style-name="ro1">
          <table:table-cell office:value-type="float" office:value="499.501">
            <text:p>499,50100</text:p>
          </table:table-cell>
          <table:table-cell office:value-type="float" office:value="-5.775">
            <text:p>-5,77500</text:p>
          </table:table-cell>
          <table:table-cell office:value-type="float" office:value="1.6365">
            <text:p>1,636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099]+2.9847)/([.D1099]-14.4252)" office:value-type="float" office:value="-0.0171315636304695">
            <text:p>-0,01713</text:p>
          </table:table-cell>
          <table:table-cell table:number-columns-repeated="1017"/>
        </table:table-row>
        <table:table-row table:style-name="ro1">
          <table:table-cell office:value-type="float" office:value="499.601">
            <text:p>499,60100</text:p>
          </table:table-cell>
          <table:table-cell office:value-type="float" office:value="-5.775">
            <text:p>-5,77500</text:p>
          </table:table-cell>
          <table:table-cell office:value-type="float" office:value="1.6365">
            <text:p>1,636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100]+2.9847)/([.D1100]-14.4252)" office:value-type="float" office:value="-0.0171315636304695">
            <text:p>-0,01713</text:p>
          </table:table-cell>
          <table:table-cell table:number-columns-repeated="1017"/>
        </table:table-row>
        <table:table-row table:style-name="ro1">
          <table:table-cell office:value-type="float" office:value="499.701">
            <text:p>499,70100</text:p>
          </table:table-cell>
          <table:table-cell office:value-type="float" office:value="-5.775">
            <text:p>-5,77500</text:p>
          </table:table-cell>
          <table:table-cell office:value-type="float" office:value="1.6365">
            <text:p>1,636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101]+2.9847)/([.D1101]-14.4252)" office:value-type="float" office:value="-0.0171315636304695">
            <text:p>-0,01713</text:p>
          </table:table-cell>
          <table:table-cell table:number-columns-repeated="1017"/>
        </table:table-row>
        <table:table-row table:style-name="ro1">
          <table:table-cell office:value-type="float" office:value="499.801">
            <text:p>499,80100</text:p>
          </table:table-cell>
          <table:table-cell office:value-type="float" office:value="-5.775">
            <text:p>-5,77500</text:p>
          </table:table-cell>
          <table:table-cell office:value-type="float" office:value="1.6365">
            <text:p>1,636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102]+2.9847)/([.D1102]-14.4252)" office:value-type="float" office:value="-0.0171315636304695">
            <text:p>-0,01713</text:p>
          </table:table-cell>
          <table:table-cell table:number-columns-repeated="1017"/>
        </table:table-row>
        <table:table-row table:style-name="ro1">
          <table:table-cell office:value-type="float" office:value="499.901">
            <text:p>499,90100</text:p>
          </table:table-cell>
          <table:table-cell office:value-type="float" office:value="-5.775">
            <text:p>-5,77500</text:p>
          </table:table-cell>
          <table:table-cell office:value-type="float" office:value="1.6365">
            <text:p>1,636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103]+2.9847)/([.D1103]-14.4252)" office:value-type="float" office:value="-0.0171315636304695">
            <text:p>-0,01713</text:p>
          </table:table-cell>
          <table:table-cell table:number-columns-repeated="1017"/>
        </table:table-row>
        <table:table-row table:style-name="ro1">
          <table:table-cell office:value-type="float" office:value="500.001">
            <text:p>500,00100</text:p>
          </table:table-cell>
          <table:table-cell office:value-type="float" office:value="-5.775">
            <text:p>-5,77500</text:p>
          </table:table-cell>
          <table:table-cell office:value-type="float" office:value="1.6365">
            <text:p>1,636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104]+2.9847)/([.D1104]-14.4252)" office:value-type="float" office:value="-0.0171315636304695">
            <text:p>-0,01713</text:p>
          </table:table-cell>
          <table:table-cell table:number-columns-repeated="1017"/>
        </table:table-row>
        <table:table-row table:style-name="ro1">
          <table:table-cell office:value-type="float" office:value="500.101">
            <text:p>500,10100</text:p>
          </table:table-cell>
          <table:table-cell office:value-type="float" office:value="-5.775">
            <text:p>-5,77500</text:p>
          </table:table-cell>
          <table:table-cell office:value-type="float" office:value="1.6365">
            <text:p>1,636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105]+2.9847)/([.D1105]-14.4252)" office:value-type="float" office:value="-0.0171315636304695">
            <text:p>-0,01713</text:p>
          </table:table-cell>
          <table:table-cell table:number-columns-repeated="1017"/>
        </table:table-row>
        <table:table-row table:style-name="ro1">
          <table:table-cell office:value-type="float" office:value="500.201">
            <text:p>500,20100</text:p>
          </table:table-cell>
          <table:table-cell office:value-type="float" office:value="-5.775">
            <text:p>-5,77500</text:p>
          </table:table-cell>
          <table:table-cell office:value-type="float" office:value="1.6365">
            <text:p>1,636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106]+2.9847)/([.D1106]-14.4252)" office:value-type="float" office:value="-0.0171315636304695">
            <text:p>-0,01713</text:p>
          </table:table-cell>
          <table:table-cell table:number-columns-repeated="1017"/>
        </table:table-row>
        <table:table-row table:style-name="ro1">
          <table:table-cell office:value-type="float" office:value="500.301">
            <text:p>500,30100</text:p>
          </table:table-cell>
          <table:table-cell office:value-type="float" office:value="-5.775">
            <text:p>-5,77500</text:p>
          </table:table-cell>
          <table:table-cell office:value-type="float" office:value="1.6365">
            <text:p>1,636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107]+2.9847)/([.D1107]-14.4252)" office:value-type="float" office:value="-0.0171315636304695">
            <text:p>-0,01713</text:p>
          </table:table-cell>
          <table:table-cell table:number-columns-repeated="1017"/>
        </table:table-row>
        <table:table-row table:style-name="ro1">
          <table:table-cell office:value-type="float" office:value="500.401">
            <text:p>500,40100</text:p>
          </table:table-cell>
          <table:table-cell office:value-type="float" office:value="-5.775">
            <text:p>-5,77500</text:p>
          </table:table-cell>
          <table:table-cell office:value-type="float" office:value="1.6365">
            <text:p>1,636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108]+2.9847)/([.D1108]-14.4252)" office:value-type="float" office:value="-0.0171315636304695">
            <text:p>-0,01713</text:p>
          </table:table-cell>
          <table:table-cell table:number-columns-repeated="1017"/>
        </table:table-row>
        <table:table-row table:style-name="ro1">
          <table:table-cell office:value-type="float" office:value="500.501">
            <text:p>500,50100</text:p>
          </table:table-cell>
          <table:table-cell office:value-type="float" office:value="-5.775">
            <text:p>-5,77500</text:p>
          </table:table-cell>
          <table:table-cell office:value-type="float" office:value="1.6335">
            <text:p>1,633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109]+2.9847)/([.D1109]-14.4252)" office:value-type="float" office:value="-0.0171315636304695">
            <text:p>-0,01713</text:p>
          </table:table-cell>
          <table:table-cell table:number-columns-repeated="1017"/>
        </table:table-row>
        <table:table-row table:style-name="ro1">
          <table:table-cell office:value-type="float" office:value="500.601">
            <text:p>500,60100</text:p>
          </table:table-cell>
          <table:table-cell office:value-type="float" office:value="-5.775">
            <text:p>-5,77500</text:p>
          </table:table-cell>
          <table:table-cell office:value-type="float" office:value="1.6335">
            <text:p>1,633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110]+2.9847)/([.D1110]-14.4252)" office:value-type="float" office:value="-0.0171315636304695">
            <text:p>-0,01713</text:p>
          </table:table-cell>
          <table:table-cell table:number-columns-repeated="1017"/>
        </table:table-row>
        <table:table-row table:style-name="ro1">
          <table:table-cell office:value-type="float" office:value="500.701">
            <text:p>500,70100</text:p>
          </table:table-cell>
          <table:table-cell office:value-type="float" office:value="-5.775">
            <text:p>-5,77500</text:p>
          </table:table-cell>
          <table:table-cell office:value-type="float" office:value="1.6335">
            <text:p>1,633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111]+2.9847)/([.D1111]-14.4252)" office:value-type="float" office:value="-0.0171315636304695">
            <text:p>-0,01713</text:p>
          </table:table-cell>
          <table:table-cell table:number-columns-repeated="1017"/>
        </table:table-row>
        <table:table-row table:style-name="ro1">
          <table:table-cell office:value-type="float" office:value="500.801">
            <text:p>500,80100</text:p>
          </table:table-cell>
          <table:table-cell office:value-type="float" office:value="-5.775">
            <text:p>-5,77500</text:p>
          </table:table-cell>
          <table:table-cell office:value-type="float" office:value="1.6335">
            <text:p>1,633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112]+2.9847)/([.D1112]-14.4252)" office:value-type="float" office:value="-0.0171315636304695">
            <text:p>-0,01713</text:p>
          </table:table-cell>
          <table:table-cell table:number-columns-repeated="1017"/>
        </table:table-row>
        <table:table-row table:style-name="ro1">
          <table:table-cell office:value-type="float" office:value="500.901">
            <text:p>500,90100</text:p>
          </table:table-cell>
          <table:table-cell office:value-type="float" office:value="-5.775">
            <text:p>-5,77500</text:p>
          </table:table-cell>
          <table:table-cell office:value-type="float" office:value="1.6335">
            <text:p>1,633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113]+2.9847)/([.D1113]-14.4252)" office:value-type="float" office:value="-0.0171315636304695">
            <text:p>-0,01713</text:p>
          </table:table-cell>
          <table:table-cell table:number-columns-repeated="1017"/>
        </table:table-row>
        <table:table-row table:style-name="ro1">
          <table:table-cell office:value-type="float" office:value="501.001">
            <text:p>501,00100</text:p>
          </table:table-cell>
          <table:table-cell office:value-type="float" office:value="-5.775">
            <text:p>-5,77500</text:p>
          </table:table-cell>
          <table:table-cell office:value-type="float" office:value="1.6335">
            <text:p>1,633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114]+2.9847)/([.D1114]-14.4252)" office:value-type="float" office:value="-0.0171315636304695">
            <text:p>-0,01713</text:p>
          </table:table-cell>
          <table:table-cell table:number-columns-repeated="1017"/>
        </table:table-row>
        <table:table-row table:style-name="ro1">
          <table:table-cell office:value-type="float" office:value="501.101">
            <text:p>501,10100</text:p>
          </table:table-cell>
          <table:table-cell office:value-type="float" office:value="-5.775">
            <text:p>-5,77500</text:p>
          </table:table-cell>
          <table:table-cell office:value-type="float" office:value="1.6335">
            <text:p>1,633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115]+2.9847)/([.D1115]-14.4252)" office:value-type="float" office:value="-0.0171315636304695">
            <text:p>-0,01713</text:p>
          </table:table-cell>
          <table:table-cell table:number-columns-repeated="1017"/>
        </table:table-row>
        <table:table-row table:style-name="ro1">
          <table:table-cell office:value-type="float" office:value="501.201">
            <text:p>501,20100</text:p>
          </table:table-cell>
          <table:table-cell office:value-type="float" office:value="-5.775">
            <text:p>-5,77500</text:p>
          </table:table-cell>
          <table:table-cell office:value-type="float" office:value="1.6335">
            <text:p>1,633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116]+2.9847)/([.D1116]-14.4252)" office:value-type="float" office:value="-0.0171315636304695">
            <text:p>-0,01713</text:p>
          </table:table-cell>
          <table:table-cell table:number-columns-repeated="1017"/>
        </table:table-row>
        <table:table-row table:style-name="ro1">
          <table:table-cell office:value-type="float" office:value="501.301">
            <text:p>501,30100</text:p>
          </table:table-cell>
          <table:table-cell office:value-type="float" office:value="-5.775">
            <text:p>-5,77500</text:p>
          </table:table-cell>
          <table:table-cell office:value-type="float" office:value="1.6335">
            <text:p>1,633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117]+2.9847)/([.D1117]-14.4252)" office:value-type="float" office:value="-0.0171315636304695">
            <text:p>-0,01713</text:p>
          </table:table-cell>
          <table:table-cell table:number-columns-repeated="1017"/>
        </table:table-row>
        <table:table-row table:style-name="ro1">
          <table:table-cell office:value-type="float" office:value="501.401">
            <text:p>501,40100</text:p>
          </table:table-cell>
          <table:table-cell office:value-type="float" office:value="-5.76">
            <text:p>-5,76000</text:p>
          </table:table-cell>
          <table:table-cell office:value-type="float" office:value="1.6335">
            <text:p>1,633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118]+2.9847)/([.D1118]-14.4252)" office:value-type="float" office:value="-0.0170394683523786">
            <text:p>-0,01704</text:p>
          </table:table-cell>
          <table:table-cell table:number-columns-repeated="1017"/>
        </table:table-row>
        <table:table-row table:style-name="ro1">
          <table:table-cell office:value-type="float" office:value="501.501">
            <text:p>501,50100</text:p>
          </table:table-cell>
          <table:table-cell office:value-type="float" office:value="-5.76">
            <text:p>-5,76000</text:p>
          </table:table-cell>
          <table:table-cell office:value-type="float" office:value="1.6335">
            <text:p>1,633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119]+2.9847)/([.D1119]-14.4252)" office:value-type="float" office:value="-0.0170394683523786">
            <text:p>-0,01704</text:p>
          </table:table-cell>
          <table:table-cell table:number-columns-repeated="1017"/>
        </table:table-row>
        <table:table-row table:style-name="ro1">
          <table:table-cell office:value-type="float" office:value="501.601">
            <text:p>501,60100</text:p>
          </table:table-cell>
          <table:table-cell office:value-type="float" office:value="-5.76">
            <text:p>-5,76000</text:p>
          </table:table-cell>
          <table:table-cell office:value-type="float" office:value="1.6335">
            <text:p>1,633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120]+2.9847)/([.D1120]-14.4252)" office:value-type="float" office:value="-0.0170394683523786">
            <text:p>-0,01704</text:p>
          </table:table-cell>
          <table:table-cell table:number-columns-repeated="1017"/>
        </table:table-row>
        <table:table-row table:style-name="ro1">
          <table:table-cell office:value-type="float" office:value="501.701">
            <text:p>501,70100</text:p>
          </table:table-cell>
          <table:table-cell office:value-type="float" office:value="-5.76">
            <text:p>-5,76000</text:p>
          </table:table-cell>
          <table:table-cell office:value-type="float" office:value="1.6335">
            <text:p>1,633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121]+2.9847)/([.D1121]-14.4252)" office:value-type="float" office:value="-0.0170394683523786">
            <text:p>-0,01704</text:p>
          </table:table-cell>
          <table:table-cell table:number-columns-repeated="1017"/>
        </table:table-row>
        <table:table-row table:style-name="ro1">
          <table:table-cell office:value-type="float" office:value="501.801">
            <text:p>501,80100</text:p>
          </table:table-cell>
          <table:table-cell office:value-type="float" office:value="-5.76">
            <text:p>-5,76000</text:p>
          </table:table-cell>
          <table:table-cell office:value-type="float" office:value="1.6335">
            <text:p>1,633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122]+2.9847)/([.D1122]-14.4252)" office:value-type="float" office:value="-0.0170394683523786">
            <text:p>-0,01704</text:p>
          </table:table-cell>
          <table:table-cell table:number-columns-repeated="1017"/>
        </table:table-row>
        <table:table-row table:style-name="ro1">
          <table:table-cell office:value-type="float" office:value="501.901">
            <text:p>501,90100</text:p>
          </table:table-cell>
          <table:table-cell office:value-type="float" office:value="-5.76">
            <text:p>-5,76000</text:p>
          </table:table-cell>
          <table:table-cell office:value-type="float" office:value="1.6335">
            <text:p>1,633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123]+2.9847)/([.D1123]-14.4252)" office:value-type="float" office:value="-0.0170394683523786">
            <text:p>-0,01704</text:p>
          </table:table-cell>
          <table:table-cell table:number-columns-repeated="1017"/>
        </table:table-row>
        <table:table-row table:style-name="ro1">
          <table:table-cell office:value-type="float" office:value="502.001">
            <text:p>502,00100</text:p>
          </table:table-cell>
          <table:table-cell office:value-type="float" office:value="-5.76">
            <text:p>-5,76000</text:p>
          </table:table-cell>
          <table:table-cell office:value-type="float" office:value="1.6335">
            <text:p>1,633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124]+2.9847)/([.D1124]-14.4252)" office:value-type="float" office:value="-0.0170394683523786">
            <text:p>-0,01704</text:p>
          </table:table-cell>
          <table:table-cell table:number-columns-repeated="1017"/>
        </table:table-row>
        <table:table-row table:style-name="ro1">
          <table:table-cell office:value-type="float" office:value="502.101">
            <text:p>502,10100</text:p>
          </table:table-cell>
          <table:table-cell office:value-type="float" office:value="-5.76">
            <text:p>-5,76000</text:p>
          </table:table-cell>
          <table:table-cell office:value-type="float" office:value="1.6335">
            <text:p>1,633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125]+2.9847)/([.D1125]-14.4252)" office:value-type="float" office:value="-0.0170394683523786">
            <text:p>-0,01704</text:p>
          </table:table-cell>
          <table:table-cell table:number-columns-repeated="1017"/>
        </table:table-row>
        <table:table-row table:style-name="ro1">
          <table:table-cell office:value-type="float" office:value="502.201">
            <text:p>502,20100</text:p>
          </table:table-cell>
          <table:table-cell office:value-type="float" office:value="-5.76">
            <text:p>-5,76000</text:p>
          </table:table-cell>
          <table:table-cell office:value-type="float" office:value="1.6335">
            <text:p>1,633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126]+2.9847)/([.D1126]-14.4252)" office:value-type="float" office:value="-0.0170394683523786">
            <text:p>-0,01704</text:p>
          </table:table-cell>
          <table:table-cell table:number-columns-repeated="1017"/>
        </table:table-row>
        <table:table-row table:style-name="ro1">
          <table:table-cell office:value-type="float" office:value="502.301">
            <text:p>502,30100</text:p>
          </table:table-cell>
          <table:table-cell office:value-type="float" office:value="-5.76">
            <text:p>-5,76000</text:p>
          </table:table-cell>
          <table:table-cell office:value-type="float" office:value="1.6335">
            <text:p>1,633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127]+2.9847)/([.D1127]-14.4252)" office:value-type="float" office:value="-0.0170394683523786">
            <text:p>-0,01704</text:p>
          </table:table-cell>
          <table:table-cell table:number-columns-repeated="1017"/>
        </table:table-row>
        <table:table-row table:style-name="ro1">
          <table:table-cell office:value-type="float" office:value="502.401">
            <text:p>502,40100</text:p>
          </table:table-cell>
          <table:table-cell office:value-type="float" office:value="-5.775">
            <text:p>-5,77500</text:p>
          </table:table-cell>
          <table:table-cell office:value-type="float" office:value="1.6335">
            <text:p>1,633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128]+2.9847)/([.D1128]-14.4252)" office:value-type="float" office:value="-0.0171315636304695">
            <text:p>-0,01713</text:p>
          </table:table-cell>
          <table:table-cell table:number-columns-repeated="1017"/>
        </table:table-row>
        <table:table-row table:style-name="ro1">
          <table:table-cell office:value-type="float" office:value="502.501">
            <text:p>502,50100</text:p>
          </table:table-cell>
          <table:table-cell office:value-type="float" office:value="-5.775">
            <text:p>-5,77500</text:p>
          </table:table-cell>
          <table:table-cell office:value-type="float" office:value="1.6335">
            <text:p>1,633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129]+2.9847)/([.D1129]-14.4252)" office:value-type="float" office:value="-0.0171315636304695">
            <text:p>-0,01713</text:p>
          </table:table-cell>
          <table:table-cell table:number-columns-repeated="1017"/>
        </table:table-row>
        <table:table-row table:style-name="ro1">
          <table:table-cell office:value-type="float" office:value="502.601">
            <text:p>502,60100</text:p>
          </table:table-cell>
          <table:table-cell office:value-type="float" office:value="-5.775">
            <text:p>-5,77500</text:p>
          </table:table-cell>
          <table:table-cell office:value-type="float" office:value="1.6335">
            <text:p>1,633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130]+2.9847)/([.D1130]-14.4252)" office:value-type="float" office:value="-0.0171315636304695">
            <text:p>-0,01713</text:p>
          </table:table-cell>
          <table:table-cell table:number-columns-repeated="1017"/>
        </table:table-row>
        <table:table-row table:style-name="ro1">
          <table:table-cell office:value-type="float" office:value="502.701">
            <text:p>502,70100</text:p>
          </table:table-cell>
          <table:table-cell office:value-type="float" office:value="-5.775">
            <text:p>-5,77500</text:p>
          </table:table-cell>
          <table:table-cell office:value-type="float" office:value="1.6335">
            <text:p>1,633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131]+2.9847)/([.D1131]-14.4252)" office:value-type="float" office:value="-0.0171315636304695">
            <text:p>-0,01713</text:p>
          </table:table-cell>
          <table:table-cell table:number-columns-repeated="1017"/>
        </table:table-row>
        <table:table-row table:style-name="ro1">
          <table:table-cell office:value-type="float" office:value="502.801">
            <text:p>502,80100</text:p>
          </table:table-cell>
          <table:table-cell office:value-type="float" office:value="-5.775">
            <text:p>-5,77500</text:p>
          </table:table-cell>
          <table:table-cell office:value-type="float" office:value="1.6335">
            <text:p>1,633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132]+2.9847)/([.D1132]-14.4252)" office:value-type="float" office:value="-0.0171315636304695">
            <text:p>-0,01713</text:p>
          </table:table-cell>
          <table:table-cell table:number-columns-repeated="1017"/>
        </table:table-row>
        <table:table-row table:style-name="ro1">
          <table:table-cell office:value-type="float" office:value="502.901">
            <text:p>502,90100</text:p>
          </table:table-cell>
          <table:table-cell office:value-type="float" office:value="-5.775">
            <text:p>-5,77500</text:p>
          </table:table-cell>
          <table:table-cell office:value-type="float" office:value="1.6335">
            <text:p>1,633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133]+2.9847)/([.D1133]-14.4252)" office:value-type="float" office:value="-0.0171315636304695">
            <text:p>-0,01713</text:p>
          </table:table-cell>
          <table:table-cell table:number-columns-repeated="1017"/>
        </table:table-row>
        <table:table-row table:style-name="ro1">
          <table:table-cell office:value-type="float" office:value="503.001">
            <text:p>503,00100</text:p>
          </table:table-cell>
          <table:table-cell office:value-type="float" office:value="-5.775">
            <text:p>-5,77500</text:p>
          </table:table-cell>
          <table:table-cell office:value-type="float" office:value="1.6335">
            <text:p>1,633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134]+2.9847)/([.D1134]-14.4252)" office:value-type="float" office:value="-0.0171315636304695">
            <text:p>-0,01713</text:p>
          </table:table-cell>
          <table:table-cell table:number-columns-repeated="1017"/>
        </table:table-row>
        <table:table-row table:style-name="ro1">
          <table:table-cell office:value-type="float" office:value="503.101">
            <text:p>503,10100</text:p>
          </table:table-cell>
          <table:table-cell office:value-type="float" office:value="-5.775">
            <text:p>-5,77500</text:p>
          </table:table-cell>
          <table:table-cell office:value-type="float" office:value="1.6335">
            <text:p>1,633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135]+2.9847)/([.D1135]-14.4252)" office:value-type="float" office:value="-0.0171315636304695">
            <text:p>-0,01713</text:p>
          </table:table-cell>
          <table:table-cell table:number-columns-repeated="1017"/>
        </table:table-row>
        <table:table-row table:style-name="ro1">
          <table:table-cell office:value-type="float" office:value="503.201">
            <text:p>503,20100</text:p>
          </table:table-cell>
          <table:table-cell office:value-type="float" office:value="-5.775">
            <text:p>-5,77500</text:p>
          </table:table-cell>
          <table:table-cell office:value-type="float" office:value="1.6335">
            <text:p>1,633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136]+2.9847)/([.D1136]-14.4252)" office:value-type="float" office:value="-0.0171315636304695">
            <text:p>-0,01713</text:p>
          </table:table-cell>
          <table:table-cell table:number-columns-repeated="1017"/>
        </table:table-row>
        <table:table-row table:style-name="ro1">
          <table:table-cell office:value-type="float" office:value="503.301">
            <text:p>503,30100</text:p>
          </table:table-cell>
          <table:table-cell office:value-type="float" office:value="-5.775">
            <text:p>-5,77500</text:p>
          </table:table-cell>
          <table:table-cell office:value-type="float" office:value="1.6335">
            <text:p>1,633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137]+2.9847)/([.D1137]-14.4252)" office:value-type="float" office:value="-0.0171315636304695">
            <text:p>-0,01713</text:p>
          </table:table-cell>
          <table:table-cell table:number-columns-repeated="1017"/>
        </table:table-row>
        <table:table-row table:style-name="ro1">
          <table:table-cell office:value-type="float" office:value="503.401">
            <text:p>503,40100</text:p>
          </table:table-cell>
          <table:table-cell office:value-type="float" office:value="-5.775">
            <text:p>-5,77500</text:p>
          </table:table-cell>
          <table:table-cell office:value-type="float" office:value="1.6335">
            <text:p>1,633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138]+2.9847)/([.D1138]-14.4252)" office:value-type="float" office:value="-0.0171315636304695">
            <text:p>-0,01713</text:p>
          </table:table-cell>
          <table:table-cell table:number-columns-repeated="1017"/>
        </table:table-row>
        <table:table-row table:style-name="ro1">
          <table:table-cell office:value-type="float" office:value="503.501">
            <text:p>503,50100</text:p>
          </table:table-cell>
          <table:table-cell office:value-type="float" office:value="-5.775">
            <text:p>-5,77500</text:p>
          </table:table-cell>
          <table:table-cell office:value-type="float" office:value="1.6335">
            <text:p>1,633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139]+2.9847)/([.D1139]-14.4252)" office:value-type="float" office:value="-0.0171315636304695">
            <text:p>-0,01713</text:p>
          </table:table-cell>
          <table:table-cell table:number-columns-repeated="1017"/>
        </table:table-row>
        <table:table-row table:style-name="ro1">
          <table:table-cell office:value-type="float" office:value="503.601">
            <text:p>503,60100</text:p>
          </table:table-cell>
          <table:table-cell office:value-type="float" office:value="-5.775">
            <text:p>-5,77500</text:p>
          </table:table-cell>
          <table:table-cell office:value-type="float" office:value="1.6335">
            <text:p>1,633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140]+2.9847)/([.D1140]-14.4252)" office:value-type="float" office:value="-0.0171315636304695">
            <text:p>-0,01713</text:p>
          </table:table-cell>
          <table:table-cell table:number-columns-repeated="1017"/>
        </table:table-row>
        <table:table-row table:style-name="ro1">
          <table:table-cell office:value-type="float" office:value="503.701">
            <text:p>503,70100</text:p>
          </table:table-cell>
          <table:table-cell office:value-type="float" office:value="-5.775">
            <text:p>-5,77500</text:p>
          </table:table-cell>
          <table:table-cell office:value-type="float" office:value="1.6335">
            <text:p>1,633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141]+2.9847)/([.D1141]-14.4252)" office:value-type="float" office:value="-0.0171315636304695">
            <text:p>-0,01713</text:p>
          </table:table-cell>
          <table:table-cell table:number-columns-repeated="1017"/>
        </table:table-row>
        <table:table-row table:style-name="ro1">
          <table:table-cell office:value-type="float" office:value="503.801">
            <text:p>503,80100</text:p>
          </table:table-cell>
          <table:table-cell office:value-type="float" office:value="-5.775">
            <text:p>-5,77500</text:p>
          </table:table-cell>
          <table:table-cell office:value-type="float" office:value="1.6335">
            <text:p>1,633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142]+2.9847)/([.D1142]-14.4252)" office:value-type="float" office:value="-0.0171315636304695">
            <text:p>-0,01713</text:p>
          </table:table-cell>
          <table:table-cell table:number-columns-repeated="1017"/>
        </table:table-row>
        <table:table-row table:style-name="ro1">
          <table:table-cell office:value-type="float" office:value="503.901">
            <text:p>503,90100</text:p>
          </table:table-cell>
          <table:table-cell office:value-type="float" office:value="-5.775">
            <text:p>-5,77500</text:p>
          </table:table-cell>
          <table:table-cell office:value-type="float" office:value="1.6335">
            <text:p>1,633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143]+2.9847)/([.D1143]-14.4252)" office:value-type="float" office:value="-0.0171315636304695">
            <text:p>-0,01713</text:p>
          </table:table-cell>
          <table:table-cell table:number-columns-repeated="1017"/>
        </table:table-row>
        <table:table-row table:style-name="ro1">
          <table:table-cell office:value-type="float" office:value="504.001">
            <text:p>504,00100</text:p>
          </table:table-cell>
          <table:table-cell office:value-type="float" office:value="-5.775">
            <text:p>-5,77500</text:p>
          </table:table-cell>
          <table:table-cell office:value-type="float" office:value="1.6335">
            <text:p>1,633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144]+2.9847)/([.D1144]-14.4252)" office:value-type="float" office:value="-0.0171315636304695">
            <text:p>-0,01713</text:p>
          </table:table-cell>
          <table:table-cell table:number-columns-repeated="1017"/>
        </table:table-row>
        <table:table-row table:style-name="ro1">
          <table:table-cell office:value-type="float" office:value="504.101">
            <text:p>504,10100</text:p>
          </table:table-cell>
          <table:table-cell office:value-type="float" office:value="-5.775">
            <text:p>-5,77500</text:p>
          </table:table-cell>
          <table:table-cell office:value-type="float" office:value="1.6335">
            <text:p>1,633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145]+2.9847)/([.D1145]-14.4252)" office:value-type="float" office:value="-0.0171315636304695">
            <text:p>-0,01713</text:p>
          </table:table-cell>
          <table:table-cell table:number-columns-repeated="1017"/>
        </table:table-row>
        <table:table-row table:style-name="ro1">
          <table:table-cell office:value-type="float" office:value="504.201">
            <text:p>504,20100</text:p>
          </table:table-cell>
          <table:table-cell office:value-type="float" office:value="-5.775">
            <text:p>-5,77500</text:p>
          </table:table-cell>
          <table:table-cell office:value-type="float" office:value="1.6335">
            <text:p>1,633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146]+2.9847)/([.D1146]-14.4252)" office:value-type="float" office:value="-0.0171315636304695">
            <text:p>-0,01713</text:p>
          </table:table-cell>
          <table:table-cell table:number-columns-repeated="1017"/>
        </table:table-row>
        <table:table-row table:style-name="ro1">
          <table:table-cell office:value-type="float" office:value="504.301">
            <text:p>504,30100</text:p>
          </table:table-cell>
          <table:table-cell office:value-type="float" office:value="-5.775">
            <text:p>-5,77500</text:p>
          </table:table-cell>
          <table:table-cell office:value-type="float" office:value="1.6335">
            <text:p>1,633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147]+2.9847)/([.D1147]-14.4252)" office:value-type="float" office:value="-0.0171315636304695">
            <text:p>-0,01713</text:p>
          </table:table-cell>
          <table:table-cell table:number-columns-repeated="1017"/>
        </table:table-row>
        <table:table-row table:style-name="ro1">
          <table:table-cell office:value-type="float" office:value="504.401">
            <text:p>504,40100</text:p>
          </table:table-cell>
          <table:table-cell office:value-type="float" office:value="-5.76">
            <text:p>-5,76000</text:p>
          </table:table-cell>
          <table:table-cell office:value-type="float" office:value="1.6335">
            <text:p>1,633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148]+2.9847)/([.D1148]-14.4252)" office:value-type="float" office:value="-0.0170394683523786">
            <text:p>-0,01704</text:p>
          </table:table-cell>
          <table:table-cell table:number-columns-repeated="1017"/>
        </table:table-row>
        <table:table-row table:style-name="ro1">
          <table:table-cell office:value-type="float" office:value="504.501">
            <text:p>504,50100</text:p>
          </table:table-cell>
          <table:table-cell office:value-type="float" office:value="-5.76">
            <text:p>-5,76000</text:p>
          </table:table-cell>
          <table:table-cell office:value-type="float" office:value="1.6335">
            <text:p>1,633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149]+2.9847)/([.D1149]-14.4252)" office:value-type="float" office:value="-0.0170394683523786">
            <text:p>-0,01704</text:p>
          </table:table-cell>
          <table:table-cell table:number-columns-repeated="1017"/>
        </table:table-row>
        <table:table-row table:style-name="ro1">
          <table:table-cell office:value-type="float" office:value="504.601">
            <text:p>504,60100</text:p>
          </table:table-cell>
          <table:table-cell office:value-type="float" office:value="-5.76">
            <text:p>-5,76000</text:p>
          </table:table-cell>
          <table:table-cell office:value-type="float" office:value="1.6335">
            <text:p>1,633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150]+2.9847)/([.D1150]-14.4252)" office:value-type="float" office:value="-0.0170394683523786">
            <text:p>-0,01704</text:p>
          </table:table-cell>
          <table:table-cell table:number-columns-repeated="1017"/>
        </table:table-row>
        <table:table-row table:style-name="ro1">
          <table:table-cell office:value-type="float" office:value="504.701">
            <text:p>504,70100</text:p>
          </table:table-cell>
          <table:table-cell office:value-type="float" office:value="-5.76">
            <text:p>-5,76000</text:p>
          </table:table-cell>
          <table:table-cell office:value-type="float" office:value="1.6335">
            <text:p>1,633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151]+2.9847)/([.D1151]-14.4252)" office:value-type="float" office:value="-0.0170394683523786">
            <text:p>-0,01704</text:p>
          </table:table-cell>
          <table:table-cell table:number-columns-repeated="1017"/>
        </table:table-row>
        <table:table-row table:style-name="ro1">
          <table:table-cell office:value-type="float" office:value="504.801">
            <text:p>504,80100</text:p>
          </table:table-cell>
          <table:table-cell office:value-type="float" office:value="-5.76">
            <text:p>-5,76000</text:p>
          </table:table-cell>
          <table:table-cell office:value-type="float" office:value="1.6335">
            <text:p>1,633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152]+2.9847)/([.D1152]-14.4252)" office:value-type="float" office:value="-0.0170394683523786">
            <text:p>-0,01704</text:p>
          </table:table-cell>
          <table:table-cell table:number-columns-repeated="1017"/>
        </table:table-row>
        <table:table-row table:style-name="ro1">
          <table:table-cell office:value-type="float" office:value="504.901">
            <text:p>504,90100</text:p>
          </table:table-cell>
          <table:table-cell office:value-type="float" office:value="-5.76">
            <text:p>-5,76000</text:p>
          </table:table-cell>
          <table:table-cell office:value-type="float" office:value="1.6335">
            <text:p>1,633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153]+2.9847)/([.D1153]-14.4252)" office:value-type="float" office:value="-0.0170394683523786">
            <text:p>-0,01704</text:p>
          </table:table-cell>
          <table:table-cell table:number-columns-repeated="1017"/>
        </table:table-row>
        <table:table-row table:style-name="ro1">
          <table:table-cell office:value-type="float" office:value="505.001">
            <text:p>505,00100</text:p>
          </table:table-cell>
          <table:table-cell office:value-type="float" office:value="-5.76">
            <text:p>-5,76000</text:p>
          </table:table-cell>
          <table:table-cell office:value-type="float" office:value="1.6335">
            <text:p>1,633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154]+2.9847)/([.D1154]-14.4252)" office:value-type="float" office:value="-0.0170394683523786">
            <text:p>-0,01704</text:p>
          </table:table-cell>
          <table:table-cell table:number-columns-repeated="1017"/>
        </table:table-row>
        <table:table-row table:style-name="ro1">
          <table:table-cell office:value-type="float" office:value="505.101">
            <text:p>505,10100</text:p>
          </table:table-cell>
          <table:table-cell office:value-type="float" office:value="-5.76">
            <text:p>-5,76000</text:p>
          </table:table-cell>
          <table:table-cell office:value-type="float" office:value="1.6335">
            <text:p>1,633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155]+2.9847)/([.D1155]-14.4252)" office:value-type="float" office:value="-0.0170394683523786">
            <text:p>-0,01704</text:p>
          </table:table-cell>
          <table:table-cell table:number-columns-repeated="1017"/>
        </table:table-row>
        <table:table-row table:style-name="ro1">
          <table:table-cell office:value-type="float" office:value="505.201">
            <text:p>505,20100</text:p>
          </table:table-cell>
          <table:table-cell office:value-type="float" office:value="-5.76">
            <text:p>-5,76000</text:p>
          </table:table-cell>
          <table:table-cell office:value-type="float" office:value="1.6335">
            <text:p>1,633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156]+2.9847)/([.D1156]-14.4252)" office:value-type="float" office:value="-0.0170394683523786">
            <text:p>-0,01704</text:p>
          </table:table-cell>
          <table:table-cell table:number-columns-repeated="1017"/>
        </table:table-row>
        <table:table-row table:style-name="ro1">
          <table:table-cell office:value-type="float" office:value="505.301">
            <text:p>505,30100</text:p>
          </table:table-cell>
          <table:table-cell office:value-type="float" office:value="-5.76">
            <text:p>-5,76000</text:p>
          </table:table-cell>
          <table:table-cell office:value-type="float" office:value="1.6335">
            <text:p>1,633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157]+2.9847)/([.D1157]-14.4252)" office:value-type="float" office:value="-0.0170394683523786">
            <text:p>-0,01704</text:p>
          </table:table-cell>
          <table:table-cell table:number-columns-repeated="1017"/>
        </table:table-row>
        <table:table-row table:style-name="ro1">
          <table:table-cell office:value-type="float" office:value="505.401">
            <text:p>505,40100</text:p>
          </table:table-cell>
          <table:table-cell office:value-type="float" office:value="-5.76">
            <text:p>-5,76000</text:p>
          </table:table-cell>
          <table:table-cell office:value-type="float" office:value="1.6335">
            <text:p>1,633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158]+2.9847)/([.D1158]-14.4252)" office:value-type="float" office:value="-0.0170394683523786">
            <text:p>-0,01704</text:p>
          </table:table-cell>
          <table:table-cell table:number-columns-repeated="1017"/>
        </table:table-row>
        <table:table-row table:style-name="ro1">
          <table:table-cell office:value-type="float" office:value="505.501">
            <text:p>505,50100</text:p>
          </table:table-cell>
          <table:table-cell office:value-type="float" office:value="-5.76">
            <text:p>-5,76000</text:p>
          </table:table-cell>
          <table:table-cell office:value-type="float" office:value="1.6335">
            <text:p>1,633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1159]+2.9847)/([.D1159]-14.4252)" office:value-type="float" office:value="-0.0170551753635586">
            <text:p>-0,01706</text:p>
          </table:table-cell>
          <table:table-cell table:number-columns-repeated="1017"/>
        </table:table-row>
        <table:table-row table:style-name="ro1">
          <table:table-cell office:value-type="float" office:value="505.601">
            <text:p>505,60100</text:p>
          </table:table-cell>
          <table:table-cell office:value-type="float" office:value="-5.76">
            <text:p>-5,76000</text:p>
          </table:table-cell>
          <table:table-cell office:value-type="float" office:value="1.6335">
            <text:p>1,633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1160]+2.9847)/([.D1160]-14.4252)" office:value-type="float" office:value="-0.0170551753635586">
            <text:p>-0,01706</text:p>
          </table:table-cell>
          <table:table-cell table:number-columns-repeated="1017"/>
        </table:table-row>
        <table:table-row table:style-name="ro1">
          <table:table-cell office:value-type="float" office:value="505.701">
            <text:p>505,70100</text:p>
          </table:table-cell>
          <table:table-cell office:value-type="float" office:value="-5.76">
            <text:p>-5,76000</text:p>
          </table:table-cell>
          <table:table-cell office:value-type="float" office:value="1.6335">
            <text:p>1,633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1161]+2.9847)/([.D1161]-14.4252)" office:value-type="float" office:value="-0.0170551753635586">
            <text:p>-0,01706</text:p>
          </table:table-cell>
          <table:table-cell table:number-columns-repeated="1017"/>
        </table:table-row>
        <table:table-row table:style-name="ro1">
          <table:table-cell office:value-type="float" office:value="505.801">
            <text:p>505,80100</text:p>
          </table:table-cell>
          <table:table-cell office:value-type="float" office:value="-5.76">
            <text:p>-5,76000</text:p>
          </table:table-cell>
          <table:table-cell office:value-type="float" office:value="1.6335">
            <text:p>1,633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1162]+2.9847)/([.D1162]-14.4252)" office:value-type="float" office:value="-0.0170551753635586">
            <text:p>-0,01706</text:p>
          </table:table-cell>
          <table:table-cell table:number-columns-repeated="1017"/>
        </table:table-row>
        <table:table-row table:style-name="ro1">
          <table:table-cell office:value-type="float" office:value="505.901">
            <text:p>505,90100</text:p>
          </table:table-cell>
          <table:table-cell office:value-type="float" office:value="-5.76">
            <text:p>-5,76000</text:p>
          </table:table-cell>
          <table:table-cell office:value-type="float" office:value="1.6335">
            <text:p>1,633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1163]+2.9847)/([.D1163]-14.4252)" office:value-type="float" office:value="-0.0170551753635586">
            <text:p>-0,01706</text:p>
          </table:table-cell>
          <table:table-cell table:number-columns-repeated="1017"/>
        </table:table-row>
        <table:table-row table:style-name="ro1">
          <table:table-cell office:value-type="float" office:value="506.001">
            <text:p>506,00100</text:p>
          </table:table-cell>
          <table:table-cell office:value-type="float" office:value="-5.76">
            <text:p>-5,76000</text:p>
          </table:table-cell>
          <table:table-cell office:value-type="float" office:value="1.6335">
            <text:p>1,633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1164]+2.9847)/([.D1164]-14.4252)" office:value-type="float" office:value="-0.0170551753635586">
            <text:p>-0,01706</text:p>
          </table:table-cell>
          <table:table-cell table:number-columns-repeated="1017"/>
        </table:table-row>
        <table:table-row table:style-name="ro1">
          <table:table-cell office:value-type="float" office:value="506.101">
            <text:p>506,10100</text:p>
          </table:table-cell>
          <table:table-cell office:value-type="float" office:value="-5.76">
            <text:p>-5,76000</text:p>
          </table:table-cell>
          <table:table-cell office:value-type="float" office:value="1.6335">
            <text:p>1,633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1165]+2.9847)/([.D1165]-14.4252)" office:value-type="float" office:value="-0.0170551753635586">
            <text:p>-0,01706</text:p>
          </table:table-cell>
          <table:table-cell table:number-columns-repeated="1017"/>
        </table:table-row>
        <table:table-row table:style-name="ro1">
          <table:table-cell office:value-type="float" office:value="506.201">
            <text:p>506,20100</text:p>
          </table:table-cell>
          <table:table-cell office:value-type="float" office:value="-5.76">
            <text:p>-5,76000</text:p>
          </table:table-cell>
          <table:table-cell office:value-type="float" office:value="1.6335">
            <text:p>1,633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1166]+2.9847)/([.D1166]-14.4252)" office:value-type="float" office:value="-0.0170551753635586">
            <text:p>-0,01706</text:p>
          </table:table-cell>
          <table:table-cell table:number-columns-repeated="1017"/>
        </table:table-row>
        <table:table-row table:style-name="ro1">
          <table:table-cell office:value-type="float" office:value="506.301">
            <text:p>506,30100</text:p>
          </table:table-cell>
          <table:table-cell office:value-type="float" office:value="-5.76">
            <text:p>-5,76000</text:p>
          </table:table-cell>
          <table:table-cell office:value-type="float" office:value="1.6335">
            <text:p>1,633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1167]+2.9847)/([.D1167]-14.4252)" office:value-type="float" office:value="-0.0170551753635586">
            <text:p>-0,01706</text:p>
          </table:table-cell>
          <table:table-cell table:number-columns-repeated="1017"/>
        </table:table-row>
        <table:table-row table:style-name="ro1">
          <table:table-cell office:value-type="float" office:value="506.401">
            <text:p>506,40100</text:p>
          </table:table-cell>
          <table:table-cell office:value-type="float" office:value="-5.775">
            <text:p>-5,77500</text:p>
          </table:table-cell>
          <table:table-cell office:value-type="float" office:value="1.6335">
            <text:p>1,633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1168]+2.9847)/([.D1168]-14.4252)" office:value-type="float" office:value="-0.0171473555352349">
            <text:p>-0,01715</text:p>
          </table:table-cell>
          <table:table-cell table:number-columns-repeated="1017"/>
        </table:table-row>
        <table:table-row table:style-name="ro1">
          <table:table-cell office:value-type="float" office:value="506.501">
            <text:p>506,50100</text:p>
          </table:table-cell>
          <table:table-cell office:value-type="float" office:value="-5.775">
            <text:p>-5,77500</text:p>
          </table:table-cell>
          <table:table-cell office:value-type="float" office:value="1.6335">
            <text:p>1,633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1169]+2.9847)/([.D1169]-14.4252)" office:value-type="float" office:value="-0.0171473555352349">
            <text:p>-0,01715</text:p>
          </table:table-cell>
          <table:table-cell table:number-columns-repeated="1017"/>
        </table:table-row>
        <table:table-row table:style-name="ro1">
          <table:table-cell office:value-type="float" office:value="506.601">
            <text:p>506,60100</text:p>
          </table:table-cell>
          <table:table-cell office:value-type="float" office:value="-5.775">
            <text:p>-5,77500</text:p>
          </table:table-cell>
          <table:table-cell office:value-type="float" office:value="1.632">
            <text:p>1,632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1170]+2.9847)/([.D1170]-14.4252)" office:value-type="float" office:value="-0.0171473555352349">
            <text:p>-0,01715</text:p>
          </table:table-cell>
          <table:table-cell table:number-columns-repeated="1017"/>
        </table:table-row>
        <table:table-row table:style-name="ro1">
          <table:table-cell office:value-type="float" office:value="506.701">
            <text:p>506,70100</text:p>
          </table:table-cell>
          <table:table-cell office:value-type="float" office:value="-5.775">
            <text:p>-5,77500</text:p>
          </table:table-cell>
          <table:table-cell office:value-type="float" office:value="1.632">
            <text:p>1,632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1171]+2.9847)/([.D1171]-14.4252)" office:value-type="float" office:value="-0.0171473555352349">
            <text:p>-0,01715</text:p>
          </table:table-cell>
          <table:table-cell table:number-columns-repeated="1017"/>
        </table:table-row>
        <table:table-row table:style-name="ro1">
          <table:table-cell office:value-type="float" office:value="506.801">
            <text:p>506,80100</text:p>
          </table:table-cell>
          <table:table-cell office:value-type="float" office:value="-5.775">
            <text:p>-5,77500</text:p>
          </table:table-cell>
          <table:table-cell office:value-type="float" office:value="1.632">
            <text:p>1,632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1172]+2.9847)/([.D1172]-14.4252)" office:value-type="float" office:value="-0.0171473555352349">
            <text:p>-0,01715</text:p>
          </table:table-cell>
          <table:table-cell table:number-columns-repeated="1017"/>
        </table:table-row>
        <table:table-row table:style-name="ro1">
          <table:table-cell office:value-type="float" office:value="506.901">
            <text:p>506,90100</text:p>
          </table:table-cell>
          <table:table-cell office:value-type="float" office:value="-5.775">
            <text:p>-5,77500</text:p>
          </table:table-cell>
          <table:table-cell office:value-type="float" office:value="1.632">
            <text:p>1,632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1173]+2.9847)/([.D1173]-14.4252)" office:value-type="float" office:value="-0.0171473555352349">
            <text:p>-0,01715</text:p>
          </table:table-cell>
          <table:table-cell table:number-columns-repeated="1017"/>
        </table:table-row>
        <table:table-row table:style-name="ro1">
          <table:table-cell office:value-type="float" office:value="507.001">
            <text:p>507,00100</text:p>
          </table:table-cell>
          <table:table-cell office:value-type="float" office:value="-5.775">
            <text:p>-5,77500</text:p>
          </table:table-cell>
          <table:table-cell office:value-type="float" office:value="1.632">
            <text:p>1,632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1174]+2.9847)/([.D1174]-14.4252)" office:value-type="float" office:value="-0.0171473555352349">
            <text:p>-0,01715</text:p>
          </table:table-cell>
          <table:table-cell table:number-columns-repeated="1017"/>
        </table:table-row>
        <table:table-row table:style-name="ro1">
          <table:table-cell office:value-type="float" office:value="507.101">
            <text:p>507,10100</text:p>
          </table:table-cell>
          <table:table-cell office:value-type="float" office:value="-5.775">
            <text:p>-5,77500</text:p>
          </table:table-cell>
          <table:table-cell office:value-type="float" office:value="1.632">
            <text:p>1,632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1175]+2.9847)/([.D1175]-14.4252)" office:value-type="float" office:value="-0.0171473555352349">
            <text:p>-0,01715</text:p>
          </table:table-cell>
          <table:table-cell table:number-columns-repeated="1017"/>
        </table:table-row>
        <table:table-row table:style-name="ro1">
          <table:table-cell office:value-type="float" office:value="507.201">
            <text:p>507,20100</text:p>
          </table:table-cell>
          <table:table-cell office:value-type="float" office:value="-5.775">
            <text:p>-5,77500</text:p>
          </table:table-cell>
          <table:table-cell office:value-type="float" office:value="1.632">
            <text:p>1,632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1176]+2.9847)/([.D1176]-14.4252)" office:value-type="float" office:value="-0.0171473555352349">
            <text:p>-0,01715</text:p>
          </table:table-cell>
          <table:table-cell table:number-columns-repeated="1017"/>
        </table:table-row>
        <table:table-row table:style-name="ro1">
          <table:table-cell office:value-type="float" office:value="507.301">
            <text:p>507,30100</text:p>
          </table:table-cell>
          <table:table-cell office:value-type="float" office:value="-5.775">
            <text:p>-5,77500</text:p>
          </table:table-cell>
          <table:table-cell office:value-type="float" office:value="1.632">
            <text:p>1,632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1177]+2.9847)/([.D1177]-14.4252)" office:value-type="float" office:value="-0.0171473555352349">
            <text:p>-0,01715</text:p>
          </table:table-cell>
          <table:table-cell table:number-columns-repeated="1017"/>
        </table:table-row>
        <table:table-row table:style-name="ro1">
          <table:table-cell office:value-type="float" office:value="507.401">
            <text:p>507,40100</text:p>
          </table:table-cell>
          <table:table-cell office:value-type="float" office:value="-5.775">
            <text:p>-5,77500</text:p>
          </table:table-cell>
          <table:table-cell office:value-type="float" office:value="1.632">
            <text:p>1,632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1178]+2.9847)/([.D1178]-14.4252)" office:value-type="float" office:value="-0.0171473555352349">
            <text:p>-0,01715</text:p>
          </table:table-cell>
          <table:table-cell table:number-columns-repeated="1017"/>
        </table:table-row>
        <table:table-row table:style-name="ro1">
          <table:table-cell office:value-type="float" office:value="507.501">
            <text:p>507,50100</text:p>
          </table:table-cell>
          <table:table-cell office:value-type="float" office:value="-5.775">
            <text:p>-5,77500</text:p>
          </table:table-cell>
          <table:table-cell office:value-type="float" office:value="1.632">
            <text:p>1,632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1179]+2.9847)/([.D1179]-14.4252)" office:value-type="float" office:value="-0.0171473555352349">
            <text:p>-0,01715</text:p>
          </table:table-cell>
          <table:table-cell table:number-columns-repeated="1017"/>
        </table:table-row>
        <table:table-row table:style-name="ro1">
          <table:table-cell office:value-type="float" office:value="507.601">
            <text:p>507,60100</text:p>
          </table:table-cell>
          <table:table-cell office:value-type="float" office:value="-5.775">
            <text:p>-5,77500</text:p>
          </table:table-cell>
          <table:table-cell office:value-type="float" office:value="1.632">
            <text:p>1,632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1180]+2.9847)/([.D1180]-14.4252)" office:value-type="float" office:value="-0.0171473555352349">
            <text:p>-0,01715</text:p>
          </table:table-cell>
          <table:table-cell table:number-columns-repeated="1017"/>
        </table:table-row>
        <table:table-row table:style-name="ro1">
          <table:table-cell office:value-type="float" office:value="507.701">
            <text:p>507,70100</text:p>
          </table:table-cell>
          <table:table-cell office:value-type="float" office:value="-5.775">
            <text:p>-5,77500</text:p>
          </table:table-cell>
          <table:table-cell office:value-type="float" office:value="1.632">
            <text:p>1,632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1181]+2.9847)/([.D1181]-14.4252)" office:value-type="float" office:value="-0.0171473555352349">
            <text:p>-0,01715</text:p>
          </table:table-cell>
          <table:table-cell table:number-columns-repeated="1017"/>
        </table:table-row>
        <table:table-row table:style-name="ro1">
          <table:table-cell office:value-type="float" office:value="507.801">
            <text:p>507,80100</text:p>
          </table:table-cell>
          <table:table-cell office:value-type="float" office:value="-5.775">
            <text:p>-5,77500</text:p>
          </table:table-cell>
          <table:table-cell office:value-type="float" office:value="1.632">
            <text:p>1,632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1182]+2.9847)/([.D1182]-14.4252)" office:value-type="float" office:value="-0.0171473555352349">
            <text:p>-0,01715</text:p>
          </table:table-cell>
          <table:table-cell table:number-columns-repeated="1017"/>
        </table:table-row>
        <table:table-row table:style-name="ro1">
          <table:table-cell office:value-type="float" office:value="507.901">
            <text:p>507,90100</text:p>
          </table:table-cell>
          <table:table-cell office:value-type="float" office:value="-5.775">
            <text:p>-5,77500</text:p>
          </table:table-cell>
          <table:table-cell office:value-type="float" office:value="1.632">
            <text:p>1,632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1183]+2.9847)/([.D1183]-14.4252)" office:value-type="float" office:value="-0.0171473555352349">
            <text:p>-0,01715</text:p>
          </table:table-cell>
          <table:table-cell table:number-columns-repeated="1017"/>
        </table:table-row>
        <table:table-row table:style-name="ro1">
          <table:table-cell office:value-type="float" office:value="508.001">
            <text:p>508,00100</text:p>
          </table:table-cell>
          <table:table-cell office:value-type="float" office:value="-5.775">
            <text:p>-5,77500</text:p>
          </table:table-cell>
          <table:table-cell office:value-type="float" office:value="1.632">
            <text:p>1,632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1184]+2.9847)/([.D1184]-14.4252)" office:value-type="float" office:value="-0.0171473555352349">
            <text:p>-0,01715</text:p>
          </table:table-cell>
          <table:table-cell table:number-columns-repeated="1017"/>
        </table:table-row>
        <table:table-row table:style-name="ro1">
          <table:table-cell office:value-type="float" office:value="508.101">
            <text:p>508,10100</text:p>
          </table:table-cell>
          <table:table-cell office:value-type="float" office:value="-5.775">
            <text:p>-5,77500</text:p>
          </table:table-cell>
          <table:table-cell office:value-type="float" office:value="1.632">
            <text:p>1,632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1185]+2.9847)/([.D1185]-14.4252)" office:value-type="float" office:value="-0.0171473555352349">
            <text:p>-0,01715</text:p>
          </table:table-cell>
          <table:table-cell table:number-columns-repeated="1017"/>
        </table:table-row>
        <table:table-row table:style-name="ro1">
          <table:table-cell office:value-type="float" office:value="508.201">
            <text:p>508,20100</text:p>
          </table:table-cell>
          <table:table-cell office:value-type="float" office:value="-5.775">
            <text:p>-5,77500</text:p>
          </table:table-cell>
          <table:table-cell office:value-type="float" office:value="1.632">
            <text:p>1,632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1186]+2.9847)/([.D1186]-14.4252)" office:value-type="float" office:value="-0.0171473555352349">
            <text:p>-0,01715</text:p>
          </table:table-cell>
          <table:table-cell table:number-columns-repeated="1017"/>
        </table:table-row>
        <table:table-row table:style-name="ro1">
          <table:table-cell office:value-type="float" office:value="508.301">
            <text:p>508,30100</text:p>
          </table:table-cell>
          <table:table-cell office:value-type="float" office:value="-5.775">
            <text:p>-5,77500</text:p>
          </table:table-cell>
          <table:table-cell office:value-type="float" office:value="1.632">
            <text:p>1,632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1187]+2.9847)/([.D1187]-14.4252)" office:value-type="float" office:value="-0.0171473555352349">
            <text:p>-0,01715</text:p>
          </table:table-cell>
          <table:table-cell table:number-columns-repeated="1017"/>
        </table:table-row>
        <table:table-row table:style-name="ro1">
          <table:table-cell office:value-type="float" office:value="508.401">
            <text:p>508,40100</text:p>
          </table:table-cell>
          <table:table-cell office:value-type="float" office:value="-5.775">
            <text:p>-5,77500</text:p>
          </table:table-cell>
          <table:table-cell office:value-type="float" office:value="1.632">
            <text:p>1,632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1188]+2.9847)/([.D1188]-14.4252)" office:value-type="float" office:value="-0.0171473555352349">
            <text:p>-0,01715</text:p>
          </table:table-cell>
          <table:table-cell table:number-columns-repeated="1017"/>
        </table:table-row>
        <table:table-row table:style-name="ro1">
          <table:table-cell office:value-type="float" office:value="508.501">
            <text:p>508,50100</text:p>
          </table:table-cell>
          <table:table-cell office:value-type="float" office:value="-5.775">
            <text:p>-5,77500</text:p>
          </table:table-cell>
          <table:table-cell office:value-type="float" office:value="1.632">
            <text:p>1,632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1189]+2.9847)/([.D1189]-14.4252)" office:value-type="float" office:value="-0.0171473555352349">
            <text:p>-0,01715</text:p>
          </table:table-cell>
          <table:table-cell table:number-columns-repeated="1017"/>
        </table:table-row>
        <table:table-row table:style-name="ro1">
          <table:table-cell office:value-type="float" office:value="508.601">
            <text:p>508,60100</text:p>
          </table:table-cell>
          <table:table-cell office:value-type="float" office:value="-5.775">
            <text:p>-5,77500</text:p>
          </table:table-cell>
          <table:table-cell office:value-type="float" office:value="1.6305">
            <text:p>1,630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1190]+2.9847)/([.D1190]-14.4252)" office:value-type="float" office:value="-0.0171473555352349">
            <text:p>-0,01715</text:p>
          </table:table-cell>
          <table:table-cell table:number-columns-repeated="1017"/>
        </table:table-row>
        <table:table-row table:style-name="ro1">
          <table:table-cell office:value-type="float" office:value="508.701">
            <text:p>508,70100</text:p>
          </table:table-cell>
          <table:table-cell office:value-type="float" office:value="-5.775">
            <text:p>-5,77500</text:p>
          </table:table-cell>
          <table:table-cell office:value-type="float" office:value="1.6305">
            <text:p>1,630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1191]+2.9847)/([.D1191]-14.4252)" office:value-type="float" office:value="-0.0171473555352349">
            <text:p>-0,01715</text:p>
          </table:table-cell>
          <table:table-cell table:number-columns-repeated="1017"/>
        </table:table-row>
        <table:table-row table:style-name="ro1">
          <table:table-cell office:value-type="float" office:value="508.801">
            <text:p>508,80100</text:p>
          </table:table-cell>
          <table:table-cell office:value-type="float" office:value="-5.775">
            <text:p>-5,77500</text:p>
          </table:table-cell>
          <table:table-cell office:value-type="float" office:value="1.6305">
            <text:p>1,630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1192]+2.9847)/([.D1192]-14.4252)" office:value-type="float" office:value="-0.0171473555352349">
            <text:p>-0,01715</text:p>
          </table:table-cell>
          <table:table-cell table:number-columns-repeated="1017"/>
        </table:table-row>
        <table:table-row table:style-name="ro1">
          <table:table-cell office:value-type="float" office:value="508.901">
            <text:p>508,90100</text:p>
          </table:table-cell>
          <table:table-cell office:value-type="float" office:value="-5.775">
            <text:p>-5,77500</text:p>
          </table:table-cell>
          <table:table-cell office:value-type="float" office:value="1.6305">
            <text:p>1,630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1193]+2.9847)/([.D1193]-14.4252)" office:value-type="float" office:value="-0.0171473555352349">
            <text:p>-0,01715</text:p>
          </table:table-cell>
          <table:table-cell table:number-columns-repeated="1017"/>
        </table:table-row>
        <table:table-row table:style-name="ro1">
          <table:table-cell office:value-type="float" office:value="509.001">
            <text:p>509,00100</text:p>
          </table:table-cell>
          <table:table-cell office:value-type="float" office:value="-5.775">
            <text:p>-5,77500</text:p>
          </table:table-cell>
          <table:table-cell office:value-type="float" office:value="1.6305">
            <text:p>1,630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1194]+2.9847)/([.D1194]-14.4252)" office:value-type="float" office:value="-0.0171473555352349">
            <text:p>-0,01715</text:p>
          </table:table-cell>
          <table:table-cell table:number-columns-repeated="1017"/>
        </table:table-row>
        <table:table-row table:style-name="ro1">
          <table:table-cell office:value-type="float" office:value="509.101">
            <text:p>509,10100</text:p>
          </table:table-cell>
          <table:table-cell office:value-type="float" office:value="-5.775">
            <text:p>-5,77500</text:p>
          </table:table-cell>
          <table:table-cell office:value-type="float" office:value="1.6305">
            <text:p>1,630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1195]+2.9847)/([.D1195]-14.4252)" office:value-type="float" office:value="-0.0171473555352349">
            <text:p>-0,01715</text:p>
          </table:table-cell>
          <table:table-cell table:number-columns-repeated="1017"/>
        </table:table-row>
        <table:table-row table:style-name="ro1">
          <table:table-cell office:value-type="float" office:value="509.201">
            <text:p>509,20100</text:p>
          </table:table-cell>
          <table:table-cell office:value-type="float" office:value="-5.775">
            <text:p>-5,77500</text:p>
          </table:table-cell>
          <table:table-cell office:value-type="float" office:value="1.6305">
            <text:p>1,630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1196]+2.9847)/([.D1196]-14.4252)" office:value-type="float" office:value="-0.0171473555352349">
            <text:p>-0,01715</text:p>
          </table:table-cell>
          <table:table-cell table:number-columns-repeated="1017"/>
        </table:table-row>
        <table:table-row table:style-name="ro1">
          <table:table-cell office:value-type="float" office:value="509.301">
            <text:p>509,30100</text:p>
          </table:table-cell>
          <table:table-cell office:value-type="float" office:value="-5.775">
            <text:p>-5,77500</text:p>
          </table:table-cell>
          <table:table-cell office:value-type="float" office:value="1.6305">
            <text:p>1,630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1197]+2.9847)/([.D1197]-14.4252)" office:value-type="float" office:value="-0.0171473555352349">
            <text:p>-0,01715</text:p>
          </table:table-cell>
          <table:table-cell table:number-columns-repeated="1017"/>
        </table:table-row>
        <table:table-row table:style-name="ro1">
          <table:table-cell office:value-type="float" office:value="509.401">
            <text:p>509,40100</text:p>
          </table:table-cell>
          <table:table-cell office:value-type="float" office:value="-5.775">
            <text:p>-5,77500</text:p>
          </table:table-cell>
          <table:table-cell office:value-type="float" office:value="1.6305">
            <text:p>1,630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1198]+2.9847)/([.D1198]-14.4252)" office:value-type="float" office:value="-0.0171473555352349">
            <text:p>-0,01715</text:p>
          </table:table-cell>
          <table:table-cell table:number-columns-repeated="1017"/>
        </table:table-row>
        <table:table-row table:style-name="ro1">
          <table:table-cell office:value-type="float" office:value="509.501">
            <text:p>509,50100</text:p>
          </table:table-cell>
          <table:table-cell office:value-type="float" office:value="-5.775">
            <text:p>-5,77500</text:p>
          </table:table-cell>
          <table:table-cell office:value-type="float" office:value="1.6305">
            <text:p>1,630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1199]+2.9847)/([.D1199]-14.4252)" office:value-type="float" office:value="-0.0171473555352349">
            <text:p>-0,01715</text:p>
          </table:table-cell>
          <table:table-cell table:number-columns-repeated="1017"/>
        </table:table-row>
        <table:table-row table:style-name="ro1">
          <table:table-cell office:value-type="float" office:value="509.601">
            <text:p>509,60100</text:p>
          </table:table-cell>
          <table:table-cell office:value-type="float" office:value="-5.775">
            <text:p>-5,77500</text:p>
          </table:table-cell>
          <table:table-cell office:value-type="float" office:value="1.632">
            <text:p>1,632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1200]+2.9847)/([.D1200]-14.4252)" office:value-type="float" office:value="-0.0171473555352349">
            <text:p>-0,01715</text:p>
          </table:table-cell>
          <table:table-cell table:number-columns-repeated="1017"/>
        </table:table-row>
        <table:table-row table:style-name="ro1">
          <table:table-cell office:value-type="float" office:value="509.701">
            <text:p>509,70100</text:p>
          </table:table-cell>
          <table:table-cell office:value-type="float" office:value="-5.775">
            <text:p>-5,77500</text:p>
          </table:table-cell>
          <table:table-cell office:value-type="float" office:value="1.632">
            <text:p>1,632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1201]+2.9847)/([.D1201]-14.4252)" office:value-type="float" office:value="-0.0171473555352349">
            <text:p>-0,01715</text:p>
          </table:table-cell>
          <table:table-cell table:number-columns-repeated="1017"/>
        </table:table-row>
        <table:table-row table:style-name="ro1">
          <table:table-cell office:value-type="float" office:value="509.801">
            <text:p>509,80100</text:p>
          </table:table-cell>
          <table:table-cell office:value-type="float" office:value="-5.775">
            <text:p>-5,77500</text:p>
          </table:table-cell>
          <table:table-cell office:value-type="float" office:value="1.632">
            <text:p>1,632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1202]+2.9847)/([.D1202]-14.4252)" office:value-type="float" office:value="-0.0171473555352349">
            <text:p>-0,01715</text:p>
          </table:table-cell>
          <table:table-cell table:number-columns-repeated="1017"/>
        </table:table-row>
        <table:table-row table:style-name="ro1">
          <table:table-cell office:value-type="float" office:value="509.901">
            <text:p>509,90100</text:p>
          </table:table-cell>
          <table:table-cell office:value-type="float" office:value="-5.775">
            <text:p>-5,77500</text:p>
          </table:table-cell>
          <table:table-cell office:value-type="float" office:value="1.632">
            <text:p>1,632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1203]+2.9847)/([.D1203]-14.4252)" office:value-type="float" office:value="-0.0171473555352349">
            <text:p>-0,01715</text:p>
          </table:table-cell>
          <table:table-cell table:number-columns-repeated="1017"/>
        </table:table-row>
        <table:table-row table:style-name="ro1">
          <table:table-cell office:value-type="float" office:value="510.001">
            <text:p>510,00100</text:p>
          </table:table-cell>
          <table:table-cell office:value-type="float" office:value="-5.775">
            <text:p>-5,77500</text:p>
          </table:table-cell>
          <table:table-cell office:value-type="float" office:value="1.632">
            <text:p>1,632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1204]+2.9847)/([.D1204]-14.4252)" office:value-type="float" office:value="-0.0171473555352349">
            <text:p>-0,01715</text:p>
          </table:table-cell>
          <table:table-cell table:number-columns-repeated="1017"/>
        </table:table-row>
        <table:table-row table:style-name="ro1">
          <table:table-cell office:value-type="float" office:value="510.101">
            <text:p>510,10100</text:p>
          </table:table-cell>
          <table:table-cell office:value-type="float" office:value="-5.775">
            <text:p>-5,77500</text:p>
          </table:table-cell>
          <table:table-cell office:value-type="float" office:value="1.632">
            <text:p>1,632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1205]+2.9847)/([.D1205]-14.4252)" office:value-type="float" office:value="-0.0171473555352349">
            <text:p>-0,01715</text:p>
          </table:table-cell>
          <table:table-cell table:number-columns-repeated="1017"/>
        </table:table-row>
        <table:table-row table:style-name="ro1">
          <table:table-cell office:value-type="float" office:value="510.201">
            <text:p>510,20100</text:p>
          </table:table-cell>
          <table:table-cell office:value-type="float" office:value="-5.775">
            <text:p>-5,77500</text:p>
          </table:table-cell>
          <table:table-cell office:value-type="float" office:value="1.632">
            <text:p>1,632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1206]+2.9847)/([.D1206]-14.4252)" office:value-type="float" office:value="-0.0171473555352349">
            <text:p>-0,01715</text:p>
          </table:table-cell>
          <table:table-cell table:number-columns-repeated="1017"/>
        </table:table-row>
        <table:table-row table:style-name="ro1">
          <table:table-cell office:value-type="float" office:value="510.301">
            <text:p>510,30100</text:p>
          </table:table-cell>
          <table:table-cell office:value-type="float" office:value="-5.775">
            <text:p>-5,77500</text:p>
          </table:table-cell>
          <table:table-cell office:value-type="float" office:value="1.632">
            <text:p>1,632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1207]+2.9847)/([.D1207]-14.4252)" office:value-type="float" office:value="-0.0171473555352349">
            <text:p>-0,01715</text:p>
          </table:table-cell>
          <table:table-cell table:number-columns-repeated="1017"/>
        </table:table-row>
        <table:table-row table:style-name="ro1">
          <table:table-cell office:value-type="float" office:value="510.401">
            <text:p>510,40100</text:p>
          </table:table-cell>
          <table:table-cell office:value-type="float" office:value="-5.775">
            <text:p>-5,77500</text:p>
          </table:table-cell>
          <table:table-cell office:value-type="float" office:value="1.632">
            <text:p>1,632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1208]+2.9847)/([.D1208]-14.4252)" office:value-type="float" office:value="-0.0171473555352349">
            <text:p>-0,01715</text:p>
          </table:table-cell>
          <table:table-cell table:number-columns-repeated="1017"/>
        </table:table-row>
        <table:table-row table:style-name="ro1">
          <table:table-cell office:value-type="float" office:value="510.501">
            <text:p>510,50100</text:p>
          </table:table-cell>
          <table:table-cell office:value-type="float" office:value="-5.775">
            <text:p>-5,77500</text:p>
          </table:table-cell>
          <table:table-cell office:value-type="float" office:value="1.632">
            <text:p>1,632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1209]+2.9847)/([.D1209]-14.4252)" office:value-type="float" office:value="-0.0171473555352349">
            <text:p>-0,01715</text:p>
          </table:table-cell>
          <table:table-cell table:number-columns-repeated="1017"/>
        </table:table-row>
        <table:table-row table:style-name="ro1">
          <table:table-cell office:value-type="float" office:value="510.601">
            <text:p>510,60100</text:p>
          </table:table-cell>
          <table:table-cell office:value-type="float" office:value="-5.775">
            <text:p>-5,77500</text:p>
          </table:table-cell>
          <table:table-cell office:value-type="float" office:value="1.632">
            <text:p>1,632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1210]+2.9847)/([.D1210]-14.4252)" office:value-type="float" office:value="-0.0171473555352349">
            <text:p>-0,01715</text:p>
          </table:table-cell>
          <table:table-cell table:number-columns-repeated="1017"/>
        </table:table-row>
        <table:table-row table:style-name="ro1">
          <table:table-cell office:value-type="float" office:value="510.705">
            <text:p>510,70500</text:p>
          </table:table-cell>
          <table:table-cell office:value-type="float" office:value="-5.775">
            <text:p>-5,77500</text:p>
          </table:table-cell>
          <table:table-cell office:value-type="float" office:value="1.632">
            <text:p>1,632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1211]+2.9847)/([.D1211]-14.4252)" office:value-type="float" office:value="-0.0171473555352349">
            <text:p>-0,01715</text:p>
          </table:table-cell>
          <table:table-cell table:number-columns-repeated="1017"/>
        </table:table-row>
        <table:table-row table:style-name="ro1">
          <table:table-cell office:value-type="float" office:value="510.801">
            <text:p>510,80100</text:p>
          </table:table-cell>
          <table:table-cell office:value-type="float" office:value="-5.775">
            <text:p>-5,77500</text:p>
          </table:table-cell>
          <table:table-cell office:value-type="float" office:value="1.632">
            <text:p>1,632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1212]+2.9847)/([.D1212]-14.4252)" office:value-type="float" office:value="-0.0171473555352349">
            <text:p>-0,01715</text:p>
          </table:table-cell>
          <table:table-cell table:number-columns-repeated="1017"/>
        </table:table-row>
        <table:table-row table:style-name="ro1">
          <table:table-cell office:value-type="float" office:value="510.901">
            <text:p>510,90100</text:p>
          </table:table-cell>
          <table:table-cell office:value-type="float" office:value="-5.775">
            <text:p>-5,77500</text:p>
          </table:table-cell>
          <table:table-cell office:value-type="float" office:value="1.632">
            <text:p>1,632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1213]+2.9847)/([.D1213]-14.4252)" office:value-type="float" office:value="-0.0171473555352349">
            <text:p>-0,01715</text:p>
          </table:table-cell>
          <table:table-cell table:number-columns-repeated="1017"/>
        </table:table-row>
        <table:table-row table:style-name="ro1">
          <table:table-cell office:value-type="float" office:value="511.001">
            <text:p>511,00100</text:p>
          </table:table-cell>
          <table:table-cell office:value-type="float" office:value="-5.775">
            <text:p>-5,77500</text:p>
          </table:table-cell>
          <table:table-cell office:value-type="float" office:value="1.632">
            <text:p>1,632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1214]+2.9847)/([.D1214]-14.4252)" office:value-type="float" office:value="-0.0171473555352349">
            <text:p>-0,01715</text:p>
          </table:table-cell>
          <table:table-cell table:number-columns-repeated="1017"/>
        </table:table-row>
        <table:table-row table:style-name="ro1">
          <table:table-cell office:value-type="float" office:value="511.101">
            <text:p>511,10100</text:p>
          </table:table-cell>
          <table:table-cell office:value-type="float" office:value="-5.775">
            <text:p>-5,77500</text:p>
          </table:table-cell>
          <table:table-cell office:value-type="float" office:value="1.632">
            <text:p>1,632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1215]+2.9847)/([.D1215]-14.4252)" office:value-type="float" office:value="-0.0171473555352349">
            <text:p>-0,01715</text:p>
          </table:table-cell>
          <table:table-cell table:number-columns-repeated="1017"/>
        </table:table-row>
        <table:table-row table:style-name="ro1">
          <table:table-cell office:value-type="float" office:value="511.201">
            <text:p>511,20100</text:p>
          </table:table-cell>
          <table:table-cell office:value-type="float" office:value="-5.775">
            <text:p>-5,77500</text:p>
          </table:table-cell>
          <table:table-cell office:value-type="float" office:value="1.632">
            <text:p>1,632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1216]+2.9847)/([.D1216]-14.4252)" office:value-type="float" office:value="-0.0171473555352349">
            <text:p>-0,01715</text:p>
          </table:table-cell>
          <table:table-cell table:number-columns-repeated="1017"/>
        </table:table-row>
        <table:table-row table:style-name="ro1">
          <table:table-cell office:value-type="float" office:value="511.301">
            <text:p>511,30100</text:p>
          </table:table-cell>
          <table:table-cell office:value-type="float" office:value="-5.775">
            <text:p>-5,77500</text:p>
          </table:table-cell>
          <table:table-cell office:value-type="float" office:value="1.632">
            <text:p>1,632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1217]+2.9847)/([.D1217]-14.4252)" office:value-type="float" office:value="-0.0171473555352349">
            <text:p>-0,01715</text:p>
          </table:table-cell>
          <table:table-cell table:number-columns-repeated="1017"/>
        </table:table-row>
        <table:table-row table:style-name="ro1">
          <table:table-cell office:value-type="float" office:value="511.401">
            <text:p>511,40100</text:p>
          </table:table-cell>
          <table:table-cell office:value-type="float" office:value="-5.775">
            <text:p>-5,77500</text:p>
          </table:table-cell>
          <table:table-cell office:value-type="float" office:value="1.632">
            <text:p>1,632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1218]+2.9847)/([.D1218]-14.4252)" office:value-type="float" office:value="-0.0171473555352349">
            <text:p>-0,01715</text:p>
          </table:table-cell>
          <table:table-cell table:number-columns-repeated="1017"/>
        </table:table-row>
        <table:table-row table:style-name="ro1">
          <table:table-cell office:value-type="float" office:value="511.501">
            <text:p>511,50100</text:p>
          </table:table-cell>
          <table:table-cell office:value-type="float" office:value="-5.775">
            <text:p>-5,77500</text:p>
          </table:table-cell>
          <table:table-cell office:value-type="float" office:value="1.632">
            <text:p>1,632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1219]+2.9847)/([.D1219]-14.4252)" office:value-type="float" office:value="-0.0171473555352349">
            <text:p>-0,01715</text:p>
          </table:table-cell>
          <table:table-cell table:number-columns-repeated="1017"/>
        </table:table-row>
        <table:table-row table:style-name="ro1">
          <table:table-cell office:value-type="float" office:value="511.601">
            <text:p>511,60100</text:p>
          </table:table-cell>
          <table:table-cell office:value-type="float" office:value="-5.775">
            <text:p>-5,77500</text:p>
          </table:table-cell>
          <table:table-cell office:value-type="float" office:value="1.632">
            <text:p>1,632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220]+2.9847)/([.D1220]-14.4252)" office:value-type="float" office:value="-0.0171315636304695">
            <text:p>-0,01713</text:p>
          </table:table-cell>
          <table:table-cell table:number-columns-repeated="1017"/>
        </table:table-row>
        <table:table-row table:style-name="ro1">
          <table:table-cell office:value-type="float" office:value="511.701">
            <text:p>511,70100</text:p>
          </table:table-cell>
          <table:table-cell office:value-type="float" office:value="-5.775">
            <text:p>-5,77500</text:p>
          </table:table-cell>
          <table:table-cell office:value-type="float" office:value="1.632">
            <text:p>1,632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221]+2.9847)/([.D1221]-14.4252)" office:value-type="float" office:value="-0.0171315636304695">
            <text:p>-0,01713</text:p>
          </table:table-cell>
          <table:table-cell table:number-columns-repeated="1017"/>
        </table:table-row>
        <table:table-row table:style-name="ro1">
          <table:table-cell office:value-type="float" office:value="511.801">
            <text:p>511,80100</text:p>
          </table:table-cell>
          <table:table-cell office:value-type="float" office:value="-5.775">
            <text:p>-5,77500</text:p>
          </table:table-cell>
          <table:table-cell office:value-type="float" office:value="1.632">
            <text:p>1,632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222]+2.9847)/([.D1222]-14.4252)" office:value-type="float" office:value="-0.0171315636304695">
            <text:p>-0,01713</text:p>
          </table:table-cell>
          <table:table-cell table:number-columns-repeated="1017"/>
        </table:table-row>
        <table:table-row table:style-name="ro1">
          <table:table-cell office:value-type="float" office:value="511.901">
            <text:p>511,90100</text:p>
          </table:table-cell>
          <table:table-cell office:value-type="float" office:value="-5.775">
            <text:p>-5,77500</text:p>
          </table:table-cell>
          <table:table-cell office:value-type="float" office:value="1.632">
            <text:p>1,632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223]+2.9847)/([.D1223]-14.4252)" office:value-type="float" office:value="-0.0171315636304695">
            <text:p>-0,01713</text:p>
          </table:table-cell>
          <table:table-cell table:number-columns-repeated="1017"/>
        </table:table-row>
        <table:table-row table:style-name="ro1">
          <table:table-cell office:value-type="float" office:value="512.001">
            <text:p>512,00100</text:p>
          </table:table-cell>
          <table:table-cell office:value-type="float" office:value="-5.775">
            <text:p>-5,77500</text:p>
          </table:table-cell>
          <table:table-cell office:value-type="float" office:value="1.632">
            <text:p>1,632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224]+2.9847)/([.D1224]-14.4252)" office:value-type="float" office:value="-0.0171315636304695">
            <text:p>-0,01713</text:p>
          </table:table-cell>
          <table:table-cell table:number-columns-repeated="1017"/>
        </table:table-row>
        <table:table-row table:style-name="ro1">
          <table:table-cell office:value-type="float" office:value="512.101">
            <text:p>512,10100</text:p>
          </table:table-cell>
          <table:table-cell office:value-type="float" office:value="-5.775">
            <text:p>-5,77500</text:p>
          </table:table-cell>
          <table:table-cell office:value-type="float" office:value="1.632">
            <text:p>1,632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225]+2.9847)/([.D1225]-14.4252)" office:value-type="float" office:value="-0.0171315636304695">
            <text:p>-0,01713</text:p>
          </table:table-cell>
          <table:table-cell table:number-columns-repeated="1017"/>
        </table:table-row>
        <table:table-row table:style-name="ro1">
          <table:table-cell office:value-type="float" office:value="512.201">
            <text:p>512,20100</text:p>
          </table:table-cell>
          <table:table-cell office:value-type="float" office:value="-5.775">
            <text:p>-5,77500</text:p>
          </table:table-cell>
          <table:table-cell office:value-type="float" office:value="1.632">
            <text:p>1,632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226]+2.9847)/([.D1226]-14.4252)" office:value-type="float" office:value="-0.0171315636304695">
            <text:p>-0,01713</text:p>
          </table:table-cell>
          <table:table-cell table:number-columns-repeated="1017"/>
        </table:table-row>
        <table:table-row table:style-name="ro1">
          <table:table-cell office:value-type="float" office:value="512.301">
            <text:p>512,30100</text:p>
          </table:table-cell>
          <table:table-cell office:value-type="float" office:value="-5.775">
            <text:p>-5,77500</text:p>
          </table:table-cell>
          <table:table-cell office:value-type="float" office:value="1.632">
            <text:p>1,632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227]+2.9847)/([.D1227]-14.4252)" office:value-type="float" office:value="-0.0171315636304695">
            <text:p>-0,01713</text:p>
          </table:table-cell>
          <table:table-cell table:number-columns-repeated="1017"/>
        </table:table-row>
        <table:table-row table:style-name="ro1">
          <table:table-cell office:value-type="float" office:value="512.401">
            <text:p>512,40100</text:p>
          </table:table-cell>
          <table:table-cell office:value-type="float" office:value="-5.775">
            <text:p>-5,77500</text:p>
          </table:table-cell>
          <table:table-cell office:value-type="float" office:value="1.632">
            <text:p>1,632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228]+2.9847)/([.D1228]-14.4252)" office:value-type="float" office:value="-0.0171315636304695">
            <text:p>-0,01713</text:p>
          </table:table-cell>
          <table:table-cell table:number-columns-repeated="1017"/>
        </table:table-row>
        <table:table-row table:style-name="ro1">
          <table:table-cell office:value-type="float" office:value="512.501">
            <text:p>512,50100</text:p>
          </table:table-cell>
          <table:table-cell office:value-type="float" office:value="-5.775">
            <text:p>-5,77500</text:p>
          </table:table-cell>
          <table:table-cell office:value-type="float" office:value="1.632">
            <text:p>1,632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229]+2.9847)/([.D1229]-14.4252)" office:value-type="float" office:value="-0.0171315636304695">
            <text:p>-0,01713</text:p>
          </table:table-cell>
          <table:table-cell table:number-columns-repeated="1017"/>
        </table:table-row>
        <table:table-row table:style-name="ro1">
          <table:table-cell office:value-type="float" office:value="512.601">
            <text:p>512,60100</text:p>
          </table:table-cell>
          <table:table-cell office:value-type="float" office:value="-5.775">
            <text:p>-5,77500</text:p>
          </table:table-cell>
          <table:table-cell office:value-type="float" office:value="1.6335">
            <text:p>1,633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1230]+2.9847)/([.D1230]-14.4252)" office:value-type="float" office:value="-0.0171473555352349">
            <text:p>-0,01715</text:p>
          </table:table-cell>
          <table:table-cell table:number-columns-repeated="1017"/>
        </table:table-row>
        <table:table-row table:style-name="ro1">
          <table:table-cell office:value-type="float" office:value="512.701">
            <text:p>512,70100</text:p>
          </table:table-cell>
          <table:table-cell office:value-type="float" office:value="-5.775">
            <text:p>-5,77500</text:p>
          </table:table-cell>
          <table:table-cell office:value-type="float" office:value="1.6335">
            <text:p>1,633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1231]+2.9847)/([.D1231]-14.4252)" office:value-type="float" office:value="-0.0171473555352349">
            <text:p>-0,01715</text:p>
          </table:table-cell>
          <table:table-cell table:number-columns-repeated="1017"/>
        </table:table-row>
        <table:table-row table:style-name="ro1">
          <table:table-cell office:value-type="float" office:value="512.801">
            <text:p>512,80100</text:p>
          </table:table-cell>
          <table:table-cell office:value-type="float" office:value="-5.775">
            <text:p>-5,77500</text:p>
          </table:table-cell>
          <table:table-cell office:value-type="float" office:value="1.6335">
            <text:p>1,633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1232]+2.9847)/([.D1232]-14.4252)" office:value-type="float" office:value="-0.0171473555352349">
            <text:p>-0,01715</text:p>
          </table:table-cell>
          <table:table-cell table:number-columns-repeated="1017"/>
        </table:table-row>
        <table:table-row table:style-name="ro1">
          <table:table-cell office:value-type="float" office:value="512.901">
            <text:p>512,90100</text:p>
          </table:table-cell>
          <table:table-cell office:value-type="float" office:value="-5.775">
            <text:p>-5,77500</text:p>
          </table:table-cell>
          <table:table-cell office:value-type="float" office:value="1.6335">
            <text:p>1,633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1233]+2.9847)/([.D1233]-14.4252)" office:value-type="float" office:value="-0.0171473555352349">
            <text:p>-0,01715</text:p>
          </table:table-cell>
          <table:table-cell table:number-columns-repeated="1017"/>
        </table:table-row>
        <table:table-row table:style-name="ro1">
          <table:table-cell office:value-type="float" office:value="513.001">
            <text:p>513,00100</text:p>
          </table:table-cell>
          <table:table-cell office:value-type="float" office:value="-5.775">
            <text:p>-5,77500</text:p>
          </table:table-cell>
          <table:table-cell office:value-type="float" office:value="1.6335">
            <text:p>1,633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1234]+2.9847)/([.D1234]-14.4252)" office:value-type="float" office:value="-0.0171473555352349">
            <text:p>-0,01715</text:p>
          </table:table-cell>
          <table:table-cell table:number-columns-repeated="1017"/>
        </table:table-row>
        <table:table-row table:style-name="ro1">
          <table:table-cell office:value-type="float" office:value="513.101">
            <text:p>513,10100</text:p>
          </table:table-cell>
          <table:table-cell office:value-type="float" office:value="-5.775">
            <text:p>-5,77500</text:p>
          </table:table-cell>
          <table:table-cell office:value-type="float" office:value="1.6335">
            <text:p>1,633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1235]+2.9847)/([.D1235]-14.4252)" office:value-type="float" office:value="-0.0171473555352349">
            <text:p>-0,01715</text:p>
          </table:table-cell>
          <table:table-cell table:number-columns-repeated="1017"/>
        </table:table-row>
        <table:table-row table:style-name="ro1">
          <table:table-cell office:value-type="float" office:value="513.201">
            <text:p>513,20100</text:p>
          </table:table-cell>
          <table:table-cell office:value-type="float" office:value="-5.775">
            <text:p>-5,77500</text:p>
          </table:table-cell>
          <table:table-cell office:value-type="float" office:value="1.6335">
            <text:p>1,633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1236]+2.9847)/([.D1236]-14.4252)" office:value-type="float" office:value="-0.0171473555352349">
            <text:p>-0,01715</text:p>
          </table:table-cell>
          <table:table-cell table:number-columns-repeated="1017"/>
        </table:table-row>
        <table:table-row table:style-name="ro1">
          <table:table-cell office:value-type="float" office:value="513.301">
            <text:p>513,30100</text:p>
          </table:table-cell>
          <table:table-cell office:value-type="float" office:value="-5.775">
            <text:p>-5,77500</text:p>
          </table:table-cell>
          <table:table-cell office:value-type="float" office:value="1.6335">
            <text:p>1,633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1237]+2.9847)/([.D1237]-14.4252)" office:value-type="float" office:value="-0.0171473555352349">
            <text:p>-0,01715</text:p>
          </table:table-cell>
          <table:table-cell table:number-columns-repeated="1017"/>
        </table:table-row>
        <table:table-row table:style-name="ro1">
          <table:table-cell office:value-type="float" office:value="513.401">
            <text:p>513,40100</text:p>
          </table:table-cell>
          <table:table-cell office:value-type="float" office:value="-5.775">
            <text:p>-5,77500</text:p>
          </table:table-cell>
          <table:table-cell office:value-type="float" office:value="1.6335">
            <text:p>1,633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1238]+2.9847)/([.D1238]-14.4252)" office:value-type="float" office:value="-0.0171473555352349">
            <text:p>-0,01715</text:p>
          </table:table-cell>
          <table:table-cell table:number-columns-repeated="1017"/>
        </table:table-row>
        <table:table-row table:style-name="ro1">
          <table:table-cell office:value-type="float" office:value="513.501">
            <text:p>513,50100</text:p>
          </table:table-cell>
          <table:table-cell office:value-type="float" office:value="-5.775">
            <text:p>-5,77500</text:p>
          </table:table-cell>
          <table:table-cell office:value-type="float" office:value="1.6335">
            <text:p>1,633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1239]+2.9847)/([.D1239]-14.4252)" office:value-type="float" office:value="-0.0171473555352349">
            <text:p>-0,01715</text:p>
          </table:table-cell>
          <table:table-cell table:number-columns-repeated="1017"/>
        </table:table-row>
        <table:table-row table:style-name="ro1">
          <table:table-cell office:value-type="float" office:value="513.601">
            <text:p>513,60100</text:p>
          </table:table-cell>
          <table:table-cell office:value-type="float" office:value="-5.775">
            <text:p>-5,77500</text:p>
          </table:table-cell>
          <table:table-cell office:value-type="float" office:value="1.632">
            <text:p>1,632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1240]+2.9847)/([.D1240]-14.4252)" office:value-type="float" office:value="-0.0171473555352349">
            <text:p>-0,01715</text:p>
          </table:table-cell>
          <table:table-cell table:number-columns-repeated="1017"/>
        </table:table-row>
        <table:table-row table:style-name="ro1">
          <table:table-cell office:value-type="float" office:value="513.701">
            <text:p>513,70100</text:p>
          </table:table-cell>
          <table:table-cell office:value-type="float" office:value="-5.775">
            <text:p>-5,77500</text:p>
          </table:table-cell>
          <table:table-cell office:value-type="float" office:value="1.632">
            <text:p>1,632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1241]+2.9847)/([.D1241]-14.4252)" office:value-type="float" office:value="-0.0171473555352349">
            <text:p>-0,01715</text:p>
          </table:table-cell>
          <table:table-cell table:number-columns-repeated="1017"/>
        </table:table-row>
        <table:table-row table:style-name="ro1">
          <table:table-cell office:value-type="float" office:value="513.801">
            <text:p>513,80100</text:p>
          </table:table-cell>
          <table:table-cell office:value-type="float" office:value="-5.775">
            <text:p>-5,77500</text:p>
          </table:table-cell>
          <table:table-cell office:value-type="float" office:value="1.632">
            <text:p>1,632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1242]+2.9847)/([.D1242]-14.4252)" office:value-type="float" office:value="-0.0171473555352349">
            <text:p>-0,01715</text:p>
          </table:table-cell>
          <table:table-cell table:number-columns-repeated="1017"/>
        </table:table-row>
        <table:table-row table:style-name="ro1">
          <table:table-cell office:value-type="float" office:value="513.901">
            <text:p>513,90100</text:p>
          </table:table-cell>
          <table:table-cell office:value-type="float" office:value="-5.775">
            <text:p>-5,77500</text:p>
          </table:table-cell>
          <table:table-cell office:value-type="float" office:value="1.632">
            <text:p>1,632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1243]+2.9847)/([.D1243]-14.4252)" office:value-type="float" office:value="-0.0171473555352349">
            <text:p>-0,01715</text:p>
          </table:table-cell>
          <table:table-cell table:number-columns-repeated="1017"/>
        </table:table-row>
        <table:table-row table:style-name="ro1">
          <table:table-cell office:value-type="float" office:value="514.001">
            <text:p>514,00100</text:p>
          </table:table-cell>
          <table:table-cell office:value-type="float" office:value="-5.775">
            <text:p>-5,77500</text:p>
          </table:table-cell>
          <table:table-cell office:value-type="float" office:value="1.632">
            <text:p>1,632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1244]+2.9847)/([.D1244]-14.4252)" office:value-type="float" office:value="-0.0171473555352349">
            <text:p>-0,01715</text:p>
          </table:table-cell>
          <table:table-cell table:number-columns-repeated="1017"/>
        </table:table-row>
        <table:table-row table:style-name="ro1">
          <table:table-cell office:value-type="float" office:value="514.101">
            <text:p>514,10100</text:p>
          </table:table-cell>
          <table:table-cell office:value-type="float" office:value="-5.775">
            <text:p>-5,77500</text:p>
          </table:table-cell>
          <table:table-cell office:value-type="float" office:value="1.632">
            <text:p>1,632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1245]+2.9847)/([.D1245]-14.4252)" office:value-type="float" office:value="-0.0171473555352349">
            <text:p>-0,01715</text:p>
          </table:table-cell>
          <table:table-cell table:number-columns-repeated="1017"/>
        </table:table-row>
        <table:table-row table:style-name="ro1">
          <table:table-cell office:value-type="float" office:value="514.201">
            <text:p>514,20100</text:p>
          </table:table-cell>
          <table:table-cell office:value-type="float" office:value="-5.775">
            <text:p>-5,77500</text:p>
          </table:table-cell>
          <table:table-cell office:value-type="float" office:value="1.632">
            <text:p>1,632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1246]+2.9847)/([.D1246]-14.4252)" office:value-type="float" office:value="-0.0171473555352349">
            <text:p>-0,01715</text:p>
          </table:table-cell>
          <table:table-cell table:number-columns-repeated="1017"/>
        </table:table-row>
        <table:table-row table:style-name="ro1">
          <table:table-cell office:value-type="float" office:value="514.301">
            <text:p>514,30100</text:p>
          </table:table-cell>
          <table:table-cell office:value-type="float" office:value="-5.775">
            <text:p>-5,77500</text:p>
          </table:table-cell>
          <table:table-cell office:value-type="float" office:value="1.632">
            <text:p>1,632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1247]+2.9847)/([.D1247]-14.4252)" office:value-type="float" office:value="-0.0171473555352349">
            <text:p>-0,01715</text:p>
          </table:table-cell>
          <table:table-cell table:number-columns-repeated="1017"/>
        </table:table-row>
        <table:table-row table:style-name="ro1">
          <table:table-cell office:value-type="float" office:value="514.401">
            <text:p>514,40100</text:p>
          </table:table-cell>
          <table:table-cell office:value-type="float" office:value="-5.76">
            <text:p>-5,76000</text:p>
          </table:table-cell>
          <table:table-cell office:value-type="float" office:value="1.632">
            <text:p>1,632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1248]+2.9847)/([.D1248]-14.4252)" office:value-type="float" office:value="-0.0170551753635586">
            <text:p>-0,01706</text:p>
          </table:table-cell>
          <table:table-cell table:number-columns-repeated="1017"/>
        </table:table-row>
        <table:table-row table:style-name="ro1">
          <table:table-cell office:value-type="float" office:value="514.501">
            <text:p>514,50100</text:p>
          </table:table-cell>
          <table:table-cell office:value-type="float" office:value="-5.76">
            <text:p>-5,76000</text:p>
          </table:table-cell>
          <table:table-cell office:value-type="float" office:value="1.632">
            <text:p>1,632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1249]+2.9847)/([.D1249]-14.4252)" office:value-type="float" office:value="-0.0170551753635586">
            <text:p>-0,01706</text:p>
          </table:table-cell>
          <table:table-cell table:number-columns-repeated="1017"/>
        </table:table-row>
        <table:table-row table:style-name="ro1">
          <table:table-cell office:value-type="float" office:value="514.601">
            <text:p>514,60100</text:p>
          </table:table-cell>
          <table:table-cell office:value-type="float" office:value="-5.76">
            <text:p>-5,76000</text:p>
          </table:table-cell>
          <table:table-cell office:value-type="float" office:value="1.6305">
            <text:p>1,630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1250]+2.9847)/([.D1250]-14.4252)" office:value-type="float" office:value="-0.0170551753635586">
            <text:p>-0,01706</text:p>
          </table:table-cell>
          <table:table-cell table:number-columns-repeated="1017"/>
        </table:table-row>
        <table:table-row table:style-name="ro1">
          <table:table-cell office:value-type="float" office:value="514.701">
            <text:p>514,70100</text:p>
          </table:table-cell>
          <table:table-cell office:value-type="float" office:value="-5.76">
            <text:p>-5,76000</text:p>
          </table:table-cell>
          <table:table-cell office:value-type="float" office:value="1.6305">
            <text:p>1,630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1251]+2.9847)/([.D1251]-14.4252)" office:value-type="float" office:value="-0.0170551753635586">
            <text:p>-0,01706</text:p>
          </table:table-cell>
          <table:table-cell table:number-columns-repeated="1017"/>
        </table:table-row>
        <table:table-row table:style-name="ro1">
          <table:table-cell office:value-type="float" office:value="514.801">
            <text:p>514,80100</text:p>
          </table:table-cell>
          <table:table-cell office:value-type="float" office:value="-5.76">
            <text:p>-5,76000</text:p>
          </table:table-cell>
          <table:table-cell office:value-type="float" office:value="1.6305">
            <text:p>1,630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1252]+2.9847)/([.D1252]-14.4252)" office:value-type="float" office:value="-0.0170551753635586">
            <text:p>-0,01706</text:p>
          </table:table-cell>
          <table:table-cell table:number-columns-repeated="1017"/>
        </table:table-row>
        <table:table-row table:style-name="ro1">
          <table:table-cell office:value-type="float" office:value="514.901">
            <text:p>514,90100</text:p>
          </table:table-cell>
          <table:table-cell office:value-type="float" office:value="-5.76">
            <text:p>-5,76000</text:p>
          </table:table-cell>
          <table:table-cell office:value-type="float" office:value="1.6305">
            <text:p>1,630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1253]+2.9847)/([.D1253]-14.4252)" office:value-type="float" office:value="-0.0170551753635586">
            <text:p>-0,01706</text:p>
          </table:table-cell>
          <table:table-cell table:number-columns-repeated="1017"/>
        </table:table-row>
        <table:table-row table:style-name="ro1">
          <table:table-cell office:value-type="float" office:value="515.001">
            <text:p>515,00100</text:p>
          </table:table-cell>
          <table:table-cell office:value-type="float" office:value="-5.76">
            <text:p>-5,76000</text:p>
          </table:table-cell>
          <table:table-cell office:value-type="float" office:value="1.6305">
            <text:p>1,630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1254]+2.9847)/([.D1254]-14.4252)" office:value-type="float" office:value="-0.0170551753635586">
            <text:p>-0,01706</text:p>
          </table:table-cell>
          <table:table-cell table:number-columns-repeated="1017"/>
        </table:table-row>
        <table:table-row table:style-name="ro1">
          <table:table-cell office:value-type="float" office:value="515.101">
            <text:p>515,10100</text:p>
          </table:table-cell>
          <table:table-cell office:value-type="float" office:value="-5.76">
            <text:p>-5,76000</text:p>
          </table:table-cell>
          <table:table-cell office:value-type="float" office:value="1.6305">
            <text:p>1,630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1255]+2.9847)/([.D1255]-14.4252)" office:value-type="float" office:value="-0.0170551753635586">
            <text:p>-0,01706</text:p>
          </table:table-cell>
          <table:table-cell table:number-columns-repeated="1017"/>
        </table:table-row>
        <table:table-row table:style-name="ro1">
          <table:table-cell office:value-type="float" office:value="515.201">
            <text:p>515,20100</text:p>
          </table:table-cell>
          <table:table-cell office:value-type="float" office:value="-5.76">
            <text:p>-5,76000</text:p>
          </table:table-cell>
          <table:table-cell office:value-type="float" office:value="1.6305">
            <text:p>1,630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1256]+2.9847)/([.D1256]-14.4252)" office:value-type="float" office:value="-0.0170551753635586">
            <text:p>-0,01706</text:p>
          </table:table-cell>
          <table:table-cell table:number-columns-repeated="1017"/>
        </table:table-row>
        <table:table-row table:style-name="ro1">
          <table:table-cell office:value-type="float" office:value="515.301">
            <text:p>515,30100</text:p>
          </table:table-cell>
          <table:table-cell office:value-type="float" office:value="-5.76">
            <text:p>-5,76000</text:p>
          </table:table-cell>
          <table:table-cell office:value-type="float" office:value="1.6305">
            <text:p>1,630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1257]+2.9847)/([.D1257]-14.4252)" office:value-type="float" office:value="-0.0170551753635586">
            <text:p>-0,01706</text:p>
          </table:table-cell>
          <table:table-cell table:number-columns-repeated="1017"/>
        </table:table-row>
        <table:table-row table:style-name="ro1">
          <table:table-cell office:value-type="float" office:value="515.401">
            <text:p>515,40100</text:p>
          </table:table-cell>
          <table:table-cell office:value-type="float" office:value="-5.76">
            <text:p>-5,76000</text:p>
          </table:table-cell>
          <table:table-cell office:value-type="float" office:value="1.6305">
            <text:p>1,630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1258]+2.9847)/([.D1258]-14.4252)" office:value-type="float" office:value="-0.0170551753635586">
            <text:p>-0,01706</text:p>
          </table:table-cell>
          <table:table-cell table:number-columns-repeated="1017"/>
        </table:table-row>
        <table:table-row table:style-name="ro1">
          <table:table-cell office:value-type="float" office:value="515.501">
            <text:p>515,50100</text:p>
          </table:table-cell>
          <table:table-cell office:value-type="float" office:value="-5.76">
            <text:p>-5,76000</text:p>
          </table:table-cell>
          <table:table-cell office:value-type="float" office:value="1.6305">
            <text:p>1,630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1259]+2.9847)/([.D1259]-14.4252)" office:value-type="float" office:value="-0.0170551753635586">
            <text:p>-0,01706</text:p>
          </table:table-cell>
          <table:table-cell table:number-columns-repeated="1017"/>
        </table:table-row>
        <table:table-row table:style-name="ro1">
          <table:table-cell office:value-type="float" office:value="515.601">
            <text:p>515,60100</text:p>
          </table:table-cell>
          <table:table-cell office:value-type="float" office:value="-5.76">
            <text:p>-5,76000</text:p>
          </table:table-cell>
          <table:table-cell office:value-type="float" office:value="1.6305">
            <text:p>1,630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1260]+2.9847)/([.D1260]-14.4252)" office:value-type="float" office:value="-0.0170551753635586">
            <text:p>-0,01706</text:p>
          </table:table-cell>
          <table:table-cell table:number-columns-repeated="1017"/>
        </table:table-row>
        <table:table-row table:style-name="ro1">
          <table:table-cell office:value-type="float" office:value="515.701">
            <text:p>515,70100</text:p>
          </table:table-cell>
          <table:table-cell office:value-type="float" office:value="-5.76">
            <text:p>-5,76000</text:p>
          </table:table-cell>
          <table:table-cell office:value-type="float" office:value="1.6305">
            <text:p>1,630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1261]+2.9847)/([.D1261]-14.4252)" office:value-type="float" office:value="-0.0170551753635586">
            <text:p>-0,01706</text:p>
          </table:table-cell>
          <table:table-cell table:number-columns-repeated="1017"/>
        </table:table-row>
        <table:table-row table:style-name="ro1">
          <table:table-cell office:value-type="float" office:value="515.801">
            <text:p>515,80100</text:p>
          </table:table-cell>
          <table:table-cell office:value-type="float" office:value="-5.76">
            <text:p>-5,76000</text:p>
          </table:table-cell>
          <table:table-cell office:value-type="float" office:value="1.6305">
            <text:p>1,630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1262]+2.9847)/([.D1262]-14.4252)" office:value-type="float" office:value="-0.0170551753635586">
            <text:p>-0,01706</text:p>
          </table:table-cell>
          <table:table-cell table:number-columns-repeated="1017"/>
        </table:table-row>
        <table:table-row table:style-name="ro1">
          <table:table-cell office:value-type="float" office:value="515.901">
            <text:p>515,90100</text:p>
          </table:table-cell>
          <table:table-cell office:value-type="float" office:value="-5.76">
            <text:p>-5,76000</text:p>
          </table:table-cell>
          <table:table-cell office:value-type="float" office:value="1.6305">
            <text:p>1,630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1263]+2.9847)/([.D1263]-14.4252)" office:value-type="float" office:value="-0.0170551753635586">
            <text:p>-0,01706</text:p>
          </table:table-cell>
          <table:table-cell table:number-columns-repeated="1017"/>
        </table:table-row>
        <table:table-row table:style-name="ro1">
          <table:table-cell office:value-type="float" office:value="516.001">
            <text:p>516,00100</text:p>
          </table:table-cell>
          <table:table-cell office:value-type="float" office:value="-5.76">
            <text:p>-5,76000</text:p>
          </table:table-cell>
          <table:table-cell office:value-type="float" office:value="1.6305">
            <text:p>1,630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1264]+2.9847)/([.D1264]-14.4252)" office:value-type="float" office:value="-0.0170551753635586">
            <text:p>-0,01706</text:p>
          </table:table-cell>
          <table:table-cell table:number-columns-repeated="1017"/>
        </table:table-row>
        <table:table-row table:style-name="ro1">
          <table:table-cell office:value-type="float" office:value="516.101">
            <text:p>516,10100</text:p>
          </table:table-cell>
          <table:table-cell office:value-type="float" office:value="-5.76">
            <text:p>-5,76000</text:p>
          </table:table-cell>
          <table:table-cell office:value-type="float" office:value="1.6305">
            <text:p>1,630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1265]+2.9847)/([.D1265]-14.4252)" office:value-type="float" office:value="-0.0170551753635586">
            <text:p>-0,01706</text:p>
          </table:table-cell>
          <table:table-cell table:number-columns-repeated="1017"/>
        </table:table-row>
        <table:table-row table:style-name="ro1">
          <table:table-cell office:value-type="float" office:value="516.201">
            <text:p>516,20100</text:p>
          </table:table-cell>
          <table:table-cell office:value-type="float" office:value="-5.76">
            <text:p>-5,76000</text:p>
          </table:table-cell>
          <table:table-cell office:value-type="float" office:value="1.6305">
            <text:p>1,630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1266]+2.9847)/([.D1266]-14.4252)" office:value-type="float" office:value="-0.0170551753635586">
            <text:p>-0,01706</text:p>
          </table:table-cell>
          <table:table-cell table:number-columns-repeated="1017"/>
        </table:table-row>
        <table:table-row table:style-name="ro1">
          <table:table-cell office:value-type="float" office:value="516.301">
            <text:p>516,30100</text:p>
          </table:table-cell>
          <table:table-cell office:value-type="float" office:value="-5.76">
            <text:p>-5,76000</text:p>
          </table:table-cell>
          <table:table-cell office:value-type="float" office:value="1.6305">
            <text:p>1,630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1267]+2.9847)/([.D1267]-14.4252)" office:value-type="float" office:value="-0.0170551753635586">
            <text:p>-0,01706</text:p>
          </table:table-cell>
          <table:table-cell table:number-columns-repeated="1017"/>
        </table:table-row>
        <table:table-row table:style-name="ro1">
          <table:table-cell office:value-type="float" office:value="516.401">
            <text:p>516,40100</text:p>
          </table:table-cell>
          <table:table-cell office:value-type="float" office:value="-5.76">
            <text:p>-5,76000</text:p>
          </table:table-cell>
          <table:table-cell office:value-type="float" office:value="1.6305">
            <text:p>1,630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1268]+2.9847)/([.D1268]-14.4252)" office:value-type="float" office:value="-0.0170551753635586">
            <text:p>-0,01706</text:p>
          </table:table-cell>
          <table:table-cell table:number-columns-repeated="1017"/>
        </table:table-row>
        <table:table-row table:style-name="ro1">
          <table:table-cell office:value-type="float" office:value="516.501">
            <text:p>516,50100</text:p>
          </table:table-cell>
          <table:table-cell office:value-type="float" office:value="-5.76">
            <text:p>-5,76000</text:p>
          </table:table-cell>
          <table:table-cell office:value-type="float" office:value="1.6305">
            <text:p>1,630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1269]+2.9847)/([.D1269]-14.4252)" office:value-type="float" office:value="-0.0170551753635586">
            <text:p>-0,01706</text:p>
          </table:table-cell>
          <table:table-cell table:number-columns-repeated="1017"/>
        </table:table-row>
        <table:table-row table:style-name="ro1">
          <table:table-cell office:value-type="float" office:value="516.601">
            <text:p>516,60100</text:p>
          </table:table-cell>
          <table:table-cell office:value-type="float" office:value="-5.76">
            <text:p>-5,76000</text:p>
          </table:table-cell>
          <table:table-cell office:value-type="float" office:value="1.6305">
            <text:p>1,630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1270]+2.9847)/([.D1270]-14.4252)" office:value-type="float" office:value="-0.0170551753635586">
            <text:p>-0,01706</text:p>
          </table:table-cell>
          <table:table-cell table:number-columns-repeated="1017"/>
        </table:table-row>
        <table:table-row table:style-name="ro1">
          <table:table-cell office:value-type="float" office:value="516.701">
            <text:p>516,70100</text:p>
          </table:table-cell>
          <table:table-cell office:value-type="float" office:value="-5.76">
            <text:p>-5,76000</text:p>
          </table:table-cell>
          <table:table-cell office:value-type="float" office:value="1.6305">
            <text:p>1,630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1271]+2.9847)/([.D1271]-14.4252)" office:value-type="float" office:value="-0.0170551753635586">
            <text:p>-0,01706</text:p>
          </table:table-cell>
          <table:table-cell table:number-columns-repeated="1017"/>
        </table:table-row>
        <table:table-row table:style-name="ro1">
          <table:table-cell office:value-type="float" office:value="516.801">
            <text:p>516,80100</text:p>
          </table:table-cell>
          <table:table-cell office:value-type="float" office:value="-5.76">
            <text:p>-5,76000</text:p>
          </table:table-cell>
          <table:table-cell office:value-type="float" office:value="1.6305">
            <text:p>1,630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1272]+2.9847)/([.D1272]-14.4252)" office:value-type="float" office:value="-0.0170551753635586">
            <text:p>-0,01706</text:p>
          </table:table-cell>
          <table:table-cell table:number-columns-repeated="1017"/>
        </table:table-row>
        <table:table-row table:style-name="ro1">
          <table:table-cell office:value-type="float" office:value="516.901">
            <text:p>516,90100</text:p>
          </table:table-cell>
          <table:table-cell office:value-type="float" office:value="-5.76">
            <text:p>-5,76000</text:p>
          </table:table-cell>
          <table:table-cell office:value-type="float" office:value="1.6305">
            <text:p>1,630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1273]+2.9847)/([.D1273]-14.4252)" office:value-type="float" office:value="-0.0170551753635586">
            <text:p>-0,01706</text:p>
          </table:table-cell>
          <table:table-cell table:number-columns-repeated="1017"/>
        </table:table-row>
        <table:table-row table:style-name="ro1">
          <table:table-cell office:value-type="float" office:value="517.001">
            <text:p>517,00100</text:p>
          </table:table-cell>
          <table:table-cell office:value-type="float" office:value="-5.76">
            <text:p>-5,76000</text:p>
          </table:table-cell>
          <table:table-cell office:value-type="float" office:value="1.6305">
            <text:p>1,630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1274]+2.9847)/([.D1274]-14.4252)" office:value-type="float" office:value="-0.0170551753635586">
            <text:p>-0,01706</text:p>
          </table:table-cell>
          <table:table-cell table:number-columns-repeated="1017"/>
        </table:table-row>
        <table:table-row table:style-name="ro1">
          <table:table-cell office:value-type="float" office:value="517.101">
            <text:p>517,10100</text:p>
          </table:table-cell>
          <table:table-cell office:value-type="float" office:value="-5.76">
            <text:p>-5,76000</text:p>
          </table:table-cell>
          <table:table-cell office:value-type="float" office:value="1.6305">
            <text:p>1,630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1275]+2.9847)/([.D1275]-14.4252)" office:value-type="float" office:value="-0.0170551753635586">
            <text:p>-0,01706</text:p>
          </table:table-cell>
          <table:table-cell table:number-columns-repeated="1017"/>
        </table:table-row>
        <table:table-row table:style-name="ro1">
          <table:table-cell office:value-type="float" office:value="517.201">
            <text:p>517,20100</text:p>
          </table:table-cell>
          <table:table-cell office:value-type="float" office:value="-5.76">
            <text:p>-5,76000</text:p>
          </table:table-cell>
          <table:table-cell office:value-type="float" office:value="1.6305">
            <text:p>1,630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1276]+2.9847)/([.D1276]-14.4252)" office:value-type="float" office:value="-0.0170551753635586">
            <text:p>-0,01706</text:p>
          </table:table-cell>
          <table:table-cell table:number-columns-repeated="1017"/>
        </table:table-row>
        <table:table-row table:style-name="ro1">
          <table:table-cell office:value-type="float" office:value="517.301">
            <text:p>517,30100</text:p>
          </table:table-cell>
          <table:table-cell office:value-type="float" office:value="-5.76">
            <text:p>-5,76000</text:p>
          </table:table-cell>
          <table:table-cell office:value-type="float" office:value="1.6305">
            <text:p>1,630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1277]+2.9847)/([.D1277]-14.4252)" office:value-type="float" office:value="-0.0170551753635586">
            <text:p>-0,01706</text:p>
          </table:table-cell>
          <table:table-cell table:number-columns-repeated="1017"/>
        </table:table-row>
        <table:table-row table:style-name="ro1">
          <table:table-cell office:value-type="float" office:value="517.401">
            <text:p>517,40100</text:p>
          </table:table-cell>
          <table:table-cell office:value-type="float" office:value="-5.76">
            <text:p>-5,76000</text:p>
          </table:table-cell>
          <table:table-cell office:value-type="float" office:value="1.6305">
            <text:p>1,630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1278]+2.9847)/([.D1278]-14.4252)" office:value-type="float" office:value="-0.0170551753635586">
            <text:p>-0,01706</text:p>
          </table:table-cell>
          <table:table-cell table:number-columns-repeated="1017"/>
        </table:table-row>
        <table:table-row table:style-name="ro1">
          <table:table-cell office:value-type="float" office:value="517.501">
            <text:p>517,50100</text:p>
          </table:table-cell>
          <table:table-cell office:value-type="float" office:value="-5.76">
            <text:p>-5,76000</text:p>
          </table:table-cell>
          <table:table-cell office:value-type="float" office:value="1.6305">
            <text:p>1,630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1279]+2.9847)/([.D1279]-14.4252)" office:value-type="float" office:value="-0.0170551753635586">
            <text:p>-0,01706</text:p>
          </table:table-cell>
          <table:table-cell table:number-columns-repeated="1017"/>
        </table:table-row>
        <table:table-row table:style-name="ro1">
          <table:table-cell office:value-type="float" office:value="517.601">
            <text:p>517,60100</text:p>
          </table:table-cell>
          <table:table-cell office:value-type="float" office:value="-5.76">
            <text:p>-5,76000</text:p>
          </table:table-cell>
          <table:table-cell office:value-type="float" office:value="1.6305">
            <text:p>1,630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1280]+2.9847)/([.D1280]-14.4252)" office:value-type="float" office:value="-0.0170551753635586">
            <text:p>-0,01706</text:p>
          </table:table-cell>
          <table:table-cell table:number-columns-repeated="1017"/>
        </table:table-row>
        <table:table-row table:style-name="ro1">
          <table:table-cell office:value-type="float" office:value="517.701">
            <text:p>517,70100</text:p>
          </table:table-cell>
          <table:table-cell office:value-type="float" office:value="-5.76">
            <text:p>-5,76000</text:p>
          </table:table-cell>
          <table:table-cell office:value-type="float" office:value="1.6305">
            <text:p>1,630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1281]+2.9847)/([.D1281]-14.4252)" office:value-type="float" office:value="-0.0170551753635586">
            <text:p>-0,01706</text:p>
          </table:table-cell>
          <table:table-cell table:number-columns-repeated="1017"/>
        </table:table-row>
        <table:table-row table:style-name="ro1">
          <table:table-cell office:value-type="float" office:value="517.801">
            <text:p>517,80100</text:p>
          </table:table-cell>
          <table:table-cell office:value-type="float" office:value="-5.76">
            <text:p>-5,76000</text:p>
          </table:table-cell>
          <table:table-cell office:value-type="float" office:value="1.6305">
            <text:p>1,630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1282]+2.9847)/([.D1282]-14.4252)" office:value-type="float" office:value="-0.0170551753635586">
            <text:p>-0,01706</text:p>
          </table:table-cell>
          <table:table-cell table:number-columns-repeated="1017"/>
        </table:table-row>
        <table:table-row table:style-name="ro1">
          <table:table-cell office:value-type="float" office:value="517.901">
            <text:p>517,90100</text:p>
          </table:table-cell>
          <table:table-cell office:value-type="float" office:value="-5.76">
            <text:p>-5,76000</text:p>
          </table:table-cell>
          <table:table-cell office:value-type="float" office:value="1.6305">
            <text:p>1,630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1283]+2.9847)/([.D1283]-14.4252)" office:value-type="float" office:value="-0.0170551753635586">
            <text:p>-0,01706</text:p>
          </table:table-cell>
          <table:table-cell table:number-columns-repeated="1017"/>
        </table:table-row>
        <table:table-row table:style-name="ro1">
          <table:table-cell office:value-type="float" office:value="518.001">
            <text:p>518,00100</text:p>
          </table:table-cell>
          <table:table-cell office:value-type="float" office:value="-5.76">
            <text:p>-5,76000</text:p>
          </table:table-cell>
          <table:table-cell office:value-type="float" office:value="1.6305">
            <text:p>1,630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1284]+2.9847)/([.D1284]-14.4252)" office:value-type="float" office:value="-0.0170551753635586">
            <text:p>-0,01706</text:p>
          </table:table-cell>
          <table:table-cell table:number-columns-repeated="1017"/>
        </table:table-row>
        <table:table-row table:style-name="ro1">
          <table:table-cell office:value-type="float" office:value="518.101">
            <text:p>518,10100</text:p>
          </table:table-cell>
          <table:table-cell office:value-type="float" office:value="-5.76">
            <text:p>-5,76000</text:p>
          </table:table-cell>
          <table:table-cell office:value-type="float" office:value="1.6305">
            <text:p>1,630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1285]+2.9847)/([.D1285]-14.4252)" office:value-type="float" office:value="-0.0170551753635586">
            <text:p>-0,01706</text:p>
          </table:table-cell>
          <table:table-cell table:number-columns-repeated="1017"/>
        </table:table-row>
        <table:table-row table:style-name="ro1">
          <table:table-cell office:value-type="float" office:value="518.201">
            <text:p>518,20100</text:p>
          </table:table-cell>
          <table:table-cell office:value-type="float" office:value="-5.76">
            <text:p>-5,76000</text:p>
          </table:table-cell>
          <table:table-cell office:value-type="float" office:value="1.6305">
            <text:p>1,630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1286]+2.9847)/([.D1286]-14.4252)" office:value-type="float" office:value="-0.0170551753635586">
            <text:p>-0,01706</text:p>
          </table:table-cell>
          <table:table-cell table:number-columns-repeated="1017"/>
        </table:table-row>
        <table:table-row table:style-name="ro1">
          <table:table-cell office:value-type="float" office:value="518.301">
            <text:p>518,30100</text:p>
          </table:table-cell>
          <table:table-cell office:value-type="float" office:value="-5.76">
            <text:p>-5,76000</text:p>
          </table:table-cell>
          <table:table-cell office:value-type="float" office:value="1.6305">
            <text:p>1,630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1287]+2.9847)/([.D1287]-14.4252)" office:value-type="float" office:value="-0.0170551753635586">
            <text:p>-0,01706</text:p>
          </table:table-cell>
          <table:table-cell table:number-columns-repeated="1017"/>
        </table:table-row>
        <table:table-row table:style-name="ro1">
          <table:table-cell office:value-type="float" office:value="518.401">
            <text:p>518,40100</text:p>
          </table:table-cell>
          <table:table-cell office:value-type="float" office:value="-5.76">
            <text:p>-5,76000</text:p>
          </table:table-cell>
          <table:table-cell office:value-type="float" office:value="1.6305">
            <text:p>1,630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1288]+2.9847)/([.D1288]-14.4252)" office:value-type="float" office:value="-0.0170551753635586">
            <text:p>-0,01706</text:p>
          </table:table-cell>
          <table:table-cell table:number-columns-repeated="1017"/>
        </table:table-row>
        <table:table-row table:style-name="ro1">
          <table:table-cell office:value-type="float" office:value="518.501">
            <text:p>518,50100</text:p>
          </table:table-cell>
          <table:table-cell office:value-type="float" office:value="-5.76">
            <text:p>-5,76000</text:p>
          </table:table-cell>
          <table:table-cell office:value-type="float" office:value="1.6305">
            <text:p>1,630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1289]+2.9847)/([.D1289]-14.4252)" office:value-type="float" office:value="-0.0170551753635586">
            <text:p>-0,01706</text:p>
          </table:table-cell>
          <table:table-cell table:number-columns-repeated="1017"/>
        </table:table-row>
        <table:table-row table:style-name="ro1">
          <table:table-cell office:value-type="float" office:value="518.601">
            <text:p>518,60100</text:p>
          </table:table-cell>
          <table:table-cell office:value-type="float" office:value="-5.76">
            <text:p>-5,76000</text:p>
          </table:table-cell>
          <table:table-cell office:value-type="float" office:value="1.629">
            <text:p>1,629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1290]+2.9847)/([.D1290]-14.4252)" office:value-type="float" office:value="-0.017070911358956">
            <text:p>-0,01707</text:p>
          </table:table-cell>
          <table:table-cell table:number-columns-repeated="1017"/>
        </table:table-row>
        <table:table-row table:style-name="ro1">
          <table:table-cell office:value-type="float" office:value="518.701">
            <text:p>518,70100</text:p>
          </table:table-cell>
          <table:table-cell office:value-type="float" office:value="-5.76">
            <text:p>-5,76000</text:p>
          </table:table-cell>
          <table:table-cell office:value-type="float" office:value="1.629">
            <text:p>1,629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1291]+2.9847)/([.D1291]-14.4252)" office:value-type="float" office:value="-0.017070911358956">
            <text:p>-0,01707</text:p>
          </table:table-cell>
          <table:table-cell table:number-columns-repeated="1017"/>
        </table:table-row>
        <table:table-row table:style-name="ro1">
          <table:table-cell office:value-type="float" office:value="518.801">
            <text:p>518,80100</text:p>
          </table:table-cell>
          <table:table-cell office:value-type="float" office:value="-5.76">
            <text:p>-5,76000</text:p>
          </table:table-cell>
          <table:table-cell office:value-type="float" office:value="1.629">
            <text:p>1,629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1292]+2.9847)/([.D1292]-14.4252)" office:value-type="float" office:value="-0.017070911358956">
            <text:p>-0,01707</text:p>
          </table:table-cell>
          <table:table-cell table:number-columns-repeated="1017"/>
        </table:table-row>
        <table:table-row table:style-name="ro1">
          <table:table-cell office:value-type="float" office:value="518.901">
            <text:p>518,90100</text:p>
          </table:table-cell>
          <table:table-cell office:value-type="float" office:value="-5.76">
            <text:p>-5,76000</text:p>
          </table:table-cell>
          <table:table-cell office:value-type="float" office:value="1.629">
            <text:p>1,629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1293]+2.9847)/([.D1293]-14.4252)" office:value-type="float" office:value="-0.017070911358956">
            <text:p>-0,01707</text:p>
          </table:table-cell>
          <table:table-cell table:number-columns-repeated="1017"/>
        </table:table-row>
        <table:table-row table:style-name="ro1">
          <table:table-cell office:value-type="float" office:value="519.001">
            <text:p>519,00100</text:p>
          </table:table-cell>
          <table:table-cell office:value-type="float" office:value="-5.76">
            <text:p>-5,76000</text:p>
          </table:table-cell>
          <table:table-cell office:value-type="float" office:value="1.629">
            <text:p>1,629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1294]+2.9847)/([.D1294]-14.4252)" office:value-type="float" office:value="-0.017070911358956">
            <text:p>-0,01707</text:p>
          </table:table-cell>
          <table:table-cell table:number-columns-repeated="1017"/>
        </table:table-row>
        <table:table-row table:style-name="ro1">
          <table:table-cell office:value-type="float" office:value="519.101">
            <text:p>519,10100</text:p>
          </table:table-cell>
          <table:table-cell office:value-type="float" office:value="-5.76">
            <text:p>-5,76000</text:p>
          </table:table-cell>
          <table:table-cell office:value-type="float" office:value="1.629">
            <text:p>1,629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1295]+2.9847)/([.D1295]-14.4252)" office:value-type="float" office:value="-0.017070911358956">
            <text:p>-0,01707</text:p>
          </table:table-cell>
          <table:table-cell table:number-columns-repeated="1017"/>
        </table:table-row>
        <table:table-row table:style-name="ro1">
          <table:table-cell office:value-type="float" office:value="519.201">
            <text:p>519,20100</text:p>
          </table:table-cell>
          <table:table-cell office:value-type="float" office:value="-5.76">
            <text:p>-5,76000</text:p>
          </table:table-cell>
          <table:table-cell office:value-type="float" office:value="1.629">
            <text:p>1,629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1296]+2.9847)/([.D1296]-14.4252)" office:value-type="float" office:value="-0.017070911358956">
            <text:p>-0,01707</text:p>
          </table:table-cell>
          <table:table-cell table:number-columns-repeated="1017"/>
        </table:table-row>
        <table:table-row table:style-name="ro1">
          <table:table-cell office:value-type="float" office:value="519.301">
            <text:p>519,30100</text:p>
          </table:table-cell>
          <table:table-cell office:value-type="float" office:value="-5.76">
            <text:p>-5,76000</text:p>
          </table:table-cell>
          <table:table-cell office:value-type="float" office:value="1.629">
            <text:p>1,629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1297]+2.9847)/([.D1297]-14.4252)" office:value-type="float" office:value="-0.017070911358956">
            <text:p>-0,01707</text:p>
          </table:table-cell>
          <table:table-cell table:number-columns-repeated="1017"/>
        </table:table-row>
        <table:table-row table:style-name="ro1">
          <table:table-cell office:value-type="float" office:value="519.401">
            <text:p>519,40100</text:p>
          </table:table-cell>
          <table:table-cell office:value-type="float" office:value="-5.76">
            <text:p>-5,76000</text:p>
          </table:table-cell>
          <table:table-cell office:value-type="float" office:value="1.629">
            <text:p>1,629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1298]+2.9847)/([.D1298]-14.4252)" office:value-type="float" office:value="-0.017070911358956">
            <text:p>-0,01707</text:p>
          </table:table-cell>
          <table:table-cell table:number-columns-repeated="1017"/>
        </table:table-row>
        <table:table-row table:style-name="ro1">
          <table:table-cell office:value-type="float" office:value="519.501">
            <text:p>519,50100</text:p>
          </table:table-cell>
          <table:table-cell office:value-type="float" office:value="-5.76">
            <text:p>-5,76000</text:p>
          </table:table-cell>
          <table:table-cell office:value-type="float" office:value="1.629">
            <text:p>1,629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1299]+2.9847)/([.D1299]-14.4252)" office:value-type="float" office:value="-0.017070911358956">
            <text:p>-0,01707</text:p>
          </table:table-cell>
          <table:table-cell table:number-columns-repeated="1017"/>
        </table:table-row>
        <table:table-row table:style-name="ro1">
          <table:table-cell office:value-type="float" office:value="519.601">
            <text:p>519,60100</text:p>
          </table:table-cell>
          <table:table-cell office:value-type="float" office:value="-5.76">
            <text:p>-5,76000</text:p>
          </table:table-cell>
          <table:table-cell office:value-type="float" office:value="1.629">
            <text:p>1,629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1300]+2.9847)/([.D1300]-14.4252)" office:value-type="float" office:value="-0.017070911358956">
            <text:p>-0,01707</text:p>
          </table:table-cell>
          <table:table-cell table:number-columns-repeated="1017"/>
        </table:table-row>
        <table:table-row table:style-name="ro1">
          <table:table-cell office:value-type="float" office:value="519.701">
            <text:p>519,70100</text:p>
          </table:table-cell>
          <table:table-cell office:value-type="float" office:value="-5.76">
            <text:p>-5,76000</text:p>
          </table:table-cell>
          <table:table-cell office:value-type="float" office:value="1.629">
            <text:p>1,629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1301]+2.9847)/([.D1301]-14.4252)" office:value-type="float" office:value="-0.017070911358956">
            <text:p>-0,01707</text:p>
          </table:table-cell>
          <table:table-cell table:number-columns-repeated="1017"/>
        </table:table-row>
        <table:table-row table:style-name="ro1">
          <table:table-cell office:value-type="float" office:value="519.801">
            <text:p>519,80100</text:p>
          </table:table-cell>
          <table:table-cell office:value-type="float" office:value="-5.76">
            <text:p>-5,76000</text:p>
          </table:table-cell>
          <table:table-cell office:value-type="float" office:value="1.629">
            <text:p>1,629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1302]+2.9847)/([.D1302]-14.4252)" office:value-type="float" office:value="-0.017070911358956">
            <text:p>-0,01707</text:p>
          </table:table-cell>
          <table:table-cell table:number-columns-repeated="1017"/>
        </table:table-row>
        <table:table-row table:style-name="ro1">
          <table:table-cell office:value-type="float" office:value="519.901">
            <text:p>519,90100</text:p>
          </table:table-cell>
          <table:table-cell office:value-type="float" office:value="-5.76">
            <text:p>-5,76000</text:p>
          </table:table-cell>
          <table:table-cell office:value-type="float" office:value="1.629">
            <text:p>1,629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1303]+2.9847)/([.D1303]-14.4252)" office:value-type="float" office:value="-0.017070911358956">
            <text:p>-0,01707</text:p>
          </table:table-cell>
          <table:table-cell table:number-columns-repeated="1017"/>
        </table:table-row>
        <table:table-row table:style-name="ro1">
          <table:table-cell office:value-type="float" office:value="520.001">
            <text:p>520,00100</text:p>
          </table:table-cell>
          <table:table-cell office:value-type="float" office:value="-5.76">
            <text:p>-5,76000</text:p>
          </table:table-cell>
          <table:table-cell office:value-type="float" office:value="1.629">
            <text:p>1,629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1304]+2.9847)/([.D1304]-14.4252)" office:value-type="float" office:value="-0.017070911358956">
            <text:p>-0,01707</text:p>
          </table:table-cell>
          <table:table-cell table:number-columns-repeated="1017"/>
        </table:table-row>
        <table:table-row table:style-name="ro1">
          <table:table-cell office:value-type="float" office:value="520.101">
            <text:p>520,10100</text:p>
          </table:table-cell>
          <table:table-cell office:value-type="float" office:value="-5.76">
            <text:p>-5,76000</text:p>
          </table:table-cell>
          <table:table-cell office:value-type="float" office:value="1.629">
            <text:p>1,629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1305]+2.9847)/([.D1305]-14.4252)" office:value-type="float" office:value="-0.017070911358956">
            <text:p>-0,01707</text:p>
          </table:table-cell>
          <table:table-cell table:number-columns-repeated="1017"/>
        </table:table-row>
        <table:table-row table:style-name="ro1">
          <table:table-cell office:value-type="float" office:value="520.201">
            <text:p>520,20100</text:p>
          </table:table-cell>
          <table:table-cell office:value-type="float" office:value="-5.76">
            <text:p>-5,76000</text:p>
          </table:table-cell>
          <table:table-cell office:value-type="float" office:value="1.629">
            <text:p>1,629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1306]+2.9847)/([.D1306]-14.4252)" office:value-type="float" office:value="-0.017070911358956">
            <text:p>-0,01707</text:p>
          </table:table-cell>
          <table:table-cell table:number-columns-repeated="1017"/>
        </table:table-row>
        <table:table-row table:style-name="ro1">
          <table:table-cell office:value-type="float" office:value="520.301">
            <text:p>520,30100</text:p>
          </table:table-cell>
          <table:table-cell office:value-type="float" office:value="-5.76">
            <text:p>-5,76000</text:p>
          </table:table-cell>
          <table:table-cell office:value-type="float" office:value="1.629">
            <text:p>1,629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1307]+2.9847)/([.D1307]-14.4252)" office:value-type="float" office:value="-0.017070911358956">
            <text:p>-0,01707</text:p>
          </table:table-cell>
          <table:table-cell table:number-columns-repeated="1017"/>
        </table:table-row>
        <table:table-row table:style-name="ro1">
          <table:table-cell office:value-type="float" office:value="520.401">
            <text:p>520,40100</text:p>
          </table:table-cell>
          <table:table-cell office:value-type="float" office:value="-5.76">
            <text:p>-5,76000</text:p>
          </table:table-cell>
          <table:table-cell office:value-type="float" office:value="1.629">
            <text:p>1,629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1308]+2.9847)/([.D1308]-14.4252)" office:value-type="float" office:value="-0.017070911358956">
            <text:p>-0,01707</text:p>
          </table:table-cell>
          <table:table-cell table:number-columns-repeated="1017"/>
        </table:table-row>
        <table:table-row table:style-name="ro1">
          <table:table-cell office:value-type="float" office:value="520.501">
            <text:p>520,50100</text:p>
          </table:table-cell>
          <table:table-cell office:value-type="float" office:value="-5.76">
            <text:p>-5,76000</text:p>
          </table:table-cell>
          <table:table-cell office:value-type="float" office:value="1.629">
            <text:p>1,629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1309]+2.9847)/([.D1309]-14.4252)" office:value-type="float" office:value="-0.017070911358956">
            <text:p>-0,01707</text:p>
          </table:table-cell>
          <table:table-cell table:number-columns-repeated="1017"/>
        </table:table-row>
        <table:table-row table:style-name="ro1">
          <table:table-cell office:value-type="float" office:value="520.601">
            <text:p>520,60100</text:p>
          </table:table-cell>
          <table:table-cell office:value-type="float" office:value="-5.76">
            <text:p>-5,76000</text:p>
          </table:table-cell>
          <table:table-cell office:value-type="float" office:value="1.629">
            <text:p>1,629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1310]+2.9847)/([.D1310]-14.4252)" office:value-type="float" office:value="-0.017070911358956">
            <text:p>-0,01707</text:p>
          </table:table-cell>
          <table:table-cell table:number-columns-repeated="1017"/>
        </table:table-row>
        <table:table-row table:style-name="ro1">
          <table:table-cell office:value-type="float" office:value="520.701">
            <text:p>520,70100</text:p>
          </table:table-cell>
          <table:table-cell office:value-type="float" office:value="-5.76">
            <text:p>-5,76000</text:p>
          </table:table-cell>
          <table:table-cell office:value-type="float" office:value="1.629">
            <text:p>1,629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1311]+2.9847)/([.D1311]-14.4252)" office:value-type="float" office:value="-0.017070911358956">
            <text:p>-0,01707</text:p>
          </table:table-cell>
          <table:table-cell table:number-columns-repeated="1017"/>
        </table:table-row>
        <table:table-row table:style-name="ro1">
          <table:table-cell office:value-type="float" office:value="520.801">
            <text:p>520,80100</text:p>
          </table:table-cell>
          <table:table-cell office:value-type="float" office:value="-5.76">
            <text:p>-5,76000</text:p>
          </table:table-cell>
          <table:table-cell office:value-type="float" office:value="1.629">
            <text:p>1,629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1312]+2.9847)/([.D1312]-14.4252)" office:value-type="float" office:value="-0.017070911358956">
            <text:p>-0,01707</text:p>
          </table:table-cell>
          <table:table-cell table:number-columns-repeated="1017"/>
        </table:table-row>
        <table:table-row table:style-name="ro1">
          <table:table-cell office:value-type="float" office:value="520.901">
            <text:p>520,90100</text:p>
          </table:table-cell>
          <table:table-cell office:value-type="float" office:value="-5.76">
            <text:p>-5,76000</text:p>
          </table:table-cell>
          <table:table-cell office:value-type="float" office:value="1.629">
            <text:p>1,629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1313]+2.9847)/([.D1313]-14.4252)" office:value-type="float" office:value="-0.017070911358956">
            <text:p>-0,01707</text:p>
          </table:table-cell>
          <table:table-cell table:number-columns-repeated="1017"/>
        </table:table-row>
        <table:table-row table:style-name="ro1">
          <table:table-cell office:value-type="float" office:value="521.001">
            <text:p>521,00100</text:p>
          </table:table-cell>
          <table:table-cell office:value-type="float" office:value="-5.76">
            <text:p>-5,76000</text:p>
          </table:table-cell>
          <table:table-cell office:value-type="float" office:value="1.629">
            <text:p>1,629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1314]+2.9847)/([.D1314]-14.4252)" office:value-type="float" office:value="-0.017070911358956">
            <text:p>-0,01707</text:p>
          </table:table-cell>
          <table:table-cell table:number-columns-repeated="1017"/>
        </table:table-row>
        <table:table-row table:style-name="ro1">
          <table:table-cell office:value-type="float" office:value="521.101">
            <text:p>521,10100</text:p>
          </table:table-cell>
          <table:table-cell office:value-type="float" office:value="-5.76">
            <text:p>-5,76000</text:p>
          </table:table-cell>
          <table:table-cell office:value-type="float" office:value="1.629">
            <text:p>1,629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1315]+2.9847)/([.D1315]-14.4252)" office:value-type="float" office:value="-0.017070911358956">
            <text:p>-0,01707</text:p>
          </table:table-cell>
          <table:table-cell table:number-columns-repeated="1017"/>
        </table:table-row>
        <table:table-row table:style-name="ro1">
          <table:table-cell office:value-type="float" office:value="521.201">
            <text:p>521,20100</text:p>
          </table:table-cell>
          <table:table-cell office:value-type="float" office:value="-5.76">
            <text:p>-5,76000</text:p>
          </table:table-cell>
          <table:table-cell office:value-type="float" office:value="1.629">
            <text:p>1,629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1316]+2.9847)/([.D1316]-14.4252)" office:value-type="float" office:value="-0.017070911358956">
            <text:p>-0,01707</text:p>
          </table:table-cell>
          <table:table-cell table:number-columns-repeated="1017"/>
        </table:table-row>
        <table:table-row table:style-name="ro1">
          <table:table-cell office:value-type="float" office:value="521.301">
            <text:p>521,30100</text:p>
          </table:table-cell>
          <table:table-cell office:value-type="float" office:value="-5.76">
            <text:p>-5,76000</text:p>
          </table:table-cell>
          <table:table-cell office:value-type="float" office:value="1.629">
            <text:p>1,629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1317]+2.9847)/([.D1317]-14.4252)" office:value-type="float" office:value="-0.017070911358956">
            <text:p>-0,01707</text:p>
          </table:table-cell>
          <table:table-cell table:number-columns-repeated="1017"/>
        </table:table-row>
        <table:table-row table:style-name="ro1">
          <table:table-cell office:value-type="float" office:value="521.401">
            <text:p>521,40100</text:p>
          </table:table-cell>
          <table:table-cell office:value-type="float" office:value="-5.76">
            <text:p>-5,76000</text:p>
          </table:table-cell>
          <table:table-cell office:value-type="float" office:value="1.629">
            <text:p>1,629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1318]+2.9847)/([.D1318]-14.4252)" office:value-type="float" office:value="-0.017070911358956">
            <text:p>-0,01707</text:p>
          </table:table-cell>
          <table:table-cell table:number-columns-repeated="1017"/>
        </table:table-row>
        <table:table-row table:style-name="ro1">
          <table:table-cell office:value-type="float" office:value="521.501">
            <text:p>521,50100</text:p>
          </table:table-cell>
          <table:table-cell office:value-type="float" office:value="-5.76">
            <text:p>-5,76000</text:p>
          </table:table-cell>
          <table:table-cell office:value-type="float" office:value="1.629">
            <text:p>1,629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1319]+2.9847)/([.D1319]-14.4252)" office:value-type="float" office:value="-0.017070911358956">
            <text:p>-0,01707</text:p>
          </table:table-cell>
          <table:table-cell table:number-columns-repeated="1017"/>
        </table:table-row>
        <table:table-row table:style-name="ro1">
          <table:table-cell office:value-type="float" office:value="521.601">
            <text:p>521,60100</text:p>
          </table:table-cell>
          <table:table-cell office:value-type="float" office:value="-5.76">
            <text:p>-5,76000</text:p>
          </table:table-cell>
          <table:table-cell office:value-type="float" office:value="1.629">
            <text:p>1,629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1320]+2.9847)/([.D1320]-14.4252)" office:value-type="float" office:value="-0.017070911358956">
            <text:p>-0,01707</text:p>
          </table:table-cell>
          <table:table-cell table:number-columns-repeated="1017"/>
        </table:table-row>
        <table:table-row table:style-name="ro1">
          <table:table-cell office:value-type="float" office:value="521.701">
            <text:p>521,70100</text:p>
          </table:table-cell>
          <table:table-cell office:value-type="float" office:value="-5.76">
            <text:p>-5,76000</text:p>
          </table:table-cell>
          <table:table-cell office:value-type="float" office:value="1.629">
            <text:p>1,629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1321]+2.9847)/([.D1321]-14.4252)" office:value-type="float" office:value="-0.017070911358956">
            <text:p>-0,01707</text:p>
          </table:table-cell>
          <table:table-cell table:number-columns-repeated="1017"/>
        </table:table-row>
        <table:table-row table:style-name="ro1">
          <table:table-cell office:value-type="float" office:value="521.801">
            <text:p>521,80100</text:p>
          </table:table-cell>
          <table:table-cell office:value-type="float" office:value="-5.76">
            <text:p>-5,76000</text:p>
          </table:table-cell>
          <table:table-cell office:value-type="float" office:value="1.629">
            <text:p>1,629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1322]+2.9847)/([.D1322]-14.4252)" office:value-type="float" office:value="-0.017070911358956">
            <text:p>-0,01707</text:p>
          </table:table-cell>
          <table:table-cell table:number-columns-repeated="1017"/>
        </table:table-row>
        <table:table-row table:style-name="ro1">
          <table:table-cell office:value-type="float" office:value="521.901">
            <text:p>521,90100</text:p>
          </table:table-cell>
          <table:table-cell office:value-type="float" office:value="-5.76">
            <text:p>-5,76000</text:p>
          </table:table-cell>
          <table:table-cell office:value-type="float" office:value="1.629">
            <text:p>1,629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1323]+2.9847)/([.D1323]-14.4252)" office:value-type="float" office:value="-0.017070911358956">
            <text:p>-0,01707</text:p>
          </table:table-cell>
          <table:table-cell table:number-columns-repeated="1017"/>
        </table:table-row>
        <table:table-row table:style-name="ro1">
          <table:table-cell office:value-type="float" office:value="522.001">
            <text:p>522,00100</text:p>
          </table:table-cell>
          <table:table-cell office:value-type="float" office:value="-5.76">
            <text:p>-5,76000</text:p>
          </table:table-cell>
          <table:table-cell office:value-type="float" office:value="1.629">
            <text:p>1,629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1324]+2.9847)/([.D1324]-14.4252)" office:value-type="float" office:value="-0.017070911358956">
            <text:p>-0,01707</text:p>
          </table:table-cell>
          <table:table-cell table:number-columns-repeated="1017"/>
        </table:table-row>
        <table:table-row table:style-name="ro1">
          <table:table-cell office:value-type="float" office:value="522.101">
            <text:p>522,10100</text:p>
          </table:table-cell>
          <table:table-cell office:value-type="float" office:value="-5.76">
            <text:p>-5,76000</text:p>
          </table:table-cell>
          <table:table-cell office:value-type="float" office:value="1.629">
            <text:p>1,629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1325]+2.9847)/([.D1325]-14.4252)" office:value-type="float" office:value="-0.017070911358956">
            <text:p>-0,01707</text:p>
          </table:table-cell>
          <table:table-cell table:number-columns-repeated="1017"/>
        </table:table-row>
        <table:table-row table:style-name="ro1">
          <table:table-cell office:value-type="float" office:value="522.201">
            <text:p>522,20100</text:p>
          </table:table-cell>
          <table:table-cell office:value-type="float" office:value="-5.76">
            <text:p>-5,76000</text:p>
          </table:table-cell>
          <table:table-cell office:value-type="float" office:value="1.629">
            <text:p>1,629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1326]+2.9847)/([.D1326]-14.4252)" office:value-type="float" office:value="-0.017070911358956">
            <text:p>-0,01707</text:p>
          </table:table-cell>
          <table:table-cell table:number-columns-repeated="1017"/>
        </table:table-row>
        <table:table-row table:style-name="ro1">
          <table:table-cell office:value-type="float" office:value="522.301">
            <text:p>522,30100</text:p>
          </table:table-cell>
          <table:table-cell office:value-type="float" office:value="-5.76">
            <text:p>-5,76000</text:p>
          </table:table-cell>
          <table:table-cell office:value-type="float" office:value="1.629">
            <text:p>1,629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1327]+2.9847)/([.D1327]-14.4252)" office:value-type="float" office:value="-0.017070911358956">
            <text:p>-0,01707</text:p>
          </table:table-cell>
          <table:table-cell table:number-columns-repeated="1017"/>
        </table:table-row>
        <table:table-row table:style-name="ro1">
          <table:table-cell office:value-type="float" office:value="522.401">
            <text:p>522,40100</text:p>
          </table:table-cell>
          <table:table-cell office:value-type="float" office:value="-5.76">
            <text:p>-5,76000</text:p>
          </table:table-cell>
          <table:table-cell office:value-type="float" office:value="1.629">
            <text:p>1,629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1328]+2.9847)/([.D1328]-14.4252)" office:value-type="float" office:value="-0.017070911358956">
            <text:p>-0,01707</text:p>
          </table:table-cell>
          <table:table-cell table:number-columns-repeated="1017"/>
        </table:table-row>
        <table:table-row table:style-name="ro1">
          <table:table-cell office:value-type="float" office:value="522.501">
            <text:p>522,50100</text:p>
          </table:table-cell>
          <table:table-cell office:value-type="float" office:value="-5.76">
            <text:p>-5,76000</text:p>
          </table:table-cell>
          <table:table-cell office:value-type="float" office:value="1.629">
            <text:p>1,629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1329]+2.9847)/([.D1329]-14.4252)" office:value-type="float" office:value="-0.017070911358956">
            <text:p>-0,01707</text:p>
          </table:table-cell>
          <table:table-cell table:number-columns-repeated="1017"/>
        </table:table-row>
        <table:table-row table:style-name="ro1">
          <table:table-cell office:value-type="float" office:value="522.601">
            <text:p>522,60100</text:p>
          </table:table-cell>
          <table:table-cell office:value-type="float" office:value="-5.76">
            <text:p>-5,76000</text:p>
          </table:table-cell>
          <table:table-cell office:value-type="float" office:value="1.6305">
            <text:p>1,630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1330]+2.9847)/([.D1330]-14.4252)" office:value-type="float" office:value="-0.017070911358956">
            <text:p>-0,01707</text:p>
          </table:table-cell>
          <table:table-cell table:number-columns-repeated="1017"/>
        </table:table-row>
        <table:table-row table:style-name="ro1">
          <table:table-cell office:value-type="float" office:value="522.701">
            <text:p>522,70100</text:p>
          </table:table-cell>
          <table:table-cell office:value-type="float" office:value="-5.76">
            <text:p>-5,76000</text:p>
          </table:table-cell>
          <table:table-cell office:value-type="float" office:value="1.6305">
            <text:p>1,630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1331]+2.9847)/([.D1331]-14.4252)" office:value-type="float" office:value="-0.017070911358956">
            <text:p>-0,01707</text:p>
          </table:table-cell>
          <table:table-cell table:number-columns-repeated="1017"/>
        </table:table-row>
        <table:table-row table:style-name="ro1">
          <table:table-cell office:value-type="float" office:value="522.801">
            <text:p>522,80100</text:p>
          </table:table-cell>
          <table:table-cell office:value-type="float" office:value="-5.76">
            <text:p>-5,76000</text:p>
          </table:table-cell>
          <table:table-cell office:value-type="float" office:value="1.6305">
            <text:p>1,630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1332]+2.9847)/([.D1332]-14.4252)" office:value-type="float" office:value="-0.017070911358956">
            <text:p>-0,01707</text:p>
          </table:table-cell>
          <table:table-cell table:number-columns-repeated="1017"/>
        </table:table-row>
        <table:table-row table:style-name="ro1">
          <table:table-cell office:value-type="float" office:value="522.901">
            <text:p>522,90100</text:p>
          </table:table-cell>
          <table:table-cell office:value-type="float" office:value="-5.76">
            <text:p>-5,76000</text:p>
          </table:table-cell>
          <table:table-cell office:value-type="float" office:value="1.6305">
            <text:p>1,630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1333]+2.9847)/([.D1333]-14.4252)" office:value-type="float" office:value="-0.017070911358956">
            <text:p>-0,01707</text:p>
          </table:table-cell>
          <table:table-cell table:number-columns-repeated="1017"/>
        </table:table-row>
        <table:table-row table:style-name="ro1">
          <table:table-cell office:value-type="float" office:value="523.001">
            <text:p>523,00100</text:p>
          </table:table-cell>
          <table:table-cell office:value-type="float" office:value="-5.76">
            <text:p>-5,76000</text:p>
          </table:table-cell>
          <table:table-cell office:value-type="float" office:value="1.6305">
            <text:p>1,630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1334]+2.9847)/([.D1334]-14.4252)" office:value-type="float" office:value="-0.017070911358956">
            <text:p>-0,01707</text:p>
          </table:table-cell>
          <table:table-cell table:number-columns-repeated="1017"/>
        </table:table-row>
        <table:table-row table:style-name="ro1">
          <table:table-cell office:value-type="float" office:value="523.101">
            <text:p>523,10100</text:p>
          </table:table-cell>
          <table:table-cell office:value-type="float" office:value="-5.76">
            <text:p>-5,76000</text:p>
          </table:table-cell>
          <table:table-cell office:value-type="float" office:value="1.6305">
            <text:p>1,630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1335]+2.9847)/([.D1335]-14.4252)" office:value-type="float" office:value="-0.017070911358956">
            <text:p>-0,01707</text:p>
          </table:table-cell>
          <table:table-cell table:number-columns-repeated="1017"/>
        </table:table-row>
        <table:table-row table:style-name="ro1">
          <table:table-cell office:value-type="float" office:value="523.201">
            <text:p>523,20100</text:p>
          </table:table-cell>
          <table:table-cell office:value-type="float" office:value="-5.76">
            <text:p>-5,76000</text:p>
          </table:table-cell>
          <table:table-cell office:value-type="float" office:value="1.6305">
            <text:p>1,630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1336]+2.9847)/([.D1336]-14.4252)" office:value-type="float" office:value="-0.017070911358956">
            <text:p>-0,01707</text:p>
          </table:table-cell>
          <table:table-cell table:number-columns-repeated="1017"/>
        </table:table-row>
        <table:table-row table:style-name="ro1">
          <table:table-cell office:value-type="float" office:value="523.301">
            <text:p>523,30100</text:p>
          </table:table-cell>
          <table:table-cell office:value-type="float" office:value="-5.76">
            <text:p>-5,76000</text:p>
          </table:table-cell>
          <table:table-cell office:value-type="float" office:value="1.6305">
            <text:p>1,630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1337]+2.9847)/([.D1337]-14.4252)" office:value-type="float" office:value="-0.017070911358956">
            <text:p>-0,01707</text:p>
          </table:table-cell>
          <table:table-cell table:number-columns-repeated="1017"/>
        </table:table-row>
        <table:table-row table:style-name="ro1">
          <table:table-cell office:value-type="float" office:value="523.401">
            <text:p>523,40100</text:p>
          </table:table-cell>
          <table:table-cell office:value-type="float" office:value="-5.76">
            <text:p>-5,76000</text:p>
          </table:table-cell>
          <table:table-cell office:value-type="float" office:value="1.6305">
            <text:p>1,630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1338]+2.9847)/([.D1338]-14.4252)" office:value-type="float" office:value="-0.017070911358956">
            <text:p>-0,01707</text:p>
          </table:table-cell>
          <table:table-cell table:number-columns-repeated="1017"/>
        </table:table-row>
        <table:table-row table:style-name="ro1">
          <table:table-cell office:value-type="float" office:value="523.501">
            <text:p>523,50100</text:p>
          </table:table-cell>
          <table:table-cell office:value-type="float" office:value="-5.76">
            <text:p>-5,76000</text:p>
          </table:table-cell>
          <table:table-cell office:value-type="float" office:value="1.6305">
            <text:p>1,630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1339]+2.9847)/([.D1339]-14.4252)" office:value-type="float" office:value="-0.017070911358956">
            <text:p>-0,01707</text:p>
          </table:table-cell>
          <table:table-cell table:number-columns-repeated="1017"/>
        </table:table-row>
        <table:table-row table:style-name="ro1">
          <table:table-cell office:value-type="float" office:value="523.601">
            <text:p>523,60100</text:p>
          </table:table-cell>
          <table:table-cell office:value-type="float" office:value="-5.76">
            <text:p>-5,76000</text:p>
          </table:table-cell>
          <table:table-cell office:value-type="float" office:value="1.629">
            <text:p>1,629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1340]+2.9847)/([.D1340]-14.4252)" office:value-type="float" office:value="-0.017070911358956">
            <text:p>-0,01707</text:p>
          </table:table-cell>
          <table:table-cell table:number-columns-repeated="1017"/>
        </table:table-row>
        <table:table-row table:style-name="ro1">
          <table:table-cell office:value-type="float" office:value="523.701">
            <text:p>523,70100</text:p>
          </table:table-cell>
          <table:table-cell office:value-type="float" office:value="-5.76">
            <text:p>-5,76000</text:p>
          </table:table-cell>
          <table:table-cell office:value-type="float" office:value="1.629">
            <text:p>1,629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1341]+2.9847)/([.D1341]-14.4252)" office:value-type="float" office:value="-0.017070911358956">
            <text:p>-0,01707</text:p>
          </table:table-cell>
          <table:table-cell table:number-columns-repeated="1017"/>
        </table:table-row>
        <table:table-row table:style-name="ro1">
          <table:table-cell office:value-type="float" office:value="523.801">
            <text:p>523,80100</text:p>
          </table:table-cell>
          <table:table-cell office:value-type="float" office:value="-5.76">
            <text:p>-5,76000</text:p>
          </table:table-cell>
          <table:table-cell office:value-type="float" office:value="1.629">
            <text:p>1,629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1342]+2.9847)/([.D1342]-14.4252)" office:value-type="float" office:value="-0.017070911358956">
            <text:p>-0,01707</text:p>
          </table:table-cell>
          <table:table-cell table:number-columns-repeated="1017"/>
        </table:table-row>
        <table:table-row table:style-name="ro1">
          <table:table-cell office:value-type="float" office:value="523.901">
            <text:p>523,90100</text:p>
          </table:table-cell>
          <table:table-cell office:value-type="float" office:value="-5.76">
            <text:p>-5,76000</text:p>
          </table:table-cell>
          <table:table-cell office:value-type="float" office:value="1.629">
            <text:p>1,629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1343]+2.9847)/([.D1343]-14.4252)" office:value-type="float" office:value="-0.017070911358956">
            <text:p>-0,01707</text:p>
          </table:table-cell>
          <table:table-cell table:number-columns-repeated="1017"/>
        </table:table-row>
        <table:table-row table:style-name="ro1">
          <table:table-cell office:value-type="float" office:value="524.001">
            <text:p>524,00100</text:p>
          </table:table-cell>
          <table:table-cell office:value-type="float" office:value="-5.76">
            <text:p>-5,76000</text:p>
          </table:table-cell>
          <table:table-cell office:value-type="float" office:value="1.629">
            <text:p>1,629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1344]+2.9847)/([.D1344]-14.4252)" office:value-type="float" office:value="-0.017070911358956">
            <text:p>-0,01707</text:p>
          </table:table-cell>
          <table:table-cell table:number-columns-repeated="1017"/>
        </table:table-row>
        <table:table-row table:style-name="ro1">
          <table:table-cell office:value-type="float" office:value="524.101">
            <text:p>524,10100</text:p>
          </table:table-cell>
          <table:table-cell office:value-type="float" office:value="-5.76">
            <text:p>-5,76000</text:p>
          </table:table-cell>
          <table:table-cell office:value-type="float" office:value="1.629">
            <text:p>1,629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1345]+2.9847)/([.D1345]-14.4252)" office:value-type="float" office:value="-0.017070911358956">
            <text:p>-0,01707</text:p>
          </table:table-cell>
          <table:table-cell table:number-columns-repeated="1017"/>
        </table:table-row>
        <table:table-row table:style-name="ro1">
          <table:table-cell office:value-type="float" office:value="524.201">
            <text:p>524,20100</text:p>
          </table:table-cell>
          <table:table-cell office:value-type="float" office:value="-5.76">
            <text:p>-5,76000</text:p>
          </table:table-cell>
          <table:table-cell office:value-type="float" office:value="1.629">
            <text:p>1,629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1346]+2.9847)/([.D1346]-14.4252)" office:value-type="float" office:value="-0.017070911358956">
            <text:p>-0,01707</text:p>
          </table:table-cell>
          <table:table-cell table:number-columns-repeated="1017"/>
        </table:table-row>
        <table:table-row table:style-name="ro1">
          <table:table-cell office:value-type="float" office:value="524.301">
            <text:p>524,30100</text:p>
          </table:table-cell>
          <table:table-cell office:value-type="float" office:value="-5.76">
            <text:p>-5,76000</text:p>
          </table:table-cell>
          <table:table-cell office:value-type="float" office:value="1.629">
            <text:p>1,629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1347]+2.9847)/([.D1347]-14.4252)" office:value-type="float" office:value="-0.017070911358956">
            <text:p>-0,01707</text:p>
          </table:table-cell>
          <table:table-cell table:number-columns-repeated="1017"/>
        </table:table-row>
        <table:table-row table:style-name="ro1">
          <table:table-cell office:value-type="float" office:value="524.401">
            <text:p>524,40100</text:p>
          </table:table-cell>
          <table:table-cell office:value-type="float" office:value="-5.76">
            <text:p>-5,76000</text:p>
          </table:table-cell>
          <table:table-cell office:value-type="float" office:value="1.629">
            <text:p>1,629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1348]+2.9847)/([.D1348]-14.4252)" office:value-type="float" office:value="-0.017070911358956">
            <text:p>-0,01707</text:p>
          </table:table-cell>
          <table:table-cell table:number-columns-repeated="1017"/>
        </table:table-row>
        <table:table-row table:style-name="ro1">
          <table:table-cell office:value-type="float" office:value="524.501">
            <text:p>524,50100</text:p>
          </table:table-cell>
          <table:table-cell office:value-type="float" office:value="-5.76">
            <text:p>-5,76000</text:p>
          </table:table-cell>
          <table:table-cell office:value-type="float" office:value="1.629">
            <text:p>1,629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1349]+2.9847)/([.D1349]-14.4252)" office:value-type="float" office:value="-0.017070911358956">
            <text:p>-0,01707</text:p>
          </table:table-cell>
          <table:table-cell table:number-columns-repeated="1017"/>
        </table:table-row>
        <table:table-row table:style-name="ro1">
          <table:table-cell/>
          <table:table-cell/>
          <table:table-cell/>
          <table:table-cell/>
          <table:table-cell table:number-columns-repeated="2"/>
          <table:table-cell table:formula="of:=([.B1350]+2.9847)/([.D1350]-14.4252)" office:value-type="float" office:value="-0.206908743033026">
            <text:p>-0,20691</text:p>
          </table:table-cell>
          <table:table-cell table:number-columns-repeated="1017"/>
        </table:table-row>
        <table:table-row table:style-name="ro1">
          <table:table-cell office:value-type="float" office:value="1201.001">
            <text:p>1201,00100</text:p>
          </table:table-cell>
          <table:table-cell office:value-type="float" office:value="-6.45">
            <text:p>-6,45000</text:p>
          </table:table-cell>
          <table:table-cell office:value-type="float" office:value="1.659">
            <text:p>1,65900</text:p>
          </table:table-cell>
          <table:table-cell office:value-type="float" office:value="178.2">
            <text:p>178,20000</text:p>
          </table:table-cell>
          <table:table-cell office:value-type="string">
            <text:p>NAN</text:p>
          </table:table-cell>
          <table:table-cell/>
          <table:table-cell table:formula="of:=([.B1351]+2.9847)/([.D1351]-14.4252)" office:value-type="float" office:value="-0.0211589328761201">
            <text:p>-0,02116</text:p>
          </table:table-cell>
          <table:table-cell table:number-columns-repeated="1017"/>
        </table:table-row>
        <table:table-row table:style-name="ro1">
          <table:table-cell office:value-type="float" office:value="1201.101">
            <text:p>1201,10100</text:p>
          </table:table-cell>
          <table:table-cell office:value-type="float" office:value="-6.45">
            <text:p>-6,45000</text:p>
          </table:table-cell>
          <table:table-cell office:value-type="float" office:value="1.659">
            <text:p>1,65900</text:p>
          </table:table-cell>
          <table:table-cell office:value-type="float" office:value="178.2">
            <text:p>178,20000</text:p>
          </table:table-cell>
          <table:table-cell office:value-type="string">
            <text:p>NAN</text:p>
          </table:table-cell>
          <table:table-cell/>
          <table:table-cell table:formula="of:=([.B1352]+2.9847)/([.D1352]-14.4252)" office:value-type="float" office:value="-0.0211589328761201">
            <text:p>-0,02116</text:p>
          </table:table-cell>
          <table:table-cell table:number-columns-repeated="1017"/>
        </table:table-row>
        <table:table-row table:style-name="ro1">
          <table:table-cell office:value-type="float" office:value="1201.201">
            <text:p>1201,20100</text:p>
          </table:table-cell>
          <table:table-cell office:value-type="float" office:value="-6.45">
            <text:p>-6,45000</text:p>
          </table:table-cell>
          <table:table-cell office:value-type="float" office:value="1.659">
            <text:p>1,65900</text:p>
          </table:table-cell>
          <table:table-cell office:value-type="float" office:value="178.2">
            <text:p>178,20000</text:p>
          </table:table-cell>
          <table:table-cell office:value-type="string">
            <text:p>NAN</text:p>
          </table:table-cell>
          <table:table-cell/>
          <table:table-cell table:formula="of:=([.B1353]+2.9847)/([.D1353]-14.4252)" office:value-type="float" office:value="-0.0211589328761201">
            <text:p>-0,02116</text:p>
          </table:table-cell>
          <table:table-cell table:number-columns-repeated="1017"/>
        </table:table-row>
        <table:table-row table:style-name="ro1">
          <table:table-cell office:value-type="float" office:value="1201.301">
            <text:p>1201,30100</text:p>
          </table:table-cell>
          <table:table-cell office:value-type="float" office:value="-6.45">
            <text:p>-6,45000</text:p>
          </table:table-cell>
          <table:table-cell office:value-type="float" office:value="1.659">
            <text:p>1,65900</text:p>
          </table:table-cell>
          <table:table-cell office:value-type="float" office:value="178.2">
            <text:p>178,20000</text:p>
          </table:table-cell>
          <table:table-cell office:value-type="string">
            <text:p>NAN</text:p>
          </table:table-cell>
          <table:table-cell/>
          <table:table-cell table:formula="of:=([.B1354]+2.9847)/([.D1354]-14.4252)" office:value-type="float" office:value="-0.0211589328761201">
            <text:p>-0,02116</text:p>
          </table:table-cell>
          <table:table-cell table:number-columns-repeated="1017"/>
        </table:table-row>
        <table:table-row table:style-name="ro1">
          <table:table-cell office:value-type="float" office:value="1201.401">
            <text:p>1201,40100</text:p>
          </table:table-cell>
          <table:table-cell office:value-type="float" office:value="-6.45">
            <text:p>-6,45000</text:p>
          </table:table-cell>
          <table:table-cell office:value-type="float" office:value="1.659">
            <text:p>1,65900</text:p>
          </table:table-cell>
          <table:table-cell office:value-type="float" office:value="178.2">
            <text:p>178,20000</text:p>
          </table:table-cell>
          <table:table-cell office:value-type="string">
            <text:p>NAN</text:p>
          </table:table-cell>
          <table:table-cell/>
          <table:table-cell table:formula="of:=([.B1355]+2.9847)/([.D1355]-14.4252)" office:value-type="float" office:value="-0.0211589328761201">
            <text:p>-0,02116</text:p>
          </table:table-cell>
          <table:table-cell table:number-columns-repeated="1017"/>
        </table:table-row>
        <table:table-row table:style-name="ro1">
          <table:table-cell office:value-type="float" office:value="1201.501">
            <text:p>1201,50100</text:p>
          </table:table-cell>
          <table:table-cell office:value-type="float" office:value="-6.45">
            <text:p>-6,45000</text:p>
          </table:table-cell>
          <table:table-cell office:value-type="float" office:value="1.659">
            <text:p>1,65900</text:p>
          </table:table-cell>
          <table:table-cell office:value-type="float" office:value="178.2">
            <text:p>178,20000</text:p>
          </table:table-cell>
          <table:table-cell office:value-type="string">
            <text:p>NAN</text:p>
          </table:table-cell>
          <table:table-cell/>
          <table:table-cell table:formula="of:=([.B1356]+2.9847)/([.D1356]-14.4252)" office:value-type="float" office:value="-0.0211589328761201">
            <text:p>-0,02116</text:p>
          </table:table-cell>
          <table:table-cell table:number-columns-repeated="1017"/>
        </table:table-row>
        <table:table-row table:style-name="ro1">
          <table:table-cell office:value-type="float" office:value="1201.601">
            <text:p>1201,60100</text:p>
          </table:table-cell>
          <table:table-cell office:value-type="float" office:value="-6.45">
            <text:p>-6,45000</text:p>
          </table:table-cell>
          <table:table-cell office:value-type="float" office:value="1.659">
            <text:p>1,65900</text:p>
          </table:table-cell>
          <table:table-cell office:value-type="float" office:value="178.2">
            <text:p>178,20000</text:p>
          </table:table-cell>
          <table:table-cell office:value-type="string">
            <text:p>NAN</text:p>
          </table:table-cell>
          <table:table-cell/>
          <table:table-cell table:formula="of:=([.B1357]+2.9847)/([.D1357]-14.4252)" office:value-type="float" office:value="-0.0211589328761201">
            <text:p>-0,02116</text:p>
          </table:table-cell>
          <table:table-cell table:number-columns-repeated="1017"/>
        </table:table-row>
        <table:table-row table:style-name="ro1">
          <table:table-cell office:value-type="float" office:value="1201.701">
            <text:p>1201,70100</text:p>
          </table:table-cell>
          <table:table-cell office:value-type="float" office:value="-6.45">
            <text:p>-6,45000</text:p>
          </table:table-cell>
          <table:table-cell office:value-type="float" office:value="1.659">
            <text:p>1,65900</text:p>
          </table:table-cell>
          <table:table-cell office:value-type="float" office:value="178.2">
            <text:p>178,20000</text:p>
          </table:table-cell>
          <table:table-cell office:value-type="string">
            <text:p>NAN</text:p>
          </table:table-cell>
          <table:table-cell/>
          <table:table-cell table:formula="of:=([.B1358]+2.9847)/([.D1358]-14.4252)" office:value-type="float" office:value="-0.0211589328761201">
            <text:p>-0,02116</text:p>
          </table:table-cell>
          <table:table-cell table:number-columns-repeated="1017"/>
        </table:table-row>
        <table:table-row table:style-name="ro1">
          <table:table-cell office:value-type="float" office:value="1201.801">
            <text:p>1201,80100</text:p>
          </table:table-cell>
          <table:table-cell office:value-type="float" office:value="-6.45">
            <text:p>-6,45000</text:p>
          </table:table-cell>
          <table:table-cell office:value-type="float" office:value="1.659">
            <text:p>1,65900</text:p>
          </table:table-cell>
          <table:table-cell office:value-type="float" office:value="178.2">
            <text:p>178,20000</text:p>
          </table:table-cell>
          <table:table-cell office:value-type="string">
            <text:p>NAN</text:p>
          </table:table-cell>
          <table:table-cell/>
          <table:table-cell table:formula="of:=([.B1359]+2.9847)/([.D1359]-14.4252)" office:value-type="float" office:value="-0.0211589328761201">
            <text:p>-0,02116</text:p>
          </table:table-cell>
          <table:table-cell table:number-columns-repeated="1017"/>
        </table:table-row>
        <table:table-row table:style-name="ro1">
          <table:table-cell office:value-type="float" office:value="1201.901">
            <text:p>1201,90100</text:p>
          </table:table-cell>
          <table:table-cell office:value-type="float" office:value="-6.45">
            <text:p>-6,45000</text:p>
          </table:table-cell>
          <table:table-cell office:value-type="float" office:value="1.659">
            <text:p>1,65900</text:p>
          </table:table-cell>
          <table:table-cell office:value-type="float" office:value="178.2">
            <text:p>178,20000</text:p>
          </table:table-cell>
          <table:table-cell office:value-type="string">
            <text:p>NAN</text:p>
          </table:table-cell>
          <table:table-cell/>
          <table:table-cell table:formula="of:=([.B1360]+2.9847)/([.D1360]-14.4252)" office:value-type="float" office:value="-0.0211589328761201">
            <text:p>-0,02116</text:p>
          </table:table-cell>
          <table:table-cell table:number-columns-repeated="1017"/>
        </table:table-row>
        <table:table-row table:style-name="ro1">
          <table:table-cell office:value-type="float" office:value="1202.001">
            <text:p>1202,00100</text:p>
          </table:table-cell>
          <table:table-cell office:value-type="float" office:value="-6.555">
            <text:p>-6,55500</text:p>
          </table:table-cell>
          <table:table-cell office:value-type="float" office:value="1.659">
            <text:p>1,65900</text:p>
          </table:table-cell>
          <table:table-cell office:value-type="float" office:value="178.2">
            <text:p>178,20000</text:p>
          </table:table-cell>
          <table:table-cell office:value-type="string">
            <text:p>NAN</text:p>
          </table:table-cell>
          <table:table-cell/>
          <table:table-cell table:formula="of:=([.B1361]+2.9847)/([.D1361]-14.4252)" office:value-type="float" office:value="-0.0218000571516497">
            <text:p>-0,02180</text:p>
          </table:table-cell>
          <table:table-cell table:number-columns-repeated="1017"/>
        </table:table-row>
        <table:table-row table:style-name="ro1">
          <table:table-cell office:value-type="float" office:value="1202.101">
            <text:p>1202,10100</text:p>
          </table:table-cell>
          <table:table-cell office:value-type="float" office:value="-6.555">
            <text:p>-6,55500</text:p>
          </table:table-cell>
          <table:table-cell office:value-type="float" office:value="1.659">
            <text:p>1,65900</text:p>
          </table:table-cell>
          <table:table-cell office:value-type="float" office:value="178.2">
            <text:p>178,20000</text:p>
          </table:table-cell>
          <table:table-cell office:value-type="string">
            <text:p>NAN</text:p>
          </table:table-cell>
          <table:table-cell/>
          <table:table-cell table:formula="of:=([.B1362]+2.9847)/([.D1362]-14.4252)" office:value-type="float" office:value="-0.0218000571516497">
            <text:p>-0,02180</text:p>
          </table:table-cell>
          <table:table-cell table:number-columns-repeated="1017"/>
        </table:table-row>
        <table:table-row table:style-name="ro1">
          <table:table-cell office:value-type="float" office:value="1202.201">
            <text:p>1202,20100</text:p>
          </table:table-cell>
          <table:table-cell office:value-type="float" office:value="-6.555">
            <text:p>-6,55500</text:p>
          </table:table-cell>
          <table:table-cell office:value-type="float" office:value="1.659">
            <text:p>1,65900</text:p>
          </table:table-cell>
          <table:table-cell office:value-type="float" office:value="178.2">
            <text:p>178,20000</text:p>
          </table:table-cell>
          <table:table-cell office:value-type="string">
            <text:p>NAN</text:p>
          </table:table-cell>
          <table:table-cell/>
          <table:table-cell table:formula="of:=([.B1363]+2.9847)/([.D1363]-14.4252)" office:value-type="float" office:value="-0.0218000571516497">
            <text:p>-0,02180</text:p>
          </table:table-cell>
          <table:table-cell table:number-columns-repeated="1017"/>
        </table:table-row>
        <table:table-row table:style-name="ro1">
          <table:table-cell office:value-type="float" office:value="1202.301">
            <text:p>1202,30100</text:p>
          </table:table-cell>
          <table:table-cell office:value-type="float" office:value="-6.555">
            <text:p>-6,55500</text:p>
          </table:table-cell>
          <table:table-cell office:value-type="float" office:value="1.659">
            <text:p>1,65900</text:p>
          </table:table-cell>
          <table:table-cell office:value-type="float" office:value="178.2">
            <text:p>178,20000</text:p>
          </table:table-cell>
          <table:table-cell office:value-type="string">
            <text:p>NAN</text:p>
          </table:table-cell>
          <table:table-cell/>
          <table:table-cell table:formula="of:=([.B1364]+2.9847)/([.D1364]-14.4252)" office:value-type="float" office:value="-0.0218000571516497">
            <text:p>-0,02180</text:p>
          </table:table-cell>
          <table:table-cell table:number-columns-repeated="1017"/>
        </table:table-row>
        <table:table-row table:style-name="ro1">
          <table:table-cell office:value-type="float" office:value="1202.401">
            <text:p>1202,40100</text:p>
          </table:table-cell>
          <table:table-cell office:value-type="float" office:value="-6.555">
            <text:p>-6,55500</text:p>
          </table:table-cell>
          <table:table-cell office:value-type="float" office:value="1.659">
            <text:p>1,65900</text:p>
          </table:table-cell>
          <table:table-cell office:value-type="float" office:value="178.2">
            <text:p>178,20000</text:p>
          </table:table-cell>
          <table:table-cell office:value-type="string">
            <text:p>NAN</text:p>
          </table:table-cell>
          <table:table-cell/>
          <table:table-cell table:formula="of:=([.B1365]+2.9847)/([.D1365]-14.4252)" office:value-type="float" office:value="-0.0218000571516497">
            <text:p>-0,02180</text:p>
          </table:table-cell>
          <table:table-cell table:number-columns-repeated="1017"/>
        </table:table-row>
        <table:table-row table:style-name="ro1">
          <table:table-cell office:value-type="float" office:value="1202.501">
            <text:p>1202,50100</text:p>
          </table:table-cell>
          <table:table-cell office:value-type="float" office:value="-6.555">
            <text:p>-6,55500</text:p>
          </table:table-cell>
          <table:table-cell office:value-type="float" office:value="1.659">
            <text:p>1,65900</text:p>
          </table:table-cell>
          <table:table-cell office:value-type="float" office:value="178.2">
            <text:p>178,20000</text:p>
          </table:table-cell>
          <table:table-cell office:value-type="string">
            <text:p>NAN</text:p>
          </table:table-cell>
          <table:table-cell/>
          <table:table-cell table:formula="of:=([.B1366]+2.9847)/([.D1366]-14.4252)" office:value-type="float" office:value="-0.0218000571516497">
            <text:p>-0,02180</text:p>
          </table:table-cell>
          <table:table-cell table:number-columns-repeated="1017"/>
        </table:table-row>
        <table:table-row table:style-name="ro1">
          <table:table-cell office:value-type="float" office:value="1202.601">
            <text:p>1202,60100</text:p>
          </table:table-cell>
          <table:table-cell office:value-type="float" office:value="-6.555">
            <text:p>-6,55500</text:p>
          </table:table-cell>
          <table:table-cell office:value-type="float" office:value="1.659">
            <text:p>1,65900</text:p>
          </table:table-cell>
          <table:table-cell office:value-type="float" office:value="178.2">
            <text:p>178,20000</text:p>
          </table:table-cell>
          <table:table-cell office:value-type="string">
            <text:p>NAN</text:p>
          </table:table-cell>
          <table:table-cell/>
          <table:table-cell table:formula="of:=([.B1367]+2.9847)/([.D1367]-14.4252)" office:value-type="float" office:value="-0.0218000571516497">
            <text:p>-0,02180</text:p>
          </table:table-cell>
          <table:table-cell table:number-columns-repeated="1017"/>
        </table:table-row>
        <table:table-row table:style-name="ro1">
          <table:table-cell office:value-type="float" office:value="1202.701">
            <text:p>1202,70100</text:p>
          </table:table-cell>
          <table:table-cell office:value-type="float" office:value="-6.555">
            <text:p>-6,55500</text:p>
          </table:table-cell>
          <table:table-cell office:value-type="float" office:value="1.659">
            <text:p>1,65900</text:p>
          </table:table-cell>
          <table:table-cell office:value-type="float" office:value="178.2">
            <text:p>178,20000</text:p>
          </table:table-cell>
          <table:table-cell office:value-type="string">
            <text:p>NAN</text:p>
          </table:table-cell>
          <table:table-cell/>
          <table:table-cell table:formula="of:=([.B1368]+2.9847)/([.D1368]-14.4252)" office:value-type="float" office:value="-0.0218000571516497">
            <text:p>-0,02180</text:p>
          </table:table-cell>
          <table:table-cell table:number-columns-repeated="1017"/>
        </table:table-row>
        <table:table-row table:style-name="ro1">
          <table:table-cell office:value-type="float" office:value="1202.801">
            <text:p>1202,80100</text:p>
          </table:table-cell>
          <table:table-cell office:value-type="float" office:value="-6.555">
            <text:p>-6,55500</text:p>
          </table:table-cell>
          <table:table-cell office:value-type="float" office:value="1.659">
            <text:p>1,65900</text:p>
          </table:table-cell>
          <table:table-cell office:value-type="float" office:value="178.2">
            <text:p>178,20000</text:p>
          </table:table-cell>
          <table:table-cell office:value-type="string">
            <text:p>NAN</text:p>
          </table:table-cell>
          <table:table-cell/>
          <table:table-cell table:formula="of:=([.B1369]+2.9847)/([.D1369]-14.4252)" office:value-type="float" office:value="-0.0218000571516497">
            <text:p>-0,02180</text:p>
          </table:table-cell>
          <table:table-cell table:number-columns-repeated="1017"/>
        </table:table-row>
        <table:table-row table:style-name="ro1">
          <table:table-cell office:value-type="float" office:value="1202.901">
            <text:p>1202,90100</text:p>
          </table:table-cell>
          <table:table-cell office:value-type="float" office:value="-6.555">
            <text:p>-6,55500</text:p>
          </table:table-cell>
          <table:table-cell office:value-type="float" office:value="1.659">
            <text:p>1,65900</text:p>
          </table:table-cell>
          <table:table-cell office:value-type="float" office:value="178.2">
            <text:p>178,20000</text:p>
          </table:table-cell>
          <table:table-cell office:value-type="string">
            <text:p>NAN</text:p>
          </table:table-cell>
          <table:table-cell/>
          <table:table-cell table:formula="of:=([.B1370]+2.9847)/([.D1370]-14.4252)" office:value-type="float" office:value="-0.0218000571516497">
            <text:p>-0,02180</text:p>
          </table:table-cell>
          <table:table-cell table:number-columns-repeated="1017"/>
        </table:table-row>
        <table:table-row table:style-name="ro1">
          <table:table-cell office:value-type="float" office:value="1203.001">
            <text:p>1203,00100</text:p>
          </table:table-cell>
          <table:table-cell office:value-type="float" office:value="-6.54">
            <text:p>-6,54000</text:p>
          </table:table-cell>
          <table:table-cell office:value-type="float" office:value="1.659">
            <text:p>1,65900</text:p>
          </table:table-cell>
          <table:table-cell office:value-type="float" office:value="178.2">
            <text:p>178,20000</text:p>
          </table:table-cell>
          <table:table-cell office:value-type="string">
            <text:p>NAN</text:p>
          </table:table-cell>
          <table:table-cell/>
          <table:table-cell table:formula="of:=([.B1371]+2.9847)/([.D1371]-14.4252)" office:value-type="float" office:value="-0.0217084679694312">
            <text:p>-0,02171</text:p>
          </table:table-cell>
          <table:table-cell table:number-columns-repeated="1017"/>
        </table:table-row>
        <table:table-row table:style-name="ro1">
          <table:table-cell office:value-type="float" office:value="1203.101">
            <text:p>1203,10100</text:p>
          </table:table-cell>
          <table:table-cell office:value-type="float" office:value="-6.54">
            <text:p>-6,54000</text:p>
          </table:table-cell>
          <table:table-cell office:value-type="float" office:value="1.659">
            <text:p>1,65900</text:p>
          </table:table-cell>
          <table:table-cell office:value-type="float" office:value="178.2">
            <text:p>178,20000</text:p>
          </table:table-cell>
          <table:table-cell office:value-type="string">
            <text:p>NAN</text:p>
          </table:table-cell>
          <table:table-cell/>
          <table:table-cell table:formula="of:=([.B1372]+2.9847)/([.D1372]-14.4252)" office:value-type="float" office:value="-0.0217084679694312">
            <text:p>-0,02171</text:p>
          </table:table-cell>
          <table:table-cell table:number-columns-repeated="1017"/>
        </table:table-row>
        <table:table-row table:style-name="ro1">
          <table:table-cell office:value-type="float" office:value="1203.201">
            <text:p>1203,20100</text:p>
          </table:table-cell>
          <table:table-cell office:value-type="float" office:value="-6.54">
            <text:p>-6,54000</text:p>
          </table:table-cell>
          <table:table-cell office:value-type="float" office:value="1.659">
            <text:p>1,65900</text:p>
          </table:table-cell>
          <table:table-cell office:value-type="float" office:value="178.2">
            <text:p>178,20000</text:p>
          </table:table-cell>
          <table:table-cell office:value-type="string">
            <text:p>NAN</text:p>
          </table:table-cell>
          <table:table-cell/>
          <table:table-cell table:formula="of:=([.B1373]+2.9847)/([.D1373]-14.4252)" office:value-type="float" office:value="-0.0217084679694312">
            <text:p>-0,02171</text:p>
          </table:table-cell>
          <table:table-cell table:number-columns-repeated="1017"/>
        </table:table-row>
        <table:table-row table:style-name="ro1">
          <table:table-cell office:value-type="float" office:value="1203.301">
            <text:p>1203,30100</text:p>
          </table:table-cell>
          <table:table-cell office:value-type="float" office:value="-6.54">
            <text:p>-6,54000</text:p>
          </table:table-cell>
          <table:table-cell office:value-type="float" office:value="1.659">
            <text:p>1,65900</text:p>
          </table:table-cell>
          <table:table-cell office:value-type="float" office:value="178.2">
            <text:p>178,20000</text:p>
          </table:table-cell>
          <table:table-cell office:value-type="string">
            <text:p>NAN</text:p>
          </table:table-cell>
          <table:table-cell/>
          <table:table-cell table:formula="of:=([.B1374]+2.9847)/([.D1374]-14.4252)" office:value-type="float" office:value="-0.0217084679694312">
            <text:p>-0,02171</text:p>
          </table:table-cell>
          <table:table-cell table:number-columns-repeated="1017"/>
        </table:table-row>
        <table:table-row table:style-name="ro1">
          <table:table-cell office:value-type="float" office:value="1203.401">
            <text:p>1203,40100</text:p>
          </table:table-cell>
          <table:table-cell office:value-type="float" office:value="-6.54">
            <text:p>-6,54000</text:p>
          </table:table-cell>
          <table:table-cell office:value-type="float" office:value="1.659">
            <text:p>1,65900</text:p>
          </table:table-cell>
          <table:table-cell office:value-type="float" office:value="178.2">
            <text:p>178,20000</text:p>
          </table:table-cell>
          <table:table-cell office:value-type="string">
            <text:p>NAN</text:p>
          </table:table-cell>
          <table:table-cell/>
          <table:table-cell table:formula="of:=([.B1375]+2.9847)/([.D1375]-14.4252)" office:value-type="float" office:value="-0.0217084679694312">
            <text:p>-0,02171</text:p>
          </table:table-cell>
          <table:table-cell table:number-columns-repeated="1017"/>
        </table:table-row>
        <table:table-row table:style-name="ro1">
          <table:table-cell office:value-type="float" office:value="1203.501">
            <text:p>1203,50100</text:p>
          </table:table-cell>
          <table:table-cell office:value-type="float" office:value="-6.54">
            <text:p>-6,54000</text:p>
          </table:table-cell>
          <table:table-cell office:value-type="float" office:value="1.659">
            <text:p>1,65900</text:p>
          </table:table-cell>
          <table:table-cell office:value-type="float" office:value="178.2">
            <text:p>178,20000</text:p>
          </table:table-cell>
          <table:table-cell office:value-type="string">
            <text:p>NAN</text:p>
          </table:table-cell>
          <table:table-cell/>
          <table:table-cell table:formula="of:=([.B1376]+2.9847)/([.D1376]-14.4252)" office:value-type="float" office:value="-0.0217084679694312">
            <text:p>-0,02171</text:p>
          </table:table-cell>
          <table:table-cell table:number-columns-repeated="1017"/>
        </table:table-row>
        <table:table-row table:style-name="ro1">
          <table:table-cell office:value-type="float" office:value="1203.601">
            <text:p>1203,60100</text:p>
          </table:table-cell>
          <table:table-cell office:value-type="float" office:value="-6.54">
            <text:p>-6,54000</text:p>
          </table:table-cell>
          <table:table-cell office:value-type="float" office:value="1.659">
            <text:p>1,65900</text:p>
          </table:table-cell>
          <table:table-cell office:value-type="float" office:value="178.2">
            <text:p>178,20000</text:p>
          </table:table-cell>
          <table:table-cell office:value-type="string">
            <text:p>NAN</text:p>
          </table:table-cell>
          <table:table-cell/>
          <table:table-cell table:formula="of:=([.B1377]+2.9847)/([.D1377]-14.4252)" office:value-type="float" office:value="-0.0217084679694312">
            <text:p>-0,02171</text:p>
          </table:table-cell>
          <table:table-cell table:number-columns-repeated="1017"/>
        </table:table-row>
        <table:table-row table:style-name="ro1">
          <table:table-cell office:value-type="float" office:value="1203.701">
            <text:p>1203,70100</text:p>
          </table:table-cell>
          <table:table-cell office:value-type="float" office:value="-6.54">
            <text:p>-6,54000</text:p>
          </table:table-cell>
          <table:table-cell office:value-type="float" office:value="1.659">
            <text:p>1,65900</text:p>
          </table:table-cell>
          <table:table-cell office:value-type="float" office:value="178.2">
            <text:p>178,20000</text:p>
          </table:table-cell>
          <table:table-cell office:value-type="string">
            <text:p>NAN</text:p>
          </table:table-cell>
          <table:table-cell/>
          <table:table-cell table:formula="of:=([.B1378]+2.9847)/([.D1378]-14.4252)" office:value-type="float" office:value="-0.0217084679694312">
            <text:p>-0,02171</text:p>
          </table:table-cell>
          <table:table-cell table:number-columns-repeated="1017"/>
        </table:table-row>
        <table:table-row table:style-name="ro1">
          <table:table-cell office:value-type="float" office:value="1203.801">
            <text:p>1203,80100</text:p>
          </table:table-cell>
          <table:table-cell office:value-type="float" office:value="-6.54">
            <text:p>-6,54000</text:p>
          </table:table-cell>
          <table:table-cell office:value-type="float" office:value="1.659">
            <text:p>1,65900</text:p>
          </table:table-cell>
          <table:table-cell office:value-type="float" office:value="178.2">
            <text:p>178,20000</text:p>
          </table:table-cell>
          <table:table-cell office:value-type="string">
            <text:p>NAN</text:p>
          </table:table-cell>
          <table:table-cell/>
          <table:table-cell table:formula="of:=([.B1379]+2.9847)/([.D1379]-14.4252)" office:value-type="float" office:value="-0.0217084679694312">
            <text:p>-0,02171</text:p>
          </table:table-cell>
          <table:table-cell table:number-columns-repeated="1017"/>
        </table:table-row>
        <table:table-row table:style-name="ro1">
          <table:table-cell office:value-type="float" office:value="1203.901">
            <text:p>1203,90100</text:p>
          </table:table-cell>
          <table:table-cell office:value-type="float" office:value="-6.54">
            <text:p>-6,54000</text:p>
          </table:table-cell>
          <table:table-cell office:value-type="float" office:value="1.659">
            <text:p>1,65900</text:p>
          </table:table-cell>
          <table:table-cell office:value-type="float" office:value="178.2">
            <text:p>178,20000</text:p>
          </table:table-cell>
          <table:table-cell office:value-type="string">
            <text:p>NAN</text:p>
          </table:table-cell>
          <table:table-cell/>
          <table:table-cell table:formula="of:=([.B1380]+2.9847)/([.D1380]-14.4252)" office:value-type="float" office:value="-0.0217084679694312">
            <text:p>-0,02171</text:p>
          </table:table-cell>
          <table:table-cell table:number-columns-repeated="1017"/>
        </table:table-row>
        <table:table-row table:style-name="ro1">
          <table:table-cell office:value-type="float" office:value="1204.001">
            <text:p>1204,00100</text:p>
          </table:table-cell>
          <table:table-cell office:value-type="float" office:value="-6.48">
            <text:p>-6,48000</text:p>
          </table:table-cell>
          <table:table-cell office:value-type="float" office:value="1.659">
            <text:p>1,65900</text:p>
          </table:table-cell>
          <table:table-cell office:value-type="float" office:value="178.2">
            <text:p>178,20000</text:p>
          </table:table-cell>
          <table:table-cell office:value-type="string">
            <text:p>NAN</text:p>
          </table:table-cell>
          <table:table-cell/>
          <table:table-cell table:formula="of:=([.B1381]+2.9847)/([.D1381]-14.4252)" office:value-type="float" office:value="-0.0213421112405572">
            <text:p>-0,02134</text:p>
          </table:table-cell>
          <table:table-cell table:number-columns-repeated="1017"/>
        </table:table-row>
        <table:table-row table:style-name="ro1">
          <table:table-cell office:value-type="float" office:value="1204.101">
            <text:p>1204,10100</text:p>
          </table:table-cell>
          <table:table-cell office:value-type="float" office:value="-6.48">
            <text:p>-6,48000</text:p>
          </table:table-cell>
          <table:table-cell office:value-type="float" office:value="1.659">
            <text:p>1,65900</text:p>
          </table:table-cell>
          <table:table-cell office:value-type="float" office:value="178.2">
            <text:p>178,20000</text:p>
          </table:table-cell>
          <table:table-cell office:value-type="string">
            <text:p>NAN</text:p>
          </table:table-cell>
          <table:table-cell/>
          <table:table-cell table:formula="of:=([.B1382]+2.9847)/([.D1382]-14.4252)" office:value-type="float" office:value="-0.0213421112405572">
            <text:p>-0,02134</text:p>
          </table:table-cell>
          <table:table-cell table:number-columns-repeated="1017"/>
        </table:table-row>
        <table:table-row table:style-name="ro1">
          <table:table-cell office:value-type="float" office:value="1204.202">
            <text:p>1204,20200</text:p>
          </table:table-cell>
          <table:table-cell office:value-type="float" office:value="-6.48">
            <text:p>-6,48000</text:p>
          </table:table-cell>
          <table:table-cell office:value-type="float" office:value="1.659">
            <text:p>1,65900</text:p>
          </table:table-cell>
          <table:table-cell office:value-type="float" office:value="178.2">
            <text:p>178,20000</text:p>
          </table:table-cell>
          <table:table-cell office:value-type="string">
            <text:p>NAN</text:p>
          </table:table-cell>
          <table:table-cell/>
          <table:table-cell table:formula="of:=([.B1383]+2.9847)/([.D1383]-14.4252)" office:value-type="float" office:value="-0.0213421112405572">
            <text:p>-0,02134</text:p>
          </table:table-cell>
          <table:table-cell table:number-columns-repeated="1017"/>
        </table:table-row>
        <table:table-row table:style-name="ro1">
          <table:table-cell office:value-type="float" office:value="1204.301">
            <text:p>1204,30100</text:p>
          </table:table-cell>
          <table:table-cell office:value-type="float" office:value="-6.48">
            <text:p>-6,48000</text:p>
          </table:table-cell>
          <table:table-cell office:value-type="float" office:value="1.659">
            <text:p>1,65900</text:p>
          </table:table-cell>
          <table:table-cell office:value-type="float" office:value="178.2">
            <text:p>178,20000</text:p>
          </table:table-cell>
          <table:table-cell office:value-type="string">
            <text:p>NAN</text:p>
          </table:table-cell>
          <table:table-cell/>
          <table:table-cell table:formula="of:=([.B1384]+2.9847)/([.D1384]-14.4252)" office:value-type="float" office:value="-0.0213421112405572">
            <text:p>-0,02134</text:p>
          </table:table-cell>
          <table:table-cell table:number-columns-repeated="1017"/>
        </table:table-row>
        <table:table-row table:style-name="ro1">
          <table:table-cell office:value-type="float" office:value="1204.401">
            <text:p>1204,40100</text:p>
          </table:table-cell>
          <table:table-cell office:value-type="float" office:value="-6.48">
            <text:p>-6,48000</text:p>
          </table:table-cell>
          <table:table-cell office:value-type="float" office:value="1.659">
            <text:p>1,65900</text:p>
          </table:table-cell>
          <table:table-cell office:value-type="float" office:value="178.2">
            <text:p>178,20000</text:p>
          </table:table-cell>
          <table:table-cell office:value-type="string">
            <text:p>NAN</text:p>
          </table:table-cell>
          <table:table-cell/>
          <table:table-cell table:formula="of:=([.B1385]+2.9847)/([.D1385]-14.4252)" office:value-type="float" office:value="-0.0213421112405572">
            <text:p>-0,02134</text:p>
          </table:table-cell>
          <table:table-cell table:number-columns-repeated="1017"/>
        </table:table-row>
        <table:table-row table:style-name="ro1">
          <table:table-cell office:value-type="float" office:value="1204.501">
            <text:p>1204,50100</text:p>
          </table:table-cell>
          <table:table-cell office:value-type="float" office:value="-6.48">
            <text:p>-6,48000</text:p>
          </table:table-cell>
          <table:table-cell office:value-type="float" office:value="1.659">
            <text:p>1,65900</text:p>
          </table:table-cell>
          <table:table-cell office:value-type="float" office:value="178.2">
            <text:p>178,20000</text:p>
          </table:table-cell>
          <table:table-cell office:value-type="string">
            <text:p>NAN</text:p>
          </table:table-cell>
          <table:table-cell/>
          <table:table-cell table:formula="of:=([.B1386]+2.9847)/([.D1386]-14.4252)" office:value-type="float" office:value="-0.0213421112405572">
            <text:p>-0,02134</text:p>
          </table:table-cell>
          <table:table-cell table:number-columns-repeated="1017"/>
        </table:table-row>
        <table:table-row table:style-name="ro1">
          <table:table-cell office:value-type="float" office:value="1204.601">
            <text:p>1204,60100</text:p>
          </table:table-cell>
          <table:table-cell office:value-type="float" office:value="-6.48">
            <text:p>-6,48000</text:p>
          </table:table-cell>
          <table:table-cell office:value-type="float" office:value="1.659">
            <text:p>1,65900</text:p>
          </table:table-cell>
          <table:table-cell office:value-type="float" office:value="178.2">
            <text:p>178,20000</text:p>
          </table:table-cell>
          <table:table-cell office:value-type="string">
            <text:p>NAN</text:p>
          </table:table-cell>
          <table:table-cell/>
          <table:table-cell table:formula="of:=([.B1387]+2.9847)/([.D1387]-14.4252)" office:value-type="float" office:value="-0.0213421112405572">
            <text:p>-0,02134</text:p>
          </table:table-cell>
          <table:table-cell table:number-columns-repeated="1017"/>
        </table:table-row>
        <table:table-row table:style-name="ro1">
          <table:table-cell office:value-type="float" office:value="1204.701">
            <text:p>1204,70100</text:p>
          </table:table-cell>
          <table:table-cell office:value-type="float" office:value="-6.48">
            <text:p>-6,48000</text:p>
          </table:table-cell>
          <table:table-cell office:value-type="float" office:value="1.659">
            <text:p>1,65900</text:p>
          </table:table-cell>
          <table:table-cell office:value-type="float" office:value="178.2">
            <text:p>178,20000</text:p>
          </table:table-cell>
          <table:table-cell office:value-type="string">
            <text:p>NAN</text:p>
          </table:table-cell>
          <table:table-cell/>
          <table:table-cell table:formula="of:=([.B1388]+2.9847)/([.D1388]-14.4252)" office:value-type="float" office:value="-0.0213421112405572">
            <text:p>-0,02134</text:p>
          </table:table-cell>
          <table:table-cell table:number-columns-repeated="1017"/>
        </table:table-row>
        <table:table-row table:style-name="ro1">
          <table:table-cell office:value-type="float" office:value="1204.801">
            <text:p>1204,80100</text:p>
          </table:table-cell>
          <table:table-cell office:value-type="float" office:value="-6.48">
            <text:p>-6,48000</text:p>
          </table:table-cell>
          <table:table-cell office:value-type="float" office:value="1.659">
            <text:p>1,65900</text:p>
          </table:table-cell>
          <table:table-cell office:value-type="float" office:value="178.2">
            <text:p>178,20000</text:p>
          </table:table-cell>
          <table:table-cell office:value-type="string">
            <text:p>NAN</text:p>
          </table:table-cell>
          <table:table-cell/>
          <table:table-cell table:formula="of:=([.B1389]+2.9847)/([.D1389]-14.4252)" office:value-type="float" office:value="-0.0213421112405572">
            <text:p>-0,02134</text:p>
          </table:table-cell>
          <table:table-cell table:number-columns-repeated="1017"/>
        </table:table-row>
        <table:table-row table:style-name="ro1">
          <table:table-cell office:value-type="float" office:value="1204.901">
            <text:p>1204,90100</text:p>
          </table:table-cell>
          <table:table-cell office:value-type="float" office:value="-6.48">
            <text:p>-6,48000</text:p>
          </table:table-cell>
          <table:table-cell office:value-type="float" office:value="1.659">
            <text:p>1,65900</text:p>
          </table:table-cell>
          <table:table-cell office:value-type="float" office:value="178.2">
            <text:p>178,20000</text:p>
          </table:table-cell>
          <table:table-cell office:value-type="string">
            <text:p>NAN</text:p>
          </table:table-cell>
          <table:table-cell/>
          <table:table-cell table:formula="of:=([.B1390]+2.9847)/([.D1390]-14.4252)" office:value-type="float" office:value="-0.0213421112405572">
            <text:p>-0,02134</text:p>
          </table:table-cell>
          <table:table-cell table:number-columns-repeated="1017"/>
        </table:table-row>
        <table:table-row table:style-name="ro1">
          <table:table-cell office:value-type="float" office:value="1205.001">
            <text:p>1205,00100</text:p>
          </table:table-cell>
          <table:table-cell office:value-type="float" office:value="-6.435">
            <text:p>-6,43500</text:p>
          </table:table-cell>
          <table:table-cell office:value-type="float" office:value="1.659">
            <text:p>1,65900</text:p>
          </table:table-cell>
          <table:table-cell office:value-type="float" office:value="178.2">
            <text:p>178,20000</text:p>
          </table:table-cell>
          <table:table-cell office:value-type="string">
            <text:p>NAN</text:p>
          </table:table-cell>
          <table:table-cell/>
          <table:table-cell table:formula="of:=([.B1391]+2.9847)/([.D1391]-14.4252)" office:value-type="float" office:value="-0.0210673436939016">
            <text:p>-0,02107</text:p>
          </table:table-cell>
          <table:table-cell table:number-columns-repeated="1017"/>
        </table:table-row>
        <table:table-row table:style-name="ro1">
          <table:table-cell office:value-type="float" office:value="1205.101">
            <text:p>1205,10100</text:p>
          </table:table-cell>
          <table:table-cell office:value-type="float" office:value="-6.435">
            <text:p>-6,43500</text:p>
          </table:table-cell>
          <table:table-cell office:value-type="float" office:value="1.659">
            <text:p>1,65900</text:p>
          </table:table-cell>
          <table:table-cell office:value-type="float" office:value="178.2">
            <text:p>178,20000</text:p>
          </table:table-cell>
          <table:table-cell office:value-type="string">
            <text:p>NAN</text:p>
          </table:table-cell>
          <table:table-cell/>
          <table:table-cell table:formula="of:=([.B1392]+2.9847)/([.D1392]-14.4252)" office:value-type="float" office:value="-0.0210673436939016">
            <text:p>-0,02107</text:p>
          </table:table-cell>
          <table:table-cell table:number-columns-repeated="1017"/>
        </table:table-row>
        <table:table-row table:style-name="ro1">
          <table:table-cell office:value-type="float" office:value="1205.201">
            <text:p>1205,20100</text:p>
          </table:table-cell>
          <table:table-cell office:value-type="float" office:value="-6.435">
            <text:p>-6,43500</text:p>
          </table:table-cell>
          <table:table-cell office:value-type="float" office:value="1.659">
            <text:p>1,65900</text:p>
          </table:table-cell>
          <table:table-cell office:value-type="float" office:value="178.2">
            <text:p>178,20000</text:p>
          </table:table-cell>
          <table:table-cell office:value-type="string">
            <text:p>NAN</text:p>
          </table:table-cell>
          <table:table-cell/>
          <table:table-cell table:formula="of:=([.B1393]+2.9847)/([.D1393]-14.4252)" office:value-type="float" office:value="-0.0210673436939016">
            <text:p>-0,02107</text:p>
          </table:table-cell>
          <table:table-cell table:number-columns-repeated="1017"/>
        </table:table-row>
        <table:table-row table:style-name="ro1">
          <table:table-cell office:value-type="float" office:value="1205.301">
            <text:p>1205,30100</text:p>
          </table:table-cell>
          <table:table-cell office:value-type="float" office:value="-6.435">
            <text:p>-6,43500</text:p>
          </table:table-cell>
          <table:table-cell office:value-type="float" office:value="1.659">
            <text:p>1,65900</text:p>
          </table:table-cell>
          <table:table-cell office:value-type="float" office:value="178.2">
            <text:p>178,20000</text:p>
          </table:table-cell>
          <table:table-cell office:value-type="string">
            <text:p>NAN</text:p>
          </table:table-cell>
          <table:table-cell/>
          <table:table-cell table:formula="of:=([.B1394]+2.9847)/([.D1394]-14.4252)" office:value-type="float" office:value="-0.0210673436939016">
            <text:p>-0,02107</text:p>
          </table:table-cell>
          <table:table-cell table:number-columns-repeated="1017"/>
        </table:table-row>
        <table:table-row table:style-name="ro1">
          <table:table-cell office:value-type="float" office:value="1205.401">
            <text:p>1205,40100</text:p>
          </table:table-cell>
          <table:table-cell office:value-type="float" office:value="-6.435">
            <text:p>-6,43500</text:p>
          </table:table-cell>
          <table:table-cell office:value-type="float" office:value="1.659">
            <text:p>1,65900</text:p>
          </table:table-cell>
          <table:table-cell office:value-type="float" office:value="178.2">
            <text:p>178,20000</text:p>
          </table:table-cell>
          <table:table-cell office:value-type="string">
            <text:p>NAN</text:p>
          </table:table-cell>
          <table:table-cell/>
          <table:table-cell table:formula="of:=([.B1395]+2.9847)/([.D1395]-14.4252)" office:value-type="float" office:value="-0.0210673436939016">
            <text:p>-0,02107</text:p>
          </table:table-cell>
          <table:table-cell table:number-columns-repeated="1017"/>
        </table:table-row>
        <table:table-row table:style-name="ro1">
          <table:table-cell office:value-type="float" office:value="1205.501">
            <text:p>1205,50100</text:p>
          </table:table-cell>
          <table:table-cell office:value-type="float" office:value="-6.435">
            <text:p>-6,43500</text:p>
          </table:table-cell>
          <table:table-cell office:value-type="float" office:value="1.659">
            <text:p>1,65900</text:p>
          </table:table-cell>
          <table:table-cell office:value-type="float" office:value="178.2">
            <text:p>178,20000</text:p>
          </table:table-cell>
          <table:table-cell office:value-type="string">
            <text:p>NAN</text:p>
          </table:table-cell>
          <table:table-cell/>
          <table:table-cell table:formula="of:=([.B1396]+2.9847)/([.D1396]-14.4252)" office:value-type="float" office:value="-0.0210673436939016">
            <text:p>-0,02107</text:p>
          </table:table-cell>
          <table:table-cell table:number-columns-repeated="1017"/>
        </table:table-row>
        <table:table-row table:style-name="ro1">
          <table:table-cell office:value-type="float" office:value="1205.601">
            <text:p>1205,60100</text:p>
          </table:table-cell>
          <table:table-cell office:value-type="float" office:value="-6.435">
            <text:p>-6,43500</text:p>
          </table:table-cell>
          <table:table-cell office:value-type="float" office:value="1.659">
            <text:p>1,65900</text:p>
          </table:table-cell>
          <table:table-cell office:value-type="float" office:value="178.2">
            <text:p>178,20000</text:p>
          </table:table-cell>
          <table:table-cell office:value-type="string">
            <text:p>NAN</text:p>
          </table:table-cell>
          <table:table-cell/>
          <table:table-cell table:formula="of:=([.B1397]+2.9847)/([.D1397]-14.4252)" office:value-type="float" office:value="-0.0210673436939016">
            <text:p>-0,02107</text:p>
          </table:table-cell>
          <table:table-cell table:number-columns-repeated="1017"/>
        </table:table-row>
        <table:table-row table:style-name="ro1">
          <table:table-cell office:value-type="float" office:value="1205.701">
            <text:p>1205,70100</text:p>
          </table:table-cell>
          <table:table-cell office:value-type="float" office:value="-6.435">
            <text:p>-6,43500</text:p>
          </table:table-cell>
          <table:table-cell office:value-type="float" office:value="1.6575">
            <text:p>1,65750</text:p>
          </table:table-cell>
          <table:table-cell office:value-type="float" office:value="178.2">
            <text:p>178,20000</text:p>
          </table:table-cell>
          <table:table-cell office:value-type="string">
            <text:p>NAN</text:p>
          </table:table-cell>
          <table:table-cell/>
          <table:table-cell table:formula="of:=([.B1398]+2.9847)/([.D1398]-14.4252)" office:value-type="float" office:value="-0.0210673436939016">
            <text:p>-0,02107</text:p>
          </table:table-cell>
          <table:table-cell table:number-columns-repeated="1017"/>
        </table:table-row>
        <table:table-row table:style-name="ro1">
          <table:table-cell office:value-type="float" office:value="1205.801">
            <text:p>1205,80100</text:p>
          </table:table-cell>
          <table:table-cell office:value-type="float" office:value="-6.435">
            <text:p>-6,43500</text:p>
          </table:table-cell>
          <table:table-cell office:value-type="float" office:value="1.6575">
            <text:p>1,65750</text:p>
          </table:table-cell>
          <table:table-cell office:value-type="float" office:value="178.2">
            <text:p>178,20000</text:p>
          </table:table-cell>
          <table:table-cell office:value-type="string">
            <text:p>NAN</text:p>
          </table:table-cell>
          <table:table-cell/>
          <table:table-cell table:formula="of:=([.B1399]+2.9847)/([.D1399]-14.4252)" office:value-type="float" office:value="-0.0210673436939016">
            <text:p>-0,02107</text:p>
          </table:table-cell>
          <table:table-cell table:number-columns-repeated="1017"/>
        </table:table-row>
        <table:table-row table:style-name="ro1">
          <table:table-cell office:value-type="float" office:value="1205.901">
            <text:p>1205,90100</text:p>
          </table:table-cell>
          <table:table-cell office:value-type="float" office:value="-6.435">
            <text:p>-6,43500</text:p>
          </table:table-cell>
          <table:table-cell office:value-type="float" office:value="1.6575">
            <text:p>1,65750</text:p>
          </table:table-cell>
          <table:table-cell office:value-type="float" office:value="178.2">
            <text:p>178,20000</text:p>
          </table:table-cell>
          <table:table-cell office:value-type="string">
            <text:p>NAN</text:p>
          </table:table-cell>
          <table:table-cell/>
          <table:table-cell table:formula="of:=([.B1400]+2.9847)/([.D1400]-14.4252)" office:value-type="float" office:value="-0.0210673436939016">
            <text:p>-0,02107</text:p>
          </table:table-cell>
          <table:table-cell table:number-columns-repeated="1017"/>
        </table:table-row>
        <table:table-row table:style-name="ro1">
          <table:table-cell office:value-type="float" office:value="1206.001">
            <text:p>1206,00100</text:p>
          </table:table-cell>
          <table:table-cell office:value-type="float" office:value="-6.39">
            <text:p>-6,39000</text:p>
          </table:table-cell>
          <table:table-cell office:value-type="float" office:value="1.6575">
            <text:p>1,65750</text:p>
          </table:table-cell>
          <table:table-cell office:value-type="float" office:value="178.2">
            <text:p>178,20000</text:p>
          </table:table-cell>
          <table:table-cell office:value-type="string">
            <text:p>NAN</text:p>
          </table:table-cell>
          <table:table-cell/>
          <table:table-cell table:formula="of:=([.B1401]+2.9847)/([.D1401]-14.4252)" office:value-type="float" office:value="-0.0207925761472461">
            <text:p>-0,02079</text:p>
          </table:table-cell>
          <table:table-cell table:number-columns-repeated="1017"/>
        </table:table-row>
        <table:table-row table:style-name="ro1">
          <table:table-cell office:value-type="float" office:value="1206.101">
            <text:p>1206,10100</text:p>
          </table:table-cell>
          <table:table-cell office:value-type="float" office:value="-6.39">
            <text:p>-6,39000</text:p>
          </table:table-cell>
          <table:table-cell office:value-type="float" office:value="1.6575">
            <text:p>1,65750</text:p>
          </table:table-cell>
          <table:table-cell office:value-type="float" office:value="178.2">
            <text:p>178,20000</text:p>
          </table:table-cell>
          <table:table-cell office:value-type="string">
            <text:p>NAN</text:p>
          </table:table-cell>
          <table:table-cell/>
          <table:table-cell table:formula="of:=([.B1402]+2.9847)/([.D1402]-14.4252)" office:value-type="float" office:value="-0.0207925761472461">
            <text:p>-0,02079</text:p>
          </table:table-cell>
          <table:table-cell table:number-columns-repeated="1017"/>
        </table:table-row>
        <table:table-row table:style-name="ro1">
          <table:table-cell office:value-type="float" office:value="1206.201">
            <text:p>1206,20100</text:p>
          </table:table-cell>
          <table:table-cell office:value-type="float" office:value="-6.39">
            <text:p>-6,39000</text:p>
          </table:table-cell>
          <table:table-cell office:value-type="float" office:value="1.6575">
            <text:p>1,65750</text:p>
          </table:table-cell>
          <table:table-cell office:value-type="float" office:value="178.2">
            <text:p>178,20000</text:p>
          </table:table-cell>
          <table:table-cell office:value-type="string">
            <text:p>NAN</text:p>
          </table:table-cell>
          <table:table-cell/>
          <table:table-cell table:formula="of:=([.B1403]+2.9847)/([.D1403]-14.4252)" office:value-type="float" office:value="-0.0207925761472461">
            <text:p>-0,02079</text:p>
          </table:table-cell>
          <table:table-cell table:number-columns-repeated="1017"/>
        </table:table-row>
        <table:table-row table:style-name="ro1">
          <table:table-cell office:value-type="float" office:value="1206.301">
            <text:p>1206,30100</text:p>
          </table:table-cell>
          <table:table-cell office:value-type="float" office:value="-6.39">
            <text:p>-6,39000</text:p>
          </table:table-cell>
          <table:table-cell office:value-type="float" office:value="1.6575">
            <text:p>1,65750</text:p>
          </table:table-cell>
          <table:table-cell office:value-type="float" office:value="178.2">
            <text:p>178,20000</text:p>
          </table:table-cell>
          <table:table-cell office:value-type="string">
            <text:p>NAN</text:p>
          </table:table-cell>
          <table:table-cell/>
          <table:table-cell table:formula="of:=([.B1404]+2.9847)/([.D1404]-14.4252)" office:value-type="float" office:value="-0.0207925761472461">
            <text:p>-0,02079</text:p>
          </table:table-cell>
          <table:table-cell table:number-columns-repeated="1017"/>
        </table:table-row>
        <table:table-row table:style-name="ro1">
          <table:table-cell office:value-type="float" office:value="1206.401">
            <text:p>1206,40100</text:p>
          </table:table-cell>
          <table:table-cell office:value-type="float" office:value="-6.39">
            <text:p>-6,39000</text:p>
          </table:table-cell>
          <table:table-cell office:value-type="float" office:value="1.6575">
            <text:p>1,65750</text:p>
          </table:table-cell>
          <table:table-cell office:value-type="float" office:value="178.2">
            <text:p>178,20000</text:p>
          </table:table-cell>
          <table:table-cell office:value-type="string">
            <text:p>NAN</text:p>
          </table:table-cell>
          <table:table-cell/>
          <table:table-cell table:formula="of:=([.B1405]+2.9847)/([.D1405]-14.4252)" office:value-type="float" office:value="-0.0207925761472461">
            <text:p>-0,02079</text:p>
          </table:table-cell>
          <table:table-cell table:number-columns-repeated="1017"/>
        </table:table-row>
        <table:table-row table:style-name="ro1">
          <table:table-cell office:value-type="float" office:value="1206.501">
            <text:p>1206,50100</text:p>
          </table:table-cell>
          <table:table-cell office:value-type="float" office:value="-6.39">
            <text:p>-6,39000</text:p>
          </table:table-cell>
          <table:table-cell office:value-type="float" office:value="1.6575">
            <text:p>1,65750</text:p>
          </table:table-cell>
          <table:table-cell office:value-type="float" office:value="178.2">
            <text:p>178,20000</text:p>
          </table:table-cell>
          <table:table-cell office:value-type="string">
            <text:p>NAN</text:p>
          </table:table-cell>
          <table:table-cell/>
          <table:table-cell table:formula="of:=([.B1406]+2.9847)/([.D1406]-14.4252)" office:value-type="float" office:value="-0.0207925761472461">
            <text:p>-0,02079</text:p>
          </table:table-cell>
          <table:table-cell table:number-columns-repeated="1017"/>
        </table:table-row>
        <table:table-row table:style-name="ro1">
          <table:table-cell office:value-type="float" office:value="1206.601">
            <text:p>1206,60100</text:p>
          </table:table-cell>
          <table:table-cell office:value-type="float" office:value="-6.39">
            <text:p>-6,39000</text:p>
          </table:table-cell>
          <table:table-cell office:value-type="float" office:value="1.6575">
            <text:p>1,65750</text:p>
          </table:table-cell>
          <table:table-cell office:value-type="float" office:value="178.2">
            <text:p>178,20000</text:p>
          </table:table-cell>
          <table:table-cell office:value-type="string">
            <text:p>NAN</text:p>
          </table:table-cell>
          <table:table-cell/>
          <table:table-cell table:formula="of:=([.B1407]+2.9847)/([.D1407]-14.4252)" office:value-type="float" office:value="-0.0207925761472461">
            <text:p>-0,02079</text:p>
          </table:table-cell>
          <table:table-cell table:number-columns-repeated="1017"/>
        </table:table-row>
        <table:table-row table:style-name="ro1">
          <table:table-cell office:value-type="float" office:value="1206.701">
            <text:p>1206,70100</text:p>
          </table:table-cell>
          <table:table-cell office:value-type="float" office:value="-6.39">
            <text:p>-6,39000</text:p>
          </table:table-cell>
          <table:table-cell office:value-type="float" office:value="1.6575">
            <text:p>1,65750</text:p>
          </table:table-cell>
          <table:table-cell office:value-type="float" office:value="178.2">
            <text:p>178,20000</text:p>
          </table:table-cell>
          <table:table-cell office:value-type="string">
            <text:p>NAN</text:p>
          </table:table-cell>
          <table:table-cell/>
          <table:table-cell table:formula="of:=([.B1408]+2.9847)/([.D1408]-14.4252)" office:value-type="float" office:value="-0.0207925761472461">
            <text:p>-0,02079</text:p>
          </table:table-cell>
          <table:table-cell table:number-columns-repeated="1017"/>
        </table:table-row>
        <table:table-row table:style-name="ro1">
          <table:table-cell office:value-type="float" office:value="1206.801">
            <text:p>1206,80100</text:p>
          </table:table-cell>
          <table:table-cell office:value-type="float" office:value="-6.39">
            <text:p>-6,39000</text:p>
          </table:table-cell>
          <table:table-cell office:value-type="float" office:value="1.6575">
            <text:p>1,65750</text:p>
          </table:table-cell>
          <table:table-cell office:value-type="float" office:value="178.2">
            <text:p>178,20000</text:p>
          </table:table-cell>
          <table:table-cell office:value-type="string">
            <text:p>NAN</text:p>
          </table:table-cell>
          <table:table-cell/>
          <table:table-cell table:formula="of:=([.B1409]+2.9847)/([.D1409]-14.4252)" office:value-type="float" office:value="-0.0207925761472461">
            <text:p>-0,02079</text:p>
          </table:table-cell>
          <table:table-cell table:number-columns-repeated="1017"/>
        </table:table-row>
        <table:table-row table:style-name="ro1">
          <table:table-cell office:value-type="float" office:value="1206.901">
            <text:p>1206,90100</text:p>
          </table:table-cell>
          <table:table-cell office:value-type="float" office:value="-6.39">
            <text:p>-6,39000</text:p>
          </table:table-cell>
          <table:table-cell office:value-type="float" office:value="1.6575">
            <text:p>1,65750</text:p>
          </table:table-cell>
          <table:table-cell office:value-type="float" office:value="178.2">
            <text:p>178,20000</text:p>
          </table:table-cell>
          <table:table-cell office:value-type="string">
            <text:p>NAN</text:p>
          </table:table-cell>
          <table:table-cell/>
          <table:table-cell table:formula="of:=([.B1410]+2.9847)/([.D1410]-14.4252)" office:value-type="float" office:value="-0.0207925761472461">
            <text:p>-0,02079</text:p>
          </table:table-cell>
          <table:table-cell table:number-columns-repeated="1017"/>
        </table:table-row>
        <table:table-row table:style-name="ro1">
          <table:table-cell office:value-type="float" office:value="1207.001">
            <text:p>1207,00100</text:p>
          </table:table-cell>
          <table:table-cell office:value-type="float" office:value="-6.36">
            <text:p>-6,36000</text:p>
          </table:table-cell>
          <table:table-cell office:value-type="float" office:value="1.6575">
            <text:p>1,65750</text:p>
          </table:table-cell>
          <table:table-cell office:value-type="float" office:value="178.2">
            <text:p>178,20000</text:p>
          </table:table-cell>
          <table:table-cell office:value-type="string">
            <text:p>NAN</text:p>
          </table:table-cell>
          <table:table-cell/>
          <table:table-cell table:formula="of:=([.B1411]+2.9847)/([.D1411]-14.4252)" office:value-type="float" office:value="-0.0206093977828091">
            <text:p>-0,02061</text:p>
          </table:table-cell>
          <table:table-cell table:number-columns-repeated="1017"/>
        </table:table-row>
        <table:table-row table:style-name="ro1">
          <table:table-cell office:value-type="float" office:value="1207.101">
            <text:p>1207,10100</text:p>
          </table:table-cell>
          <table:table-cell office:value-type="float" office:value="-6.36">
            <text:p>-6,36000</text:p>
          </table:table-cell>
          <table:table-cell office:value-type="float" office:value="1.6575">
            <text:p>1,65750</text:p>
          </table:table-cell>
          <table:table-cell office:value-type="float" office:value="178.2">
            <text:p>178,20000</text:p>
          </table:table-cell>
          <table:table-cell office:value-type="string">
            <text:p>NAN</text:p>
          </table:table-cell>
          <table:table-cell/>
          <table:table-cell table:formula="of:=([.B1412]+2.9847)/([.D1412]-14.4252)" office:value-type="float" office:value="-0.0206093977828091">
            <text:p>-0,02061</text:p>
          </table:table-cell>
          <table:table-cell table:number-columns-repeated="1017"/>
        </table:table-row>
        <table:table-row table:style-name="ro1">
          <table:table-cell office:value-type="float" office:value="1207.201">
            <text:p>1207,20100</text:p>
          </table:table-cell>
          <table:table-cell office:value-type="float" office:value="-6.36">
            <text:p>-6,36000</text:p>
          </table:table-cell>
          <table:table-cell office:value-type="float" office:value="1.6575">
            <text:p>1,65750</text:p>
          </table:table-cell>
          <table:table-cell office:value-type="float" office:value="178.2">
            <text:p>178,20000</text:p>
          </table:table-cell>
          <table:table-cell office:value-type="string">
            <text:p>NAN</text:p>
          </table:table-cell>
          <table:table-cell/>
          <table:table-cell table:formula="of:=([.B1413]+2.9847)/([.D1413]-14.4252)" office:value-type="float" office:value="-0.0206093977828091">
            <text:p>-0,02061</text:p>
          </table:table-cell>
          <table:table-cell table:number-columns-repeated="1017"/>
        </table:table-row>
        <table:table-row table:style-name="ro1">
          <table:table-cell office:value-type="float" office:value="1207.301">
            <text:p>1207,30100</text:p>
          </table:table-cell>
          <table:table-cell office:value-type="float" office:value="-6.36">
            <text:p>-6,36000</text:p>
          </table:table-cell>
          <table:table-cell office:value-type="float" office:value="1.6575">
            <text:p>1,65750</text:p>
          </table:table-cell>
          <table:table-cell office:value-type="float" office:value="178.2">
            <text:p>178,20000</text:p>
          </table:table-cell>
          <table:table-cell office:value-type="string">
            <text:p>NAN</text:p>
          </table:table-cell>
          <table:table-cell/>
          <table:table-cell table:formula="of:=([.B1414]+2.9847)/([.D1414]-14.4252)" office:value-type="float" office:value="-0.0206093977828091">
            <text:p>-0,02061</text:p>
          </table:table-cell>
          <table:table-cell table:number-columns-repeated="1017"/>
        </table:table-row>
        <table:table-row table:style-name="ro1">
          <table:table-cell office:value-type="float" office:value="1207.401">
            <text:p>1207,40100</text:p>
          </table:table-cell>
          <table:table-cell office:value-type="float" office:value="-6.36">
            <text:p>-6,36000</text:p>
          </table:table-cell>
          <table:table-cell office:value-type="float" office:value="1.6575">
            <text:p>1,65750</text:p>
          </table:table-cell>
          <table:table-cell office:value-type="float" office:value="178.2">
            <text:p>178,20000</text:p>
          </table:table-cell>
          <table:table-cell office:value-type="string">
            <text:p>NAN</text:p>
          </table:table-cell>
          <table:table-cell/>
          <table:table-cell table:formula="of:=([.B1415]+2.9847)/([.D1415]-14.4252)" office:value-type="float" office:value="-0.0206093977828091">
            <text:p>-0,02061</text:p>
          </table:table-cell>
          <table:table-cell table:number-columns-repeated="1017"/>
        </table:table-row>
        <table:table-row table:style-name="ro1">
          <table:table-cell office:value-type="float" office:value="1207.501">
            <text:p>1207,50100</text:p>
          </table:table-cell>
          <table:table-cell office:value-type="float" office:value="-6.36">
            <text:p>-6,36000</text:p>
          </table:table-cell>
          <table:table-cell office:value-type="float" office:value="1.6575">
            <text:p>1,65750</text:p>
          </table:table-cell>
          <table:table-cell office:value-type="float" office:value="178.2">
            <text:p>178,20000</text:p>
          </table:table-cell>
          <table:table-cell office:value-type="string">
            <text:p>NAN</text:p>
          </table:table-cell>
          <table:table-cell/>
          <table:table-cell table:formula="of:=([.B1416]+2.9847)/([.D1416]-14.4252)" office:value-type="float" office:value="-0.0206093977828091">
            <text:p>-0,02061</text:p>
          </table:table-cell>
          <table:table-cell table:number-columns-repeated="1017"/>
        </table:table-row>
        <table:table-row table:style-name="ro1">
          <table:table-cell office:value-type="float" office:value="1207.601">
            <text:p>1207,60100</text:p>
          </table:table-cell>
          <table:table-cell office:value-type="float" office:value="-6.36">
            <text:p>-6,36000</text:p>
          </table:table-cell>
          <table:table-cell office:value-type="float" office:value="1.6575">
            <text:p>1,65750</text:p>
          </table:table-cell>
          <table:table-cell office:value-type="float" office:value="178.2">
            <text:p>178,20000</text:p>
          </table:table-cell>
          <table:table-cell office:value-type="string">
            <text:p>NAN</text:p>
          </table:table-cell>
          <table:table-cell/>
          <table:table-cell table:formula="of:=([.B1417]+2.9847)/([.D1417]-14.4252)" office:value-type="float" office:value="-0.0206093977828091">
            <text:p>-0,02061</text:p>
          </table:table-cell>
          <table:table-cell table:number-columns-repeated="1017"/>
        </table:table-row>
        <table:table-row table:style-name="ro1">
          <table:table-cell office:value-type="float" office:value="1207.701">
            <text:p>1207,70100</text:p>
          </table:table-cell>
          <table:table-cell office:value-type="float" office:value="-6.36">
            <text:p>-6,36000</text:p>
          </table:table-cell>
          <table:table-cell office:value-type="float" office:value="1.659">
            <text:p>1,6590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1418]+2.9847)/([.D1418]-14.4252)" office:value-type="float" office:value="-0.020628291065902">
            <text:p>-0,02063</text:p>
          </table:table-cell>
          <table:table-cell table:number-columns-repeated="1017"/>
        </table:table-row>
        <table:table-row table:style-name="ro1">
          <table:table-cell office:value-type="float" office:value="1207.801">
            <text:p>1207,80100</text:p>
          </table:table-cell>
          <table:table-cell office:value-type="float" office:value="-6.36">
            <text:p>-6,36000</text:p>
          </table:table-cell>
          <table:table-cell office:value-type="float" office:value="1.659">
            <text:p>1,6590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1419]+2.9847)/([.D1419]-14.4252)" office:value-type="float" office:value="-0.020628291065902">
            <text:p>-0,02063</text:p>
          </table:table-cell>
          <table:table-cell table:number-columns-repeated="1017"/>
        </table:table-row>
        <table:table-row table:style-name="ro1">
          <table:table-cell office:value-type="float" office:value="1207.901">
            <text:p>1207,90100</text:p>
          </table:table-cell>
          <table:table-cell office:value-type="float" office:value="-6.36">
            <text:p>-6,36000</text:p>
          </table:table-cell>
          <table:table-cell office:value-type="float" office:value="1.659">
            <text:p>1,6590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1420]+2.9847)/([.D1420]-14.4252)" office:value-type="float" office:value="-0.020628291065902">
            <text:p>-0,02063</text:p>
          </table:table-cell>
          <table:table-cell table:number-columns-repeated="1017"/>
        </table:table-row>
        <table:table-row table:style-name="ro1">
          <table:table-cell office:value-type="float" office:value="1208.001">
            <text:p>1208,00100</text:p>
          </table:table-cell>
          <table:table-cell office:value-type="float" office:value="-6.33">
            <text:p>-6,33000</text:p>
          </table:table-cell>
          <table:table-cell office:value-type="float" office:value="1.659">
            <text:p>1,6590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1421]+2.9847)/([.D1421]-14.4252)" office:value-type="float" office:value="-0.0204449447760975">
            <text:p>-0,02044</text:p>
          </table:table-cell>
          <table:table-cell table:number-columns-repeated="1017"/>
        </table:table-row>
        <table:table-row table:style-name="ro1">
          <table:table-cell office:value-type="float" office:value="1208.101">
            <text:p>1208,10100</text:p>
          </table:table-cell>
          <table:table-cell office:value-type="float" office:value="-6.33">
            <text:p>-6,33000</text:p>
          </table:table-cell>
          <table:table-cell office:value-type="float" office:value="1.659">
            <text:p>1,6590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1422]+2.9847)/([.D1422]-14.4252)" office:value-type="float" office:value="-0.0204449447760975">
            <text:p>-0,02044</text:p>
          </table:table-cell>
          <table:table-cell table:number-columns-repeated="1017"/>
        </table:table-row>
        <table:table-row table:style-name="ro1">
          <table:table-cell office:value-type="float" office:value="1208.201">
            <text:p>1208,20100</text:p>
          </table:table-cell>
          <table:table-cell office:value-type="float" office:value="-6.33">
            <text:p>-6,33000</text:p>
          </table:table-cell>
          <table:table-cell office:value-type="float" office:value="1.659">
            <text:p>1,6590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1423]+2.9847)/([.D1423]-14.4252)" office:value-type="float" office:value="-0.0204449447760975">
            <text:p>-0,02044</text:p>
          </table:table-cell>
          <table:table-cell table:number-columns-repeated="1017"/>
        </table:table-row>
        <table:table-row table:style-name="ro1">
          <table:table-cell office:value-type="float" office:value="1208.301">
            <text:p>1208,30100</text:p>
          </table:table-cell>
          <table:table-cell office:value-type="float" office:value="-6.33">
            <text:p>-6,33000</text:p>
          </table:table-cell>
          <table:table-cell office:value-type="float" office:value="1.659">
            <text:p>1,6590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1424]+2.9847)/([.D1424]-14.4252)" office:value-type="float" office:value="-0.0204449447760975">
            <text:p>-0,02044</text:p>
          </table:table-cell>
          <table:table-cell table:number-columns-repeated="1017"/>
        </table:table-row>
        <table:table-row table:style-name="ro1">
          <table:table-cell office:value-type="float" office:value="1208.401">
            <text:p>1208,40100</text:p>
          </table:table-cell>
          <table:table-cell office:value-type="float" office:value="-6.33">
            <text:p>-6,33000</text:p>
          </table:table-cell>
          <table:table-cell office:value-type="float" office:value="1.659">
            <text:p>1,6590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1425]+2.9847)/([.D1425]-14.4252)" office:value-type="float" office:value="-0.0204449447760975">
            <text:p>-0,02044</text:p>
          </table:table-cell>
          <table:table-cell table:number-columns-repeated="1017"/>
        </table:table-row>
        <table:table-row table:style-name="ro1">
          <table:table-cell office:value-type="float" office:value="1208.501">
            <text:p>1208,50100</text:p>
          </table:table-cell>
          <table:table-cell office:value-type="float" office:value="-6.33">
            <text:p>-6,33000</text:p>
          </table:table-cell>
          <table:table-cell office:value-type="float" office:value="1.659">
            <text:p>1,6590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1426]+2.9847)/([.D1426]-14.4252)" office:value-type="float" office:value="-0.0204449447760975">
            <text:p>-0,02044</text:p>
          </table:table-cell>
          <table:table-cell table:number-columns-repeated="1017"/>
        </table:table-row>
        <table:table-row table:style-name="ro1">
          <table:table-cell office:value-type="float" office:value="1208.601">
            <text:p>1208,60100</text:p>
          </table:table-cell>
          <table:table-cell office:value-type="float" office:value="-6.33">
            <text:p>-6,33000</text:p>
          </table:table-cell>
          <table:table-cell office:value-type="float" office:value="1.659">
            <text:p>1,6590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1427]+2.9847)/([.D1427]-14.4252)" office:value-type="float" office:value="-0.0204449447760975">
            <text:p>-0,02044</text:p>
          </table:table-cell>
          <table:table-cell table:number-columns-repeated="1017"/>
        </table:table-row>
        <table:table-row table:style-name="ro1">
          <table:table-cell office:value-type="float" office:value="1208.701">
            <text:p>1208,70100</text:p>
          </table:table-cell>
          <table:table-cell office:value-type="float" office:value="-6.33">
            <text:p>-6,33000</text:p>
          </table:table-cell>
          <table:table-cell office:value-type="float" office:value="1.659">
            <text:p>1,65900</text:p>
          </table:table-cell>
          <table:table-cell office:value-type="float" office:value="178.2">
            <text:p>178,20000</text:p>
          </table:table-cell>
          <table:table-cell office:value-type="string">
            <text:p>NAN</text:p>
          </table:table-cell>
          <table:table-cell/>
          <table:table-cell table:formula="of:=([.B1428]+2.9847)/([.D1428]-14.4252)" office:value-type="float" office:value="-0.0204262194183721">
            <text:p>-0,02043</text:p>
          </table:table-cell>
          <table:table-cell table:number-columns-repeated="1017"/>
        </table:table-row>
        <table:table-row table:style-name="ro1">
          <table:table-cell office:value-type="float" office:value="1208.801">
            <text:p>1208,80100</text:p>
          </table:table-cell>
          <table:table-cell office:value-type="float" office:value="-6.33">
            <text:p>-6,33000</text:p>
          </table:table-cell>
          <table:table-cell office:value-type="float" office:value="1.659">
            <text:p>1,65900</text:p>
          </table:table-cell>
          <table:table-cell office:value-type="float" office:value="178.2">
            <text:p>178,20000</text:p>
          </table:table-cell>
          <table:table-cell office:value-type="string">
            <text:p>NAN</text:p>
          </table:table-cell>
          <table:table-cell/>
          <table:table-cell table:formula="of:=([.B1429]+2.9847)/([.D1429]-14.4252)" office:value-type="float" office:value="-0.0204262194183721">
            <text:p>-0,02043</text:p>
          </table:table-cell>
          <table:table-cell table:number-columns-repeated="1017"/>
        </table:table-row>
        <table:table-row table:style-name="ro1">
          <table:table-cell office:value-type="float" office:value="1208.901">
            <text:p>1208,90100</text:p>
          </table:table-cell>
          <table:table-cell office:value-type="float" office:value="-6.33">
            <text:p>-6,33000</text:p>
          </table:table-cell>
          <table:table-cell office:value-type="float" office:value="1.659">
            <text:p>1,65900</text:p>
          </table:table-cell>
          <table:table-cell office:value-type="float" office:value="178.2">
            <text:p>178,20000</text:p>
          </table:table-cell>
          <table:table-cell office:value-type="string">
            <text:p>NAN</text:p>
          </table:table-cell>
          <table:table-cell/>
          <table:table-cell table:formula="of:=([.B1430]+2.9847)/([.D1430]-14.4252)" office:value-type="float" office:value="-0.0204262194183721">
            <text:p>-0,02043</text:p>
          </table:table-cell>
          <table:table-cell table:number-columns-repeated="1017"/>
        </table:table-row>
        <table:table-row table:style-name="ro1">
          <table:table-cell office:value-type="float" office:value="1209.001">
            <text:p>1209,00100</text:p>
          </table:table-cell>
          <table:table-cell office:value-type="float" office:value="-6.3">
            <text:p>-6,30000</text:p>
          </table:table-cell>
          <table:table-cell office:value-type="float" office:value="1.659">
            <text:p>1,65900</text:p>
          </table:table-cell>
          <table:table-cell office:value-type="float" office:value="178.2">
            <text:p>178,20000</text:p>
          </table:table-cell>
          <table:table-cell office:value-type="string">
            <text:p>NAN</text:p>
          </table:table-cell>
          <table:table-cell/>
          <table:table-cell table:formula="of:=([.B1431]+2.9847)/([.D1431]-14.4252)" office:value-type="float" office:value="-0.020243041053935">
            <text:p>-0,02024</text:p>
          </table:table-cell>
          <table:table-cell table:number-columns-repeated="1017"/>
        </table:table-row>
        <table:table-row table:style-name="ro1">
          <table:table-cell office:value-type="float" office:value="1209.101">
            <text:p>1209,10100</text:p>
          </table:table-cell>
          <table:table-cell office:value-type="float" office:value="-6.3">
            <text:p>-6,30000</text:p>
          </table:table-cell>
          <table:table-cell office:value-type="float" office:value="1.659">
            <text:p>1,65900</text:p>
          </table:table-cell>
          <table:table-cell office:value-type="float" office:value="178.2">
            <text:p>178,20000</text:p>
          </table:table-cell>
          <table:table-cell office:value-type="string">
            <text:p>NAN</text:p>
          </table:table-cell>
          <table:table-cell/>
          <table:table-cell table:formula="of:=([.B1432]+2.9847)/([.D1432]-14.4252)" office:value-type="float" office:value="-0.020243041053935">
            <text:p>-0,02024</text:p>
          </table:table-cell>
          <table:table-cell table:number-columns-repeated="1017"/>
        </table:table-row>
        <table:table-row table:style-name="ro1">
          <table:table-cell office:value-type="float" office:value="1209.201">
            <text:p>1209,20100</text:p>
          </table:table-cell>
          <table:table-cell office:value-type="float" office:value="-6.3">
            <text:p>-6,30000</text:p>
          </table:table-cell>
          <table:table-cell office:value-type="float" office:value="1.659">
            <text:p>1,65900</text:p>
          </table:table-cell>
          <table:table-cell office:value-type="float" office:value="178.2">
            <text:p>178,20000</text:p>
          </table:table-cell>
          <table:table-cell office:value-type="string">
            <text:p>NAN</text:p>
          </table:table-cell>
          <table:table-cell/>
          <table:table-cell table:formula="of:=([.B1433]+2.9847)/([.D1433]-14.4252)" office:value-type="float" office:value="-0.020243041053935">
            <text:p>-0,02024</text:p>
          </table:table-cell>
          <table:table-cell table:number-columns-repeated="1017"/>
        </table:table-row>
        <table:table-row table:style-name="ro1">
          <table:table-cell office:value-type="float" office:value="1209.301">
            <text:p>1209,30100</text:p>
          </table:table-cell>
          <table:table-cell office:value-type="float" office:value="-6.3">
            <text:p>-6,30000</text:p>
          </table:table-cell>
          <table:table-cell office:value-type="float" office:value="1.659">
            <text:p>1,65900</text:p>
          </table:table-cell>
          <table:table-cell office:value-type="float" office:value="178.2">
            <text:p>178,20000</text:p>
          </table:table-cell>
          <table:table-cell office:value-type="string">
            <text:p>NAN</text:p>
          </table:table-cell>
          <table:table-cell/>
          <table:table-cell table:formula="of:=([.B1434]+2.9847)/([.D1434]-14.4252)" office:value-type="float" office:value="-0.020243041053935">
            <text:p>-0,02024</text:p>
          </table:table-cell>
          <table:table-cell table:number-columns-repeated="1017"/>
        </table:table-row>
        <table:table-row table:style-name="ro1">
          <table:table-cell office:value-type="float" office:value="1209.401">
            <text:p>1209,40100</text:p>
          </table:table-cell>
          <table:table-cell office:value-type="float" office:value="-6.3">
            <text:p>-6,30000</text:p>
          </table:table-cell>
          <table:table-cell office:value-type="float" office:value="1.659">
            <text:p>1,65900</text:p>
          </table:table-cell>
          <table:table-cell office:value-type="float" office:value="178.2">
            <text:p>178,20000</text:p>
          </table:table-cell>
          <table:table-cell office:value-type="string">
            <text:p>NAN</text:p>
          </table:table-cell>
          <table:table-cell/>
          <table:table-cell table:formula="of:=([.B1435]+2.9847)/([.D1435]-14.4252)" office:value-type="float" office:value="-0.020243041053935">
            <text:p>-0,02024</text:p>
          </table:table-cell>
          <table:table-cell table:number-columns-repeated="1017"/>
        </table:table-row>
        <table:table-row table:style-name="ro1">
          <table:table-cell office:value-type="float" office:value="1209.501">
            <text:p>1209,50100</text:p>
          </table:table-cell>
          <table:table-cell office:value-type="float" office:value="-6.3">
            <text:p>-6,30000</text:p>
          </table:table-cell>
          <table:table-cell office:value-type="float" office:value="1.659">
            <text:p>1,65900</text:p>
          </table:table-cell>
          <table:table-cell office:value-type="float" office:value="178.2">
            <text:p>178,20000</text:p>
          </table:table-cell>
          <table:table-cell office:value-type="string">
            <text:p>NAN</text:p>
          </table:table-cell>
          <table:table-cell/>
          <table:table-cell table:formula="of:=([.B1436]+2.9847)/([.D1436]-14.4252)" office:value-type="float" office:value="-0.020243041053935">
            <text:p>-0,02024</text:p>
          </table:table-cell>
          <table:table-cell table:number-columns-repeated="1017"/>
        </table:table-row>
        <table:table-row table:style-name="ro1">
          <table:table-cell office:value-type="float" office:value="1209.601">
            <text:p>1209,60100</text:p>
          </table:table-cell>
          <table:table-cell office:value-type="float" office:value="-6.3">
            <text:p>-6,30000</text:p>
          </table:table-cell>
          <table:table-cell office:value-type="float" office:value="1.659">
            <text:p>1,65900</text:p>
          </table:table-cell>
          <table:table-cell office:value-type="float" office:value="178.2">
            <text:p>178,20000</text:p>
          </table:table-cell>
          <table:table-cell office:value-type="string">
            <text:p>NAN</text:p>
          </table:table-cell>
          <table:table-cell/>
          <table:table-cell table:formula="of:=([.B1437]+2.9847)/([.D1437]-14.4252)" office:value-type="float" office:value="-0.020243041053935">
            <text:p>-0,02024</text:p>
          </table:table-cell>
          <table:table-cell table:number-columns-repeated="1017"/>
        </table:table-row>
        <table:table-row table:style-name="ro1">
          <table:table-cell office:value-type="float" office:value="1209.701">
            <text:p>1209,70100</text:p>
          </table:table-cell>
          <table:table-cell office:value-type="float" office:value="-6.3">
            <text:p>-6,30000</text:p>
          </table:table-cell>
          <table:table-cell office:value-type="float" office:value="1.6575">
            <text:p>1,65750</text:p>
          </table:table-cell>
          <table:table-cell office:value-type="float" office:value="178.2">
            <text:p>178,20000</text:p>
          </table:table-cell>
          <table:table-cell office:value-type="string">
            <text:p>NAN</text:p>
          </table:table-cell>
          <table:table-cell/>
          <table:table-cell table:formula="of:=([.B1438]+2.9847)/([.D1438]-14.4252)" office:value-type="float" office:value="-0.020243041053935">
            <text:p>-0,02024</text:p>
          </table:table-cell>
          <table:table-cell table:number-columns-repeated="1017"/>
        </table:table-row>
        <table:table-row table:style-name="ro1">
          <table:table-cell office:value-type="float" office:value="1209.801">
            <text:p>1209,80100</text:p>
          </table:table-cell>
          <table:table-cell office:value-type="float" office:value="-6.3">
            <text:p>-6,30000</text:p>
          </table:table-cell>
          <table:table-cell office:value-type="float" office:value="1.6575">
            <text:p>1,65750</text:p>
          </table:table-cell>
          <table:table-cell office:value-type="float" office:value="178.2">
            <text:p>178,20000</text:p>
          </table:table-cell>
          <table:table-cell office:value-type="string">
            <text:p>NAN</text:p>
          </table:table-cell>
          <table:table-cell/>
          <table:table-cell table:formula="of:=([.B1439]+2.9847)/([.D1439]-14.4252)" office:value-type="float" office:value="-0.020243041053935">
            <text:p>-0,02024</text:p>
          </table:table-cell>
          <table:table-cell table:number-columns-repeated="1017"/>
        </table:table-row>
        <table:table-row table:style-name="ro1">
          <table:table-cell office:value-type="float" office:value="1209.901">
            <text:p>1209,90100</text:p>
          </table:table-cell>
          <table:table-cell office:value-type="float" office:value="-6.3">
            <text:p>-6,30000</text:p>
          </table:table-cell>
          <table:table-cell office:value-type="float" office:value="1.6575">
            <text:p>1,65750</text:p>
          </table:table-cell>
          <table:table-cell office:value-type="float" office:value="178.2">
            <text:p>178,20000</text:p>
          </table:table-cell>
          <table:table-cell office:value-type="string">
            <text:p>NAN</text:p>
          </table:table-cell>
          <table:table-cell/>
          <table:table-cell table:formula="of:=([.B1440]+2.9847)/([.D1440]-14.4252)" office:value-type="float" office:value="-0.020243041053935">
            <text:p>-0,02024</text:p>
          </table:table-cell>
          <table:table-cell table:number-columns-repeated="1017"/>
        </table:table-row>
        <table:table-row table:style-name="ro1">
          <table:table-cell office:value-type="float" office:value="1210.001">
            <text:p>1210,00100</text:p>
          </table:table-cell>
          <table:table-cell office:value-type="float" office:value="-6.285">
            <text:p>-6,28500</text:p>
          </table:table-cell>
          <table:table-cell office:value-type="float" office:value="1.6575">
            <text:p>1,65750</text:p>
          </table:table-cell>
          <table:table-cell office:value-type="float" office:value="178.2">
            <text:p>178,20000</text:p>
          </table:table-cell>
          <table:table-cell office:value-type="string">
            <text:p>NAN</text:p>
          </table:table-cell>
          <table:table-cell/>
          <table:table-cell table:formula="of:=([.B1441]+2.9847)/([.D1441]-14.4252)" office:value-type="float" office:value="-0.0201514518717165">
            <text:p>-0,02015</text:p>
          </table:table-cell>
          <table:table-cell table:number-columns-repeated="1017"/>
        </table:table-row>
        <table:table-row table:style-name="ro1">
          <table:table-cell office:value-type="float" office:value="1210.101">
            <text:p>1210,10100</text:p>
          </table:table-cell>
          <table:table-cell office:value-type="float" office:value="-6.285">
            <text:p>-6,28500</text:p>
          </table:table-cell>
          <table:table-cell office:value-type="float" office:value="1.6575">
            <text:p>1,65750</text:p>
          </table:table-cell>
          <table:table-cell office:value-type="float" office:value="178.2">
            <text:p>178,20000</text:p>
          </table:table-cell>
          <table:table-cell office:value-type="string">
            <text:p>NAN</text:p>
          </table:table-cell>
          <table:table-cell/>
          <table:table-cell table:formula="of:=([.B1442]+2.9847)/([.D1442]-14.4252)" office:value-type="float" office:value="-0.0201514518717165">
            <text:p>-0,02015</text:p>
          </table:table-cell>
          <table:table-cell table:number-columns-repeated="1017"/>
        </table:table-row>
        <table:table-row table:style-name="ro1">
          <table:table-cell office:value-type="float" office:value="1210.201">
            <text:p>1210,20100</text:p>
          </table:table-cell>
          <table:table-cell office:value-type="float" office:value="-6.285">
            <text:p>-6,28500</text:p>
          </table:table-cell>
          <table:table-cell office:value-type="float" office:value="1.6575">
            <text:p>1,65750</text:p>
          </table:table-cell>
          <table:table-cell office:value-type="float" office:value="178.2">
            <text:p>178,20000</text:p>
          </table:table-cell>
          <table:table-cell office:value-type="string">
            <text:p>NAN</text:p>
          </table:table-cell>
          <table:table-cell/>
          <table:table-cell table:formula="of:=([.B1443]+2.9847)/([.D1443]-14.4252)" office:value-type="float" office:value="-0.0201514518717165">
            <text:p>-0,02015</text:p>
          </table:table-cell>
          <table:table-cell table:number-columns-repeated="1017"/>
        </table:table-row>
        <table:table-row table:style-name="ro1">
          <table:table-cell office:value-type="float" office:value="1210.301">
            <text:p>1210,30100</text:p>
          </table:table-cell>
          <table:table-cell office:value-type="float" office:value="-6.285">
            <text:p>-6,28500</text:p>
          </table:table-cell>
          <table:table-cell office:value-type="float" office:value="1.6575">
            <text:p>1,65750</text:p>
          </table:table-cell>
          <table:table-cell office:value-type="float" office:value="178.2">
            <text:p>178,20000</text:p>
          </table:table-cell>
          <table:table-cell office:value-type="string">
            <text:p>NAN</text:p>
          </table:table-cell>
          <table:table-cell/>
          <table:table-cell table:formula="of:=([.B1444]+2.9847)/([.D1444]-14.4252)" office:value-type="float" office:value="-0.0201514518717165">
            <text:p>-0,02015</text:p>
          </table:table-cell>
          <table:table-cell table:number-columns-repeated="1017"/>
        </table:table-row>
        <table:table-row table:style-name="ro1">
          <table:table-cell office:value-type="float" office:value="1210.401">
            <text:p>1210,40100</text:p>
          </table:table-cell>
          <table:table-cell office:value-type="float" office:value="-6.285">
            <text:p>-6,28500</text:p>
          </table:table-cell>
          <table:table-cell office:value-type="float" office:value="1.6575">
            <text:p>1,65750</text:p>
          </table:table-cell>
          <table:table-cell office:value-type="float" office:value="178.2">
            <text:p>178,20000</text:p>
          </table:table-cell>
          <table:table-cell office:value-type="string">
            <text:p>NAN</text:p>
          </table:table-cell>
          <table:table-cell/>
          <table:table-cell table:formula="of:=([.B1445]+2.9847)/([.D1445]-14.4252)" office:value-type="float" office:value="-0.0201514518717165">
            <text:p>-0,02015</text:p>
          </table:table-cell>
          <table:table-cell table:number-columns-repeated="1017"/>
        </table:table-row>
        <table:table-row table:style-name="ro1">
          <table:table-cell office:value-type="float" office:value="1210.501">
            <text:p>1210,50100</text:p>
          </table:table-cell>
          <table:table-cell office:value-type="float" office:value="-6.285">
            <text:p>-6,28500</text:p>
          </table:table-cell>
          <table:table-cell office:value-type="float" office:value="1.6575">
            <text:p>1,65750</text:p>
          </table:table-cell>
          <table:table-cell office:value-type="float" office:value="178.2">
            <text:p>178,20000</text:p>
          </table:table-cell>
          <table:table-cell office:value-type="string">
            <text:p>NAN</text:p>
          </table:table-cell>
          <table:table-cell/>
          <table:table-cell table:formula="of:=([.B1446]+2.9847)/([.D1446]-14.4252)" office:value-type="float" office:value="-0.0201514518717165">
            <text:p>-0,02015</text:p>
          </table:table-cell>
          <table:table-cell table:number-columns-repeated="1017"/>
        </table:table-row>
        <table:table-row table:style-name="ro1">
          <table:table-cell office:value-type="float" office:value="1210.601">
            <text:p>1210,60100</text:p>
          </table:table-cell>
          <table:table-cell office:value-type="float" office:value="-6.285">
            <text:p>-6,28500</text:p>
          </table:table-cell>
          <table:table-cell office:value-type="float" office:value="1.6575">
            <text:p>1,65750</text:p>
          </table:table-cell>
          <table:table-cell office:value-type="float" office:value="178.2">
            <text:p>178,20000</text:p>
          </table:table-cell>
          <table:table-cell office:value-type="string">
            <text:p>NAN</text:p>
          </table:table-cell>
          <table:table-cell/>
          <table:table-cell table:formula="of:=([.B1447]+2.9847)/([.D1447]-14.4252)" office:value-type="float" office:value="-0.0201514518717165">
            <text:p>-0,02015</text:p>
          </table:table-cell>
          <table:table-cell table:number-columns-repeated="1017"/>
        </table:table-row>
        <table:table-row table:style-name="ro1">
          <table:table-cell office:value-type="float" office:value="1210.701">
            <text:p>1210,70100</text:p>
          </table:table-cell>
          <table:table-cell office:value-type="float" office:value="-6.285">
            <text:p>-6,28500</text:p>
          </table:table-cell>
          <table:table-cell office:value-type="float" office:value="1.6575">
            <text:p>1,657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1448]+2.9847)/([.D1448]-14.4252)" office:value-type="float" office:value="-0.0201699253413908">
            <text:p>-0,02017</text:p>
          </table:table-cell>
          <table:table-cell table:number-columns-repeated="1017"/>
        </table:table-row>
        <table:table-row table:style-name="ro1">
          <table:table-cell office:value-type="float" office:value="1210.801">
            <text:p>1210,80100</text:p>
          </table:table-cell>
          <table:table-cell office:value-type="float" office:value="-6.285">
            <text:p>-6,28500</text:p>
          </table:table-cell>
          <table:table-cell office:value-type="float" office:value="1.6575">
            <text:p>1,657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1449]+2.9847)/([.D1449]-14.4252)" office:value-type="float" office:value="-0.0201699253413908">
            <text:p>-0,02017</text:p>
          </table:table-cell>
          <table:table-cell table:number-columns-repeated="1017"/>
        </table:table-row>
        <table:table-row table:style-name="ro1">
          <table:table-cell office:value-type="float" office:value="1210.901">
            <text:p>1210,90100</text:p>
          </table:table-cell>
          <table:table-cell office:value-type="float" office:value="-6.285">
            <text:p>-6,28500</text:p>
          </table:table-cell>
          <table:table-cell office:value-type="float" office:value="1.6575">
            <text:p>1,657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1450]+2.9847)/([.D1450]-14.4252)" office:value-type="float" office:value="-0.0201699253413908">
            <text:p>-0,02017</text:p>
          </table:table-cell>
          <table:table-cell table:number-columns-repeated="1017"/>
        </table:table-row>
        <table:table-row table:style-name="ro1">
          <table:table-cell office:value-type="float" office:value="1211.001">
            <text:p>1211,00100</text:p>
          </table:table-cell>
          <table:table-cell office:value-type="float" office:value="-6.27">
            <text:p>-6,27000</text:p>
          </table:table-cell>
          <table:table-cell office:value-type="float" office:value="1.6575">
            <text:p>1,657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1451]+2.9847)/([.D1451]-14.4252)" office:value-type="float" office:value="-0.0200782521964885">
            <text:p>-0,02008</text:p>
          </table:table-cell>
          <table:table-cell table:number-columns-repeated="1017"/>
        </table:table-row>
        <table:table-row table:style-name="ro1">
          <table:table-cell office:value-type="float" office:value="1211.101">
            <text:p>1211,10100</text:p>
          </table:table-cell>
          <table:table-cell office:value-type="float" office:value="-6.27">
            <text:p>-6,27000</text:p>
          </table:table-cell>
          <table:table-cell office:value-type="float" office:value="1.6575">
            <text:p>1,657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1452]+2.9847)/([.D1452]-14.4252)" office:value-type="float" office:value="-0.0200782521964885">
            <text:p>-0,02008</text:p>
          </table:table-cell>
          <table:table-cell table:number-columns-repeated="1017"/>
        </table:table-row>
        <table:table-row table:style-name="ro1">
          <table:table-cell office:value-type="float" office:value="1211.201">
            <text:p>1211,20100</text:p>
          </table:table-cell>
          <table:table-cell office:value-type="float" office:value="-6.27">
            <text:p>-6,27000</text:p>
          </table:table-cell>
          <table:table-cell office:value-type="float" office:value="1.6575">
            <text:p>1,657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1453]+2.9847)/([.D1453]-14.4252)" office:value-type="float" office:value="-0.0200782521964885">
            <text:p>-0,02008</text:p>
          </table:table-cell>
          <table:table-cell table:number-columns-repeated="1017"/>
        </table:table-row>
        <table:table-row table:style-name="ro1">
          <table:table-cell office:value-type="float" office:value="1211.301">
            <text:p>1211,30100</text:p>
          </table:table-cell>
          <table:table-cell office:value-type="float" office:value="-6.27">
            <text:p>-6,27000</text:p>
          </table:table-cell>
          <table:table-cell office:value-type="float" office:value="1.6575">
            <text:p>1,657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1454]+2.9847)/([.D1454]-14.4252)" office:value-type="float" office:value="-0.0200782521964885">
            <text:p>-0,02008</text:p>
          </table:table-cell>
          <table:table-cell table:number-columns-repeated="1017"/>
        </table:table-row>
        <table:table-row table:style-name="ro1">
          <table:table-cell office:value-type="float" office:value="1211.401">
            <text:p>1211,40100</text:p>
          </table:table-cell>
          <table:table-cell office:value-type="float" office:value="-6.27">
            <text:p>-6,27000</text:p>
          </table:table-cell>
          <table:table-cell office:value-type="float" office:value="1.6575">
            <text:p>1,657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1455]+2.9847)/([.D1455]-14.4252)" office:value-type="float" office:value="-0.0200782521964885">
            <text:p>-0,02008</text:p>
          </table:table-cell>
          <table:table-cell table:number-columns-repeated="1017"/>
        </table:table-row>
        <table:table-row table:style-name="ro1">
          <table:table-cell office:value-type="float" office:value="1211.501">
            <text:p>1211,50100</text:p>
          </table:table-cell>
          <table:table-cell office:value-type="float" office:value="-6.27">
            <text:p>-6,27000</text:p>
          </table:table-cell>
          <table:table-cell office:value-type="float" office:value="1.6575">
            <text:p>1,657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1456]+2.9847)/([.D1456]-14.4252)" office:value-type="float" office:value="-0.0200782521964885">
            <text:p>-0,02008</text:p>
          </table:table-cell>
          <table:table-cell table:number-columns-repeated="1017"/>
        </table:table-row>
        <table:table-row table:style-name="ro1">
          <table:table-cell office:value-type="float" office:value="1211.601">
            <text:p>1211,60100</text:p>
          </table:table-cell>
          <table:table-cell office:value-type="float" office:value="-6.27">
            <text:p>-6,27000</text:p>
          </table:table-cell>
          <table:table-cell office:value-type="float" office:value="1.6575">
            <text:p>1,657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1457]+2.9847)/([.D1457]-14.4252)" office:value-type="float" office:value="-0.0200782521964885">
            <text:p>-0,02008</text:p>
          </table:table-cell>
          <table:table-cell table:number-columns-repeated="1017"/>
        </table:table-row>
        <table:table-row table:style-name="ro1">
          <table:table-cell office:value-type="float" office:value="1211.701">
            <text:p>1211,70100</text:p>
          </table:table-cell>
          <table:table-cell office:value-type="float" office:value="-6.27">
            <text:p>-6,27000</text:p>
          </table:table-cell>
          <table:table-cell office:value-type="float" office:value="1.6545">
            <text:p>1,654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1458]+2.9847)/([.D1458]-14.4252)" office:value-type="float" office:value="-0.0200782521964885">
            <text:p>-0,02008</text:p>
          </table:table-cell>
          <table:table-cell table:number-columns-repeated="1017"/>
        </table:table-row>
        <table:table-row table:style-name="ro1">
          <table:table-cell office:value-type="float" office:value="1211.801">
            <text:p>1211,80100</text:p>
          </table:table-cell>
          <table:table-cell office:value-type="float" office:value="-6.27">
            <text:p>-6,27000</text:p>
          </table:table-cell>
          <table:table-cell office:value-type="float" office:value="1.6545">
            <text:p>1,654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1459]+2.9847)/([.D1459]-14.4252)" office:value-type="float" office:value="-0.0200782521964885">
            <text:p>-0,02008</text:p>
          </table:table-cell>
          <table:table-cell table:number-columns-repeated="1017"/>
        </table:table-row>
        <table:table-row table:style-name="ro1">
          <table:table-cell office:value-type="float" office:value="1211.901">
            <text:p>1211,90100</text:p>
          </table:table-cell>
          <table:table-cell office:value-type="float" office:value="-6.27">
            <text:p>-6,27000</text:p>
          </table:table-cell>
          <table:table-cell office:value-type="float" office:value="1.6545">
            <text:p>1,654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1460]+2.9847)/([.D1460]-14.4252)" office:value-type="float" office:value="-0.0200782521964885">
            <text:p>-0,02008</text:p>
          </table:table-cell>
          <table:table-cell table:number-columns-repeated="1017"/>
        </table:table-row>
        <table:table-row table:style-name="ro1">
          <table:table-cell office:value-type="float" office:value="1212.001">
            <text:p>1212,00100</text:p>
          </table:table-cell>
          <table:table-cell office:value-type="float" office:value="-6.255">
            <text:p>-6,25500</text:p>
          </table:table-cell>
          <table:table-cell office:value-type="float" office:value="1.6545">
            <text:p>1,654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1461]+2.9847)/([.D1461]-14.4252)" office:value-type="float" office:value="-0.0199865790515863">
            <text:p>-0,01999</text:p>
          </table:table-cell>
          <table:table-cell table:number-columns-repeated="1017"/>
        </table:table-row>
        <table:table-row table:style-name="ro1">
          <table:table-cell office:value-type="float" office:value="1212.101">
            <text:p>1212,10100</text:p>
          </table:table-cell>
          <table:table-cell office:value-type="float" office:value="-6.255">
            <text:p>-6,25500</text:p>
          </table:table-cell>
          <table:table-cell office:value-type="float" office:value="1.6545">
            <text:p>1,654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1462]+2.9847)/([.D1462]-14.4252)" office:value-type="float" office:value="-0.0199865790515863">
            <text:p>-0,01999</text:p>
          </table:table-cell>
          <table:table-cell table:number-columns-repeated="1017"/>
        </table:table-row>
        <table:table-row table:style-name="ro1">
          <table:table-cell office:value-type="float" office:value="1212.201">
            <text:p>1212,20100</text:p>
          </table:table-cell>
          <table:table-cell office:value-type="float" office:value="-6.255">
            <text:p>-6,25500</text:p>
          </table:table-cell>
          <table:table-cell office:value-type="float" office:value="1.6545">
            <text:p>1,654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1463]+2.9847)/([.D1463]-14.4252)" office:value-type="float" office:value="-0.0199865790515863">
            <text:p>-0,01999</text:p>
          </table:table-cell>
          <table:table-cell table:number-columns-repeated="1017"/>
        </table:table-row>
        <table:table-row table:style-name="ro1">
          <table:table-cell office:value-type="float" office:value="1212.301">
            <text:p>1212,30100</text:p>
          </table:table-cell>
          <table:table-cell office:value-type="float" office:value="-6.255">
            <text:p>-6,25500</text:p>
          </table:table-cell>
          <table:table-cell office:value-type="float" office:value="1.6545">
            <text:p>1,654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1464]+2.9847)/([.D1464]-14.4252)" office:value-type="float" office:value="-0.0199865790515863">
            <text:p>-0,01999</text:p>
          </table:table-cell>
          <table:table-cell table:number-columns-repeated="1017"/>
        </table:table-row>
        <table:table-row table:style-name="ro1">
          <table:table-cell office:value-type="float" office:value="1212.401">
            <text:p>1212,40100</text:p>
          </table:table-cell>
          <table:table-cell office:value-type="float" office:value="-6.255">
            <text:p>-6,25500</text:p>
          </table:table-cell>
          <table:table-cell office:value-type="float" office:value="1.6545">
            <text:p>1,654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1465]+2.9847)/([.D1465]-14.4252)" office:value-type="float" office:value="-0.0199865790515863">
            <text:p>-0,01999</text:p>
          </table:table-cell>
          <table:table-cell table:number-columns-repeated="1017"/>
        </table:table-row>
        <table:table-row table:style-name="ro1">
          <table:table-cell office:value-type="float" office:value="1212.501">
            <text:p>1212,50100</text:p>
          </table:table-cell>
          <table:table-cell office:value-type="float" office:value="-6.255">
            <text:p>-6,25500</text:p>
          </table:table-cell>
          <table:table-cell office:value-type="float" office:value="1.6545">
            <text:p>1,654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1466]+2.9847)/([.D1466]-14.4252)" office:value-type="float" office:value="-0.0199865790515863">
            <text:p>-0,01999</text:p>
          </table:table-cell>
          <table:table-cell table:number-columns-repeated="1017"/>
        </table:table-row>
        <table:table-row table:style-name="ro1">
          <table:table-cell office:value-type="float" office:value="1212.601">
            <text:p>1212,60100</text:p>
          </table:table-cell>
          <table:table-cell office:value-type="float" office:value="-6.255">
            <text:p>-6,25500</text:p>
          </table:table-cell>
          <table:table-cell office:value-type="float" office:value="1.6545">
            <text:p>1,654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1467]+2.9847)/([.D1467]-14.4252)" office:value-type="float" office:value="-0.0199865790515863">
            <text:p>-0,01999</text:p>
          </table:table-cell>
          <table:table-cell table:number-columns-repeated="1017"/>
        </table:table-row>
        <table:table-row table:style-name="ro1">
          <table:table-cell office:value-type="float" office:value="1212.701">
            <text:p>1212,70100</text:p>
          </table:table-cell>
          <table:table-cell office:value-type="float" office:value="-6.255">
            <text:p>-6,25500</text:p>
          </table:table-cell>
          <table:table-cell office:value-type="float" office:value="1.656">
            <text:p>1,6560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1468]+2.9847)/([.D1468]-14.4252)" office:value-type="float" office:value="-0.0199865790515863">
            <text:p>-0,01999</text:p>
          </table:table-cell>
          <table:table-cell table:number-columns-repeated="1017"/>
        </table:table-row>
        <table:table-row table:style-name="ro1">
          <table:table-cell office:value-type="float" office:value="1212.801">
            <text:p>1212,80100</text:p>
          </table:table-cell>
          <table:table-cell office:value-type="float" office:value="-6.255">
            <text:p>-6,25500</text:p>
          </table:table-cell>
          <table:table-cell office:value-type="float" office:value="1.656">
            <text:p>1,6560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1469]+2.9847)/([.D1469]-14.4252)" office:value-type="float" office:value="-0.0199865790515863">
            <text:p>-0,01999</text:p>
          </table:table-cell>
          <table:table-cell table:number-columns-repeated="1017"/>
        </table:table-row>
        <table:table-row table:style-name="ro1">
          <table:table-cell office:value-type="float" office:value="1212.901">
            <text:p>1212,90100</text:p>
          </table:table-cell>
          <table:table-cell office:value-type="float" office:value="-6.255">
            <text:p>-6,25500</text:p>
          </table:table-cell>
          <table:table-cell office:value-type="float" office:value="1.656">
            <text:p>1,6560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1470]+2.9847)/([.D1470]-14.4252)" office:value-type="float" office:value="-0.0199865790515863">
            <text:p>-0,01999</text:p>
          </table:table-cell>
          <table:table-cell table:number-columns-repeated="1017"/>
        </table:table-row>
        <table:table-row table:style-name="ro1">
          <table:table-cell office:value-type="float" office:value="1213.001">
            <text:p>1213,00100</text:p>
          </table:table-cell>
          <table:table-cell office:value-type="float" office:value="-6.24">
            <text:p>-6,24000</text:p>
          </table:table-cell>
          <table:table-cell office:value-type="float" office:value="1.656">
            <text:p>1,6560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1471]+2.9847)/([.D1471]-14.4252)" office:value-type="float" office:value="-0.0198949059066841">
            <text:p>-0,01989</text:p>
          </table:table-cell>
          <table:table-cell table:number-columns-repeated="1017"/>
        </table:table-row>
        <table:table-row table:style-name="ro1">
          <table:table-cell office:value-type="float" office:value="1213.101">
            <text:p>1213,10100</text:p>
          </table:table-cell>
          <table:table-cell office:value-type="float" office:value="-6.24">
            <text:p>-6,24000</text:p>
          </table:table-cell>
          <table:table-cell office:value-type="float" office:value="1.656">
            <text:p>1,6560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1472]+2.9847)/([.D1472]-14.4252)" office:value-type="float" office:value="-0.0198949059066841">
            <text:p>-0,01989</text:p>
          </table:table-cell>
          <table:table-cell table:number-columns-repeated="1017"/>
        </table:table-row>
        <table:table-row table:style-name="ro1">
          <table:table-cell office:value-type="float" office:value="1213.201">
            <text:p>1213,20100</text:p>
          </table:table-cell>
          <table:table-cell office:value-type="float" office:value="-6.24">
            <text:p>-6,24000</text:p>
          </table:table-cell>
          <table:table-cell office:value-type="float" office:value="1.656">
            <text:p>1,6560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1473]+2.9847)/([.D1473]-14.4252)" office:value-type="float" office:value="-0.0198949059066841">
            <text:p>-0,01989</text:p>
          </table:table-cell>
          <table:table-cell table:number-columns-repeated="1017"/>
        </table:table-row>
        <table:table-row table:style-name="ro1">
          <table:table-cell office:value-type="float" office:value="1213.301">
            <text:p>1213,30100</text:p>
          </table:table-cell>
          <table:table-cell office:value-type="float" office:value="-6.24">
            <text:p>-6,24000</text:p>
          </table:table-cell>
          <table:table-cell office:value-type="float" office:value="1.656">
            <text:p>1,6560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1474]+2.9847)/([.D1474]-14.4252)" office:value-type="float" office:value="-0.0198949059066841">
            <text:p>-0,01989</text:p>
          </table:table-cell>
          <table:table-cell table:number-columns-repeated="1017"/>
        </table:table-row>
        <table:table-row table:style-name="ro1">
          <table:table-cell office:value-type="float" office:value="1213.401">
            <text:p>1213,40100</text:p>
          </table:table-cell>
          <table:table-cell office:value-type="float" office:value="-6.24">
            <text:p>-6,24000</text:p>
          </table:table-cell>
          <table:table-cell office:value-type="float" office:value="1.656">
            <text:p>1,6560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1475]+2.9847)/([.D1475]-14.4252)" office:value-type="float" office:value="-0.0198949059066841">
            <text:p>-0,01989</text:p>
          </table:table-cell>
          <table:table-cell table:number-columns-repeated="1017"/>
        </table:table-row>
        <table:table-row table:style-name="ro1">
          <table:table-cell office:value-type="float" office:value="1213.501">
            <text:p>1213,50100</text:p>
          </table:table-cell>
          <table:table-cell office:value-type="float" office:value="-6.24">
            <text:p>-6,24000</text:p>
          </table:table-cell>
          <table:table-cell office:value-type="float" office:value="1.656">
            <text:p>1,6560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1476]+2.9847)/([.D1476]-14.4252)" office:value-type="float" office:value="-0.0198949059066841">
            <text:p>-0,01989</text:p>
          </table:table-cell>
          <table:table-cell table:number-columns-repeated="1017"/>
        </table:table-row>
        <table:table-row table:style-name="ro1">
          <table:table-cell office:value-type="float" office:value="1213.601">
            <text:p>1213,60100</text:p>
          </table:table-cell>
          <table:table-cell office:value-type="float" office:value="-6.24">
            <text:p>-6,24000</text:p>
          </table:table-cell>
          <table:table-cell office:value-type="float" office:value="1.656">
            <text:p>1,6560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1477]+2.9847)/([.D1477]-14.4252)" office:value-type="float" office:value="-0.0198949059066841">
            <text:p>-0,01989</text:p>
          </table:table-cell>
          <table:table-cell table:number-columns-repeated="1017"/>
        </table:table-row>
        <table:table-row table:style-name="ro1">
          <table:table-cell office:value-type="float" office:value="1213.701">
            <text:p>1213,70100</text:p>
          </table:table-cell>
          <table:table-cell office:value-type="float" office:value="-6.24">
            <text:p>-6,24000</text:p>
          </table:table-cell>
          <table:table-cell office:value-type="float" office:value="1.656">
            <text:p>1,6560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1478]+2.9847)/([.D1478]-14.4252)" office:value-type="float" office:value="-0.0198949059066841">
            <text:p>-0,01989</text:p>
          </table:table-cell>
          <table:table-cell table:number-columns-repeated="1017"/>
        </table:table-row>
        <table:table-row table:style-name="ro1">
          <table:table-cell office:value-type="float" office:value="1213.801">
            <text:p>1213,80100</text:p>
          </table:table-cell>
          <table:table-cell office:value-type="float" office:value="-6.24">
            <text:p>-6,24000</text:p>
          </table:table-cell>
          <table:table-cell office:value-type="float" office:value="1.656">
            <text:p>1,6560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1479]+2.9847)/([.D1479]-14.4252)" office:value-type="float" office:value="-0.0198949059066841">
            <text:p>-0,01989</text:p>
          </table:table-cell>
          <table:table-cell table:number-columns-repeated="1017"/>
        </table:table-row>
        <table:table-row table:style-name="ro1">
          <table:table-cell office:value-type="float" office:value="1213.901">
            <text:p>1213,90100</text:p>
          </table:table-cell>
          <table:table-cell office:value-type="float" office:value="-6.24">
            <text:p>-6,24000</text:p>
          </table:table-cell>
          <table:table-cell office:value-type="float" office:value="1.656">
            <text:p>1,6560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1480]+2.9847)/([.D1480]-14.4252)" office:value-type="float" office:value="-0.0198949059066841">
            <text:p>-0,01989</text:p>
          </table:table-cell>
          <table:table-cell table:number-columns-repeated="1017"/>
        </table:table-row>
        <table:table-row table:style-name="ro1">
          <table:table-cell office:value-type="float" office:value="1214.001">
            <text:p>1214,00100</text:p>
          </table:table-cell>
          <table:table-cell office:value-type="float" office:value="-6.24">
            <text:p>-6,24000</text:p>
          </table:table-cell>
          <table:table-cell office:value-type="float" office:value="1.656">
            <text:p>1,6560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1481]+2.9847)/([.D1481]-14.4252)" office:value-type="float" office:value="-0.0198949059066841">
            <text:p>-0,01989</text:p>
          </table:table-cell>
          <table:table-cell table:number-columns-repeated="1017"/>
        </table:table-row>
        <table:table-row table:style-name="ro1">
          <table:table-cell office:value-type="float" office:value="1214.101">
            <text:p>1214,10100</text:p>
          </table:table-cell>
          <table:table-cell office:value-type="float" office:value="-6.24">
            <text:p>-6,24000</text:p>
          </table:table-cell>
          <table:table-cell office:value-type="float" office:value="1.656">
            <text:p>1,6560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1482]+2.9847)/([.D1482]-14.4252)" office:value-type="float" office:value="-0.0198949059066841">
            <text:p>-0,01989</text:p>
          </table:table-cell>
          <table:table-cell table:number-columns-repeated="1017"/>
        </table:table-row>
        <table:table-row table:style-name="ro1">
          <table:table-cell office:value-type="float" office:value="1214.201">
            <text:p>1214,20100</text:p>
          </table:table-cell>
          <table:table-cell office:value-type="float" office:value="-6.24">
            <text:p>-6,24000</text:p>
          </table:table-cell>
          <table:table-cell office:value-type="float" office:value="1.656">
            <text:p>1,6560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1483]+2.9847)/([.D1483]-14.4252)" office:value-type="float" office:value="-0.0198949059066841">
            <text:p>-0,01989</text:p>
          </table:table-cell>
          <table:table-cell table:number-columns-repeated="1017"/>
        </table:table-row>
        <table:table-row table:style-name="ro1">
          <table:table-cell office:value-type="float" office:value="1214.301">
            <text:p>1214,30100</text:p>
          </table:table-cell>
          <table:table-cell office:value-type="float" office:value="-6.24">
            <text:p>-6,24000</text:p>
          </table:table-cell>
          <table:table-cell office:value-type="float" office:value="1.656">
            <text:p>1,6560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1484]+2.9847)/([.D1484]-14.4252)" office:value-type="float" office:value="-0.0198949059066841">
            <text:p>-0,01989</text:p>
          </table:table-cell>
          <table:table-cell table:number-columns-repeated="1017"/>
        </table:table-row>
        <table:table-row table:style-name="ro1">
          <table:table-cell office:value-type="float" office:value="1214.401">
            <text:p>1214,40100</text:p>
          </table:table-cell>
          <table:table-cell office:value-type="float" office:value="-6.24">
            <text:p>-6,24000</text:p>
          </table:table-cell>
          <table:table-cell office:value-type="float" office:value="1.656">
            <text:p>1,6560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1485]+2.9847)/([.D1485]-14.4252)" office:value-type="float" office:value="-0.0198949059066841">
            <text:p>-0,01989</text:p>
          </table:table-cell>
          <table:table-cell table:number-columns-repeated="1017"/>
        </table:table-row>
        <table:table-row table:style-name="ro1">
          <table:table-cell office:value-type="float" office:value="1214.501">
            <text:p>1214,50100</text:p>
          </table:table-cell>
          <table:table-cell office:value-type="float" office:value="-6.24">
            <text:p>-6,24000</text:p>
          </table:table-cell>
          <table:table-cell office:value-type="float" office:value="1.656">
            <text:p>1,6560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1486]+2.9847)/([.D1486]-14.4252)" office:value-type="float" office:value="-0.0198949059066841">
            <text:p>-0,01989</text:p>
          </table:table-cell>
          <table:table-cell table:number-columns-repeated="1017"/>
        </table:table-row>
        <table:table-row table:style-name="ro1">
          <table:table-cell office:value-type="float" office:value="1214.601">
            <text:p>1214,60100</text:p>
          </table:table-cell>
          <table:table-cell office:value-type="float" office:value="-6.24">
            <text:p>-6,24000</text:p>
          </table:table-cell>
          <table:table-cell office:value-type="float" office:value="1.656">
            <text:p>1,6560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1487]+2.9847)/([.D1487]-14.4252)" office:value-type="float" office:value="-0.0198949059066841">
            <text:p>-0,01989</text:p>
          </table:table-cell>
          <table:table-cell table:number-columns-repeated="1017"/>
        </table:table-row>
        <table:table-row table:style-name="ro1">
          <table:table-cell office:value-type="float" office:value="1214.701">
            <text:p>1214,70100</text:p>
          </table:table-cell>
          <table:table-cell office:value-type="float" office:value="-6.24">
            <text:p>-6,24000</text:p>
          </table:table-cell>
          <table:table-cell office:value-type="float" office:value="1.656">
            <text:p>1,6560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1488]+2.9847)/([.D1488]-14.4252)" office:value-type="float" office:value="-0.0198949059066841">
            <text:p>-0,01989</text:p>
          </table:table-cell>
          <table:table-cell table:number-columns-repeated="1017"/>
        </table:table-row>
        <table:table-row table:style-name="ro1">
          <table:table-cell office:value-type="float" office:value="1214.801">
            <text:p>1214,80100</text:p>
          </table:table-cell>
          <table:table-cell office:value-type="float" office:value="-6.24">
            <text:p>-6,24000</text:p>
          </table:table-cell>
          <table:table-cell office:value-type="float" office:value="1.656">
            <text:p>1,6560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1489]+2.9847)/([.D1489]-14.4252)" office:value-type="float" office:value="-0.0198949059066841">
            <text:p>-0,01989</text:p>
          </table:table-cell>
          <table:table-cell table:number-columns-repeated="1017"/>
        </table:table-row>
        <table:table-row table:style-name="ro1">
          <table:table-cell office:value-type="float" office:value="1214.901">
            <text:p>1214,90100</text:p>
          </table:table-cell>
          <table:table-cell office:value-type="float" office:value="-6.24">
            <text:p>-6,24000</text:p>
          </table:table-cell>
          <table:table-cell office:value-type="float" office:value="1.656">
            <text:p>1,6560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1490]+2.9847)/([.D1490]-14.4252)" office:value-type="float" office:value="-0.0198949059066841">
            <text:p>-0,01989</text:p>
          </table:table-cell>
          <table:table-cell table:number-columns-repeated="1017"/>
        </table:table-row>
        <table:table-row table:style-name="ro1">
          <table:table-cell office:value-type="float" office:value="1215.001">
            <text:p>1215,00100</text:p>
          </table:table-cell>
          <table:table-cell office:value-type="float" office:value="-6.225">
            <text:p>-6,22500</text:p>
          </table:table-cell>
          <table:table-cell office:value-type="float" office:value="1.656">
            <text:p>1,6560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1491]+2.9847)/([.D1491]-14.4252)" office:value-type="float" office:value="-0.0198032327617818">
            <text:p>-0,01980</text:p>
          </table:table-cell>
          <table:table-cell table:number-columns-repeated="1017"/>
        </table:table-row>
        <table:table-row table:style-name="ro1">
          <table:table-cell office:value-type="float" office:value="1215.101">
            <text:p>1215,10100</text:p>
          </table:table-cell>
          <table:table-cell office:value-type="float" office:value="-6.225">
            <text:p>-6,22500</text:p>
          </table:table-cell>
          <table:table-cell office:value-type="float" office:value="1.656">
            <text:p>1,6560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1492]+2.9847)/([.D1492]-14.4252)" office:value-type="float" office:value="-0.0198032327617818">
            <text:p>-0,01980</text:p>
          </table:table-cell>
          <table:table-cell table:number-columns-repeated="1017"/>
        </table:table-row>
        <table:table-row table:style-name="ro1">
          <table:table-cell office:value-type="float" office:value="1215.201">
            <text:p>1215,20100</text:p>
          </table:table-cell>
          <table:table-cell office:value-type="float" office:value="-6.225">
            <text:p>-6,22500</text:p>
          </table:table-cell>
          <table:table-cell office:value-type="float" office:value="1.656">
            <text:p>1,6560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1493]+2.9847)/([.D1493]-14.4252)" office:value-type="float" office:value="-0.0198032327617818">
            <text:p>-0,01980</text:p>
          </table:table-cell>
          <table:table-cell table:number-columns-repeated="1017"/>
        </table:table-row>
        <table:table-row table:style-name="ro1">
          <table:table-cell office:value-type="float" office:value="1215.301">
            <text:p>1215,30100</text:p>
          </table:table-cell>
          <table:table-cell office:value-type="float" office:value="-6.225">
            <text:p>-6,22500</text:p>
          </table:table-cell>
          <table:table-cell office:value-type="float" office:value="1.656">
            <text:p>1,6560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1494]+2.9847)/([.D1494]-14.4252)" office:value-type="float" office:value="-0.0198032327617818">
            <text:p>-0,01980</text:p>
          </table:table-cell>
          <table:table-cell table:number-columns-repeated="1017"/>
        </table:table-row>
        <table:table-row table:style-name="ro1">
          <table:table-cell office:value-type="float" office:value="1215.401">
            <text:p>1215,40100</text:p>
          </table:table-cell>
          <table:table-cell office:value-type="float" office:value="-6.225">
            <text:p>-6,22500</text:p>
          </table:table-cell>
          <table:table-cell office:value-type="float" office:value="1.656">
            <text:p>1,6560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1495]+2.9847)/([.D1495]-14.4252)" office:value-type="float" office:value="-0.0198032327617818">
            <text:p>-0,01980</text:p>
          </table:table-cell>
          <table:table-cell table:number-columns-repeated="1017"/>
        </table:table-row>
        <table:table-row table:style-name="ro1">
          <table:table-cell office:value-type="float" office:value="1215.501">
            <text:p>1215,50100</text:p>
          </table:table-cell>
          <table:table-cell office:value-type="float" office:value="-6.225">
            <text:p>-6,22500</text:p>
          </table:table-cell>
          <table:table-cell office:value-type="float" office:value="1.656">
            <text:p>1,6560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1496]+2.9847)/([.D1496]-14.4252)" office:value-type="float" office:value="-0.0198032327617818">
            <text:p>-0,01980</text:p>
          </table:table-cell>
          <table:table-cell table:number-columns-repeated="1017"/>
        </table:table-row>
        <table:table-row table:style-name="ro1">
          <table:table-cell office:value-type="float" office:value="1215.601">
            <text:p>1215,60100</text:p>
          </table:table-cell>
          <table:table-cell office:value-type="float" office:value="-6.225">
            <text:p>-6,22500</text:p>
          </table:table-cell>
          <table:table-cell office:value-type="float" office:value="1.656">
            <text:p>1,6560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1497]+2.9847)/([.D1497]-14.4252)" office:value-type="float" office:value="-0.0198032327617818">
            <text:p>-0,01980</text:p>
          </table:table-cell>
          <table:table-cell table:number-columns-repeated="1017"/>
        </table:table-row>
        <table:table-row table:style-name="ro1">
          <table:table-cell office:value-type="float" office:value="1215.701">
            <text:p>1215,70100</text:p>
          </table:table-cell>
          <table:table-cell office:value-type="float" office:value="-6.225">
            <text:p>-6,22500</text:p>
          </table:table-cell>
          <table:table-cell office:value-type="float" office:value="1.656">
            <text:p>1,6560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1498]+2.9847)/([.D1498]-14.4252)" office:value-type="float" office:value="-0.0198032327617818">
            <text:p>-0,01980</text:p>
          </table:table-cell>
          <table:table-cell table:number-columns-repeated="1017"/>
        </table:table-row>
        <table:table-row table:style-name="ro1">
          <table:table-cell office:value-type="float" office:value="1215.801">
            <text:p>1215,80100</text:p>
          </table:table-cell>
          <table:table-cell office:value-type="float" office:value="-6.225">
            <text:p>-6,22500</text:p>
          </table:table-cell>
          <table:table-cell office:value-type="float" office:value="1.656">
            <text:p>1,6560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1499]+2.9847)/([.D1499]-14.4252)" office:value-type="float" office:value="-0.0198032327617818">
            <text:p>-0,01980</text:p>
          </table:table-cell>
          <table:table-cell table:number-columns-repeated="1017"/>
        </table:table-row>
        <table:table-row table:style-name="ro1">
          <table:table-cell office:value-type="float" office:value="1215.901">
            <text:p>1215,90100</text:p>
          </table:table-cell>
          <table:table-cell office:value-type="float" office:value="-6.225">
            <text:p>-6,22500</text:p>
          </table:table-cell>
          <table:table-cell office:value-type="float" office:value="1.656">
            <text:p>1,6560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1500]+2.9847)/([.D1500]-14.4252)" office:value-type="float" office:value="-0.0198032327617818">
            <text:p>-0,01980</text:p>
          </table:table-cell>
          <table:table-cell table:number-columns-repeated="1017"/>
        </table:table-row>
        <table:table-row table:style-name="ro1">
          <table:table-cell office:value-type="float" office:value="1216.036">
            <text:p>1216,03600</text:p>
          </table:table-cell>
          <table:table-cell office:value-type="float" office:value="-6.21">
            <text:p>-6,21000</text:p>
          </table:table-cell>
          <table:table-cell office:value-type="float" office:value="1.656">
            <text:p>1,6560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1501]+2.9847)/([.D1501]-14.4252)" office:value-type="float" office:value="-0.0197115596168796">
            <text:p>-0,01971</text:p>
          </table:table-cell>
          <table:table-cell table:number-columns-repeated="1017"/>
        </table:table-row>
        <table:table-row table:style-name="ro1">
          <table:table-cell office:value-type="float" office:value="1216.101">
            <text:p>1216,10100</text:p>
          </table:table-cell>
          <table:table-cell office:value-type="float" office:value="-6.21">
            <text:p>-6,21000</text:p>
          </table:table-cell>
          <table:table-cell office:value-type="float" office:value="1.656">
            <text:p>1,6560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1502]+2.9847)/([.D1502]-14.4252)" office:value-type="float" office:value="-0.0197115596168796">
            <text:p>-0,01971</text:p>
          </table:table-cell>
          <table:table-cell table:number-columns-repeated="1017"/>
        </table:table-row>
        <table:table-row table:style-name="ro1">
          <table:table-cell office:value-type="float" office:value="1216.201">
            <text:p>1216,20100</text:p>
          </table:table-cell>
          <table:table-cell office:value-type="float" office:value="-6.21">
            <text:p>-6,21000</text:p>
          </table:table-cell>
          <table:table-cell office:value-type="float" office:value="1.656">
            <text:p>1,6560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1503]+2.9847)/([.D1503]-14.4252)" office:value-type="float" office:value="-0.0197115596168796">
            <text:p>-0,01971</text:p>
          </table:table-cell>
          <table:table-cell table:number-columns-repeated="1017"/>
        </table:table-row>
        <table:table-row table:style-name="ro1">
          <table:table-cell office:value-type="float" office:value="1216.301">
            <text:p>1216,30100</text:p>
          </table:table-cell>
          <table:table-cell office:value-type="float" office:value="-6.21">
            <text:p>-6,21000</text:p>
          </table:table-cell>
          <table:table-cell office:value-type="float" office:value="1.656">
            <text:p>1,6560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1504]+2.9847)/([.D1504]-14.4252)" office:value-type="float" office:value="-0.0197115596168796">
            <text:p>-0,01971</text:p>
          </table:table-cell>
          <table:table-cell table:number-columns-repeated="1017"/>
        </table:table-row>
        <table:table-row table:style-name="ro1">
          <table:table-cell office:value-type="float" office:value="1216.401">
            <text:p>1216,40100</text:p>
          </table:table-cell>
          <table:table-cell office:value-type="float" office:value="-6.21">
            <text:p>-6,21000</text:p>
          </table:table-cell>
          <table:table-cell office:value-type="float" office:value="1.656">
            <text:p>1,6560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1505]+2.9847)/([.D1505]-14.4252)" office:value-type="float" office:value="-0.0197115596168796">
            <text:p>-0,01971</text:p>
          </table:table-cell>
          <table:table-cell table:number-columns-repeated="1017"/>
        </table:table-row>
        <table:table-row table:style-name="ro1">
          <table:table-cell office:value-type="float" office:value="1216.501">
            <text:p>1216,50100</text:p>
          </table:table-cell>
          <table:table-cell office:value-type="float" office:value="-6.21">
            <text:p>-6,21000</text:p>
          </table:table-cell>
          <table:table-cell office:value-type="float" office:value="1.656">
            <text:p>1,6560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1506]+2.9847)/([.D1506]-14.4252)" office:value-type="float" office:value="-0.0197115596168796">
            <text:p>-0,01971</text:p>
          </table:table-cell>
          <table:table-cell table:number-columns-repeated="1017"/>
        </table:table-row>
        <table:table-row table:style-name="ro1">
          <table:table-cell office:value-type="float" office:value="1216.601">
            <text:p>1216,60100</text:p>
          </table:table-cell>
          <table:table-cell office:value-type="float" office:value="-6.21">
            <text:p>-6,21000</text:p>
          </table:table-cell>
          <table:table-cell office:value-type="float" office:value="1.656">
            <text:p>1,6560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1507]+2.9847)/([.D1507]-14.4252)" office:value-type="float" office:value="-0.0197115596168796">
            <text:p>-0,01971</text:p>
          </table:table-cell>
          <table:table-cell table:number-columns-repeated="1017"/>
        </table:table-row>
        <table:table-row table:style-name="ro1">
          <table:table-cell office:value-type="float" office:value="1216.701">
            <text:p>1216,70100</text:p>
          </table:table-cell>
          <table:table-cell office:value-type="float" office:value="-6.21">
            <text:p>-6,21000</text:p>
          </table:table-cell>
          <table:table-cell office:value-type="float" office:value="1.6575">
            <text:p>1,657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1508]+2.9847)/([.D1508]-14.4252)" office:value-type="float" office:value="-0.0197115596168796">
            <text:p>-0,01971</text:p>
          </table:table-cell>
          <table:table-cell table:number-columns-repeated="1017"/>
        </table:table-row>
        <table:table-row table:style-name="ro1">
          <table:table-cell office:value-type="float" office:value="1216.801">
            <text:p>1216,80100</text:p>
          </table:table-cell>
          <table:table-cell office:value-type="float" office:value="-6.21">
            <text:p>-6,21000</text:p>
          </table:table-cell>
          <table:table-cell office:value-type="float" office:value="1.6575">
            <text:p>1,657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1509]+2.9847)/([.D1509]-14.4252)" office:value-type="float" office:value="-0.0197115596168796">
            <text:p>-0,01971</text:p>
          </table:table-cell>
          <table:table-cell table:number-columns-repeated="1017"/>
        </table:table-row>
        <table:table-row table:style-name="ro1">
          <table:table-cell office:value-type="float" office:value="1216.901">
            <text:p>1216,90100</text:p>
          </table:table-cell>
          <table:table-cell office:value-type="float" office:value="-6.21">
            <text:p>-6,21000</text:p>
          </table:table-cell>
          <table:table-cell office:value-type="float" office:value="1.6575">
            <text:p>1,657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1510]+2.9847)/([.D1510]-14.4252)" office:value-type="float" office:value="-0.0197115596168796">
            <text:p>-0,01971</text:p>
          </table:table-cell>
          <table:table-cell table:number-columns-repeated="1017"/>
        </table:table-row>
        <table:table-row table:style-name="ro1">
          <table:table-cell office:value-type="float" office:value="1217.001">
            <text:p>1217,00100</text:p>
          </table:table-cell>
          <table:table-cell office:value-type="float" office:value="-6.195">
            <text:p>-6,19500</text:p>
          </table:table-cell>
          <table:table-cell office:value-type="float" office:value="1.6575">
            <text:p>1,657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1511]+2.9847)/([.D1511]-14.4252)" office:value-type="float" office:value="-0.0196198864719774">
            <text:p>-0,01962</text:p>
          </table:table-cell>
          <table:table-cell table:number-columns-repeated="1017"/>
        </table:table-row>
        <table:table-row table:style-name="ro1">
          <table:table-cell office:value-type="float" office:value="1217.101">
            <text:p>1217,10100</text:p>
          </table:table-cell>
          <table:table-cell office:value-type="float" office:value="-6.195">
            <text:p>-6,19500</text:p>
          </table:table-cell>
          <table:table-cell office:value-type="float" office:value="1.6575">
            <text:p>1,657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1512]+2.9847)/([.D1512]-14.4252)" office:value-type="float" office:value="-0.0196198864719774">
            <text:p>-0,01962</text:p>
          </table:table-cell>
          <table:table-cell table:number-columns-repeated="1017"/>
        </table:table-row>
        <table:table-row table:style-name="ro1">
          <table:table-cell office:value-type="float" office:value="1217.201">
            <text:p>1217,20100</text:p>
          </table:table-cell>
          <table:table-cell office:value-type="float" office:value="-6.195">
            <text:p>-6,19500</text:p>
          </table:table-cell>
          <table:table-cell office:value-type="float" office:value="1.6575">
            <text:p>1,657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1513]+2.9847)/([.D1513]-14.4252)" office:value-type="float" office:value="-0.0196198864719774">
            <text:p>-0,01962</text:p>
          </table:table-cell>
          <table:table-cell table:number-columns-repeated="1017"/>
        </table:table-row>
        <table:table-row table:style-name="ro1">
          <table:table-cell office:value-type="float" office:value="1217.301">
            <text:p>1217,30100</text:p>
          </table:table-cell>
          <table:table-cell office:value-type="float" office:value="-6.195">
            <text:p>-6,19500</text:p>
          </table:table-cell>
          <table:table-cell office:value-type="float" office:value="1.6575">
            <text:p>1,657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1514]+2.9847)/([.D1514]-14.4252)" office:value-type="float" office:value="-0.0196198864719774">
            <text:p>-0,01962</text:p>
          </table:table-cell>
          <table:table-cell table:number-columns-repeated="1017"/>
        </table:table-row>
        <table:table-row table:style-name="ro1">
          <table:table-cell office:value-type="float" office:value="1217.401">
            <text:p>1217,40100</text:p>
          </table:table-cell>
          <table:table-cell office:value-type="float" office:value="-6.195">
            <text:p>-6,19500</text:p>
          </table:table-cell>
          <table:table-cell office:value-type="float" office:value="1.6575">
            <text:p>1,657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1515]+2.9847)/([.D1515]-14.4252)" office:value-type="float" office:value="-0.0196198864719774">
            <text:p>-0,01962</text:p>
          </table:table-cell>
          <table:table-cell table:number-columns-repeated="1017"/>
        </table:table-row>
        <table:table-row table:style-name="ro1">
          <table:table-cell office:value-type="float" office:value="1217.501">
            <text:p>1217,50100</text:p>
          </table:table-cell>
          <table:table-cell office:value-type="float" office:value="-6.195">
            <text:p>-6,19500</text:p>
          </table:table-cell>
          <table:table-cell office:value-type="float" office:value="1.6575">
            <text:p>1,657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1516]+2.9847)/([.D1516]-14.4252)" office:value-type="float" office:value="-0.0196198864719774">
            <text:p>-0,01962</text:p>
          </table:table-cell>
          <table:table-cell table:number-columns-repeated="1017"/>
        </table:table-row>
        <table:table-row table:style-name="ro1">
          <table:table-cell office:value-type="float" office:value="1217.601">
            <text:p>1217,60100</text:p>
          </table:table-cell>
          <table:table-cell office:value-type="float" office:value="-6.195">
            <text:p>-6,19500</text:p>
          </table:table-cell>
          <table:table-cell office:value-type="float" office:value="1.6575">
            <text:p>1,657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1517]+2.9847)/([.D1517]-14.4252)" office:value-type="float" office:value="-0.0196198864719774">
            <text:p>-0,01962</text:p>
          </table:table-cell>
          <table:table-cell table:number-columns-repeated="1017"/>
        </table:table-row>
        <table:table-row table:style-name="ro1">
          <table:table-cell office:value-type="float" office:value="1217.701">
            <text:p>1217,70100</text:p>
          </table:table-cell>
          <table:table-cell office:value-type="float" office:value="-6.195">
            <text:p>-6,19500</text:p>
          </table:table-cell>
          <table:table-cell office:value-type="float" office:value="1.656">
            <text:p>1,6560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1518]+2.9847)/([.D1518]-14.4252)" office:value-type="float" office:value="-0.0196198864719774">
            <text:p>-0,01962</text:p>
          </table:table-cell>
          <table:table-cell table:number-columns-repeated="1017"/>
        </table:table-row>
        <table:table-row table:style-name="ro1">
          <table:table-cell office:value-type="float" office:value="1217.801">
            <text:p>1217,80100</text:p>
          </table:table-cell>
          <table:table-cell office:value-type="float" office:value="-6.195">
            <text:p>-6,19500</text:p>
          </table:table-cell>
          <table:table-cell office:value-type="float" office:value="1.656">
            <text:p>1,6560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1519]+2.9847)/([.D1519]-14.4252)" office:value-type="float" office:value="-0.0196198864719774">
            <text:p>-0,01962</text:p>
          </table:table-cell>
          <table:table-cell table:number-columns-repeated="1017"/>
        </table:table-row>
        <table:table-row table:style-name="ro1">
          <table:table-cell office:value-type="float" office:value="1217.901">
            <text:p>1217,90100</text:p>
          </table:table-cell>
          <table:table-cell office:value-type="float" office:value="-6.195">
            <text:p>-6,19500</text:p>
          </table:table-cell>
          <table:table-cell office:value-type="float" office:value="1.656">
            <text:p>1,6560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1520]+2.9847)/([.D1520]-14.4252)" office:value-type="float" office:value="-0.0196198864719774">
            <text:p>-0,01962</text:p>
          </table:table-cell>
          <table:table-cell table:number-columns-repeated="1017"/>
        </table:table-row>
        <table:table-row table:style-name="ro1">
          <table:table-cell office:value-type="float" office:value="1218.001">
            <text:p>1218,00100</text:p>
          </table:table-cell>
          <table:table-cell office:value-type="float" office:value="-6.195">
            <text:p>-6,19500</text:p>
          </table:table-cell>
          <table:table-cell office:value-type="float" office:value="1.656">
            <text:p>1,6560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1521]+2.9847)/([.D1521]-14.4252)" office:value-type="float" office:value="-0.0196198864719774">
            <text:p>-0,01962</text:p>
          </table:table-cell>
          <table:table-cell table:number-columns-repeated="1017"/>
        </table:table-row>
        <table:table-row table:style-name="ro1">
          <table:table-cell office:value-type="float" office:value="1218.101">
            <text:p>1218,10100</text:p>
          </table:table-cell>
          <table:table-cell office:value-type="float" office:value="-6.195">
            <text:p>-6,19500</text:p>
          </table:table-cell>
          <table:table-cell office:value-type="float" office:value="1.656">
            <text:p>1,6560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1522]+2.9847)/([.D1522]-14.4252)" office:value-type="float" office:value="-0.0196198864719774">
            <text:p>-0,01962</text:p>
          </table:table-cell>
          <table:table-cell table:number-columns-repeated="1017"/>
        </table:table-row>
        <table:table-row table:style-name="ro1">
          <table:table-cell office:value-type="float" office:value="1218.201">
            <text:p>1218,20100</text:p>
          </table:table-cell>
          <table:table-cell office:value-type="float" office:value="-6.195">
            <text:p>-6,19500</text:p>
          </table:table-cell>
          <table:table-cell office:value-type="float" office:value="1.656">
            <text:p>1,6560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1523]+2.9847)/([.D1523]-14.4252)" office:value-type="float" office:value="-0.0196198864719774">
            <text:p>-0,01962</text:p>
          </table:table-cell>
          <table:table-cell table:number-columns-repeated="1017"/>
        </table:table-row>
        <table:table-row table:style-name="ro1">
          <table:table-cell office:value-type="float" office:value="1218.301">
            <text:p>1218,30100</text:p>
          </table:table-cell>
          <table:table-cell office:value-type="float" office:value="-6.195">
            <text:p>-6,19500</text:p>
          </table:table-cell>
          <table:table-cell office:value-type="float" office:value="1.656">
            <text:p>1,6560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1524]+2.9847)/([.D1524]-14.4252)" office:value-type="float" office:value="-0.0196198864719774">
            <text:p>-0,01962</text:p>
          </table:table-cell>
          <table:table-cell table:number-columns-repeated="1017"/>
        </table:table-row>
        <table:table-row table:style-name="ro1">
          <table:table-cell office:value-type="float" office:value="1218.401">
            <text:p>1218,40100</text:p>
          </table:table-cell>
          <table:table-cell office:value-type="float" office:value="-6.195">
            <text:p>-6,19500</text:p>
          </table:table-cell>
          <table:table-cell office:value-type="float" office:value="1.656">
            <text:p>1,6560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1525]+2.9847)/([.D1525]-14.4252)" office:value-type="float" office:value="-0.0196198864719774">
            <text:p>-0,01962</text:p>
          </table:table-cell>
          <table:table-cell table:number-columns-repeated="1017"/>
        </table:table-row>
        <table:table-row table:style-name="ro1">
          <table:table-cell office:value-type="float" office:value="1218.501">
            <text:p>1218,50100</text:p>
          </table:table-cell>
          <table:table-cell office:value-type="float" office:value="-6.195">
            <text:p>-6,19500</text:p>
          </table:table-cell>
          <table:table-cell office:value-type="float" office:value="1.656">
            <text:p>1,6560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1526]+2.9847)/([.D1526]-14.4252)" office:value-type="float" office:value="-0.0196198864719774">
            <text:p>-0,01962</text:p>
          </table:table-cell>
          <table:table-cell table:number-columns-repeated="1017"/>
        </table:table-row>
        <table:table-row table:style-name="ro1">
          <table:table-cell office:value-type="float" office:value="1218.601">
            <text:p>1218,60100</text:p>
          </table:table-cell>
          <table:table-cell office:value-type="float" office:value="-6.195">
            <text:p>-6,19500</text:p>
          </table:table-cell>
          <table:table-cell office:value-type="float" office:value="1.656">
            <text:p>1,6560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1527]+2.9847)/([.D1527]-14.4252)" office:value-type="float" office:value="-0.0196198864719774">
            <text:p>-0,01962</text:p>
          </table:table-cell>
          <table:table-cell table:number-columns-repeated="1017"/>
        </table:table-row>
        <table:table-row table:style-name="ro1">
          <table:table-cell office:value-type="float" office:value="1218.701">
            <text:p>1218,70100</text:p>
          </table:table-cell>
          <table:table-cell office:value-type="float" office:value="-6.195">
            <text:p>-6,19500</text:p>
          </table:table-cell>
          <table:table-cell office:value-type="float" office:value="1.6545">
            <text:p>1,654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1528]+2.9847)/([.D1528]-14.4252)" office:value-type="float" office:value="-0.0196198864719774">
            <text:p>-0,01962</text:p>
          </table:table-cell>
          <table:table-cell table:number-columns-repeated="1017"/>
        </table:table-row>
        <table:table-row table:style-name="ro1">
          <table:table-cell office:value-type="float" office:value="1218.801">
            <text:p>1218,80100</text:p>
          </table:table-cell>
          <table:table-cell office:value-type="float" office:value="-6.195">
            <text:p>-6,19500</text:p>
          </table:table-cell>
          <table:table-cell office:value-type="float" office:value="1.6545">
            <text:p>1,654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1529]+2.9847)/([.D1529]-14.4252)" office:value-type="float" office:value="-0.0196198864719774">
            <text:p>-0,01962</text:p>
          </table:table-cell>
          <table:table-cell table:number-columns-repeated="1017"/>
        </table:table-row>
        <table:table-row table:style-name="ro1">
          <table:table-cell office:value-type="float" office:value="1218.901">
            <text:p>1218,90100</text:p>
          </table:table-cell>
          <table:table-cell office:value-type="float" office:value="-6.195">
            <text:p>-6,19500</text:p>
          </table:table-cell>
          <table:table-cell office:value-type="float" office:value="1.6545">
            <text:p>1,654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1530]+2.9847)/([.D1530]-14.4252)" office:value-type="float" office:value="-0.0196198864719774">
            <text:p>-0,01962</text:p>
          </table:table-cell>
          <table:table-cell table:number-columns-repeated="1017"/>
        </table:table-row>
        <table:table-row table:style-name="ro1">
          <table:table-cell office:value-type="float" office:value="1219.001">
            <text:p>1219,00100</text:p>
          </table:table-cell>
          <table:table-cell office:value-type="float" office:value="-6.18">
            <text:p>-6,18000</text:p>
          </table:table-cell>
          <table:table-cell office:value-type="float" office:value="1.6545">
            <text:p>1,654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1531]+2.9847)/([.D1531]-14.4252)" office:value-type="float" office:value="-0.0195282133270751">
            <text:p>-0,01953</text:p>
          </table:table-cell>
          <table:table-cell table:number-columns-repeated="1017"/>
        </table:table-row>
        <table:table-row table:style-name="ro1">
          <table:table-cell office:value-type="float" office:value="1219.101">
            <text:p>1219,10100</text:p>
          </table:table-cell>
          <table:table-cell office:value-type="float" office:value="-6.18">
            <text:p>-6,18000</text:p>
          </table:table-cell>
          <table:table-cell office:value-type="float" office:value="1.6545">
            <text:p>1,654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1532]+2.9847)/([.D1532]-14.4252)" office:value-type="float" office:value="-0.0195282133270751">
            <text:p>-0,01953</text:p>
          </table:table-cell>
          <table:table-cell table:number-columns-repeated="1017"/>
        </table:table-row>
        <table:table-row table:style-name="ro1">
          <table:table-cell office:value-type="float" office:value="1219.201">
            <text:p>1219,20100</text:p>
          </table:table-cell>
          <table:table-cell office:value-type="float" office:value="-6.18">
            <text:p>-6,18000</text:p>
          </table:table-cell>
          <table:table-cell office:value-type="float" office:value="1.6545">
            <text:p>1,654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1533]+2.9847)/([.D1533]-14.4252)" office:value-type="float" office:value="-0.0195282133270751">
            <text:p>-0,01953</text:p>
          </table:table-cell>
          <table:table-cell table:number-columns-repeated="1017"/>
        </table:table-row>
        <table:table-row table:style-name="ro1">
          <table:table-cell office:value-type="float" office:value="1219.301">
            <text:p>1219,30100</text:p>
          </table:table-cell>
          <table:table-cell office:value-type="float" office:value="-6.18">
            <text:p>-6,18000</text:p>
          </table:table-cell>
          <table:table-cell office:value-type="float" office:value="1.6545">
            <text:p>1,654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1534]+2.9847)/([.D1534]-14.4252)" office:value-type="float" office:value="-0.0195282133270751">
            <text:p>-0,01953</text:p>
          </table:table-cell>
          <table:table-cell table:number-columns-repeated="1017"/>
        </table:table-row>
        <table:table-row table:style-name="ro1">
          <table:table-cell office:value-type="float" office:value="1219.401">
            <text:p>1219,40100</text:p>
          </table:table-cell>
          <table:table-cell office:value-type="float" office:value="-6.18">
            <text:p>-6,18000</text:p>
          </table:table-cell>
          <table:table-cell office:value-type="float" office:value="1.6545">
            <text:p>1,654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1535]+2.9847)/([.D1535]-14.4252)" office:value-type="float" office:value="-0.0195282133270751">
            <text:p>-0,01953</text:p>
          </table:table-cell>
          <table:table-cell table:number-columns-repeated="1017"/>
        </table:table-row>
        <table:table-row table:style-name="ro1">
          <table:table-cell office:value-type="float" office:value="1219.501">
            <text:p>1219,50100</text:p>
          </table:table-cell>
          <table:table-cell office:value-type="float" office:value="-6.18">
            <text:p>-6,18000</text:p>
          </table:table-cell>
          <table:table-cell office:value-type="float" office:value="1.6545">
            <text:p>1,654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1536]+2.9847)/([.D1536]-14.4252)" office:value-type="float" office:value="-0.0195282133270751">
            <text:p>-0,01953</text:p>
          </table:table-cell>
          <table:table-cell table:number-columns-repeated="1017"/>
        </table:table-row>
        <table:table-row table:style-name="ro1">
          <table:table-cell office:value-type="float" office:value="1219.601">
            <text:p>1219,60100</text:p>
          </table:table-cell>
          <table:table-cell office:value-type="float" office:value="-6.18">
            <text:p>-6,18000</text:p>
          </table:table-cell>
          <table:table-cell office:value-type="float" office:value="1.6545">
            <text:p>1,654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1537]+2.9847)/([.D1537]-14.4252)" office:value-type="float" office:value="-0.0195282133270751">
            <text:p>-0,01953</text:p>
          </table:table-cell>
          <table:table-cell table:number-columns-repeated="1017"/>
        </table:table-row>
        <table:table-row table:style-name="ro1">
          <table:table-cell office:value-type="float" office:value="1219.701">
            <text:p>1219,70100</text:p>
          </table:table-cell>
          <table:table-cell office:value-type="float" office:value="-6.18">
            <text:p>-6,18000</text:p>
          </table:table-cell>
          <table:table-cell office:value-type="float" office:value="1.6545">
            <text:p>1,654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1538]+2.9847)/([.D1538]-14.4252)" office:value-type="float" office:value="-0.0195282133270751">
            <text:p>-0,01953</text:p>
          </table:table-cell>
          <table:table-cell table:number-columns-repeated="1017"/>
        </table:table-row>
        <table:table-row table:style-name="ro1">
          <table:table-cell office:value-type="float" office:value="1219.801">
            <text:p>1219,80100</text:p>
          </table:table-cell>
          <table:table-cell office:value-type="float" office:value="-6.18">
            <text:p>-6,18000</text:p>
          </table:table-cell>
          <table:table-cell office:value-type="float" office:value="1.6545">
            <text:p>1,654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1539]+2.9847)/([.D1539]-14.4252)" office:value-type="float" office:value="-0.0195282133270751">
            <text:p>-0,01953</text:p>
          </table:table-cell>
          <table:table-cell table:number-columns-repeated="1017"/>
        </table:table-row>
        <table:table-row table:style-name="ro1">
          <table:table-cell office:value-type="float" office:value="1219.901">
            <text:p>1219,90100</text:p>
          </table:table-cell>
          <table:table-cell office:value-type="float" office:value="-6.18">
            <text:p>-6,18000</text:p>
          </table:table-cell>
          <table:table-cell office:value-type="float" office:value="1.6545">
            <text:p>1,654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1540]+2.9847)/([.D1540]-14.4252)" office:value-type="float" office:value="-0.0195282133270751">
            <text:p>-0,01953</text:p>
          </table:table-cell>
          <table:table-cell table:number-columns-repeated="1017"/>
        </table:table-row>
        <table:table-row table:style-name="ro1">
          <table:table-cell office:value-type="float" office:value="1220.001">
            <text:p>1220,00100</text:p>
          </table:table-cell>
          <table:table-cell office:value-type="float" office:value="-6.165">
            <text:p>-6,16500</text:p>
          </table:table-cell>
          <table:table-cell office:value-type="float" office:value="1.6545">
            <text:p>1,654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1541]+2.9847)/([.D1541]-14.4252)" office:value-type="float" office:value="-0.0194365401821729">
            <text:p>-0,01944</text:p>
          </table:table-cell>
          <table:table-cell table:number-columns-repeated="1017"/>
        </table:table-row>
        <table:table-row table:style-name="ro1">
          <table:table-cell office:value-type="float" office:value="1220.101">
            <text:p>1220,10100</text:p>
          </table:table-cell>
          <table:table-cell office:value-type="float" office:value="-6.165">
            <text:p>-6,16500</text:p>
          </table:table-cell>
          <table:table-cell office:value-type="float" office:value="1.6545">
            <text:p>1,654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1542]+2.9847)/([.D1542]-14.4252)" office:value-type="float" office:value="-0.0194365401821729">
            <text:p>-0,01944</text:p>
          </table:table-cell>
          <table:table-cell table:number-columns-repeated="1017"/>
        </table:table-row>
        <table:table-row table:style-name="ro1">
          <table:table-cell office:value-type="float" office:value="1220.201">
            <text:p>1220,20100</text:p>
          </table:table-cell>
          <table:table-cell office:value-type="float" office:value="-6.165">
            <text:p>-6,16500</text:p>
          </table:table-cell>
          <table:table-cell office:value-type="float" office:value="1.6545">
            <text:p>1,654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1543]+2.9847)/([.D1543]-14.4252)" office:value-type="float" office:value="-0.0194365401821729">
            <text:p>-0,01944</text:p>
          </table:table-cell>
          <table:table-cell table:number-columns-repeated="1017"/>
        </table:table-row>
        <table:table-row table:style-name="ro1">
          <table:table-cell office:value-type="float" office:value="1220.301">
            <text:p>1220,30100</text:p>
          </table:table-cell>
          <table:table-cell office:value-type="float" office:value="-6.165">
            <text:p>-6,16500</text:p>
          </table:table-cell>
          <table:table-cell office:value-type="float" office:value="1.6545">
            <text:p>1,654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1544]+2.9847)/([.D1544]-14.4252)" office:value-type="float" office:value="-0.0194365401821729">
            <text:p>-0,01944</text:p>
          </table:table-cell>
          <table:table-cell table:number-columns-repeated="1017"/>
        </table:table-row>
        <table:table-row table:style-name="ro1">
          <table:table-cell office:value-type="float" office:value="1220.401">
            <text:p>1220,40100</text:p>
          </table:table-cell>
          <table:table-cell office:value-type="float" office:value="-6.165">
            <text:p>-6,16500</text:p>
          </table:table-cell>
          <table:table-cell office:value-type="float" office:value="1.6545">
            <text:p>1,654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1545]+2.9847)/([.D1545]-14.4252)" office:value-type="float" office:value="-0.0194365401821729">
            <text:p>-0,01944</text:p>
          </table:table-cell>
          <table:table-cell table:number-columns-repeated="1017"/>
        </table:table-row>
        <table:table-row table:style-name="ro1">
          <table:table-cell office:value-type="float" office:value="1220.501">
            <text:p>1220,50100</text:p>
          </table:table-cell>
          <table:table-cell office:value-type="float" office:value="-6.165">
            <text:p>-6,16500</text:p>
          </table:table-cell>
          <table:table-cell office:value-type="float" office:value="1.6545">
            <text:p>1,654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1546]+2.9847)/([.D1546]-14.4252)" office:value-type="float" office:value="-0.0194365401821729">
            <text:p>-0,01944</text:p>
          </table:table-cell>
          <table:table-cell table:number-columns-repeated="1017"/>
        </table:table-row>
        <table:table-row table:style-name="ro1">
          <table:table-cell office:value-type="float" office:value="1220.601">
            <text:p>1220,60100</text:p>
          </table:table-cell>
          <table:table-cell office:value-type="float" office:value="-6.165">
            <text:p>-6,16500</text:p>
          </table:table-cell>
          <table:table-cell office:value-type="float" office:value="1.6545">
            <text:p>1,654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1547]+2.9847)/([.D1547]-14.4252)" office:value-type="float" office:value="-0.0194365401821729">
            <text:p>-0,01944</text:p>
          </table:table-cell>
          <table:table-cell table:number-columns-repeated="1017"/>
        </table:table-row>
        <table:table-row table:style-name="ro1">
          <table:table-cell office:value-type="float" office:value="1220.701">
            <text:p>1220,70100</text:p>
          </table:table-cell>
          <table:table-cell office:value-type="float" office:value="-6.165">
            <text:p>-6,16500</text:p>
          </table:table-cell>
          <table:table-cell office:value-type="float" office:value="1.656">
            <text:p>1,6560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1548]+2.9847)/([.D1548]-14.4252)" office:value-type="float" office:value="-0.0194365401821729">
            <text:p>-0,01944</text:p>
          </table:table-cell>
          <table:table-cell table:number-columns-repeated="1017"/>
        </table:table-row>
        <table:table-row table:style-name="ro1">
          <table:table-cell office:value-type="float" office:value="1220.801">
            <text:p>1220,80100</text:p>
          </table:table-cell>
          <table:table-cell office:value-type="float" office:value="-6.165">
            <text:p>-6,16500</text:p>
          </table:table-cell>
          <table:table-cell office:value-type="float" office:value="1.656">
            <text:p>1,6560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1549]+2.9847)/([.D1549]-14.4252)" office:value-type="float" office:value="-0.0194365401821729">
            <text:p>-0,01944</text:p>
          </table:table-cell>
          <table:table-cell table:number-columns-repeated="1017"/>
        </table:table-row>
        <table:table-row table:style-name="ro1">
          <table:table-cell office:value-type="float" office:value="1220.901">
            <text:p>1220,90100</text:p>
          </table:table-cell>
          <table:table-cell office:value-type="float" office:value="-6.165">
            <text:p>-6,16500</text:p>
          </table:table-cell>
          <table:table-cell office:value-type="float" office:value="1.656">
            <text:p>1,6560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1550]+2.9847)/([.D1550]-14.4252)" office:value-type="float" office:value="-0.0194365401821729">
            <text:p>-0,01944</text:p>
          </table:table-cell>
          <table:table-cell table:number-columns-repeated="1017"/>
        </table:table-row>
        <table:table-row table:style-name="ro1">
          <table:table-cell office:value-type="float" office:value="1221.001">
            <text:p>1221,00100</text:p>
          </table:table-cell>
          <table:table-cell office:value-type="float" office:value="-6.15">
            <text:p>-6,15000</text:p>
          </table:table-cell>
          <table:table-cell office:value-type="float" office:value="1.656">
            <text:p>1,6560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1551]+2.9847)/([.D1551]-14.4252)" office:value-type="float" office:value="-0.0193448670372706">
            <text:p>-0,01934</text:p>
          </table:table-cell>
          <table:table-cell table:number-columns-repeated="1017"/>
        </table:table-row>
        <table:table-row table:style-name="ro1">
          <table:table-cell office:value-type="float" office:value="1221.101">
            <text:p>1221,10100</text:p>
          </table:table-cell>
          <table:table-cell office:value-type="float" office:value="-6.15">
            <text:p>-6,15000</text:p>
          </table:table-cell>
          <table:table-cell office:value-type="float" office:value="1.656">
            <text:p>1,6560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1552]+2.9847)/([.D1552]-14.4252)" office:value-type="float" office:value="-0.0193448670372706">
            <text:p>-0,01934</text:p>
          </table:table-cell>
          <table:table-cell table:number-columns-repeated="1017"/>
        </table:table-row>
        <table:table-row table:style-name="ro1">
          <table:table-cell office:value-type="float" office:value="1221.201">
            <text:p>1221,20100</text:p>
          </table:table-cell>
          <table:table-cell office:value-type="float" office:value="-6.15">
            <text:p>-6,15000</text:p>
          </table:table-cell>
          <table:table-cell office:value-type="float" office:value="1.656">
            <text:p>1,6560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1553]+2.9847)/([.D1553]-14.4252)" office:value-type="float" office:value="-0.0193448670372706">
            <text:p>-0,01934</text:p>
          </table:table-cell>
          <table:table-cell table:number-columns-repeated="1017"/>
        </table:table-row>
        <table:table-row table:style-name="ro1">
          <table:table-cell office:value-type="float" office:value="1221.301">
            <text:p>1221,30100</text:p>
          </table:table-cell>
          <table:table-cell office:value-type="float" office:value="-6.15">
            <text:p>-6,15000</text:p>
          </table:table-cell>
          <table:table-cell office:value-type="float" office:value="1.656">
            <text:p>1,6560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1554]+2.9847)/([.D1554]-14.4252)" office:value-type="float" office:value="-0.0193448670372706">
            <text:p>-0,01934</text:p>
          </table:table-cell>
          <table:table-cell table:number-columns-repeated="1017"/>
        </table:table-row>
        <table:table-row table:style-name="ro1">
          <table:table-cell office:value-type="float" office:value="1221.401">
            <text:p>1221,40100</text:p>
          </table:table-cell>
          <table:table-cell office:value-type="float" office:value="-6.15">
            <text:p>-6,15000</text:p>
          </table:table-cell>
          <table:table-cell office:value-type="float" office:value="1.656">
            <text:p>1,6560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1555]+2.9847)/([.D1555]-14.4252)" office:value-type="float" office:value="-0.0193448670372706">
            <text:p>-0,01934</text:p>
          </table:table-cell>
          <table:table-cell table:number-columns-repeated="1017"/>
        </table:table-row>
        <table:table-row table:style-name="ro1">
          <table:table-cell office:value-type="float" office:value="1221.501">
            <text:p>1221,50100</text:p>
          </table:table-cell>
          <table:table-cell office:value-type="float" office:value="-6.15">
            <text:p>-6,15000</text:p>
          </table:table-cell>
          <table:table-cell office:value-type="float" office:value="1.656">
            <text:p>1,6560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1556]+2.9847)/([.D1556]-14.4252)" office:value-type="float" office:value="-0.0193448670372706">
            <text:p>-0,01934</text:p>
          </table:table-cell>
          <table:table-cell table:number-columns-repeated="1017"/>
        </table:table-row>
        <table:table-row table:style-name="ro1">
          <table:table-cell office:value-type="float" office:value="1221.601">
            <text:p>1221,60100</text:p>
          </table:table-cell>
          <table:table-cell office:value-type="float" office:value="-6.15">
            <text:p>-6,15000</text:p>
          </table:table-cell>
          <table:table-cell office:value-type="float" office:value="1.656">
            <text:p>1,6560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1557]+2.9847)/([.D1557]-14.4252)" office:value-type="float" office:value="-0.0193448670372706">
            <text:p>-0,01934</text:p>
          </table:table-cell>
          <table:table-cell table:number-columns-repeated="1017"/>
        </table:table-row>
        <table:table-row table:style-name="ro1">
          <table:table-cell office:value-type="float" office:value="1221.701">
            <text:p>1221,70100</text:p>
          </table:table-cell>
          <table:table-cell office:value-type="float" office:value="-6.15">
            <text:p>-6,15000</text:p>
          </table:table-cell>
          <table:table-cell office:value-type="float" office:value="1.6545">
            <text:p>1,654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1558]+2.9847)/([.D1558]-14.4252)" office:value-type="float" office:value="-0.0193448670372706">
            <text:p>-0,01934</text:p>
          </table:table-cell>
          <table:table-cell table:number-columns-repeated="1017"/>
        </table:table-row>
        <table:table-row table:style-name="ro1">
          <table:table-cell office:value-type="float" office:value="1221.801">
            <text:p>1221,80100</text:p>
          </table:table-cell>
          <table:table-cell office:value-type="float" office:value="-6.15">
            <text:p>-6,15000</text:p>
          </table:table-cell>
          <table:table-cell office:value-type="float" office:value="1.6545">
            <text:p>1,654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1559]+2.9847)/([.D1559]-14.4252)" office:value-type="float" office:value="-0.0193448670372706">
            <text:p>-0,01934</text:p>
          </table:table-cell>
          <table:table-cell table:number-columns-repeated="1017"/>
        </table:table-row>
        <table:table-row table:style-name="ro1">
          <table:table-cell office:value-type="float" office:value="1221.901">
            <text:p>1221,90100</text:p>
          </table:table-cell>
          <table:table-cell office:value-type="float" office:value="-6.15">
            <text:p>-6,15000</text:p>
          </table:table-cell>
          <table:table-cell office:value-type="float" office:value="1.6545">
            <text:p>1,654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1560]+2.9847)/([.D1560]-14.4252)" office:value-type="float" office:value="-0.0193448670372706">
            <text:p>-0,01934</text:p>
          </table:table-cell>
          <table:table-cell table:number-columns-repeated="1017"/>
        </table:table-row>
        <table:table-row table:style-name="ro1">
          <table:table-cell office:value-type="float" office:value="1222.001">
            <text:p>1222,00100</text:p>
          </table:table-cell>
          <table:table-cell office:value-type="float" office:value="-6.15">
            <text:p>-6,15000</text:p>
          </table:table-cell>
          <table:table-cell office:value-type="float" office:value="1.6545">
            <text:p>1,654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1561]+2.9847)/([.D1561]-14.4252)" office:value-type="float" office:value="-0.0193448670372706">
            <text:p>-0,01934</text:p>
          </table:table-cell>
          <table:table-cell table:number-columns-repeated="1017"/>
        </table:table-row>
        <table:table-row table:style-name="ro1">
          <table:table-cell office:value-type="float" office:value="1222.101">
            <text:p>1222,10100</text:p>
          </table:table-cell>
          <table:table-cell office:value-type="float" office:value="-6.15">
            <text:p>-6,15000</text:p>
          </table:table-cell>
          <table:table-cell office:value-type="float" office:value="1.6545">
            <text:p>1,654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1562]+2.9847)/([.D1562]-14.4252)" office:value-type="float" office:value="-0.0193448670372706">
            <text:p>-0,01934</text:p>
          </table:table-cell>
          <table:table-cell table:number-columns-repeated="1017"/>
        </table:table-row>
        <table:table-row table:style-name="ro1">
          <table:table-cell office:value-type="float" office:value="1222.201">
            <text:p>1222,20100</text:p>
          </table:table-cell>
          <table:table-cell office:value-type="float" office:value="-6.15">
            <text:p>-6,15000</text:p>
          </table:table-cell>
          <table:table-cell office:value-type="float" office:value="1.6545">
            <text:p>1,654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1563]+2.9847)/([.D1563]-14.4252)" office:value-type="float" office:value="-0.0193448670372706">
            <text:p>-0,01934</text:p>
          </table:table-cell>
          <table:table-cell table:number-columns-repeated="1017"/>
        </table:table-row>
        <table:table-row table:style-name="ro1">
          <table:table-cell office:value-type="float" office:value="1222.301">
            <text:p>1222,30100</text:p>
          </table:table-cell>
          <table:table-cell office:value-type="float" office:value="-6.15">
            <text:p>-6,15000</text:p>
          </table:table-cell>
          <table:table-cell office:value-type="float" office:value="1.6545">
            <text:p>1,654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1564]+2.9847)/([.D1564]-14.4252)" office:value-type="float" office:value="-0.0193448670372706">
            <text:p>-0,01934</text:p>
          </table:table-cell>
          <table:table-cell table:number-columns-repeated="1017"/>
        </table:table-row>
        <table:table-row table:style-name="ro1">
          <table:table-cell office:value-type="float" office:value="1222.401">
            <text:p>1222,40100</text:p>
          </table:table-cell>
          <table:table-cell office:value-type="float" office:value="-6.15">
            <text:p>-6,15000</text:p>
          </table:table-cell>
          <table:table-cell office:value-type="float" office:value="1.6545">
            <text:p>1,654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1565]+2.9847)/([.D1565]-14.4252)" office:value-type="float" office:value="-0.0193448670372706">
            <text:p>-0,01934</text:p>
          </table:table-cell>
          <table:table-cell table:number-columns-repeated="1017"/>
        </table:table-row>
        <table:table-row table:style-name="ro1">
          <table:table-cell office:value-type="float" office:value="1222.504">
            <text:p>1222,50400</text:p>
          </table:table-cell>
          <table:table-cell office:value-type="float" office:value="-6.15">
            <text:p>-6,15000</text:p>
          </table:table-cell>
          <table:table-cell office:value-type="float" office:value="1.6545">
            <text:p>1,654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1566]+2.9847)/([.D1566]-14.4252)" office:value-type="float" office:value="-0.0193448670372706">
            <text:p>-0,01934</text:p>
          </table:table-cell>
          <table:table-cell table:number-columns-repeated="1017"/>
        </table:table-row>
        <table:table-row table:style-name="ro1">
          <table:table-cell office:value-type="float" office:value="1222.601">
            <text:p>1222,60100</text:p>
          </table:table-cell>
          <table:table-cell office:value-type="float" office:value="-6.15">
            <text:p>-6,15000</text:p>
          </table:table-cell>
          <table:table-cell office:value-type="float" office:value="1.6545">
            <text:p>1,654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1567]+2.9847)/([.D1567]-14.4252)" office:value-type="float" office:value="-0.0193448670372706">
            <text:p>-0,01934</text:p>
          </table:table-cell>
          <table:table-cell table:number-columns-repeated="1017"/>
        </table:table-row>
        <table:table-row table:style-name="ro1">
          <table:table-cell office:value-type="float" office:value="1222.701">
            <text:p>1222,70100</text:p>
          </table:table-cell>
          <table:table-cell office:value-type="float" office:value="-6.15">
            <text:p>-6,15000</text:p>
          </table:table-cell>
          <table:table-cell office:value-type="float" office:value="1.653">
            <text:p>1,653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568]+2.9847)/([.D1568]-14.4252)" office:value-type="float" office:value="-0.0193626173575377">
            <text:p>-0,01936</text:p>
          </table:table-cell>
          <table:table-cell table:number-columns-repeated="1017"/>
        </table:table-row>
        <table:table-row table:style-name="ro1">
          <table:table-cell office:value-type="float" office:value="1222.801">
            <text:p>1222,80100</text:p>
          </table:table-cell>
          <table:table-cell office:value-type="float" office:value="-6.15">
            <text:p>-6,15000</text:p>
          </table:table-cell>
          <table:table-cell office:value-type="float" office:value="1.653">
            <text:p>1,653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569]+2.9847)/([.D1569]-14.4252)" office:value-type="float" office:value="-0.0193626173575377">
            <text:p>-0,01936</text:p>
          </table:table-cell>
          <table:table-cell table:number-columns-repeated="1017"/>
        </table:table-row>
        <table:table-row table:style-name="ro1">
          <table:table-cell office:value-type="float" office:value="1222.901">
            <text:p>1222,90100</text:p>
          </table:table-cell>
          <table:table-cell office:value-type="float" office:value="-6.15">
            <text:p>-6,15000</text:p>
          </table:table-cell>
          <table:table-cell office:value-type="float" office:value="1.653">
            <text:p>1,653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570]+2.9847)/([.D1570]-14.4252)" office:value-type="float" office:value="-0.0193626173575377">
            <text:p>-0,01936</text:p>
          </table:table-cell>
          <table:table-cell table:number-columns-repeated="1017"/>
        </table:table-row>
        <table:table-row table:style-name="ro1">
          <table:table-cell office:value-type="float" office:value="1223.001">
            <text:p>1223,00100</text:p>
          </table:table-cell>
          <table:table-cell office:value-type="float" office:value="-6.135">
            <text:p>-6,13500</text:p>
          </table:table-cell>
          <table:table-cell office:value-type="float" office:value="1.653">
            <text:p>1,653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571]+2.9847)/([.D1571]-14.4252)" office:value-type="float" office:value="-0.019270860095868">
            <text:p>-0,01927</text:p>
          </table:table-cell>
          <table:table-cell table:number-columns-repeated="1017"/>
        </table:table-row>
        <table:table-row table:style-name="ro1">
          <table:table-cell office:value-type="float" office:value="1223.101">
            <text:p>1223,10100</text:p>
          </table:table-cell>
          <table:table-cell office:value-type="float" office:value="-6.135">
            <text:p>-6,13500</text:p>
          </table:table-cell>
          <table:table-cell office:value-type="float" office:value="1.653">
            <text:p>1,653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572]+2.9847)/([.D1572]-14.4252)" office:value-type="float" office:value="-0.019270860095868">
            <text:p>-0,01927</text:p>
          </table:table-cell>
          <table:table-cell table:number-columns-repeated="1017"/>
        </table:table-row>
        <table:table-row table:style-name="ro1">
          <table:table-cell office:value-type="float" office:value="1223.201">
            <text:p>1223,20100</text:p>
          </table:table-cell>
          <table:table-cell office:value-type="float" office:value="-6.135">
            <text:p>-6,13500</text:p>
          </table:table-cell>
          <table:table-cell office:value-type="float" office:value="1.653">
            <text:p>1,653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573]+2.9847)/([.D1573]-14.4252)" office:value-type="float" office:value="-0.019270860095868">
            <text:p>-0,01927</text:p>
          </table:table-cell>
          <table:table-cell table:number-columns-repeated="1017"/>
        </table:table-row>
        <table:table-row table:style-name="ro1">
          <table:table-cell office:value-type="float" office:value="1223.301">
            <text:p>1223,30100</text:p>
          </table:table-cell>
          <table:table-cell office:value-type="float" office:value="-6.135">
            <text:p>-6,13500</text:p>
          </table:table-cell>
          <table:table-cell office:value-type="float" office:value="1.653">
            <text:p>1,653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574]+2.9847)/([.D1574]-14.4252)" office:value-type="float" office:value="-0.019270860095868">
            <text:p>-0,01927</text:p>
          </table:table-cell>
          <table:table-cell table:number-columns-repeated="1017"/>
        </table:table-row>
        <table:table-row table:style-name="ro1">
          <table:table-cell office:value-type="float" office:value="1223.401">
            <text:p>1223,40100</text:p>
          </table:table-cell>
          <table:table-cell office:value-type="float" office:value="-6.135">
            <text:p>-6,13500</text:p>
          </table:table-cell>
          <table:table-cell office:value-type="float" office:value="1.653">
            <text:p>1,653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575]+2.9847)/([.D1575]-14.4252)" office:value-type="float" office:value="-0.019270860095868">
            <text:p>-0,01927</text:p>
          </table:table-cell>
          <table:table-cell table:number-columns-repeated="1017"/>
        </table:table-row>
        <table:table-row table:style-name="ro1">
          <table:table-cell office:value-type="float" office:value="1223.501">
            <text:p>1223,50100</text:p>
          </table:table-cell>
          <table:table-cell office:value-type="float" office:value="-6.135">
            <text:p>-6,13500</text:p>
          </table:table-cell>
          <table:table-cell office:value-type="float" office:value="1.653">
            <text:p>1,653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576]+2.9847)/([.D1576]-14.4252)" office:value-type="float" office:value="-0.019270860095868">
            <text:p>-0,01927</text:p>
          </table:table-cell>
          <table:table-cell table:number-columns-repeated="1017"/>
        </table:table-row>
        <table:table-row table:style-name="ro1">
          <table:table-cell office:value-type="float" office:value="1223.601">
            <text:p>1223,60100</text:p>
          </table:table-cell>
          <table:table-cell office:value-type="float" office:value="-6.135">
            <text:p>-6,13500</text:p>
          </table:table-cell>
          <table:table-cell office:value-type="float" office:value="1.653">
            <text:p>1,653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577]+2.9847)/([.D1577]-14.4252)" office:value-type="float" office:value="-0.019270860095868">
            <text:p>-0,01927</text:p>
          </table:table-cell>
          <table:table-cell table:number-columns-repeated="1017"/>
        </table:table-row>
        <table:table-row table:style-name="ro1">
          <table:table-cell office:value-type="float" office:value="1223.701">
            <text:p>1223,70100</text:p>
          </table:table-cell>
          <table:table-cell office:value-type="float" office:value="-6.135">
            <text:p>-6,13500</text:p>
          </table:table-cell>
          <table:table-cell office:value-type="float" office:value="1.653">
            <text:p>1,653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578]+2.9847)/([.D1578]-14.4252)" office:value-type="float" office:value="-0.019270860095868">
            <text:p>-0,01927</text:p>
          </table:table-cell>
          <table:table-cell table:number-columns-repeated="1017"/>
        </table:table-row>
        <table:table-row table:style-name="ro1">
          <table:table-cell office:value-type="float" office:value="1223.801">
            <text:p>1223,80100</text:p>
          </table:table-cell>
          <table:table-cell office:value-type="float" office:value="-6.135">
            <text:p>-6,13500</text:p>
          </table:table-cell>
          <table:table-cell office:value-type="float" office:value="1.653">
            <text:p>1,653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579]+2.9847)/([.D1579]-14.4252)" office:value-type="float" office:value="-0.019270860095868">
            <text:p>-0,01927</text:p>
          </table:table-cell>
          <table:table-cell table:number-columns-repeated="1017"/>
        </table:table-row>
        <table:table-row table:style-name="ro1">
          <table:table-cell office:value-type="float" office:value="1223.901">
            <text:p>1223,90100</text:p>
          </table:table-cell>
          <table:table-cell office:value-type="float" office:value="-6.135">
            <text:p>-6,13500</text:p>
          </table:table-cell>
          <table:table-cell office:value-type="float" office:value="1.653">
            <text:p>1,653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580]+2.9847)/([.D1580]-14.4252)" office:value-type="float" office:value="-0.019270860095868">
            <text:p>-0,01927</text:p>
          </table:table-cell>
          <table:table-cell table:number-columns-repeated="1017"/>
        </table:table-row>
        <table:table-row table:style-name="ro1">
          <table:table-cell office:value-type="float" office:value="1224.001">
            <text:p>1224,00100</text:p>
          </table:table-cell>
          <table:table-cell office:value-type="float" office:value="-6.12">
            <text:p>-6,12000</text:p>
          </table:table-cell>
          <table:table-cell office:value-type="float" office:value="1.653">
            <text:p>1,653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581]+2.9847)/([.D1581]-14.4252)" office:value-type="float" office:value="-0.0191791028341983">
            <text:p>-0,01918</text:p>
          </table:table-cell>
          <table:table-cell table:number-columns-repeated="1017"/>
        </table:table-row>
        <table:table-row table:style-name="ro1">
          <table:table-cell office:value-type="float" office:value="1224.101">
            <text:p>1224,10100</text:p>
          </table:table-cell>
          <table:table-cell office:value-type="float" office:value="-6.12">
            <text:p>-6,12000</text:p>
          </table:table-cell>
          <table:table-cell office:value-type="float" office:value="1.653">
            <text:p>1,653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582]+2.9847)/([.D1582]-14.4252)" office:value-type="float" office:value="-0.0191791028341983">
            <text:p>-0,01918</text:p>
          </table:table-cell>
          <table:table-cell table:number-columns-repeated="1017"/>
        </table:table-row>
        <table:table-row table:style-name="ro1">
          <table:table-cell office:value-type="float" office:value="1224.201">
            <text:p>1224,20100</text:p>
          </table:table-cell>
          <table:table-cell office:value-type="float" office:value="-6.12">
            <text:p>-6,12000</text:p>
          </table:table-cell>
          <table:table-cell office:value-type="float" office:value="1.653">
            <text:p>1,653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583]+2.9847)/([.D1583]-14.4252)" office:value-type="float" office:value="-0.0191791028341983">
            <text:p>-0,01918</text:p>
          </table:table-cell>
          <table:table-cell table:number-columns-repeated="1017"/>
        </table:table-row>
        <table:table-row table:style-name="ro1">
          <table:table-cell office:value-type="float" office:value="1224.301">
            <text:p>1224,30100</text:p>
          </table:table-cell>
          <table:table-cell office:value-type="float" office:value="-6.12">
            <text:p>-6,12000</text:p>
          </table:table-cell>
          <table:table-cell office:value-type="float" office:value="1.653">
            <text:p>1,653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584]+2.9847)/([.D1584]-14.4252)" office:value-type="float" office:value="-0.0191791028341983">
            <text:p>-0,01918</text:p>
          </table:table-cell>
          <table:table-cell table:number-columns-repeated="1017"/>
        </table:table-row>
        <table:table-row table:style-name="ro1">
          <table:table-cell office:value-type="float" office:value="1224.401">
            <text:p>1224,40100</text:p>
          </table:table-cell>
          <table:table-cell office:value-type="float" office:value="-6.12">
            <text:p>-6,12000</text:p>
          </table:table-cell>
          <table:table-cell office:value-type="float" office:value="1.653">
            <text:p>1,653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585]+2.9847)/([.D1585]-14.4252)" office:value-type="float" office:value="-0.0191791028341983">
            <text:p>-0,01918</text:p>
          </table:table-cell>
          <table:table-cell table:number-columns-repeated="1017"/>
        </table:table-row>
        <table:table-row table:style-name="ro1">
          <table:table-cell office:value-type="float" office:value="1224.501">
            <text:p>1224,50100</text:p>
          </table:table-cell>
          <table:table-cell office:value-type="float" office:value="-6.12">
            <text:p>-6,12000</text:p>
          </table:table-cell>
          <table:table-cell office:value-type="float" office:value="1.653">
            <text:p>1,653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586]+2.9847)/([.D1586]-14.4252)" office:value-type="float" office:value="-0.0191791028341983">
            <text:p>-0,01918</text:p>
          </table:table-cell>
          <table:table-cell table:number-columns-repeated="1017"/>
        </table:table-row>
        <table:table-row table:style-name="ro1">
          <table:table-cell office:value-type="float" office:value="1224.601">
            <text:p>1224,60100</text:p>
          </table:table-cell>
          <table:table-cell office:value-type="float" office:value="-6.12">
            <text:p>-6,12000</text:p>
          </table:table-cell>
          <table:table-cell office:value-type="float" office:value="1.653">
            <text:p>1,653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587]+2.9847)/([.D1587]-14.4252)" office:value-type="float" office:value="-0.0191791028341983">
            <text:p>-0,01918</text:p>
          </table:table-cell>
          <table:table-cell table:number-columns-repeated="1017"/>
        </table:table-row>
        <table:table-row table:style-name="ro1">
          <table:table-cell office:value-type="float" office:value="1224.701">
            <text:p>1224,70100</text:p>
          </table:table-cell>
          <table:table-cell office:value-type="float" office:value="-6.12">
            <text:p>-6,12000</text:p>
          </table:table-cell>
          <table:table-cell office:value-type="float" office:value="1.6545">
            <text:p>1,654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1588]+2.9847)/([.D1588]-14.4252)" office:value-type="float" office:value="-0.0191615207474662">
            <text:p>-0,01916</text:p>
          </table:table-cell>
          <table:table-cell table:number-columns-repeated="1017"/>
        </table:table-row>
        <table:table-row table:style-name="ro1">
          <table:table-cell office:value-type="float" office:value="1224.801">
            <text:p>1224,80100</text:p>
          </table:table-cell>
          <table:table-cell office:value-type="float" office:value="-6.12">
            <text:p>-6,12000</text:p>
          </table:table-cell>
          <table:table-cell office:value-type="float" office:value="1.6545">
            <text:p>1,654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1589]+2.9847)/([.D1589]-14.4252)" office:value-type="float" office:value="-0.0191615207474662">
            <text:p>-0,01916</text:p>
          </table:table-cell>
          <table:table-cell table:number-columns-repeated="1017"/>
        </table:table-row>
        <table:table-row table:style-name="ro1">
          <table:table-cell office:value-type="float" office:value="1224.901">
            <text:p>1224,90100</text:p>
          </table:table-cell>
          <table:table-cell office:value-type="float" office:value="-6.12">
            <text:p>-6,12000</text:p>
          </table:table-cell>
          <table:table-cell office:value-type="float" office:value="1.6545">
            <text:p>1,654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1590]+2.9847)/([.D1590]-14.4252)" office:value-type="float" office:value="-0.0191615207474662">
            <text:p>-0,01916</text:p>
          </table:table-cell>
          <table:table-cell table:number-columns-repeated="1017"/>
        </table:table-row>
        <table:table-row table:style-name="ro1">
          <table:table-cell office:value-type="float" office:value="1225.001">
            <text:p>1225,00100</text:p>
          </table:table-cell>
          <table:table-cell office:value-type="float" office:value="-6.12">
            <text:p>-6,12000</text:p>
          </table:table-cell>
          <table:table-cell office:value-type="float" office:value="1.6545">
            <text:p>1,654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1591]+2.9847)/([.D1591]-14.4252)" office:value-type="float" office:value="-0.0191615207474662">
            <text:p>-0,01916</text:p>
          </table:table-cell>
          <table:table-cell table:number-columns-repeated="1017"/>
        </table:table-row>
        <table:table-row table:style-name="ro1">
          <table:table-cell office:value-type="float" office:value="1225.101">
            <text:p>1225,10100</text:p>
          </table:table-cell>
          <table:table-cell office:value-type="float" office:value="-6.12">
            <text:p>-6,12000</text:p>
          </table:table-cell>
          <table:table-cell office:value-type="float" office:value="1.6545">
            <text:p>1,654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1592]+2.9847)/([.D1592]-14.4252)" office:value-type="float" office:value="-0.0191615207474662">
            <text:p>-0,01916</text:p>
          </table:table-cell>
          <table:table-cell table:number-columns-repeated="1017"/>
        </table:table-row>
        <table:table-row table:style-name="ro1">
          <table:table-cell office:value-type="float" office:value="1225.201">
            <text:p>1225,20100</text:p>
          </table:table-cell>
          <table:table-cell office:value-type="float" office:value="-6.12">
            <text:p>-6,12000</text:p>
          </table:table-cell>
          <table:table-cell office:value-type="float" office:value="1.6545">
            <text:p>1,654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1593]+2.9847)/([.D1593]-14.4252)" office:value-type="float" office:value="-0.0191615207474662">
            <text:p>-0,01916</text:p>
          </table:table-cell>
          <table:table-cell table:number-columns-repeated="1017"/>
        </table:table-row>
        <table:table-row table:style-name="ro1">
          <table:table-cell office:value-type="float" office:value="1225.301">
            <text:p>1225,30100</text:p>
          </table:table-cell>
          <table:table-cell office:value-type="float" office:value="-6.12">
            <text:p>-6,12000</text:p>
          </table:table-cell>
          <table:table-cell office:value-type="float" office:value="1.6545">
            <text:p>1,654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1594]+2.9847)/([.D1594]-14.4252)" office:value-type="float" office:value="-0.0191615207474662">
            <text:p>-0,01916</text:p>
          </table:table-cell>
          <table:table-cell table:number-columns-repeated="1017"/>
        </table:table-row>
        <table:table-row table:style-name="ro1">
          <table:table-cell office:value-type="float" office:value="1225.401">
            <text:p>1225,40100</text:p>
          </table:table-cell>
          <table:table-cell office:value-type="float" office:value="-6.12">
            <text:p>-6,12000</text:p>
          </table:table-cell>
          <table:table-cell office:value-type="float" office:value="1.6545">
            <text:p>1,654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1595]+2.9847)/([.D1595]-14.4252)" office:value-type="float" office:value="-0.0191615207474662">
            <text:p>-0,01916</text:p>
          </table:table-cell>
          <table:table-cell table:number-columns-repeated="1017"/>
        </table:table-row>
        <table:table-row table:style-name="ro1">
          <table:table-cell office:value-type="float" office:value="1225.501">
            <text:p>1225,50100</text:p>
          </table:table-cell>
          <table:table-cell office:value-type="float" office:value="-6.12">
            <text:p>-6,12000</text:p>
          </table:table-cell>
          <table:table-cell office:value-type="float" office:value="1.6545">
            <text:p>1,654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1596]+2.9847)/([.D1596]-14.4252)" office:value-type="float" office:value="-0.0191615207474662">
            <text:p>-0,01916</text:p>
          </table:table-cell>
          <table:table-cell table:number-columns-repeated="1017"/>
        </table:table-row>
        <table:table-row table:style-name="ro1">
          <table:table-cell office:value-type="float" office:value="1225.601">
            <text:p>1225,60100</text:p>
          </table:table-cell>
          <table:table-cell office:value-type="float" office:value="-6.12">
            <text:p>-6,12000</text:p>
          </table:table-cell>
          <table:table-cell office:value-type="float" office:value="1.6545">
            <text:p>1,65450</text:p>
          </table:table-cell>
          <table:table-cell office:value-type="float" office:value="178.05">
            <text:p>178,05000</text:p>
          </table:table-cell>
          <table:table-cell office:value-type="string">
            <text:p>NAN</text:p>
          </table:table-cell>
          <table:table-cell/>
          <table:table-cell table:formula="of:=([.B1597]+2.9847)/([.D1597]-14.4252)" office:value-type="float" office:value="-0.0191615207474662">
            <text:p>-0,01916</text:p>
          </table:table-cell>
          <table:table-cell table:number-columns-repeated="1017"/>
        </table:table-row>
        <table:table-row table:style-name="ro1">
          <table:table-cell office:value-type="float" office:value="1225.701">
            <text:p>1225,70100</text:p>
          </table:table-cell>
          <table:table-cell office:value-type="float" office:value="-6.12">
            <text:p>-6,12000</text:p>
          </table:table-cell>
          <table:table-cell office:value-type="float" office:value="1.6545">
            <text:p>1,654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598]+2.9847)/([.D1598]-14.4252)" office:value-type="float" office:value="-0.0191791028341983">
            <text:p>-0,01918</text:p>
          </table:table-cell>
          <table:table-cell table:number-columns-repeated="1017"/>
        </table:table-row>
        <table:table-row table:style-name="ro1">
          <table:table-cell office:value-type="float" office:value="1225.801">
            <text:p>1225,80100</text:p>
          </table:table-cell>
          <table:table-cell office:value-type="float" office:value="-6.12">
            <text:p>-6,12000</text:p>
          </table:table-cell>
          <table:table-cell office:value-type="float" office:value="1.6545">
            <text:p>1,654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599]+2.9847)/([.D1599]-14.4252)" office:value-type="float" office:value="-0.0191791028341983">
            <text:p>-0,01918</text:p>
          </table:table-cell>
          <table:table-cell table:number-columns-repeated="1017"/>
        </table:table-row>
        <table:table-row table:style-name="ro1">
          <table:table-cell office:value-type="float" office:value="1225.901">
            <text:p>1225,90100</text:p>
          </table:table-cell>
          <table:table-cell office:value-type="float" office:value="-6.12">
            <text:p>-6,12000</text:p>
          </table:table-cell>
          <table:table-cell office:value-type="float" office:value="1.6545">
            <text:p>1,654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600]+2.9847)/([.D1600]-14.4252)" office:value-type="float" office:value="-0.0191791028341983">
            <text:p>-0,01918</text:p>
          </table:table-cell>
          <table:table-cell table:number-columns-repeated="1017"/>
        </table:table-row>
        <table:table-row table:style-name="ro1">
          <table:table-cell office:value-type="float" office:value="1226.001">
            <text:p>1226,00100</text:p>
          </table:table-cell>
          <table:table-cell office:value-type="float" office:value="-6.12">
            <text:p>-6,12000</text:p>
          </table:table-cell>
          <table:table-cell office:value-type="float" office:value="1.6545">
            <text:p>1,654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601]+2.9847)/([.D1601]-14.4252)" office:value-type="float" office:value="-0.0191791028341983">
            <text:p>-0,01918</text:p>
          </table:table-cell>
          <table:table-cell table:number-columns-repeated="1017"/>
        </table:table-row>
        <table:table-row table:style-name="ro1">
          <table:table-cell office:value-type="float" office:value="1226.101">
            <text:p>1226,10100</text:p>
          </table:table-cell>
          <table:table-cell office:value-type="float" office:value="-6.12">
            <text:p>-6,12000</text:p>
          </table:table-cell>
          <table:table-cell office:value-type="float" office:value="1.6545">
            <text:p>1,654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602]+2.9847)/([.D1602]-14.4252)" office:value-type="float" office:value="-0.0191791028341983">
            <text:p>-0,01918</text:p>
          </table:table-cell>
          <table:table-cell table:number-columns-repeated="1017"/>
        </table:table-row>
        <table:table-row table:style-name="ro1">
          <table:table-cell office:value-type="float" office:value="1226.201">
            <text:p>1226,20100</text:p>
          </table:table-cell>
          <table:table-cell office:value-type="float" office:value="-6.12">
            <text:p>-6,12000</text:p>
          </table:table-cell>
          <table:table-cell office:value-type="float" office:value="1.6545">
            <text:p>1,654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603]+2.9847)/([.D1603]-14.4252)" office:value-type="float" office:value="-0.0191791028341983">
            <text:p>-0,01918</text:p>
          </table:table-cell>
          <table:table-cell table:number-columns-repeated="1017"/>
        </table:table-row>
        <table:table-row table:style-name="ro1">
          <table:table-cell office:value-type="float" office:value="1226.301">
            <text:p>1226,30100</text:p>
          </table:table-cell>
          <table:table-cell office:value-type="float" office:value="-6.12">
            <text:p>-6,12000</text:p>
          </table:table-cell>
          <table:table-cell office:value-type="float" office:value="1.6545">
            <text:p>1,654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604]+2.9847)/([.D1604]-14.4252)" office:value-type="float" office:value="-0.0191791028341983">
            <text:p>-0,01918</text:p>
          </table:table-cell>
          <table:table-cell table:number-columns-repeated="1017"/>
        </table:table-row>
        <table:table-row table:style-name="ro1">
          <table:table-cell office:value-type="float" office:value="1226.401">
            <text:p>1226,40100</text:p>
          </table:table-cell>
          <table:table-cell office:value-type="float" office:value="-6.12">
            <text:p>-6,12000</text:p>
          </table:table-cell>
          <table:table-cell office:value-type="float" office:value="1.6545">
            <text:p>1,654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605]+2.9847)/([.D1605]-14.4252)" office:value-type="float" office:value="-0.0191791028341983">
            <text:p>-0,01918</text:p>
          </table:table-cell>
          <table:table-cell table:number-columns-repeated="1017"/>
        </table:table-row>
        <table:table-row table:style-name="ro1">
          <table:table-cell office:value-type="float" office:value="1226.501">
            <text:p>1226,50100</text:p>
          </table:table-cell>
          <table:table-cell office:value-type="float" office:value="-6.12">
            <text:p>-6,12000</text:p>
          </table:table-cell>
          <table:table-cell office:value-type="float" office:value="1.6545">
            <text:p>1,654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606]+2.9847)/([.D1606]-14.4252)" office:value-type="float" office:value="-0.0191791028341983">
            <text:p>-0,01918</text:p>
          </table:table-cell>
          <table:table-cell table:number-columns-repeated="1017"/>
        </table:table-row>
        <table:table-row table:style-name="ro1">
          <table:table-cell office:value-type="float" office:value="1226.601">
            <text:p>1226,60100</text:p>
          </table:table-cell>
          <table:table-cell office:value-type="float" office:value="-6.12">
            <text:p>-6,12000</text:p>
          </table:table-cell>
          <table:table-cell office:value-type="float" office:value="1.6545">
            <text:p>1,654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607]+2.9847)/([.D1607]-14.4252)" office:value-type="float" office:value="-0.0191791028341983">
            <text:p>-0,01918</text:p>
          </table:table-cell>
          <table:table-cell table:number-columns-repeated="1017"/>
        </table:table-row>
        <table:table-row table:style-name="ro1">
          <table:table-cell office:value-type="float" office:value="1226.701">
            <text:p>1226,70100</text:p>
          </table:table-cell>
          <table:table-cell office:value-type="float" office:value="-6.12">
            <text:p>-6,12000</text:p>
          </table:table-cell>
          <table:table-cell office:value-type="float" office:value="1.653">
            <text:p>1,653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608]+2.9847)/([.D1608]-14.4252)" office:value-type="float" office:value="-0.0191791028341983">
            <text:p>-0,01918</text:p>
          </table:table-cell>
          <table:table-cell table:number-columns-repeated="1017"/>
        </table:table-row>
        <table:table-row table:style-name="ro1">
          <table:table-cell office:value-type="float" office:value="1226.801">
            <text:p>1226,80100</text:p>
          </table:table-cell>
          <table:table-cell office:value-type="float" office:value="-6.12">
            <text:p>-6,12000</text:p>
          </table:table-cell>
          <table:table-cell office:value-type="float" office:value="1.653">
            <text:p>1,653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609]+2.9847)/([.D1609]-14.4252)" office:value-type="float" office:value="-0.0191791028341983">
            <text:p>-0,01918</text:p>
          </table:table-cell>
          <table:table-cell table:number-columns-repeated="1017"/>
        </table:table-row>
        <table:table-row table:style-name="ro1">
          <table:table-cell office:value-type="float" office:value="1226.901">
            <text:p>1226,90100</text:p>
          </table:table-cell>
          <table:table-cell office:value-type="float" office:value="-6.12">
            <text:p>-6,12000</text:p>
          </table:table-cell>
          <table:table-cell office:value-type="float" office:value="1.653">
            <text:p>1,653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610]+2.9847)/([.D1610]-14.4252)" office:value-type="float" office:value="-0.0191791028341983">
            <text:p>-0,01918</text:p>
          </table:table-cell>
          <table:table-cell table:number-columns-repeated="1017"/>
        </table:table-row>
        <table:table-row table:style-name="ro1">
          <table:table-cell office:value-type="float" office:value="1227.001">
            <text:p>1227,00100</text:p>
          </table:table-cell>
          <table:table-cell office:value-type="float" office:value="-6.105">
            <text:p>-6,10500</text:p>
          </table:table-cell>
          <table:table-cell office:value-type="float" office:value="1.653">
            <text:p>1,653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611]+2.9847)/([.D1611]-14.4252)" office:value-type="float" office:value="-0.0190873455725286">
            <text:p>-0,01909</text:p>
          </table:table-cell>
          <table:table-cell table:number-columns-repeated="1017"/>
        </table:table-row>
        <table:table-row table:style-name="ro1">
          <table:table-cell office:value-type="float" office:value="1227.101">
            <text:p>1227,10100</text:p>
          </table:table-cell>
          <table:table-cell office:value-type="float" office:value="-6.105">
            <text:p>-6,10500</text:p>
          </table:table-cell>
          <table:table-cell office:value-type="float" office:value="1.653">
            <text:p>1,653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612]+2.9847)/([.D1612]-14.4252)" office:value-type="float" office:value="-0.0190873455725286">
            <text:p>-0,01909</text:p>
          </table:table-cell>
          <table:table-cell table:number-columns-repeated="1017"/>
        </table:table-row>
        <table:table-row table:style-name="ro1">
          <table:table-cell office:value-type="float" office:value="1227.201">
            <text:p>1227,20100</text:p>
          </table:table-cell>
          <table:table-cell office:value-type="float" office:value="-6.105">
            <text:p>-6,10500</text:p>
          </table:table-cell>
          <table:table-cell office:value-type="float" office:value="1.653">
            <text:p>1,653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613]+2.9847)/([.D1613]-14.4252)" office:value-type="float" office:value="-0.0190873455725286">
            <text:p>-0,01909</text:p>
          </table:table-cell>
          <table:table-cell table:number-columns-repeated="1017"/>
        </table:table-row>
        <table:table-row table:style-name="ro1">
          <table:table-cell office:value-type="float" office:value="1227.301">
            <text:p>1227,30100</text:p>
          </table:table-cell>
          <table:table-cell office:value-type="float" office:value="-6.105">
            <text:p>-6,10500</text:p>
          </table:table-cell>
          <table:table-cell office:value-type="float" office:value="1.653">
            <text:p>1,653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614]+2.9847)/([.D1614]-14.4252)" office:value-type="float" office:value="-0.0190873455725286">
            <text:p>-0,01909</text:p>
          </table:table-cell>
          <table:table-cell table:number-columns-repeated="1017"/>
        </table:table-row>
        <table:table-row table:style-name="ro1">
          <table:table-cell office:value-type="float" office:value="1227.401">
            <text:p>1227,40100</text:p>
          </table:table-cell>
          <table:table-cell office:value-type="float" office:value="-6.105">
            <text:p>-6,10500</text:p>
          </table:table-cell>
          <table:table-cell office:value-type="float" office:value="1.653">
            <text:p>1,653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615]+2.9847)/([.D1615]-14.4252)" office:value-type="float" office:value="-0.0190873455725286">
            <text:p>-0,01909</text:p>
          </table:table-cell>
          <table:table-cell table:number-columns-repeated="1017"/>
        </table:table-row>
        <table:table-row table:style-name="ro1">
          <table:table-cell office:value-type="float" office:value="1227.501">
            <text:p>1227,50100</text:p>
          </table:table-cell>
          <table:table-cell office:value-type="float" office:value="-6.105">
            <text:p>-6,10500</text:p>
          </table:table-cell>
          <table:table-cell office:value-type="float" office:value="1.653">
            <text:p>1,653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616]+2.9847)/([.D1616]-14.4252)" office:value-type="float" office:value="-0.0190873455725286">
            <text:p>-0,01909</text:p>
          </table:table-cell>
          <table:table-cell table:number-columns-repeated="1017"/>
        </table:table-row>
        <table:table-row table:style-name="ro1">
          <table:table-cell office:value-type="float" office:value="1227.601">
            <text:p>1227,60100</text:p>
          </table:table-cell>
          <table:table-cell office:value-type="float" office:value="-6.105">
            <text:p>-6,10500</text:p>
          </table:table-cell>
          <table:table-cell office:value-type="float" office:value="1.653">
            <text:p>1,653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617]+2.9847)/([.D1617]-14.4252)" office:value-type="float" office:value="-0.0190873455725286">
            <text:p>-0,01909</text:p>
          </table:table-cell>
          <table:table-cell table:number-columns-repeated="1017"/>
        </table:table-row>
        <table:table-row table:style-name="ro1">
          <table:table-cell office:value-type="float" office:value="1227.701">
            <text:p>1227,70100</text:p>
          </table:table-cell>
          <table:table-cell office:value-type="float" office:value="-6.105">
            <text:p>-6,10500</text:p>
          </table:table-cell>
          <table:table-cell office:value-type="float" office:value="1.6545">
            <text:p>1,654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618]+2.9847)/([.D1618]-14.4252)" office:value-type="float" office:value="-0.0190873455725286">
            <text:p>-0,01909</text:p>
          </table:table-cell>
          <table:table-cell table:number-columns-repeated="1017"/>
        </table:table-row>
        <table:table-row table:style-name="ro1">
          <table:table-cell office:value-type="float" office:value="1227.801">
            <text:p>1227,80100</text:p>
          </table:table-cell>
          <table:table-cell office:value-type="float" office:value="-6.105">
            <text:p>-6,10500</text:p>
          </table:table-cell>
          <table:table-cell office:value-type="float" office:value="1.6545">
            <text:p>1,654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619]+2.9847)/([.D1619]-14.4252)" office:value-type="float" office:value="-0.0190873455725286">
            <text:p>-0,01909</text:p>
          </table:table-cell>
          <table:table-cell table:number-columns-repeated="1017"/>
        </table:table-row>
        <table:table-row table:style-name="ro1">
          <table:table-cell office:value-type="float" office:value="1227.901">
            <text:p>1227,90100</text:p>
          </table:table-cell>
          <table:table-cell office:value-type="float" office:value="-6.105">
            <text:p>-6,10500</text:p>
          </table:table-cell>
          <table:table-cell office:value-type="float" office:value="1.6545">
            <text:p>1,654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620]+2.9847)/([.D1620]-14.4252)" office:value-type="float" office:value="-0.0190873455725286">
            <text:p>-0,01909</text:p>
          </table:table-cell>
          <table:table-cell table:number-columns-repeated="1017"/>
        </table:table-row>
        <table:table-row table:style-name="ro1">
          <table:table-cell office:value-type="float" office:value="1228.001">
            <text:p>1228,00100</text:p>
          </table:table-cell>
          <table:table-cell office:value-type="float" office:value="-6.105">
            <text:p>-6,10500</text:p>
          </table:table-cell>
          <table:table-cell office:value-type="float" office:value="1.6545">
            <text:p>1,654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621]+2.9847)/([.D1621]-14.4252)" office:value-type="float" office:value="-0.0190873455725286">
            <text:p>-0,01909</text:p>
          </table:table-cell>
          <table:table-cell table:number-columns-repeated="1017"/>
        </table:table-row>
        <table:table-row table:style-name="ro1">
          <table:table-cell office:value-type="float" office:value="1228.101">
            <text:p>1228,10100</text:p>
          </table:table-cell>
          <table:table-cell office:value-type="float" office:value="-6.105">
            <text:p>-6,10500</text:p>
          </table:table-cell>
          <table:table-cell office:value-type="float" office:value="1.6545">
            <text:p>1,654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622]+2.9847)/([.D1622]-14.4252)" office:value-type="float" office:value="-0.0190873455725286">
            <text:p>-0,01909</text:p>
          </table:table-cell>
          <table:table-cell table:number-columns-repeated="1017"/>
        </table:table-row>
        <table:table-row table:style-name="ro1">
          <table:table-cell office:value-type="float" office:value="1228.201">
            <text:p>1228,20100</text:p>
          </table:table-cell>
          <table:table-cell office:value-type="float" office:value="-6.105">
            <text:p>-6,10500</text:p>
          </table:table-cell>
          <table:table-cell office:value-type="float" office:value="1.6545">
            <text:p>1,654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623]+2.9847)/([.D1623]-14.4252)" office:value-type="float" office:value="-0.0190873455725286">
            <text:p>-0,01909</text:p>
          </table:table-cell>
          <table:table-cell table:number-columns-repeated="1017"/>
        </table:table-row>
        <table:table-row table:style-name="ro1">
          <table:table-cell office:value-type="float" office:value="1228.301">
            <text:p>1228,30100</text:p>
          </table:table-cell>
          <table:table-cell office:value-type="float" office:value="-6.105">
            <text:p>-6,10500</text:p>
          </table:table-cell>
          <table:table-cell office:value-type="float" office:value="1.6545">
            <text:p>1,654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624]+2.9847)/([.D1624]-14.4252)" office:value-type="float" office:value="-0.0190873455725286">
            <text:p>-0,01909</text:p>
          </table:table-cell>
          <table:table-cell table:number-columns-repeated="1017"/>
        </table:table-row>
        <table:table-row table:style-name="ro1">
          <table:table-cell office:value-type="float" office:value="1228.401">
            <text:p>1228,40100</text:p>
          </table:table-cell>
          <table:table-cell office:value-type="float" office:value="-6.105">
            <text:p>-6,10500</text:p>
          </table:table-cell>
          <table:table-cell office:value-type="float" office:value="1.6545">
            <text:p>1,654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625]+2.9847)/([.D1625]-14.4252)" office:value-type="float" office:value="-0.0190873455725286">
            <text:p>-0,01909</text:p>
          </table:table-cell>
          <table:table-cell table:number-columns-repeated="1017"/>
        </table:table-row>
        <table:table-row table:style-name="ro1">
          <table:table-cell office:value-type="float" office:value="1228.501">
            <text:p>1228,50100</text:p>
          </table:table-cell>
          <table:table-cell office:value-type="float" office:value="-6.105">
            <text:p>-6,10500</text:p>
          </table:table-cell>
          <table:table-cell office:value-type="float" office:value="1.6545">
            <text:p>1,654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626]+2.9847)/([.D1626]-14.4252)" office:value-type="float" office:value="-0.0190873455725286">
            <text:p>-0,01909</text:p>
          </table:table-cell>
          <table:table-cell table:number-columns-repeated="1017"/>
        </table:table-row>
        <table:table-row table:style-name="ro1">
          <table:table-cell office:value-type="float" office:value="1228.601">
            <text:p>1228,60100</text:p>
          </table:table-cell>
          <table:table-cell office:value-type="float" office:value="-6.105">
            <text:p>-6,10500</text:p>
          </table:table-cell>
          <table:table-cell office:value-type="float" office:value="1.6545">
            <text:p>1,654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627]+2.9847)/([.D1627]-14.4252)" office:value-type="float" office:value="-0.0190873455725286">
            <text:p>-0,01909</text:p>
          </table:table-cell>
          <table:table-cell table:number-columns-repeated="1017"/>
        </table:table-row>
        <table:table-row table:style-name="ro1">
          <table:table-cell office:value-type="float" office:value="1228.701">
            <text:p>1228,70100</text:p>
          </table:table-cell>
          <table:table-cell office:value-type="float" office:value="-6.105">
            <text:p>-6,10500</text:p>
          </table:table-cell>
          <table:table-cell office:value-type="float" office:value="1.6515">
            <text:p>1,651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628]+2.9847)/([.D1628]-14.4252)" office:value-type="float" office:value="-0.0190873455725286">
            <text:p>-0,01909</text:p>
          </table:table-cell>
          <table:table-cell table:number-columns-repeated="1017"/>
        </table:table-row>
        <table:table-row table:style-name="ro1">
          <table:table-cell office:value-type="float" office:value="1228.801">
            <text:p>1228,80100</text:p>
          </table:table-cell>
          <table:table-cell office:value-type="float" office:value="-6.105">
            <text:p>-6,10500</text:p>
          </table:table-cell>
          <table:table-cell office:value-type="float" office:value="1.6515">
            <text:p>1,651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629]+2.9847)/([.D1629]-14.4252)" office:value-type="float" office:value="-0.0190873455725286">
            <text:p>-0,01909</text:p>
          </table:table-cell>
          <table:table-cell table:number-columns-repeated="1017"/>
        </table:table-row>
        <table:table-row table:style-name="ro1">
          <table:table-cell office:value-type="float" office:value="1228.901">
            <text:p>1228,90100</text:p>
          </table:table-cell>
          <table:table-cell office:value-type="float" office:value="-6.105">
            <text:p>-6,10500</text:p>
          </table:table-cell>
          <table:table-cell office:value-type="float" office:value="1.6515">
            <text:p>1,651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630]+2.9847)/([.D1630]-14.4252)" office:value-type="float" office:value="-0.0190873455725286">
            <text:p>-0,01909</text:p>
          </table:table-cell>
          <table:table-cell table:number-columns-repeated="1017"/>
        </table:table-row>
        <table:table-row table:style-name="ro1">
          <table:table-cell office:value-type="float" office:value="1229.001">
            <text:p>1229,00100</text:p>
          </table:table-cell>
          <table:table-cell office:value-type="float" office:value="-6.105">
            <text:p>-6,10500</text:p>
          </table:table-cell>
          <table:table-cell office:value-type="float" office:value="1.6515">
            <text:p>1,651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631]+2.9847)/([.D1631]-14.4252)" office:value-type="float" office:value="-0.0190873455725286">
            <text:p>-0,01909</text:p>
          </table:table-cell>
          <table:table-cell table:number-columns-repeated="1017"/>
        </table:table-row>
        <table:table-row table:style-name="ro1">
          <table:table-cell office:value-type="float" office:value="1229.101">
            <text:p>1229,10100</text:p>
          </table:table-cell>
          <table:table-cell office:value-type="float" office:value="-6.105">
            <text:p>-6,10500</text:p>
          </table:table-cell>
          <table:table-cell office:value-type="float" office:value="1.6515">
            <text:p>1,651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632]+2.9847)/([.D1632]-14.4252)" office:value-type="float" office:value="-0.0190873455725286">
            <text:p>-0,01909</text:p>
          </table:table-cell>
          <table:table-cell table:number-columns-repeated="1017"/>
        </table:table-row>
        <table:table-row table:style-name="ro1">
          <table:table-cell office:value-type="float" office:value="1229.201">
            <text:p>1229,20100</text:p>
          </table:table-cell>
          <table:table-cell office:value-type="float" office:value="-6.105">
            <text:p>-6,10500</text:p>
          </table:table-cell>
          <table:table-cell office:value-type="float" office:value="1.6515">
            <text:p>1,651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633]+2.9847)/([.D1633]-14.4252)" office:value-type="float" office:value="-0.0190873455725286">
            <text:p>-0,01909</text:p>
          </table:table-cell>
          <table:table-cell table:number-columns-repeated="1017"/>
        </table:table-row>
        <table:table-row table:style-name="ro1">
          <table:table-cell office:value-type="float" office:value="1229.301">
            <text:p>1229,30100</text:p>
          </table:table-cell>
          <table:table-cell office:value-type="float" office:value="-6.105">
            <text:p>-6,10500</text:p>
          </table:table-cell>
          <table:table-cell office:value-type="float" office:value="1.6515">
            <text:p>1,651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634]+2.9847)/([.D1634]-14.4252)" office:value-type="float" office:value="-0.0190873455725286">
            <text:p>-0,01909</text:p>
          </table:table-cell>
          <table:table-cell table:number-columns-repeated="1017"/>
        </table:table-row>
        <table:table-row table:style-name="ro1">
          <table:table-cell office:value-type="float" office:value="1229.401">
            <text:p>1229,40100</text:p>
          </table:table-cell>
          <table:table-cell office:value-type="float" office:value="-6.105">
            <text:p>-6,10500</text:p>
          </table:table-cell>
          <table:table-cell office:value-type="float" office:value="1.6515">
            <text:p>1,651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635]+2.9847)/([.D1635]-14.4252)" office:value-type="float" office:value="-0.0190873455725286">
            <text:p>-0,01909</text:p>
          </table:table-cell>
          <table:table-cell table:number-columns-repeated="1017"/>
        </table:table-row>
        <table:table-row table:style-name="ro1">
          <table:table-cell office:value-type="float" office:value="1229.501">
            <text:p>1229,50100</text:p>
          </table:table-cell>
          <table:table-cell office:value-type="float" office:value="-6.105">
            <text:p>-6,10500</text:p>
          </table:table-cell>
          <table:table-cell office:value-type="float" office:value="1.6515">
            <text:p>1,651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636]+2.9847)/([.D1636]-14.4252)" office:value-type="float" office:value="-0.0190873455725286">
            <text:p>-0,01909</text:p>
          </table:table-cell>
          <table:table-cell table:number-columns-repeated="1017"/>
        </table:table-row>
        <table:table-row table:style-name="ro1">
          <table:table-cell office:value-type="float" office:value="1229.601">
            <text:p>1229,60100</text:p>
          </table:table-cell>
          <table:table-cell office:value-type="float" office:value="-6.105">
            <text:p>-6,10500</text:p>
          </table:table-cell>
          <table:table-cell office:value-type="float" office:value="1.6515">
            <text:p>1,651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637]+2.9847)/([.D1637]-14.4252)" office:value-type="float" office:value="-0.0190873455725286">
            <text:p>-0,01909</text:p>
          </table:table-cell>
          <table:table-cell table:number-columns-repeated="1017"/>
        </table:table-row>
        <table:table-row table:style-name="ro1">
          <table:table-cell office:value-type="float" office:value="1229.701">
            <text:p>1229,70100</text:p>
          </table:table-cell>
          <table:table-cell office:value-type="float" office:value="-6.105">
            <text:p>-6,10500</text:p>
          </table:table-cell>
          <table:table-cell office:value-type="float" office:value="1.653">
            <text:p>1,653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638]+2.9847)/([.D1638]-14.4252)" office:value-type="float" office:value="-0.0190873455725286">
            <text:p>-0,01909</text:p>
          </table:table-cell>
          <table:table-cell table:number-columns-repeated="1017"/>
        </table:table-row>
        <table:table-row table:style-name="ro1">
          <table:table-cell office:value-type="float" office:value="1229.801">
            <text:p>1229,80100</text:p>
          </table:table-cell>
          <table:table-cell office:value-type="float" office:value="-6.105">
            <text:p>-6,10500</text:p>
          </table:table-cell>
          <table:table-cell office:value-type="float" office:value="1.653">
            <text:p>1,653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639]+2.9847)/([.D1639]-14.4252)" office:value-type="float" office:value="-0.0190873455725286">
            <text:p>-0,01909</text:p>
          </table:table-cell>
          <table:table-cell table:number-columns-repeated="1017"/>
        </table:table-row>
        <table:table-row table:style-name="ro1">
          <table:table-cell office:value-type="float" office:value="1229.901">
            <text:p>1229,90100</text:p>
          </table:table-cell>
          <table:table-cell office:value-type="float" office:value="-6.105">
            <text:p>-6,10500</text:p>
          </table:table-cell>
          <table:table-cell office:value-type="float" office:value="1.653">
            <text:p>1,653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640]+2.9847)/([.D1640]-14.4252)" office:value-type="float" office:value="-0.0190873455725286">
            <text:p>-0,01909</text:p>
          </table:table-cell>
          <table:table-cell table:number-columns-repeated="1017"/>
        </table:table-row>
        <table:table-row table:style-name="ro1">
          <table:table-cell office:value-type="float" office:value="1230.001">
            <text:p>1230,00100</text:p>
          </table:table-cell>
          <table:table-cell office:value-type="float" office:value="-6.09">
            <text:p>-6,09000</text:p>
          </table:table-cell>
          <table:table-cell office:value-type="float" office:value="1.653">
            <text:p>1,653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641]+2.9847)/([.D1641]-14.4252)" office:value-type="float" office:value="-0.0189955883108589">
            <text:p>-0,01900</text:p>
          </table:table-cell>
          <table:table-cell table:number-columns-repeated="1017"/>
        </table:table-row>
        <table:table-row table:style-name="ro1">
          <table:table-cell office:value-type="float" office:value="1230.101">
            <text:p>1230,10100</text:p>
          </table:table-cell>
          <table:table-cell office:value-type="float" office:value="-6.09">
            <text:p>-6,09000</text:p>
          </table:table-cell>
          <table:table-cell office:value-type="float" office:value="1.653">
            <text:p>1,653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642]+2.9847)/([.D1642]-14.4252)" office:value-type="float" office:value="-0.0189955883108589">
            <text:p>-0,01900</text:p>
          </table:table-cell>
          <table:table-cell table:number-columns-repeated="1017"/>
        </table:table-row>
        <table:table-row table:style-name="ro1">
          <table:table-cell office:value-type="float" office:value="1230.201">
            <text:p>1230,20100</text:p>
          </table:table-cell>
          <table:table-cell office:value-type="float" office:value="-6.09">
            <text:p>-6,09000</text:p>
          </table:table-cell>
          <table:table-cell office:value-type="float" office:value="1.653">
            <text:p>1,653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643]+2.9847)/([.D1643]-14.4252)" office:value-type="float" office:value="-0.0189955883108589">
            <text:p>-0,01900</text:p>
          </table:table-cell>
          <table:table-cell table:number-columns-repeated="1017"/>
        </table:table-row>
        <table:table-row table:style-name="ro1">
          <table:table-cell office:value-type="float" office:value="1230.301">
            <text:p>1230,30100</text:p>
          </table:table-cell>
          <table:table-cell office:value-type="float" office:value="-6.09">
            <text:p>-6,09000</text:p>
          </table:table-cell>
          <table:table-cell office:value-type="float" office:value="1.653">
            <text:p>1,653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644]+2.9847)/([.D1644]-14.4252)" office:value-type="float" office:value="-0.0189955883108589">
            <text:p>-0,01900</text:p>
          </table:table-cell>
          <table:table-cell table:number-columns-repeated="1017"/>
        </table:table-row>
        <table:table-row table:style-name="ro1">
          <table:table-cell office:value-type="float" office:value="1230.401">
            <text:p>1230,40100</text:p>
          </table:table-cell>
          <table:table-cell office:value-type="float" office:value="-6.09">
            <text:p>-6,09000</text:p>
          </table:table-cell>
          <table:table-cell office:value-type="float" office:value="1.653">
            <text:p>1,653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645]+2.9847)/([.D1645]-14.4252)" office:value-type="float" office:value="-0.0189955883108589">
            <text:p>-0,01900</text:p>
          </table:table-cell>
          <table:table-cell table:number-columns-repeated="1017"/>
        </table:table-row>
        <table:table-row table:style-name="ro1">
          <table:table-cell office:value-type="float" office:value="1230.501">
            <text:p>1230,50100</text:p>
          </table:table-cell>
          <table:table-cell office:value-type="float" office:value="-6.09">
            <text:p>-6,09000</text:p>
          </table:table-cell>
          <table:table-cell office:value-type="float" office:value="1.653">
            <text:p>1,653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646]+2.9847)/([.D1646]-14.4252)" office:value-type="float" office:value="-0.0189955883108589">
            <text:p>-0,01900</text:p>
          </table:table-cell>
          <table:table-cell table:number-columns-repeated="1017"/>
        </table:table-row>
        <table:table-row table:style-name="ro1">
          <table:table-cell office:value-type="float" office:value="1230.601">
            <text:p>1230,60100</text:p>
          </table:table-cell>
          <table:table-cell office:value-type="float" office:value="-6.09">
            <text:p>-6,09000</text:p>
          </table:table-cell>
          <table:table-cell office:value-type="float" office:value="1.653">
            <text:p>1,653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647]+2.9847)/([.D1647]-14.4252)" office:value-type="float" office:value="-0.0189955883108589">
            <text:p>-0,01900</text:p>
          </table:table-cell>
          <table:table-cell table:number-columns-repeated="1017"/>
        </table:table-row>
        <table:table-row table:style-name="ro1">
          <table:table-cell office:value-type="float" office:value="1230.701">
            <text:p>1230,70100</text:p>
          </table:table-cell>
          <table:table-cell office:value-type="float" office:value="-6.09">
            <text:p>-6,09000</text:p>
          </table:table-cell>
          <table:table-cell office:value-type="float" office:value="1.6515">
            <text:p>1,651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648]+2.9847)/([.D1648]-14.4252)" office:value-type="float" office:value="-0.0189955883108589">
            <text:p>-0,01900</text:p>
          </table:table-cell>
          <table:table-cell table:number-columns-repeated="1017"/>
        </table:table-row>
        <table:table-row table:style-name="ro1">
          <table:table-cell office:value-type="float" office:value="1230.801">
            <text:p>1230,80100</text:p>
          </table:table-cell>
          <table:table-cell office:value-type="float" office:value="-6.09">
            <text:p>-6,09000</text:p>
          </table:table-cell>
          <table:table-cell office:value-type="float" office:value="1.6515">
            <text:p>1,651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649]+2.9847)/([.D1649]-14.4252)" office:value-type="float" office:value="-0.0189955883108589">
            <text:p>-0,01900</text:p>
          </table:table-cell>
          <table:table-cell table:number-columns-repeated="1017"/>
        </table:table-row>
        <table:table-row table:style-name="ro1">
          <table:table-cell office:value-type="float" office:value="1230.901">
            <text:p>1230,90100</text:p>
          </table:table-cell>
          <table:table-cell office:value-type="float" office:value="-6.09">
            <text:p>-6,09000</text:p>
          </table:table-cell>
          <table:table-cell office:value-type="float" office:value="1.6515">
            <text:p>1,651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650]+2.9847)/([.D1650]-14.4252)" office:value-type="float" office:value="-0.0189955883108589">
            <text:p>-0,01900</text:p>
          </table:table-cell>
          <table:table-cell table:number-columns-repeated="1017"/>
        </table:table-row>
        <table:table-row table:style-name="ro1">
          <table:table-cell office:value-type="float" office:value="1231.001">
            <text:p>1231,00100</text:p>
          </table:table-cell>
          <table:table-cell office:value-type="float" office:value="-6.09">
            <text:p>-6,09000</text:p>
          </table:table-cell>
          <table:table-cell office:value-type="float" office:value="1.6515">
            <text:p>1,651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651]+2.9847)/([.D1651]-14.4252)" office:value-type="float" office:value="-0.0189955883108589">
            <text:p>-0,01900</text:p>
          </table:table-cell>
          <table:table-cell table:number-columns-repeated="1017"/>
        </table:table-row>
        <table:table-row table:style-name="ro1">
          <table:table-cell office:value-type="float" office:value="1231.101">
            <text:p>1231,10100</text:p>
          </table:table-cell>
          <table:table-cell office:value-type="float" office:value="-6.09">
            <text:p>-6,09000</text:p>
          </table:table-cell>
          <table:table-cell office:value-type="float" office:value="1.6515">
            <text:p>1,651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652]+2.9847)/([.D1652]-14.4252)" office:value-type="float" office:value="-0.0189955883108589">
            <text:p>-0,01900</text:p>
          </table:table-cell>
          <table:table-cell table:number-columns-repeated="1017"/>
        </table:table-row>
        <table:table-row table:style-name="ro1">
          <table:table-cell office:value-type="float" office:value="1231.201">
            <text:p>1231,20100</text:p>
          </table:table-cell>
          <table:table-cell office:value-type="float" office:value="-6.09">
            <text:p>-6,09000</text:p>
          </table:table-cell>
          <table:table-cell office:value-type="float" office:value="1.6515">
            <text:p>1,651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653]+2.9847)/([.D1653]-14.4252)" office:value-type="float" office:value="-0.0189955883108589">
            <text:p>-0,01900</text:p>
          </table:table-cell>
          <table:table-cell table:number-columns-repeated="1017"/>
        </table:table-row>
        <table:table-row table:style-name="ro1">
          <table:table-cell office:value-type="float" office:value="1231.301">
            <text:p>1231,30100</text:p>
          </table:table-cell>
          <table:table-cell office:value-type="float" office:value="-6.09">
            <text:p>-6,09000</text:p>
          </table:table-cell>
          <table:table-cell office:value-type="float" office:value="1.6515">
            <text:p>1,651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654]+2.9847)/([.D1654]-14.4252)" office:value-type="float" office:value="-0.0189955883108589">
            <text:p>-0,01900</text:p>
          </table:table-cell>
          <table:table-cell table:number-columns-repeated="1017"/>
        </table:table-row>
        <table:table-row table:style-name="ro1">
          <table:table-cell office:value-type="float" office:value="1231.401">
            <text:p>1231,40100</text:p>
          </table:table-cell>
          <table:table-cell office:value-type="float" office:value="-6.09">
            <text:p>-6,09000</text:p>
          </table:table-cell>
          <table:table-cell office:value-type="float" office:value="1.6515">
            <text:p>1,651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655]+2.9847)/([.D1655]-14.4252)" office:value-type="float" office:value="-0.0189955883108589">
            <text:p>-0,01900</text:p>
          </table:table-cell>
          <table:table-cell table:number-columns-repeated="1017"/>
        </table:table-row>
        <table:table-row table:style-name="ro1">
          <table:table-cell office:value-type="float" office:value="1231.501">
            <text:p>1231,50100</text:p>
          </table:table-cell>
          <table:table-cell office:value-type="float" office:value="-6.09">
            <text:p>-6,09000</text:p>
          </table:table-cell>
          <table:table-cell office:value-type="float" office:value="1.6515">
            <text:p>1,651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656]+2.9847)/([.D1656]-14.4252)" office:value-type="float" office:value="-0.0189955883108589">
            <text:p>-0,01900</text:p>
          </table:table-cell>
          <table:table-cell table:number-columns-repeated="1017"/>
        </table:table-row>
        <table:table-row table:style-name="ro1">
          <table:table-cell office:value-type="float" office:value="1231.601">
            <text:p>1231,60100</text:p>
          </table:table-cell>
          <table:table-cell office:value-type="float" office:value="-6.09">
            <text:p>-6,09000</text:p>
          </table:table-cell>
          <table:table-cell office:value-type="float" office:value="1.6515">
            <text:p>1,651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657]+2.9847)/([.D1657]-14.4252)" office:value-type="float" office:value="-0.0189955883108589">
            <text:p>-0,01900</text:p>
          </table:table-cell>
          <table:table-cell table:number-columns-repeated="1017"/>
        </table:table-row>
        <table:table-row table:style-name="ro1">
          <table:table-cell office:value-type="float" office:value="1231.701">
            <text:p>1231,70100</text:p>
          </table:table-cell>
          <table:table-cell office:value-type="float" office:value="-6.09">
            <text:p>-6,09000</text:p>
          </table:table-cell>
          <table:table-cell office:value-type="float" office:value="1.653">
            <text:p>1,653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658]+2.9847)/([.D1658]-14.4252)" office:value-type="float" office:value="-0.0189955883108589">
            <text:p>-0,01900</text:p>
          </table:table-cell>
          <table:table-cell table:number-columns-repeated="1017"/>
        </table:table-row>
        <table:table-row table:style-name="ro1">
          <table:table-cell office:value-type="float" office:value="1231.801">
            <text:p>1231,80100</text:p>
          </table:table-cell>
          <table:table-cell office:value-type="float" office:value="-6.09">
            <text:p>-6,09000</text:p>
          </table:table-cell>
          <table:table-cell office:value-type="float" office:value="1.653">
            <text:p>1,653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659]+2.9847)/([.D1659]-14.4252)" office:value-type="float" office:value="-0.0189955883108589">
            <text:p>-0,01900</text:p>
          </table:table-cell>
          <table:table-cell table:number-columns-repeated="1017"/>
        </table:table-row>
        <table:table-row table:style-name="ro1">
          <table:table-cell office:value-type="float" office:value="1231.901">
            <text:p>1231,90100</text:p>
          </table:table-cell>
          <table:table-cell office:value-type="float" office:value="-6.09">
            <text:p>-6,09000</text:p>
          </table:table-cell>
          <table:table-cell office:value-type="float" office:value="1.653">
            <text:p>1,653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660]+2.9847)/([.D1660]-14.4252)" office:value-type="float" office:value="-0.0189955883108589">
            <text:p>-0,01900</text:p>
          </table:table-cell>
          <table:table-cell table:number-columns-repeated="1017"/>
        </table:table-row>
        <table:table-row table:style-name="ro1">
          <table:table-cell office:value-type="float" office:value="1232.001">
            <text:p>1232,00100</text:p>
          </table:table-cell>
          <table:table-cell office:value-type="float" office:value="-6.09">
            <text:p>-6,09000</text:p>
          </table:table-cell>
          <table:table-cell office:value-type="float" office:value="1.653">
            <text:p>1,653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661]+2.9847)/([.D1661]-14.4252)" office:value-type="float" office:value="-0.0189955883108589">
            <text:p>-0,01900</text:p>
          </table:table-cell>
          <table:table-cell table:number-columns-repeated="1017"/>
        </table:table-row>
        <table:table-row table:style-name="ro1">
          <table:table-cell office:value-type="float" office:value="1232.101">
            <text:p>1232,10100</text:p>
          </table:table-cell>
          <table:table-cell office:value-type="float" office:value="-6.09">
            <text:p>-6,09000</text:p>
          </table:table-cell>
          <table:table-cell office:value-type="float" office:value="1.653">
            <text:p>1,653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662]+2.9847)/([.D1662]-14.4252)" office:value-type="float" office:value="-0.0189955883108589">
            <text:p>-0,01900</text:p>
          </table:table-cell>
          <table:table-cell table:number-columns-repeated="1017"/>
        </table:table-row>
        <table:table-row table:style-name="ro1">
          <table:table-cell office:value-type="float" office:value="1232.201">
            <text:p>1232,20100</text:p>
          </table:table-cell>
          <table:table-cell office:value-type="float" office:value="-6.09">
            <text:p>-6,09000</text:p>
          </table:table-cell>
          <table:table-cell office:value-type="float" office:value="1.653">
            <text:p>1,653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663]+2.9847)/([.D1663]-14.4252)" office:value-type="float" office:value="-0.0189955883108589">
            <text:p>-0,01900</text:p>
          </table:table-cell>
          <table:table-cell table:number-columns-repeated="1017"/>
        </table:table-row>
        <table:table-row table:style-name="ro1">
          <table:table-cell office:value-type="float" office:value="1232.301">
            <text:p>1232,30100</text:p>
          </table:table-cell>
          <table:table-cell office:value-type="float" office:value="-6.09">
            <text:p>-6,09000</text:p>
          </table:table-cell>
          <table:table-cell office:value-type="float" office:value="1.653">
            <text:p>1,653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664]+2.9847)/([.D1664]-14.4252)" office:value-type="float" office:value="-0.0189955883108589">
            <text:p>-0,01900</text:p>
          </table:table-cell>
          <table:table-cell table:number-columns-repeated="1017"/>
        </table:table-row>
        <table:table-row table:style-name="ro1">
          <table:table-cell office:value-type="float" office:value="1232.401">
            <text:p>1232,40100</text:p>
          </table:table-cell>
          <table:table-cell office:value-type="float" office:value="-6.09">
            <text:p>-6,09000</text:p>
          </table:table-cell>
          <table:table-cell office:value-type="float" office:value="1.653">
            <text:p>1,653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665]+2.9847)/([.D1665]-14.4252)" office:value-type="float" office:value="-0.0189955883108589">
            <text:p>-0,01900</text:p>
          </table:table-cell>
          <table:table-cell table:number-columns-repeated="1017"/>
        </table:table-row>
        <table:table-row table:style-name="ro1">
          <table:table-cell office:value-type="float" office:value="1232.501">
            <text:p>1232,50100</text:p>
          </table:table-cell>
          <table:table-cell office:value-type="float" office:value="-6.09">
            <text:p>-6,09000</text:p>
          </table:table-cell>
          <table:table-cell office:value-type="float" office:value="1.653">
            <text:p>1,653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666]+2.9847)/([.D1666]-14.4252)" office:value-type="float" office:value="-0.0189955883108589">
            <text:p>-0,01900</text:p>
          </table:table-cell>
          <table:table-cell table:number-columns-repeated="1017"/>
        </table:table-row>
        <table:table-row table:style-name="ro1">
          <table:table-cell office:value-type="float" office:value="1232.601">
            <text:p>1232,60100</text:p>
          </table:table-cell>
          <table:table-cell office:value-type="float" office:value="-6.09">
            <text:p>-6,09000</text:p>
          </table:table-cell>
          <table:table-cell office:value-type="float" office:value="1.653">
            <text:p>1,653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667]+2.9847)/([.D1667]-14.4252)" office:value-type="float" office:value="-0.0189955883108589">
            <text:p>-0,01900</text:p>
          </table:table-cell>
          <table:table-cell table:number-columns-repeated="1017"/>
        </table:table-row>
        <table:table-row table:style-name="ro1">
          <table:table-cell office:value-type="float" office:value="1232.701">
            <text:p>1232,70100</text:p>
          </table:table-cell>
          <table:table-cell office:value-type="float" office:value="-6.09">
            <text:p>-6,09000</text:p>
          </table:table-cell>
          <table:table-cell office:value-type="float" office:value="1.65">
            <text:p>1,650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668]+2.9847)/([.D1668]-14.4252)" office:value-type="float" office:value="-0.0189955883108589">
            <text:p>-0,01900</text:p>
          </table:table-cell>
          <table:table-cell table:number-columns-repeated="1017"/>
        </table:table-row>
        <table:table-row table:style-name="ro1">
          <table:table-cell office:value-type="float" office:value="1232.801">
            <text:p>1232,80100</text:p>
          </table:table-cell>
          <table:table-cell office:value-type="float" office:value="-6.09">
            <text:p>-6,09000</text:p>
          </table:table-cell>
          <table:table-cell office:value-type="float" office:value="1.65">
            <text:p>1,650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669]+2.9847)/([.D1669]-14.4252)" office:value-type="float" office:value="-0.0189955883108589">
            <text:p>-0,01900</text:p>
          </table:table-cell>
          <table:table-cell table:number-columns-repeated="1017"/>
        </table:table-row>
        <table:table-row table:style-name="ro1">
          <table:table-cell office:value-type="float" office:value="1232.901">
            <text:p>1232,90100</text:p>
          </table:table-cell>
          <table:table-cell office:value-type="float" office:value="-6.09">
            <text:p>-6,09000</text:p>
          </table:table-cell>
          <table:table-cell office:value-type="float" office:value="1.65">
            <text:p>1,650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670]+2.9847)/([.D1670]-14.4252)" office:value-type="float" office:value="-0.0189955883108589">
            <text:p>-0,01900</text:p>
          </table:table-cell>
          <table:table-cell table:number-columns-repeated="1017"/>
        </table:table-row>
        <table:table-row table:style-name="ro1">
          <table:table-cell office:value-type="float" office:value="1233.001">
            <text:p>1233,00100</text:p>
          </table:table-cell>
          <table:table-cell office:value-type="float" office:value="-6.09">
            <text:p>-6,09000</text:p>
          </table:table-cell>
          <table:table-cell office:value-type="float" office:value="1.65">
            <text:p>1,650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671]+2.9847)/([.D1671]-14.4252)" office:value-type="float" office:value="-0.0189955883108589">
            <text:p>-0,01900</text:p>
          </table:table-cell>
          <table:table-cell table:number-columns-repeated="1017"/>
        </table:table-row>
        <table:table-row table:style-name="ro1">
          <table:table-cell office:value-type="float" office:value="1233.101">
            <text:p>1233,10100</text:p>
          </table:table-cell>
          <table:table-cell office:value-type="float" office:value="-6.09">
            <text:p>-6,09000</text:p>
          </table:table-cell>
          <table:table-cell office:value-type="float" office:value="1.65">
            <text:p>1,650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672]+2.9847)/([.D1672]-14.4252)" office:value-type="float" office:value="-0.0189955883108589">
            <text:p>-0,01900</text:p>
          </table:table-cell>
          <table:table-cell table:number-columns-repeated="1017"/>
        </table:table-row>
        <table:table-row table:style-name="ro1">
          <table:table-cell office:value-type="float" office:value="1233.201">
            <text:p>1233,20100</text:p>
          </table:table-cell>
          <table:table-cell office:value-type="float" office:value="-6.09">
            <text:p>-6,09000</text:p>
          </table:table-cell>
          <table:table-cell office:value-type="float" office:value="1.65">
            <text:p>1,650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673]+2.9847)/([.D1673]-14.4252)" office:value-type="float" office:value="-0.0189955883108589">
            <text:p>-0,01900</text:p>
          </table:table-cell>
          <table:table-cell table:number-columns-repeated="1017"/>
        </table:table-row>
        <table:table-row table:style-name="ro1">
          <table:table-cell office:value-type="float" office:value="1233.301">
            <text:p>1233,30100</text:p>
          </table:table-cell>
          <table:table-cell office:value-type="float" office:value="-6.09">
            <text:p>-6,09000</text:p>
          </table:table-cell>
          <table:table-cell office:value-type="float" office:value="1.65">
            <text:p>1,650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674]+2.9847)/([.D1674]-14.4252)" office:value-type="float" office:value="-0.0189955883108589">
            <text:p>-0,01900</text:p>
          </table:table-cell>
          <table:table-cell table:number-columns-repeated="1017"/>
        </table:table-row>
        <table:table-row table:style-name="ro1">
          <table:table-cell office:value-type="float" office:value="1233.401">
            <text:p>1233,40100</text:p>
          </table:table-cell>
          <table:table-cell office:value-type="float" office:value="-6.09">
            <text:p>-6,09000</text:p>
          </table:table-cell>
          <table:table-cell office:value-type="float" office:value="1.65">
            <text:p>1,650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675]+2.9847)/([.D1675]-14.4252)" office:value-type="float" office:value="-0.0189955883108589">
            <text:p>-0,01900</text:p>
          </table:table-cell>
          <table:table-cell table:number-columns-repeated="1017"/>
        </table:table-row>
        <table:table-row table:style-name="ro1">
          <table:table-cell office:value-type="float" office:value="1233.501">
            <text:p>1233,50100</text:p>
          </table:table-cell>
          <table:table-cell office:value-type="float" office:value="-6.09">
            <text:p>-6,09000</text:p>
          </table:table-cell>
          <table:table-cell office:value-type="float" office:value="1.65">
            <text:p>1,650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676]+2.9847)/([.D1676]-14.4252)" office:value-type="float" office:value="-0.0189955883108589">
            <text:p>-0,01900</text:p>
          </table:table-cell>
          <table:table-cell table:number-columns-repeated="1017"/>
        </table:table-row>
        <table:table-row table:style-name="ro1">
          <table:table-cell office:value-type="float" office:value="1233.601">
            <text:p>1233,60100</text:p>
          </table:table-cell>
          <table:table-cell office:value-type="float" office:value="-6.09">
            <text:p>-6,09000</text:p>
          </table:table-cell>
          <table:table-cell office:value-type="float" office:value="1.65">
            <text:p>1,650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677]+2.9847)/([.D1677]-14.4252)" office:value-type="float" office:value="-0.0189955883108589">
            <text:p>-0,01900</text:p>
          </table:table-cell>
          <table:table-cell table:number-columns-repeated="1017"/>
        </table:table-row>
        <table:table-row table:style-name="ro1">
          <table:table-cell office:value-type="float" office:value="1233.701">
            <text:p>1233,70100</text:p>
          </table:table-cell>
          <table:table-cell office:value-type="float" office:value="-6.09">
            <text:p>-6,09000</text:p>
          </table:table-cell>
          <table:table-cell office:value-type="float" office:value="1.6515">
            <text:p>1,651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678]+2.9847)/([.D1678]-14.4252)" office:value-type="float" office:value="-0.0189955883108589">
            <text:p>-0,01900</text:p>
          </table:table-cell>
          <table:table-cell table:number-columns-repeated="1017"/>
        </table:table-row>
        <table:table-row table:style-name="ro1">
          <table:table-cell office:value-type="float" office:value="1233.801">
            <text:p>1233,80100</text:p>
          </table:table-cell>
          <table:table-cell office:value-type="float" office:value="-6.09">
            <text:p>-6,09000</text:p>
          </table:table-cell>
          <table:table-cell office:value-type="float" office:value="1.6515">
            <text:p>1,651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679]+2.9847)/([.D1679]-14.4252)" office:value-type="float" office:value="-0.0189955883108589">
            <text:p>-0,01900</text:p>
          </table:table-cell>
          <table:table-cell table:number-columns-repeated="1017"/>
        </table:table-row>
        <table:table-row table:style-name="ro1">
          <table:table-cell office:value-type="float" office:value="1233.901">
            <text:p>1233,90100</text:p>
          </table:table-cell>
          <table:table-cell office:value-type="float" office:value="-6.09">
            <text:p>-6,09000</text:p>
          </table:table-cell>
          <table:table-cell office:value-type="float" office:value="1.6515">
            <text:p>1,651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680]+2.9847)/([.D1680]-14.4252)" office:value-type="float" office:value="-0.0189955883108589">
            <text:p>-0,01900</text:p>
          </table:table-cell>
          <table:table-cell table:number-columns-repeated="1017"/>
        </table:table-row>
        <table:table-row table:style-name="ro1">
          <table:table-cell office:value-type="float" office:value="1234.001">
            <text:p>1234,00100</text:p>
          </table:table-cell>
          <table:table-cell office:value-type="float" office:value="-6.075">
            <text:p>-6,07500</text:p>
          </table:table-cell>
          <table:table-cell office:value-type="float" office:value="1.6515">
            <text:p>1,651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681]+2.9847)/([.D1681]-14.4252)" office:value-type="float" office:value="-0.0189038310491892">
            <text:p>-0,01890</text:p>
          </table:table-cell>
          <table:table-cell table:number-columns-repeated="1017"/>
        </table:table-row>
        <table:table-row table:style-name="ro1">
          <table:table-cell office:value-type="float" office:value="1234.101">
            <text:p>1234,10100</text:p>
          </table:table-cell>
          <table:table-cell office:value-type="float" office:value="-6.075">
            <text:p>-6,07500</text:p>
          </table:table-cell>
          <table:table-cell office:value-type="float" office:value="1.6515">
            <text:p>1,651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682]+2.9847)/([.D1682]-14.4252)" office:value-type="float" office:value="-0.0189038310491892">
            <text:p>-0,01890</text:p>
          </table:table-cell>
          <table:table-cell table:number-columns-repeated="1017"/>
        </table:table-row>
        <table:table-row table:style-name="ro1">
          <table:table-cell office:value-type="float" office:value="1234.201">
            <text:p>1234,20100</text:p>
          </table:table-cell>
          <table:table-cell office:value-type="float" office:value="-6.075">
            <text:p>-6,07500</text:p>
          </table:table-cell>
          <table:table-cell office:value-type="float" office:value="1.6515">
            <text:p>1,651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683]+2.9847)/([.D1683]-14.4252)" office:value-type="float" office:value="-0.0189038310491892">
            <text:p>-0,01890</text:p>
          </table:table-cell>
          <table:table-cell table:number-columns-repeated="1017"/>
        </table:table-row>
        <table:table-row table:style-name="ro1">
          <table:table-cell office:value-type="float" office:value="1234.301">
            <text:p>1234,30100</text:p>
          </table:table-cell>
          <table:table-cell office:value-type="float" office:value="-6.075">
            <text:p>-6,07500</text:p>
          </table:table-cell>
          <table:table-cell office:value-type="float" office:value="1.6515">
            <text:p>1,651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684]+2.9847)/([.D1684]-14.4252)" office:value-type="float" office:value="-0.0189038310491892">
            <text:p>-0,01890</text:p>
          </table:table-cell>
          <table:table-cell table:number-columns-repeated="1017"/>
        </table:table-row>
        <table:table-row table:style-name="ro1">
          <table:table-cell office:value-type="float" office:value="1234.401">
            <text:p>1234,40100</text:p>
          </table:table-cell>
          <table:table-cell office:value-type="float" office:value="-6.075">
            <text:p>-6,07500</text:p>
          </table:table-cell>
          <table:table-cell office:value-type="float" office:value="1.6515">
            <text:p>1,651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685]+2.9847)/([.D1685]-14.4252)" office:value-type="float" office:value="-0.0189038310491892">
            <text:p>-0,01890</text:p>
          </table:table-cell>
          <table:table-cell table:number-columns-repeated="1017"/>
        </table:table-row>
        <table:table-row table:style-name="ro1">
          <table:table-cell office:value-type="float" office:value="1234.501">
            <text:p>1234,50100</text:p>
          </table:table-cell>
          <table:table-cell office:value-type="float" office:value="-6.075">
            <text:p>-6,07500</text:p>
          </table:table-cell>
          <table:table-cell office:value-type="float" office:value="1.6515">
            <text:p>1,651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686]+2.9847)/([.D1686]-14.4252)" office:value-type="float" office:value="-0.0189038310491892">
            <text:p>-0,01890</text:p>
          </table:table-cell>
          <table:table-cell table:number-columns-repeated="1017"/>
        </table:table-row>
        <table:table-row table:style-name="ro1">
          <table:table-cell office:value-type="float" office:value="1234.601">
            <text:p>1234,60100</text:p>
          </table:table-cell>
          <table:table-cell office:value-type="float" office:value="-6.075">
            <text:p>-6,07500</text:p>
          </table:table-cell>
          <table:table-cell office:value-type="float" office:value="1.6515">
            <text:p>1,651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687]+2.9847)/([.D1687]-14.4252)" office:value-type="float" office:value="-0.0189038310491892">
            <text:p>-0,01890</text:p>
          </table:table-cell>
          <table:table-cell table:number-columns-repeated="1017"/>
        </table:table-row>
        <table:table-row table:style-name="ro1">
          <table:table-cell office:value-type="float" office:value="1234.701">
            <text:p>1234,70100</text:p>
          </table:table-cell>
          <table:table-cell office:value-type="float" office:value="-6.075">
            <text:p>-6,07500</text:p>
          </table:table-cell>
          <table:table-cell office:value-type="float" office:value="1.65">
            <text:p>1,650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688]+2.9847)/([.D1688]-14.4252)" office:value-type="float" office:value="-0.0189038310491892">
            <text:p>-0,01890</text:p>
          </table:table-cell>
          <table:table-cell table:number-columns-repeated="1017"/>
        </table:table-row>
        <table:table-row table:style-name="ro1">
          <table:table-cell office:value-type="float" office:value="1234.801">
            <text:p>1234,80100</text:p>
          </table:table-cell>
          <table:table-cell office:value-type="float" office:value="-6.075">
            <text:p>-6,07500</text:p>
          </table:table-cell>
          <table:table-cell office:value-type="float" office:value="1.65">
            <text:p>1,650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689]+2.9847)/([.D1689]-14.4252)" office:value-type="float" office:value="-0.0189038310491892">
            <text:p>-0,01890</text:p>
          </table:table-cell>
          <table:table-cell table:number-columns-repeated="1017"/>
        </table:table-row>
        <table:table-row table:style-name="ro1">
          <table:table-cell office:value-type="float" office:value="1234.901">
            <text:p>1234,90100</text:p>
          </table:table-cell>
          <table:table-cell office:value-type="float" office:value="-6.075">
            <text:p>-6,07500</text:p>
          </table:table-cell>
          <table:table-cell office:value-type="float" office:value="1.65">
            <text:p>1,650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690]+2.9847)/([.D1690]-14.4252)" office:value-type="float" office:value="-0.0189038310491892">
            <text:p>-0,01890</text:p>
          </table:table-cell>
          <table:table-cell table:number-columns-repeated="1017"/>
        </table:table-row>
        <table:table-row table:style-name="ro1">
          <table:table-cell office:value-type="float" office:value="1235.001">
            <text:p>1235,00100</text:p>
          </table:table-cell>
          <table:table-cell office:value-type="float" office:value="-6.075">
            <text:p>-6,07500</text:p>
          </table:table-cell>
          <table:table-cell office:value-type="float" office:value="1.65">
            <text:p>1,650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691]+2.9847)/([.D1691]-14.4252)" office:value-type="float" office:value="-0.0189038310491892">
            <text:p>-0,01890</text:p>
          </table:table-cell>
          <table:table-cell table:number-columns-repeated="1017"/>
        </table:table-row>
        <table:table-row table:style-name="ro1">
          <table:table-cell office:value-type="float" office:value="1235.101">
            <text:p>1235,10100</text:p>
          </table:table-cell>
          <table:table-cell office:value-type="float" office:value="-6.075">
            <text:p>-6,07500</text:p>
          </table:table-cell>
          <table:table-cell office:value-type="float" office:value="1.65">
            <text:p>1,650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692]+2.9847)/([.D1692]-14.4252)" office:value-type="float" office:value="-0.0189038310491892">
            <text:p>-0,01890</text:p>
          </table:table-cell>
          <table:table-cell table:number-columns-repeated="1017"/>
        </table:table-row>
        <table:table-row table:style-name="ro1">
          <table:table-cell office:value-type="float" office:value="1235.201">
            <text:p>1235,20100</text:p>
          </table:table-cell>
          <table:table-cell office:value-type="float" office:value="-6.075">
            <text:p>-6,07500</text:p>
          </table:table-cell>
          <table:table-cell office:value-type="float" office:value="1.65">
            <text:p>1,650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693]+2.9847)/([.D1693]-14.4252)" office:value-type="float" office:value="-0.0189038310491892">
            <text:p>-0,01890</text:p>
          </table:table-cell>
          <table:table-cell table:number-columns-repeated="1017"/>
        </table:table-row>
        <table:table-row table:style-name="ro1">
          <table:table-cell office:value-type="float" office:value="1235.301">
            <text:p>1235,30100</text:p>
          </table:table-cell>
          <table:table-cell office:value-type="float" office:value="-6.075">
            <text:p>-6,07500</text:p>
          </table:table-cell>
          <table:table-cell office:value-type="float" office:value="1.65">
            <text:p>1,650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694]+2.9847)/([.D1694]-14.4252)" office:value-type="float" office:value="-0.0189038310491892">
            <text:p>-0,01890</text:p>
          </table:table-cell>
          <table:table-cell table:number-columns-repeated="1017"/>
        </table:table-row>
        <table:table-row table:style-name="ro1">
          <table:table-cell office:value-type="float" office:value="1235.401">
            <text:p>1235,40100</text:p>
          </table:table-cell>
          <table:table-cell office:value-type="float" office:value="-6.075">
            <text:p>-6,07500</text:p>
          </table:table-cell>
          <table:table-cell office:value-type="float" office:value="1.65">
            <text:p>1,650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695]+2.9847)/([.D1695]-14.4252)" office:value-type="float" office:value="-0.0189038310491892">
            <text:p>-0,01890</text:p>
          </table:table-cell>
          <table:table-cell table:number-columns-repeated="1017"/>
        </table:table-row>
        <table:table-row table:style-name="ro1">
          <table:table-cell office:value-type="float" office:value="1235.501">
            <text:p>1235,50100</text:p>
          </table:table-cell>
          <table:table-cell office:value-type="float" office:value="-6.075">
            <text:p>-6,07500</text:p>
          </table:table-cell>
          <table:table-cell office:value-type="float" office:value="1.65">
            <text:p>1,650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696]+2.9847)/([.D1696]-14.4252)" office:value-type="float" office:value="-0.0189038310491892">
            <text:p>-0,01890</text:p>
          </table:table-cell>
          <table:table-cell table:number-columns-repeated="1017"/>
        </table:table-row>
        <table:table-row table:style-name="ro1">
          <table:table-cell office:value-type="float" office:value="1235.601">
            <text:p>1235,60100</text:p>
          </table:table-cell>
          <table:table-cell office:value-type="float" office:value="-6.075">
            <text:p>-6,07500</text:p>
          </table:table-cell>
          <table:table-cell office:value-type="float" office:value="1.65">
            <text:p>1,650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697]+2.9847)/([.D1697]-14.4252)" office:value-type="float" office:value="-0.0189038310491892">
            <text:p>-0,01890</text:p>
          </table:table-cell>
          <table:table-cell table:number-columns-repeated="1017"/>
        </table:table-row>
        <table:table-row table:style-name="ro1">
          <table:table-cell office:value-type="float" office:value="1235.701">
            <text:p>1235,70100</text:p>
          </table:table-cell>
          <table:table-cell office:value-type="float" office:value="-6.075">
            <text:p>-6,07500</text:p>
          </table:table-cell>
          <table:table-cell office:value-type="float" office:value="1.65">
            <text:p>1,650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698]+2.9847)/([.D1698]-14.4252)" office:value-type="float" office:value="-0.0189038310491892">
            <text:p>-0,01890</text:p>
          </table:table-cell>
          <table:table-cell table:number-columns-repeated="1017"/>
        </table:table-row>
        <table:table-row table:style-name="ro1">
          <table:table-cell office:value-type="float" office:value="1235.801">
            <text:p>1235,80100</text:p>
          </table:table-cell>
          <table:table-cell office:value-type="float" office:value="-6.075">
            <text:p>-6,07500</text:p>
          </table:table-cell>
          <table:table-cell office:value-type="float" office:value="1.65">
            <text:p>1,650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699]+2.9847)/([.D1699]-14.4252)" office:value-type="float" office:value="-0.0189038310491892">
            <text:p>-0,01890</text:p>
          </table:table-cell>
          <table:table-cell table:number-columns-repeated="1017"/>
        </table:table-row>
        <table:table-row table:style-name="ro1">
          <table:table-cell office:value-type="float" office:value="1235.901">
            <text:p>1235,90100</text:p>
          </table:table-cell>
          <table:table-cell office:value-type="float" office:value="-6.075">
            <text:p>-6,07500</text:p>
          </table:table-cell>
          <table:table-cell office:value-type="float" office:value="1.65">
            <text:p>1,650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700]+2.9847)/([.D1700]-14.4252)" office:value-type="float" office:value="-0.0189038310491892">
            <text:p>-0,01890</text:p>
          </table:table-cell>
          <table:table-cell table:number-columns-repeated="1017"/>
        </table:table-row>
        <table:table-row table:style-name="ro1">
          <table:table-cell office:value-type="float" office:value="1236.001">
            <text:p>1236,00100</text:p>
          </table:table-cell>
          <table:table-cell office:value-type="float" office:value="-6.075">
            <text:p>-6,07500</text:p>
          </table:table-cell>
          <table:table-cell office:value-type="float" office:value="1.65">
            <text:p>1,650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701]+2.9847)/([.D1701]-14.4252)" office:value-type="float" office:value="-0.0189038310491892">
            <text:p>-0,01890</text:p>
          </table:table-cell>
          <table:table-cell table:number-columns-repeated="1017"/>
        </table:table-row>
        <table:table-row table:style-name="ro1">
          <table:table-cell office:value-type="float" office:value="1236.101">
            <text:p>1236,10100</text:p>
          </table:table-cell>
          <table:table-cell office:value-type="float" office:value="-6.075">
            <text:p>-6,07500</text:p>
          </table:table-cell>
          <table:table-cell office:value-type="float" office:value="1.65">
            <text:p>1,650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702]+2.9847)/([.D1702]-14.4252)" office:value-type="float" office:value="-0.0189038310491892">
            <text:p>-0,01890</text:p>
          </table:table-cell>
          <table:table-cell table:number-columns-repeated="1017"/>
        </table:table-row>
        <table:table-row table:style-name="ro1">
          <table:table-cell office:value-type="float" office:value="1236.201">
            <text:p>1236,20100</text:p>
          </table:table-cell>
          <table:table-cell office:value-type="float" office:value="-6.075">
            <text:p>-6,07500</text:p>
          </table:table-cell>
          <table:table-cell office:value-type="float" office:value="1.65">
            <text:p>1,650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703]+2.9847)/([.D1703]-14.4252)" office:value-type="float" office:value="-0.0189038310491892">
            <text:p>-0,01890</text:p>
          </table:table-cell>
          <table:table-cell table:number-columns-repeated="1017"/>
        </table:table-row>
        <table:table-row table:style-name="ro1">
          <table:table-cell office:value-type="float" office:value="1236.301">
            <text:p>1236,30100</text:p>
          </table:table-cell>
          <table:table-cell office:value-type="float" office:value="-6.075">
            <text:p>-6,07500</text:p>
          </table:table-cell>
          <table:table-cell office:value-type="float" office:value="1.65">
            <text:p>1,650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704]+2.9847)/([.D1704]-14.4252)" office:value-type="float" office:value="-0.0189038310491892">
            <text:p>-0,01890</text:p>
          </table:table-cell>
          <table:table-cell table:number-columns-repeated="1017"/>
        </table:table-row>
        <table:table-row table:style-name="ro1">
          <table:table-cell office:value-type="float" office:value="1236.401">
            <text:p>1236,40100</text:p>
          </table:table-cell>
          <table:table-cell office:value-type="float" office:value="-6.075">
            <text:p>-6,07500</text:p>
          </table:table-cell>
          <table:table-cell office:value-type="float" office:value="1.65">
            <text:p>1,650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705]+2.9847)/([.D1705]-14.4252)" office:value-type="float" office:value="-0.0189038310491892">
            <text:p>-0,01890</text:p>
          </table:table-cell>
          <table:table-cell table:number-columns-repeated="1017"/>
        </table:table-row>
        <table:table-row table:style-name="ro1">
          <table:table-cell office:value-type="float" office:value="1236.501">
            <text:p>1236,50100</text:p>
          </table:table-cell>
          <table:table-cell office:value-type="float" office:value="-6.075">
            <text:p>-6,07500</text:p>
          </table:table-cell>
          <table:table-cell office:value-type="float" office:value="1.65">
            <text:p>1,650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706]+2.9847)/([.D1706]-14.4252)" office:value-type="float" office:value="-0.0189038310491892">
            <text:p>-0,01890</text:p>
          </table:table-cell>
          <table:table-cell table:number-columns-repeated="1017"/>
        </table:table-row>
        <table:table-row table:style-name="ro1">
          <table:table-cell office:value-type="float" office:value="1236.601">
            <text:p>1236,60100</text:p>
          </table:table-cell>
          <table:table-cell office:value-type="float" office:value="-6.075">
            <text:p>-6,07500</text:p>
          </table:table-cell>
          <table:table-cell office:value-type="float" office:value="1.65">
            <text:p>1,650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707]+2.9847)/([.D1707]-14.4252)" office:value-type="float" office:value="-0.0189038310491892">
            <text:p>-0,01890</text:p>
          </table:table-cell>
          <table:table-cell table:number-columns-repeated="1017"/>
        </table:table-row>
        <table:table-row table:style-name="ro1">
          <table:table-cell office:value-type="float" office:value="1236.701">
            <text:p>1236,70100</text:p>
          </table:table-cell>
          <table:table-cell office:value-type="float" office:value="-6.075">
            <text:p>-6,07500</text:p>
          </table:table-cell>
          <table:table-cell office:value-type="float" office:value="1.6485">
            <text:p>1,648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708]+2.9847)/([.D1708]-14.4252)" office:value-type="float" office:value="-0.0189038310491892">
            <text:p>-0,01890</text:p>
          </table:table-cell>
          <table:table-cell table:number-columns-repeated="1017"/>
        </table:table-row>
        <table:table-row table:style-name="ro1">
          <table:table-cell office:value-type="float" office:value="1236.801">
            <text:p>1236,80100</text:p>
          </table:table-cell>
          <table:table-cell office:value-type="float" office:value="-6.075">
            <text:p>-6,07500</text:p>
          </table:table-cell>
          <table:table-cell office:value-type="float" office:value="1.6485">
            <text:p>1,648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709]+2.9847)/([.D1709]-14.4252)" office:value-type="float" office:value="-0.0189038310491892">
            <text:p>-0,01890</text:p>
          </table:table-cell>
          <table:table-cell table:number-columns-repeated="1017"/>
        </table:table-row>
        <table:table-row table:style-name="ro1">
          <table:table-cell office:value-type="float" office:value="1236.901">
            <text:p>1236,90100</text:p>
          </table:table-cell>
          <table:table-cell office:value-type="float" office:value="-6.075">
            <text:p>-6,07500</text:p>
          </table:table-cell>
          <table:table-cell office:value-type="float" office:value="1.6485">
            <text:p>1,648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710]+2.9847)/([.D1710]-14.4252)" office:value-type="float" office:value="-0.0189038310491892">
            <text:p>-0,01890</text:p>
          </table:table-cell>
          <table:table-cell table:number-columns-repeated="1017"/>
        </table:table-row>
        <table:table-row table:style-name="ro1">
          <table:table-cell office:value-type="float" office:value="1237.001">
            <text:p>1237,00100</text:p>
          </table:table-cell>
          <table:table-cell office:value-type="float" office:value="-6.075">
            <text:p>-6,07500</text:p>
          </table:table-cell>
          <table:table-cell office:value-type="float" office:value="1.6485">
            <text:p>1,648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711]+2.9847)/([.D1711]-14.4252)" office:value-type="float" office:value="-0.0189038310491892">
            <text:p>-0,01890</text:p>
          </table:table-cell>
          <table:table-cell table:number-columns-repeated="1017"/>
        </table:table-row>
        <table:table-row table:style-name="ro1">
          <table:table-cell office:value-type="float" office:value="1237.101">
            <text:p>1237,10100</text:p>
          </table:table-cell>
          <table:table-cell office:value-type="float" office:value="-6.075">
            <text:p>-6,07500</text:p>
          </table:table-cell>
          <table:table-cell office:value-type="float" office:value="1.6485">
            <text:p>1,648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712]+2.9847)/([.D1712]-14.4252)" office:value-type="float" office:value="-0.0189038310491892">
            <text:p>-0,01890</text:p>
          </table:table-cell>
          <table:table-cell table:number-columns-repeated="1017"/>
        </table:table-row>
        <table:table-row table:style-name="ro1">
          <table:table-cell office:value-type="float" office:value="1237.201">
            <text:p>1237,20100</text:p>
          </table:table-cell>
          <table:table-cell office:value-type="float" office:value="-6.075">
            <text:p>-6,07500</text:p>
          </table:table-cell>
          <table:table-cell office:value-type="float" office:value="1.6485">
            <text:p>1,648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713]+2.9847)/([.D1713]-14.4252)" office:value-type="float" office:value="-0.0189038310491892">
            <text:p>-0,01890</text:p>
          </table:table-cell>
          <table:table-cell table:number-columns-repeated="1017"/>
        </table:table-row>
        <table:table-row table:style-name="ro1">
          <table:table-cell office:value-type="float" office:value="1237.301">
            <text:p>1237,30100</text:p>
          </table:table-cell>
          <table:table-cell office:value-type="float" office:value="-6.075">
            <text:p>-6,07500</text:p>
          </table:table-cell>
          <table:table-cell office:value-type="float" office:value="1.6485">
            <text:p>1,648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714]+2.9847)/([.D1714]-14.4252)" office:value-type="float" office:value="-0.0189038310491892">
            <text:p>-0,01890</text:p>
          </table:table-cell>
          <table:table-cell table:number-columns-repeated="1017"/>
        </table:table-row>
        <table:table-row table:style-name="ro1">
          <table:table-cell office:value-type="float" office:value="1237.401">
            <text:p>1237,40100</text:p>
          </table:table-cell>
          <table:table-cell office:value-type="float" office:value="-6.075">
            <text:p>-6,07500</text:p>
          </table:table-cell>
          <table:table-cell office:value-type="float" office:value="1.6485">
            <text:p>1,648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715]+2.9847)/([.D1715]-14.4252)" office:value-type="float" office:value="-0.0189038310491892">
            <text:p>-0,01890</text:p>
          </table:table-cell>
          <table:table-cell table:number-columns-repeated="1017"/>
        </table:table-row>
        <table:table-row table:style-name="ro1">
          <table:table-cell office:value-type="float" office:value="1237.501">
            <text:p>1237,50100</text:p>
          </table:table-cell>
          <table:table-cell office:value-type="float" office:value="-6.075">
            <text:p>-6,07500</text:p>
          </table:table-cell>
          <table:table-cell office:value-type="float" office:value="1.6485">
            <text:p>1,648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716]+2.9847)/([.D1716]-14.4252)" office:value-type="float" office:value="-0.0189038310491892">
            <text:p>-0,01890</text:p>
          </table:table-cell>
          <table:table-cell table:number-columns-repeated="1017"/>
        </table:table-row>
        <table:table-row table:style-name="ro1">
          <table:table-cell office:value-type="float" office:value="1237.601">
            <text:p>1237,60100</text:p>
          </table:table-cell>
          <table:table-cell office:value-type="float" office:value="-6.075">
            <text:p>-6,07500</text:p>
          </table:table-cell>
          <table:table-cell office:value-type="float" office:value="1.6485">
            <text:p>1,648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717]+2.9847)/([.D1717]-14.4252)" office:value-type="float" office:value="-0.0189038310491892">
            <text:p>-0,01890</text:p>
          </table:table-cell>
          <table:table-cell table:number-columns-repeated="1017"/>
        </table:table-row>
        <table:table-row table:style-name="ro1">
          <table:table-cell office:value-type="float" office:value="1237.701">
            <text:p>1237,70100</text:p>
          </table:table-cell>
          <table:table-cell office:value-type="float" office:value="-6.075">
            <text:p>-6,07500</text:p>
          </table:table-cell>
          <table:table-cell office:value-type="float" office:value="1.6485">
            <text:p>1,648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718]+2.9847)/([.D1718]-14.4252)" office:value-type="float" office:value="-0.0189211926174102">
            <text:p>-0,01892</text:p>
          </table:table-cell>
          <table:table-cell table:number-columns-repeated="1017"/>
        </table:table-row>
        <table:table-row table:style-name="ro1">
          <table:table-cell office:value-type="float" office:value="1237.801">
            <text:p>1237,80100</text:p>
          </table:table-cell>
          <table:table-cell office:value-type="float" office:value="-6.075">
            <text:p>-6,07500</text:p>
          </table:table-cell>
          <table:table-cell office:value-type="float" office:value="1.6485">
            <text:p>1,648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719]+2.9847)/([.D1719]-14.4252)" office:value-type="float" office:value="-0.0189211926174102">
            <text:p>-0,01892</text:p>
          </table:table-cell>
          <table:table-cell table:number-columns-repeated="1017"/>
        </table:table-row>
        <table:table-row table:style-name="ro1">
          <table:table-cell office:value-type="float" office:value="1237.901">
            <text:p>1237,90100</text:p>
          </table:table-cell>
          <table:table-cell office:value-type="float" office:value="-6.075">
            <text:p>-6,07500</text:p>
          </table:table-cell>
          <table:table-cell office:value-type="float" office:value="1.6485">
            <text:p>1,648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720]+2.9847)/([.D1720]-14.4252)" office:value-type="float" office:value="-0.0189211926174102">
            <text:p>-0,01892</text:p>
          </table:table-cell>
          <table:table-cell table:number-columns-repeated="1017"/>
        </table:table-row>
        <table:table-row table:style-name="ro1">
          <table:table-cell office:value-type="float" office:value="1238.001">
            <text:p>1238,00100</text:p>
          </table:table-cell>
          <table:table-cell office:value-type="float" office:value="-6.075">
            <text:p>-6,07500</text:p>
          </table:table-cell>
          <table:table-cell office:value-type="float" office:value="1.6485">
            <text:p>1,648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721]+2.9847)/([.D1721]-14.4252)" office:value-type="float" office:value="-0.0189211926174102">
            <text:p>-0,01892</text:p>
          </table:table-cell>
          <table:table-cell table:number-columns-repeated="1017"/>
        </table:table-row>
        <table:table-row table:style-name="ro1">
          <table:table-cell office:value-type="float" office:value="1238.101">
            <text:p>1238,10100</text:p>
          </table:table-cell>
          <table:table-cell office:value-type="float" office:value="-6.075">
            <text:p>-6,07500</text:p>
          </table:table-cell>
          <table:table-cell office:value-type="float" office:value="1.6485">
            <text:p>1,648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722]+2.9847)/([.D1722]-14.4252)" office:value-type="float" office:value="-0.0189211926174102">
            <text:p>-0,01892</text:p>
          </table:table-cell>
          <table:table-cell table:number-columns-repeated="1017"/>
        </table:table-row>
        <table:table-row table:style-name="ro1">
          <table:table-cell office:value-type="float" office:value="1238.201">
            <text:p>1238,20100</text:p>
          </table:table-cell>
          <table:table-cell office:value-type="float" office:value="-6.075">
            <text:p>-6,07500</text:p>
          </table:table-cell>
          <table:table-cell office:value-type="float" office:value="1.6485">
            <text:p>1,648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723]+2.9847)/([.D1723]-14.4252)" office:value-type="float" office:value="-0.0189211926174102">
            <text:p>-0,01892</text:p>
          </table:table-cell>
          <table:table-cell table:number-columns-repeated="1017"/>
        </table:table-row>
        <table:table-row table:style-name="ro1">
          <table:table-cell office:value-type="float" office:value="1238.301">
            <text:p>1238,30100</text:p>
          </table:table-cell>
          <table:table-cell office:value-type="float" office:value="-6.075">
            <text:p>-6,07500</text:p>
          </table:table-cell>
          <table:table-cell office:value-type="float" office:value="1.6485">
            <text:p>1,648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724]+2.9847)/([.D1724]-14.4252)" office:value-type="float" office:value="-0.0189211926174102">
            <text:p>-0,01892</text:p>
          </table:table-cell>
          <table:table-cell table:number-columns-repeated="1017"/>
        </table:table-row>
        <table:table-row table:style-name="ro1">
          <table:table-cell office:value-type="float" office:value="1238.401">
            <text:p>1238,40100</text:p>
          </table:table-cell>
          <table:table-cell office:value-type="float" office:value="-6.075">
            <text:p>-6,07500</text:p>
          </table:table-cell>
          <table:table-cell office:value-type="float" office:value="1.6485">
            <text:p>1,648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725]+2.9847)/([.D1725]-14.4252)" office:value-type="float" office:value="-0.0189211926174102">
            <text:p>-0,01892</text:p>
          </table:table-cell>
          <table:table-cell table:number-columns-repeated="1017"/>
        </table:table-row>
        <table:table-row table:style-name="ro1">
          <table:table-cell office:value-type="float" office:value="1238.501">
            <text:p>1238,50100</text:p>
          </table:table-cell>
          <table:table-cell office:value-type="float" office:value="-6.075">
            <text:p>-6,07500</text:p>
          </table:table-cell>
          <table:table-cell office:value-type="float" office:value="1.6485">
            <text:p>1,648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726]+2.9847)/([.D1726]-14.4252)" office:value-type="float" office:value="-0.0189211926174102">
            <text:p>-0,01892</text:p>
          </table:table-cell>
          <table:table-cell table:number-columns-repeated="1017"/>
        </table:table-row>
        <table:table-row table:style-name="ro1">
          <table:table-cell office:value-type="float" office:value="1238.601">
            <text:p>1238,60100</text:p>
          </table:table-cell>
          <table:table-cell office:value-type="float" office:value="-6.075">
            <text:p>-6,07500</text:p>
          </table:table-cell>
          <table:table-cell office:value-type="float" office:value="1.6485">
            <text:p>1,648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727]+2.9847)/([.D1727]-14.4252)" office:value-type="float" office:value="-0.0189211926174102">
            <text:p>-0,01892</text:p>
          </table:table-cell>
          <table:table-cell table:number-columns-repeated="1017"/>
        </table:table-row>
        <table:table-row table:style-name="ro1">
          <table:table-cell office:value-type="float" office:value="1238.701">
            <text:p>1238,70100</text:p>
          </table:table-cell>
          <table:table-cell office:value-type="float" office:value="-6.075">
            <text:p>-6,07500</text:p>
          </table:table-cell>
          <table:table-cell office:value-type="float" office:value="1.6485">
            <text:p>1,648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728]+2.9847)/([.D1728]-14.4252)" office:value-type="float" office:value="-0.0189211926174102">
            <text:p>-0,01892</text:p>
          </table:table-cell>
          <table:table-cell table:number-columns-repeated="1017"/>
        </table:table-row>
        <table:table-row table:style-name="ro1">
          <table:table-cell office:value-type="float" office:value="1238.801">
            <text:p>1238,80100</text:p>
          </table:table-cell>
          <table:table-cell office:value-type="float" office:value="-6.075">
            <text:p>-6,07500</text:p>
          </table:table-cell>
          <table:table-cell office:value-type="float" office:value="1.6485">
            <text:p>1,648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729]+2.9847)/([.D1729]-14.4252)" office:value-type="float" office:value="-0.0189211926174102">
            <text:p>-0,01892</text:p>
          </table:table-cell>
          <table:table-cell table:number-columns-repeated="1017"/>
        </table:table-row>
        <table:table-row table:style-name="ro1">
          <table:table-cell office:value-type="float" office:value="1238.901">
            <text:p>1238,90100</text:p>
          </table:table-cell>
          <table:table-cell office:value-type="float" office:value="-6.075">
            <text:p>-6,07500</text:p>
          </table:table-cell>
          <table:table-cell office:value-type="float" office:value="1.6485">
            <text:p>1,648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730]+2.9847)/([.D1730]-14.4252)" office:value-type="float" office:value="-0.0189211926174102">
            <text:p>-0,01892</text:p>
          </table:table-cell>
          <table:table-cell table:number-columns-repeated="1017"/>
        </table:table-row>
        <table:table-row table:style-name="ro1">
          <table:table-cell office:value-type="float" office:value="1239.001">
            <text:p>1239,00100</text:p>
          </table:table-cell>
          <table:table-cell office:value-type="float" office:value="-6.075">
            <text:p>-6,07500</text:p>
          </table:table-cell>
          <table:table-cell office:value-type="float" office:value="1.6485">
            <text:p>1,648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731]+2.9847)/([.D1731]-14.4252)" office:value-type="float" office:value="-0.0189211926174102">
            <text:p>-0,01892</text:p>
          </table:table-cell>
          <table:table-cell table:number-columns-repeated="1017"/>
        </table:table-row>
        <table:table-row table:style-name="ro1">
          <table:table-cell office:value-type="float" office:value="1239.101">
            <text:p>1239,10100</text:p>
          </table:table-cell>
          <table:table-cell office:value-type="float" office:value="-6.075">
            <text:p>-6,07500</text:p>
          </table:table-cell>
          <table:table-cell office:value-type="float" office:value="1.6485">
            <text:p>1,648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732]+2.9847)/([.D1732]-14.4252)" office:value-type="float" office:value="-0.0189211926174102">
            <text:p>-0,01892</text:p>
          </table:table-cell>
          <table:table-cell table:number-columns-repeated="1017"/>
        </table:table-row>
        <table:table-row table:style-name="ro1">
          <table:table-cell office:value-type="float" office:value="1239.201">
            <text:p>1239,20100</text:p>
          </table:table-cell>
          <table:table-cell office:value-type="float" office:value="-6.075">
            <text:p>-6,07500</text:p>
          </table:table-cell>
          <table:table-cell office:value-type="float" office:value="1.6485">
            <text:p>1,648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733]+2.9847)/([.D1733]-14.4252)" office:value-type="float" office:value="-0.0189211926174102">
            <text:p>-0,01892</text:p>
          </table:table-cell>
          <table:table-cell table:number-columns-repeated="1017"/>
        </table:table-row>
        <table:table-row table:style-name="ro1">
          <table:table-cell office:value-type="float" office:value="1239.301">
            <text:p>1239,30100</text:p>
          </table:table-cell>
          <table:table-cell office:value-type="float" office:value="-6.075">
            <text:p>-6,07500</text:p>
          </table:table-cell>
          <table:table-cell office:value-type="float" office:value="1.6485">
            <text:p>1,648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734]+2.9847)/([.D1734]-14.4252)" office:value-type="float" office:value="-0.0189211926174102">
            <text:p>-0,01892</text:p>
          </table:table-cell>
          <table:table-cell table:number-columns-repeated="1017"/>
        </table:table-row>
        <table:table-row table:style-name="ro1">
          <table:table-cell office:value-type="float" office:value="1239.401">
            <text:p>1239,40100</text:p>
          </table:table-cell>
          <table:table-cell office:value-type="float" office:value="-6.075">
            <text:p>-6,07500</text:p>
          </table:table-cell>
          <table:table-cell office:value-type="float" office:value="1.6485">
            <text:p>1,648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735]+2.9847)/([.D1735]-14.4252)" office:value-type="float" office:value="-0.0189211926174102">
            <text:p>-0,01892</text:p>
          </table:table-cell>
          <table:table-cell table:number-columns-repeated="1017"/>
        </table:table-row>
        <table:table-row table:style-name="ro1">
          <table:table-cell office:value-type="float" office:value="1239.501">
            <text:p>1239,50100</text:p>
          </table:table-cell>
          <table:table-cell office:value-type="float" office:value="-6.075">
            <text:p>-6,07500</text:p>
          </table:table-cell>
          <table:table-cell office:value-type="float" office:value="1.6485">
            <text:p>1,648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736]+2.9847)/([.D1736]-14.4252)" office:value-type="float" office:value="-0.0189211926174102">
            <text:p>-0,01892</text:p>
          </table:table-cell>
          <table:table-cell table:number-columns-repeated="1017"/>
        </table:table-row>
        <table:table-row table:style-name="ro1">
          <table:table-cell office:value-type="float" office:value="1239.601">
            <text:p>1239,60100</text:p>
          </table:table-cell>
          <table:table-cell office:value-type="float" office:value="-6.075">
            <text:p>-6,07500</text:p>
          </table:table-cell>
          <table:table-cell office:value-type="float" office:value="1.6485">
            <text:p>1,648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737]+2.9847)/([.D1737]-14.4252)" office:value-type="float" office:value="-0.0189211926174102">
            <text:p>-0,01892</text:p>
          </table:table-cell>
          <table:table-cell table:number-columns-repeated="1017"/>
        </table:table-row>
        <table:table-row table:style-name="ro1">
          <table:table-cell office:value-type="float" office:value="1239.701">
            <text:p>1239,70100</text:p>
          </table:table-cell>
          <table:table-cell office:value-type="float" office:value="-6.075">
            <text:p>-6,07500</text:p>
          </table:table-cell>
          <table:table-cell office:value-type="float" office:value="1.65">
            <text:p>1,650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738]+2.9847)/([.D1738]-14.4252)" office:value-type="float" office:value="-0.0189038310491892">
            <text:p>-0,01890</text:p>
          </table:table-cell>
          <table:table-cell table:number-columns-repeated="1017"/>
        </table:table-row>
        <table:table-row table:style-name="ro1">
          <table:table-cell office:value-type="float" office:value="1239.801">
            <text:p>1239,80100</text:p>
          </table:table-cell>
          <table:table-cell office:value-type="float" office:value="-6.075">
            <text:p>-6,07500</text:p>
          </table:table-cell>
          <table:table-cell office:value-type="float" office:value="1.65">
            <text:p>1,650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739]+2.9847)/([.D1739]-14.4252)" office:value-type="float" office:value="-0.0189038310491892">
            <text:p>-0,01890</text:p>
          </table:table-cell>
          <table:table-cell table:number-columns-repeated="1017"/>
        </table:table-row>
        <table:table-row table:style-name="ro1">
          <table:table-cell office:value-type="float" office:value="1239.901">
            <text:p>1239,90100</text:p>
          </table:table-cell>
          <table:table-cell office:value-type="float" office:value="-6.075">
            <text:p>-6,07500</text:p>
          </table:table-cell>
          <table:table-cell office:value-type="float" office:value="1.65">
            <text:p>1,650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740]+2.9847)/([.D1740]-14.4252)" office:value-type="float" office:value="-0.0189038310491892">
            <text:p>-0,01890</text:p>
          </table:table-cell>
          <table:table-cell table:number-columns-repeated="1017"/>
        </table:table-row>
        <table:table-row table:style-name="ro1">
          <table:table-cell office:value-type="float" office:value="1240.001">
            <text:p>1240,00100</text:p>
          </table:table-cell>
          <table:table-cell office:value-type="float" office:value="-6.06">
            <text:p>-6,06000</text:p>
          </table:table-cell>
          <table:table-cell office:value-type="float" office:value="1.65">
            <text:p>1,650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741]+2.9847)/([.D1741]-14.4252)" office:value-type="float" office:value="-0.0188120737875195">
            <text:p>-0,01881</text:p>
          </table:table-cell>
          <table:table-cell table:number-columns-repeated="1017"/>
        </table:table-row>
        <table:table-row table:style-name="ro1">
          <table:table-cell office:value-type="float" office:value="1240.101">
            <text:p>1240,10100</text:p>
          </table:table-cell>
          <table:table-cell office:value-type="float" office:value="-6.06">
            <text:p>-6,06000</text:p>
          </table:table-cell>
          <table:table-cell office:value-type="float" office:value="1.65">
            <text:p>1,650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742]+2.9847)/([.D1742]-14.4252)" office:value-type="float" office:value="-0.0188120737875195">
            <text:p>-0,01881</text:p>
          </table:table-cell>
          <table:table-cell table:number-columns-repeated="1017"/>
        </table:table-row>
        <table:table-row table:style-name="ro1">
          <table:table-cell office:value-type="float" office:value="1240.201">
            <text:p>1240,20100</text:p>
          </table:table-cell>
          <table:table-cell office:value-type="float" office:value="-6.06">
            <text:p>-6,06000</text:p>
          </table:table-cell>
          <table:table-cell office:value-type="float" office:value="1.65">
            <text:p>1,650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743]+2.9847)/([.D1743]-14.4252)" office:value-type="float" office:value="-0.0188120737875195">
            <text:p>-0,01881</text:p>
          </table:table-cell>
          <table:table-cell table:number-columns-repeated="1017"/>
        </table:table-row>
        <table:table-row table:style-name="ro1">
          <table:table-cell office:value-type="float" office:value="1240.301">
            <text:p>1240,30100</text:p>
          </table:table-cell>
          <table:table-cell office:value-type="float" office:value="-6.06">
            <text:p>-6,06000</text:p>
          </table:table-cell>
          <table:table-cell office:value-type="float" office:value="1.65">
            <text:p>1,650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744]+2.9847)/([.D1744]-14.4252)" office:value-type="float" office:value="-0.0188120737875195">
            <text:p>-0,01881</text:p>
          </table:table-cell>
          <table:table-cell table:number-columns-repeated="1017"/>
        </table:table-row>
        <table:table-row table:style-name="ro1">
          <table:table-cell office:value-type="float" office:value="1240.401">
            <text:p>1240,40100</text:p>
          </table:table-cell>
          <table:table-cell office:value-type="float" office:value="-6.06">
            <text:p>-6,06000</text:p>
          </table:table-cell>
          <table:table-cell office:value-type="float" office:value="1.65">
            <text:p>1,650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745]+2.9847)/([.D1745]-14.4252)" office:value-type="float" office:value="-0.0188120737875195">
            <text:p>-0,01881</text:p>
          </table:table-cell>
          <table:table-cell table:number-columns-repeated="1017"/>
        </table:table-row>
        <table:table-row table:style-name="ro1">
          <table:table-cell office:value-type="float" office:value="1240.501">
            <text:p>1240,50100</text:p>
          </table:table-cell>
          <table:table-cell office:value-type="float" office:value="-6.06">
            <text:p>-6,06000</text:p>
          </table:table-cell>
          <table:table-cell office:value-type="float" office:value="1.65">
            <text:p>1,650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746]+2.9847)/([.D1746]-14.4252)" office:value-type="float" office:value="-0.0188120737875195">
            <text:p>-0,01881</text:p>
          </table:table-cell>
          <table:table-cell table:number-columns-repeated="1017"/>
        </table:table-row>
        <table:table-row table:style-name="ro1">
          <table:table-cell office:value-type="float" office:value="1240.601">
            <text:p>1240,60100</text:p>
          </table:table-cell>
          <table:table-cell office:value-type="float" office:value="-6.06">
            <text:p>-6,06000</text:p>
          </table:table-cell>
          <table:table-cell office:value-type="float" office:value="1.65">
            <text:p>1,6500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747]+2.9847)/([.D1747]-14.4252)" office:value-type="float" office:value="-0.0188120737875195">
            <text:p>-0,01881</text:p>
          </table:table-cell>
          <table:table-cell table:number-columns-repeated="1017"/>
        </table:table-row>
        <table:table-row table:style-name="ro1">
          <table:table-cell office:value-type="float" office:value="1240.701">
            <text:p>1240,70100</text:p>
          </table:table-cell>
          <table:table-cell office:value-type="float" office:value="-6.06">
            <text:p>-6,06000</text:p>
          </table:table-cell>
          <table:table-cell office:value-type="float" office:value="1.6485">
            <text:p>1,648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748]+2.9847)/([.D1748]-14.4252)" office:value-type="float" office:value="-0.0188120737875195">
            <text:p>-0,01881</text:p>
          </table:table-cell>
          <table:table-cell table:number-columns-repeated="1017"/>
        </table:table-row>
        <table:table-row table:style-name="ro1">
          <table:table-cell office:value-type="float" office:value="1240.801">
            <text:p>1240,80100</text:p>
          </table:table-cell>
          <table:table-cell office:value-type="float" office:value="-6.06">
            <text:p>-6,06000</text:p>
          </table:table-cell>
          <table:table-cell office:value-type="float" office:value="1.6485">
            <text:p>1,648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749]+2.9847)/([.D1749]-14.4252)" office:value-type="float" office:value="-0.0188120737875195">
            <text:p>-0,01881</text:p>
          </table:table-cell>
          <table:table-cell table:number-columns-repeated="1017"/>
        </table:table-row>
        <table:table-row table:style-name="ro1">
          <table:table-cell office:value-type="float" office:value="1240.901">
            <text:p>1240,90100</text:p>
          </table:table-cell>
          <table:table-cell office:value-type="float" office:value="-6.06">
            <text:p>-6,06000</text:p>
          </table:table-cell>
          <table:table-cell office:value-type="float" office:value="1.6485">
            <text:p>1,648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750]+2.9847)/([.D1750]-14.4252)" office:value-type="float" office:value="-0.0188120737875195">
            <text:p>-0,01881</text:p>
          </table:table-cell>
          <table:table-cell table:number-columns-repeated="1017"/>
        </table:table-row>
        <table:table-row table:style-name="ro1">
          <table:table-cell office:value-type="float" office:value="1241.001">
            <text:p>1241,00100</text:p>
          </table:table-cell>
          <table:table-cell office:value-type="float" office:value="-6.075">
            <text:p>-6,07500</text:p>
          </table:table-cell>
          <table:table-cell office:value-type="float" office:value="1.6485">
            <text:p>1,648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751]+2.9847)/([.D1751]-14.4252)" office:value-type="float" office:value="-0.0189038310491892">
            <text:p>-0,01890</text:p>
          </table:table-cell>
          <table:table-cell table:number-columns-repeated="1017"/>
        </table:table-row>
        <table:table-row table:style-name="ro1">
          <table:table-cell office:value-type="float" office:value="1241.101">
            <text:p>1241,10100</text:p>
          </table:table-cell>
          <table:table-cell office:value-type="float" office:value="-6.075">
            <text:p>-6,07500</text:p>
          </table:table-cell>
          <table:table-cell office:value-type="float" office:value="1.6485">
            <text:p>1,648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752]+2.9847)/([.D1752]-14.4252)" office:value-type="float" office:value="-0.0189038310491892">
            <text:p>-0,01890</text:p>
          </table:table-cell>
          <table:table-cell table:number-columns-repeated="1017"/>
        </table:table-row>
        <table:table-row table:style-name="ro1">
          <table:table-cell office:value-type="float" office:value="1241.201">
            <text:p>1241,20100</text:p>
          </table:table-cell>
          <table:table-cell office:value-type="float" office:value="-6.075">
            <text:p>-6,07500</text:p>
          </table:table-cell>
          <table:table-cell office:value-type="float" office:value="1.6485">
            <text:p>1,648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753]+2.9847)/([.D1753]-14.4252)" office:value-type="float" office:value="-0.0189038310491892">
            <text:p>-0,01890</text:p>
          </table:table-cell>
          <table:table-cell table:number-columns-repeated="1017"/>
        </table:table-row>
        <table:table-row table:style-name="ro1">
          <table:table-cell office:value-type="float" office:value="1241.301">
            <text:p>1241,30100</text:p>
          </table:table-cell>
          <table:table-cell office:value-type="float" office:value="-6.075">
            <text:p>-6,07500</text:p>
          </table:table-cell>
          <table:table-cell office:value-type="float" office:value="1.6485">
            <text:p>1,648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754]+2.9847)/([.D1754]-14.4252)" office:value-type="float" office:value="-0.0189038310491892">
            <text:p>-0,01890</text:p>
          </table:table-cell>
          <table:table-cell table:number-columns-repeated="1017"/>
        </table:table-row>
        <table:table-row table:style-name="ro1">
          <table:table-cell office:value-type="float" office:value="1241.401">
            <text:p>1241,40100</text:p>
          </table:table-cell>
          <table:table-cell office:value-type="float" office:value="-6.075">
            <text:p>-6,07500</text:p>
          </table:table-cell>
          <table:table-cell office:value-type="float" office:value="1.6485">
            <text:p>1,648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755]+2.9847)/([.D1755]-14.4252)" office:value-type="float" office:value="-0.0189038310491892">
            <text:p>-0,01890</text:p>
          </table:table-cell>
          <table:table-cell table:number-columns-repeated="1017"/>
        </table:table-row>
        <table:table-row table:style-name="ro1">
          <table:table-cell office:value-type="float" office:value="1241.501">
            <text:p>1241,50100</text:p>
          </table:table-cell>
          <table:table-cell office:value-type="float" office:value="-6.075">
            <text:p>-6,07500</text:p>
          </table:table-cell>
          <table:table-cell office:value-type="float" office:value="1.6485">
            <text:p>1,648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756]+2.9847)/([.D1756]-14.4252)" office:value-type="float" office:value="-0.0189038310491892">
            <text:p>-0,01890</text:p>
          </table:table-cell>
          <table:table-cell table:number-columns-repeated="1017"/>
        </table:table-row>
        <table:table-row table:style-name="ro1">
          <table:table-cell office:value-type="float" office:value="1241.601">
            <text:p>1241,60100</text:p>
          </table:table-cell>
          <table:table-cell office:value-type="float" office:value="-6.075">
            <text:p>-6,07500</text:p>
          </table:table-cell>
          <table:table-cell office:value-type="float" office:value="1.6485">
            <text:p>1,64850</text:p>
          </table:table-cell>
          <table:table-cell office:value-type="float" office:value="177.9">
            <text:p>177,90000</text:p>
          </table:table-cell>
          <table:table-cell office:value-type="string">
            <text:p>NAN</text:p>
          </table:table-cell>
          <table:table-cell/>
          <table:table-cell table:formula="of:=([.B1757]+2.9847)/([.D1757]-14.4252)" office:value-type="float" office:value="-0.0189038310491892">
            <text:p>-0,01890</text:p>
          </table:table-cell>
          <table:table-cell table:number-columns-repeated="1017"/>
        </table:table-row>
        <table:table-row table:style-name="ro1">
          <table:table-cell office:value-type="float" office:value="1241.701">
            <text:p>1241,70100</text:p>
          </table:table-cell>
          <table:table-cell office:value-type="float" office:value="-6.075">
            <text:p>-6,07500</text:p>
          </table:table-cell>
          <table:table-cell office:value-type="float" office:value="1.6485">
            <text:p>1,648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758]+2.9847)/([.D1758]-14.4252)" office:value-type="float" office:value="-0.0189211926174102">
            <text:p>-0,01892</text:p>
          </table:table-cell>
          <table:table-cell table:number-columns-repeated="1017"/>
        </table:table-row>
        <table:table-row table:style-name="ro1">
          <table:table-cell office:value-type="float" office:value="1241.801">
            <text:p>1241,80100</text:p>
          </table:table-cell>
          <table:table-cell office:value-type="float" office:value="-6.075">
            <text:p>-6,07500</text:p>
          </table:table-cell>
          <table:table-cell office:value-type="float" office:value="1.6485">
            <text:p>1,648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759]+2.9847)/([.D1759]-14.4252)" office:value-type="float" office:value="-0.0189211926174102">
            <text:p>-0,01892</text:p>
          </table:table-cell>
          <table:table-cell table:number-columns-repeated="1017"/>
        </table:table-row>
        <table:table-row table:style-name="ro1">
          <table:table-cell office:value-type="float" office:value="1241.901">
            <text:p>1241,90100</text:p>
          </table:table-cell>
          <table:table-cell office:value-type="float" office:value="-6.075">
            <text:p>-6,07500</text:p>
          </table:table-cell>
          <table:table-cell office:value-type="float" office:value="1.6485">
            <text:p>1,648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760]+2.9847)/([.D1760]-14.4252)" office:value-type="float" office:value="-0.0189211926174102">
            <text:p>-0,01892</text:p>
          </table:table-cell>
          <table:table-cell table:number-columns-repeated="1017"/>
        </table:table-row>
        <table:table-row table:style-name="ro1">
          <table:table-cell office:value-type="float" office:value="1242.001">
            <text:p>1242,00100</text:p>
          </table:table-cell>
          <table:table-cell office:value-type="float" office:value="-6.06">
            <text:p>-6,06000</text:p>
          </table:table-cell>
          <table:table-cell office:value-type="float" office:value="1.6485">
            <text:p>1,648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761]+2.9847)/([.D1761]-14.4252)" office:value-type="float" office:value="-0.0188293510844648">
            <text:p>-0,01883</text:p>
          </table:table-cell>
          <table:table-cell table:number-columns-repeated="1017"/>
        </table:table-row>
        <table:table-row table:style-name="ro1">
          <table:table-cell office:value-type="float" office:value="1242.101">
            <text:p>1242,10100</text:p>
          </table:table-cell>
          <table:table-cell office:value-type="float" office:value="-6.06">
            <text:p>-6,06000</text:p>
          </table:table-cell>
          <table:table-cell office:value-type="float" office:value="1.6485">
            <text:p>1,648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762]+2.9847)/([.D1762]-14.4252)" office:value-type="float" office:value="-0.0188293510844648">
            <text:p>-0,01883</text:p>
          </table:table-cell>
          <table:table-cell table:number-columns-repeated="1017"/>
        </table:table-row>
        <table:table-row table:style-name="ro1">
          <table:table-cell office:value-type="float" office:value="1242.201">
            <text:p>1242,20100</text:p>
          </table:table-cell>
          <table:table-cell office:value-type="float" office:value="-6.06">
            <text:p>-6,06000</text:p>
          </table:table-cell>
          <table:table-cell office:value-type="float" office:value="1.6485">
            <text:p>1,648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763]+2.9847)/([.D1763]-14.4252)" office:value-type="float" office:value="-0.0188293510844648">
            <text:p>-0,01883</text:p>
          </table:table-cell>
          <table:table-cell table:number-columns-repeated="1017"/>
        </table:table-row>
        <table:table-row table:style-name="ro1">
          <table:table-cell office:value-type="float" office:value="1242.301">
            <text:p>1242,30100</text:p>
          </table:table-cell>
          <table:table-cell office:value-type="float" office:value="-6.06">
            <text:p>-6,06000</text:p>
          </table:table-cell>
          <table:table-cell office:value-type="float" office:value="1.6485">
            <text:p>1,648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764]+2.9847)/([.D1764]-14.4252)" office:value-type="float" office:value="-0.0188293510844648">
            <text:p>-0,01883</text:p>
          </table:table-cell>
          <table:table-cell table:number-columns-repeated="1017"/>
        </table:table-row>
        <table:table-row table:style-name="ro1">
          <table:table-cell office:value-type="float" office:value="1242.401">
            <text:p>1242,40100</text:p>
          </table:table-cell>
          <table:table-cell office:value-type="float" office:value="-6.06">
            <text:p>-6,06000</text:p>
          </table:table-cell>
          <table:table-cell office:value-type="float" office:value="1.6485">
            <text:p>1,648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765]+2.9847)/([.D1765]-14.4252)" office:value-type="float" office:value="-0.0188293510844648">
            <text:p>-0,01883</text:p>
          </table:table-cell>
          <table:table-cell table:number-columns-repeated="1017"/>
        </table:table-row>
        <table:table-row table:style-name="ro1">
          <table:table-cell office:value-type="float" office:value="1242.501">
            <text:p>1242,50100</text:p>
          </table:table-cell>
          <table:table-cell office:value-type="float" office:value="-6.06">
            <text:p>-6,06000</text:p>
          </table:table-cell>
          <table:table-cell office:value-type="float" office:value="1.6485">
            <text:p>1,648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766]+2.9847)/([.D1766]-14.4252)" office:value-type="float" office:value="-0.0188293510844648">
            <text:p>-0,01883</text:p>
          </table:table-cell>
          <table:table-cell table:number-columns-repeated="1017"/>
        </table:table-row>
        <table:table-row table:style-name="ro1">
          <table:table-cell office:value-type="float" office:value="1242.601">
            <text:p>1242,60100</text:p>
          </table:table-cell>
          <table:table-cell office:value-type="float" office:value="-6.06">
            <text:p>-6,06000</text:p>
          </table:table-cell>
          <table:table-cell office:value-type="float" office:value="1.6485">
            <text:p>1,648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767]+2.9847)/([.D1767]-14.4252)" office:value-type="float" office:value="-0.0188293510844648">
            <text:p>-0,01883</text:p>
          </table:table-cell>
          <table:table-cell table:number-columns-repeated="1017"/>
        </table:table-row>
        <table:table-row table:style-name="ro1">
          <table:table-cell office:value-type="float" office:value="1242.701">
            <text:p>1242,70100</text:p>
          </table:table-cell>
          <table:table-cell office:value-type="float" office:value="-6.06">
            <text:p>-6,06000</text:p>
          </table:table-cell>
          <table:table-cell office:value-type="float" office:value="1.65">
            <text:p>1,650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768]+2.9847)/([.D1768]-14.4252)" office:value-type="float" office:value="-0.0188293510844648">
            <text:p>-0,01883</text:p>
          </table:table-cell>
          <table:table-cell table:number-columns-repeated="1017"/>
        </table:table-row>
        <table:table-row table:style-name="ro1">
          <table:table-cell office:value-type="float" office:value="1242.801">
            <text:p>1242,80100</text:p>
          </table:table-cell>
          <table:table-cell office:value-type="float" office:value="-6.06">
            <text:p>-6,06000</text:p>
          </table:table-cell>
          <table:table-cell office:value-type="float" office:value="1.65">
            <text:p>1,650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769]+2.9847)/([.D1769]-14.4252)" office:value-type="float" office:value="-0.0188293510844648">
            <text:p>-0,01883</text:p>
          </table:table-cell>
          <table:table-cell table:number-columns-repeated="1017"/>
        </table:table-row>
        <table:table-row table:style-name="ro1">
          <table:table-cell office:value-type="float" office:value="1242.901">
            <text:p>1242,90100</text:p>
          </table:table-cell>
          <table:table-cell office:value-type="float" office:value="-6.06">
            <text:p>-6,06000</text:p>
          </table:table-cell>
          <table:table-cell office:value-type="float" office:value="1.65">
            <text:p>1,650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770]+2.9847)/([.D1770]-14.4252)" office:value-type="float" office:value="-0.0188293510844648">
            <text:p>-0,01883</text:p>
          </table:table-cell>
          <table:table-cell table:number-columns-repeated="1017"/>
        </table:table-row>
        <table:table-row table:style-name="ro1">
          <table:table-cell office:value-type="float" office:value="1243.001">
            <text:p>1243,00100</text:p>
          </table:table-cell>
          <table:table-cell office:value-type="float" office:value="-6.075">
            <text:p>-6,07500</text:p>
          </table:table-cell>
          <table:table-cell office:value-type="float" office:value="1.65">
            <text:p>1,650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771]+2.9847)/([.D1771]-14.4252)" office:value-type="float" office:value="-0.0189211926174102">
            <text:p>-0,01892</text:p>
          </table:table-cell>
          <table:table-cell table:number-columns-repeated="1017"/>
        </table:table-row>
        <table:table-row table:style-name="ro1">
          <table:table-cell office:value-type="float" office:value="1243.101">
            <text:p>1243,10100</text:p>
          </table:table-cell>
          <table:table-cell office:value-type="float" office:value="-6.075">
            <text:p>-6,07500</text:p>
          </table:table-cell>
          <table:table-cell office:value-type="float" office:value="1.65">
            <text:p>1,650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772]+2.9847)/([.D1772]-14.4252)" office:value-type="float" office:value="-0.0189211926174102">
            <text:p>-0,01892</text:p>
          </table:table-cell>
          <table:table-cell table:number-columns-repeated="1017"/>
        </table:table-row>
        <table:table-row table:style-name="ro1">
          <table:table-cell office:value-type="float" office:value="1243.201">
            <text:p>1243,20100</text:p>
          </table:table-cell>
          <table:table-cell office:value-type="float" office:value="-6.075">
            <text:p>-6,07500</text:p>
          </table:table-cell>
          <table:table-cell office:value-type="float" office:value="1.65">
            <text:p>1,650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773]+2.9847)/([.D1773]-14.4252)" office:value-type="float" office:value="-0.0189211926174102">
            <text:p>-0,01892</text:p>
          </table:table-cell>
          <table:table-cell table:number-columns-repeated="1017"/>
        </table:table-row>
        <table:table-row table:style-name="ro1">
          <table:table-cell office:value-type="float" office:value="1243.301">
            <text:p>1243,30100</text:p>
          </table:table-cell>
          <table:table-cell office:value-type="float" office:value="-6.075">
            <text:p>-6,07500</text:p>
          </table:table-cell>
          <table:table-cell office:value-type="float" office:value="1.65">
            <text:p>1,650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774]+2.9847)/([.D1774]-14.4252)" office:value-type="float" office:value="-0.0189211926174102">
            <text:p>-0,01892</text:p>
          </table:table-cell>
          <table:table-cell table:number-columns-repeated="1017"/>
        </table:table-row>
        <table:table-row table:style-name="ro1">
          <table:table-cell office:value-type="float" office:value="1243.401">
            <text:p>1243,40100</text:p>
          </table:table-cell>
          <table:table-cell office:value-type="float" office:value="-6.075">
            <text:p>-6,07500</text:p>
          </table:table-cell>
          <table:table-cell office:value-type="float" office:value="1.65">
            <text:p>1,650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775]+2.9847)/([.D1775]-14.4252)" office:value-type="float" office:value="-0.0189211926174102">
            <text:p>-0,01892</text:p>
          </table:table-cell>
          <table:table-cell table:number-columns-repeated="1017"/>
        </table:table-row>
        <table:table-row table:style-name="ro1">
          <table:table-cell office:value-type="float" office:value="1243.501">
            <text:p>1243,50100</text:p>
          </table:table-cell>
          <table:table-cell office:value-type="float" office:value="-6.075">
            <text:p>-6,07500</text:p>
          </table:table-cell>
          <table:table-cell office:value-type="float" office:value="1.65">
            <text:p>1,650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776]+2.9847)/([.D1776]-14.4252)" office:value-type="float" office:value="-0.0189211926174102">
            <text:p>-0,01892</text:p>
          </table:table-cell>
          <table:table-cell table:number-columns-repeated="1017"/>
        </table:table-row>
        <table:table-row table:style-name="ro1">
          <table:table-cell office:value-type="float" office:value="1243.601">
            <text:p>1243,60100</text:p>
          </table:table-cell>
          <table:table-cell office:value-type="float" office:value="-6.075">
            <text:p>-6,07500</text:p>
          </table:table-cell>
          <table:table-cell office:value-type="float" office:value="1.65">
            <text:p>1,650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777]+2.9847)/([.D1777]-14.4252)" office:value-type="float" office:value="-0.0189211926174102">
            <text:p>-0,01892</text:p>
          </table:table-cell>
          <table:table-cell table:number-columns-repeated="1017"/>
        </table:table-row>
        <table:table-row table:style-name="ro1">
          <table:table-cell office:value-type="float" office:value="1243.701">
            <text:p>1243,70100</text:p>
          </table:table-cell>
          <table:table-cell office:value-type="float" office:value="-6.075">
            <text:p>-6,07500</text:p>
          </table:table-cell>
          <table:table-cell office:value-type="float" office:value="1.647">
            <text:p>1,647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778]+2.9847)/([.D1778]-14.4252)" office:value-type="float" office:value="-0.0189211926174102">
            <text:p>-0,01892</text:p>
          </table:table-cell>
          <table:table-cell table:number-columns-repeated="1017"/>
        </table:table-row>
        <table:table-row table:style-name="ro1">
          <table:table-cell office:value-type="float" office:value="1243.801">
            <text:p>1243,80100</text:p>
          </table:table-cell>
          <table:table-cell office:value-type="float" office:value="-6.075">
            <text:p>-6,07500</text:p>
          </table:table-cell>
          <table:table-cell office:value-type="float" office:value="1.647">
            <text:p>1,647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779]+2.9847)/([.D1779]-14.4252)" office:value-type="float" office:value="-0.0189211926174102">
            <text:p>-0,01892</text:p>
          </table:table-cell>
          <table:table-cell table:number-columns-repeated="1017"/>
        </table:table-row>
        <table:table-row table:style-name="ro1">
          <table:table-cell office:value-type="float" office:value="1243.901">
            <text:p>1243,90100</text:p>
          </table:table-cell>
          <table:table-cell office:value-type="float" office:value="-6.075">
            <text:p>-6,07500</text:p>
          </table:table-cell>
          <table:table-cell office:value-type="float" office:value="1.647">
            <text:p>1,647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780]+2.9847)/([.D1780]-14.4252)" office:value-type="float" office:value="-0.0189211926174102">
            <text:p>-0,01892</text:p>
          </table:table-cell>
          <table:table-cell table:number-columns-repeated="1017"/>
        </table:table-row>
        <table:table-row table:style-name="ro1">
          <table:table-cell office:value-type="float" office:value="1244.001">
            <text:p>1244,00100</text:p>
          </table:table-cell>
          <table:table-cell office:value-type="float" office:value="-6.06">
            <text:p>-6,06000</text:p>
          </table:table-cell>
          <table:table-cell office:value-type="float" office:value="1.647">
            <text:p>1,647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781]+2.9847)/([.D1781]-14.4252)" office:value-type="float" office:value="-0.0188293510844648">
            <text:p>-0,01883</text:p>
          </table:table-cell>
          <table:table-cell table:number-columns-repeated="1017"/>
        </table:table-row>
        <table:table-row table:style-name="ro1">
          <table:table-cell office:value-type="float" office:value="1244.101">
            <text:p>1244,10100</text:p>
          </table:table-cell>
          <table:table-cell office:value-type="float" office:value="-6.06">
            <text:p>-6,06000</text:p>
          </table:table-cell>
          <table:table-cell office:value-type="float" office:value="1.647">
            <text:p>1,647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782]+2.9847)/([.D1782]-14.4252)" office:value-type="float" office:value="-0.0188293510844648">
            <text:p>-0,01883</text:p>
          </table:table-cell>
          <table:table-cell table:number-columns-repeated="1017"/>
        </table:table-row>
        <table:table-row table:style-name="ro1">
          <table:table-cell office:value-type="float" office:value="1244.201">
            <text:p>1244,20100</text:p>
          </table:table-cell>
          <table:table-cell office:value-type="float" office:value="-6.06">
            <text:p>-6,06000</text:p>
          </table:table-cell>
          <table:table-cell office:value-type="float" office:value="1.647">
            <text:p>1,647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783]+2.9847)/([.D1783]-14.4252)" office:value-type="float" office:value="-0.0188293510844648">
            <text:p>-0,01883</text:p>
          </table:table-cell>
          <table:table-cell table:number-columns-repeated="1017"/>
        </table:table-row>
        <table:table-row table:style-name="ro1">
          <table:table-cell office:value-type="float" office:value="1244.301">
            <text:p>1244,30100</text:p>
          </table:table-cell>
          <table:table-cell office:value-type="float" office:value="-6.06">
            <text:p>-6,06000</text:p>
          </table:table-cell>
          <table:table-cell office:value-type="float" office:value="1.647">
            <text:p>1,647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784]+2.9847)/([.D1784]-14.4252)" office:value-type="float" office:value="-0.0188293510844648">
            <text:p>-0,01883</text:p>
          </table:table-cell>
          <table:table-cell table:number-columns-repeated="1017"/>
        </table:table-row>
        <table:table-row table:style-name="ro1">
          <table:table-cell office:value-type="float" office:value="1244.401">
            <text:p>1244,40100</text:p>
          </table:table-cell>
          <table:table-cell office:value-type="float" office:value="-6.06">
            <text:p>-6,06000</text:p>
          </table:table-cell>
          <table:table-cell office:value-type="float" office:value="1.647">
            <text:p>1,647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785]+2.9847)/([.D1785]-14.4252)" office:value-type="float" office:value="-0.0188293510844648">
            <text:p>-0,01883</text:p>
          </table:table-cell>
          <table:table-cell table:number-columns-repeated="1017"/>
        </table:table-row>
        <table:table-row table:style-name="ro1">
          <table:table-cell office:value-type="float" office:value="1244.501">
            <text:p>1244,50100</text:p>
          </table:table-cell>
          <table:table-cell office:value-type="float" office:value="-6.06">
            <text:p>-6,06000</text:p>
          </table:table-cell>
          <table:table-cell office:value-type="float" office:value="1.647">
            <text:p>1,647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786]+2.9847)/([.D1786]-14.4252)" office:value-type="float" office:value="-0.0188293510844648">
            <text:p>-0,01883</text:p>
          </table:table-cell>
          <table:table-cell table:number-columns-repeated="1017"/>
        </table:table-row>
        <table:table-row table:style-name="ro1">
          <table:table-cell office:value-type="float" office:value="1244.601">
            <text:p>1244,60100</text:p>
          </table:table-cell>
          <table:table-cell office:value-type="float" office:value="-6.06">
            <text:p>-6,06000</text:p>
          </table:table-cell>
          <table:table-cell office:value-type="float" office:value="1.647">
            <text:p>1,647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787]+2.9847)/([.D1787]-14.4252)" office:value-type="float" office:value="-0.0188293510844648">
            <text:p>-0,01883</text:p>
          </table:table-cell>
          <table:table-cell table:number-columns-repeated="1017"/>
        </table:table-row>
        <table:table-row table:style-name="ro1">
          <table:table-cell office:value-type="float" office:value="1244.701">
            <text:p>1244,70100</text:p>
          </table:table-cell>
          <table:table-cell office:value-type="float" office:value="-6.06">
            <text:p>-6,06000</text:p>
          </table:table-cell>
          <table:table-cell office:value-type="float" office:value="1.647">
            <text:p>1,647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788]+2.9847)/([.D1788]-14.4252)" office:value-type="float" office:value="-0.0188293510844648">
            <text:p>-0,01883</text:p>
          </table:table-cell>
          <table:table-cell table:number-columns-repeated="1017"/>
        </table:table-row>
        <table:table-row table:style-name="ro1">
          <table:table-cell office:value-type="float" office:value="1244.801">
            <text:p>1244,80100</text:p>
          </table:table-cell>
          <table:table-cell office:value-type="float" office:value="-6.06">
            <text:p>-6,06000</text:p>
          </table:table-cell>
          <table:table-cell office:value-type="float" office:value="1.647">
            <text:p>1,647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789]+2.9847)/([.D1789]-14.4252)" office:value-type="float" office:value="-0.0188293510844648">
            <text:p>-0,01883</text:p>
          </table:table-cell>
          <table:table-cell table:number-columns-repeated="1017"/>
        </table:table-row>
        <table:table-row table:style-name="ro1">
          <table:table-cell office:value-type="float" office:value="1244.901">
            <text:p>1244,90100</text:p>
          </table:table-cell>
          <table:table-cell office:value-type="float" office:value="-6.06">
            <text:p>-6,06000</text:p>
          </table:table-cell>
          <table:table-cell office:value-type="float" office:value="1.647">
            <text:p>1,647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790]+2.9847)/([.D1790]-14.4252)" office:value-type="float" office:value="-0.0188293510844648">
            <text:p>-0,01883</text:p>
          </table:table-cell>
          <table:table-cell table:number-columns-repeated="1017"/>
        </table:table-row>
        <table:table-row table:style-name="ro1">
          <table:table-cell office:value-type="float" office:value="1245.001">
            <text:p>1245,00100</text:p>
          </table:table-cell>
          <table:table-cell office:value-type="float" office:value="-6.06">
            <text:p>-6,06000</text:p>
          </table:table-cell>
          <table:table-cell office:value-type="float" office:value="1.647">
            <text:p>1,647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791]+2.9847)/([.D1791]-14.4252)" office:value-type="float" office:value="-0.0188293510844648">
            <text:p>-0,01883</text:p>
          </table:table-cell>
          <table:table-cell table:number-columns-repeated="1017"/>
        </table:table-row>
        <table:table-row table:style-name="ro1">
          <table:table-cell office:value-type="float" office:value="1245.101">
            <text:p>1245,10100</text:p>
          </table:table-cell>
          <table:table-cell office:value-type="float" office:value="-6.06">
            <text:p>-6,06000</text:p>
          </table:table-cell>
          <table:table-cell office:value-type="float" office:value="1.647">
            <text:p>1,647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792]+2.9847)/([.D1792]-14.4252)" office:value-type="float" office:value="-0.0188293510844648">
            <text:p>-0,01883</text:p>
          </table:table-cell>
          <table:table-cell table:number-columns-repeated="1017"/>
        </table:table-row>
        <table:table-row table:style-name="ro1">
          <table:table-cell office:value-type="float" office:value="1245.201">
            <text:p>1245,20100</text:p>
          </table:table-cell>
          <table:table-cell office:value-type="float" office:value="-6.06">
            <text:p>-6,06000</text:p>
          </table:table-cell>
          <table:table-cell office:value-type="float" office:value="1.647">
            <text:p>1,647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793]+2.9847)/([.D1793]-14.4252)" office:value-type="float" office:value="-0.0188293510844648">
            <text:p>-0,01883</text:p>
          </table:table-cell>
          <table:table-cell table:number-columns-repeated="1017"/>
        </table:table-row>
        <table:table-row table:style-name="ro1">
          <table:table-cell office:value-type="float" office:value="1245.301">
            <text:p>1245,30100</text:p>
          </table:table-cell>
          <table:table-cell office:value-type="float" office:value="-6.06">
            <text:p>-6,06000</text:p>
          </table:table-cell>
          <table:table-cell office:value-type="float" office:value="1.647">
            <text:p>1,647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794]+2.9847)/([.D1794]-14.4252)" office:value-type="float" office:value="-0.0188293510844648">
            <text:p>-0,01883</text:p>
          </table:table-cell>
          <table:table-cell table:number-columns-repeated="1017"/>
        </table:table-row>
        <table:table-row table:style-name="ro1">
          <table:table-cell office:value-type="float" office:value="1245.401">
            <text:p>1245,40100</text:p>
          </table:table-cell>
          <table:table-cell office:value-type="float" office:value="-6.06">
            <text:p>-6,06000</text:p>
          </table:table-cell>
          <table:table-cell office:value-type="float" office:value="1.647">
            <text:p>1,647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795]+2.9847)/([.D1795]-14.4252)" office:value-type="float" office:value="-0.0188293510844648">
            <text:p>-0,01883</text:p>
          </table:table-cell>
          <table:table-cell table:number-columns-repeated="1017"/>
        </table:table-row>
        <table:table-row table:style-name="ro1">
          <table:table-cell office:value-type="float" office:value="1245.501">
            <text:p>1245,50100</text:p>
          </table:table-cell>
          <table:table-cell office:value-type="float" office:value="-6.06">
            <text:p>-6,06000</text:p>
          </table:table-cell>
          <table:table-cell office:value-type="float" office:value="1.647">
            <text:p>1,647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796]+2.9847)/([.D1796]-14.4252)" office:value-type="float" office:value="-0.0188293510844648">
            <text:p>-0,01883</text:p>
          </table:table-cell>
          <table:table-cell table:number-columns-repeated="1017"/>
        </table:table-row>
        <table:table-row table:style-name="ro1">
          <table:table-cell office:value-type="float" office:value="1245.601">
            <text:p>1245,60100</text:p>
          </table:table-cell>
          <table:table-cell office:value-type="float" office:value="-6.06">
            <text:p>-6,06000</text:p>
          </table:table-cell>
          <table:table-cell office:value-type="float" office:value="1.647">
            <text:p>1,647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797]+2.9847)/([.D1797]-14.4252)" office:value-type="float" office:value="-0.0188293510844648">
            <text:p>-0,01883</text:p>
          </table:table-cell>
          <table:table-cell table:number-columns-repeated="1017"/>
        </table:table-row>
        <table:table-row table:style-name="ro1">
          <table:table-cell office:value-type="float" office:value="1245.701">
            <text:p>1245,70100</text:p>
          </table:table-cell>
          <table:table-cell office:value-type="float" office:value="-6.06">
            <text:p>-6,06000</text:p>
          </table:table-cell>
          <table:table-cell office:value-type="float" office:value="1.647">
            <text:p>1,647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798]+2.9847)/([.D1798]-14.4252)" office:value-type="float" office:value="-0.0188293510844648">
            <text:p>-0,01883</text:p>
          </table:table-cell>
          <table:table-cell table:number-columns-repeated="1017"/>
        </table:table-row>
        <table:table-row table:style-name="ro1">
          <table:table-cell office:value-type="float" office:value="1245.801">
            <text:p>1245,80100</text:p>
          </table:table-cell>
          <table:table-cell office:value-type="float" office:value="-6.06">
            <text:p>-6,06000</text:p>
          </table:table-cell>
          <table:table-cell office:value-type="float" office:value="1.647">
            <text:p>1,647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799]+2.9847)/([.D1799]-14.4252)" office:value-type="float" office:value="-0.0188293510844648">
            <text:p>-0,01883</text:p>
          </table:table-cell>
          <table:table-cell table:number-columns-repeated="1017"/>
        </table:table-row>
        <table:table-row table:style-name="ro1">
          <table:table-cell office:value-type="float" office:value="1245.901">
            <text:p>1245,90100</text:p>
          </table:table-cell>
          <table:table-cell office:value-type="float" office:value="-6.06">
            <text:p>-6,06000</text:p>
          </table:table-cell>
          <table:table-cell office:value-type="float" office:value="1.647">
            <text:p>1,647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800]+2.9847)/([.D1800]-14.4252)" office:value-type="float" office:value="-0.0188293510844648">
            <text:p>-0,01883</text:p>
          </table:table-cell>
          <table:table-cell table:number-columns-repeated="1017"/>
        </table:table-row>
        <table:table-row table:style-name="ro1">
          <table:table-cell office:value-type="float" office:value="1246.001">
            <text:p>1246,00100</text:p>
          </table:table-cell>
          <table:table-cell office:value-type="float" office:value="-6.06">
            <text:p>-6,06000</text:p>
          </table:table-cell>
          <table:table-cell office:value-type="float" office:value="1.647">
            <text:p>1,647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801]+2.9847)/([.D1801]-14.4252)" office:value-type="float" office:value="-0.0188293510844648">
            <text:p>-0,01883</text:p>
          </table:table-cell>
          <table:table-cell table:number-columns-repeated="1017"/>
        </table:table-row>
        <table:table-row table:style-name="ro1">
          <table:table-cell office:value-type="float" office:value="1246.101">
            <text:p>1246,10100</text:p>
          </table:table-cell>
          <table:table-cell office:value-type="float" office:value="-6.06">
            <text:p>-6,06000</text:p>
          </table:table-cell>
          <table:table-cell office:value-type="float" office:value="1.647">
            <text:p>1,647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802]+2.9847)/([.D1802]-14.4252)" office:value-type="float" office:value="-0.0188293510844648">
            <text:p>-0,01883</text:p>
          </table:table-cell>
          <table:table-cell table:number-columns-repeated="1017"/>
        </table:table-row>
        <table:table-row table:style-name="ro1">
          <table:table-cell office:value-type="float" office:value="1246.201">
            <text:p>1246,20100</text:p>
          </table:table-cell>
          <table:table-cell office:value-type="float" office:value="-6.06">
            <text:p>-6,06000</text:p>
          </table:table-cell>
          <table:table-cell office:value-type="float" office:value="1.647">
            <text:p>1,647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803]+2.9847)/([.D1803]-14.4252)" office:value-type="float" office:value="-0.0188293510844648">
            <text:p>-0,01883</text:p>
          </table:table-cell>
          <table:table-cell table:number-columns-repeated="1017"/>
        </table:table-row>
        <table:table-row table:style-name="ro1">
          <table:table-cell office:value-type="float" office:value="1246.301">
            <text:p>1246,30100</text:p>
          </table:table-cell>
          <table:table-cell office:value-type="float" office:value="-6.06">
            <text:p>-6,06000</text:p>
          </table:table-cell>
          <table:table-cell office:value-type="float" office:value="1.647">
            <text:p>1,647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804]+2.9847)/([.D1804]-14.4252)" office:value-type="float" office:value="-0.0188293510844648">
            <text:p>-0,01883</text:p>
          </table:table-cell>
          <table:table-cell table:number-columns-repeated="1017"/>
        </table:table-row>
        <table:table-row table:style-name="ro1">
          <table:table-cell office:value-type="float" office:value="1246.401">
            <text:p>1246,40100</text:p>
          </table:table-cell>
          <table:table-cell office:value-type="float" office:value="-6.06">
            <text:p>-6,06000</text:p>
          </table:table-cell>
          <table:table-cell office:value-type="float" office:value="1.647">
            <text:p>1,647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805]+2.9847)/([.D1805]-14.4252)" office:value-type="float" office:value="-0.0188293510844648">
            <text:p>-0,01883</text:p>
          </table:table-cell>
          <table:table-cell table:number-columns-repeated="1017"/>
        </table:table-row>
        <table:table-row table:style-name="ro1">
          <table:table-cell office:value-type="float" office:value="1246.501">
            <text:p>1246,50100</text:p>
          </table:table-cell>
          <table:table-cell office:value-type="float" office:value="-6.06">
            <text:p>-6,06000</text:p>
          </table:table-cell>
          <table:table-cell office:value-type="float" office:value="1.647">
            <text:p>1,647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806]+2.9847)/([.D1806]-14.4252)" office:value-type="float" office:value="-0.0188293510844648">
            <text:p>-0,01883</text:p>
          </table:table-cell>
          <table:table-cell table:number-columns-repeated="1017"/>
        </table:table-row>
        <table:table-row table:style-name="ro1">
          <table:table-cell office:value-type="float" office:value="1246.601">
            <text:p>1246,60100</text:p>
          </table:table-cell>
          <table:table-cell office:value-type="float" office:value="-6.06">
            <text:p>-6,06000</text:p>
          </table:table-cell>
          <table:table-cell office:value-type="float" office:value="1.647">
            <text:p>1,647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807]+2.9847)/([.D1807]-14.4252)" office:value-type="float" office:value="-0.0188293510844648">
            <text:p>-0,01883</text:p>
          </table:table-cell>
          <table:table-cell table:number-columns-repeated="1017"/>
        </table:table-row>
        <table:table-row table:style-name="ro1">
          <table:table-cell office:value-type="float" office:value="1246.701">
            <text:p>1246,70100</text:p>
          </table:table-cell>
          <table:table-cell office:value-type="float" office:value="-6.06">
            <text:p>-6,06000</text:p>
          </table:table-cell>
          <table:table-cell office:value-type="float" office:value="1.647">
            <text:p>1,647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808]+2.9847)/([.D1808]-14.4252)" office:value-type="float" office:value="-0.0188293510844648">
            <text:p>-0,01883</text:p>
          </table:table-cell>
          <table:table-cell table:number-columns-repeated="1017"/>
        </table:table-row>
        <table:table-row table:style-name="ro1">
          <table:table-cell office:value-type="float" office:value="1246.801">
            <text:p>1246,80100</text:p>
          </table:table-cell>
          <table:table-cell office:value-type="float" office:value="-6.06">
            <text:p>-6,06000</text:p>
          </table:table-cell>
          <table:table-cell office:value-type="float" office:value="1.647">
            <text:p>1,647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809]+2.9847)/([.D1809]-14.4252)" office:value-type="float" office:value="-0.0188293510844648">
            <text:p>-0,01883</text:p>
          </table:table-cell>
          <table:table-cell table:number-columns-repeated="1017"/>
        </table:table-row>
        <table:table-row table:style-name="ro1">
          <table:table-cell office:value-type="float" office:value="1246.901">
            <text:p>1246,90100</text:p>
          </table:table-cell>
          <table:table-cell office:value-type="float" office:value="-6.06">
            <text:p>-6,06000</text:p>
          </table:table-cell>
          <table:table-cell office:value-type="float" office:value="1.647">
            <text:p>1,647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810]+2.9847)/([.D1810]-14.4252)" office:value-type="float" office:value="-0.0188293510844648">
            <text:p>-0,01883</text:p>
          </table:table-cell>
          <table:table-cell table:number-columns-repeated="1017"/>
        </table:table-row>
        <table:table-row table:style-name="ro1">
          <table:table-cell office:value-type="float" office:value="1247.001">
            <text:p>1247,00100</text:p>
          </table:table-cell>
          <table:table-cell office:value-type="float" office:value="-6.06">
            <text:p>-6,06000</text:p>
          </table:table-cell>
          <table:table-cell office:value-type="float" office:value="1.647">
            <text:p>1,647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811]+2.9847)/([.D1811]-14.4252)" office:value-type="float" office:value="-0.0188293510844648">
            <text:p>-0,01883</text:p>
          </table:table-cell>
          <table:table-cell table:number-columns-repeated="1017"/>
        </table:table-row>
        <table:table-row table:style-name="ro1">
          <table:table-cell office:value-type="float" office:value="1247.101">
            <text:p>1247,10100</text:p>
          </table:table-cell>
          <table:table-cell office:value-type="float" office:value="-6.06">
            <text:p>-6,06000</text:p>
          </table:table-cell>
          <table:table-cell office:value-type="float" office:value="1.647">
            <text:p>1,647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812]+2.9847)/([.D1812]-14.4252)" office:value-type="float" office:value="-0.0188293510844648">
            <text:p>-0,01883</text:p>
          </table:table-cell>
          <table:table-cell table:number-columns-repeated="1017"/>
        </table:table-row>
        <table:table-row table:style-name="ro1">
          <table:table-cell office:value-type="float" office:value="1247.201">
            <text:p>1247,20100</text:p>
          </table:table-cell>
          <table:table-cell office:value-type="float" office:value="-6.06">
            <text:p>-6,06000</text:p>
          </table:table-cell>
          <table:table-cell office:value-type="float" office:value="1.647">
            <text:p>1,647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813]+2.9847)/([.D1813]-14.4252)" office:value-type="float" office:value="-0.0188293510844648">
            <text:p>-0,01883</text:p>
          </table:table-cell>
          <table:table-cell table:number-columns-repeated="1017"/>
        </table:table-row>
        <table:table-row table:style-name="ro1">
          <table:table-cell office:value-type="float" office:value="1247.301">
            <text:p>1247,30100</text:p>
          </table:table-cell>
          <table:table-cell office:value-type="float" office:value="-6.06">
            <text:p>-6,06000</text:p>
          </table:table-cell>
          <table:table-cell office:value-type="float" office:value="1.647">
            <text:p>1,647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814]+2.9847)/([.D1814]-14.4252)" office:value-type="float" office:value="-0.0188293510844648">
            <text:p>-0,01883</text:p>
          </table:table-cell>
          <table:table-cell table:number-columns-repeated="1017"/>
        </table:table-row>
        <table:table-row table:style-name="ro1">
          <table:table-cell office:value-type="float" office:value="1247.401">
            <text:p>1247,40100</text:p>
          </table:table-cell>
          <table:table-cell office:value-type="float" office:value="-6.06">
            <text:p>-6,06000</text:p>
          </table:table-cell>
          <table:table-cell office:value-type="float" office:value="1.647">
            <text:p>1,647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815]+2.9847)/([.D1815]-14.4252)" office:value-type="float" office:value="-0.0188293510844648">
            <text:p>-0,01883</text:p>
          </table:table-cell>
          <table:table-cell table:number-columns-repeated="1017"/>
        </table:table-row>
        <table:table-row table:style-name="ro1">
          <table:table-cell office:value-type="float" office:value="1247.501">
            <text:p>1247,50100</text:p>
          </table:table-cell>
          <table:table-cell office:value-type="float" office:value="-6.06">
            <text:p>-6,06000</text:p>
          </table:table-cell>
          <table:table-cell office:value-type="float" office:value="1.647">
            <text:p>1,647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816]+2.9847)/([.D1816]-14.4252)" office:value-type="float" office:value="-0.0188293510844648">
            <text:p>-0,01883</text:p>
          </table:table-cell>
          <table:table-cell table:number-columns-repeated="1017"/>
        </table:table-row>
        <table:table-row table:style-name="ro1">
          <table:table-cell office:value-type="float" office:value="1247.601">
            <text:p>1247,60100</text:p>
          </table:table-cell>
          <table:table-cell office:value-type="float" office:value="-6.06">
            <text:p>-6,06000</text:p>
          </table:table-cell>
          <table:table-cell office:value-type="float" office:value="1.647">
            <text:p>1,647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817]+2.9847)/([.D1817]-14.4252)" office:value-type="float" office:value="-0.0188293510844648">
            <text:p>-0,01883</text:p>
          </table:table-cell>
          <table:table-cell table:number-columns-repeated="1017"/>
        </table:table-row>
        <table:table-row table:style-name="ro1">
          <table:table-cell office:value-type="float" office:value="1247.701">
            <text:p>1247,70100</text:p>
          </table:table-cell>
          <table:table-cell office:value-type="float" office:value="-6.06">
            <text:p>-6,06000</text:p>
          </table:table-cell>
          <table:table-cell office:value-type="float" office:value="1.647">
            <text:p>1,647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818]+2.9847)/([.D1818]-14.4252)" office:value-type="float" office:value="-0.0188293510844648">
            <text:p>-0,01883</text:p>
          </table:table-cell>
          <table:table-cell table:number-columns-repeated="1017"/>
        </table:table-row>
        <table:table-row table:style-name="ro1">
          <table:table-cell office:value-type="float" office:value="1247.801">
            <text:p>1247,80100</text:p>
          </table:table-cell>
          <table:table-cell office:value-type="float" office:value="-6.06">
            <text:p>-6,06000</text:p>
          </table:table-cell>
          <table:table-cell office:value-type="float" office:value="1.647">
            <text:p>1,647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819]+2.9847)/([.D1819]-14.4252)" office:value-type="float" office:value="-0.0188293510844648">
            <text:p>-0,01883</text:p>
          </table:table-cell>
          <table:table-cell table:number-columns-repeated="1017"/>
        </table:table-row>
        <table:table-row table:style-name="ro1">
          <table:table-cell office:value-type="float" office:value="1247.901">
            <text:p>1247,90100</text:p>
          </table:table-cell>
          <table:table-cell office:value-type="float" office:value="-6.06">
            <text:p>-6,06000</text:p>
          </table:table-cell>
          <table:table-cell office:value-type="float" office:value="1.647">
            <text:p>1,647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820]+2.9847)/([.D1820]-14.4252)" office:value-type="float" office:value="-0.0188293510844648">
            <text:p>-0,01883</text:p>
          </table:table-cell>
          <table:table-cell table:number-columns-repeated="1017"/>
        </table:table-row>
        <table:table-row table:style-name="ro1">
          <table:table-cell office:value-type="float" office:value="1248.001">
            <text:p>1248,00100</text:p>
          </table:table-cell>
          <table:table-cell office:value-type="float" office:value="-6.06">
            <text:p>-6,06000</text:p>
          </table:table-cell>
          <table:table-cell office:value-type="float" office:value="1.647">
            <text:p>1,647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821]+2.9847)/([.D1821]-14.4252)" office:value-type="float" office:value="-0.0188293510844648">
            <text:p>-0,01883</text:p>
          </table:table-cell>
          <table:table-cell table:number-columns-repeated="1017"/>
        </table:table-row>
        <table:table-row table:style-name="ro1">
          <table:table-cell office:value-type="float" office:value="1248.101">
            <text:p>1248,10100</text:p>
          </table:table-cell>
          <table:table-cell office:value-type="float" office:value="-6.06">
            <text:p>-6,06000</text:p>
          </table:table-cell>
          <table:table-cell office:value-type="float" office:value="1.647">
            <text:p>1,647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822]+2.9847)/([.D1822]-14.4252)" office:value-type="float" office:value="-0.0188293510844648">
            <text:p>-0,01883</text:p>
          </table:table-cell>
          <table:table-cell table:number-columns-repeated="1017"/>
        </table:table-row>
        <table:table-row table:style-name="ro1">
          <table:table-cell office:value-type="float" office:value="1248.201">
            <text:p>1248,20100</text:p>
          </table:table-cell>
          <table:table-cell office:value-type="float" office:value="-6.06">
            <text:p>-6,06000</text:p>
          </table:table-cell>
          <table:table-cell office:value-type="float" office:value="1.647">
            <text:p>1,647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823]+2.9847)/([.D1823]-14.4252)" office:value-type="float" office:value="-0.0188293510844648">
            <text:p>-0,01883</text:p>
          </table:table-cell>
          <table:table-cell table:number-columns-repeated="1017"/>
        </table:table-row>
        <table:table-row table:style-name="ro1">
          <table:table-cell office:value-type="float" office:value="1248.301">
            <text:p>1248,30100</text:p>
          </table:table-cell>
          <table:table-cell office:value-type="float" office:value="-6.06">
            <text:p>-6,06000</text:p>
          </table:table-cell>
          <table:table-cell office:value-type="float" office:value="1.647">
            <text:p>1,647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824]+2.9847)/([.D1824]-14.4252)" office:value-type="float" office:value="-0.0188293510844648">
            <text:p>-0,01883</text:p>
          </table:table-cell>
          <table:table-cell table:number-columns-repeated="1017"/>
        </table:table-row>
        <table:table-row table:style-name="ro1">
          <table:table-cell office:value-type="float" office:value="1248.401">
            <text:p>1248,40100</text:p>
          </table:table-cell>
          <table:table-cell office:value-type="float" office:value="-6.06">
            <text:p>-6,06000</text:p>
          </table:table-cell>
          <table:table-cell office:value-type="float" office:value="1.647">
            <text:p>1,647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825]+2.9847)/([.D1825]-14.4252)" office:value-type="float" office:value="-0.0188293510844648">
            <text:p>-0,01883</text:p>
          </table:table-cell>
          <table:table-cell table:number-columns-repeated="1017"/>
        </table:table-row>
        <table:table-row table:style-name="ro1">
          <table:table-cell office:value-type="float" office:value="1248.501">
            <text:p>1248,50100</text:p>
          </table:table-cell>
          <table:table-cell office:value-type="float" office:value="-6.06">
            <text:p>-6,06000</text:p>
          </table:table-cell>
          <table:table-cell office:value-type="float" office:value="1.647">
            <text:p>1,647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826]+2.9847)/([.D1826]-14.4252)" office:value-type="float" office:value="-0.0188293510844648">
            <text:p>-0,01883</text:p>
          </table:table-cell>
          <table:table-cell table:number-columns-repeated="1017"/>
        </table:table-row>
        <table:table-row table:style-name="ro1">
          <table:table-cell office:value-type="float" office:value="1248.601">
            <text:p>1248,60100</text:p>
          </table:table-cell>
          <table:table-cell office:value-type="float" office:value="-6.06">
            <text:p>-6,06000</text:p>
          </table:table-cell>
          <table:table-cell office:value-type="float" office:value="1.647">
            <text:p>1,647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827]+2.9847)/([.D1827]-14.4252)" office:value-type="float" office:value="-0.0188293510844648">
            <text:p>-0,01883</text:p>
          </table:table-cell>
          <table:table-cell table:number-columns-repeated="1017"/>
        </table:table-row>
        <table:table-row table:style-name="ro1">
          <table:table-cell office:value-type="float" office:value="1248.701">
            <text:p>1248,70100</text:p>
          </table:table-cell>
          <table:table-cell office:value-type="float" office:value="-6.06">
            <text:p>-6,06000</text:p>
          </table:table-cell>
          <table:table-cell office:value-type="float" office:value="1.647">
            <text:p>1,647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828]+2.9847)/([.D1828]-14.4252)" office:value-type="float" office:value="-0.0188293510844648">
            <text:p>-0,01883</text:p>
          </table:table-cell>
          <table:table-cell table:number-columns-repeated="1017"/>
        </table:table-row>
        <table:table-row table:style-name="ro1">
          <table:table-cell office:value-type="float" office:value="1248.801">
            <text:p>1248,80100</text:p>
          </table:table-cell>
          <table:table-cell office:value-type="float" office:value="-6.06">
            <text:p>-6,06000</text:p>
          </table:table-cell>
          <table:table-cell office:value-type="float" office:value="1.647">
            <text:p>1,647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829]+2.9847)/([.D1829]-14.4252)" office:value-type="float" office:value="-0.0188293510844648">
            <text:p>-0,01883</text:p>
          </table:table-cell>
          <table:table-cell table:number-columns-repeated="1017"/>
        </table:table-row>
        <table:table-row table:style-name="ro1">
          <table:table-cell office:value-type="float" office:value="1248.901">
            <text:p>1248,90100</text:p>
          </table:table-cell>
          <table:table-cell office:value-type="float" office:value="-6.06">
            <text:p>-6,06000</text:p>
          </table:table-cell>
          <table:table-cell office:value-type="float" office:value="1.647">
            <text:p>1,647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830]+2.9847)/([.D1830]-14.4252)" office:value-type="float" office:value="-0.0188293510844648">
            <text:p>-0,01883</text:p>
          </table:table-cell>
          <table:table-cell table:number-columns-repeated="1017"/>
        </table:table-row>
        <table:table-row table:style-name="ro1">
          <table:table-cell office:value-type="float" office:value="1249.001">
            <text:p>1249,00100</text:p>
          </table:table-cell>
          <table:table-cell office:value-type="float" office:value="-6.06">
            <text:p>-6,06000</text:p>
          </table:table-cell>
          <table:table-cell office:value-type="float" office:value="1.647">
            <text:p>1,647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831]+2.9847)/([.D1831]-14.4252)" office:value-type="float" office:value="-0.0188293510844648">
            <text:p>-0,01883</text:p>
          </table:table-cell>
          <table:table-cell table:number-columns-repeated="1017"/>
        </table:table-row>
        <table:table-row table:style-name="ro1">
          <table:table-cell office:value-type="float" office:value="1249.101">
            <text:p>1249,10100</text:p>
          </table:table-cell>
          <table:table-cell office:value-type="float" office:value="-6.06">
            <text:p>-6,06000</text:p>
          </table:table-cell>
          <table:table-cell office:value-type="float" office:value="1.647">
            <text:p>1,647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832]+2.9847)/([.D1832]-14.4252)" office:value-type="float" office:value="-0.0188293510844648">
            <text:p>-0,01883</text:p>
          </table:table-cell>
          <table:table-cell table:number-columns-repeated="1017"/>
        </table:table-row>
        <table:table-row table:style-name="ro1">
          <table:table-cell office:value-type="float" office:value="1249.201">
            <text:p>1249,20100</text:p>
          </table:table-cell>
          <table:table-cell office:value-type="float" office:value="-6.06">
            <text:p>-6,06000</text:p>
          </table:table-cell>
          <table:table-cell office:value-type="float" office:value="1.647">
            <text:p>1,647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833]+2.9847)/([.D1833]-14.4252)" office:value-type="float" office:value="-0.0188293510844648">
            <text:p>-0,01883</text:p>
          </table:table-cell>
          <table:table-cell table:number-columns-repeated="1017"/>
        </table:table-row>
        <table:table-row table:style-name="ro1">
          <table:table-cell office:value-type="float" office:value="1249.301">
            <text:p>1249,30100</text:p>
          </table:table-cell>
          <table:table-cell office:value-type="float" office:value="-6.06">
            <text:p>-6,06000</text:p>
          </table:table-cell>
          <table:table-cell office:value-type="float" office:value="1.647">
            <text:p>1,647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834]+2.9847)/([.D1834]-14.4252)" office:value-type="float" office:value="-0.0188293510844648">
            <text:p>-0,01883</text:p>
          </table:table-cell>
          <table:table-cell table:number-columns-repeated="1017"/>
        </table:table-row>
        <table:table-row table:style-name="ro1">
          <table:table-cell office:value-type="float" office:value="1249.401">
            <text:p>1249,40100</text:p>
          </table:table-cell>
          <table:table-cell office:value-type="float" office:value="-6.06">
            <text:p>-6,06000</text:p>
          </table:table-cell>
          <table:table-cell office:value-type="float" office:value="1.647">
            <text:p>1,647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835]+2.9847)/([.D1835]-14.4252)" office:value-type="float" office:value="-0.0188293510844648">
            <text:p>-0,01883</text:p>
          </table:table-cell>
          <table:table-cell table:number-columns-repeated="1017"/>
        </table:table-row>
        <table:table-row table:style-name="ro1">
          <table:table-cell office:value-type="float" office:value="1249.501">
            <text:p>1249,50100</text:p>
          </table:table-cell>
          <table:table-cell office:value-type="float" office:value="-6.06">
            <text:p>-6,06000</text:p>
          </table:table-cell>
          <table:table-cell office:value-type="float" office:value="1.647">
            <text:p>1,647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836]+2.9847)/([.D1836]-14.4252)" office:value-type="float" office:value="-0.0188293510844648">
            <text:p>-0,01883</text:p>
          </table:table-cell>
          <table:table-cell table:number-columns-repeated="1017"/>
        </table:table-row>
        <table:table-row table:style-name="ro1">
          <table:table-cell office:value-type="float" office:value="1249.601">
            <text:p>1249,60100</text:p>
          </table:table-cell>
          <table:table-cell office:value-type="float" office:value="-6.06">
            <text:p>-6,06000</text:p>
          </table:table-cell>
          <table:table-cell office:value-type="float" office:value="1.647">
            <text:p>1,647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837]+2.9847)/([.D1837]-14.4252)" office:value-type="float" office:value="-0.0188293510844648">
            <text:p>-0,01883</text:p>
          </table:table-cell>
          <table:table-cell table:number-columns-repeated="1017"/>
        </table:table-row>
        <table:table-row table:style-name="ro1">
          <table:table-cell office:value-type="float" office:value="1249.701">
            <text:p>1249,70100</text:p>
          </table:table-cell>
          <table:table-cell office:value-type="float" office:value="-6.06">
            <text:p>-6,06000</text:p>
          </table:table-cell>
          <table:table-cell office:value-type="float" office:value="1.647">
            <text:p>1,647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838]+2.9847)/([.D1838]-14.4252)" office:value-type="float" office:value="-0.0188293510844648">
            <text:p>-0,01883</text:p>
          </table:table-cell>
          <table:table-cell table:number-columns-repeated="1017"/>
        </table:table-row>
        <table:table-row table:style-name="ro1">
          <table:table-cell office:value-type="float" office:value="1249.801">
            <text:p>1249,80100</text:p>
          </table:table-cell>
          <table:table-cell office:value-type="float" office:value="-6.06">
            <text:p>-6,06000</text:p>
          </table:table-cell>
          <table:table-cell office:value-type="float" office:value="1.647">
            <text:p>1,647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839]+2.9847)/([.D1839]-14.4252)" office:value-type="float" office:value="-0.0188293510844648">
            <text:p>-0,01883</text:p>
          </table:table-cell>
          <table:table-cell table:number-columns-repeated="1017"/>
        </table:table-row>
        <table:table-row table:style-name="ro1">
          <table:table-cell office:value-type="float" office:value="1249.901">
            <text:p>1249,90100</text:p>
          </table:table-cell>
          <table:table-cell office:value-type="float" office:value="-6.06">
            <text:p>-6,06000</text:p>
          </table:table-cell>
          <table:table-cell office:value-type="float" office:value="1.647">
            <text:p>1,647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840]+2.9847)/([.D1840]-14.4252)" office:value-type="float" office:value="-0.0188293510844648">
            <text:p>-0,01883</text:p>
          </table:table-cell>
          <table:table-cell table:number-columns-repeated="1017"/>
        </table:table-row>
        <table:table-row table:style-name="ro1">
          <table:table-cell office:value-type="float" office:value="1250.001">
            <text:p>1250,00100</text:p>
          </table:table-cell>
          <table:table-cell office:value-type="float" office:value="-6.06">
            <text:p>-6,06000</text:p>
          </table:table-cell>
          <table:table-cell office:value-type="float" office:value="1.647">
            <text:p>1,647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841]+2.9847)/([.D1841]-14.4252)" office:value-type="float" office:value="-0.0188293510844648">
            <text:p>-0,01883</text:p>
          </table:table-cell>
          <table:table-cell table:number-columns-repeated="1017"/>
        </table:table-row>
        <table:table-row table:style-name="ro1">
          <table:table-cell office:value-type="float" office:value="1250.101">
            <text:p>1250,10100</text:p>
          </table:table-cell>
          <table:table-cell office:value-type="float" office:value="-6.06">
            <text:p>-6,06000</text:p>
          </table:table-cell>
          <table:table-cell office:value-type="float" office:value="1.647">
            <text:p>1,647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842]+2.9847)/([.D1842]-14.4252)" office:value-type="float" office:value="-0.0188293510844648">
            <text:p>-0,01883</text:p>
          </table:table-cell>
          <table:table-cell table:number-columns-repeated="1017"/>
        </table:table-row>
        <table:table-row table:style-name="ro1">
          <table:table-cell office:value-type="float" office:value="1250.201">
            <text:p>1250,20100</text:p>
          </table:table-cell>
          <table:table-cell office:value-type="float" office:value="-6.06">
            <text:p>-6,06000</text:p>
          </table:table-cell>
          <table:table-cell office:value-type="float" office:value="1.647">
            <text:p>1,647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843]+2.9847)/([.D1843]-14.4252)" office:value-type="float" office:value="-0.0188293510844648">
            <text:p>-0,01883</text:p>
          </table:table-cell>
          <table:table-cell table:number-columns-repeated="1017"/>
        </table:table-row>
        <table:table-row table:style-name="ro1">
          <table:table-cell office:value-type="float" office:value="1250.301">
            <text:p>1250,30100</text:p>
          </table:table-cell>
          <table:table-cell office:value-type="float" office:value="-6.06">
            <text:p>-6,06000</text:p>
          </table:table-cell>
          <table:table-cell office:value-type="float" office:value="1.647">
            <text:p>1,647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844]+2.9847)/([.D1844]-14.4252)" office:value-type="float" office:value="-0.0188293510844648">
            <text:p>-0,01883</text:p>
          </table:table-cell>
          <table:table-cell table:number-columns-repeated="1017"/>
        </table:table-row>
        <table:table-row table:style-name="ro1">
          <table:table-cell office:value-type="float" office:value="1250.401">
            <text:p>1250,40100</text:p>
          </table:table-cell>
          <table:table-cell office:value-type="float" office:value="-6.06">
            <text:p>-6,06000</text:p>
          </table:table-cell>
          <table:table-cell office:value-type="float" office:value="1.647">
            <text:p>1,647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845]+2.9847)/([.D1845]-14.4252)" office:value-type="float" office:value="-0.0188293510844648">
            <text:p>-0,01883</text:p>
          </table:table-cell>
          <table:table-cell table:number-columns-repeated="1017"/>
        </table:table-row>
        <table:table-row table:style-name="ro1">
          <table:table-cell office:value-type="float" office:value="1250.501">
            <text:p>1250,50100</text:p>
          </table:table-cell>
          <table:table-cell office:value-type="float" office:value="-6.06">
            <text:p>-6,06000</text:p>
          </table:table-cell>
          <table:table-cell office:value-type="float" office:value="1.647">
            <text:p>1,647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846]+2.9847)/([.D1846]-14.4252)" office:value-type="float" office:value="-0.0188293510844648">
            <text:p>-0,01883</text:p>
          </table:table-cell>
          <table:table-cell table:number-columns-repeated="1017"/>
        </table:table-row>
        <table:table-row table:style-name="ro1">
          <table:table-cell office:value-type="float" office:value="1250.601">
            <text:p>1250,60100</text:p>
          </table:table-cell>
          <table:table-cell office:value-type="float" office:value="-6.06">
            <text:p>-6,06000</text:p>
          </table:table-cell>
          <table:table-cell office:value-type="float" office:value="1.647">
            <text:p>1,647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847]+2.9847)/([.D1847]-14.4252)" office:value-type="float" office:value="-0.0188293510844648">
            <text:p>-0,01883</text:p>
          </table:table-cell>
          <table:table-cell table:number-columns-repeated="1017"/>
        </table:table-row>
        <table:table-row table:style-name="ro1">
          <table:table-cell office:value-type="float" office:value="1250.701">
            <text:p>1250,70100</text:p>
          </table:table-cell>
          <table:table-cell office:value-type="float" office:value="-6.06">
            <text:p>-6,06000</text:p>
          </table:table-cell>
          <table:table-cell office:value-type="float" office:value="1.647">
            <text:p>1,6470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848]+2.9847)/([.D1848]-14.4252)" office:value-type="float" office:value="-0.0188293510844648">
            <text:p>-0,01883</text:p>
          </table:table-cell>
          <table:table-cell table:number-columns-repeated="1017"/>
        </table:table-row>
        <table:table-row table:style-name="ro1">
          <table:table-cell office:value-type="float" office:value="1250.801">
            <text:p>1250,80100</text:p>
          </table:table-cell>
          <table:table-cell office:value-type="float" office:value="-6.06">
            <text:p>-6,06000</text:p>
          </table:table-cell>
          <table:table-cell office:value-type="float" office:value="1.6455">
            <text:p>1,645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849]+2.9847)/([.D1849]-14.4252)" office:value-type="float" office:value="-0.0188293510844648">
            <text:p>-0,01883</text:p>
          </table:table-cell>
          <table:table-cell table:number-columns-repeated="1017"/>
        </table:table-row>
        <table:table-row table:style-name="ro1">
          <table:table-cell office:value-type="float" office:value="1250.901">
            <text:p>1250,90100</text:p>
          </table:table-cell>
          <table:table-cell office:value-type="float" office:value="-6.06">
            <text:p>-6,06000</text:p>
          </table:table-cell>
          <table:table-cell office:value-type="float" office:value="1.6455">
            <text:p>1,645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850]+2.9847)/([.D1850]-14.4252)" office:value-type="float" office:value="-0.0188293510844648">
            <text:p>-0,01883</text:p>
          </table:table-cell>
          <table:table-cell table:number-columns-repeated="1017"/>
        </table:table-row>
        <table:table-row table:style-name="ro1">
          <table:table-cell office:value-type="float" office:value="1251.001">
            <text:p>1251,00100</text:p>
          </table:table-cell>
          <table:table-cell office:value-type="float" office:value="-6.06">
            <text:p>-6,06000</text:p>
          </table:table-cell>
          <table:table-cell office:value-type="float" office:value="1.6455">
            <text:p>1,645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851]+2.9847)/([.D1851]-14.4252)" office:value-type="float" office:value="-0.0188293510844648">
            <text:p>-0,01883</text:p>
          </table:table-cell>
          <table:table-cell table:number-columns-repeated="1017"/>
        </table:table-row>
        <table:table-row table:style-name="ro1">
          <table:table-cell office:value-type="float" office:value="1251.101">
            <text:p>1251,10100</text:p>
          </table:table-cell>
          <table:table-cell office:value-type="float" office:value="-6.06">
            <text:p>-6,06000</text:p>
          </table:table-cell>
          <table:table-cell office:value-type="float" office:value="1.6455">
            <text:p>1,645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852]+2.9847)/([.D1852]-14.4252)" office:value-type="float" office:value="-0.0188293510844648">
            <text:p>-0,01883</text:p>
          </table:table-cell>
          <table:table-cell table:number-columns-repeated="1017"/>
        </table:table-row>
        <table:table-row table:style-name="ro1">
          <table:table-cell office:value-type="float" office:value="1251.201">
            <text:p>1251,20100</text:p>
          </table:table-cell>
          <table:table-cell office:value-type="float" office:value="-6.06">
            <text:p>-6,06000</text:p>
          </table:table-cell>
          <table:table-cell office:value-type="float" office:value="1.6455">
            <text:p>1,645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853]+2.9847)/([.D1853]-14.4252)" office:value-type="float" office:value="-0.0188293510844648">
            <text:p>-0,01883</text:p>
          </table:table-cell>
          <table:table-cell table:number-columns-repeated="1017"/>
        </table:table-row>
        <table:table-row table:style-name="ro1">
          <table:table-cell office:value-type="float" office:value="1251.301">
            <text:p>1251,30100</text:p>
          </table:table-cell>
          <table:table-cell office:value-type="float" office:value="-6.06">
            <text:p>-6,06000</text:p>
          </table:table-cell>
          <table:table-cell office:value-type="float" office:value="1.6455">
            <text:p>1,645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854]+2.9847)/([.D1854]-14.4252)" office:value-type="float" office:value="-0.0188293510844648">
            <text:p>-0,01883</text:p>
          </table:table-cell>
          <table:table-cell table:number-columns-repeated="1017"/>
        </table:table-row>
        <table:table-row table:style-name="ro1">
          <table:table-cell office:value-type="float" office:value="1251.401">
            <text:p>1251,40100</text:p>
          </table:table-cell>
          <table:table-cell office:value-type="float" office:value="-6.06">
            <text:p>-6,06000</text:p>
          </table:table-cell>
          <table:table-cell office:value-type="float" office:value="1.6455">
            <text:p>1,645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855]+2.9847)/([.D1855]-14.4252)" office:value-type="float" office:value="-0.0188293510844648">
            <text:p>-0,01883</text:p>
          </table:table-cell>
          <table:table-cell table:number-columns-repeated="1017"/>
        </table:table-row>
        <table:table-row table:style-name="ro1">
          <table:table-cell office:value-type="float" office:value="1251.501">
            <text:p>1251,50100</text:p>
          </table:table-cell>
          <table:table-cell office:value-type="float" office:value="-6.06">
            <text:p>-6,06000</text:p>
          </table:table-cell>
          <table:table-cell office:value-type="float" office:value="1.6455">
            <text:p>1,645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856]+2.9847)/([.D1856]-14.4252)" office:value-type="float" office:value="-0.0188293510844648">
            <text:p>-0,01883</text:p>
          </table:table-cell>
          <table:table-cell table:number-columns-repeated="1017"/>
        </table:table-row>
        <table:table-row table:style-name="ro1">
          <table:table-cell office:value-type="float" office:value="1251.601">
            <text:p>1251,60100</text:p>
          </table:table-cell>
          <table:table-cell office:value-type="float" office:value="-6.06">
            <text:p>-6,06000</text:p>
          </table:table-cell>
          <table:table-cell office:value-type="float" office:value="1.6455">
            <text:p>1,645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857]+2.9847)/([.D1857]-14.4252)" office:value-type="float" office:value="-0.0188293510844648">
            <text:p>-0,01883</text:p>
          </table:table-cell>
          <table:table-cell table:number-columns-repeated="1017"/>
        </table:table-row>
        <table:table-row table:style-name="ro1">
          <table:table-cell office:value-type="float" office:value="1251.701">
            <text:p>1251,70100</text:p>
          </table:table-cell>
          <table:table-cell office:value-type="float" office:value="-6.06">
            <text:p>-6,06000</text:p>
          </table:table-cell>
          <table:table-cell office:value-type="float" office:value="1.6455">
            <text:p>1,645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858]+2.9847)/([.D1858]-14.4252)" office:value-type="float" office:value="-0.0188293510844648">
            <text:p>-0,01883</text:p>
          </table:table-cell>
          <table:table-cell table:number-columns-repeated="1017"/>
        </table:table-row>
        <table:table-row table:style-name="ro1">
          <table:table-cell office:value-type="float" office:value="1251.801">
            <text:p>1251,80100</text:p>
          </table:table-cell>
          <table:table-cell office:value-type="float" office:value="-6.06">
            <text:p>-6,06000</text:p>
          </table:table-cell>
          <table:table-cell office:value-type="float" office:value="1.6455">
            <text:p>1,645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859]+2.9847)/([.D1859]-14.4252)" office:value-type="float" office:value="-0.0188293510844648">
            <text:p>-0,01883</text:p>
          </table:table-cell>
          <table:table-cell table:number-columns-repeated="1017"/>
        </table:table-row>
        <table:table-row table:style-name="ro1">
          <table:table-cell office:value-type="float" office:value="1251.901">
            <text:p>1251,90100</text:p>
          </table:table-cell>
          <table:table-cell office:value-type="float" office:value="-6.06">
            <text:p>-6,06000</text:p>
          </table:table-cell>
          <table:table-cell office:value-type="float" office:value="1.6455">
            <text:p>1,645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860]+2.9847)/([.D1860]-14.4252)" office:value-type="float" office:value="-0.0188293510844648">
            <text:p>-0,01883</text:p>
          </table:table-cell>
          <table:table-cell table:number-columns-repeated="1017"/>
        </table:table-row>
        <table:table-row table:style-name="ro1">
          <table:table-cell office:value-type="float" office:value="1252.001">
            <text:p>1252,00100</text:p>
          </table:table-cell>
          <table:table-cell office:value-type="float" office:value="-6.075">
            <text:p>-6,07500</text:p>
          </table:table-cell>
          <table:table-cell office:value-type="float" office:value="1.6455">
            <text:p>1,645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861]+2.9847)/([.D1861]-14.4252)" office:value-type="float" office:value="-0.0189211926174102">
            <text:p>-0,01892</text:p>
          </table:table-cell>
          <table:table-cell table:number-columns-repeated="1017"/>
        </table:table-row>
        <table:table-row table:style-name="ro1">
          <table:table-cell office:value-type="float" office:value="1252.101">
            <text:p>1252,10100</text:p>
          </table:table-cell>
          <table:table-cell office:value-type="float" office:value="-6.075">
            <text:p>-6,07500</text:p>
          </table:table-cell>
          <table:table-cell office:value-type="float" office:value="1.6455">
            <text:p>1,645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862]+2.9847)/([.D1862]-14.4252)" office:value-type="float" office:value="-0.0189211926174102">
            <text:p>-0,01892</text:p>
          </table:table-cell>
          <table:table-cell table:number-columns-repeated="1017"/>
        </table:table-row>
        <table:table-row table:style-name="ro1">
          <table:table-cell office:value-type="float" office:value="1252.201">
            <text:p>1252,20100</text:p>
          </table:table-cell>
          <table:table-cell office:value-type="float" office:value="-6.075">
            <text:p>-6,07500</text:p>
          </table:table-cell>
          <table:table-cell office:value-type="float" office:value="1.6455">
            <text:p>1,645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863]+2.9847)/([.D1863]-14.4252)" office:value-type="float" office:value="-0.0189211926174102">
            <text:p>-0,01892</text:p>
          </table:table-cell>
          <table:table-cell table:number-columns-repeated="1017"/>
        </table:table-row>
        <table:table-row table:style-name="ro1">
          <table:table-cell office:value-type="float" office:value="1252.301">
            <text:p>1252,30100</text:p>
          </table:table-cell>
          <table:table-cell office:value-type="float" office:value="-6.075">
            <text:p>-6,07500</text:p>
          </table:table-cell>
          <table:table-cell office:value-type="float" office:value="1.6455">
            <text:p>1,645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864]+2.9847)/([.D1864]-14.4252)" office:value-type="float" office:value="-0.0189211926174102">
            <text:p>-0,01892</text:p>
          </table:table-cell>
          <table:table-cell table:number-columns-repeated="1017"/>
        </table:table-row>
        <table:table-row table:style-name="ro1">
          <table:table-cell office:value-type="float" office:value="1252.401">
            <text:p>1252,40100</text:p>
          </table:table-cell>
          <table:table-cell office:value-type="float" office:value="-6.075">
            <text:p>-6,07500</text:p>
          </table:table-cell>
          <table:table-cell office:value-type="float" office:value="1.6455">
            <text:p>1,645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865]+2.9847)/([.D1865]-14.4252)" office:value-type="float" office:value="-0.0189211926174102">
            <text:p>-0,01892</text:p>
          </table:table-cell>
          <table:table-cell table:number-columns-repeated="1017"/>
        </table:table-row>
        <table:table-row table:style-name="ro1">
          <table:table-cell office:value-type="float" office:value="1252.501">
            <text:p>1252,50100</text:p>
          </table:table-cell>
          <table:table-cell office:value-type="float" office:value="-6.075">
            <text:p>-6,07500</text:p>
          </table:table-cell>
          <table:table-cell office:value-type="float" office:value="1.6455">
            <text:p>1,645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866]+2.9847)/([.D1866]-14.4252)" office:value-type="float" office:value="-0.0189211926174102">
            <text:p>-0,01892</text:p>
          </table:table-cell>
          <table:table-cell table:number-columns-repeated="1017"/>
        </table:table-row>
        <table:table-row table:style-name="ro1">
          <table:table-cell office:value-type="float" office:value="1252.601">
            <text:p>1252,60100</text:p>
          </table:table-cell>
          <table:table-cell office:value-type="float" office:value="-6.075">
            <text:p>-6,07500</text:p>
          </table:table-cell>
          <table:table-cell office:value-type="float" office:value="1.6455">
            <text:p>1,645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867]+2.9847)/([.D1867]-14.4252)" office:value-type="float" office:value="-0.0189211926174102">
            <text:p>-0,01892</text:p>
          </table:table-cell>
          <table:table-cell table:number-columns-repeated="1017"/>
        </table:table-row>
        <table:table-row table:style-name="ro1">
          <table:table-cell office:value-type="float" office:value="1252.701">
            <text:p>1252,70100</text:p>
          </table:table-cell>
          <table:table-cell office:value-type="float" office:value="-6.075">
            <text:p>-6,07500</text:p>
          </table:table-cell>
          <table:table-cell office:value-type="float" office:value="1.6455">
            <text:p>1,645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868]+2.9847)/([.D1868]-14.4252)" office:value-type="float" office:value="-0.0189211926174102">
            <text:p>-0,01892</text:p>
          </table:table-cell>
          <table:table-cell table:number-columns-repeated="1017"/>
        </table:table-row>
        <table:table-row table:style-name="ro1">
          <table:table-cell office:value-type="float" office:value="1252.801">
            <text:p>1252,80100</text:p>
          </table:table-cell>
          <table:table-cell office:value-type="float" office:value="-6.075">
            <text:p>-6,07500</text:p>
          </table:table-cell>
          <table:table-cell office:value-type="float" office:value="1.6425">
            <text:p>1,642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869]+2.9847)/([.D1869]-14.4252)" office:value-type="float" office:value="-0.0189211926174102">
            <text:p>-0,01892</text:p>
          </table:table-cell>
          <table:table-cell table:number-columns-repeated="1017"/>
        </table:table-row>
        <table:table-row table:style-name="ro1">
          <table:table-cell office:value-type="float" office:value="1252.901">
            <text:p>1252,90100</text:p>
          </table:table-cell>
          <table:table-cell office:value-type="float" office:value="-6.075">
            <text:p>-6,07500</text:p>
          </table:table-cell>
          <table:table-cell office:value-type="float" office:value="1.6425">
            <text:p>1,642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870]+2.9847)/([.D1870]-14.4252)" office:value-type="float" office:value="-0.0189211926174102">
            <text:p>-0,01892</text:p>
          </table:table-cell>
          <table:table-cell table:number-columns-repeated="1017"/>
        </table:table-row>
        <table:table-row table:style-name="ro1">
          <table:table-cell office:value-type="float" office:value="1253.001">
            <text:p>1253,00100</text:p>
          </table:table-cell>
          <table:table-cell office:value-type="float" office:value="-6.075">
            <text:p>-6,07500</text:p>
          </table:table-cell>
          <table:table-cell office:value-type="float" office:value="1.6425">
            <text:p>1,642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871]+2.9847)/([.D1871]-14.4252)" office:value-type="float" office:value="-0.0189211926174102">
            <text:p>-0,01892</text:p>
          </table:table-cell>
          <table:table-cell table:number-columns-repeated="1017"/>
        </table:table-row>
        <table:table-row table:style-name="ro1">
          <table:table-cell office:value-type="float" office:value="1253.101">
            <text:p>1253,10100</text:p>
          </table:table-cell>
          <table:table-cell office:value-type="float" office:value="-6.075">
            <text:p>-6,07500</text:p>
          </table:table-cell>
          <table:table-cell office:value-type="float" office:value="1.6425">
            <text:p>1,642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872]+2.9847)/([.D1872]-14.4252)" office:value-type="float" office:value="-0.0189211926174102">
            <text:p>-0,01892</text:p>
          </table:table-cell>
          <table:table-cell table:number-columns-repeated="1017"/>
        </table:table-row>
        <table:table-row table:style-name="ro1">
          <table:table-cell office:value-type="float" office:value="1253.201">
            <text:p>1253,20100</text:p>
          </table:table-cell>
          <table:table-cell office:value-type="float" office:value="-6.075">
            <text:p>-6,07500</text:p>
          </table:table-cell>
          <table:table-cell office:value-type="float" office:value="1.6425">
            <text:p>1,642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873]+2.9847)/([.D1873]-14.4252)" office:value-type="float" office:value="-0.0189211926174102">
            <text:p>-0,01892</text:p>
          </table:table-cell>
          <table:table-cell table:number-columns-repeated="1017"/>
        </table:table-row>
        <table:table-row table:style-name="ro1">
          <table:table-cell office:value-type="float" office:value="1253.301">
            <text:p>1253,30100</text:p>
          </table:table-cell>
          <table:table-cell office:value-type="float" office:value="-6.075">
            <text:p>-6,07500</text:p>
          </table:table-cell>
          <table:table-cell office:value-type="float" office:value="1.6425">
            <text:p>1,642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874]+2.9847)/([.D1874]-14.4252)" office:value-type="float" office:value="-0.0189211926174102">
            <text:p>-0,01892</text:p>
          </table:table-cell>
          <table:table-cell table:number-columns-repeated="1017"/>
        </table:table-row>
        <table:table-row table:style-name="ro1">
          <table:table-cell office:value-type="float" office:value="1253.401">
            <text:p>1253,40100</text:p>
          </table:table-cell>
          <table:table-cell office:value-type="float" office:value="-6.075">
            <text:p>-6,07500</text:p>
          </table:table-cell>
          <table:table-cell office:value-type="float" office:value="1.6425">
            <text:p>1,642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875]+2.9847)/([.D1875]-14.4252)" office:value-type="float" office:value="-0.0189211926174102">
            <text:p>-0,01892</text:p>
          </table:table-cell>
          <table:table-cell table:number-columns-repeated="1017"/>
        </table:table-row>
        <table:table-row table:style-name="ro1">
          <table:table-cell office:value-type="float" office:value="1253.501">
            <text:p>1253,50100</text:p>
          </table:table-cell>
          <table:table-cell office:value-type="float" office:value="-6.075">
            <text:p>-6,07500</text:p>
          </table:table-cell>
          <table:table-cell office:value-type="float" office:value="1.6425">
            <text:p>1,642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876]+2.9847)/([.D1876]-14.4252)" office:value-type="float" office:value="-0.0189211926174102">
            <text:p>-0,01892</text:p>
          </table:table-cell>
          <table:table-cell table:number-columns-repeated="1017"/>
        </table:table-row>
        <table:table-row table:style-name="ro1">
          <table:table-cell office:value-type="float" office:value="1253.601">
            <text:p>1253,60100</text:p>
          </table:table-cell>
          <table:table-cell office:value-type="float" office:value="-6.075">
            <text:p>-6,07500</text:p>
          </table:table-cell>
          <table:table-cell office:value-type="float" office:value="1.6425">
            <text:p>1,642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877]+2.9847)/([.D1877]-14.4252)" office:value-type="float" office:value="-0.0189211926174102">
            <text:p>-0,01892</text:p>
          </table:table-cell>
          <table:table-cell table:number-columns-repeated="1017"/>
        </table:table-row>
        <table:table-row table:style-name="ro1">
          <table:table-cell office:value-type="float" office:value="1253.701">
            <text:p>1253,70100</text:p>
          </table:table-cell>
          <table:table-cell office:value-type="float" office:value="-6.075">
            <text:p>-6,07500</text:p>
          </table:table-cell>
          <table:table-cell office:value-type="float" office:value="1.6425">
            <text:p>1,642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878]+2.9847)/([.D1878]-14.4252)" office:value-type="float" office:value="-0.0189211926174102">
            <text:p>-0,01892</text:p>
          </table:table-cell>
          <table:table-cell table:number-columns-repeated="1017"/>
        </table:table-row>
        <table:table-row table:style-name="ro1">
          <table:table-cell office:value-type="float" office:value="1253.801">
            <text:p>1253,80100</text:p>
          </table:table-cell>
          <table:table-cell office:value-type="float" office:value="-6.075">
            <text:p>-6,07500</text:p>
          </table:table-cell>
          <table:table-cell office:value-type="float" office:value="1.6455">
            <text:p>1,645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879]+2.9847)/([.D1879]-14.4252)" office:value-type="float" office:value="-0.0189211926174102">
            <text:p>-0,01892</text:p>
          </table:table-cell>
          <table:table-cell table:number-columns-repeated="1017"/>
        </table:table-row>
        <table:table-row table:style-name="ro1">
          <table:table-cell office:value-type="float" office:value="1253.901">
            <text:p>1253,90100</text:p>
          </table:table-cell>
          <table:table-cell office:value-type="float" office:value="-6.075">
            <text:p>-6,07500</text:p>
          </table:table-cell>
          <table:table-cell office:value-type="float" office:value="1.6455">
            <text:p>1,645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880]+2.9847)/([.D1880]-14.4252)" office:value-type="float" office:value="-0.0189211926174102">
            <text:p>-0,01892</text:p>
          </table:table-cell>
          <table:table-cell table:number-columns-repeated="1017"/>
        </table:table-row>
        <table:table-row table:style-name="ro1">
          <table:table-cell office:value-type="float" office:value="1254.001">
            <text:p>1254,00100</text:p>
          </table:table-cell>
          <table:table-cell office:value-type="float" office:value="-6.075">
            <text:p>-6,07500</text:p>
          </table:table-cell>
          <table:table-cell office:value-type="float" office:value="1.6455">
            <text:p>1,645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881]+2.9847)/([.D1881]-14.4252)" office:value-type="float" office:value="-0.0189211926174102">
            <text:p>-0,01892</text:p>
          </table:table-cell>
          <table:table-cell table:number-columns-repeated="1017"/>
        </table:table-row>
        <table:table-row table:style-name="ro1">
          <table:table-cell office:value-type="float" office:value="1254.101">
            <text:p>1254,10100</text:p>
          </table:table-cell>
          <table:table-cell office:value-type="float" office:value="-6.075">
            <text:p>-6,07500</text:p>
          </table:table-cell>
          <table:table-cell office:value-type="float" office:value="1.6455">
            <text:p>1,645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882]+2.9847)/([.D1882]-14.4252)" office:value-type="float" office:value="-0.0189211926174102">
            <text:p>-0,01892</text:p>
          </table:table-cell>
          <table:table-cell table:number-columns-repeated="1017"/>
        </table:table-row>
        <table:table-row table:style-name="ro1">
          <table:table-cell office:value-type="float" office:value="1254.201">
            <text:p>1254,20100</text:p>
          </table:table-cell>
          <table:table-cell office:value-type="float" office:value="-6.075">
            <text:p>-6,07500</text:p>
          </table:table-cell>
          <table:table-cell office:value-type="float" office:value="1.6455">
            <text:p>1,645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883]+2.9847)/([.D1883]-14.4252)" office:value-type="float" office:value="-0.0189211926174102">
            <text:p>-0,01892</text:p>
          </table:table-cell>
          <table:table-cell table:number-columns-repeated="1017"/>
        </table:table-row>
        <table:table-row table:style-name="ro1">
          <table:table-cell office:value-type="float" office:value="1254.301">
            <text:p>1254,30100</text:p>
          </table:table-cell>
          <table:table-cell office:value-type="float" office:value="-6.075">
            <text:p>-6,07500</text:p>
          </table:table-cell>
          <table:table-cell office:value-type="float" office:value="1.6455">
            <text:p>1,645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884]+2.9847)/([.D1884]-14.4252)" office:value-type="float" office:value="-0.0189211926174102">
            <text:p>-0,01892</text:p>
          </table:table-cell>
          <table:table-cell table:number-columns-repeated="1017"/>
        </table:table-row>
        <table:table-row table:style-name="ro1">
          <table:table-cell office:value-type="float" office:value="1254.401">
            <text:p>1254,40100</text:p>
          </table:table-cell>
          <table:table-cell office:value-type="float" office:value="-6.075">
            <text:p>-6,07500</text:p>
          </table:table-cell>
          <table:table-cell office:value-type="float" office:value="1.6455">
            <text:p>1,645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885]+2.9847)/([.D1885]-14.4252)" office:value-type="float" office:value="-0.0189211926174102">
            <text:p>-0,01892</text:p>
          </table:table-cell>
          <table:table-cell table:number-columns-repeated="1017"/>
        </table:table-row>
        <table:table-row table:style-name="ro1">
          <table:table-cell office:value-type="float" office:value="1254.501">
            <text:p>1254,50100</text:p>
          </table:table-cell>
          <table:table-cell office:value-type="float" office:value="-6.075">
            <text:p>-6,07500</text:p>
          </table:table-cell>
          <table:table-cell office:value-type="float" office:value="1.6455">
            <text:p>1,645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886]+2.9847)/([.D1886]-14.4252)" office:value-type="float" office:value="-0.0189211926174102">
            <text:p>-0,01892</text:p>
          </table:table-cell>
          <table:table-cell table:number-columns-repeated="1017"/>
        </table:table-row>
        <table:table-row table:style-name="ro1">
          <table:table-cell office:value-type="float" office:value="1254.601">
            <text:p>1254,60100</text:p>
          </table:table-cell>
          <table:table-cell office:value-type="float" office:value="-6.075">
            <text:p>-6,07500</text:p>
          </table:table-cell>
          <table:table-cell office:value-type="float" office:value="1.6455">
            <text:p>1,645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887]+2.9847)/([.D1887]-14.4252)" office:value-type="float" office:value="-0.0189211926174102">
            <text:p>-0,01892</text:p>
          </table:table-cell>
          <table:table-cell table:number-columns-repeated="1017"/>
        </table:table-row>
        <table:table-row table:style-name="ro1">
          <table:table-cell office:value-type="float" office:value="1254.701">
            <text:p>1254,70100</text:p>
          </table:table-cell>
          <table:table-cell office:value-type="float" office:value="-6.075">
            <text:p>-6,07500</text:p>
          </table:table-cell>
          <table:table-cell office:value-type="float" office:value="1.6455">
            <text:p>1,645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1888]+2.9847)/([.D1888]-14.4252)" office:value-type="float" office:value="-0.0189211926174102">
            <text:p>-0,01892</text:p>
          </table:table-cell>
          <table:table-cell table:number-columns-repeated="1017"/>
        </table:table-row>
        <table:table-row table:style-name="ro1">
          <table:table-cell office:value-type="float" office:value="1254.801">
            <text:p>1254,80100</text:p>
          </table:table-cell>
          <table:table-cell office:value-type="float" office:value="-6.075">
            <text:p>-6,07500</text:p>
          </table:table-cell>
          <table:table-cell office:value-type="float" office:value="1.6425">
            <text:p>1,642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1889]+2.9847)/([.D1889]-14.4252)" office:value-type="float" office:value="-0.0189385861052074">
            <text:p>-0,01894</text:p>
          </table:table-cell>
          <table:table-cell table:number-columns-repeated="1017"/>
        </table:table-row>
        <table:table-row table:style-name="ro1">
          <table:table-cell office:value-type="float" office:value="1254.901">
            <text:p>1254,90100</text:p>
          </table:table-cell>
          <table:table-cell office:value-type="float" office:value="-6.075">
            <text:p>-6,07500</text:p>
          </table:table-cell>
          <table:table-cell office:value-type="float" office:value="1.6425">
            <text:p>1,642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1890]+2.9847)/([.D1890]-14.4252)" office:value-type="float" office:value="-0.0189385861052074">
            <text:p>-0,01894</text:p>
          </table:table-cell>
          <table:table-cell table:number-columns-repeated="1017"/>
        </table:table-row>
        <table:table-row table:style-name="ro1">
          <table:table-cell office:value-type="float" office:value="1255.001">
            <text:p>1255,00100</text:p>
          </table:table-cell>
          <table:table-cell office:value-type="float" office:value="-6.075">
            <text:p>-6,07500</text:p>
          </table:table-cell>
          <table:table-cell office:value-type="float" office:value="1.6425">
            <text:p>1,642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1891]+2.9847)/([.D1891]-14.4252)" office:value-type="float" office:value="-0.0189385861052074">
            <text:p>-0,01894</text:p>
          </table:table-cell>
          <table:table-cell table:number-columns-repeated="1017"/>
        </table:table-row>
        <table:table-row table:style-name="ro1">
          <table:table-cell office:value-type="float" office:value="1255.101">
            <text:p>1255,10100</text:p>
          </table:table-cell>
          <table:table-cell office:value-type="float" office:value="-6.075">
            <text:p>-6,07500</text:p>
          </table:table-cell>
          <table:table-cell office:value-type="float" office:value="1.6425">
            <text:p>1,642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1892]+2.9847)/([.D1892]-14.4252)" office:value-type="float" office:value="-0.0189385861052074">
            <text:p>-0,01894</text:p>
          </table:table-cell>
          <table:table-cell table:number-columns-repeated="1017"/>
        </table:table-row>
        <table:table-row table:style-name="ro1">
          <table:table-cell office:value-type="float" office:value="1255.201">
            <text:p>1255,20100</text:p>
          </table:table-cell>
          <table:table-cell office:value-type="float" office:value="-6.075">
            <text:p>-6,07500</text:p>
          </table:table-cell>
          <table:table-cell office:value-type="float" office:value="1.6425">
            <text:p>1,642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1893]+2.9847)/([.D1893]-14.4252)" office:value-type="float" office:value="-0.0189385861052074">
            <text:p>-0,01894</text:p>
          </table:table-cell>
          <table:table-cell table:number-columns-repeated="1017"/>
        </table:table-row>
        <table:table-row table:style-name="ro1">
          <table:table-cell office:value-type="float" office:value="1255.301">
            <text:p>1255,30100</text:p>
          </table:table-cell>
          <table:table-cell office:value-type="float" office:value="-6.075">
            <text:p>-6,07500</text:p>
          </table:table-cell>
          <table:table-cell office:value-type="float" office:value="1.6425">
            <text:p>1,642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1894]+2.9847)/([.D1894]-14.4252)" office:value-type="float" office:value="-0.0189385861052074">
            <text:p>-0,01894</text:p>
          </table:table-cell>
          <table:table-cell table:number-columns-repeated="1017"/>
        </table:table-row>
        <table:table-row table:style-name="ro1">
          <table:table-cell office:value-type="float" office:value="1255.401">
            <text:p>1255,40100</text:p>
          </table:table-cell>
          <table:table-cell office:value-type="float" office:value="-6.075">
            <text:p>-6,07500</text:p>
          </table:table-cell>
          <table:table-cell office:value-type="float" office:value="1.6425">
            <text:p>1,642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1895]+2.9847)/([.D1895]-14.4252)" office:value-type="float" office:value="-0.0189385861052074">
            <text:p>-0,01894</text:p>
          </table:table-cell>
          <table:table-cell table:number-columns-repeated="1017"/>
        </table:table-row>
        <table:table-row table:style-name="ro1">
          <table:table-cell office:value-type="float" office:value="1255.501">
            <text:p>1255,50100</text:p>
          </table:table-cell>
          <table:table-cell office:value-type="float" office:value="-6.075">
            <text:p>-6,07500</text:p>
          </table:table-cell>
          <table:table-cell office:value-type="float" office:value="1.6425">
            <text:p>1,642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1896]+2.9847)/([.D1896]-14.4252)" office:value-type="float" office:value="-0.0189385861052074">
            <text:p>-0,01894</text:p>
          </table:table-cell>
          <table:table-cell table:number-columns-repeated="1017"/>
        </table:table-row>
        <table:table-row table:style-name="ro1">
          <table:table-cell office:value-type="float" office:value="1255.601">
            <text:p>1255,60100</text:p>
          </table:table-cell>
          <table:table-cell office:value-type="float" office:value="-6.075">
            <text:p>-6,07500</text:p>
          </table:table-cell>
          <table:table-cell office:value-type="float" office:value="1.6425">
            <text:p>1,642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1897]+2.9847)/([.D1897]-14.4252)" office:value-type="float" office:value="-0.0189385861052074">
            <text:p>-0,01894</text:p>
          </table:table-cell>
          <table:table-cell table:number-columns-repeated="1017"/>
        </table:table-row>
        <table:table-row table:style-name="ro1">
          <table:table-cell office:value-type="float" office:value="1255.701">
            <text:p>1255,70100</text:p>
          </table:table-cell>
          <table:table-cell office:value-type="float" office:value="-6.075">
            <text:p>-6,07500</text:p>
          </table:table-cell>
          <table:table-cell office:value-type="float" office:value="1.6425">
            <text:p>1,642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1898]+2.9847)/([.D1898]-14.4252)" office:value-type="float" office:value="-0.0189385861052074">
            <text:p>-0,01894</text:p>
          </table:table-cell>
          <table:table-cell table:number-columns-repeated="1017"/>
        </table:table-row>
        <table:table-row table:style-name="ro1">
          <table:table-cell office:value-type="float" office:value="1255.801">
            <text:p>1255,80100</text:p>
          </table:table-cell>
          <table:table-cell office:value-type="float" office:value="-6.075">
            <text:p>-6,07500</text:p>
          </table:table-cell>
          <table:table-cell office:value-type="float" office:value="1.6425">
            <text:p>1,642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1899]+2.9847)/([.D1899]-14.4252)" office:value-type="float" office:value="-0.0189385861052074">
            <text:p>-0,01894</text:p>
          </table:table-cell>
          <table:table-cell table:number-columns-repeated="1017"/>
        </table:table-row>
        <table:table-row table:style-name="ro1">
          <table:table-cell office:value-type="float" office:value="1255.901">
            <text:p>1255,90100</text:p>
          </table:table-cell>
          <table:table-cell office:value-type="float" office:value="-6.075">
            <text:p>-6,07500</text:p>
          </table:table-cell>
          <table:table-cell office:value-type="float" office:value="1.6425">
            <text:p>1,642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1900]+2.9847)/([.D1900]-14.4252)" office:value-type="float" office:value="-0.0189385861052074">
            <text:p>-0,01894</text:p>
          </table:table-cell>
          <table:table-cell table:number-columns-repeated="1017"/>
        </table:table-row>
        <table:table-row table:style-name="ro1">
          <table:table-cell office:value-type="float" office:value="1256.001">
            <text:p>1256,00100</text:p>
          </table:table-cell>
          <table:table-cell office:value-type="float" office:value="-6.075">
            <text:p>-6,07500</text:p>
          </table:table-cell>
          <table:table-cell office:value-type="float" office:value="1.6425">
            <text:p>1,642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1901]+2.9847)/([.D1901]-14.4252)" office:value-type="float" office:value="-0.0189385861052074">
            <text:p>-0,01894</text:p>
          </table:table-cell>
          <table:table-cell table:number-columns-repeated="1017"/>
        </table:table-row>
        <table:table-row table:style-name="ro1">
          <table:table-cell office:value-type="float" office:value="1256.101">
            <text:p>1256,10100</text:p>
          </table:table-cell>
          <table:table-cell office:value-type="float" office:value="-6.075">
            <text:p>-6,07500</text:p>
          </table:table-cell>
          <table:table-cell office:value-type="float" office:value="1.6425">
            <text:p>1,642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1902]+2.9847)/([.D1902]-14.4252)" office:value-type="float" office:value="-0.0189385861052074">
            <text:p>-0,01894</text:p>
          </table:table-cell>
          <table:table-cell table:number-columns-repeated="1017"/>
        </table:table-row>
        <table:table-row table:style-name="ro1">
          <table:table-cell office:value-type="float" office:value="1256.201">
            <text:p>1256,20100</text:p>
          </table:table-cell>
          <table:table-cell office:value-type="float" office:value="-6.075">
            <text:p>-6,07500</text:p>
          </table:table-cell>
          <table:table-cell office:value-type="float" office:value="1.6425">
            <text:p>1,642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1903]+2.9847)/([.D1903]-14.4252)" office:value-type="float" office:value="-0.0189385861052074">
            <text:p>-0,01894</text:p>
          </table:table-cell>
          <table:table-cell table:number-columns-repeated="1017"/>
        </table:table-row>
        <table:table-row table:style-name="ro1">
          <table:table-cell office:value-type="float" office:value="1256.301">
            <text:p>1256,30100</text:p>
          </table:table-cell>
          <table:table-cell office:value-type="float" office:value="-6.075">
            <text:p>-6,07500</text:p>
          </table:table-cell>
          <table:table-cell office:value-type="float" office:value="1.6425">
            <text:p>1,642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1904]+2.9847)/([.D1904]-14.4252)" office:value-type="float" office:value="-0.0189385861052074">
            <text:p>-0,01894</text:p>
          </table:table-cell>
          <table:table-cell table:number-columns-repeated="1017"/>
        </table:table-row>
        <table:table-row table:style-name="ro1">
          <table:table-cell office:value-type="float" office:value="1256.401">
            <text:p>1256,40100</text:p>
          </table:table-cell>
          <table:table-cell office:value-type="float" office:value="-6.075">
            <text:p>-6,07500</text:p>
          </table:table-cell>
          <table:table-cell office:value-type="float" office:value="1.6425">
            <text:p>1,642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1905]+2.9847)/([.D1905]-14.4252)" office:value-type="float" office:value="-0.0189385861052074">
            <text:p>-0,01894</text:p>
          </table:table-cell>
          <table:table-cell table:number-columns-repeated="1017"/>
        </table:table-row>
        <table:table-row table:style-name="ro1">
          <table:table-cell office:value-type="float" office:value="1256.501">
            <text:p>1256,50100</text:p>
          </table:table-cell>
          <table:table-cell office:value-type="float" office:value="-6.075">
            <text:p>-6,07500</text:p>
          </table:table-cell>
          <table:table-cell office:value-type="float" office:value="1.6425">
            <text:p>1,642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1906]+2.9847)/([.D1906]-14.4252)" office:value-type="float" office:value="-0.0189385861052074">
            <text:p>-0,01894</text:p>
          </table:table-cell>
          <table:table-cell table:number-columns-repeated="1017"/>
        </table:table-row>
        <table:table-row table:style-name="ro1">
          <table:table-cell office:value-type="float" office:value="1256.601">
            <text:p>1256,60100</text:p>
          </table:table-cell>
          <table:table-cell office:value-type="float" office:value="-6.075">
            <text:p>-6,07500</text:p>
          </table:table-cell>
          <table:table-cell office:value-type="float" office:value="1.6425">
            <text:p>1,642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1907]+2.9847)/([.D1907]-14.4252)" office:value-type="float" office:value="-0.0189385861052074">
            <text:p>-0,01894</text:p>
          </table:table-cell>
          <table:table-cell table:number-columns-repeated="1017"/>
        </table:table-row>
        <table:table-row table:style-name="ro1">
          <table:table-cell office:value-type="float" office:value="1256.701">
            <text:p>1256,70100</text:p>
          </table:table-cell>
          <table:table-cell office:value-type="float" office:value="-6.075">
            <text:p>-6,07500</text:p>
          </table:table-cell>
          <table:table-cell office:value-type="float" office:value="1.6425">
            <text:p>1,642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1908]+2.9847)/([.D1908]-14.4252)" office:value-type="float" office:value="-0.0189385861052074">
            <text:p>-0,01894</text:p>
          </table:table-cell>
          <table:table-cell table:number-columns-repeated="1017"/>
        </table:table-row>
        <table:table-row table:style-name="ro1">
          <table:table-cell office:value-type="float" office:value="1256.801">
            <text:p>1256,80100</text:p>
          </table:table-cell>
          <table:table-cell office:value-type="float" office:value="-6.075">
            <text:p>-6,07500</text:p>
          </table:table-cell>
          <table:table-cell office:value-type="float" office:value="1.644">
            <text:p>1,644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1909]+2.9847)/([.D1909]-14.4252)" office:value-type="float" office:value="-0.0189385861052074">
            <text:p>-0,01894</text:p>
          </table:table-cell>
          <table:table-cell table:number-columns-repeated="1017"/>
        </table:table-row>
        <table:table-row table:style-name="ro1">
          <table:table-cell office:value-type="float" office:value="1256.901">
            <text:p>1256,90100</text:p>
          </table:table-cell>
          <table:table-cell office:value-type="float" office:value="-6.075">
            <text:p>-6,07500</text:p>
          </table:table-cell>
          <table:table-cell office:value-type="float" office:value="1.644">
            <text:p>1,644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1910]+2.9847)/([.D1910]-14.4252)" office:value-type="float" office:value="-0.0189385861052074">
            <text:p>-0,01894</text:p>
          </table:table-cell>
          <table:table-cell table:number-columns-repeated="1017"/>
        </table:table-row>
        <table:table-row table:style-name="ro1">
          <table:table-cell office:value-type="float" office:value="1257.001">
            <text:p>1257,00100</text:p>
          </table:table-cell>
          <table:table-cell office:value-type="float" office:value="-6.09">
            <text:p>-6,09000</text:p>
          </table:table-cell>
          <table:table-cell office:value-type="float" office:value="1.644">
            <text:p>1,644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1911]+2.9847)/([.D1911]-14.4252)" office:value-type="float" office:value="-0.0190305120643629">
            <text:p>-0,01903</text:p>
          </table:table-cell>
          <table:table-cell table:number-columns-repeated="1017"/>
        </table:table-row>
        <table:table-row table:style-name="ro1">
          <table:table-cell office:value-type="float" office:value="1257.101">
            <text:p>1257,10100</text:p>
          </table:table-cell>
          <table:table-cell office:value-type="float" office:value="-6.09">
            <text:p>-6,09000</text:p>
          </table:table-cell>
          <table:table-cell office:value-type="float" office:value="1.644">
            <text:p>1,644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1912]+2.9847)/([.D1912]-14.4252)" office:value-type="float" office:value="-0.0190305120643629">
            <text:p>-0,01903</text:p>
          </table:table-cell>
          <table:table-cell table:number-columns-repeated="1017"/>
        </table:table-row>
        <table:table-row table:style-name="ro1">
          <table:table-cell office:value-type="float" office:value="1257.201">
            <text:p>1257,20100</text:p>
          </table:table-cell>
          <table:table-cell office:value-type="float" office:value="-6.09">
            <text:p>-6,09000</text:p>
          </table:table-cell>
          <table:table-cell office:value-type="float" office:value="1.644">
            <text:p>1,644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1913]+2.9847)/([.D1913]-14.4252)" office:value-type="float" office:value="-0.0190305120643629">
            <text:p>-0,01903</text:p>
          </table:table-cell>
          <table:table-cell table:number-columns-repeated="1017"/>
        </table:table-row>
        <table:table-row table:style-name="ro1">
          <table:table-cell office:value-type="float" office:value="1257.301">
            <text:p>1257,30100</text:p>
          </table:table-cell>
          <table:table-cell office:value-type="float" office:value="-6.09">
            <text:p>-6,09000</text:p>
          </table:table-cell>
          <table:table-cell office:value-type="float" office:value="1.644">
            <text:p>1,644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1914]+2.9847)/([.D1914]-14.4252)" office:value-type="float" office:value="-0.0190305120643629">
            <text:p>-0,01903</text:p>
          </table:table-cell>
          <table:table-cell table:number-columns-repeated="1017"/>
        </table:table-row>
        <table:table-row table:style-name="ro1">
          <table:table-cell office:value-type="float" office:value="1257.401">
            <text:p>1257,40100</text:p>
          </table:table-cell>
          <table:table-cell office:value-type="float" office:value="-6.09">
            <text:p>-6,09000</text:p>
          </table:table-cell>
          <table:table-cell office:value-type="float" office:value="1.644">
            <text:p>1,644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1915]+2.9847)/([.D1915]-14.4252)" office:value-type="float" office:value="-0.0190305120643629">
            <text:p>-0,01903</text:p>
          </table:table-cell>
          <table:table-cell table:number-columns-repeated="1017"/>
        </table:table-row>
        <table:table-row table:style-name="ro1">
          <table:table-cell office:value-type="float" office:value="1257.501">
            <text:p>1257,50100</text:p>
          </table:table-cell>
          <table:table-cell office:value-type="float" office:value="-6.09">
            <text:p>-6,09000</text:p>
          </table:table-cell>
          <table:table-cell office:value-type="float" office:value="1.644">
            <text:p>1,644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1916]+2.9847)/([.D1916]-14.4252)" office:value-type="float" office:value="-0.0190305120643629">
            <text:p>-0,01903</text:p>
          </table:table-cell>
          <table:table-cell table:number-columns-repeated="1017"/>
        </table:table-row>
        <table:table-row table:style-name="ro1">
          <table:table-cell office:value-type="float" office:value="1257.601">
            <text:p>1257,60100</text:p>
          </table:table-cell>
          <table:table-cell office:value-type="float" office:value="-6.09">
            <text:p>-6,09000</text:p>
          </table:table-cell>
          <table:table-cell office:value-type="float" office:value="1.644">
            <text:p>1,644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1917]+2.9847)/([.D1917]-14.4252)" office:value-type="float" office:value="-0.0190305120643629">
            <text:p>-0,01903</text:p>
          </table:table-cell>
          <table:table-cell table:number-columns-repeated="1017"/>
        </table:table-row>
        <table:table-row table:style-name="ro1">
          <table:table-cell office:value-type="float" office:value="1257.701">
            <text:p>1257,70100</text:p>
          </table:table-cell>
          <table:table-cell office:value-type="float" office:value="-6.09">
            <text:p>-6,09000</text:p>
          </table:table-cell>
          <table:table-cell office:value-type="float" office:value="1.644">
            <text:p>1,644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1918]+2.9847)/([.D1918]-14.4252)" office:value-type="float" office:value="-0.0190305120643629">
            <text:p>-0,01903</text:p>
          </table:table-cell>
          <table:table-cell table:number-columns-repeated="1017"/>
        </table:table-row>
        <table:table-row table:style-name="ro1">
          <table:table-cell office:value-type="float" office:value="1257.801">
            <text:p>1257,80100</text:p>
          </table:table-cell>
          <table:table-cell office:value-type="float" office:value="-6.09">
            <text:p>-6,09000</text:p>
          </table:table-cell>
          <table:table-cell office:value-type="float" office:value="1.644">
            <text:p>1,644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1919]+2.9847)/([.D1919]-14.4252)" office:value-type="float" office:value="-0.0190305120643629">
            <text:p>-0,01903</text:p>
          </table:table-cell>
          <table:table-cell table:number-columns-repeated="1017"/>
        </table:table-row>
        <table:table-row table:style-name="ro1">
          <table:table-cell office:value-type="float" office:value="1257.901">
            <text:p>1257,90100</text:p>
          </table:table-cell>
          <table:table-cell office:value-type="float" office:value="-6.09">
            <text:p>-6,09000</text:p>
          </table:table-cell>
          <table:table-cell office:value-type="float" office:value="1.644">
            <text:p>1,644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1920]+2.9847)/([.D1920]-14.4252)" office:value-type="float" office:value="-0.0190305120643629">
            <text:p>-0,01903</text:p>
          </table:table-cell>
          <table:table-cell table:number-columns-repeated="1017"/>
        </table:table-row>
        <table:table-row table:style-name="ro1">
          <table:table-cell office:value-type="float" office:value="1258.001">
            <text:p>1258,00100</text:p>
          </table:table-cell>
          <table:table-cell office:value-type="float" office:value="-6.075">
            <text:p>-6,07500</text:p>
          </table:table-cell>
          <table:table-cell office:value-type="float" office:value="1.644">
            <text:p>1,644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1921]+2.9847)/([.D1921]-14.4252)" office:value-type="float" office:value="-0.0189385861052074">
            <text:p>-0,01894</text:p>
          </table:table-cell>
          <table:table-cell table:number-columns-repeated="1017"/>
        </table:table-row>
        <table:table-row table:style-name="ro1">
          <table:table-cell office:value-type="float" office:value="1258.101">
            <text:p>1258,10100</text:p>
          </table:table-cell>
          <table:table-cell office:value-type="float" office:value="-6.075">
            <text:p>-6,07500</text:p>
          </table:table-cell>
          <table:table-cell office:value-type="float" office:value="1.644">
            <text:p>1,644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1922]+2.9847)/([.D1922]-14.4252)" office:value-type="float" office:value="-0.0189385861052074">
            <text:p>-0,01894</text:p>
          </table:table-cell>
          <table:table-cell table:number-columns-repeated="1017"/>
        </table:table-row>
        <table:table-row table:style-name="ro1">
          <table:table-cell office:value-type="float" office:value="1258.201">
            <text:p>1258,20100</text:p>
          </table:table-cell>
          <table:table-cell office:value-type="float" office:value="-6.075">
            <text:p>-6,07500</text:p>
          </table:table-cell>
          <table:table-cell office:value-type="float" office:value="1.644">
            <text:p>1,644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1923]+2.9847)/([.D1923]-14.4252)" office:value-type="float" office:value="-0.0189385861052074">
            <text:p>-0,01894</text:p>
          </table:table-cell>
          <table:table-cell table:number-columns-repeated="1017"/>
        </table:table-row>
        <table:table-row table:style-name="ro1">
          <table:table-cell office:value-type="float" office:value="1258.301">
            <text:p>1258,30100</text:p>
          </table:table-cell>
          <table:table-cell office:value-type="float" office:value="-6.075">
            <text:p>-6,07500</text:p>
          </table:table-cell>
          <table:table-cell office:value-type="float" office:value="1.644">
            <text:p>1,644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1924]+2.9847)/([.D1924]-14.4252)" office:value-type="float" office:value="-0.0189385861052074">
            <text:p>-0,01894</text:p>
          </table:table-cell>
          <table:table-cell table:number-columns-repeated="1017"/>
        </table:table-row>
        <table:table-row table:style-name="ro1">
          <table:table-cell office:value-type="float" office:value="1258.401">
            <text:p>1258,40100</text:p>
          </table:table-cell>
          <table:table-cell office:value-type="float" office:value="-6.075">
            <text:p>-6,07500</text:p>
          </table:table-cell>
          <table:table-cell office:value-type="float" office:value="1.644">
            <text:p>1,644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1925]+2.9847)/([.D1925]-14.4252)" office:value-type="float" office:value="-0.0189385861052074">
            <text:p>-0,01894</text:p>
          </table:table-cell>
          <table:table-cell table:number-columns-repeated="1017"/>
        </table:table-row>
        <table:table-row table:style-name="ro1">
          <table:table-cell office:value-type="float" office:value="1258.501">
            <text:p>1258,50100</text:p>
          </table:table-cell>
          <table:table-cell office:value-type="float" office:value="-6.075">
            <text:p>-6,07500</text:p>
          </table:table-cell>
          <table:table-cell office:value-type="float" office:value="1.644">
            <text:p>1,644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1926]+2.9847)/([.D1926]-14.4252)" office:value-type="float" office:value="-0.0189385861052074">
            <text:p>-0,01894</text:p>
          </table:table-cell>
          <table:table-cell table:number-columns-repeated="1017"/>
        </table:table-row>
        <table:table-row table:style-name="ro1">
          <table:table-cell office:value-type="float" office:value="1258.601">
            <text:p>1258,60100</text:p>
          </table:table-cell>
          <table:table-cell office:value-type="float" office:value="-6.075">
            <text:p>-6,07500</text:p>
          </table:table-cell>
          <table:table-cell office:value-type="float" office:value="1.644">
            <text:p>1,644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1927]+2.9847)/([.D1927]-14.4252)" office:value-type="float" office:value="-0.0189385861052074">
            <text:p>-0,01894</text:p>
          </table:table-cell>
          <table:table-cell table:number-columns-repeated="1017"/>
        </table:table-row>
        <table:table-row table:style-name="ro1">
          <table:table-cell office:value-type="float" office:value="1258.701">
            <text:p>1258,70100</text:p>
          </table:table-cell>
          <table:table-cell office:value-type="float" office:value="-6.075">
            <text:p>-6,07500</text:p>
          </table:table-cell>
          <table:table-cell office:value-type="float" office:value="1.644">
            <text:p>1,644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1928]+2.9847)/([.D1928]-14.4252)" office:value-type="float" office:value="-0.0189385861052074">
            <text:p>-0,01894</text:p>
          </table:table-cell>
          <table:table-cell table:number-columns-repeated="1017"/>
        </table:table-row>
        <table:table-row table:style-name="ro1">
          <table:table-cell office:value-type="float" office:value="1258.801">
            <text:p>1258,80100</text:p>
          </table:table-cell>
          <table:table-cell office:value-type="float" office:value="-6.075">
            <text:p>-6,07500</text:p>
          </table:table-cell>
          <table:table-cell office:value-type="float" office:value="1.6425">
            <text:p>1,642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1929]+2.9847)/([.D1929]-14.4252)" office:value-type="float" office:value="-0.0189385861052074">
            <text:p>-0,01894</text:p>
          </table:table-cell>
          <table:table-cell table:number-columns-repeated="1017"/>
        </table:table-row>
        <table:table-row table:style-name="ro1">
          <table:table-cell office:value-type="float" office:value="1258.901">
            <text:p>1258,90100</text:p>
          </table:table-cell>
          <table:table-cell office:value-type="float" office:value="-6.075">
            <text:p>-6,07500</text:p>
          </table:table-cell>
          <table:table-cell office:value-type="float" office:value="1.6425">
            <text:p>1,642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1930]+2.9847)/([.D1930]-14.4252)" office:value-type="float" office:value="-0.0189385861052074">
            <text:p>-0,01894</text:p>
          </table:table-cell>
          <table:table-cell table:number-columns-repeated="1017"/>
        </table:table-row>
        <table:table-row table:style-name="ro1">
          <table:table-cell office:value-type="float" office:value="1259.001">
            <text:p>1259,00100</text:p>
          </table:table-cell>
          <table:table-cell office:value-type="float" office:value="-6.075">
            <text:p>-6,07500</text:p>
          </table:table-cell>
          <table:table-cell office:value-type="float" office:value="1.6425">
            <text:p>1,642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1931]+2.9847)/([.D1931]-14.4252)" office:value-type="float" office:value="-0.0189385861052074">
            <text:p>-0,01894</text:p>
          </table:table-cell>
          <table:table-cell table:number-columns-repeated="1017"/>
        </table:table-row>
        <table:table-row table:style-name="ro1">
          <table:table-cell office:value-type="float" office:value="1259.101">
            <text:p>1259,10100</text:p>
          </table:table-cell>
          <table:table-cell office:value-type="float" office:value="-6.075">
            <text:p>-6,07500</text:p>
          </table:table-cell>
          <table:table-cell office:value-type="float" office:value="1.6425">
            <text:p>1,642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1932]+2.9847)/([.D1932]-14.4252)" office:value-type="float" office:value="-0.0189385861052074">
            <text:p>-0,01894</text:p>
          </table:table-cell>
          <table:table-cell table:number-columns-repeated="1017"/>
        </table:table-row>
        <table:table-row table:style-name="ro1">
          <table:table-cell office:value-type="float" office:value="1259.201">
            <text:p>1259,20100</text:p>
          </table:table-cell>
          <table:table-cell office:value-type="float" office:value="-6.075">
            <text:p>-6,07500</text:p>
          </table:table-cell>
          <table:table-cell office:value-type="float" office:value="1.6425">
            <text:p>1,642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1933]+2.9847)/([.D1933]-14.4252)" office:value-type="float" office:value="-0.0189385861052074">
            <text:p>-0,01894</text:p>
          </table:table-cell>
          <table:table-cell table:number-columns-repeated="1017"/>
        </table:table-row>
        <table:table-row table:style-name="ro1">
          <table:table-cell office:value-type="float" office:value="1259.301">
            <text:p>1259,30100</text:p>
          </table:table-cell>
          <table:table-cell office:value-type="float" office:value="-6.075">
            <text:p>-6,07500</text:p>
          </table:table-cell>
          <table:table-cell office:value-type="float" office:value="1.6425">
            <text:p>1,642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1934]+2.9847)/([.D1934]-14.4252)" office:value-type="float" office:value="-0.0189385861052074">
            <text:p>-0,01894</text:p>
          </table:table-cell>
          <table:table-cell table:number-columns-repeated="1017"/>
        </table:table-row>
        <table:table-row table:style-name="ro1">
          <table:table-cell office:value-type="float" office:value="1259.401">
            <text:p>1259,40100</text:p>
          </table:table-cell>
          <table:table-cell office:value-type="float" office:value="-6.075">
            <text:p>-6,07500</text:p>
          </table:table-cell>
          <table:table-cell office:value-type="float" office:value="1.6425">
            <text:p>1,642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1935]+2.9847)/([.D1935]-14.4252)" office:value-type="float" office:value="-0.0189385861052074">
            <text:p>-0,01894</text:p>
          </table:table-cell>
          <table:table-cell table:number-columns-repeated="1017"/>
        </table:table-row>
        <table:table-row table:style-name="ro1">
          <table:table-cell office:value-type="float" office:value="1259.501">
            <text:p>1259,50100</text:p>
          </table:table-cell>
          <table:table-cell office:value-type="float" office:value="-6.075">
            <text:p>-6,07500</text:p>
          </table:table-cell>
          <table:table-cell office:value-type="float" office:value="1.6425">
            <text:p>1,642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1936]+2.9847)/([.D1936]-14.4252)" office:value-type="float" office:value="-0.0189385861052074">
            <text:p>-0,01894</text:p>
          </table:table-cell>
          <table:table-cell table:number-columns-repeated="1017"/>
        </table:table-row>
        <table:table-row table:style-name="ro1">
          <table:table-cell office:value-type="float" office:value="1259.601">
            <text:p>1259,60100</text:p>
          </table:table-cell>
          <table:table-cell office:value-type="float" office:value="-6.075">
            <text:p>-6,07500</text:p>
          </table:table-cell>
          <table:table-cell office:value-type="float" office:value="1.6425">
            <text:p>1,642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1937]+2.9847)/([.D1937]-14.4252)" office:value-type="float" office:value="-0.0189385861052074">
            <text:p>-0,01894</text:p>
          </table:table-cell>
          <table:table-cell table:number-columns-repeated="1017"/>
        </table:table-row>
        <table:table-row table:style-name="ro1">
          <table:table-cell office:value-type="float" office:value="1259.701">
            <text:p>1259,70100</text:p>
          </table:table-cell>
          <table:table-cell office:value-type="float" office:value="-6.075">
            <text:p>-6,07500</text:p>
          </table:table-cell>
          <table:table-cell office:value-type="float" office:value="1.6425">
            <text:p>1,642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1938]+2.9847)/([.D1938]-14.4252)" office:value-type="float" office:value="-0.0189385861052074">
            <text:p>-0,01894</text:p>
          </table:table-cell>
          <table:table-cell table:number-columns-repeated="1017"/>
        </table:table-row>
        <table:table-row table:style-name="ro1">
          <table:table-cell office:value-type="float" office:value="1259.801">
            <text:p>1259,80100</text:p>
          </table:table-cell>
          <table:table-cell office:value-type="float" office:value="-6.075">
            <text:p>-6,07500</text:p>
          </table:table-cell>
          <table:table-cell office:value-type="float" office:value="1.641">
            <text:p>1,641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1939]+2.9847)/([.D1939]-14.4252)" office:value-type="float" office:value="-0.0189385861052074">
            <text:p>-0,01894</text:p>
          </table:table-cell>
          <table:table-cell table:number-columns-repeated="1017"/>
        </table:table-row>
        <table:table-row table:style-name="ro1">
          <table:table-cell office:value-type="float" office:value="1259.901">
            <text:p>1259,90100</text:p>
          </table:table-cell>
          <table:table-cell office:value-type="float" office:value="-6.075">
            <text:p>-6,07500</text:p>
          </table:table-cell>
          <table:table-cell office:value-type="float" office:value="1.641">
            <text:p>1,641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1940]+2.9847)/([.D1940]-14.4252)" office:value-type="float" office:value="-0.0189385861052074">
            <text:p>-0,01894</text:p>
          </table:table-cell>
          <table:table-cell table:number-columns-repeated="1017"/>
        </table:table-row>
        <table:table-row table:style-name="ro1">
          <table:table-cell office:value-type="float" office:value="1260.001">
            <text:p>1260,00100</text:p>
          </table:table-cell>
          <table:table-cell office:value-type="float" office:value="-6.06">
            <text:p>-6,06000</text:p>
          </table:table-cell>
          <table:table-cell office:value-type="float" office:value="1.641">
            <text:p>1,641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1941]+2.9847)/([.D1941]-14.4252)" office:value-type="float" office:value="-0.018846660146052">
            <text:p>-0,01885</text:p>
          </table:table-cell>
          <table:table-cell table:number-columns-repeated="1017"/>
        </table:table-row>
        <table:table-row table:style-name="ro1">
          <table:table-cell office:value-type="float" office:value="1260.101">
            <text:p>1260,10100</text:p>
          </table:table-cell>
          <table:table-cell office:value-type="float" office:value="-6.06">
            <text:p>-6,06000</text:p>
          </table:table-cell>
          <table:table-cell office:value-type="float" office:value="1.641">
            <text:p>1,641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1942]+2.9847)/([.D1942]-14.4252)" office:value-type="float" office:value="-0.018846660146052">
            <text:p>-0,01885</text:p>
          </table:table-cell>
          <table:table-cell table:number-columns-repeated="1017"/>
        </table:table-row>
        <table:table-row table:style-name="ro1">
          <table:table-cell office:value-type="float" office:value="1260.201">
            <text:p>1260,20100</text:p>
          </table:table-cell>
          <table:table-cell office:value-type="float" office:value="-6.06">
            <text:p>-6,06000</text:p>
          </table:table-cell>
          <table:table-cell office:value-type="float" office:value="1.641">
            <text:p>1,641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1943]+2.9847)/([.D1943]-14.4252)" office:value-type="float" office:value="-0.018846660146052">
            <text:p>-0,01885</text:p>
          </table:table-cell>
          <table:table-cell table:number-columns-repeated="1017"/>
        </table:table-row>
        <table:table-row table:style-name="ro1">
          <table:table-cell office:value-type="float" office:value="1260.301">
            <text:p>1260,30100</text:p>
          </table:table-cell>
          <table:table-cell office:value-type="float" office:value="-6.06">
            <text:p>-6,06000</text:p>
          </table:table-cell>
          <table:table-cell office:value-type="float" office:value="1.641">
            <text:p>1,641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1944]+2.9847)/([.D1944]-14.4252)" office:value-type="float" office:value="-0.018846660146052">
            <text:p>-0,01885</text:p>
          </table:table-cell>
          <table:table-cell table:number-columns-repeated="1017"/>
        </table:table-row>
        <table:table-row table:style-name="ro1">
          <table:table-cell office:value-type="float" office:value="1260.401">
            <text:p>1260,40100</text:p>
          </table:table-cell>
          <table:table-cell office:value-type="float" office:value="-6.06">
            <text:p>-6,06000</text:p>
          </table:table-cell>
          <table:table-cell office:value-type="float" office:value="1.641">
            <text:p>1,641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1945]+2.9847)/([.D1945]-14.4252)" office:value-type="float" office:value="-0.018846660146052">
            <text:p>-0,01885</text:p>
          </table:table-cell>
          <table:table-cell table:number-columns-repeated="1017"/>
        </table:table-row>
        <table:table-row table:style-name="ro1">
          <table:table-cell office:value-type="float" office:value="1260.501">
            <text:p>1260,50100</text:p>
          </table:table-cell>
          <table:table-cell office:value-type="float" office:value="-6.06">
            <text:p>-6,06000</text:p>
          </table:table-cell>
          <table:table-cell office:value-type="float" office:value="1.641">
            <text:p>1,641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1946]+2.9847)/([.D1946]-14.4252)" office:value-type="float" office:value="-0.018846660146052">
            <text:p>-0,01885</text:p>
          </table:table-cell>
          <table:table-cell table:number-columns-repeated="1017"/>
        </table:table-row>
        <table:table-row table:style-name="ro1">
          <table:table-cell office:value-type="float" office:value="1260.601">
            <text:p>1260,60100</text:p>
          </table:table-cell>
          <table:table-cell office:value-type="float" office:value="-6.06">
            <text:p>-6,06000</text:p>
          </table:table-cell>
          <table:table-cell office:value-type="float" office:value="1.641">
            <text:p>1,641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1947]+2.9847)/([.D1947]-14.4252)" office:value-type="float" office:value="-0.018846660146052">
            <text:p>-0,01885</text:p>
          </table:table-cell>
          <table:table-cell table:number-columns-repeated="1017"/>
        </table:table-row>
        <table:table-row table:style-name="ro1">
          <table:table-cell office:value-type="float" office:value="1260.701">
            <text:p>1260,70100</text:p>
          </table:table-cell>
          <table:table-cell office:value-type="float" office:value="-6.06">
            <text:p>-6,06000</text:p>
          </table:table-cell>
          <table:table-cell office:value-type="float" office:value="1.641">
            <text:p>1,641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1948]+2.9847)/([.D1948]-14.4252)" office:value-type="float" office:value="-0.018846660146052">
            <text:p>-0,01885</text:p>
          </table:table-cell>
          <table:table-cell table:number-columns-repeated="1017"/>
        </table:table-row>
        <table:table-row table:style-name="ro1">
          <table:table-cell office:value-type="float" office:value="1260.801">
            <text:p>1260,80100</text:p>
          </table:table-cell>
          <table:table-cell office:value-type="float" office:value="-6.06">
            <text:p>-6,06000</text:p>
          </table:table-cell>
          <table:table-cell office:value-type="float" office:value="1.6425">
            <text:p>1,642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949]+2.9847)/([.D1949]-14.4252)" office:value-type="float" office:value="-0.0188640010599614">
            <text:p>-0,01886</text:p>
          </table:table-cell>
          <table:table-cell table:number-columns-repeated="1017"/>
        </table:table-row>
        <table:table-row table:style-name="ro1">
          <table:table-cell office:value-type="float" office:value="1260.901">
            <text:p>1260,90100</text:p>
          </table:table-cell>
          <table:table-cell office:value-type="float" office:value="-6.06">
            <text:p>-6,06000</text:p>
          </table:table-cell>
          <table:table-cell office:value-type="float" office:value="1.6425">
            <text:p>1,642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950]+2.9847)/([.D1950]-14.4252)" office:value-type="float" office:value="-0.0188640010599614">
            <text:p>-0,01886</text:p>
          </table:table-cell>
          <table:table-cell table:number-columns-repeated="1017"/>
        </table:table-row>
        <table:table-row table:style-name="ro1">
          <table:table-cell office:value-type="float" office:value="1261.001">
            <text:p>1261,00100</text:p>
          </table:table-cell>
          <table:table-cell office:value-type="float" office:value="-6.06">
            <text:p>-6,06000</text:p>
          </table:table-cell>
          <table:table-cell office:value-type="float" office:value="1.6425">
            <text:p>1,642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951]+2.9847)/([.D1951]-14.4252)" office:value-type="float" office:value="-0.0188640010599614">
            <text:p>-0,01886</text:p>
          </table:table-cell>
          <table:table-cell table:number-columns-repeated="1017"/>
        </table:table-row>
        <table:table-row table:style-name="ro1">
          <table:table-cell office:value-type="float" office:value="1261.101">
            <text:p>1261,10100</text:p>
          </table:table-cell>
          <table:table-cell office:value-type="float" office:value="-6.06">
            <text:p>-6,06000</text:p>
          </table:table-cell>
          <table:table-cell office:value-type="float" office:value="1.6425">
            <text:p>1,642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952]+2.9847)/([.D1952]-14.4252)" office:value-type="float" office:value="-0.0188640010599614">
            <text:p>-0,01886</text:p>
          </table:table-cell>
          <table:table-cell table:number-columns-repeated="1017"/>
        </table:table-row>
        <table:table-row table:style-name="ro1">
          <table:table-cell office:value-type="float" office:value="1261.201">
            <text:p>1261,20100</text:p>
          </table:table-cell>
          <table:table-cell office:value-type="float" office:value="-6.06">
            <text:p>-6,06000</text:p>
          </table:table-cell>
          <table:table-cell office:value-type="float" office:value="1.6425">
            <text:p>1,642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953]+2.9847)/([.D1953]-14.4252)" office:value-type="float" office:value="-0.0188640010599614">
            <text:p>-0,01886</text:p>
          </table:table-cell>
          <table:table-cell table:number-columns-repeated="1017"/>
        </table:table-row>
        <table:table-row table:style-name="ro1">
          <table:table-cell office:value-type="float" office:value="1261.301">
            <text:p>1261,30100</text:p>
          </table:table-cell>
          <table:table-cell office:value-type="float" office:value="-6.06">
            <text:p>-6,06000</text:p>
          </table:table-cell>
          <table:table-cell office:value-type="float" office:value="1.6425">
            <text:p>1,642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954]+2.9847)/([.D1954]-14.4252)" office:value-type="float" office:value="-0.0188640010599614">
            <text:p>-0,01886</text:p>
          </table:table-cell>
          <table:table-cell table:number-columns-repeated="1017"/>
        </table:table-row>
        <table:table-row table:style-name="ro1">
          <table:table-cell office:value-type="float" office:value="1261.401">
            <text:p>1261,40100</text:p>
          </table:table-cell>
          <table:table-cell office:value-type="float" office:value="-6.06">
            <text:p>-6,06000</text:p>
          </table:table-cell>
          <table:table-cell office:value-type="float" office:value="1.6425">
            <text:p>1,642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955]+2.9847)/([.D1955]-14.4252)" office:value-type="float" office:value="-0.0188640010599614">
            <text:p>-0,01886</text:p>
          </table:table-cell>
          <table:table-cell table:number-columns-repeated="1017"/>
        </table:table-row>
        <table:table-row table:style-name="ro1">
          <table:table-cell office:value-type="float" office:value="1261.501">
            <text:p>1261,50100</text:p>
          </table:table-cell>
          <table:table-cell office:value-type="float" office:value="-6.06">
            <text:p>-6,06000</text:p>
          </table:table-cell>
          <table:table-cell office:value-type="float" office:value="1.6425">
            <text:p>1,642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956]+2.9847)/([.D1956]-14.4252)" office:value-type="float" office:value="-0.0188640010599614">
            <text:p>-0,01886</text:p>
          </table:table-cell>
          <table:table-cell table:number-columns-repeated="1017"/>
        </table:table-row>
        <table:table-row table:style-name="ro1">
          <table:table-cell office:value-type="float" office:value="1261.601">
            <text:p>1261,60100</text:p>
          </table:table-cell>
          <table:table-cell office:value-type="float" office:value="-6.06">
            <text:p>-6,06000</text:p>
          </table:table-cell>
          <table:table-cell office:value-type="float" office:value="1.6425">
            <text:p>1,642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957]+2.9847)/([.D1957]-14.4252)" office:value-type="float" office:value="-0.0188640010599614">
            <text:p>-0,01886</text:p>
          </table:table-cell>
          <table:table-cell table:number-columns-repeated="1017"/>
        </table:table-row>
        <table:table-row table:style-name="ro1">
          <table:table-cell office:value-type="float" office:value="1261.701">
            <text:p>1261,70100</text:p>
          </table:table-cell>
          <table:table-cell office:value-type="float" office:value="-6.06">
            <text:p>-6,06000</text:p>
          </table:table-cell>
          <table:table-cell office:value-type="float" office:value="1.6425">
            <text:p>1,642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958]+2.9847)/([.D1958]-14.4252)" office:value-type="float" office:value="-0.0188640010599614">
            <text:p>-0,01886</text:p>
          </table:table-cell>
          <table:table-cell table:number-columns-repeated="1017"/>
        </table:table-row>
        <table:table-row table:style-name="ro1">
          <table:table-cell office:value-type="float" office:value="1261.801">
            <text:p>1261,80100</text:p>
          </table:table-cell>
          <table:table-cell office:value-type="float" office:value="-6.06">
            <text:p>-6,06000</text:p>
          </table:table-cell>
          <table:table-cell office:value-type="float" office:value="1.644">
            <text:p>1,644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1959]+2.9847)/([.D1959]-14.4252)" office:value-type="float" office:value="-0.018846660146052">
            <text:p>-0,01885</text:p>
          </table:table-cell>
          <table:table-cell table:number-columns-repeated="1017"/>
        </table:table-row>
        <table:table-row table:style-name="ro1">
          <table:table-cell office:value-type="float" office:value="1261.901">
            <text:p>1261,90100</text:p>
          </table:table-cell>
          <table:table-cell office:value-type="float" office:value="-6.06">
            <text:p>-6,06000</text:p>
          </table:table-cell>
          <table:table-cell office:value-type="float" office:value="1.644">
            <text:p>1,644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1960]+2.9847)/([.D1960]-14.4252)" office:value-type="float" office:value="-0.018846660146052">
            <text:p>-0,01885</text:p>
          </table:table-cell>
          <table:table-cell table:number-columns-repeated="1017"/>
        </table:table-row>
        <table:table-row table:style-name="ro1">
          <table:table-cell office:value-type="float" office:value="1262.001">
            <text:p>1262,00100</text:p>
          </table:table-cell>
          <table:table-cell office:value-type="float" office:value="-6.045">
            <text:p>-6,04500</text:p>
          </table:table-cell>
          <table:table-cell office:value-type="float" office:value="1.644">
            <text:p>1,644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1961]+2.9847)/([.D1961]-14.4252)" office:value-type="float" office:value="-0.0187547341868965">
            <text:p>-0,01875</text:p>
          </table:table-cell>
          <table:table-cell table:number-columns-repeated="1017"/>
        </table:table-row>
        <table:table-row table:style-name="ro1">
          <table:table-cell office:value-type="float" office:value="1262.101">
            <text:p>1262,10100</text:p>
          </table:table-cell>
          <table:table-cell office:value-type="float" office:value="-6.045">
            <text:p>-6,04500</text:p>
          </table:table-cell>
          <table:table-cell office:value-type="float" office:value="1.644">
            <text:p>1,644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1962]+2.9847)/([.D1962]-14.4252)" office:value-type="float" office:value="-0.0187547341868965">
            <text:p>-0,01875</text:p>
          </table:table-cell>
          <table:table-cell table:number-columns-repeated="1017"/>
        </table:table-row>
        <table:table-row table:style-name="ro1">
          <table:table-cell office:value-type="float" office:value="1262.201">
            <text:p>1262,20100</text:p>
          </table:table-cell>
          <table:table-cell office:value-type="float" office:value="-6.045">
            <text:p>-6,04500</text:p>
          </table:table-cell>
          <table:table-cell office:value-type="float" office:value="1.644">
            <text:p>1,644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1963]+2.9847)/([.D1963]-14.4252)" office:value-type="float" office:value="-0.0187547341868965">
            <text:p>-0,01875</text:p>
          </table:table-cell>
          <table:table-cell table:number-columns-repeated="1017"/>
        </table:table-row>
        <table:table-row table:style-name="ro1">
          <table:table-cell office:value-type="float" office:value="1262.301">
            <text:p>1262,30100</text:p>
          </table:table-cell>
          <table:table-cell office:value-type="float" office:value="-6.045">
            <text:p>-6,04500</text:p>
          </table:table-cell>
          <table:table-cell office:value-type="float" office:value="1.644">
            <text:p>1,644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1964]+2.9847)/([.D1964]-14.4252)" office:value-type="float" office:value="-0.0187547341868965">
            <text:p>-0,01875</text:p>
          </table:table-cell>
          <table:table-cell table:number-columns-repeated="1017"/>
        </table:table-row>
        <table:table-row table:style-name="ro1">
          <table:table-cell office:value-type="float" office:value="1262.401">
            <text:p>1262,40100</text:p>
          </table:table-cell>
          <table:table-cell office:value-type="float" office:value="-6.045">
            <text:p>-6,04500</text:p>
          </table:table-cell>
          <table:table-cell office:value-type="float" office:value="1.644">
            <text:p>1,644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1965]+2.9847)/([.D1965]-14.4252)" office:value-type="float" office:value="-0.0187547341868965">
            <text:p>-0,01875</text:p>
          </table:table-cell>
          <table:table-cell table:number-columns-repeated="1017"/>
        </table:table-row>
        <table:table-row table:style-name="ro1">
          <table:table-cell office:value-type="float" office:value="1262.501">
            <text:p>1262,50100</text:p>
          </table:table-cell>
          <table:table-cell office:value-type="float" office:value="-6.045">
            <text:p>-6,04500</text:p>
          </table:table-cell>
          <table:table-cell office:value-type="float" office:value="1.644">
            <text:p>1,644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1966]+2.9847)/([.D1966]-14.4252)" office:value-type="float" office:value="-0.0187547341868965">
            <text:p>-0,01875</text:p>
          </table:table-cell>
          <table:table-cell table:number-columns-repeated="1017"/>
        </table:table-row>
        <table:table-row table:style-name="ro1">
          <table:table-cell office:value-type="float" office:value="1262.601">
            <text:p>1262,60100</text:p>
          </table:table-cell>
          <table:table-cell office:value-type="float" office:value="-6.045">
            <text:p>-6,04500</text:p>
          </table:table-cell>
          <table:table-cell office:value-type="float" office:value="1.644">
            <text:p>1,644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1967]+2.9847)/([.D1967]-14.4252)" office:value-type="float" office:value="-0.0187547341868965">
            <text:p>-0,01875</text:p>
          </table:table-cell>
          <table:table-cell table:number-columns-repeated="1017"/>
        </table:table-row>
        <table:table-row table:style-name="ro1">
          <table:table-cell office:value-type="float" office:value="1262.701">
            <text:p>1262,70100</text:p>
          </table:table-cell>
          <table:table-cell office:value-type="float" office:value="-6.045">
            <text:p>-6,04500</text:p>
          </table:table-cell>
          <table:table-cell office:value-type="float" office:value="1.644">
            <text:p>1,644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1968]+2.9847)/([.D1968]-14.4252)" office:value-type="float" office:value="-0.0187547341868965">
            <text:p>-0,01875</text:p>
          </table:table-cell>
          <table:table-cell table:number-columns-repeated="1017"/>
        </table:table-row>
        <table:table-row table:style-name="ro1">
          <table:table-cell office:value-type="float" office:value="1262.801">
            <text:p>1262,80100</text:p>
          </table:table-cell>
          <table:table-cell office:value-type="float" office:value="-6.045">
            <text:p>-6,04500</text:p>
          </table:table-cell>
          <table:table-cell office:value-type="float" office:value="1.6425">
            <text:p>1,642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969]+2.9847)/([.D1969]-14.4252)" office:value-type="float" office:value="-0.0187719905192339">
            <text:p>-0,01877</text:p>
          </table:table-cell>
          <table:table-cell table:number-columns-repeated="1017"/>
        </table:table-row>
        <table:table-row table:style-name="ro1">
          <table:table-cell office:value-type="float" office:value="1262.901">
            <text:p>1262,90100</text:p>
          </table:table-cell>
          <table:table-cell office:value-type="float" office:value="-6.045">
            <text:p>-6,04500</text:p>
          </table:table-cell>
          <table:table-cell office:value-type="float" office:value="1.6425">
            <text:p>1,642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970]+2.9847)/([.D1970]-14.4252)" office:value-type="float" office:value="-0.0187719905192339">
            <text:p>-0,01877</text:p>
          </table:table-cell>
          <table:table-cell table:number-columns-repeated="1017"/>
        </table:table-row>
        <table:table-row table:style-name="ro1">
          <table:table-cell office:value-type="float" office:value="1263.001">
            <text:p>1263,00100</text:p>
          </table:table-cell>
          <table:table-cell office:value-type="float" office:value="-6.045">
            <text:p>-6,04500</text:p>
          </table:table-cell>
          <table:table-cell office:value-type="float" office:value="1.6425">
            <text:p>1,642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971]+2.9847)/([.D1971]-14.4252)" office:value-type="float" office:value="-0.0187719905192339">
            <text:p>-0,01877</text:p>
          </table:table-cell>
          <table:table-cell table:number-columns-repeated="1017"/>
        </table:table-row>
        <table:table-row table:style-name="ro1">
          <table:table-cell office:value-type="float" office:value="1263.101">
            <text:p>1263,10100</text:p>
          </table:table-cell>
          <table:table-cell office:value-type="float" office:value="-6.045">
            <text:p>-6,04500</text:p>
          </table:table-cell>
          <table:table-cell office:value-type="float" office:value="1.6425">
            <text:p>1,642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972]+2.9847)/([.D1972]-14.4252)" office:value-type="float" office:value="-0.0187719905192339">
            <text:p>-0,01877</text:p>
          </table:table-cell>
          <table:table-cell table:number-columns-repeated="1017"/>
        </table:table-row>
        <table:table-row table:style-name="ro1">
          <table:table-cell office:value-type="float" office:value="1263.201">
            <text:p>1263,20100</text:p>
          </table:table-cell>
          <table:table-cell office:value-type="float" office:value="-6.045">
            <text:p>-6,04500</text:p>
          </table:table-cell>
          <table:table-cell office:value-type="float" office:value="1.6425">
            <text:p>1,642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973]+2.9847)/([.D1973]-14.4252)" office:value-type="float" office:value="-0.0187719905192339">
            <text:p>-0,01877</text:p>
          </table:table-cell>
          <table:table-cell table:number-columns-repeated="1017"/>
        </table:table-row>
        <table:table-row table:style-name="ro1">
          <table:table-cell office:value-type="float" office:value="1263.301">
            <text:p>1263,30100</text:p>
          </table:table-cell>
          <table:table-cell office:value-type="float" office:value="-6.045">
            <text:p>-6,04500</text:p>
          </table:table-cell>
          <table:table-cell office:value-type="float" office:value="1.6425">
            <text:p>1,642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974]+2.9847)/([.D1974]-14.4252)" office:value-type="float" office:value="-0.0187719905192339">
            <text:p>-0,01877</text:p>
          </table:table-cell>
          <table:table-cell table:number-columns-repeated="1017"/>
        </table:table-row>
        <table:table-row table:style-name="ro1">
          <table:table-cell office:value-type="float" office:value="1263.401">
            <text:p>1263,40100</text:p>
          </table:table-cell>
          <table:table-cell office:value-type="float" office:value="-6.045">
            <text:p>-6,04500</text:p>
          </table:table-cell>
          <table:table-cell office:value-type="float" office:value="1.6425">
            <text:p>1,642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975]+2.9847)/([.D1975]-14.4252)" office:value-type="float" office:value="-0.0187719905192339">
            <text:p>-0,01877</text:p>
          </table:table-cell>
          <table:table-cell table:number-columns-repeated="1017"/>
        </table:table-row>
        <table:table-row table:style-name="ro1">
          <table:table-cell office:value-type="float" office:value="1263.501">
            <text:p>1263,50100</text:p>
          </table:table-cell>
          <table:table-cell office:value-type="float" office:value="-6.045">
            <text:p>-6,04500</text:p>
          </table:table-cell>
          <table:table-cell office:value-type="float" office:value="1.6425">
            <text:p>1,642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976]+2.9847)/([.D1976]-14.4252)" office:value-type="float" office:value="-0.0187719905192339">
            <text:p>-0,01877</text:p>
          </table:table-cell>
          <table:table-cell table:number-columns-repeated="1017"/>
        </table:table-row>
        <table:table-row table:style-name="ro1">
          <table:table-cell office:value-type="float" office:value="1263.601">
            <text:p>1263,60100</text:p>
          </table:table-cell>
          <table:table-cell office:value-type="float" office:value="-6.045">
            <text:p>-6,04500</text:p>
          </table:table-cell>
          <table:table-cell office:value-type="float" office:value="1.6425">
            <text:p>1,642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977]+2.9847)/([.D1977]-14.4252)" office:value-type="float" office:value="-0.0187719905192339">
            <text:p>-0,01877</text:p>
          </table:table-cell>
          <table:table-cell table:number-columns-repeated="1017"/>
        </table:table-row>
        <table:table-row table:style-name="ro1">
          <table:table-cell office:value-type="float" office:value="1263.701">
            <text:p>1263,70100</text:p>
          </table:table-cell>
          <table:table-cell office:value-type="float" office:value="-6.045">
            <text:p>-6,04500</text:p>
          </table:table-cell>
          <table:table-cell office:value-type="float" office:value="1.6425">
            <text:p>1,642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978]+2.9847)/([.D1978]-14.4252)" office:value-type="float" office:value="-0.0187719905192339">
            <text:p>-0,01877</text:p>
          </table:table-cell>
          <table:table-cell table:number-columns-repeated="1017"/>
        </table:table-row>
        <table:table-row table:style-name="ro1">
          <table:table-cell office:value-type="float" office:value="1263.801">
            <text:p>1263,80100</text:p>
          </table:table-cell>
          <table:table-cell office:value-type="float" office:value="-6.045">
            <text:p>-6,04500</text:p>
          </table:table-cell>
          <table:table-cell office:value-type="float" office:value="1.641">
            <text:p>1,6410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979]+2.9847)/([.D1979]-14.4252)" office:value-type="float" office:value="-0.0187719905192339">
            <text:p>-0,01877</text:p>
          </table:table-cell>
          <table:table-cell table:number-columns-repeated="1017"/>
        </table:table-row>
        <table:table-row table:style-name="ro1">
          <table:table-cell office:value-type="float" office:value="1263.901">
            <text:p>1263,90100</text:p>
          </table:table-cell>
          <table:table-cell office:value-type="float" office:value="-6.045">
            <text:p>-6,04500</text:p>
          </table:table-cell>
          <table:table-cell office:value-type="float" office:value="1.641">
            <text:p>1,6410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980]+2.9847)/([.D1980]-14.4252)" office:value-type="float" office:value="-0.0187719905192339">
            <text:p>-0,01877</text:p>
          </table:table-cell>
          <table:table-cell table:number-columns-repeated="1017"/>
        </table:table-row>
        <table:table-row table:style-name="ro1">
          <table:table-cell office:value-type="float" office:value="1264.001">
            <text:p>1264,00100</text:p>
          </table:table-cell>
          <table:table-cell office:value-type="float" office:value="-6.03">
            <text:p>-6,03000</text:p>
          </table:table-cell>
          <table:table-cell office:value-type="float" office:value="1.641">
            <text:p>1,6410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981]+2.9847)/([.D1981]-14.4252)" office:value-type="float" office:value="-0.0186799799785063">
            <text:p>-0,01868</text:p>
          </table:table-cell>
          <table:table-cell table:number-columns-repeated="1017"/>
        </table:table-row>
        <table:table-row table:style-name="ro1">
          <table:table-cell office:value-type="float" office:value="1264.101">
            <text:p>1264,10100</text:p>
          </table:table-cell>
          <table:table-cell office:value-type="float" office:value="-6.03">
            <text:p>-6,03000</text:p>
          </table:table-cell>
          <table:table-cell office:value-type="float" office:value="1.641">
            <text:p>1,6410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982]+2.9847)/([.D1982]-14.4252)" office:value-type="float" office:value="-0.0186799799785063">
            <text:p>-0,01868</text:p>
          </table:table-cell>
          <table:table-cell table:number-columns-repeated="1017"/>
        </table:table-row>
        <table:table-row table:style-name="ro1">
          <table:table-cell office:value-type="float" office:value="1264.201">
            <text:p>1264,20100</text:p>
          </table:table-cell>
          <table:table-cell office:value-type="float" office:value="-6.03">
            <text:p>-6,03000</text:p>
          </table:table-cell>
          <table:table-cell office:value-type="float" office:value="1.641">
            <text:p>1,6410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983]+2.9847)/([.D1983]-14.4252)" office:value-type="float" office:value="-0.0186799799785063">
            <text:p>-0,01868</text:p>
          </table:table-cell>
          <table:table-cell table:number-columns-repeated="1017"/>
        </table:table-row>
        <table:table-row table:style-name="ro1">
          <table:table-cell office:value-type="float" office:value="1264.301">
            <text:p>1264,30100</text:p>
          </table:table-cell>
          <table:table-cell office:value-type="float" office:value="-6.03">
            <text:p>-6,03000</text:p>
          </table:table-cell>
          <table:table-cell office:value-type="float" office:value="1.641">
            <text:p>1,6410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984]+2.9847)/([.D1984]-14.4252)" office:value-type="float" office:value="-0.0186799799785063">
            <text:p>-0,01868</text:p>
          </table:table-cell>
          <table:table-cell table:number-columns-repeated="1017"/>
        </table:table-row>
        <table:table-row table:style-name="ro1">
          <table:table-cell office:value-type="float" office:value="1264.401">
            <text:p>1264,40100</text:p>
          </table:table-cell>
          <table:table-cell office:value-type="float" office:value="-6.03">
            <text:p>-6,03000</text:p>
          </table:table-cell>
          <table:table-cell office:value-type="float" office:value="1.641">
            <text:p>1,6410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985]+2.9847)/([.D1985]-14.4252)" office:value-type="float" office:value="-0.0186799799785063">
            <text:p>-0,01868</text:p>
          </table:table-cell>
          <table:table-cell table:number-columns-repeated="1017"/>
        </table:table-row>
        <table:table-row table:style-name="ro1">
          <table:table-cell office:value-type="float" office:value="1264.501">
            <text:p>1264,50100</text:p>
          </table:table-cell>
          <table:table-cell office:value-type="float" office:value="-6.03">
            <text:p>-6,03000</text:p>
          </table:table-cell>
          <table:table-cell office:value-type="float" office:value="1.641">
            <text:p>1,6410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986]+2.9847)/([.D1986]-14.4252)" office:value-type="float" office:value="-0.0186799799785063">
            <text:p>-0,01868</text:p>
          </table:table-cell>
          <table:table-cell table:number-columns-repeated="1017"/>
        </table:table-row>
        <table:table-row table:style-name="ro1">
          <table:table-cell office:value-type="float" office:value="1264.601">
            <text:p>1264,60100</text:p>
          </table:table-cell>
          <table:table-cell office:value-type="float" office:value="-6.03">
            <text:p>-6,03000</text:p>
          </table:table-cell>
          <table:table-cell office:value-type="float" office:value="1.641">
            <text:p>1,6410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987]+2.9847)/([.D1987]-14.4252)" office:value-type="float" office:value="-0.0186799799785063">
            <text:p>-0,01868</text:p>
          </table:table-cell>
          <table:table-cell table:number-columns-repeated="1017"/>
        </table:table-row>
        <table:table-row table:style-name="ro1">
          <table:table-cell office:value-type="float" office:value="1264.701">
            <text:p>1264,70100</text:p>
          </table:table-cell>
          <table:table-cell office:value-type="float" office:value="-6.03">
            <text:p>-6,03000</text:p>
          </table:table-cell>
          <table:table-cell office:value-type="float" office:value="1.641">
            <text:p>1,6410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988]+2.9847)/([.D1988]-14.4252)" office:value-type="float" office:value="-0.0186799799785063">
            <text:p>-0,01868</text:p>
          </table:table-cell>
          <table:table-cell table:number-columns-repeated="1017"/>
        </table:table-row>
        <table:table-row table:style-name="ro1">
          <table:table-cell office:value-type="float" office:value="1264.801">
            <text:p>1264,80100</text:p>
          </table:table-cell>
          <table:table-cell office:value-type="float" office:value="-6.03">
            <text:p>-6,03000</text:p>
          </table:table-cell>
          <table:table-cell office:value-type="float" office:value="1.641">
            <text:p>1,6410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989]+2.9847)/([.D1989]-14.4252)" office:value-type="float" office:value="-0.0186799799785063">
            <text:p>-0,01868</text:p>
          </table:table-cell>
          <table:table-cell table:number-columns-repeated="1017"/>
        </table:table-row>
        <table:table-row table:style-name="ro1">
          <table:table-cell office:value-type="float" office:value="1264.901">
            <text:p>1264,90100</text:p>
          </table:table-cell>
          <table:table-cell office:value-type="float" office:value="-6.03">
            <text:p>-6,03000</text:p>
          </table:table-cell>
          <table:table-cell office:value-type="float" office:value="1.641">
            <text:p>1,6410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990]+2.9847)/([.D1990]-14.4252)" office:value-type="float" office:value="-0.0186799799785063">
            <text:p>-0,01868</text:p>
          </table:table-cell>
          <table:table-cell table:number-columns-repeated="1017"/>
        </table:table-row>
        <table:table-row table:style-name="ro1">
          <table:table-cell office:value-type="float" office:value="1265.001">
            <text:p>1265,00100</text:p>
          </table:table-cell>
          <table:table-cell office:value-type="float" office:value="-6.03">
            <text:p>-6,03000</text:p>
          </table:table-cell>
          <table:table-cell office:value-type="float" office:value="1.641">
            <text:p>1,6410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991]+2.9847)/([.D1991]-14.4252)" office:value-type="float" office:value="-0.0186799799785063">
            <text:p>-0,01868</text:p>
          </table:table-cell>
          <table:table-cell table:number-columns-repeated="1017"/>
        </table:table-row>
        <table:table-row table:style-name="ro1">
          <table:table-cell office:value-type="float" office:value="1265.101">
            <text:p>1265,10100</text:p>
          </table:table-cell>
          <table:table-cell office:value-type="float" office:value="-6.03">
            <text:p>-6,03000</text:p>
          </table:table-cell>
          <table:table-cell office:value-type="float" office:value="1.641">
            <text:p>1,6410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992]+2.9847)/([.D1992]-14.4252)" office:value-type="float" office:value="-0.0186799799785063">
            <text:p>-0,01868</text:p>
          </table:table-cell>
          <table:table-cell table:number-columns-repeated="1017"/>
        </table:table-row>
        <table:table-row table:style-name="ro1">
          <table:table-cell office:value-type="float" office:value="1265.201">
            <text:p>1265,20100</text:p>
          </table:table-cell>
          <table:table-cell office:value-type="float" office:value="-6.03">
            <text:p>-6,03000</text:p>
          </table:table-cell>
          <table:table-cell office:value-type="float" office:value="1.641">
            <text:p>1,6410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993]+2.9847)/([.D1993]-14.4252)" office:value-type="float" office:value="-0.0186799799785063">
            <text:p>-0,01868</text:p>
          </table:table-cell>
          <table:table-cell table:number-columns-repeated="1017"/>
        </table:table-row>
        <table:table-row table:style-name="ro1">
          <table:table-cell office:value-type="float" office:value="1265.301">
            <text:p>1265,30100</text:p>
          </table:table-cell>
          <table:table-cell office:value-type="float" office:value="-6.03">
            <text:p>-6,03000</text:p>
          </table:table-cell>
          <table:table-cell office:value-type="float" office:value="1.641">
            <text:p>1,6410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994]+2.9847)/([.D1994]-14.4252)" office:value-type="float" office:value="-0.0186799799785063">
            <text:p>-0,01868</text:p>
          </table:table-cell>
          <table:table-cell table:number-columns-repeated="1017"/>
        </table:table-row>
        <table:table-row table:style-name="ro1">
          <table:table-cell office:value-type="float" office:value="1265.401">
            <text:p>1265,40100</text:p>
          </table:table-cell>
          <table:table-cell office:value-type="float" office:value="-6.03">
            <text:p>-6,03000</text:p>
          </table:table-cell>
          <table:table-cell office:value-type="float" office:value="1.641">
            <text:p>1,6410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995]+2.9847)/([.D1995]-14.4252)" office:value-type="float" office:value="-0.0186799799785063">
            <text:p>-0,01868</text:p>
          </table:table-cell>
          <table:table-cell table:number-columns-repeated="1017"/>
        </table:table-row>
        <table:table-row table:style-name="ro1">
          <table:table-cell office:value-type="float" office:value="1265.501">
            <text:p>1265,50100</text:p>
          </table:table-cell>
          <table:table-cell office:value-type="float" office:value="-6.03">
            <text:p>-6,03000</text:p>
          </table:table-cell>
          <table:table-cell office:value-type="float" office:value="1.641">
            <text:p>1,6410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996]+2.9847)/([.D1996]-14.4252)" office:value-type="float" office:value="-0.0186799799785063">
            <text:p>-0,01868</text:p>
          </table:table-cell>
          <table:table-cell table:number-columns-repeated="1017"/>
        </table:table-row>
        <table:table-row table:style-name="ro1">
          <table:table-cell office:value-type="float" office:value="1265.601">
            <text:p>1265,60100</text:p>
          </table:table-cell>
          <table:table-cell office:value-type="float" office:value="-6.03">
            <text:p>-6,03000</text:p>
          </table:table-cell>
          <table:table-cell office:value-type="float" office:value="1.641">
            <text:p>1,6410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997]+2.9847)/([.D1997]-14.4252)" office:value-type="float" office:value="-0.0186799799785063">
            <text:p>-0,01868</text:p>
          </table:table-cell>
          <table:table-cell table:number-columns-repeated="1017"/>
        </table:table-row>
        <table:table-row table:style-name="ro1">
          <table:table-cell office:value-type="float" office:value="1265.701">
            <text:p>1265,70100</text:p>
          </table:table-cell>
          <table:table-cell office:value-type="float" office:value="-6.03">
            <text:p>-6,03000</text:p>
          </table:table-cell>
          <table:table-cell office:value-type="float" office:value="1.641">
            <text:p>1,6410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998]+2.9847)/([.D1998]-14.4252)" office:value-type="float" office:value="-0.0186799799785063">
            <text:p>-0,01868</text:p>
          </table:table-cell>
          <table:table-cell table:number-columns-repeated="1017"/>
        </table:table-row>
        <table:table-row table:style-name="ro1">
          <table:table-cell office:value-type="float" office:value="1265.801">
            <text:p>1265,80100</text:p>
          </table:table-cell>
          <table:table-cell office:value-type="float" office:value="-6.03">
            <text:p>-6,03000</text:p>
          </table:table-cell>
          <table:table-cell office:value-type="float" office:value="1.641">
            <text:p>1,6410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999]+2.9847)/([.D1999]-14.4252)" office:value-type="float" office:value="-0.0186799799785063">
            <text:p>-0,01868</text:p>
          </table:table-cell>
          <table:table-cell table:number-columns-repeated="1017"/>
        </table:table-row>
        <table:table-row table:style-name="ro1">
          <table:table-cell office:value-type="float" office:value="1265.901">
            <text:p>1265,90100</text:p>
          </table:table-cell>
          <table:table-cell office:value-type="float" office:value="-6.03">
            <text:p>-6,03000</text:p>
          </table:table-cell>
          <table:table-cell office:value-type="float" office:value="1.641">
            <text:p>1,6410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2000]+2.9847)/([.D2000]-14.4252)" office:value-type="float" office:value="-0.0186799799785063">
            <text:p>-0,01868</text:p>
          </table:table-cell>
          <table:table-cell table:number-columns-repeated="1017"/>
        </table:table-row>
        <table:table-row table:style-name="ro1">
          <table:table-cell office:value-type="float" office:value="1266.001">
            <text:p>1266,00100</text:p>
          </table:table-cell>
          <table:table-cell office:value-type="float" office:value="-6.015">
            <text:p>-6,01500</text:p>
          </table:table-cell>
          <table:table-cell office:value-type="float" office:value="1.641">
            <text:p>1,6410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2001]+2.9847)/([.D2001]-14.4252)" office:value-type="float" office:value="-0.0185879694377788">
            <text:p>-0,01859</text:p>
          </table:table-cell>
          <table:table-cell table:number-columns-repeated="1017"/>
        </table:table-row>
        <table:table-row table:style-name="ro1">
          <table:table-cell office:value-type="float" office:value="1266.101">
            <text:p>1266,10100</text:p>
          </table:table-cell>
          <table:table-cell office:value-type="float" office:value="-6.015">
            <text:p>-6,01500</text:p>
          </table:table-cell>
          <table:table-cell office:value-type="float" office:value="1.641">
            <text:p>1,6410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2002]+2.9847)/([.D2002]-14.4252)" office:value-type="float" office:value="-0.0185879694377788">
            <text:p>-0,01859</text:p>
          </table:table-cell>
          <table:table-cell table:number-columns-repeated="1017"/>
        </table:table-row>
        <table:table-row table:style-name="ro1">
          <table:table-cell office:value-type="float" office:value="1266.201">
            <text:p>1266,20100</text:p>
          </table:table-cell>
          <table:table-cell office:value-type="float" office:value="-6.015">
            <text:p>-6,01500</text:p>
          </table:table-cell>
          <table:table-cell office:value-type="float" office:value="1.641">
            <text:p>1,6410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2003]+2.9847)/([.D2003]-14.4252)" office:value-type="float" office:value="-0.0185879694377788">
            <text:p>-0,01859</text:p>
          </table:table-cell>
          <table:table-cell table:number-columns-repeated="1017"/>
        </table:table-row>
        <table:table-row table:style-name="ro1">
          <table:table-cell office:value-type="float" office:value="1266.301">
            <text:p>1266,30100</text:p>
          </table:table-cell>
          <table:table-cell office:value-type="float" office:value="-6.015">
            <text:p>-6,01500</text:p>
          </table:table-cell>
          <table:table-cell office:value-type="float" office:value="1.641">
            <text:p>1,6410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2004]+2.9847)/([.D2004]-14.4252)" office:value-type="float" office:value="-0.0185879694377788">
            <text:p>-0,01859</text:p>
          </table:table-cell>
          <table:table-cell table:number-columns-repeated="1017"/>
        </table:table-row>
        <table:table-row table:style-name="ro1">
          <table:table-cell office:value-type="float" office:value="1266.401">
            <text:p>1266,40100</text:p>
          </table:table-cell>
          <table:table-cell office:value-type="float" office:value="-6.015">
            <text:p>-6,01500</text:p>
          </table:table-cell>
          <table:table-cell office:value-type="float" office:value="1.641">
            <text:p>1,6410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2005]+2.9847)/([.D2005]-14.4252)" office:value-type="float" office:value="-0.0185879694377788">
            <text:p>-0,01859</text:p>
          </table:table-cell>
          <table:table-cell table:number-columns-repeated="1017"/>
        </table:table-row>
        <table:table-row table:style-name="ro1">
          <table:table-cell office:value-type="float" office:value="1266.504">
            <text:p>1266,50400</text:p>
          </table:table-cell>
          <table:table-cell office:value-type="float" office:value="-6.015">
            <text:p>-6,01500</text:p>
          </table:table-cell>
          <table:table-cell office:value-type="float" office:value="1.641">
            <text:p>1,6410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2006]+2.9847)/([.D2006]-14.4252)" office:value-type="float" office:value="-0.0185879694377788">
            <text:p>-0,01859</text:p>
          </table:table-cell>
          <table:table-cell table:number-columns-repeated="1017"/>
        </table:table-row>
        <table:table-row table:style-name="ro1">
          <table:table-cell office:value-type="float" office:value="1266.601">
            <text:p>1266,60100</text:p>
          </table:table-cell>
          <table:table-cell office:value-type="float" office:value="-6.015">
            <text:p>-6,01500</text:p>
          </table:table-cell>
          <table:table-cell office:value-type="float" office:value="1.641">
            <text:p>1,6410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2007]+2.9847)/([.D2007]-14.4252)" office:value-type="float" office:value="-0.0185879694377788">
            <text:p>-0,01859</text:p>
          </table:table-cell>
          <table:table-cell table:number-columns-repeated="1017"/>
        </table:table-row>
        <table:table-row table:style-name="ro1">
          <table:table-cell office:value-type="float" office:value="1266.701">
            <text:p>1266,70100</text:p>
          </table:table-cell>
          <table:table-cell office:value-type="float" office:value="-6.015">
            <text:p>-6,01500</text:p>
          </table:table-cell>
          <table:table-cell office:value-type="float" office:value="1.641">
            <text:p>1,6410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2008]+2.9847)/([.D2008]-14.4252)" office:value-type="float" office:value="-0.0185879694377788">
            <text:p>-0,01859</text:p>
          </table:table-cell>
          <table:table-cell table:number-columns-repeated="1017"/>
        </table:table-row>
        <table:table-row table:style-name="ro1">
          <table:table-cell office:value-type="float" office:value="1266.801">
            <text:p>1266,80100</text:p>
          </table:table-cell>
          <table:table-cell office:value-type="float" office:value="-6.015">
            <text:p>-6,01500</text:p>
          </table:table-cell>
          <table:table-cell office:value-type="float" office:value="1.6395">
            <text:p>1,639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2009]+2.9847)/([.D2009]-14.4252)" office:value-type="float" office:value="-0.0185879694377788">
            <text:p>-0,01859</text:p>
          </table:table-cell>
          <table:table-cell table:number-columns-repeated="1017"/>
        </table:table-row>
        <table:table-row table:style-name="ro1">
          <table:table-cell office:value-type="float" office:value="1266.901">
            <text:p>1266,90100</text:p>
          </table:table-cell>
          <table:table-cell office:value-type="float" office:value="-6.015">
            <text:p>-6,01500</text:p>
          </table:table-cell>
          <table:table-cell office:value-type="float" office:value="1.6395">
            <text:p>1,639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2010]+2.9847)/([.D2010]-14.4252)" office:value-type="float" office:value="-0.0185879694377788">
            <text:p>-0,01859</text:p>
          </table:table-cell>
          <table:table-cell table:number-columns-repeated="1017"/>
        </table:table-row>
        <table:table-row table:style-name="ro1">
          <table:table-cell office:value-type="float" office:value="1267.001">
            <text:p>1267,00100</text:p>
          </table:table-cell>
          <table:table-cell office:value-type="float" office:value="-6.015">
            <text:p>-6,01500</text:p>
          </table:table-cell>
          <table:table-cell office:value-type="float" office:value="1.6395">
            <text:p>1,639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2011]+2.9847)/([.D2011]-14.4252)" office:value-type="float" office:value="-0.0185879694377788">
            <text:p>-0,01859</text:p>
          </table:table-cell>
          <table:table-cell table:number-columns-repeated="1017"/>
        </table:table-row>
        <table:table-row table:style-name="ro1">
          <table:table-cell office:value-type="float" office:value="1267.101">
            <text:p>1267,10100</text:p>
          </table:table-cell>
          <table:table-cell office:value-type="float" office:value="-6.015">
            <text:p>-6,01500</text:p>
          </table:table-cell>
          <table:table-cell office:value-type="float" office:value="1.6395">
            <text:p>1,639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2012]+2.9847)/([.D2012]-14.4252)" office:value-type="float" office:value="-0.0185879694377788">
            <text:p>-0,01859</text:p>
          </table:table-cell>
          <table:table-cell table:number-columns-repeated="1017"/>
        </table:table-row>
        <table:table-row table:style-name="ro1">
          <table:table-cell office:value-type="float" office:value="1267.201">
            <text:p>1267,20100</text:p>
          </table:table-cell>
          <table:table-cell office:value-type="float" office:value="-6.015">
            <text:p>-6,01500</text:p>
          </table:table-cell>
          <table:table-cell office:value-type="float" office:value="1.6395">
            <text:p>1,639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2013]+2.9847)/([.D2013]-14.4252)" office:value-type="float" office:value="-0.0185879694377788">
            <text:p>-0,01859</text:p>
          </table:table-cell>
          <table:table-cell table:number-columns-repeated="1017"/>
        </table:table-row>
        <table:table-row table:style-name="ro1">
          <table:table-cell office:value-type="float" office:value="1267.301">
            <text:p>1267,30100</text:p>
          </table:table-cell>
          <table:table-cell office:value-type="float" office:value="-6.015">
            <text:p>-6,01500</text:p>
          </table:table-cell>
          <table:table-cell office:value-type="float" office:value="1.6395">
            <text:p>1,639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2014]+2.9847)/([.D2014]-14.4252)" office:value-type="float" office:value="-0.0185879694377788">
            <text:p>-0,01859</text:p>
          </table:table-cell>
          <table:table-cell table:number-columns-repeated="1017"/>
        </table:table-row>
        <table:table-row table:style-name="ro1">
          <table:table-cell office:value-type="float" office:value="1267.401">
            <text:p>1267,40100</text:p>
          </table:table-cell>
          <table:table-cell office:value-type="float" office:value="-6.015">
            <text:p>-6,01500</text:p>
          </table:table-cell>
          <table:table-cell office:value-type="float" office:value="1.6395">
            <text:p>1,639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2015]+2.9847)/([.D2015]-14.4252)" office:value-type="float" office:value="-0.0185879694377788">
            <text:p>-0,01859</text:p>
          </table:table-cell>
          <table:table-cell table:number-columns-repeated="1017"/>
        </table:table-row>
        <table:table-row table:style-name="ro1">
          <table:table-cell office:value-type="float" office:value="1267.501">
            <text:p>1267,50100</text:p>
          </table:table-cell>
          <table:table-cell office:value-type="float" office:value="-6.015">
            <text:p>-6,01500</text:p>
          </table:table-cell>
          <table:table-cell office:value-type="float" office:value="1.6395">
            <text:p>1,639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2016]+2.9847)/([.D2016]-14.4252)" office:value-type="float" office:value="-0.0185879694377788">
            <text:p>-0,01859</text:p>
          </table:table-cell>
          <table:table-cell table:number-columns-repeated="1017"/>
        </table:table-row>
        <table:table-row table:style-name="ro1">
          <table:table-cell office:value-type="float" office:value="1267.601">
            <text:p>1267,60100</text:p>
          </table:table-cell>
          <table:table-cell office:value-type="float" office:value="-6.015">
            <text:p>-6,01500</text:p>
          </table:table-cell>
          <table:table-cell office:value-type="float" office:value="1.6395">
            <text:p>1,639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2017]+2.9847)/([.D2017]-14.4252)" office:value-type="float" office:value="-0.0185879694377788">
            <text:p>-0,01859</text:p>
          </table:table-cell>
          <table:table-cell table:number-columns-repeated="1017"/>
        </table:table-row>
        <table:table-row table:style-name="ro1">
          <table:table-cell office:value-type="float" office:value="1267.701">
            <text:p>1267,70100</text:p>
          </table:table-cell>
          <table:table-cell office:value-type="float" office:value="-6.015">
            <text:p>-6,01500</text:p>
          </table:table-cell>
          <table:table-cell office:value-type="float" office:value="1.6395">
            <text:p>1,639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2018]+2.9847)/([.D2018]-14.4252)" office:value-type="float" office:value="-0.0185879694377788">
            <text:p>-0,01859</text:p>
          </table:table-cell>
          <table:table-cell table:number-columns-repeated="1017"/>
        </table:table-row>
        <table:table-row table:style-name="ro1">
          <table:table-cell office:value-type="float" office:value="1267.801">
            <text:p>1267,80100</text:p>
          </table:table-cell>
          <table:table-cell office:value-type="float" office:value="-6.015">
            <text:p>-6,01500</text:p>
          </table:table-cell>
          <table:table-cell office:value-type="float" office:value="1.641">
            <text:p>1,6410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2019]+2.9847)/([.D2019]-14.4252)" office:value-type="float" office:value="-0.0185879694377788">
            <text:p>-0,01859</text:p>
          </table:table-cell>
          <table:table-cell table:number-columns-repeated="1017"/>
        </table:table-row>
        <table:table-row table:style-name="ro1">
          <table:table-cell office:value-type="float" office:value="1267.901">
            <text:p>1267,90100</text:p>
          </table:table-cell>
          <table:table-cell office:value-type="float" office:value="-6.015">
            <text:p>-6,01500</text:p>
          </table:table-cell>
          <table:table-cell office:value-type="float" office:value="1.641">
            <text:p>1,6410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2020]+2.9847)/([.D2020]-14.4252)" office:value-type="float" office:value="-0.0185879694377788">
            <text:p>-0,01859</text:p>
          </table:table-cell>
          <table:table-cell table:number-columns-repeated="1017"/>
        </table:table-row>
        <table:table-row table:style-name="ro1">
          <table:table-cell office:value-type="float" office:value="1268.001">
            <text:p>1268,00100</text:p>
          </table:table-cell>
          <table:table-cell office:value-type="float" office:value="-6.015">
            <text:p>-6,01500</text:p>
          </table:table-cell>
          <table:table-cell office:value-type="float" office:value="1.641">
            <text:p>1,6410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2021]+2.9847)/([.D2021]-14.4252)" office:value-type="float" office:value="-0.0185879694377788">
            <text:p>-0,01859</text:p>
          </table:table-cell>
          <table:table-cell table:number-columns-repeated="1017"/>
        </table:table-row>
        <table:table-row table:style-name="ro1">
          <table:table-cell office:value-type="float" office:value="1268.101">
            <text:p>1268,10100</text:p>
          </table:table-cell>
          <table:table-cell office:value-type="float" office:value="-6.015">
            <text:p>-6,01500</text:p>
          </table:table-cell>
          <table:table-cell office:value-type="float" office:value="1.641">
            <text:p>1,6410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2022]+2.9847)/([.D2022]-14.4252)" office:value-type="float" office:value="-0.0185879694377788">
            <text:p>-0,01859</text:p>
          </table:table-cell>
          <table:table-cell table:number-columns-repeated="1017"/>
        </table:table-row>
        <table:table-row table:style-name="ro1">
          <table:table-cell office:value-type="float" office:value="1268.201">
            <text:p>1268,20100</text:p>
          </table:table-cell>
          <table:table-cell office:value-type="float" office:value="-6.015">
            <text:p>-6,01500</text:p>
          </table:table-cell>
          <table:table-cell office:value-type="float" office:value="1.641">
            <text:p>1,6410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2023]+2.9847)/([.D2023]-14.4252)" office:value-type="float" office:value="-0.0185879694377788">
            <text:p>-0,01859</text:p>
          </table:table-cell>
          <table:table-cell table:number-columns-repeated="1017"/>
        </table:table-row>
        <table:table-row table:style-name="ro1">
          <table:table-cell office:value-type="float" office:value="1268.301">
            <text:p>1268,30100</text:p>
          </table:table-cell>
          <table:table-cell office:value-type="float" office:value="-6.015">
            <text:p>-6,01500</text:p>
          </table:table-cell>
          <table:table-cell office:value-type="float" office:value="1.641">
            <text:p>1,6410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2024]+2.9847)/([.D2024]-14.4252)" office:value-type="float" office:value="-0.0185879694377788">
            <text:p>-0,01859</text:p>
          </table:table-cell>
          <table:table-cell table:number-columns-repeated="1017"/>
        </table:table-row>
        <table:table-row table:style-name="ro1">
          <table:table-cell office:value-type="float" office:value="1268.401">
            <text:p>1268,40100</text:p>
          </table:table-cell>
          <table:table-cell office:value-type="float" office:value="-6.015">
            <text:p>-6,01500</text:p>
          </table:table-cell>
          <table:table-cell office:value-type="float" office:value="1.641">
            <text:p>1,6410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2025]+2.9847)/([.D2025]-14.4252)" office:value-type="float" office:value="-0.0185879694377788">
            <text:p>-0,01859</text:p>
          </table:table-cell>
          <table:table-cell table:number-columns-repeated="1017"/>
        </table:table-row>
        <table:table-row table:style-name="ro1">
          <table:table-cell office:value-type="float" office:value="1268.501">
            <text:p>1268,50100</text:p>
          </table:table-cell>
          <table:table-cell office:value-type="float" office:value="-6.015">
            <text:p>-6,01500</text:p>
          </table:table-cell>
          <table:table-cell office:value-type="float" office:value="1.641">
            <text:p>1,6410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2026]+2.9847)/([.D2026]-14.4252)" office:value-type="float" office:value="-0.0185879694377788">
            <text:p>-0,01859</text:p>
          </table:table-cell>
          <table:table-cell table:number-columns-repeated="1017"/>
        </table:table-row>
        <table:table-row table:style-name="ro1">
          <table:table-cell office:value-type="float" office:value="1268.601">
            <text:p>1268,60100</text:p>
          </table:table-cell>
          <table:table-cell office:value-type="float" office:value="-6.015">
            <text:p>-6,01500</text:p>
          </table:table-cell>
          <table:table-cell office:value-type="float" office:value="1.641">
            <text:p>1,6410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2027]+2.9847)/([.D2027]-14.4252)" office:value-type="float" office:value="-0.0185879694377788">
            <text:p>-0,01859</text:p>
          </table:table-cell>
          <table:table-cell table:number-columns-repeated="1017"/>
        </table:table-row>
        <table:table-row table:style-name="ro1">
          <table:table-cell office:value-type="float" office:value="1268.701">
            <text:p>1268,70100</text:p>
          </table:table-cell>
          <table:table-cell office:value-type="float" office:value="-6.015">
            <text:p>-6,01500</text:p>
          </table:table-cell>
          <table:table-cell office:value-type="float" office:value="1.641">
            <text:p>1,6410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2028]+2.9847)/([.D2028]-14.4252)" office:value-type="float" office:value="-0.0185879694377788">
            <text:p>-0,01859</text:p>
          </table:table-cell>
          <table:table-cell table:number-columns-repeated="1017"/>
        </table:table-row>
        <table:table-row table:style-name="ro1">
          <table:table-cell office:value-type="float" office:value="1268.801">
            <text:p>1268,80100</text:p>
          </table:table-cell>
          <table:table-cell office:value-type="float" office:value="-6.015">
            <text:p>-6,01500</text:p>
          </table:table-cell>
          <table:table-cell office:value-type="float" office:value="1.6395">
            <text:p>1,639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2029]+2.9847)/([.D2029]-14.4252)" office:value-type="float" office:value="-0.0185879694377788">
            <text:p>-0,01859</text:p>
          </table:table-cell>
          <table:table-cell table:number-columns-repeated="1017"/>
        </table:table-row>
        <table:table-row table:style-name="ro1">
          <table:table-cell office:value-type="float" office:value="1268.901">
            <text:p>1268,90100</text:p>
          </table:table-cell>
          <table:table-cell office:value-type="float" office:value="-6.015">
            <text:p>-6,01500</text:p>
          </table:table-cell>
          <table:table-cell office:value-type="float" office:value="1.6395">
            <text:p>1,639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2030]+2.9847)/([.D2030]-14.4252)" office:value-type="float" office:value="-0.0185879694377788">
            <text:p>-0,01859</text:p>
          </table:table-cell>
          <table:table-cell table:number-columns-repeated="1017"/>
        </table:table-row>
        <table:table-row table:style-name="ro1">
          <table:table-cell office:value-type="float" office:value="1269.001">
            <text:p>1269,00100</text:p>
          </table:table-cell>
          <table:table-cell office:value-type="float" office:value="-6">
            <text:p>-6,00000</text:p>
          </table:table-cell>
          <table:table-cell office:value-type="float" office:value="1.6395">
            <text:p>1,639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2031]+2.9847)/([.D2031]-14.4252)" office:value-type="float" office:value="-0.0184959588970512">
            <text:p>-0,01850</text:p>
          </table:table-cell>
          <table:table-cell table:number-columns-repeated="1017"/>
        </table:table-row>
        <table:table-row table:style-name="ro1">
          <table:table-cell office:value-type="float" office:value="1269.101">
            <text:p>1269,10100</text:p>
          </table:table-cell>
          <table:table-cell office:value-type="float" office:value="-6">
            <text:p>-6,00000</text:p>
          </table:table-cell>
          <table:table-cell office:value-type="float" office:value="1.6395">
            <text:p>1,639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2032]+2.9847)/([.D2032]-14.4252)" office:value-type="float" office:value="-0.0184959588970512">
            <text:p>-0,01850</text:p>
          </table:table-cell>
          <table:table-cell table:number-columns-repeated="1017"/>
        </table:table-row>
        <table:table-row table:style-name="ro1">
          <table:table-cell office:value-type="float" office:value="1269.201">
            <text:p>1269,20100</text:p>
          </table:table-cell>
          <table:table-cell office:value-type="float" office:value="-6">
            <text:p>-6,00000</text:p>
          </table:table-cell>
          <table:table-cell office:value-type="float" office:value="1.6395">
            <text:p>1,639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2033]+2.9847)/([.D2033]-14.4252)" office:value-type="float" office:value="-0.0184959588970512">
            <text:p>-0,01850</text:p>
          </table:table-cell>
          <table:table-cell table:number-columns-repeated="1017"/>
        </table:table-row>
        <table:table-row table:style-name="ro1">
          <table:table-cell office:value-type="float" office:value="1269.301">
            <text:p>1269,30100</text:p>
          </table:table-cell>
          <table:table-cell office:value-type="float" office:value="-6">
            <text:p>-6,00000</text:p>
          </table:table-cell>
          <table:table-cell office:value-type="float" office:value="1.6395">
            <text:p>1,639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2034]+2.9847)/([.D2034]-14.4252)" office:value-type="float" office:value="-0.0184959588970512">
            <text:p>-0,01850</text:p>
          </table:table-cell>
          <table:table-cell table:number-columns-repeated="1017"/>
        </table:table-row>
        <table:table-row table:style-name="ro1">
          <table:table-cell office:value-type="float" office:value="1269.401">
            <text:p>1269,40100</text:p>
          </table:table-cell>
          <table:table-cell office:value-type="float" office:value="-6">
            <text:p>-6,00000</text:p>
          </table:table-cell>
          <table:table-cell office:value-type="float" office:value="1.6395">
            <text:p>1,639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2035]+2.9847)/([.D2035]-14.4252)" office:value-type="float" office:value="-0.0184959588970512">
            <text:p>-0,01850</text:p>
          </table:table-cell>
          <table:table-cell table:number-columns-repeated="1017"/>
        </table:table-row>
        <table:table-row table:style-name="ro1">
          <table:table-cell office:value-type="float" office:value="1269.501">
            <text:p>1269,50100</text:p>
          </table:table-cell>
          <table:table-cell office:value-type="float" office:value="-6">
            <text:p>-6,00000</text:p>
          </table:table-cell>
          <table:table-cell office:value-type="float" office:value="1.6395">
            <text:p>1,639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2036]+2.9847)/([.D2036]-14.4252)" office:value-type="float" office:value="-0.0184959588970512">
            <text:p>-0,01850</text:p>
          </table:table-cell>
          <table:table-cell table:number-columns-repeated="1017"/>
        </table:table-row>
        <table:table-row table:style-name="ro1">
          <table:table-cell office:value-type="float" office:value="1269.601">
            <text:p>1269,60100</text:p>
          </table:table-cell>
          <table:table-cell office:value-type="float" office:value="-6">
            <text:p>-6,00000</text:p>
          </table:table-cell>
          <table:table-cell office:value-type="float" office:value="1.6395">
            <text:p>1,639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2037]+2.9847)/([.D2037]-14.4252)" office:value-type="float" office:value="-0.0184959588970512">
            <text:p>-0,01850</text:p>
          </table:table-cell>
          <table:table-cell table:number-columns-repeated="1017"/>
        </table:table-row>
        <table:table-row table:style-name="ro1">
          <table:table-cell office:value-type="float" office:value="1269.701">
            <text:p>1269,70100</text:p>
          </table:table-cell>
          <table:table-cell office:value-type="float" office:value="-6">
            <text:p>-6,00000</text:p>
          </table:table-cell>
          <table:table-cell office:value-type="float" office:value="1.6395">
            <text:p>1,639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2038]+2.9847)/([.D2038]-14.4252)" office:value-type="float" office:value="-0.0184959588970512">
            <text:p>-0,01850</text:p>
          </table:table-cell>
          <table:table-cell table:number-columns-repeated="1017"/>
        </table:table-row>
        <table:table-row table:style-name="ro1">
          <table:table-cell office:value-type="float" office:value="1269.801">
            <text:p>1269,80100</text:p>
          </table:table-cell>
          <table:table-cell office:value-type="float" office:value="-6">
            <text:p>-6,00000</text:p>
          </table:table-cell>
          <table:table-cell office:value-type="float" office:value="1.6395">
            <text:p>1,639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2039]+2.9847)/([.D2039]-14.4252)" office:value-type="float" office:value="-0.0184959588970512">
            <text:p>-0,01850</text:p>
          </table:table-cell>
          <table:table-cell table:number-columns-repeated="1017"/>
        </table:table-row>
        <table:table-row table:style-name="ro1">
          <table:table-cell office:value-type="float" office:value="1269.901">
            <text:p>1269,90100</text:p>
          </table:table-cell>
          <table:table-cell office:value-type="float" office:value="-6">
            <text:p>-6,00000</text:p>
          </table:table-cell>
          <table:table-cell office:value-type="float" office:value="1.6395">
            <text:p>1,639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2040]+2.9847)/([.D2040]-14.4252)" office:value-type="float" office:value="-0.0184959588970512">
            <text:p>-0,01850</text:p>
          </table:table-cell>
          <table:table-cell table:number-columns-repeated="1017"/>
        </table:table-row>
        <table:table-row table:style-name="ro1">
          <table:table-cell office:value-type="float" office:value="1270.001">
            <text:p>1270,00100</text:p>
          </table:table-cell>
          <table:table-cell office:value-type="float" office:value="-5.985">
            <text:p>-5,98500</text:p>
          </table:table-cell>
          <table:table-cell office:value-type="float" office:value="1.6395">
            <text:p>1,639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2041]+2.9847)/([.D2041]-14.4252)" office:value-type="float" office:value="-0.0184039483563237">
            <text:p>-0,01840</text:p>
          </table:table-cell>
          <table:table-cell table:number-columns-repeated="1017"/>
        </table:table-row>
        <table:table-row table:style-name="ro1">
          <table:table-cell office:value-type="float" office:value="1270.101">
            <text:p>1270,10100</text:p>
          </table:table-cell>
          <table:table-cell office:value-type="float" office:value="-5.985">
            <text:p>-5,98500</text:p>
          </table:table-cell>
          <table:table-cell office:value-type="float" office:value="1.6395">
            <text:p>1,639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2042]+2.9847)/([.D2042]-14.4252)" office:value-type="float" office:value="-0.0184039483563237">
            <text:p>-0,01840</text:p>
          </table:table-cell>
          <table:table-cell table:number-columns-repeated="1017"/>
        </table:table-row>
        <table:table-row table:style-name="ro1">
          <table:table-cell office:value-type="float" office:value="1270.201">
            <text:p>1270,20100</text:p>
          </table:table-cell>
          <table:table-cell office:value-type="float" office:value="-5.985">
            <text:p>-5,98500</text:p>
          </table:table-cell>
          <table:table-cell office:value-type="float" office:value="1.6395">
            <text:p>1,639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2043]+2.9847)/([.D2043]-14.4252)" office:value-type="float" office:value="-0.0184039483563237">
            <text:p>-0,01840</text:p>
          </table:table-cell>
          <table:table-cell table:number-columns-repeated="1017"/>
        </table:table-row>
        <table:table-row table:style-name="ro1">
          <table:table-cell office:value-type="float" office:value="1270.301">
            <text:p>1270,30100</text:p>
          </table:table-cell>
          <table:table-cell office:value-type="float" office:value="-5.985">
            <text:p>-5,98500</text:p>
          </table:table-cell>
          <table:table-cell office:value-type="float" office:value="1.6395">
            <text:p>1,639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2044]+2.9847)/([.D2044]-14.4252)" office:value-type="float" office:value="-0.0184039483563237">
            <text:p>-0,01840</text:p>
          </table:table-cell>
          <table:table-cell table:number-columns-repeated="1017"/>
        </table:table-row>
        <table:table-row table:style-name="ro1">
          <table:table-cell office:value-type="float" office:value="1270.448">
            <text:p>1270,44800</text:p>
          </table:table-cell>
          <table:table-cell office:value-type="float" office:value="-5.985">
            <text:p>-5,98500</text:p>
          </table:table-cell>
          <table:table-cell office:value-type="float" office:value="1.6395">
            <text:p>1,639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2045]+2.9847)/([.D2045]-14.4252)" office:value-type="float" office:value="-0.0184039483563237">
            <text:p>-0,01840</text:p>
          </table:table-cell>
          <table:table-cell table:number-columns-repeated="1017"/>
        </table:table-row>
        <table:table-row table:style-name="ro1">
          <table:table-cell office:value-type="float" office:value="1270.501">
            <text:p>1270,50100</text:p>
          </table:table-cell>
          <table:table-cell office:value-type="float" office:value="-5.985">
            <text:p>-5,98500</text:p>
          </table:table-cell>
          <table:table-cell office:value-type="float" office:value="1.6395">
            <text:p>1,639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2046]+2.9847)/([.D2046]-14.4252)" office:value-type="float" office:value="-0.0184039483563237">
            <text:p>-0,01840</text:p>
          </table:table-cell>
          <table:table-cell table:number-columns-repeated="1017"/>
        </table:table-row>
        <table:table-row table:style-name="ro1">
          <table:table-cell office:value-type="float" office:value="1270.601">
            <text:p>1270,60100</text:p>
          </table:table-cell>
          <table:table-cell office:value-type="float" office:value="-5.985">
            <text:p>-5,98500</text:p>
          </table:table-cell>
          <table:table-cell office:value-type="float" office:value="1.6395">
            <text:p>1,639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2047]+2.9847)/([.D2047]-14.4252)" office:value-type="float" office:value="-0.0184039483563237">
            <text:p>-0,01840</text:p>
          </table:table-cell>
          <table:table-cell table:number-columns-repeated="1017"/>
        </table:table-row>
        <table:table-row table:style-name="ro1">
          <table:table-cell office:value-type="float" office:value="1270.701">
            <text:p>1270,70100</text:p>
          </table:table-cell>
          <table:table-cell office:value-type="float" office:value="-5.985">
            <text:p>-5,98500</text:p>
          </table:table-cell>
          <table:table-cell office:value-type="float" office:value="1.6395">
            <text:p>1,639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2048]+2.9847)/([.D2048]-14.4252)" office:value-type="float" office:value="-0.0184039483563237">
            <text:p>-0,01840</text:p>
          </table:table-cell>
          <table:table-cell table:number-columns-repeated="1017"/>
        </table:table-row>
        <table:table-row table:style-name="ro1">
          <table:table-cell office:value-type="float" office:value="1270.801">
            <text:p>1270,80100</text:p>
          </table:table-cell>
          <table:table-cell office:value-type="float" office:value="-5.985">
            <text:p>-5,98500</text:p>
          </table:table-cell>
          <table:table-cell office:value-type="float" office:value="1.638">
            <text:p>1,6380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2049]+2.9847)/([.D2049]-14.4252)" office:value-type="float" office:value="-0.0184039483563237">
            <text:p>-0,01840</text:p>
          </table:table-cell>
          <table:table-cell table:number-columns-repeated="1017"/>
        </table:table-row>
        <table:table-row table:style-name="ro1">
          <table:table-cell office:value-type="float" office:value="1270.901">
            <text:p>1270,90100</text:p>
          </table:table-cell>
          <table:table-cell office:value-type="float" office:value="-5.985">
            <text:p>-5,98500</text:p>
          </table:table-cell>
          <table:table-cell office:value-type="float" office:value="1.638">
            <text:p>1,6380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2050]+2.9847)/([.D2050]-14.4252)" office:value-type="float" office:value="-0.0184039483563237">
            <text:p>-0,01840</text:p>
          </table:table-cell>
          <table:table-cell table:number-columns-repeated="1017"/>
        </table:table-row>
        <table:table-row table:style-name="ro1">
          <table:table-cell office:value-type="float" office:value="1271.001">
            <text:p>1271,00100</text:p>
          </table:table-cell>
          <table:table-cell office:value-type="float" office:value="-5.985">
            <text:p>-5,98500</text:p>
          </table:table-cell>
          <table:table-cell office:value-type="float" office:value="1.638">
            <text:p>1,6380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2051]+2.9847)/([.D2051]-14.4252)" office:value-type="float" office:value="-0.0184039483563237">
            <text:p>-0,01840</text:p>
          </table:table-cell>
          <table:table-cell table:number-columns-repeated="1017"/>
        </table:table-row>
        <table:table-row table:style-name="ro1">
          <table:table-cell office:value-type="float" office:value="1271.101">
            <text:p>1271,10100</text:p>
          </table:table-cell>
          <table:table-cell office:value-type="float" office:value="-5.985">
            <text:p>-5,98500</text:p>
          </table:table-cell>
          <table:table-cell office:value-type="float" office:value="1.638">
            <text:p>1,6380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2052]+2.9847)/([.D2052]-14.4252)" office:value-type="float" office:value="-0.0184039483563237">
            <text:p>-0,01840</text:p>
          </table:table-cell>
          <table:table-cell table:number-columns-repeated="1017"/>
        </table:table-row>
        <table:table-row table:style-name="ro1">
          <table:table-cell office:value-type="float" office:value="1271.201">
            <text:p>1271,20100</text:p>
          </table:table-cell>
          <table:table-cell office:value-type="float" office:value="-5.985">
            <text:p>-5,98500</text:p>
          </table:table-cell>
          <table:table-cell office:value-type="float" office:value="1.638">
            <text:p>1,6380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2053]+2.9847)/([.D2053]-14.4252)" office:value-type="float" office:value="-0.0184039483563237">
            <text:p>-0,01840</text:p>
          </table:table-cell>
          <table:table-cell table:number-columns-repeated="1017"/>
        </table:table-row>
        <table:table-row table:style-name="ro1">
          <table:table-cell office:value-type="float" office:value="1271.301">
            <text:p>1271,30100</text:p>
          </table:table-cell>
          <table:table-cell office:value-type="float" office:value="-5.985">
            <text:p>-5,98500</text:p>
          </table:table-cell>
          <table:table-cell office:value-type="float" office:value="1.638">
            <text:p>1,6380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2054]+2.9847)/([.D2054]-14.4252)" office:value-type="float" office:value="-0.0184039483563237">
            <text:p>-0,01840</text:p>
          </table:table-cell>
          <table:table-cell table:number-columns-repeated="1017"/>
        </table:table-row>
        <table:table-row table:style-name="ro1">
          <table:table-cell office:value-type="float" office:value="1271.401">
            <text:p>1271,40100</text:p>
          </table:table-cell>
          <table:table-cell office:value-type="float" office:value="-5.985">
            <text:p>-5,98500</text:p>
          </table:table-cell>
          <table:table-cell office:value-type="float" office:value="1.638">
            <text:p>1,6380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2055]+2.9847)/([.D2055]-14.4252)" office:value-type="float" office:value="-0.0184039483563237">
            <text:p>-0,01840</text:p>
          </table:table-cell>
          <table:table-cell table:number-columns-repeated="1017"/>
        </table:table-row>
        <table:table-row table:style-name="ro1">
          <table:table-cell office:value-type="float" office:value="1271.501">
            <text:p>1271,50100</text:p>
          </table:table-cell>
          <table:table-cell office:value-type="float" office:value="-5.985">
            <text:p>-5,98500</text:p>
          </table:table-cell>
          <table:table-cell office:value-type="float" office:value="1.638">
            <text:p>1,6380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2056]+2.9847)/([.D2056]-14.4252)" office:value-type="float" office:value="-0.0184039483563237">
            <text:p>-0,01840</text:p>
          </table:table-cell>
          <table:table-cell table:number-columns-repeated="1017"/>
        </table:table-row>
        <table:table-row table:style-name="ro1">
          <table:table-cell office:value-type="float" office:value="1271.601">
            <text:p>1271,60100</text:p>
          </table:table-cell>
          <table:table-cell office:value-type="float" office:value="-5.985">
            <text:p>-5,98500</text:p>
          </table:table-cell>
          <table:table-cell office:value-type="float" office:value="1.638">
            <text:p>1,6380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2057]+2.9847)/([.D2057]-14.4252)" office:value-type="float" office:value="-0.0184039483563237">
            <text:p>-0,01840</text:p>
          </table:table-cell>
          <table:table-cell table:number-columns-repeated="1017"/>
        </table:table-row>
        <table:table-row table:style-name="ro1">
          <table:table-cell office:value-type="float" office:value="1271.701">
            <text:p>1271,70100</text:p>
          </table:table-cell>
          <table:table-cell office:value-type="float" office:value="-5.985">
            <text:p>-5,98500</text:p>
          </table:table-cell>
          <table:table-cell office:value-type="float" office:value="1.638">
            <text:p>1,6380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2058]+2.9847)/([.D2058]-14.4252)" office:value-type="float" office:value="-0.0184039483563237">
            <text:p>-0,01840</text:p>
          </table:table-cell>
          <table:table-cell table:number-columns-repeated="1017"/>
        </table:table-row>
        <table:table-row table:style-name="ro1">
          <table:table-cell office:value-type="float" office:value="1271.801">
            <text:p>1271,80100</text:p>
          </table:table-cell>
          <table:table-cell office:value-type="float" office:value="-5.985">
            <text:p>-5,98500</text:p>
          </table:table-cell>
          <table:table-cell office:value-type="float" office:value="1.6395">
            <text:p>1,639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059]+2.9847)/([.D2059]-14.4252)" office:value-type="float" office:value="-0.0184208975237422">
            <text:p>-0,01842</text:p>
          </table:table-cell>
          <table:table-cell table:number-columns-repeated="1017"/>
        </table:table-row>
        <table:table-row table:style-name="ro1">
          <table:table-cell office:value-type="float" office:value="1271.901">
            <text:p>1271,90100</text:p>
          </table:table-cell>
          <table:table-cell office:value-type="float" office:value="-5.985">
            <text:p>-5,98500</text:p>
          </table:table-cell>
          <table:table-cell office:value-type="float" office:value="1.6395">
            <text:p>1,639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060]+2.9847)/([.D2060]-14.4252)" office:value-type="float" office:value="-0.0184208975237422">
            <text:p>-0,01842</text:p>
          </table:table-cell>
          <table:table-cell table:number-columns-repeated="1017"/>
        </table:table-row>
        <table:table-row table:style-name="ro1">
          <table:table-cell office:value-type="float" office:value="1272.001">
            <text:p>1272,00100</text:p>
          </table:table-cell>
          <table:table-cell office:value-type="float" office:value="-5.97">
            <text:p>-5,97000</text:p>
          </table:table-cell>
          <table:table-cell office:value-type="float" office:value="1.6395">
            <text:p>1,639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061]+2.9847)/([.D2061]-14.4252)" office:value-type="float" office:value="-0.0183288022456513">
            <text:p>-0,01833</text:p>
          </table:table-cell>
          <table:table-cell table:number-columns-repeated="1017"/>
        </table:table-row>
        <table:table-row table:style-name="ro1">
          <table:table-cell office:value-type="float" office:value="1272.101">
            <text:p>1272,10100</text:p>
          </table:table-cell>
          <table:table-cell office:value-type="float" office:value="-5.97">
            <text:p>-5,97000</text:p>
          </table:table-cell>
          <table:table-cell office:value-type="float" office:value="1.6395">
            <text:p>1,639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062]+2.9847)/([.D2062]-14.4252)" office:value-type="float" office:value="-0.0183288022456513">
            <text:p>-0,01833</text:p>
          </table:table-cell>
          <table:table-cell table:number-columns-repeated="1017"/>
        </table:table-row>
        <table:table-row table:style-name="ro1">
          <table:table-cell office:value-type="float" office:value="1272.201">
            <text:p>1272,20100</text:p>
          </table:table-cell>
          <table:table-cell office:value-type="float" office:value="-5.97">
            <text:p>-5,97000</text:p>
          </table:table-cell>
          <table:table-cell office:value-type="float" office:value="1.6395">
            <text:p>1,639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063]+2.9847)/([.D2063]-14.4252)" office:value-type="float" office:value="-0.0183288022456513">
            <text:p>-0,01833</text:p>
          </table:table-cell>
          <table:table-cell table:number-columns-repeated="1017"/>
        </table:table-row>
        <table:table-row table:style-name="ro1">
          <table:table-cell office:value-type="float" office:value="1272.301">
            <text:p>1272,30100</text:p>
          </table:table-cell>
          <table:table-cell office:value-type="float" office:value="-5.97">
            <text:p>-5,97000</text:p>
          </table:table-cell>
          <table:table-cell office:value-type="float" office:value="1.6395">
            <text:p>1,639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064]+2.9847)/([.D2064]-14.4252)" office:value-type="float" office:value="-0.0183288022456513">
            <text:p>-0,01833</text:p>
          </table:table-cell>
          <table:table-cell table:number-columns-repeated="1017"/>
        </table:table-row>
        <table:table-row table:style-name="ro1">
          <table:table-cell office:value-type="float" office:value="1272.401">
            <text:p>1272,40100</text:p>
          </table:table-cell>
          <table:table-cell office:value-type="float" office:value="-5.97">
            <text:p>-5,97000</text:p>
          </table:table-cell>
          <table:table-cell office:value-type="float" office:value="1.6395">
            <text:p>1,639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065]+2.9847)/([.D2065]-14.4252)" office:value-type="float" office:value="-0.0183288022456513">
            <text:p>-0,01833</text:p>
          </table:table-cell>
          <table:table-cell table:number-columns-repeated="1017"/>
        </table:table-row>
        <table:table-row table:style-name="ro1">
          <table:table-cell office:value-type="float" office:value="1272.501">
            <text:p>1272,50100</text:p>
          </table:table-cell>
          <table:table-cell office:value-type="float" office:value="-5.97">
            <text:p>-5,97000</text:p>
          </table:table-cell>
          <table:table-cell office:value-type="float" office:value="1.6395">
            <text:p>1,639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066]+2.9847)/([.D2066]-14.4252)" office:value-type="float" office:value="-0.0183288022456513">
            <text:p>-0,01833</text:p>
          </table:table-cell>
          <table:table-cell table:number-columns-repeated="1017"/>
        </table:table-row>
        <table:table-row table:style-name="ro1">
          <table:table-cell office:value-type="float" office:value="1272.601">
            <text:p>1272,60100</text:p>
          </table:table-cell>
          <table:table-cell office:value-type="float" office:value="-5.97">
            <text:p>-5,97000</text:p>
          </table:table-cell>
          <table:table-cell office:value-type="float" office:value="1.6395">
            <text:p>1,639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067]+2.9847)/([.D2067]-14.4252)" office:value-type="float" office:value="-0.0183288022456513">
            <text:p>-0,01833</text:p>
          </table:table-cell>
          <table:table-cell table:number-columns-repeated="1017"/>
        </table:table-row>
        <table:table-row table:style-name="ro1">
          <table:table-cell office:value-type="float" office:value="1272.702">
            <text:p>1272,70200</text:p>
          </table:table-cell>
          <table:table-cell office:value-type="float" office:value="-5.97">
            <text:p>-5,97000</text:p>
          </table:table-cell>
          <table:table-cell office:value-type="float" office:value="1.6395">
            <text:p>1,639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068]+2.9847)/([.D2068]-14.4252)" office:value-type="float" office:value="-0.0183288022456513">
            <text:p>-0,01833</text:p>
          </table:table-cell>
          <table:table-cell table:number-columns-repeated="1017"/>
        </table:table-row>
        <table:table-row table:style-name="ro1">
          <table:table-cell office:value-type="float" office:value="1272.801">
            <text:p>1272,80100</text:p>
          </table:table-cell>
          <table:table-cell office:value-type="float" office:value="-5.97">
            <text:p>-5,97000</text:p>
          </table:table-cell>
          <table:table-cell office:value-type="float" office:value="1.638">
            <text:p>1,6380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2069]+2.9847)/([.D2069]-14.4252)" office:value-type="float" office:value="-0.0183119378155962">
            <text:p>-0,01831</text:p>
          </table:table-cell>
          <table:table-cell table:number-columns-repeated="1017"/>
        </table:table-row>
        <table:table-row table:style-name="ro1">
          <table:table-cell office:value-type="float" office:value="1272.901">
            <text:p>1272,90100</text:p>
          </table:table-cell>
          <table:table-cell office:value-type="float" office:value="-5.97">
            <text:p>-5,97000</text:p>
          </table:table-cell>
          <table:table-cell office:value-type="float" office:value="1.638">
            <text:p>1,6380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2070]+2.9847)/([.D2070]-14.4252)" office:value-type="float" office:value="-0.0183119378155962">
            <text:p>-0,01831</text:p>
          </table:table-cell>
          <table:table-cell table:number-columns-repeated="1017"/>
        </table:table-row>
        <table:table-row table:style-name="ro1">
          <table:table-cell office:value-type="float" office:value="1273.001">
            <text:p>1273,00100</text:p>
          </table:table-cell>
          <table:table-cell office:value-type="float" office:value="-5.955">
            <text:p>-5,95500</text:p>
          </table:table-cell>
          <table:table-cell office:value-type="float" office:value="1.638">
            <text:p>1,6380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2071]+2.9847)/([.D2071]-14.4252)" office:value-type="float" office:value="-0.0182199272748686">
            <text:p>-0,01822</text:p>
          </table:table-cell>
          <table:table-cell table:number-columns-repeated="1017"/>
        </table:table-row>
        <table:table-row table:style-name="ro1">
          <table:table-cell office:value-type="float" office:value="1273.101">
            <text:p>1273,10100</text:p>
          </table:table-cell>
          <table:table-cell office:value-type="float" office:value="-5.955">
            <text:p>-5,95500</text:p>
          </table:table-cell>
          <table:table-cell office:value-type="float" office:value="1.638">
            <text:p>1,6380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2072]+2.9847)/([.D2072]-14.4252)" office:value-type="float" office:value="-0.0182199272748686">
            <text:p>-0,01822</text:p>
          </table:table-cell>
          <table:table-cell table:number-columns-repeated="1017"/>
        </table:table-row>
        <table:table-row table:style-name="ro1">
          <table:table-cell office:value-type="float" office:value="1273.201">
            <text:p>1273,20100</text:p>
          </table:table-cell>
          <table:table-cell office:value-type="float" office:value="-5.955">
            <text:p>-5,95500</text:p>
          </table:table-cell>
          <table:table-cell office:value-type="float" office:value="1.638">
            <text:p>1,6380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2073]+2.9847)/([.D2073]-14.4252)" office:value-type="float" office:value="-0.0182199272748686">
            <text:p>-0,01822</text:p>
          </table:table-cell>
          <table:table-cell table:number-columns-repeated="1017"/>
        </table:table-row>
        <table:table-row table:style-name="ro1">
          <table:table-cell office:value-type="float" office:value="1273.301">
            <text:p>1273,30100</text:p>
          </table:table-cell>
          <table:table-cell office:value-type="float" office:value="-5.955">
            <text:p>-5,95500</text:p>
          </table:table-cell>
          <table:table-cell office:value-type="float" office:value="1.638">
            <text:p>1,6380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2074]+2.9847)/([.D2074]-14.4252)" office:value-type="float" office:value="-0.0182199272748686">
            <text:p>-0,01822</text:p>
          </table:table-cell>
          <table:table-cell table:number-columns-repeated="1017"/>
        </table:table-row>
        <table:table-row table:style-name="ro1">
          <table:table-cell office:value-type="float" office:value="1273.401">
            <text:p>1273,40100</text:p>
          </table:table-cell>
          <table:table-cell office:value-type="float" office:value="-5.955">
            <text:p>-5,95500</text:p>
          </table:table-cell>
          <table:table-cell office:value-type="float" office:value="1.638">
            <text:p>1,6380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2075]+2.9847)/([.D2075]-14.4252)" office:value-type="float" office:value="-0.0182199272748686">
            <text:p>-0,01822</text:p>
          </table:table-cell>
          <table:table-cell table:number-columns-repeated="1017"/>
        </table:table-row>
        <table:table-row table:style-name="ro1">
          <table:table-cell office:value-type="float" office:value="1273.501">
            <text:p>1273,50100</text:p>
          </table:table-cell>
          <table:table-cell office:value-type="float" office:value="-5.955">
            <text:p>-5,95500</text:p>
          </table:table-cell>
          <table:table-cell office:value-type="float" office:value="1.638">
            <text:p>1,6380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2076]+2.9847)/([.D2076]-14.4252)" office:value-type="float" office:value="-0.0182199272748686">
            <text:p>-0,01822</text:p>
          </table:table-cell>
          <table:table-cell table:number-columns-repeated="1017"/>
        </table:table-row>
        <table:table-row table:style-name="ro1">
          <table:table-cell office:value-type="float" office:value="1273.601">
            <text:p>1273,60100</text:p>
          </table:table-cell>
          <table:table-cell office:value-type="float" office:value="-5.955">
            <text:p>-5,95500</text:p>
          </table:table-cell>
          <table:table-cell office:value-type="float" office:value="1.638">
            <text:p>1,6380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2077]+2.9847)/([.D2077]-14.4252)" office:value-type="float" office:value="-0.0182199272748686">
            <text:p>-0,01822</text:p>
          </table:table-cell>
          <table:table-cell table:number-columns-repeated="1017"/>
        </table:table-row>
        <table:table-row table:style-name="ro1">
          <table:table-cell office:value-type="float" office:value="1273.701">
            <text:p>1273,70100</text:p>
          </table:table-cell>
          <table:table-cell office:value-type="float" office:value="-5.955">
            <text:p>-5,95500</text:p>
          </table:table-cell>
          <table:table-cell office:value-type="float" office:value="1.638">
            <text:p>1,6380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2078]+2.9847)/([.D2078]-14.4252)" office:value-type="float" office:value="-0.0182199272748686">
            <text:p>-0,01822</text:p>
          </table:table-cell>
          <table:table-cell table:number-columns-repeated="1017"/>
        </table:table-row>
        <table:table-row table:style-name="ro1">
          <table:table-cell office:value-type="float" office:value="1273.801">
            <text:p>1273,80100</text:p>
          </table:table-cell>
          <table:table-cell office:value-type="float" office:value="-5.955">
            <text:p>-5,95500</text:p>
          </table:table-cell>
          <table:table-cell office:value-type="float" office:value="1.638">
            <text:p>1,638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079]+2.9847)/([.D2079]-14.4252)" office:value-type="float" office:value="-0.0182367069675604">
            <text:p>-0,01824</text:p>
          </table:table-cell>
          <table:table-cell table:number-columns-repeated="1017"/>
        </table:table-row>
        <table:table-row table:style-name="ro1">
          <table:table-cell office:value-type="float" office:value="1273.901">
            <text:p>1273,90100</text:p>
          </table:table-cell>
          <table:table-cell office:value-type="float" office:value="-5.955">
            <text:p>-5,95500</text:p>
          </table:table-cell>
          <table:table-cell office:value-type="float" office:value="1.638">
            <text:p>1,638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080]+2.9847)/([.D2080]-14.4252)" office:value-type="float" office:value="-0.0182367069675604">
            <text:p>-0,01824</text:p>
          </table:table-cell>
          <table:table-cell table:number-columns-repeated="1017"/>
        </table:table-row>
        <table:table-row table:style-name="ro1">
          <table:table-cell office:value-type="float" office:value="1274.001">
            <text:p>1274,00100</text:p>
          </table:table-cell>
          <table:table-cell office:value-type="float" office:value="-5.955">
            <text:p>-5,95500</text:p>
          </table:table-cell>
          <table:table-cell office:value-type="float" office:value="1.638">
            <text:p>1,638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081]+2.9847)/([.D2081]-14.4252)" office:value-type="float" office:value="-0.0182367069675604">
            <text:p>-0,01824</text:p>
          </table:table-cell>
          <table:table-cell table:number-columns-repeated="1017"/>
        </table:table-row>
        <table:table-row table:style-name="ro1">
          <table:table-cell office:value-type="float" office:value="1274.101">
            <text:p>1274,10100</text:p>
          </table:table-cell>
          <table:table-cell office:value-type="float" office:value="-5.955">
            <text:p>-5,95500</text:p>
          </table:table-cell>
          <table:table-cell office:value-type="float" office:value="1.638">
            <text:p>1,638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082]+2.9847)/([.D2082]-14.4252)" office:value-type="float" office:value="-0.0182367069675604">
            <text:p>-0,01824</text:p>
          </table:table-cell>
          <table:table-cell table:number-columns-repeated="1017"/>
        </table:table-row>
        <table:table-row table:style-name="ro1">
          <table:table-cell office:value-type="float" office:value="1274.201">
            <text:p>1274,20100</text:p>
          </table:table-cell>
          <table:table-cell office:value-type="float" office:value="-5.955">
            <text:p>-5,95500</text:p>
          </table:table-cell>
          <table:table-cell office:value-type="float" office:value="1.638">
            <text:p>1,638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083]+2.9847)/([.D2083]-14.4252)" office:value-type="float" office:value="-0.0182367069675604">
            <text:p>-0,01824</text:p>
          </table:table-cell>
          <table:table-cell table:number-columns-repeated="1017"/>
        </table:table-row>
        <table:table-row table:style-name="ro1">
          <table:table-cell office:value-type="float" office:value="1274.301">
            <text:p>1274,30100</text:p>
          </table:table-cell>
          <table:table-cell office:value-type="float" office:value="-5.955">
            <text:p>-5,95500</text:p>
          </table:table-cell>
          <table:table-cell office:value-type="float" office:value="1.638">
            <text:p>1,638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084]+2.9847)/([.D2084]-14.4252)" office:value-type="float" office:value="-0.0182367069675604">
            <text:p>-0,01824</text:p>
          </table:table-cell>
          <table:table-cell table:number-columns-repeated="1017"/>
        </table:table-row>
        <table:table-row table:style-name="ro1">
          <table:table-cell office:value-type="float" office:value="1274.401">
            <text:p>1274,40100</text:p>
          </table:table-cell>
          <table:table-cell office:value-type="float" office:value="-5.955">
            <text:p>-5,95500</text:p>
          </table:table-cell>
          <table:table-cell office:value-type="float" office:value="1.638">
            <text:p>1,638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085]+2.9847)/([.D2085]-14.4252)" office:value-type="float" office:value="-0.0182367069675604">
            <text:p>-0,01824</text:p>
          </table:table-cell>
          <table:table-cell table:number-columns-repeated="1017"/>
        </table:table-row>
        <table:table-row table:style-name="ro1">
          <table:table-cell office:value-type="float" office:value="1274.501">
            <text:p>1274,50100</text:p>
          </table:table-cell>
          <table:table-cell office:value-type="float" office:value="-5.955">
            <text:p>-5,95500</text:p>
          </table:table-cell>
          <table:table-cell office:value-type="float" office:value="1.638">
            <text:p>1,638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086]+2.9847)/([.D2086]-14.4252)" office:value-type="float" office:value="-0.0182367069675604">
            <text:p>-0,01824</text:p>
          </table:table-cell>
          <table:table-cell table:number-columns-repeated="1017"/>
        </table:table-row>
        <table:table-row table:style-name="ro1">
          <table:table-cell office:value-type="float" office:value="1274.601">
            <text:p>1274,60100</text:p>
          </table:table-cell>
          <table:table-cell office:value-type="float" office:value="-5.955">
            <text:p>-5,95500</text:p>
          </table:table-cell>
          <table:table-cell office:value-type="float" office:value="1.638">
            <text:p>1,638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087]+2.9847)/([.D2087]-14.4252)" office:value-type="float" office:value="-0.0182367069675604">
            <text:p>-0,01824</text:p>
          </table:table-cell>
          <table:table-cell table:number-columns-repeated="1017"/>
        </table:table-row>
        <table:table-row table:style-name="ro1">
          <table:table-cell office:value-type="float" office:value="1274.701">
            <text:p>1274,70100</text:p>
          </table:table-cell>
          <table:table-cell office:value-type="float" office:value="-5.955">
            <text:p>-5,95500</text:p>
          </table:table-cell>
          <table:table-cell office:value-type="float" office:value="1.638">
            <text:p>1,638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088]+2.9847)/([.D2088]-14.4252)" office:value-type="float" office:value="-0.0182367069675604">
            <text:p>-0,01824</text:p>
          </table:table-cell>
          <table:table-cell table:number-columns-repeated="1017"/>
        </table:table-row>
        <table:table-row table:style-name="ro1">
          <table:table-cell office:value-type="float" office:value="1274.801">
            <text:p>1274,80100</text:p>
          </table:table-cell>
          <table:table-cell office:value-type="float" office:value="-5.955">
            <text:p>-5,95500</text:p>
          </table:table-cell>
          <table:table-cell office:value-type="float" office:value="1.6365">
            <text:p>1,636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089]+2.9847)/([.D2089]-14.4252)" office:value-type="float" office:value="-0.0182367069675604">
            <text:p>-0,01824</text:p>
          </table:table-cell>
          <table:table-cell table:number-columns-repeated="1017"/>
        </table:table-row>
        <table:table-row table:style-name="ro1">
          <table:table-cell office:value-type="float" office:value="1274.901">
            <text:p>1274,90100</text:p>
          </table:table-cell>
          <table:table-cell office:value-type="float" office:value="-5.955">
            <text:p>-5,95500</text:p>
          </table:table-cell>
          <table:table-cell office:value-type="float" office:value="1.6365">
            <text:p>1,636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090]+2.9847)/([.D2090]-14.4252)" office:value-type="float" office:value="-0.0182367069675604">
            <text:p>-0,01824</text:p>
          </table:table-cell>
          <table:table-cell table:number-columns-repeated="1017"/>
        </table:table-row>
        <table:table-row table:style-name="ro1">
          <table:table-cell office:value-type="float" office:value="1275.001">
            <text:p>1275,00100</text:p>
          </table:table-cell>
          <table:table-cell office:value-type="float" office:value="-5.955">
            <text:p>-5,95500</text:p>
          </table:table-cell>
          <table:table-cell office:value-type="float" office:value="1.6365">
            <text:p>1,636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091]+2.9847)/([.D2091]-14.4252)" office:value-type="float" office:value="-0.0182367069675604">
            <text:p>-0,01824</text:p>
          </table:table-cell>
          <table:table-cell table:number-columns-repeated="1017"/>
        </table:table-row>
        <table:table-row table:style-name="ro1">
          <table:table-cell office:value-type="float" office:value="1275.101">
            <text:p>1275,10100</text:p>
          </table:table-cell>
          <table:table-cell office:value-type="float" office:value="-5.94">
            <text:p>-5,94000</text:p>
          </table:table-cell>
          <table:table-cell office:value-type="float" office:value="1.6365">
            <text:p>1,636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092]+2.9847)/([.D2092]-14.4252)" office:value-type="float" office:value="-0.0181446116894695">
            <text:p>-0,01814</text:p>
          </table:table-cell>
          <table:table-cell table:number-columns-repeated="1017"/>
        </table:table-row>
        <table:table-row table:style-name="ro1">
          <table:table-cell office:value-type="float" office:value="1275.201">
            <text:p>1275,20100</text:p>
          </table:table-cell>
          <table:table-cell office:value-type="float" office:value="-5.94">
            <text:p>-5,94000</text:p>
          </table:table-cell>
          <table:table-cell office:value-type="float" office:value="1.6365">
            <text:p>1,636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093]+2.9847)/([.D2093]-14.4252)" office:value-type="float" office:value="-0.0181446116894695">
            <text:p>-0,01814</text:p>
          </table:table-cell>
          <table:table-cell table:number-columns-repeated="1017"/>
        </table:table-row>
        <table:table-row table:style-name="ro1">
          <table:table-cell office:value-type="float" office:value="1275.301">
            <text:p>1275,30100</text:p>
          </table:table-cell>
          <table:table-cell office:value-type="float" office:value="-5.94">
            <text:p>-5,94000</text:p>
          </table:table-cell>
          <table:table-cell office:value-type="float" office:value="1.6365">
            <text:p>1,636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094]+2.9847)/([.D2094]-14.4252)" office:value-type="float" office:value="-0.0181446116894695">
            <text:p>-0,01814</text:p>
          </table:table-cell>
          <table:table-cell table:number-columns-repeated="1017"/>
        </table:table-row>
        <table:table-row table:style-name="ro1">
          <table:table-cell office:value-type="float" office:value="1275.401">
            <text:p>1275,40100</text:p>
          </table:table-cell>
          <table:table-cell office:value-type="float" office:value="-5.94">
            <text:p>-5,94000</text:p>
          </table:table-cell>
          <table:table-cell office:value-type="float" office:value="1.6365">
            <text:p>1,636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095]+2.9847)/([.D2095]-14.4252)" office:value-type="float" office:value="-0.0181446116894695">
            <text:p>-0,01814</text:p>
          </table:table-cell>
          <table:table-cell table:number-columns-repeated="1017"/>
        </table:table-row>
        <table:table-row table:style-name="ro1">
          <table:table-cell office:value-type="float" office:value="1275.501">
            <text:p>1275,50100</text:p>
          </table:table-cell>
          <table:table-cell office:value-type="float" office:value="-5.94">
            <text:p>-5,94000</text:p>
          </table:table-cell>
          <table:table-cell office:value-type="float" office:value="1.6365">
            <text:p>1,636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096]+2.9847)/([.D2096]-14.4252)" office:value-type="float" office:value="-0.0181446116894695">
            <text:p>-0,01814</text:p>
          </table:table-cell>
          <table:table-cell table:number-columns-repeated="1017"/>
        </table:table-row>
        <table:table-row table:style-name="ro1">
          <table:table-cell office:value-type="float" office:value="1275.601">
            <text:p>1275,60100</text:p>
          </table:table-cell>
          <table:table-cell office:value-type="float" office:value="-5.94">
            <text:p>-5,94000</text:p>
          </table:table-cell>
          <table:table-cell office:value-type="float" office:value="1.6365">
            <text:p>1,636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097]+2.9847)/([.D2097]-14.4252)" office:value-type="float" office:value="-0.0181446116894695">
            <text:p>-0,01814</text:p>
          </table:table-cell>
          <table:table-cell table:number-columns-repeated="1017"/>
        </table:table-row>
        <table:table-row table:style-name="ro1">
          <table:table-cell office:value-type="float" office:value="1275.701">
            <text:p>1275,70100</text:p>
          </table:table-cell>
          <table:table-cell office:value-type="float" office:value="-5.94">
            <text:p>-5,94000</text:p>
          </table:table-cell>
          <table:table-cell office:value-type="float" office:value="1.6365">
            <text:p>1,636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098]+2.9847)/([.D2098]-14.4252)" office:value-type="float" office:value="-0.0181446116894695">
            <text:p>-0,01814</text:p>
          </table:table-cell>
          <table:table-cell table:number-columns-repeated="1017"/>
        </table:table-row>
        <table:table-row table:style-name="ro1">
          <table:table-cell office:value-type="float" office:value="1275.801">
            <text:p>1275,80100</text:p>
          </table:table-cell>
          <table:table-cell office:value-type="float" office:value="-5.94">
            <text:p>-5,94000</text:p>
          </table:table-cell>
          <table:table-cell office:value-type="float" office:value="1.635">
            <text:p>1,635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099]+2.9847)/([.D2099]-14.4252)" office:value-type="float" office:value="-0.0181446116894695">
            <text:p>-0,01814</text:p>
          </table:table-cell>
          <table:table-cell table:number-columns-repeated="1017"/>
        </table:table-row>
        <table:table-row table:style-name="ro1">
          <table:table-cell office:value-type="float" office:value="1275.901">
            <text:p>1275,90100</text:p>
          </table:table-cell>
          <table:table-cell office:value-type="float" office:value="-5.94">
            <text:p>-5,94000</text:p>
          </table:table-cell>
          <table:table-cell office:value-type="float" office:value="1.635">
            <text:p>1,635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100]+2.9847)/([.D2100]-14.4252)" office:value-type="float" office:value="-0.0181446116894695">
            <text:p>-0,01814</text:p>
          </table:table-cell>
          <table:table-cell table:number-columns-repeated="1017"/>
        </table:table-row>
        <table:table-row table:style-name="ro1">
          <table:table-cell office:value-type="float" office:value="1276.001">
            <text:p>1276,00100</text:p>
          </table:table-cell>
          <table:table-cell office:value-type="float" office:value="-5.94">
            <text:p>-5,94000</text:p>
          </table:table-cell>
          <table:table-cell office:value-type="float" office:value="1.635">
            <text:p>1,635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101]+2.9847)/([.D2101]-14.4252)" office:value-type="float" office:value="-0.0181446116894695">
            <text:p>-0,01814</text:p>
          </table:table-cell>
          <table:table-cell table:number-columns-repeated="1017"/>
        </table:table-row>
        <table:table-row table:style-name="ro1">
          <table:table-cell office:value-type="float" office:value="1276.101">
            <text:p>1276,10100</text:p>
          </table:table-cell>
          <table:table-cell office:value-type="float" office:value="-5.94">
            <text:p>-5,94000</text:p>
          </table:table-cell>
          <table:table-cell office:value-type="float" office:value="1.635">
            <text:p>1,635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102]+2.9847)/([.D2102]-14.4252)" office:value-type="float" office:value="-0.0181446116894695">
            <text:p>-0,01814</text:p>
          </table:table-cell>
          <table:table-cell table:number-columns-repeated="1017"/>
        </table:table-row>
        <table:table-row table:style-name="ro1">
          <table:table-cell office:value-type="float" office:value="1276.201">
            <text:p>1276,20100</text:p>
          </table:table-cell>
          <table:table-cell office:value-type="float" office:value="-5.94">
            <text:p>-5,94000</text:p>
          </table:table-cell>
          <table:table-cell office:value-type="float" office:value="1.635">
            <text:p>1,635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103]+2.9847)/([.D2103]-14.4252)" office:value-type="float" office:value="-0.0181446116894695">
            <text:p>-0,01814</text:p>
          </table:table-cell>
          <table:table-cell table:number-columns-repeated="1017"/>
        </table:table-row>
        <table:table-row table:style-name="ro1">
          <table:table-cell office:value-type="float" office:value="1276.301">
            <text:p>1276,30100</text:p>
          </table:table-cell>
          <table:table-cell office:value-type="float" office:value="-5.94">
            <text:p>-5,94000</text:p>
          </table:table-cell>
          <table:table-cell office:value-type="float" office:value="1.635">
            <text:p>1,635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104]+2.9847)/([.D2104]-14.4252)" office:value-type="float" office:value="-0.0181446116894695">
            <text:p>-0,01814</text:p>
          </table:table-cell>
          <table:table-cell table:number-columns-repeated="1017"/>
        </table:table-row>
        <table:table-row table:style-name="ro1">
          <table:table-cell office:value-type="float" office:value="1276.401">
            <text:p>1276,40100</text:p>
          </table:table-cell>
          <table:table-cell office:value-type="float" office:value="-5.94">
            <text:p>-5,94000</text:p>
          </table:table-cell>
          <table:table-cell office:value-type="float" office:value="1.635">
            <text:p>1,635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105]+2.9847)/([.D2105]-14.4252)" office:value-type="float" office:value="-0.0181446116894695">
            <text:p>-0,01814</text:p>
          </table:table-cell>
          <table:table-cell table:number-columns-repeated="1017"/>
        </table:table-row>
        <table:table-row table:style-name="ro1">
          <table:table-cell office:value-type="float" office:value="1276.501">
            <text:p>1276,50100</text:p>
          </table:table-cell>
          <table:table-cell office:value-type="float" office:value="-5.94">
            <text:p>-5,94000</text:p>
          </table:table-cell>
          <table:table-cell office:value-type="float" office:value="1.635">
            <text:p>1,635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106]+2.9847)/([.D2106]-14.4252)" office:value-type="float" office:value="-0.0181446116894695">
            <text:p>-0,01814</text:p>
          </table:table-cell>
          <table:table-cell table:number-columns-repeated="1017"/>
        </table:table-row>
        <table:table-row table:style-name="ro1">
          <table:table-cell office:value-type="float" office:value="1276.601">
            <text:p>1276,60100</text:p>
          </table:table-cell>
          <table:table-cell office:value-type="float" office:value="-5.94">
            <text:p>-5,94000</text:p>
          </table:table-cell>
          <table:table-cell office:value-type="float" office:value="1.635">
            <text:p>1,635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107]+2.9847)/([.D2107]-14.4252)" office:value-type="float" office:value="-0.0181446116894695">
            <text:p>-0,01814</text:p>
          </table:table-cell>
          <table:table-cell table:number-columns-repeated="1017"/>
        </table:table-row>
        <table:table-row table:style-name="ro1">
          <table:table-cell office:value-type="float" office:value="1276.701">
            <text:p>1276,70100</text:p>
          </table:table-cell>
          <table:table-cell office:value-type="float" office:value="-5.94">
            <text:p>-5,94000</text:p>
          </table:table-cell>
          <table:table-cell office:value-type="float" office:value="1.635">
            <text:p>1,635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108]+2.9847)/([.D2108]-14.4252)" office:value-type="float" office:value="-0.0181446116894695">
            <text:p>-0,01814</text:p>
          </table:table-cell>
          <table:table-cell table:number-columns-repeated="1017"/>
        </table:table-row>
        <table:table-row table:style-name="ro1">
          <table:table-cell office:value-type="float" office:value="1276.801">
            <text:p>1276,80100</text:p>
          </table:table-cell>
          <table:table-cell office:value-type="float" office:value="-5.94">
            <text:p>-5,94000</text:p>
          </table:table-cell>
          <table:table-cell office:value-type="float" office:value="1.6395">
            <text:p>1,639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109]+2.9847)/([.D2109]-14.4252)" office:value-type="float" office:value="-0.0181446116894695">
            <text:p>-0,01814</text:p>
          </table:table-cell>
          <table:table-cell table:number-columns-repeated="1017"/>
        </table:table-row>
        <table:table-row table:style-name="ro1">
          <table:table-cell office:value-type="float" office:value="1276.901">
            <text:p>1276,90100</text:p>
          </table:table-cell>
          <table:table-cell office:value-type="float" office:value="-5.94">
            <text:p>-5,94000</text:p>
          </table:table-cell>
          <table:table-cell office:value-type="float" office:value="1.6395">
            <text:p>1,639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110]+2.9847)/([.D2110]-14.4252)" office:value-type="float" office:value="-0.0181446116894695">
            <text:p>-0,01814</text:p>
          </table:table-cell>
          <table:table-cell table:number-columns-repeated="1017"/>
        </table:table-row>
        <table:table-row table:style-name="ro1">
          <table:table-cell office:value-type="float" office:value="1277.001">
            <text:p>1277,00100</text:p>
          </table:table-cell>
          <table:table-cell office:value-type="float" office:value="-5.94">
            <text:p>-5,94000</text:p>
          </table:table-cell>
          <table:table-cell office:value-type="float" office:value="1.6395">
            <text:p>1,639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111]+2.9847)/([.D2111]-14.4252)" office:value-type="float" office:value="-0.0181446116894695">
            <text:p>-0,01814</text:p>
          </table:table-cell>
          <table:table-cell table:number-columns-repeated="1017"/>
        </table:table-row>
        <table:table-row table:style-name="ro1">
          <table:table-cell office:value-type="float" office:value="1277.101">
            <text:p>1277,10100</text:p>
          </table:table-cell>
          <table:table-cell office:value-type="float" office:value="-5.94">
            <text:p>-5,94000</text:p>
          </table:table-cell>
          <table:table-cell office:value-type="float" office:value="1.6395">
            <text:p>1,639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112]+2.9847)/([.D2112]-14.4252)" office:value-type="float" office:value="-0.0181446116894695">
            <text:p>-0,01814</text:p>
          </table:table-cell>
          <table:table-cell table:number-columns-repeated="1017"/>
        </table:table-row>
        <table:table-row table:style-name="ro1">
          <table:table-cell office:value-type="float" office:value="1277.201">
            <text:p>1277,20100</text:p>
          </table:table-cell>
          <table:table-cell office:value-type="float" office:value="-5.94">
            <text:p>-5,94000</text:p>
          </table:table-cell>
          <table:table-cell office:value-type="float" office:value="1.6395">
            <text:p>1,639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113]+2.9847)/([.D2113]-14.4252)" office:value-type="float" office:value="-0.0181446116894695">
            <text:p>-0,01814</text:p>
          </table:table-cell>
          <table:table-cell table:number-columns-repeated="1017"/>
        </table:table-row>
        <table:table-row table:style-name="ro1">
          <table:table-cell office:value-type="float" office:value="1277.301">
            <text:p>1277,30100</text:p>
          </table:table-cell>
          <table:table-cell office:value-type="float" office:value="-5.94">
            <text:p>-5,94000</text:p>
          </table:table-cell>
          <table:table-cell office:value-type="float" office:value="1.6395">
            <text:p>1,639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114]+2.9847)/([.D2114]-14.4252)" office:value-type="float" office:value="-0.0181446116894695">
            <text:p>-0,01814</text:p>
          </table:table-cell>
          <table:table-cell table:number-columns-repeated="1017"/>
        </table:table-row>
        <table:table-row table:style-name="ro1">
          <table:table-cell office:value-type="float" office:value="1277.401">
            <text:p>1277,40100</text:p>
          </table:table-cell>
          <table:table-cell office:value-type="float" office:value="-5.94">
            <text:p>-5,94000</text:p>
          </table:table-cell>
          <table:table-cell office:value-type="float" office:value="1.6395">
            <text:p>1,639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115]+2.9847)/([.D2115]-14.4252)" office:value-type="float" office:value="-0.0181446116894695">
            <text:p>-0,01814</text:p>
          </table:table-cell>
          <table:table-cell table:number-columns-repeated="1017"/>
        </table:table-row>
        <table:table-row table:style-name="ro1">
          <table:table-cell office:value-type="float" office:value="1277.501">
            <text:p>1277,50100</text:p>
          </table:table-cell>
          <table:table-cell office:value-type="float" office:value="-5.94">
            <text:p>-5,94000</text:p>
          </table:table-cell>
          <table:table-cell office:value-type="float" office:value="1.6395">
            <text:p>1,639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116]+2.9847)/([.D2116]-14.4252)" office:value-type="float" office:value="-0.0181446116894695">
            <text:p>-0,01814</text:p>
          </table:table-cell>
          <table:table-cell table:number-columns-repeated="1017"/>
        </table:table-row>
        <table:table-row table:style-name="ro1">
          <table:table-cell office:value-type="float" office:value="1277.601">
            <text:p>1277,60100</text:p>
          </table:table-cell>
          <table:table-cell office:value-type="float" office:value="-5.94">
            <text:p>-5,94000</text:p>
          </table:table-cell>
          <table:table-cell office:value-type="float" office:value="1.6395">
            <text:p>1,639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117]+2.9847)/([.D2117]-14.4252)" office:value-type="float" office:value="-0.0181446116894695">
            <text:p>-0,01814</text:p>
          </table:table-cell>
          <table:table-cell table:number-columns-repeated="1017"/>
        </table:table-row>
        <table:table-row table:style-name="ro1">
          <table:table-cell office:value-type="float" office:value="1277.701">
            <text:p>1277,70100</text:p>
          </table:table-cell>
          <table:table-cell office:value-type="float" office:value="-5.94">
            <text:p>-5,94000</text:p>
          </table:table-cell>
          <table:table-cell office:value-type="float" office:value="1.6395">
            <text:p>1,639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118]+2.9847)/([.D2118]-14.4252)" office:value-type="float" office:value="-0.0181446116894695">
            <text:p>-0,01814</text:p>
          </table:table-cell>
          <table:table-cell table:number-columns-repeated="1017"/>
        </table:table-row>
        <table:table-row table:style-name="ro1">
          <table:table-cell office:value-type="float" office:value="1277.801">
            <text:p>1277,80100</text:p>
          </table:table-cell>
          <table:table-cell office:value-type="float" office:value="-5.94">
            <text:p>-5,94000</text:p>
          </table:table-cell>
          <table:table-cell office:value-type="float" office:value="1.638">
            <text:p>1,638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119]+2.9847)/([.D2119]-14.4252)" office:value-type="float" office:value="-0.0181446116894695">
            <text:p>-0,01814</text:p>
          </table:table-cell>
          <table:table-cell table:number-columns-repeated="1017"/>
        </table:table-row>
        <table:table-row table:style-name="ro1">
          <table:table-cell office:value-type="float" office:value="1277.901">
            <text:p>1277,90100</text:p>
          </table:table-cell>
          <table:table-cell office:value-type="float" office:value="-5.94">
            <text:p>-5,94000</text:p>
          </table:table-cell>
          <table:table-cell office:value-type="float" office:value="1.638">
            <text:p>1,638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120]+2.9847)/([.D2120]-14.4252)" office:value-type="float" office:value="-0.0181446116894695">
            <text:p>-0,01814</text:p>
          </table:table-cell>
          <table:table-cell table:number-columns-repeated="1017"/>
        </table:table-row>
        <table:table-row table:style-name="ro1">
          <table:table-cell office:value-type="float" office:value="1278.001">
            <text:p>1278,00100</text:p>
          </table:table-cell>
          <table:table-cell office:value-type="float" office:value="-5.94">
            <text:p>-5,94000</text:p>
          </table:table-cell>
          <table:table-cell office:value-type="float" office:value="1.638">
            <text:p>1,638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121]+2.9847)/([.D2121]-14.4252)" office:value-type="float" office:value="-0.0181446116894695">
            <text:p>-0,01814</text:p>
          </table:table-cell>
          <table:table-cell table:number-columns-repeated="1017"/>
        </table:table-row>
        <table:table-row table:style-name="ro1">
          <table:table-cell office:value-type="float" office:value="1278.101">
            <text:p>1278,10100</text:p>
          </table:table-cell>
          <table:table-cell office:value-type="float" office:value="-5.925">
            <text:p>-5,92500</text:p>
          </table:table-cell>
          <table:table-cell office:value-type="float" office:value="1.638">
            <text:p>1,638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122]+2.9847)/([.D2122]-14.4252)" office:value-type="float" office:value="-0.0180525164113785">
            <text:p>-0,01805</text:p>
          </table:table-cell>
          <table:table-cell table:number-columns-repeated="1017"/>
        </table:table-row>
        <table:table-row table:style-name="ro1">
          <table:table-cell office:value-type="float" office:value="1278.201">
            <text:p>1278,20100</text:p>
          </table:table-cell>
          <table:table-cell office:value-type="float" office:value="-5.925">
            <text:p>-5,92500</text:p>
          </table:table-cell>
          <table:table-cell office:value-type="float" office:value="1.638">
            <text:p>1,638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123]+2.9847)/([.D2123]-14.4252)" office:value-type="float" office:value="-0.0180525164113785">
            <text:p>-0,01805</text:p>
          </table:table-cell>
          <table:table-cell table:number-columns-repeated="1017"/>
        </table:table-row>
        <table:table-row table:style-name="ro1">
          <table:table-cell office:value-type="float" office:value="1278.301">
            <text:p>1278,30100</text:p>
          </table:table-cell>
          <table:table-cell office:value-type="float" office:value="-5.925">
            <text:p>-5,92500</text:p>
          </table:table-cell>
          <table:table-cell office:value-type="float" office:value="1.638">
            <text:p>1,638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124]+2.9847)/([.D2124]-14.4252)" office:value-type="float" office:value="-0.0180525164113785">
            <text:p>-0,01805</text:p>
          </table:table-cell>
          <table:table-cell table:number-columns-repeated="1017"/>
        </table:table-row>
        <table:table-row table:style-name="ro1">
          <table:table-cell office:value-type="float" office:value="1278.401">
            <text:p>1278,40100</text:p>
          </table:table-cell>
          <table:table-cell office:value-type="float" office:value="-5.925">
            <text:p>-5,92500</text:p>
          </table:table-cell>
          <table:table-cell office:value-type="float" office:value="1.638">
            <text:p>1,638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125]+2.9847)/([.D2125]-14.4252)" office:value-type="float" office:value="-0.0180525164113785">
            <text:p>-0,01805</text:p>
          </table:table-cell>
          <table:table-cell table:number-columns-repeated="1017"/>
        </table:table-row>
        <table:table-row table:style-name="ro1">
          <table:table-cell office:value-type="float" office:value="1278.501">
            <text:p>1278,50100</text:p>
          </table:table-cell>
          <table:table-cell office:value-type="float" office:value="-5.925">
            <text:p>-5,92500</text:p>
          </table:table-cell>
          <table:table-cell office:value-type="float" office:value="1.638">
            <text:p>1,638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126]+2.9847)/([.D2126]-14.4252)" office:value-type="float" office:value="-0.0180525164113785">
            <text:p>-0,01805</text:p>
          </table:table-cell>
          <table:table-cell table:number-columns-repeated="1017"/>
        </table:table-row>
        <table:table-row table:style-name="ro1">
          <table:table-cell office:value-type="float" office:value="1278.601">
            <text:p>1278,60100</text:p>
          </table:table-cell>
          <table:table-cell office:value-type="float" office:value="-5.925">
            <text:p>-5,92500</text:p>
          </table:table-cell>
          <table:table-cell office:value-type="float" office:value="1.638">
            <text:p>1,638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127]+2.9847)/([.D2127]-14.4252)" office:value-type="float" office:value="-0.0180525164113785">
            <text:p>-0,01805</text:p>
          </table:table-cell>
          <table:table-cell table:number-columns-repeated="1017"/>
        </table:table-row>
        <table:table-row table:style-name="ro1">
          <table:table-cell office:value-type="float" office:value="1278.701">
            <text:p>1278,70100</text:p>
          </table:table-cell>
          <table:table-cell office:value-type="float" office:value="-5.925">
            <text:p>-5,92500</text:p>
          </table:table-cell>
          <table:table-cell office:value-type="float" office:value="1.638">
            <text:p>1,638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128]+2.9847)/([.D2128]-14.4252)" office:value-type="float" office:value="-0.0180525164113785">
            <text:p>-0,01805</text:p>
          </table:table-cell>
          <table:table-cell table:number-columns-repeated="1017"/>
        </table:table-row>
        <table:table-row table:style-name="ro1">
          <table:table-cell office:value-type="float" office:value="1278.801">
            <text:p>1278,80100</text:p>
          </table:table-cell>
          <table:table-cell office:value-type="float" office:value="-5.925">
            <text:p>-5,92500</text:p>
          </table:table-cell>
          <table:table-cell office:value-type="float" office:value="1.638">
            <text:p>1,638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129]+2.9847)/([.D2129]-14.4252)" office:value-type="float" office:value="-0.0180525164113785">
            <text:p>-0,01805</text:p>
          </table:table-cell>
          <table:table-cell table:number-columns-repeated="1017"/>
        </table:table-row>
        <table:table-row table:style-name="ro1">
          <table:table-cell office:value-type="float" office:value="1278.901">
            <text:p>1278,90100</text:p>
          </table:table-cell>
          <table:table-cell office:value-type="float" office:value="-5.925">
            <text:p>-5,92500</text:p>
          </table:table-cell>
          <table:table-cell office:value-type="float" office:value="1.638">
            <text:p>1,638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130]+2.9847)/([.D2130]-14.4252)" office:value-type="float" office:value="-0.0180525164113785">
            <text:p>-0,01805</text:p>
          </table:table-cell>
          <table:table-cell table:number-columns-repeated="1017"/>
        </table:table-row>
        <table:table-row table:style-name="ro1">
          <table:table-cell office:value-type="float" office:value="1279.001">
            <text:p>1279,00100</text:p>
          </table:table-cell>
          <table:table-cell office:value-type="float" office:value="-5.925">
            <text:p>-5,92500</text:p>
          </table:table-cell>
          <table:table-cell office:value-type="float" office:value="1.638">
            <text:p>1,638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131]+2.9847)/([.D2131]-14.4252)" office:value-type="float" office:value="-0.0180525164113785">
            <text:p>-0,01805</text:p>
          </table:table-cell>
          <table:table-cell table:number-columns-repeated="1017"/>
        </table:table-row>
        <table:table-row table:style-name="ro1">
          <table:table-cell office:value-type="float" office:value="1279.101">
            <text:p>1279,10100</text:p>
          </table:table-cell>
          <table:table-cell office:value-type="float" office:value="-5.925">
            <text:p>-5,92500</text:p>
          </table:table-cell>
          <table:table-cell office:value-type="float" office:value="1.638">
            <text:p>1,638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132]+2.9847)/([.D2132]-14.4252)" office:value-type="float" office:value="-0.0180525164113785">
            <text:p>-0,01805</text:p>
          </table:table-cell>
          <table:table-cell table:number-columns-repeated="1017"/>
        </table:table-row>
        <table:table-row table:style-name="ro1">
          <table:table-cell office:value-type="float" office:value="1279.201">
            <text:p>1279,20100</text:p>
          </table:table-cell>
          <table:table-cell office:value-type="float" office:value="-5.925">
            <text:p>-5,92500</text:p>
          </table:table-cell>
          <table:table-cell office:value-type="float" office:value="1.638">
            <text:p>1,638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133]+2.9847)/([.D2133]-14.4252)" office:value-type="float" office:value="-0.0180525164113785">
            <text:p>-0,01805</text:p>
          </table:table-cell>
          <table:table-cell table:number-columns-repeated="1017"/>
        </table:table-row>
        <table:table-row table:style-name="ro1">
          <table:table-cell office:value-type="float" office:value="1279.301">
            <text:p>1279,30100</text:p>
          </table:table-cell>
          <table:table-cell office:value-type="float" office:value="-5.925">
            <text:p>-5,92500</text:p>
          </table:table-cell>
          <table:table-cell office:value-type="float" office:value="1.638">
            <text:p>1,638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134]+2.9847)/([.D2134]-14.4252)" office:value-type="float" office:value="-0.0180525164113785">
            <text:p>-0,01805</text:p>
          </table:table-cell>
          <table:table-cell table:number-columns-repeated="1017"/>
        </table:table-row>
        <table:table-row table:style-name="ro1">
          <table:table-cell office:value-type="float" office:value="1279.401">
            <text:p>1279,40100</text:p>
          </table:table-cell>
          <table:table-cell office:value-type="float" office:value="-5.925">
            <text:p>-5,92500</text:p>
          </table:table-cell>
          <table:table-cell office:value-type="float" office:value="1.638">
            <text:p>1,638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135]+2.9847)/([.D2135]-14.4252)" office:value-type="float" office:value="-0.0180525164113785">
            <text:p>-0,01805</text:p>
          </table:table-cell>
          <table:table-cell table:number-columns-repeated="1017"/>
        </table:table-row>
        <table:table-row table:style-name="ro1">
          <table:table-cell office:value-type="float" office:value="1279.501">
            <text:p>1279,50100</text:p>
          </table:table-cell>
          <table:table-cell office:value-type="float" office:value="-5.925">
            <text:p>-5,92500</text:p>
          </table:table-cell>
          <table:table-cell office:value-type="float" office:value="1.638">
            <text:p>1,638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136]+2.9847)/([.D2136]-14.4252)" office:value-type="float" office:value="-0.0180525164113785">
            <text:p>-0,01805</text:p>
          </table:table-cell>
          <table:table-cell table:number-columns-repeated="1017"/>
        </table:table-row>
        <table:table-row table:style-name="ro1">
          <table:table-cell office:value-type="float" office:value="1279.601">
            <text:p>1279,60100</text:p>
          </table:table-cell>
          <table:table-cell office:value-type="float" office:value="-5.925">
            <text:p>-5,92500</text:p>
          </table:table-cell>
          <table:table-cell office:value-type="float" office:value="1.638">
            <text:p>1,638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137]+2.9847)/([.D2137]-14.4252)" office:value-type="float" office:value="-0.0180525164113785">
            <text:p>-0,01805</text:p>
          </table:table-cell>
          <table:table-cell table:number-columns-repeated="1017"/>
        </table:table-row>
        <table:table-row table:style-name="ro1">
          <table:table-cell office:value-type="float" office:value="1279.701">
            <text:p>1279,70100</text:p>
          </table:table-cell>
          <table:table-cell office:value-type="float" office:value="-5.925">
            <text:p>-5,92500</text:p>
          </table:table-cell>
          <table:table-cell office:value-type="float" office:value="1.638">
            <text:p>1,638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138]+2.9847)/([.D2138]-14.4252)" office:value-type="float" office:value="-0.0180525164113785">
            <text:p>-0,01805</text:p>
          </table:table-cell>
          <table:table-cell table:number-columns-repeated="1017"/>
        </table:table-row>
        <table:table-row table:style-name="ro1">
          <table:table-cell office:value-type="float" office:value="1279.801">
            <text:p>1279,80100</text:p>
          </table:table-cell>
          <table:table-cell office:value-type="float" office:value="-5.925">
            <text:p>-5,92500</text:p>
          </table:table-cell>
          <table:table-cell office:value-type="float" office:value="1.6365">
            <text:p>1,636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139]+2.9847)/([.D2139]-14.4252)" office:value-type="float" office:value="-0.0180525164113785">
            <text:p>-0,01805</text:p>
          </table:table-cell>
          <table:table-cell table:number-columns-repeated="1017"/>
        </table:table-row>
        <table:table-row table:style-name="ro1">
          <table:table-cell office:value-type="float" office:value="1279.901">
            <text:p>1279,90100</text:p>
          </table:table-cell>
          <table:table-cell office:value-type="float" office:value="-5.925">
            <text:p>-5,92500</text:p>
          </table:table-cell>
          <table:table-cell office:value-type="float" office:value="1.6365">
            <text:p>1,636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140]+2.9847)/([.D2140]-14.4252)" office:value-type="float" office:value="-0.0180525164113785">
            <text:p>-0,01805</text:p>
          </table:table-cell>
          <table:table-cell table:number-columns-repeated="1017"/>
        </table:table-row>
        <table:table-row table:style-name="ro1">
          <table:table-cell office:value-type="float" office:value="1280.001">
            <text:p>1280,00100</text:p>
          </table:table-cell>
          <table:table-cell office:value-type="float" office:value="-5.925">
            <text:p>-5,92500</text:p>
          </table:table-cell>
          <table:table-cell office:value-type="float" office:value="1.6365">
            <text:p>1,636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141]+2.9847)/([.D2141]-14.4252)" office:value-type="float" office:value="-0.0180525164113785">
            <text:p>-0,01805</text:p>
          </table:table-cell>
          <table:table-cell table:number-columns-repeated="1017"/>
        </table:table-row>
        <table:table-row table:style-name="ro1">
          <table:table-cell office:value-type="float" office:value="1280.102">
            <text:p>1280,10200</text:p>
          </table:table-cell>
          <table:table-cell office:value-type="float" office:value="-5.925">
            <text:p>-5,92500</text:p>
          </table:table-cell>
          <table:table-cell office:value-type="float" office:value="1.6365">
            <text:p>1,636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142]+2.9847)/([.D2142]-14.4252)" office:value-type="float" office:value="-0.0180525164113785">
            <text:p>-0,01805</text:p>
          </table:table-cell>
          <table:table-cell table:number-columns-repeated="1017"/>
        </table:table-row>
        <table:table-row table:style-name="ro1">
          <table:table-cell office:value-type="float" office:value="1280.201">
            <text:p>1280,20100</text:p>
          </table:table-cell>
          <table:table-cell office:value-type="float" office:value="-5.925">
            <text:p>-5,92500</text:p>
          </table:table-cell>
          <table:table-cell office:value-type="float" office:value="1.6365">
            <text:p>1,636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143]+2.9847)/([.D2143]-14.4252)" office:value-type="float" office:value="-0.0180525164113785">
            <text:p>-0,01805</text:p>
          </table:table-cell>
          <table:table-cell table:number-columns-repeated="1017"/>
        </table:table-row>
        <table:table-row table:style-name="ro1">
          <table:table-cell office:value-type="float" office:value="1280.301">
            <text:p>1280,30100</text:p>
          </table:table-cell>
          <table:table-cell office:value-type="float" office:value="-5.925">
            <text:p>-5,92500</text:p>
          </table:table-cell>
          <table:table-cell office:value-type="float" office:value="1.6365">
            <text:p>1,636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144]+2.9847)/([.D2144]-14.4252)" office:value-type="float" office:value="-0.0180525164113785">
            <text:p>-0,01805</text:p>
          </table:table-cell>
          <table:table-cell table:number-columns-repeated="1017"/>
        </table:table-row>
        <table:table-row table:style-name="ro1">
          <table:table-cell office:value-type="float" office:value="1280.401">
            <text:p>1280,40100</text:p>
          </table:table-cell>
          <table:table-cell office:value-type="float" office:value="-5.925">
            <text:p>-5,92500</text:p>
          </table:table-cell>
          <table:table-cell office:value-type="float" office:value="1.6365">
            <text:p>1,636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145]+2.9847)/([.D2145]-14.4252)" office:value-type="float" office:value="-0.0180525164113785">
            <text:p>-0,01805</text:p>
          </table:table-cell>
          <table:table-cell table:number-columns-repeated="1017"/>
        </table:table-row>
        <table:table-row table:style-name="ro1">
          <table:table-cell office:value-type="float" office:value="1280.501">
            <text:p>1280,50100</text:p>
          </table:table-cell>
          <table:table-cell office:value-type="float" office:value="-5.925">
            <text:p>-5,92500</text:p>
          </table:table-cell>
          <table:table-cell office:value-type="float" office:value="1.6365">
            <text:p>1,636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146]+2.9847)/([.D2146]-14.4252)" office:value-type="float" office:value="-0.0180525164113785">
            <text:p>-0,01805</text:p>
          </table:table-cell>
          <table:table-cell table:number-columns-repeated="1017"/>
        </table:table-row>
        <table:table-row table:style-name="ro1">
          <table:table-cell office:value-type="float" office:value="1280.601">
            <text:p>1280,60100</text:p>
          </table:table-cell>
          <table:table-cell office:value-type="float" office:value="-5.925">
            <text:p>-5,92500</text:p>
          </table:table-cell>
          <table:table-cell office:value-type="float" office:value="1.6365">
            <text:p>1,636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147]+2.9847)/([.D2147]-14.4252)" office:value-type="float" office:value="-0.0180525164113785">
            <text:p>-0,01805</text:p>
          </table:table-cell>
          <table:table-cell table:number-columns-repeated="1017"/>
        </table:table-row>
        <table:table-row table:style-name="ro1">
          <table:table-cell office:value-type="float" office:value="1280.701">
            <text:p>1280,70100</text:p>
          </table:table-cell>
          <table:table-cell office:value-type="float" office:value="-5.925">
            <text:p>-5,92500</text:p>
          </table:table-cell>
          <table:table-cell office:value-type="float" office:value="1.6365">
            <text:p>1,636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148]+2.9847)/([.D2148]-14.4252)" office:value-type="float" office:value="-0.0180525164113785">
            <text:p>-0,01805</text:p>
          </table:table-cell>
          <table:table-cell table:number-columns-repeated="1017"/>
        </table:table-row>
        <table:table-row table:style-name="ro1">
          <table:table-cell office:value-type="float" office:value="1280.801">
            <text:p>1280,80100</text:p>
          </table:table-cell>
          <table:table-cell office:value-type="float" office:value="-5.925">
            <text:p>-5,92500</text:p>
          </table:table-cell>
          <table:table-cell office:value-type="float" office:value="1.638">
            <text:p>1,638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149]+2.9847)/([.D2149]-14.4252)" office:value-type="float" office:value="-0.0180525164113785">
            <text:p>-0,01805</text:p>
          </table:table-cell>
          <table:table-cell table:number-columns-repeated="1017"/>
        </table:table-row>
        <table:table-row table:style-name="ro1">
          <table:table-cell office:value-type="float" office:value="1280.901">
            <text:p>1280,90100</text:p>
          </table:table-cell>
          <table:table-cell office:value-type="float" office:value="-5.925">
            <text:p>-5,92500</text:p>
          </table:table-cell>
          <table:table-cell office:value-type="float" office:value="1.638">
            <text:p>1,638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150]+2.9847)/([.D2150]-14.4252)" office:value-type="float" office:value="-0.0180525164113785">
            <text:p>-0,01805</text:p>
          </table:table-cell>
          <table:table-cell table:number-columns-repeated="1017"/>
        </table:table-row>
        <table:table-row table:style-name="ro1">
          <table:table-cell office:value-type="float" office:value="1281.001">
            <text:p>1281,00100</text:p>
          </table:table-cell>
          <table:table-cell office:value-type="float" office:value="-5.925">
            <text:p>-5,92500</text:p>
          </table:table-cell>
          <table:table-cell office:value-type="float" office:value="1.638">
            <text:p>1,638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151]+2.9847)/([.D2151]-14.4252)" office:value-type="float" office:value="-0.0180525164113785">
            <text:p>-0,01805</text:p>
          </table:table-cell>
          <table:table-cell table:number-columns-repeated="1017"/>
        </table:table-row>
        <table:table-row table:style-name="ro1">
          <table:table-cell office:value-type="float" office:value="1281.101">
            <text:p>1281,10100</text:p>
          </table:table-cell>
          <table:table-cell office:value-type="float" office:value="-5.925">
            <text:p>-5,92500</text:p>
          </table:table-cell>
          <table:table-cell office:value-type="float" office:value="1.638">
            <text:p>1,638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152]+2.9847)/([.D2152]-14.4252)" office:value-type="float" office:value="-0.0180525164113785">
            <text:p>-0,01805</text:p>
          </table:table-cell>
          <table:table-cell table:number-columns-repeated="1017"/>
        </table:table-row>
        <table:table-row table:style-name="ro1">
          <table:table-cell office:value-type="float" office:value="1281.201">
            <text:p>1281,20100</text:p>
          </table:table-cell>
          <table:table-cell office:value-type="float" office:value="-5.925">
            <text:p>-5,92500</text:p>
          </table:table-cell>
          <table:table-cell office:value-type="float" office:value="1.638">
            <text:p>1,638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153]+2.9847)/([.D2153]-14.4252)" office:value-type="float" office:value="-0.0180525164113785">
            <text:p>-0,01805</text:p>
          </table:table-cell>
          <table:table-cell table:number-columns-repeated="1017"/>
        </table:table-row>
        <table:table-row table:style-name="ro1">
          <table:table-cell office:value-type="float" office:value="1281.301">
            <text:p>1281,30100</text:p>
          </table:table-cell>
          <table:table-cell office:value-type="float" office:value="-5.925">
            <text:p>-5,92500</text:p>
          </table:table-cell>
          <table:table-cell office:value-type="float" office:value="1.638">
            <text:p>1,638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154]+2.9847)/([.D2154]-14.4252)" office:value-type="float" office:value="-0.0180525164113785">
            <text:p>-0,01805</text:p>
          </table:table-cell>
          <table:table-cell table:number-columns-repeated="1017"/>
        </table:table-row>
        <table:table-row table:style-name="ro1">
          <table:table-cell office:value-type="float" office:value="1281.401">
            <text:p>1281,40100</text:p>
          </table:table-cell>
          <table:table-cell office:value-type="float" office:value="-5.925">
            <text:p>-5,92500</text:p>
          </table:table-cell>
          <table:table-cell office:value-type="float" office:value="1.638">
            <text:p>1,638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155]+2.9847)/([.D2155]-14.4252)" office:value-type="float" office:value="-0.0180525164113785">
            <text:p>-0,01805</text:p>
          </table:table-cell>
          <table:table-cell table:number-columns-repeated="1017"/>
        </table:table-row>
        <table:table-row table:style-name="ro1">
          <table:table-cell office:value-type="float" office:value="1281.501">
            <text:p>1281,50100</text:p>
          </table:table-cell>
          <table:table-cell office:value-type="float" office:value="-5.925">
            <text:p>-5,92500</text:p>
          </table:table-cell>
          <table:table-cell office:value-type="float" office:value="1.638">
            <text:p>1,638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156]+2.9847)/([.D2156]-14.4252)" office:value-type="float" office:value="-0.0180525164113785">
            <text:p>-0,01805</text:p>
          </table:table-cell>
          <table:table-cell table:number-columns-repeated="1017"/>
        </table:table-row>
        <table:table-row table:style-name="ro1">
          <table:table-cell office:value-type="float" office:value="1281.601">
            <text:p>1281,60100</text:p>
          </table:table-cell>
          <table:table-cell office:value-type="float" office:value="-5.925">
            <text:p>-5,92500</text:p>
          </table:table-cell>
          <table:table-cell office:value-type="float" office:value="1.638">
            <text:p>1,638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157]+2.9847)/([.D2157]-14.4252)" office:value-type="float" office:value="-0.0180525164113785">
            <text:p>-0,01805</text:p>
          </table:table-cell>
          <table:table-cell table:number-columns-repeated="1017"/>
        </table:table-row>
        <table:table-row table:style-name="ro1">
          <table:table-cell office:value-type="float" office:value="1281.701">
            <text:p>1281,70100</text:p>
          </table:table-cell>
          <table:table-cell office:value-type="float" office:value="-5.925">
            <text:p>-5,92500</text:p>
          </table:table-cell>
          <table:table-cell office:value-type="float" office:value="1.638">
            <text:p>1,638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158]+2.9847)/([.D2158]-14.4252)" office:value-type="float" office:value="-0.0180525164113785">
            <text:p>-0,01805</text:p>
          </table:table-cell>
          <table:table-cell table:number-columns-repeated="1017"/>
        </table:table-row>
        <table:table-row table:style-name="ro1">
          <table:table-cell office:value-type="float" office:value="1281.801">
            <text:p>1281,80100</text:p>
          </table:table-cell>
          <table:table-cell office:value-type="float" office:value="-5.925">
            <text:p>-5,92500</text:p>
          </table:table-cell>
          <table:table-cell office:value-type="float" office:value="1.638">
            <text:p>1,6380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2159]+2.9847)/([.D2159]-14.4252)" office:value-type="float" office:value="-0.0180359061934135">
            <text:p>-0,01804</text:p>
          </table:table-cell>
          <table:table-cell table:number-columns-repeated="1017"/>
        </table:table-row>
        <table:table-row table:style-name="ro1">
          <table:table-cell office:value-type="float" office:value="1281.901">
            <text:p>1281,90100</text:p>
          </table:table-cell>
          <table:table-cell office:value-type="float" office:value="-5.925">
            <text:p>-5,92500</text:p>
          </table:table-cell>
          <table:table-cell office:value-type="float" office:value="1.638">
            <text:p>1,6380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2160]+2.9847)/([.D2160]-14.4252)" office:value-type="float" office:value="-0.0180359061934135">
            <text:p>-0,01804</text:p>
          </table:table-cell>
          <table:table-cell table:number-columns-repeated="1017"/>
        </table:table-row>
        <table:table-row table:style-name="ro1">
          <table:table-cell office:value-type="float" office:value="1282.001">
            <text:p>1282,00100</text:p>
          </table:table-cell>
          <table:table-cell office:value-type="float" office:value="-5.925">
            <text:p>-5,92500</text:p>
          </table:table-cell>
          <table:table-cell office:value-type="float" office:value="1.638">
            <text:p>1,6380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2161]+2.9847)/([.D2161]-14.4252)" office:value-type="float" office:value="-0.0180359061934135">
            <text:p>-0,01804</text:p>
          </table:table-cell>
          <table:table-cell table:number-columns-repeated="1017"/>
        </table:table-row>
        <table:table-row table:style-name="ro1">
          <table:table-cell office:value-type="float" office:value="1282.101">
            <text:p>1282,10100</text:p>
          </table:table-cell>
          <table:table-cell office:value-type="float" office:value="-5.94">
            <text:p>-5,94000</text:p>
          </table:table-cell>
          <table:table-cell office:value-type="float" office:value="1.638">
            <text:p>1,6380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2162]+2.9847)/([.D2162]-14.4252)" office:value-type="float" office:value="-0.0181279167341411">
            <text:p>-0,01813</text:p>
          </table:table-cell>
          <table:table-cell table:number-columns-repeated="1017"/>
        </table:table-row>
        <table:table-row table:style-name="ro1">
          <table:table-cell office:value-type="float" office:value="1282.201">
            <text:p>1282,20100</text:p>
          </table:table-cell>
          <table:table-cell office:value-type="float" office:value="-5.94">
            <text:p>-5,94000</text:p>
          </table:table-cell>
          <table:table-cell office:value-type="float" office:value="1.638">
            <text:p>1,6380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2163]+2.9847)/([.D2163]-14.4252)" office:value-type="float" office:value="-0.0181279167341411">
            <text:p>-0,01813</text:p>
          </table:table-cell>
          <table:table-cell table:number-columns-repeated="1017"/>
        </table:table-row>
        <table:table-row table:style-name="ro1">
          <table:table-cell office:value-type="float" office:value="1282.301">
            <text:p>1282,30100</text:p>
          </table:table-cell>
          <table:table-cell office:value-type="float" office:value="-5.94">
            <text:p>-5,94000</text:p>
          </table:table-cell>
          <table:table-cell office:value-type="float" office:value="1.638">
            <text:p>1,6380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2164]+2.9847)/([.D2164]-14.4252)" office:value-type="float" office:value="-0.0181279167341411">
            <text:p>-0,01813</text:p>
          </table:table-cell>
          <table:table-cell table:number-columns-repeated="1017"/>
        </table:table-row>
        <table:table-row table:style-name="ro1">
          <table:table-cell office:value-type="float" office:value="1282.401">
            <text:p>1282,40100</text:p>
          </table:table-cell>
          <table:table-cell office:value-type="float" office:value="-5.94">
            <text:p>-5,94000</text:p>
          </table:table-cell>
          <table:table-cell office:value-type="float" office:value="1.638">
            <text:p>1,6380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2165]+2.9847)/([.D2165]-14.4252)" office:value-type="float" office:value="-0.0181279167341411">
            <text:p>-0,01813</text:p>
          </table:table-cell>
          <table:table-cell table:number-columns-repeated="1017"/>
        </table:table-row>
        <table:table-row table:style-name="ro1">
          <table:table-cell office:value-type="float" office:value="1282.501">
            <text:p>1282,50100</text:p>
          </table:table-cell>
          <table:table-cell office:value-type="float" office:value="-5.94">
            <text:p>-5,94000</text:p>
          </table:table-cell>
          <table:table-cell office:value-type="float" office:value="1.638">
            <text:p>1,6380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2166]+2.9847)/([.D2166]-14.4252)" office:value-type="float" office:value="-0.0181279167341411">
            <text:p>-0,01813</text:p>
          </table:table-cell>
          <table:table-cell table:number-columns-repeated="1017"/>
        </table:table-row>
        <table:table-row table:style-name="ro1">
          <table:table-cell office:value-type="float" office:value="1282.601">
            <text:p>1282,60100</text:p>
          </table:table-cell>
          <table:table-cell office:value-type="float" office:value="-5.94">
            <text:p>-5,94000</text:p>
          </table:table-cell>
          <table:table-cell office:value-type="float" office:value="1.638">
            <text:p>1,6380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2167]+2.9847)/([.D2167]-14.4252)" office:value-type="float" office:value="-0.0181279167341411">
            <text:p>-0,01813</text:p>
          </table:table-cell>
          <table:table-cell table:number-columns-repeated="1017"/>
        </table:table-row>
        <table:table-row table:style-name="ro1">
          <table:table-cell office:value-type="float" office:value="1282.701">
            <text:p>1282,70100</text:p>
          </table:table-cell>
          <table:table-cell office:value-type="float" office:value="-5.94">
            <text:p>-5,94000</text:p>
          </table:table-cell>
          <table:table-cell office:value-type="float" office:value="1.638">
            <text:p>1,6380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2168]+2.9847)/([.D2168]-14.4252)" office:value-type="float" office:value="-0.0181279167341411">
            <text:p>-0,01813</text:p>
          </table:table-cell>
          <table:table-cell table:number-columns-repeated="1017"/>
        </table:table-row>
        <table:table-row table:style-name="ro1">
          <table:table-cell office:value-type="float" office:value="1282.801">
            <text:p>1282,80100</text:p>
          </table:table-cell>
          <table:table-cell office:value-type="float" office:value="-5.94">
            <text:p>-5,94000</text:p>
          </table:table-cell>
          <table:table-cell office:value-type="float" office:value="1.6395">
            <text:p>1,639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169]+2.9847)/([.D2169]-14.4252)" office:value-type="float" office:value="-0.0181446116894695">
            <text:p>-0,01814</text:p>
          </table:table-cell>
          <table:table-cell table:number-columns-repeated="1017"/>
        </table:table-row>
        <table:table-row table:style-name="ro1">
          <table:table-cell office:value-type="float" office:value="1282.901">
            <text:p>1282,90100</text:p>
          </table:table-cell>
          <table:table-cell office:value-type="float" office:value="-5.94">
            <text:p>-5,94000</text:p>
          </table:table-cell>
          <table:table-cell office:value-type="float" office:value="1.6395">
            <text:p>1,639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170]+2.9847)/([.D2170]-14.4252)" office:value-type="float" office:value="-0.0181446116894695">
            <text:p>-0,01814</text:p>
          </table:table-cell>
          <table:table-cell table:number-columns-repeated="1017"/>
        </table:table-row>
        <table:table-row table:style-name="ro1">
          <table:table-cell office:value-type="float" office:value="1283.001">
            <text:p>1283,00100</text:p>
          </table:table-cell>
          <table:table-cell office:value-type="float" office:value="-5.94">
            <text:p>-5,94000</text:p>
          </table:table-cell>
          <table:table-cell office:value-type="float" office:value="1.6395">
            <text:p>1,639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171]+2.9847)/([.D2171]-14.4252)" office:value-type="float" office:value="-0.0181446116894695">
            <text:p>-0,01814</text:p>
          </table:table-cell>
          <table:table-cell table:number-columns-repeated="1017"/>
        </table:table-row>
        <table:table-row table:style-name="ro1">
          <table:table-cell office:value-type="float" office:value="1283.101">
            <text:p>1283,10100</text:p>
          </table:table-cell>
          <table:table-cell office:value-type="float" office:value="-5.94">
            <text:p>-5,94000</text:p>
          </table:table-cell>
          <table:table-cell office:value-type="float" office:value="1.6395">
            <text:p>1,639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172]+2.9847)/([.D2172]-14.4252)" office:value-type="float" office:value="-0.0181446116894695">
            <text:p>-0,01814</text:p>
          </table:table-cell>
          <table:table-cell table:number-columns-repeated="1017"/>
        </table:table-row>
        <table:table-row table:style-name="ro1">
          <table:table-cell office:value-type="float" office:value="1283.201">
            <text:p>1283,20100</text:p>
          </table:table-cell>
          <table:table-cell office:value-type="float" office:value="-5.94">
            <text:p>-5,94000</text:p>
          </table:table-cell>
          <table:table-cell office:value-type="float" office:value="1.6395">
            <text:p>1,639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173]+2.9847)/([.D2173]-14.4252)" office:value-type="float" office:value="-0.0181446116894695">
            <text:p>-0,01814</text:p>
          </table:table-cell>
          <table:table-cell table:number-columns-repeated="1017"/>
        </table:table-row>
        <table:table-row table:style-name="ro1">
          <table:table-cell office:value-type="float" office:value="1283.301">
            <text:p>1283,30100</text:p>
          </table:table-cell>
          <table:table-cell office:value-type="float" office:value="-5.94">
            <text:p>-5,94000</text:p>
          </table:table-cell>
          <table:table-cell office:value-type="float" office:value="1.6395">
            <text:p>1,639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174]+2.9847)/([.D2174]-14.4252)" office:value-type="float" office:value="-0.0181446116894695">
            <text:p>-0,01814</text:p>
          </table:table-cell>
          <table:table-cell table:number-columns-repeated="1017"/>
        </table:table-row>
        <table:table-row table:style-name="ro1">
          <table:table-cell office:value-type="float" office:value="1283.401">
            <text:p>1283,40100</text:p>
          </table:table-cell>
          <table:table-cell office:value-type="float" office:value="-5.94">
            <text:p>-5,94000</text:p>
          </table:table-cell>
          <table:table-cell office:value-type="float" office:value="1.6395">
            <text:p>1,639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175]+2.9847)/([.D2175]-14.4252)" office:value-type="float" office:value="-0.0181446116894695">
            <text:p>-0,01814</text:p>
          </table:table-cell>
          <table:table-cell table:number-columns-repeated="1017"/>
        </table:table-row>
        <table:table-row table:style-name="ro1">
          <table:table-cell office:value-type="float" office:value="1283.501">
            <text:p>1283,50100</text:p>
          </table:table-cell>
          <table:table-cell office:value-type="float" office:value="-5.94">
            <text:p>-5,94000</text:p>
          </table:table-cell>
          <table:table-cell office:value-type="float" office:value="1.6395">
            <text:p>1,639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176]+2.9847)/([.D2176]-14.4252)" office:value-type="float" office:value="-0.0181446116894695">
            <text:p>-0,01814</text:p>
          </table:table-cell>
          <table:table-cell table:number-columns-repeated="1017"/>
        </table:table-row>
        <table:table-row table:style-name="ro1">
          <table:table-cell office:value-type="float" office:value="1283.601">
            <text:p>1283,60100</text:p>
          </table:table-cell>
          <table:table-cell office:value-type="float" office:value="-5.94">
            <text:p>-5,94000</text:p>
          </table:table-cell>
          <table:table-cell office:value-type="float" office:value="1.6395">
            <text:p>1,639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177]+2.9847)/([.D2177]-14.4252)" office:value-type="float" office:value="-0.0181446116894695">
            <text:p>-0,01814</text:p>
          </table:table-cell>
          <table:table-cell table:number-columns-repeated="1017"/>
        </table:table-row>
        <table:table-row table:style-name="ro1">
          <table:table-cell office:value-type="float" office:value="1283.701">
            <text:p>1283,70100</text:p>
          </table:table-cell>
          <table:table-cell office:value-type="float" office:value="-5.94">
            <text:p>-5,94000</text:p>
          </table:table-cell>
          <table:table-cell office:value-type="float" office:value="1.6395">
            <text:p>1,639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178]+2.9847)/([.D2178]-14.4252)" office:value-type="float" office:value="-0.0181446116894695">
            <text:p>-0,01814</text:p>
          </table:table-cell>
          <table:table-cell table:number-columns-repeated="1017"/>
        </table:table-row>
        <table:table-row table:style-name="ro1">
          <table:table-cell office:value-type="float" office:value="1283.801">
            <text:p>1283,80100</text:p>
          </table:table-cell>
          <table:table-cell office:value-type="float" office:value="-5.94">
            <text:p>-5,94000</text:p>
          </table:table-cell>
          <table:table-cell office:value-type="float" office:value="1.635">
            <text:p>1,635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179]+2.9847)/([.D2179]-14.4252)" office:value-type="float" office:value="-0.0181446116894695">
            <text:p>-0,01814</text:p>
          </table:table-cell>
          <table:table-cell table:number-columns-repeated="1017"/>
        </table:table-row>
        <table:table-row table:style-name="ro1">
          <table:table-cell office:value-type="float" office:value="1283.901">
            <text:p>1283,90100</text:p>
          </table:table-cell>
          <table:table-cell office:value-type="float" office:value="-5.94">
            <text:p>-5,94000</text:p>
          </table:table-cell>
          <table:table-cell office:value-type="float" office:value="1.635">
            <text:p>1,635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180]+2.9847)/([.D2180]-14.4252)" office:value-type="float" office:value="-0.0181446116894695">
            <text:p>-0,01814</text:p>
          </table:table-cell>
          <table:table-cell table:number-columns-repeated="1017"/>
        </table:table-row>
        <table:table-row table:style-name="ro1">
          <table:table-cell office:value-type="float" office:value="1284.002">
            <text:p>1284,00200</text:p>
          </table:table-cell>
          <table:table-cell office:value-type="float" office:value="-5.94">
            <text:p>-5,94000</text:p>
          </table:table-cell>
          <table:table-cell office:value-type="float" office:value="1.635">
            <text:p>1,635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181]+2.9847)/([.D2181]-14.4252)" office:value-type="float" office:value="-0.0181446116894695">
            <text:p>-0,01814</text:p>
          </table:table-cell>
          <table:table-cell table:number-columns-repeated="1017"/>
        </table:table-row>
        <table:table-row table:style-name="ro1">
          <table:table-cell office:value-type="float" office:value="1284.101">
            <text:p>1284,10100</text:p>
          </table:table-cell>
          <table:table-cell office:value-type="float" office:value="-5.955">
            <text:p>-5,95500</text:p>
          </table:table-cell>
          <table:table-cell office:value-type="float" office:value="1.635">
            <text:p>1,635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182]+2.9847)/([.D2182]-14.4252)" office:value-type="float" office:value="-0.0182367069675604">
            <text:p>-0,01824</text:p>
          </table:table-cell>
          <table:table-cell table:number-columns-repeated="1017"/>
        </table:table-row>
        <table:table-row table:style-name="ro1">
          <table:table-cell office:value-type="float" office:value="1284.201">
            <text:p>1284,20100</text:p>
          </table:table-cell>
          <table:table-cell office:value-type="float" office:value="-5.955">
            <text:p>-5,95500</text:p>
          </table:table-cell>
          <table:table-cell office:value-type="float" office:value="1.635">
            <text:p>1,635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183]+2.9847)/([.D2183]-14.4252)" office:value-type="float" office:value="-0.0182367069675604">
            <text:p>-0,01824</text:p>
          </table:table-cell>
          <table:table-cell table:number-columns-repeated="1017"/>
        </table:table-row>
        <table:table-row table:style-name="ro1">
          <table:table-cell office:value-type="float" office:value="1284.301">
            <text:p>1284,30100</text:p>
          </table:table-cell>
          <table:table-cell office:value-type="float" office:value="-5.955">
            <text:p>-5,95500</text:p>
          </table:table-cell>
          <table:table-cell office:value-type="float" office:value="1.635">
            <text:p>1,635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184]+2.9847)/([.D2184]-14.4252)" office:value-type="float" office:value="-0.0182367069675604">
            <text:p>-0,01824</text:p>
          </table:table-cell>
          <table:table-cell table:number-columns-repeated="1017"/>
        </table:table-row>
        <table:table-row table:style-name="ro1">
          <table:table-cell office:value-type="float" office:value="1284.401">
            <text:p>1284,40100</text:p>
          </table:table-cell>
          <table:table-cell office:value-type="float" office:value="-5.955">
            <text:p>-5,95500</text:p>
          </table:table-cell>
          <table:table-cell office:value-type="float" office:value="1.635">
            <text:p>1,635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185]+2.9847)/([.D2185]-14.4252)" office:value-type="float" office:value="-0.0182367069675604">
            <text:p>-0,01824</text:p>
          </table:table-cell>
          <table:table-cell table:number-columns-repeated="1017"/>
        </table:table-row>
        <table:table-row table:style-name="ro1">
          <table:table-cell office:value-type="float" office:value="1284.501">
            <text:p>1284,50100</text:p>
          </table:table-cell>
          <table:table-cell office:value-type="float" office:value="-5.955">
            <text:p>-5,95500</text:p>
          </table:table-cell>
          <table:table-cell office:value-type="float" office:value="1.635">
            <text:p>1,635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186]+2.9847)/([.D2186]-14.4252)" office:value-type="float" office:value="-0.0182367069675604">
            <text:p>-0,01824</text:p>
          </table:table-cell>
          <table:table-cell table:number-columns-repeated="1017"/>
        </table:table-row>
        <table:table-row table:style-name="ro1">
          <table:table-cell office:value-type="float" office:value="1284.601">
            <text:p>1284,60100</text:p>
          </table:table-cell>
          <table:table-cell office:value-type="float" office:value="-5.955">
            <text:p>-5,95500</text:p>
          </table:table-cell>
          <table:table-cell office:value-type="float" office:value="1.635">
            <text:p>1,635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187]+2.9847)/([.D2187]-14.4252)" office:value-type="float" office:value="-0.0182367069675604">
            <text:p>-0,01824</text:p>
          </table:table-cell>
          <table:table-cell table:number-columns-repeated="1017"/>
        </table:table-row>
        <table:table-row table:style-name="ro1">
          <table:table-cell office:value-type="float" office:value="1284.701">
            <text:p>1284,70100</text:p>
          </table:table-cell>
          <table:table-cell office:value-type="float" office:value="-5.955">
            <text:p>-5,95500</text:p>
          </table:table-cell>
          <table:table-cell office:value-type="float" office:value="1.635">
            <text:p>1,635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188]+2.9847)/([.D2188]-14.4252)" office:value-type="float" office:value="-0.0182367069675604">
            <text:p>-0,01824</text:p>
          </table:table-cell>
          <table:table-cell table:number-columns-repeated="1017"/>
        </table:table-row>
        <table:table-row table:style-name="ro1">
          <table:table-cell office:value-type="float" office:value="1284.801">
            <text:p>1284,80100</text:p>
          </table:table-cell>
          <table:table-cell office:value-type="float" office:value="-5.955">
            <text:p>-5,95500</text:p>
          </table:table-cell>
          <table:table-cell office:value-type="float" office:value="1.638">
            <text:p>1,638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189]+2.9847)/([.D2189]-14.4252)" office:value-type="float" office:value="-0.0182367069675604">
            <text:p>-0,01824</text:p>
          </table:table-cell>
          <table:table-cell table:number-columns-repeated="1017"/>
        </table:table-row>
        <table:table-row table:style-name="ro1">
          <table:table-cell office:value-type="float" office:value="1284.901">
            <text:p>1284,90100</text:p>
          </table:table-cell>
          <table:table-cell office:value-type="float" office:value="-5.955">
            <text:p>-5,95500</text:p>
          </table:table-cell>
          <table:table-cell office:value-type="float" office:value="1.638">
            <text:p>1,638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190]+2.9847)/([.D2190]-14.4252)" office:value-type="float" office:value="-0.0182367069675604">
            <text:p>-0,01824</text:p>
          </table:table-cell>
          <table:table-cell table:number-columns-repeated="1017"/>
        </table:table-row>
        <table:table-row table:style-name="ro1">
          <table:table-cell office:value-type="float" office:value="1285.001">
            <text:p>1285,00100</text:p>
          </table:table-cell>
          <table:table-cell office:value-type="float" office:value="-5.955">
            <text:p>-5,95500</text:p>
          </table:table-cell>
          <table:table-cell office:value-type="float" office:value="1.638">
            <text:p>1,638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191]+2.9847)/([.D2191]-14.4252)" office:value-type="float" office:value="-0.0182367069675604">
            <text:p>-0,01824</text:p>
          </table:table-cell>
          <table:table-cell table:number-columns-repeated="1017"/>
        </table:table-row>
        <table:table-row table:style-name="ro1">
          <table:table-cell office:value-type="float" office:value="1285.101">
            <text:p>1285,10100</text:p>
          </table:table-cell>
          <table:table-cell office:value-type="float" office:value="-5.955">
            <text:p>-5,95500</text:p>
          </table:table-cell>
          <table:table-cell office:value-type="float" office:value="1.638">
            <text:p>1,638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192]+2.9847)/([.D2192]-14.4252)" office:value-type="float" office:value="-0.0182367069675604">
            <text:p>-0,01824</text:p>
          </table:table-cell>
          <table:table-cell table:number-columns-repeated="1017"/>
        </table:table-row>
        <table:table-row table:style-name="ro1">
          <table:table-cell office:value-type="float" office:value="1285.201">
            <text:p>1285,20100</text:p>
          </table:table-cell>
          <table:table-cell office:value-type="float" office:value="-5.955">
            <text:p>-5,95500</text:p>
          </table:table-cell>
          <table:table-cell office:value-type="float" office:value="1.638">
            <text:p>1,638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193]+2.9847)/([.D2193]-14.4252)" office:value-type="float" office:value="-0.0182367069675604">
            <text:p>-0,01824</text:p>
          </table:table-cell>
          <table:table-cell table:number-columns-repeated="1017"/>
        </table:table-row>
        <table:table-row table:style-name="ro1">
          <table:table-cell office:value-type="float" office:value="1285.301">
            <text:p>1285,30100</text:p>
          </table:table-cell>
          <table:table-cell office:value-type="float" office:value="-5.955">
            <text:p>-5,95500</text:p>
          </table:table-cell>
          <table:table-cell office:value-type="float" office:value="1.638">
            <text:p>1,638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194]+2.9847)/([.D2194]-14.4252)" office:value-type="float" office:value="-0.0182367069675604">
            <text:p>-0,01824</text:p>
          </table:table-cell>
          <table:table-cell table:number-columns-repeated="1017"/>
        </table:table-row>
        <table:table-row table:style-name="ro1">
          <table:table-cell office:value-type="float" office:value="1285.401">
            <text:p>1285,40100</text:p>
          </table:table-cell>
          <table:table-cell office:value-type="float" office:value="-5.955">
            <text:p>-5,95500</text:p>
          </table:table-cell>
          <table:table-cell office:value-type="float" office:value="1.638">
            <text:p>1,638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195]+2.9847)/([.D2195]-14.4252)" office:value-type="float" office:value="-0.0182367069675604">
            <text:p>-0,01824</text:p>
          </table:table-cell>
          <table:table-cell table:number-columns-repeated="1017"/>
        </table:table-row>
        <table:table-row table:style-name="ro1">
          <table:table-cell office:value-type="float" office:value="1285.501">
            <text:p>1285,50100</text:p>
          </table:table-cell>
          <table:table-cell office:value-type="float" office:value="-5.955">
            <text:p>-5,95500</text:p>
          </table:table-cell>
          <table:table-cell office:value-type="float" office:value="1.638">
            <text:p>1,638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196]+2.9847)/([.D2196]-14.4252)" office:value-type="float" office:value="-0.0182367069675604">
            <text:p>-0,01824</text:p>
          </table:table-cell>
          <table:table-cell table:number-columns-repeated="1017"/>
        </table:table-row>
        <table:table-row table:style-name="ro1">
          <table:table-cell office:value-type="float" office:value="1285.601">
            <text:p>1285,60100</text:p>
          </table:table-cell>
          <table:table-cell office:value-type="float" office:value="-5.955">
            <text:p>-5,95500</text:p>
          </table:table-cell>
          <table:table-cell office:value-type="float" office:value="1.638">
            <text:p>1,638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197]+2.9847)/([.D2197]-14.4252)" office:value-type="float" office:value="-0.0182367069675604">
            <text:p>-0,01824</text:p>
          </table:table-cell>
          <table:table-cell table:number-columns-repeated="1017"/>
        </table:table-row>
        <table:table-row table:style-name="ro1">
          <table:table-cell office:value-type="float" office:value="1285.701">
            <text:p>1285,70100</text:p>
          </table:table-cell>
          <table:table-cell office:value-type="float" office:value="-5.955">
            <text:p>-5,95500</text:p>
          </table:table-cell>
          <table:table-cell office:value-type="float" office:value="1.638">
            <text:p>1,638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198]+2.9847)/([.D2198]-14.4252)" office:value-type="float" office:value="-0.0182367069675604">
            <text:p>-0,01824</text:p>
          </table:table-cell>
          <table:table-cell table:number-columns-repeated="1017"/>
        </table:table-row>
        <table:table-row table:style-name="ro1">
          <table:table-cell office:value-type="float" office:value="1285.801">
            <text:p>1285,80100</text:p>
          </table:table-cell>
          <table:table-cell office:value-type="float" office:value="-5.955">
            <text:p>-5,95500</text:p>
          </table:table-cell>
          <table:table-cell office:value-type="float" office:value="1.638">
            <text:p>1,638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199]+2.9847)/([.D2199]-14.4252)" office:value-type="float" office:value="-0.0182367069675604">
            <text:p>-0,01824</text:p>
          </table:table-cell>
          <table:table-cell table:number-columns-repeated="1017"/>
        </table:table-row>
        <table:table-row table:style-name="ro1">
          <table:table-cell office:value-type="float" office:value="1285.901">
            <text:p>1285,90100</text:p>
          </table:table-cell>
          <table:table-cell office:value-type="float" office:value="-5.955">
            <text:p>-5,95500</text:p>
          </table:table-cell>
          <table:table-cell office:value-type="float" office:value="1.638">
            <text:p>1,638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200]+2.9847)/([.D2200]-14.4252)" office:value-type="float" office:value="-0.0182367069675604">
            <text:p>-0,01824</text:p>
          </table:table-cell>
          <table:table-cell table:number-columns-repeated="1017"/>
        </table:table-row>
        <table:table-row table:style-name="ro1">
          <table:table-cell office:value-type="float" office:value="1286.001">
            <text:p>1286,00100</text:p>
          </table:table-cell>
          <table:table-cell office:value-type="float" office:value="-5.955">
            <text:p>-5,95500</text:p>
          </table:table-cell>
          <table:table-cell office:value-type="float" office:value="1.638">
            <text:p>1,638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201]+2.9847)/([.D2201]-14.4252)" office:value-type="float" office:value="-0.0182367069675604">
            <text:p>-0,01824</text:p>
          </table:table-cell>
          <table:table-cell table:number-columns-repeated="1017"/>
        </table:table-row>
        <table:table-row table:style-name="ro1">
          <table:table-cell office:value-type="float" office:value="1286.101">
            <text:p>1286,10100</text:p>
          </table:table-cell>
          <table:table-cell office:value-type="float" office:value="-5.97">
            <text:p>-5,97000</text:p>
          </table:table-cell>
          <table:table-cell office:value-type="float" office:value="1.638">
            <text:p>1,638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202]+2.9847)/([.D2202]-14.4252)" office:value-type="float" office:value="-0.0183288022456513">
            <text:p>-0,01833</text:p>
          </table:table-cell>
          <table:table-cell table:number-columns-repeated="1017"/>
        </table:table-row>
        <table:table-row table:style-name="ro1">
          <table:table-cell office:value-type="float" office:value="1286.201">
            <text:p>1286,20100</text:p>
          </table:table-cell>
          <table:table-cell office:value-type="float" office:value="-5.97">
            <text:p>-5,97000</text:p>
          </table:table-cell>
          <table:table-cell office:value-type="float" office:value="1.638">
            <text:p>1,638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203]+2.9847)/([.D2203]-14.4252)" office:value-type="float" office:value="-0.0183288022456513">
            <text:p>-0,01833</text:p>
          </table:table-cell>
          <table:table-cell table:number-columns-repeated="1017"/>
        </table:table-row>
        <table:table-row table:style-name="ro1">
          <table:table-cell office:value-type="float" office:value="1286.301">
            <text:p>1286,30100</text:p>
          </table:table-cell>
          <table:table-cell office:value-type="float" office:value="-5.97">
            <text:p>-5,97000</text:p>
          </table:table-cell>
          <table:table-cell office:value-type="float" office:value="1.638">
            <text:p>1,638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204]+2.9847)/([.D2204]-14.4252)" office:value-type="float" office:value="-0.0183288022456513">
            <text:p>-0,01833</text:p>
          </table:table-cell>
          <table:table-cell table:number-columns-repeated="1017"/>
        </table:table-row>
        <table:table-row table:style-name="ro1">
          <table:table-cell office:value-type="float" office:value="1286.401">
            <text:p>1286,40100</text:p>
          </table:table-cell>
          <table:table-cell office:value-type="float" office:value="-5.97">
            <text:p>-5,97000</text:p>
          </table:table-cell>
          <table:table-cell office:value-type="float" office:value="1.638">
            <text:p>1,638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205]+2.9847)/([.D2205]-14.4252)" office:value-type="float" office:value="-0.0183288022456513">
            <text:p>-0,01833</text:p>
          </table:table-cell>
          <table:table-cell table:number-columns-repeated="1017"/>
        </table:table-row>
        <table:table-row table:style-name="ro1">
          <table:table-cell office:value-type="float" office:value="1286.501">
            <text:p>1286,50100</text:p>
          </table:table-cell>
          <table:table-cell office:value-type="float" office:value="-5.97">
            <text:p>-5,97000</text:p>
          </table:table-cell>
          <table:table-cell office:value-type="float" office:value="1.638">
            <text:p>1,638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206]+2.9847)/([.D2206]-14.4252)" office:value-type="float" office:value="-0.0183288022456513">
            <text:p>-0,01833</text:p>
          </table:table-cell>
          <table:table-cell table:number-columns-repeated="1017"/>
        </table:table-row>
        <table:table-row table:style-name="ro1">
          <table:table-cell office:value-type="float" office:value="1286.601">
            <text:p>1286,60100</text:p>
          </table:table-cell>
          <table:table-cell office:value-type="float" office:value="-5.97">
            <text:p>-5,97000</text:p>
          </table:table-cell>
          <table:table-cell office:value-type="float" office:value="1.638">
            <text:p>1,638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207]+2.9847)/([.D2207]-14.4252)" office:value-type="float" office:value="-0.0183288022456513">
            <text:p>-0,01833</text:p>
          </table:table-cell>
          <table:table-cell table:number-columns-repeated="1017"/>
        </table:table-row>
        <table:table-row table:style-name="ro1">
          <table:table-cell office:value-type="float" office:value="1286.701">
            <text:p>1286,70100</text:p>
          </table:table-cell>
          <table:table-cell office:value-type="float" office:value="-5.97">
            <text:p>-5,97000</text:p>
          </table:table-cell>
          <table:table-cell office:value-type="float" office:value="1.638">
            <text:p>1,638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208]+2.9847)/([.D2208]-14.4252)" office:value-type="float" office:value="-0.0183288022456513">
            <text:p>-0,01833</text:p>
          </table:table-cell>
          <table:table-cell table:number-columns-repeated="1017"/>
        </table:table-row>
        <table:table-row table:style-name="ro1">
          <table:table-cell office:value-type="float" office:value="1286.801">
            <text:p>1286,80100</text:p>
          </table:table-cell>
          <table:table-cell office:value-type="float" office:value="-5.97">
            <text:p>-5,97000</text:p>
          </table:table-cell>
          <table:table-cell office:value-type="float" office:value="1.6365">
            <text:p>1,636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209]+2.9847)/([.D2209]-14.4252)" office:value-type="float" office:value="-0.0183288022456513">
            <text:p>-0,01833</text:p>
          </table:table-cell>
          <table:table-cell table:number-columns-repeated="1017"/>
        </table:table-row>
        <table:table-row table:style-name="ro1">
          <table:table-cell office:value-type="float" office:value="1286.901">
            <text:p>1286,90100</text:p>
          </table:table-cell>
          <table:table-cell office:value-type="float" office:value="-5.97">
            <text:p>-5,97000</text:p>
          </table:table-cell>
          <table:table-cell office:value-type="float" office:value="1.6365">
            <text:p>1,636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210]+2.9847)/([.D2210]-14.4252)" office:value-type="float" office:value="-0.0183288022456513">
            <text:p>-0,01833</text:p>
          </table:table-cell>
          <table:table-cell table:number-columns-repeated="1017"/>
        </table:table-row>
        <table:table-row table:style-name="ro1">
          <table:table-cell office:value-type="float" office:value="1287.001">
            <text:p>1287,00100</text:p>
          </table:table-cell>
          <table:table-cell office:value-type="float" office:value="-5.97">
            <text:p>-5,97000</text:p>
          </table:table-cell>
          <table:table-cell office:value-type="float" office:value="1.6365">
            <text:p>1,636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211]+2.9847)/([.D2211]-14.4252)" office:value-type="float" office:value="-0.0183288022456513">
            <text:p>-0,01833</text:p>
          </table:table-cell>
          <table:table-cell table:number-columns-repeated="1017"/>
        </table:table-row>
        <table:table-row table:style-name="ro1">
          <table:table-cell office:value-type="float" office:value="1287.101">
            <text:p>1287,10100</text:p>
          </table:table-cell>
          <table:table-cell office:value-type="float" office:value="-5.97">
            <text:p>-5,97000</text:p>
          </table:table-cell>
          <table:table-cell office:value-type="float" office:value="1.6365">
            <text:p>1,636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212]+2.9847)/([.D2212]-14.4252)" office:value-type="float" office:value="-0.0183288022456513">
            <text:p>-0,01833</text:p>
          </table:table-cell>
          <table:table-cell table:number-columns-repeated="1017"/>
        </table:table-row>
        <table:table-row table:style-name="ro1">
          <table:table-cell office:value-type="float" office:value="1287.201">
            <text:p>1287,20100</text:p>
          </table:table-cell>
          <table:table-cell office:value-type="float" office:value="-5.97">
            <text:p>-5,97000</text:p>
          </table:table-cell>
          <table:table-cell office:value-type="float" office:value="1.6365">
            <text:p>1,636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213]+2.9847)/([.D2213]-14.4252)" office:value-type="float" office:value="-0.0183288022456513">
            <text:p>-0,01833</text:p>
          </table:table-cell>
          <table:table-cell table:number-columns-repeated="1017"/>
        </table:table-row>
        <table:table-row table:style-name="ro1">
          <table:table-cell office:value-type="float" office:value="1287.301">
            <text:p>1287,30100</text:p>
          </table:table-cell>
          <table:table-cell office:value-type="float" office:value="-5.97">
            <text:p>-5,97000</text:p>
          </table:table-cell>
          <table:table-cell office:value-type="float" office:value="1.6365">
            <text:p>1,636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214]+2.9847)/([.D2214]-14.4252)" office:value-type="float" office:value="-0.0183288022456513">
            <text:p>-0,01833</text:p>
          </table:table-cell>
          <table:table-cell table:number-columns-repeated="1017"/>
        </table:table-row>
        <table:table-row table:style-name="ro1">
          <table:table-cell office:value-type="float" office:value="1287.401">
            <text:p>1287,40100</text:p>
          </table:table-cell>
          <table:table-cell office:value-type="float" office:value="-5.97">
            <text:p>-5,97000</text:p>
          </table:table-cell>
          <table:table-cell office:value-type="float" office:value="1.6365">
            <text:p>1,636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215]+2.9847)/([.D2215]-14.4252)" office:value-type="float" office:value="-0.0183288022456513">
            <text:p>-0,01833</text:p>
          </table:table-cell>
          <table:table-cell table:number-columns-repeated="1017"/>
        </table:table-row>
        <table:table-row table:style-name="ro1">
          <table:table-cell office:value-type="float" office:value="1287.501">
            <text:p>1287,50100</text:p>
          </table:table-cell>
          <table:table-cell office:value-type="float" office:value="-5.97">
            <text:p>-5,97000</text:p>
          </table:table-cell>
          <table:table-cell office:value-type="float" office:value="1.6365">
            <text:p>1,636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216]+2.9847)/([.D2216]-14.4252)" office:value-type="float" office:value="-0.0183288022456513">
            <text:p>-0,01833</text:p>
          </table:table-cell>
          <table:table-cell table:number-columns-repeated="1017"/>
        </table:table-row>
        <table:table-row table:style-name="ro1">
          <table:table-cell office:value-type="float" office:value="1287.601">
            <text:p>1287,60100</text:p>
          </table:table-cell>
          <table:table-cell office:value-type="float" office:value="-5.97">
            <text:p>-5,97000</text:p>
          </table:table-cell>
          <table:table-cell office:value-type="float" office:value="1.6365">
            <text:p>1,636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217]+2.9847)/([.D2217]-14.4252)" office:value-type="float" office:value="-0.0183288022456513">
            <text:p>-0,01833</text:p>
          </table:table-cell>
          <table:table-cell table:number-columns-repeated="1017"/>
        </table:table-row>
        <table:table-row table:style-name="ro1">
          <table:table-cell office:value-type="float" office:value="1287.701">
            <text:p>1287,70100</text:p>
          </table:table-cell>
          <table:table-cell office:value-type="float" office:value="-5.97">
            <text:p>-5,97000</text:p>
          </table:table-cell>
          <table:table-cell office:value-type="float" office:value="1.6365">
            <text:p>1,636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218]+2.9847)/([.D2218]-14.4252)" office:value-type="float" office:value="-0.0183288022456513">
            <text:p>-0,01833</text:p>
          </table:table-cell>
          <table:table-cell table:number-columns-repeated="1017"/>
        </table:table-row>
        <table:table-row table:style-name="ro1">
          <table:table-cell office:value-type="float" office:value="1287.801">
            <text:p>1287,80100</text:p>
          </table:table-cell>
          <table:table-cell office:value-type="float" office:value="-5.97">
            <text:p>-5,97000</text:p>
          </table:table-cell>
          <table:table-cell office:value-type="float" office:value="1.6365">
            <text:p>1,636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219]+2.9847)/([.D2219]-14.4252)" office:value-type="float" office:value="-0.0183288022456513">
            <text:p>-0,01833</text:p>
          </table:table-cell>
          <table:table-cell table:number-columns-repeated="1017"/>
        </table:table-row>
        <table:table-row table:style-name="ro1">
          <table:table-cell office:value-type="float" office:value="1287.901">
            <text:p>1287,90100</text:p>
          </table:table-cell>
          <table:table-cell office:value-type="float" office:value="-5.97">
            <text:p>-5,97000</text:p>
          </table:table-cell>
          <table:table-cell office:value-type="float" office:value="1.6365">
            <text:p>1,636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220]+2.9847)/([.D2220]-14.4252)" office:value-type="float" office:value="-0.0183288022456513">
            <text:p>-0,01833</text:p>
          </table:table-cell>
          <table:table-cell table:number-columns-repeated="1017"/>
        </table:table-row>
        <table:table-row table:style-name="ro1">
          <table:table-cell office:value-type="float" office:value="1288.001">
            <text:p>1288,00100</text:p>
          </table:table-cell>
          <table:table-cell office:value-type="float" office:value="-5.97">
            <text:p>-5,97000</text:p>
          </table:table-cell>
          <table:table-cell office:value-type="float" office:value="1.6365">
            <text:p>1,636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221]+2.9847)/([.D2221]-14.4252)" office:value-type="float" office:value="-0.0183288022456513">
            <text:p>-0,01833</text:p>
          </table:table-cell>
          <table:table-cell table:number-columns-repeated="1017"/>
        </table:table-row>
        <table:table-row table:style-name="ro1">
          <table:table-cell office:value-type="float" office:value="1288.101">
            <text:p>1288,10100</text:p>
          </table:table-cell>
          <table:table-cell office:value-type="float" office:value="-5.97">
            <text:p>-5,97000</text:p>
          </table:table-cell>
          <table:table-cell office:value-type="float" office:value="1.6365">
            <text:p>1,636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222]+2.9847)/([.D2222]-14.4252)" office:value-type="float" office:value="-0.0183288022456513">
            <text:p>-0,01833</text:p>
          </table:table-cell>
          <table:table-cell table:number-columns-repeated="1017"/>
        </table:table-row>
        <table:table-row table:style-name="ro1">
          <table:table-cell office:value-type="float" office:value="1288.201">
            <text:p>1288,20100</text:p>
          </table:table-cell>
          <table:table-cell office:value-type="float" office:value="-5.97">
            <text:p>-5,97000</text:p>
          </table:table-cell>
          <table:table-cell office:value-type="float" office:value="1.6365">
            <text:p>1,636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223]+2.9847)/([.D2223]-14.4252)" office:value-type="float" office:value="-0.0183288022456513">
            <text:p>-0,01833</text:p>
          </table:table-cell>
          <table:table-cell table:number-columns-repeated="1017"/>
        </table:table-row>
        <table:table-row table:style-name="ro1">
          <table:table-cell office:value-type="float" office:value="1288.301">
            <text:p>1288,30100</text:p>
          </table:table-cell>
          <table:table-cell office:value-type="float" office:value="-5.97">
            <text:p>-5,97000</text:p>
          </table:table-cell>
          <table:table-cell office:value-type="float" office:value="1.6365">
            <text:p>1,636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224]+2.9847)/([.D2224]-14.4252)" office:value-type="float" office:value="-0.0183288022456513">
            <text:p>-0,01833</text:p>
          </table:table-cell>
          <table:table-cell table:number-columns-repeated="1017"/>
        </table:table-row>
        <table:table-row table:style-name="ro1">
          <table:table-cell office:value-type="float" office:value="1288.401">
            <text:p>1288,40100</text:p>
          </table:table-cell>
          <table:table-cell office:value-type="float" office:value="-5.97">
            <text:p>-5,97000</text:p>
          </table:table-cell>
          <table:table-cell office:value-type="float" office:value="1.6365">
            <text:p>1,636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225]+2.9847)/([.D2225]-14.4252)" office:value-type="float" office:value="-0.0183288022456513">
            <text:p>-0,01833</text:p>
          </table:table-cell>
          <table:table-cell table:number-columns-repeated="1017"/>
        </table:table-row>
        <table:table-row table:style-name="ro1">
          <table:table-cell office:value-type="float" office:value="1288.501">
            <text:p>1288,50100</text:p>
          </table:table-cell>
          <table:table-cell office:value-type="float" office:value="-5.97">
            <text:p>-5,97000</text:p>
          </table:table-cell>
          <table:table-cell office:value-type="float" office:value="1.6365">
            <text:p>1,636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226]+2.9847)/([.D2226]-14.4252)" office:value-type="float" office:value="-0.0183288022456513">
            <text:p>-0,01833</text:p>
          </table:table-cell>
          <table:table-cell table:number-columns-repeated="1017"/>
        </table:table-row>
        <table:table-row table:style-name="ro1">
          <table:table-cell office:value-type="float" office:value="1288.601">
            <text:p>1288,60100</text:p>
          </table:table-cell>
          <table:table-cell office:value-type="float" office:value="-5.97">
            <text:p>-5,97000</text:p>
          </table:table-cell>
          <table:table-cell office:value-type="float" office:value="1.6365">
            <text:p>1,636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227]+2.9847)/([.D2227]-14.4252)" office:value-type="float" office:value="-0.0183288022456513">
            <text:p>-0,01833</text:p>
          </table:table-cell>
          <table:table-cell table:number-columns-repeated="1017"/>
        </table:table-row>
        <table:table-row table:style-name="ro1">
          <table:table-cell office:value-type="float" office:value="1288.701">
            <text:p>1288,70100</text:p>
          </table:table-cell>
          <table:table-cell office:value-type="float" office:value="-5.97">
            <text:p>-5,97000</text:p>
          </table:table-cell>
          <table:table-cell office:value-type="float" office:value="1.6365">
            <text:p>1,636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228]+2.9847)/([.D2228]-14.4252)" office:value-type="float" office:value="-0.0183288022456513">
            <text:p>-0,01833</text:p>
          </table:table-cell>
          <table:table-cell table:number-columns-repeated="1017"/>
        </table:table-row>
        <table:table-row table:style-name="ro1">
          <table:table-cell office:value-type="float" office:value="1288.801">
            <text:p>1288,80100</text:p>
          </table:table-cell>
          <table:table-cell office:value-type="float" office:value="-5.97">
            <text:p>-5,97000</text:p>
          </table:table-cell>
          <table:table-cell office:value-type="float" office:value="1.638">
            <text:p>1,638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229]+2.9847)/([.D2229]-14.4252)" office:value-type="float" office:value="-0.0183288022456513">
            <text:p>-0,01833</text:p>
          </table:table-cell>
          <table:table-cell table:number-columns-repeated="1017"/>
        </table:table-row>
        <table:table-row table:style-name="ro1">
          <table:table-cell office:value-type="float" office:value="1288.901">
            <text:p>1288,90100</text:p>
          </table:table-cell>
          <table:table-cell office:value-type="float" office:value="-5.97">
            <text:p>-5,97000</text:p>
          </table:table-cell>
          <table:table-cell office:value-type="float" office:value="1.638">
            <text:p>1,638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230]+2.9847)/([.D2230]-14.4252)" office:value-type="float" office:value="-0.0183288022456513">
            <text:p>-0,01833</text:p>
          </table:table-cell>
          <table:table-cell table:number-columns-repeated="1017"/>
        </table:table-row>
        <table:table-row table:style-name="ro1">
          <table:table-cell office:value-type="float" office:value="1289.001">
            <text:p>1289,00100</text:p>
          </table:table-cell>
          <table:table-cell office:value-type="float" office:value="-5.97">
            <text:p>-5,97000</text:p>
          </table:table-cell>
          <table:table-cell office:value-type="float" office:value="1.638">
            <text:p>1,638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231]+2.9847)/([.D2231]-14.4252)" office:value-type="float" office:value="-0.0183288022456513">
            <text:p>-0,01833</text:p>
          </table:table-cell>
          <table:table-cell table:number-columns-repeated="1017"/>
        </table:table-row>
        <table:table-row table:style-name="ro1">
          <table:table-cell office:value-type="float" office:value="1289.101">
            <text:p>1289,10100</text:p>
          </table:table-cell>
          <table:table-cell office:value-type="float" office:value="-5.985">
            <text:p>-5,98500</text:p>
          </table:table-cell>
          <table:table-cell office:value-type="float" office:value="1.638">
            <text:p>1,638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232]+2.9847)/([.D2232]-14.4252)" office:value-type="float" office:value="-0.0184208975237422">
            <text:p>-0,01842</text:p>
          </table:table-cell>
          <table:table-cell table:number-columns-repeated="1017"/>
        </table:table-row>
        <table:table-row table:style-name="ro1">
          <table:table-cell office:value-type="float" office:value="1289.201">
            <text:p>1289,20100</text:p>
          </table:table-cell>
          <table:table-cell office:value-type="float" office:value="-5.985">
            <text:p>-5,98500</text:p>
          </table:table-cell>
          <table:table-cell office:value-type="float" office:value="1.638">
            <text:p>1,638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233]+2.9847)/([.D2233]-14.4252)" office:value-type="float" office:value="-0.0184208975237422">
            <text:p>-0,01842</text:p>
          </table:table-cell>
          <table:table-cell table:number-columns-repeated="1017"/>
        </table:table-row>
        <table:table-row table:style-name="ro1">
          <table:table-cell office:value-type="float" office:value="1289.301">
            <text:p>1289,30100</text:p>
          </table:table-cell>
          <table:table-cell office:value-type="float" office:value="-5.985">
            <text:p>-5,98500</text:p>
          </table:table-cell>
          <table:table-cell office:value-type="float" office:value="1.638">
            <text:p>1,638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234]+2.9847)/([.D2234]-14.4252)" office:value-type="float" office:value="-0.0184208975237422">
            <text:p>-0,01842</text:p>
          </table:table-cell>
          <table:table-cell table:number-columns-repeated="1017"/>
        </table:table-row>
        <table:table-row table:style-name="ro1">
          <table:table-cell office:value-type="float" office:value="1289.401">
            <text:p>1289,40100</text:p>
          </table:table-cell>
          <table:table-cell office:value-type="float" office:value="-5.985">
            <text:p>-5,98500</text:p>
          </table:table-cell>
          <table:table-cell office:value-type="float" office:value="1.638">
            <text:p>1,638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235]+2.9847)/([.D2235]-14.4252)" office:value-type="float" office:value="-0.0184208975237422">
            <text:p>-0,01842</text:p>
          </table:table-cell>
          <table:table-cell table:number-columns-repeated="1017"/>
        </table:table-row>
        <table:table-row table:style-name="ro1">
          <table:table-cell office:value-type="float" office:value="1289.501">
            <text:p>1289,50100</text:p>
          </table:table-cell>
          <table:table-cell office:value-type="float" office:value="-5.985">
            <text:p>-5,98500</text:p>
          </table:table-cell>
          <table:table-cell office:value-type="float" office:value="1.638">
            <text:p>1,638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236]+2.9847)/([.D2236]-14.4252)" office:value-type="float" office:value="-0.0184208975237422">
            <text:p>-0,01842</text:p>
          </table:table-cell>
          <table:table-cell table:number-columns-repeated="1017"/>
        </table:table-row>
        <table:table-row table:style-name="ro1">
          <table:table-cell office:value-type="float" office:value="1289.601">
            <text:p>1289,60100</text:p>
          </table:table-cell>
          <table:table-cell office:value-type="float" office:value="-5.985">
            <text:p>-5,98500</text:p>
          </table:table-cell>
          <table:table-cell office:value-type="float" office:value="1.638">
            <text:p>1,638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237]+2.9847)/([.D2237]-14.4252)" office:value-type="float" office:value="-0.0184208975237422">
            <text:p>-0,01842</text:p>
          </table:table-cell>
          <table:table-cell table:number-columns-repeated="1017"/>
        </table:table-row>
        <table:table-row table:style-name="ro1">
          <table:table-cell office:value-type="float" office:value="1289.701">
            <text:p>1289,70100</text:p>
          </table:table-cell>
          <table:table-cell office:value-type="float" office:value="-5.985">
            <text:p>-5,98500</text:p>
          </table:table-cell>
          <table:table-cell office:value-type="float" office:value="1.638">
            <text:p>1,638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238]+2.9847)/([.D2238]-14.4252)" office:value-type="float" office:value="-0.0184208975237422">
            <text:p>-0,01842</text:p>
          </table:table-cell>
          <table:table-cell table:number-columns-repeated="1017"/>
        </table:table-row>
        <table:table-row table:style-name="ro1">
          <table:table-cell office:value-type="float" office:value="1289.801">
            <text:p>1289,80100</text:p>
          </table:table-cell>
          <table:table-cell office:value-type="float" office:value="-5.985">
            <text:p>-5,98500</text:p>
          </table:table-cell>
          <table:table-cell office:value-type="float" office:value="1.6365">
            <text:p>1,636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2239]+2.9847)/([.D2239]-14.4252)" office:value-type="float" office:value="-0.0184378779387039">
            <text:p>-0,01844</text:p>
          </table:table-cell>
          <table:table-cell table:number-columns-repeated="1017"/>
        </table:table-row>
        <table:table-row table:style-name="ro1">
          <table:table-cell office:value-type="float" office:value="1289.901">
            <text:p>1289,90100</text:p>
          </table:table-cell>
          <table:table-cell office:value-type="float" office:value="-5.985">
            <text:p>-5,98500</text:p>
          </table:table-cell>
          <table:table-cell office:value-type="float" office:value="1.6365">
            <text:p>1,636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2240]+2.9847)/([.D2240]-14.4252)" office:value-type="float" office:value="-0.0184378779387039">
            <text:p>-0,01844</text:p>
          </table:table-cell>
          <table:table-cell table:number-columns-repeated="1017"/>
        </table:table-row>
        <table:table-row table:style-name="ro1">
          <table:table-cell office:value-type="float" office:value="1290.001">
            <text:p>1290,00100</text:p>
          </table:table-cell>
          <table:table-cell office:value-type="float" office:value="-5.985">
            <text:p>-5,98500</text:p>
          </table:table-cell>
          <table:table-cell office:value-type="float" office:value="1.6365">
            <text:p>1,636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2241]+2.9847)/([.D2241]-14.4252)" office:value-type="float" office:value="-0.0184378779387039">
            <text:p>-0,01844</text:p>
          </table:table-cell>
          <table:table-cell table:number-columns-repeated="1017"/>
        </table:table-row>
        <table:table-row table:style-name="ro1">
          <table:table-cell office:value-type="float" office:value="1290.101">
            <text:p>1290,10100</text:p>
          </table:table-cell>
          <table:table-cell office:value-type="float" office:value="-5.97">
            <text:p>-5,97000</text:p>
          </table:table-cell>
          <table:table-cell office:value-type="float" office:value="1.6365">
            <text:p>1,636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2242]+2.9847)/([.D2242]-14.4252)" office:value-type="float" office:value="-0.0183456977670275">
            <text:p>-0,01835</text:p>
          </table:table-cell>
          <table:table-cell table:number-columns-repeated="1017"/>
        </table:table-row>
        <table:table-row table:style-name="ro1">
          <table:table-cell office:value-type="float" office:value="1290.201">
            <text:p>1290,20100</text:p>
          </table:table-cell>
          <table:table-cell office:value-type="float" office:value="-5.97">
            <text:p>-5,97000</text:p>
          </table:table-cell>
          <table:table-cell office:value-type="float" office:value="1.6365">
            <text:p>1,636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2243]+2.9847)/([.D2243]-14.4252)" office:value-type="float" office:value="-0.0183456977670275">
            <text:p>-0,01835</text:p>
          </table:table-cell>
          <table:table-cell table:number-columns-repeated="1017"/>
        </table:table-row>
        <table:table-row table:style-name="ro1">
          <table:table-cell office:value-type="float" office:value="1290.301">
            <text:p>1290,30100</text:p>
          </table:table-cell>
          <table:table-cell office:value-type="float" office:value="-5.97">
            <text:p>-5,97000</text:p>
          </table:table-cell>
          <table:table-cell office:value-type="float" office:value="1.6365">
            <text:p>1,636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2244]+2.9847)/([.D2244]-14.4252)" office:value-type="float" office:value="-0.0183456977670275">
            <text:p>-0,01835</text:p>
          </table:table-cell>
          <table:table-cell table:number-columns-repeated="1017"/>
        </table:table-row>
        <table:table-row table:style-name="ro1">
          <table:table-cell office:value-type="float" office:value="1290.401">
            <text:p>1290,40100</text:p>
          </table:table-cell>
          <table:table-cell office:value-type="float" office:value="-5.97">
            <text:p>-5,97000</text:p>
          </table:table-cell>
          <table:table-cell office:value-type="float" office:value="1.6365">
            <text:p>1,636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2245]+2.9847)/([.D2245]-14.4252)" office:value-type="float" office:value="-0.0183456977670275">
            <text:p>-0,01835</text:p>
          </table:table-cell>
          <table:table-cell table:number-columns-repeated="1017"/>
        </table:table-row>
        <table:table-row table:style-name="ro1">
          <table:table-cell office:value-type="float" office:value="1290.501">
            <text:p>1290,50100</text:p>
          </table:table-cell>
          <table:table-cell office:value-type="float" office:value="-5.97">
            <text:p>-5,97000</text:p>
          </table:table-cell>
          <table:table-cell office:value-type="float" office:value="1.6365">
            <text:p>1,636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2246]+2.9847)/([.D2246]-14.4252)" office:value-type="float" office:value="-0.0183456977670275">
            <text:p>-0,01835</text:p>
          </table:table-cell>
          <table:table-cell table:number-columns-repeated="1017"/>
        </table:table-row>
        <table:table-row table:style-name="ro1">
          <table:table-cell office:value-type="float" office:value="1290.601">
            <text:p>1290,60100</text:p>
          </table:table-cell>
          <table:table-cell office:value-type="float" office:value="-5.97">
            <text:p>-5,97000</text:p>
          </table:table-cell>
          <table:table-cell office:value-type="float" office:value="1.6365">
            <text:p>1,636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2247]+2.9847)/([.D2247]-14.4252)" office:value-type="float" office:value="-0.0183456977670275">
            <text:p>-0,01835</text:p>
          </table:table-cell>
          <table:table-cell table:number-columns-repeated="1017"/>
        </table:table-row>
        <table:table-row table:style-name="ro1">
          <table:table-cell office:value-type="float" office:value="1290.701">
            <text:p>1290,70100</text:p>
          </table:table-cell>
          <table:table-cell office:value-type="float" office:value="-5.97">
            <text:p>-5,97000</text:p>
          </table:table-cell>
          <table:table-cell office:value-type="float" office:value="1.6365">
            <text:p>1,636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2248]+2.9847)/([.D2248]-14.4252)" office:value-type="float" office:value="-0.0183456977670275">
            <text:p>-0,01835</text:p>
          </table:table-cell>
          <table:table-cell table:number-columns-repeated="1017"/>
        </table:table-row>
        <table:table-row table:style-name="ro1">
          <table:table-cell office:value-type="float" office:value="1290.801">
            <text:p>1290,80100</text:p>
          </table:table-cell>
          <table:table-cell office:value-type="float" office:value="-5.97">
            <text:p>-5,97000</text:p>
          </table:table-cell>
          <table:table-cell office:value-type="float" office:value="1.635">
            <text:p>1,635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2249]+2.9847)/([.D2249]-14.4252)" office:value-type="float" office:value="-0.0183456977670275">
            <text:p>-0,01835</text:p>
          </table:table-cell>
          <table:table-cell table:number-columns-repeated="1017"/>
        </table:table-row>
        <table:table-row table:style-name="ro1">
          <table:table-cell office:value-type="float" office:value="1290.901">
            <text:p>1290,90100</text:p>
          </table:table-cell>
          <table:table-cell office:value-type="float" office:value="-5.97">
            <text:p>-5,97000</text:p>
          </table:table-cell>
          <table:table-cell office:value-type="float" office:value="1.635">
            <text:p>1,635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2250]+2.9847)/([.D2250]-14.4252)" office:value-type="float" office:value="-0.0183456977670275">
            <text:p>-0,01835</text:p>
          </table:table-cell>
          <table:table-cell table:number-columns-repeated="1017"/>
        </table:table-row>
        <table:table-row table:style-name="ro1">
          <table:table-cell office:value-type="float" office:value="1291.001">
            <text:p>1291,00100</text:p>
          </table:table-cell>
          <table:table-cell office:value-type="float" office:value="-5.97">
            <text:p>-5,97000</text:p>
          </table:table-cell>
          <table:table-cell office:value-type="float" office:value="1.635">
            <text:p>1,635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2251]+2.9847)/([.D2251]-14.4252)" office:value-type="float" office:value="-0.0183456977670275">
            <text:p>-0,01835</text:p>
          </table:table-cell>
          <table:table-cell table:number-columns-repeated="1017"/>
        </table:table-row>
        <table:table-row table:style-name="ro1">
          <table:table-cell office:value-type="float" office:value="1291.101">
            <text:p>1291,10100</text:p>
          </table:table-cell>
          <table:table-cell office:value-type="float" office:value="-5.985">
            <text:p>-5,98500</text:p>
          </table:table-cell>
          <table:table-cell office:value-type="float" office:value="1.635">
            <text:p>1,635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2252]+2.9847)/([.D2252]-14.4252)" office:value-type="float" office:value="-0.0184378779387039">
            <text:p>-0,01844</text:p>
          </table:table-cell>
          <table:table-cell table:number-columns-repeated="1017"/>
        </table:table-row>
        <table:table-row table:style-name="ro1">
          <table:table-cell office:value-type="float" office:value="1291.201">
            <text:p>1291,20100</text:p>
          </table:table-cell>
          <table:table-cell office:value-type="float" office:value="-5.985">
            <text:p>-5,98500</text:p>
          </table:table-cell>
          <table:table-cell office:value-type="float" office:value="1.635">
            <text:p>1,635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2253]+2.9847)/([.D2253]-14.4252)" office:value-type="float" office:value="-0.0184378779387039">
            <text:p>-0,01844</text:p>
          </table:table-cell>
          <table:table-cell table:number-columns-repeated="1017"/>
        </table:table-row>
        <table:table-row table:style-name="ro1">
          <table:table-cell office:value-type="float" office:value="1291.301">
            <text:p>1291,30100</text:p>
          </table:table-cell>
          <table:table-cell office:value-type="float" office:value="-5.985">
            <text:p>-5,98500</text:p>
          </table:table-cell>
          <table:table-cell office:value-type="float" office:value="1.635">
            <text:p>1,635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2254]+2.9847)/([.D2254]-14.4252)" office:value-type="float" office:value="-0.0184378779387039">
            <text:p>-0,01844</text:p>
          </table:table-cell>
          <table:table-cell table:number-columns-repeated="1017"/>
        </table:table-row>
        <table:table-row table:style-name="ro1">
          <table:table-cell office:value-type="float" office:value="1291.401">
            <text:p>1291,40100</text:p>
          </table:table-cell>
          <table:table-cell office:value-type="float" office:value="-5.985">
            <text:p>-5,98500</text:p>
          </table:table-cell>
          <table:table-cell office:value-type="float" office:value="1.635">
            <text:p>1,635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2255]+2.9847)/([.D2255]-14.4252)" office:value-type="float" office:value="-0.0184378779387039">
            <text:p>-0,01844</text:p>
          </table:table-cell>
          <table:table-cell table:number-columns-repeated="1017"/>
        </table:table-row>
        <table:table-row table:style-name="ro1">
          <table:table-cell office:value-type="float" office:value="1291.501">
            <text:p>1291,50100</text:p>
          </table:table-cell>
          <table:table-cell office:value-type="float" office:value="-5.985">
            <text:p>-5,98500</text:p>
          </table:table-cell>
          <table:table-cell office:value-type="float" office:value="1.635">
            <text:p>1,635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2256]+2.9847)/([.D2256]-14.4252)" office:value-type="float" office:value="-0.0184378779387039">
            <text:p>-0,01844</text:p>
          </table:table-cell>
          <table:table-cell table:number-columns-repeated="1017"/>
        </table:table-row>
        <table:table-row table:style-name="ro1">
          <table:table-cell office:value-type="float" office:value="1291.601">
            <text:p>1291,60100</text:p>
          </table:table-cell>
          <table:table-cell office:value-type="float" office:value="-5.985">
            <text:p>-5,98500</text:p>
          </table:table-cell>
          <table:table-cell office:value-type="float" office:value="1.635">
            <text:p>1,635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2257]+2.9847)/([.D2257]-14.4252)" office:value-type="float" office:value="-0.0184378779387039">
            <text:p>-0,01844</text:p>
          </table:table-cell>
          <table:table-cell table:number-columns-repeated="1017"/>
        </table:table-row>
        <table:table-row table:style-name="ro1">
          <table:table-cell office:value-type="float" office:value="1291.701">
            <text:p>1291,70100</text:p>
          </table:table-cell>
          <table:table-cell office:value-type="float" office:value="-5.985">
            <text:p>-5,98500</text:p>
          </table:table-cell>
          <table:table-cell office:value-type="float" office:value="1.635">
            <text:p>1,635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2258]+2.9847)/([.D2258]-14.4252)" office:value-type="float" office:value="-0.0184378779387039">
            <text:p>-0,01844</text:p>
          </table:table-cell>
          <table:table-cell table:number-columns-repeated="1017"/>
        </table:table-row>
        <table:table-row table:style-name="ro1">
          <table:table-cell office:value-type="float" office:value="1291.801">
            <text:p>1291,80100</text:p>
          </table:table-cell>
          <table:table-cell office:value-type="float" office:value="-5.985">
            <text:p>-5,98500</text:p>
          </table:table-cell>
          <table:table-cell office:value-type="float" office:value="1.6365">
            <text:p>1,636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2259]+2.9847)/([.D2259]-14.4252)" office:value-type="float" office:value="-0.0184378779387039">
            <text:p>-0,01844</text:p>
          </table:table-cell>
          <table:table-cell table:number-columns-repeated="1017"/>
        </table:table-row>
        <table:table-row table:style-name="ro1">
          <table:table-cell office:value-type="float" office:value="1291.901">
            <text:p>1291,90100</text:p>
          </table:table-cell>
          <table:table-cell office:value-type="float" office:value="-5.985">
            <text:p>-5,98500</text:p>
          </table:table-cell>
          <table:table-cell office:value-type="float" office:value="1.6365">
            <text:p>1,636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2260]+2.9847)/([.D2260]-14.4252)" office:value-type="float" office:value="-0.0184378779387039">
            <text:p>-0,01844</text:p>
          </table:table-cell>
          <table:table-cell table:number-columns-repeated="1017"/>
        </table:table-row>
        <table:table-row table:style-name="ro1">
          <table:table-cell office:value-type="float" office:value="1292.001">
            <text:p>1292,00100</text:p>
          </table:table-cell>
          <table:table-cell office:value-type="float" office:value="-5.985">
            <text:p>-5,98500</text:p>
          </table:table-cell>
          <table:table-cell office:value-type="float" office:value="1.6365">
            <text:p>1,636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2261]+2.9847)/([.D2261]-14.4252)" office:value-type="float" office:value="-0.0184378779387039">
            <text:p>-0,01844</text:p>
          </table:table-cell>
          <table:table-cell table:number-columns-repeated="1017"/>
        </table:table-row>
        <table:table-row table:style-name="ro1">
          <table:table-cell office:value-type="float" office:value="1292.101">
            <text:p>1292,10100</text:p>
          </table:table-cell>
          <table:table-cell office:value-type="float" office:value="-5.985">
            <text:p>-5,98500</text:p>
          </table:table-cell>
          <table:table-cell office:value-type="float" office:value="1.6365">
            <text:p>1,636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2262]+2.9847)/([.D2262]-14.4252)" office:value-type="float" office:value="-0.0184378779387039">
            <text:p>-0,01844</text:p>
          </table:table-cell>
          <table:table-cell table:number-columns-repeated="1017"/>
        </table:table-row>
        <table:table-row table:style-name="ro1">
          <table:table-cell office:value-type="float" office:value="1292.201">
            <text:p>1292,20100</text:p>
          </table:table-cell>
          <table:table-cell office:value-type="float" office:value="-5.985">
            <text:p>-5,98500</text:p>
          </table:table-cell>
          <table:table-cell office:value-type="float" office:value="1.6365">
            <text:p>1,636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2263]+2.9847)/([.D2263]-14.4252)" office:value-type="float" office:value="-0.0184378779387039">
            <text:p>-0,01844</text:p>
          </table:table-cell>
          <table:table-cell table:number-columns-repeated="1017"/>
        </table:table-row>
        <table:table-row table:style-name="ro1">
          <table:table-cell office:value-type="float" office:value="1292.301">
            <text:p>1292,30100</text:p>
          </table:table-cell>
          <table:table-cell office:value-type="float" office:value="-5.985">
            <text:p>-5,98500</text:p>
          </table:table-cell>
          <table:table-cell office:value-type="float" office:value="1.6365">
            <text:p>1,636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2264]+2.9847)/([.D2264]-14.4252)" office:value-type="float" office:value="-0.0184378779387039">
            <text:p>-0,01844</text:p>
          </table:table-cell>
          <table:table-cell table:number-columns-repeated="1017"/>
        </table:table-row>
        <table:table-row table:style-name="ro1">
          <table:table-cell office:value-type="float" office:value="1292.401">
            <text:p>1292,40100</text:p>
          </table:table-cell>
          <table:table-cell office:value-type="float" office:value="-5.985">
            <text:p>-5,98500</text:p>
          </table:table-cell>
          <table:table-cell office:value-type="float" office:value="1.6365">
            <text:p>1,636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2265]+2.9847)/([.D2265]-14.4252)" office:value-type="float" office:value="-0.0184378779387039">
            <text:p>-0,01844</text:p>
          </table:table-cell>
          <table:table-cell table:number-columns-repeated="1017"/>
        </table:table-row>
        <table:table-row table:style-name="ro1">
          <table:table-cell office:value-type="float" office:value="1292.501">
            <text:p>1292,50100</text:p>
          </table:table-cell>
          <table:table-cell office:value-type="float" office:value="-5.985">
            <text:p>-5,98500</text:p>
          </table:table-cell>
          <table:table-cell office:value-type="float" office:value="1.6365">
            <text:p>1,636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2266]+2.9847)/([.D2266]-14.4252)" office:value-type="float" office:value="-0.0184378779387039">
            <text:p>-0,01844</text:p>
          </table:table-cell>
          <table:table-cell table:number-columns-repeated="1017"/>
        </table:table-row>
        <table:table-row table:style-name="ro1">
          <table:table-cell office:value-type="float" office:value="1292.601">
            <text:p>1292,60100</text:p>
          </table:table-cell>
          <table:table-cell office:value-type="float" office:value="-5.985">
            <text:p>-5,98500</text:p>
          </table:table-cell>
          <table:table-cell office:value-type="float" office:value="1.6365">
            <text:p>1,636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2267]+2.9847)/([.D2267]-14.4252)" office:value-type="float" office:value="-0.0184378779387039">
            <text:p>-0,01844</text:p>
          </table:table-cell>
          <table:table-cell table:number-columns-repeated="1017"/>
        </table:table-row>
        <table:table-row table:style-name="ro1">
          <table:table-cell office:value-type="float" office:value="1292.701">
            <text:p>1292,70100</text:p>
          </table:table-cell>
          <table:table-cell office:value-type="float" office:value="-5.985">
            <text:p>-5,98500</text:p>
          </table:table-cell>
          <table:table-cell office:value-type="float" office:value="1.6365">
            <text:p>1,636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2268]+2.9847)/([.D2268]-14.4252)" office:value-type="float" office:value="-0.0184378779387039">
            <text:p>-0,01844</text:p>
          </table:table-cell>
          <table:table-cell table:number-columns-repeated="1017"/>
        </table:table-row>
        <table:table-row table:style-name="ro1">
          <table:table-cell office:value-type="float" office:value="1292.801">
            <text:p>1292,80100</text:p>
          </table:table-cell>
          <table:table-cell office:value-type="float" office:value="-5.985">
            <text:p>-5,98500</text:p>
          </table:table-cell>
          <table:table-cell office:value-type="float" office:value="1.635">
            <text:p>1,635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2269]+2.9847)/([.D2269]-14.4252)" office:value-type="float" office:value="-0.0184378779387039">
            <text:p>-0,01844</text:p>
          </table:table-cell>
          <table:table-cell table:number-columns-repeated="1017"/>
        </table:table-row>
        <table:table-row table:style-name="ro1">
          <table:table-cell office:value-type="float" office:value="1292.901">
            <text:p>1292,90100</text:p>
          </table:table-cell>
          <table:table-cell office:value-type="float" office:value="-5.985">
            <text:p>-5,98500</text:p>
          </table:table-cell>
          <table:table-cell office:value-type="float" office:value="1.635">
            <text:p>1,635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2270]+2.9847)/([.D2270]-14.4252)" office:value-type="float" office:value="-0.0184378779387039">
            <text:p>-0,01844</text:p>
          </table:table-cell>
          <table:table-cell table:number-columns-repeated="1017"/>
        </table:table-row>
        <table:table-row table:style-name="ro1">
          <table:table-cell office:value-type="float" office:value="1293.001">
            <text:p>1293,00100</text:p>
          </table:table-cell>
          <table:table-cell office:value-type="float" office:value="-5.985">
            <text:p>-5,98500</text:p>
          </table:table-cell>
          <table:table-cell office:value-type="float" office:value="1.635">
            <text:p>1,635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2271]+2.9847)/([.D2271]-14.4252)" office:value-type="float" office:value="-0.0184378779387039">
            <text:p>-0,01844</text:p>
          </table:table-cell>
          <table:table-cell table:number-columns-repeated="1017"/>
        </table:table-row>
        <table:table-row table:style-name="ro1">
          <table:table-cell office:value-type="float" office:value="1293.101">
            <text:p>1293,10100</text:p>
          </table:table-cell>
          <table:table-cell office:value-type="float" office:value="-5.985">
            <text:p>-5,98500</text:p>
          </table:table-cell>
          <table:table-cell office:value-type="float" office:value="1.635">
            <text:p>1,635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2272]+2.9847)/([.D2272]-14.4252)" office:value-type="float" office:value="-0.0184378779387039">
            <text:p>-0,01844</text:p>
          </table:table-cell>
          <table:table-cell table:number-columns-repeated="1017"/>
        </table:table-row>
        <table:table-row table:style-name="ro1">
          <table:table-cell office:value-type="float" office:value="1293.201">
            <text:p>1293,20100</text:p>
          </table:table-cell>
          <table:table-cell office:value-type="float" office:value="-5.985">
            <text:p>-5,98500</text:p>
          </table:table-cell>
          <table:table-cell office:value-type="float" office:value="1.635">
            <text:p>1,635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2273]+2.9847)/([.D2273]-14.4252)" office:value-type="float" office:value="-0.0184378779387039">
            <text:p>-0,01844</text:p>
          </table:table-cell>
          <table:table-cell table:number-columns-repeated="1017"/>
        </table:table-row>
        <table:table-row table:style-name="ro1">
          <table:table-cell office:value-type="float" office:value="1293.301">
            <text:p>1293,30100</text:p>
          </table:table-cell>
          <table:table-cell office:value-type="float" office:value="-5.985">
            <text:p>-5,98500</text:p>
          </table:table-cell>
          <table:table-cell office:value-type="float" office:value="1.635">
            <text:p>1,635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2274]+2.9847)/([.D2274]-14.4252)" office:value-type="float" office:value="-0.0184378779387039">
            <text:p>-0,01844</text:p>
          </table:table-cell>
          <table:table-cell table:number-columns-repeated="1017"/>
        </table:table-row>
        <table:table-row table:style-name="ro1">
          <table:table-cell office:value-type="float" office:value="1293.401">
            <text:p>1293,40100</text:p>
          </table:table-cell>
          <table:table-cell office:value-type="float" office:value="-5.985">
            <text:p>-5,98500</text:p>
          </table:table-cell>
          <table:table-cell office:value-type="float" office:value="1.635">
            <text:p>1,635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2275]+2.9847)/([.D2275]-14.4252)" office:value-type="float" office:value="-0.0184378779387039">
            <text:p>-0,01844</text:p>
          </table:table-cell>
          <table:table-cell table:number-columns-repeated="1017"/>
        </table:table-row>
        <table:table-row table:style-name="ro1">
          <table:table-cell office:value-type="float" office:value="1293.501">
            <text:p>1293,50100</text:p>
          </table:table-cell>
          <table:table-cell office:value-type="float" office:value="-5.985">
            <text:p>-5,98500</text:p>
          </table:table-cell>
          <table:table-cell office:value-type="float" office:value="1.635">
            <text:p>1,635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2276]+2.9847)/([.D2276]-14.4252)" office:value-type="float" office:value="-0.0184378779387039">
            <text:p>-0,01844</text:p>
          </table:table-cell>
          <table:table-cell table:number-columns-repeated="1017"/>
        </table:table-row>
        <table:table-row table:style-name="ro1">
          <table:table-cell office:value-type="float" office:value="1293.601">
            <text:p>1293,60100</text:p>
          </table:table-cell>
          <table:table-cell office:value-type="float" office:value="-5.985">
            <text:p>-5,98500</text:p>
          </table:table-cell>
          <table:table-cell office:value-type="float" office:value="1.635">
            <text:p>1,635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2277]+2.9847)/([.D2277]-14.4252)" office:value-type="float" office:value="-0.0184378779387039">
            <text:p>-0,01844</text:p>
          </table:table-cell>
          <table:table-cell table:number-columns-repeated="1017"/>
        </table:table-row>
        <table:table-row table:style-name="ro1">
          <table:table-cell office:value-type="float" office:value="1293.701">
            <text:p>1293,70100</text:p>
          </table:table-cell>
          <table:table-cell office:value-type="float" office:value="-5.985">
            <text:p>-5,98500</text:p>
          </table:table-cell>
          <table:table-cell office:value-type="float" office:value="1.635">
            <text:p>1,635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2278]+2.9847)/([.D2278]-14.4252)" office:value-type="float" office:value="-0.0184378779387039">
            <text:p>-0,01844</text:p>
          </table:table-cell>
          <table:table-cell table:number-columns-repeated="1017"/>
        </table:table-row>
        <table:table-row table:style-name="ro1">
          <table:table-cell office:value-type="float" office:value="1293.801">
            <text:p>1293,80100</text:p>
          </table:table-cell>
          <table:table-cell office:value-type="float" office:value="-5.985">
            <text:p>-5,98500</text:p>
          </table:table-cell>
          <table:table-cell office:value-type="float" office:value="1.6335">
            <text:p>1,633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2279]+2.9847)/([.D2279]-14.4252)" office:value-type="float" office:value="-0.0184378779387039">
            <text:p>-0,01844</text:p>
          </table:table-cell>
          <table:table-cell table:number-columns-repeated="1017"/>
        </table:table-row>
        <table:table-row table:style-name="ro1">
          <table:table-cell office:value-type="float" office:value="1293.901">
            <text:p>1293,90100</text:p>
          </table:table-cell>
          <table:table-cell office:value-type="float" office:value="-5.985">
            <text:p>-5,98500</text:p>
          </table:table-cell>
          <table:table-cell office:value-type="float" office:value="1.6335">
            <text:p>1,633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2280]+2.9847)/([.D2280]-14.4252)" office:value-type="float" office:value="-0.0184378779387039">
            <text:p>-0,01844</text:p>
          </table:table-cell>
          <table:table-cell table:number-columns-repeated="1017"/>
        </table:table-row>
        <table:table-row table:style-name="ro1">
          <table:table-cell office:value-type="float" office:value="1294.001">
            <text:p>1294,00100</text:p>
          </table:table-cell>
          <table:table-cell office:value-type="float" office:value="-5.985">
            <text:p>-5,98500</text:p>
          </table:table-cell>
          <table:table-cell office:value-type="float" office:value="1.6335">
            <text:p>1,633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2281]+2.9847)/([.D2281]-14.4252)" office:value-type="float" office:value="-0.0184378779387039">
            <text:p>-0,01844</text:p>
          </table:table-cell>
          <table:table-cell table:number-columns-repeated="1017"/>
        </table:table-row>
        <table:table-row table:style-name="ro1">
          <table:table-cell office:value-type="float" office:value="1294.101">
            <text:p>1294,10100</text:p>
          </table:table-cell>
          <table:table-cell office:value-type="float" office:value="-5.985">
            <text:p>-5,98500</text:p>
          </table:table-cell>
          <table:table-cell office:value-type="float" office:value="1.6335">
            <text:p>1,633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2282]+2.9847)/([.D2282]-14.4252)" office:value-type="float" office:value="-0.0184378779387039">
            <text:p>-0,01844</text:p>
          </table:table-cell>
          <table:table-cell table:number-columns-repeated="1017"/>
        </table:table-row>
        <table:table-row table:style-name="ro1">
          <table:table-cell office:value-type="float" office:value="1294.201">
            <text:p>1294,20100</text:p>
          </table:table-cell>
          <table:table-cell office:value-type="float" office:value="-5.985">
            <text:p>-5,98500</text:p>
          </table:table-cell>
          <table:table-cell office:value-type="float" office:value="1.6335">
            <text:p>1,633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2283]+2.9847)/([.D2283]-14.4252)" office:value-type="float" office:value="-0.0184378779387039">
            <text:p>-0,01844</text:p>
          </table:table-cell>
          <table:table-cell table:number-columns-repeated="1017"/>
        </table:table-row>
        <table:table-row table:style-name="ro1">
          <table:table-cell office:value-type="float" office:value="1294.301">
            <text:p>1294,30100</text:p>
          </table:table-cell>
          <table:table-cell office:value-type="float" office:value="-5.985">
            <text:p>-5,98500</text:p>
          </table:table-cell>
          <table:table-cell office:value-type="float" office:value="1.6335">
            <text:p>1,633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2284]+2.9847)/([.D2284]-14.4252)" office:value-type="float" office:value="-0.0184378779387039">
            <text:p>-0,01844</text:p>
          </table:table-cell>
          <table:table-cell table:number-columns-repeated="1017"/>
        </table:table-row>
        <table:table-row table:style-name="ro1">
          <table:table-cell office:value-type="float" office:value="1294.401">
            <text:p>1294,40100</text:p>
          </table:table-cell>
          <table:table-cell office:value-type="float" office:value="-5.985">
            <text:p>-5,98500</text:p>
          </table:table-cell>
          <table:table-cell office:value-type="float" office:value="1.6335">
            <text:p>1,633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2285]+2.9847)/([.D2285]-14.4252)" office:value-type="float" office:value="-0.0184378779387039">
            <text:p>-0,01844</text:p>
          </table:table-cell>
          <table:table-cell table:number-columns-repeated="1017"/>
        </table:table-row>
        <table:table-row table:style-name="ro1">
          <table:table-cell office:value-type="float" office:value="1294.501">
            <text:p>1294,50100</text:p>
          </table:table-cell>
          <table:table-cell office:value-type="float" office:value="-5.985">
            <text:p>-5,98500</text:p>
          </table:table-cell>
          <table:table-cell office:value-type="float" office:value="1.6335">
            <text:p>1,633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2286]+2.9847)/([.D2286]-14.4252)" office:value-type="float" office:value="-0.0184378779387039">
            <text:p>-0,01844</text:p>
          </table:table-cell>
          <table:table-cell table:number-columns-repeated="1017"/>
        </table:table-row>
        <table:table-row table:style-name="ro1">
          <table:table-cell office:value-type="float" office:value="1294.601">
            <text:p>1294,60100</text:p>
          </table:table-cell>
          <table:table-cell office:value-type="float" office:value="-5.985">
            <text:p>-5,98500</text:p>
          </table:table-cell>
          <table:table-cell office:value-type="float" office:value="1.6335">
            <text:p>1,633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2287]+2.9847)/([.D2287]-14.4252)" office:value-type="float" office:value="-0.0184378779387039">
            <text:p>-0,01844</text:p>
          </table:table-cell>
          <table:table-cell table:number-columns-repeated="1017"/>
        </table:table-row>
        <table:table-row table:style-name="ro1">
          <table:table-cell office:value-type="float" office:value="1294.701">
            <text:p>1294,70100</text:p>
          </table:table-cell>
          <table:table-cell office:value-type="float" office:value="-5.985">
            <text:p>-5,98500</text:p>
          </table:table-cell>
          <table:table-cell office:value-type="float" office:value="1.6335">
            <text:p>1,633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2288]+2.9847)/([.D2288]-14.4252)" office:value-type="float" office:value="-0.0184378779387039">
            <text:p>-0,01844</text:p>
          </table:table-cell>
          <table:table-cell table:number-columns-repeated="1017"/>
        </table:table-row>
        <table:table-row table:style-name="ro1">
          <table:table-cell office:value-type="float" office:value="1294.801">
            <text:p>1294,80100</text:p>
          </table:table-cell>
          <table:table-cell office:value-type="float" office:value="-5.985">
            <text:p>-5,98500</text:p>
          </table:table-cell>
          <table:table-cell office:value-type="float" office:value="1.632">
            <text:p>1,632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2289]+2.9847)/([.D2289]-14.4252)" office:value-type="float" office:value="-0.0184378779387039">
            <text:p>-0,01844</text:p>
          </table:table-cell>
          <table:table-cell table:number-columns-repeated="1017"/>
        </table:table-row>
        <table:table-row table:style-name="ro1">
          <table:table-cell office:value-type="float" office:value="1294.901">
            <text:p>1294,90100</text:p>
          </table:table-cell>
          <table:table-cell office:value-type="float" office:value="-5.985">
            <text:p>-5,98500</text:p>
          </table:table-cell>
          <table:table-cell office:value-type="float" office:value="1.632">
            <text:p>1,632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2290]+2.9847)/([.D2290]-14.4252)" office:value-type="float" office:value="-0.0184378779387039">
            <text:p>-0,01844</text:p>
          </table:table-cell>
          <table:table-cell table:number-columns-repeated="1017"/>
        </table:table-row>
        <table:table-row table:style-name="ro1">
          <table:table-cell office:value-type="float" office:value="1295.001">
            <text:p>1295,00100</text:p>
          </table:table-cell>
          <table:table-cell office:value-type="float" office:value="-5.985">
            <text:p>-5,98500</text:p>
          </table:table-cell>
          <table:table-cell office:value-type="float" office:value="1.632">
            <text:p>1,632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2291]+2.9847)/([.D2291]-14.4252)" office:value-type="float" office:value="-0.0184378779387039">
            <text:p>-0,01844</text:p>
          </table:table-cell>
          <table:table-cell table:number-columns-repeated="1017"/>
        </table:table-row>
        <table:table-row table:style-name="ro1">
          <table:table-cell office:value-type="float" office:value="1295.101">
            <text:p>1295,10100</text:p>
          </table:table-cell>
          <table:table-cell office:value-type="float" office:value="-6.015">
            <text:p>-6,01500</text:p>
          </table:table-cell>
          <table:table-cell office:value-type="float" office:value="1.632">
            <text:p>1,632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2292]+2.9847)/([.D2292]-14.4252)" office:value-type="float" office:value="-0.0186222382820566">
            <text:p>-0,01862</text:p>
          </table:table-cell>
          <table:table-cell table:number-columns-repeated="1017"/>
        </table:table-row>
        <table:table-row table:style-name="ro1">
          <table:table-cell office:value-type="float" office:value="1295.201">
            <text:p>1295,20100</text:p>
          </table:table-cell>
          <table:table-cell office:value-type="float" office:value="-6.015">
            <text:p>-6,01500</text:p>
          </table:table-cell>
          <table:table-cell office:value-type="float" office:value="1.632">
            <text:p>1,632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2293]+2.9847)/([.D2293]-14.4252)" office:value-type="float" office:value="-0.0186222382820566">
            <text:p>-0,01862</text:p>
          </table:table-cell>
          <table:table-cell table:number-columns-repeated="1017"/>
        </table:table-row>
        <table:table-row table:style-name="ro1">
          <table:table-cell office:value-type="float" office:value="1295.301">
            <text:p>1295,30100</text:p>
          </table:table-cell>
          <table:table-cell office:value-type="float" office:value="-6.015">
            <text:p>-6,01500</text:p>
          </table:table-cell>
          <table:table-cell office:value-type="float" office:value="1.632">
            <text:p>1,632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2294]+2.9847)/([.D2294]-14.4252)" office:value-type="float" office:value="-0.0186222382820566">
            <text:p>-0,01862</text:p>
          </table:table-cell>
          <table:table-cell table:number-columns-repeated="1017"/>
        </table:table-row>
        <table:table-row table:style-name="ro1">
          <table:table-cell office:value-type="float" office:value="1295.401">
            <text:p>1295,40100</text:p>
          </table:table-cell>
          <table:table-cell office:value-type="float" office:value="-6.015">
            <text:p>-6,01500</text:p>
          </table:table-cell>
          <table:table-cell office:value-type="float" office:value="1.632">
            <text:p>1,632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2295]+2.9847)/([.D2295]-14.4252)" office:value-type="float" office:value="-0.0186222382820566">
            <text:p>-0,01862</text:p>
          </table:table-cell>
          <table:table-cell table:number-columns-repeated="1017"/>
        </table:table-row>
        <table:table-row table:style-name="ro1">
          <table:table-cell office:value-type="float" office:value="1295.501">
            <text:p>1295,50100</text:p>
          </table:table-cell>
          <table:table-cell office:value-type="float" office:value="-6.015">
            <text:p>-6,01500</text:p>
          </table:table-cell>
          <table:table-cell office:value-type="float" office:value="1.632">
            <text:p>1,632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2296]+2.9847)/([.D2296]-14.4252)" office:value-type="float" office:value="-0.0186222382820566">
            <text:p>-0,01862</text:p>
          </table:table-cell>
          <table:table-cell table:number-columns-repeated="1017"/>
        </table:table-row>
        <table:table-row table:style-name="ro1">
          <table:table-cell office:value-type="float" office:value="1295.601">
            <text:p>1295,60100</text:p>
          </table:table-cell>
          <table:table-cell office:value-type="float" office:value="-6.015">
            <text:p>-6,01500</text:p>
          </table:table-cell>
          <table:table-cell office:value-type="float" office:value="1.632">
            <text:p>1,632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2297]+2.9847)/([.D2297]-14.4252)" office:value-type="float" office:value="-0.0186222382820566">
            <text:p>-0,01862</text:p>
          </table:table-cell>
          <table:table-cell table:number-columns-repeated="1017"/>
        </table:table-row>
        <table:table-row table:style-name="ro1">
          <table:table-cell office:value-type="float" office:value="1295.701">
            <text:p>1295,70100</text:p>
          </table:table-cell>
          <table:table-cell office:value-type="float" office:value="-6.015">
            <text:p>-6,01500</text:p>
          </table:table-cell>
          <table:table-cell office:value-type="float" office:value="1.632">
            <text:p>1,632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2298]+2.9847)/([.D2298]-14.4252)" office:value-type="float" office:value="-0.0186222382820566">
            <text:p>-0,01862</text:p>
          </table:table-cell>
          <table:table-cell table:number-columns-repeated="1017"/>
        </table:table-row>
        <table:table-row table:style-name="ro1">
          <table:table-cell office:value-type="float" office:value="1295.801">
            <text:p>1295,80100</text:p>
          </table:table-cell>
          <table:table-cell office:value-type="float" office:value="-6.015">
            <text:p>-6,01500</text:p>
          </table:table-cell>
          <table:table-cell office:value-type="float" office:value="1.632">
            <text:p>1,632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2299]+2.9847)/([.D2299]-14.4252)" office:value-type="float" office:value="-0.0186222382820566">
            <text:p>-0,01862</text:p>
          </table:table-cell>
          <table:table-cell table:number-columns-repeated="1017"/>
        </table:table-row>
        <table:table-row table:style-name="ro1">
          <table:table-cell office:value-type="float" office:value="1295.901">
            <text:p>1295,90100</text:p>
          </table:table-cell>
          <table:table-cell office:value-type="float" office:value="-6.015">
            <text:p>-6,01500</text:p>
          </table:table-cell>
          <table:table-cell office:value-type="float" office:value="1.632">
            <text:p>1,632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2300]+2.9847)/([.D2300]-14.4252)" office:value-type="float" office:value="-0.0186222382820566">
            <text:p>-0,01862</text:p>
          </table:table-cell>
          <table:table-cell table:number-columns-repeated="1017"/>
        </table:table-row>
        <table:table-row table:style-name="ro1">
          <table:table-cell office:value-type="float" office:value="1296.001">
            <text:p>1296,00100</text:p>
          </table:table-cell>
          <table:table-cell office:value-type="float" office:value="-6.015">
            <text:p>-6,01500</text:p>
          </table:table-cell>
          <table:table-cell office:value-type="float" office:value="1.632">
            <text:p>1,632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2301]+2.9847)/([.D2301]-14.4252)" office:value-type="float" office:value="-0.0186222382820566">
            <text:p>-0,01862</text:p>
          </table:table-cell>
          <table:table-cell table:number-columns-repeated="1017"/>
        </table:table-row>
        <table:table-row table:style-name="ro1">
          <table:table-cell office:value-type="float" office:value="1296.101">
            <text:p>1296,10100</text:p>
          </table:table-cell>
          <table:table-cell office:value-type="float" office:value="-6.03">
            <text:p>-6,03000</text:p>
          </table:table-cell>
          <table:table-cell office:value-type="float" office:value="1.632">
            <text:p>1,632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2302]+2.9847)/([.D2302]-14.4252)" office:value-type="float" office:value="-0.0187144184537329">
            <text:p>-0,01871</text:p>
          </table:table-cell>
          <table:table-cell table:number-columns-repeated="1017"/>
        </table:table-row>
        <table:table-row table:style-name="ro1">
          <table:table-cell office:value-type="float" office:value="1296.201">
            <text:p>1296,20100</text:p>
          </table:table-cell>
          <table:table-cell office:value-type="float" office:value="-6.03">
            <text:p>-6,03000</text:p>
          </table:table-cell>
          <table:table-cell office:value-type="float" office:value="1.632">
            <text:p>1,632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2303]+2.9847)/([.D2303]-14.4252)" office:value-type="float" office:value="-0.0187144184537329">
            <text:p>-0,01871</text:p>
          </table:table-cell>
          <table:table-cell table:number-columns-repeated="1017"/>
        </table:table-row>
        <table:table-row table:style-name="ro1">
          <table:table-cell office:value-type="float" office:value="1296.301">
            <text:p>1296,30100</text:p>
          </table:table-cell>
          <table:table-cell office:value-type="float" office:value="-6.03">
            <text:p>-6,03000</text:p>
          </table:table-cell>
          <table:table-cell office:value-type="float" office:value="1.632">
            <text:p>1,632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2304]+2.9847)/([.D2304]-14.4252)" office:value-type="float" office:value="-0.0187144184537329">
            <text:p>-0,01871</text:p>
          </table:table-cell>
          <table:table-cell table:number-columns-repeated="1017"/>
        </table:table-row>
        <table:table-row table:style-name="ro1">
          <table:table-cell office:value-type="float" office:value="1296.401">
            <text:p>1296,40100</text:p>
          </table:table-cell>
          <table:table-cell office:value-type="float" office:value="-6.03">
            <text:p>-6,03000</text:p>
          </table:table-cell>
          <table:table-cell office:value-type="float" office:value="1.632">
            <text:p>1,632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2305]+2.9847)/([.D2305]-14.4252)" office:value-type="float" office:value="-0.0187144184537329">
            <text:p>-0,01871</text:p>
          </table:table-cell>
          <table:table-cell table:number-columns-repeated="1017"/>
        </table:table-row>
        <table:table-row table:style-name="ro1">
          <table:table-cell office:value-type="float" office:value="1296.501">
            <text:p>1296,50100</text:p>
          </table:table-cell>
          <table:table-cell office:value-type="float" office:value="-6.03">
            <text:p>-6,03000</text:p>
          </table:table-cell>
          <table:table-cell office:value-type="float" office:value="1.632">
            <text:p>1,632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2306]+2.9847)/([.D2306]-14.4252)" office:value-type="float" office:value="-0.0187144184537329">
            <text:p>-0,01871</text:p>
          </table:table-cell>
          <table:table-cell table:number-columns-repeated="1017"/>
        </table:table-row>
        <table:table-row table:style-name="ro1">
          <table:table-cell office:value-type="float" office:value="1296.601">
            <text:p>1296,60100</text:p>
          </table:table-cell>
          <table:table-cell office:value-type="float" office:value="-6.03">
            <text:p>-6,03000</text:p>
          </table:table-cell>
          <table:table-cell office:value-type="float" office:value="1.632">
            <text:p>1,632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2307]+2.9847)/([.D2307]-14.4252)" office:value-type="float" office:value="-0.0187144184537329">
            <text:p>-0,01871</text:p>
          </table:table-cell>
          <table:table-cell table:number-columns-repeated="1017"/>
        </table:table-row>
        <table:table-row table:style-name="ro1">
          <table:table-cell office:value-type="float" office:value="1296.701">
            <text:p>1296,70100</text:p>
          </table:table-cell>
          <table:table-cell office:value-type="float" office:value="-6.03">
            <text:p>-6,03000</text:p>
          </table:table-cell>
          <table:table-cell office:value-type="float" office:value="1.632">
            <text:p>1,632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2308]+2.9847)/([.D2308]-14.4252)" office:value-type="float" office:value="-0.0187144184537329">
            <text:p>-0,01871</text:p>
          </table:table-cell>
          <table:table-cell table:number-columns-repeated="1017"/>
        </table:table-row>
        <table:table-row table:style-name="ro1">
          <table:table-cell office:value-type="float" office:value="1296.801">
            <text:p>1296,80100</text:p>
          </table:table-cell>
          <table:table-cell office:value-type="float" office:value="-6.03">
            <text:p>-6,03000</text:p>
          </table:table-cell>
          <table:table-cell office:value-type="float" office:value="1.632">
            <text:p>1,632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2309]+2.9847)/([.D2309]-14.4252)" office:value-type="float" office:value="-0.0187316853534496">
            <text:p>-0,01873</text:p>
          </table:table-cell>
          <table:table-cell table:number-columns-repeated="1017"/>
        </table:table-row>
        <table:table-row table:style-name="ro1">
          <table:table-cell office:value-type="float" office:value="1296.901">
            <text:p>1296,90100</text:p>
          </table:table-cell>
          <table:table-cell office:value-type="float" office:value="-6.03">
            <text:p>-6,03000</text:p>
          </table:table-cell>
          <table:table-cell office:value-type="float" office:value="1.632">
            <text:p>1,632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2310]+2.9847)/([.D2310]-14.4252)" office:value-type="float" office:value="-0.0187316853534496">
            <text:p>-0,01873</text:p>
          </table:table-cell>
          <table:table-cell table:number-columns-repeated="1017"/>
        </table:table-row>
        <table:table-row table:style-name="ro1">
          <table:table-cell office:value-type="float" office:value="1297.001">
            <text:p>1297,00100</text:p>
          </table:table-cell>
          <table:table-cell office:value-type="float" office:value="-6.03">
            <text:p>-6,03000</text:p>
          </table:table-cell>
          <table:table-cell office:value-type="float" office:value="1.632">
            <text:p>1,632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2311]+2.9847)/([.D2311]-14.4252)" office:value-type="float" office:value="-0.0187316853534496">
            <text:p>-0,01873</text:p>
          </table:table-cell>
          <table:table-cell table:number-columns-repeated="1017"/>
        </table:table-row>
        <table:table-row table:style-name="ro1">
          <table:table-cell office:value-type="float" office:value="1297.101">
            <text:p>1297,10100</text:p>
          </table:table-cell>
          <table:table-cell office:value-type="float" office:value="-6.015">
            <text:p>-6,01500</text:p>
          </table:table-cell>
          <table:table-cell office:value-type="float" office:value="1.632">
            <text:p>1,632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2312]+2.9847)/([.D2312]-14.4252)" office:value-type="float" office:value="-0.0186394201315333">
            <text:p>-0,01864</text:p>
          </table:table-cell>
          <table:table-cell table:number-columns-repeated="1017"/>
        </table:table-row>
        <table:table-row table:style-name="ro1">
          <table:table-cell office:value-type="float" office:value="1297.201">
            <text:p>1297,20100</text:p>
          </table:table-cell>
          <table:table-cell office:value-type="float" office:value="-6.015">
            <text:p>-6,01500</text:p>
          </table:table-cell>
          <table:table-cell office:value-type="float" office:value="1.632">
            <text:p>1,632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2313]+2.9847)/([.D2313]-14.4252)" office:value-type="float" office:value="-0.0186394201315333">
            <text:p>-0,01864</text:p>
          </table:table-cell>
          <table:table-cell table:number-columns-repeated="1017"/>
        </table:table-row>
        <table:table-row table:style-name="ro1">
          <table:table-cell office:value-type="float" office:value="1297.301">
            <text:p>1297,30100</text:p>
          </table:table-cell>
          <table:table-cell office:value-type="float" office:value="-6.015">
            <text:p>-6,01500</text:p>
          </table:table-cell>
          <table:table-cell office:value-type="float" office:value="1.632">
            <text:p>1,632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2314]+2.9847)/([.D2314]-14.4252)" office:value-type="float" office:value="-0.0186394201315333">
            <text:p>-0,01864</text:p>
          </table:table-cell>
          <table:table-cell table:number-columns-repeated="1017"/>
        </table:table-row>
        <table:table-row table:style-name="ro1">
          <table:table-cell office:value-type="float" office:value="1297.401">
            <text:p>1297,40100</text:p>
          </table:table-cell>
          <table:table-cell office:value-type="float" office:value="-6.015">
            <text:p>-6,01500</text:p>
          </table:table-cell>
          <table:table-cell office:value-type="float" office:value="1.632">
            <text:p>1,632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2315]+2.9847)/([.D2315]-14.4252)" office:value-type="float" office:value="-0.0186394201315333">
            <text:p>-0,01864</text:p>
          </table:table-cell>
          <table:table-cell table:number-columns-repeated="1017"/>
        </table:table-row>
        <table:table-row table:style-name="ro1">
          <table:table-cell office:value-type="float" office:value="1297.501">
            <text:p>1297,50100</text:p>
          </table:table-cell>
          <table:table-cell office:value-type="float" office:value="-6.015">
            <text:p>-6,01500</text:p>
          </table:table-cell>
          <table:table-cell office:value-type="float" office:value="1.632">
            <text:p>1,632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2316]+2.9847)/([.D2316]-14.4252)" office:value-type="float" office:value="-0.0186394201315333">
            <text:p>-0,01864</text:p>
          </table:table-cell>
          <table:table-cell table:number-columns-repeated="1017"/>
        </table:table-row>
        <table:table-row table:style-name="ro1">
          <table:table-cell office:value-type="float" office:value="1297.601">
            <text:p>1297,60100</text:p>
          </table:table-cell>
          <table:table-cell office:value-type="float" office:value="-6.015">
            <text:p>-6,01500</text:p>
          </table:table-cell>
          <table:table-cell office:value-type="float" office:value="1.632">
            <text:p>1,632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2317]+2.9847)/([.D2317]-14.4252)" office:value-type="float" office:value="-0.0186394201315333">
            <text:p>-0,01864</text:p>
          </table:table-cell>
          <table:table-cell table:number-columns-repeated="1017"/>
        </table:table-row>
        <table:table-row table:style-name="ro1">
          <table:table-cell office:value-type="float" office:value="1297.701">
            <text:p>1297,70100</text:p>
          </table:table-cell>
          <table:table-cell office:value-type="float" office:value="-6.015">
            <text:p>-6,01500</text:p>
          </table:table-cell>
          <table:table-cell office:value-type="float" office:value="1.632">
            <text:p>1,632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2318]+2.9847)/([.D2318]-14.4252)" office:value-type="float" office:value="-0.0186394201315333">
            <text:p>-0,01864</text:p>
          </table:table-cell>
          <table:table-cell table:number-columns-repeated="1017"/>
        </table:table-row>
        <table:table-row table:style-name="ro1">
          <table:table-cell office:value-type="float" office:value="1297.801">
            <text:p>1297,80100</text:p>
          </table:table-cell>
          <table:table-cell office:value-type="float" office:value="-6.015">
            <text:p>-6,01500</text:p>
          </table:table-cell>
          <table:table-cell office:value-type="float" office:value="1.6335">
            <text:p>1,633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2319]+2.9847)/([.D2319]-14.4252)" office:value-type="float" office:value="-0.0186394201315333">
            <text:p>-0,01864</text:p>
          </table:table-cell>
          <table:table-cell table:number-columns-repeated="1017"/>
        </table:table-row>
        <table:table-row table:style-name="ro1">
          <table:table-cell office:value-type="float" office:value="1297.901">
            <text:p>1297,90100</text:p>
          </table:table-cell>
          <table:table-cell office:value-type="float" office:value="-6.015">
            <text:p>-6,01500</text:p>
          </table:table-cell>
          <table:table-cell office:value-type="float" office:value="1.6335">
            <text:p>1,633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2320]+2.9847)/([.D2320]-14.4252)" office:value-type="float" office:value="-0.0186394201315333">
            <text:p>-0,01864</text:p>
          </table:table-cell>
          <table:table-cell table:number-columns-repeated="1017"/>
        </table:table-row>
        <table:table-row table:style-name="ro1">
          <table:table-cell office:value-type="float" office:value="1298.001">
            <text:p>1298,00100</text:p>
          </table:table-cell>
          <table:table-cell office:value-type="float" office:value="-6.015">
            <text:p>-6,01500</text:p>
          </table:table-cell>
          <table:table-cell office:value-type="float" office:value="1.6335">
            <text:p>1,633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2321]+2.9847)/([.D2321]-14.4252)" office:value-type="float" office:value="-0.0186394201315333">
            <text:p>-0,01864</text:p>
          </table:table-cell>
          <table:table-cell table:number-columns-repeated="1017"/>
        </table:table-row>
        <table:table-row table:style-name="ro1">
          <table:table-cell office:value-type="float" office:value="1298.101">
            <text:p>1298,10100</text:p>
          </table:table-cell>
          <table:table-cell office:value-type="float" office:value="-6.015">
            <text:p>-6,01500</text:p>
          </table:table-cell>
          <table:table-cell office:value-type="float" office:value="1.6335">
            <text:p>1,633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2322]+2.9847)/([.D2322]-14.4252)" office:value-type="float" office:value="-0.0186394201315333">
            <text:p>-0,01864</text:p>
          </table:table-cell>
          <table:table-cell table:number-columns-repeated="1017"/>
        </table:table-row>
        <table:table-row table:style-name="ro1">
          <table:table-cell office:value-type="float" office:value="1298.201">
            <text:p>1298,20100</text:p>
          </table:table-cell>
          <table:table-cell office:value-type="float" office:value="-6.015">
            <text:p>-6,01500</text:p>
          </table:table-cell>
          <table:table-cell office:value-type="float" office:value="1.6335">
            <text:p>1,633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2323]+2.9847)/([.D2323]-14.4252)" office:value-type="float" office:value="-0.0186394201315333">
            <text:p>-0,01864</text:p>
          </table:table-cell>
          <table:table-cell table:number-columns-repeated="1017"/>
        </table:table-row>
        <table:table-row table:style-name="ro1">
          <table:table-cell office:value-type="float" office:value="1298.301">
            <text:p>1298,30100</text:p>
          </table:table-cell>
          <table:table-cell office:value-type="float" office:value="-6.015">
            <text:p>-6,01500</text:p>
          </table:table-cell>
          <table:table-cell office:value-type="float" office:value="1.6335">
            <text:p>1,633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2324]+2.9847)/([.D2324]-14.4252)" office:value-type="float" office:value="-0.0186394201315333">
            <text:p>-0,01864</text:p>
          </table:table-cell>
          <table:table-cell table:number-columns-repeated="1017"/>
        </table:table-row>
        <table:table-row table:style-name="ro1">
          <table:table-cell office:value-type="float" office:value="1298.401">
            <text:p>1298,40100</text:p>
          </table:table-cell>
          <table:table-cell office:value-type="float" office:value="-6.015">
            <text:p>-6,01500</text:p>
          </table:table-cell>
          <table:table-cell office:value-type="float" office:value="1.6335">
            <text:p>1,633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2325]+2.9847)/([.D2325]-14.4252)" office:value-type="float" office:value="-0.0186394201315333">
            <text:p>-0,01864</text:p>
          </table:table-cell>
          <table:table-cell table:number-columns-repeated="1017"/>
        </table:table-row>
        <table:table-row table:style-name="ro1">
          <table:table-cell office:value-type="float" office:value="1298.501">
            <text:p>1298,50100</text:p>
          </table:table-cell>
          <table:table-cell office:value-type="float" office:value="-6.015">
            <text:p>-6,01500</text:p>
          </table:table-cell>
          <table:table-cell office:value-type="float" office:value="1.6335">
            <text:p>1,633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2326]+2.9847)/([.D2326]-14.4252)" office:value-type="float" office:value="-0.0186394201315333">
            <text:p>-0,01864</text:p>
          </table:table-cell>
          <table:table-cell table:number-columns-repeated="1017"/>
        </table:table-row>
        <table:table-row table:style-name="ro1">
          <table:table-cell office:value-type="float" office:value="1298.601">
            <text:p>1298,60100</text:p>
          </table:table-cell>
          <table:table-cell office:value-type="float" office:value="-6.015">
            <text:p>-6,01500</text:p>
          </table:table-cell>
          <table:table-cell office:value-type="float" office:value="1.6335">
            <text:p>1,633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2327]+2.9847)/([.D2327]-14.4252)" office:value-type="float" office:value="-0.0186394201315333">
            <text:p>-0,01864</text:p>
          </table:table-cell>
          <table:table-cell table:number-columns-repeated="1017"/>
        </table:table-row>
        <table:table-row table:style-name="ro1">
          <table:table-cell office:value-type="float" office:value="1298.701">
            <text:p>1298,70100</text:p>
          </table:table-cell>
          <table:table-cell office:value-type="float" office:value="-6.015">
            <text:p>-6,01500</text:p>
          </table:table-cell>
          <table:table-cell office:value-type="float" office:value="1.6335">
            <text:p>1,633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2328]+2.9847)/([.D2328]-14.4252)" office:value-type="float" office:value="-0.0186394201315333">
            <text:p>-0,01864</text:p>
          </table:table-cell>
          <table:table-cell table:number-columns-repeated="1017"/>
        </table:table-row>
        <table:table-row table:style-name="ro1">
          <table:table-cell office:value-type="float" office:value="1298.804">
            <text:p>1298,80400</text:p>
          </table:table-cell>
          <table:table-cell office:value-type="float" office:value="-6.015">
            <text:p>-6,01500</text:p>
          </table:table-cell>
          <table:table-cell office:value-type="float" office:value="1.632">
            <text:p>1,632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2329]+2.9847)/([.D2329]-14.4252)" office:value-type="float" office:value="-0.0186394201315333">
            <text:p>-0,01864</text:p>
          </table:table-cell>
          <table:table-cell table:number-columns-repeated="1017"/>
        </table:table-row>
        <table:table-row table:style-name="ro1">
          <table:table-cell office:value-type="float" office:value="1298.901">
            <text:p>1298,90100</text:p>
          </table:table-cell>
          <table:table-cell office:value-type="float" office:value="-6.015">
            <text:p>-6,01500</text:p>
          </table:table-cell>
          <table:table-cell office:value-type="float" office:value="1.632">
            <text:p>1,632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2330]+2.9847)/([.D2330]-14.4252)" office:value-type="float" office:value="-0.0186394201315333">
            <text:p>-0,01864</text:p>
          </table:table-cell>
          <table:table-cell table:number-columns-repeated="1017"/>
        </table:table-row>
        <table:table-row table:style-name="ro1">
          <table:table-cell office:value-type="float" office:value="1299.001">
            <text:p>1299,00100</text:p>
          </table:table-cell>
          <table:table-cell office:value-type="float" office:value="-6.015">
            <text:p>-6,01500</text:p>
          </table:table-cell>
          <table:table-cell office:value-type="float" office:value="1.632">
            <text:p>1,632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2331]+2.9847)/([.D2331]-14.4252)" office:value-type="float" office:value="-0.0186394201315333">
            <text:p>-0,01864</text:p>
          </table:table-cell>
          <table:table-cell table:number-columns-repeated="1017"/>
        </table:table-row>
        <table:table-row table:style-name="ro1">
          <table:table-cell office:value-type="float" office:value="1299.101">
            <text:p>1299,10100</text:p>
          </table:table-cell>
          <table:table-cell office:value-type="float" office:value="-6.015">
            <text:p>-6,01500</text:p>
          </table:table-cell>
          <table:table-cell office:value-type="float" office:value="1.632">
            <text:p>1,632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2332]+2.9847)/([.D2332]-14.4252)" office:value-type="float" office:value="-0.0186394201315333">
            <text:p>-0,01864</text:p>
          </table:table-cell>
          <table:table-cell table:number-columns-repeated="1017"/>
        </table:table-row>
        <table:table-row table:style-name="ro1">
          <table:table-cell office:value-type="float" office:value="1299.201">
            <text:p>1299,20100</text:p>
          </table:table-cell>
          <table:table-cell office:value-type="float" office:value="-6.015">
            <text:p>-6,01500</text:p>
          </table:table-cell>
          <table:table-cell office:value-type="float" office:value="1.632">
            <text:p>1,632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2333]+2.9847)/([.D2333]-14.4252)" office:value-type="float" office:value="-0.0186394201315333">
            <text:p>-0,01864</text:p>
          </table:table-cell>
          <table:table-cell table:number-columns-repeated="1017"/>
        </table:table-row>
        <table:table-row table:style-name="ro1">
          <table:table-cell office:value-type="float" office:value="1299.301">
            <text:p>1299,30100</text:p>
          </table:table-cell>
          <table:table-cell office:value-type="float" office:value="-6.015">
            <text:p>-6,01500</text:p>
          </table:table-cell>
          <table:table-cell office:value-type="float" office:value="1.632">
            <text:p>1,632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2334]+2.9847)/([.D2334]-14.4252)" office:value-type="float" office:value="-0.0186394201315333">
            <text:p>-0,01864</text:p>
          </table:table-cell>
          <table:table-cell table:number-columns-repeated="1017"/>
        </table:table-row>
        <table:table-row table:style-name="ro1">
          <table:table-cell office:value-type="float" office:value="1299.401">
            <text:p>1299,40100</text:p>
          </table:table-cell>
          <table:table-cell office:value-type="float" office:value="-6.015">
            <text:p>-6,01500</text:p>
          </table:table-cell>
          <table:table-cell office:value-type="float" office:value="1.632">
            <text:p>1,632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2335]+2.9847)/([.D2335]-14.4252)" office:value-type="float" office:value="-0.0186394201315333">
            <text:p>-0,01864</text:p>
          </table:table-cell>
          <table:table-cell table:number-columns-repeated="1017"/>
        </table:table-row>
        <table:table-row table:style-name="ro1">
          <table:table-cell office:value-type="float" office:value="1299.501">
            <text:p>1299,50100</text:p>
          </table:table-cell>
          <table:table-cell office:value-type="float" office:value="-6.015">
            <text:p>-6,01500</text:p>
          </table:table-cell>
          <table:table-cell office:value-type="float" office:value="1.632">
            <text:p>1,632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2336]+2.9847)/([.D2336]-14.4252)" office:value-type="float" office:value="-0.0186394201315333">
            <text:p>-0,01864</text:p>
          </table:table-cell>
          <table:table-cell table:number-columns-repeated="1017"/>
        </table:table-row>
        <table:table-row table:style-name="ro1">
          <table:table-cell office:value-type="float" office:value="1299.601">
            <text:p>1299,60100</text:p>
          </table:table-cell>
          <table:table-cell office:value-type="float" office:value="-6.015">
            <text:p>-6,01500</text:p>
          </table:table-cell>
          <table:table-cell office:value-type="float" office:value="1.632">
            <text:p>1,632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2337]+2.9847)/([.D2337]-14.4252)" office:value-type="float" office:value="-0.0186394201315333">
            <text:p>-0,01864</text:p>
          </table:table-cell>
          <table:table-cell table:number-columns-repeated="1017"/>
        </table:table-row>
        <table:table-row table:style-name="ro1">
          <table:table-cell office:value-type="float" office:value="1299.701">
            <text:p>1299,70100</text:p>
          </table:table-cell>
          <table:table-cell office:value-type="float" office:value="-6.015">
            <text:p>-6,01500</text:p>
          </table:table-cell>
          <table:table-cell office:value-type="float" office:value="1.632">
            <text:p>1,632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2338]+2.9847)/([.D2338]-14.4252)" office:value-type="float" office:value="-0.0186394201315333">
            <text:p>-0,01864</text:p>
          </table:table-cell>
          <table:table-cell table:number-columns-repeated="1017"/>
        </table:table-row>
        <table:table-row table:style-name="ro1">
          <table:table-cell office:value-type="float" office:value="1299.801">
            <text:p>1299,80100</text:p>
          </table:table-cell>
          <table:table-cell office:value-type="float" office:value="-6.015">
            <text:p>-6,01500</text:p>
          </table:table-cell>
          <table:table-cell office:value-type="float" office:value="1.6305">
            <text:p>1,630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2339]+2.9847)/([.D2339]-14.4252)" office:value-type="float" office:value="-0.0186394201315333">
            <text:p>-0,01864</text:p>
          </table:table-cell>
          <table:table-cell table:number-columns-repeated="1017"/>
        </table:table-row>
        <table:table-row table:style-name="ro1">
          <table:table-cell office:value-type="float" office:value="1299.901">
            <text:p>1299,90100</text:p>
          </table:table-cell>
          <table:table-cell office:value-type="float" office:value="-6.015">
            <text:p>-6,01500</text:p>
          </table:table-cell>
          <table:table-cell office:value-type="float" office:value="1.6305">
            <text:p>1,630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2340]+2.9847)/([.D2340]-14.4252)" office:value-type="float" office:value="-0.0186394201315333">
            <text:p>-0,01864</text:p>
          </table:table-cell>
          <table:table-cell table:number-columns-repeated="1017"/>
        </table:table-row>
        <table:table-row table:style-name="ro1">
          <table:table-cell office:value-type="float" office:value="1300.001">
            <text:p>1300,00100</text:p>
          </table:table-cell>
          <table:table-cell office:value-type="float" office:value="-6.015">
            <text:p>-6,01500</text:p>
          </table:table-cell>
          <table:table-cell office:value-type="float" office:value="1.6305">
            <text:p>1,630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2341]+2.9847)/([.D2341]-14.4252)" office:value-type="float" office:value="-0.0186394201315333">
            <text:p>-0,01864</text:p>
          </table:table-cell>
          <table:table-cell table:number-columns-repeated="1017"/>
        </table:table-row>
        <table:table-row table:style-name="ro1">
          <table:table-cell office:value-type="float" office:value="1300.101">
            <text:p>1300,10100</text:p>
          </table:table-cell>
          <table:table-cell office:value-type="float" office:value="-6.03">
            <text:p>-6,03000</text:p>
          </table:table-cell>
          <table:table-cell office:value-type="float" office:value="1.6305">
            <text:p>1,630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2342]+2.9847)/([.D2342]-14.4252)" office:value-type="float" office:value="-0.0187316853534496">
            <text:p>-0,01873</text:p>
          </table:table-cell>
          <table:table-cell table:number-columns-repeated="1017"/>
        </table:table-row>
        <table:table-row table:style-name="ro1">
          <table:table-cell office:value-type="float" office:value="1300.201">
            <text:p>1300,20100</text:p>
          </table:table-cell>
          <table:table-cell office:value-type="float" office:value="-6.03">
            <text:p>-6,03000</text:p>
          </table:table-cell>
          <table:table-cell office:value-type="float" office:value="1.6305">
            <text:p>1,630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2343]+2.9847)/([.D2343]-14.4252)" office:value-type="float" office:value="-0.0187316853534496">
            <text:p>-0,01873</text:p>
          </table:table-cell>
          <table:table-cell table:number-columns-repeated="1017"/>
        </table:table-row>
        <table:table-row table:style-name="ro1">
          <table:table-cell office:value-type="float" office:value="1300.301">
            <text:p>1300,30100</text:p>
          </table:table-cell>
          <table:table-cell office:value-type="float" office:value="-6.03">
            <text:p>-6,03000</text:p>
          </table:table-cell>
          <table:table-cell office:value-type="float" office:value="1.6305">
            <text:p>1,630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2344]+2.9847)/([.D2344]-14.4252)" office:value-type="float" office:value="-0.0187316853534496">
            <text:p>-0,01873</text:p>
          </table:table-cell>
          <table:table-cell table:number-columns-repeated="1017"/>
        </table:table-row>
        <table:table-row table:style-name="ro1">
          <table:table-cell office:value-type="float" office:value="1300.401">
            <text:p>1300,40100</text:p>
          </table:table-cell>
          <table:table-cell office:value-type="float" office:value="-6.03">
            <text:p>-6,03000</text:p>
          </table:table-cell>
          <table:table-cell office:value-type="float" office:value="1.6305">
            <text:p>1,630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2345]+2.9847)/([.D2345]-14.4252)" office:value-type="float" office:value="-0.0187316853534496">
            <text:p>-0,01873</text:p>
          </table:table-cell>
          <table:table-cell table:number-columns-repeated="1017"/>
        </table:table-row>
        <table:table-row table:style-name="ro1">
          <table:table-cell office:value-type="float" office:value="1300.501">
            <text:p>1300,50100</text:p>
          </table:table-cell>
          <table:table-cell office:value-type="float" office:value="-6.03">
            <text:p>-6,03000</text:p>
          </table:table-cell>
          <table:table-cell office:value-type="float" office:value="1.6305">
            <text:p>1,630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2346]+2.9847)/([.D2346]-14.4252)" office:value-type="float" office:value="-0.0187316853534496">
            <text:p>-0,01873</text:p>
          </table:table-cell>
          <table:table-cell table:number-columns-repeated="1017"/>
        </table:table-row>
        <table:table-row table:style-name="ro1">
          <table:table-cell office:value-type="float" office:value="1300.601">
            <text:p>1300,60100</text:p>
          </table:table-cell>
          <table:table-cell office:value-type="float" office:value="-6.03">
            <text:p>-6,03000</text:p>
          </table:table-cell>
          <table:table-cell office:value-type="float" office:value="1.6305">
            <text:p>1,630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2347]+2.9847)/([.D2347]-14.4252)" office:value-type="float" office:value="-0.0187316853534496">
            <text:p>-0,01873</text:p>
          </table:table-cell>
          <table:table-cell table:number-columns-repeated="1017"/>
        </table:table-row>
        <table:table-row table:style-name="ro1">
          <table:table-cell office:value-type="float" office:value="1300.701">
            <text:p>1300,70100</text:p>
          </table:table-cell>
          <table:table-cell office:value-type="float" office:value="-6.03">
            <text:p>-6,03000</text:p>
          </table:table-cell>
          <table:table-cell office:value-type="float" office:value="1.6305">
            <text:p>1,630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2348]+2.9847)/([.D2348]-14.4252)" office:value-type="float" office:value="-0.0187316853534496">
            <text:p>-0,01873</text:p>
          </table:table-cell>
          <table:table-cell table:number-columns-repeated="1017"/>
        </table:table-row>
        <table:table-row table:style-name="ro1">
          <table:table-cell office:value-type="float" office:value="1300.801">
            <text:p>1300,80100</text:p>
          </table:table-cell>
          <table:table-cell office:value-type="float" office:value="-6.03">
            <text:p>-6,03000</text:p>
          </table:table-cell>
          <table:table-cell office:value-type="float" office:value="1.632">
            <text:p>1,632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2349]+2.9847)/([.D2349]-14.4252)" office:value-type="float" office:value="-0.0187316853534496">
            <text:p>-0,01873</text:p>
          </table:table-cell>
          <table:table-cell table:number-columns-repeated="1017"/>
        </table:table-row>
        <table:table-row table:style-name="ro1">
          <table:table-cell office:value-type="float" office:value="1300.901">
            <text:p>1300,90100</text:p>
          </table:table-cell>
          <table:table-cell office:value-type="float" office:value="-6.03">
            <text:p>-6,03000</text:p>
          </table:table-cell>
          <table:table-cell office:value-type="float" office:value="1.632">
            <text:p>1,632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2350]+2.9847)/([.D2350]-14.4252)" office:value-type="float" office:value="-0.0187316853534496">
            <text:p>-0,01873</text:p>
          </table:table-cell>
          <table:table-cell table:number-columns-repeated="1017"/>
        </table:table-row>
        <table:table-row table:style-name="ro1">
          <table:table-cell office:value-type="float" office:value="1301.001">
            <text:p>1301,00100</text:p>
          </table:table-cell>
          <table:table-cell office:value-type="float" office:value="-6.03">
            <text:p>-6,03000</text:p>
          </table:table-cell>
          <table:table-cell office:value-type="float" office:value="1.632">
            <text:p>1,632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2351]+2.9847)/([.D2351]-14.4252)" office:value-type="float" office:value="-0.0187316853534496">
            <text:p>-0,01873</text:p>
          </table:table-cell>
          <table:table-cell table:number-columns-repeated="1017"/>
        </table:table-row>
        <table:table-row table:style-name="ro1">
          <table:table-cell office:value-type="float" office:value="1301.101">
            <text:p>1301,10100</text:p>
          </table:table-cell>
          <table:table-cell office:value-type="float" office:value="-6.03">
            <text:p>-6,03000</text:p>
          </table:table-cell>
          <table:table-cell office:value-type="float" office:value="1.632">
            <text:p>1,632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2352]+2.9847)/([.D2352]-14.4252)" office:value-type="float" office:value="-0.0187316853534496">
            <text:p>-0,01873</text:p>
          </table:table-cell>
          <table:table-cell table:number-columns-repeated="1017"/>
        </table:table-row>
        <table:table-row table:style-name="ro1">
          <table:table-cell office:value-type="float" office:value="1301.201">
            <text:p>1301,20100</text:p>
          </table:table-cell>
          <table:table-cell office:value-type="float" office:value="-6.03">
            <text:p>-6,03000</text:p>
          </table:table-cell>
          <table:table-cell office:value-type="float" office:value="1.632">
            <text:p>1,632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2353]+2.9847)/([.D2353]-14.4252)" office:value-type="float" office:value="-0.0187316853534496">
            <text:p>-0,01873</text:p>
          </table:table-cell>
          <table:table-cell table:number-columns-repeated="1017"/>
        </table:table-row>
        <table:table-row table:style-name="ro1">
          <table:table-cell office:value-type="float" office:value="1301.301">
            <text:p>1301,30100</text:p>
          </table:table-cell>
          <table:table-cell office:value-type="float" office:value="-6.03">
            <text:p>-6,03000</text:p>
          </table:table-cell>
          <table:table-cell office:value-type="float" office:value="1.632">
            <text:p>1,632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2354]+2.9847)/([.D2354]-14.4252)" office:value-type="float" office:value="-0.0187316853534496">
            <text:p>-0,01873</text:p>
          </table:table-cell>
          <table:table-cell table:number-columns-repeated="1017"/>
        </table:table-row>
        <table:table-row table:style-name="ro1">
          <table:table-cell office:value-type="float" office:value="1301.401">
            <text:p>1301,40100</text:p>
          </table:table-cell>
          <table:table-cell office:value-type="float" office:value="-6.03">
            <text:p>-6,03000</text:p>
          </table:table-cell>
          <table:table-cell office:value-type="float" office:value="1.632">
            <text:p>1,632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2355]+2.9847)/([.D2355]-14.4252)" office:value-type="float" office:value="-0.0187316853534496">
            <text:p>-0,01873</text:p>
          </table:table-cell>
          <table:table-cell table:number-columns-repeated="1017"/>
        </table:table-row>
        <table:table-row table:style-name="ro1">
          <table:table-cell office:value-type="float" office:value="1301.501">
            <text:p>1301,50100</text:p>
          </table:table-cell>
          <table:table-cell office:value-type="float" office:value="-6.03">
            <text:p>-6,03000</text:p>
          </table:table-cell>
          <table:table-cell office:value-type="float" office:value="1.632">
            <text:p>1,632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2356]+2.9847)/([.D2356]-14.4252)" office:value-type="float" office:value="-0.0187316853534496">
            <text:p>-0,01873</text:p>
          </table:table-cell>
          <table:table-cell table:number-columns-repeated="1017"/>
        </table:table-row>
        <table:table-row table:style-name="ro1">
          <table:table-cell office:value-type="float" office:value="1301.601">
            <text:p>1301,60100</text:p>
          </table:table-cell>
          <table:table-cell office:value-type="float" office:value="-6.03">
            <text:p>-6,03000</text:p>
          </table:table-cell>
          <table:table-cell office:value-type="float" office:value="1.632">
            <text:p>1,632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2357]+2.9847)/([.D2357]-14.4252)" office:value-type="float" office:value="-0.0187316853534496">
            <text:p>-0,01873</text:p>
          </table:table-cell>
          <table:table-cell table:number-columns-repeated="1017"/>
        </table:table-row>
        <table:table-row table:style-name="ro1">
          <table:table-cell office:value-type="float" office:value="1301.701">
            <text:p>1301,70100</text:p>
          </table:table-cell>
          <table:table-cell office:value-type="float" office:value="-6.03">
            <text:p>-6,03000</text:p>
          </table:table-cell>
          <table:table-cell office:value-type="float" office:value="1.632">
            <text:p>1,632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2358]+2.9847)/([.D2358]-14.4252)" office:value-type="float" office:value="-0.0187316853534496">
            <text:p>-0,01873</text:p>
          </table:table-cell>
          <table:table-cell table:number-columns-repeated="1017"/>
        </table:table-row>
        <table:table-row table:style-name="ro1">
          <table:table-cell office:value-type="float" office:value="1301.801">
            <text:p>1301,80100</text:p>
          </table:table-cell>
          <table:table-cell office:value-type="float" office:value="-6.03">
            <text:p>-6,03000</text:p>
          </table:table-cell>
          <table:table-cell office:value-type="float" office:value="1.632">
            <text:p>1,632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2359]+2.9847)/([.D2359]-14.4252)" office:value-type="float" office:value="-0.0187316853534496">
            <text:p>-0,01873</text:p>
          </table:table-cell>
          <table:table-cell table:number-columns-repeated="1017"/>
        </table:table-row>
        <table:table-row table:style-name="ro1">
          <table:table-cell office:value-type="float" office:value="1301.901">
            <text:p>1301,90100</text:p>
          </table:table-cell>
          <table:table-cell office:value-type="float" office:value="-6.03">
            <text:p>-6,03000</text:p>
          </table:table-cell>
          <table:table-cell office:value-type="float" office:value="1.632">
            <text:p>1,632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2360]+2.9847)/([.D2360]-14.4252)" office:value-type="float" office:value="-0.0187316853534496">
            <text:p>-0,01873</text:p>
          </table:table-cell>
          <table:table-cell table:number-columns-repeated="1017"/>
        </table:table-row>
        <table:table-row table:style-name="ro1">
          <table:table-cell office:value-type="float" office:value="1302.001">
            <text:p>1302,00100</text:p>
          </table:table-cell>
          <table:table-cell office:value-type="float" office:value="-6.03">
            <text:p>-6,03000</text:p>
          </table:table-cell>
          <table:table-cell office:value-type="float" office:value="1.632">
            <text:p>1,632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2361]+2.9847)/([.D2361]-14.4252)" office:value-type="float" office:value="-0.0187316853534496">
            <text:p>-0,01873</text:p>
          </table:table-cell>
          <table:table-cell table:number-columns-repeated="1017"/>
        </table:table-row>
        <table:table-row table:style-name="ro1">
          <table:table-cell office:value-type="float" office:value="1302.101">
            <text:p>1302,10100</text:p>
          </table:table-cell>
          <table:table-cell office:value-type="float" office:value="-6.03">
            <text:p>-6,03000</text:p>
          </table:table-cell>
          <table:table-cell office:value-type="float" office:value="1.632">
            <text:p>1,632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2362]+2.9847)/([.D2362]-14.4252)" office:value-type="float" office:value="-0.0187316853534496">
            <text:p>-0,01873</text:p>
          </table:table-cell>
          <table:table-cell table:number-columns-repeated="1017"/>
        </table:table-row>
        <table:table-row table:style-name="ro1">
          <table:table-cell office:value-type="float" office:value="1302.201">
            <text:p>1302,20100</text:p>
          </table:table-cell>
          <table:table-cell office:value-type="float" office:value="-6.03">
            <text:p>-6,03000</text:p>
          </table:table-cell>
          <table:table-cell office:value-type="float" office:value="1.632">
            <text:p>1,632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2363]+2.9847)/([.D2363]-14.4252)" office:value-type="float" office:value="-0.0187316853534496">
            <text:p>-0,01873</text:p>
          </table:table-cell>
          <table:table-cell table:number-columns-repeated="1017"/>
        </table:table-row>
        <table:table-row table:style-name="ro1">
          <table:table-cell office:value-type="float" office:value="1302.301">
            <text:p>1302,30100</text:p>
          </table:table-cell>
          <table:table-cell office:value-type="float" office:value="-6.03">
            <text:p>-6,03000</text:p>
          </table:table-cell>
          <table:table-cell office:value-type="float" office:value="1.632">
            <text:p>1,632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2364]+2.9847)/([.D2364]-14.4252)" office:value-type="float" office:value="-0.0187316853534496">
            <text:p>-0,01873</text:p>
          </table:table-cell>
          <table:table-cell table:number-columns-repeated="1017"/>
        </table:table-row>
        <table:table-row table:style-name="ro1">
          <table:table-cell office:value-type="float" office:value="1302.401">
            <text:p>1302,40100</text:p>
          </table:table-cell>
          <table:table-cell office:value-type="float" office:value="-6.03">
            <text:p>-6,03000</text:p>
          </table:table-cell>
          <table:table-cell office:value-type="float" office:value="1.632">
            <text:p>1,632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2365]+2.9847)/([.D2365]-14.4252)" office:value-type="float" office:value="-0.0187316853534496">
            <text:p>-0,01873</text:p>
          </table:table-cell>
          <table:table-cell table:number-columns-repeated="1017"/>
        </table:table-row>
        <table:table-row table:style-name="ro1">
          <table:table-cell office:value-type="float" office:value="1302.501">
            <text:p>1302,50100</text:p>
          </table:table-cell>
          <table:table-cell office:value-type="float" office:value="-6.03">
            <text:p>-6,03000</text:p>
          </table:table-cell>
          <table:table-cell office:value-type="float" office:value="1.632">
            <text:p>1,632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2366]+2.9847)/([.D2366]-14.4252)" office:value-type="float" office:value="-0.0187316853534496">
            <text:p>-0,01873</text:p>
          </table:table-cell>
          <table:table-cell table:number-columns-repeated="1017"/>
        </table:table-row>
        <table:table-row table:style-name="ro1">
          <table:table-cell office:value-type="float" office:value="1302.601">
            <text:p>1302,60100</text:p>
          </table:table-cell>
          <table:table-cell office:value-type="float" office:value="-6.03">
            <text:p>-6,03000</text:p>
          </table:table-cell>
          <table:table-cell office:value-type="float" office:value="1.632">
            <text:p>1,632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2367]+2.9847)/([.D2367]-14.4252)" office:value-type="float" office:value="-0.0187316853534496">
            <text:p>-0,01873</text:p>
          </table:table-cell>
          <table:table-cell table:number-columns-repeated="1017"/>
        </table:table-row>
        <table:table-row table:style-name="ro1">
          <table:table-cell office:value-type="float" office:value="1302.701">
            <text:p>1302,70100</text:p>
          </table:table-cell>
          <table:table-cell office:value-type="float" office:value="-6.03">
            <text:p>-6,03000</text:p>
          </table:table-cell>
          <table:table-cell office:value-type="float" office:value="1.632">
            <text:p>1,632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2368]+2.9847)/([.D2368]-14.4252)" office:value-type="float" office:value="-0.0187316853534496">
            <text:p>-0,01873</text:p>
          </table:table-cell>
          <table:table-cell table:number-columns-repeated="1017"/>
        </table:table-row>
        <table:table-row table:style-name="ro1">
          <table:table-cell office:value-type="float" office:value="1302.801">
            <text:p>1302,80100</text:p>
          </table:table-cell>
          <table:table-cell office:value-type="float" office:value="-6.03">
            <text:p>-6,03000</text:p>
          </table:table-cell>
          <table:table-cell office:value-type="float" office:value="1.6305">
            <text:p>1,630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2369]+2.9847)/([.D2369]-14.4252)" office:value-type="float" office:value="-0.0187316853534496">
            <text:p>-0,01873</text:p>
          </table:table-cell>
          <table:table-cell table:number-columns-repeated="1017"/>
        </table:table-row>
        <table:table-row table:style-name="ro1">
          <table:table-cell office:value-type="float" office:value="1302.901">
            <text:p>1302,90100</text:p>
          </table:table-cell>
          <table:table-cell office:value-type="float" office:value="-6.03">
            <text:p>-6,03000</text:p>
          </table:table-cell>
          <table:table-cell office:value-type="float" office:value="1.6305">
            <text:p>1,630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2370]+2.9847)/([.D2370]-14.4252)" office:value-type="float" office:value="-0.0187316853534496">
            <text:p>-0,01873</text:p>
          </table:table-cell>
          <table:table-cell table:number-columns-repeated="1017"/>
        </table:table-row>
        <table:table-row table:style-name="ro1">
          <table:table-cell office:value-type="float" office:value="1303.001">
            <text:p>1303,00100</text:p>
          </table:table-cell>
          <table:table-cell office:value-type="float" office:value="-6.03">
            <text:p>-6,03000</text:p>
          </table:table-cell>
          <table:table-cell office:value-type="float" office:value="1.6305">
            <text:p>1,630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2371]+2.9847)/([.D2371]-14.4252)" office:value-type="float" office:value="-0.0187316853534496">
            <text:p>-0,01873</text:p>
          </table:table-cell>
          <table:table-cell table:number-columns-repeated="1017"/>
        </table:table-row>
        <table:table-row table:style-name="ro1">
          <table:table-cell office:value-type="float" office:value="1303.101">
            <text:p>1303,10100</text:p>
          </table:table-cell>
          <table:table-cell office:value-type="float" office:value="-6.03">
            <text:p>-6,03000</text:p>
          </table:table-cell>
          <table:table-cell office:value-type="float" office:value="1.6305">
            <text:p>1,630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2372]+2.9847)/([.D2372]-14.4252)" office:value-type="float" office:value="-0.0187316853534496">
            <text:p>-0,01873</text:p>
          </table:table-cell>
          <table:table-cell table:number-columns-repeated="1017"/>
        </table:table-row>
        <table:table-row table:style-name="ro1">
          <table:table-cell office:value-type="float" office:value="1303.201">
            <text:p>1303,20100</text:p>
          </table:table-cell>
          <table:table-cell office:value-type="float" office:value="-6.03">
            <text:p>-6,03000</text:p>
          </table:table-cell>
          <table:table-cell office:value-type="float" office:value="1.6305">
            <text:p>1,630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2373]+2.9847)/([.D2373]-14.4252)" office:value-type="float" office:value="-0.0187316853534496">
            <text:p>-0,01873</text:p>
          </table:table-cell>
          <table:table-cell table:number-columns-repeated="1017"/>
        </table:table-row>
        <table:table-row table:style-name="ro1">
          <table:table-cell office:value-type="float" office:value="1303.301">
            <text:p>1303,30100</text:p>
          </table:table-cell>
          <table:table-cell office:value-type="float" office:value="-6.03">
            <text:p>-6,03000</text:p>
          </table:table-cell>
          <table:table-cell office:value-type="float" office:value="1.6305">
            <text:p>1,630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2374]+2.9847)/([.D2374]-14.4252)" office:value-type="float" office:value="-0.0187316853534496">
            <text:p>-0,01873</text:p>
          </table:table-cell>
          <table:table-cell table:number-columns-repeated="1017"/>
        </table:table-row>
        <table:table-row table:style-name="ro1">
          <table:table-cell office:value-type="float" office:value="1303.401">
            <text:p>1303,40100</text:p>
          </table:table-cell>
          <table:table-cell office:value-type="float" office:value="-6.03">
            <text:p>-6,03000</text:p>
          </table:table-cell>
          <table:table-cell office:value-type="float" office:value="1.6305">
            <text:p>1,630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2375]+2.9847)/([.D2375]-14.4252)" office:value-type="float" office:value="-0.0187316853534496">
            <text:p>-0,01873</text:p>
          </table:table-cell>
          <table:table-cell table:number-columns-repeated="1017"/>
        </table:table-row>
        <table:table-row table:style-name="ro1">
          <table:table-cell office:value-type="float" office:value="1303.501">
            <text:p>1303,50100</text:p>
          </table:table-cell>
          <table:table-cell office:value-type="float" office:value="-6.03">
            <text:p>-6,03000</text:p>
          </table:table-cell>
          <table:table-cell office:value-type="float" office:value="1.6305">
            <text:p>1,630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2376]+2.9847)/([.D2376]-14.4252)" office:value-type="float" office:value="-0.0187316853534496">
            <text:p>-0,01873</text:p>
          </table:table-cell>
          <table:table-cell table:number-columns-repeated="1017"/>
        </table:table-row>
        <table:table-row table:style-name="ro1">
          <table:table-cell office:value-type="float" office:value="1303.601">
            <text:p>1303,60100</text:p>
          </table:table-cell>
          <table:table-cell office:value-type="float" office:value="-6.03">
            <text:p>-6,03000</text:p>
          </table:table-cell>
          <table:table-cell office:value-type="float" office:value="1.6305">
            <text:p>1,630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2377]+2.9847)/([.D2377]-14.4252)" office:value-type="float" office:value="-0.0187316853534496">
            <text:p>-0,01873</text:p>
          </table:table-cell>
          <table:table-cell table:number-columns-repeated="1017"/>
        </table:table-row>
        <table:table-row table:style-name="ro1">
          <table:table-cell office:value-type="float" office:value="1303.701">
            <text:p>1303,70100</text:p>
          </table:table-cell>
          <table:table-cell office:value-type="float" office:value="-6.03">
            <text:p>-6,03000</text:p>
          </table:table-cell>
          <table:table-cell office:value-type="float" office:value="1.6305">
            <text:p>1,630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2378]+2.9847)/([.D2378]-14.4252)" office:value-type="float" office:value="-0.0187316853534496">
            <text:p>-0,01873</text:p>
          </table:table-cell>
          <table:table-cell table:number-columns-repeated="1017"/>
        </table:table-row>
        <table:table-row table:style-name="ro1">
          <table:table-cell office:value-type="float" office:value="1303.801">
            <text:p>1303,80100</text:p>
          </table:table-cell>
          <table:table-cell office:value-type="float" office:value="-6.03">
            <text:p>-6,03000</text:p>
          </table:table-cell>
          <table:table-cell office:value-type="float" office:value="1.6305">
            <text:p>1,630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2379]+2.9847)/([.D2379]-14.4252)" office:value-type="float" office:value="-0.0187316853534496">
            <text:p>-0,01873</text:p>
          </table:table-cell>
          <table:table-cell table:number-columns-repeated="1017"/>
        </table:table-row>
        <table:table-row table:style-name="ro1">
          <table:table-cell office:value-type="float" office:value="1303.901">
            <text:p>1303,90100</text:p>
          </table:table-cell>
          <table:table-cell office:value-type="float" office:value="-6.03">
            <text:p>-6,03000</text:p>
          </table:table-cell>
          <table:table-cell office:value-type="float" office:value="1.6305">
            <text:p>1,630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2380]+2.9847)/([.D2380]-14.4252)" office:value-type="float" office:value="-0.0187316853534496">
            <text:p>-0,01873</text:p>
          </table:table-cell>
          <table:table-cell table:number-columns-repeated="1017"/>
        </table:table-row>
        <table:table-row table:style-name="ro1">
          <table:table-cell office:value-type="float" office:value="1304.001">
            <text:p>1304,00100</text:p>
          </table:table-cell>
          <table:table-cell office:value-type="float" office:value="-6.03">
            <text:p>-6,03000</text:p>
          </table:table-cell>
          <table:table-cell office:value-type="float" office:value="1.6305">
            <text:p>1,630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2381]+2.9847)/([.D2381]-14.4252)" office:value-type="float" office:value="-0.0187316853534496">
            <text:p>-0,01873</text:p>
          </table:table-cell>
          <table:table-cell table:number-columns-repeated="1017"/>
        </table:table-row>
        <table:table-row table:style-name="ro1">
          <table:table-cell office:value-type="float" office:value="1304.101">
            <text:p>1304,10100</text:p>
          </table:table-cell>
          <table:table-cell office:value-type="float" office:value="-6.09">
            <text:p>-6,09000</text:p>
          </table:table-cell>
          <table:table-cell office:value-type="float" office:value="1.6305">
            <text:p>1,630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2382]+2.9847)/([.D2382]-14.4252)" office:value-type="float" office:value="-0.0191007462411149">
            <text:p>-0,01910</text:p>
          </table:table-cell>
          <table:table-cell table:number-columns-repeated="1017"/>
        </table:table-row>
        <table:table-row table:style-name="ro1">
          <table:table-cell office:value-type="float" office:value="1304.201">
            <text:p>1304,20100</text:p>
          </table:table-cell>
          <table:table-cell office:value-type="float" office:value="-6.09">
            <text:p>-6,09000</text:p>
          </table:table-cell>
          <table:table-cell office:value-type="float" office:value="1.6305">
            <text:p>1,630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2383]+2.9847)/([.D2383]-14.4252)" office:value-type="float" office:value="-0.0191007462411149">
            <text:p>-0,01910</text:p>
          </table:table-cell>
          <table:table-cell table:number-columns-repeated="1017"/>
        </table:table-row>
        <table:table-row table:style-name="ro1">
          <table:table-cell office:value-type="float" office:value="1304.301">
            <text:p>1304,30100</text:p>
          </table:table-cell>
          <table:table-cell office:value-type="float" office:value="-6.09">
            <text:p>-6,09000</text:p>
          </table:table-cell>
          <table:table-cell office:value-type="float" office:value="1.6305">
            <text:p>1,630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2384]+2.9847)/([.D2384]-14.4252)" office:value-type="float" office:value="-0.0191007462411149">
            <text:p>-0,01910</text:p>
          </table:table-cell>
          <table:table-cell table:number-columns-repeated="1017"/>
        </table:table-row>
        <table:table-row table:style-name="ro1">
          <table:table-cell office:value-type="float" office:value="1304.401">
            <text:p>1304,40100</text:p>
          </table:table-cell>
          <table:table-cell office:value-type="float" office:value="-6.09">
            <text:p>-6,09000</text:p>
          </table:table-cell>
          <table:table-cell office:value-type="float" office:value="1.6305">
            <text:p>1,630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2385]+2.9847)/([.D2385]-14.4252)" office:value-type="float" office:value="-0.0191007462411149">
            <text:p>-0,01910</text:p>
          </table:table-cell>
          <table:table-cell table:number-columns-repeated="1017"/>
        </table:table-row>
        <table:table-row table:style-name="ro1">
          <table:table-cell office:value-type="float" office:value="1304.501">
            <text:p>1304,50100</text:p>
          </table:table-cell>
          <table:table-cell office:value-type="float" office:value="-6.09">
            <text:p>-6,09000</text:p>
          </table:table-cell>
          <table:table-cell office:value-type="float" office:value="1.6305">
            <text:p>1,630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2386]+2.9847)/([.D2386]-14.4252)" office:value-type="float" office:value="-0.0191007462411149">
            <text:p>-0,01910</text:p>
          </table:table-cell>
          <table:table-cell table:number-columns-repeated="1017"/>
        </table:table-row>
        <table:table-row table:style-name="ro1">
          <table:table-cell office:value-type="float" office:value="1304.601">
            <text:p>1304,60100</text:p>
          </table:table-cell>
          <table:table-cell office:value-type="float" office:value="-6.09">
            <text:p>-6,09000</text:p>
          </table:table-cell>
          <table:table-cell office:value-type="float" office:value="1.6305">
            <text:p>1,630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2387]+2.9847)/([.D2387]-14.4252)" office:value-type="float" office:value="-0.0191007462411149">
            <text:p>-0,01910</text:p>
          </table:table-cell>
          <table:table-cell table:number-columns-repeated="1017"/>
        </table:table-row>
        <table:table-row table:style-name="ro1">
          <table:table-cell office:value-type="float" office:value="1304.701">
            <text:p>1304,70100</text:p>
          </table:table-cell>
          <table:table-cell office:value-type="float" office:value="-6.09">
            <text:p>-6,09000</text:p>
          </table:table-cell>
          <table:table-cell office:value-type="float" office:value="1.6305">
            <text:p>1,630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2388]+2.9847)/([.D2388]-14.4252)" office:value-type="float" office:value="-0.0191007462411149">
            <text:p>-0,01910</text:p>
          </table:table-cell>
          <table:table-cell table:number-columns-repeated="1017"/>
        </table:table-row>
        <table:table-row table:style-name="ro1">
          <table:table-cell office:value-type="float" office:value="1304.801">
            <text:p>1304,80100</text:p>
          </table:table-cell>
          <table:table-cell office:value-type="float" office:value="-6.09">
            <text:p>-6,09000</text:p>
          </table:table-cell>
          <table:table-cell office:value-type="float" office:value="1.6305">
            <text:p>1,630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2389]+2.9847)/([.D2389]-14.4252)" office:value-type="float" office:value="-0.0191007462411149">
            <text:p>-0,01910</text:p>
          </table:table-cell>
          <table:table-cell table:number-columns-repeated="1017"/>
        </table:table-row>
        <table:table-row table:style-name="ro1">
          <table:table-cell office:value-type="float" office:value="1304.901">
            <text:p>1304,90100</text:p>
          </table:table-cell>
          <table:table-cell office:value-type="float" office:value="-6.09">
            <text:p>-6,09000</text:p>
          </table:table-cell>
          <table:table-cell office:value-type="float" office:value="1.6305">
            <text:p>1,630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2390]+2.9847)/([.D2390]-14.4252)" office:value-type="float" office:value="-0.0191007462411149">
            <text:p>-0,01910</text:p>
          </table:table-cell>
          <table:table-cell table:number-columns-repeated="1017"/>
        </table:table-row>
        <table:table-row table:style-name="ro1">
          <table:table-cell office:value-type="float" office:value="1305.001">
            <text:p>1305,00100</text:p>
          </table:table-cell>
          <table:table-cell office:value-type="float" office:value="-6.09">
            <text:p>-6,09000</text:p>
          </table:table-cell>
          <table:table-cell office:value-type="float" office:value="1.6305">
            <text:p>1,630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2391]+2.9847)/([.D2391]-14.4252)" office:value-type="float" office:value="-0.0191007462411149">
            <text:p>-0,01910</text:p>
          </table:table-cell>
          <table:table-cell table:number-columns-repeated="1017"/>
        </table:table-row>
        <table:table-row table:style-name="ro1">
          <table:table-cell office:value-type="float" office:value="1305.101">
            <text:p>1305,10100</text:p>
          </table:table-cell>
          <table:table-cell office:value-type="float" office:value="-6.105">
            <text:p>-6,10500</text:p>
          </table:table-cell>
          <table:table-cell office:value-type="float" office:value="1.6305">
            <text:p>1,630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2392]+2.9847)/([.D2392]-14.4252)" office:value-type="float" office:value="-0.0191930114630312">
            <text:p>-0,01919</text:p>
          </table:table-cell>
          <table:table-cell table:number-columns-repeated="1017"/>
        </table:table-row>
        <table:table-row table:style-name="ro1">
          <table:table-cell office:value-type="float" office:value="1305.201">
            <text:p>1305,20100</text:p>
          </table:table-cell>
          <table:table-cell office:value-type="float" office:value="-6.105">
            <text:p>-6,10500</text:p>
          </table:table-cell>
          <table:table-cell office:value-type="float" office:value="1.6305">
            <text:p>1,630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2393]+2.9847)/([.D2393]-14.4252)" office:value-type="float" office:value="-0.0191930114630312">
            <text:p>-0,01919</text:p>
          </table:table-cell>
          <table:table-cell table:number-columns-repeated="1017"/>
        </table:table-row>
        <table:table-row table:style-name="ro1">
          <table:table-cell office:value-type="float" office:value="1305.301">
            <text:p>1305,30100</text:p>
          </table:table-cell>
          <table:table-cell office:value-type="float" office:value="-6.105">
            <text:p>-6,10500</text:p>
          </table:table-cell>
          <table:table-cell office:value-type="float" office:value="1.6305">
            <text:p>1,630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2394]+2.9847)/([.D2394]-14.4252)" office:value-type="float" office:value="-0.0191930114630312">
            <text:p>-0,01919</text:p>
          </table:table-cell>
          <table:table-cell table:number-columns-repeated="1017"/>
        </table:table-row>
        <table:table-row table:style-name="ro1">
          <table:table-cell office:value-type="float" office:value="1305.401">
            <text:p>1305,40100</text:p>
          </table:table-cell>
          <table:table-cell office:value-type="float" office:value="-6.105">
            <text:p>-6,10500</text:p>
          </table:table-cell>
          <table:table-cell office:value-type="float" office:value="1.6305">
            <text:p>1,630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2395]+2.9847)/([.D2395]-14.4252)" office:value-type="float" office:value="-0.0191930114630312">
            <text:p>-0,01919</text:p>
          </table:table-cell>
          <table:table-cell table:number-columns-repeated="1017"/>
        </table:table-row>
        <table:table-row table:style-name="ro1">
          <table:table-cell office:value-type="float" office:value="1305.501">
            <text:p>1305,50100</text:p>
          </table:table-cell>
          <table:table-cell office:value-type="float" office:value="-6.105">
            <text:p>-6,10500</text:p>
          </table:table-cell>
          <table:table-cell office:value-type="float" office:value="1.6305">
            <text:p>1,630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2396]+2.9847)/([.D2396]-14.4252)" office:value-type="float" office:value="-0.0191930114630312">
            <text:p>-0,01919</text:p>
          </table:table-cell>
          <table:table-cell table:number-columns-repeated="1017"/>
        </table:table-row>
        <table:table-row table:style-name="ro1">
          <table:table-cell office:value-type="float" office:value="1305.601">
            <text:p>1305,60100</text:p>
          </table:table-cell>
          <table:table-cell office:value-type="float" office:value="-6.105">
            <text:p>-6,10500</text:p>
          </table:table-cell>
          <table:table-cell office:value-type="float" office:value="1.6305">
            <text:p>1,630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2397]+2.9847)/([.D2397]-14.4252)" office:value-type="float" office:value="-0.0191930114630312">
            <text:p>-0,01919</text:p>
          </table:table-cell>
          <table:table-cell table:number-columns-repeated="1017"/>
        </table:table-row>
        <table:table-row table:style-name="ro1">
          <table:table-cell office:value-type="float" office:value="1305.701">
            <text:p>1305,70100</text:p>
          </table:table-cell>
          <table:table-cell office:value-type="float" office:value="-6.105">
            <text:p>-6,10500</text:p>
          </table:table-cell>
          <table:table-cell office:value-type="float" office:value="1.6305">
            <text:p>1,630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2398]+2.9847)/([.D2398]-14.4252)" office:value-type="float" office:value="-0.0191930114630312">
            <text:p>-0,01919</text:p>
          </table:table-cell>
          <table:table-cell table:number-columns-repeated="1017"/>
        </table:table-row>
        <table:table-row table:style-name="ro1">
          <table:table-cell office:value-type="float" office:value="1305.801">
            <text:p>1305,80100</text:p>
          </table:table-cell>
          <table:table-cell office:value-type="float" office:value="-6.105">
            <text:p>-6,10500</text:p>
          </table:table-cell>
          <table:table-cell office:value-type="float" office:value="1.6305">
            <text:p>1,630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2399]+2.9847)/([.D2399]-14.4252)" office:value-type="float" office:value="-0.0191930114630312">
            <text:p>-0,01919</text:p>
          </table:table-cell>
          <table:table-cell table:number-columns-repeated="1017"/>
        </table:table-row>
        <table:table-row table:style-name="ro1">
          <table:table-cell office:value-type="float" office:value="1305.901">
            <text:p>1305,90100</text:p>
          </table:table-cell>
          <table:table-cell office:value-type="float" office:value="-6.105">
            <text:p>-6,10500</text:p>
          </table:table-cell>
          <table:table-cell office:value-type="float" office:value="1.6305">
            <text:p>1,630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2400]+2.9847)/([.D2400]-14.4252)" office:value-type="float" office:value="-0.0191930114630312">
            <text:p>-0,01919</text:p>
          </table:table-cell>
          <table:table-cell table:number-columns-repeated="1017"/>
        </table:table-row>
        <table:table-row table:style-name="ro1">
          <table:table-cell office:value-type="float" office:value="1306.001">
            <text:p>1306,00100</text:p>
          </table:table-cell>
          <table:table-cell office:value-type="float" office:value="-6.105">
            <text:p>-6,10500</text:p>
          </table:table-cell>
          <table:table-cell office:value-type="float" office:value="1.6305">
            <text:p>1,630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2401]+2.9847)/([.D2401]-14.4252)" office:value-type="float" office:value="-0.0191930114630312">
            <text:p>-0,01919</text:p>
          </table:table-cell>
          <table:table-cell table:number-columns-repeated="1017"/>
        </table:table-row>
        <table:table-row table:style-name="ro1">
          <table:table-cell office:value-type="float" office:value="1306.101">
            <text:p>1306,10100</text:p>
          </table:table-cell>
          <table:table-cell office:value-type="float" office:value="-6.09">
            <text:p>-6,09000</text:p>
          </table:table-cell>
          <table:table-cell office:value-type="float" office:value="1.6305">
            <text:p>1,630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2402]+2.9847)/([.D2402]-14.4252)" office:value-type="float" office:value="-0.0191007462411149">
            <text:p>-0,01910</text:p>
          </table:table-cell>
          <table:table-cell table:number-columns-repeated="1017"/>
        </table:table-row>
        <table:table-row table:style-name="ro1">
          <table:table-cell office:value-type="float" office:value="1306.201">
            <text:p>1306,20100</text:p>
          </table:table-cell>
          <table:table-cell office:value-type="float" office:value="-6.09">
            <text:p>-6,09000</text:p>
          </table:table-cell>
          <table:table-cell office:value-type="float" office:value="1.6305">
            <text:p>1,630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2403]+2.9847)/([.D2403]-14.4252)" office:value-type="float" office:value="-0.0191007462411149">
            <text:p>-0,01910</text:p>
          </table:table-cell>
          <table:table-cell table:number-columns-repeated="1017"/>
        </table:table-row>
        <table:table-row table:style-name="ro1">
          <table:table-cell office:value-type="float" office:value="1306.301">
            <text:p>1306,30100</text:p>
          </table:table-cell>
          <table:table-cell office:value-type="float" office:value="-6.09">
            <text:p>-6,09000</text:p>
          </table:table-cell>
          <table:table-cell office:value-type="float" office:value="1.6305">
            <text:p>1,630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2404]+2.9847)/([.D2404]-14.4252)" office:value-type="float" office:value="-0.0191007462411149">
            <text:p>-0,01910</text:p>
          </table:table-cell>
          <table:table-cell table:number-columns-repeated="1017"/>
        </table:table-row>
        <table:table-row table:style-name="ro1">
          <table:table-cell office:value-type="float" office:value="1306.401">
            <text:p>1306,40100</text:p>
          </table:table-cell>
          <table:table-cell office:value-type="float" office:value="-6.09">
            <text:p>-6,09000</text:p>
          </table:table-cell>
          <table:table-cell office:value-type="float" office:value="1.6305">
            <text:p>1,630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2405]+2.9847)/([.D2405]-14.4252)" office:value-type="float" office:value="-0.0191007462411149">
            <text:p>-0,01910</text:p>
          </table:table-cell>
          <table:table-cell table:number-columns-repeated="1017"/>
        </table:table-row>
        <table:table-row table:style-name="ro1">
          <table:table-cell office:value-type="float" office:value="1306.501">
            <text:p>1306,50100</text:p>
          </table:table-cell>
          <table:table-cell office:value-type="float" office:value="-6.09">
            <text:p>-6,09000</text:p>
          </table:table-cell>
          <table:table-cell office:value-type="float" office:value="1.6305">
            <text:p>1,630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2406]+2.9847)/([.D2406]-14.4252)" office:value-type="float" office:value="-0.0191007462411149">
            <text:p>-0,01910</text:p>
          </table:table-cell>
          <table:table-cell table:number-columns-repeated="1017"/>
        </table:table-row>
        <table:table-row table:style-name="ro1">
          <table:table-cell office:value-type="float" office:value="1306.601">
            <text:p>1306,60100</text:p>
          </table:table-cell>
          <table:table-cell office:value-type="float" office:value="-6.09">
            <text:p>-6,09000</text:p>
          </table:table-cell>
          <table:table-cell office:value-type="float" office:value="1.6305">
            <text:p>1,630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2407]+2.9847)/([.D2407]-14.4252)" office:value-type="float" office:value="-0.0191007462411149">
            <text:p>-0,01910</text:p>
          </table:table-cell>
          <table:table-cell table:number-columns-repeated="1017"/>
        </table:table-row>
        <table:table-row table:style-name="ro1">
          <table:table-cell office:value-type="float" office:value="1306.701">
            <text:p>1306,70100</text:p>
          </table:table-cell>
          <table:table-cell office:value-type="float" office:value="-6.09">
            <text:p>-6,09000</text:p>
          </table:table-cell>
          <table:table-cell office:value-type="float" office:value="1.6305">
            <text:p>1,630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2408]+2.9847)/([.D2408]-14.4252)" office:value-type="float" office:value="-0.0191007462411149">
            <text:p>-0,01910</text:p>
          </table:table-cell>
          <table:table-cell table:number-columns-repeated="1017"/>
        </table:table-row>
        <table:table-row table:style-name="ro1">
          <table:table-cell office:value-type="float" office:value="1306.801">
            <text:p>1306,80100</text:p>
          </table:table-cell>
          <table:table-cell office:value-type="float" office:value="-6.09">
            <text:p>-6,09000</text:p>
          </table:table-cell>
          <table:table-cell office:value-type="float" office:value="1.629">
            <text:p>1,629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409]+2.9847)/([.D2409]-14.4252)" office:value-type="float" office:value="-0.0191183858622575">
            <text:p>-0,01912</text:p>
          </table:table-cell>
          <table:table-cell table:number-columns-repeated="1017"/>
        </table:table-row>
        <table:table-row table:style-name="ro1">
          <table:table-cell office:value-type="float" office:value="1306.901">
            <text:p>1306,90100</text:p>
          </table:table-cell>
          <table:table-cell office:value-type="float" office:value="-6.09">
            <text:p>-6,09000</text:p>
          </table:table-cell>
          <table:table-cell office:value-type="float" office:value="1.629">
            <text:p>1,629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410]+2.9847)/([.D2410]-14.4252)" office:value-type="float" office:value="-0.0191183858622575">
            <text:p>-0,01912</text:p>
          </table:table-cell>
          <table:table-cell table:number-columns-repeated="1017"/>
        </table:table-row>
        <table:table-row table:style-name="ro1">
          <table:table-cell office:value-type="float" office:value="1307.001">
            <text:p>1307,00100</text:p>
          </table:table-cell>
          <table:table-cell office:value-type="float" office:value="-6.09">
            <text:p>-6,09000</text:p>
          </table:table-cell>
          <table:table-cell office:value-type="float" office:value="1.629">
            <text:p>1,629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411]+2.9847)/([.D2411]-14.4252)" office:value-type="float" office:value="-0.0191183858622575">
            <text:p>-0,01912</text:p>
          </table:table-cell>
          <table:table-cell table:number-columns-repeated="1017"/>
        </table:table-row>
        <table:table-row table:style-name="ro1">
          <table:table-cell office:value-type="float" office:value="1307.101">
            <text:p>1307,10100</text:p>
          </table:table-cell>
          <table:table-cell office:value-type="float" office:value="-6.075">
            <text:p>-6,07500</text:p>
          </table:table-cell>
          <table:table-cell office:value-type="float" office:value="1.629">
            <text:p>1,629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412]+2.9847)/([.D2412]-14.4252)" office:value-type="float" office:value="-0.0190260354330127">
            <text:p>-0,01903</text:p>
          </table:table-cell>
          <table:table-cell table:number-columns-repeated="1017"/>
        </table:table-row>
        <table:table-row table:style-name="ro1">
          <table:table-cell office:value-type="float" office:value="1307.201">
            <text:p>1307,20100</text:p>
          </table:table-cell>
          <table:table-cell office:value-type="float" office:value="-6.075">
            <text:p>-6,07500</text:p>
          </table:table-cell>
          <table:table-cell office:value-type="float" office:value="1.629">
            <text:p>1,629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413]+2.9847)/([.D2413]-14.4252)" office:value-type="float" office:value="-0.0190260354330127">
            <text:p>-0,01903</text:p>
          </table:table-cell>
          <table:table-cell table:number-columns-repeated="1017"/>
        </table:table-row>
        <table:table-row table:style-name="ro1">
          <table:table-cell office:value-type="float" office:value="1307.301">
            <text:p>1307,30100</text:p>
          </table:table-cell>
          <table:table-cell office:value-type="float" office:value="-6.075">
            <text:p>-6,07500</text:p>
          </table:table-cell>
          <table:table-cell office:value-type="float" office:value="1.629">
            <text:p>1,629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414]+2.9847)/([.D2414]-14.4252)" office:value-type="float" office:value="-0.0190260354330127">
            <text:p>-0,01903</text:p>
          </table:table-cell>
          <table:table-cell table:number-columns-repeated="1017"/>
        </table:table-row>
        <table:table-row table:style-name="ro1">
          <table:table-cell office:value-type="float" office:value="1307.401">
            <text:p>1307,40100</text:p>
          </table:table-cell>
          <table:table-cell office:value-type="float" office:value="-6.075">
            <text:p>-6,07500</text:p>
          </table:table-cell>
          <table:table-cell office:value-type="float" office:value="1.629">
            <text:p>1,629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415]+2.9847)/([.D2415]-14.4252)" office:value-type="float" office:value="-0.0190260354330127">
            <text:p>-0,01903</text:p>
          </table:table-cell>
          <table:table-cell table:number-columns-repeated="1017"/>
        </table:table-row>
        <table:table-row table:style-name="ro1">
          <table:table-cell office:value-type="float" office:value="1307.501">
            <text:p>1307,50100</text:p>
          </table:table-cell>
          <table:table-cell office:value-type="float" office:value="-6.075">
            <text:p>-6,07500</text:p>
          </table:table-cell>
          <table:table-cell office:value-type="float" office:value="1.629">
            <text:p>1,629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416]+2.9847)/([.D2416]-14.4252)" office:value-type="float" office:value="-0.0190260354330127">
            <text:p>-0,01903</text:p>
          </table:table-cell>
          <table:table-cell table:number-columns-repeated="1017"/>
        </table:table-row>
        <table:table-row table:style-name="ro1">
          <table:table-cell office:value-type="float" office:value="1307.601">
            <text:p>1307,60100</text:p>
          </table:table-cell>
          <table:table-cell office:value-type="float" office:value="-6.075">
            <text:p>-6,07500</text:p>
          </table:table-cell>
          <table:table-cell office:value-type="float" office:value="1.629">
            <text:p>1,629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417]+2.9847)/([.D2417]-14.4252)" office:value-type="float" office:value="-0.0190260354330127">
            <text:p>-0,01903</text:p>
          </table:table-cell>
          <table:table-cell table:number-columns-repeated="1017"/>
        </table:table-row>
        <table:table-row table:style-name="ro1">
          <table:table-cell office:value-type="float" office:value="1307.701">
            <text:p>1307,70100</text:p>
          </table:table-cell>
          <table:table-cell office:value-type="float" office:value="-6.075">
            <text:p>-6,07500</text:p>
          </table:table-cell>
          <table:table-cell office:value-type="float" office:value="1.629">
            <text:p>1,629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418]+2.9847)/([.D2418]-14.4252)" office:value-type="float" office:value="-0.0190260354330127">
            <text:p>-0,01903</text:p>
          </table:table-cell>
          <table:table-cell table:number-columns-repeated="1017"/>
        </table:table-row>
        <table:table-row table:style-name="ro1">
          <table:table-cell office:value-type="float" office:value="1307.801">
            <text:p>1307,80100</text:p>
          </table:table-cell>
          <table:table-cell office:value-type="float" office:value="-6.075">
            <text:p>-6,07500</text:p>
          </table:table-cell>
          <table:table-cell office:value-type="float" office:value="1.629">
            <text:p>1,629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419]+2.9847)/([.D2419]-14.4252)" office:value-type="float" office:value="-0.0190260354330127">
            <text:p>-0,01903</text:p>
          </table:table-cell>
          <table:table-cell table:number-columns-repeated="1017"/>
        </table:table-row>
        <table:table-row table:style-name="ro1">
          <table:table-cell office:value-type="float" office:value="1307.901">
            <text:p>1307,90100</text:p>
          </table:table-cell>
          <table:table-cell office:value-type="float" office:value="-6.075">
            <text:p>-6,07500</text:p>
          </table:table-cell>
          <table:table-cell office:value-type="float" office:value="1.629">
            <text:p>1,629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420]+2.9847)/([.D2420]-14.4252)" office:value-type="float" office:value="-0.0190260354330127">
            <text:p>-0,01903</text:p>
          </table:table-cell>
          <table:table-cell table:number-columns-repeated="1017"/>
        </table:table-row>
        <table:table-row table:style-name="ro1">
          <table:table-cell office:value-type="float" office:value="1308.001">
            <text:p>1308,00100</text:p>
          </table:table-cell>
          <table:table-cell office:value-type="float" office:value="-6.075">
            <text:p>-6,07500</text:p>
          </table:table-cell>
          <table:table-cell office:value-type="float" office:value="1.629">
            <text:p>1,629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421]+2.9847)/([.D2421]-14.4252)" office:value-type="float" office:value="-0.0190260354330127">
            <text:p>-0,01903</text:p>
          </table:table-cell>
          <table:table-cell table:number-columns-repeated="1017"/>
        </table:table-row>
        <table:table-row table:style-name="ro1">
          <table:table-cell office:value-type="float" office:value="1308.101">
            <text:p>1308,10100</text:p>
          </table:table-cell>
          <table:table-cell office:value-type="float" office:value="-6.06">
            <text:p>-6,06000</text:p>
          </table:table-cell>
          <table:table-cell office:value-type="float" office:value="1.629">
            <text:p>1,629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422]+2.9847)/([.D2422]-14.4252)" office:value-type="float" office:value="-0.0189336850037679">
            <text:p>-0,01893</text:p>
          </table:table-cell>
          <table:table-cell table:number-columns-repeated="1017"/>
        </table:table-row>
        <table:table-row table:style-name="ro1">
          <table:table-cell office:value-type="float" office:value="1308.201">
            <text:p>1308,20100</text:p>
          </table:table-cell>
          <table:table-cell office:value-type="float" office:value="-6.06">
            <text:p>-6,06000</text:p>
          </table:table-cell>
          <table:table-cell office:value-type="float" office:value="1.629">
            <text:p>1,629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423]+2.9847)/([.D2423]-14.4252)" office:value-type="float" office:value="-0.0189336850037679">
            <text:p>-0,01893</text:p>
          </table:table-cell>
          <table:table-cell table:number-columns-repeated="1017"/>
        </table:table-row>
        <table:table-row table:style-name="ro1">
          <table:table-cell office:value-type="float" office:value="1308.301">
            <text:p>1308,30100</text:p>
          </table:table-cell>
          <table:table-cell office:value-type="float" office:value="-6.06">
            <text:p>-6,06000</text:p>
          </table:table-cell>
          <table:table-cell office:value-type="float" office:value="1.629">
            <text:p>1,629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424]+2.9847)/([.D2424]-14.4252)" office:value-type="float" office:value="-0.0189336850037679">
            <text:p>-0,01893</text:p>
          </table:table-cell>
          <table:table-cell table:number-columns-repeated="1017"/>
        </table:table-row>
        <table:table-row table:style-name="ro1">
          <table:table-cell office:value-type="float" office:value="1308.401">
            <text:p>1308,40100</text:p>
          </table:table-cell>
          <table:table-cell office:value-type="float" office:value="-6.06">
            <text:p>-6,06000</text:p>
          </table:table-cell>
          <table:table-cell office:value-type="float" office:value="1.629">
            <text:p>1,629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425]+2.9847)/([.D2425]-14.4252)" office:value-type="float" office:value="-0.0189336850037679">
            <text:p>-0,01893</text:p>
          </table:table-cell>
          <table:table-cell table:number-columns-repeated="1017"/>
        </table:table-row>
        <table:table-row table:style-name="ro1">
          <table:table-cell office:value-type="float" office:value="1308.501">
            <text:p>1308,50100</text:p>
          </table:table-cell>
          <table:table-cell office:value-type="float" office:value="-6.06">
            <text:p>-6,06000</text:p>
          </table:table-cell>
          <table:table-cell office:value-type="float" office:value="1.629">
            <text:p>1,629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426]+2.9847)/([.D2426]-14.4252)" office:value-type="float" office:value="-0.0189336850037679">
            <text:p>-0,01893</text:p>
          </table:table-cell>
          <table:table-cell table:number-columns-repeated="1017"/>
        </table:table-row>
        <table:table-row table:style-name="ro1">
          <table:table-cell office:value-type="float" office:value="1308.601">
            <text:p>1308,60100</text:p>
          </table:table-cell>
          <table:table-cell office:value-type="float" office:value="-6.06">
            <text:p>-6,06000</text:p>
          </table:table-cell>
          <table:table-cell office:value-type="float" office:value="1.629">
            <text:p>1,629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427]+2.9847)/([.D2427]-14.4252)" office:value-type="float" office:value="-0.0189336850037679">
            <text:p>-0,01893</text:p>
          </table:table-cell>
          <table:table-cell table:number-columns-repeated="1017"/>
        </table:table-row>
        <table:table-row table:style-name="ro1">
          <table:table-cell office:value-type="float" office:value="1308.701">
            <text:p>1308,70100</text:p>
          </table:table-cell>
          <table:table-cell office:value-type="float" office:value="-6.06">
            <text:p>-6,06000</text:p>
          </table:table-cell>
          <table:table-cell office:value-type="float" office:value="1.629">
            <text:p>1,629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428]+2.9847)/([.D2428]-14.4252)" office:value-type="float" office:value="-0.0189336850037679">
            <text:p>-0,01893</text:p>
          </table:table-cell>
          <table:table-cell table:number-columns-repeated="1017"/>
        </table:table-row>
        <table:table-row table:style-name="ro1">
          <table:table-cell office:value-type="float" office:value="1308.801">
            <text:p>1308,80100</text:p>
          </table:table-cell>
          <table:table-cell office:value-type="float" office:value="-6.06">
            <text:p>-6,06000</text:p>
          </table:table-cell>
          <table:table-cell office:value-type="float" office:value="1.629">
            <text:p>1,629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2429]+2.9847)/([.D2429]-14.4252)" office:value-type="float" office:value="-0.0189162157972822">
            <text:p>-0,01892</text:p>
          </table:table-cell>
          <table:table-cell table:number-columns-repeated="1017"/>
        </table:table-row>
        <table:table-row table:style-name="ro1">
          <table:table-cell office:value-type="float" office:value="1308.901">
            <text:p>1308,90100</text:p>
          </table:table-cell>
          <table:table-cell office:value-type="float" office:value="-6.06">
            <text:p>-6,06000</text:p>
          </table:table-cell>
          <table:table-cell office:value-type="float" office:value="1.629">
            <text:p>1,629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2430]+2.9847)/([.D2430]-14.4252)" office:value-type="float" office:value="-0.0189162157972822">
            <text:p>-0,01892</text:p>
          </table:table-cell>
          <table:table-cell table:number-columns-repeated="1017"/>
        </table:table-row>
        <table:table-row table:style-name="ro1">
          <table:table-cell office:value-type="float" office:value="1309.001">
            <text:p>1309,00100</text:p>
          </table:table-cell>
          <table:table-cell office:value-type="float" office:value="-6.06">
            <text:p>-6,06000</text:p>
          </table:table-cell>
          <table:table-cell office:value-type="float" office:value="1.629">
            <text:p>1,629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2431]+2.9847)/([.D2431]-14.4252)" office:value-type="float" office:value="-0.0189162157972822">
            <text:p>-0,01892</text:p>
          </table:table-cell>
          <table:table-cell table:number-columns-repeated="1017"/>
        </table:table-row>
        <table:table-row table:style-name="ro1">
          <table:table-cell office:value-type="float" office:value="1309.101">
            <text:p>1309,10100</text:p>
          </table:table-cell>
          <table:table-cell office:value-type="float" office:value="-6.06">
            <text:p>-6,06000</text:p>
          </table:table-cell>
          <table:table-cell office:value-type="float" office:value="1.629">
            <text:p>1,629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2432]+2.9847)/([.D2432]-14.4252)" office:value-type="float" office:value="-0.0189162157972822">
            <text:p>-0,01892</text:p>
          </table:table-cell>
          <table:table-cell table:number-columns-repeated="1017"/>
        </table:table-row>
        <table:table-row table:style-name="ro1">
          <table:table-cell office:value-type="float" office:value="1309.201">
            <text:p>1309,20100</text:p>
          </table:table-cell>
          <table:table-cell office:value-type="float" office:value="-6.06">
            <text:p>-6,06000</text:p>
          </table:table-cell>
          <table:table-cell office:value-type="float" office:value="1.629">
            <text:p>1,629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2433]+2.9847)/([.D2433]-14.4252)" office:value-type="float" office:value="-0.0189162157972822">
            <text:p>-0,01892</text:p>
          </table:table-cell>
          <table:table-cell table:number-columns-repeated="1017"/>
        </table:table-row>
        <table:table-row table:style-name="ro1">
          <table:table-cell office:value-type="float" office:value="1309.301">
            <text:p>1309,30100</text:p>
          </table:table-cell>
          <table:table-cell office:value-type="float" office:value="-6.06">
            <text:p>-6,06000</text:p>
          </table:table-cell>
          <table:table-cell office:value-type="float" office:value="1.629">
            <text:p>1,629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2434]+2.9847)/([.D2434]-14.4252)" office:value-type="float" office:value="-0.0189162157972822">
            <text:p>-0,01892</text:p>
          </table:table-cell>
          <table:table-cell table:number-columns-repeated="1017"/>
        </table:table-row>
        <table:table-row table:style-name="ro1">
          <table:table-cell office:value-type="float" office:value="1309.401">
            <text:p>1309,40100</text:p>
          </table:table-cell>
          <table:table-cell office:value-type="float" office:value="-6.06">
            <text:p>-6,06000</text:p>
          </table:table-cell>
          <table:table-cell office:value-type="float" office:value="1.629">
            <text:p>1,629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2435]+2.9847)/([.D2435]-14.4252)" office:value-type="float" office:value="-0.0189162157972822">
            <text:p>-0,01892</text:p>
          </table:table-cell>
          <table:table-cell table:number-columns-repeated="1017"/>
        </table:table-row>
        <table:table-row table:style-name="ro1">
          <table:table-cell office:value-type="float" office:value="1309.501">
            <text:p>1309,50100</text:p>
          </table:table-cell>
          <table:table-cell office:value-type="float" office:value="-6.06">
            <text:p>-6,06000</text:p>
          </table:table-cell>
          <table:table-cell office:value-type="float" office:value="1.629">
            <text:p>1,629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2436]+2.9847)/([.D2436]-14.4252)" office:value-type="float" office:value="-0.0189162157972822">
            <text:p>-0,01892</text:p>
          </table:table-cell>
          <table:table-cell table:number-columns-repeated="1017"/>
        </table:table-row>
        <table:table-row table:style-name="ro1">
          <table:table-cell office:value-type="float" office:value="1309.601">
            <text:p>1309,60100</text:p>
          </table:table-cell>
          <table:table-cell office:value-type="float" office:value="-6.06">
            <text:p>-6,06000</text:p>
          </table:table-cell>
          <table:table-cell office:value-type="float" office:value="1.629">
            <text:p>1,629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2437]+2.9847)/([.D2437]-14.4252)" office:value-type="float" office:value="-0.0189162157972822">
            <text:p>-0,01892</text:p>
          </table:table-cell>
          <table:table-cell table:number-columns-repeated="1017"/>
        </table:table-row>
        <table:table-row table:style-name="ro1">
          <table:table-cell office:value-type="float" office:value="1309.701">
            <text:p>1309,70100</text:p>
          </table:table-cell>
          <table:table-cell office:value-type="float" office:value="-6.06">
            <text:p>-6,06000</text:p>
          </table:table-cell>
          <table:table-cell office:value-type="float" office:value="1.629">
            <text:p>1,629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2438]+2.9847)/([.D2438]-14.4252)" office:value-type="float" office:value="-0.0189162157972822">
            <text:p>-0,01892</text:p>
          </table:table-cell>
          <table:table-cell table:number-columns-repeated="1017"/>
        </table:table-row>
        <table:table-row table:style-name="ro1">
          <table:table-cell office:value-type="float" office:value="1309.801">
            <text:p>1309,80100</text:p>
          </table:table-cell>
          <table:table-cell office:value-type="float" office:value="-6.06">
            <text:p>-6,06000</text:p>
          </table:table-cell>
          <table:table-cell office:value-type="float" office:value="1.629">
            <text:p>1,629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2439]+2.9847)/([.D2439]-14.4252)" office:value-type="float" office:value="-0.0189162157972822">
            <text:p>-0,01892</text:p>
          </table:table-cell>
          <table:table-cell table:number-columns-repeated="1017"/>
        </table:table-row>
        <table:table-row table:style-name="ro1">
          <table:table-cell office:value-type="float" office:value="1309.901">
            <text:p>1309,90100</text:p>
          </table:table-cell>
          <table:table-cell office:value-type="float" office:value="-6.06">
            <text:p>-6,06000</text:p>
          </table:table-cell>
          <table:table-cell office:value-type="float" office:value="1.629">
            <text:p>1,629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2440]+2.9847)/([.D2440]-14.4252)" office:value-type="float" office:value="-0.0189162157972822">
            <text:p>-0,01892</text:p>
          </table:table-cell>
          <table:table-cell table:number-columns-repeated="1017"/>
        </table:table-row>
        <table:table-row table:style-name="ro1">
          <table:table-cell office:value-type="float" office:value="1310.001">
            <text:p>1310,00100</text:p>
          </table:table-cell>
          <table:table-cell office:value-type="float" office:value="-6.06">
            <text:p>-6,06000</text:p>
          </table:table-cell>
          <table:table-cell office:value-type="float" office:value="1.629">
            <text:p>1,629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2441]+2.9847)/([.D2441]-14.4252)" office:value-type="float" office:value="-0.0189162157972822">
            <text:p>-0,01892</text:p>
          </table:table-cell>
          <table:table-cell table:number-columns-repeated="1017"/>
        </table:table-row>
        <table:table-row table:style-name="ro1">
          <table:table-cell office:value-type="float" office:value="1310.101">
            <text:p>1310,10100</text:p>
          </table:table-cell>
          <table:table-cell office:value-type="float" office:value="-6.045">
            <text:p>-6,04500</text:p>
          </table:table-cell>
          <table:table-cell office:value-type="float" office:value="1.629">
            <text:p>1,629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2442]+2.9847)/([.D2442]-14.4252)" office:value-type="float" office:value="-0.0188239505753659">
            <text:p>-0,01882</text:p>
          </table:table-cell>
          <table:table-cell table:number-columns-repeated="1017"/>
        </table:table-row>
        <table:table-row table:style-name="ro1">
          <table:table-cell office:value-type="float" office:value="1310.201">
            <text:p>1310,20100</text:p>
          </table:table-cell>
          <table:table-cell office:value-type="float" office:value="-6.045">
            <text:p>-6,04500</text:p>
          </table:table-cell>
          <table:table-cell office:value-type="float" office:value="1.629">
            <text:p>1,629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2443]+2.9847)/([.D2443]-14.4252)" office:value-type="float" office:value="-0.0188239505753659">
            <text:p>-0,01882</text:p>
          </table:table-cell>
          <table:table-cell table:number-columns-repeated="1017"/>
        </table:table-row>
        <table:table-row table:style-name="ro1">
          <table:table-cell office:value-type="float" office:value="1310.301">
            <text:p>1310,30100</text:p>
          </table:table-cell>
          <table:table-cell office:value-type="float" office:value="-6.045">
            <text:p>-6,04500</text:p>
          </table:table-cell>
          <table:table-cell office:value-type="float" office:value="1.629">
            <text:p>1,629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2444]+2.9847)/([.D2444]-14.4252)" office:value-type="float" office:value="-0.0188239505753659">
            <text:p>-0,01882</text:p>
          </table:table-cell>
          <table:table-cell table:number-columns-repeated="1017"/>
        </table:table-row>
        <table:table-row table:style-name="ro1">
          <table:table-cell office:value-type="float" office:value="1310.401">
            <text:p>1310,40100</text:p>
          </table:table-cell>
          <table:table-cell office:value-type="float" office:value="-6.045">
            <text:p>-6,04500</text:p>
          </table:table-cell>
          <table:table-cell office:value-type="float" office:value="1.629">
            <text:p>1,629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2445]+2.9847)/([.D2445]-14.4252)" office:value-type="float" office:value="-0.0188239505753659">
            <text:p>-0,01882</text:p>
          </table:table-cell>
          <table:table-cell table:number-columns-repeated="1017"/>
        </table:table-row>
        <table:table-row table:style-name="ro1">
          <table:table-cell office:value-type="float" office:value="1310.501">
            <text:p>1310,50100</text:p>
          </table:table-cell>
          <table:table-cell office:value-type="float" office:value="-6.045">
            <text:p>-6,04500</text:p>
          </table:table-cell>
          <table:table-cell office:value-type="float" office:value="1.629">
            <text:p>1,629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2446]+2.9847)/([.D2446]-14.4252)" office:value-type="float" office:value="-0.0188239505753659">
            <text:p>-0,01882</text:p>
          </table:table-cell>
          <table:table-cell table:number-columns-repeated="1017"/>
        </table:table-row>
        <table:table-row table:style-name="ro1">
          <table:table-cell office:value-type="float" office:value="1310.601">
            <text:p>1310,60100</text:p>
          </table:table-cell>
          <table:table-cell office:value-type="float" office:value="-6.045">
            <text:p>-6,04500</text:p>
          </table:table-cell>
          <table:table-cell office:value-type="float" office:value="1.629">
            <text:p>1,629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2447]+2.9847)/([.D2447]-14.4252)" office:value-type="float" office:value="-0.0188239505753659">
            <text:p>-0,01882</text:p>
          </table:table-cell>
          <table:table-cell table:number-columns-repeated="1017"/>
        </table:table-row>
        <table:table-row table:style-name="ro1">
          <table:table-cell office:value-type="float" office:value="1310.701">
            <text:p>1310,70100</text:p>
          </table:table-cell>
          <table:table-cell office:value-type="float" office:value="-6.045">
            <text:p>-6,04500</text:p>
          </table:table-cell>
          <table:table-cell office:value-type="float" office:value="1.629">
            <text:p>1,629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2448]+2.9847)/([.D2448]-14.4252)" office:value-type="float" office:value="-0.0188239505753659">
            <text:p>-0,01882</text:p>
          </table:table-cell>
          <table:table-cell table:number-columns-repeated="1017"/>
        </table:table-row>
        <table:table-row table:style-name="ro1">
          <table:table-cell office:value-type="float" office:value="1310.801">
            <text:p>1310,80100</text:p>
          </table:table-cell>
          <table:table-cell office:value-type="float" office:value="-6.045">
            <text:p>-6,04500</text:p>
          </table:table-cell>
          <table:table-cell office:value-type="float" office:value="1.629">
            <text:p>1,629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449]+2.9847)/([.D2449]-14.4252)" office:value-type="float" office:value="-0.0188413345745231">
            <text:p>-0,01884</text:p>
          </table:table-cell>
          <table:table-cell table:number-columns-repeated="1017"/>
        </table:table-row>
        <table:table-row table:style-name="ro1">
          <table:table-cell office:value-type="float" office:value="1310.901">
            <text:p>1310,90100</text:p>
          </table:table-cell>
          <table:table-cell office:value-type="float" office:value="-6.045">
            <text:p>-6,04500</text:p>
          </table:table-cell>
          <table:table-cell office:value-type="float" office:value="1.629">
            <text:p>1,629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450]+2.9847)/([.D2450]-14.4252)" office:value-type="float" office:value="-0.0188413345745231">
            <text:p>-0,01884</text:p>
          </table:table-cell>
          <table:table-cell table:number-columns-repeated="1017"/>
        </table:table-row>
        <table:table-row table:style-name="ro1">
          <table:table-cell office:value-type="float" office:value="1311.001">
            <text:p>1311,00100</text:p>
          </table:table-cell>
          <table:table-cell office:value-type="float" office:value="-6.045">
            <text:p>-6,04500</text:p>
          </table:table-cell>
          <table:table-cell office:value-type="float" office:value="1.629">
            <text:p>1,629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451]+2.9847)/([.D2451]-14.4252)" office:value-type="float" office:value="-0.0188413345745231">
            <text:p>-0,01884</text:p>
          </table:table-cell>
          <table:table-cell table:number-columns-repeated="1017"/>
        </table:table-row>
        <table:table-row table:style-name="ro1">
          <table:table-cell office:value-type="float" office:value="1311.101">
            <text:p>1311,10100</text:p>
          </table:table-cell>
          <table:table-cell office:value-type="float" office:value="-6.045">
            <text:p>-6,04500</text:p>
          </table:table-cell>
          <table:table-cell office:value-type="float" office:value="1.629">
            <text:p>1,629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452]+2.9847)/([.D2452]-14.4252)" office:value-type="float" office:value="-0.0188413345745231">
            <text:p>-0,01884</text:p>
          </table:table-cell>
          <table:table-cell table:number-columns-repeated="1017"/>
        </table:table-row>
        <table:table-row table:style-name="ro1">
          <table:table-cell office:value-type="float" office:value="1311.201">
            <text:p>1311,20100</text:p>
          </table:table-cell>
          <table:table-cell office:value-type="float" office:value="-6.045">
            <text:p>-6,04500</text:p>
          </table:table-cell>
          <table:table-cell office:value-type="float" office:value="1.629">
            <text:p>1,629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453]+2.9847)/([.D2453]-14.4252)" office:value-type="float" office:value="-0.0188413345745231">
            <text:p>-0,01884</text:p>
          </table:table-cell>
          <table:table-cell table:number-columns-repeated="1017"/>
        </table:table-row>
        <table:table-row table:style-name="ro1">
          <table:table-cell office:value-type="float" office:value="1311.301">
            <text:p>1311,30100</text:p>
          </table:table-cell>
          <table:table-cell office:value-type="float" office:value="-6.045">
            <text:p>-6,04500</text:p>
          </table:table-cell>
          <table:table-cell office:value-type="float" office:value="1.629">
            <text:p>1,629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454]+2.9847)/([.D2454]-14.4252)" office:value-type="float" office:value="-0.0188413345745231">
            <text:p>-0,01884</text:p>
          </table:table-cell>
          <table:table-cell table:number-columns-repeated="1017"/>
        </table:table-row>
        <table:table-row table:style-name="ro1">
          <table:table-cell office:value-type="float" office:value="1311.401">
            <text:p>1311,40100</text:p>
          </table:table-cell>
          <table:table-cell office:value-type="float" office:value="-6.045">
            <text:p>-6,04500</text:p>
          </table:table-cell>
          <table:table-cell office:value-type="float" office:value="1.629">
            <text:p>1,629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455]+2.9847)/([.D2455]-14.4252)" office:value-type="float" office:value="-0.0188413345745231">
            <text:p>-0,01884</text:p>
          </table:table-cell>
          <table:table-cell table:number-columns-repeated="1017"/>
        </table:table-row>
        <table:table-row table:style-name="ro1">
          <table:table-cell office:value-type="float" office:value="1311.501">
            <text:p>1311,50100</text:p>
          </table:table-cell>
          <table:table-cell office:value-type="float" office:value="-6.045">
            <text:p>-6,04500</text:p>
          </table:table-cell>
          <table:table-cell office:value-type="float" office:value="1.629">
            <text:p>1,629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456]+2.9847)/([.D2456]-14.4252)" office:value-type="float" office:value="-0.0188413345745231">
            <text:p>-0,01884</text:p>
          </table:table-cell>
          <table:table-cell table:number-columns-repeated="1017"/>
        </table:table-row>
        <table:table-row table:style-name="ro1">
          <table:table-cell office:value-type="float" office:value="1311.601">
            <text:p>1311,60100</text:p>
          </table:table-cell>
          <table:table-cell office:value-type="float" office:value="-6.045">
            <text:p>-6,04500</text:p>
          </table:table-cell>
          <table:table-cell office:value-type="float" office:value="1.629">
            <text:p>1,629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457]+2.9847)/([.D2457]-14.4252)" office:value-type="float" office:value="-0.0188413345745231">
            <text:p>-0,01884</text:p>
          </table:table-cell>
          <table:table-cell table:number-columns-repeated="1017"/>
        </table:table-row>
        <table:table-row table:style-name="ro1">
          <table:table-cell office:value-type="float" office:value="1311.701">
            <text:p>1311,70100</text:p>
          </table:table-cell>
          <table:table-cell office:value-type="float" office:value="-6.045">
            <text:p>-6,04500</text:p>
          </table:table-cell>
          <table:table-cell office:value-type="float" office:value="1.629">
            <text:p>1,629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458]+2.9847)/([.D2458]-14.4252)" office:value-type="float" office:value="-0.0188413345745231">
            <text:p>-0,01884</text:p>
          </table:table-cell>
          <table:table-cell table:number-columns-repeated="1017"/>
        </table:table-row>
        <table:table-row table:style-name="ro1">
          <table:table-cell office:value-type="float" office:value="1311.801">
            <text:p>1311,80100</text:p>
          </table:table-cell>
          <table:table-cell office:value-type="float" office:value="-6.045">
            <text:p>-6,04500</text:p>
          </table:table-cell>
          <table:table-cell office:value-type="float" office:value="1.629">
            <text:p>1,629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459]+2.9847)/([.D2459]-14.4252)" office:value-type="float" office:value="-0.0188413345745231">
            <text:p>-0,01884</text:p>
          </table:table-cell>
          <table:table-cell table:number-columns-repeated="1017"/>
        </table:table-row>
        <table:table-row table:style-name="ro1">
          <table:table-cell office:value-type="float" office:value="1311.901">
            <text:p>1311,90100</text:p>
          </table:table-cell>
          <table:table-cell office:value-type="float" office:value="-6.045">
            <text:p>-6,04500</text:p>
          </table:table-cell>
          <table:table-cell office:value-type="float" office:value="1.629">
            <text:p>1,629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460]+2.9847)/([.D2460]-14.4252)" office:value-type="float" office:value="-0.0188413345745231">
            <text:p>-0,01884</text:p>
          </table:table-cell>
          <table:table-cell table:number-columns-repeated="1017"/>
        </table:table-row>
        <table:table-row table:style-name="ro1">
          <table:table-cell office:value-type="float" office:value="1312.001">
            <text:p>1312,00100</text:p>
          </table:table-cell>
          <table:table-cell office:value-type="float" office:value="-6.045">
            <text:p>-6,04500</text:p>
          </table:table-cell>
          <table:table-cell office:value-type="float" office:value="1.629">
            <text:p>1,629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461]+2.9847)/([.D2461]-14.4252)" office:value-type="float" office:value="-0.0188413345745231">
            <text:p>-0,01884</text:p>
          </table:table-cell>
          <table:table-cell table:number-columns-repeated="1017"/>
        </table:table-row>
        <table:table-row table:style-name="ro1">
          <table:table-cell office:value-type="float" office:value="1312.101">
            <text:p>1312,10100</text:p>
          </table:table-cell>
          <table:table-cell office:value-type="float" office:value="-6.045">
            <text:p>-6,04500</text:p>
          </table:table-cell>
          <table:table-cell office:value-type="float" office:value="1.629">
            <text:p>1,629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462]+2.9847)/([.D2462]-14.4252)" office:value-type="float" office:value="-0.0188413345745231">
            <text:p>-0,01884</text:p>
          </table:table-cell>
          <table:table-cell table:number-columns-repeated="1017"/>
        </table:table-row>
        <table:table-row table:style-name="ro1">
          <table:table-cell office:value-type="float" office:value="1312.201">
            <text:p>1312,20100</text:p>
          </table:table-cell>
          <table:table-cell office:value-type="float" office:value="-6.045">
            <text:p>-6,04500</text:p>
          </table:table-cell>
          <table:table-cell office:value-type="float" office:value="1.629">
            <text:p>1,629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463]+2.9847)/([.D2463]-14.4252)" office:value-type="float" office:value="-0.0188413345745231">
            <text:p>-0,01884</text:p>
          </table:table-cell>
          <table:table-cell table:number-columns-repeated="1017"/>
        </table:table-row>
        <table:table-row table:style-name="ro1">
          <table:table-cell office:value-type="float" office:value="1312.301">
            <text:p>1312,30100</text:p>
          </table:table-cell>
          <table:table-cell office:value-type="float" office:value="-6.045">
            <text:p>-6,04500</text:p>
          </table:table-cell>
          <table:table-cell office:value-type="float" office:value="1.629">
            <text:p>1,629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464]+2.9847)/([.D2464]-14.4252)" office:value-type="float" office:value="-0.0188413345745231">
            <text:p>-0,01884</text:p>
          </table:table-cell>
          <table:table-cell table:number-columns-repeated="1017"/>
        </table:table-row>
        <table:table-row table:style-name="ro1">
          <table:table-cell office:value-type="float" office:value="1312.401">
            <text:p>1312,40100</text:p>
          </table:table-cell>
          <table:table-cell office:value-type="float" office:value="-6.045">
            <text:p>-6,04500</text:p>
          </table:table-cell>
          <table:table-cell office:value-type="float" office:value="1.629">
            <text:p>1,629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465]+2.9847)/([.D2465]-14.4252)" office:value-type="float" office:value="-0.0188413345745231">
            <text:p>-0,01884</text:p>
          </table:table-cell>
          <table:table-cell table:number-columns-repeated="1017"/>
        </table:table-row>
        <table:table-row table:style-name="ro1">
          <table:table-cell office:value-type="float" office:value="1312.501">
            <text:p>1312,50100</text:p>
          </table:table-cell>
          <table:table-cell office:value-type="float" office:value="-6.045">
            <text:p>-6,04500</text:p>
          </table:table-cell>
          <table:table-cell office:value-type="float" office:value="1.629">
            <text:p>1,629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466]+2.9847)/([.D2466]-14.4252)" office:value-type="float" office:value="-0.0188413345745231">
            <text:p>-0,01884</text:p>
          </table:table-cell>
          <table:table-cell table:number-columns-repeated="1017"/>
        </table:table-row>
        <table:table-row table:style-name="ro1">
          <table:table-cell office:value-type="float" office:value="1312.601">
            <text:p>1312,60100</text:p>
          </table:table-cell>
          <table:table-cell office:value-type="float" office:value="-6.045">
            <text:p>-6,04500</text:p>
          </table:table-cell>
          <table:table-cell office:value-type="float" office:value="1.629">
            <text:p>1,629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467]+2.9847)/([.D2467]-14.4252)" office:value-type="float" office:value="-0.0188413345745231">
            <text:p>-0,01884</text:p>
          </table:table-cell>
          <table:table-cell table:number-columns-repeated="1017"/>
        </table:table-row>
        <table:table-row table:style-name="ro1">
          <table:table-cell office:value-type="float" office:value="1312.701">
            <text:p>1312,70100</text:p>
          </table:table-cell>
          <table:table-cell office:value-type="float" office:value="-6.045">
            <text:p>-6,04500</text:p>
          </table:table-cell>
          <table:table-cell office:value-type="float" office:value="1.629">
            <text:p>1,629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468]+2.9847)/([.D2468]-14.4252)" office:value-type="float" office:value="-0.0188413345745231">
            <text:p>-0,01884</text:p>
          </table:table-cell>
          <table:table-cell table:number-columns-repeated="1017"/>
        </table:table-row>
        <table:table-row table:style-name="ro1">
          <table:table-cell office:value-type="float" office:value="1312.801">
            <text:p>1312,80100</text:p>
          </table:table-cell>
          <table:table-cell office:value-type="float" office:value="-6.045">
            <text:p>-6,04500</text:p>
          </table:table-cell>
          <table:table-cell office:value-type="float" office:value="1.629">
            <text:p>1,629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469]+2.9847)/([.D2469]-14.4252)" office:value-type="float" office:value="-0.0188413345745231">
            <text:p>-0,01884</text:p>
          </table:table-cell>
          <table:table-cell table:number-columns-repeated="1017"/>
        </table:table-row>
        <table:table-row table:style-name="ro1">
          <table:table-cell office:value-type="float" office:value="1312.901">
            <text:p>1312,90100</text:p>
          </table:table-cell>
          <table:table-cell office:value-type="float" office:value="-6.045">
            <text:p>-6,04500</text:p>
          </table:table-cell>
          <table:table-cell office:value-type="float" office:value="1.629">
            <text:p>1,629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470]+2.9847)/([.D2470]-14.4252)" office:value-type="float" office:value="-0.0188413345745231">
            <text:p>-0,01884</text:p>
          </table:table-cell>
          <table:table-cell table:number-columns-repeated="1017"/>
        </table:table-row>
        <table:table-row table:style-name="ro1">
          <table:table-cell office:value-type="float" office:value="1313.001">
            <text:p>1313,00100</text:p>
          </table:table-cell>
          <table:table-cell office:value-type="float" office:value="-6.045">
            <text:p>-6,04500</text:p>
          </table:table-cell>
          <table:table-cell office:value-type="float" office:value="1.629">
            <text:p>1,629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471]+2.9847)/([.D2471]-14.4252)" office:value-type="float" office:value="-0.0188413345745231">
            <text:p>-0,01884</text:p>
          </table:table-cell>
          <table:table-cell table:number-columns-repeated="1017"/>
        </table:table-row>
        <table:table-row table:style-name="ro1">
          <table:table-cell office:value-type="float" office:value="1313.101">
            <text:p>1313,10100</text:p>
          </table:table-cell>
          <table:table-cell office:value-type="float" office:value="-6.045">
            <text:p>-6,04500</text:p>
          </table:table-cell>
          <table:table-cell office:value-type="float" office:value="1.629">
            <text:p>1,629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472]+2.9847)/([.D2472]-14.4252)" office:value-type="float" office:value="-0.0188413345745231">
            <text:p>-0,01884</text:p>
          </table:table-cell>
          <table:table-cell table:number-columns-repeated="1017"/>
        </table:table-row>
        <table:table-row table:style-name="ro1">
          <table:table-cell office:value-type="float" office:value="1313.201">
            <text:p>1313,20100</text:p>
          </table:table-cell>
          <table:table-cell office:value-type="float" office:value="-6.045">
            <text:p>-6,04500</text:p>
          </table:table-cell>
          <table:table-cell office:value-type="float" office:value="1.629">
            <text:p>1,629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473]+2.9847)/([.D2473]-14.4252)" office:value-type="float" office:value="-0.0188413345745231">
            <text:p>-0,01884</text:p>
          </table:table-cell>
          <table:table-cell table:number-columns-repeated="1017"/>
        </table:table-row>
        <table:table-row table:style-name="ro1">
          <table:table-cell office:value-type="float" office:value="1313.301">
            <text:p>1313,30100</text:p>
          </table:table-cell>
          <table:table-cell office:value-type="float" office:value="-6.045">
            <text:p>-6,04500</text:p>
          </table:table-cell>
          <table:table-cell office:value-type="float" office:value="1.629">
            <text:p>1,629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474]+2.9847)/([.D2474]-14.4252)" office:value-type="float" office:value="-0.0188413345745231">
            <text:p>-0,01884</text:p>
          </table:table-cell>
          <table:table-cell table:number-columns-repeated="1017"/>
        </table:table-row>
        <table:table-row table:style-name="ro1">
          <table:table-cell office:value-type="float" office:value="1313.401">
            <text:p>1313,40100</text:p>
          </table:table-cell>
          <table:table-cell office:value-type="float" office:value="-6.045">
            <text:p>-6,04500</text:p>
          </table:table-cell>
          <table:table-cell office:value-type="float" office:value="1.629">
            <text:p>1,629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475]+2.9847)/([.D2475]-14.4252)" office:value-type="float" office:value="-0.0188413345745231">
            <text:p>-0,01884</text:p>
          </table:table-cell>
          <table:table-cell table:number-columns-repeated="1017"/>
        </table:table-row>
        <table:table-row table:style-name="ro1">
          <table:table-cell office:value-type="float" office:value="1313.501">
            <text:p>1313,50100</text:p>
          </table:table-cell>
          <table:table-cell office:value-type="float" office:value="-6.045">
            <text:p>-6,04500</text:p>
          </table:table-cell>
          <table:table-cell office:value-type="float" office:value="1.629">
            <text:p>1,629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476]+2.9847)/([.D2476]-14.4252)" office:value-type="float" office:value="-0.0188413345745231">
            <text:p>-0,01884</text:p>
          </table:table-cell>
          <table:table-cell table:number-columns-repeated="1017"/>
        </table:table-row>
        <table:table-row table:style-name="ro1">
          <table:table-cell office:value-type="float" office:value="1313.601">
            <text:p>1313,60100</text:p>
          </table:table-cell>
          <table:table-cell office:value-type="float" office:value="-6.045">
            <text:p>-6,04500</text:p>
          </table:table-cell>
          <table:table-cell office:value-type="float" office:value="1.629">
            <text:p>1,629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477]+2.9847)/([.D2477]-14.4252)" office:value-type="float" office:value="-0.0188413345745231">
            <text:p>-0,01884</text:p>
          </table:table-cell>
          <table:table-cell table:number-columns-repeated="1017"/>
        </table:table-row>
        <table:table-row table:style-name="ro1">
          <table:table-cell office:value-type="float" office:value="1313.701">
            <text:p>1313,70100</text:p>
          </table:table-cell>
          <table:table-cell office:value-type="float" office:value="-6.045">
            <text:p>-6,04500</text:p>
          </table:table-cell>
          <table:table-cell office:value-type="float" office:value="1.629">
            <text:p>1,629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478]+2.9847)/([.D2478]-14.4252)" office:value-type="float" office:value="-0.0188413345745231">
            <text:p>-0,01884</text:p>
          </table:table-cell>
          <table:table-cell table:number-columns-repeated="1017"/>
        </table:table-row>
        <table:table-row table:style-name="ro1">
          <table:table-cell office:value-type="float" office:value="1313.801">
            <text:p>1313,80100</text:p>
          </table:table-cell>
          <table:table-cell office:value-type="float" office:value="-6.045">
            <text:p>-6,04500</text:p>
          </table:table-cell>
          <table:table-cell office:value-type="float" office:value="1.629">
            <text:p>1,629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479]+2.9847)/([.D2479]-14.4252)" office:value-type="float" office:value="-0.0188413345745231">
            <text:p>-0,01884</text:p>
          </table:table-cell>
          <table:table-cell table:number-columns-repeated="1017"/>
        </table:table-row>
        <table:table-row table:style-name="ro1">
          <table:table-cell office:value-type="float" office:value="1313.901">
            <text:p>1313,90100</text:p>
          </table:table-cell>
          <table:table-cell office:value-type="float" office:value="-6.045">
            <text:p>-6,04500</text:p>
          </table:table-cell>
          <table:table-cell office:value-type="float" office:value="1.629">
            <text:p>1,629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480]+2.9847)/([.D2480]-14.4252)" office:value-type="float" office:value="-0.0188413345745231">
            <text:p>-0,01884</text:p>
          </table:table-cell>
          <table:table-cell table:number-columns-repeated="1017"/>
        </table:table-row>
        <table:table-row table:style-name="ro1">
          <table:table-cell office:value-type="float" office:value="1314.001">
            <text:p>1314,00100</text:p>
          </table:table-cell>
          <table:table-cell office:value-type="float" office:value="-6.045">
            <text:p>-6,04500</text:p>
          </table:table-cell>
          <table:table-cell office:value-type="float" office:value="1.629">
            <text:p>1,629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481]+2.9847)/([.D2481]-14.4252)" office:value-type="float" office:value="-0.0188413345745231">
            <text:p>-0,01884</text:p>
          </table:table-cell>
          <table:table-cell table:number-columns-repeated="1017"/>
        </table:table-row>
        <table:table-row table:style-name="ro1">
          <table:table-cell office:value-type="float" office:value="1314.101">
            <text:p>1314,10100</text:p>
          </table:table-cell>
          <table:table-cell office:value-type="float" office:value="-6.045">
            <text:p>-6,04500</text:p>
          </table:table-cell>
          <table:table-cell office:value-type="float" office:value="1.629">
            <text:p>1,629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482]+2.9847)/([.D2482]-14.4252)" office:value-type="float" office:value="-0.0188413345745231">
            <text:p>-0,01884</text:p>
          </table:table-cell>
          <table:table-cell table:number-columns-repeated="1017"/>
        </table:table-row>
        <table:table-row table:style-name="ro1">
          <table:table-cell office:value-type="float" office:value="1314.201">
            <text:p>1314,20100</text:p>
          </table:table-cell>
          <table:table-cell office:value-type="float" office:value="-6.045">
            <text:p>-6,04500</text:p>
          </table:table-cell>
          <table:table-cell office:value-type="float" office:value="1.629">
            <text:p>1,629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483]+2.9847)/([.D2483]-14.4252)" office:value-type="float" office:value="-0.0188413345745231">
            <text:p>-0,01884</text:p>
          </table:table-cell>
          <table:table-cell table:number-columns-repeated="1017"/>
        </table:table-row>
        <table:table-row table:style-name="ro1">
          <table:table-cell office:value-type="float" office:value="1314.301">
            <text:p>1314,30100</text:p>
          </table:table-cell>
          <table:table-cell office:value-type="float" office:value="-6.045">
            <text:p>-6,04500</text:p>
          </table:table-cell>
          <table:table-cell office:value-type="float" office:value="1.629">
            <text:p>1,629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484]+2.9847)/([.D2484]-14.4252)" office:value-type="float" office:value="-0.0188413345745231">
            <text:p>-0,01884</text:p>
          </table:table-cell>
          <table:table-cell table:number-columns-repeated="1017"/>
        </table:table-row>
        <table:table-row table:style-name="ro1">
          <table:table-cell office:value-type="float" office:value="1314.401">
            <text:p>1314,40100</text:p>
          </table:table-cell>
          <table:table-cell office:value-type="float" office:value="-6.045">
            <text:p>-6,04500</text:p>
          </table:table-cell>
          <table:table-cell office:value-type="float" office:value="1.629">
            <text:p>1,629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485]+2.9847)/([.D2485]-14.4252)" office:value-type="float" office:value="-0.0188413345745231">
            <text:p>-0,01884</text:p>
          </table:table-cell>
          <table:table-cell table:number-columns-repeated="1017"/>
        </table:table-row>
        <table:table-row table:style-name="ro1">
          <table:table-cell office:value-type="float" office:value="1314.501">
            <text:p>1314,50100</text:p>
          </table:table-cell>
          <table:table-cell office:value-type="float" office:value="-6.045">
            <text:p>-6,04500</text:p>
          </table:table-cell>
          <table:table-cell office:value-type="float" office:value="1.629">
            <text:p>1,629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486]+2.9847)/([.D2486]-14.4252)" office:value-type="float" office:value="-0.0188413345745231">
            <text:p>-0,01884</text:p>
          </table:table-cell>
          <table:table-cell table:number-columns-repeated="1017"/>
        </table:table-row>
        <table:table-row table:style-name="ro1">
          <table:table-cell office:value-type="float" office:value="1314.601">
            <text:p>1314,60100</text:p>
          </table:table-cell>
          <table:table-cell office:value-type="float" office:value="-6.045">
            <text:p>-6,04500</text:p>
          </table:table-cell>
          <table:table-cell office:value-type="float" office:value="1.629">
            <text:p>1,629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487]+2.9847)/([.D2487]-14.4252)" office:value-type="float" office:value="-0.0188413345745231">
            <text:p>-0,01884</text:p>
          </table:table-cell>
          <table:table-cell table:number-columns-repeated="1017"/>
        </table:table-row>
        <table:table-row table:style-name="ro1">
          <table:table-cell office:value-type="float" office:value="1314.701">
            <text:p>1314,70100</text:p>
          </table:table-cell>
          <table:table-cell office:value-type="float" office:value="-6.045">
            <text:p>-6,04500</text:p>
          </table:table-cell>
          <table:table-cell office:value-type="float" office:value="1.629">
            <text:p>1,629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488]+2.9847)/([.D2488]-14.4252)" office:value-type="float" office:value="-0.0188413345745231">
            <text:p>-0,01884</text:p>
          </table:table-cell>
          <table:table-cell table:number-columns-repeated="1017"/>
        </table:table-row>
        <table:table-row table:style-name="ro1">
          <table:table-cell office:value-type="float" office:value="1314.801">
            <text:p>1314,80100</text:p>
          </table:table-cell>
          <table:table-cell office:value-type="float" office:value="-6.045">
            <text:p>-6,04500</text:p>
          </table:table-cell>
          <table:table-cell office:value-type="float" office:value="1.629">
            <text:p>1,629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489]+2.9847)/([.D2489]-14.4252)" office:value-type="float" office:value="-0.0188413345745231">
            <text:p>-0,01884</text:p>
          </table:table-cell>
          <table:table-cell table:number-columns-repeated="1017"/>
        </table:table-row>
        <table:table-row table:style-name="ro1">
          <table:table-cell office:value-type="float" office:value="1314.901">
            <text:p>1314,90100</text:p>
          </table:table-cell>
          <table:table-cell office:value-type="float" office:value="-6.045">
            <text:p>-6,04500</text:p>
          </table:table-cell>
          <table:table-cell office:value-type="float" office:value="1.629">
            <text:p>1,629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490]+2.9847)/([.D2490]-14.4252)" office:value-type="float" office:value="-0.0188413345745231">
            <text:p>-0,01884</text:p>
          </table:table-cell>
          <table:table-cell table:number-columns-repeated="1017"/>
        </table:table-row>
        <table:table-row table:style-name="ro1">
          <table:table-cell office:value-type="float" office:value="1315.001">
            <text:p>1315,00100</text:p>
          </table:table-cell>
          <table:table-cell office:value-type="float" office:value="-6.045">
            <text:p>-6,04500</text:p>
          </table:table-cell>
          <table:table-cell office:value-type="float" office:value="1.629">
            <text:p>1,629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491]+2.9847)/([.D2491]-14.4252)" office:value-type="float" office:value="-0.0188413345745231">
            <text:p>-0,01884</text:p>
          </table:table-cell>
          <table:table-cell table:number-columns-repeated="1017"/>
        </table:table-row>
        <table:table-row table:style-name="ro1">
          <table:table-cell office:value-type="float" office:value="1315.101">
            <text:p>1315,10100</text:p>
          </table:table-cell>
          <table:table-cell office:value-type="float" office:value="-6.03">
            <text:p>-6,03000</text:p>
          </table:table-cell>
          <table:table-cell office:value-type="float" office:value="1.629">
            <text:p>1,629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492]+2.9847)/([.D2492]-14.4252)" office:value-type="float" office:value="-0.0187489841452783">
            <text:p>-0,01875</text:p>
          </table:table-cell>
          <table:table-cell table:number-columns-repeated="1017"/>
        </table:table-row>
        <table:table-row table:style-name="ro1">
          <table:table-cell office:value-type="float" office:value="1315.201">
            <text:p>1315,20100</text:p>
          </table:table-cell>
          <table:table-cell office:value-type="float" office:value="-6.03">
            <text:p>-6,03000</text:p>
          </table:table-cell>
          <table:table-cell office:value-type="float" office:value="1.629">
            <text:p>1,629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493]+2.9847)/([.D2493]-14.4252)" office:value-type="float" office:value="-0.0187489841452783">
            <text:p>-0,01875</text:p>
          </table:table-cell>
          <table:table-cell table:number-columns-repeated="1017"/>
        </table:table-row>
        <table:table-row table:style-name="ro1">
          <table:table-cell office:value-type="float" office:value="1315.301">
            <text:p>1315,30100</text:p>
          </table:table-cell>
          <table:table-cell office:value-type="float" office:value="-6.03">
            <text:p>-6,03000</text:p>
          </table:table-cell>
          <table:table-cell office:value-type="float" office:value="1.629">
            <text:p>1,629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494]+2.9847)/([.D2494]-14.4252)" office:value-type="float" office:value="-0.0187489841452783">
            <text:p>-0,01875</text:p>
          </table:table-cell>
          <table:table-cell table:number-columns-repeated="1017"/>
        </table:table-row>
        <table:table-row table:style-name="ro1">
          <table:table-cell office:value-type="float" office:value="1315.401">
            <text:p>1315,40100</text:p>
          </table:table-cell>
          <table:table-cell office:value-type="float" office:value="-6.03">
            <text:p>-6,03000</text:p>
          </table:table-cell>
          <table:table-cell office:value-type="float" office:value="1.629">
            <text:p>1,629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495]+2.9847)/([.D2495]-14.4252)" office:value-type="float" office:value="-0.0187489841452783">
            <text:p>-0,01875</text:p>
          </table:table-cell>
          <table:table-cell table:number-columns-repeated="1017"/>
        </table:table-row>
        <table:table-row table:style-name="ro1">
          <table:table-cell office:value-type="float" office:value="1315.501">
            <text:p>1315,50100</text:p>
          </table:table-cell>
          <table:table-cell office:value-type="float" office:value="-6.03">
            <text:p>-6,03000</text:p>
          </table:table-cell>
          <table:table-cell office:value-type="float" office:value="1.629">
            <text:p>1,629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496]+2.9847)/([.D2496]-14.4252)" office:value-type="float" office:value="-0.0187489841452783">
            <text:p>-0,01875</text:p>
          </table:table-cell>
          <table:table-cell table:number-columns-repeated="1017"/>
        </table:table-row>
        <table:table-row table:style-name="ro1">
          <table:table-cell office:value-type="float" office:value="1315.601">
            <text:p>1315,60100</text:p>
          </table:table-cell>
          <table:table-cell office:value-type="float" office:value="-6.03">
            <text:p>-6,03000</text:p>
          </table:table-cell>
          <table:table-cell office:value-type="float" office:value="1.629">
            <text:p>1,629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497]+2.9847)/([.D2497]-14.4252)" office:value-type="float" office:value="-0.0187489841452783">
            <text:p>-0,01875</text:p>
          </table:table-cell>
          <table:table-cell table:number-columns-repeated="1017"/>
        </table:table-row>
        <table:table-row table:style-name="ro1">
          <table:table-cell office:value-type="float" office:value="1315.701">
            <text:p>1315,70100</text:p>
          </table:table-cell>
          <table:table-cell office:value-type="float" office:value="-6.03">
            <text:p>-6,03000</text:p>
          </table:table-cell>
          <table:table-cell office:value-type="float" office:value="1.629">
            <text:p>1,629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498]+2.9847)/([.D2498]-14.4252)" office:value-type="float" office:value="-0.0187489841452783">
            <text:p>-0,01875</text:p>
          </table:table-cell>
          <table:table-cell table:number-columns-repeated="1017"/>
        </table:table-row>
        <table:table-row table:style-name="ro1">
          <table:table-cell office:value-type="float" office:value="1315.801">
            <text:p>1315,80100</text:p>
          </table:table-cell>
          <table:table-cell office:value-type="float" office:value="-6.03">
            <text:p>-6,03000</text:p>
          </table:table-cell>
          <table:table-cell office:value-type="float" office:value="1.629">
            <text:p>1,629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499]+2.9847)/([.D2499]-14.4252)" office:value-type="float" office:value="-0.0187489841452783">
            <text:p>-0,01875</text:p>
          </table:table-cell>
          <table:table-cell table:number-columns-repeated="1017"/>
        </table:table-row>
        <table:table-row table:style-name="ro1">
          <table:table-cell office:value-type="float" office:value="1315.901">
            <text:p>1315,90100</text:p>
          </table:table-cell>
          <table:table-cell office:value-type="float" office:value="-6.03">
            <text:p>-6,03000</text:p>
          </table:table-cell>
          <table:table-cell office:value-type="float" office:value="1.6275">
            <text:p>1,627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500]+2.9847)/([.D2500]-14.4252)" office:value-type="float" office:value="-0.0187489841452783">
            <text:p>-0,01875</text:p>
          </table:table-cell>
          <table:table-cell table:number-columns-repeated="1017"/>
        </table:table-row>
        <table:table-row table:style-name="ro1">
          <table:table-cell office:value-type="float" office:value="1316.001">
            <text:p>1316,00100</text:p>
          </table:table-cell>
          <table:table-cell office:value-type="float" office:value="-6.03">
            <text:p>-6,03000</text:p>
          </table:table-cell>
          <table:table-cell office:value-type="float" office:value="1.6275">
            <text:p>1,627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501]+2.9847)/([.D2501]-14.4252)" office:value-type="float" office:value="-0.0187489841452783">
            <text:p>-0,01875</text:p>
          </table:table-cell>
          <table:table-cell table:number-columns-repeated="1017"/>
        </table:table-row>
        <table:table-row table:style-name="ro1">
          <table:table-cell office:value-type="float" office:value="1316.101">
            <text:p>1316,10100</text:p>
          </table:table-cell>
          <table:table-cell office:value-type="float" office:value="-6.045">
            <text:p>-6,04500</text:p>
          </table:table-cell>
          <table:table-cell office:value-type="float" office:value="1.6275">
            <text:p>1,627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502]+2.9847)/([.D2502]-14.4252)" office:value-type="float" office:value="-0.0188413345745231">
            <text:p>-0,01884</text:p>
          </table:table-cell>
          <table:table-cell table:number-columns-repeated="1017"/>
        </table:table-row>
        <table:table-row table:style-name="ro1">
          <table:table-cell office:value-type="float" office:value="1316.201">
            <text:p>1316,20100</text:p>
          </table:table-cell>
          <table:table-cell office:value-type="float" office:value="-6.045">
            <text:p>-6,04500</text:p>
          </table:table-cell>
          <table:table-cell office:value-type="float" office:value="1.6275">
            <text:p>1,627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503]+2.9847)/([.D2503]-14.4252)" office:value-type="float" office:value="-0.0188413345745231">
            <text:p>-0,01884</text:p>
          </table:table-cell>
          <table:table-cell table:number-columns-repeated="1017"/>
        </table:table-row>
        <table:table-row table:style-name="ro1">
          <table:table-cell office:value-type="float" office:value="1316.301">
            <text:p>1316,30100</text:p>
          </table:table-cell>
          <table:table-cell office:value-type="float" office:value="-6.045">
            <text:p>-6,04500</text:p>
          </table:table-cell>
          <table:table-cell office:value-type="float" office:value="1.6275">
            <text:p>1,627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504]+2.9847)/([.D2504]-14.4252)" office:value-type="float" office:value="-0.0188413345745231">
            <text:p>-0,01884</text:p>
          </table:table-cell>
          <table:table-cell table:number-columns-repeated="1017"/>
        </table:table-row>
        <table:table-row table:style-name="ro1">
          <table:table-cell office:value-type="float" office:value="1316.401">
            <text:p>1316,40100</text:p>
          </table:table-cell>
          <table:table-cell office:value-type="float" office:value="-6.045">
            <text:p>-6,04500</text:p>
          </table:table-cell>
          <table:table-cell office:value-type="float" office:value="1.6275">
            <text:p>1,627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505]+2.9847)/([.D2505]-14.4252)" office:value-type="float" office:value="-0.0188413345745231">
            <text:p>-0,01884</text:p>
          </table:table-cell>
          <table:table-cell table:number-columns-repeated="1017"/>
        </table:table-row>
        <table:table-row table:style-name="ro1">
          <table:table-cell office:value-type="float" office:value="1316.501">
            <text:p>1316,50100</text:p>
          </table:table-cell>
          <table:table-cell office:value-type="float" office:value="-6.045">
            <text:p>-6,04500</text:p>
          </table:table-cell>
          <table:table-cell office:value-type="float" office:value="1.6275">
            <text:p>1,627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506]+2.9847)/([.D2506]-14.4252)" office:value-type="float" office:value="-0.0188413345745231">
            <text:p>-0,01884</text:p>
          </table:table-cell>
          <table:table-cell table:number-columns-repeated="1017"/>
        </table:table-row>
        <table:table-row table:style-name="ro1">
          <table:table-cell office:value-type="float" office:value="1316.601">
            <text:p>1316,60100</text:p>
          </table:table-cell>
          <table:table-cell office:value-type="float" office:value="-6.045">
            <text:p>-6,04500</text:p>
          </table:table-cell>
          <table:table-cell office:value-type="float" office:value="1.6275">
            <text:p>1,627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507]+2.9847)/([.D2507]-14.4252)" office:value-type="float" office:value="-0.0188413345745231">
            <text:p>-0,01884</text:p>
          </table:table-cell>
          <table:table-cell table:number-columns-repeated="1017"/>
        </table:table-row>
        <table:table-row table:style-name="ro1">
          <table:table-cell office:value-type="float" office:value="1316.701">
            <text:p>1316,70100</text:p>
          </table:table-cell>
          <table:table-cell office:value-type="float" office:value="-6.045">
            <text:p>-6,04500</text:p>
          </table:table-cell>
          <table:table-cell office:value-type="float" office:value="1.6275">
            <text:p>1,627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508]+2.9847)/([.D2508]-14.4252)" office:value-type="float" office:value="-0.0188413345745231">
            <text:p>-0,01884</text:p>
          </table:table-cell>
          <table:table-cell table:number-columns-repeated="1017"/>
        </table:table-row>
        <table:table-row table:style-name="ro1">
          <table:table-cell office:value-type="float" office:value="1316.801">
            <text:p>1316,80100</text:p>
          </table:table-cell>
          <table:table-cell office:value-type="float" office:value="-6.045">
            <text:p>-6,04500</text:p>
          </table:table-cell>
          <table:table-cell office:value-type="float" office:value="1.6275">
            <text:p>1,627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509]+2.9847)/([.D2509]-14.4252)" office:value-type="float" office:value="-0.0188413345745231">
            <text:p>-0,01884</text:p>
          </table:table-cell>
          <table:table-cell table:number-columns-repeated="1017"/>
        </table:table-row>
        <table:table-row table:style-name="ro1">
          <table:table-cell office:value-type="float" office:value="1316.901">
            <text:p>1316,90100</text:p>
          </table:table-cell>
          <table:table-cell office:value-type="float" office:value="-6.045">
            <text:p>-6,04500</text:p>
          </table:table-cell>
          <table:table-cell office:value-type="float" office:value="1.6275">
            <text:p>1,627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510]+2.9847)/([.D2510]-14.4252)" office:value-type="float" office:value="-0.0188413345745231">
            <text:p>-0,01884</text:p>
          </table:table-cell>
          <table:table-cell table:number-columns-repeated="1017"/>
        </table:table-row>
        <table:table-row table:style-name="ro1">
          <table:table-cell office:value-type="float" office:value="1317.001">
            <text:p>1317,00100</text:p>
          </table:table-cell>
          <table:table-cell office:value-type="float" office:value="-6.045">
            <text:p>-6,04500</text:p>
          </table:table-cell>
          <table:table-cell office:value-type="float" office:value="1.6275">
            <text:p>1,627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511]+2.9847)/([.D2511]-14.4252)" office:value-type="float" office:value="-0.0188413345745231">
            <text:p>-0,01884</text:p>
          </table:table-cell>
          <table:table-cell table:number-columns-repeated="1017"/>
        </table:table-row>
        <table:table-row table:style-name="ro1">
          <table:table-cell office:value-type="float" office:value="1317.101">
            <text:p>1317,10100</text:p>
          </table:table-cell>
          <table:table-cell office:value-type="float" office:value="-6.03">
            <text:p>-6,03000</text:p>
          </table:table-cell>
          <table:table-cell office:value-type="float" office:value="1.6275">
            <text:p>1,627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512]+2.9847)/([.D2512]-14.4252)" office:value-type="float" office:value="-0.0187489841452783">
            <text:p>-0,01875</text:p>
          </table:table-cell>
          <table:table-cell table:number-columns-repeated="1017"/>
        </table:table-row>
        <table:table-row table:style-name="ro1">
          <table:table-cell office:value-type="float" office:value="1317.201">
            <text:p>1317,20100</text:p>
          </table:table-cell>
          <table:table-cell office:value-type="float" office:value="-6.03">
            <text:p>-6,03000</text:p>
          </table:table-cell>
          <table:table-cell office:value-type="float" office:value="1.6275">
            <text:p>1,627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513]+2.9847)/([.D2513]-14.4252)" office:value-type="float" office:value="-0.0187489841452783">
            <text:p>-0,01875</text:p>
          </table:table-cell>
          <table:table-cell table:number-columns-repeated="1017"/>
        </table:table-row>
        <table:table-row table:style-name="ro1">
          <table:table-cell office:value-type="float" office:value="1317.301">
            <text:p>1317,30100</text:p>
          </table:table-cell>
          <table:table-cell office:value-type="float" office:value="-6.03">
            <text:p>-6,03000</text:p>
          </table:table-cell>
          <table:table-cell office:value-type="float" office:value="1.6275">
            <text:p>1,627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514]+2.9847)/([.D2514]-14.4252)" office:value-type="float" office:value="-0.0187489841452783">
            <text:p>-0,01875</text:p>
          </table:table-cell>
          <table:table-cell table:number-columns-repeated="1017"/>
        </table:table-row>
        <table:table-row table:style-name="ro1">
          <table:table-cell office:value-type="float" office:value="1317.401">
            <text:p>1317,40100</text:p>
          </table:table-cell>
          <table:table-cell office:value-type="float" office:value="-6.03">
            <text:p>-6,03000</text:p>
          </table:table-cell>
          <table:table-cell office:value-type="float" office:value="1.6275">
            <text:p>1,627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515]+2.9847)/([.D2515]-14.4252)" office:value-type="float" office:value="-0.0187489841452783">
            <text:p>-0,01875</text:p>
          </table:table-cell>
          <table:table-cell table:number-columns-repeated="1017"/>
        </table:table-row>
        <table:table-row table:style-name="ro1">
          <table:table-cell office:value-type="float" office:value="1317.501">
            <text:p>1317,50100</text:p>
          </table:table-cell>
          <table:table-cell office:value-type="float" office:value="-6.03">
            <text:p>-6,03000</text:p>
          </table:table-cell>
          <table:table-cell office:value-type="float" office:value="1.6275">
            <text:p>1,627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516]+2.9847)/([.D2516]-14.4252)" office:value-type="float" office:value="-0.0187489841452783">
            <text:p>-0,01875</text:p>
          </table:table-cell>
          <table:table-cell table:number-columns-repeated="1017"/>
        </table:table-row>
        <table:table-row table:style-name="ro1">
          <table:table-cell office:value-type="float" office:value="1317.601">
            <text:p>1317,60100</text:p>
          </table:table-cell>
          <table:table-cell office:value-type="float" office:value="-6.03">
            <text:p>-6,03000</text:p>
          </table:table-cell>
          <table:table-cell office:value-type="float" office:value="1.6275">
            <text:p>1,627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517]+2.9847)/([.D2517]-14.4252)" office:value-type="float" office:value="-0.0187489841452783">
            <text:p>-0,01875</text:p>
          </table:table-cell>
          <table:table-cell table:number-columns-repeated="1017"/>
        </table:table-row>
        <table:table-row table:style-name="ro1">
          <table:table-cell office:value-type="float" office:value="1317.701">
            <text:p>1317,70100</text:p>
          </table:table-cell>
          <table:table-cell office:value-type="float" office:value="-6.03">
            <text:p>-6,03000</text:p>
          </table:table-cell>
          <table:table-cell office:value-type="float" office:value="1.6275">
            <text:p>1,627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518]+2.9847)/([.D2518]-14.4252)" office:value-type="float" office:value="-0.0187489841452783">
            <text:p>-0,01875</text:p>
          </table:table-cell>
          <table:table-cell table:number-columns-repeated="1017"/>
        </table:table-row>
        <table:table-row table:style-name="ro1">
          <table:table-cell office:value-type="float" office:value="1317.801">
            <text:p>1317,80100</text:p>
          </table:table-cell>
          <table:table-cell office:value-type="float" office:value="-6.03">
            <text:p>-6,03000</text:p>
          </table:table-cell>
          <table:table-cell office:value-type="float" office:value="1.6275">
            <text:p>1,627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519]+2.9847)/([.D2519]-14.4252)" office:value-type="float" office:value="-0.0187489841452783">
            <text:p>-0,01875</text:p>
          </table:table-cell>
          <table:table-cell table:number-columns-repeated="1017"/>
        </table:table-row>
        <table:table-row table:style-name="ro1">
          <table:table-cell office:value-type="float" office:value="1317.901">
            <text:p>1317,90100</text:p>
          </table:table-cell>
          <table:table-cell office:value-type="float" office:value="-6.03">
            <text:p>-6,03000</text:p>
          </table:table-cell>
          <table:table-cell office:value-type="float" office:value="1.629">
            <text:p>1,629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520]+2.9847)/([.D2520]-14.4252)" office:value-type="float" office:value="-0.0187489841452783">
            <text:p>-0,01875</text:p>
          </table:table-cell>
          <table:table-cell table:number-columns-repeated="1017"/>
        </table:table-row>
        <table:table-row table:style-name="ro1">
          <table:table-cell office:value-type="float" office:value="1318.001">
            <text:p>1318,00100</text:p>
          </table:table-cell>
          <table:table-cell office:value-type="float" office:value="-6.03">
            <text:p>-6,03000</text:p>
          </table:table-cell>
          <table:table-cell office:value-type="float" office:value="1.629">
            <text:p>1,629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521]+2.9847)/([.D2521]-14.4252)" office:value-type="float" office:value="-0.0187489841452783">
            <text:p>-0,01875</text:p>
          </table:table-cell>
          <table:table-cell table:number-columns-repeated="1017"/>
        </table:table-row>
        <table:table-row table:style-name="ro1">
          <table:table-cell office:value-type="float" office:value="1318.101">
            <text:p>1318,10100</text:p>
          </table:table-cell>
          <table:table-cell office:value-type="float" office:value="-6.045">
            <text:p>-6,04500</text:p>
          </table:table-cell>
          <table:table-cell office:value-type="float" office:value="1.629">
            <text:p>1,629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522]+2.9847)/([.D2522]-14.4252)" office:value-type="float" office:value="-0.0188413345745231">
            <text:p>-0,01884</text:p>
          </table:table-cell>
          <table:table-cell table:number-columns-repeated="1017"/>
        </table:table-row>
        <table:table-row table:style-name="ro1">
          <table:table-cell office:value-type="float" office:value="1318.201">
            <text:p>1318,20100</text:p>
          </table:table-cell>
          <table:table-cell office:value-type="float" office:value="-6.045">
            <text:p>-6,04500</text:p>
          </table:table-cell>
          <table:table-cell office:value-type="float" office:value="1.629">
            <text:p>1,629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523]+2.9847)/([.D2523]-14.4252)" office:value-type="float" office:value="-0.0188413345745231">
            <text:p>-0,01884</text:p>
          </table:table-cell>
          <table:table-cell table:number-columns-repeated="1017"/>
        </table:table-row>
        <table:table-row table:style-name="ro1">
          <table:table-cell office:value-type="float" office:value="1318.301">
            <text:p>1318,30100</text:p>
          </table:table-cell>
          <table:table-cell office:value-type="float" office:value="-6.045">
            <text:p>-6,04500</text:p>
          </table:table-cell>
          <table:table-cell office:value-type="float" office:value="1.629">
            <text:p>1,629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524]+2.9847)/([.D2524]-14.4252)" office:value-type="float" office:value="-0.0188413345745231">
            <text:p>-0,01884</text:p>
          </table:table-cell>
          <table:table-cell table:number-columns-repeated="1017"/>
        </table:table-row>
        <table:table-row table:style-name="ro1">
          <table:table-cell office:value-type="float" office:value="1318.401">
            <text:p>1318,40100</text:p>
          </table:table-cell>
          <table:table-cell office:value-type="float" office:value="-6.045">
            <text:p>-6,04500</text:p>
          </table:table-cell>
          <table:table-cell office:value-type="float" office:value="1.629">
            <text:p>1,629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525]+2.9847)/([.D2525]-14.4252)" office:value-type="float" office:value="-0.0188413345745231">
            <text:p>-0,01884</text:p>
          </table:table-cell>
          <table:table-cell table:number-columns-repeated="1017"/>
        </table:table-row>
        <table:table-row table:style-name="ro1">
          <table:table-cell office:value-type="float" office:value="1318.501">
            <text:p>1318,50100</text:p>
          </table:table-cell>
          <table:table-cell office:value-type="float" office:value="-6.045">
            <text:p>-6,04500</text:p>
          </table:table-cell>
          <table:table-cell office:value-type="float" office:value="1.629">
            <text:p>1,629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526]+2.9847)/([.D2526]-14.4252)" office:value-type="float" office:value="-0.0188413345745231">
            <text:p>-0,01884</text:p>
          </table:table-cell>
          <table:table-cell table:number-columns-repeated="1017"/>
        </table:table-row>
        <table:table-row table:style-name="ro1">
          <table:table-cell office:value-type="float" office:value="1318.601">
            <text:p>1318,60100</text:p>
          </table:table-cell>
          <table:table-cell office:value-type="float" office:value="-6.045">
            <text:p>-6,04500</text:p>
          </table:table-cell>
          <table:table-cell office:value-type="float" office:value="1.629">
            <text:p>1,629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527]+2.9847)/([.D2527]-14.4252)" office:value-type="float" office:value="-0.0188413345745231">
            <text:p>-0,01884</text:p>
          </table:table-cell>
          <table:table-cell table:number-columns-repeated="1017"/>
        </table:table-row>
        <table:table-row table:style-name="ro1">
          <table:table-cell office:value-type="float" office:value="1318.701">
            <text:p>1318,70100</text:p>
          </table:table-cell>
          <table:table-cell office:value-type="float" office:value="-6.045">
            <text:p>-6,04500</text:p>
          </table:table-cell>
          <table:table-cell office:value-type="float" office:value="1.629">
            <text:p>1,629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528]+2.9847)/([.D2528]-14.4252)" office:value-type="float" office:value="-0.0188413345745231">
            <text:p>-0,01884</text:p>
          </table:table-cell>
          <table:table-cell table:number-columns-repeated="1017"/>
        </table:table-row>
        <table:table-row table:style-name="ro1">
          <table:table-cell office:value-type="float" office:value="1318.801">
            <text:p>1318,80100</text:p>
          </table:table-cell>
          <table:table-cell office:value-type="float" office:value="-6.045">
            <text:p>-6,04500</text:p>
          </table:table-cell>
          <table:table-cell office:value-type="float" office:value="1.629">
            <text:p>1,629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529]+2.9847)/([.D2529]-14.4252)" office:value-type="float" office:value="-0.0188413345745231">
            <text:p>-0,01884</text:p>
          </table:table-cell>
          <table:table-cell table:number-columns-repeated="1017"/>
        </table:table-row>
        <table:table-row table:style-name="ro1">
          <table:table-cell office:value-type="float" office:value="1318.901">
            <text:p>1318,90100</text:p>
          </table:table-cell>
          <table:table-cell office:value-type="float" office:value="-6.045">
            <text:p>-6,04500</text:p>
          </table:table-cell>
          <table:table-cell office:value-type="float" office:value="1.6275">
            <text:p>1,627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530]+2.9847)/([.D2530]-14.4252)" office:value-type="float" office:value="-0.0188413345745231">
            <text:p>-0,01884</text:p>
          </table:table-cell>
          <table:table-cell table:number-columns-repeated="1017"/>
        </table:table-row>
        <table:table-row table:style-name="ro1">
          <table:table-cell office:value-type="float" office:value="1319.001">
            <text:p>1319,00100</text:p>
          </table:table-cell>
          <table:table-cell office:value-type="float" office:value="-6.045">
            <text:p>-6,04500</text:p>
          </table:table-cell>
          <table:table-cell office:value-type="float" office:value="1.6275">
            <text:p>1,627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531]+2.9847)/([.D2531]-14.4252)" office:value-type="float" office:value="-0.0188413345745231">
            <text:p>-0,01884</text:p>
          </table:table-cell>
          <table:table-cell table:number-columns-repeated="1017"/>
        </table:table-row>
        <table:table-row table:style-name="ro1">
          <table:table-cell office:value-type="float" office:value="1319.101">
            <text:p>1319,10100</text:p>
          </table:table-cell>
          <table:table-cell office:value-type="float" office:value="-6.045">
            <text:p>-6,04500</text:p>
          </table:table-cell>
          <table:table-cell office:value-type="float" office:value="1.6275">
            <text:p>1,627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532]+2.9847)/([.D2532]-14.4252)" office:value-type="float" office:value="-0.0188413345745231">
            <text:p>-0,01884</text:p>
          </table:table-cell>
          <table:table-cell table:number-columns-repeated="1017"/>
        </table:table-row>
        <table:table-row table:style-name="ro1">
          <table:table-cell office:value-type="float" office:value="1319.201">
            <text:p>1319,20100</text:p>
          </table:table-cell>
          <table:table-cell office:value-type="float" office:value="-6.045">
            <text:p>-6,04500</text:p>
          </table:table-cell>
          <table:table-cell office:value-type="float" office:value="1.6275">
            <text:p>1,627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533]+2.9847)/([.D2533]-14.4252)" office:value-type="float" office:value="-0.0188413345745231">
            <text:p>-0,01884</text:p>
          </table:table-cell>
          <table:table-cell table:number-columns-repeated="1017"/>
        </table:table-row>
        <table:table-row table:style-name="ro1">
          <table:table-cell office:value-type="float" office:value="1319.301">
            <text:p>1319,30100</text:p>
          </table:table-cell>
          <table:table-cell office:value-type="float" office:value="-6.045">
            <text:p>-6,04500</text:p>
          </table:table-cell>
          <table:table-cell office:value-type="float" office:value="1.6275">
            <text:p>1,627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534]+2.9847)/([.D2534]-14.4252)" office:value-type="float" office:value="-0.0188413345745231">
            <text:p>-0,01884</text:p>
          </table:table-cell>
          <table:table-cell table:number-columns-repeated="1017"/>
        </table:table-row>
        <table:table-row table:style-name="ro1">
          <table:table-cell office:value-type="float" office:value="1319.401">
            <text:p>1319,40100</text:p>
          </table:table-cell>
          <table:table-cell office:value-type="float" office:value="-6.045">
            <text:p>-6,04500</text:p>
          </table:table-cell>
          <table:table-cell office:value-type="float" office:value="1.6275">
            <text:p>1,627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535]+2.9847)/([.D2535]-14.4252)" office:value-type="float" office:value="-0.0188413345745231">
            <text:p>-0,01884</text:p>
          </table:table-cell>
          <table:table-cell table:number-columns-repeated="1017"/>
        </table:table-row>
        <table:table-row table:style-name="ro1">
          <table:table-cell office:value-type="float" office:value="1319.501">
            <text:p>1319,50100</text:p>
          </table:table-cell>
          <table:table-cell office:value-type="float" office:value="-6.045">
            <text:p>-6,04500</text:p>
          </table:table-cell>
          <table:table-cell office:value-type="float" office:value="1.6275">
            <text:p>1,627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536]+2.9847)/([.D2536]-14.4252)" office:value-type="float" office:value="-0.0188413345745231">
            <text:p>-0,01884</text:p>
          </table:table-cell>
          <table:table-cell table:number-columns-repeated="1017"/>
        </table:table-row>
        <table:table-row table:style-name="ro1">
          <table:table-cell office:value-type="float" office:value="1319.601">
            <text:p>1319,60100</text:p>
          </table:table-cell>
          <table:table-cell office:value-type="float" office:value="-6.045">
            <text:p>-6,04500</text:p>
          </table:table-cell>
          <table:table-cell office:value-type="float" office:value="1.6275">
            <text:p>1,627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537]+2.9847)/([.D2537]-14.4252)" office:value-type="float" office:value="-0.0188413345745231">
            <text:p>-0,01884</text:p>
          </table:table-cell>
          <table:table-cell table:number-columns-repeated="1017"/>
        </table:table-row>
        <table:table-row table:style-name="ro1">
          <table:table-cell office:value-type="float" office:value="1319.701">
            <text:p>1319,70100</text:p>
          </table:table-cell>
          <table:table-cell office:value-type="float" office:value="-6.045">
            <text:p>-6,04500</text:p>
          </table:table-cell>
          <table:table-cell office:value-type="float" office:value="1.6275">
            <text:p>1,627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538]+2.9847)/([.D2538]-14.4252)" office:value-type="float" office:value="-0.0188413345745231">
            <text:p>-0,01884</text:p>
          </table:table-cell>
          <table:table-cell table:number-columns-repeated="1017"/>
        </table:table-row>
        <table:table-row table:style-name="ro1">
          <table:table-cell office:value-type="float" office:value="1319.801">
            <text:p>1319,80100</text:p>
          </table:table-cell>
          <table:table-cell office:value-type="float" office:value="-6.045">
            <text:p>-6,04500</text:p>
          </table:table-cell>
          <table:table-cell office:value-type="float" office:value="1.6275">
            <text:p>1,627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539]+2.9847)/([.D2539]-14.4252)" office:value-type="float" office:value="-0.0188413345745231">
            <text:p>-0,01884</text:p>
          </table:table-cell>
          <table:table-cell table:number-columns-repeated="1017"/>
        </table:table-row>
        <table:table-row table:style-name="ro1">
          <table:table-cell office:value-type="float" office:value="1319.901">
            <text:p>1319,90100</text:p>
          </table:table-cell>
          <table:table-cell office:value-type="float" office:value="-6.045">
            <text:p>-6,04500</text:p>
          </table:table-cell>
          <table:table-cell office:value-type="float" office:value="1.6275">
            <text:p>1,627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540]+2.9847)/([.D2540]-14.4252)" office:value-type="float" office:value="-0.0188413345745231">
            <text:p>-0,01884</text:p>
          </table:table-cell>
          <table:table-cell table:number-columns-repeated="1017"/>
        </table:table-row>
        <table:table-row table:style-name="ro1">
          <table:table-cell office:value-type="float" office:value="1320.001">
            <text:p>1320,00100</text:p>
          </table:table-cell>
          <table:table-cell office:value-type="float" office:value="-6.045">
            <text:p>-6,04500</text:p>
          </table:table-cell>
          <table:table-cell office:value-type="float" office:value="1.6275">
            <text:p>1,627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541]+2.9847)/([.D2541]-14.4252)" office:value-type="float" office:value="-0.0188413345745231">
            <text:p>-0,01884</text:p>
          </table:table-cell>
          <table:table-cell table:number-columns-repeated="1017"/>
        </table:table-row>
        <table:table-row table:style-name="ro1">
          <table:table-cell office:value-type="float" office:value="1320.101">
            <text:p>1320,10100</text:p>
          </table:table-cell>
          <table:table-cell office:value-type="float" office:value="-6.075">
            <text:p>-6,07500</text:p>
          </table:table-cell>
          <table:table-cell office:value-type="float" office:value="1.6275">
            <text:p>1,627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542]+2.9847)/([.D2542]-14.4252)" office:value-type="float" office:value="-0.0190260354330127">
            <text:p>-0,01903</text:p>
          </table:table-cell>
          <table:table-cell table:number-columns-repeated="1017"/>
        </table:table-row>
        <table:table-row table:style-name="ro1">
          <table:table-cell office:value-type="float" office:value="1320.201">
            <text:p>1320,20100</text:p>
          </table:table-cell>
          <table:table-cell office:value-type="float" office:value="-6.075">
            <text:p>-6,07500</text:p>
          </table:table-cell>
          <table:table-cell office:value-type="float" office:value="1.6275">
            <text:p>1,627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543]+2.9847)/([.D2543]-14.4252)" office:value-type="float" office:value="-0.0190260354330127">
            <text:p>-0,01903</text:p>
          </table:table-cell>
          <table:table-cell table:number-columns-repeated="1017"/>
        </table:table-row>
        <table:table-row table:style-name="ro1">
          <table:table-cell office:value-type="float" office:value="1320.301">
            <text:p>1320,30100</text:p>
          </table:table-cell>
          <table:table-cell office:value-type="float" office:value="-6.075">
            <text:p>-6,07500</text:p>
          </table:table-cell>
          <table:table-cell office:value-type="float" office:value="1.6275">
            <text:p>1,627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544]+2.9847)/([.D2544]-14.4252)" office:value-type="float" office:value="-0.0190260354330127">
            <text:p>-0,01903</text:p>
          </table:table-cell>
          <table:table-cell table:number-columns-repeated="1017"/>
        </table:table-row>
        <table:table-row table:style-name="ro1">
          <table:table-cell office:value-type="float" office:value="1320.401">
            <text:p>1320,40100</text:p>
          </table:table-cell>
          <table:table-cell office:value-type="float" office:value="-6.075">
            <text:p>-6,07500</text:p>
          </table:table-cell>
          <table:table-cell office:value-type="float" office:value="1.6275">
            <text:p>1,627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545]+2.9847)/([.D2545]-14.4252)" office:value-type="float" office:value="-0.0190260354330127">
            <text:p>-0,01903</text:p>
          </table:table-cell>
          <table:table-cell table:number-columns-repeated="1017"/>
        </table:table-row>
        <table:table-row table:style-name="ro1">
          <table:table-cell office:value-type="float" office:value="1320.501">
            <text:p>1320,50100</text:p>
          </table:table-cell>
          <table:table-cell office:value-type="float" office:value="-6.075">
            <text:p>-6,07500</text:p>
          </table:table-cell>
          <table:table-cell office:value-type="float" office:value="1.6275">
            <text:p>1,627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546]+2.9847)/([.D2546]-14.4252)" office:value-type="float" office:value="-0.0190260354330127">
            <text:p>-0,01903</text:p>
          </table:table-cell>
          <table:table-cell table:number-columns-repeated="1017"/>
        </table:table-row>
        <table:table-row table:style-name="ro1">
          <table:table-cell office:value-type="float" office:value="1320.601">
            <text:p>1320,60100</text:p>
          </table:table-cell>
          <table:table-cell office:value-type="float" office:value="-6.075">
            <text:p>-6,07500</text:p>
          </table:table-cell>
          <table:table-cell office:value-type="float" office:value="1.6275">
            <text:p>1,627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547]+2.9847)/([.D2547]-14.4252)" office:value-type="float" office:value="-0.0190260354330127">
            <text:p>-0,01903</text:p>
          </table:table-cell>
          <table:table-cell table:number-columns-repeated="1017"/>
        </table:table-row>
        <table:table-row table:style-name="ro1">
          <table:table-cell office:value-type="float" office:value="1320.701">
            <text:p>1320,70100</text:p>
          </table:table-cell>
          <table:table-cell office:value-type="float" office:value="-6.075">
            <text:p>-6,07500</text:p>
          </table:table-cell>
          <table:table-cell office:value-type="float" office:value="1.6275">
            <text:p>1,627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548]+2.9847)/([.D2548]-14.4252)" office:value-type="float" office:value="-0.0190260354330127">
            <text:p>-0,01903</text:p>
          </table:table-cell>
          <table:table-cell table:number-columns-repeated="1017"/>
        </table:table-row>
        <table:table-row table:style-name="ro1">
          <table:table-cell office:value-type="float" office:value="1320.801">
            <text:p>1320,80100</text:p>
          </table:table-cell>
          <table:table-cell office:value-type="float" office:value="-6.075">
            <text:p>-6,07500</text:p>
          </table:table-cell>
          <table:table-cell office:value-type="float" office:value="1.6275">
            <text:p>1,627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549]+2.9847)/([.D2549]-14.4252)" office:value-type="float" office:value="-0.0190260354330127">
            <text:p>-0,01903</text:p>
          </table:table-cell>
          <table:table-cell table:number-columns-repeated="1017"/>
        </table:table-row>
        <table:table-row table:style-name="ro1">
          <table:table-cell office:value-type="float" office:value="1320.901">
            <text:p>1320,90100</text:p>
          </table:table-cell>
          <table:table-cell office:value-type="float" office:value="-6.075">
            <text:p>-6,07500</text:p>
          </table:table-cell>
          <table:table-cell office:value-type="float" office:value="1.629">
            <text:p>1,629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550]+2.9847)/([.D2550]-14.4252)" office:value-type="float" office:value="-0.0190260354330127">
            <text:p>-0,01903</text:p>
          </table:table-cell>
          <table:table-cell table:number-columns-repeated="1017"/>
        </table:table-row>
        <table:table-row table:style-name="ro1">
          <table:table-cell office:value-type="float" office:value="1321.001">
            <text:p>1321,00100</text:p>
          </table:table-cell>
          <table:table-cell office:value-type="float" office:value="-6.075">
            <text:p>-6,07500</text:p>
          </table:table-cell>
          <table:table-cell office:value-type="float" office:value="1.629">
            <text:p>1,629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551]+2.9847)/([.D2551]-14.4252)" office:value-type="float" office:value="-0.0190260354330127">
            <text:p>-0,01903</text:p>
          </table:table-cell>
          <table:table-cell table:number-columns-repeated="1017"/>
        </table:table-row>
        <table:table-row table:style-name="ro1">
          <table:table-cell office:value-type="float" office:value="1321.101">
            <text:p>1321,10100</text:p>
          </table:table-cell>
          <table:table-cell office:value-type="float" office:value="-6.06">
            <text:p>-6,06000</text:p>
          </table:table-cell>
          <table:table-cell office:value-type="float" office:value="1.629">
            <text:p>1,629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552]+2.9847)/([.D2552]-14.4252)" office:value-type="float" office:value="-0.0189336850037679">
            <text:p>-0,01893</text:p>
          </table:table-cell>
          <table:table-cell table:number-columns-repeated="1017"/>
        </table:table-row>
        <table:table-row table:style-name="ro1">
          <table:table-cell office:value-type="float" office:value="1321.201">
            <text:p>1321,20100</text:p>
          </table:table-cell>
          <table:table-cell office:value-type="float" office:value="-6.06">
            <text:p>-6,06000</text:p>
          </table:table-cell>
          <table:table-cell office:value-type="float" office:value="1.629">
            <text:p>1,629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553]+2.9847)/([.D2553]-14.4252)" office:value-type="float" office:value="-0.0189336850037679">
            <text:p>-0,01893</text:p>
          </table:table-cell>
          <table:table-cell table:number-columns-repeated="1017"/>
        </table:table-row>
        <table:table-row table:style-name="ro1">
          <table:table-cell office:value-type="float" office:value="1321.301">
            <text:p>1321,30100</text:p>
          </table:table-cell>
          <table:table-cell office:value-type="float" office:value="-6.06">
            <text:p>-6,06000</text:p>
          </table:table-cell>
          <table:table-cell office:value-type="float" office:value="1.629">
            <text:p>1,629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554]+2.9847)/([.D2554]-14.4252)" office:value-type="float" office:value="-0.0189336850037679">
            <text:p>-0,01893</text:p>
          </table:table-cell>
          <table:table-cell table:number-columns-repeated="1017"/>
        </table:table-row>
        <table:table-row table:style-name="ro1">
          <table:table-cell office:value-type="float" office:value="1321.401">
            <text:p>1321,40100</text:p>
          </table:table-cell>
          <table:table-cell office:value-type="float" office:value="-6.06">
            <text:p>-6,06000</text:p>
          </table:table-cell>
          <table:table-cell office:value-type="float" office:value="1.629">
            <text:p>1,629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555]+2.9847)/([.D2555]-14.4252)" office:value-type="float" office:value="-0.0189336850037679">
            <text:p>-0,01893</text:p>
          </table:table-cell>
          <table:table-cell table:number-columns-repeated="1017"/>
        </table:table-row>
        <table:table-row table:style-name="ro1">
          <table:table-cell office:value-type="float" office:value="1321.501">
            <text:p>1321,50100</text:p>
          </table:table-cell>
          <table:table-cell office:value-type="float" office:value="-6.06">
            <text:p>-6,06000</text:p>
          </table:table-cell>
          <table:table-cell office:value-type="float" office:value="1.629">
            <text:p>1,629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556]+2.9847)/([.D2556]-14.4252)" office:value-type="float" office:value="-0.0189336850037679">
            <text:p>-0,01893</text:p>
          </table:table-cell>
          <table:table-cell table:number-columns-repeated="1017"/>
        </table:table-row>
        <table:table-row table:style-name="ro1">
          <table:table-cell office:value-type="float" office:value="1321.601">
            <text:p>1321,60100</text:p>
          </table:table-cell>
          <table:table-cell office:value-type="float" office:value="-6.06">
            <text:p>-6,06000</text:p>
          </table:table-cell>
          <table:table-cell office:value-type="float" office:value="1.629">
            <text:p>1,629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557]+2.9847)/([.D2557]-14.4252)" office:value-type="float" office:value="-0.0189336850037679">
            <text:p>-0,01893</text:p>
          </table:table-cell>
          <table:table-cell table:number-columns-repeated="1017"/>
        </table:table-row>
        <table:table-row table:style-name="ro1">
          <table:table-cell office:value-type="float" office:value="1321.701">
            <text:p>1321,70100</text:p>
          </table:table-cell>
          <table:table-cell office:value-type="float" office:value="-6.06">
            <text:p>-6,06000</text:p>
          </table:table-cell>
          <table:table-cell office:value-type="float" office:value="1.629">
            <text:p>1,629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558]+2.9847)/([.D2558]-14.4252)" office:value-type="float" office:value="-0.0189336850037679">
            <text:p>-0,01893</text:p>
          </table:table-cell>
          <table:table-cell table:number-columns-repeated="1017"/>
        </table:table-row>
        <table:table-row table:style-name="ro1">
          <table:table-cell office:value-type="float" office:value="1321.801">
            <text:p>1321,80100</text:p>
          </table:table-cell>
          <table:table-cell office:value-type="float" office:value="-6.06">
            <text:p>-6,06000</text:p>
          </table:table-cell>
          <table:table-cell office:value-type="float" office:value="1.629">
            <text:p>1,629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559]+2.9847)/([.D2559]-14.4252)" office:value-type="float" office:value="-0.0189336850037679">
            <text:p>-0,01893</text:p>
          </table:table-cell>
          <table:table-cell table:number-columns-repeated="1017"/>
        </table:table-row>
        <table:table-row table:style-name="ro1">
          <table:table-cell office:value-type="float" office:value="1321.901">
            <text:p>1321,90100</text:p>
          </table:table-cell>
          <table:table-cell office:value-type="float" office:value="-6.06">
            <text:p>-6,06000</text:p>
          </table:table-cell>
          <table:table-cell office:value-type="float" office:value="1.629">
            <text:p>1,629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560]+2.9847)/([.D2560]-14.4252)" office:value-type="float" office:value="-0.0189336850037679">
            <text:p>-0,01893</text:p>
          </table:table-cell>
          <table:table-cell table:number-columns-repeated="1017"/>
        </table:table-row>
        <table:table-row table:style-name="ro1">
          <table:table-cell office:value-type="float" office:value="1322.001">
            <text:p>1322,00100</text:p>
          </table:table-cell>
          <table:table-cell office:value-type="float" office:value="-6.06">
            <text:p>-6,06000</text:p>
          </table:table-cell>
          <table:table-cell office:value-type="float" office:value="1.629">
            <text:p>1,629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561]+2.9847)/([.D2561]-14.4252)" office:value-type="float" office:value="-0.0189336850037679">
            <text:p>-0,01893</text:p>
          </table:table-cell>
          <table:table-cell table:number-columns-repeated="1017"/>
        </table:table-row>
        <table:table-row table:style-name="ro1">
          <table:table-cell office:value-type="float" office:value="1322.101">
            <text:p>1322,10100</text:p>
          </table:table-cell>
          <table:table-cell office:value-type="float" office:value="-6.045">
            <text:p>-6,04500</text:p>
          </table:table-cell>
          <table:table-cell office:value-type="float" office:value="1.629">
            <text:p>1,629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562]+2.9847)/([.D2562]-14.4252)" office:value-type="float" office:value="-0.0188413345745231">
            <text:p>-0,01884</text:p>
          </table:table-cell>
          <table:table-cell table:number-columns-repeated="1017"/>
        </table:table-row>
        <table:table-row table:style-name="ro1">
          <table:table-cell office:value-type="float" office:value="1322.201">
            <text:p>1322,20100</text:p>
          </table:table-cell>
          <table:table-cell office:value-type="float" office:value="-6.045">
            <text:p>-6,04500</text:p>
          </table:table-cell>
          <table:table-cell office:value-type="float" office:value="1.629">
            <text:p>1,629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563]+2.9847)/([.D2563]-14.4252)" office:value-type="float" office:value="-0.0188413345745231">
            <text:p>-0,01884</text:p>
          </table:table-cell>
          <table:table-cell table:number-columns-repeated="1017"/>
        </table:table-row>
        <table:table-row table:style-name="ro1">
          <table:table-cell office:value-type="float" office:value="1322.301">
            <text:p>1322,30100</text:p>
          </table:table-cell>
          <table:table-cell office:value-type="float" office:value="-6.045">
            <text:p>-6,04500</text:p>
          </table:table-cell>
          <table:table-cell office:value-type="float" office:value="1.629">
            <text:p>1,629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564]+2.9847)/([.D2564]-14.4252)" office:value-type="float" office:value="-0.0188413345745231">
            <text:p>-0,01884</text:p>
          </table:table-cell>
          <table:table-cell table:number-columns-repeated="1017"/>
        </table:table-row>
        <table:table-row table:style-name="ro1">
          <table:table-cell office:value-type="float" office:value="1322.401">
            <text:p>1322,40100</text:p>
          </table:table-cell>
          <table:table-cell office:value-type="float" office:value="-6.045">
            <text:p>-6,04500</text:p>
          </table:table-cell>
          <table:table-cell office:value-type="float" office:value="1.629">
            <text:p>1,629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565]+2.9847)/([.D2565]-14.4252)" office:value-type="float" office:value="-0.0188413345745231">
            <text:p>-0,01884</text:p>
          </table:table-cell>
          <table:table-cell table:number-columns-repeated="1017"/>
        </table:table-row>
        <table:table-row table:style-name="ro1">
          <table:table-cell office:value-type="float" office:value="1322.501">
            <text:p>1322,50100</text:p>
          </table:table-cell>
          <table:table-cell office:value-type="float" office:value="-6.045">
            <text:p>-6,04500</text:p>
          </table:table-cell>
          <table:table-cell office:value-type="float" office:value="1.629">
            <text:p>1,629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566]+2.9847)/([.D2566]-14.4252)" office:value-type="float" office:value="-0.0188413345745231">
            <text:p>-0,01884</text:p>
          </table:table-cell>
          <table:table-cell table:number-columns-repeated="1017"/>
        </table:table-row>
        <table:table-row table:style-name="ro1">
          <table:table-cell office:value-type="float" office:value="1322.601">
            <text:p>1322,60100</text:p>
          </table:table-cell>
          <table:table-cell office:value-type="float" office:value="-6.045">
            <text:p>-6,04500</text:p>
          </table:table-cell>
          <table:table-cell office:value-type="float" office:value="1.629">
            <text:p>1,629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567]+2.9847)/([.D2567]-14.4252)" office:value-type="float" office:value="-0.0188413345745231">
            <text:p>-0,01884</text:p>
          </table:table-cell>
          <table:table-cell table:number-columns-repeated="1017"/>
        </table:table-row>
        <table:table-row table:style-name="ro1">
          <table:table-cell office:value-type="float" office:value="1322.701">
            <text:p>1322,70100</text:p>
          </table:table-cell>
          <table:table-cell office:value-type="float" office:value="-6.045">
            <text:p>-6,04500</text:p>
          </table:table-cell>
          <table:table-cell office:value-type="float" office:value="1.629">
            <text:p>1,629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568]+2.9847)/([.D2568]-14.4252)" office:value-type="float" office:value="-0.0188413345745231">
            <text:p>-0,01884</text:p>
          </table:table-cell>
          <table:table-cell table:number-columns-repeated="1017"/>
        </table:table-row>
        <table:table-row table:style-name="ro1">
          <table:table-cell office:value-type="float" office:value="1322.801">
            <text:p>1322,80100</text:p>
          </table:table-cell>
          <table:table-cell office:value-type="float" office:value="-6.045">
            <text:p>-6,04500</text:p>
          </table:table-cell>
          <table:table-cell office:value-type="float" office:value="1.629">
            <text:p>1,629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569]+2.9847)/([.D2569]-14.4252)" office:value-type="float" office:value="-0.0188413345745231">
            <text:p>-0,01884</text:p>
          </table:table-cell>
          <table:table-cell table:number-columns-repeated="1017"/>
        </table:table-row>
        <table:table-row table:style-name="ro1">
          <table:table-cell office:value-type="float" office:value="1322.901">
            <text:p>1322,90100</text:p>
          </table:table-cell>
          <table:table-cell office:value-type="float" office:value="-6.045">
            <text:p>-6,04500</text:p>
          </table:table-cell>
          <table:table-cell office:value-type="float" office:value="1.629">
            <text:p>1,629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570]+2.9847)/([.D2570]-14.4252)" office:value-type="float" office:value="-0.0188413345745231">
            <text:p>-0,01884</text:p>
          </table:table-cell>
          <table:table-cell table:number-columns-repeated="1017"/>
        </table:table-row>
        <table:table-row table:style-name="ro1">
          <table:table-cell office:value-type="float" office:value="1323.001">
            <text:p>1323,00100</text:p>
          </table:table-cell>
          <table:table-cell office:value-type="float" office:value="-6.045">
            <text:p>-6,04500</text:p>
          </table:table-cell>
          <table:table-cell office:value-type="float" office:value="1.629">
            <text:p>1,629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571]+2.9847)/([.D2571]-14.4252)" office:value-type="float" office:value="-0.0188413345745231">
            <text:p>-0,01884</text:p>
          </table:table-cell>
          <table:table-cell table:number-columns-repeated="1017"/>
        </table:table-row>
        <table:table-row table:style-name="ro1">
          <table:table-cell office:value-type="float" office:value="1323.101">
            <text:p>1323,10100</text:p>
          </table:table-cell>
          <table:table-cell office:value-type="float" office:value="-6.045">
            <text:p>-6,04500</text:p>
          </table:table-cell>
          <table:table-cell office:value-type="float" office:value="1.629">
            <text:p>1,629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572]+2.9847)/([.D2572]-14.4252)" office:value-type="float" office:value="-0.0188413345745231">
            <text:p>-0,01884</text:p>
          </table:table-cell>
          <table:table-cell table:number-columns-repeated="1017"/>
        </table:table-row>
        <table:table-row table:style-name="ro1">
          <table:table-cell office:value-type="float" office:value="1323.201">
            <text:p>1323,20100</text:p>
          </table:table-cell>
          <table:table-cell office:value-type="float" office:value="-6.045">
            <text:p>-6,04500</text:p>
          </table:table-cell>
          <table:table-cell office:value-type="float" office:value="1.629">
            <text:p>1,629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573]+2.9847)/([.D2573]-14.4252)" office:value-type="float" office:value="-0.0188413345745231">
            <text:p>-0,01884</text:p>
          </table:table-cell>
          <table:table-cell table:number-columns-repeated="1017"/>
        </table:table-row>
        <table:table-row table:style-name="ro1">
          <table:table-cell office:value-type="float" office:value="1323.301">
            <text:p>1323,30100</text:p>
          </table:table-cell>
          <table:table-cell office:value-type="float" office:value="-6.045">
            <text:p>-6,04500</text:p>
          </table:table-cell>
          <table:table-cell office:value-type="float" office:value="1.629">
            <text:p>1,629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574]+2.9847)/([.D2574]-14.4252)" office:value-type="float" office:value="-0.0188413345745231">
            <text:p>-0,01884</text:p>
          </table:table-cell>
          <table:table-cell table:number-columns-repeated="1017"/>
        </table:table-row>
        <table:table-row table:style-name="ro1">
          <table:table-cell office:value-type="float" office:value="1323.401">
            <text:p>1323,40100</text:p>
          </table:table-cell>
          <table:table-cell office:value-type="float" office:value="-6.045">
            <text:p>-6,04500</text:p>
          </table:table-cell>
          <table:table-cell office:value-type="float" office:value="1.629">
            <text:p>1,629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575]+2.9847)/([.D2575]-14.4252)" office:value-type="float" office:value="-0.0188413345745231">
            <text:p>-0,01884</text:p>
          </table:table-cell>
          <table:table-cell table:number-columns-repeated="1017"/>
        </table:table-row>
        <table:table-row table:style-name="ro1">
          <table:table-cell office:value-type="float" office:value="1323.501">
            <text:p>1323,50100</text:p>
          </table:table-cell>
          <table:table-cell office:value-type="float" office:value="-6.045">
            <text:p>-6,04500</text:p>
          </table:table-cell>
          <table:table-cell office:value-type="float" office:value="1.629">
            <text:p>1,629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576]+2.9847)/([.D2576]-14.4252)" office:value-type="float" office:value="-0.0188413345745231">
            <text:p>-0,01884</text:p>
          </table:table-cell>
          <table:table-cell table:number-columns-repeated="1017"/>
        </table:table-row>
        <table:table-row table:style-name="ro1">
          <table:table-cell office:value-type="float" office:value="1323.601">
            <text:p>1323,60100</text:p>
          </table:table-cell>
          <table:table-cell office:value-type="float" office:value="-6.045">
            <text:p>-6,04500</text:p>
          </table:table-cell>
          <table:table-cell office:value-type="float" office:value="1.629">
            <text:p>1,629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577]+2.9847)/([.D2577]-14.4252)" office:value-type="float" office:value="-0.0188413345745231">
            <text:p>-0,01884</text:p>
          </table:table-cell>
          <table:table-cell table:number-columns-repeated="1017"/>
        </table:table-row>
        <table:table-row table:style-name="ro1">
          <table:table-cell office:value-type="float" office:value="1323.701">
            <text:p>1323,70100</text:p>
          </table:table-cell>
          <table:table-cell office:value-type="float" office:value="-6.045">
            <text:p>-6,04500</text:p>
          </table:table-cell>
          <table:table-cell office:value-type="float" office:value="1.629">
            <text:p>1,629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578]+2.9847)/([.D2578]-14.4252)" office:value-type="float" office:value="-0.0188413345745231">
            <text:p>-0,01884</text:p>
          </table:table-cell>
          <table:table-cell table:number-columns-repeated="1017"/>
        </table:table-row>
        <table:table-row table:style-name="ro1">
          <table:table-cell office:value-type="float" office:value="1323.801">
            <text:p>1323,80100</text:p>
          </table:table-cell>
          <table:table-cell office:value-type="float" office:value="-6.045">
            <text:p>-6,04500</text:p>
          </table:table-cell>
          <table:table-cell office:value-type="float" office:value="1.629">
            <text:p>1,629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2579]+2.9847)/([.D2579]-14.4252)" office:value-type="float" office:value="-0.0188413345745231">
            <text:p>-0,01884</text:p>
          </table:table-cell>
          <table:table-cell table:number-columns-repeated="1017"/>
        </table:table-row>
        <table:table-row table:style-name="ro1">
          <table:table-cell office:value-type="float" office:value="1323.903">
            <text:p>1323,90300</text:p>
          </table:table-cell>
          <table:table-cell office:value-type="float" office:value="-6.045">
            <text:p>-6,04500</text:p>
          </table:table-cell>
          <table:table-cell office:value-type="float" office:value="1.626">
            <text:p>1,626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2580]+2.9847)/([.D2580]-14.4252)" office:value-type="float" office:value="-0.0188587507117556">
            <text:p>-0,01886</text:p>
          </table:table-cell>
          <table:table-cell table:number-columns-repeated="1017"/>
        </table:table-row>
        <table:table-row table:style-name="ro1">
          <table:table-cell office:value-type="float" office:value="1324.001">
            <text:p>1324,00100</text:p>
          </table:table-cell>
          <table:table-cell office:value-type="float" office:value="-6.045">
            <text:p>-6,04500</text:p>
          </table:table-cell>
          <table:table-cell office:value-type="float" office:value="1.626">
            <text:p>1,626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2581]+2.9847)/([.D2581]-14.4252)" office:value-type="float" office:value="-0.0188587507117556">
            <text:p>-0,01886</text:p>
          </table:table-cell>
          <table:table-cell table:number-columns-repeated="1017"/>
        </table:table-row>
        <table:table-row table:style-name="ro1">
          <table:table-cell office:value-type="float" office:value="1324.101">
            <text:p>1324,10100</text:p>
          </table:table-cell>
          <table:table-cell office:value-type="float" office:value="-6.045">
            <text:p>-6,04500</text:p>
          </table:table-cell>
          <table:table-cell office:value-type="float" office:value="1.626">
            <text:p>1,626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2582]+2.9847)/([.D2582]-14.4252)" office:value-type="float" office:value="-0.0188587507117556">
            <text:p>-0,01886</text:p>
          </table:table-cell>
          <table:table-cell table:number-columns-repeated="1017"/>
        </table:table-row>
        <table:table-row table:style-name="ro1">
          <table:table-cell office:value-type="float" office:value="1324.201">
            <text:p>1324,20100</text:p>
          </table:table-cell>
          <table:table-cell office:value-type="float" office:value="-6.045">
            <text:p>-6,04500</text:p>
          </table:table-cell>
          <table:table-cell office:value-type="float" office:value="1.626">
            <text:p>1,626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2583]+2.9847)/([.D2583]-14.4252)" office:value-type="float" office:value="-0.0188587507117556">
            <text:p>-0,01886</text:p>
          </table:table-cell>
          <table:table-cell table:number-columns-repeated="1017"/>
        </table:table-row>
        <table:table-row table:style-name="ro1">
          <table:table-cell office:value-type="float" office:value="1324.301">
            <text:p>1324,30100</text:p>
          </table:table-cell>
          <table:table-cell office:value-type="float" office:value="-6.045">
            <text:p>-6,04500</text:p>
          </table:table-cell>
          <table:table-cell office:value-type="float" office:value="1.626">
            <text:p>1,626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2584]+2.9847)/([.D2584]-14.4252)" office:value-type="float" office:value="-0.0188587507117556">
            <text:p>-0,01886</text:p>
          </table:table-cell>
          <table:table-cell table:number-columns-repeated="1017"/>
        </table:table-row>
        <table:table-row table:style-name="ro1">
          <table:table-cell office:value-type="float" office:value="1324.401">
            <text:p>1324,40100</text:p>
          </table:table-cell>
          <table:table-cell office:value-type="float" office:value="-6.045">
            <text:p>-6,04500</text:p>
          </table:table-cell>
          <table:table-cell office:value-type="float" office:value="1.626">
            <text:p>1,626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2585]+2.9847)/([.D2585]-14.4252)" office:value-type="float" office:value="-0.0188587507117556">
            <text:p>-0,01886</text:p>
          </table:table-cell>
          <table:table-cell table:number-columns-repeated="1017"/>
        </table:table-row>
        <table:table-row table:style-name="ro1">
          <table:table-cell office:value-type="float" office:value="1324.501">
            <text:p>1324,50100</text:p>
          </table:table-cell>
          <table:table-cell office:value-type="float" office:value="-6.045">
            <text:p>-6,04500</text:p>
          </table:table-cell>
          <table:table-cell office:value-type="float" office:value="1.626">
            <text:p>1,626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2586]+2.9847)/([.D2586]-14.4252)" office:value-type="float" office:value="-0.0188587507117556">
            <text:p>-0,01886</text:p>
          </table:table-cell>
          <table:table-cell table:number-columns-repeated="1017"/>
        </table:table-row>
        <table:table-row table:style-name="ro1">
          <table:table-cell office:value-type="float" office:value="1324.601">
            <text:p>1324,60100</text:p>
          </table:table-cell>
          <table:table-cell office:value-type="float" office:value="-6.045">
            <text:p>-6,04500</text:p>
          </table:table-cell>
          <table:table-cell office:value-type="float" office:value="1.626">
            <text:p>1,626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2587]+2.9847)/([.D2587]-14.4252)" office:value-type="float" office:value="-0.0188587507117556">
            <text:p>-0,01886</text:p>
          </table:table-cell>
          <table:table-cell table:number-columns-repeated="1017"/>
        </table:table-row>
        <table:table-row table:style-name="ro1">
          <table:table-cell office:value-type="float" office:value="1324.701">
            <text:p>1324,70100</text:p>
          </table:table-cell>
          <table:table-cell office:value-type="float" office:value="-6.045">
            <text:p>-6,04500</text:p>
          </table:table-cell>
          <table:table-cell office:value-type="float" office:value="1.626">
            <text:p>1,626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2588]+2.9847)/([.D2588]-14.4252)" office:value-type="float" office:value="-0.0188587507117556">
            <text:p>-0,01886</text:p>
          </table:table-cell>
          <table:table-cell table:number-columns-repeated="1017"/>
        </table:table-row>
        <table:table-row table:style-name="ro1">
          <table:table-cell office:value-type="float" office:value="1324.801">
            <text:p>1324,80100</text:p>
          </table:table-cell>
          <table:table-cell office:value-type="float" office:value="-6.045">
            <text:p>-6,04500</text:p>
          </table:table-cell>
          <table:table-cell office:value-type="float" office:value="1.626">
            <text:p>1,626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2589]+2.9847)/([.D2589]-14.4252)" office:value-type="float" office:value="-0.0188587507117556">
            <text:p>-0,01886</text:p>
          </table:table-cell>
          <table:table-cell table:number-columns-repeated="1017"/>
        </table:table-row>
        <table:table-row table:style-name="ro1">
          <table:table-cell office:value-type="float" office:value="1324.901">
            <text:p>1324,90100</text:p>
          </table:table-cell>
          <table:table-cell office:value-type="float" office:value="-6.045">
            <text:p>-6,04500</text:p>
          </table:table-cell>
          <table:table-cell office:value-type="float" office:value="1.626">
            <text:p>1,626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2590]+2.9847)/([.D2590]-14.4252)" office:value-type="float" office:value="-0.0188587507117556">
            <text:p>-0,01886</text:p>
          </table:table-cell>
          <table:table-cell table:number-columns-repeated="1017"/>
        </table:table-row>
        <table:table-row table:style-name="ro1">
          <table:table-cell office:value-type="float" office:value="1325.001">
            <text:p>1325,00100</text:p>
          </table:table-cell>
          <table:table-cell office:value-type="float" office:value="-6.045">
            <text:p>-6,04500</text:p>
          </table:table-cell>
          <table:table-cell office:value-type="float" office:value="1.626">
            <text:p>1,626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2591]+2.9847)/([.D2591]-14.4252)" office:value-type="float" office:value="-0.0188587507117556">
            <text:p>-0,01886</text:p>
          </table:table-cell>
          <table:table-cell table:number-columns-repeated="1017"/>
        </table:table-row>
        <table:table-row table:style-name="ro1">
          <table:table-cell office:value-type="float" office:value="1325.101">
            <text:p>1325,10100</text:p>
          </table:table-cell>
          <table:table-cell office:value-type="float" office:value="-6.03">
            <text:p>-6,03000</text:p>
          </table:table-cell>
          <table:table-cell office:value-type="float" office:value="1.626">
            <text:p>1,626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2592]+2.9847)/([.D2592]-14.4252)" office:value-type="float" office:value="-0.0187663149176582">
            <text:p>-0,01877</text:p>
          </table:table-cell>
          <table:table-cell table:number-columns-repeated="1017"/>
        </table:table-row>
        <table:table-row table:style-name="ro1">
          <table:table-cell office:value-type="float" office:value="1325.201">
            <text:p>1325,20100</text:p>
          </table:table-cell>
          <table:table-cell office:value-type="float" office:value="-6.03">
            <text:p>-6,03000</text:p>
          </table:table-cell>
          <table:table-cell office:value-type="float" office:value="1.626">
            <text:p>1,626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2593]+2.9847)/([.D2593]-14.4252)" office:value-type="float" office:value="-0.0187663149176582">
            <text:p>-0,01877</text:p>
          </table:table-cell>
          <table:table-cell table:number-columns-repeated="1017"/>
        </table:table-row>
        <table:table-row table:style-name="ro1">
          <table:table-cell office:value-type="float" office:value="1325.301">
            <text:p>1325,30100</text:p>
          </table:table-cell>
          <table:table-cell office:value-type="float" office:value="-6.03">
            <text:p>-6,03000</text:p>
          </table:table-cell>
          <table:table-cell office:value-type="float" office:value="1.626">
            <text:p>1,626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2594]+2.9847)/([.D2594]-14.4252)" office:value-type="float" office:value="-0.0187663149176582">
            <text:p>-0,01877</text:p>
          </table:table-cell>
          <table:table-cell table:number-columns-repeated="1017"/>
        </table:table-row>
        <table:table-row table:style-name="ro1">
          <table:table-cell office:value-type="float" office:value="1325.401">
            <text:p>1325,40100</text:p>
          </table:table-cell>
          <table:table-cell office:value-type="float" office:value="-6.03">
            <text:p>-6,03000</text:p>
          </table:table-cell>
          <table:table-cell office:value-type="float" office:value="1.626">
            <text:p>1,626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2595]+2.9847)/([.D2595]-14.4252)" office:value-type="float" office:value="-0.0187663149176582">
            <text:p>-0,01877</text:p>
          </table:table-cell>
          <table:table-cell table:number-columns-repeated="1017"/>
        </table:table-row>
        <table:table-row table:style-name="ro1">
          <table:table-cell office:value-type="float" office:value="1325.501">
            <text:p>1325,50100</text:p>
          </table:table-cell>
          <table:table-cell office:value-type="float" office:value="-6.03">
            <text:p>-6,03000</text:p>
          </table:table-cell>
          <table:table-cell office:value-type="float" office:value="1.626">
            <text:p>1,626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2596]+2.9847)/([.D2596]-14.4252)" office:value-type="float" office:value="-0.0187663149176582">
            <text:p>-0,01877</text:p>
          </table:table-cell>
          <table:table-cell table:number-columns-repeated="1017"/>
        </table:table-row>
        <table:table-row table:style-name="ro1">
          <table:table-cell office:value-type="float" office:value="1325.601">
            <text:p>1325,60100</text:p>
          </table:table-cell>
          <table:table-cell office:value-type="float" office:value="-6.03">
            <text:p>-6,03000</text:p>
          </table:table-cell>
          <table:table-cell office:value-type="float" office:value="1.626">
            <text:p>1,626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2597]+2.9847)/([.D2597]-14.4252)" office:value-type="float" office:value="-0.0187663149176582">
            <text:p>-0,01877</text:p>
          </table:table-cell>
          <table:table-cell table:number-columns-repeated="1017"/>
        </table:table-row>
        <table:table-row table:style-name="ro1">
          <table:table-cell office:value-type="float" office:value="1325.701">
            <text:p>1325,70100</text:p>
          </table:table-cell>
          <table:table-cell office:value-type="float" office:value="-6.03">
            <text:p>-6,03000</text:p>
          </table:table-cell>
          <table:table-cell office:value-type="float" office:value="1.626">
            <text:p>1,626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2598]+2.9847)/([.D2598]-14.4252)" office:value-type="float" office:value="-0.0187663149176582">
            <text:p>-0,01877</text:p>
          </table:table-cell>
          <table:table-cell table:number-columns-repeated="1017"/>
        </table:table-row>
        <table:table-row table:style-name="ro1">
          <table:table-cell office:value-type="float" office:value="1325.801">
            <text:p>1325,80100</text:p>
          </table:table-cell>
          <table:table-cell office:value-type="float" office:value="-6.03">
            <text:p>-6,03000</text:p>
          </table:table-cell>
          <table:table-cell office:value-type="float" office:value="1.626">
            <text:p>1,626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2599]+2.9847)/([.D2599]-14.4252)" office:value-type="float" office:value="-0.0187663149176582">
            <text:p>-0,01877</text:p>
          </table:table-cell>
          <table:table-cell table:number-columns-repeated="1017"/>
        </table:table-row>
        <table:table-row table:style-name="ro1">
          <table:table-cell office:value-type="float" office:value="1325.901">
            <text:p>1325,90100</text:p>
          </table:table-cell>
          <table:table-cell office:value-type="float" office:value="-6.03">
            <text:p>-6,03000</text:p>
          </table:table-cell>
          <table:table-cell office:value-type="float" office:value="1.626">
            <text:p>1,626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2600]+2.9847)/([.D2600]-14.4252)" office:value-type="float" office:value="-0.0187663149176582">
            <text:p>-0,01877</text:p>
          </table:table-cell>
          <table:table-cell table:number-columns-repeated="1017"/>
        </table:table-row>
        <table:table-row table:style-name="ro1">
          <table:table-cell office:value-type="float" office:value="1326.001">
            <text:p>1326,00100</text:p>
          </table:table-cell>
          <table:table-cell office:value-type="float" office:value="-6.03">
            <text:p>-6,03000</text:p>
          </table:table-cell>
          <table:table-cell office:value-type="float" office:value="1.626">
            <text:p>1,626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2601]+2.9847)/([.D2601]-14.4252)" office:value-type="float" office:value="-0.0187663149176582">
            <text:p>-0,01877</text:p>
          </table:table-cell>
          <table:table-cell table:number-columns-repeated="1017"/>
        </table:table-row>
        <table:table-row table:style-name="ro1">
          <table:table-cell office:value-type="float" office:value="1326.101">
            <text:p>1326,10100</text:p>
          </table:table-cell>
          <table:table-cell office:value-type="float" office:value="-6.045">
            <text:p>-6,04500</text:p>
          </table:table-cell>
          <table:table-cell office:value-type="float" office:value="1.626">
            <text:p>1,626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2602]+2.9847)/([.D2602]-14.4252)" office:value-type="float" office:value="-0.0188587507117556">
            <text:p>-0,01886</text:p>
          </table:table-cell>
          <table:table-cell table:number-columns-repeated="1017"/>
        </table:table-row>
        <table:table-row table:style-name="ro1">
          <table:table-cell office:value-type="float" office:value="1326.201">
            <text:p>1326,20100</text:p>
          </table:table-cell>
          <table:table-cell office:value-type="float" office:value="-6.045">
            <text:p>-6,04500</text:p>
          </table:table-cell>
          <table:table-cell office:value-type="float" office:value="1.626">
            <text:p>1,626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2603]+2.9847)/([.D2603]-14.4252)" office:value-type="float" office:value="-0.0188587507117556">
            <text:p>-0,01886</text:p>
          </table:table-cell>
          <table:table-cell table:number-columns-repeated="1017"/>
        </table:table-row>
        <table:table-row table:style-name="ro1">
          <table:table-cell office:value-type="float" office:value="1326.301">
            <text:p>1326,30100</text:p>
          </table:table-cell>
          <table:table-cell office:value-type="float" office:value="-6.045">
            <text:p>-6,04500</text:p>
          </table:table-cell>
          <table:table-cell office:value-type="float" office:value="1.626">
            <text:p>1,626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2604]+2.9847)/([.D2604]-14.4252)" office:value-type="float" office:value="-0.0188587507117556">
            <text:p>-0,01886</text:p>
          </table:table-cell>
          <table:table-cell table:number-columns-repeated="1017"/>
        </table:table-row>
        <table:table-row table:style-name="ro1">
          <table:table-cell office:value-type="float" office:value="1326.401">
            <text:p>1326,40100</text:p>
          </table:table-cell>
          <table:table-cell office:value-type="float" office:value="-6.045">
            <text:p>-6,04500</text:p>
          </table:table-cell>
          <table:table-cell office:value-type="float" office:value="1.626">
            <text:p>1,626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2605]+2.9847)/([.D2605]-14.4252)" office:value-type="float" office:value="-0.0188587507117556">
            <text:p>-0,01886</text:p>
          </table:table-cell>
          <table:table-cell table:number-columns-repeated="1017"/>
        </table:table-row>
        <table:table-row table:style-name="ro1">
          <table:table-cell office:value-type="float" office:value="1326.501">
            <text:p>1326,50100</text:p>
          </table:table-cell>
          <table:table-cell office:value-type="float" office:value="-6.045">
            <text:p>-6,04500</text:p>
          </table:table-cell>
          <table:table-cell office:value-type="float" office:value="1.626">
            <text:p>1,626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2606]+2.9847)/([.D2606]-14.4252)" office:value-type="float" office:value="-0.0188587507117556">
            <text:p>-0,01886</text:p>
          </table:table-cell>
          <table:table-cell table:number-columns-repeated="1017"/>
        </table:table-row>
        <table:table-row table:style-name="ro1">
          <table:table-cell office:value-type="float" office:value="1326.601">
            <text:p>1326,60100</text:p>
          </table:table-cell>
          <table:table-cell office:value-type="float" office:value="-6.045">
            <text:p>-6,04500</text:p>
          </table:table-cell>
          <table:table-cell office:value-type="float" office:value="1.626">
            <text:p>1,626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2607]+2.9847)/([.D2607]-14.4252)" office:value-type="float" office:value="-0.0188587507117556">
            <text:p>-0,01886</text:p>
          </table:table-cell>
          <table:table-cell table:number-columns-repeated="1017"/>
        </table:table-row>
        <table:table-row table:style-name="ro1">
          <table:table-cell office:value-type="float" office:value="1326.701">
            <text:p>1326,70100</text:p>
          </table:table-cell>
          <table:table-cell office:value-type="float" office:value="-6.045">
            <text:p>-6,04500</text:p>
          </table:table-cell>
          <table:table-cell office:value-type="float" office:value="1.626">
            <text:p>1,626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2608]+2.9847)/([.D2608]-14.4252)" office:value-type="float" office:value="-0.0188587507117556">
            <text:p>-0,01886</text:p>
          </table:table-cell>
          <table:table-cell table:number-columns-repeated="1017"/>
        </table:table-row>
        <table:table-row table:style-name="ro1">
          <table:table-cell office:value-type="float" office:value="1326.801">
            <text:p>1326,80100</text:p>
          </table:table-cell>
          <table:table-cell office:value-type="float" office:value="-6.045">
            <text:p>-6,04500</text:p>
          </table:table-cell>
          <table:table-cell office:value-type="float" office:value="1.626">
            <text:p>1,626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2609]+2.9847)/([.D2609]-14.4252)" office:value-type="float" office:value="-0.0188587507117556">
            <text:p>-0,01886</text:p>
          </table:table-cell>
          <table:table-cell table:number-columns-repeated="1017"/>
        </table:table-row>
        <table:table-row table:style-name="ro1">
          <table:table-cell office:value-type="float" office:value="1326.901">
            <text:p>1326,90100</text:p>
          </table:table-cell>
          <table:table-cell office:value-type="float" office:value="-6.045">
            <text:p>-6,04500</text:p>
          </table:table-cell>
          <table:table-cell office:value-type="float" office:value="1.626">
            <text:p>1,626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2610]+2.9847)/([.D2610]-14.4252)" office:value-type="float" office:value="-0.0188587507117556">
            <text:p>-0,01886</text:p>
          </table:table-cell>
          <table:table-cell table:number-columns-repeated="1017"/>
        </table:table-row>
        <table:table-row table:style-name="ro1">
          <table:table-cell office:value-type="float" office:value="1327.001">
            <text:p>1327,00100</text:p>
          </table:table-cell>
          <table:table-cell office:value-type="float" office:value="-6.045">
            <text:p>-6,04500</text:p>
          </table:table-cell>
          <table:table-cell office:value-type="float" office:value="1.626">
            <text:p>1,626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2611]+2.9847)/([.D2611]-14.4252)" office:value-type="float" office:value="-0.0188587507117556">
            <text:p>-0,01886</text:p>
          </table:table-cell>
          <table:table-cell table:number-columns-repeated="1017"/>
        </table:table-row>
        <table:table-row table:style-name="ro1">
          <table:table-cell office:value-type="float" office:value="1327.101">
            <text:p>1327,10100</text:p>
          </table:table-cell>
          <table:table-cell office:value-type="float" office:value="-6.045">
            <text:p>-6,04500</text:p>
          </table:table-cell>
          <table:table-cell office:value-type="float" office:value="1.626">
            <text:p>1,626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2612]+2.9847)/([.D2612]-14.4252)" office:value-type="float" office:value="-0.0188587507117556">
            <text:p>-0,01886</text:p>
          </table:table-cell>
          <table:table-cell table:number-columns-repeated="1017"/>
        </table:table-row>
        <table:table-row table:style-name="ro1">
          <table:table-cell office:value-type="float" office:value="1327.201">
            <text:p>1327,20100</text:p>
          </table:table-cell>
          <table:table-cell office:value-type="float" office:value="-6.045">
            <text:p>-6,04500</text:p>
          </table:table-cell>
          <table:table-cell office:value-type="float" office:value="1.626">
            <text:p>1,626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2613]+2.9847)/([.D2613]-14.4252)" office:value-type="float" office:value="-0.0188587507117556">
            <text:p>-0,01886</text:p>
          </table:table-cell>
          <table:table-cell table:number-columns-repeated="1017"/>
        </table:table-row>
        <table:table-row table:style-name="ro1">
          <table:table-cell office:value-type="float" office:value="1327.301">
            <text:p>1327,30100</text:p>
          </table:table-cell>
          <table:table-cell office:value-type="float" office:value="-6.045">
            <text:p>-6,04500</text:p>
          </table:table-cell>
          <table:table-cell office:value-type="float" office:value="1.626">
            <text:p>1,626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2614]+2.9847)/([.D2614]-14.4252)" office:value-type="float" office:value="-0.0188587507117556">
            <text:p>-0,01886</text:p>
          </table:table-cell>
          <table:table-cell table:number-columns-repeated="1017"/>
        </table:table-row>
        <table:table-row table:style-name="ro1">
          <table:table-cell office:value-type="float" office:value="1327.401">
            <text:p>1327,40100</text:p>
          </table:table-cell>
          <table:table-cell office:value-type="float" office:value="-6.045">
            <text:p>-6,04500</text:p>
          </table:table-cell>
          <table:table-cell office:value-type="float" office:value="1.626">
            <text:p>1,626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2615]+2.9847)/([.D2615]-14.4252)" office:value-type="float" office:value="-0.0188587507117556">
            <text:p>-0,01886</text:p>
          </table:table-cell>
          <table:table-cell table:number-columns-repeated="1017"/>
        </table:table-row>
        <table:table-row table:style-name="ro1">
          <table:table-cell office:value-type="float" office:value="1327.501">
            <text:p>1327,50100</text:p>
          </table:table-cell>
          <table:table-cell office:value-type="float" office:value="-6.045">
            <text:p>-6,04500</text:p>
          </table:table-cell>
          <table:table-cell office:value-type="float" office:value="1.626">
            <text:p>1,626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2616]+2.9847)/([.D2616]-14.4252)" office:value-type="float" office:value="-0.0188587507117556">
            <text:p>-0,01886</text:p>
          </table:table-cell>
          <table:table-cell table:number-columns-repeated="1017"/>
        </table:table-row>
        <table:table-row table:style-name="ro1">
          <table:table-cell office:value-type="float" office:value="1327.601">
            <text:p>1327,60100</text:p>
          </table:table-cell>
          <table:table-cell office:value-type="float" office:value="-6.045">
            <text:p>-6,04500</text:p>
          </table:table-cell>
          <table:table-cell office:value-type="float" office:value="1.626">
            <text:p>1,626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2617]+2.9847)/([.D2617]-14.4252)" office:value-type="float" office:value="-0.0188587507117556">
            <text:p>-0,01886</text:p>
          </table:table-cell>
          <table:table-cell table:number-columns-repeated="1017"/>
        </table:table-row>
        <table:table-row table:style-name="ro1">
          <table:table-cell office:value-type="float" office:value="1327.701">
            <text:p>1327,70100</text:p>
          </table:table-cell>
          <table:table-cell office:value-type="float" office:value="-6.045">
            <text:p>-6,04500</text:p>
          </table:table-cell>
          <table:table-cell office:value-type="float" office:value="1.626">
            <text:p>1,626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2618]+2.9847)/([.D2618]-14.4252)" office:value-type="float" office:value="-0.0188587507117556">
            <text:p>-0,01886</text:p>
          </table:table-cell>
          <table:table-cell table:number-columns-repeated="1017"/>
        </table:table-row>
        <table:table-row table:style-name="ro1">
          <table:table-cell office:value-type="float" office:value="1327.801">
            <text:p>1327,80100</text:p>
          </table:table-cell>
          <table:table-cell office:value-type="float" office:value="-6.045">
            <text:p>-6,04500</text:p>
          </table:table-cell>
          <table:table-cell office:value-type="float" office:value="1.626">
            <text:p>1,626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2619]+2.9847)/([.D2619]-14.4252)" office:value-type="float" office:value="-0.0188587507117556">
            <text:p>-0,01886</text:p>
          </table:table-cell>
          <table:table-cell table:number-columns-repeated="1017"/>
        </table:table-row>
        <table:table-row table:style-name="ro1">
          <table:table-cell office:value-type="float" office:value="1327.901">
            <text:p>1327,90100</text:p>
          </table:table-cell>
          <table:table-cell office:value-type="float" office:value="-6.045">
            <text:p>-6,04500</text:p>
          </table:table-cell>
          <table:table-cell office:value-type="float" office:value="1.6245">
            <text:p>1,6245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2620]+2.9847)/([.D2620]-14.4252)" office:value-type="float" office:value="-0.0188587507117556">
            <text:p>-0,01886</text:p>
          </table:table-cell>
          <table:table-cell table:number-columns-repeated="1017"/>
        </table:table-row>
        <table:table-row table:style-name="ro1">
          <table:table-cell office:value-type="float" office:value="1328.001">
            <text:p>1328,00100</text:p>
          </table:table-cell>
          <table:table-cell office:value-type="float" office:value="-6.045">
            <text:p>-6,04500</text:p>
          </table:table-cell>
          <table:table-cell office:value-type="float" office:value="1.6245">
            <text:p>1,6245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2621]+2.9847)/([.D2621]-14.4252)" office:value-type="float" office:value="-0.0188587507117556">
            <text:p>-0,01886</text:p>
          </table:table-cell>
          <table:table-cell table:number-columns-repeated="1017"/>
        </table:table-row>
        <table:table-row table:style-name="ro1">
          <table:table-cell office:value-type="float" office:value="1328.101">
            <text:p>1328,10100</text:p>
          </table:table-cell>
          <table:table-cell office:value-type="float" office:value="-6.03">
            <text:p>-6,03000</text:p>
          </table:table-cell>
          <table:table-cell office:value-type="float" office:value="1.6245">
            <text:p>1,6245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2622]+2.9847)/([.D2622]-14.4252)" office:value-type="float" office:value="-0.0187663149176582">
            <text:p>-0,01877</text:p>
          </table:table-cell>
          <table:table-cell table:number-columns-repeated="1017"/>
        </table:table-row>
        <table:table-row table:style-name="ro1">
          <table:table-cell office:value-type="float" office:value="1328.201">
            <text:p>1328,20100</text:p>
          </table:table-cell>
          <table:table-cell office:value-type="float" office:value="-6.03">
            <text:p>-6,03000</text:p>
          </table:table-cell>
          <table:table-cell office:value-type="float" office:value="1.6245">
            <text:p>1,6245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2623]+2.9847)/([.D2623]-14.4252)" office:value-type="float" office:value="-0.0187663149176582">
            <text:p>-0,01877</text:p>
          </table:table-cell>
          <table:table-cell table:number-columns-repeated="1017"/>
        </table:table-row>
        <table:table-row table:style-name="ro1">
          <table:table-cell office:value-type="float" office:value="1328.301">
            <text:p>1328,30100</text:p>
          </table:table-cell>
          <table:table-cell office:value-type="float" office:value="-6.03">
            <text:p>-6,03000</text:p>
          </table:table-cell>
          <table:table-cell office:value-type="float" office:value="1.6245">
            <text:p>1,6245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2624]+2.9847)/([.D2624]-14.4252)" office:value-type="float" office:value="-0.0187663149176582">
            <text:p>-0,01877</text:p>
          </table:table-cell>
          <table:table-cell table:number-columns-repeated="1017"/>
        </table:table-row>
        <table:table-row table:style-name="ro1">
          <table:table-cell office:value-type="float" office:value="1328.401">
            <text:p>1328,40100</text:p>
          </table:table-cell>
          <table:table-cell office:value-type="float" office:value="-6.03">
            <text:p>-6,03000</text:p>
          </table:table-cell>
          <table:table-cell office:value-type="float" office:value="1.6245">
            <text:p>1,6245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2625]+2.9847)/([.D2625]-14.4252)" office:value-type="float" office:value="-0.0187663149176582">
            <text:p>-0,01877</text:p>
          </table:table-cell>
          <table:table-cell table:number-columns-repeated="1017"/>
        </table:table-row>
        <table:table-row table:style-name="ro1">
          <table:table-cell office:value-type="float" office:value="1328.501">
            <text:p>1328,50100</text:p>
          </table:table-cell>
          <table:table-cell office:value-type="float" office:value="-6.03">
            <text:p>-6,03000</text:p>
          </table:table-cell>
          <table:table-cell office:value-type="float" office:value="1.6245">
            <text:p>1,6245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2626]+2.9847)/([.D2626]-14.4252)" office:value-type="float" office:value="-0.0187663149176582">
            <text:p>-0,01877</text:p>
          </table:table-cell>
          <table:table-cell table:number-columns-repeated="1017"/>
        </table:table-row>
        <table:table-row table:style-name="ro1">
          <table:table-cell office:value-type="float" office:value="1328.601">
            <text:p>1328,60100</text:p>
          </table:table-cell>
          <table:table-cell office:value-type="float" office:value="-6.03">
            <text:p>-6,03000</text:p>
          </table:table-cell>
          <table:table-cell office:value-type="float" office:value="1.6245">
            <text:p>1,6245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2627]+2.9847)/([.D2627]-14.4252)" office:value-type="float" office:value="-0.0187663149176582">
            <text:p>-0,01877</text:p>
          </table:table-cell>
          <table:table-cell table:number-columns-repeated="1017"/>
        </table:table-row>
        <table:table-row table:style-name="ro1">
          <table:table-cell office:value-type="float" office:value="1328.701">
            <text:p>1328,70100</text:p>
          </table:table-cell>
          <table:table-cell office:value-type="float" office:value="-6.03">
            <text:p>-6,03000</text:p>
          </table:table-cell>
          <table:table-cell office:value-type="float" office:value="1.6245">
            <text:p>1,6245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2628]+2.9847)/([.D2628]-14.4252)" office:value-type="float" office:value="-0.0187663149176582">
            <text:p>-0,01877</text:p>
          </table:table-cell>
          <table:table-cell table:number-columns-repeated="1017"/>
        </table:table-row>
        <table:table-row table:style-name="ro1">
          <table:table-cell office:value-type="float" office:value="1328.801">
            <text:p>1328,80100</text:p>
          </table:table-cell>
          <table:table-cell office:value-type="float" office:value="-6.03">
            <text:p>-6,03000</text:p>
          </table:table-cell>
          <table:table-cell office:value-type="float" office:value="1.6245">
            <text:p>1,6245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2629]+2.9847)/([.D2629]-14.4252)" office:value-type="float" office:value="-0.0187663149176582">
            <text:p>-0,01877</text:p>
          </table:table-cell>
          <table:table-cell table:number-columns-repeated="1017"/>
        </table:table-row>
        <table:table-row table:style-name="ro1">
          <table:table-cell office:value-type="float" office:value="1328.901">
            <text:p>1328,90100</text:p>
          </table:table-cell>
          <table:table-cell office:value-type="float" office:value="-6.03">
            <text:p>-6,03000</text:p>
          </table:table-cell>
          <table:table-cell office:value-type="float" office:value="1.626">
            <text:p>1,626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2630]+2.9847)/([.D2630]-14.4252)" office:value-type="float" office:value="-0.0187663149176582">
            <text:p>-0,01877</text:p>
          </table:table-cell>
          <table:table-cell table:number-columns-repeated="1017"/>
        </table:table-row>
        <table:table-row table:style-name="ro1">
          <table:table-cell office:value-type="float" office:value="1329.001">
            <text:p>1329,00100</text:p>
          </table:table-cell>
          <table:table-cell office:value-type="float" office:value="-6.03">
            <text:p>-6,03000</text:p>
          </table:table-cell>
          <table:table-cell office:value-type="float" office:value="1.626">
            <text:p>1,626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2631]+2.9847)/([.D2631]-14.4252)" office:value-type="float" office:value="-0.0187663149176582">
            <text:p>-0,01877</text:p>
          </table:table-cell>
          <table:table-cell table:number-columns-repeated="1017"/>
        </table:table-row>
        <table:table-row table:style-name="ro1">
          <table:table-cell office:value-type="float" office:value="1329.101">
            <text:p>1329,10100</text:p>
          </table:table-cell>
          <table:table-cell office:value-type="float" office:value="-6.015">
            <text:p>-6,01500</text:p>
          </table:table-cell>
          <table:table-cell office:value-type="float" office:value="1.626">
            <text:p>1,626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2632]+2.9847)/([.D2632]-14.4252)" office:value-type="float" office:value="-0.0186738791235608">
            <text:p>-0,01867</text:p>
          </table:table-cell>
          <table:table-cell table:number-columns-repeated="1017"/>
        </table:table-row>
        <table:table-row table:style-name="ro1">
          <table:table-cell office:value-type="float" office:value="1329.201">
            <text:p>1329,20100</text:p>
          </table:table-cell>
          <table:table-cell office:value-type="float" office:value="-6.015">
            <text:p>-6,01500</text:p>
          </table:table-cell>
          <table:table-cell office:value-type="float" office:value="1.626">
            <text:p>1,626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2633]+2.9847)/([.D2633]-14.4252)" office:value-type="float" office:value="-0.0186738791235608">
            <text:p>-0,01867</text:p>
          </table:table-cell>
          <table:table-cell table:number-columns-repeated="1017"/>
        </table:table-row>
        <table:table-row table:style-name="ro1">
          <table:table-cell office:value-type="float" office:value="1329.301">
            <text:p>1329,30100</text:p>
          </table:table-cell>
          <table:table-cell office:value-type="float" office:value="-6.015">
            <text:p>-6,01500</text:p>
          </table:table-cell>
          <table:table-cell office:value-type="float" office:value="1.626">
            <text:p>1,626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2634]+2.9847)/([.D2634]-14.4252)" office:value-type="float" office:value="-0.0186738791235608">
            <text:p>-0,01867</text:p>
          </table:table-cell>
          <table:table-cell table:number-columns-repeated="1017"/>
        </table:table-row>
        <table:table-row table:style-name="ro1">
          <table:table-cell office:value-type="float" office:value="1329.401">
            <text:p>1329,40100</text:p>
          </table:table-cell>
          <table:table-cell office:value-type="float" office:value="-6.015">
            <text:p>-6,01500</text:p>
          </table:table-cell>
          <table:table-cell office:value-type="float" office:value="1.626">
            <text:p>1,626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2635]+2.9847)/([.D2635]-14.4252)" office:value-type="float" office:value="-0.0186738791235608">
            <text:p>-0,01867</text:p>
          </table:table-cell>
          <table:table-cell table:number-columns-repeated="1017"/>
        </table:table-row>
        <table:table-row table:style-name="ro1">
          <table:table-cell office:value-type="float" office:value="1329.501">
            <text:p>1329,50100</text:p>
          </table:table-cell>
          <table:table-cell office:value-type="float" office:value="-6.015">
            <text:p>-6,01500</text:p>
          </table:table-cell>
          <table:table-cell office:value-type="float" office:value="1.626">
            <text:p>1,626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2636]+2.9847)/([.D2636]-14.4252)" office:value-type="float" office:value="-0.0186738791235608">
            <text:p>-0,01867</text:p>
          </table:table-cell>
          <table:table-cell table:number-columns-repeated="1017"/>
        </table:table-row>
        <table:table-row table:style-name="ro1">
          <table:table-cell office:value-type="float" office:value="1329.601">
            <text:p>1329,60100</text:p>
          </table:table-cell>
          <table:table-cell office:value-type="float" office:value="-6.015">
            <text:p>-6,01500</text:p>
          </table:table-cell>
          <table:table-cell office:value-type="float" office:value="1.626">
            <text:p>1,626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2637]+2.9847)/([.D2637]-14.4252)" office:value-type="float" office:value="-0.0186738791235608">
            <text:p>-0,01867</text:p>
          </table:table-cell>
          <table:table-cell table:number-columns-repeated="1017"/>
        </table:table-row>
        <table:table-row table:style-name="ro1">
          <table:table-cell office:value-type="float" office:value="1329.701">
            <text:p>1329,70100</text:p>
          </table:table-cell>
          <table:table-cell office:value-type="float" office:value="-6.015">
            <text:p>-6,01500</text:p>
          </table:table-cell>
          <table:table-cell office:value-type="float" office:value="1.626">
            <text:p>1,626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2638]+2.9847)/([.D2638]-14.4252)" office:value-type="float" office:value="-0.0186738791235608">
            <text:p>-0,01867</text:p>
          </table:table-cell>
          <table:table-cell table:number-columns-repeated="1017"/>
        </table:table-row>
        <table:table-row table:style-name="ro1">
          <table:table-cell office:value-type="float" office:value="1329.801">
            <text:p>1329,80100</text:p>
          </table:table-cell>
          <table:table-cell office:value-type="float" office:value="-6.015">
            <text:p>-6,01500</text:p>
          </table:table-cell>
          <table:table-cell office:value-type="float" office:value="1.626">
            <text:p>1,626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2639]+2.9847)/([.D2639]-14.4252)" office:value-type="float" office:value="-0.0186738791235608">
            <text:p>-0,01867</text:p>
          </table:table-cell>
          <table:table-cell table:number-columns-repeated="1017"/>
        </table:table-row>
        <table:table-row table:style-name="ro1">
          <table:table-cell office:value-type="float" office:value="1329.901">
            <text:p>1329,90100</text:p>
          </table:table-cell>
          <table:table-cell office:value-type="float" office:value="-6.015">
            <text:p>-6,01500</text:p>
          </table:table-cell>
          <table:table-cell office:value-type="float" office:value="1.626">
            <text:p>1,626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2640]+2.9847)/([.D2640]-14.4252)" office:value-type="float" office:value="-0.0186738791235608">
            <text:p>-0,01867</text:p>
          </table:table-cell>
          <table:table-cell table:number-columns-repeated="1017"/>
        </table:table-row>
        <table:table-row table:style-name="ro1">
          <table:table-cell office:value-type="float" office:value="1330.001">
            <text:p>1330,00100</text:p>
          </table:table-cell>
          <table:table-cell office:value-type="float" office:value="-6.015">
            <text:p>-6,01500</text:p>
          </table:table-cell>
          <table:table-cell office:value-type="float" office:value="1.626">
            <text:p>1,626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2641]+2.9847)/([.D2641]-14.4252)" office:value-type="float" office:value="-0.0186738791235608">
            <text:p>-0,01867</text:p>
          </table:table-cell>
          <table:table-cell table:number-columns-repeated="1017"/>
        </table:table-row>
        <table:table-row table:style-name="ro1">
          <table:table-cell office:value-type="float" office:value="1330.101">
            <text:p>1330,10100</text:p>
          </table:table-cell>
          <table:table-cell office:value-type="float" office:value="-6.015">
            <text:p>-6,01500</text:p>
          </table:table-cell>
          <table:table-cell office:value-type="float" office:value="1.626">
            <text:p>1,626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2642]+2.9847)/([.D2642]-14.4252)" office:value-type="float" office:value="-0.0186738791235608">
            <text:p>-0,01867</text:p>
          </table:table-cell>
          <table:table-cell table:number-columns-repeated="1017"/>
        </table:table-row>
        <table:table-row table:style-name="ro1">
          <table:table-cell office:value-type="float" office:value="1330.201">
            <text:p>1330,20100</text:p>
          </table:table-cell>
          <table:table-cell office:value-type="float" office:value="-6.015">
            <text:p>-6,01500</text:p>
          </table:table-cell>
          <table:table-cell office:value-type="float" office:value="1.626">
            <text:p>1,626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2643]+2.9847)/([.D2643]-14.4252)" office:value-type="float" office:value="-0.0186738791235608">
            <text:p>-0,01867</text:p>
          </table:table-cell>
          <table:table-cell table:number-columns-repeated="1017"/>
        </table:table-row>
        <table:table-row table:style-name="ro1">
          <table:table-cell office:value-type="float" office:value="1330.301">
            <text:p>1330,30100</text:p>
          </table:table-cell>
          <table:table-cell office:value-type="float" office:value="-6.015">
            <text:p>-6,01500</text:p>
          </table:table-cell>
          <table:table-cell office:value-type="float" office:value="1.626">
            <text:p>1,626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2644]+2.9847)/([.D2644]-14.4252)" office:value-type="float" office:value="-0.0186738791235608">
            <text:p>-0,01867</text:p>
          </table:table-cell>
          <table:table-cell table:number-columns-repeated="1017"/>
        </table:table-row>
        <table:table-row table:style-name="ro1">
          <table:table-cell office:value-type="float" office:value="1330.401">
            <text:p>1330,40100</text:p>
          </table:table-cell>
          <table:table-cell office:value-type="float" office:value="-6.015">
            <text:p>-6,01500</text:p>
          </table:table-cell>
          <table:table-cell office:value-type="float" office:value="1.626">
            <text:p>1,626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2645]+2.9847)/([.D2645]-14.4252)" office:value-type="float" office:value="-0.0186738791235608">
            <text:p>-0,01867</text:p>
          </table:table-cell>
          <table:table-cell table:number-columns-repeated="1017"/>
        </table:table-row>
        <table:table-row table:style-name="ro1">
          <table:table-cell office:value-type="float" office:value="1330.501">
            <text:p>1330,50100</text:p>
          </table:table-cell>
          <table:table-cell office:value-type="float" office:value="-6.015">
            <text:p>-6,01500</text:p>
          </table:table-cell>
          <table:table-cell office:value-type="float" office:value="1.626">
            <text:p>1,626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2646]+2.9847)/([.D2646]-14.4252)" office:value-type="float" office:value="-0.0186738791235608">
            <text:p>-0,01867</text:p>
          </table:table-cell>
          <table:table-cell table:number-columns-repeated="1017"/>
        </table:table-row>
        <table:table-row table:style-name="ro1">
          <table:table-cell office:value-type="float" office:value="1330.601">
            <text:p>1330,60100</text:p>
          </table:table-cell>
          <table:table-cell office:value-type="float" office:value="-6.015">
            <text:p>-6,01500</text:p>
          </table:table-cell>
          <table:table-cell office:value-type="float" office:value="1.626">
            <text:p>1,626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2647]+2.9847)/([.D2647]-14.4252)" office:value-type="float" office:value="-0.0186738791235608">
            <text:p>-0,01867</text:p>
          </table:table-cell>
          <table:table-cell table:number-columns-repeated="1017"/>
        </table:table-row>
        <table:table-row table:style-name="ro1">
          <table:table-cell office:value-type="float" office:value="1330.701">
            <text:p>1330,70100</text:p>
          </table:table-cell>
          <table:table-cell office:value-type="float" office:value="-6.015">
            <text:p>-6,01500</text:p>
          </table:table-cell>
          <table:table-cell office:value-type="float" office:value="1.626">
            <text:p>1,626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2648]+2.9847)/([.D2648]-14.4252)" office:value-type="float" office:value="-0.0186738791235608">
            <text:p>-0,01867</text:p>
          </table:table-cell>
          <table:table-cell table:number-columns-repeated="1017"/>
        </table:table-row>
        <table:table-row table:style-name="ro1">
          <table:table-cell office:value-type="float" office:value="1330.801">
            <text:p>1330,80100</text:p>
          </table:table-cell>
          <table:table-cell office:value-type="float" office:value="-6.015">
            <text:p>-6,01500</text:p>
          </table:table-cell>
          <table:table-cell office:value-type="float" office:value="1.626">
            <text:p>1,626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2649]+2.9847)/([.D2649]-14.4252)" office:value-type="float" office:value="-0.0186738791235608">
            <text:p>-0,01867</text:p>
          </table:table-cell>
          <table:table-cell table:number-columns-repeated="1017"/>
        </table:table-row>
        <table:table-row table:style-name="ro1">
          <table:table-cell office:value-type="float" office:value="1330.901">
            <text:p>1330,90100</text:p>
          </table:table-cell>
          <table:table-cell office:value-type="float" office:value="-6.015">
            <text:p>-6,01500</text:p>
          </table:table-cell>
          <table:table-cell office:value-type="float" office:value="1.6245">
            <text:p>1,6245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2650]+2.9847)/([.D2650]-14.4252)" office:value-type="float" office:value="-0.0186738791235608">
            <text:p>-0,01867</text:p>
          </table:table-cell>
          <table:table-cell table:number-columns-repeated="1017"/>
        </table:table-row>
        <table:table-row table:style-name="ro1">
          <table:table-cell office:value-type="float" office:value="1331.001">
            <text:p>1331,00100</text:p>
          </table:table-cell>
          <table:table-cell office:value-type="float" office:value="-6.015">
            <text:p>-6,01500</text:p>
          </table:table-cell>
          <table:table-cell office:value-type="float" office:value="1.6245">
            <text:p>1,6245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2651]+2.9847)/([.D2651]-14.4252)" office:value-type="float" office:value="-0.0186738791235608">
            <text:p>-0,01867</text:p>
          </table:table-cell>
          <table:table-cell table:number-columns-repeated="1017"/>
        </table:table-row>
        <table:table-row table:style-name="ro1">
          <table:table-cell office:value-type="float" office:value="1331.101">
            <text:p>1331,10100</text:p>
          </table:table-cell>
          <table:table-cell office:value-type="float" office:value="-6.015">
            <text:p>-6,01500</text:p>
          </table:table-cell>
          <table:table-cell office:value-type="float" office:value="1.6245">
            <text:p>1,6245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2652]+2.9847)/([.D2652]-14.4252)" office:value-type="float" office:value="-0.0186738791235608">
            <text:p>-0,01867</text:p>
          </table:table-cell>
          <table:table-cell table:number-columns-repeated="1017"/>
        </table:table-row>
        <table:table-row table:style-name="ro1">
          <table:table-cell office:value-type="float" office:value="1331.201">
            <text:p>1331,20100</text:p>
          </table:table-cell>
          <table:table-cell office:value-type="float" office:value="-6.015">
            <text:p>-6,01500</text:p>
          </table:table-cell>
          <table:table-cell office:value-type="float" office:value="1.6245">
            <text:p>1,6245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2653]+2.9847)/([.D2653]-14.4252)" office:value-type="float" office:value="-0.0186738791235608">
            <text:p>-0,01867</text:p>
          </table:table-cell>
          <table:table-cell table:number-columns-repeated="1017"/>
        </table:table-row>
        <table:table-row table:style-name="ro1">
          <table:table-cell office:value-type="float" office:value="1331.301">
            <text:p>1331,30100</text:p>
          </table:table-cell>
          <table:table-cell office:value-type="float" office:value="-6.015">
            <text:p>-6,01500</text:p>
          </table:table-cell>
          <table:table-cell office:value-type="float" office:value="1.6245">
            <text:p>1,6245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2654]+2.9847)/([.D2654]-14.4252)" office:value-type="float" office:value="-0.0186738791235608">
            <text:p>-0,01867</text:p>
          </table:table-cell>
          <table:table-cell table:number-columns-repeated="1017"/>
        </table:table-row>
        <table:table-row table:style-name="ro1">
          <table:table-cell office:value-type="float" office:value="1331.401">
            <text:p>1331,40100</text:p>
          </table:table-cell>
          <table:table-cell office:value-type="float" office:value="-6.015">
            <text:p>-6,01500</text:p>
          </table:table-cell>
          <table:table-cell office:value-type="float" office:value="1.6245">
            <text:p>1,6245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2655]+2.9847)/([.D2655]-14.4252)" office:value-type="float" office:value="-0.0186738791235608">
            <text:p>-0,01867</text:p>
          </table:table-cell>
          <table:table-cell table:number-columns-repeated="1017"/>
        </table:table-row>
        <table:table-row table:style-name="ro1">
          <table:table-cell office:value-type="float" office:value="1331.501">
            <text:p>1331,50100</text:p>
          </table:table-cell>
          <table:table-cell office:value-type="float" office:value="-6.015">
            <text:p>-6,01500</text:p>
          </table:table-cell>
          <table:table-cell office:value-type="float" office:value="1.6245">
            <text:p>1,6245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2656]+2.9847)/([.D2656]-14.4252)" office:value-type="float" office:value="-0.0186738791235608">
            <text:p>-0,01867</text:p>
          </table:table-cell>
          <table:table-cell table:number-columns-repeated="1017"/>
        </table:table-row>
        <table:table-row table:style-name="ro1">
          <table:table-cell office:value-type="float" office:value="1331.601">
            <text:p>1331,60100</text:p>
          </table:table-cell>
          <table:table-cell office:value-type="float" office:value="-6.015">
            <text:p>-6,01500</text:p>
          </table:table-cell>
          <table:table-cell office:value-type="float" office:value="1.6245">
            <text:p>1,6245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2657]+2.9847)/([.D2657]-14.4252)" office:value-type="float" office:value="-0.0186738791235608">
            <text:p>-0,01867</text:p>
          </table:table-cell>
          <table:table-cell table:number-columns-repeated="1017"/>
        </table:table-row>
        <table:table-row table:style-name="ro1">
          <table:table-cell office:value-type="float" office:value="1331.701">
            <text:p>1331,70100</text:p>
          </table:table-cell>
          <table:table-cell office:value-type="float" office:value="-6.015">
            <text:p>-6,01500</text:p>
          </table:table-cell>
          <table:table-cell office:value-type="float" office:value="1.6245">
            <text:p>1,6245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2658]+2.9847)/([.D2658]-14.4252)" office:value-type="float" office:value="-0.0186738791235608">
            <text:p>-0,01867</text:p>
          </table:table-cell>
          <table:table-cell table:number-columns-repeated="1017"/>
        </table:table-row>
        <table:table-row table:style-name="ro1">
          <table:table-cell office:value-type="float" office:value="1331.801">
            <text:p>1331,80100</text:p>
          </table:table-cell>
          <table:table-cell office:value-type="float" office:value="-6.015">
            <text:p>-6,01500</text:p>
          </table:table-cell>
          <table:table-cell office:value-type="float" office:value="1.6245">
            <text:p>1,6245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2659]+2.9847)/([.D2659]-14.4252)" office:value-type="float" office:value="-0.0186738791235608">
            <text:p>-0,01867</text:p>
          </table:table-cell>
          <table:table-cell table:number-columns-repeated="1017"/>
        </table:table-row>
        <table:table-row table:style-name="ro1">
          <table:table-cell office:value-type="float" office:value="1331.901">
            <text:p>1331,90100</text:p>
          </table:table-cell>
          <table:table-cell office:value-type="float" office:value="-6.015">
            <text:p>-6,01500</text:p>
          </table:table-cell>
          <table:table-cell office:value-type="float" office:value="1.623">
            <text:p>1,623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660]+2.9847)/([.D2660]-14.4252)" office:value-type="float" office:value="-0.0186911564424443">
            <text:p>-0,01869</text:p>
          </table:table-cell>
          <table:table-cell table:number-columns-repeated="1017"/>
        </table:table-row>
        <table:table-row table:style-name="ro1">
          <table:table-cell office:value-type="float" office:value="1332.001">
            <text:p>1332,00100</text:p>
          </table:table-cell>
          <table:table-cell office:value-type="float" office:value="-6.015">
            <text:p>-6,01500</text:p>
          </table:table-cell>
          <table:table-cell office:value-type="float" office:value="1.623">
            <text:p>1,623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661]+2.9847)/([.D2661]-14.4252)" office:value-type="float" office:value="-0.0186911564424443">
            <text:p>-0,01869</text:p>
          </table:table-cell>
          <table:table-cell table:number-columns-repeated="1017"/>
        </table:table-row>
        <table:table-row table:style-name="ro1">
          <table:table-cell office:value-type="float" office:value="1332.101">
            <text:p>1332,10100</text:p>
          </table:table-cell>
          <table:table-cell office:value-type="float" office:value="-6">
            <text:p>-6,00000</text:p>
          </table:table-cell>
          <table:table-cell office:value-type="float" office:value="1.623">
            <text:p>1,623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662]+2.9847)/([.D2662]-14.4252)" office:value-type="float" office:value="-0.0185986351255329">
            <text:p>-0,01860</text:p>
          </table:table-cell>
          <table:table-cell table:number-columns-repeated="1017"/>
        </table:table-row>
        <table:table-row table:style-name="ro1">
          <table:table-cell office:value-type="float" office:value="1332.201">
            <text:p>1332,20100</text:p>
          </table:table-cell>
          <table:table-cell office:value-type="float" office:value="-6">
            <text:p>-6,00000</text:p>
          </table:table-cell>
          <table:table-cell office:value-type="float" office:value="1.623">
            <text:p>1,623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663]+2.9847)/([.D2663]-14.4252)" office:value-type="float" office:value="-0.0185986351255329">
            <text:p>-0,01860</text:p>
          </table:table-cell>
          <table:table-cell table:number-columns-repeated="1017"/>
        </table:table-row>
        <table:table-row table:style-name="ro1">
          <table:table-cell office:value-type="float" office:value="1332.301">
            <text:p>1332,30100</text:p>
          </table:table-cell>
          <table:table-cell office:value-type="float" office:value="-6">
            <text:p>-6,00000</text:p>
          </table:table-cell>
          <table:table-cell office:value-type="float" office:value="1.623">
            <text:p>1,623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664]+2.9847)/([.D2664]-14.4252)" office:value-type="float" office:value="-0.0185986351255329">
            <text:p>-0,01860</text:p>
          </table:table-cell>
          <table:table-cell table:number-columns-repeated="1017"/>
        </table:table-row>
        <table:table-row table:style-name="ro1">
          <table:table-cell office:value-type="float" office:value="1332.401">
            <text:p>1332,40100</text:p>
          </table:table-cell>
          <table:table-cell office:value-type="float" office:value="-6">
            <text:p>-6,00000</text:p>
          </table:table-cell>
          <table:table-cell office:value-type="float" office:value="1.623">
            <text:p>1,623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665]+2.9847)/([.D2665]-14.4252)" office:value-type="float" office:value="-0.0185986351255329">
            <text:p>-0,01860</text:p>
          </table:table-cell>
          <table:table-cell table:number-columns-repeated="1017"/>
        </table:table-row>
        <table:table-row table:style-name="ro1">
          <table:table-cell office:value-type="float" office:value="1332.501">
            <text:p>1332,50100</text:p>
          </table:table-cell>
          <table:table-cell office:value-type="float" office:value="-6">
            <text:p>-6,00000</text:p>
          </table:table-cell>
          <table:table-cell office:value-type="float" office:value="1.623">
            <text:p>1,623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666]+2.9847)/([.D2666]-14.4252)" office:value-type="float" office:value="-0.0185986351255329">
            <text:p>-0,01860</text:p>
          </table:table-cell>
          <table:table-cell table:number-columns-repeated="1017"/>
        </table:table-row>
        <table:table-row table:style-name="ro1">
          <table:table-cell office:value-type="float" office:value="1332.601">
            <text:p>1332,60100</text:p>
          </table:table-cell>
          <table:table-cell office:value-type="float" office:value="-6">
            <text:p>-6,00000</text:p>
          </table:table-cell>
          <table:table-cell office:value-type="float" office:value="1.623">
            <text:p>1,623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667]+2.9847)/([.D2667]-14.4252)" office:value-type="float" office:value="-0.0185986351255329">
            <text:p>-0,01860</text:p>
          </table:table-cell>
          <table:table-cell table:number-columns-repeated="1017"/>
        </table:table-row>
        <table:table-row table:style-name="ro1">
          <table:table-cell office:value-type="float" office:value="1332.701">
            <text:p>1332,70100</text:p>
          </table:table-cell>
          <table:table-cell office:value-type="float" office:value="-6">
            <text:p>-6,00000</text:p>
          </table:table-cell>
          <table:table-cell office:value-type="float" office:value="1.623">
            <text:p>1,623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668]+2.9847)/([.D2668]-14.4252)" office:value-type="float" office:value="-0.0185986351255329">
            <text:p>-0,01860</text:p>
          </table:table-cell>
          <table:table-cell table:number-columns-repeated="1017"/>
        </table:table-row>
        <table:table-row table:style-name="ro1">
          <table:table-cell office:value-type="float" office:value="1332.801">
            <text:p>1332,80100</text:p>
          </table:table-cell>
          <table:table-cell office:value-type="float" office:value="-6">
            <text:p>-6,00000</text:p>
          </table:table-cell>
          <table:table-cell office:value-type="float" office:value="1.623">
            <text:p>1,623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669]+2.9847)/([.D2669]-14.4252)" office:value-type="float" office:value="-0.0185986351255329">
            <text:p>-0,01860</text:p>
          </table:table-cell>
          <table:table-cell table:number-columns-repeated="1017"/>
        </table:table-row>
        <table:table-row table:style-name="ro1">
          <table:table-cell office:value-type="float" office:value="1332.901">
            <text:p>1332,90100</text:p>
          </table:table-cell>
          <table:table-cell office:value-type="float" office:value="-6">
            <text:p>-6,00000</text:p>
          </table:table-cell>
          <table:table-cell office:value-type="float" office:value="1.6245">
            <text:p>1,624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670]+2.9847)/([.D2670]-14.4252)" office:value-type="float" office:value="-0.0185986351255329">
            <text:p>-0,01860</text:p>
          </table:table-cell>
          <table:table-cell table:number-columns-repeated="1017"/>
        </table:table-row>
        <table:table-row table:style-name="ro1">
          <table:table-cell office:value-type="float" office:value="1333.001">
            <text:p>1333,00100</text:p>
          </table:table-cell>
          <table:table-cell office:value-type="float" office:value="-6">
            <text:p>-6,00000</text:p>
          </table:table-cell>
          <table:table-cell office:value-type="float" office:value="1.6245">
            <text:p>1,624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671]+2.9847)/([.D2671]-14.4252)" office:value-type="float" office:value="-0.0185986351255329">
            <text:p>-0,01860</text:p>
          </table:table-cell>
          <table:table-cell table:number-columns-repeated="1017"/>
        </table:table-row>
        <table:table-row table:style-name="ro1">
          <table:table-cell office:value-type="float" office:value="1333.101">
            <text:p>1333,10100</text:p>
          </table:table-cell>
          <table:table-cell office:value-type="float" office:value="-6">
            <text:p>-6,00000</text:p>
          </table:table-cell>
          <table:table-cell office:value-type="float" office:value="1.6245">
            <text:p>1,624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672]+2.9847)/([.D2672]-14.4252)" office:value-type="float" office:value="-0.0185986351255329">
            <text:p>-0,01860</text:p>
          </table:table-cell>
          <table:table-cell table:number-columns-repeated="1017"/>
        </table:table-row>
        <table:table-row table:style-name="ro1">
          <table:table-cell office:value-type="float" office:value="1333.201">
            <text:p>1333,20100</text:p>
          </table:table-cell>
          <table:table-cell office:value-type="float" office:value="-6">
            <text:p>-6,00000</text:p>
          </table:table-cell>
          <table:table-cell office:value-type="float" office:value="1.6245">
            <text:p>1,624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673]+2.9847)/([.D2673]-14.4252)" office:value-type="float" office:value="-0.0185986351255329">
            <text:p>-0,01860</text:p>
          </table:table-cell>
          <table:table-cell table:number-columns-repeated="1017"/>
        </table:table-row>
        <table:table-row table:style-name="ro1">
          <table:table-cell office:value-type="float" office:value="1333.301">
            <text:p>1333,30100</text:p>
          </table:table-cell>
          <table:table-cell office:value-type="float" office:value="-6">
            <text:p>-6,00000</text:p>
          </table:table-cell>
          <table:table-cell office:value-type="float" office:value="1.6245">
            <text:p>1,624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674]+2.9847)/([.D2674]-14.4252)" office:value-type="float" office:value="-0.0185986351255329">
            <text:p>-0,01860</text:p>
          </table:table-cell>
          <table:table-cell table:number-columns-repeated="1017"/>
        </table:table-row>
        <table:table-row table:style-name="ro1">
          <table:table-cell office:value-type="float" office:value="1333.401">
            <text:p>1333,40100</text:p>
          </table:table-cell>
          <table:table-cell office:value-type="float" office:value="-6">
            <text:p>-6,00000</text:p>
          </table:table-cell>
          <table:table-cell office:value-type="float" office:value="1.6245">
            <text:p>1,624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675]+2.9847)/([.D2675]-14.4252)" office:value-type="float" office:value="-0.0185986351255329">
            <text:p>-0,01860</text:p>
          </table:table-cell>
          <table:table-cell table:number-columns-repeated="1017"/>
        </table:table-row>
        <table:table-row table:style-name="ro1">
          <table:table-cell office:value-type="float" office:value="1333.501">
            <text:p>1333,50100</text:p>
          </table:table-cell>
          <table:table-cell office:value-type="float" office:value="-6">
            <text:p>-6,00000</text:p>
          </table:table-cell>
          <table:table-cell office:value-type="float" office:value="1.6245">
            <text:p>1,624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676]+2.9847)/([.D2676]-14.4252)" office:value-type="float" office:value="-0.0185986351255329">
            <text:p>-0,01860</text:p>
          </table:table-cell>
          <table:table-cell table:number-columns-repeated="1017"/>
        </table:table-row>
        <table:table-row table:style-name="ro1">
          <table:table-cell office:value-type="float" office:value="1333.601">
            <text:p>1333,60100</text:p>
          </table:table-cell>
          <table:table-cell office:value-type="float" office:value="-6">
            <text:p>-6,00000</text:p>
          </table:table-cell>
          <table:table-cell office:value-type="float" office:value="1.6245">
            <text:p>1,624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677]+2.9847)/([.D2677]-14.4252)" office:value-type="float" office:value="-0.0185986351255329">
            <text:p>-0,01860</text:p>
          </table:table-cell>
          <table:table-cell table:number-columns-repeated="1017"/>
        </table:table-row>
        <table:table-row table:style-name="ro1">
          <table:table-cell office:value-type="float" office:value="1333.701">
            <text:p>1333,70100</text:p>
          </table:table-cell>
          <table:table-cell office:value-type="float" office:value="-6">
            <text:p>-6,00000</text:p>
          </table:table-cell>
          <table:table-cell office:value-type="float" office:value="1.6245">
            <text:p>1,624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678]+2.9847)/([.D2678]-14.4252)" office:value-type="float" office:value="-0.0185986351255329">
            <text:p>-0,01860</text:p>
          </table:table-cell>
          <table:table-cell table:number-columns-repeated="1017"/>
        </table:table-row>
        <table:table-row table:style-name="ro1">
          <table:table-cell office:value-type="float" office:value="1333.801">
            <text:p>1333,80100</text:p>
          </table:table-cell>
          <table:table-cell office:value-type="float" office:value="-6">
            <text:p>-6,00000</text:p>
          </table:table-cell>
          <table:table-cell office:value-type="float" office:value="1.6245">
            <text:p>1,624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679]+2.9847)/([.D2679]-14.4252)" office:value-type="float" office:value="-0.0185986351255329">
            <text:p>-0,01860</text:p>
          </table:table-cell>
          <table:table-cell table:number-columns-repeated="1017"/>
        </table:table-row>
        <table:table-row table:style-name="ro1">
          <table:table-cell office:value-type="float" office:value="1333.901">
            <text:p>1333,90100</text:p>
          </table:table-cell>
          <table:table-cell office:value-type="float" office:value="-6">
            <text:p>-6,00000</text:p>
          </table:table-cell>
          <table:table-cell office:value-type="float" office:value="1.623">
            <text:p>1,623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680]+2.9847)/([.D2680]-14.4252)" office:value-type="float" office:value="-0.0185986351255329">
            <text:p>-0,01860</text:p>
          </table:table-cell>
          <table:table-cell table:number-columns-repeated="1017"/>
        </table:table-row>
        <table:table-row table:style-name="ro1">
          <table:table-cell office:value-type="float" office:value="1334.001">
            <text:p>1334,00100</text:p>
          </table:table-cell>
          <table:table-cell office:value-type="float" office:value="-6">
            <text:p>-6,00000</text:p>
          </table:table-cell>
          <table:table-cell office:value-type="float" office:value="1.623">
            <text:p>1,623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681]+2.9847)/([.D2681]-14.4252)" office:value-type="float" office:value="-0.0185986351255329">
            <text:p>-0,01860</text:p>
          </table:table-cell>
          <table:table-cell table:number-columns-repeated="1017"/>
        </table:table-row>
        <table:table-row table:style-name="ro1">
          <table:table-cell office:value-type="float" office:value="1334.101">
            <text:p>1334,10100</text:p>
          </table:table-cell>
          <table:table-cell office:value-type="float" office:value="-6">
            <text:p>-6,00000</text:p>
          </table:table-cell>
          <table:table-cell office:value-type="float" office:value="1.623">
            <text:p>1,623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682]+2.9847)/([.D2682]-14.4252)" office:value-type="float" office:value="-0.0185986351255329">
            <text:p>-0,01860</text:p>
          </table:table-cell>
          <table:table-cell table:number-columns-repeated="1017"/>
        </table:table-row>
        <table:table-row table:style-name="ro1">
          <table:table-cell office:value-type="float" office:value="1334.201">
            <text:p>1334,20100</text:p>
          </table:table-cell>
          <table:table-cell office:value-type="float" office:value="-6">
            <text:p>-6,00000</text:p>
          </table:table-cell>
          <table:table-cell office:value-type="float" office:value="1.623">
            <text:p>1,623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683]+2.9847)/([.D2683]-14.4252)" office:value-type="float" office:value="-0.0185986351255329">
            <text:p>-0,01860</text:p>
          </table:table-cell>
          <table:table-cell table:number-columns-repeated="1017"/>
        </table:table-row>
        <table:table-row table:style-name="ro1">
          <table:table-cell office:value-type="float" office:value="1334.301">
            <text:p>1334,30100</text:p>
          </table:table-cell>
          <table:table-cell office:value-type="float" office:value="-6">
            <text:p>-6,00000</text:p>
          </table:table-cell>
          <table:table-cell office:value-type="float" office:value="1.623">
            <text:p>1,623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684]+2.9847)/([.D2684]-14.4252)" office:value-type="float" office:value="-0.0185986351255329">
            <text:p>-0,01860</text:p>
          </table:table-cell>
          <table:table-cell table:number-columns-repeated="1017"/>
        </table:table-row>
        <table:table-row table:style-name="ro1">
          <table:table-cell office:value-type="float" office:value="1334.401">
            <text:p>1334,40100</text:p>
          </table:table-cell>
          <table:table-cell office:value-type="float" office:value="-6">
            <text:p>-6,00000</text:p>
          </table:table-cell>
          <table:table-cell office:value-type="float" office:value="1.623">
            <text:p>1,623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685]+2.9847)/([.D2685]-14.4252)" office:value-type="float" office:value="-0.0185986351255329">
            <text:p>-0,01860</text:p>
          </table:table-cell>
          <table:table-cell table:number-columns-repeated="1017"/>
        </table:table-row>
        <table:table-row table:style-name="ro1">
          <table:table-cell office:value-type="float" office:value="1334.501">
            <text:p>1334,50100</text:p>
          </table:table-cell>
          <table:table-cell office:value-type="float" office:value="-6">
            <text:p>-6,00000</text:p>
          </table:table-cell>
          <table:table-cell office:value-type="float" office:value="1.623">
            <text:p>1,623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686]+2.9847)/([.D2686]-14.4252)" office:value-type="float" office:value="-0.0185986351255329">
            <text:p>-0,01860</text:p>
          </table:table-cell>
          <table:table-cell table:number-columns-repeated="1017"/>
        </table:table-row>
        <table:table-row table:style-name="ro1">
          <table:table-cell office:value-type="float" office:value="1334.601">
            <text:p>1334,60100</text:p>
          </table:table-cell>
          <table:table-cell office:value-type="float" office:value="-6">
            <text:p>-6,00000</text:p>
          </table:table-cell>
          <table:table-cell office:value-type="float" office:value="1.623">
            <text:p>1,623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687]+2.9847)/([.D2687]-14.4252)" office:value-type="float" office:value="-0.0185986351255329">
            <text:p>-0,01860</text:p>
          </table:table-cell>
          <table:table-cell table:number-columns-repeated="1017"/>
        </table:table-row>
        <table:table-row table:style-name="ro1">
          <table:table-cell office:value-type="float" office:value="1334.701">
            <text:p>1334,70100</text:p>
          </table:table-cell>
          <table:table-cell office:value-type="float" office:value="-6">
            <text:p>-6,00000</text:p>
          </table:table-cell>
          <table:table-cell office:value-type="float" office:value="1.623">
            <text:p>1,623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688]+2.9847)/([.D2688]-14.4252)" office:value-type="float" office:value="-0.0185986351255329">
            <text:p>-0,01860</text:p>
          </table:table-cell>
          <table:table-cell table:number-columns-repeated="1017"/>
        </table:table-row>
        <table:table-row table:style-name="ro1">
          <table:table-cell office:value-type="float" office:value="1334.801">
            <text:p>1334,80100</text:p>
          </table:table-cell>
          <table:table-cell office:value-type="float" office:value="-6">
            <text:p>-6,00000</text:p>
          </table:table-cell>
          <table:table-cell office:value-type="float" office:value="1.623">
            <text:p>1,623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689]+2.9847)/([.D2689]-14.4252)" office:value-type="float" office:value="-0.0185986351255329">
            <text:p>-0,01860</text:p>
          </table:table-cell>
          <table:table-cell table:number-columns-repeated="1017"/>
        </table:table-row>
        <table:table-row table:style-name="ro1">
          <table:table-cell office:value-type="float" office:value="1334.901">
            <text:p>1334,90100</text:p>
          </table:table-cell>
          <table:table-cell office:value-type="float" office:value="-6">
            <text:p>-6,00000</text:p>
          </table:table-cell>
          <table:table-cell office:value-type="float" office:value="1.6245">
            <text:p>1,624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690]+2.9847)/([.D2690]-14.4252)" office:value-type="float" office:value="-0.0185986351255329">
            <text:p>-0,01860</text:p>
          </table:table-cell>
          <table:table-cell table:number-columns-repeated="1017"/>
        </table:table-row>
        <table:table-row table:style-name="ro1">
          <table:table-cell office:value-type="float" office:value="1335.001">
            <text:p>1335,00100</text:p>
          </table:table-cell>
          <table:table-cell office:value-type="float" office:value="-6">
            <text:p>-6,00000</text:p>
          </table:table-cell>
          <table:table-cell office:value-type="float" office:value="1.6245">
            <text:p>1,624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691]+2.9847)/([.D2691]-14.4252)" office:value-type="float" office:value="-0.0185986351255329">
            <text:p>-0,01860</text:p>
          </table:table-cell>
          <table:table-cell table:number-columns-repeated="1017"/>
        </table:table-row>
        <table:table-row table:style-name="ro1">
          <table:table-cell office:value-type="float" office:value="1335.101">
            <text:p>1335,10100</text:p>
          </table:table-cell>
          <table:table-cell office:value-type="float" office:value="-6">
            <text:p>-6,00000</text:p>
          </table:table-cell>
          <table:table-cell office:value-type="float" office:value="1.6245">
            <text:p>1,624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692]+2.9847)/([.D2692]-14.4252)" office:value-type="float" office:value="-0.0185986351255329">
            <text:p>-0,01860</text:p>
          </table:table-cell>
          <table:table-cell table:number-columns-repeated="1017"/>
        </table:table-row>
        <table:table-row table:style-name="ro1">
          <table:table-cell office:value-type="float" office:value="1335.201">
            <text:p>1335,20100</text:p>
          </table:table-cell>
          <table:table-cell office:value-type="float" office:value="-6">
            <text:p>-6,00000</text:p>
          </table:table-cell>
          <table:table-cell office:value-type="float" office:value="1.6245">
            <text:p>1,624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693]+2.9847)/([.D2693]-14.4252)" office:value-type="float" office:value="-0.0185986351255329">
            <text:p>-0,01860</text:p>
          </table:table-cell>
          <table:table-cell table:number-columns-repeated="1017"/>
        </table:table-row>
        <table:table-row table:style-name="ro1">
          <table:table-cell office:value-type="float" office:value="1335.301">
            <text:p>1335,30100</text:p>
          </table:table-cell>
          <table:table-cell office:value-type="float" office:value="-6">
            <text:p>-6,00000</text:p>
          </table:table-cell>
          <table:table-cell office:value-type="float" office:value="1.6245">
            <text:p>1,624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694]+2.9847)/([.D2694]-14.4252)" office:value-type="float" office:value="-0.0185986351255329">
            <text:p>-0,01860</text:p>
          </table:table-cell>
          <table:table-cell table:number-columns-repeated="1017"/>
        </table:table-row>
        <table:table-row table:style-name="ro1">
          <table:table-cell office:value-type="float" office:value="1335.401">
            <text:p>1335,40100</text:p>
          </table:table-cell>
          <table:table-cell office:value-type="float" office:value="-6">
            <text:p>-6,00000</text:p>
          </table:table-cell>
          <table:table-cell office:value-type="float" office:value="1.6245">
            <text:p>1,624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695]+2.9847)/([.D2695]-14.4252)" office:value-type="float" office:value="-0.0185986351255329">
            <text:p>-0,01860</text:p>
          </table:table-cell>
          <table:table-cell table:number-columns-repeated="1017"/>
        </table:table-row>
        <table:table-row table:style-name="ro1">
          <table:table-cell office:value-type="float" office:value="1335.501">
            <text:p>1335,50100</text:p>
          </table:table-cell>
          <table:table-cell office:value-type="float" office:value="-6">
            <text:p>-6,00000</text:p>
          </table:table-cell>
          <table:table-cell office:value-type="float" office:value="1.6245">
            <text:p>1,624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696]+2.9847)/([.D2696]-14.4252)" office:value-type="float" office:value="-0.0185986351255329">
            <text:p>-0,01860</text:p>
          </table:table-cell>
          <table:table-cell table:number-columns-repeated="1017"/>
        </table:table-row>
        <table:table-row table:style-name="ro1">
          <table:table-cell office:value-type="float" office:value="1335.601">
            <text:p>1335,60100</text:p>
          </table:table-cell>
          <table:table-cell office:value-type="float" office:value="-6">
            <text:p>-6,00000</text:p>
          </table:table-cell>
          <table:table-cell office:value-type="float" office:value="1.6245">
            <text:p>1,624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697]+2.9847)/([.D2697]-14.4252)" office:value-type="float" office:value="-0.0185986351255329">
            <text:p>-0,01860</text:p>
          </table:table-cell>
          <table:table-cell table:number-columns-repeated="1017"/>
        </table:table-row>
        <table:table-row table:style-name="ro1">
          <table:table-cell office:value-type="float" office:value="1335.701">
            <text:p>1335,70100</text:p>
          </table:table-cell>
          <table:table-cell office:value-type="float" office:value="-6">
            <text:p>-6,00000</text:p>
          </table:table-cell>
          <table:table-cell office:value-type="float" office:value="1.6245">
            <text:p>1,624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698]+2.9847)/([.D2698]-14.4252)" office:value-type="float" office:value="-0.0185986351255329">
            <text:p>-0,01860</text:p>
          </table:table-cell>
          <table:table-cell table:number-columns-repeated="1017"/>
        </table:table-row>
        <table:table-row table:style-name="ro1">
          <table:table-cell office:value-type="float" office:value="1335.801">
            <text:p>1335,80100</text:p>
          </table:table-cell>
          <table:table-cell office:value-type="float" office:value="-6">
            <text:p>-6,00000</text:p>
          </table:table-cell>
          <table:table-cell office:value-type="float" office:value="1.6245">
            <text:p>1,624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699]+2.9847)/([.D2699]-14.4252)" office:value-type="float" office:value="-0.0185986351255329">
            <text:p>-0,01860</text:p>
          </table:table-cell>
          <table:table-cell table:number-columns-repeated="1017"/>
        </table:table-row>
        <table:table-row table:style-name="ro1">
          <table:table-cell office:value-type="float" office:value="1335.901">
            <text:p>1335,90100</text:p>
          </table:table-cell>
          <table:table-cell office:value-type="float" office:value="-6">
            <text:p>-6,00000</text:p>
          </table:table-cell>
          <table:table-cell office:value-type="float" office:value="1.623">
            <text:p>1,623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700]+2.9847)/([.D2700]-14.4252)" office:value-type="float" office:value="-0.0185986351255329">
            <text:p>-0,01860</text:p>
          </table:table-cell>
          <table:table-cell table:number-columns-repeated="1017"/>
        </table:table-row>
        <table:table-row table:style-name="ro1">
          <table:table-cell office:value-type="float" office:value="1336.001">
            <text:p>1336,00100</text:p>
          </table:table-cell>
          <table:table-cell office:value-type="float" office:value="-6">
            <text:p>-6,00000</text:p>
          </table:table-cell>
          <table:table-cell office:value-type="float" office:value="1.623">
            <text:p>1,623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701]+2.9847)/([.D2701]-14.4252)" office:value-type="float" office:value="-0.0185986351255329">
            <text:p>-0,01860</text:p>
          </table:table-cell>
          <table:table-cell table:number-columns-repeated="1017"/>
        </table:table-row>
        <table:table-row table:style-name="ro1">
          <table:table-cell office:value-type="float" office:value="1336.101">
            <text:p>1336,10100</text:p>
          </table:table-cell>
          <table:table-cell office:value-type="float" office:value="-6">
            <text:p>-6,00000</text:p>
          </table:table-cell>
          <table:table-cell office:value-type="float" office:value="1.623">
            <text:p>1,623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702]+2.9847)/([.D2702]-14.4252)" office:value-type="float" office:value="-0.0185986351255329">
            <text:p>-0,01860</text:p>
          </table:table-cell>
          <table:table-cell table:number-columns-repeated="1017"/>
        </table:table-row>
        <table:table-row table:style-name="ro1">
          <table:table-cell office:value-type="float" office:value="1336.201">
            <text:p>1336,20100</text:p>
          </table:table-cell>
          <table:table-cell office:value-type="float" office:value="-6">
            <text:p>-6,00000</text:p>
          </table:table-cell>
          <table:table-cell office:value-type="float" office:value="1.623">
            <text:p>1,623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703]+2.9847)/([.D2703]-14.4252)" office:value-type="float" office:value="-0.0185986351255329">
            <text:p>-0,01860</text:p>
          </table:table-cell>
          <table:table-cell table:number-columns-repeated="1017"/>
        </table:table-row>
        <table:table-row table:style-name="ro1">
          <table:table-cell office:value-type="float" office:value="1336.301">
            <text:p>1336,30100</text:p>
          </table:table-cell>
          <table:table-cell office:value-type="float" office:value="-6">
            <text:p>-6,00000</text:p>
          </table:table-cell>
          <table:table-cell office:value-type="float" office:value="1.623">
            <text:p>1,623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704]+2.9847)/([.D2704]-14.4252)" office:value-type="float" office:value="-0.0185986351255329">
            <text:p>-0,01860</text:p>
          </table:table-cell>
          <table:table-cell table:number-columns-repeated="1017"/>
        </table:table-row>
        <table:table-row table:style-name="ro1">
          <table:table-cell office:value-type="float" office:value="1336.401">
            <text:p>1336,40100</text:p>
          </table:table-cell>
          <table:table-cell office:value-type="float" office:value="-6">
            <text:p>-6,00000</text:p>
          </table:table-cell>
          <table:table-cell office:value-type="float" office:value="1.623">
            <text:p>1,623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705]+2.9847)/([.D2705]-14.4252)" office:value-type="float" office:value="-0.0185986351255329">
            <text:p>-0,01860</text:p>
          </table:table-cell>
          <table:table-cell table:number-columns-repeated="1017"/>
        </table:table-row>
        <table:table-row table:style-name="ro1">
          <table:table-cell office:value-type="float" office:value="1336.501">
            <text:p>1336,50100</text:p>
          </table:table-cell>
          <table:table-cell office:value-type="float" office:value="-6">
            <text:p>-6,00000</text:p>
          </table:table-cell>
          <table:table-cell office:value-type="float" office:value="1.623">
            <text:p>1,623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706]+2.9847)/([.D2706]-14.4252)" office:value-type="float" office:value="-0.0185986351255329">
            <text:p>-0,01860</text:p>
          </table:table-cell>
          <table:table-cell table:number-columns-repeated="1017"/>
        </table:table-row>
        <table:table-row table:style-name="ro1">
          <table:table-cell office:value-type="float" office:value="1336.601">
            <text:p>1336,60100</text:p>
          </table:table-cell>
          <table:table-cell office:value-type="float" office:value="-6">
            <text:p>-6,00000</text:p>
          </table:table-cell>
          <table:table-cell office:value-type="float" office:value="1.623">
            <text:p>1,623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707]+2.9847)/([.D2707]-14.4252)" office:value-type="float" office:value="-0.0185986351255329">
            <text:p>-0,01860</text:p>
          </table:table-cell>
          <table:table-cell table:number-columns-repeated="1017"/>
        </table:table-row>
        <table:table-row table:style-name="ro1">
          <table:table-cell office:value-type="float" office:value="1336.701">
            <text:p>1336,70100</text:p>
          </table:table-cell>
          <table:table-cell office:value-type="float" office:value="-6">
            <text:p>-6,00000</text:p>
          </table:table-cell>
          <table:table-cell office:value-type="float" office:value="1.623">
            <text:p>1,623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708]+2.9847)/([.D2708]-14.4252)" office:value-type="float" office:value="-0.0185986351255329">
            <text:p>-0,01860</text:p>
          </table:table-cell>
          <table:table-cell table:number-columns-repeated="1017"/>
        </table:table-row>
        <table:table-row table:style-name="ro1">
          <table:table-cell office:value-type="float" office:value="1336.801">
            <text:p>1336,80100</text:p>
          </table:table-cell>
          <table:table-cell office:value-type="float" office:value="-6">
            <text:p>-6,00000</text:p>
          </table:table-cell>
          <table:table-cell office:value-type="float" office:value="1.623">
            <text:p>1,623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709]+2.9847)/([.D2709]-14.4252)" office:value-type="float" office:value="-0.0185986351255329">
            <text:p>-0,01860</text:p>
          </table:table-cell>
          <table:table-cell table:number-columns-repeated="1017"/>
        </table:table-row>
        <table:table-row table:style-name="ro1">
          <table:table-cell office:value-type="float" office:value="1336.901">
            <text:p>1336,90100</text:p>
          </table:table-cell>
          <table:table-cell office:value-type="float" office:value="-6">
            <text:p>-6,00000</text:p>
          </table:table-cell>
          <table:table-cell office:value-type="float" office:value="1.623">
            <text:p>1,623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710]+2.9847)/([.D2710]-14.4252)" office:value-type="float" office:value="-0.0185986351255329">
            <text:p>-0,01860</text:p>
          </table:table-cell>
          <table:table-cell table:number-columns-repeated="1017"/>
        </table:table-row>
        <table:table-row table:style-name="ro1">
          <table:table-cell office:value-type="float" office:value="1337.001">
            <text:p>1337,00100</text:p>
          </table:table-cell>
          <table:table-cell office:value-type="float" office:value="-6">
            <text:p>-6,00000</text:p>
          </table:table-cell>
          <table:table-cell office:value-type="float" office:value="1.623">
            <text:p>1,623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711]+2.9847)/([.D2711]-14.4252)" office:value-type="float" office:value="-0.0185986351255329">
            <text:p>-0,01860</text:p>
          </table:table-cell>
          <table:table-cell table:number-columns-repeated="1017"/>
        </table:table-row>
        <table:table-row table:style-name="ro1">
          <table:table-cell office:value-type="float" office:value="1337.101">
            <text:p>1337,10100</text:p>
          </table:table-cell>
          <table:table-cell office:value-type="float" office:value="-5.985">
            <text:p>-5,98500</text:p>
          </table:table-cell>
          <table:table-cell office:value-type="float" office:value="1.623">
            <text:p>1,623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712]+2.9847)/([.D2712]-14.4252)" office:value-type="float" office:value="-0.0185061138086215">
            <text:p>-0,01851</text:p>
          </table:table-cell>
          <table:table-cell table:number-columns-repeated="1017"/>
        </table:table-row>
        <table:table-row table:style-name="ro1">
          <table:table-cell office:value-type="float" office:value="1337.201">
            <text:p>1337,20100</text:p>
          </table:table-cell>
          <table:table-cell office:value-type="float" office:value="-5.985">
            <text:p>-5,98500</text:p>
          </table:table-cell>
          <table:table-cell office:value-type="float" office:value="1.623">
            <text:p>1,623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713]+2.9847)/([.D2713]-14.4252)" office:value-type="float" office:value="-0.0185061138086215">
            <text:p>-0,01851</text:p>
          </table:table-cell>
          <table:table-cell table:number-columns-repeated="1017"/>
        </table:table-row>
        <table:table-row table:style-name="ro1">
          <table:table-cell office:value-type="float" office:value="1337.301">
            <text:p>1337,30100</text:p>
          </table:table-cell>
          <table:table-cell office:value-type="float" office:value="-5.985">
            <text:p>-5,98500</text:p>
          </table:table-cell>
          <table:table-cell office:value-type="float" office:value="1.623">
            <text:p>1,623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714]+2.9847)/([.D2714]-14.4252)" office:value-type="float" office:value="-0.0185061138086215">
            <text:p>-0,01851</text:p>
          </table:table-cell>
          <table:table-cell table:number-columns-repeated="1017"/>
        </table:table-row>
        <table:table-row table:style-name="ro1">
          <table:table-cell office:value-type="float" office:value="1337.401">
            <text:p>1337,40100</text:p>
          </table:table-cell>
          <table:table-cell office:value-type="float" office:value="-5.985">
            <text:p>-5,98500</text:p>
          </table:table-cell>
          <table:table-cell office:value-type="float" office:value="1.623">
            <text:p>1,623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715]+2.9847)/([.D2715]-14.4252)" office:value-type="float" office:value="-0.0185061138086215">
            <text:p>-0,01851</text:p>
          </table:table-cell>
          <table:table-cell table:number-columns-repeated="1017"/>
        </table:table-row>
        <table:table-row table:style-name="ro1">
          <table:table-cell office:value-type="float" office:value="1337.501">
            <text:p>1337,50100</text:p>
          </table:table-cell>
          <table:table-cell office:value-type="float" office:value="-5.985">
            <text:p>-5,98500</text:p>
          </table:table-cell>
          <table:table-cell office:value-type="float" office:value="1.623">
            <text:p>1,623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716]+2.9847)/([.D2716]-14.4252)" office:value-type="float" office:value="-0.0185061138086215">
            <text:p>-0,01851</text:p>
          </table:table-cell>
          <table:table-cell table:number-columns-repeated="1017"/>
        </table:table-row>
        <table:table-row table:style-name="ro1">
          <table:table-cell office:value-type="float" office:value="1337.601">
            <text:p>1337,60100</text:p>
          </table:table-cell>
          <table:table-cell office:value-type="float" office:value="-5.985">
            <text:p>-5,98500</text:p>
          </table:table-cell>
          <table:table-cell office:value-type="float" office:value="1.623">
            <text:p>1,623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717]+2.9847)/([.D2717]-14.4252)" office:value-type="float" office:value="-0.0185061138086215">
            <text:p>-0,01851</text:p>
          </table:table-cell>
          <table:table-cell table:number-columns-repeated="1017"/>
        </table:table-row>
        <table:table-row table:style-name="ro1">
          <table:table-cell office:value-type="float" office:value="1337.701">
            <text:p>1337,70100</text:p>
          </table:table-cell>
          <table:table-cell office:value-type="float" office:value="-5.985">
            <text:p>-5,98500</text:p>
          </table:table-cell>
          <table:table-cell office:value-type="float" office:value="1.623">
            <text:p>1,623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718]+2.9847)/([.D2718]-14.4252)" office:value-type="float" office:value="-0.0185061138086215">
            <text:p>-0,01851</text:p>
          </table:table-cell>
          <table:table-cell table:number-columns-repeated="1017"/>
        </table:table-row>
        <table:table-row table:style-name="ro1">
          <table:table-cell office:value-type="float" office:value="1337.801">
            <text:p>1337,80100</text:p>
          </table:table-cell>
          <table:table-cell office:value-type="float" office:value="-5.985">
            <text:p>-5,98500</text:p>
          </table:table-cell>
          <table:table-cell office:value-type="float" office:value="1.623">
            <text:p>1,623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719]+2.9847)/([.D2719]-14.4252)" office:value-type="float" office:value="-0.0185061138086215">
            <text:p>-0,01851</text:p>
          </table:table-cell>
          <table:table-cell table:number-columns-repeated="1017"/>
        </table:table-row>
        <table:table-row table:style-name="ro1">
          <table:table-cell office:value-type="float" office:value="1337.901">
            <text:p>1337,90100</text:p>
          </table:table-cell>
          <table:table-cell office:value-type="float" office:value="-5.985">
            <text:p>-5,98500</text:p>
          </table:table-cell>
          <table:table-cell office:value-type="float" office:value="1.623">
            <text:p>1,623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720]+2.9847)/([.D2720]-14.4252)" office:value-type="float" office:value="-0.0185061138086215">
            <text:p>-0,01851</text:p>
          </table:table-cell>
          <table:table-cell table:number-columns-repeated="1017"/>
        </table:table-row>
        <table:table-row table:style-name="ro1">
          <table:table-cell office:value-type="float" office:value="1338.001">
            <text:p>1338,00100</text:p>
          </table:table-cell>
          <table:table-cell office:value-type="float" office:value="-5.985">
            <text:p>-5,98500</text:p>
          </table:table-cell>
          <table:table-cell office:value-type="float" office:value="1.623">
            <text:p>1,623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721]+2.9847)/([.D2721]-14.4252)" office:value-type="float" office:value="-0.0185061138086215">
            <text:p>-0,01851</text:p>
          </table:table-cell>
          <table:table-cell table:number-columns-repeated="1017"/>
        </table:table-row>
        <table:table-row table:style-name="ro1">
          <table:table-cell office:value-type="float" office:value="1338.101">
            <text:p>1338,10100</text:p>
          </table:table-cell>
          <table:table-cell office:value-type="float" office:value="-5.97">
            <text:p>-5,97000</text:p>
          </table:table-cell>
          <table:table-cell office:value-type="float" office:value="1.623">
            <text:p>1,623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722]+2.9847)/([.D2722]-14.4252)" office:value-type="float" office:value="-0.0184135924917101">
            <text:p>-0,01841</text:p>
          </table:table-cell>
          <table:table-cell table:number-columns-repeated="1017"/>
        </table:table-row>
        <table:table-row table:style-name="ro1">
          <table:table-cell office:value-type="float" office:value="1338.201">
            <text:p>1338,20100</text:p>
          </table:table-cell>
          <table:table-cell office:value-type="float" office:value="-5.97">
            <text:p>-5,97000</text:p>
          </table:table-cell>
          <table:table-cell office:value-type="float" office:value="1.623">
            <text:p>1,623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723]+2.9847)/([.D2723]-14.4252)" office:value-type="float" office:value="-0.0184135924917101">
            <text:p>-0,01841</text:p>
          </table:table-cell>
          <table:table-cell table:number-columns-repeated="1017"/>
        </table:table-row>
        <table:table-row table:style-name="ro1">
          <table:table-cell office:value-type="float" office:value="1338.301">
            <text:p>1338,30100</text:p>
          </table:table-cell>
          <table:table-cell office:value-type="float" office:value="-5.97">
            <text:p>-5,97000</text:p>
          </table:table-cell>
          <table:table-cell office:value-type="float" office:value="1.623">
            <text:p>1,623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724]+2.9847)/([.D2724]-14.4252)" office:value-type="float" office:value="-0.0184135924917101">
            <text:p>-0,01841</text:p>
          </table:table-cell>
          <table:table-cell table:number-columns-repeated="1017"/>
        </table:table-row>
        <table:table-row table:style-name="ro1">
          <table:table-cell office:value-type="float" office:value="1338.401">
            <text:p>1338,40100</text:p>
          </table:table-cell>
          <table:table-cell office:value-type="float" office:value="-5.97">
            <text:p>-5,97000</text:p>
          </table:table-cell>
          <table:table-cell office:value-type="float" office:value="1.623">
            <text:p>1,623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725]+2.9847)/([.D2725]-14.4252)" office:value-type="float" office:value="-0.0184135924917101">
            <text:p>-0,01841</text:p>
          </table:table-cell>
          <table:table-cell table:number-columns-repeated="1017"/>
        </table:table-row>
        <table:table-row table:style-name="ro1">
          <table:table-cell office:value-type="float" office:value="1338.501">
            <text:p>1338,50100</text:p>
          </table:table-cell>
          <table:table-cell office:value-type="float" office:value="-5.97">
            <text:p>-5,97000</text:p>
          </table:table-cell>
          <table:table-cell office:value-type="float" office:value="1.623">
            <text:p>1,623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726]+2.9847)/([.D2726]-14.4252)" office:value-type="float" office:value="-0.0184135924917101">
            <text:p>-0,01841</text:p>
          </table:table-cell>
          <table:table-cell table:number-columns-repeated="1017"/>
        </table:table-row>
        <table:table-row table:style-name="ro1">
          <table:table-cell office:value-type="float" office:value="1338.601">
            <text:p>1338,60100</text:p>
          </table:table-cell>
          <table:table-cell office:value-type="float" office:value="-5.97">
            <text:p>-5,97000</text:p>
          </table:table-cell>
          <table:table-cell office:value-type="float" office:value="1.623">
            <text:p>1,623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727]+2.9847)/([.D2727]-14.4252)" office:value-type="float" office:value="-0.0184135924917101">
            <text:p>-0,01841</text:p>
          </table:table-cell>
          <table:table-cell table:number-columns-repeated="1017"/>
        </table:table-row>
        <table:table-row table:style-name="ro1">
          <table:table-cell office:value-type="float" office:value="1338.701">
            <text:p>1338,70100</text:p>
          </table:table-cell>
          <table:table-cell office:value-type="float" office:value="-5.97">
            <text:p>-5,97000</text:p>
          </table:table-cell>
          <table:table-cell office:value-type="float" office:value="1.623">
            <text:p>1,623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728]+2.9847)/([.D2728]-14.4252)" office:value-type="float" office:value="-0.0184135924917101">
            <text:p>-0,01841</text:p>
          </table:table-cell>
          <table:table-cell table:number-columns-repeated="1017"/>
        </table:table-row>
        <table:table-row table:style-name="ro1">
          <table:table-cell office:value-type="float" office:value="1338.801">
            <text:p>1338,80100</text:p>
          </table:table-cell>
          <table:table-cell office:value-type="float" office:value="-5.97">
            <text:p>-5,97000</text:p>
          </table:table-cell>
          <table:table-cell office:value-type="float" office:value="1.623">
            <text:p>1,623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729]+2.9847)/([.D2729]-14.4252)" office:value-type="float" office:value="-0.0184135924917101">
            <text:p>-0,01841</text:p>
          </table:table-cell>
          <table:table-cell table:number-columns-repeated="1017"/>
        </table:table-row>
        <table:table-row table:style-name="ro1">
          <table:table-cell office:value-type="float" office:value="1338.901">
            <text:p>1338,90100</text:p>
          </table:table-cell>
          <table:table-cell office:value-type="float" office:value="-5.97">
            <text:p>-5,97000</text:p>
          </table:table-cell>
          <table:table-cell office:value-type="float" office:value="1.6245">
            <text:p>1,624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730]+2.9847)/([.D2730]-14.4252)" office:value-type="float" office:value="-0.0184135924917101">
            <text:p>-0,01841</text:p>
          </table:table-cell>
          <table:table-cell table:number-columns-repeated="1017"/>
        </table:table-row>
        <table:table-row table:style-name="ro1">
          <table:table-cell office:value-type="float" office:value="1339.001">
            <text:p>1339,00100</text:p>
          </table:table-cell>
          <table:table-cell office:value-type="float" office:value="-5.97">
            <text:p>-5,97000</text:p>
          </table:table-cell>
          <table:table-cell office:value-type="float" office:value="1.6245">
            <text:p>1,624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731]+2.9847)/([.D2731]-14.4252)" office:value-type="float" office:value="-0.0184135924917101">
            <text:p>-0,01841</text:p>
          </table:table-cell>
          <table:table-cell table:number-columns-repeated="1017"/>
        </table:table-row>
        <table:table-row table:style-name="ro1">
          <table:table-cell office:value-type="float" office:value="1339.101">
            <text:p>1339,10100</text:p>
          </table:table-cell>
          <table:table-cell office:value-type="float" office:value="-5.985">
            <text:p>-5,98500</text:p>
          </table:table-cell>
          <table:table-cell office:value-type="float" office:value="1.6245">
            <text:p>1,624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732]+2.9847)/([.D2732]-14.4252)" office:value-type="float" office:value="-0.0185061138086215">
            <text:p>-0,01851</text:p>
          </table:table-cell>
          <table:table-cell table:number-columns-repeated="1017"/>
        </table:table-row>
        <table:table-row table:style-name="ro1">
          <table:table-cell office:value-type="float" office:value="1339.201">
            <text:p>1339,20100</text:p>
          </table:table-cell>
          <table:table-cell office:value-type="float" office:value="-5.985">
            <text:p>-5,98500</text:p>
          </table:table-cell>
          <table:table-cell office:value-type="float" office:value="1.6245">
            <text:p>1,624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733]+2.9847)/([.D2733]-14.4252)" office:value-type="float" office:value="-0.0185061138086215">
            <text:p>-0,01851</text:p>
          </table:table-cell>
          <table:table-cell table:number-columns-repeated="1017"/>
        </table:table-row>
        <table:table-row table:style-name="ro1">
          <table:table-cell office:value-type="float" office:value="1339.301">
            <text:p>1339,30100</text:p>
          </table:table-cell>
          <table:table-cell office:value-type="float" office:value="-5.985">
            <text:p>-5,98500</text:p>
          </table:table-cell>
          <table:table-cell office:value-type="float" office:value="1.6245">
            <text:p>1,624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734]+2.9847)/([.D2734]-14.4252)" office:value-type="float" office:value="-0.0185061138086215">
            <text:p>-0,01851</text:p>
          </table:table-cell>
          <table:table-cell table:number-columns-repeated="1017"/>
        </table:table-row>
        <table:table-row table:style-name="ro1">
          <table:table-cell office:value-type="float" office:value="1339.401">
            <text:p>1339,40100</text:p>
          </table:table-cell>
          <table:table-cell office:value-type="float" office:value="-5.985">
            <text:p>-5,98500</text:p>
          </table:table-cell>
          <table:table-cell office:value-type="float" office:value="1.6245">
            <text:p>1,624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735]+2.9847)/([.D2735]-14.4252)" office:value-type="float" office:value="-0.0185061138086215">
            <text:p>-0,01851</text:p>
          </table:table-cell>
          <table:table-cell table:number-columns-repeated="1017"/>
        </table:table-row>
        <table:table-row table:style-name="ro1">
          <table:table-cell office:value-type="float" office:value="1339.501">
            <text:p>1339,50100</text:p>
          </table:table-cell>
          <table:table-cell office:value-type="float" office:value="-5.985">
            <text:p>-5,98500</text:p>
          </table:table-cell>
          <table:table-cell office:value-type="float" office:value="1.6245">
            <text:p>1,624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736]+2.9847)/([.D2736]-14.4252)" office:value-type="float" office:value="-0.0185061138086215">
            <text:p>-0,01851</text:p>
          </table:table-cell>
          <table:table-cell table:number-columns-repeated="1017"/>
        </table:table-row>
        <table:table-row table:style-name="ro1">
          <table:table-cell office:value-type="float" office:value="1339.601">
            <text:p>1339,60100</text:p>
          </table:table-cell>
          <table:table-cell office:value-type="float" office:value="-5.985">
            <text:p>-5,98500</text:p>
          </table:table-cell>
          <table:table-cell office:value-type="float" office:value="1.6245">
            <text:p>1,624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737]+2.9847)/([.D2737]-14.4252)" office:value-type="float" office:value="-0.0185061138086215">
            <text:p>-0,01851</text:p>
          </table:table-cell>
          <table:table-cell table:number-columns-repeated="1017"/>
        </table:table-row>
        <table:table-row table:style-name="ro1">
          <table:table-cell office:value-type="float" office:value="1339.701">
            <text:p>1339,70100</text:p>
          </table:table-cell>
          <table:table-cell office:value-type="float" office:value="-5.985">
            <text:p>-5,98500</text:p>
          </table:table-cell>
          <table:table-cell office:value-type="float" office:value="1.6245">
            <text:p>1,624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738]+2.9847)/([.D2738]-14.4252)" office:value-type="float" office:value="-0.0185061138086215">
            <text:p>-0,01851</text:p>
          </table:table-cell>
          <table:table-cell table:number-columns-repeated="1017"/>
        </table:table-row>
        <table:table-row table:style-name="ro1">
          <table:table-cell office:value-type="float" office:value="1339.801">
            <text:p>1339,80100</text:p>
          </table:table-cell>
          <table:table-cell office:value-type="float" office:value="-5.985">
            <text:p>-5,98500</text:p>
          </table:table-cell>
          <table:table-cell office:value-type="float" office:value="1.6245">
            <text:p>1,624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739]+2.9847)/([.D2739]-14.4252)" office:value-type="float" office:value="-0.0185061138086215">
            <text:p>-0,01851</text:p>
          </table:table-cell>
          <table:table-cell table:number-columns-repeated="1017"/>
        </table:table-row>
        <table:table-row table:style-name="ro1">
          <table:table-cell office:value-type="float" office:value="1339.901">
            <text:p>1339,90100</text:p>
          </table:table-cell>
          <table:table-cell office:value-type="float" office:value="-5.985">
            <text:p>-5,98500</text:p>
          </table:table-cell>
          <table:table-cell office:value-type="float" office:value="1.623">
            <text:p>1,623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740]+2.9847)/([.D2740]-14.4252)" office:value-type="float" office:value="-0.0185061138086215">
            <text:p>-0,01851</text:p>
          </table:table-cell>
          <table:table-cell table:number-columns-repeated="1017"/>
        </table:table-row>
        <table:table-row table:style-name="ro1">
          <table:table-cell office:value-type="float" office:value="1340.001">
            <text:p>1340,00100</text:p>
          </table:table-cell>
          <table:table-cell office:value-type="float" office:value="-5.985">
            <text:p>-5,98500</text:p>
          </table:table-cell>
          <table:table-cell office:value-type="float" office:value="1.623">
            <text:p>1,623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741]+2.9847)/([.D2741]-14.4252)" office:value-type="float" office:value="-0.0185061138086215">
            <text:p>-0,01851</text:p>
          </table:table-cell>
          <table:table-cell table:number-columns-repeated="1017"/>
        </table:table-row>
        <table:table-row table:style-name="ro1">
          <table:table-cell office:value-type="float" office:value="1340.101">
            <text:p>1340,10100</text:p>
          </table:table-cell>
          <table:table-cell office:value-type="float" office:value="-5.985">
            <text:p>-5,98500</text:p>
          </table:table-cell>
          <table:table-cell office:value-type="float" office:value="1.623">
            <text:p>1,623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742]+2.9847)/([.D2742]-14.4252)" office:value-type="float" office:value="-0.0185061138086215">
            <text:p>-0,01851</text:p>
          </table:table-cell>
          <table:table-cell table:number-columns-repeated="1017"/>
        </table:table-row>
        <table:table-row table:style-name="ro1">
          <table:table-cell office:value-type="float" office:value="1340.201">
            <text:p>1340,20100</text:p>
          </table:table-cell>
          <table:table-cell office:value-type="float" office:value="-5.985">
            <text:p>-5,98500</text:p>
          </table:table-cell>
          <table:table-cell office:value-type="float" office:value="1.623">
            <text:p>1,623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743]+2.9847)/([.D2743]-14.4252)" office:value-type="float" office:value="-0.0185061138086215">
            <text:p>-0,01851</text:p>
          </table:table-cell>
          <table:table-cell table:number-columns-repeated="1017"/>
        </table:table-row>
        <table:table-row table:style-name="ro1">
          <table:table-cell office:value-type="float" office:value="1340.301">
            <text:p>1340,30100</text:p>
          </table:table-cell>
          <table:table-cell office:value-type="float" office:value="-5.985">
            <text:p>-5,98500</text:p>
          </table:table-cell>
          <table:table-cell office:value-type="float" office:value="1.623">
            <text:p>1,623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744]+2.9847)/([.D2744]-14.4252)" office:value-type="float" office:value="-0.0185061138086215">
            <text:p>-0,01851</text:p>
          </table:table-cell>
          <table:table-cell table:number-columns-repeated="1017"/>
        </table:table-row>
        <table:table-row table:style-name="ro1">
          <table:table-cell office:value-type="float" office:value="1340.401">
            <text:p>1340,40100</text:p>
          </table:table-cell>
          <table:table-cell office:value-type="float" office:value="-5.985">
            <text:p>-5,98500</text:p>
          </table:table-cell>
          <table:table-cell office:value-type="float" office:value="1.623">
            <text:p>1,623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745]+2.9847)/([.D2745]-14.4252)" office:value-type="float" office:value="-0.0185061138086215">
            <text:p>-0,01851</text:p>
          </table:table-cell>
          <table:table-cell table:number-columns-repeated="1017"/>
        </table:table-row>
        <table:table-row table:style-name="ro1">
          <table:table-cell office:value-type="float" office:value="1340.501">
            <text:p>1340,50100</text:p>
          </table:table-cell>
          <table:table-cell office:value-type="float" office:value="-5.985">
            <text:p>-5,98500</text:p>
          </table:table-cell>
          <table:table-cell office:value-type="float" office:value="1.623">
            <text:p>1,623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746]+2.9847)/([.D2746]-14.4252)" office:value-type="float" office:value="-0.0185061138086215">
            <text:p>-0,01851</text:p>
          </table:table-cell>
          <table:table-cell table:number-columns-repeated="1017"/>
        </table:table-row>
        <table:table-row table:style-name="ro1">
          <table:table-cell office:value-type="float" office:value="1340.601">
            <text:p>1340,60100</text:p>
          </table:table-cell>
          <table:table-cell office:value-type="float" office:value="-5.985">
            <text:p>-5,98500</text:p>
          </table:table-cell>
          <table:table-cell office:value-type="float" office:value="1.623">
            <text:p>1,623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747]+2.9847)/([.D2747]-14.4252)" office:value-type="float" office:value="-0.0185061138086215">
            <text:p>-0,01851</text:p>
          </table:table-cell>
          <table:table-cell table:number-columns-repeated="1017"/>
        </table:table-row>
        <table:table-row table:style-name="ro1">
          <table:table-cell office:value-type="float" office:value="1340.701">
            <text:p>1340,70100</text:p>
          </table:table-cell>
          <table:table-cell office:value-type="float" office:value="-5.985">
            <text:p>-5,98500</text:p>
          </table:table-cell>
          <table:table-cell office:value-type="float" office:value="1.623">
            <text:p>1,623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748]+2.9847)/([.D2748]-14.4252)" office:value-type="float" office:value="-0.0185061138086215">
            <text:p>-0,01851</text:p>
          </table:table-cell>
          <table:table-cell table:number-columns-repeated="1017"/>
        </table:table-row>
        <table:table-row table:style-name="ro1">
          <table:table-cell office:value-type="float" office:value="1340.801">
            <text:p>1340,80100</text:p>
          </table:table-cell>
          <table:table-cell office:value-type="float" office:value="-5.985">
            <text:p>-5,98500</text:p>
          </table:table-cell>
          <table:table-cell office:value-type="float" office:value="1.623">
            <text:p>1,623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749]+2.9847)/([.D2749]-14.4252)" office:value-type="float" office:value="-0.0185061138086215">
            <text:p>-0,01851</text:p>
          </table:table-cell>
          <table:table-cell table:number-columns-repeated="1017"/>
        </table:table-row>
        <table:table-row table:style-name="ro1">
          <table:table-cell office:value-type="float" office:value="1340.901">
            <text:p>1340,90100</text:p>
          </table:table-cell>
          <table:table-cell office:value-type="float" office:value="-5.985">
            <text:p>-5,98500</text:p>
          </table:table-cell>
          <table:table-cell office:value-type="float" office:value="1.623">
            <text:p>1,623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750]+2.9847)/([.D2750]-14.4252)" office:value-type="float" office:value="-0.0185061138086215">
            <text:p>-0,01851</text:p>
          </table:table-cell>
          <table:table-cell table:number-columns-repeated="1017"/>
        </table:table-row>
        <table:table-row table:style-name="ro1">
          <table:table-cell office:value-type="float" office:value="1341.001">
            <text:p>1341,00100</text:p>
          </table:table-cell>
          <table:table-cell office:value-type="float" office:value="-5.985">
            <text:p>-5,98500</text:p>
          </table:table-cell>
          <table:table-cell office:value-type="float" office:value="1.623">
            <text:p>1,623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751]+2.9847)/([.D2751]-14.4252)" office:value-type="float" office:value="-0.0185061138086215">
            <text:p>-0,01851</text:p>
          </table:table-cell>
          <table:table-cell table:number-columns-repeated="1017"/>
        </table:table-row>
        <table:table-row table:style-name="ro1">
          <table:table-cell office:value-type="float" office:value="1341.101">
            <text:p>1341,10100</text:p>
          </table:table-cell>
          <table:table-cell office:value-type="float" office:value="-5.985">
            <text:p>-5,98500</text:p>
          </table:table-cell>
          <table:table-cell office:value-type="float" office:value="1.623">
            <text:p>1,623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752]+2.9847)/([.D2752]-14.4252)" office:value-type="float" office:value="-0.0185061138086215">
            <text:p>-0,01851</text:p>
          </table:table-cell>
          <table:table-cell table:number-columns-repeated="1017"/>
        </table:table-row>
        <table:table-row table:style-name="ro1">
          <table:table-cell office:value-type="float" office:value="1341.201">
            <text:p>1341,20100</text:p>
          </table:table-cell>
          <table:table-cell office:value-type="float" office:value="-5.985">
            <text:p>-5,98500</text:p>
          </table:table-cell>
          <table:table-cell office:value-type="float" office:value="1.623">
            <text:p>1,623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753]+2.9847)/([.D2753]-14.4252)" office:value-type="float" office:value="-0.0185061138086215">
            <text:p>-0,01851</text:p>
          </table:table-cell>
          <table:table-cell table:number-columns-repeated="1017"/>
        </table:table-row>
        <table:table-row table:style-name="ro1">
          <table:table-cell office:value-type="float" office:value="1341.301">
            <text:p>1341,30100</text:p>
          </table:table-cell>
          <table:table-cell office:value-type="float" office:value="-5.985">
            <text:p>-5,98500</text:p>
          </table:table-cell>
          <table:table-cell office:value-type="float" office:value="1.623">
            <text:p>1,623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754]+2.9847)/([.D2754]-14.4252)" office:value-type="float" office:value="-0.0185061138086215">
            <text:p>-0,01851</text:p>
          </table:table-cell>
          <table:table-cell table:number-columns-repeated="1017"/>
        </table:table-row>
        <table:table-row table:style-name="ro1">
          <table:table-cell office:value-type="float" office:value="1341.401">
            <text:p>1341,40100</text:p>
          </table:table-cell>
          <table:table-cell office:value-type="float" office:value="-5.985">
            <text:p>-5,98500</text:p>
          </table:table-cell>
          <table:table-cell office:value-type="float" office:value="1.623">
            <text:p>1,623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755]+2.9847)/([.D2755]-14.4252)" office:value-type="float" office:value="-0.0185061138086215">
            <text:p>-0,01851</text:p>
          </table:table-cell>
          <table:table-cell table:number-columns-repeated="1017"/>
        </table:table-row>
        <table:table-row table:style-name="ro1">
          <table:table-cell office:value-type="float" office:value="1341.501">
            <text:p>1341,50100</text:p>
          </table:table-cell>
          <table:table-cell office:value-type="float" office:value="-5.985">
            <text:p>-5,98500</text:p>
          </table:table-cell>
          <table:table-cell office:value-type="float" office:value="1.623">
            <text:p>1,623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756]+2.9847)/([.D2756]-14.4252)" office:value-type="float" office:value="-0.0185061138086215">
            <text:p>-0,01851</text:p>
          </table:table-cell>
          <table:table-cell table:number-columns-repeated="1017"/>
        </table:table-row>
        <table:table-row table:style-name="ro1">
          <table:table-cell office:value-type="float" office:value="1341.601">
            <text:p>1341,60100</text:p>
          </table:table-cell>
          <table:table-cell office:value-type="float" office:value="-5.985">
            <text:p>-5,98500</text:p>
          </table:table-cell>
          <table:table-cell office:value-type="float" office:value="1.623">
            <text:p>1,623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757]+2.9847)/([.D2757]-14.4252)" office:value-type="float" office:value="-0.0185061138086215">
            <text:p>-0,01851</text:p>
          </table:table-cell>
          <table:table-cell table:number-columns-repeated="1017"/>
        </table:table-row>
        <table:table-row table:style-name="ro1">
          <table:table-cell office:value-type="float" office:value="1341.701">
            <text:p>1341,70100</text:p>
          </table:table-cell>
          <table:table-cell office:value-type="float" office:value="-5.985">
            <text:p>-5,98500</text:p>
          </table:table-cell>
          <table:table-cell office:value-type="float" office:value="1.623">
            <text:p>1,623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758]+2.9847)/([.D2758]-14.4252)" office:value-type="float" office:value="-0.0185061138086215">
            <text:p>-0,01851</text:p>
          </table:table-cell>
          <table:table-cell table:number-columns-repeated="1017"/>
        </table:table-row>
        <table:table-row table:style-name="ro1">
          <table:table-cell office:value-type="float" office:value="1341.801">
            <text:p>1341,80100</text:p>
          </table:table-cell>
          <table:table-cell office:value-type="float" office:value="-5.985">
            <text:p>-5,98500</text:p>
          </table:table-cell>
          <table:table-cell office:value-type="float" office:value="1.623">
            <text:p>1,623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759]+2.9847)/([.D2759]-14.4252)" office:value-type="float" office:value="-0.0185061138086215">
            <text:p>-0,01851</text:p>
          </table:table-cell>
          <table:table-cell table:number-columns-repeated="1017"/>
        </table:table-row>
        <table:table-row table:style-name="ro1">
          <table:table-cell office:value-type="float" office:value="1341.901">
            <text:p>1341,90100</text:p>
          </table:table-cell>
          <table:table-cell office:value-type="float" office:value="-5.985">
            <text:p>-5,98500</text:p>
          </table:table-cell>
          <table:table-cell office:value-type="float" office:value="1.6245">
            <text:p>1,624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760]+2.9847)/([.D2760]-14.4252)" office:value-type="float" office:value="-0.0185061138086215">
            <text:p>-0,01851</text:p>
          </table:table-cell>
          <table:table-cell table:number-columns-repeated="1017"/>
        </table:table-row>
        <table:table-row table:style-name="ro1">
          <table:table-cell office:value-type="float" office:value="1342.001">
            <text:p>1342,00100</text:p>
          </table:table-cell>
          <table:table-cell office:value-type="float" office:value="-5.985">
            <text:p>-5,98500</text:p>
          </table:table-cell>
          <table:table-cell office:value-type="float" office:value="1.6245">
            <text:p>1,624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761]+2.9847)/([.D2761]-14.4252)" office:value-type="float" office:value="-0.0185061138086215">
            <text:p>-0,01851</text:p>
          </table:table-cell>
          <table:table-cell table:number-columns-repeated="1017"/>
        </table:table-row>
        <table:table-row table:style-name="ro1">
          <table:table-cell office:value-type="float" office:value="1342.101">
            <text:p>1342,10100</text:p>
          </table:table-cell>
          <table:table-cell office:value-type="float" office:value="-5.97">
            <text:p>-5,97000</text:p>
          </table:table-cell>
          <table:table-cell office:value-type="float" office:value="1.6245">
            <text:p>1,624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762]+2.9847)/([.D2762]-14.4252)" office:value-type="float" office:value="-0.0184135924917101">
            <text:p>-0,01841</text:p>
          </table:table-cell>
          <table:table-cell table:number-columns-repeated="1017"/>
        </table:table-row>
        <table:table-row table:style-name="ro1">
          <table:table-cell office:value-type="float" office:value="1342.201">
            <text:p>1342,20100</text:p>
          </table:table-cell>
          <table:table-cell office:value-type="float" office:value="-5.97">
            <text:p>-5,97000</text:p>
          </table:table-cell>
          <table:table-cell office:value-type="float" office:value="1.6245">
            <text:p>1,624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763]+2.9847)/([.D2763]-14.4252)" office:value-type="float" office:value="-0.0184135924917101">
            <text:p>-0,01841</text:p>
          </table:table-cell>
          <table:table-cell table:number-columns-repeated="1017"/>
        </table:table-row>
        <table:table-row table:style-name="ro1">
          <table:table-cell office:value-type="float" office:value="1342.301">
            <text:p>1342,30100</text:p>
          </table:table-cell>
          <table:table-cell office:value-type="float" office:value="-5.97">
            <text:p>-5,97000</text:p>
          </table:table-cell>
          <table:table-cell office:value-type="float" office:value="1.6245">
            <text:p>1,624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764]+2.9847)/([.D2764]-14.4252)" office:value-type="float" office:value="-0.0184135924917101">
            <text:p>-0,01841</text:p>
          </table:table-cell>
          <table:table-cell table:number-columns-repeated="1017"/>
        </table:table-row>
        <table:table-row table:style-name="ro1">
          <table:table-cell office:value-type="float" office:value="1342.401">
            <text:p>1342,40100</text:p>
          </table:table-cell>
          <table:table-cell office:value-type="float" office:value="-5.97">
            <text:p>-5,97000</text:p>
          </table:table-cell>
          <table:table-cell office:value-type="float" office:value="1.6245">
            <text:p>1,624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765]+2.9847)/([.D2765]-14.4252)" office:value-type="float" office:value="-0.0184135924917101">
            <text:p>-0,01841</text:p>
          </table:table-cell>
          <table:table-cell table:number-columns-repeated="1017"/>
        </table:table-row>
        <table:table-row table:style-name="ro1">
          <table:table-cell office:value-type="float" office:value="1342.501">
            <text:p>1342,50100</text:p>
          </table:table-cell>
          <table:table-cell office:value-type="float" office:value="-5.97">
            <text:p>-5,97000</text:p>
          </table:table-cell>
          <table:table-cell office:value-type="float" office:value="1.6245">
            <text:p>1,624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766]+2.9847)/([.D2766]-14.4252)" office:value-type="float" office:value="-0.0184135924917101">
            <text:p>-0,01841</text:p>
          </table:table-cell>
          <table:table-cell table:number-columns-repeated="1017"/>
        </table:table-row>
        <table:table-row table:style-name="ro1">
          <table:table-cell office:value-type="float" office:value="1342.601">
            <text:p>1342,60100</text:p>
          </table:table-cell>
          <table:table-cell office:value-type="float" office:value="-5.97">
            <text:p>-5,97000</text:p>
          </table:table-cell>
          <table:table-cell office:value-type="float" office:value="1.6245">
            <text:p>1,624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767]+2.9847)/([.D2767]-14.4252)" office:value-type="float" office:value="-0.0184135924917101">
            <text:p>-0,01841</text:p>
          </table:table-cell>
          <table:table-cell table:number-columns-repeated="1017"/>
        </table:table-row>
        <table:table-row table:style-name="ro1">
          <table:table-cell office:value-type="float" office:value="1342.701">
            <text:p>1342,70100</text:p>
          </table:table-cell>
          <table:table-cell office:value-type="float" office:value="-5.97">
            <text:p>-5,97000</text:p>
          </table:table-cell>
          <table:table-cell office:value-type="float" office:value="1.6245">
            <text:p>1,624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768]+2.9847)/([.D2768]-14.4252)" office:value-type="float" office:value="-0.0184135924917101">
            <text:p>-0,01841</text:p>
          </table:table-cell>
          <table:table-cell table:number-columns-repeated="1017"/>
        </table:table-row>
        <table:table-row table:style-name="ro1">
          <table:table-cell office:value-type="float" office:value="1342.801">
            <text:p>1342,80100</text:p>
          </table:table-cell>
          <table:table-cell office:value-type="float" office:value="-5.97">
            <text:p>-5,97000</text:p>
          </table:table-cell>
          <table:table-cell office:value-type="float" office:value="1.6245">
            <text:p>1,624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769]+2.9847)/([.D2769]-14.4252)" office:value-type="float" office:value="-0.0184135924917101">
            <text:p>-0,01841</text:p>
          </table:table-cell>
          <table:table-cell table:number-columns-repeated="1017"/>
        </table:table-row>
        <table:table-row table:style-name="ro1">
          <table:table-cell office:value-type="float" office:value="1342.901">
            <text:p>1342,90100</text:p>
          </table:table-cell>
          <table:table-cell office:value-type="float" office:value="-5.97">
            <text:p>-5,97000</text:p>
          </table:table-cell>
          <table:table-cell office:value-type="float" office:value="1.6215">
            <text:p>1,621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770]+2.9847)/([.D2770]-14.4252)" office:value-type="float" office:value="-0.0184135924917101">
            <text:p>-0,01841</text:p>
          </table:table-cell>
          <table:table-cell table:number-columns-repeated="1017"/>
        </table:table-row>
        <table:table-row table:style-name="ro1">
          <table:table-cell office:value-type="float" office:value="1343.001">
            <text:p>1343,00100</text:p>
          </table:table-cell>
          <table:table-cell office:value-type="float" office:value="-5.97">
            <text:p>-5,97000</text:p>
          </table:table-cell>
          <table:table-cell office:value-type="float" office:value="1.6215">
            <text:p>1,621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771]+2.9847)/([.D2771]-14.4252)" office:value-type="float" office:value="-0.0184135924917101">
            <text:p>-0,01841</text:p>
          </table:table-cell>
          <table:table-cell table:number-columns-repeated="1017"/>
        </table:table-row>
        <table:table-row table:style-name="ro1">
          <table:table-cell office:value-type="float" office:value="1343.101">
            <text:p>1343,10100</text:p>
          </table:table-cell>
          <table:table-cell office:value-type="float" office:value="-5.97">
            <text:p>-5,97000</text:p>
          </table:table-cell>
          <table:table-cell office:value-type="float" office:value="1.6215">
            <text:p>1,621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772]+2.9847)/([.D2772]-14.4252)" office:value-type="float" office:value="-0.0184135924917101">
            <text:p>-0,01841</text:p>
          </table:table-cell>
          <table:table-cell table:number-columns-repeated="1017"/>
        </table:table-row>
        <table:table-row table:style-name="ro1">
          <table:table-cell office:value-type="float" office:value="1343.201">
            <text:p>1343,20100</text:p>
          </table:table-cell>
          <table:table-cell office:value-type="float" office:value="-5.97">
            <text:p>-5,97000</text:p>
          </table:table-cell>
          <table:table-cell office:value-type="float" office:value="1.6215">
            <text:p>1,621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773]+2.9847)/([.D2773]-14.4252)" office:value-type="float" office:value="-0.0184135924917101">
            <text:p>-0,01841</text:p>
          </table:table-cell>
          <table:table-cell table:number-columns-repeated="1017"/>
        </table:table-row>
        <table:table-row table:style-name="ro1">
          <table:table-cell office:value-type="float" office:value="1343.301">
            <text:p>1343,30100</text:p>
          </table:table-cell>
          <table:table-cell office:value-type="float" office:value="-5.97">
            <text:p>-5,97000</text:p>
          </table:table-cell>
          <table:table-cell office:value-type="float" office:value="1.6215">
            <text:p>1,621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774]+2.9847)/([.D2774]-14.4252)" office:value-type="float" office:value="-0.0184135924917101">
            <text:p>-0,01841</text:p>
          </table:table-cell>
          <table:table-cell table:number-columns-repeated="1017"/>
        </table:table-row>
        <table:table-row table:style-name="ro1">
          <table:table-cell office:value-type="float" office:value="1343.401">
            <text:p>1343,40100</text:p>
          </table:table-cell>
          <table:table-cell office:value-type="float" office:value="-5.97">
            <text:p>-5,97000</text:p>
          </table:table-cell>
          <table:table-cell office:value-type="float" office:value="1.6215">
            <text:p>1,621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775]+2.9847)/([.D2775]-14.4252)" office:value-type="float" office:value="-0.0184135924917101">
            <text:p>-0,01841</text:p>
          </table:table-cell>
          <table:table-cell table:number-columns-repeated="1017"/>
        </table:table-row>
        <table:table-row table:style-name="ro1">
          <table:table-cell office:value-type="float" office:value="1343.501">
            <text:p>1343,50100</text:p>
          </table:table-cell>
          <table:table-cell office:value-type="float" office:value="-5.97">
            <text:p>-5,97000</text:p>
          </table:table-cell>
          <table:table-cell office:value-type="float" office:value="1.6215">
            <text:p>1,621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776]+2.9847)/([.D2776]-14.4252)" office:value-type="float" office:value="-0.0184135924917101">
            <text:p>-0,01841</text:p>
          </table:table-cell>
          <table:table-cell table:number-columns-repeated="1017"/>
        </table:table-row>
        <table:table-row table:style-name="ro1">
          <table:table-cell office:value-type="float" office:value="1343.601">
            <text:p>1343,60100</text:p>
          </table:table-cell>
          <table:table-cell office:value-type="float" office:value="-5.97">
            <text:p>-5,97000</text:p>
          </table:table-cell>
          <table:table-cell office:value-type="float" office:value="1.6215">
            <text:p>1,621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777]+2.9847)/([.D2777]-14.4252)" office:value-type="float" office:value="-0.0184135924917101">
            <text:p>-0,01841</text:p>
          </table:table-cell>
          <table:table-cell table:number-columns-repeated="1017"/>
        </table:table-row>
        <table:table-row table:style-name="ro1">
          <table:table-cell office:value-type="float" office:value="1343.701">
            <text:p>1343,70100</text:p>
          </table:table-cell>
          <table:table-cell office:value-type="float" office:value="-5.97">
            <text:p>-5,97000</text:p>
          </table:table-cell>
          <table:table-cell office:value-type="float" office:value="1.6215">
            <text:p>1,621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778]+2.9847)/([.D2778]-14.4252)" office:value-type="float" office:value="-0.0184135924917101">
            <text:p>-0,01841</text:p>
          </table:table-cell>
          <table:table-cell table:number-columns-repeated="1017"/>
        </table:table-row>
        <table:table-row table:style-name="ro1">
          <table:table-cell office:value-type="float" office:value="1343.801">
            <text:p>1343,80100</text:p>
          </table:table-cell>
          <table:table-cell office:value-type="float" office:value="-5.97">
            <text:p>-5,97000</text:p>
          </table:table-cell>
          <table:table-cell office:value-type="float" office:value="1.6215">
            <text:p>1,621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779]+2.9847)/([.D2779]-14.4252)" office:value-type="float" office:value="-0.0184135924917101">
            <text:p>-0,01841</text:p>
          </table:table-cell>
          <table:table-cell table:number-columns-repeated="1017"/>
        </table:table-row>
        <table:table-row table:style-name="ro1">
          <table:table-cell office:value-type="float" office:value="1343.901">
            <text:p>1343,90100</text:p>
          </table:table-cell>
          <table:table-cell office:value-type="float" office:value="-5.97">
            <text:p>-5,97000</text:p>
          </table:table-cell>
          <table:table-cell office:value-type="float" office:value="1.623">
            <text:p>1,623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780]+2.9847)/([.D2780]-14.4252)" office:value-type="float" office:value="-0.0184135924917101">
            <text:p>-0,01841</text:p>
          </table:table-cell>
          <table:table-cell table:number-columns-repeated="1017"/>
        </table:table-row>
        <table:table-row table:style-name="ro1">
          <table:table-cell office:value-type="float" office:value="1344.001">
            <text:p>1344,00100</text:p>
          </table:table-cell>
          <table:table-cell office:value-type="float" office:value="-5.97">
            <text:p>-5,97000</text:p>
          </table:table-cell>
          <table:table-cell office:value-type="float" office:value="1.623">
            <text:p>1,623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781]+2.9847)/([.D2781]-14.4252)" office:value-type="float" office:value="-0.0184135924917101">
            <text:p>-0,01841</text:p>
          </table:table-cell>
          <table:table-cell table:number-columns-repeated="1017"/>
        </table:table-row>
        <table:table-row table:style-name="ro1">
          <table:table-cell office:value-type="float" office:value="1344.101">
            <text:p>1344,10100</text:p>
          </table:table-cell>
          <table:table-cell office:value-type="float" office:value="-5.97">
            <text:p>-5,97000</text:p>
          </table:table-cell>
          <table:table-cell office:value-type="float" office:value="1.623">
            <text:p>1,623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782]+2.9847)/([.D2782]-14.4252)" office:value-type="float" office:value="-0.0184135924917101">
            <text:p>-0,01841</text:p>
          </table:table-cell>
          <table:table-cell table:number-columns-repeated="1017"/>
        </table:table-row>
        <table:table-row table:style-name="ro1">
          <table:table-cell office:value-type="float" office:value="1344.201">
            <text:p>1344,20100</text:p>
          </table:table-cell>
          <table:table-cell office:value-type="float" office:value="-5.97">
            <text:p>-5,97000</text:p>
          </table:table-cell>
          <table:table-cell office:value-type="float" office:value="1.623">
            <text:p>1,623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783]+2.9847)/([.D2783]-14.4252)" office:value-type="float" office:value="-0.0184135924917101">
            <text:p>-0,01841</text:p>
          </table:table-cell>
          <table:table-cell table:number-columns-repeated="1017"/>
        </table:table-row>
        <table:table-row table:style-name="ro1">
          <table:table-cell office:value-type="float" office:value="1344.301">
            <text:p>1344,30100</text:p>
          </table:table-cell>
          <table:table-cell office:value-type="float" office:value="-5.97">
            <text:p>-5,97000</text:p>
          </table:table-cell>
          <table:table-cell office:value-type="float" office:value="1.623">
            <text:p>1,623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784]+2.9847)/([.D2784]-14.4252)" office:value-type="float" office:value="-0.0184135924917101">
            <text:p>-0,01841</text:p>
          </table:table-cell>
          <table:table-cell table:number-columns-repeated="1017"/>
        </table:table-row>
        <table:table-row table:style-name="ro1">
          <table:table-cell office:value-type="float" office:value="1344.401">
            <text:p>1344,40100</text:p>
          </table:table-cell>
          <table:table-cell office:value-type="float" office:value="-5.97">
            <text:p>-5,97000</text:p>
          </table:table-cell>
          <table:table-cell office:value-type="float" office:value="1.623">
            <text:p>1,623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785]+2.9847)/([.D2785]-14.4252)" office:value-type="float" office:value="-0.0184135924917101">
            <text:p>-0,01841</text:p>
          </table:table-cell>
          <table:table-cell table:number-columns-repeated="1017"/>
        </table:table-row>
        <table:table-row table:style-name="ro1">
          <table:table-cell office:value-type="float" office:value="1344.501">
            <text:p>1344,50100</text:p>
          </table:table-cell>
          <table:table-cell office:value-type="float" office:value="-5.97">
            <text:p>-5,97000</text:p>
          </table:table-cell>
          <table:table-cell office:value-type="float" office:value="1.623">
            <text:p>1,623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786]+2.9847)/([.D2786]-14.4252)" office:value-type="float" office:value="-0.0184135924917101">
            <text:p>-0,01841</text:p>
          </table:table-cell>
          <table:table-cell table:number-columns-repeated="1017"/>
        </table:table-row>
        <table:table-row table:style-name="ro1">
          <table:table-cell office:value-type="float" office:value="1344.601">
            <text:p>1344,60100</text:p>
          </table:table-cell>
          <table:table-cell office:value-type="float" office:value="-5.97">
            <text:p>-5,97000</text:p>
          </table:table-cell>
          <table:table-cell office:value-type="float" office:value="1.623">
            <text:p>1,623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787]+2.9847)/([.D2787]-14.4252)" office:value-type="float" office:value="-0.0184135924917101">
            <text:p>-0,01841</text:p>
          </table:table-cell>
          <table:table-cell table:number-columns-repeated="1017"/>
        </table:table-row>
        <table:table-row table:style-name="ro1">
          <table:table-cell office:value-type="float" office:value="1344.701">
            <text:p>1344,70100</text:p>
          </table:table-cell>
          <table:table-cell office:value-type="float" office:value="-5.97">
            <text:p>-5,97000</text:p>
          </table:table-cell>
          <table:table-cell office:value-type="float" office:value="1.623">
            <text:p>1,623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788]+2.9847)/([.D2788]-14.4252)" office:value-type="float" office:value="-0.0184135924917101">
            <text:p>-0,01841</text:p>
          </table:table-cell>
          <table:table-cell table:number-columns-repeated="1017"/>
        </table:table-row>
        <table:table-row table:style-name="ro1">
          <table:table-cell office:value-type="float" office:value="1344.801">
            <text:p>1344,80100</text:p>
          </table:table-cell>
          <table:table-cell office:value-type="float" office:value="-5.97">
            <text:p>-5,97000</text:p>
          </table:table-cell>
          <table:table-cell office:value-type="float" office:value="1.623">
            <text:p>1,623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789]+2.9847)/([.D2789]-14.4252)" office:value-type="float" office:value="-0.0184135924917101">
            <text:p>-0,01841</text:p>
          </table:table-cell>
          <table:table-cell table:number-columns-repeated="1017"/>
        </table:table-row>
        <table:table-row table:style-name="ro1">
          <table:table-cell office:value-type="float" office:value="1344.901">
            <text:p>1344,90100</text:p>
          </table:table-cell>
          <table:table-cell office:value-type="float" office:value="-5.97">
            <text:p>-5,97000</text:p>
          </table:table-cell>
          <table:table-cell office:value-type="float" office:value="1.623">
            <text:p>1,623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790]+2.9847)/([.D2790]-14.4252)" office:value-type="float" office:value="-0.0184135924917101">
            <text:p>-0,01841</text:p>
          </table:table-cell>
          <table:table-cell table:number-columns-repeated="1017"/>
        </table:table-row>
        <table:table-row table:style-name="ro1">
          <table:table-cell office:value-type="float" office:value="1345.001">
            <text:p>1345,00100</text:p>
          </table:table-cell>
          <table:table-cell office:value-type="float" office:value="-5.97">
            <text:p>-5,97000</text:p>
          </table:table-cell>
          <table:table-cell office:value-type="float" office:value="1.623">
            <text:p>1,623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791]+2.9847)/([.D2791]-14.4252)" office:value-type="float" office:value="-0.0184135924917101">
            <text:p>-0,01841</text:p>
          </table:table-cell>
          <table:table-cell table:number-columns-repeated="1017"/>
        </table:table-row>
        <table:table-row table:style-name="ro1">
          <table:table-cell office:value-type="float" office:value="1345.101">
            <text:p>1345,10100</text:p>
          </table:table-cell>
          <table:table-cell office:value-type="float" office:value="-5.97">
            <text:p>-5,97000</text:p>
          </table:table-cell>
          <table:table-cell office:value-type="float" office:value="1.623">
            <text:p>1,623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792]+2.9847)/([.D2792]-14.4252)" office:value-type="float" office:value="-0.0184135924917101">
            <text:p>-0,01841</text:p>
          </table:table-cell>
          <table:table-cell table:number-columns-repeated="1017"/>
        </table:table-row>
        <table:table-row table:style-name="ro1">
          <table:table-cell office:value-type="float" office:value="1345.201">
            <text:p>1345,20100</text:p>
          </table:table-cell>
          <table:table-cell office:value-type="float" office:value="-5.97">
            <text:p>-5,97000</text:p>
          </table:table-cell>
          <table:table-cell office:value-type="float" office:value="1.623">
            <text:p>1,623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793]+2.9847)/([.D2793]-14.4252)" office:value-type="float" office:value="-0.0184135924917101">
            <text:p>-0,01841</text:p>
          </table:table-cell>
          <table:table-cell table:number-columns-repeated="1017"/>
        </table:table-row>
        <table:table-row table:style-name="ro1">
          <table:table-cell office:value-type="float" office:value="1345.301">
            <text:p>1345,30100</text:p>
          </table:table-cell>
          <table:table-cell office:value-type="float" office:value="-5.97">
            <text:p>-5,97000</text:p>
          </table:table-cell>
          <table:table-cell office:value-type="float" office:value="1.623">
            <text:p>1,623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794]+2.9847)/([.D2794]-14.4252)" office:value-type="float" office:value="-0.0184135924917101">
            <text:p>-0,01841</text:p>
          </table:table-cell>
          <table:table-cell table:number-columns-repeated="1017"/>
        </table:table-row>
        <table:table-row table:style-name="ro1">
          <table:table-cell office:value-type="float" office:value="1345.401">
            <text:p>1345,40100</text:p>
          </table:table-cell>
          <table:table-cell office:value-type="float" office:value="-5.97">
            <text:p>-5,97000</text:p>
          </table:table-cell>
          <table:table-cell office:value-type="float" office:value="1.623">
            <text:p>1,623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795]+2.9847)/([.D2795]-14.4252)" office:value-type="float" office:value="-0.0184135924917101">
            <text:p>-0,01841</text:p>
          </table:table-cell>
          <table:table-cell table:number-columns-repeated="1017"/>
        </table:table-row>
        <table:table-row table:style-name="ro1">
          <table:table-cell office:value-type="float" office:value="1345.501">
            <text:p>1345,50100</text:p>
          </table:table-cell>
          <table:table-cell office:value-type="float" office:value="-5.97">
            <text:p>-5,97000</text:p>
          </table:table-cell>
          <table:table-cell office:value-type="float" office:value="1.623">
            <text:p>1,623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796]+2.9847)/([.D2796]-14.4252)" office:value-type="float" office:value="-0.0184135924917101">
            <text:p>-0,01841</text:p>
          </table:table-cell>
          <table:table-cell table:number-columns-repeated="1017"/>
        </table:table-row>
        <table:table-row table:style-name="ro1">
          <table:table-cell office:value-type="float" office:value="1345.601">
            <text:p>1345,60100</text:p>
          </table:table-cell>
          <table:table-cell office:value-type="float" office:value="-5.97">
            <text:p>-5,97000</text:p>
          </table:table-cell>
          <table:table-cell office:value-type="float" office:value="1.623">
            <text:p>1,623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797]+2.9847)/([.D2797]-14.4252)" office:value-type="float" office:value="-0.0184135924917101">
            <text:p>-0,01841</text:p>
          </table:table-cell>
          <table:table-cell table:number-columns-repeated="1017"/>
        </table:table-row>
        <table:table-row table:style-name="ro1">
          <table:table-cell office:value-type="float" office:value="1345.701">
            <text:p>1345,70100</text:p>
          </table:table-cell>
          <table:table-cell office:value-type="float" office:value="-5.97">
            <text:p>-5,97000</text:p>
          </table:table-cell>
          <table:table-cell office:value-type="float" office:value="1.623">
            <text:p>1,623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798]+2.9847)/([.D2798]-14.4252)" office:value-type="float" office:value="-0.0184135924917101">
            <text:p>-0,01841</text:p>
          </table:table-cell>
          <table:table-cell table:number-columns-repeated="1017"/>
        </table:table-row>
        <table:table-row table:style-name="ro1">
          <table:table-cell office:value-type="float" office:value="1345.801">
            <text:p>1345,80100</text:p>
          </table:table-cell>
          <table:table-cell office:value-type="float" office:value="-5.97">
            <text:p>-5,97000</text:p>
          </table:table-cell>
          <table:table-cell office:value-type="float" office:value="1.623">
            <text:p>1,623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799]+2.9847)/([.D2799]-14.4252)" office:value-type="float" office:value="-0.0184135924917101">
            <text:p>-0,01841</text:p>
          </table:table-cell>
          <table:table-cell table:number-columns-repeated="1017"/>
        </table:table-row>
        <table:table-row table:style-name="ro1">
          <table:table-cell office:value-type="float" office:value="1345.901">
            <text:p>1345,90100</text:p>
          </table:table-cell>
          <table:table-cell office:value-type="float" office:value="-5.97">
            <text:p>-5,97000</text:p>
          </table:table-cell>
          <table:table-cell office:value-type="float" office:value="1.623">
            <text:p>1,623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800]+2.9847)/([.D2800]-14.4252)" office:value-type="float" office:value="-0.0184135924917101">
            <text:p>-0,01841</text:p>
          </table:table-cell>
          <table:table-cell table:number-columns-repeated="1017"/>
        </table:table-row>
        <table:table-row table:style-name="ro1">
          <table:table-cell office:value-type="float" office:value="1346.001">
            <text:p>1346,00100</text:p>
          </table:table-cell>
          <table:table-cell office:value-type="float" office:value="-5.97">
            <text:p>-5,97000</text:p>
          </table:table-cell>
          <table:table-cell office:value-type="float" office:value="1.623">
            <text:p>1,623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801]+2.9847)/([.D2801]-14.4252)" office:value-type="float" office:value="-0.0184135924917101">
            <text:p>-0,01841</text:p>
          </table:table-cell>
          <table:table-cell table:number-columns-repeated="1017"/>
        </table:table-row>
        <table:table-row table:style-name="ro1">
          <table:table-cell office:value-type="float" office:value="1346.101">
            <text:p>1346,10100</text:p>
          </table:table-cell>
          <table:table-cell office:value-type="float" office:value="-5.97">
            <text:p>-5,97000</text:p>
          </table:table-cell>
          <table:table-cell office:value-type="float" office:value="1.623">
            <text:p>1,623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802]+2.9847)/([.D2802]-14.4252)" office:value-type="float" office:value="-0.0184135924917101">
            <text:p>-0,01841</text:p>
          </table:table-cell>
          <table:table-cell table:number-columns-repeated="1017"/>
        </table:table-row>
        <table:table-row table:style-name="ro1">
          <table:table-cell office:value-type="float" office:value="1346.201">
            <text:p>1346,20100</text:p>
          </table:table-cell>
          <table:table-cell office:value-type="float" office:value="-5.97">
            <text:p>-5,97000</text:p>
          </table:table-cell>
          <table:table-cell office:value-type="float" office:value="1.623">
            <text:p>1,623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803]+2.9847)/([.D2803]-14.4252)" office:value-type="float" office:value="-0.0184135924917101">
            <text:p>-0,01841</text:p>
          </table:table-cell>
          <table:table-cell table:number-columns-repeated="1017"/>
        </table:table-row>
        <table:table-row table:style-name="ro1">
          <table:table-cell office:value-type="float" office:value="1346.301">
            <text:p>1346,30100</text:p>
          </table:table-cell>
          <table:table-cell office:value-type="float" office:value="-5.97">
            <text:p>-5,97000</text:p>
          </table:table-cell>
          <table:table-cell office:value-type="float" office:value="1.623">
            <text:p>1,623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804]+2.9847)/([.D2804]-14.4252)" office:value-type="float" office:value="-0.0184135924917101">
            <text:p>-0,01841</text:p>
          </table:table-cell>
          <table:table-cell table:number-columns-repeated="1017"/>
        </table:table-row>
        <table:table-row table:style-name="ro1">
          <table:table-cell office:value-type="float" office:value="1346.401">
            <text:p>1346,40100</text:p>
          </table:table-cell>
          <table:table-cell office:value-type="float" office:value="-5.97">
            <text:p>-5,97000</text:p>
          </table:table-cell>
          <table:table-cell office:value-type="float" office:value="1.623">
            <text:p>1,623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805]+2.9847)/([.D2805]-14.4252)" office:value-type="float" office:value="-0.0184135924917101">
            <text:p>-0,01841</text:p>
          </table:table-cell>
          <table:table-cell table:number-columns-repeated="1017"/>
        </table:table-row>
        <table:table-row table:style-name="ro1">
          <table:table-cell office:value-type="float" office:value="1346.501">
            <text:p>1346,50100</text:p>
          </table:table-cell>
          <table:table-cell office:value-type="float" office:value="-5.97">
            <text:p>-5,97000</text:p>
          </table:table-cell>
          <table:table-cell office:value-type="float" office:value="1.623">
            <text:p>1,623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806]+2.9847)/([.D2806]-14.4252)" office:value-type="float" office:value="-0.0184135924917101">
            <text:p>-0,01841</text:p>
          </table:table-cell>
          <table:table-cell table:number-columns-repeated="1017"/>
        </table:table-row>
        <table:table-row table:style-name="ro1">
          <table:table-cell office:value-type="float" office:value="1346.601">
            <text:p>1346,60100</text:p>
          </table:table-cell>
          <table:table-cell office:value-type="float" office:value="-5.97">
            <text:p>-5,97000</text:p>
          </table:table-cell>
          <table:table-cell office:value-type="float" office:value="1.623">
            <text:p>1,623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807]+2.9847)/([.D2807]-14.4252)" office:value-type="float" office:value="-0.0184135924917101">
            <text:p>-0,01841</text:p>
          </table:table-cell>
          <table:table-cell table:number-columns-repeated="1017"/>
        </table:table-row>
        <table:table-row table:style-name="ro1">
          <table:table-cell office:value-type="float" office:value="1346.701">
            <text:p>1346,70100</text:p>
          </table:table-cell>
          <table:table-cell office:value-type="float" office:value="-5.97">
            <text:p>-5,97000</text:p>
          </table:table-cell>
          <table:table-cell office:value-type="float" office:value="1.623">
            <text:p>1,623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808]+2.9847)/([.D2808]-14.4252)" office:value-type="float" office:value="-0.0184135924917101">
            <text:p>-0,01841</text:p>
          </table:table-cell>
          <table:table-cell table:number-columns-repeated="1017"/>
        </table:table-row>
        <table:table-row table:style-name="ro1">
          <table:table-cell office:value-type="float" office:value="1346.801">
            <text:p>1346,80100</text:p>
          </table:table-cell>
          <table:table-cell office:value-type="float" office:value="-5.97">
            <text:p>-5,97000</text:p>
          </table:table-cell>
          <table:table-cell office:value-type="float" office:value="1.623">
            <text:p>1,623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809]+2.9847)/([.D2809]-14.4252)" office:value-type="float" office:value="-0.0184135924917101">
            <text:p>-0,01841</text:p>
          </table:table-cell>
          <table:table-cell table:number-columns-repeated="1017"/>
        </table:table-row>
        <table:table-row table:style-name="ro1">
          <table:table-cell office:value-type="float" office:value="1346.901">
            <text:p>1346,90100</text:p>
          </table:table-cell>
          <table:table-cell office:value-type="float" office:value="-5.97">
            <text:p>-5,97000</text:p>
          </table:table-cell>
          <table:table-cell office:value-type="float" office:value="1.6215">
            <text:p>1,621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810]+2.9847)/([.D2810]-14.4252)" office:value-type="float" office:value="-0.0184135924917101">
            <text:p>-0,01841</text:p>
          </table:table-cell>
          <table:table-cell table:number-columns-repeated="1017"/>
        </table:table-row>
        <table:table-row table:style-name="ro1">
          <table:table-cell office:value-type="float" office:value="1347.001">
            <text:p>1347,00100</text:p>
          </table:table-cell>
          <table:table-cell office:value-type="float" office:value="-5.97">
            <text:p>-5,97000</text:p>
          </table:table-cell>
          <table:table-cell office:value-type="float" office:value="1.6215">
            <text:p>1,621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811]+2.9847)/([.D2811]-14.4252)" office:value-type="float" office:value="-0.0184135924917101">
            <text:p>-0,01841</text:p>
          </table:table-cell>
          <table:table-cell table:number-columns-repeated="1017"/>
        </table:table-row>
        <table:table-row table:style-name="ro1">
          <table:table-cell office:value-type="float" office:value="1347.101">
            <text:p>1347,10100</text:p>
          </table:table-cell>
          <table:table-cell office:value-type="float" office:value="-5.97">
            <text:p>-5,97000</text:p>
          </table:table-cell>
          <table:table-cell office:value-type="float" office:value="1.6215">
            <text:p>1,621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812]+2.9847)/([.D2812]-14.4252)" office:value-type="float" office:value="-0.0184135924917101">
            <text:p>-0,01841</text:p>
          </table:table-cell>
          <table:table-cell table:number-columns-repeated="1017"/>
        </table:table-row>
        <table:table-row table:style-name="ro1">
          <table:table-cell office:value-type="float" office:value="1347.201">
            <text:p>1347,20100</text:p>
          </table:table-cell>
          <table:table-cell office:value-type="float" office:value="-5.97">
            <text:p>-5,97000</text:p>
          </table:table-cell>
          <table:table-cell office:value-type="float" office:value="1.6215">
            <text:p>1,621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813]+2.9847)/([.D2813]-14.4252)" office:value-type="float" office:value="-0.0184135924917101">
            <text:p>-0,01841</text:p>
          </table:table-cell>
          <table:table-cell table:number-columns-repeated="1017"/>
        </table:table-row>
        <table:table-row table:style-name="ro1">
          <table:table-cell office:value-type="float" office:value="1347.301">
            <text:p>1347,30100</text:p>
          </table:table-cell>
          <table:table-cell office:value-type="float" office:value="-5.97">
            <text:p>-5,97000</text:p>
          </table:table-cell>
          <table:table-cell office:value-type="float" office:value="1.6215">
            <text:p>1,621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814]+2.9847)/([.D2814]-14.4252)" office:value-type="float" office:value="-0.0184135924917101">
            <text:p>-0,01841</text:p>
          </table:table-cell>
          <table:table-cell table:number-columns-repeated="1017"/>
        </table:table-row>
        <table:table-row table:style-name="ro1">
          <table:table-cell office:value-type="float" office:value="1347.401">
            <text:p>1347,40100</text:p>
          </table:table-cell>
          <table:table-cell office:value-type="float" office:value="-5.97">
            <text:p>-5,97000</text:p>
          </table:table-cell>
          <table:table-cell office:value-type="float" office:value="1.6215">
            <text:p>1,621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815]+2.9847)/([.D2815]-14.4252)" office:value-type="float" office:value="-0.0184135924917101">
            <text:p>-0,01841</text:p>
          </table:table-cell>
          <table:table-cell table:number-columns-repeated="1017"/>
        </table:table-row>
        <table:table-row table:style-name="ro1">
          <table:table-cell office:value-type="float" office:value="1347.501">
            <text:p>1347,50100</text:p>
          </table:table-cell>
          <table:table-cell office:value-type="float" office:value="-5.97">
            <text:p>-5,97000</text:p>
          </table:table-cell>
          <table:table-cell office:value-type="float" office:value="1.6215">
            <text:p>1,621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816]+2.9847)/([.D2816]-14.4252)" office:value-type="float" office:value="-0.0184135924917101">
            <text:p>-0,01841</text:p>
          </table:table-cell>
          <table:table-cell table:number-columns-repeated="1017"/>
        </table:table-row>
        <table:table-row table:style-name="ro1">
          <table:table-cell office:value-type="float" office:value="1347.601">
            <text:p>1347,60100</text:p>
          </table:table-cell>
          <table:table-cell office:value-type="float" office:value="-5.97">
            <text:p>-5,97000</text:p>
          </table:table-cell>
          <table:table-cell office:value-type="float" office:value="1.6215">
            <text:p>1,621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817]+2.9847)/([.D2817]-14.4252)" office:value-type="float" office:value="-0.0184135924917101">
            <text:p>-0,01841</text:p>
          </table:table-cell>
          <table:table-cell table:number-columns-repeated="1017"/>
        </table:table-row>
        <table:table-row table:style-name="ro1">
          <table:table-cell office:value-type="float" office:value="1347.701">
            <text:p>1347,70100</text:p>
          </table:table-cell>
          <table:table-cell office:value-type="float" office:value="-5.97">
            <text:p>-5,97000</text:p>
          </table:table-cell>
          <table:table-cell office:value-type="float" office:value="1.6215">
            <text:p>1,621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818]+2.9847)/([.D2818]-14.4252)" office:value-type="float" office:value="-0.0184135924917101">
            <text:p>-0,01841</text:p>
          </table:table-cell>
          <table:table-cell table:number-columns-repeated="1017"/>
        </table:table-row>
        <table:table-row table:style-name="ro1">
          <table:table-cell office:value-type="float" office:value="1347.801">
            <text:p>1347,80100</text:p>
          </table:table-cell>
          <table:table-cell office:value-type="float" office:value="-5.97">
            <text:p>-5,97000</text:p>
          </table:table-cell>
          <table:table-cell office:value-type="float" office:value="1.6215">
            <text:p>1,621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2819]+2.9847)/([.D2819]-14.4252)" office:value-type="float" office:value="-0.0184135924917101">
            <text:p>-0,01841</text:p>
          </table:table-cell>
          <table:table-cell table:number-columns-repeated="1017"/>
        </table:table-row>
        <table:table-row table:style-name="ro1">
          <table:table-cell office:value-type="float" office:value="1347.901">
            <text:p>1347,90100</text:p>
          </table:table-cell>
          <table:table-cell office:value-type="float" office:value="-5.97">
            <text:p>-5,97000</text:p>
          </table:table-cell>
          <table:table-cell office:value-type="float" office:value="1.6215">
            <text:p>1,621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820]+2.9847)/([.D2820]-14.4252)" office:value-type="float" office:value="-0.0184306447669637">
            <text:p>-0,01843</text:p>
          </table:table-cell>
          <table:table-cell table:number-columns-repeated="1017"/>
        </table:table-row>
        <table:table-row table:style-name="ro1">
          <table:table-cell office:value-type="float" office:value="1348.001">
            <text:p>1348,00100</text:p>
          </table:table-cell>
          <table:table-cell office:value-type="float" office:value="-5.97">
            <text:p>-5,97000</text:p>
          </table:table-cell>
          <table:table-cell office:value-type="float" office:value="1.6215">
            <text:p>1,621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821]+2.9847)/([.D2821]-14.4252)" office:value-type="float" office:value="-0.0184306447669637">
            <text:p>-0,01843</text:p>
          </table:table-cell>
          <table:table-cell table:number-columns-repeated="1017"/>
        </table:table-row>
        <table:table-row table:style-name="ro1">
          <table:table-cell office:value-type="float" office:value="1348.101">
            <text:p>1348,10100</text:p>
          </table:table-cell>
          <table:table-cell office:value-type="float" office:value="-5.955">
            <text:p>-5,95500</text:p>
          </table:table-cell>
          <table:table-cell office:value-type="float" office:value="1.6215">
            <text:p>1,621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822]+2.9847)/([.D2822]-14.4252)" office:value-type="float" office:value="-0.0183380377688381">
            <text:p>-0,01834</text:p>
          </table:table-cell>
          <table:table-cell table:number-columns-repeated="1017"/>
        </table:table-row>
        <table:table-row table:style-name="ro1">
          <table:table-cell office:value-type="float" office:value="1348.201">
            <text:p>1348,20100</text:p>
          </table:table-cell>
          <table:table-cell office:value-type="float" office:value="-5.955">
            <text:p>-5,95500</text:p>
          </table:table-cell>
          <table:table-cell office:value-type="float" office:value="1.6215">
            <text:p>1,621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823]+2.9847)/([.D2823]-14.4252)" office:value-type="float" office:value="-0.0183380377688381">
            <text:p>-0,01834</text:p>
          </table:table-cell>
          <table:table-cell table:number-columns-repeated="1017"/>
        </table:table-row>
        <table:table-row table:style-name="ro1">
          <table:table-cell office:value-type="float" office:value="1348.301">
            <text:p>1348,30100</text:p>
          </table:table-cell>
          <table:table-cell office:value-type="float" office:value="-5.955">
            <text:p>-5,95500</text:p>
          </table:table-cell>
          <table:table-cell office:value-type="float" office:value="1.6215">
            <text:p>1,621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824]+2.9847)/([.D2824]-14.4252)" office:value-type="float" office:value="-0.0183380377688381">
            <text:p>-0,01834</text:p>
          </table:table-cell>
          <table:table-cell table:number-columns-repeated="1017"/>
        </table:table-row>
        <table:table-row table:style-name="ro1">
          <table:table-cell office:value-type="float" office:value="1348.401">
            <text:p>1348,40100</text:p>
          </table:table-cell>
          <table:table-cell office:value-type="float" office:value="-5.955">
            <text:p>-5,95500</text:p>
          </table:table-cell>
          <table:table-cell office:value-type="float" office:value="1.6215">
            <text:p>1,621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825]+2.9847)/([.D2825]-14.4252)" office:value-type="float" office:value="-0.0183380377688381">
            <text:p>-0,01834</text:p>
          </table:table-cell>
          <table:table-cell table:number-columns-repeated="1017"/>
        </table:table-row>
        <table:table-row table:style-name="ro1">
          <table:table-cell office:value-type="float" office:value="1348.501">
            <text:p>1348,50100</text:p>
          </table:table-cell>
          <table:table-cell office:value-type="float" office:value="-5.955">
            <text:p>-5,95500</text:p>
          </table:table-cell>
          <table:table-cell office:value-type="float" office:value="1.6215">
            <text:p>1,621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826]+2.9847)/([.D2826]-14.4252)" office:value-type="float" office:value="-0.0183380377688381">
            <text:p>-0,01834</text:p>
          </table:table-cell>
          <table:table-cell table:number-columns-repeated="1017"/>
        </table:table-row>
        <table:table-row table:style-name="ro1">
          <table:table-cell office:value-type="float" office:value="1348.601">
            <text:p>1348,60100</text:p>
          </table:table-cell>
          <table:table-cell office:value-type="float" office:value="-5.955">
            <text:p>-5,95500</text:p>
          </table:table-cell>
          <table:table-cell office:value-type="float" office:value="1.6215">
            <text:p>1,621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827]+2.9847)/([.D2827]-14.4252)" office:value-type="float" office:value="-0.0183380377688381">
            <text:p>-0,01834</text:p>
          </table:table-cell>
          <table:table-cell table:number-columns-repeated="1017"/>
        </table:table-row>
        <table:table-row table:style-name="ro1">
          <table:table-cell office:value-type="float" office:value="1348.701">
            <text:p>1348,70100</text:p>
          </table:table-cell>
          <table:table-cell office:value-type="float" office:value="-5.955">
            <text:p>-5,95500</text:p>
          </table:table-cell>
          <table:table-cell office:value-type="float" office:value="1.6215">
            <text:p>1,621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828]+2.9847)/([.D2828]-14.4252)" office:value-type="float" office:value="-0.0183380377688381">
            <text:p>-0,01834</text:p>
          </table:table-cell>
          <table:table-cell table:number-columns-repeated="1017"/>
        </table:table-row>
        <table:table-row table:style-name="ro1">
          <table:table-cell office:value-type="float" office:value="1348.801">
            <text:p>1348,80100</text:p>
          </table:table-cell>
          <table:table-cell office:value-type="float" office:value="-5.955">
            <text:p>-5,95500</text:p>
          </table:table-cell>
          <table:table-cell office:value-type="float" office:value="1.6215">
            <text:p>1,621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829]+2.9847)/([.D2829]-14.4252)" office:value-type="float" office:value="-0.0183380377688381">
            <text:p>-0,01834</text:p>
          </table:table-cell>
          <table:table-cell table:number-columns-repeated="1017"/>
        </table:table-row>
        <table:table-row table:style-name="ro1">
          <table:table-cell office:value-type="float" office:value="1348.901">
            <text:p>1348,90100</text:p>
          </table:table-cell>
          <table:table-cell office:value-type="float" office:value="-5.955">
            <text:p>-5,95500</text:p>
          </table:table-cell>
          <table:table-cell office:value-type="float" office:value="1.6185">
            <text:p>1,618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830]+2.9847)/([.D2830]-14.4252)" office:value-type="float" office:value="-0.0183380377688381">
            <text:p>-0,01834</text:p>
          </table:table-cell>
          <table:table-cell table:number-columns-repeated="1017"/>
        </table:table-row>
        <table:table-row table:style-name="ro1">
          <table:table-cell office:value-type="float" office:value="1349.001">
            <text:p>1349,00100</text:p>
          </table:table-cell>
          <table:table-cell office:value-type="float" office:value="-5.955">
            <text:p>-5,95500</text:p>
          </table:table-cell>
          <table:table-cell office:value-type="float" office:value="1.6185">
            <text:p>1,618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831]+2.9847)/([.D2831]-14.4252)" office:value-type="float" office:value="-0.0183380377688381">
            <text:p>-0,01834</text:p>
          </table:table-cell>
          <table:table-cell table:number-columns-repeated="1017"/>
        </table:table-row>
        <table:table-row table:style-name="ro1">
          <table:table-cell office:value-type="float" office:value="1349.101">
            <text:p>1349,10100</text:p>
          </table:table-cell>
          <table:table-cell office:value-type="float" office:value="-5.97">
            <text:p>-5,97000</text:p>
          </table:table-cell>
          <table:table-cell office:value-type="float" office:value="1.6185">
            <text:p>1,618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832]+2.9847)/([.D2832]-14.4252)" office:value-type="float" office:value="-0.0184306447669637">
            <text:p>-0,01843</text:p>
          </table:table-cell>
          <table:table-cell table:number-columns-repeated="1017"/>
        </table:table-row>
        <table:table-row table:style-name="ro1">
          <table:table-cell office:value-type="float" office:value="1349.201">
            <text:p>1349,20100</text:p>
          </table:table-cell>
          <table:table-cell office:value-type="float" office:value="-5.97">
            <text:p>-5,97000</text:p>
          </table:table-cell>
          <table:table-cell office:value-type="float" office:value="1.6185">
            <text:p>1,618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833]+2.9847)/([.D2833]-14.4252)" office:value-type="float" office:value="-0.0184306447669637">
            <text:p>-0,01843</text:p>
          </table:table-cell>
          <table:table-cell table:number-columns-repeated="1017"/>
        </table:table-row>
        <table:table-row table:style-name="ro1">
          <table:table-cell office:value-type="float" office:value="1349.301">
            <text:p>1349,30100</text:p>
          </table:table-cell>
          <table:table-cell office:value-type="float" office:value="-5.97">
            <text:p>-5,97000</text:p>
          </table:table-cell>
          <table:table-cell office:value-type="float" office:value="1.6185">
            <text:p>1,618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834]+2.9847)/([.D2834]-14.4252)" office:value-type="float" office:value="-0.0184306447669637">
            <text:p>-0,01843</text:p>
          </table:table-cell>
          <table:table-cell table:number-columns-repeated="1017"/>
        </table:table-row>
        <table:table-row table:style-name="ro1">
          <table:table-cell office:value-type="float" office:value="1349.401">
            <text:p>1349,40100</text:p>
          </table:table-cell>
          <table:table-cell office:value-type="float" office:value="-5.97">
            <text:p>-5,97000</text:p>
          </table:table-cell>
          <table:table-cell office:value-type="float" office:value="1.6185">
            <text:p>1,618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835]+2.9847)/([.D2835]-14.4252)" office:value-type="float" office:value="-0.0184306447669637">
            <text:p>-0,01843</text:p>
          </table:table-cell>
          <table:table-cell table:number-columns-repeated="1017"/>
        </table:table-row>
        <table:table-row table:style-name="ro1">
          <table:table-cell office:value-type="float" office:value="1349.501">
            <text:p>1349,50100</text:p>
          </table:table-cell>
          <table:table-cell office:value-type="float" office:value="-5.97">
            <text:p>-5,97000</text:p>
          </table:table-cell>
          <table:table-cell office:value-type="float" office:value="1.6185">
            <text:p>1,618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836]+2.9847)/([.D2836]-14.4252)" office:value-type="float" office:value="-0.0184306447669637">
            <text:p>-0,01843</text:p>
          </table:table-cell>
          <table:table-cell table:number-columns-repeated="1017"/>
        </table:table-row>
        <table:table-row table:style-name="ro1">
          <table:table-cell office:value-type="float" office:value="1349.601">
            <text:p>1349,60100</text:p>
          </table:table-cell>
          <table:table-cell office:value-type="float" office:value="-5.97">
            <text:p>-5,97000</text:p>
          </table:table-cell>
          <table:table-cell office:value-type="float" office:value="1.6185">
            <text:p>1,618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837]+2.9847)/([.D2837]-14.4252)" office:value-type="float" office:value="-0.0184306447669637">
            <text:p>-0,01843</text:p>
          </table:table-cell>
          <table:table-cell table:number-columns-repeated="1017"/>
        </table:table-row>
        <table:table-row table:style-name="ro1">
          <table:table-cell office:value-type="float" office:value="1349.701">
            <text:p>1349,70100</text:p>
          </table:table-cell>
          <table:table-cell office:value-type="float" office:value="-5.97">
            <text:p>-5,97000</text:p>
          </table:table-cell>
          <table:table-cell office:value-type="float" office:value="1.6185">
            <text:p>1,618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838]+2.9847)/([.D2838]-14.4252)" office:value-type="float" office:value="-0.0184306447669637">
            <text:p>-0,01843</text:p>
          </table:table-cell>
          <table:table-cell table:number-columns-repeated="1017"/>
        </table:table-row>
        <table:table-row table:style-name="ro1">
          <table:table-cell office:value-type="float" office:value="1349.801">
            <text:p>1349,80100</text:p>
          </table:table-cell>
          <table:table-cell office:value-type="float" office:value="-5.97">
            <text:p>-5,97000</text:p>
          </table:table-cell>
          <table:table-cell office:value-type="float" office:value="1.6185">
            <text:p>1,618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839]+2.9847)/([.D2839]-14.4252)" office:value-type="float" office:value="-0.0184306447669637">
            <text:p>-0,01843</text:p>
          </table:table-cell>
          <table:table-cell table:number-columns-repeated="1017"/>
        </table:table-row>
        <table:table-row table:style-name="ro1">
          <table:table-cell office:value-type="float" office:value="1349.901">
            <text:p>1349,90100</text:p>
          </table:table-cell>
          <table:table-cell office:value-type="float" office:value="-5.97">
            <text:p>-5,97000</text:p>
          </table:table-cell>
          <table:table-cell office:value-type="float" office:value="1.6215">
            <text:p>1,621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840]+2.9847)/([.D2840]-14.4252)" office:value-type="float" office:value="-0.0184306447669637">
            <text:p>-0,01843</text:p>
          </table:table-cell>
          <table:table-cell table:number-columns-repeated="1017"/>
        </table:table-row>
        <table:table-row table:style-name="ro1">
          <table:table-cell office:value-type="float" office:value="1350.001">
            <text:p>1350,00100</text:p>
          </table:table-cell>
          <table:table-cell office:value-type="float" office:value="-5.97">
            <text:p>-5,97000</text:p>
          </table:table-cell>
          <table:table-cell office:value-type="float" office:value="1.6215">
            <text:p>1,621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841]+2.9847)/([.D2841]-14.4252)" office:value-type="float" office:value="-0.0184306447669637">
            <text:p>-0,01843</text:p>
          </table:table-cell>
          <table:table-cell table:number-columns-repeated="1017"/>
        </table:table-row>
        <table:table-row table:style-name="ro1">
          <table:table-cell office:value-type="float" office:value="1350.101">
            <text:p>1350,10100</text:p>
          </table:table-cell>
          <table:table-cell office:value-type="float" office:value="-5.97">
            <text:p>-5,97000</text:p>
          </table:table-cell>
          <table:table-cell office:value-type="float" office:value="1.6215">
            <text:p>1,621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842]+2.9847)/([.D2842]-14.4252)" office:value-type="float" office:value="-0.0184306447669637">
            <text:p>-0,01843</text:p>
          </table:table-cell>
          <table:table-cell table:number-columns-repeated="1017"/>
        </table:table-row>
        <table:table-row table:style-name="ro1">
          <table:table-cell office:value-type="float" office:value="1350.201">
            <text:p>1350,20100</text:p>
          </table:table-cell>
          <table:table-cell office:value-type="float" office:value="-5.97">
            <text:p>-5,97000</text:p>
          </table:table-cell>
          <table:table-cell office:value-type="float" office:value="1.6215">
            <text:p>1,621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843]+2.9847)/([.D2843]-14.4252)" office:value-type="float" office:value="-0.0184306447669637">
            <text:p>-0,01843</text:p>
          </table:table-cell>
          <table:table-cell table:number-columns-repeated="1017"/>
        </table:table-row>
        <table:table-row table:style-name="ro1">
          <table:table-cell office:value-type="float" office:value="1350.301">
            <text:p>1350,30100</text:p>
          </table:table-cell>
          <table:table-cell office:value-type="float" office:value="-5.97">
            <text:p>-5,97000</text:p>
          </table:table-cell>
          <table:table-cell office:value-type="float" office:value="1.6215">
            <text:p>1,621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844]+2.9847)/([.D2844]-14.4252)" office:value-type="float" office:value="-0.0184306447669637">
            <text:p>-0,01843</text:p>
          </table:table-cell>
          <table:table-cell table:number-columns-repeated="1017"/>
        </table:table-row>
        <table:table-row table:style-name="ro1">
          <table:table-cell office:value-type="float" office:value="1350.401">
            <text:p>1350,40100</text:p>
          </table:table-cell>
          <table:table-cell office:value-type="float" office:value="-5.97">
            <text:p>-5,97000</text:p>
          </table:table-cell>
          <table:table-cell office:value-type="float" office:value="1.6215">
            <text:p>1,621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845]+2.9847)/([.D2845]-14.4252)" office:value-type="float" office:value="-0.0184306447669637">
            <text:p>-0,01843</text:p>
          </table:table-cell>
          <table:table-cell table:number-columns-repeated="1017"/>
        </table:table-row>
        <table:table-row table:style-name="ro1">
          <table:table-cell office:value-type="float" office:value="1350.501">
            <text:p>1350,50100</text:p>
          </table:table-cell>
          <table:table-cell office:value-type="float" office:value="-5.97">
            <text:p>-5,97000</text:p>
          </table:table-cell>
          <table:table-cell office:value-type="float" office:value="1.6215">
            <text:p>1,621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846]+2.9847)/([.D2846]-14.4252)" office:value-type="float" office:value="-0.0184306447669637">
            <text:p>-0,01843</text:p>
          </table:table-cell>
          <table:table-cell table:number-columns-repeated="1017"/>
        </table:table-row>
        <table:table-row table:style-name="ro1">
          <table:table-cell office:value-type="float" office:value="1350.601">
            <text:p>1350,60100</text:p>
          </table:table-cell>
          <table:table-cell office:value-type="float" office:value="-5.97">
            <text:p>-5,97000</text:p>
          </table:table-cell>
          <table:table-cell office:value-type="float" office:value="1.6215">
            <text:p>1,621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847]+2.9847)/([.D2847]-14.4252)" office:value-type="float" office:value="-0.0184306447669637">
            <text:p>-0,01843</text:p>
          </table:table-cell>
          <table:table-cell table:number-columns-repeated="1017"/>
        </table:table-row>
        <table:table-row table:style-name="ro1">
          <table:table-cell office:value-type="float" office:value="1350.701">
            <text:p>1350,70100</text:p>
          </table:table-cell>
          <table:table-cell office:value-type="float" office:value="-5.97">
            <text:p>-5,97000</text:p>
          </table:table-cell>
          <table:table-cell office:value-type="float" office:value="1.6215">
            <text:p>1,621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848]+2.9847)/([.D2848]-14.4252)" office:value-type="float" office:value="-0.0184306447669637">
            <text:p>-0,01843</text:p>
          </table:table-cell>
          <table:table-cell table:number-columns-repeated="1017"/>
        </table:table-row>
        <table:table-row table:style-name="ro1">
          <table:table-cell office:value-type="float" office:value="1350.801">
            <text:p>1350,80100</text:p>
          </table:table-cell>
          <table:table-cell office:value-type="float" office:value="-5.97">
            <text:p>-5,97000</text:p>
          </table:table-cell>
          <table:table-cell office:value-type="float" office:value="1.6215">
            <text:p>1,621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849]+2.9847)/([.D2849]-14.4252)" office:value-type="float" office:value="-0.0184306447669637">
            <text:p>-0,01843</text:p>
          </table:table-cell>
          <table:table-cell table:number-columns-repeated="1017"/>
        </table:table-row>
        <table:table-row table:style-name="ro1">
          <table:table-cell office:value-type="float" office:value="1350.901">
            <text:p>1350,90100</text:p>
          </table:table-cell>
          <table:table-cell office:value-type="float" office:value="-5.97">
            <text:p>-5,97000</text:p>
          </table:table-cell>
          <table:table-cell office:value-type="float" office:value="1.62">
            <text:p>1,620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850]+2.9847)/([.D2850]-14.4252)" office:value-type="float" office:value="-0.0184306447669637">
            <text:p>-0,01843</text:p>
          </table:table-cell>
          <table:table-cell table:number-columns-repeated="1017"/>
        </table:table-row>
        <table:table-row table:style-name="ro1">
          <table:table-cell office:value-type="float" office:value="1351.001">
            <text:p>1351,00100</text:p>
          </table:table-cell>
          <table:table-cell office:value-type="float" office:value="-5.97">
            <text:p>-5,97000</text:p>
          </table:table-cell>
          <table:table-cell office:value-type="float" office:value="1.62">
            <text:p>1,620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851]+2.9847)/([.D2851]-14.4252)" office:value-type="float" office:value="-0.0184306447669637">
            <text:p>-0,01843</text:p>
          </table:table-cell>
          <table:table-cell table:number-columns-repeated="1017"/>
        </table:table-row>
        <table:table-row table:style-name="ro1">
          <table:table-cell office:value-type="float" office:value="1351.102">
            <text:p>1351,10200</text:p>
          </table:table-cell>
          <table:table-cell office:value-type="float" office:value="-5.97">
            <text:p>-5,97000</text:p>
          </table:table-cell>
          <table:table-cell office:value-type="float" office:value="1.62">
            <text:p>1,620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852]+2.9847)/([.D2852]-14.4252)" office:value-type="float" office:value="-0.0184306447669637">
            <text:p>-0,01843</text:p>
          </table:table-cell>
          <table:table-cell table:number-columns-repeated="1017"/>
        </table:table-row>
        <table:table-row table:style-name="ro1">
          <table:table-cell office:value-type="float" office:value="1351.201">
            <text:p>1351,20100</text:p>
          </table:table-cell>
          <table:table-cell office:value-type="float" office:value="-5.97">
            <text:p>-5,97000</text:p>
          </table:table-cell>
          <table:table-cell office:value-type="float" office:value="1.62">
            <text:p>1,620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853]+2.9847)/([.D2853]-14.4252)" office:value-type="float" office:value="-0.0184306447669637">
            <text:p>-0,01843</text:p>
          </table:table-cell>
          <table:table-cell table:number-columns-repeated="1017"/>
        </table:table-row>
        <table:table-row table:style-name="ro1">
          <table:table-cell office:value-type="float" office:value="1351.301">
            <text:p>1351,30100</text:p>
          </table:table-cell>
          <table:table-cell office:value-type="float" office:value="-5.97">
            <text:p>-5,97000</text:p>
          </table:table-cell>
          <table:table-cell office:value-type="float" office:value="1.62">
            <text:p>1,620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854]+2.9847)/([.D2854]-14.4252)" office:value-type="float" office:value="-0.0184306447669637">
            <text:p>-0,01843</text:p>
          </table:table-cell>
          <table:table-cell table:number-columns-repeated="1017"/>
        </table:table-row>
        <table:table-row table:style-name="ro1">
          <table:table-cell office:value-type="float" office:value="1351.401">
            <text:p>1351,40100</text:p>
          </table:table-cell>
          <table:table-cell office:value-type="float" office:value="-5.97">
            <text:p>-5,97000</text:p>
          </table:table-cell>
          <table:table-cell office:value-type="float" office:value="1.62">
            <text:p>1,620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855]+2.9847)/([.D2855]-14.4252)" office:value-type="float" office:value="-0.0184306447669637">
            <text:p>-0,01843</text:p>
          </table:table-cell>
          <table:table-cell table:number-columns-repeated="1017"/>
        </table:table-row>
        <table:table-row table:style-name="ro1">
          <table:table-cell office:value-type="float" office:value="1351.501">
            <text:p>1351,50100</text:p>
          </table:table-cell>
          <table:table-cell office:value-type="float" office:value="-5.97">
            <text:p>-5,97000</text:p>
          </table:table-cell>
          <table:table-cell office:value-type="float" office:value="1.62">
            <text:p>1,620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856]+2.9847)/([.D2856]-14.4252)" office:value-type="float" office:value="-0.0184306447669637">
            <text:p>-0,01843</text:p>
          </table:table-cell>
          <table:table-cell table:number-columns-repeated="1017"/>
        </table:table-row>
        <table:table-row table:style-name="ro1">
          <table:table-cell office:value-type="float" office:value="1351.601">
            <text:p>1351,60100</text:p>
          </table:table-cell>
          <table:table-cell office:value-type="float" office:value="-5.97">
            <text:p>-5,97000</text:p>
          </table:table-cell>
          <table:table-cell office:value-type="float" office:value="1.62">
            <text:p>1,620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857]+2.9847)/([.D2857]-14.4252)" office:value-type="float" office:value="-0.0184306447669637">
            <text:p>-0,01843</text:p>
          </table:table-cell>
          <table:table-cell table:number-columns-repeated="1017"/>
        </table:table-row>
        <table:table-row table:style-name="ro1">
          <table:table-cell office:value-type="float" office:value="1351.701">
            <text:p>1351,70100</text:p>
          </table:table-cell>
          <table:table-cell office:value-type="float" office:value="-5.97">
            <text:p>-5,97000</text:p>
          </table:table-cell>
          <table:table-cell office:value-type="float" office:value="1.62">
            <text:p>1,620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858]+2.9847)/([.D2858]-14.4252)" office:value-type="float" office:value="-0.0184306447669637">
            <text:p>-0,01843</text:p>
          </table:table-cell>
          <table:table-cell table:number-columns-repeated="1017"/>
        </table:table-row>
        <table:table-row table:style-name="ro1">
          <table:table-cell office:value-type="float" office:value="1351.801">
            <text:p>1351,80100</text:p>
          </table:table-cell>
          <table:table-cell office:value-type="float" office:value="-5.97">
            <text:p>-5,97000</text:p>
          </table:table-cell>
          <table:table-cell office:value-type="float" office:value="1.62">
            <text:p>1,620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859]+2.9847)/([.D2859]-14.4252)" office:value-type="float" office:value="-0.0184306447669637">
            <text:p>-0,01843</text:p>
          </table:table-cell>
          <table:table-cell table:number-columns-repeated="1017"/>
        </table:table-row>
        <table:table-row table:style-name="ro1">
          <table:table-cell office:value-type="float" office:value="1351.901">
            <text:p>1351,90100</text:p>
          </table:table-cell>
          <table:table-cell office:value-type="float" office:value="-5.97">
            <text:p>-5,97000</text:p>
          </table:table-cell>
          <table:table-cell office:value-type="float" office:value="1.617">
            <text:p>1,617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860]+2.9847)/([.D2860]-14.4252)" office:value-type="float" office:value="-0.0184306447669637">
            <text:p>-0,01843</text:p>
          </table:table-cell>
          <table:table-cell table:number-columns-repeated="1017"/>
        </table:table-row>
        <table:table-row table:style-name="ro1">
          <table:table-cell office:value-type="float" office:value="1352.001">
            <text:p>1352,00100</text:p>
          </table:table-cell>
          <table:table-cell office:value-type="float" office:value="-5.97">
            <text:p>-5,97000</text:p>
          </table:table-cell>
          <table:table-cell office:value-type="float" office:value="1.617">
            <text:p>1,617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861]+2.9847)/([.D2861]-14.4252)" office:value-type="float" office:value="-0.0184306447669637">
            <text:p>-0,01843</text:p>
          </table:table-cell>
          <table:table-cell table:number-columns-repeated="1017"/>
        </table:table-row>
        <table:table-row table:style-name="ro1">
          <table:table-cell office:value-type="float" office:value="1352.101">
            <text:p>1352,10100</text:p>
          </table:table-cell>
          <table:table-cell office:value-type="float" office:value="-5.955">
            <text:p>-5,95500</text:p>
          </table:table-cell>
          <table:table-cell office:value-type="float" office:value="1.617">
            <text:p>1,617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862]+2.9847)/([.D2862]-14.4252)" office:value-type="float" office:value="-0.0183380377688381">
            <text:p>-0,01834</text:p>
          </table:table-cell>
          <table:table-cell table:number-columns-repeated="1017"/>
        </table:table-row>
        <table:table-row table:style-name="ro1">
          <table:table-cell office:value-type="float" office:value="1352.201">
            <text:p>1352,20100</text:p>
          </table:table-cell>
          <table:table-cell office:value-type="float" office:value="-5.955">
            <text:p>-5,95500</text:p>
          </table:table-cell>
          <table:table-cell office:value-type="float" office:value="1.617">
            <text:p>1,617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863]+2.9847)/([.D2863]-14.4252)" office:value-type="float" office:value="-0.0183380377688381">
            <text:p>-0,01834</text:p>
          </table:table-cell>
          <table:table-cell table:number-columns-repeated="1017"/>
        </table:table-row>
        <table:table-row table:style-name="ro1">
          <table:table-cell office:value-type="float" office:value="1352.301">
            <text:p>1352,30100</text:p>
          </table:table-cell>
          <table:table-cell office:value-type="float" office:value="-5.955">
            <text:p>-5,95500</text:p>
          </table:table-cell>
          <table:table-cell office:value-type="float" office:value="1.617">
            <text:p>1,617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864]+2.9847)/([.D2864]-14.4252)" office:value-type="float" office:value="-0.0183380377688381">
            <text:p>-0,01834</text:p>
          </table:table-cell>
          <table:table-cell table:number-columns-repeated="1017"/>
        </table:table-row>
        <table:table-row table:style-name="ro1">
          <table:table-cell office:value-type="float" office:value="1352.401">
            <text:p>1352,40100</text:p>
          </table:table-cell>
          <table:table-cell office:value-type="float" office:value="-5.955">
            <text:p>-5,95500</text:p>
          </table:table-cell>
          <table:table-cell office:value-type="float" office:value="1.617">
            <text:p>1,617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865]+2.9847)/([.D2865]-14.4252)" office:value-type="float" office:value="-0.0183380377688381">
            <text:p>-0,01834</text:p>
          </table:table-cell>
          <table:table-cell table:number-columns-repeated="1017"/>
        </table:table-row>
        <table:table-row table:style-name="ro1">
          <table:table-cell office:value-type="float" office:value="1352.501">
            <text:p>1352,50100</text:p>
          </table:table-cell>
          <table:table-cell office:value-type="float" office:value="-5.955">
            <text:p>-5,95500</text:p>
          </table:table-cell>
          <table:table-cell office:value-type="float" office:value="1.617">
            <text:p>1,617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866]+2.9847)/([.D2866]-14.4252)" office:value-type="float" office:value="-0.0183380377688381">
            <text:p>-0,01834</text:p>
          </table:table-cell>
          <table:table-cell table:number-columns-repeated="1017"/>
        </table:table-row>
        <table:table-row table:style-name="ro1">
          <table:table-cell office:value-type="float" office:value="1352.601">
            <text:p>1352,60100</text:p>
          </table:table-cell>
          <table:table-cell office:value-type="float" office:value="-5.955">
            <text:p>-5,95500</text:p>
          </table:table-cell>
          <table:table-cell office:value-type="float" office:value="1.617">
            <text:p>1,617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867]+2.9847)/([.D2867]-14.4252)" office:value-type="float" office:value="-0.0183380377688381">
            <text:p>-0,01834</text:p>
          </table:table-cell>
          <table:table-cell table:number-columns-repeated="1017"/>
        </table:table-row>
        <table:table-row table:style-name="ro1">
          <table:table-cell office:value-type="float" office:value="1352.701">
            <text:p>1352,70100</text:p>
          </table:table-cell>
          <table:table-cell office:value-type="float" office:value="-5.955">
            <text:p>-5,95500</text:p>
          </table:table-cell>
          <table:table-cell office:value-type="float" office:value="1.617">
            <text:p>1,617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868]+2.9847)/([.D2868]-14.4252)" office:value-type="float" office:value="-0.0183380377688381">
            <text:p>-0,01834</text:p>
          </table:table-cell>
          <table:table-cell table:number-columns-repeated="1017"/>
        </table:table-row>
        <table:table-row table:style-name="ro1">
          <table:table-cell office:value-type="float" office:value="1352.801">
            <text:p>1352,80100</text:p>
          </table:table-cell>
          <table:table-cell office:value-type="float" office:value="-5.955">
            <text:p>-5,95500</text:p>
          </table:table-cell>
          <table:table-cell office:value-type="float" office:value="1.617">
            <text:p>1,617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869]+2.9847)/([.D2869]-14.4252)" office:value-type="float" office:value="-0.0183380377688381">
            <text:p>-0,01834</text:p>
          </table:table-cell>
          <table:table-cell table:number-columns-repeated="1017"/>
        </table:table-row>
        <table:table-row table:style-name="ro1">
          <table:table-cell office:value-type="float" office:value="1352.901">
            <text:p>1352,90100</text:p>
          </table:table-cell>
          <table:table-cell office:value-type="float" office:value="-5.955">
            <text:p>-5,95500</text:p>
          </table:table-cell>
          <table:table-cell office:value-type="float" office:value="1.6185">
            <text:p>1,618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870]+2.9847)/([.D2870]-14.4252)" office:value-type="float" office:value="-0.0183380377688381">
            <text:p>-0,01834</text:p>
          </table:table-cell>
          <table:table-cell table:number-columns-repeated="1017"/>
        </table:table-row>
        <table:table-row table:style-name="ro1">
          <table:table-cell office:value-type="float" office:value="1353.001">
            <text:p>1353,00100</text:p>
          </table:table-cell>
          <table:table-cell office:value-type="float" office:value="-5.955">
            <text:p>-5,95500</text:p>
          </table:table-cell>
          <table:table-cell office:value-type="float" office:value="1.6185">
            <text:p>1,618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871]+2.9847)/([.D2871]-14.4252)" office:value-type="float" office:value="-0.0183380377688381">
            <text:p>-0,01834</text:p>
          </table:table-cell>
          <table:table-cell table:number-columns-repeated="1017"/>
        </table:table-row>
        <table:table-row table:style-name="ro1">
          <table:table-cell office:value-type="float" office:value="1353.101">
            <text:p>1353,10100</text:p>
          </table:table-cell>
          <table:table-cell office:value-type="float" office:value="-5.955">
            <text:p>-5,95500</text:p>
          </table:table-cell>
          <table:table-cell office:value-type="float" office:value="1.6185">
            <text:p>1,618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872]+2.9847)/([.D2872]-14.4252)" office:value-type="float" office:value="-0.0183380377688381">
            <text:p>-0,01834</text:p>
          </table:table-cell>
          <table:table-cell table:number-columns-repeated="1017"/>
        </table:table-row>
        <table:table-row table:style-name="ro1">
          <table:table-cell office:value-type="float" office:value="1353.201">
            <text:p>1353,20100</text:p>
          </table:table-cell>
          <table:table-cell office:value-type="float" office:value="-5.955">
            <text:p>-5,95500</text:p>
          </table:table-cell>
          <table:table-cell office:value-type="float" office:value="1.6185">
            <text:p>1,618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873]+2.9847)/([.D2873]-14.4252)" office:value-type="float" office:value="-0.0183380377688381">
            <text:p>-0,01834</text:p>
          </table:table-cell>
          <table:table-cell table:number-columns-repeated="1017"/>
        </table:table-row>
        <table:table-row table:style-name="ro1">
          <table:table-cell office:value-type="float" office:value="1353.301">
            <text:p>1353,30100</text:p>
          </table:table-cell>
          <table:table-cell office:value-type="float" office:value="-5.955">
            <text:p>-5,95500</text:p>
          </table:table-cell>
          <table:table-cell office:value-type="float" office:value="1.6185">
            <text:p>1,618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874]+2.9847)/([.D2874]-14.4252)" office:value-type="float" office:value="-0.0183380377688381">
            <text:p>-0,01834</text:p>
          </table:table-cell>
          <table:table-cell table:number-columns-repeated="1017"/>
        </table:table-row>
        <table:table-row table:style-name="ro1">
          <table:table-cell office:value-type="float" office:value="1353.401">
            <text:p>1353,40100</text:p>
          </table:table-cell>
          <table:table-cell office:value-type="float" office:value="-5.955">
            <text:p>-5,95500</text:p>
          </table:table-cell>
          <table:table-cell office:value-type="float" office:value="1.6185">
            <text:p>1,618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875]+2.9847)/([.D2875]-14.4252)" office:value-type="float" office:value="-0.0183380377688381">
            <text:p>-0,01834</text:p>
          </table:table-cell>
          <table:table-cell table:number-columns-repeated="1017"/>
        </table:table-row>
        <table:table-row table:style-name="ro1">
          <table:table-cell office:value-type="float" office:value="1353.501">
            <text:p>1353,50100</text:p>
          </table:table-cell>
          <table:table-cell office:value-type="float" office:value="-5.955">
            <text:p>-5,95500</text:p>
          </table:table-cell>
          <table:table-cell office:value-type="float" office:value="1.6185">
            <text:p>1,618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876]+2.9847)/([.D2876]-14.4252)" office:value-type="float" office:value="-0.0183380377688381">
            <text:p>-0,01834</text:p>
          </table:table-cell>
          <table:table-cell table:number-columns-repeated="1017"/>
        </table:table-row>
        <table:table-row table:style-name="ro1">
          <table:table-cell office:value-type="float" office:value="1353.601">
            <text:p>1353,60100</text:p>
          </table:table-cell>
          <table:table-cell office:value-type="float" office:value="-5.955">
            <text:p>-5,95500</text:p>
          </table:table-cell>
          <table:table-cell office:value-type="float" office:value="1.6185">
            <text:p>1,618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877]+2.9847)/([.D2877]-14.4252)" office:value-type="float" office:value="-0.0183380377688381">
            <text:p>-0,01834</text:p>
          </table:table-cell>
          <table:table-cell table:number-columns-repeated="1017"/>
        </table:table-row>
        <table:table-row table:style-name="ro1">
          <table:table-cell office:value-type="float" office:value="1353.701">
            <text:p>1353,70100</text:p>
          </table:table-cell>
          <table:table-cell office:value-type="float" office:value="-5.955">
            <text:p>-5,95500</text:p>
          </table:table-cell>
          <table:table-cell office:value-type="float" office:value="1.6185">
            <text:p>1,618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878]+2.9847)/([.D2878]-14.4252)" office:value-type="float" office:value="-0.0183380377688381">
            <text:p>-0,01834</text:p>
          </table:table-cell>
          <table:table-cell table:number-columns-repeated="1017"/>
        </table:table-row>
        <table:table-row table:style-name="ro1">
          <table:table-cell office:value-type="float" office:value="1353.801">
            <text:p>1353,80100</text:p>
          </table:table-cell>
          <table:table-cell office:value-type="float" office:value="-5.955">
            <text:p>-5,95500</text:p>
          </table:table-cell>
          <table:table-cell office:value-type="float" office:value="1.6185">
            <text:p>1,618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879]+2.9847)/([.D2879]-14.4252)" office:value-type="float" office:value="-0.0183380377688381">
            <text:p>-0,01834</text:p>
          </table:table-cell>
          <table:table-cell table:number-columns-repeated="1017"/>
        </table:table-row>
        <table:table-row table:style-name="ro1">
          <table:table-cell office:value-type="float" office:value="1353.901">
            <text:p>1353,90100</text:p>
          </table:table-cell>
          <table:table-cell office:value-type="float" office:value="-5.955">
            <text:p>-5,95500</text:p>
          </table:table-cell>
          <table:table-cell office:value-type="float" office:value="1.6215">
            <text:p>1,621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880]+2.9847)/([.D2880]-14.4252)" office:value-type="float" office:value="-0.0183380377688381">
            <text:p>-0,01834</text:p>
          </table:table-cell>
          <table:table-cell table:number-columns-repeated="1017"/>
        </table:table-row>
        <table:table-row table:style-name="ro1">
          <table:table-cell office:value-type="float" office:value="1354.001">
            <text:p>1354,00100</text:p>
          </table:table-cell>
          <table:table-cell office:value-type="float" office:value="-5.955">
            <text:p>-5,95500</text:p>
          </table:table-cell>
          <table:table-cell office:value-type="float" office:value="1.6215">
            <text:p>1,621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881]+2.9847)/([.D2881]-14.4252)" office:value-type="float" office:value="-0.0183380377688381">
            <text:p>-0,01834</text:p>
          </table:table-cell>
          <table:table-cell table:number-columns-repeated="1017"/>
        </table:table-row>
        <table:table-row table:style-name="ro1">
          <table:table-cell office:value-type="float" office:value="1354.101">
            <text:p>1354,10100</text:p>
          </table:table-cell>
          <table:table-cell office:value-type="float" office:value="-5.955">
            <text:p>-5,95500</text:p>
          </table:table-cell>
          <table:table-cell office:value-type="float" office:value="1.6215">
            <text:p>1,621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882]+2.9847)/([.D2882]-14.4252)" office:value-type="float" office:value="-0.0183380377688381">
            <text:p>-0,01834</text:p>
          </table:table-cell>
          <table:table-cell table:number-columns-repeated="1017"/>
        </table:table-row>
        <table:table-row table:style-name="ro1">
          <table:table-cell office:value-type="float" office:value="1354.201">
            <text:p>1354,20100</text:p>
          </table:table-cell>
          <table:table-cell office:value-type="float" office:value="-5.955">
            <text:p>-5,95500</text:p>
          </table:table-cell>
          <table:table-cell office:value-type="float" office:value="1.6215">
            <text:p>1,621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883]+2.9847)/([.D2883]-14.4252)" office:value-type="float" office:value="-0.0183380377688381">
            <text:p>-0,01834</text:p>
          </table:table-cell>
          <table:table-cell table:number-columns-repeated="1017"/>
        </table:table-row>
        <table:table-row table:style-name="ro1">
          <table:table-cell office:value-type="float" office:value="1354.301">
            <text:p>1354,30100</text:p>
          </table:table-cell>
          <table:table-cell office:value-type="float" office:value="-5.955">
            <text:p>-5,95500</text:p>
          </table:table-cell>
          <table:table-cell office:value-type="float" office:value="1.6215">
            <text:p>1,621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884]+2.9847)/([.D2884]-14.4252)" office:value-type="float" office:value="-0.0183380377688381">
            <text:p>-0,01834</text:p>
          </table:table-cell>
          <table:table-cell table:number-columns-repeated="1017"/>
        </table:table-row>
        <table:table-row table:style-name="ro1">
          <table:table-cell office:value-type="float" office:value="1354.401">
            <text:p>1354,40100</text:p>
          </table:table-cell>
          <table:table-cell office:value-type="float" office:value="-5.955">
            <text:p>-5,95500</text:p>
          </table:table-cell>
          <table:table-cell office:value-type="float" office:value="1.6215">
            <text:p>1,621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885]+2.9847)/([.D2885]-14.4252)" office:value-type="float" office:value="-0.0183380377688381">
            <text:p>-0,01834</text:p>
          </table:table-cell>
          <table:table-cell table:number-columns-repeated="1017"/>
        </table:table-row>
        <table:table-row table:style-name="ro1">
          <table:table-cell office:value-type="float" office:value="1354.501">
            <text:p>1354,50100</text:p>
          </table:table-cell>
          <table:table-cell office:value-type="float" office:value="-5.955">
            <text:p>-5,95500</text:p>
          </table:table-cell>
          <table:table-cell office:value-type="float" office:value="1.6215">
            <text:p>1,621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886]+2.9847)/([.D2886]-14.4252)" office:value-type="float" office:value="-0.0183380377688381">
            <text:p>-0,01834</text:p>
          </table:table-cell>
          <table:table-cell table:number-columns-repeated="1017"/>
        </table:table-row>
        <table:table-row table:style-name="ro1">
          <table:table-cell office:value-type="float" office:value="1354.601">
            <text:p>1354,60100</text:p>
          </table:table-cell>
          <table:table-cell office:value-type="float" office:value="-5.955">
            <text:p>-5,95500</text:p>
          </table:table-cell>
          <table:table-cell office:value-type="float" office:value="1.6215">
            <text:p>1,621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887]+2.9847)/([.D2887]-14.4252)" office:value-type="float" office:value="-0.0183380377688381">
            <text:p>-0,01834</text:p>
          </table:table-cell>
          <table:table-cell table:number-columns-repeated="1017"/>
        </table:table-row>
        <table:table-row table:style-name="ro1">
          <table:table-cell office:value-type="float" office:value="1354.701">
            <text:p>1354,70100</text:p>
          </table:table-cell>
          <table:table-cell office:value-type="float" office:value="-5.955">
            <text:p>-5,95500</text:p>
          </table:table-cell>
          <table:table-cell office:value-type="float" office:value="1.6215">
            <text:p>1,621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888]+2.9847)/([.D2888]-14.4252)" office:value-type="float" office:value="-0.0183380377688381">
            <text:p>-0,01834</text:p>
          </table:table-cell>
          <table:table-cell table:number-columns-repeated="1017"/>
        </table:table-row>
        <table:table-row table:style-name="ro1">
          <table:table-cell office:value-type="float" office:value="1354.801">
            <text:p>1354,80100</text:p>
          </table:table-cell>
          <table:table-cell office:value-type="float" office:value="-5.955">
            <text:p>-5,95500</text:p>
          </table:table-cell>
          <table:table-cell office:value-type="float" office:value="1.6215">
            <text:p>1,621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889]+2.9847)/([.D2889]-14.4252)" office:value-type="float" office:value="-0.0183380377688381">
            <text:p>-0,01834</text:p>
          </table:table-cell>
          <table:table-cell table:number-columns-repeated="1017"/>
        </table:table-row>
        <table:table-row table:style-name="ro1">
          <table:table-cell office:value-type="float" office:value="1354.901">
            <text:p>1354,90100</text:p>
          </table:table-cell>
          <table:table-cell office:value-type="float" office:value="-5.955">
            <text:p>-5,95500</text:p>
          </table:table-cell>
          <table:table-cell office:value-type="float" office:value="1.6185">
            <text:p>1,618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890]+2.9847)/([.D2890]-14.4252)" office:value-type="float" office:value="-0.0183380377688381">
            <text:p>-0,01834</text:p>
          </table:table-cell>
          <table:table-cell table:number-columns-repeated="1017"/>
        </table:table-row>
        <table:table-row table:style-name="ro1">
          <table:table-cell office:value-type="float" office:value="1355.001">
            <text:p>1355,00100</text:p>
          </table:table-cell>
          <table:table-cell office:value-type="float" office:value="-5.955">
            <text:p>-5,95500</text:p>
          </table:table-cell>
          <table:table-cell office:value-type="float" office:value="1.6185">
            <text:p>1,618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891]+2.9847)/([.D2891]-14.4252)" office:value-type="float" office:value="-0.0183380377688381">
            <text:p>-0,01834</text:p>
          </table:table-cell>
          <table:table-cell table:number-columns-repeated="1017"/>
        </table:table-row>
        <table:table-row table:style-name="ro1">
          <table:table-cell office:value-type="float" office:value="1355.101">
            <text:p>1355,10100</text:p>
          </table:table-cell>
          <table:table-cell office:value-type="float" office:value="-5.94">
            <text:p>-5,94000</text:p>
          </table:table-cell>
          <table:table-cell office:value-type="float" office:value="1.6185">
            <text:p>1,618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892]+2.9847)/([.D2892]-14.4252)" office:value-type="float" office:value="-0.0182454307707125">
            <text:p>-0,01825</text:p>
          </table:table-cell>
          <table:table-cell table:number-columns-repeated="1017"/>
        </table:table-row>
        <table:table-row table:style-name="ro1">
          <table:table-cell office:value-type="float" office:value="1355.201">
            <text:p>1355,20100</text:p>
          </table:table-cell>
          <table:table-cell office:value-type="float" office:value="-5.94">
            <text:p>-5,94000</text:p>
          </table:table-cell>
          <table:table-cell office:value-type="float" office:value="1.6185">
            <text:p>1,618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893]+2.9847)/([.D2893]-14.4252)" office:value-type="float" office:value="-0.0182454307707125">
            <text:p>-0,01825</text:p>
          </table:table-cell>
          <table:table-cell table:number-columns-repeated="1017"/>
        </table:table-row>
        <table:table-row table:style-name="ro1">
          <table:table-cell office:value-type="float" office:value="1355.301">
            <text:p>1355,30100</text:p>
          </table:table-cell>
          <table:table-cell office:value-type="float" office:value="-5.94">
            <text:p>-5,94000</text:p>
          </table:table-cell>
          <table:table-cell office:value-type="float" office:value="1.6185">
            <text:p>1,618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894]+2.9847)/([.D2894]-14.4252)" office:value-type="float" office:value="-0.0182454307707125">
            <text:p>-0,01825</text:p>
          </table:table-cell>
          <table:table-cell table:number-columns-repeated="1017"/>
        </table:table-row>
        <table:table-row table:style-name="ro1">
          <table:table-cell office:value-type="float" office:value="1355.401">
            <text:p>1355,40100</text:p>
          </table:table-cell>
          <table:table-cell office:value-type="float" office:value="-5.94">
            <text:p>-5,94000</text:p>
          </table:table-cell>
          <table:table-cell office:value-type="float" office:value="1.6185">
            <text:p>1,618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895]+2.9847)/([.D2895]-14.4252)" office:value-type="float" office:value="-0.0182454307707125">
            <text:p>-0,01825</text:p>
          </table:table-cell>
          <table:table-cell table:number-columns-repeated="1017"/>
        </table:table-row>
        <table:table-row table:style-name="ro1">
          <table:table-cell office:value-type="float" office:value="1355.501">
            <text:p>1355,50100</text:p>
          </table:table-cell>
          <table:table-cell office:value-type="float" office:value="-5.94">
            <text:p>-5,94000</text:p>
          </table:table-cell>
          <table:table-cell office:value-type="float" office:value="1.6185">
            <text:p>1,618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896]+2.9847)/([.D2896]-14.4252)" office:value-type="float" office:value="-0.0182454307707125">
            <text:p>-0,01825</text:p>
          </table:table-cell>
          <table:table-cell table:number-columns-repeated="1017"/>
        </table:table-row>
        <table:table-row table:style-name="ro1">
          <table:table-cell office:value-type="float" office:value="1355.601">
            <text:p>1355,60100</text:p>
          </table:table-cell>
          <table:table-cell office:value-type="float" office:value="-5.94">
            <text:p>-5,94000</text:p>
          </table:table-cell>
          <table:table-cell office:value-type="float" office:value="1.6185">
            <text:p>1,618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897]+2.9847)/([.D2897]-14.4252)" office:value-type="float" office:value="-0.0182454307707125">
            <text:p>-0,01825</text:p>
          </table:table-cell>
          <table:table-cell table:number-columns-repeated="1017"/>
        </table:table-row>
        <table:table-row table:style-name="ro1">
          <table:table-cell office:value-type="float" office:value="1355.701">
            <text:p>1355,70100</text:p>
          </table:table-cell>
          <table:table-cell office:value-type="float" office:value="-5.94">
            <text:p>-5,94000</text:p>
          </table:table-cell>
          <table:table-cell office:value-type="float" office:value="1.6185">
            <text:p>1,618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898]+2.9847)/([.D2898]-14.4252)" office:value-type="float" office:value="-0.0182454307707125">
            <text:p>-0,01825</text:p>
          </table:table-cell>
          <table:table-cell table:number-columns-repeated="1017"/>
        </table:table-row>
        <table:table-row table:style-name="ro1">
          <table:table-cell office:value-type="float" office:value="1355.801">
            <text:p>1355,80100</text:p>
          </table:table-cell>
          <table:table-cell office:value-type="float" office:value="-5.94">
            <text:p>-5,94000</text:p>
          </table:table-cell>
          <table:table-cell office:value-type="float" office:value="1.6185">
            <text:p>1,618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899]+2.9847)/([.D2899]-14.4252)" office:value-type="float" office:value="-0.0182454307707125">
            <text:p>-0,01825</text:p>
          </table:table-cell>
          <table:table-cell table:number-columns-repeated="1017"/>
        </table:table-row>
        <table:table-row table:style-name="ro1">
          <table:table-cell office:value-type="float" office:value="1355.901">
            <text:p>1355,90100</text:p>
          </table:table-cell>
          <table:table-cell office:value-type="float" office:value="-5.94">
            <text:p>-5,94000</text:p>
          </table:table-cell>
          <table:table-cell office:value-type="float" office:value="1.6185">
            <text:p>1,618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900]+2.9847)/([.D2900]-14.4252)" office:value-type="float" office:value="-0.0182454307707125">
            <text:p>-0,01825</text:p>
          </table:table-cell>
          <table:table-cell table:number-columns-repeated="1017"/>
        </table:table-row>
        <table:table-row table:style-name="ro1">
          <table:table-cell office:value-type="float" office:value="1356.001">
            <text:p>1356,00100</text:p>
          </table:table-cell>
          <table:table-cell office:value-type="float" office:value="-5.94">
            <text:p>-5,94000</text:p>
          </table:table-cell>
          <table:table-cell office:value-type="float" office:value="1.6185">
            <text:p>1,618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901]+2.9847)/([.D2901]-14.4252)" office:value-type="float" office:value="-0.0182454307707125">
            <text:p>-0,01825</text:p>
          </table:table-cell>
          <table:table-cell table:number-columns-repeated="1017"/>
        </table:table-row>
        <table:table-row table:style-name="ro1">
          <table:table-cell office:value-type="float" office:value="1356.101">
            <text:p>1356,10100</text:p>
          </table:table-cell>
          <table:table-cell office:value-type="float" office:value="-5.955">
            <text:p>-5,95500</text:p>
          </table:table-cell>
          <table:table-cell office:value-type="float" office:value="1.6185">
            <text:p>1,618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902]+2.9847)/([.D2902]-14.4252)" office:value-type="float" office:value="-0.0183380377688381">
            <text:p>-0,01834</text:p>
          </table:table-cell>
          <table:table-cell table:number-columns-repeated="1017"/>
        </table:table-row>
        <table:table-row table:style-name="ro1">
          <table:table-cell office:value-type="float" office:value="1356.201">
            <text:p>1356,20100</text:p>
          </table:table-cell>
          <table:table-cell office:value-type="float" office:value="-5.955">
            <text:p>-5,95500</text:p>
          </table:table-cell>
          <table:table-cell office:value-type="float" office:value="1.6185">
            <text:p>1,618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903]+2.9847)/([.D2903]-14.4252)" office:value-type="float" office:value="-0.0183380377688381">
            <text:p>-0,01834</text:p>
          </table:table-cell>
          <table:table-cell table:number-columns-repeated="1017"/>
        </table:table-row>
        <table:table-row table:style-name="ro1">
          <table:table-cell office:value-type="float" office:value="1356.301">
            <text:p>1356,30100</text:p>
          </table:table-cell>
          <table:table-cell office:value-type="float" office:value="-5.955">
            <text:p>-5,95500</text:p>
          </table:table-cell>
          <table:table-cell office:value-type="float" office:value="1.6185">
            <text:p>1,618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904]+2.9847)/([.D2904]-14.4252)" office:value-type="float" office:value="-0.0183380377688381">
            <text:p>-0,01834</text:p>
          </table:table-cell>
          <table:table-cell table:number-columns-repeated="1017"/>
        </table:table-row>
        <table:table-row table:style-name="ro1">
          <table:table-cell office:value-type="float" office:value="1356.401">
            <text:p>1356,40100</text:p>
          </table:table-cell>
          <table:table-cell office:value-type="float" office:value="-5.955">
            <text:p>-5,95500</text:p>
          </table:table-cell>
          <table:table-cell office:value-type="float" office:value="1.6185">
            <text:p>1,618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905]+2.9847)/([.D2905]-14.4252)" office:value-type="float" office:value="-0.0183380377688381">
            <text:p>-0,01834</text:p>
          </table:table-cell>
          <table:table-cell table:number-columns-repeated="1017"/>
        </table:table-row>
        <table:table-row table:style-name="ro1">
          <table:table-cell office:value-type="float" office:value="1356.501">
            <text:p>1356,50100</text:p>
          </table:table-cell>
          <table:table-cell office:value-type="float" office:value="-5.955">
            <text:p>-5,95500</text:p>
          </table:table-cell>
          <table:table-cell office:value-type="float" office:value="1.6185">
            <text:p>1,618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906]+2.9847)/([.D2906]-14.4252)" office:value-type="float" office:value="-0.0183380377688381">
            <text:p>-0,01834</text:p>
          </table:table-cell>
          <table:table-cell table:number-columns-repeated="1017"/>
        </table:table-row>
        <table:table-row table:style-name="ro1">
          <table:table-cell office:value-type="float" office:value="1356.601">
            <text:p>1356,60100</text:p>
          </table:table-cell>
          <table:table-cell office:value-type="float" office:value="-5.955">
            <text:p>-5,95500</text:p>
          </table:table-cell>
          <table:table-cell office:value-type="float" office:value="1.6185">
            <text:p>1,618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907]+2.9847)/([.D2907]-14.4252)" office:value-type="float" office:value="-0.0183380377688381">
            <text:p>-0,01834</text:p>
          </table:table-cell>
          <table:table-cell table:number-columns-repeated="1017"/>
        </table:table-row>
        <table:table-row table:style-name="ro1">
          <table:table-cell office:value-type="float" office:value="1356.701">
            <text:p>1356,70100</text:p>
          </table:table-cell>
          <table:table-cell office:value-type="float" office:value="-5.955">
            <text:p>-5,95500</text:p>
          </table:table-cell>
          <table:table-cell office:value-type="float" office:value="1.6185">
            <text:p>1,618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908]+2.9847)/([.D2908]-14.4252)" office:value-type="float" office:value="-0.0183380377688381">
            <text:p>-0,01834</text:p>
          </table:table-cell>
          <table:table-cell table:number-columns-repeated="1017"/>
        </table:table-row>
        <table:table-row table:style-name="ro1">
          <table:table-cell office:value-type="float" office:value="1356.801">
            <text:p>1356,80100</text:p>
          </table:table-cell>
          <table:table-cell office:value-type="float" office:value="-5.955">
            <text:p>-5,95500</text:p>
          </table:table-cell>
          <table:table-cell office:value-type="float" office:value="1.6185">
            <text:p>1,618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909]+2.9847)/([.D2909]-14.4252)" office:value-type="float" office:value="-0.0183380377688381">
            <text:p>-0,01834</text:p>
          </table:table-cell>
          <table:table-cell table:number-columns-repeated="1017"/>
        </table:table-row>
        <table:table-row table:style-name="ro1">
          <table:table-cell office:value-type="float" office:value="1356.901">
            <text:p>1356,90100</text:p>
          </table:table-cell>
          <table:table-cell office:value-type="float" office:value="-5.955">
            <text:p>-5,95500</text:p>
          </table:table-cell>
          <table:table-cell office:value-type="float" office:value="1.6185">
            <text:p>1,618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910]+2.9847)/([.D2910]-14.4252)" office:value-type="float" office:value="-0.0183380377688381">
            <text:p>-0,01834</text:p>
          </table:table-cell>
          <table:table-cell table:number-columns-repeated="1017"/>
        </table:table-row>
        <table:table-row table:style-name="ro1">
          <table:table-cell office:value-type="float" office:value="1357.001">
            <text:p>1357,00100</text:p>
          </table:table-cell>
          <table:table-cell office:value-type="float" office:value="-5.955">
            <text:p>-5,95500</text:p>
          </table:table-cell>
          <table:table-cell office:value-type="float" office:value="1.6185">
            <text:p>1,618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911]+2.9847)/([.D2911]-14.4252)" office:value-type="float" office:value="-0.0183380377688381">
            <text:p>-0,01834</text:p>
          </table:table-cell>
          <table:table-cell table:number-columns-repeated="1017"/>
        </table:table-row>
        <table:table-row table:style-name="ro1">
          <table:table-cell office:value-type="float" office:value="1357.101">
            <text:p>1357,10100</text:p>
          </table:table-cell>
          <table:table-cell office:value-type="float" office:value="-5.94">
            <text:p>-5,94000</text:p>
          </table:table-cell>
          <table:table-cell office:value-type="float" office:value="1.6185">
            <text:p>1,618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912]+2.9847)/([.D2912]-14.4252)" office:value-type="float" office:value="-0.0182454307707125">
            <text:p>-0,01825</text:p>
          </table:table-cell>
          <table:table-cell table:number-columns-repeated="1017"/>
        </table:table-row>
        <table:table-row table:style-name="ro1">
          <table:table-cell office:value-type="float" office:value="1357.201">
            <text:p>1357,20100</text:p>
          </table:table-cell>
          <table:table-cell office:value-type="float" office:value="-5.94">
            <text:p>-5,94000</text:p>
          </table:table-cell>
          <table:table-cell office:value-type="float" office:value="1.6185">
            <text:p>1,618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913]+2.9847)/([.D2913]-14.4252)" office:value-type="float" office:value="-0.0182454307707125">
            <text:p>-0,01825</text:p>
          </table:table-cell>
          <table:table-cell table:number-columns-repeated="1017"/>
        </table:table-row>
        <table:table-row table:style-name="ro1">
          <table:table-cell office:value-type="float" office:value="1357.301">
            <text:p>1357,30100</text:p>
          </table:table-cell>
          <table:table-cell office:value-type="float" office:value="-5.94">
            <text:p>-5,94000</text:p>
          </table:table-cell>
          <table:table-cell office:value-type="float" office:value="1.6185">
            <text:p>1,618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914]+2.9847)/([.D2914]-14.4252)" office:value-type="float" office:value="-0.0182454307707125">
            <text:p>-0,01825</text:p>
          </table:table-cell>
          <table:table-cell table:number-columns-repeated="1017"/>
        </table:table-row>
        <table:table-row table:style-name="ro1">
          <table:table-cell office:value-type="float" office:value="1357.401">
            <text:p>1357,40100</text:p>
          </table:table-cell>
          <table:table-cell office:value-type="float" office:value="-5.94">
            <text:p>-5,94000</text:p>
          </table:table-cell>
          <table:table-cell office:value-type="float" office:value="1.6185">
            <text:p>1,618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915]+2.9847)/([.D2915]-14.4252)" office:value-type="float" office:value="-0.0182454307707125">
            <text:p>-0,01825</text:p>
          </table:table-cell>
          <table:table-cell table:number-columns-repeated="1017"/>
        </table:table-row>
        <table:table-row table:style-name="ro1">
          <table:table-cell office:value-type="float" office:value="1357.501">
            <text:p>1357,50100</text:p>
          </table:table-cell>
          <table:table-cell office:value-type="float" office:value="-5.94">
            <text:p>-5,94000</text:p>
          </table:table-cell>
          <table:table-cell office:value-type="float" office:value="1.6185">
            <text:p>1,618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916]+2.9847)/([.D2916]-14.4252)" office:value-type="float" office:value="-0.0182454307707125">
            <text:p>-0,01825</text:p>
          </table:table-cell>
          <table:table-cell table:number-columns-repeated="1017"/>
        </table:table-row>
        <table:table-row table:style-name="ro1">
          <table:table-cell office:value-type="float" office:value="1357.601">
            <text:p>1357,60100</text:p>
          </table:table-cell>
          <table:table-cell office:value-type="float" office:value="-5.94">
            <text:p>-5,94000</text:p>
          </table:table-cell>
          <table:table-cell office:value-type="float" office:value="1.6185">
            <text:p>1,618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917]+2.9847)/([.D2917]-14.4252)" office:value-type="float" office:value="-0.0182454307707125">
            <text:p>-0,01825</text:p>
          </table:table-cell>
          <table:table-cell table:number-columns-repeated="1017"/>
        </table:table-row>
        <table:table-row table:style-name="ro1">
          <table:table-cell office:value-type="float" office:value="1357.701">
            <text:p>1357,70100</text:p>
          </table:table-cell>
          <table:table-cell office:value-type="float" office:value="-5.94">
            <text:p>-5,94000</text:p>
          </table:table-cell>
          <table:table-cell office:value-type="float" office:value="1.6185">
            <text:p>1,618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918]+2.9847)/([.D2918]-14.4252)" office:value-type="float" office:value="-0.0182454307707125">
            <text:p>-0,01825</text:p>
          </table:table-cell>
          <table:table-cell table:number-columns-repeated="1017"/>
        </table:table-row>
        <table:table-row table:style-name="ro1">
          <table:table-cell office:value-type="float" office:value="1357.801">
            <text:p>1357,80100</text:p>
          </table:table-cell>
          <table:table-cell office:value-type="float" office:value="-5.94">
            <text:p>-5,94000</text:p>
          </table:table-cell>
          <table:table-cell office:value-type="float" office:value="1.6185">
            <text:p>1,618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919]+2.9847)/([.D2919]-14.4252)" office:value-type="float" office:value="-0.0182454307707125">
            <text:p>-0,01825</text:p>
          </table:table-cell>
          <table:table-cell table:number-columns-repeated="1017"/>
        </table:table-row>
        <table:table-row table:style-name="ro1">
          <table:table-cell office:value-type="float" office:value="1357.901">
            <text:p>1357,90100</text:p>
          </table:table-cell>
          <table:table-cell office:value-type="float" office:value="-5.94">
            <text:p>-5,94000</text:p>
          </table:table-cell>
          <table:table-cell office:value-type="float" office:value="1.6215">
            <text:p>1,621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920]+2.9847)/([.D2920]-14.4252)" office:value-type="float" office:value="-0.0182454307707125">
            <text:p>-0,01825</text:p>
          </table:table-cell>
          <table:table-cell table:number-columns-repeated="1017"/>
        </table:table-row>
        <table:table-row table:style-name="ro1">
          <table:table-cell office:value-type="float" office:value="1358.001">
            <text:p>1358,00100</text:p>
          </table:table-cell>
          <table:table-cell office:value-type="float" office:value="-5.94">
            <text:p>-5,94000</text:p>
          </table:table-cell>
          <table:table-cell office:value-type="float" office:value="1.6215">
            <text:p>1,621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921]+2.9847)/([.D2921]-14.4252)" office:value-type="float" office:value="-0.0182454307707125">
            <text:p>-0,01825</text:p>
          </table:table-cell>
          <table:table-cell table:number-columns-repeated="1017"/>
        </table:table-row>
        <table:table-row table:style-name="ro1">
          <table:table-cell office:value-type="float" office:value="1358.101">
            <text:p>1358,10100</text:p>
          </table:table-cell>
          <table:table-cell office:value-type="float" office:value="-5.94">
            <text:p>-5,94000</text:p>
          </table:table-cell>
          <table:table-cell office:value-type="float" office:value="1.6215">
            <text:p>1,621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922]+2.9847)/([.D2922]-14.4252)" office:value-type="float" office:value="-0.0182454307707125">
            <text:p>-0,01825</text:p>
          </table:table-cell>
          <table:table-cell table:number-columns-repeated="1017"/>
        </table:table-row>
        <table:table-row table:style-name="ro1">
          <table:table-cell office:value-type="float" office:value="1358.201">
            <text:p>1358,20100</text:p>
          </table:table-cell>
          <table:table-cell office:value-type="float" office:value="-5.94">
            <text:p>-5,94000</text:p>
          </table:table-cell>
          <table:table-cell office:value-type="float" office:value="1.6215">
            <text:p>1,621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923]+2.9847)/([.D2923]-14.4252)" office:value-type="float" office:value="-0.0182454307707125">
            <text:p>-0,01825</text:p>
          </table:table-cell>
          <table:table-cell table:number-columns-repeated="1017"/>
        </table:table-row>
        <table:table-row table:style-name="ro1">
          <table:table-cell office:value-type="float" office:value="1358.301">
            <text:p>1358,30100</text:p>
          </table:table-cell>
          <table:table-cell office:value-type="float" office:value="-5.94">
            <text:p>-5,94000</text:p>
          </table:table-cell>
          <table:table-cell office:value-type="float" office:value="1.6215">
            <text:p>1,621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924]+2.9847)/([.D2924]-14.4252)" office:value-type="float" office:value="-0.0182454307707125">
            <text:p>-0,01825</text:p>
          </table:table-cell>
          <table:table-cell table:number-columns-repeated="1017"/>
        </table:table-row>
        <table:table-row table:style-name="ro1">
          <table:table-cell office:value-type="float" office:value="1358.401">
            <text:p>1358,40100</text:p>
          </table:table-cell>
          <table:table-cell office:value-type="float" office:value="-5.94">
            <text:p>-5,94000</text:p>
          </table:table-cell>
          <table:table-cell office:value-type="float" office:value="1.6215">
            <text:p>1,621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925]+2.9847)/([.D2925]-14.4252)" office:value-type="float" office:value="-0.0182454307707125">
            <text:p>-0,01825</text:p>
          </table:table-cell>
          <table:table-cell table:number-columns-repeated="1017"/>
        </table:table-row>
        <table:table-row table:style-name="ro1">
          <table:table-cell office:value-type="float" office:value="1358.501">
            <text:p>1358,50100</text:p>
          </table:table-cell>
          <table:table-cell office:value-type="float" office:value="-5.94">
            <text:p>-5,94000</text:p>
          </table:table-cell>
          <table:table-cell office:value-type="float" office:value="1.6215">
            <text:p>1,621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926]+2.9847)/([.D2926]-14.4252)" office:value-type="float" office:value="-0.0182454307707125">
            <text:p>-0,01825</text:p>
          </table:table-cell>
          <table:table-cell table:number-columns-repeated="1017"/>
        </table:table-row>
        <table:table-row table:style-name="ro1">
          <table:table-cell office:value-type="float" office:value="1358.601">
            <text:p>1358,60100</text:p>
          </table:table-cell>
          <table:table-cell office:value-type="float" office:value="-5.94">
            <text:p>-5,94000</text:p>
          </table:table-cell>
          <table:table-cell office:value-type="float" office:value="1.6215">
            <text:p>1,621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927]+2.9847)/([.D2927]-14.4252)" office:value-type="float" office:value="-0.0182454307707125">
            <text:p>-0,01825</text:p>
          </table:table-cell>
          <table:table-cell table:number-columns-repeated="1017"/>
        </table:table-row>
        <table:table-row table:style-name="ro1">
          <table:table-cell office:value-type="float" office:value="1358.701">
            <text:p>1358,70100</text:p>
          </table:table-cell>
          <table:table-cell office:value-type="float" office:value="-5.94">
            <text:p>-5,94000</text:p>
          </table:table-cell>
          <table:table-cell office:value-type="float" office:value="1.6215">
            <text:p>1,621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928]+2.9847)/([.D2928]-14.4252)" office:value-type="float" office:value="-0.0182454307707125">
            <text:p>-0,01825</text:p>
          </table:table-cell>
          <table:table-cell table:number-columns-repeated="1017"/>
        </table:table-row>
        <table:table-row table:style-name="ro1">
          <table:table-cell office:value-type="float" office:value="1358.801">
            <text:p>1358,80100</text:p>
          </table:table-cell>
          <table:table-cell office:value-type="float" office:value="-5.94">
            <text:p>-5,94000</text:p>
          </table:table-cell>
          <table:table-cell office:value-type="float" office:value="1.6215">
            <text:p>1,621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929]+2.9847)/([.D2929]-14.4252)" office:value-type="float" office:value="-0.0182454307707125">
            <text:p>-0,01825</text:p>
          </table:table-cell>
          <table:table-cell table:number-columns-repeated="1017"/>
        </table:table-row>
        <table:table-row table:style-name="ro1">
          <table:table-cell office:value-type="float" office:value="1358.901">
            <text:p>1358,90100</text:p>
          </table:table-cell>
          <table:table-cell office:value-type="float" office:value="-5.94">
            <text:p>-5,94000</text:p>
          </table:table-cell>
          <table:table-cell office:value-type="float" office:value="1.6215">
            <text:p>1,621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930]+2.9847)/([.D2930]-14.4252)" office:value-type="float" office:value="-0.0182454307707125">
            <text:p>-0,01825</text:p>
          </table:table-cell>
          <table:table-cell table:number-columns-repeated="1017"/>
        </table:table-row>
        <table:table-row table:style-name="ro1">
          <table:table-cell office:value-type="float" office:value="1359.001">
            <text:p>1359,00100</text:p>
          </table:table-cell>
          <table:table-cell office:value-type="float" office:value="-5.94">
            <text:p>-5,94000</text:p>
          </table:table-cell>
          <table:table-cell office:value-type="float" office:value="1.6215">
            <text:p>1,621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931]+2.9847)/([.D2931]-14.4252)" office:value-type="float" office:value="-0.0182454307707125">
            <text:p>-0,01825</text:p>
          </table:table-cell>
          <table:table-cell table:number-columns-repeated="1017"/>
        </table:table-row>
        <table:table-row table:style-name="ro1">
          <table:table-cell office:value-type="float" office:value="1359.101">
            <text:p>1359,10100</text:p>
          </table:table-cell>
          <table:table-cell office:value-type="float" office:value="-5.94">
            <text:p>-5,94000</text:p>
          </table:table-cell>
          <table:table-cell office:value-type="float" office:value="1.6215">
            <text:p>1,621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932]+2.9847)/([.D2932]-14.4252)" office:value-type="float" office:value="-0.0182454307707125">
            <text:p>-0,01825</text:p>
          </table:table-cell>
          <table:table-cell table:number-columns-repeated="1017"/>
        </table:table-row>
        <table:table-row table:style-name="ro1">
          <table:table-cell office:value-type="float" office:value="1359.201">
            <text:p>1359,20100</text:p>
          </table:table-cell>
          <table:table-cell office:value-type="float" office:value="-5.94">
            <text:p>-5,94000</text:p>
          </table:table-cell>
          <table:table-cell office:value-type="float" office:value="1.6215">
            <text:p>1,621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933]+2.9847)/([.D2933]-14.4252)" office:value-type="float" office:value="-0.0182454307707125">
            <text:p>-0,01825</text:p>
          </table:table-cell>
          <table:table-cell table:number-columns-repeated="1017"/>
        </table:table-row>
        <table:table-row table:style-name="ro1">
          <table:table-cell office:value-type="float" office:value="1359.301">
            <text:p>1359,30100</text:p>
          </table:table-cell>
          <table:table-cell office:value-type="float" office:value="-5.94">
            <text:p>-5,94000</text:p>
          </table:table-cell>
          <table:table-cell office:value-type="float" office:value="1.6215">
            <text:p>1,621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934]+2.9847)/([.D2934]-14.4252)" office:value-type="float" office:value="-0.0182454307707125">
            <text:p>-0,01825</text:p>
          </table:table-cell>
          <table:table-cell table:number-columns-repeated="1017"/>
        </table:table-row>
        <table:table-row table:style-name="ro1">
          <table:table-cell office:value-type="float" office:value="1359.401">
            <text:p>1359,40100</text:p>
          </table:table-cell>
          <table:table-cell office:value-type="float" office:value="-5.94">
            <text:p>-5,94000</text:p>
          </table:table-cell>
          <table:table-cell office:value-type="float" office:value="1.6215">
            <text:p>1,621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935]+2.9847)/([.D2935]-14.4252)" office:value-type="float" office:value="-0.0182454307707125">
            <text:p>-0,01825</text:p>
          </table:table-cell>
          <table:table-cell table:number-columns-repeated="1017"/>
        </table:table-row>
        <table:table-row table:style-name="ro1">
          <table:table-cell office:value-type="float" office:value="1359.501">
            <text:p>1359,50100</text:p>
          </table:table-cell>
          <table:table-cell office:value-type="float" office:value="-5.94">
            <text:p>-5,94000</text:p>
          </table:table-cell>
          <table:table-cell office:value-type="float" office:value="1.6215">
            <text:p>1,621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936]+2.9847)/([.D2936]-14.4252)" office:value-type="float" office:value="-0.0182454307707125">
            <text:p>-0,01825</text:p>
          </table:table-cell>
          <table:table-cell table:number-columns-repeated="1017"/>
        </table:table-row>
        <table:table-row table:style-name="ro1">
          <table:table-cell office:value-type="float" office:value="1359.601">
            <text:p>1359,60100</text:p>
          </table:table-cell>
          <table:table-cell office:value-type="float" office:value="-5.94">
            <text:p>-5,94000</text:p>
          </table:table-cell>
          <table:table-cell office:value-type="float" office:value="1.6215">
            <text:p>1,621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937]+2.9847)/([.D2937]-14.4252)" office:value-type="float" office:value="-0.0182454307707125">
            <text:p>-0,01825</text:p>
          </table:table-cell>
          <table:table-cell table:number-columns-repeated="1017"/>
        </table:table-row>
        <table:table-row table:style-name="ro1">
          <table:table-cell office:value-type="float" office:value="1359.701">
            <text:p>1359,70100</text:p>
          </table:table-cell>
          <table:table-cell office:value-type="float" office:value="-5.94">
            <text:p>-5,94000</text:p>
          </table:table-cell>
          <table:table-cell office:value-type="float" office:value="1.6215">
            <text:p>1,621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938]+2.9847)/([.D2938]-14.4252)" office:value-type="float" office:value="-0.0182454307707125">
            <text:p>-0,01825</text:p>
          </table:table-cell>
          <table:table-cell table:number-columns-repeated="1017"/>
        </table:table-row>
        <table:table-row table:style-name="ro1">
          <table:table-cell office:value-type="float" office:value="1359.801">
            <text:p>1359,80100</text:p>
          </table:table-cell>
          <table:table-cell office:value-type="float" office:value="-5.94">
            <text:p>-5,94000</text:p>
          </table:table-cell>
          <table:table-cell office:value-type="float" office:value="1.6215">
            <text:p>1,621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939]+2.9847)/([.D2939]-14.4252)" office:value-type="float" office:value="-0.0182454307707125">
            <text:p>-0,01825</text:p>
          </table:table-cell>
          <table:table-cell table:number-columns-repeated="1017"/>
        </table:table-row>
        <table:table-row table:style-name="ro1">
          <table:table-cell office:value-type="float" office:value="1359.901">
            <text:p>1359,90100</text:p>
          </table:table-cell>
          <table:table-cell office:value-type="float" office:value="-5.94">
            <text:p>-5,94000</text:p>
          </table:table-cell>
          <table:table-cell office:value-type="float" office:value="1.62">
            <text:p>1,620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940]+2.9847)/([.D2940]-14.4252)" office:value-type="float" office:value="-0.0182454307707125">
            <text:p>-0,01825</text:p>
          </table:table-cell>
          <table:table-cell table:number-columns-repeated="1017"/>
        </table:table-row>
        <table:table-row table:style-name="ro1">
          <table:table-cell office:value-type="float" office:value="1360.001">
            <text:p>1360,00100</text:p>
          </table:table-cell>
          <table:table-cell office:value-type="float" office:value="-5.94">
            <text:p>-5,94000</text:p>
          </table:table-cell>
          <table:table-cell office:value-type="float" office:value="1.62">
            <text:p>1,620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941]+2.9847)/([.D2941]-14.4252)" office:value-type="float" office:value="-0.0182454307707125">
            <text:p>-0,01825</text:p>
          </table:table-cell>
          <table:table-cell table:number-columns-repeated="1017"/>
        </table:table-row>
        <table:table-row table:style-name="ro1">
          <table:table-cell office:value-type="float" office:value="1360.101">
            <text:p>1360,10100</text:p>
          </table:table-cell>
          <table:table-cell office:value-type="float" office:value="-5.94">
            <text:p>-5,94000</text:p>
          </table:table-cell>
          <table:table-cell office:value-type="float" office:value="1.62">
            <text:p>1,620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942]+2.9847)/([.D2942]-14.4252)" office:value-type="float" office:value="-0.0182454307707125">
            <text:p>-0,01825</text:p>
          </table:table-cell>
          <table:table-cell table:number-columns-repeated="1017"/>
        </table:table-row>
        <table:table-row table:style-name="ro1">
          <table:table-cell office:value-type="float" office:value="1360.201">
            <text:p>1360,20100</text:p>
          </table:table-cell>
          <table:table-cell office:value-type="float" office:value="-5.94">
            <text:p>-5,94000</text:p>
          </table:table-cell>
          <table:table-cell office:value-type="float" office:value="1.62">
            <text:p>1,620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943]+2.9847)/([.D2943]-14.4252)" office:value-type="float" office:value="-0.0182454307707125">
            <text:p>-0,01825</text:p>
          </table:table-cell>
          <table:table-cell table:number-columns-repeated="1017"/>
        </table:table-row>
        <table:table-row table:style-name="ro1">
          <table:table-cell office:value-type="float" office:value="1360.301">
            <text:p>1360,30100</text:p>
          </table:table-cell>
          <table:table-cell office:value-type="float" office:value="-5.94">
            <text:p>-5,94000</text:p>
          </table:table-cell>
          <table:table-cell office:value-type="float" office:value="1.62">
            <text:p>1,620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944]+2.9847)/([.D2944]-14.4252)" office:value-type="float" office:value="-0.0182454307707125">
            <text:p>-0,01825</text:p>
          </table:table-cell>
          <table:table-cell table:number-columns-repeated="1017"/>
        </table:table-row>
        <table:table-row table:style-name="ro1">
          <table:table-cell office:value-type="float" office:value="1360.401">
            <text:p>1360,40100</text:p>
          </table:table-cell>
          <table:table-cell office:value-type="float" office:value="-5.94">
            <text:p>-5,94000</text:p>
          </table:table-cell>
          <table:table-cell office:value-type="float" office:value="1.62">
            <text:p>1,620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945]+2.9847)/([.D2945]-14.4252)" office:value-type="float" office:value="-0.0182454307707125">
            <text:p>-0,01825</text:p>
          </table:table-cell>
          <table:table-cell table:number-columns-repeated="1017"/>
        </table:table-row>
        <table:table-row table:style-name="ro1">
          <table:table-cell office:value-type="float" office:value="1360.501">
            <text:p>1360,50100</text:p>
          </table:table-cell>
          <table:table-cell office:value-type="float" office:value="-5.94">
            <text:p>-5,94000</text:p>
          </table:table-cell>
          <table:table-cell office:value-type="float" office:value="1.62">
            <text:p>1,620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946]+2.9847)/([.D2946]-14.4252)" office:value-type="float" office:value="-0.0182454307707125">
            <text:p>-0,01825</text:p>
          </table:table-cell>
          <table:table-cell table:number-columns-repeated="1017"/>
        </table:table-row>
        <table:table-row table:style-name="ro1">
          <table:table-cell office:value-type="float" office:value="1360.601">
            <text:p>1360,60100</text:p>
          </table:table-cell>
          <table:table-cell office:value-type="float" office:value="-5.94">
            <text:p>-5,94000</text:p>
          </table:table-cell>
          <table:table-cell office:value-type="float" office:value="1.62">
            <text:p>1,620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947]+2.9847)/([.D2947]-14.4252)" office:value-type="float" office:value="-0.0182454307707125">
            <text:p>-0,01825</text:p>
          </table:table-cell>
          <table:table-cell table:number-columns-repeated="1017"/>
        </table:table-row>
        <table:table-row table:style-name="ro1">
          <table:table-cell office:value-type="float" office:value="1360.701">
            <text:p>1360,70100</text:p>
          </table:table-cell>
          <table:table-cell office:value-type="float" office:value="-5.94">
            <text:p>-5,94000</text:p>
          </table:table-cell>
          <table:table-cell office:value-type="float" office:value="1.62">
            <text:p>1,620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948]+2.9847)/([.D2948]-14.4252)" office:value-type="float" office:value="-0.0182454307707125">
            <text:p>-0,01825</text:p>
          </table:table-cell>
          <table:table-cell table:number-columns-repeated="1017"/>
        </table:table-row>
        <table:table-row table:style-name="ro1">
          <table:table-cell office:value-type="float" office:value="1360.801">
            <text:p>1360,80100</text:p>
          </table:table-cell>
          <table:table-cell office:value-type="float" office:value="-5.94">
            <text:p>-5,94000</text:p>
          </table:table-cell>
          <table:table-cell office:value-type="float" office:value="1.62">
            <text:p>1,620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949]+2.9847)/([.D2949]-14.4252)" office:value-type="float" office:value="-0.0182454307707125">
            <text:p>-0,01825</text:p>
          </table:table-cell>
          <table:table-cell table:number-columns-repeated="1017"/>
        </table:table-row>
        <table:table-row table:style-name="ro1">
          <table:table-cell office:value-type="float" office:value="1360.901">
            <text:p>1360,90100</text:p>
          </table:table-cell>
          <table:table-cell office:value-type="float" office:value="-5.94">
            <text:p>-5,94000</text:p>
          </table:table-cell>
          <table:table-cell office:value-type="float" office:value="1.6185">
            <text:p>1,618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950]+2.9847)/([.D2950]-14.4252)" office:value-type="float" office:value="-0.0182454307707125">
            <text:p>-0,01825</text:p>
          </table:table-cell>
          <table:table-cell table:number-columns-repeated="1017"/>
        </table:table-row>
        <table:table-row table:style-name="ro1">
          <table:table-cell office:value-type="float" office:value="1361.001">
            <text:p>1361,00100</text:p>
          </table:table-cell>
          <table:table-cell office:value-type="float" office:value="-5.94">
            <text:p>-5,94000</text:p>
          </table:table-cell>
          <table:table-cell office:value-type="float" office:value="1.6185">
            <text:p>1,618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951]+2.9847)/([.D2951]-14.4252)" office:value-type="float" office:value="-0.0182454307707125">
            <text:p>-0,01825</text:p>
          </table:table-cell>
          <table:table-cell table:number-columns-repeated="1017"/>
        </table:table-row>
        <table:table-row table:style-name="ro1">
          <table:table-cell office:value-type="float" office:value="1361.101">
            <text:p>1361,10100</text:p>
          </table:table-cell>
          <table:table-cell office:value-type="float" office:value="-5.94">
            <text:p>-5,94000</text:p>
          </table:table-cell>
          <table:table-cell office:value-type="float" office:value="1.6185">
            <text:p>1,618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952]+2.9847)/([.D2952]-14.4252)" office:value-type="float" office:value="-0.0182454307707125">
            <text:p>-0,01825</text:p>
          </table:table-cell>
          <table:table-cell table:number-columns-repeated="1017"/>
        </table:table-row>
        <table:table-row table:style-name="ro1">
          <table:table-cell office:value-type="float" office:value="1361.201">
            <text:p>1361,20100</text:p>
          </table:table-cell>
          <table:table-cell office:value-type="float" office:value="-5.94">
            <text:p>-5,94000</text:p>
          </table:table-cell>
          <table:table-cell office:value-type="float" office:value="1.6185">
            <text:p>1,618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953]+2.9847)/([.D2953]-14.4252)" office:value-type="float" office:value="-0.0182454307707125">
            <text:p>-0,01825</text:p>
          </table:table-cell>
          <table:table-cell table:number-columns-repeated="1017"/>
        </table:table-row>
        <table:table-row table:style-name="ro1">
          <table:table-cell office:value-type="float" office:value="1361.301">
            <text:p>1361,30100</text:p>
          </table:table-cell>
          <table:table-cell office:value-type="float" office:value="-5.94">
            <text:p>-5,94000</text:p>
          </table:table-cell>
          <table:table-cell office:value-type="float" office:value="1.6185">
            <text:p>1,618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954]+2.9847)/([.D2954]-14.4252)" office:value-type="float" office:value="-0.0182454307707125">
            <text:p>-0,01825</text:p>
          </table:table-cell>
          <table:table-cell table:number-columns-repeated="1017"/>
        </table:table-row>
        <table:table-row table:style-name="ro1">
          <table:table-cell office:value-type="float" office:value="1361.401">
            <text:p>1361,40100</text:p>
          </table:table-cell>
          <table:table-cell office:value-type="float" office:value="-5.94">
            <text:p>-5,94000</text:p>
          </table:table-cell>
          <table:table-cell office:value-type="float" office:value="1.6185">
            <text:p>1,618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955]+2.9847)/([.D2955]-14.4252)" office:value-type="float" office:value="-0.0182454307707125">
            <text:p>-0,01825</text:p>
          </table:table-cell>
          <table:table-cell table:number-columns-repeated="1017"/>
        </table:table-row>
        <table:table-row table:style-name="ro1">
          <table:table-cell office:value-type="float" office:value="1361.501">
            <text:p>1361,50100</text:p>
          </table:table-cell>
          <table:table-cell office:value-type="float" office:value="-5.94">
            <text:p>-5,94000</text:p>
          </table:table-cell>
          <table:table-cell office:value-type="float" office:value="1.6185">
            <text:p>1,618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956]+2.9847)/([.D2956]-14.4252)" office:value-type="float" office:value="-0.0182454307707125">
            <text:p>-0,01825</text:p>
          </table:table-cell>
          <table:table-cell table:number-columns-repeated="1017"/>
        </table:table-row>
        <table:table-row table:style-name="ro1">
          <table:table-cell office:value-type="float" office:value="1361.601">
            <text:p>1361,60100</text:p>
          </table:table-cell>
          <table:table-cell office:value-type="float" office:value="-5.94">
            <text:p>-5,94000</text:p>
          </table:table-cell>
          <table:table-cell office:value-type="float" office:value="1.6185">
            <text:p>1,618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957]+2.9847)/([.D2957]-14.4252)" office:value-type="float" office:value="-0.0182454307707125">
            <text:p>-0,01825</text:p>
          </table:table-cell>
          <table:table-cell table:number-columns-repeated="1017"/>
        </table:table-row>
        <table:table-row table:style-name="ro1">
          <table:table-cell office:value-type="float" office:value="1361.701">
            <text:p>1361,70100</text:p>
          </table:table-cell>
          <table:table-cell office:value-type="float" office:value="-5.94">
            <text:p>-5,94000</text:p>
          </table:table-cell>
          <table:table-cell office:value-type="float" office:value="1.6185">
            <text:p>1,618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958]+2.9847)/([.D2958]-14.4252)" office:value-type="float" office:value="-0.0182454307707125">
            <text:p>-0,01825</text:p>
          </table:table-cell>
          <table:table-cell table:number-columns-repeated="1017"/>
        </table:table-row>
        <table:table-row table:style-name="ro1">
          <table:table-cell office:value-type="float" office:value="1361.801">
            <text:p>1361,80100</text:p>
          </table:table-cell>
          <table:table-cell office:value-type="float" office:value="-5.94">
            <text:p>-5,94000</text:p>
          </table:table-cell>
          <table:table-cell office:value-type="float" office:value="1.6185">
            <text:p>1,618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959]+2.9847)/([.D2959]-14.4252)" office:value-type="float" office:value="-0.0182454307707125">
            <text:p>-0,01825</text:p>
          </table:table-cell>
          <table:table-cell table:number-columns-repeated="1017"/>
        </table:table-row>
        <table:table-row table:style-name="ro1">
          <table:table-cell office:value-type="float" office:value="1361.901">
            <text:p>1361,90100</text:p>
          </table:table-cell>
          <table:table-cell office:value-type="float" office:value="-5.94">
            <text:p>-5,94000</text:p>
          </table:table-cell>
          <table:table-cell office:value-type="float" office:value="1.6185">
            <text:p>1,618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960]+2.9847)/([.D2960]-14.4252)" office:value-type="float" office:value="-0.0182454307707125">
            <text:p>-0,01825</text:p>
          </table:table-cell>
          <table:table-cell table:number-columns-repeated="1017"/>
        </table:table-row>
        <table:table-row table:style-name="ro1">
          <table:table-cell office:value-type="float" office:value="1362.001">
            <text:p>1362,00100</text:p>
          </table:table-cell>
          <table:table-cell office:value-type="float" office:value="-5.94">
            <text:p>-5,94000</text:p>
          </table:table-cell>
          <table:table-cell office:value-type="float" office:value="1.6185">
            <text:p>1,618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961]+2.9847)/([.D2961]-14.4252)" office:value-type="float" office:value="-0.0182454307707125">
            <text:p>-0,01825</text:p>
          </table:table-cell>
          <table:table-cell table:number-columns-repeated="1017"/>
        </table:table-row>
        <table:table-row table:style-name="ro1">
          <table:table-cell office:value-type="float" office:value="1362.101">
            <text:p>1362,10100</text:p>
          </table:table-cell>
          <table:table-cell office:value-type="float" office:value="-5.94">
            <text:p>-5,94000</text:p>
          </table:table-cell>
          <table:table-cell office:value-type="float" office:value="1.6185">
            <text:p>1,618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962]+2.9847)/([.D2962]-14.4252)" office:value-type="float" office:value="-0.0182454307707125">
            <text:p>-0,01825</text:p>
          </table:table-cell>
          <table:table-cell table:number-columns-repeated="1017"/>
        </table:table-row>
        <table:table-row table:style-name="ro1">
          <table:table-cell office:value-type="float" office:value="1362.201">
            <text:p>1362,20100</text:p>
          </table:table-cell>
          <table:table-cell office:value-type="float" office:value="-5.94">
            <text:p>-5,94000</text:p>
          </table:table-cell>
          <table:table-cell office:value-type="float" office:value="1.6185">
            <text:p>1,618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963]+2.9847)/([.D2963]-14.4252)" office:value-type="float" office:value="-0.0182454307707125">
            <text:p>-0,01825</text:p>
          </table:table-cell>
          <table:table-cell table:number-columns-repeated="1017"/>
        </table:table-row>
        <table:table-row table:style-name="ro1">
          <table:table-cell office:value-type="float" office:value="1362.301">
            <text:p>1362,30100</text:p>
          </table:table-cell>
          <table:table-cell office:value-type="float" office:value="-5.94">
            <text:p>-5,94000</text:p>
          </table:table-cell>
          <table:table-cell office:value-type="float" office:value="1.6185">
            <text:p>1,618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964]+2.9847)/([.D2964]-14.4252)" office:value-type="float" office:value="-0.0182454307707125">
            <text:p>-0,01825</text:p>
          </table:table-cell>
          <table:table-cell table:number-columns-repeated="1017"/>
        </table:table-row>
        <table:table-row table:style-name="ro1">
          <table:table-cell office:value-type="float" office:value="1362.401">
            <text:p>1362,40100</text:p>
          </table:table-cell>
          <table:table-cell office:value-type="float" office:value="-5.94">
            <text:p>-5,94000</text:p>
          </table:table-cell>
          <table:table-cell office:value-type="float" office:value="1.6185">
            <text:p>1,618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965]+2.9847)/([.D2965]-14.4252)" office:value-type="float" office:value="-0.0182454307707125">
            <text:p>-0,01825</text:p>
          </table:table-cell>
          <table:table-cell table:number-columns-repeated="1017"/>
        </table:table-row>
        <table:table-row table:style-name="ro1">
          <table:table-cell office:value-type="float" office:value="1362.501">
            <text:p>1362,50100</text:p>
          </table:table-cell>
          <table:table-cell office:value-type="float" office:value="-5.94">
            <text:p>-5,94000</text:p>
          </table:table-cell>
          <table:table-cell office:value-type="float" office:value="1.6185">
            <text:p>1,618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966]+2.9847)/([.D2966]-14.4252)" office:value-type="float" office:value="-0.0182454307707125">
            <text:p>-0,01825</text:p>
          </table:table-cell>
          <table:table-cell table:number-columns-repeated="1017"/>
        </table:table-row>
        <table:table-row table:style-name="ro1">
          <table:table-cell office:value-type="float" office:value="1362.601">
            <text:p>1362,60100</text:p>
          </table:table-cell>
          <table:table-cell office:value-type="float" office:value="-5.94">
            <text:p>-5,94000</text:p>
          </table:table-cell>
          <table:table-cell office:value-type="float" office:value="1.6185">
            <text:p>1,618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967]+2.9847)/([.D2967]-14.4252)" office:value-type="float" office:value="-0.0182454307707125">
            <text:p>-0,01825</text:p>
          </table:table-cell>
          <table:table-cell table:number-columns-repeated="1017"/>
        </table:table-row>
        <table:table-row table:style-name="ro1">
          <table:table-cell office:value-type="float" office:value="1362.701">
            <text:p>1362,70100</text:p>
          </table:table-cell>
          <table:table-cell office:value-type="float" office:value="-5.94">
            <text:p>-5,94000</text:p>
          </table:table-cell>
          <table:table-cell office:value-type="float" office:value="1.6185">
            <text:p>1,618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968]+2.9847)/([.D2968]-14.4252)" office:value-type="float" office:value="-0.0182454307707125">
            <text:p>-0,01825</text:p>
          </table:table-cell>
          <table:table-cell table:number-columns-repeated="1017"/>
        </table:table-row>
        <table:table-row table:style-name="ro1">
          <table:table-cell office:value-type="float" office:value="1362.801">
            <text:p>1362,80100</text:p>
          </table:table-cell>
          <table:table-cell office:value-type="float" office:value="-5.94">
            <text:p>-5,94000</text:p>
          </table:table-cell>
          <table:table-cell office:value-type="float" office:value="1.6185">
            <text:p>1,618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2969]+2.9847)/([.D2969]-14.4252)" office:value-type="float" office:value="-0.0182454307707125">
            <text:p>-0,01825</text:p>
          </table:table-cell>
          <table:table-cell table:number-columns-repeated="1017"/>
        </table:table-row>
        <table:table-row table:style-name="ro1">
          <table:table-cell office:value-type="float" office:value="1362.901">
            <text:p>1362,90100</text:p>
          </table:table-cell>
          <table:table-cell office:value-type="float" office:value="-5.94">
            <text:p>-5,94000</text:p>
          </table:table-cell>
          <table:table-cell office:value-type="float" office:value="1.6185">
            <text:p>1,618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2970]+2.9847)/([.D2970]-14.4252)" office:value-type="float" office:value="-0.0182623429783321">
            <text:p>-0,01826</text:p>
          </table:table-cell>
          <table:table-cell table:number-columns-repeated="1017"/>
        </table:table-row>
        <table:table-row table:style-name="ro1">
          <table:table-cell office:value-type="float" office:value="1363.001">
            <text:p>1363,00100</text:p>
          </table:table-cell>
          <table:table-cell office:value-type="float" office:value="-5.94">
            <text:p>-5,94000</text:p>
          </table:table-cell>
          <table:table-cell office:value-type="float" office:value="1.6185">
            <text:p>1,618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2971]+2.9847)/([.D2971]-14.4252)" office:value-type="float" office:value="-0.0182623429783321">
            <text:p>-0,01826</text:p>
          </table:table-cell>
          <table:table-cell table:number-columns-repeated="1017"/>
        </table:table-row>
        <table:table-row table:style-name="ro1">
          <table:table-cell office:value-type="float" office:value="1363.101">
            <text:p>1363,10100</text:p>
          </table:table-cell>
          <table:table-cell office:value-type="float" office:value="-5.925">
            <text:p>-5,92500</text:p>
          </table:table-cell>
          <table:table-cell office:value-type="float" office:value="1.6185">
            <text:p>1,618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2972]+2.9847)/([.D2972]-14.4252)" office:value-type="float" office:value="-0.0181696501401516">
            <text:p>-0,01817</text:p>
          </table:table-cell>
          <table:table-cell table:number-columns-repeated="1017"/>
        </table:table-row>
        <table:table-row table:style-name="ro1">
          <table:table-cell office:value-type="float" office:value="1363.201">
            <text:p>1363,20100</text:p>
          </table:table-cell>
          <table:table-cell office:value-type="float" office:value="-5.925">
            <text:p>-5,92500</text:p>
          </table:table-cell>
          <table:table-cell office:value-type="float" office:value="1.6185">
            <text:p>1,618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2973]+2.9847)/([.D2973]-14.4252)" office:value-type="float" office:value="-0.0181696501401516">
            <text:p>-0,01817</text:p>
          </table:table-cell>
          <table:table-cell table:number-columns-repeated="1017"/>
        </table:table-row>
        <table:table-row table:style-name="ro1">
          <table:table-cell office:value-type="float" office:value="1363.301">
            <text:p>1363,30100</text:p>
          </table:table-cell>
          <table:table-cell office:value-type="float" office:value="-5.925">
            <text:p>-5,92500</text:p>
          </table:table-cell>
          <table:table-cell office:value-type="float" office:value="1.6185">
            <text:p>1,618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2974]+2.9847)/([.D2974]-14.4252)" office:value-type="float" office:value="-0.0181696501401516">
            <text:p>-0,01817</text:p>
          </table:table-cell>
          <table:table-cell table:number-columns-repeated="1017"/>
        </table:table-row>
        <table:table-row table:style-name="ro1">
          <table:table-cell office:value-type="float" office:value="1363.401">
            <text:p>1363,40100</text:p>
          </table:table-cell>
          <table:table-cell office:value-type="float" office:value="-5.925">
            <text:p>-5,92500</text:p>
          </table:table-cell>
          <table:table-cell office:value-type="float" office:value="1.6185">
            <text:p>1,618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2975]+2.9847)/([.D2975]-14.4252)" office:value-type="float" office:value="-0.0181696501401516">
            <text:p>-0,01817</text:p>
          </table:table-cell>
          <table:table-cell table:number-columns-repeated="1017"/>
        </table:table-row>
        <table:table-row table:style-name="ro1">
          <table:table-cell office:value-type="float" office:value="1363.501">
            <text:p>1363,50100</text:p>
          </table:table-cell>
          <table:table-cell office:value-type="float" office:value="-5.925">
            <text:p>-5,92500</text:p>
          </table:table-cell>
          <table:table-cell office:value-type="float" office:value="1.6185">
            <text:p>1,618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2976]+2.9847)/([.D2976]-14.4252)" office:value-type="float" office:value="-0.0181696501401516">
            <text:p>-0,01817</text:p>
          </table:table-cell>
          <table:table-cell table:number-columns-repeated="1017"/>
        </table:table-row>
        <table:table-row table:style-name="ro1">
          <table:table-cell office:value-type="float" office:value="1363.601">
            <text:p>1363,60100</text:p>
          </table:table-cell>
          <table:table-cell office:value-type="float" office:value="-5.925">
            <text:p>-5,92500</text:p>
          </table:table-cell>
          <table:table-cell office:value-type="float" office:value="1.6185">
            <text:p>1,618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2977]+2.9847)/([.D2977]-14.4252)" office:value-type="float" office:value="-0.0181696501401516">
            <text:p>-0,01817</text:p>
          </table:table-cell>
          <table:table-cell table:number-columns-repeated="1017"/>
        </table:table-row>
        <table:table-row table:style-name="ro1">
          <table:table-cell office:value-type="float" office:value="1363.701">
            <text:p>1363,70100</text:p>
          </table:table-cell>
          <table:table-cell office:value-type="float" office:value="-5.925">
            <text:p>-5,92500</text:p>
          </table:table-cell>
          <table:table-cell office:value-type="float" office:value="1.6185">
            <text:p>1,618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2978]+2.9847)/([.D2978]-14.4252)" office:value-type="float" office:value="-0.0181696501401516">
            <text:p>-0,01817</text:p>
          </table:table-cell>
          <table:table-cell table:number-columns-repeated="1017"/>
        </table:table-row>
        <table:table-row table:style-name="ro1">
          <table:table-cell office:value-type="float" office:value="1363.801">
            <text:p>1363,80100</text:p>
          </table:table-cell>
          <table:table-cell office:value-type="float" office:value="-5.925">
            <text:p>-5,92500</text:p>
          </table:table-cell>
          <table:table-cell office:value-type="float" office:value="1.6185">
            <text:p>1,618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2979]+2.9847)/([.D2979]-14.4252)" office:value-type="float" office:value="-0.0181696501401516">
            <text:p>-0,01817</text:p>
          </table:table-cell>
          <table:table-cell table:number-columns-repeated="1017"/>
        </table:table-row>
        <table:table-row table:style-name="ro1">
          <table:table-cell office:value-type="float" office:value="1363.901">
            <text:p>1363,90100</text:p>
          </table:table-cell>
          <table:table-cell office:value-type="float" office:value="-5.925">
            <text:p>-5,92500</text:p>
          </table:table-cell>
          <table:table-cell office:value-type="float" office:value="1.6155">
            <text:p>1,615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2980]+2.9847)/([.D2980]-14.4252)" office:value-type="float" office:value="-0.0181696501401516">
            <text:p>-0,01817</text:p>
          </table:table-cell>
          <table:table-cell table:number-columns-repeated="1017"/>
        </table:table-row>
        <table:table-row table:style-name="ro1">
          <table:table-cell office:value-type="float" office:value="1364.001">
            <text:p>1364,00100</text:p>
          </table:table-cell>
          <table:table-cell office:value-type="float" office:value="-5.925">
            <text:p>-5,92500</text:p>
          </table:table-cell>
          <table:table-cell office:value-type="float" office:value="1.6155">
            <text:p>1,615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2981]+2.9847)/([.D2981]-14.4252)" office:value-type="float" office:value="-0.0181696501401516">
            <text:p>-0,01817</text:p>
          </table:table-cell>
          <table:table-cell table:number-columns-repeated="1017"/>
        </table:table-row>
        <table:table-row table:style-name="ro1">
          <table:table-cell office:value-type="float" office:value="1364.101">
            <text:p>1364,10100</text:p>
          </table:table-cell>
          <table:table-cell office:value-type="float" office:value="-5.925">
            <text:p>-5,92500</text:p>
          </table:table-cell>
          <table:table-cell office:value-type="float" office:value="1.6155">
            <text:p>1,615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2982]+2.9847)/([.D2982]-14.4252)" office:value-type="float" office:value="-0.0181696501401516">
            <text:p>-0,01817</text:p>
          </table:table-cell>
          <table:table-cell table:number-columns-repeated="1017"/>
        </table:table-row>
        <table:table-row table:style-name="ro1">
          <table:table-cell office:value-type="float" office:value="1364.201">
            <text:p>1364,20100</text:p>
          </table:table-cell>
          <table:table-cell office:value-type="float" office:value="-5.925">
            <text:p>-5,92500</text:p>
          </table:table-cell>
          <table:table-cell office:value-type="float" office:value="1.6155">
            <text:p>1,615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2983]+2.9847)/([.D2983]-14.4252)" office:value-type="float" office:value="-0.0181696501401516">
            <text:p>-0,01817</text:p>
          </table:table-cell>
          <table:table-cell table:number-columns-repeated="1017"/>
        </table:table-row>
        <table:table-row table:style-name="ro1">
          <table:table-cell office:value-type="float" office:value="1364.301">
            <text:p>1364,30100</text:p>
          </table:table-cell>
          <table:table-cell office:value-type="float" office:value="-5.925">
            <text:p>-5,92500</text:p>
          </table:table-cell>
          <table:table-cell office:value-type="float" office:value="1.6155">
            <text:p>1,615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2984]+2.9847)/([.D2984]-14.4252)" office:value-type="float" office:value="-0.0181696501401516">
            <text:p>-0,01817</text:p>
          </table:table-cell>
          <table:table-cell table:number-columns-repeated="1017"/>
        </table:table-row>
        <table:table-row table:style-name="ro1">
          <table:table-cell office:value-type="float" office:value="1364.401">
            <text:p>1364,40100</text:p>
          </table:table-cell>
          <table:table-cell office:value-type="float" office:value="-5.925">
            <text:p>-5,92500</text:p>
          </table:table-cell>
          <table:table-cell office:value-type="float" office:value="1.6155">
            <text:p>1,615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2985]+2.9847)/([.D2985]-14.4252)" office:value-type="float" office:value="-0.0181696501401516">
            <text:p>-0,01817</text:p>
          </table:table-cell>
          <table:table-cell table:number-columns-repeated="1017"/>
        </table:table-row>
        <table:table-row table:style-name="ro1">
          <table:table-cell office:value-type="float" office:value="1364.501">
            <text:p>1364,50100</text:p>
          </table:table-cell>
          <table:table-cell office:value-type="float" office:value="-5.925">
            <text:p>-5,92500</text:p>
          </table:table-cell>
          <table:table-cell office:value-type="float" office:value="1.6155">
            <text:p>1,615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2986]+2.9847)/([.D2986]-14.4252)" office:value-type="float" office:value="-0.0181696501401516">
            <text:p>-0,01817</text:p>
          </table:table-cell>
          <table:table-cell table:number-columns-repeated="1017"/>
        </table:table-row>
        <table:table-row table:style-name="ro1">
          <table:table-cell office:value-type="float" office:value="1364.601">
            <text:p>1364,60100</text:p>
          </table:table-cell>
          <table:table-cell office:value-type="float" office:value="-5.925">
            <text:p>-5,92500</text:p>
          </table:table-cell>
          <table:table-cell office:value-type="float" office:value="1.6155">
            <text:p>1,615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2987]+2.9847)/([.D2987]-14.4252)" office:value-type="float" office:value="-0.0181696501401516">
            <text:p>-0,01817</text:p>
          </table:table-cell>
          <table:table-cell table:number-columns-repeated="1017"/>
        </table:table-row>
        <table:table-row table:style-name="ro1">
          <table:table-cell office:value-type="float" office:value="1364.701">
            <text:p>1364,70100</text:p>
          </table:table-cell>
          <table:table-cell office:value-type="float" office:value="-5.925">
            <text:p>-5,92500</text:p>
          </table:table-cell>
          <table:table-cell office:value-type="float" office:value="1.6155">
            <text:p>1,615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2988]+2.9847)/([.D2988]-14.4252)" office:value-type="float" office:value="-0.0181696501401516">
            <text:p>-0,01817</text:p>
          </table:table-cell>
          <table:table-cell table:number-columns-repeated="1017"/>
        </table:table-row>
        <table:table-row table:style-name="ro1">
          <table:table-cell office:value-type="float" office:value="1364.801">
            <text:p>1364,80100</text:p>
          </table:table-cell>
          <table:table-cell office:value-type="float" office:value="-5.925">
            <text:p>-5,92500</text:p>
          </table:table-cell>
          <table:table-cell office:value-type="float" office:value="1.6155">
            <text:p>1,615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2989]+2.9847)/([.D2989]-14.4252)" office:value-type="float" office:value="-0.0181696501401516">
            <text:p>-0,01817</text:p>
          </table:table-cell>
          <table:table-cell table:number-columns-repeated="1017"/>
        </table:table-row>
        <table:table-row table:style-name="ro1">
          <table:table-cell office:value-type="float" office:value="1364.901">
            <text:p>1364,90100</text:p>
          </table:table-cell>
          <table:table-cell office:value-type="float" office:value="-5.925">
            <text:p>-5,92500</text:p>
          </table:table-cell>
          <table:table-cell office:value-type="float" office:value="1.6155">
            <text:p>1,615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2990]+2.9847)/([.D2990]-14.4252)" office:value-type="float" office:value="-0.0181696501401516">
            <text:p>-0,01817</text:p>
          </table:table-cell>
          <table:table-cell table:number-columns-repeated="1017"/>
        </table:table-row>
        <table:table-row table:style-name="ro1">
          <table:table-cell office:value-type="float" office:value="1365.001">
            <text:p>1365,00100</text:p>
          </table:table-cell>
          <table:table-cell office:value-type="float" office:value="-5.925">
            <text:p>-5,92500</text:p>
          </table:table-cell>
          <table:table-cell office:value-type="float" office:value="1.6155">
            <text:p>1,615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2991]+2.9847)/([.D2991]-14.4252)" office:value-type="float" office:value="-0.0181696501401516">
            <text:p>-0,01817</text:p>
          </table:table-cell>
          <table:table-cell table:number-columns-repeated="1017"/>
        </table:table-row>
        <table:table-row table:style-name="ro1">
          <table:table-cell office:value-type="float" office:value="1365.101">
            <text:p>1365,10100</text:p>
          </table:table-cell>
          <table:table-cell office:value-type="float" office:value="-5.91">
            <text:p>-5,91000</text:p>
          </table:table-cell>
          <table:table-cell office:value-type="float" office:value="1.6155">
            <text:p>1,615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2992]+2.9847)/([.D2992]-14.4252)" office:value-type="float" office:value="-0.018076957301971">
            <text:p>-0,01808</text:p>
          </table:table-cell>
          <table:table-cell table:number-columns-repeated="1017"/>
        </table:table-row>
        <table:table-row table:style-name="ro1">
          <table:table-cell office:value-type="float" office:value="1365.201">
            <text:p>1365,20100</text:p>
          </table:table-cell>
          <table:table-cell office:value-type="float" office:value="-5.91">
            <text:p>-5,91000</text:p>
          </table:table-cell>
          <table:table-cell office:value-type="float" office:value="1.6155">
            <text:p>1,615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2993]+2.9847)/([.D2993]-14.4252)" office:value-type="float" office:value="-0.018076957301971">
            <text:p>-0,01808</text:p>
          </table:table-cell>
          <table:table-cell table:number-columns-repeated="1017"/>
        </table:table-row>
        <table:table-row table:style-name="ro1">
          <table:table-cell office:value-type="float" office:value="1365.301">
            <text:p>1365,30100</text:p>
          </table:table-cell>
          <table:table-cell office:value-type="float" office:value="-5.91">
            <text:p>-5,91000</text:p>
          </table:table-cell>
          <table:table-cell office:value-type="float" office:value="1.6155">
            <text:p>1,615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2994]+2.9847)/([.D2994]-14.4252)" office:value-type="float" office:value="-0.018076957301971">
            <text:p>-0,01808</text:p>
          </table:table-cell>
          <table:table-cell table:number-columns-repeated="1017"/>
        </table:table-row>
        <table:table-row table:style-name="ro1">
          <table:table-cell office:value-type="float" office:value="1365.401">
            <text:p>1365,40100</text:p>
          </table:table-cell>
          <table:table-cell office:value-type="float" office:value="-5.91">
            <text:p>-5,91000</text:p>
          </table:table-cell>
          <table:table-cell office:value-type="float" office:value="1.6155">
            <text:p>1,615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2995]+2.9847)/([.D2995]-14.4252)" office:value-type="float" office:value="-0.018076957301971">
            <text:p>-0,01808</text:p>
          </table:table-cell>
          <table:table-cell table:number-columns-repeated="1017"/>
        </table:table-row>
        <table:table-row table:style-name="ro1">
          <table:table-cell office:value-type="float" office:value="1365.501">
            <text:p>1365,50100</text:p>
          </table:table-cell>
          <table:table-cell office:value-type="float" office:value="-5.91">
            <text:p>-5,91000</text:p>
          </table:table-cell>
          <table:table-cell office:value-type="float" office:value="1.6155">
            <text:p>1,615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2996]+2.9847)/([.D2996]-14.4252)" office:value-type="float" office:value="-0.018076957301971">
            <text:p>-0,01808</text:p>
          </table:table-cell>
          <table:table-cell table:number-columns-repeated="1017"/>
        </table:table-row>
        <table:table-row table:style-name="ro1">
          <table:table-cell office:value-type="float" office:value="1365.601">
            <text:p>1365,60100</text:p>
          </table:table-cell>
          <table:table-cell office:value-type="float" office:value="-5.91">
            <text:p>-5,91000</text:p>
          </table:table-cell>
          <table:table-cell office:value-type="float" office:value="1.6155">
            <text:p>1,615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2997]+2.9847)/([.D2997]-14.4252)" office:value-type="float" office:value="-0.018076957301971">
            <text:p>-0,01808</text:p>
          </table:table-cell>
          <table:table-cell table:number-columns-repeated="1017"/>
        </table:table-row>
        <table:table-row table:style-name="ro1">
          <table:table-cell office:value-type="float" office:value="1365.701">
            <text:p>1365,70100</text:p>
          </table:table-cell>
          <table:table-cell office:value-type="float" office:value="-5.91">
            <text:p>-5,91000</text:p>
          </table:table-cell>
          <table:table-cell office:value-type="float" office:value="1.6155">
            <text:p>1,615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2998]+2.9847)/([.D2998]-14.4252)" office:value-type="float" office:value="-0.018076957301971">
            <text:p>-0,01808</text:p>
          </table:table-cell>
          <table:table-cell table:number-columns-repeated="1017"/>
        </table:table-row>
        <table:table-row table:style-name="ro1">
          <table:table-cell office:value-type="float" office:value="1365.801">
            <text:p>1365,80100</text:p>
          </table:table-cell>
          <table:table-cell office:value-type="float" office:value="-5.91">
            <text:p>-5,91000</text:p>
          </table:table-cell>
          <table:table-cell office:value-type="float" office:value="1.6155">
            <text:p>1,615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2999]+2.9847)/([.D2999]-14.4252)" office:value-type="float" office:value="-0.018076957301971">
            <text:p>-0,01808</text:p>
          </table:table-cell>
          <table:table-cell table:number-columns-repeated="1017"/>
        </table:table-row>
        <table:table-row table:style-name="ro1">
          <table:table-cell office:value-type="float" office:value="1365.901">
            <text:p>1365,90100</text:p>
          </table:table-cell>
          <table:table-cell office:value-type="float" office:value="-5.91">
            <text:p>-5,91000</text:p>
          </table:table-cell>
          <table:table-cell office:value-type="float" office:value="1.6185">
            <text:p>1,618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3000]+2.9847)/([.D3000]-14.4252)" office:value-type="float" office:value="-0.018076957301971">
            <text:p>-0,01808</text:p>
          </table:table-cell>
          <table:table-cell table:number-columns-repeated="1017"/>
        </table:table-row>
        <table:table-row table:style-name="ro1">
          <table:table-cell office:value-type="float" office:value="1366.001">
            <text:p>1366,00100</text:p>
          </table:table-cell>
          <table:table-cell office:value-type="float" office:value="-5.91">
            <text:p>-5,91000</text:p>
          </table:table-cell>
          <table:table-cell office:value-type="float" office:value="1.6185">
            <text:p>1,618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3001]+2.9847)/([.D3001]-14.4252)" office:value-type="float" office:value="-0.018076957301971">
            <text:p>-0,01808</text:p>
          </table:table-cell>
          <table:table-cell table:number-columns-repeated="1017"/>
        </table:table-row>
        <table:table-row table:style-name="ro1">
          <table:table-cell office:value-type="float" office:value="1366.101">
            <text:p>1366,10100</text:p>
          </table:table-cell>
          <table:table-cell office:value-type="float" office:value="-5.925">
            <text:p>-5,92500</text:p>
          </table:table-cell>
          <table:table-cell office:value-type="float" office:value="1.6185">
            <text:p>1,618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3002]+2.9847)/([.D3002]-14.4252)" office:value-type="float" office:value="-0.0181696501401516">
            <text:p>-0,01817</text:p>
          </table:table-cell>
          <table:table-cell table:number-columns-repeated="1017"/>
        </table:table-row>
        <table:table-row table:style-name="ro1">
          <table:table-cell office:value-type="float" office:value="1366.201">
            <text:p>1366,20100</text:p>
          </table:table-cell>
          <table:table-cell office:value-type="float" office:value="-5.925">
            <text:p>-5,92500</text:p>
          </table:table-cell>
          <table:table-cell office:value-type="float" office:value="1.6185">
            <text:p>1,618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3003]+2.9847)/([.D3003]-14.4252)" office:value-type="float" office:value="-0.0181696501401516">
            <text:p>-0,01817</text:p>
          </table:table-cell>
          <table:table-cell table:number-columns-repeated="1017"/>
        </table:table-row>
        <table:table-row table:style-name="ro1">
          <table:table-cell office:value-type="float" office:value="1366.301">
            <text:p>1366,30100</text:p>
          </table:table-cell>
          <table:table-cell office:value-type="float" office:value="-5.925">
            <text:p>-5,92500</text:p>
          </table:table-cell>
          <table:table-cell office:value-type="float" office:value="1.6185">
            <text:p>1,618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3004]+2.9847)/([.D3004]-14.4252)" office:value-type="float" office:value="-0.0181696501401516">
            <text:p>-0,01817</text:p>
          </table:table-cell>
          <table:table-cell table:number-columns-repeated="1017"/>
        </table:table-row>
        <table:table-row table:style-name="ro1">
          <table:table-cell office:value-type="float" office:value="1366.401">
            <text:p>1366,40100</text:p>
          </table:table-cell>
          <table:table-cell office:value-type="float" office:value="-5.925">
            <text:p>-5,92500</text:p>
          </table:table-cell>
          <table:table-cell office:value-type="float" office:value="1.6185">
            <text:p>1,618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3005]+2.9847)/([.D3005]-14.4252)" office:value-type="float" office:value="-0.0181696501401516">
            <text:p>-0,01817</text:p>
          </table:table-cell>
          <table:table-cell table:number-columns-repeated="1017"/>
        </table:table-row>
        <table:table-row table:style-name="ro1">
          <table:table-cell office:value-type="float" office:value="1366.501">
            <text:p>1366,50100</text:p>
          </table:table-cell>
          <table:table-cell office:value-type="float" office:value="-5.925">
            <text:p>-5,92500</text:p>
          </table:table-cell>
          <table:table-cell office:value-type="float" office:value="1.6185">
            <text:p>1,618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3006]+2.9847)/([.D3006]-14.4252)" office:value-type="float" office:value="-0.0181696501401516">
            <text:p>-0,01817</text:p>
          </table:table-cell>
          <table:table-cell table:number-columns-repeated="1017"/>
        </table:table-row>
        <table:table-row table:style-name="ro1">
          <table:table-cell office:value-type="float" office:value="1366.601">
            <text:p>1366,60100</text:p>
          </table:table-cell>
          <table:table-cell office:value-type="float" office:value="-5.925">
            <text:p>-5,92500</text:p>
          </table:table-cell>
          <table:table-cell office:value-type="float" office:value="1.6185">
            <text:p>1,618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3007]+2.9847)/([.D3007]-14.4252)" office:value-type="float" office:value="-0.0181696501401516">
            <text:p>-0,01817</text:p>
          </table:table-cell>
          <table:table-cell table:number-columns-repeated="1017"/>
        </table:table-row>
        <table:table-row table:style-name="ro1">
          <table:table-cell office:value-type="float" office:value="1366.701">
            <text:p>1366,70100</text:p>
          </table:table-cell>
          <table:table-cell office:value-type="float" office:value="-5.925">
            <text:p>-5,92500</text:p>
          </table:table-cell>
          <table:table-cell office:value-type="float" office:value="1.6185">
            <text:p>1,618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3008]+2.9847)/([.D3008]-14.4252)" office:value-type="float" office:value="-0.0181696501401516">
            <text:p>-0,01817</text:p>
          </table:table-cell>
          <table:table-cell table:number-columns-repeated="1017"/>
        </table:table-row>
        <table:table-row table:style-name="ro1">
          <table:table-cell office:value-type="float" office:value="1366.801">
            <text:p>1366,80100</text:p>
          </table:table-cell>
          <table:table-cell office:value-type="float" office:value="-5.925">
            <text:p>-5,92500</text:p>
          </table:table-cell>
          <table:table-cell office:value-type="float" office:value="1.6185">
            <text:p>1,618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3009]+2.9847)/([.D3009]-14.4252)" office:value-type="float" office:value="-0.0181696501401516">
            <text:p>-0,01817</text:p>
          </table:table-cell>
          <table:table-cell table:number-columns-repeated="1017"/>
        </table:table-row>
        <table:table-row table:style-name="ro1">
          <table:table-cell office:value-type="float" office:value="1366.901">
            <text:p>1366,90100</text:p>
          </table:table-cell>
          <table:table-cell office:value-type="float" office:value="-5.925">
            <text:p>-5,92500</text:p>
          </table:table-cell>
          <table:table-cell office:value-type="float" office:value="1.6185">
            <text:p>1,618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3010]+2.9847)/([.D3010]-14.4252)" office:value-type="float" office:value="-0.0181696501401516">
            <text:p>-0,01817</text:p>
          </table:table-cell>
          <table:table-cell table:number-columns-repeated="1017"/>
        </table:table-row>
        <table:table-row table:style-name="ro1">
          <table:table-cell office:value-type="float" office:value="1367.001">
            <text:p>1367,00100</text:p>
          </table:table-cell>
          <table:table-cell office:value-type="float" office:value="-5.925">
            <text:p>-5,92500</text:p>
          </table:table-cell>
          <table:table-cell office:value-type="float" office:value="1.6185">
            <text:p>1,618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3011]+2.9847)/([.D3011]-14.4252)" office:value-type="float" office:value="-0.0181696501401516">
            <text:p>-0,01817</text:p>
          </table:table-cell>
          <table:table-cell table:number-columns-repeated="1017"/>
        </table:table-row>
        <table:table-row table:style-name="ro1">
          <table:table-cell office:value-type="float" office:value="1367.101">
            <text:p>1367,10100</text:p>
          </table:table-cell>
          <table:table-cell office:value-type="float" office:value="-5.925">
            <text:p>-5,92500</text:p>
          </table:table-cell>
          <table:table-cell office:value-type="float" office:value="1.6185">
            <text:p>1,618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3012]+2.9847)/([.D3012]-14.4252)" office:value-type="float" office:value="-0.0181696501401516">
            <text:p>-0,01817</text:p>
          </table:table-cell>
          <table:table-cell table:number-columns-repeated="1017"/>
        </table:table-row>
        <table:table-row table:style-name="ro1">
          <table:table-cell office:value-type="float" office:value="1367.201">
            <text:p>1367,20100</text:p>
          </table:table-cell>
          <table:table-cell office:value-type="float" office:value="-5.925">
            <text:p>-5,92500</text:p>
          </table:table-cell>
          <table:table-cell office:value-type="float" office:value="1.6185">
            <text:p>1,618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3013]+2.9847)/([.D3013]-14.4252)" office:value-type="float" office:value="-0.0181696501401516">
            <text:p>-0,01817</text:p>
          </table:table-cell>
          <table:table-cell table:number-columns-repeated="1017"/>
        </table:table-row>
        <table:table-row table:style-name="ro1">
          <table:table-cell office:value-type="float" office:value="1367.301">
            <text:p>1367,30100</text:p>
          </table:table-cell>
          <table:table-cell office:value-type="float" office:value="-5.925">
            <text:p>-5,92500</text:p>
          </table:table-cell>
          <table:table-cell office:value-type="float" office:value="1.6185">
            <text:p>1,618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3014]+2.9847)/([.D3014]-14.4252)" office:value-type="float" office:value="-0.0181696501401516">
            <text:p>-0,01817</text:p>
          </table:table-cell>
          <table:table-cell table:number-columns-repeated="1017"/>
        </table:table-row>
        <table:table-row table:style-name="ro1">
          <table:table-cell office:value-type="float" office:value="1367.401">
            <text:p>1367,40100</text:p>
          </table:table-cell>
          <table:table-cell office:value-type="float" office:value="-5.925">
            <text:p>-5,92500</text:p>
          </table:table-cell>
          <table:table-cell office:value-type="float" office:value="1.6185">
            <text:p>1,618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3015]+2.9847)/([.D3015]-14.4252)" office:value-type="float" office:value="-0.0181696501401516">
            <text:p>-0,01817</text:p>
          </table:table-cell>
          <table:table-cell table:number-columns-repeated="1017"/>
        </table:table-row>
        <table:table-row table:style-name="ro1">
          <table:table-cell office:value-type="float" office:value="1367.501">
            <text:p>1367,50100</text:p>
          </table:table-cell>
          <table:table-cell office:value-type="float" office:value="-5.925">
            <text:p>-5,92500</text:p>
          </table:table-cell>
          <table:table-cell office:value-type="float" office:value="1.6185">
            <text:p>1,618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3016]+2.9847)/([.D3016]-14.4252)" office:value-type="float" office:value="-0.0181696501401516">
            <text:p>-0,01817</text:p>
          </table:table-cell>
          <table:table-cell table:number-columns-repeated="1017"/>
        </table:table-row>
        <table:table-row table:style-name="ro1">
          <table:table-cell office:value-type="float" office:value="1367.601">
            <text:p>1367,60100</text:p>
          </table:table-cell>
          <table:table-cell office:value-type="float" office:value="-5.925">
            <text:p>-5,92500</text:p>
          </table:table-cell>
          <table:table-cell office:value-type="float" office:value="1.6185">
            <text:p>1,618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3017]+2.9847)/([.D3017]-14.4252)" office:value-type="float" office:value="-0.0181696501401516">
            <text:p>-0,01817</text:p>
          </table:table-cell>
          <table:table-cell table:number-columns-repeated="1017"/>
        </table:table-row>
        <table:table-row table:style-name="ro1">
          <table:table-cell office:value-type="float" office:value="1367.701">
            <text:p>1367,70100</text:p>
          </table:table-cell>
          <table:table-cell office:value-type="float" office:value="-5.925">
            <text:p>-5,92500</text:p>
          </table:table-cell>
          <table:table-cell office:value-type="float" office:value="1.6185">
            <text:p>1,618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3018]+2.9847)/([.D3018]-14.4252)" office:value-type="float" office:value="-0.0181696501401516">
            <text:p>-0,01817</text:p>
          </table:table-cell>
          <table:table-cell table:number-columns-repeated="1017"/>
        </table:table-row>
        <table:table-row table:style-name="ro1">
          <table:table-cell office:value-type="float" office:value="1367.801">
            <text:p>1367,80100</text:p>
          </table:table-cell>
          <table:table-cell office:value-type="float" office:value="-5.925">
            <text:p>-5,92500</text:p>
          </table:table-cell>
          <table:table-cell office:value-type="float" office:value="1.6185">
            <text:p>1,618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3019]+2.9847)/([.D3019]-14.4252)" office:value-type="float" office:value="-0.0181696501401516">
            <text:p>-0,01817</text:p>
          </table:table-cell>
          <table:table-cell table:number-columns-repeated="1017"/>
        </table:table-row>
        <table:table-row table:style-name="ro1">
          <table:table-cell office:value-type="float" office:value="1367.901">
            <text:p>1367,90100</text:p>
          </table:table-cell>
          <table:table-cell office:value-type="float" office:value="-5.925">
            <text:p>-5,92500</text:p>
          </table:table-cell>
          <table:table-cell office:value-type="float" office:value="1.617">
            <text:p>1,617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3020]+2.9847)/([.D3020]-14.4252)" office:value-type="float" office:value="-0.0181696501401516">
            <text:p>-0,01817</text:p>
          </table:table-cell>
          <table:table-cell table:number-columns-repeated="1017"/>
        </table:table-row>
        <table:table-row table:style-name="ro1">
          <table:table-cell office:value-type="float" office:value="1368.001">
            <text:p>1368,00100</text:p>
          </table:table-cell>
          <table:table-cell office:value-type="float" office:value="-5.925">
            <text:p>-5,92500</text:p>
          </table:table-cell>
          <table:table-cell office:value-type="float" office:value="1.617">
            <text:p>1,617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3021]+2.9847)/([.D3021]-14.4252)" office:value-type="float" office:value="-0.0181696501401516">
            <text:p>-0,01817</text:p>
          </table:table-cell>
          <table:table-cell table:number-columns-repeated="1017"/>
        </table:table-row>
        <table:table-row table:style-name="ro1">
          <table:table-cell office:value-type="float" office:value="1368.101">
            <text:p>1368,10100</text:p>
          </table:table-cell>
          <table:table-cell office:value-type="float" office:value="-5.925">
            <text:p>-5,92500</text:p>
          </table:table-cell>
          <table:table-cell office:value-type="float" office:value="1.617">
            <text:p>1,617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3022]+2.9847)/([.D3022]-14.4252)" office:value-type="float" office:value="-0.0181696501401516">
            <text:p>-0,01817</text:p>
          </table:table-cell>
          <table:table-cell table:number-columns-repeated="1017"/>
        </table:table-row>
        <table:table-row table:style-name="ro1">
          <table:table-cell office:value-type="float" office:value="1368.201">
            <text:p>1368,20100</text:p>
          </table:table-cell>
          <table:table-cell office:value-type="float" office:value="-5.925">
            <text:p>-5,92500</text:p>
          </table:table-cell>
          <table:table-cell office:value-type="float" office:value="1.617">
            <text:p>1,617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3023]+2.9847)/([.D3023]-14.4252)" office:value-type="float" office:value="-0.0181696501401516">
            <text:p>-0,01817</text:p>
          </table:table-cell>
          <table:table-cell table:number-columns-repeated="1017"/>
        </table:table-row>
        <table:table-row table:style-name="ro1">
          <table:table-cell office:value-type="float" office:value="1368.301">
            <text:p>1368,30100</text:p>
          </table:table-cell>
          <table:table-cell office:value-type="float" office:value="-5.925">
            <text:p>-5,92500</text:p>
          </table:table-cell>
          <table:table-cell office:value-type="float" office:value="1.617">
            <text:p>1,617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3024]+2.9847)/([.D3024]-14.4252)" office:value-type="float" office:value="-0.0181696501401516">
            <text:p>-0,01817</text:p>
          </table:table-cell>
          <table:table-cell table:number-columns-repeated="1017"/>
        </table:table-row>
        <table:table-row table:style-name="ro1">
          <table:table-cell office:value-type="float" office:value="1368.401">
            <text:p>1368,40100</text:p>
          </table:table-cell>
          <table:table-cell office:value-type="float" office:value="-5.925">
            <text:p>-5,92500</text:p>
          </table:table-cell>
          <table:table-cell office:value-type="float" office:value="1.617">
            <text:p>1,617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3025]+2.9847)/([.D3025]-14.4252)" office:value-type="float" office:value="-0.0181696501401516">
            <text:p>-0,01817</text:p>
          </table:table-cell>
          <table:table-cell table:number-columns-repeated="1017"/>
        </table:table-row>
        <table:table-row table:style-name="ro1">
          <table:table-cell office:value-type="float" office:value="1368.501">
            <text:p>1368,50100</text:p>
          </table:table-cell>
          <table:table-cell office:value-type="float" office:value="-5.925">
            <text:p>-5,92500</text:p>
          </table:table-cell>
          <table:table-cell office:value-type="float" office:value="1.617">
            <text:p>1,617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3026]+2.9847)/([.D3026]-14.4252)" office:value-type="float" office:value="-0.0181696501401516">
            <text:p>-0,01817</text:p>
          </table:table-cell>
          <table:table-cell table:number-columns-repeated="1017"/>
        </table:table-row>
        <table:table-row table:style-name="ro1">
          <table:table-cell office:value-type="float" office:value="1368.601">
            <text:p>1368,60100</text:p>
          </table:table-cell>
          <table:table-cell office:value-type="float" office:value="-5.925">
            <text:p>-5,92500</text:p>
          </table:table-cell>
          <table:table-cell office:value-type="float" office:value="1.617">
            <text:p>1,617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3027]+2.9847)/([.D3027]-14.4252)" office:value-type="float" office:value="-0.0181696501401516">
            <text:p>-0,01817</text:p>
          </table:table-cell>
          <table:table-cell table:number-columns-repeated="1017"/>
        </table:table-row>
        <table:table-row table:style-name="ro1">
          <table:table-cell office:value-type="float" office:value="1368.701">
            <text:p>1368,70100</text:p>
          </table:table-cell>
          <table:table-cell office:value-type="float" office:value="-5.925">
            <text:p>-5,92500</text:p>
          </table:table-cell>
          <table:table-cell office:value-type="float" office:value="1.617">
            <text:p>1,617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3028]+2.9847)/([.D3028]-14.4252)" office:value-type="float" office:value="-0.0181696501401516">
            <text:p>-0,01817</text:p>
          </table:table-cell>
          <table:table-cell table:number-columns-repeated="1017"/>
        </table:table-row>
        <table:table-row table:style-name="ro1">
          <table:table-cell office:value-type="float" office:value="1368.801">
            <text:p>1368,80100</text:p>
          </table:table-cell>
          <table:table-cell office:value-type="float" office:value="-5.925">
            <text:p>-5,92500</text:p>
          </table:table-cell>
          <table:table-cell office:value-type="float" office:value="1.617">
            <text:p>1,617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3029]+2.9847)/([.D3029]-14.4252)" office:value-type="float" office:value="-0.0181696501401516">
            <text:p>-0,01817</text:p>
          </table:table-cell>
          <table:table-cell table:number-columns-repeated="1017"/>
        </table:table-row>
        <table:table-row table:style-name="ro1">
          <table:table-cell office:value-type="float" office:value="1368.901">
            <text:p>1368,90100</text:p>
          </table:table-cell>
          <table:table-cell office:value-type="float" office:value="-5.925">
            <text:p>-5,92500</text:p>
          </table:table-cell>
          <table:table-cell office:value-type="float" office:value="1.617">
            <text:p>1,617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3030]+2.9847)/([.D3030]-14.4252)" office:value-type="float" office:value="-0.0181696501401516">
            <text:p>-0,01817</text:p>
          </table:table-cell>
          <table:table-cell table:number-columns-repeated="1017"/>
        </table:table-row>
        <table:table-row table:style-name="ro1">
          <table:table-cell office:value-type="float" office:value="1369.001">
            <text:p>1369,00100</text:p>
          </table:table-cell>
          <table:table-cell office:value-type="float" office:value="-5.925">
            <text:p>-5,92500</text:p>
          </table:table-cell>
          <table:table-cell office:value-type="float" office:value="1.617">
            <text:p>1,617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3031]+2.9847)/([.D3031]-14.4252)" office:value-type="float" office:value="-0.0181696501401516">
            <text:p>-0,01817</text:p>
          </table:table-cell>
          <table:table-cell table:number-columns-repeated="1017"/>
        </table:table-row>
        <table:table-row table:style-name="ro1">
          <table:table-cell office:value-type="float" office:value="1369.101">
            <text:p>1369,10100</text:p>
          </table:table-cell>
          <table:table-cell office:value-type="float" office:value="-5.925">
            <text:p>-5,92500</text:p>
          </table:table-cell>
          <table:table-cell office:value-type="float" office:value="1.617">
            <text:p>1,617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3032]+2.9847)/([.D3032]-14.4252)" office:value-type="float" office:value="-0.0181696501401516">
            <text:p>-0,01817</text:p>
          </table:table-cell>
          <table:table-cell table:number-columns-repeated="1017"/>
        </table:table-row>
        <table:table-row table:style-name="ro1">
          <table:table-cell office:value-type="float" office:value="1369.201">
            <text:p>1369,20100</text:p>
          </table:table-cell>
          <table:table-cell office:value-type="float" office:value="-5.925">
            <text:p>-5,92500</text:p>
          </table:table-cell>
          <table:table-cell office:value-type="float" office:value="1.617">
            <text:p>1,617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3033]+2.9847)/([.D3033]-14.4252)" office:value-type="float" office:value="-0.0181696501401516">
            <text:p>-0,01817</text:p>
          </table:table-cell>
          <table:table-cell table:number-columns-repeated="1017"/>
        </table:table-row>
        <table:table-row table:style-name="ro1">
          <table:table-cell office:value-type="float" office:value="1369.301">
            <text:p>1369,30100</text:p>
          </table:table-cell>
          <table:table-cell office:value-type="float" office:value="-5.925">
            <text:p>-5,92500</text:p>
          </table:table-cell>
          <table:table-cell office:value-type="float" office:value="1.617">
            <text:p>1,617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3034]+2.9847)/([.D3034]-14.4252)" office:value-type="float" office:value="-0.0181696501401516">
            <text:p>-0,01817</text:p>
          </table:table-cell>
          <table:table-cell table:number-columns-repeated="1017"/>
        </table:table-row>
        <table:table-row table:style-name="ro1">
          <table:table-cell office:value-type="float" office:value="1369.401">
            <text:p>1369,40100</text:p>
          </table:table-cell>
          <table:table-cell office:value-type="float" office:value="-5.925">
            <text:p>-5,92500</text:p>
          </table:table-cell>
          <table:table-cell office:value-type="float" office:value="1.617">
            <text:p>1,617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3035]+2.9847)/([.D3035]-14.4252)" office:value-type="float" office:value="-0.0181696501401516">
            <text:p>-0,01817</text:p>
          </table:table-cell>
          <table:table-cell table:number-columns-repeated="1017"/>
        </table:table-row>
        <table:table-row table:style-name="ro1">
          <table:table-cell office:value-type="float" office:value="1369.501">
            <text:p>1369,50100</text:p>
          </table:table-cell>
          <table:table-cell office:value-type="float" office:value="-5.925">
            <text:p>-5,92500</text:p>
          </table:table-cell>
          <table:table-cell office:value-type="float" office:value="1.617">
            <text:p>1,617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3036]+2.9847)/([.D3036]-14.4252)" office:value-type="float" office:value="-0.0181696501401516">
            <text:p>-0,01817</text:p>
          </table:table-cell>
          <table:table-cell table:number-columns-repeated="1017"/>
        </table:table-row>
        <table:table-row table:style-name="ro1">
          <table:table-cell office:value-type="float" office:value="1369.601">
            <text:p>1369,60100</text:p>
          </table:table-cell>
          <table:table-cell office:value-type="float" office:value="-5.925">
            <text:p>-5,92500</text:p>
          </table:table-cell>
          <table:table-cell office:value-type="float" office:value="1.617">
            <text:p>1,617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3037]+2.9847)/([.D3037]-14.4252)" office:value-type="float" office:value="-0.0181696501401516">
            <text:p>-0,01817</text:p>
          </table:table-cell>
          <table:table-cell table:number-columns-repeated="1017"/>
        </table:table-row>
        <table:table-row table:style-name="ro1">
          <table:table-cell office:value-type="float" office:value="1369.701">
            <text:p>1369,70100</text:p>
          </table:table-cell>
          <table:table-cell office:value-type="float" office:value="-5.925">
            <text:p>-5,92500</text:p>
          </table:table-cell>
          <table:table-cell office:value-type="float" office:value="1.617">
            <text:p>1,617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3038]+2.9847)/([.D3038]-14.4252)" office:value-type="float" office:value="-0.0181696501401516">
            <text:p>-0,01817</text:p>
          </table:table-cell>
          <table:table-cell table:number-columns-repeated="1017"/>
        </table:table-row>
        <table:table-row table:style-name="ro1">
          <table:table-cell office:value-type="float" office:value="1369.801">
            <text:p>1369,80100</text:p>
          </table:table-cell>
          <table:table-cell office:value-type="float" office:value="-5.925">
            <text:p>-5,92500</text:p>
          </table:table-cell>
          <table:table-cell office:value-type="float" office:value="1.617">
            <text:p>1,617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3039]+2.9847)/([.D3039]-14.4252)" office:value-type="float" office:value="-0.0181696501401516">
            <text:p>-0,01817</text:p>
          </table:table-cell>
          <table:table-cell table:number-columns-repeated="1017"/>
        </table:table-row>
        <table:table-row table:style-name="ro1">
          <table:table-cell office:value-type="float" office:value="1369.901">
            <text:p>1369,90100</text:p>
          </table:table-cell>
          <table:table-cell office:value-type="float" office:value="-5.925">
            <text:p>-5,92500</text:p>
          </table:table-cell>
          <table:table-cell office:value-type="float" office:value="1.617">
            <text:p>1,617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3040]+2.9847)/([.D3040]-14.4252)" office:value-type="float" office:value="-0.0181696501401516">
            <text:p>-0,01817</text:p>
          </table:table-cell>
          <table:table-cell table:number-columns-repeated="1017"/>
        </table:table-row>
        <table:table-row table:style-name="ro1">
          <table:table-cell office:value-type="float" office:value="1370.001">
            <text:p>1370,00100</text:p>
          </table:table-cell>
          <table:table-cell office:value-type="float" office:value="-5.925">
            <text:p>-5,92500</text:p>
          </table:table-cell>
          <table:table-cell office:value-type="float" office:value="1.614">
            <text:p>1,614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3041]+2.9847)/([.D3041]-14.4252)" office:value-type="float" office:value="-0.0181696501401516">
            <text:p>-0,01817</text:p>
          </table:table-cell>
          <table:table-cell table:number-columns-repeated="1017"/>
        </table:table-row>
        <table:table-row table:style-name="ro1">
          <table:table-cell office:value-type="float" office:value="1370.101">
            <text:p>1370,10100</text:p>
          </table:table-cell>
          <table:table-cell office:value-type="float" office:value="-5.925">
            <text:p>-5,92500</text:p>
          </table:table-cell>
          <table:table-cell office:value-type="float" office:value="1.614">
            <text:p>1,614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3042]+2.9847)/([.D3042]-14.4252)" office:value-type="float" office:value="-0.0181696501401516">
            <text:p>-0,01817</text:p>
          </table:table-cell>
          <table:table-cell table:number-columns-repeated="1017"/>
        </table:table-row>
        <table:table-row table:style-name="ro1">
          <table:table-cell office:value-type="float" office:value="1370.201">
            <text:p>1370,20100</text:p>
          </table:table-cell>
          <table:table-cell office:value-type="float" office:value="-5.925">
            <text:p>-5,92500</text:p>
          </table:table-cell>
          <table:table-cell office:value-type="float" office:value="1.614">
            <text:p>1,614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3043]+2.9847)/([.D3043]-14.4252)" office:value-type="float" office:value="-0.0181696501401516">
            <text:p>-0,01817</text:p>
          </table:table-cell>
          <table:table-cell table:number-columns-repeated="1017"/>
        </table:table-row>
        <table:table-row table:style-name="ro1">
          <table:table-cell office:value-type="float" office:value="1370.301">
            <text:p>1370,30100</text:p>
          </table:table-cell>
          <table:table-cell office:value-type="float" office:value="-5.925">
            <text:p>-5,92500</text:p>
          </table:table-cell>
          <table:table-cell office:value-type="float" office:value="1.614">
            <text:p>1,614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3044]+2.9847)/([.D3044]-14.4252)" office:value-type="float" office:value="-0.0181696501401516">
            <text:p>-0,01817</text:p>
          </table:table-cell>
          <table:table-cell table:number-columns-repeated="1017"/>
        </table:table-row>
        <table:table-row table:style-name="ro1">
          <table:table-cell office:value-type="float" office:value="1370.401">
            <text:p>1370,40100</text:p>
          </table:table-cell>
          <table:table-cell office:value-type="float" office:value="-5.925">
            <text:p>-5,92500</text:p>
          </table:table-cell>
          <table:table-cell office:value-type="float" office:value="1.614">
            <text:p>1,614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3045]+2.9847)/([.D3045]-14.4252)" office:value-type="float" office:value="-0.0181696501401516">
            <text:p>-0,01817</text:p>
          </table:table-cell>
          <table:table-cell table:number-columns-repeated="1017"/>
        </table:table-row>
        <table:table-row table:style-name="ro1">
          <table:table-cell office:value-type="float" office:value="1370.501">
            <text:p>1370,50100</text:p>
          </table:table-cell>
          <table:table-cell office:value-type="float" office:value="-5.925">
            <text:p>-5,92500</text:p>
          </table:table-cell>
          <table:table-cell office:value-type="float" office:value="1.614">
            <text:p>1,614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3046]+2.9847)/([.D3046]-14.4252)" office:value-type="float" office:value="-0.0181696501401516">
            <text:p>-0,01817</text:p>
          </table:table-cell>
          <table:table-cell table:number-columns-repeated="1017"/>
        </table:table-row>
        <table:table-row table:style-name="ro1">
          <table:table-cell office:value-type="float" office:value="1370.601">
            <text:p>1370,60100</text:p>
          </table:table-cell>
          <table:table-cell office:value-type="float" office:value="-5.925">
            <text:p>-5,92500</text:p>
          </table:table-cell>
          <table:table-cell office:value-type="float" office:value="1.614">
            <text:p>1,614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3047]+2.9847)/([.D3047]-14.4252)" office:value-type="float" office:value="-0.0181696501401516">
            <text:p>-0,01817</text:p>
          </table:table-cell>
          <table:table-cell table:number-columns-repeated="1017"/>
        </table:table-row>
        <table:table-row table:style-name="ro1">
          <table:table-cell office:value-type="float" office:value="1370.701">
            <text:p>1370,70100</text:p>
          </table:table-cell>
          <table:table-cell office:value-type="float" office:value="-5.925">
            <text:p>-5,92500</text:p>
          </table:table-cell>
          <table:table-cell office:value-type="float" office:value="1.614">
            <text:p>1,614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3048]+2.9847)/([.D3048]-14.4252)" office:value-type="float" office:value="-0.0181696501401516">
            <text:p>-0,01817</text:p>
          </table:table-cell>
          <table:table-cell table:number-columns-repeated="1017"/>
        </table:table-row>
        <table:table-row table:style-name="ro1">
          <table:table-cell office:value-type="float" office:value="1370.801">
            <text:p>1370,80100</text:p>
          </table:table-cell>
          <table:table-cell office:value-type="float" office:value="-5.925">
            <text:p>-5,92500</text:p>
          </table:table-cell>
          <table:table-cell office:value-type="float" office:value="1.614">
            <text:p>1,614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3049]+2.9847)/([.D3049]-14.4252)" office:value-type="float" office:value="-0.0181696501401516">
            <text:p>-0,01817</text:p>
          </table:table-cell>
          <table:table-cell table:number-columns-repeated="1017"/>
        </table:table-row>
        <table:table-row table:style-name="ro1">
          <table:table-cell office:value-type="float" office:value="1370.901">
            <text:p>1370,90100</text:p>
          </table:table-cell>
          <table:table-cell office:value-type="float" office:value="-5.925">
            <text:p>-5,92500</text:p>
          </table:table-cell>
          <table:table-cell office:value-type="float" office:value="1.614">
            <text:p>1,614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3050]+2.9847)/([.D3050]-14.4252)" office:value-type="float" office:value="-0.0181696501401516">
            <text:p>-0,01817</text:p>
          </table:table-cell>
          <table:table-cell table:number-columns-repeated="1017"/>
        </table:table-row>
        <table:table-row table:style-name="ro1">
          <table:table-cell office:value-type="float" office:value="1371.001">
            <text:p>1371,00100</text:p>
          </table:table-cell>
          <table:table-cell office:value-type="float" office:value="-5.925">
            <text:p>-5,92500</text:p>
          </table:table-cell>
          <table:table-cell office:value-type="float" office:value="1.6155">
            <text:p>1,615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3051]+2.9847)/([.D3051]-14.4252)" office:value-type="float" office:value="-0.0181696501401516">
            <text:p>-0,01817</text:p>
          </table:table-cell>
          <table:table-cell table:number-columns-repeated="1017"/>
        </table:table-row>
        <table:table-row table:style-name="ro1">
          <table:table-cell office:value-type="float" office:value="1371.101">
            <text:p>1371,10100</text:p>
          </table:table-cell>
          <table:table-cell office:value-type="float" office:value="-5.94">
            <text:p>-5,94000</text:p>
          </table:table-cell>
          <table:table-cell office:value-type="float" office:value="1.6155">
            <text:p>1,615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3052]+2.9847)/([.D3052]-14.4252)" office:value-type="float" office:value="-0.0182623429783321">
            <text:p>-0,01826</text:p>
          </table:table-cell>
          <table:table-cell table:number-columns-repeated="1017"/>
        </table:table-row>
        <table:table-row table:style-name="ro1">
          <table:table-cell office:value-type="float" office:value="1371.201">
            <text:p>1371,20100</text:p>
          </table:table-cell>
          <table:table-cell office:value-type="float" office:value="-5.94">
            <text:p>-5,94000</text:p>
          </table:table-cell>
          <table:table-cell office:value-type="float" office:value="1.6155">
            <text:p>1,615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3053]+2.9847)/([.D3053]-14.4252)" office:value-type="float" office:value="-0.0182623429783321">
            <text:p>-0,01826</text:p>
          </table:table-cell>
          <table:table-cell table:number-columns-repeated="1017"/>
        </table:table-row>
        <table:table-row table:style-name="ro1">
          <table:table-cell office:value-type="float" office:value="1371.301">
            <text:p>1371,30100</text:p>
          </table:table-cell>
          <table:table-cell office:value-type="float" office:value="-5.94">
            <text:p>-5,94000</text:p>
          </table:table-cell>
          <table:table-cell office:value-type="float" office:value="1.6155">
            <text:p>1,615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3054]+2.9847)/([.D3054]-14.4252)" office:value-type="float" office:value="-0.0182623429783321">
            <text:p>-0,01826</text:p>
          </table:table-cell>
          <table:table-cell table:number-columns-repeated="1017"/>
        </table:table-row>
        <table:table-row table:style-name="ro1">
          <table:table-cell office:value-type="float" office:value="1371.404">
            <text:p>1371,40400</text:p>
          </table:table-cell>
          <table:table-cell office:value-type="float" office:value="-5.94">
            <text:p>-5,94000</text:p>
          </table:table-cell>
          <table:table-cell office:value-type="float" office:value="1.6155">
            <text:p>1,615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3055]+2.9847)/([.D3055]-14.4252)" office:value-type="float" office:value="-0.0182623429783321">
            <text:p>-0,01826</text:p>
          </table:table-cell>
          <table:table-cell table:number-columns-repeated="1017"/>
        </table:table-row>
        <table:table-row table:style-name="ro1">
          <table:table-cell office:value-type="float" office:value="1371.515">
            <text:p>1371,51500</text:p>
          </table:table-cell>
          <table:table-cell office:value-type="float" office:value="-5.94">
            <text:p>-5,94000</text:p>
          </table:table-cell>
          <table:table-cell office:value-type="float" office:value="1.6155">
            <text:p>1,615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3056]+2.9847)/([.D3056]-14.4252)" office:value-type="float" office:value="-0.0182623429783321">
            <text:p>-0,01826</text:p>
          </table:table-cell>
          <table:table-cell table:number-columns-repeated="1017"/>
        </table:table-row>
        <table:table-row table:style-name="ro1">
          <table:table-cell office:value-type="float" office:value="1371.601">
            <text:p>1371,60100</text:p>
          </table:table-cell>
          <table:table-cell office:value-type="float" office:value="-5.94">
            <text:p>-5,94000</text:p>
          </table:table-cell>
          <table:table-cell office:value-type="float" office:value="1.6155">
            <text:p>1,615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3057]+2.9847)/([.D3057]-14.4252)" office:value-type="float" office:value="-0.0182623429783321">
            <text:p>-0,01826</text:p>
          </table:table-cell>
          <table:table-cell table:number-columns-repeated="1017"/>
        </table:table-row>
        <table:table-row table:style-name="ro1">
          <table:table-cell office:value-type="float" office:value="1371.701">
            <text:p>1371,70100</text:p>
          </table:table-cell>
          <table:table-cell office:value-type="float" office:value="-5.94">
            <text:p>-5,94000</text:p>
          </table:table-cell>
          <table:table-cell office:value-type="float" office:value="1.6155">
            <text:p>1,615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3058]+2.9847)/([.D3058]-14.4252)" office:value-type="float" office:value="-0.0182623429783321">
            <text:p>-0,01826</text:p>
          </table:table-cell>
          <table:table-cell table:number-columns-repeated="1017"/>
        </table:table-row>
        <table:table-row table:style-name="ro1">
          <table:table-cell office:value-type="float" office:value="1371.801">
            <text:p>1371,80100</text:p>
          </table:table-cell>
          <table:table-cell office:value-type="float" office:value="-5.94">
            <text:p>-5,94000</text:p>
          </table:table-cell>
          <table:table-cell office:value-type="float" office:value="1.6155">
            <text:p>1,615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3059]+2.9847)/([.D3059]-14.4252)" office:value-type="float" office:value="-0.0182623429783321">
            <text:p>-0,01826</text:p>
          </table:table-cell>
          <table:table-cell table:number-columns-repeated="1017"/>
        </table:table-row>
        <table:table-row table:style-name="ro1">
          <table:table-cell office:value-type="float" office:value="1371.901">
            <text:p>1371,90100</text:p>
          </table:table-cell>
          <table:table-cell office:value-type="float" office:value="-5.94">
            <text:p>-5,94000</text:p>
          </table:table-cell>
          <table:table-cell office:value-type="float" office:value="1.6155">
            <text:p>1,615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3060]+2.9847)/([.D3060]-14.4252)" office:value-type="float" office:value="-0.0182623429783321">
            <text:p>-0,01826</text:p>
          </table:table-cell>
          <table:table-cell table:number-columns-repeated="1017"/>
        </table:table-row>
        <table:table-row table:style-name="ro1">
          <table:table-cell office:value-type="float" office:value="1372.001">
            <text:p>1372,00100</text:p>
          </table:table-cell>
          <table:table-cell office:value-type="float" office:value="-5.94">
            <text:p>-5,94000</text:p>
          </table:table-cell>
          <table:table-cell office:value-type="float" office:value="1.6155">
            <text:p>1,615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3061]+2.9847)/([.D3061]-14.4252)" office:value-type="float" office:value="-0.0182623429783321">
            <text:p>-0,01826</text:p>
          </table:table-cell>
          <table:table-cell table:number-columns-repeated="1017"/>
        </table:table-row>
        <table:table-row table:style-name="ro1">
          <table:table-cell office:value-type="float" office:value="1372.101">
            <text:p>1372,10100</text:p>
          </table:table-cell>
          <table:table-cell office:value-type="float" office:value="-5.925">
            <text:p>-5,92500</text:p>
          </table:table-cell>
          <table:table-cell office:value-type="float" office:value="1.6155">
            <text:p>1,615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3062]+2.9847)/([.D3062]-14.4252)" office:value-type="float" office:value="-0.0181696501401516">
            <text:p>-0,01817</text:p>
          </table:table-cell>
          <table:table-cell table:number-columns-repeated="1017"/>
        </table:table-row>
        <table:table-row table:style-name="ro1">
          <table:table-cell office:value-type="float" office:value="1372.201">
            <text:p>1372,20100</text:p>
          </table:table-cell>
          <table:table-cell office:value-type="float" office:value="-5.925">
            <text:p>-5,92500</text:p>
          </table:table-cell>
          <table:table-cell office:value-type="float" office:value="1.6155">
            <text:p>1,615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3063]+2.9847)/([.D3063]-14.4252)" office:value-type="float" office:value="-0.0181696501401516">
            <text:p>-0,01817</text:p>
          </table:table-cell>
          <table:table-cell table:number-columns-repeated="1017"/>
        </table:table-row>
        <table:table-row table:style-name="ro1">
          <table:table-cell office:value-type="float" office:value="1372.301">
            <text:p>1372,30100</text:p>
          </table:table-cell>
          <table:table-cell office:value-type="float" office:value="-5.925">
            <text:p>-5,92500</text:p>
          </table:table-cell>
          <table:table-cell office:value-type="float" office:value="1.6155">
            <text:p>1,615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3064]+2.9847)/([.D3064]-14.4252)" office:value-type="float" office:value="-0.0181696501401516">
            <text:p>-0,01817</text:p>
          </table:table-cell>
          <table:table-cell table:number-columns-repeated="1017"/>
        </table:table-row>
        <table:table-row table:style-name="ro1">
          <table:table-cell office:value-type="float" office:value="1372.401">
            <text:p>1372,40100</text:p>
          </table:table-cell>
          <table:table-cell office:value-type="float" office:value="-5.925">
            <text:p>-5,92500</text:p>
          </table:table-cell>
          <table:table-cell office:value-type="float" office:value="1.6155">
            <text:p>1,615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3065]+2.9847)/([.D3065]-14.4252)" office:value-type="float" office:value="-0.0181696501401516">
            <text:p>-0,01817</text:p>
          </table:table-cell>
          <table:table-cell table:number-columns-repeated="1017"/>
        </table:table-row>
        <table:table-row table:style-name="ro1">
          <table:table-cell office:value-type="float" office:value="1372.501">
            <text:p>1372,50100</text:p>
          </table:table-cell>
          <table:table-cell office:value-type="float" office:value="-5.925">
            <text:p>-5,92500</text:p>
          </table:table-cell>
          <table:table-cell office:value-type="float" office:value="1.6155">
            <text:p>1,615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3066]+2.9847)/([.D3066]-14.4252)" office:value-type="float" office:value="-0.0181696501401516">
            <text:p>-0,01817</text:p>
          </table:table-cell>
          <table:table-cell table:number-columns-repeated="1017"/>
        </table:table-row>
        <table:table-row table:style-name="ro1">
          <table:table-cell office:value-type="float" office:value="1372.601">
            <text:p>1372,60100</text:p>
          </table:table-cell>
          <table:table-cell office:value-type="float" office:value="-5.925">
            <text:p>-5,92500</text:p>
          </table:table-cell>
          <table:table-cell office:value-type="float" office:value="1.6155">
            <text:p>1,615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3067]+2.9847)/([.D3067]-14.4252)" office:value-type="float" office:value="-0.0181696501401516">
            <text:p>-0,01817</text:p>
          </table:table-cell>
          <table:table-cell table:number-columns-repeated="1017"/>
        </table:table-row>
        <table:table-row table:style-name="ro1">
          <table:table-cell office:value-type="float" office:value="1372.701">
            <text:p>1372,70100</text:p>
          </table:table-cell>
          <table:table-cell office:value-type="float" office:value="-5.925">
            <text:p>-5,92500</text:p>
          </table:table-cell>
          <table:table-cell office:value-type="float" office:value="1.6155">
            <text:p>1,615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3068]+2.9847)/([.D3068]-14.4252)" office:value-type="float" office:value="-0.0181696501401516">
            <text:p>-0,01817</text:p>
          </table:table-cell>
          <table:table-cell table:number-columns-repeated="1017"/>
        </table:table-row>
        <table:table-row table:style-name="ro1">
          <table:table-cell office:value-type="float" office:value="1372.801">
            <text:p>1372,80100</text:p>
          </table:table-cell>
          <table:table-cell office:value-type="float" office:value="-5.925">
            <text:p>-5,92500</text:p>
          </table:table-cell>
          <table:table-cell office:value-type="float" office:value="1.6155">
            <text:p>1,615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3069]+2.9847)/([.D3069]-14.4252)" office:value-type="float" office:value="-0.0181696501401516">
            <text:p>-0,01817</text:p>
          </table:table-cell>
          <table:table-cell table:number-columns-repeated="1017"/>
        </table:table-row>
        <table:table-row table:style-name="ro1">
          <table:table-cell office:value-type="float" office:value="1372.901">
            <text:p>1372,90100</text:p>
          </table:table-cell>
          <table:table-cell office:value-type="float" office:value="-5.925">
            <text:p>-5,92500</text:p>
          </table:table-cell>
          <table:table-cell office:value-type="float" office:value="1.6155">
            <text:p>1,615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3070]+2.9847)/([.D3070]-14.4252)" office:value-type="float" office:value="-0.0181696501401516">
            <text:p>-0,01817</text:p>
          </table:table-cell>
          <table:table-cell table:number-columns-repeated="1017"/>
        </table:table-row>
        <table:table-row table:style-name="ro1">
          <table:table-cell office:value-type="float" office:value="1373.001">
            <text:p>1373,00100</text:p>
          </table:table-cell>
          <table:table-cell office:value-type="float" office:value="-5.925">
            <text:p>-5,92500</text:p>
          </table:table-cell>
          <table:table-cell office:value-type="float" office:value="1.6155">
            <text:p>1,615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3071]+2.9847)/([.D3071]-14.4252)" office:value-type="float" office:value="-0.0181696501401516">
            <text:p>-0,01817</text:p>
          </table:table-cell>
          <table:table-cell table:number-columns-repeated="1017"/>
        </table:table-row>
        <table:table-row table:style-name="ro1">
          <table:table-cell office:value-type="float" office:value="1373.101">
            <text:p>1373,10100</text:p>
          </table:table-cell>
          <table:table-cell office:value-type="float" office:value="-5.94">
            <text:p>-5,94000</text:p>
          </table:table-cell>
          <table:table-cell office:value-type="float" office:value="1.6155">
            <text:p>1,615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3072]+2.9847)/([.D3072]-14.4252)" office:value-type="float" office:value="-0.0182623429783321">
            <text:p>-0,01826</text:p>
          </table:table-cell>
          <table:table-cell table:number-columns-repeated="1017"/>
        </table:table-row>
        <table:table-row table:style-name="ro1">
          <table:table-cell office:value-type="float" office:value="1373.201">
            <text:p>1373,20100</text:p>
          </table:table-cell>
          <table:table-cell office:value-type="float" office:value="-5.94">
            <text:p>-5,94000</text:p>
          </table:table-cell>
          <table:table-cell office:value-type="float" office:value="1.6155">
            <text:p>1,615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3073]+2.9847)/([.D3073]-14.4252)" office:value-type="float" office:value="-0.0182623429783321">
            <text:p>-0,01826</text:p>
          </table:table-cell>
          <table:table-cell table:number-columns-repeated="1017"/>
        </table:table-row>
        <table:table-row table:style-name="ro1">
          <table:table-cell office:value-type="float" office:value="1373.301">
            <text:p>1373,30100</text:p>
          </table:table-cell>
          <table:table-cell office:value-type="float" office:value="-5.94">
            <text:p>-5,94000</text:p>
          </table:table-cell>
          <table:table-cell office:value-type="float" office:value="1.6155">
            <text:p>1,615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3074]+2.9847)/([.D3074]-14.4252)" office:value-type="float" office:value="-0.0182623429783321">
            <text:p>-0,01826</text:p>
          </table:table-cell>
          <table:table-cell table:number-columns-repeated="1017"/>
        </table:table-row>
        <table:table-row table:style-name="ro1">
          <table:table-cell office:value-type="float" office:value="1373.401">
            <text:p>1373,40100</text:p>
          </table:table-cell>
          <table:table-cell office:value-type="float" office:value="-5.94">
            <text:p>-5,94000</text:p>
          </table:table-cell>
          <table:table-cell office:value-type="float" office:value="1.6155">
            <text:p>1,615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3075]+2.9847)/([.D3075]-14.4252)" office:value-type="float" office:value="-0.0182623429783321">
            <text:p>-0,01826</text:p>
          </table:table-cell>
          <table:table-cell table:number-columns-repeated="1017"/>
        </table:table-row>
        <table:table-row table:style-name="ro1">
          <table:table-cell office:value-type="float" office:value="1373.501">
            <text:p>1373,50100</text:p>
          </table:table-cell>
          <table:table-cell office:value-type="float" office:value="-5.94">
            <text:p>-5,94000</text:p>
          </table:table-cell>
          <table:table-cell office:value-type="float" office:value="1.6155">
            <text:p>1,615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3076]+2.9847)/([.D3076]-14.4252)" office:value-type="float" office:value="-0.0182623429783321">
            <text:p>-0,01826</text:p>
          </table:table-cell>
          <table:table-cell table:number-columns-repeated="1017"/>
        </table:table-row>
        <table:table-row table:style-name="ro1">
          <table:table-cell office:value-type="float" office:value="1373.601">
            <text:p>1373,60100</text:p>
          </table:table-cell>
          <table:table-cell office:value-type="float" office:value="-5.94">
            <text:p>-5,94000</text:p>
          </table:table-cell>
          <table:table-cell office:value-type="float" office:value="1.6155">
            <text:p>1,615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3077]+2.9847)/([.D3077]-14.4252)" office:value-type="float" office:value="-0.0182623429783321">
            <text:p>-0,01826</text:p>
          </table:table-cell>
          <table:table-cell table:number-columns-repeated="1017"/>
        </table:table-row>
        <table:table-row table:style-name="ro1">
          <table:table-cell office:value-type="float" office:value="1373.701">
            <text:p>1373,70100</text:p>
          </table:table-cell>
          <table:table-cell office:value-type="float" office:value="-5.94">
            <text:p>-5,94000</text:p>
          </table:table-cell>
          <table:table-cell office:value-type="float" office:value="1.6155">
            <text:p>1,615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3078]+2.9847)/([.D3078]-14.4252)" office:value-type="float" office:value="-0.0182623429783321">
            <text:p>-0,01826</text:p>
          </table:table-cell>
          <table:table-cell table:number-columns-repeated="1017"/>
        </table:table-row>
        <table:table-row table:style-name="ro1">
          <table:table-cell office:value-type="float" office:value="1373.801">
            <text:p>1373,80100</text:p>
          </table:table-cell>
          <table:table-cell office:value-type="float" office:value="-5.94">
            <text:p>-5,94000</text:p>
          </table:table-cell>
          <table:table-cell office:value-type="float" office:value="1.6155">
            <text:p>1,615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3079]+2.9847)/([.D3079]-14.4252)" office:value-type="float" office:value="-0.0182623429783321">
            <text:p>-0,01826</text:p>
          </table:table-cell>
          <table:table-cell table:number-columns-repeated="1017"/>
        </table:table-row>
        <table:table-row table:style-name="ro1">
          <table:table-cell office:value-type="float" office:value="1373.901">
            <text:p>1373,90100</text:p>
          </table:table-cell>
          <table:table-cell office:value-type="float" office:value="-5.94">
            <text:p>-5,94000</text:p>
          </table:table-cell>
          <table:table-cell office:value-type="float" office:value="1.6155">
            <text:p>1,615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3080]+2.9847)/([.D3080]-14.4252)" office:value-type="float" office:value="-0.0182623429783321">
            <text:p>-0,01826</text:p>
          </table:table-cell>
          <table:table-cell table:number-columns-repeated="1017"/>
        </table:table-row>
        <table:table-row table:style-name="ro1">
          <table:table-cell office:value-type="float" office:value="1374.001">
            <text:p>1374,00100</text:p>
          </table:table-cell>
          <table:table-cell office:value-type="float" office:value="-5.94">
            <text:p>-5,94000</text:p>
          </table:table-cell>
          <table:table-cell office:value-type="float" office:value="1.614">
            <text:p>1,614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3081]+2.9847)/([.D3081]-14.4252)" office:value-type="float" office:value="-0.0182623429783321">
            <text:p>-0,01826</text:p>
          </table:table-cell>
          <table:table-cell table:number-columns-repeated="1017"/>
        </table:table-row>
        <table:table-row table:style-name="ro1">
          <table:table-cell office:value-type="float" office:value="1374.101">
            <text:p>1374,10100</text:p>
          </table:table-cell>
          <table:table-cell office:value-type="float" office:value="-5.94">
            <text:p>-5,94000</text:p>
          </table:table-cell>
          <table:table-cell office:value-type="float" office:value="1.614">
            <text:p>1,614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3082]+2.9847)/([.D3082]-14.4252)" office:value-type="float" office:value="-0.0182623429783321">
            <text:p>-0,01826</text:p>
          </table:table-cell>
          <table:table-cell table:number-columns-repeated="1017"/>
        </table:table-row>
        <table:table-row table:style-name="ro1">
          <table:table-cell office:value-type="float" office:value="1374.201">
            <text:p>1374,20100</text:p>
          </table:table-cell>
          <table:table-cell office:value-type="float" office:value="-5.94">
            <text:p>-5,94000</text:p>
          </table:table-cell>
          <table:table-cell office:value-type="float" office:value="1.614">
            <text:p>1,614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3083]+2.9847)/([.D3083]-14.4252)" office:value-type="float" office:value="-0.0182623429783321">
            <text:p>-0,01826</text:p>
          </table:table-cell>
          <table:table-cell table:number-columns-repeated="1017"/>
        </table:table-row>
        <table:table-row table:style-name="ro1">
          <table:table-cell office:value-type="float" office:value="1374.301">
            <text:p>1374,30100</text:p>
          </table:table-cell>
          <table:table-cell office:value-type="float" office:value="-5.94">
            <text:p>-5,94000</text:p>
          </table:table-cell>
          <table:table-cell office:value-type="float" office:value="1.614">
            <text:p>1,614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3084]+2.9847)/([.D3084]-14.4252)" office:value-type="float" office:value="-0.0182623429783321">
            <text:p>-0,01826</text:p>
          </table:table-cell>
          <table:table-cell table:number-columns-repeated="1017"/>
        </table:table-row>
        <table:table-row table:style-name="ro1">
          <table:table-cell office:value-type="float" office:value="1374.401">
            <text:p>1374,40100</text:p>
          </table:table-cell>
          <table:table-cell office:value-type="float" office:value="-5.94">
            <text:p>-5,94000</text:p>
          </table:table-cell>
          <table:table-cell office:value-type="float" office:value="1.614">
            <text:p>1,614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3085]+2.9847)/([.D3085]-14.4252)" office:value-type="float" office:value="-0.0182623429783321">
            <text:p>-0,01826</text:p>
          </table:table-cell>
          <table:table-cell table:number-columns-repeated="1017"/>
        </table:table-row>
        <table:table-row table:style-name="ro1">
          <table:table-cell office:value-type="float" office:value="1374.501">
            <text:p>1374,50100</text:p>
          </table:table-cell>
          <table:table-cell office:value-type="float" office:value="-5.94">
            <text:p>-5,94000</text:p>
          </table:table-cell>
          <table:table-cell office:value-type="float" office:value="1.614">
            <text:p>1,614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3086]+2.9847)/([.D3086]-14.4252)" office:value-type="float" office:value="-0.0182623429783321">
            <text:p>-0,01826</text:p>
          </table:table-cell>
          <table:table-cell table:number-columns-repeated="1017"/>
        </table:table-row>
        <table:table-row table:style-name="ro1">
          <table:table-cell office:value-type="float" office:value="1374.601">
            <text:p>1374,60100</text:p>
          </table:table-cell>
          <table:table-cell office:value-type="float" office:value="-5.94">
            <text:p>-5,94000</text:p>
          </table:table-cell>
          <table:table-cell office:value-type="float" office:value="1.614">
            <text:p>1,614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3087]+2.9847)/([.D3087]-14.4252)" office:value-type="float" office:value="-0.0182623429783321">
            <text:p>-0,01826</text:p>
          </table:table-cell>
          <table:table-cell table:number-columns-repeated="1017"/>
        </table:table-row>
        <table:table-row table:style-name="ro1">
          <table:table-cell office:value-type="float" office:value="1374.701">
            <text:p>1374,70100</text:p>
          </table:table-cell>
          <table:table-cell office:value-type="float" office:value="-5.94">
            <text:p>-5,94000</text:p>
          </table:table-cell>
          <table:table-cell office:value-type="float" office:value="1.614">
            <text:p>1,614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3088]+2.9847)/([.D3088]-14.4252)" office:value-type="float" office:value="-0.0182623429783321">
            <text:p>-0,01826</text:p>
          </table:table-cell>
          <table:table-cell table:number-columns-repeated="1017"/>
        </table:table-row>
        <table:table-row table:style-name="ro1">
          <table:table-cell office:value-type="float" office:value="1374.801">
            <text:p>1374,80100</text:p>
          </table:table-cell>
          <table:table-cell office:value-type="float" office:value="-5.94">
            <text:p>-5,94000</text:p>
          </table:table-cell>
          <table:table-cell office:value-type="float" office:value="1.614">
            <text:p>1,614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3089]+2.9847)/([.D3089]-14.4252)" office:value-type="float" office:value="-0.0182623429783321">
            <text:p>-0,01826</text:p>
          </table:table-cell>
          <table:table-cell table:number-columns-repeated="1017"/>
        </table:table-row>
        <table:table-row table:style-name="ro1">
          <table:table-cell office:value-type="float" office:value="1374.901">
            <text:p>1374,90100</text:p>
          </table:table-cell>
          <table:table-cell office:value-type="float" office:value="-5.94">
            <text:p>-5,94000</text:p>
          </table:table-cell>
          <table:table-cell office:value-type="float" office:value="1.614">
            <text:p>1,614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3090]+2.9847)/([.D3090]-14.4252)" office:value-type="float" office:value="-0.0182623429783321">
            <text:p>-0,01826</text:p>
          </table:table-cell>
          <table:table-cell table:number-columns-repeated="1017"/>
        </table:table-row>
        <table:table-row table:style-name="ro1">
          <table:table-cell office:value-type="float" office:value="1375.001">
            <text:p>1375,00100</text:p>
          </table:table-cell>
          <table:table-cell office:value-type="float" office:value="-5.94">
            <text:p>-5,94000</text:p>
          </table:table-cell>
          <table:table-cell office:value-type="float" office:value="1.6155">
            <text:p>1,6155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3091]+2.9847)/([.D3091]-14.4252)" office:value-type="float" office:value="-0.018279286567851">
            <text:p>-0,01828</text:p>
          </table:table-cell>
          <table:table-cell table:number-columns-repeated="1017"/>
        </table:table-row>
        <table:table-row table:style-name="ro1">
          <table:table-cell office:value-type="float" office:value="1375.101">
            <text:p>1375,10100</text:p>
          </table:table-cell>
          <table:table-cell office:value-type="float" office:value="-5.94">
            <text:p>-5,94000</text:p>
          </table:table-cell>
          <table:table-cell office:value-type="float" office:value="1.6155">
            <text:p>1,6155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3092]+2.9847)/([.D3092]-14.4252)" office:value-type="float" office:value="-0.018279286567851">
            <text:p>-0,01828</text:p>
          </table:table-cell>
          <table:table-cell table:number-columns-repeated="1017"/>
        </table:table-row>
        <table:table-row table:style-name="ro1">
          <table:table-cell office:value-type="float" office:value="1375.201">
            <text:p>1375,20100</text:p>
          </table:table-cell>
          <table:table-cell office:value-type="float" office:value="-5.94">
            <text:p>-5,94000</text:p>
          </table:table-cell>
          <table:table-cell office:value-type="float" office:value="1.6155">
            <text:p>1,6155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3093]+2.9847)/([.D3093]-14.4252)" office:value-type="float" office:value="-0.018279286567851">
            <text:p>-0,01828</text:p>
          </table:table-cell>
          <table:table-cell table:number-columns-repeated="1017"/>
        </table:table-row>
        <table:table-row table:style-name="ro1">
          <table:table-cell office:value-type="float" office:value="1375.301">
            <text:p>1375,30100</text:p>
          </table:table-cell>
          <table:table-cell office:value-type="float" office:value="-5.94">
            <text:p>-5,94000</text:p>
          </table:table-cell>
          <table:table-cell office:value-type="float" office:value="1.6155">
            <text:p>1,6155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3094]+2.9847)/([.D3094]-14.4252)" office:value-type="float" office:value="-0.018279286567851">
            <text:p>-0,01828</text:p>
          </table:table-cell>
          <table:table-cell table:number-columns-repeated="1017"/>
        </table:table-row>
        <table:table-row table:style-name="ro1">
          <table:table-cell office:value-type="float" office:value="1375.401">
            <text:p>1375,40100</text:p>
          </table:table-cell>
          <table:table-cell office:value-type="float" office:value="-5.94">
            <text:p>-5,94000</text:p>
          </table:table-cell>
          <table:table-cell office:value-type="float" office:value="1.6155">
            <text:p>1,6155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3095]+2.9847)/([.D3095]-14.4252)" office:value-type="float" office:value="-0.018279286567851">
            <text:p>-0,01828</text:p>
          </table:table-cell>
          <table:table-cell table:number-columns-repeated="1017"/>
        </table:table-row>
        <table:table-row table:style-name="ro1">
          <table:table-cell office:value-type="float" office:value="1375.501">
            <text:p>1375,50100</text:p>
          </table:table-cell>
          <table:table-cell office:value-type="float" office:value="-5.94">
            <text:p>-5,94000</text:p>
          </table:table-cell>
          <table:table-cell office:value-type="float" office:value="1.6155">
            <text:p>1,6155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3096]+2.9847)/([.D3096]-14.4252)" office:value-type="float" office:value="-0.018279286567851">
            <text:p>-0,01828</text:p>
          </table:table-cell>
          <table:table-cell table:number-columns-repeated="1017"/>
        </table:table-row>
        <table:table-row table:style-name="ro1">
          <table:table-cell office:value-type="float" office:value="1375.601">
            <text:p>1375,60100</text:p>
          </table:table-cell>
          <table:table-cell office:value-type="float" office:value="-5.94">
            <text:p>-5,94000</text:p>
          </table:table-cell>
          <table:table-cell office:value-type="float" office:value="1.6155">
            <text:p>1,6155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3097]+2.9847)/([.D3097]-14.4252)" office:value-type="float" office:value="-0.018279286567851">
            <text:p>-0,01828</text:p>
          </table:table-cell>
          <table:table-cell table:number-columns-repeated="1017"/>
        </table:table-row>
        <table:table-row table:style-name="ro1">
          <table:table-cell office:value-type="float" office:value="1375.701">
            <text:p>1375,70100</text:p>
          </table:table-cell>
          <table:table-cell office:value-type="float" office:value="-5.94">
            <text:p>-5,94000</text:p>
          </table:table-cell>
          <table:table-cell office:value-type="float" office:value="1.6155">
            <text:p>1,6155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3098]+2.9847)/([.D3098]-14.4252)" office:value-type="float" office:value="-0.018279286567851">
            <text:p>-0,01828</text:p>
          </table:table-cell>
          <table:table-cell table:number-columns-repeated="1017"/>
        </table:table-row>
        <table:table-row table:style-name="ro1">
          <table:table-cell office:value-type="float" office:value="1375.801">
            <text:p>1375,80100</text:p>
          </table:table-cell>
          <table:table-cell office:value-type="float" office:value="-5.94">
            <text:p>-5,94000</text:p>
          </table:table-cell>
          <table:table-cell office:value-type="float" office:value="1.6155">
            <text:p>1,6155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3099]+2.9847)/([.D3099]-14.4252)" office:value-type="float" office:value="-0.018279286567851">
            <text:p>-0,01828</text:p>
          </table:table-cell>
          <table:table-cell table:number-columns-repeated="1017"/>
        </table:table-row>
        <table:table-row table:style-name="ro1">
          <table:table-cell office:value-type="float" office:value="1375.901">
            <text:p>1375,90100</text:p>
          </table:table-cell>
          <table:table-cell office:value-type="float" office:value="-5.94">
            <text:p>-5,94000</text:p>
          </table:table-cell>
          <table:table-cell office:value-type="float" office:value="1.6155">
            <text:p>1,6155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3100]+2.9847)/([.D3100]-14.4252)" office:value-type="float" office:value="-0.018279286567851">
            <text:p>-0,01828</text:p>
          </table:table-cell>
          <table:table-cell table:number-columns-repeated="1017"/>
        </table:table-row>
        <table:table-row table:style-name="ro1">
          <table:table-cell office:value-type="float" office:value="1376.001">
            <text:p>1376,00100</text:p>
          </table:table-cell>
          <table:table-cell office:value-type="float" office:value="-5.94">
            <text:p>-5,94000</text:p>
          </table:table-cell>
          <table:table-cell office:value-type="float" office:value="1.6155">
            <text:p>1,6155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3101]+2.9847)/([.D3101]-14.4252)" office:value-type="float" office:value="-0.018279286567851">
            <text:p>-0,01828</text:p>
          </table:table-cell>
          <table:table-cell table:number-columns-repeated="1017"/>
        </table:table-row>
        <table:table-row table:style-name="ro1">
          <table:table-cell office:value-type="float" office:value="1376.101">
            <text:p>1376,10100</text:p>
          </table:table-cell>
          <table:table-cell office:value-type="float" office:value="-5.94">
            <text:p>-5,94000</text:p>
          </table:table-cell>
          <table:table-cell office:value-type="float" office:value="1.6155">
            <text:p>1,6155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3102]+2.9847)/([.D3102]-14.4252)" office:value-type="float" office:value="-0.018279286567851">
            <text:p>-0,01828</text:p>
          </table:table-cell>
          <table:table-cell table:number-columns-repeated="1017"/>
        </table:table-row>
        <table:table-row table:style-name="ro1">
          <table:table-cell office:value-type="float" office:value="1376.201">
            <text:p>1376,20100</text:p>
          </table:table-cell>
          <table:table-cell office:value-type="float" office:value="-5.94">
            <text:p>-5,94000</text:p>
          </table:table-cell>
          <table:table-cell office:value-type="float" office:value="1.6155">
            <text:p>1,6155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3103]+2.9847)/([.D3103]-14.4252)" office:value-type="float" office:value="-0.018279286567851">
            <text:p>-0,01828</text:p>
          </table:table-cell>
          <table:table-cell table:number-columns-repeated="1017"/>
        </table:table-row>
        <table:table-row table:style-name="ro1">
          <table:table-cell office:value-type="float" office:value="1376.301">
            <text:p>1376,30100</text:p>
          </table:table-cell>
          <table:table-cell office:value-type="float" office:value="-5.94">
            <text:p>-5,94000</text:p>
          </table:table-cell>
          <table:table-cell office:value-type="float" office:value="1.6155">
            <text:p>1,6155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3104]+2.9847)/([.D3104]-14.4252)" office:value-type="float" office:value="-0.018279286567851">
            <text:p>-0,01828</text:p>
          </table:table-cell>
          <table:table-cell table:number-columns-repeated="1017"/>
        </table:table-row>
        <table:table-row table:style-name="ro1">
          <table:table-cell office:value-type="float" office:value="1376.401">
            <text:p>1376,40100</text:p>
          </table:table-cell>
          <table:table-cell office:value-type="float" office:value="-5.94">
            <text:p>-5,94000</text:p>
          </table:table-cell>
          <table:table-cell office:value-type="float" office:value="1.6155">
            <text:p>1,6155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3105]+2.9847)/([.D3105]-14.4252)" office:value-type="float" office:value="-0.018279286567851">
            <text:p>-0,01828</text:p>
          </table:table-cell>
          <table:table-cell table:number-columns-repeated="1017"/>
        </table:table-row>
        <table:table-row table:style-name="ro1">
          <table:table-cell office:value-type="float" office:value="1376.501">
            <text:p>1376,50100</text:p>
          </table:table-cell>
          <table:table-cell office:value-type="float" office:value="-5.94">
            <text:p>-5,94000</text:p>
          </table:table-cell>
          <table:table-cell office:value-type="float" office:value="1.6155">
            <text:p>1,6155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3106]+2.9847)/([.D3106]-14.4252)" office:value-type="float" office:value="-0.018279286567851">
            <text:p>-0,01828</text:p>
          </table:table-cell>
          <table:table-cell table:number-columns-repeated="1017"/>
        </table:table-row>
        <table:table-row table:style-name="ro1">
          <table:table-cell office:value-type="float" office:value="1376.601">
            <text:p>1376,60100</text:p>
          </table:table-cell>
          <table:table-cell office:value-type="float" office:value="-5.94">
            <text:p>-5,94000</text:p>
          </table:table-cell>
          <table:table-cell office:value-type="float" office:value="1.6155">
            <text:p>1,6155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3107]+2.9847)/([.D3107]-14.4252)" office:value-type="float" office:value="-0.018279286567851">
            <text:p>-0,01828</text:p>
          </table:table-cell>
          <table:table-cell table:number-columns-repeated="1017"/>
        </table:table-row>
        <table:table-row table:style-name="ro1">
          <table:table-cell office:value-type="float" office:value="1376.701">
            <text:p>1376,70100</text:p>
          </table:table-cell>
          <table:table-cell office:value-type="float" office:value="-5.94">
            <text:p>-5,94000</text:p>
          </table:table-cell>
          <table:table-cell office:value-type="float" office:value="1.6155">
            <text:p>1,6155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3108]+2.9847)/([.D3108]-14.4252)" office:value-type="float" office:value="-0.018279286567851">
            <text:p>-0,01828</text:p>
          </table:table-cell>
          <table:table-cell table:number-columns-repeated="1017"/>
        </table:table-row>
        <table:table-row table:style-name="ro1">
          <table:table-cell office:value-type="float" office:value="1376.801">
            <text:p>1376,80100</text:p>
          </table:table-cell>
          <table:table-cell office:value-type="float" office:value="-5.94">
            <text:p>-5,94000</text:p>
          </table:table-cell>
          <table:table-cell office:value-type="float" office:value="1.6155">
            <text:p>1,6155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3109]+2.9847)/([.D3109]-14.4252)" office:value-type="float" office:value="-0.018279286567851">
            <text:p>-0,01828</text:p>
          </table:table-cell>
          <table:table-cell table:number-columns-repeated="1017"/>
        </table:table-row>
        <table:table-row table:style-name="ro1">
          <table:table-cell office:value-type="float" office:value="1376.901">
            <text:p>1376,90100</text:p>
          </table:table-cell>
          <table:table-cell office:value-type="float" office:value="-5.94">
            <text:p>-5,94000</text:p>
          </table:table-cell>
          <table:table-cell office:value-type="float" office:value="1.6155">
            <text:p>1,6155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3110]+2.9847)/([.D3110]-14.4252)" office:value-type="float" office:value="-0.018279286567851">
            <text:p>-0,01828</text:p>
          </table:table-cell>
          <table:table-cell table:number-columns-repeated="1017"/>
        </table:table-row>
        <table:table-row table:style-name="ro1">
          <table:table-cell office:value-type="float" office:value="1377.001">
            <text:p>1377,00100</text:p>
          </table:table-cell>
          <table:table-cell office:value-type="float" office:value="-5.94">
            <text:p>-5,94000</text:p>
          </table:table-cell>
          <table:table-cell office:value-type="float" office:value="1.6155">
            <text:p>1,6155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3111]+2.9847)/([.D3111]-14.4252)" office:value-type="float" office:value="-0.018279286567851">
            <text:p>-0,01828</text:p>
          </table:table-cell>
          <table:table-cell table:number-columns-repeated="1017"/>
        </table:table-row>
        <table:table-row table:style-name="ro1">
          <table:table-cell office:value-type="float" office:value="1377.101">
            <text:p>1377,10100</text:p>
          </table:table-cell>
          <table:table-cell office:value-type="float" office:value="-5.925">
            <text:p>-5,92500</text:p>
          </table:table-cell>
          <table:table-cell office:value-type="float" office:value="1.6155">
            <text:p>1,6155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3112]+2.9847)/([.D3112]-14.4252)" office:value-type="float" office:value="-0.0181865077303327">
            <text:p>-0,01819</text:p>
          </table:table-cell>
          <table:table-cell table:number-columns-repeated="1017"/>
        </table:table-row>
        <table:table-row table:style-name="ro1">
          <table:table-cell office:value-type="float" office:value="1377.201">
            <text:p>1377,20100</text:p>
          </table:table-cell>
          <table:table-cell office:value-type="float" office:value="-5.925">
            <text:p>-5,92500</text:p>
          </table:table-cell>
          <table:table-cell office:value-type="float" office:value="1.6155">
            <text:p>1,6155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3113]+2.9847)/([.D3113]-14.4252)" office:value-type="float" office:value="-0.0181865077303327">
            <text:p>-0,01819</text:p>
          </table:table-cell>
          <table:table-cell table:number-columns-repeated="1017"/>
        </table:table-row>
        <table:table-row table:style-name="ro1">
          <table:table-cell office:value-type="float" office:value="1377.301">
            <text:p>1377,30100</text:p>
          </table:table-cell>
          <table:table-cell office:value-type="float" office:value="-5.925">
            <text:p>-5,92500</text:p>
          </table:table-cell>
          <table:table-cell office:value-type="float" office:value="1.6155">
            <text:p>1,6155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3114]+2.9847)/([.D3114]-14.4252)" office:value-type="float" office:value="-0.0181865077303327">
            <text:p>-0,01819</text:p>
          </table:table-cell>
          <table:table-cell table:number-columns-repeated="1017"/>
        </table:table-row>
        <table:table-row table:style-name="ro1">
          <table:table-cell office:value-type="float" office:value="1377.401">
            <text:p>1377,40100</text:p>
          </table:table-cell>
          <table:table-cell office:value-type="float" office:value="-5.925">
            <text:p>-5,92500</text:p>
          </table:table-cell>
          <table:table-cell office:value-type="float" office:value="1.6155">
            <text:p>1,6155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3115]+2.9847)/([.D3115]-14.4252)" office:value-type="float" office:value="-0.0181865077303327">
            <text:p>-0,01819</text:p>
          </table:table-cell>
          <table:table-cell table:number-columns-repeated="1017"/>
        </table:table-row>
        <table:table-row table:style-name="ro1">
          <table:table-cell office:value-type="float" office:value="1377.501">
            <text:p>1377,50100</text:p>
          </table:table-cell>
          <table:table-cell office:value-type="float" office:value="-5.925">
            <text:p>-5,92500</text:p>
          </table:table-cell>
          <table:table-cell office:value-type="float" office:value="1.6155">
            <text:p>1,6155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3116]+2.9847)/([.D3116]-14.4252)" office:value-type="float" office:value="-0.0181865077303327">
            <text:p>-0,01819</text:p>
          </table:table-cell>
          <table:table-cell table:number-columns-repeated="1017"/>
        </table:table-row>
        <table:table-row table:style-name="ro1">
          <table:table-cell office:value-type="float" office:value="1377.601">
            <text:p>1377,60100</text:p>
          </table:table-cell>
          <table:table-cell office:value-type="float" office:value="-5.925">
            <text:p>-5,92500</text:p>
          </table:table-cell>
          <table:table-cell office:value-type="float" office:value="1.6155">
            <text:p>1,6155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3117]+2.9847)/([.D3117]-14.4252)" office:value-type="float" office:value="-0.0181865077303327">
            <text:p>-0,01819</text:p>
          </table:table-cell>
          <table:table-cell table:number-columns-repeated="1017"/>
        </table:table-row>
        <table:table-row table:style-name="ro1">
          <table:table-cell office:value-type="float" office:value="1377.701">
            <text:p>1377,70100</text:p>
          </table:table-cell>
          <table:table-cell office:value-type="float" office:value="-5.925">
            <text:p>-5,92500</text:p>
          </table:table-cell>
          <table:table-cell office:value-type="float" office:value="1.6155">
            <text:p>1,6155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3118]+2.9847)/([.D3118]-14.4252)" office:value-type="float" office:value="-0.0181865077303327">
            <text:p>-0,01819</text:p>
          </table:table-cell>
          <table:table-cell table:number-columns-repeated="1017"/>
        </table:table-row>
        <table:table-row table:style-name="ro1">
          <table:table-cell office:value-type="float" office:value="1377.801">
            <text:p>1377,80100</text:p>
          </table:table-cell>
          <table:table-cell office:value-type="float" office:value="-5.925">
            <text:p>-5,92500</text:p>
          </table:table-cell>
          <table:table-cell office:value-type="float" office:value="1.6155">
            <text:p>1,6155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3119]+2.9847)/([.D3119]-14.4252)" office:value-type="float" office:value="-0.0181865077303327">
            <text:p>-0,01819</text:p>
          </table:table-cell>
          <table:table-cell table:number-columns-repeated="1017"/>
        </table:table-row>
        <table:table-row table:style-name="ro1">
          <table:table-cell office:value-type="float" office:value="1377.901">
            <text:p>1377,90100</text:p>
          </table:table-cell>
          <table:table-cell office:value-type="float" office:value="-5.925">
            <text:p>-5,92500</text:p>
          </table:table-cell>
          <table:table-cell office:value-type="float" office:value="1.6155">
            <text:p>1,6155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3120]+2.9847)/([.D3120]-14.4252)" office:value-type="float" office:value="-0.0181865077303327">
            <text:p>-0,01819</text:p>
          </table:table-cell>
          <table:table-cell table:number-columns-repeated="1017"/>
        </table:table-row>
        <table:table-row table:style-name="ro1">
          <table:table-cell office:value-type="float" office:value="1378.001">
            <text:p>1378,00100</text:p>
          </table:table-cell>
          <table:table-cell office:value-type="float" office:value="-5.925">
            <text:p>-5,92500</text:p>
          </table:table-cell>
          <table:table-cell office:value-type="float" office:value="1.617">
            <text:p>1,617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3121]+2.9847)/([.D3121]-14.4252)" office:value-type="float" office:value="-0.0181696501401516">
            <text:p>-0,01817</text:p>
          </table:table-cell>
          <table:table-cell table:number-columns-repeated="1017"/>
        </table:table-row>
        <table:table-row table:style-name="ro1">
          <table:table-cell office:value-type="float" office:value="1378.101">
            <text:p>1378,10100</text:p>
          </table:table-cell>
          <table:table-cell office:value-type="float" office:value="-5.925">
            <text:p>-5,92500</text:p>
          </table:table-cell>
          <table:table-cell office:value-type="float" office:value="1.617">
            <text:p>1,617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3122]+2.9847)/([.D3122]-14.4252)" office:value-type="float" office:value="-0.0181696501401516">
            <text:p>-0,01817</text:p>
          </table:table-cell>
          <table:table-cell table:number-columns-repeated="1017"/>
        </table:table-row>
        <table:table-row table:style-name="ro1">
          <table:table-cell office:value-type="float" office:value="1378.201">
            <text:p>1378,20100</text:p>
          </table:table-cell>
          <table:table-cell office:value-type="float" office:value="-5.925">
            <text:p>-5,92500</text:p>
          </table:table-cell>
          <table:table-cell office:value-type="float" office:value="1.617">
            <text:p>1,617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3123]+2.9847)/([.D3123]-14.4252)" office:value-type="float" office:value="-0.0181696501401516">
            <text:p>-0,01817</text:p>
          </table:table-cell>
          <table:table-cell table:number-columns-repeated="1017"/>
        </table:table-row>
        <table:table-row table:style-name="ro1">
          <table:table-cell office:value-type="float" office:value="1378.301">
            <text:p>1378,30100</text:p>
          </table:table-cell>
          <table:table-cell office:value-type="float" office:value="-5.925">
            <text:p>-5,92500</text:p>
          </table:table-cell>
          <table:table-cell office:value-type="float" office:value="1.617">
            <text:p>1,617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3124]+2.9847)/([.D3124]-14.4252)" office:value-type="float" office:value="-0.0181696501401516">
            <text:p>-0,01817</text:p>
          </table:table-cell>
          <table:table-cell table:number-columns-repeated="1017"/>
        </table:table-row>
        <table:table-row table:style-name="ro1">
          <table:table-cell office:value-type="float" office:value="1378.401">
            <text:p>1378,40100</text:p>
          </table:table-cell>
          <table:table-cell office:value-type="float" office:value="-5.925">
            <text:p>-5,92500</text:p>
          </table:table-cell>
          <table:table-cell office:value-type="float" office:value="1.617">
            <text:p>1,617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3125]+2.9847)/([.D3125]-14.4252)" office:value-type="float" office:value="-0.0181696501401516">
            <text:p>-0,01817</text:p>
          </table:table-cell>
          <table:table-cell table:number-columns-repeated="1017"/>
        </table:table-row>
        <table:table-row table:style-name="ro1">
          <table:table-cell office:value-type="float" office:value="1378.501">
            <text:p>1378,50100</text:p>
          </table:table-cell>
          <table:table-cell office:value-type="float" office:value="-5.925">
            <text:p>-5,92500</text:p>
          </table:table-cell>
          <table:table-cell office:value-type="float" office:value="1.617">
            <text:p>1,617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3126]+2.9847)/([.D3126]-14.4252)" office:value-type="float" office:value="-0.0181696501401516">
            <text:p>-0,01817</text:p>
          </table:table-cell>
          <table:table-cell table:number-columns-repeated="1017"/>
        </table:table-row>
        <table:table-row table:style-name="ro1">
          <table:table-cell office:value-type="float" office:value="1378.601">
            <text:p>1378,60100</text:p>
          </table:table-cell>
          <table:table-cell office:value-type="float" office:value="-5.925">
            <text:p>-5,92500</text:p>
          </table:table-cell>
          <table:table-cell office:value-type="float" office:value="1.617">
            <text:p>1,617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3127]+2.9847)/([.D3127]-14.4252)" office:value-type="float" office:value="-0.0181696501401516">
            <text:p>-0,01817</text:p>
          </table:table-cell>
          <table:table-cell table:number-columns-repeated="1017"/>
        </table:table-row>
        <table:table-row table:style-name="ro1">
          <table:table-cell office:value-type="float" office:value="1378.701">
            <text:p>1378,70100</text:p>
          </table:table-cell>
          <table:table-cell office:value-type="float" office:value="-5.925">
            <text:p>-5,92500</text:p>
          </table:table-cell>
          <table:table-cell office:value-type="float" office:value="1.617">
            <text:p>1,617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3128]+2.9847)/([.D3128]-14.4252)" office:value-type="float" office:value="-0.0181696501401516">
            <text:p>-0,01817</text:p>
          </table:table-cell>
          <table:table-cell table:number-columns-repeated="1017"/>
        </table:table-row>
        <table:table-row table:style-name="ro1">
          <table:table-cell office:value-type="float" office:value="1378.801">
            <text:p>1378,80100</text:p>
          </table:table-cell>
          <table:table-cell office:value-type="float" office:value="-5.925">
            <text:p>-5,92500</text:p>
          </table:table-cell>
          <table:table-cell office:value-type="float" office:value="1.617">
            <text:p>1,617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3129]+2.9847)/([.D3129]-14.4252)" office:value-type="float" office:value="-0.0181696501401516">
            <text:p>-0,01817</text:p>
          </table:table-cell>
          <table:table-cell table:number-columns-repeated="1017"/>
        </table:table-row>
        <table:table-row table:style-name="ro1">
          <table:table-cell office:value-type="float" office:value="1378.901">
            <text:p>1378,90100</text:p>
          </table:table-cell>
          <table:table-cell office:value-type="float" office:value="-5.925">
            <text:p>-5,92500</text:p>
          </table:table-cell>
          <table:table-cell office:value-type="float" office:value="1.617">
            <text:p>1,617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3130]+2.9847)/([.D3130]-14.4252)" office:value-type="float" office:value="-0.0181696501401516">
            <text:p>-0,01817</text:p>
          </table:table-cell>
          <table:table-cell table:number-columns-repeated="1017"/>
        </table:table-row>
        <table:table-row table:style-name="ro1">
          <table:table-cell office:value-type="float" office:value="1379.001">
            <text:p>1379,00100</text:p>
          </table:table-cell>
          <table:table-cell office:value-type="float" office:value="-5.925">
            <text:p>-5,92500</text:p>
          </table:table-cell>
          <table:table-cell office:value-type="float" office:value="1.6155">
            <text:p>1,6155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3131]+2.9847)/([.D3131]-14.4252)" office:value-type="float" office:value="-0.0181865077303327">
            <text:p>-0,01819</text:p>
          </table:table-cell>
          <table:table-cell table:number-columns-repeated="1017"/>
        </table:table-row>
        <table:table-row table:style-name="ro1">
          <table:table-cell office:value-type="float" office:value="1379.101">
            <text:p>1379,10100</text:p>
          </table:table-cell>
          <table:table-cell office:value-type="float" office:value="-5.925">
            <text:p>-5,92500</text:p>
          </table:table-cell>
          <table:table-cell office:value-type="float" office:value="1.6155">
            <text:p>1,6155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3132]+2.9847)/([.D3132]-14.4252)" office:value-type="float" office:value="-0.0181865077303327">
            <text:p>-0,01819</text:p>
          </table:table-cell>
          <table:table-cell table:number-columns-repeated="1017"/>
        </table:table-row>
        <table:table-row table:style-name="ro1">
          <table:table-cell office:value-type="float" office:value="1379.201">
            <text:p>1379,20100</text:p>
          </table:table-cell>
          <table:table-cell office:value-type="float" office:value="-5.925">
            <text:p>-5,92500</text:p>
          </table:table-cell>
          <table:table-cell office:value-type="float" office:value="1.6155">
            <text:p>1,6155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3133]+2.9847)/([.D3133]-14.4252)" office:value-type="float" office:value="-0.0181865077303327">
            <text:p>-0,01819</text:p>
          </table:table-cell>
          <table:table-cell table:number-columns-repeated="1017"/>
        </table:table-row>
        <table:table-row table:style-name="ro1">
          <table:table-cell office:value-type="float" office:value="1379.301">
            <text:p>1379,30100</text:p>
          </table:table-cell>
          <table:table-cell office:value-type="float" office:value="-5.925">
            <text:p>-5,92500</text:p>
          </table:table-cell>
          <table:table-cell office:value-type="float" office:value="1.6155">
            <text:p>1,6155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3134]+2.9847)/([.D3134]-14.4252)" office:value-type="float" office:value="-0.0181865077303327">
            <text:p>-0,01819</text:p>
          </table:table-cell>
          <table:table-cell table:number-columns-repeated="1017"/>
        </table:table-row>
        <table:table-row table:style-name="ro1">
          <table:table-cell office:value-type="float" office:value="1379.401">
            <text:p>1379,40100</text:p>
          </table:table-cell>
          <table:table-cell office:value-type="float" office:value="-5.925">
            <text:p>-5,92500</text:p>
          </table:table-cell>
          <table:table-cell office:value-type="float" office:value="1.6155">
            <text:p>1,6155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3135]+2.9847)/([.D3135]-14.4252)" office:value-type="float" office:value="-0.0181865077303327">
            <text:p>-0,01819</text:p>
          </table:table-cell>
          <table:table-cell table:number-columns-repeated="1017"/>
        </table:table-row>
        <table:table-row table:style-name="ro1">
          <table:table-cell office:value-type="float" office:value="1379.501">
            <text:p>1379,50100</text:p>
          </table:table-cell>
          <table:table-cell office:value-type="float" office:value="-5.925">
            <text:p>-5,92500</text:p>
          </table:table-cell>
          <table:table-cell office:value-type="float" office:value="1.6155">
            <text:p>1,6155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3136]+2.9847)/([.D3136]-14.4252)" office:value-type="float" office:value="-0.0181865077303327">
            <text:p>-0,01819</text:p>
          </table:table-cell>
          <table:table-cell table:number-columns-repeated="1017"/>
        </table:table-row>
        <table:table-row table:style-name="ro1">
          <table:table-cell office:value-type="float" office:value="1379.601">
            <text:p>1379,60100</text:p>
          </table:table-cell>
          <table:table-cell office:value-type="float" office:value="-5.925">
            <text:p>-5,92500</text:p>
          </table:table-cell>
          <table:table-cell office:value-type="float" office:value="1.6155">
            <text:p>1,6155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3137]+2.9847)/([.D3137]-14.4252)" office:value-type="float" office:value="-0.0181865077303327">
            <text:p>-0,01819</text:p>
          </table:table-cell>
          <table:table-cell table:number-columns-repeated="1017"/>
        </table:table-row>
        <table:table-row table:style-name="ro1">
          <table:table-cell office:value-type="float" office:value="1379.701">
            <text:p>1379,70100</text:p>
          </table:table-cell>
          <table:table-cell office:value-type="float" office:value="-5.925">
            <text:p>-5,92500</text:p>
          </table:table-cell>
          <table:table-cell office:value-type="float" office:value="1.6155">
            <text:p>1,6155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3138]+2.9847)/([.D3138]-14.4252)" office:value-type="float" office:value="-0.0181865077303327">
            <text:p>-0,01819</text:p>
          </table:table-cell>
          <table:table-cell table:number-columns-repeated="1017"/>
        </table:table-row>
        <table:table-row table:style-name="ro1">
          <table:table-cell office:value-type="float" office:value="1379.801">
            <text:p>1379,80100</text:p>
          </table:table-cell>
          <table:table-cell office:value-type="float" office:value="-5.925">
            <text:p>-5,92500</text:p>
          </table:table-cell>
          <table:table-cell office:value-type="float" office:value="1.6155">
            <text:p>1,6155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3139]+2.9847)/([.D3139]-14.4252)" office:value-type="float" office:value="-0.0181865077303327">
            <text:p>-0,01819</text:p>
          </table:table-cell>
          <table:table-cell table:number-columns-repeated="1017"/>
        </table:table-row>
        <table:table-row table:style-name="ro1">
          <table:table-cell office:value-type="float" office:value="1379.901">
            <text:p>1379,90100</text:p>
          </table:table-cell>
          <table:table-cell office:value-type="float" office:value="-5.925">
            <text:p>-5,92500</text:p>
          </table:table-cell>
          <table:table-cell office:value-type="float" office:value="1.6155">
            <text:p>1,6155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3140]+2.9847)/([.D3140]-14.4252)" office:value-type="float" office:value="-0.0181865077303327">
            <text:p>-0,01819</text:p>
          </table:table-cell>
          <table:table-cell table:number-columns-repeated="1017"/>
        </table:table-row>
        <table:table-row table:style-name="ro1">
          <table:table-cell office:value-type="float" office:value="1380.001">
            <text:p>1380,00100</text:p>
          </table:table-cell>
          <table:table-cell office:value-type="float" office:value="-5.925">
            <text:p>-5,92500</text:p>
          </table:table-cell>
          <table:table-cell office:value-type="float" office:value="1.6155">
            <text:p>1,6155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3141]+2.9847)/([.D3141]-14.4252)" office:value-type="float" office:value="-0.0181865077303327">
            <text:p>-0,01819</text:p>
          </table:table-cell>
          <table:table-cell table:number-columns-repeated="1017"/>
        </table:table-row>
        <table:table-row table:style-name="ro1">
          <table:table-cell office:value-type="float" office:value="1380.101">
            <text:p>1380,10100</text:p>
          </table:table-cell>
          <table:table-cell office:value-type="float" office:value="-5.925">
            <text:p>-5,92500</text:p>
          </table:table-cell>
          <table:table-cell office:value-type="float" office:value="1.6155">
            <text:p>1,6155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3142]+2.9847)/([.D3142]-14.4252)" office:value-type="float" office:value="-0.0181865077303327">
            <text:p>-0,01819</text:p>
          </table:table-cell>
          <table:table-cell table:number-columns-repeated="1017"/>
        </table:table-row>
        <table:table-row table:style-name="ro1">
          <table:table-cell office:value-type="float" office:value="1380.201">
            <text:p>1380,20100</text:p>
          </table:table-cell>
          <table:table-cell office:value-type="float" office:value="-5.925">
            <text:p>-5,92500</text:p>
          </table:table-cell>
          <table:table-cell office:value-type="float" office:value="1.6155">
            <text:p>1,6155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3143]+2.9847)/([.D3143]-14.4252)" office:value-type="float" office:value="-0.0181865077303327">
            <text:p>-0,01819</text:p>
          </table:table-cell>
          <table:table-cell table:number-columns-repeated="1017"/>
        </table:table-row>
        <table:table-row table:style-name="ro1">
          <table:table-cell office:value-type="float" office:value="1380.301">
            <text:p>1380,30100</text:p>
          </table:table-cell>
          <table:table-cell office:value-type="float" office:value="-5.925">
            <text:p>-5,92500</text:p>
          </table:table-cell>
          <table:table-cell office:value-type="float" office:value="1.6155">
            <text:p>1,6155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3144]+2.9847)/([.D3144]-14.4252)" office:value-type="float" office:value="-0.0181865077303327">
            <text:p>-0,01819</text:p>
          </table:table-cell>
          <table:table-cell table:number-columns-repeated="1017"/>
        </table:table-row>
        <table:table-row table:style-name="ro1">
          <table:table-cell office:value-type="float" office:value="1380.401">
            <text:p>1380,40100</text:p>
          </table:table-cell>
          <table:table-cell office:value-type="float" office:value="-5.925">
            <text:p>-5,92500</text:p>
          </table:table-cell>
          <table:table-cell office:value-type="float" office:value="1.6155">
            <text:p>1,6155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3145]+2.9847)/([.D3145]-14.4252)" office:value-type="float" office:value="-0.0181865077303327">
            <text:p>-0,01819</text:p>
          </table:table-cell>
          <table:table-cell table:number-columns-repeated="1017"/>
        </table:table-row>
        <table:table-row table:style-name="ro1">
          <table:table-cell office:value-type="float" office:value="1380.501">
            <text:p>1380,50100</text:p>
          </table:table-cell>
          <table:table-cell office:value-type="float" office:value="-5.925">
            <text:p>-5,92500</text:p>
          </table:table-cell>
          <table:table-cell office:value-type="float" office:value="1.6155">
            <text:p>1,6155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3146]+2.9847)/([.D3146]-14.4252)" office:value-type="float" office:value="-0.0181865077303327">
            <text:p>-0,01819</text:p>
          </table:table-cell>
          <table:table-cell table:number-columns-repeated="1017"/>
        </table:table-row>
        <table:table-row table:style-name="ro1">
          <table:table-cell office:value-type="float" office:value="1380.601">
            <text:p>1380,60100</text:p>
          </table:table-cell>
          <table:table-cell office:value-type="float" office:value="-5.925">
            <text:p>-5,92500</text:p>
          </table:table-cell>
          <table:table-cell office:value-type="float" office:value="1.6155">
            <text:p>1,6155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3147]+2.9847)/([.D3147]-14.4252)" office:value-type="float" office:value="-0.0181865077303327">
            <text:p>-0,01819</text:p>
          </table:table-cell>
          <table:table-cell table:number-columns-repeated="1017"/>
        </table:table-row>
        <table:table-row table:style-name="ro1">
          <table:table-cell office:value-type="float" office:value="1380.701">
            <text:p>1380,70100</text:p>
          </table:table-cell>
          <table:table-cell office:value-type="float" office:value="-5.925">
            <text:p>-5,92500</text:p>
          </table:table-cell>
          <table:table-cell office:value-type="float" office:value="1.6155">
            <text:p>1,6155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3148]+2.9847)/([.D3148]-14.4252)" office:value-type="float" office:value="-0.0181865077303327">
            <text:p>-0,01819</text:p>
          </table:table-cell>
          <table:table-cell table:number-columns-repeated="1017"/>
        </table:table-row>
        <table:table-row table:style-name="ro1">
          <table:table-cell office:value-type="float" office:value="1380.801">
            <text:p>1380,80100</text:p>
          </table:table-cell>
          <table:table-cell office:value-type="float" office:value="-5.925">
            <text:p>-5,92500</text:p>
          </table:table-cell>
          <table:table-cell office:value-type="float" office:value="1.6155">
            <text:p>1,6155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3149]+2.9847)/([.D3149]-14.4252)" office:value-type="float" office:value="-0.0181865077303327">
            <text:p>-0,01819</text:p>
          </table:table-cell>
          <table:table-cell table:number-columns-repeated="1017"/>
        </table:table-row>
        <table:table-row table:style-name="ro1">
          <table:table-cell office:value-type="float" office:value="1380.901">
            <text:p>1380,90100</text:p>
          </table:table-cell>
          <table:table-cell office:value-type="float" office:value="-5.925">
            <text:p>-5,92500</text:p>
          </table:table-cell>
          <table:table-cell office:value-type="float" office:value="1.6155">
            <text:p>1,6155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3150]+2.9847)/([.D3150]-14.4252)" office:value-type="float" office:value="-0.0181865077303327">
            <text:p>-0,01819</text:p>
          </table:table-cell>
          <table:table-cell table:number-columns-repeated="1017"/>
        </table:table-row>
        <table:table-row table:style-name="ro1">
          <table:table-cell office:value-type="float" office:value="1381.001">
            <text:p>1381,00100</text:p>
          </table:table-cell>
          <table:table-cell office:value-type="float" office:value="-5.925">
            <text:p>-5,92500</text:p>
          </table:table-cell>
          <table:table-cell office:value-type="float" office:value="1.6155">
            <text:p>1,6155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3151]+2.9847)/([.D3151]-14.4252)" office:value-type="float" office:value="-0.0181865077303327">
            <text:p>-0,01819</text:p>
          </table:table-cell>
          <table:table-cell table:number-columns-repeated="1017"/>
        </table:table-row>
        <table:table-row table:style-name="ro1">
          <table:table-cell office:value-type="float" office:value="1381.101">
            <text:p>1381,10100</text:p>
          </table:table-cell>
          <table:table-cell office:value-type="float" office:value="-5.925">
            <text:p>-5,92500</text:p>
          </table:table-cell>
          <table:table-cell office:value-type="float" office:value="1.6155">
            <text:p>1,6155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3152]+2.9847)/([.D3152]-14.4252)" office:value-type="float" office:value="-0.0181865077303327">
            <text:p>-0,01819</text:p>
          </table:table-cell>
          <table:table-cell table:number-columns-repeated="1017"/>
        </table:table-row>
        <table:table-row table:style-name="ro1">
          <table:table-cell office:value-type="float" office:value="1381.201">
            <text:p>1381,20100</text:p>
          </table:table-cell>
          <table:table-cell office:value-type="float" office:value="-5.925">
            <text:p>-5,92500</text:p>
          </table:table-cell>
          <table:table-cell office:value-type="float" office:value="1.6155">
            <text:p>1,6155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3153]+2.9847)/([.D3153]-14.4252)" office:value-type="float" office:value="-0.0181865077303327">
            <text:p>-0,01819</text:p>
          </table:table-cell>
          <table:table-cell table:number-columns-repeated="1017"/>
        </table:table-row>
        <table:table-row table:style-name="ro1">
          <table:table-cell office:value-type="float" office:value="1381.301">
            <text:p>1381,30100</text:p>
          </table:table-cell>
          <table:table-cell office:value-type="float" office:value="-5.925">
            <text:p>-5,92500</text:p>
          </table:table-cell>
          <table:table-cell office:value-type="float" office:value="1.6155">
            <text:p>1,6155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3154]+2.9847)/([.D3154]-14.4252)" office:value-type="float" office:value="-0.0181865077303327">
            <text:p>-0,01819</text:p>
          </table:table-cell>
          <table:table-cell table:number-columns-repeated="1017"/>
        </table:table-row>
        <table:table-row table:style-name="ro1">
          <table:table-cell office:value-type="float" office:value="1381.401">
            <text:p>1381,40100</text:p>
          </table:table-cell>
          <table:table-cell office:value-type="float" office:value="-5.925">
            <text:p>-5,92500</text:p>
          </table:table-cell>
          <table:table-cell office:value-type="float" office:value="1.6155">
            <text:p>1,6155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3155]+2.9847)/([.D3155]-14.4252)" office:value-type="float" office:value="-0.0181865077303327">
            <text:p>-0,01819</text:p>
          </table:table-cell>
          <table:table-cell table:number-columns-repeated="1017"/>
        </table:table-row>
        <table:table-row table:style-name="ro1">
          <table:table-cell office:value-type="float" office:value="1381.501">
            <text:p>1381,50100</text:p>
          </table:table-cell>
          <table:table-cell office:value-type="float" office:value="-5.925">
            <text:p>-5,92500</text:p>
          </table:table-cell>
          <table:table-cell office:value-type="float" office:value="1.6155">
            <text:p>1,6155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3156]+2.9847)/([.D3156]-14.4252)" office:value-type="float" office:value="-0.0181865077303327">
            <text:p>-0,01819</text:p>
          </table:table-cell>
          <table:table-cell table:number-columns-repeated="1017"/>
        </table:table-row>
        <table:table-row table:style-name="ro1">
          <table:table-cell office:value-type="float" office:value="1381.601">
            <text:p>1381,60100</text:p>
          </table:table-cell>
          <table:table-cell office:value-type="float" office:value="-5.925">
            <text:p>-5,92500</text:p>
          </table:table-cell>
          <table:table-cell office:value-type="float" office:value="1.6155">
            <text:p>1,6155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3157]+2.9847)/([.D3157]-14.4252)" office:value-type="float" office:value="-0.0181865077303327">
            <text:p>-0,01819</text:p>
          </table:table-cell>
          <table:table-cell table:number-columns-repeated="1017"/>
        </table:table-row>
        <table:table-row table:style-name="ro1">
          <table:table-cell office:value-type="float" office:value="1381.701">
            <text:p>1381,70100</text:p>
          </table:table-cell>
          <table:table-cell office:value-type="float" office:value="-5.925">
            <text:p>-5,92500</text:p>
          </table:table-cell>
          <table:table-cell office:value-type="float" office:value="1.6155">
            <text:p>1,6155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3158]+2.9847)/([.D3158]-14.4252)" office:value-type="float" office:value="-0.0181865077303327">
            <text:p>-0,01819</text:p>
          </table:table-cell>
          <table:table-cell table:number-columns-repeated="1017"/>
        </table:table-row>
        <table:table-row table:style-name="ro1">
          <table:table-cell office:value-type="float" office:value="1381.801">
            <text:p>1381,80100</text:p>
          </table:table-cell>
          <table:table-cell office:value-type="float" office:value="-5.925">
            <text:p>-5,92500</text:p>
          </table:table-cell>
          <table:table-cell office:value-type="float" office:value="1.6155">
            <text:p>1,6155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3159]+2.9847)/([.D3159]-14.4252)" office:value-type="float" office:value="-0.0181865077303327">
            <text:p>-0,01819</text:p>
          </table:table-cell>
          <table:table-cell table:number-columns-repeated="1017"/>
        </table:table-row>
        <table:table-row table:style-name="ro1">
          <table:table-cell office:value-type="float" office:value="1381.901">
            <text:p>1381,90100</text:p>
          </table:table-cell>
          <table:table-cell office:value-type="float" office:value="-5.925">
            <text:p>-5,92500</text:p>
          </table:table-cell>
          <table:table-cell office:value-type="float" office:value="1.6155">
            <text:p>1,6155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3160]+2.9847)/([.D3160]-14.4252)" office:value-type="float" office:value="-0.0181865077303327">
            <text:p>-0,01819</text:p>
          </table:table-cell>
          <table:table-cell table:number-columns-repeated="1017"/>
        </table:table-row>
        <table:table-row table:style-name="ro1">
          <table:table-cell office:value-type="float" office:value="1382.001">
            <text:p>1382,00100</text:p>
          </table:table-cell>
          <table:table-cell office:value-type="float" office:value="-5.925">
            <text:p>-5,92500</text:p>
          </table:table-cell>
          <table:table-cell office:value-type="float" office:value="1.614">
            <text:p>1,6140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3161]+2.9847)/([.D3161]-14.4252)" office:value-type="float" office:value="-0.0181865077303327">
            <text:p>-0,01819</text:p>
          </table:table-cell>
          <table:table-cell table:number-columns-repeated="1017"/>
        </table:table-row>
        <table:table-row table:style-name="ro1">
          <table:table-cell office:value-type="float" office:value="1382.101">
            <text:p>1382,10100</text:p>
          </table:table-cell>
          <table:table-cell office:value-type="float" office:value="-5.94">
            <text:p>-5,94000</text:p>
          </table:table-cell>
          <table:table-cell office:value-type="float" office:value="1.614">
            <text:p>1,6140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3162]+2.9847)/([.D3162]-14.4252)" office:value-type="float" office:value="-0.018279286567851">
            <text:p>-0,01828</text:p>
          </table:table-cell>
          <table:table-cell table:number-columns-repeated="1017"/>
        </table:table-row>
        <table:table-row table:style-name="ro1">
          <table:table-cell office:value-type="float" office:value="1382.201">
            <text:p>1382,20100</text:p>
          </table:table-cell>
          <table:table-cell office:value-type="float" office:value="-5.94">
            <text:p>-5,94000</text:p>
          </table:table-cell>
          <table:table-cell office:value-type="float" office:value="1.614">
            <text:p>1,6140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3163]+2.9847)/([.D3163]-14.4252)" office:value-type="float" office:value="-0.018279286567851">
            <text:p>-0,01828</text:p>
          </table:table-cell>
          <table:table-cell table:number-columns-repeated="1017"/>
        </table:table-row>
        <table:table-row table:style-name="ro1">
          <table:table-cell office:value-type="float" office:value="1382.301">
            <text:p>1382,30100</text:p>
          </table:table-cell>
          <table:table-cell office:value-type="float" office:value="-5.94">
            <text:p>-5,94000</text:p>
          </table:table-cell>
          <table:table-cell office:value-type="float" office:value="1.614">
            <text:p>1,6140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3164]+2.9847)/([.D3164]-14.4252)" office:value-type="float" office:value="-0.018279286567851">
            <text:p>-0,01828</text:p>
          </table:table-cell>
          <table:table-cell table:number-columns-repeated="1017"/>
        </table:table-row>
        <table:table-row table:style-name="ro1">
          <table:table-cell office:value-type="float" office:value="1382.401">
            <text:p>1382,40100</text:p>
          </table:table-cell>
          <table:table-cell office:value-type="float" office:value="-5.94">
            <text:p>-5,94000</text:p>
          </table:table-cell>
          <table:table-cell office:value-type="float" office:value="1.614">
            <text:p>1,6140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3165]+2.9847)/([.D3165]-14.4252)" office:value-type="float" office:value="-0.018279286567851">
            <text:p>-0,01828</text:p>
          </table:table-cell>
          <table:table-cell table:number-columns-repeated="1017"/>
        </table:table-row>
        <table:table-row table:style-name="ro1">
          <table:table-cell office:value-type="float" office:value="1382.501">
            <text:p>1382,50100</text:p>
          </table:table-cell>
          <table:table-cell office:value-type="float" office:value="-5.94">
            <text:p>-5,94000</text:p>
          </table:table-cell>
          <table:table-cell office:value-type="float" office:value="1.614">
            <text:p>1,6140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3166]+2.9847)/([.D3166]-14.4252)" office:value-type="float" office:value="-0.018279286567851">
            <text:p>-0,01828</text:p>
          </table:table-cell>
          <table:table-cell table:number-columns-repeated="1017"/>
        </table:table-row>
        <table:table-row table:style-name="ro1">
          <table:table-cell office:value-type="float" office:value="1382.601">
            <text:p>1382,60100</text:p>
          </table:table-cell>
          <table:table-cell office:value-type="float" office:value="-5.94">
            <text:p>-5,94000</text:p>
          </table:table-cell>
          <table:table-cell office:value-type="float" office:value="1.614">
            <text:p>1,6140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3167]+2.9847)/([.D3167]-14.4252)" office:value-type="float" office:value="-0.018279286567851">
            <text:p>-0,01828</text:p>
          </table:table-cell>
          <table:table-cell table:number-columns-repeated="1017"/>
        </table:table-row>
        <table:table-row table:style-name="ro1">
          <table:table-cell office:value-type="float" office:value="1382.701">
            <text:p>1382,70100</text:p>
          </table:table-cell>
          <table:table-cell office:value-type="float" office:value="-5.94">
            <text:p>-5,94000</text:p>
          </table:table-cell>
          <table:table-cell office:value-type="float" office:value="1.614">
            <text:p>1,6140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3168]+2.9847)/([.D3168]-14.4252)" office:value-type="float" office:value="-0.018279286567851">
            <text:p>-0,01828</text:p>
          </table:table-cell>
          <table:table-cell table:number-columns-repeated="1017"/>
        </table:table-row>
        <table:table-row table:style-name="ro1">
          <table:table-cell office:value-type="float" office:value="1382.801">
            <text:p>1382,80100</text:p>
          </table:table-cell>
          <table:table-cell office:value-type="float" office:value="-5.94">
            <text:p>-5,94000</text:p>
          </table:table-cell>
          <table:table-cell office:value-type="float" office:value="1.614">
            <text:p>1,6140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3169]+2.9847)/([.D3169]-14.4252)" office:value-type="float" office:value="-0.018279286567851">
            <text:p>-0,01828</text:p>
          </table:table-cell>
          <table:table-cell table:number-columns-repeated="1017"/>
        </table:table-row>
        <table:table-row table:style-name="ro1">
          <table:table-cell office:value-type="float" office:value="1382.901">
            <text:p>1382,90100</text:p>
          </table:table-cell>
          <table:table-cell office:value-type="float" office:value="-5.94">
            <text:p>-5,94000</text:p>
          </table:table-cell>
          <table:table-cell office:value-type="float" office:value="1.614">
            <text:p>1,6140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3170]+2.9847)/([.D3170]-14.4252)" office:value-type="float" office:value="-0.018279286567851">
            <text:p>-0,01828</text:p>
          </table:table-cell>
          <table:table-cell table:number-columns-repeated="1017"/>
        </table:table-row>
        <table:table-row table:style-name="ro1">
          <table:table-cell office:value-type="float" office:value="1383.001">
            <text:p>1383,00100</text:p>
          </table:table-cell>
          <table:table-cell office:value-type="float" office:value="-5.94">
            <text:p>-5,94000</text:p>
          </table:table-cell>
          <table:table-cell office:value-type="float" office:value="1.614">
            <text:p>1,6140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3171]+2.9847)/([.D3171]-14.4252)" office:value-type="float" office:value="-0.018279286567851">
            <text:p>-0,01828</text:p>
          </table:table-cell>
          <table:table-cell table:number-columns-repeated="1017"/>
        </table:table-row>
        <table:table-row table:style-name="ro1">
          <table:table-cell office:value-type="float" office:value="1383.101">
            <text:p>1383,10100</text:p>
          </table:table-cell>
          <table:table-cell office:value-type="float" office:value="-5.94">
            <text:p>-5,94000</text:p>
          </table:table-cell>
          <table:table-cell office:value-type="float" office:value="1.614">
            <text:p>1,6140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3172]+2.9847)/([.D3172]-14.4252)" office:value-type="float" office:value="-0.018279286567851">
            <text:p>-0,01828</text:p>
          </table:table-cell>
          <table:table-cell table:number-columns-repeated="1017"/>
        </table:table-row>
        <table:table-row table:style-name="ro1">
          <table:table-cell office:value-type="float" office:value="1383.201">
            <text:p>1383,20100</text:p>
          </table:table-cell>
          <table:table-cell office:value-type="float" office:value="-5.94">
            <text:p>-5,94000</text:p>
          </table:table-cell>
          <table:table-cell office:value-type="float" office:value="1.614">
            <text:p>1,6140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3173]+2.9847)/([.D3173]-14.4252)" office:value-type="float" office:value="-0.018279286567851">
            <text:p>-0,01828</text:p>
          </table:table-cell>
          <table:table-cell table:number-columns-repeated="1017"/>
        </table:table-row>
        <table:table-row table:style-name="ro1">
          <table:table-cell office:value-type="float" office:value="1383.301">
            <text:p>1383,30100</text:p>
          </table:table-cell>
          <table:table-cell office:value-type="float" office:value="-5.94">
            <text:p>-5,94000</text:p>
          </table:table-cell>
          <table:table-cell office:value-type="float" office:value="1.614">
            <text:p>1,6140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3174]+2.9847)/([.D3174]-14.4252)" office:value-type="float" office:value="-0.018279286567851">
            <text:p>-0,01828</text:p>
          </table:table-cell>
          <table:table-cell table:number-columns-repeated="1017"/>
        </table:table-row>
        <table:table-row table:style-name="ro1">
          <table:table-cell office:value-type="float" office:value="1383.401">
            <text:p>1383,40100</text:p>
          </table:table-cell>
          <table:table-cell office:value-type="float" office:value="-5.94">
            <text:p>-5,94000</text:p>
          </table:table-cell>
          <table:table-cell office:value-type="float" office:value="1.614">
            <text:p>1,6140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3175]+2.9847)/([.D3175]-14.4252)" office:value-type="float" office:value="-0.018279286567851">
            <text:p>-0,01828</text:p>
          </table:table-cell>
          <table:table-cell table:number-columns-repeated="1017"/>
        </table:table-row>
        <table:table-row table:style-name="ro1">
          <table:table-cell office:value-type="float" office:value="1383.501">
            <text:p>1383,50100</text:p>
          </table:table-cell>
          <table:table-cell office:value-type="float" office:value="-5.94">
            <text:p>-5,94000</text:p>
          </table:table-cell>
          <table:table-cell office:value-type="float" office:value="1.614">
            <text:p>1,6140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3176]+2.9847)/([.D3176]-14.4252)" office:value-type="float" office:value="-0.018279286567851">
            <text:p>-0,01828</text:p>
          </table:table-cell>
          <table:table-cell table:number-columns-repeated="1017"/>
        </table:table-row>
        <table:table-row table:style-name="ro1">
          <table:table-cell office:value-type="float" office:value="1383.601">
            <text:p>1383,60100</text:p>
          </table:table-cell>
          <table:table-cell office:value-type="float" office:value="-5.94">
            <text:p>-5,94000</text:p>
          </table:table-cell>
          <table:table-cell office:value-type="float" office:value="1.614">
            <text:p>1,6140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3177]+2.9847)/([.D3177]-14.4252)" office:value-type="float" office:value="-0.018279286567851">
            <text:p>-0,01828</text:p>
          </table:table-cell>
          <table:table-cell table:number-columns-repeated="1017"/>
        </table:table-row>
        <table:table-row table:style-name="ro1">
          <table:table-cell office:value-type="float" office:value="1383.701">
            <text:p>1383,70100</text:p>
          </table:table-cell>
          <table:table-cell office:value-type="float" office:value="-5.94">
            <text:p>-5,94000</text:p>
          </table:table-cell>
          <table:table-cell office:value-type="float" office:value="1.614">
            <text:p>1,6140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3178]+2.9847)/([.D3178]-14.4252)" office:value-type="float" office:value="-0.018279286567851">
            <text:p>-0,01828</text:p>
          </table:table-cell>
          <table:table-cell table:number-columns-repeated="1017"/>
        </table:table-row>
        <table:table-row table:style-name="ro1">
          <table:table-cell office:value-type="float" office:value="1383.801">
            <text:p>1383,80100</text:p>
          </table:table-cell>
          <table:table-cell office:value-type="float" office:value="-5.94">
            <text:p>-5,94000</text:p>
          </table:table-cell>
          <table:table-cell office:value-type="float" office:value="1.614">
            <text:p>1,6140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3179]+2.9847)/([.D3179]-14.4252)" office:value-type="float" office:value="-0.018279286567851">
            <text:p>-0,01828</text:p>
          </table:table-cell>
          <table:table-cell table:number-columns-repeated="1017"/>
        </table:table-row>
        <table:table-row table:style-name="ro1">
          <table:table-cell office:value-type="float" office:value="1383.901">
            <text:p>1383,90100</text:p>
          </table:table-cell>
          <table:table-cell office:value-type="float" office:value="-5.94">
            <text:p>-5,94000</text:p>
          </table:table-cell>
          <table:table-cell office:value-type="float" office:value="1.614">
            <text:p>1,6140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3180]+2.9847)/([.D3180]-14.4252)" office:value-type="float" office:value="-0.018279286567851">
            <text:p>-0,01828</text:p>
          </table:table-cell>
          <table:table-cell table:number-columns-repeated="1017"/>
        </table:table-row>
        <table:table-row table:style-name="ro1">
          <table:table-cell office:value-type="float" office:value="1384.001">
            <text:p>1384,00100</text:p>
          </table:table-cell>
          <table:table-cell office:value-type="float" office:value="-5.94">
            <text:p>-5,94000</text:p>
          </table:table-cell>
          <table:table-cell office:value-type="float" office:value="1.6155">
            <text:p>1,6155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3181]+2.9847)/([.D3181]-14.4252)" office:value-type="float" office:value="-0.018279286567851">
            <text:p>-0,01828</text:p>
          </table:table-cell>
          <table:table-cell table:number-columns-repeated="1017"/>
        </table:table-row>
        <table:table-row table:style-name="ro1">
          <table:table-cell office:value-type="float" office:value="1384.101">
            <text:p>1384,10100</text:p>
          </table:table-cell>
          <table:table-cell office:value-type="float" office:value="-5.94">
            <text:p>-5,94000</text:p>
          </table:table-cell>
          <table:table-cell office:value-type="float" office:value="1.6155">
            <text:p>1,6155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3182]+2.9847)/([.D3182]-14.4252)" office:value-type="float" office:value="-0.018279286567851">
            <text:p>-0,01828</text:p>
          </table:table-cell>
          <table:table-cell table:number-columns-repeated="1017"/>
        </table:table-row>
        <table:table-row table:style-name="ro1">
          <table:table-cell office:value-type="float" office:value="1384.201">
            <text:p>1384,20100</text:p>
          </table:table-cell>
          <table:table-cell office:value-type="float" office:value="-5.94">
            <text:p>-5,94000</text:p>
          </table:table-cell>
          <table:table-cell office:value-type="float" office:value="1.6155">
            <text:p>1,6155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3183]+2.9847)/([.D3183]-14.4252)" office:value-type="float" office:value="-0.018279286567851">
            <text:p>-0,01828</text:p>
          </table:table-cell>
          <table:table-cell table:number-columns-repeated="1017"/>
        </table:table-row>
        <table:table-row table:style-name="ro1">
          <table:table-cell office:value-type="float" office:value="1384.301">
            <text:p>1384,30100</text:p>
          </table:table-cell>
          <table:table-cell office:value-type="float" office:value="-5.94">
            <text:p>-5,94000</text:p>
          </table:table-cell>
          <table:table-cell office:value-type="float" office:value="1.6155">
            <text:p>1,6155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3184]+2.9847)/([.D3184]-14.4252)" office:value-type="float" office:value="-0.018279286567851">
            <text:p>-0,01828</text:p>
          </table:table-cell>
          <table:table-cell table:number-columns-repeated="1017"/>
        </table:table-row>
        <table:table-row table:style-name="ro1">
          <table:table-cell office:value-type="float" office:value="1384.401">
            <text:p>1384,40100</text:p>
          </table:table-cell>
          <table:table-cell office:value-type="float" office:value="-5.94">
            <text:p>-5,94000</text:p>
          </table:table-cell>
          <table:table-cell office:value-type="float" office:value="1.6155">
            <text:p>1,6155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3185]+2.9847)/([.D3185]-14.4252)" office:value-type="float" office:value="-0.018279286567851">
            <text:p>-0,01828</text:p>
          </table:table-cell>
          <table:table-cell table:number-columns-repeated="1017"/>
        </table:table-row>
        <table:table-row table:style-name="ro1">
          <table:table-cell office:value-type="float" office:value="1384.501">
            <text:p>1384,50100</text:p>
          </table:table-cell>
          <table:table-cell office:value-type="float" office:value="-5.94">
            <text:p>-5,94000</text:p>
          </table:table-cell>
          <table:table-cell office:value-type="float" office:value="1.6155">
            <text:p>1,6155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3186]+2.9847)/([.D3186]-14.4252)" office:value-type="float" office:value="-0.018279286567851">
            <text:p>-0,01828</text:p>
          </table:table-cell>
          <table:table-cell table:number-columns-repeated="1017"/>
        </table:table-row>
        <table:table-row table:style-name="ro1">
          <table:table-cell office:value-type="float" office:value="1384.601">
            <text:p>1384,60100</text:p>
          </table:table-cell>
          <table:table-cell office:value-type="float" office:value="-5.94">
            <text:p>-5,94000</text:p>
          </table:table-cell>
          <table:table-cell office:value-type="float" office:value="1.6155">
            <text:p>1,6155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3187]+2.9847)/([.D3187]-14.4252)" office:value-type="float" office:value="-0.018279286567851">
            <text:p>-0,01828</text:p>
          </table:table-cell>
          <table:table-cell table:number-columns-repeated="1017"/>
        </table:table-row>
        <table:table-row table:style-name="ro1">
          <table:table-cell office:value-type="float" office:value="1384.701">
            <text:p>1384,70100</text:p>
          </table:table-cell>
          <table:table-cell office:value-type="float" office:value="-5.94">
            <text:p>-5,94000</text:p>
          </table:table-cell>
          <table:table-cell office:value-type="float" office:value="1.6155">
            <text:p>1,6155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3188]+2.9847)/([.D3188]-14.4252)" office:value-type="float" office:value="-0.018279286567851">
            <text:p>-0,01828</text:p>
          </table:table-cell>
          <table:table-cell table:number-columns-repeated="1017"/>
        </table:table-row>
        <table:table-row table:style-name="ro1">
          <table:table-cell office:value-type="float" office:value="1384.801">
            <text:p>1384,80100</text:p>
          </table:table-cell>
          <table:table-cell office:value-type="float" office:value="-5.94">
            <text:p>-5,94000</text:p>
          </table:table-cell>
          <table:table-cell office:value-type="float" office:value="1.6155">
            <text:p>1,6155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3189]+2.9847)/([.D3189]-14.4252)" office:value-type="float" office:value="-0.018279286567851">
            <text:p>-0,01828</text:p>
          </table:table-cell>
          <table:table-cell table:number-columns-repeated="1017"/>
        </table:table-row>
        <table:table-row table:style-name="ro1">
          <table:table-cell office:value-type="float" office:value="1384.901">
            <text:p>1384,90100</text:p>
          </table:table-cell>
          <table:table-cell office:value-type="float" office:value="-5.94">
            <text:p>-5,94000</text:p>
          </table:table-cell>
          <table:table-cell office:value-type="float" office:value="1.6155">
            <text:p>1,6155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3190]+2.9847)/([.D3190]-14.4252)" office:value-type="float" office:value="-0.018279286567851">
            <text:p>-0,01828</text:p>
          </table:table-cell>
          <table:table-cell table:number-columns-repeated="1017"/>
        </table:table-row>
        <table:table-row table:style-name="ro1">
          <table:table-cell office:value-type="float" office:value="1385.001">
            <text:p>1385,00100</text:p>
          </table:table-cell>
          <table:table-cell office:value-type="float" office:value="-5.94">
            <text:p>-5,94000</text:p>
          </table:table-cell>
          <table:table-cell office:value-type="float" office:value="1.6125">
            <text:p>1,61250</text:p>
          </table:table-cell>
          <table:table-cell office:value-type="float" office:value="175.95">
            <text:p>175,95000</text:p>
          </table:table-cell>
          <table:table-cell office:value-type="string">
            <text:p>NAN</text:p>
          </table:table-cell>
          <table:table-cell/>
          <table:table-cell table:formula="of:=([.B3191]+2.9847)/([.D3191]-14.4252)" office:value-type="float" office:value="-0.0182962616266976">
            <text:p>-0,01830</text:p>
          </table:table-cell>
          <table:table-cell table:number-columns-repeated="1017"/>
        </table:table-row>
        <table:table-row table:style-name="ro1">
          <table:table-cell office:value-type="float" office:value="1385.101">
            <text:p>1385,10100</text:p>
          </table:table-cell>
          <table:table-cell office:value-type="float" office:value="-5.925">
            <text:p>-5,92500</text:p>
          </table:table-cell>
          <table:table-cell office:value-type="float" office:value="1.6125">
            <text:p>1,61250</text:p>
          </table:table-cell>
          <table:table-cell office:value-type="float" office:value="175.95">
            <text:p>175,95000</text:p>
          </table:table-cell>
          <table:table-cell office:value-type="string">
            <text:p>NAN</text:p>
          </table:table-cell>
          <table:table-cell/>
          <table:table-cell table:formula="of:=([.B3192]+2.9847)/([.D3192]-14.4252)" office:value-type="float" office:value="-0.018203396630115">
            <text:p>-0,01820</text:p>
          </table:table-cell>
          <table:table-cell table:number-columns-repeated="1017"/>
        </table:table-row>
        <table:table-row table:style-name="ro1">
          <table:table-cell office:value-type="float" office:value="1385.201">
            <text:p>1385,20100</text:p>
          </table:table-cell>
          <table:table-cell office:value-type="float" office:value="-5.925">
            <text:p>-5,92500</text:p>
          </table:table-cell>
          <table:table-cell office:value-type="float" office:value="1.6125">
            <text:p>1,61250</text:p>
          </table:table-cell>
          <table:table-cell office:value-type="float" office:value="175.95">
            <text:p>175,95000</text:p>
          </table:table-cell>
          <table:table-cell office:value-type="string">
            <text:p>NAN</text:p>
          </table:table-cell>
          <table:table-cell/>
          <table:table-cell table:formula="of:=([.B3193]+2.9847)/([.D3193]-14.4252)" office:value-type="float" office:value="-0.018203396630115">
            <text:p>-0,01820</text:p>
          </table:table-cell>
          <table:table-cell table:number-columns-repeated="1017"/>
        </table:table-row>
        <table:table-row table:style-name="ro1">
          <table:table-cell office:value-type="float" office:value="1385.301">
            <text:p>1385,30100</text:p>
          </table:table-cell>
          <table:table-cell office:value-type="float" office:value="-5.925">
            <text:p>-5,92500</text:p>
          </table:table-cell>
          <table:table-cell office:value-type="float" office:value="1.6125">
            <text:p>1,61250</text:p>
          </table:table-cell>
          <table:table-cell office:value-type="float" office:value="175.95">
            <text:p>175,95000</text:p>
          </table:table-cell>
          <table:table-cell office:value-type="string">
            <text:p>NAN</text:p>
          </table:table-cell>
          <table:table-cell/>
          <table:table-cell table:formula="of:=([.B3194]+2.9847)/([.D3194]-14.4252)" office:value-type="float" office:value="-0.018203396630115">
            <text:p>-0,01820</text:p>
          </table:table-cell>
          <table:table-cell table:number-columns-repeated="1017"/>
        </table:table-row>
        <table:table-row table:style-name="ro1">
          <table:table-cell office:value-type="float" office:value="1385.401">
            <text:p>1385,40100</text:p>
          </table:table-cell>
          <table:table-cell office:value-type="float" office:value="-5.925">
            <text:p>-5,92500</text:p>
          </table:table-cell>
          <table:table-cell office:value-type="float" office:value="1.6125">
            <text:p>1,61250</text:p>
          </table:table-cell>
          <table:table-cell office:value-type="float" office:value="175.95">
            <text:p>175,95000</text:p>
          </table:table-cell>
          <table:table-cell office:value-type="string">
            <text:p>NAN</text:p>
          </table:table-cell>
          <table:table-cell/>
          <table:table-cell table:formula="of:=([.B3195]+2.9847)/([.D3195]-14.4252)" office:value-type="float" office:value="-0.018203396630115">
            <text:p>-0,01820</text:p>
          </table:table-cell>
          <table:table-cell table:number-columns-repeated="1017"/>
        </table:table-row>
        <table:table-row table:style-name="ro1">
          <table:table-cell office:value-type="float" office:value="1385.501">
            <text:p>1385,50100</text:p>
          </table:table-cell>
          <table:table-cell office:value-type="float" office:value="-5.925">
            <text:p>-5,92500</text:p>
          </table:table-cell>
          <table:table-cell office:value-type="float" office:value="1.6125">
            <text:p>1,61250</text:p>
          </table:table-cell>
          <table:table-cell office:value-type="float" office:value="175.95">
            <text:p>175,95000</text:p>
          </table:table-cell>
          <table:table-cell office:value-type="string">
            <text:p>NAN</text:p>
          </table:table-cell>
          <table:table-cell/>
          <table:table-cell table:formula="of:=([.B3196]+2.9847)/([.D3196]-14.4252)" office:value-type="float" office:value="-0.018203396630115">
            <text:p>-0,01820</text:p>
          </table:table-cell>
          <table:table-cell table:number-columns-repeated="1017"/>
        </table:table-row>
        <table:table-row table:style-name="ro1">
          <table:table-cell office:value-type="float" office:value="1385.601">
            <text:p>1385,60100</text:p>
          </table:table-cell>
          <table:table-cell office:value-type="float" office:value="-5.925">
            <text:p>-5,92500</text:p>
          </table:table-cell>
          <table:table-cell office:value-type="float" office:value="1.6125">
            <text:p>1,61250</text:p>
          </table:table-cell>
          <table:table-cell office:value-type="float" office:value="175.95">
            <text:p>175,95000</text:p>
          </table:table-cell>
          <table:table-cell office:value-type="string">
            <text:p>NAN</text:p>
          </table:table-cell>
          <table:table-cell/>
          <table:table-cell table:formula="of:=([.B3197]+2.9847)/([.D3197]-14.4252)" office:value-type="float" office:value="-0.018203396630115">
            <text:p>-0,01820</text:p>
          </table:table-cell>
          <table:table-cell table:number-columns-repeated="1017"/>
        </table:table-row>
        <table:table-row table:style-name="ro1">
          <table:table-cell office:value-type="float" office:value="1385.701">
            <text:p>1385,70100</text:p>
          </table:table-cell>
          <table:table-cell office:value-type="float" office:value="-5.925">
            <text:p>-5,92500</text:p>
          </table:table-cell>
          <table:table-cell office:value-type="float" office:value="1.6125">
            <text:p>1,61250</text:p>
          </table:table-cell>
          <table:table-cell office:value-type="float" office:value="175.95">
            <text:p>175,95000</text:p>
          </table:table-cell>
          <table:table-cell office:value-type="string">
            <text:p>NAN</text:p>
          </table:table-cell>
          <table:table-cell/>
          <table:table-cell table:formula="of:=([.B3198]+2.9847)/([.D3198]-14.4252)" office:value-type="float" office:value="-0.018203396630115">
            <text:p>-0,01820</text:p>
          </table:table-cell>
          <table:table-cell table:number-columns-repeated="1017"/>
        </table:table-row>
        <table:table-row table:style-name="ro1">
          <table:table-cell office:value-type="float" office:value="1385.801">
            <text:p>1385,80100</text:p>
          </table:table-cell>
          <table:table-cell office:value-type="float" office:value="-5.925">
            <text:p>-5,92500</text:p>
          </table:table-cell>
          <table:table-cell office:value-type="float" office:value="1.6125">
            <text:p>1,61250</text:p>
          </table:table-cell>
          <table:table-cell office:value-type="float" office:value="175.95">
            <text:p>175,95000</text:p>
          </table:table-cell>
          <table:table-cell office:value-type="string">
            <text:p>NAN</text:p>
          </table:table-cell>
          <table:table-cell/>
          <table:table-cell table:formula="of:=([.B3199]+2.9847)/([.D3199]-14.4252)" office:value-type="float" office:value="-0.018203396630115">
            <text:p>-0,01820</text:p>
          </table:table-cell>
          <table:table-cell table:number-columns-repeated="1017"/>
        </table:table-row>
        <table:table-row table:style-name="ro1">
          <table:table-cell office:value-type="float" office:value="1385.901">
            <text:p>1385,90100</text:p>
          </table:table-cell>
          <table:table-cell office:value-type="float" office:value="-5.925">
            <text:p>-5,92500</text:p>
          </table:table-cell>
          <table:table-cell office:value-type="float" office:value="1.6125">
            <text:p>1,61250</text:p>
          </table:table-cell>
          <table:table-cell office:value-type="float" office:value="175.95">
            <text:p>175,95000</text:p>
          </table:table-cell>
          <table:table-cell office:value-type="string">
            <text:p>NAN</text:p>
          </table:table-cell>
          <table:table-cell/>
          <table:table-cell table:formula="of:=([.B3200]+2.9847)/([.D3200]-14.4252)" office:value-type="float" office:value="-0.018203396630115">
            <text:p>-0,01820</text:p>
          </table:table-cell>
          <table:table-cell table:number-columns-repeated="1017"/>
        </table:table-row>
        <table:table-row table:style-name="ro1">
          <table:table-cell office:value-type="float" office:value="1386.001">
            <text:p>1386,00100</text:p>
          </table:table-cell>
          <table:table-cell office:value-type="float" office:value="-5.925">
            <text:p>-5,92500</text:p>
          </table:table-cell>
          <table:table-cell office:value-type="float" office:value="1.6125">
            <text:p>1,61250</text:p>
          </table:table-cell>
          <table:table-cell office:value-type="float" office:value="175.95">
            <text:p>175,95000</text:p>
          </table:table-cell>
          <table:table-cell office:value-type="string">
            <text:p>NAN</text:p>
          </table:table-cell>
          <table:table-cell/>
          <table:table-cell table:formula="of:=([.B3201]+2.9847)/([.D3201]-14.4252)" office:value-type="float" office:value="-0.018203396630115">
            <text:p>-0,01820</text:p>
          </table:table-cell>
          <table:table-cell table:number-columns-repeated="1017"/>
        </table:table-row>
        <table:table-row table:style-name="ro1">
          <table:table-cell office:value-type="float" office:value="1386.101">
            <text:p>1386,10100</text:p>
          </table:table-cell>
          <table:table-cell office:value-type="float" office:value="-5.94">
            <text:p>-5,94000</text:p>
          </table:table-cell>
          <table:table-cell office:value-type="float" office:value="1.6125">
            <text:p>1,61250</text:p>
          </table:table-cell>
          <table:table-cell office:value-type="float" office:value="175.95">
            <text:p>175,95000</text:p>
          </table:table-cell>
          <table:table-cell office:value-type="string">
            <text:p>NAN</text:p>
          </table:table-cell>
          <table:table-cell/>
          <table:table-cell table:formula="of:=([.B3202]+2.9847)/([.D3202]-14.4252)" office:value-type="float" office:value="-0.0182962616266976">
            <text:p>-0,01830</text:p>
          </table:table-cell>
          <table:table-cell table:number-columns-repeated="1017"/>
        </table:table-row>
        <table:table-row table:style-name="ro1">
          <table:table-cell office:value-type="float" office:value="1386.201">
            <text:p>1386,20100</text:p>
          </table:table-cell>
          <table:table-cell office:value-type="float" office:value="-5.94">
            <text:p>-5,94000</text:p>
          </table:table-cell>
          <table:table-cell office:value-type="float" office:value="1.6125">
            <text:p>1,61250</text:p>
          </table:table-cell>
          <table:table-cell office:value-type="float" office:value="175.95">
            <text:p>175,95000</text:p>
          </table:table-cell>
          <table:table-cell office:value-type="string">
            <text:p>NAN</text:p>
          </table:table-cell>
          <table:table-cell/>
          <table:table-cell table:formula="of:=([.B3203]+2.9847)/([.D3203]-14.4252)" office:value-type="float" office:value="-0.0182962616266976">
            <text:p>-0,01830</text:p>
          </table:table-cell>
          <table:table-cell table:number-columns-repeated="1017"/>
        </table:table-row>
        <table:table-row table:style-name="ro1">
          <table:table-cell office:value-type="float" office:value="1386.301">
            <text:p>1386,30100</text:p>
          </table:table-cell>
          <table:table-cell office:value-type="float" office:value="-5.94">
            <text:p>-5,94000</text:p>
          </table:table-cell>
          <table:table-cell office:value-type="float" office:value="1.6125">
            <text:p>1,61250</text:p>
          </table:table-cell>
          <table:table-cell office:value-type="float" office:value="175.95">
            <text:p>175,95000</text:p>
          </table:table-cell>
          <table:table-cell office:value-type="string">
            <text:p>NAN</text:p>
          </table:table-cell>
          <table:table-cell/>
          <table:table-cell table:formula="of:=([.B3204]+2.9847)/([.D3204]-14.4252)" office:value-type="float" office:value="-0.0182962616266976">
            <text:p>-0,01830</text:p>
          </table:table-cell>
          <table:table-cell table:number-columns-repeated="1017"/>
        </table:table-row>
        <table:table-row table:style-name="ro1">
          <table:table-cell office:value-type="float" office:value="1386.401">
            <text:p>1386,40100</text:p>
          </table:table-cell>
          <table:table-cell office:value-type="float" office:value="-5.94">
            <text:p>-5,94000</text:p>
          </table:table-cell>
          <table:table-cell office:value-type="float" office:value="1.6125">
            <text:p>1,61250</text:p>
          </table:table-cell>
          <table:table-cell office:value-type="float" office:value="175.95">
            <text:p>175,95000</text:p>
          </table:table-cell>
          <table:table-cell office:value-type="string">
            <text:p>NAN</text:p>
          </table:table-cell>
          <table:table-cell/>
          <table:table-cell table:formula="of:=([.B3205]+2.9847)/([.D3205]-14.4252)" office:value-type="float" office:value="-0.0182962616266976">
            <text:p>-0,01830</text:p>
          </table:table-cell>
          <table:table-cell table:number-columns-repeated="1017"/>
        </table:table-row>
        <table:table-row table:style-name="ro1">
          <table:table-cell office:value-type="float" office:value="1386.501">
            <text:p>1386,50100</text:p>
          </table:table-cell>
          <table:table-cell office:value-type="float" office:value="-5.94">
            <text:p>-5,94000</text:p>
          </table:table-cell>
          <table:table-cell office:value-type="float" office:value="1.6125">
            <text:p>1,61250</text:p>
          </table:table-cell>
          <table:table-cell office:value-type="float" office:value="175.95">
            <text:p>175,95000</text:p>
          </table:table-cell>
          <table:table-cell office:value-type="string">
            <text:p>NAN</text:p>
          </table:table-cell>
          <table:table-cell/>
          <table:table-cell table:formula="of:=([.B3206]+2.9847)/([.D3206]-14.4252)" office:value-type="float" office:value="-0.0182962616266976">
            <text:p>-0,01830</text:p>
          </table:table-cell>
          <table:table-cell table:number-columns-repeated="1017"/>
        </table:table-row>
        <table:table-row table:style-name="ro1">
          <table:table-cell office:value-type="float" office:value="1386.601">
            <text:p>1386,60100</text:p>
          </table:table-cell>
          <table:table-cell office:value-type="float" office:value="-5.94">
            <text:p>-5,94000</text:p>
          </table:table-cell>
          <table:table-cell office:value-type="float" office:value="1.6125">
            <text:p>1,61250</text:p>
          </table:table-cell>
          <table:table-cell office:value-type="float" office:value="175.95">
            <text:p>175,95000</text:p>
          </table:table-cell>
          <table:table-cell office:value-type="string">
            <text:p>NAN</text:p>
          </table:table-cell>
          <table:table-cell/>
          <table:table-cell table:formula="of:=([.B3207]+2.9847)/([.D3207]-14.4252)" office:value-type="float" office:value="-0.0182962616266976">
            <text:p>-0,01830</text:p>
          </table:table-cell>
          <table:table-cell table:number-columns-repeated="1017"/>
        </table:table-row>
        <table:table-row table:style-name="ro1">
          <table:table-cell office:value-type="float" office:value="1386.701">
            <text:p>1386,70100</text:p>
          </table:table-cell>
          <table:table-cell office:value-type="float" office:value="-5.94">
            <text:p>-5,94000</text:p>
          </table:table-cell>
          <table:table-cell office:value-type="float" office:value="1.6125">
            <text:p>1,61250</text:p>
          </table:table-cell>
          <table:table-cell office:value-type="float" office:value="175.95">
            <text:p>175,95000</text:p>
          </table:table-cell>
          <table:table-cell office:value-type="string">
            <text:p>NAN</text:p>
          </table:table-cell>
          <table:table-cell/>
          <table:table-cell table:formula="of:=([.B3208]+2.9847)/([.D3208]-14.4252)" office:value-type="float" office:value="-0.0182962616266976">
            <text:p>-0,01830</text:p>
          </table:table-cell>
          <table:table-cell table:number-columns-repeated="1017"/>
        </table:table-row>
        <table:table-row table:style-name="ro1">
          <table:table-cell office:value-type="float" office:value="1386.801">
            <text:p>1386,80100</text:p>
          </table:table-cell>
          <table:table-cell office:value-type="float" office:value="-5.94">
            <text:p>-5,94000</text:p>
          </table:table-cell>
          <table:table-cell office:value-type="float" office:value="1.6125">
            <text:p>1,61250</text:p>
          </table:table-cell>
          <table:table-cell office:value-type="float" office:value="175.95">
            <text:p>175,95000</text:p>
          </table:table-cell>
          <table:table-cell office:value-type="string">
            <text:p>NAN</text:p>
          </table:table-cell>
          <table:table-cell/>
          <table:table-cell table:formula="of:=([.B3209]+2.9847)/([.D3209]-14.4252)" office:value-type="float" office:value="-0.0182962616266976">
            <text:p>-0,01830</text:p>
          </table:table-cell>
          <table:table-cell table:number-columns-repeated="1017"/>
        </table:table-row>
        <table:table-row table:style-name="ro1">
          <table:table-cell office:value-type="float" office:value="1386.901">
            <text:p>1386,90100</text:p>
          </table:table-cell>
          <table:table-cell office:value-type="float" office:value="-5.94">
            <text:p>-5,94000</text:p>
          </table:table-cell>
          <table:table-cell office:value-type="float" office:value="1.6125">
            <text:p>1,61250</text:p>
          </table:table-cell>
          <table:table-cell office:value-type="float" office:value="175.95">
            <text:p>175,95000</text:p>
          </table:table-cell>
          <table:table-cell office:value-type="string">
            <text:p>NAN</text:p>
          </table:table-cell>
          <table:table-cell/>
          <table:table-cell table:formula="of:=([.B3210]+2.9847)/([.D3210]-14.4252)" office:value-type="float" office:value="-0.0182962616266976">
            <text:p>-0,01830</text:p>
          </table:table-cell>
          <table:table-cell table:number-columns-repeated="1017"/>
        </table:table-row>
        <table:table-row table:style-name="ro1">
          <table:table-cell office:value-type="float" office:value="1387.001">
            <text:p>1387,00100</text:p>
          </table:table-cell>
          <table:table-cell office:value-type="float" office:value="-5.94">
            <text:p>-5,94000</text:p>
          </table:table-cell>
          <table:table-cell office:value-type="float" office:value="1.6125">
            <text:p>1,61250</text:p>
          </table:table-cell>
          <table:table-cell office:value-type="float" office:value="175.95">
            <text:p>175,95000</text:p>
          </table:table-cell>
          <table:table-cell office:value-type="string">
            <text:p>NAN</text:p>
          </table:table-cell>
          <table:table-cell/>
          <table:table-cell table:formula="of:=([.B3211]+2.9847)/([.D3211]-14.4252)" office:value-type="float" office:value="-0.0182962616266976">
            <text:p>-0,01830</text:p>
          </table:table-cell>
          <table:table-cell table:number-columns-repeated="1017"/>
        </table:table-row>
        <table:table-row table:style-name="ro1">
          <table:table-cell office:value-type="float" office:value="1387.101">
            <text:p>1387,10100</text:p>
          </table:table-cell>
          <table:table-cell office:value-type="float" office:value="-5.94">
            <text:p>-5,94000</text:p>
          </table:table-cell>
          <table:table-cell office:value-type="float" office:value="1.6125">
            <text:p>1,61250</text:p>
          </table:table-cell>
          <table:table-cell office:value-type="float" office:value="175.95">
            <text:p>175,95000</text:p>
          </table:table-cell>
          <table:table-cell office:value-type="string">
            <text:p>NAN</text:p>
          </table:table-cell>
          <table:table-cell/>
          <table:table-cell table:formula="of:=([.B3212]+2.9847)/([.D3212]-14.4252)" office:value-type="float" office:value="-0.0182962616266976">
            <text:p>-0,01830</text:p>
          </table:table-cell>
          <table:table-cell table:number-columns-repeated="1017"/>
        </table:table-row>
        <table:table-row table:style-name="ro1">
          <table:table-cell office:value-type="float" office:value="1387.201">
            <text:p>1387,20100</text:p>
          </table:table-cell>
          <table:table-cell office:value-type="float" office:value="-5.94">
            <text:p>-5,94000</text:p>
          </table:table-cell>
          <table:table-cell office:value-type="float" office:value="1.6125">
            <text:p>1,61250</text:p>
          </table:table-cell>
          <table:table-cell office:value-type="float" office:value="175.95">
            <text:p>175,95000</text:p>
          </table:table-cell>
          <table:table-cell office:value-type="string">
            <text:p>NAN</text:p>
          </table:table-cell>
          <table:table-cell/>
          <table:table-cell table:formula="of:=([.B3213]+2.9847)/([.D3213]-14.4252)" office:value-type="float" office:value="-0.0182962616266976">
            <text:p>-0,01830</text:p>
          </table:table-cell>
          <table:table-cell table:number-columns-repeated="1017"/>
        </table:table-row>
        <table:table-row table:style-name="ro1">
          <table:table-cell office:value-type="float" office:value="1387.301">
            <text:p>1387,30100</text:p>
          </table:table-cell>
          <table:table-cell office:value-type="float" office:value="-5.94">
            <text:p>-5,94000</text:p>
          </table:table-cell>
          <table:table-cell office:value-type="float" office:value="1.6125">
            <text:p>1,61250</text:p>
          </table:table-cell>
          <table:table-cell office:value-type="float" office:value="175.95">
            <text:p>175,95000</text:p>
          </table:table-cell>
          <table:table-cell office:value-type="string">
            <text:p>NAN</text:p>
          </table:table-cell>
          <table:table-cell/>
          <table:table-cell table:formula="of:=([.B3214]+2.9847)/([.D3214]-14.4252)" office:value-type="float" office:value="-0.0182962616266976">
            <text:p>-0,01830</text:p>
          </table:table-cell>
          <table:table-cell table:number-columns-repeated="1017"/>
        </table:table-row>
        <table:table-row table:style-name="ro1">
          <table:table-cell office:value-type="float" office:value="1387.401">
            <text:p>1387,40100</text:p>
          </table:table-cell>
          <table:table-cell office:value-type="float" office:value="-5.94">
            <text:p>-5,94000</text:p>
          </table:table-cell>
          <table:table-cell office:value-type="float" office:value="1.6125">
            <text:p>1,61250</text:p>
          </table:table-cell>
          <table:table-cell office:value-type="float" office:value="175.95">
            <text:p>175,95000</text:p>
          </table:table-cell>
          <table:table-cell office:value-type="string">
            <text:p>NAN</text:p>
          </table:table-cell>
          <table:table-cell/>
          <table:table-cell table:formula="of:=([.B3215]+2.9847)/([.D3215]-14.4252)" office:value-type="float" office:value="-0.0182962616266976">
            <text:p>-0,01830</text:p>
          </table:table-cell>
          <table:table-cell table:number-columns-repeated="1017"/>
        </table:table-row>
        <table:table-row table:style-name="ro1">
          <table:table-cell office:value-type="float" office:value="1387.501">
            <text:p>1387,50100</text:p>
          </table:table-cell>
          <table:table-cell office:value-type="float" office:value="-5.94">
            <text:p>-5,94000</text:p>
          </table:table-cell>
          <table:table-cell office:value-type="float" office:value="1.6125">
            <text:p>1,61250</text:p>
          </table:table-cell>
          <table:table-cell office:value-type="float" office:value="175.95">
            <text:p>175,95000</text:p>
          </table:table-cell>
          <table:table-cell office:value-type="string">
            <text:p>NAN</text:p>
          </table:table-cell>
          <table:table-cell/>
          <table:table-cell table:formula="of:=([.B3216]+2.9847)/([.D3216]-14.4252)" office:value-type="float" office:value="-0.0182962616266976">
            <text:p>-0,01830</text:p>
          </table:table-cell>
          <table:table-cell table:number-columns-repeated="1017"/>
        </table:table-row>
        <table:table-row table:style-name="ro1">
          <table:table-cell office:value-type="float" office:value="1387.601">
            <text:p>1387,60100</text:p>
          </table:table-cell>
          <table:table-cell office:value-type="float" office:value="-5.94">
            <text:p>-5,94000</text:p>
          </table:table-cell>
          <table:table-cell office:value-type="float" office:value="1.6125">
            <text:p>1,61250</text:p>
          </table:table-cell>
          <table:table-cell office:value-type="float" office:value="175.95">
            <text:p>175,95000</text:p>
          </table:table-cell>
          <table:table-cell office:value-type="string">
            <text:p>NAN</text:p>
          </table:table-cell>
          <table:table-cell/>
          <table:table-cell table:formula="of:=([.B3217]+2.9847)/([.D3217]-14.4252)" office:value-type="float" office:value="-0.0182962616266976">
            <text:p>-0,01830</text:p>
          </table:table-cell>
          <table:table-cell table:number-columns-repeated="1017"/>
        </table:table-row>
        <table:table-row table:style-name="ro1">
          <table:table-cell office:value-type="float" office:value="1387.701">
            <text:p>1387,70100</text:p>
          </table:table-cell>
          <table:table-cell office:value-type="float" office:value="-5.94">
            <text:p>-5,94000</text:p>
          </table:table-cell>
          <table:table-cell office:value-type="float" office:value="1.6125">
            <text:p>1,61250</text:p>
          </table:table-cell>
          <table:table-cell office:value-type="float" office:value="175.95">
            <text:p>175,95000</text:p>
          </table:table-cell>
          <table:table-cell office:value-type="string">
            <text:p>NAN</text:p>
          </table:table-cell>
          <table:table-cell/>
          <table:table-cell table:formula="of:=([.B3218]+2.9847)/([.D3218]-14.4252)" office:value-type="float" office:value="-0.0182962616266976">
            <text:p>-0,01830</text:p>
          </table:table-cell>
          <table:table-cell table:number-columns-repeated="1017"/>
        </table:table-row>
        <table:table-row table:style-name="ro1">
          <table:table-cell office:value-type="float" office:value="1387.801">
            <text:p>1387,80100</text:p>
          </table:table-cell>
          <table:table-cell office:value-type="float" office:value="-5.94">
            <text:p>-5,94000</text:p>
          </table:table-cell>
          <table:table-cell office:value-type="float" office:value="1.6125">
            <text:p>1,61250</text:p>
          </table:table-cell>
          <table:table-cell office:value-type="float" office:value="175.95">
            <text:p>175,95000</text:p>
          </table:table-cell>
          <table:table-cell office:value-type="string">
            <text:p>NAN</text:p>
          </table:table-cell>
          <table:table-cell/>
          <table:table-cell table:formula="of:=([.B3219]+2.9847)/([.D3219]-14.4252)" office:value-type="float" office:value="-0.0182962616266976">
            <text:p>-0,01830</text:p>
          </table:table-cell>
          <table:table-cell table:number-columns-repeated="1017"/>
        </table:table-row>
        <table:table-row table:style-name="ro1">
          <table:table-cell office:value-type="float" office:value="1387.901">
            <text:p>1387,90100</text:p>
          </table:table-cell>
          <table:table-cell office:value-type="float" office:value="-5.94">
            <text:p>-5,94000</text:p>
          </table:table-cell>
          <table:table-cell office:value-type="float" office:value="1.6125">
            <text:p>1,61250</text:p>
          </table:table-cell>
          <table:table-cell office:value-type="float" office:value="175.95">
            <text:p>175,95000</text:p>
          </table:table-cell>
          <table:table-cell office:value-type="string">
            <text:p>NAN</text:p>
          </table:table-cell>
          <table:table-cell/>
          <table:table-cell table:formula="of:=([.B3220]+2.9847)/([.D3220]-14.4252)" office:value-type="float" office:value="-0.0182962616266976">
            <text:p>-0,01830</text:p>
          </table:table-cell>
          <table:table-cell table:number-columns-repeated="1017"/>
        </table:table-row>
        <table:table-row table:style-name="ro1">
          <table:table-cell office:value-type="float" office:value="1388.001">
            <text:p>1388,00100</text:p>
          </table:table-cell>
          <table:table-cell office:value-type="float" office:value="-5.94">
            <text:p>-5,94000</text:p>
          </table:table-cell>
          <table:table-cell office:value-type="float" office:value="1.611">
            <text:p>1,61100</text:p>
          </table:table-cell>
          <table:table-cell office:value-type="float" office:value="175.95">
            <text:p>175,95000</text:p>
          </table:table-cell>
          <table:table-cell office:value-type="string">
            <text:p>NAN</text:p>
          </table:table-cell>
          <table:table-cell/>
          <table:table-cell table:formula="of:=([.B3221]+2.9847)/([.D3221]-14.4252)" office:value-type="float" office:value="-0.0182962616266976">
            <text:p>-0,01830</text:p>
          </table:table-cell>
          <table:table-cell table:number-columns-repeated="1017"/>
        </table:table-row>
        <table:table-row table:style-name="ro1">
          <table:table-cell office:value-type="float" office:value="1388.101">
            <text:p>1388,10100</text:p>
          </table:table-cell>
          <table:table-cell office:value-type="float" office:value="-5.94">
            <text:p>-5,94000</text:p>
          </table:table-cell>
          <table:table-cell office:value-type="float" office:value="1.611">
            <text:p>1,61100</text:p>
          </table:table-cell>
          <table:table-cell office:value-type="float" office:value="175.95">
            <text:p>175,95000</text:p>
          </table:table-cell>
          <table:table-cell office:value-type="string">
            <text:p>NAN</text:p>
          </table:table-cell>
          <table:table-cell/>
          <table:table-cell table:formula="of:=([.B3222]+2.9847)/([.D3222]-14.4252)" office:value-type="float" office:value="-0.0182962616266976">
            <text:p>-0,01830</text:p>
          </table:table-cell>
          <table:table-cell table:number-columns-repeated="1017"/>
        </table:table-row>
        <table:table-row table:style-name="ro1">
          <table:table-cell office:value-type="float" office:value="1388.201">
            <text:p>1388,20100</text:p>
          </table:table-cell>
          <table:table-cell office:value-type="float" office:value="-5.94">
            <text:p>-5,94000</text:p>
          </table:table-cell>
          <table:table-cell office:value-type="float" office:value="1.611">
            <text:p>1,61100</text:p>
          </table:table-cell>
          <table:table-cell office:value-type="float" office:value="175.95">
            <text:p>175,95000</text:p>
          </table:table-cell>
          <table:table-cell office:value-type="string">
            <text:p>NAN</text:p>
          </table:table-cell>
          <table:table-cell/>
          <table:table-cell table:formula="of:=([.B3223]+2.9847)/([.D3223]-14.4252)" office:value-type="float" office:value="-0.0182962616266976">
            <text:p>-0,01830</text:p>
          </table:table-cell>
          <table:table-cell table:number-columns-repeated="1017"/>
        </table:table-row>
        <table:table-row table:style-name="ro1">
          <table:table-cell office:value-type="float" office:value="1388.301">
            <text:p>1388,30100</text:p>
          </table:table-cell>
          <table:table-cell office:value-type="float" office:value="-5.94">
            <text:p>-5,94000</text:p>
          </table:table-cell>
          <table:table-cell office:value-type="float" office:value="1.611">
            <text:p>1,61100</text:p>
          </table:table-cell>
          <table:table-cell office:value-type="float" office:value="175.95">
            <text:p>175,95000</text:p>
          </table:table-cell>
          <table:table-cell office:value-type="string">
            <text:p>NAN</text:p>
          </table:table-cell>
          <table:table-cell/>
          <table:table-cell table:formula="of:=([.B3224]+2.9847)/([.D3224]-14.4252)" office:value-type="float" office:value="-0.0182962616266976">
            <text:p>-0,01830</text:p>
          </table:table-cell>
          <table:table-cell table:number-columns-repeated="1017"/>
        </table:table-row>
        <table:table-row table:style-name="ro1">
          <table:table-cell office:value-type="float" office:value="1388.404">
            <text:p>1388,40400</text:p>
          </table:table-cell>
          <table:table-cell office:value-type="float" office:value="-5.94">
            <text:p>-5,94000</text:p>
          </table:table-cell>
          <table:table-cell office:value-type="float" office:value="1.611">
            <text:p>1,61100</text:p>
          </table:table-cell>
          <table:table-cell office:value-type="float" office:value="175.95">
            <text:p>175,95000</text:p>
          </table:table-cell>
          <table:table-cell office:value-type="string">
            <text:p>NAN</text:p>
          </table:table-cell>
          <table:table-cell/>
          <table:table-cell table:formula="of:=([.B3225]+2.9847)/([.D3225]-14.4252)" office:value-type="float" office:value="-0.0182962616266976">
            <text:p>-0,01830</text:p>
          </table:table-cell>
          <table:table-cell table:number-columns-repeated="1017"/>
        </table:table-row>
        <table:table-row table:style-name="ro1">
          <table:table-cell office:value-type="float" office:value="1388.507">
            <text:p>1388,50700</text:p>
          </table:table-cell>
          <table:table-cell office:value-type="float" office:value="-5.94">
            <text:p>-5,94000</text:p>
          </table:table-cell>
          <table:table-cell office:value-type="float" office:value="1.611">
            <text:p>1,61100</text:p>
          </table:table-cell>
          <table:table-cell office:value-type="float" office:value="175.95">
            <text:p>175,95000</text:p>
          </table:table-cell>
          <table:table-cell office:value-type="string">
            <text:p>NAN</text:p>
          </table:table-cell>
          <table:table-cell/>
          <table:table-cell table:formula="of:=([.B3226]+2.9847)/([.D3226]-14.4252)" office:value-type="float" office:value="-0.0182962616266976">
            <text:p>-0,01830</text:p>
          </table:table-cell>
          <table:table-cell table:number-columns-repeated="1017"/>
        </table:table-row>
        <table:table-row table:style-name="ro1">
          <table:table-cell office:value-type="float" office:value="1388.601">
            <text:p>1388,60100</text:p>
          </table:table-cell>
          <table:table-cell office:value-type="float" office:value="-5.94">
            <text:p>-5,94000</text:p>
          </table:table-cell>
          <table:table-cell office:value-type="float" office:value="1.611">
            <text:p>1,61100</text:p>
          </table:table-cell>
          <table:table-cell office:value-type="float" office:value="175.95">
            <text:p>175,95000</text:p>
          </table:table-cell>
          <table:table-cell office:value-type="string">
            <text:p>NAN</text:p>
          </table:table-cell>
          <table:table-cell/>
          <table:table-cell table:formula="of:=([.B3227]+2.9847)/([.D3227]-14.4252)" office:value-type="float" office:value="-0.0182962616266976">
            <text:p>-0,01830</text:p>
          </table:table-cell>
          <table:table-cell table:number-columns-repeated="1017"/>
        </table:table-row>
        <table:table-row table:style-name="ro1">
          <table:table-cell office:value-type="float" office:value="1388.701">
            <text:p>1388,70100</text:p>
          </table:table-cell>
          <table:table-cell office:value-type="float" office:value="-5.94">
            <text:p>-5,94000</text:p>
          </table:table-cell>
          <table:table-cell office:value-type="float" office:value="1.611">
            <text:p>1,61100</text:p>
          </table:table-cell>
          <table:table-cell office:value-type="float" office:value="175.95">
            <text:p>175,95000</text:p>
          </table:table-cell>
          <table:table-cell office:value-type="string">
            <text:p>NAN</text:p>
          </table:table-cell>
          <table:table-cell/>
          <table:table-cell table:formula="of:=([.B3228]+2.9847)/([.D3228]-14.4252)" office:value-type="float" office:value="-0.0182962616266976">
            <text:p>-0,01830</text:p>
          </table:table-cell>
          <table:table-cell table:number-columns-repeated="1017"/>
        </table:table-row>
        <table:table-row table:style-name="ro1">
          <table:table-cell office:value-type="float" office:value="1388.801">
            <text:p>1388,80100</text:p>
          </table:table-cell>
          <table:table-cell office:value-type="float" office:value="-5.94">
            <text:p>-5,94000</text:p>
          </table:table-cell>
          <table:table-cell office:value-type="float" office:value="1.611">
            <text:p>1,61100</text:p>
          </table:table-cell>
          <table:table-cell office:value-type="float" office:value="175.95">
            <text:p>175,95000</text:p>
          </table:table-cell>
          <table:table-cell office:value-type="string">
            <text:p>NAN</text:p>
          </table:table-cell>
          <table:table-cell/>
          <table:table-cell table:formula="of:=([.B3229]+2.9847)/([.D3229]-14.4252)" office:value-type="float" office:value="-0.0182962616266976">
            <text:p>-0,01830</text:p>
          </table:table-cell>
          <table:table-cell table:number-columns-repeated="1017"/>
        </table:table-row>
        <table:table-row table:style-name="ro1">
          <table:table-cell office:value-type="float" office:value="1388.901">
            <text:p>1388,90100</text:p>
          </table:table-cell>
          <table:table-cell office:value-type="float" office:value="-5.94">
            <text:p>-5,94000</text:p>
          </table:table-cell>
          <table:table-cell office:value-type="float" office:value="1.611">
            <text:p>1,61100</text:p>
          </table:table-cell>
          <table:table-cell office:value-type="float" office:value="175.95">
            <text:p>175,95000</text:p>
          </table:table-cell>
          <table:table-cell office:value-type="string">
            <text:p>NAN</text:p>
          </table:table-cell>
          <table:table-cell/>
          <table:table-cell table:formula="of:=([.B3230]+2.9847)/([.D3230]-14.4252)" office:value-type="float" office:value="-0.0182962616266976">
            <text:p>-0,01830</text:p>
          </table:table-cell>
          <table:table-cell table:number-columns-repeated="1017"/>
        </table:table-row>
        <table:table-row table:style-name="ro1">
          <table:table-cell office:value-type="float" office:value="1389.001">
            <text:p>1389,00100</text:p>
          </table:table-cell>
          <table:table-cell office:value-type="float" office:value="-5.94">
            <text:p>-5,94000</text:p>
          </table:table-cell>
          <table:table-cell office:value-type="float" office:value="1.614">
            <text:p>1,61400</text:p>
          </table:table-cell>
          <table:table-cell office:value-type="float" office:value="175.95">
            <text:p>175,95000</text:p>
          </table:table-cell>
          <table:table-cell office:value-type="string">
            <text:p>NAN</text:p>
          </table:table-cell>
          <table:table-cell/>
          <table:table-cell table:formula="of:=([.B3231]+2.9847)/([.D3231]-14.4252)" office:value-type="float" office:value="-0.0182962616266976">
            <text:p>-0,01830</text:p>
          </table:table-cell>
          <table:table-cell table:number-columns-repeated="1017"/>
        </table:table-row>
        <table:table-row table:style-name="ro1">
          <table:table-cell office:value-type="float" office:value="1389.101">
            <text:p>1389,10100</text:p>
          </table:table-cell>
          <table:table-cell office:value-type="float" office:value="-5.925">
            <text:p>-5,92500</text:p>
          </table:table-cell>
          <table:table-cell office:value-type="float" office:value="1.614">
            <text:p>1,61400</text:p>
          </table:table-cell>
          <table:table-cell office:value-type="float" office:value="175.95">
            <text:p>175,95000</text:p>
          </table:table-cell>
          <table:table-cell office:value-type="string">
            <text:p>NAN</text:p>
          </table:table-cell>
          <table:table-cell/>
          <table:table-cell table:formula="of:=([.B3232]+2.9847)/([.D3232]-14.4252)" office:value-type="float" office:value="-0.018203396630115">
            <text:p>-0,01820</text:p>
          </table:table-cell>
          <table:table-cell table:number-columns-repeated="1017"/>
        </table:table-row>
        <table:table-row table:style-name="ro1">
          <table:table-cell office:value-type="float" office:value="1389.201">
            <text:p>1389,20100</text:p>
          </table:table-cell>
          <table:table-cell office:value-type="float" office:value="-5.925">
            <text:p>-5,92500</text:p>
          </table:table-cell>
          <table:table-cell office:value-type="float" office:value="1.614">
            <text:p>1,61400</text:p>
          </table:table-cell>
          <table:table-cell office:value-type="float" office:value="175.95">
            <text:p>175,95000</text:p>
          </table:table-cell>
          <table:table-cell office:value-type="string">
            <text:p>NAN</text:p>
          </table:table-cell>
          <table:table-cell/>
          <table:table-cell table:formula="of:=([.B3233]+2.9847)/([.D3233]-14.4252)" office:value-type="float" office:value="-0.018203396630115">
            <text:p>-0,01820</text:p>
          </table:table-cell>
          <table:table-cell table:number-columns-repeated="1017"/>
        </table:table-row>
        <table:table-row table:style-name="ro1">
          <table:table-cell office:value-type="float" office:value="1389.301">
            <text:p>1389,30100</text:p>
          </table:table-cell>
          <table:table-cell office:value-type="float" office:value="-5.925">
            <text:p>-5,92500</text:p>
          </table:table-cell>
          <table:table-cell office:value-type="float" office:value="1.614">
            <text:p>1,61400</text:p>
          </table:table-cell>
          <table:table-cell office:value-type="float" office:value="175.95">
            <text:p>175,95000</text:p>
          </table:table-cell>
          <table:table-cell office:value-type="string">
            <text:p>NAN</text:p>
          </table:table-cell>
          <table:table-cell/>
          <table:table-cell table:formula="of:=([.B3234]+2.9847)/([.D3234]-14.4252)" office:value-type="float" office:value="-0.018203396630115">
            <text:p>-0,01820</text:p>
          </table:table-cell>
          <table:table-cell table:number-columns-repeated="1017"/>
        </table:table-row>
        <table:table-row table:style-name="ro1">
          <table:table-cell office:value-type="float" office:value="1389.401">
            <text:p>1389,40100</text:p>
          </table:table-cell>
          <table:table-cell office:value-type="float" office:value="-5.925">
            <text:p>-5,92500</text:p>
          </table:table-cell>
          <table:table-cell office:value-type="float" office:value="1.614">
            <text:p>1,61400</text:p>
          </table:table-cell>
          <table:table-cell office:value-type="float" office:value="175.95">
            <text:p>175,95000</text:p>
          </table:table-cell>
          <table:table-cell office:value-type="string">
            <text:p>NAN</text:p>
          </table:table-cell>
          <table:table-cell/>
          <table:table-cell table:formula="of:=([.B3235]+2.9847)/([.D3235]-14.4252)" office:value-type="float" office:value="-0.018203396630115">
            <text:p>-0,01820</text:p>
          </table:table-cell>
          <table:table-cell table:number-columns-repeated="1017"/>
        </table:table-row>
        <table:table-row table:style-name="ro1">
          <table:table-cell office:value-type="float" office:value="1389.501">
            <text:p>1389,50100</text:p>
          </table:table-cell>
          <table:table-cell office:value-type="float" office:value="-5.925">
            <text:p>-5,92500</text:p>
          </table:table-cell>
          <table:table-cell office:value-type="float" office:value="1.614">
            <text:p>1,61400</text:p>
          </table:table-cell>
          <table:table-cell office:value-type="float" office:value="175.95">
            <text:p>175,95000</text:p>
          </table:table-cell>
          <table:table-cell office:value-type="string">
            <text:p>NAN</text:p>
          </table:table-cell>
          <table:table-cell/>
          <table:table-cell table:formula="of:=([.B3236]+2.9847)/([.D3236]-14.4252)" office:value-type="float" office:value="-0.018203396630115">
            <text:p>-0,01820</text:p>
          </table:table-cell>
          <table:table-cell table:number-columns-repeated="1017"/>
        </table:table-row>
        <table:table-row table:style-name="ro1">
          <table:table-cell office:value-type="float" office:value="1389.601">
            <text:p>1389,60100</text:p>
          </table:table-cell>
          <table:table-cell office:value-type="float" office:value="-5.925">
            <text:p>-5,92500</text:p>
          </table:table-cell>
          <table:table-cell office:value-type="float" office:value="1.614">
            <text:p>1,61400</text:p>
          </table:table-cell>
          <table:table-cell office:value-type="float" office:value="175.95">
            <text:p>175,95000</text:p>
          </table:table-cell>
          <table:table-cell office:value-type="string">
            <text:p>NAN</text:p>
          </table:table-cell>
          <table:table-cell/>
          <table:table-cell table:formula="of:=([.B3237]+2.9847)/([.D3237]-14.4252)" office:value-type="float" office:value="-0.018203396630115">
            <text:p>-0,01820</text:p>
          </table:table-cell>
          <table:table-cell table:number-columns-repeated="1017"/>
        </table:table-row>
        <table:table-row table:style-name="ro1">
          <table:table-cell office:value-type="float" office:value="1389.701">
            <text:p>1389,70100</text:p>
          </table:table-cell>
          <table:table-cell office:value-type="float" office:value="-5.925">
            <text:p>-5,92500</text:p>
          </table:table-cell>
          <table:table-cell office:value-type="float" office:value="1.614">
            <text:p>1,61400</text:p>
          </table:table-cell>
          <table:table-cell office:value-type="float" office:value="175.95">
            <text:p>175,95000</text:p>
          </table:table-cell>
          <table:table-cell office:value-type="string">
            <text:p>NAN</text:p>
          </table:table-cell>
          <table:table-cell/>
          <table:table-cell table:formula="of:=([.B3238]+2.9847)/([.D3238]-14.4252)" office:value-type="float" office:value="-0.018203396630115">
            <text:p>-0,01820</text:p>
          </table:table-cell>
          <table:table-cell table:number-columns-repeated="1017"/>
        </table:table-row>
        <table:table-row table:style-name="ro1">
          <table:table-cell office:value-type="float" office:value="1389.801">
            <text:p>1389,80100</text:p>
          </table:table-cell>
          <table:table-cell office:value-type="float" office:value="-5.925">
            <text:p>-5,92500</text:p>
          </table:table-cell>
          <table:table-cell office:value-type="float" office:value="1.614">
            <text:p>1,61400</text:p>
          </table:table-cell>
          <table:table-cell office:value-type="float" office:value="175.95">
            <text:p>175,95000</text:p>
          </table:table-cell>
          <table:table-cell office:value-type="string">
            <text:p>NAN</text:p>
          </table:table-cell>
          <table:table-cell/>
          <table:table-cell table:formula="of:=([.B3239]+2.9847)/([.D3239]-14.4252)" office:value-type="float" office:value="-0.018203396630115">
            <text:p>-0,01820</text:p>
          </table:table-cell>
          <table:table-cell table:number-columns-repeated="1017"/>
        </table:table-row>
        <table:table-row table:style-name="ro1">
          <table:table-cell office:value-type="float" office:value="1389.901">
            <text:p>1389,90100</text:p>
          </table:table-cell>
          <table:table-cell office:value-type="float" office:value="-5.925">
            <text:p>-5,92500</text:p>
          </table:table-cell>
          <table:table-cell office:value-type="float" office:value="1.614">
            <text:p>1,61400</text:p>
          </table:table-cell>
          <table:table-cell office:value-type="float" office:value="175.95">
            <text:p>175,95000</text:p>
          </table:table-cell>
          <table:table-cell office:value-type="string">
            <text:p>NAN</text:p>
          </table:table-cell>
          <table:table-cell/>
          <table:table-cell table:formula="of:=([.B3240]+2.9847)/([.D3240]-14.4252)" office:value-type="float" office:value="-0.018203396630115">
            <text:p>-0,01820</text:p>
          </table:table-cell>
          <table:table-cell table:number-columns-repeated="1017"/>
        </table:table-row>
        <table:table-row table:style-name="ro1">
          <table:table-cell office:value-type="float" office:value="1390.001">
            <text:p>1390,00100</text:p>
          </table:table-cell>
          <table:table-cell office:value-type="float" office:value="-5.925">
            <text:p>-5,92500</text:p>
          </table:table-cell>
          <table:table-cell office:value-type="float" office:value="1.611">
            <text:p>1,61100</text:p>
          </table:table-cell>
          <table:table-cell office:value-type="float" office:value="175.95">
            <text:p>175,95000</text:p>
          </table:table-cell>
          <table:table-cell office:value-type="string">
            <text:p>NAN</text:p>
          </table:table-cell>
          <table:table-cell/>
          <table:table-cell table:formula="of:=([.B3241]+2.9847)/([.D3241]-14.4252)" office:value-type="float" office:value="-0.018203396630115">
            <text:p>-0,01820</text:p>
          </table:table-cell>
          <table:table-cell table:number-columns-repeated="1017"/>
        </table:table-row>
        <table:table-row table:style-name="ro1">
          <table:table-cell office:value-type="float" office:value="1390.101">
            <text:p>1390,10100</text:p>
          </table:table-cell>
          <table:table-cell office:value-type="float" office:value="-5.925">
            <text:p>-5,92500</text:p>
          </table:table-cell>
          <table:table-cell office:value-type="float" office:value="1.611">
            <text:p>1,61100</text:p>
          </table:table-cell>
          <table:table-cell office:value-type="float" office:value="175.95">
            <text:p>175,95000</text:p>
          </table:table-cell>
          <table:table-cell office:value-type="string">
            <text:p>NAN</text:p>
          </table:table-cell>
          <table:table-cell/>
          <table:table-cell table:formula="of:=([.B3242]+2.9847)/([.D3242]-14.4252)" office:value-type="float" office:value="-0.018203396630115">
            <text:p>-0,01820</text:p>
          </table:table-cell>
          <table:table-cell table:number-columns-repeated="1017"/>
        </table:table-row>
        <table:table-row table:style-name="ro1">
          <table:table-cell office:value-type="float" office:value="1390.201">
            <text:p>1390,20100</text:p>
          </table:table-cell>
          <table:table-cell office:value-type="float" office:value="-5.925">
            <text:p>-5,92500</text:p>
          </table:table-cell>
          <table:table-cell office:value-type="float" office:value="1.611">
            <text:p>1,61100</text:p>
          </table:table-cell>
          <table:table-cell office:value-type="float" office:value="175.95">
            <text:p>175,95000</text:p>
          </table:table-cell>
          <table:table-cell office:value-type="string">
            <text:p>NAN</text:p>
          </table:table-cell>
          <table:table-cell/>
          <table:table-cell table:formula="of:=([.B3243]+2.9847)/([.D3243]-14.4252)" office:value-type="float" office:value="-0.018203396630115">
            <text:p>-0,01820</text:p>
          </table:table-cell>
          <table:table-cell table:number-columns-repeated="1017"/>
        </table:table-row>
        <table:table-row table:style-name="ro1">
          <table:table-cell office:value-type="float" office:value="1390.301">
            <text:p>1390,30100</text:p>
          </table:table-cell>
          <table:table-cell office:value-type="float" office:value="-5.925">
            <text:p>-5,92500</text:p>
          </table:table-cell>
          <table:table-cell office:value-type="float" office:value="1.611">
            <text:p>1,61100</text:p>
          </table:table-cell>
          <table:table-cell office:value-type="float" office:value="175.95">
            <text:p>175,95000</text:p>
          </table:table-cell>
          <table:table-cell office:value-type="string">
            <text:p>NAN</text:p>
          </table:table-cell>
          <table:table-cell/>
          <table:table-cell table:formula="of:=([.B3244]+2.9847)/([.D3244]-14.4252)" office:value-type="float" office:value="-0.018203396630115">
            <text:p>-0,01820</text:p>
          </table:table-cell>
          <table:table-cell table:number-columns-repeated="1017"/>
        </table:table-row>
        <table:table-row table:style-name="ro1">
          <table:table-cell office:value-type="float" office:value="1390.401">
            <text:p>1390,40100</text:p>
          </table:table-cell>
          <table:table-cell office:value-type="float" office:value="-5.925">
            <text:p>-5,92500</text:p>
          </table:table-cell>
          <table:table-cell office:value-type="float" office:value="1.611">
            <text:p>1,61100</text:p>
          </table:table-cell>
          <table:table-cell office:value-type="float" office:value="175.95">
            <text:p>175,95000</text:p>
          </table:table-cell>
          <table:table-cell office:value-type="string">
            <text:p>NAN</text:p>
          </table:table-cell>
          <table:table-cell/>
          <table:table-cell table:formula="of:=([.B3245]+2.9847)/([.D3245]-14.4252)" office:value-type="float" office:value="-0.018203396630115">
            <text:p>-0,01820</text:p>
          </table:table-cell>
          <table:table-cell table:number-columns-repeated="1017"/>
        </table:table-row>
        <table:table-row table:style-name="ro1">
          <table:table-cell office:value-type="float" office:value="1390.501">
            <text:p>1390,50100</text:p>
          </table:table-cell>
          <table:table-cell office:value-type="float" office:value="-5.925">
            <text:p>-5,92500</text:p>
          </table:table-cell>
          <table:table-cell office:value-type="float" office:value="1.611">
            <text:p>1,61100</text:p>
          </table:table-cell>
          <table:table-cell office:value-type="float" office:value="175.95">
            <text:p>175,95000</text:p>
          </table:table-cell>
          <table:table-cell office:value-type="string">
            <text:p>NAN</text:p>
          </table:table-cell>
          <table:table-cell/>
          <table:table-cell table:formula="of:=([.B3246]+2.9847)/([.D3246]-14.4252)" office:value-type="float" office:value="-0.018203396630115">
            <text:p>-0,01820</text:p>
          </table:table-cell>
          <table:table-cell table:number-columns-repeated="1017"/>
        </table:table-row>
        <table:table-row table:style-name="ro1">
          <table:table-cell office:value-type="float" office:value="1390.601">
            <text:p>1390,60100</text:p>
          </table:table-cell>
          <table:table-cell office:value-type="float" office:value="-5.925">
            <text:p>-5,92500</text:p>
          </table:table-cell>
          <table:table-cell office:value-type="float" office:value="1.611">
            <text:p>1,61100</text:p>
          </table:table-cell>
          <table:table-cell office:value-type="float" office:value="175.95">
            <text:p>175,95000</text:p>
          </table:table-cell>
          <table:table-cell office:value-type="string">
            <text:p>NAN</text:p>
          </table:table-cell>
          <table:table-cell/>
          <table:table-cell table:formula="of:=([.B3247]+2.9847)/([.D3247]-14.4252)" office:value-type="float" office:value="-0.018203396630115">
            <text:p>-0,01820</text:p>
          </table:table-cell>
          <table:table-cell table:number-columns-repeated="1017"/>
        </table:table-row>
        <table:table-row table:style-name="ro1">
          <table:table-cell office:value-type="float" office:value="1390.701">
            <text:p>1390,70100</text:p>
          </table:table-cell>
          <table:table-cell office:value-type="float" office:value="-5.925">
            <text:p>-5,92500</text:p>
          </table:table-cell>
          <table:table-cell office:value-type="float" office:value="1.611">
            <text:p>1,61100</text:p>
          </table:table-cell>
          <table:table-cell office:value-type="float" office:value="175.95">
            <text:p>175,95000</text:p>
          </table:table-cell>
          <table:table-cell office:value-type="string">
            <text:p>NAN</text:p>
          </table:table-cell>
          <table:table-cell/>
          <table:table-cell table:formula="of:=([.B3248]+2.9847)/([.D3248]-14.4252)" office:value-type="float" office:value="-0.018203396630115">
            <text:p>-0,01820</text:p>
          </table:table-cell>
          <table:table-cell table:number-columns-repeated="1017"/>
        </table:table-row>
        <table:table-row table:style-name="ro1">
          <table:table-cell office:value-type="float" office:value="1390.801">
            <text:p>1390,80100</text:p>
          </table:table-cell>
          <table:table-cell office:value-type="float" office:value="-5.925">
            <text:p>-5,92500</text:p>
          </table:table-cell>
          <table:table-cell office:value-type="float" office:value="1.611">
            <text:p>1,61100</text:p>
          </table:table-cell>
          <table:table-cell office:value-type="float" office:value="175.95">
            <text:p>175,95000</text:p>
          </table:table-cell>
          <table:table-cell office:value-type="string">
            <text:p>NAN</text:p>
          </table:table-cell>
          <table:table-cell/>
          <table:table-cell table:formula="of:=([.B3249]+2.9847)/([.D3249]-14.4252)" office:value-type="float" office:value="-0.018203396630115">
            <text:p>-0,01820</text:p>
          </table:table-cell>
          <table:table-cell table:number-columns-repeated="1017"/>
        </table:table-row>
        <table:table-row table:style-name="ro1">
          <table:table-cell office:value-type="float" office:value="1390.901">
            <text:p>1390,90100</text:p>
          </table:table-cell>
          <table:table-cell office:value-type="float" office:value="-5.925">
            <text:p>-5,92500</text:p>
          </table:table-cell>
          <table:table-cell office:value-type="float" office:value="1.611">
            <text:p>1,61100</text:p>
          </table:table-cell>
          <table:table-cell office:value-type="float" office:value="175.95">
            <text:p>175,95000</text:p>
          </table:table-cell>
          <table:table-cell office:value-type="string">
            <text:p>NAN</text:p>
          </table:table-cell>
          <table:table-cell/>
          <table:table-cell table:formula="of:=([.B3250]+2.9847)/([.D3250]-14.4252)" office:value-type="float" office:value="-0.018203396630115">
            <text:p>-0,01820</text:p>
          </table:table-cell>
          <table:table-cell table:number-columns-repeated="1017"/>
        </table:table-row>
        <table:table-row table:style-name="ro1">
          <table:table-cell office:value-type="float" office:value="1391.001">
            <text:p>1391,00100</text:p>
          </table:table-cell>
          <table:table-cell office:value-type="float" office:value="-5.925">
            <text:p>-5,92500</text:p>
          </table:table-cell>
          <table:table-cell office:value-type="float" office:value="1.608">
            <text:p>1,60800</text:p>
          </table:table-cell>
          <table:table-cell office:value-type="float" office:value="175.8">
            <text:p>175,80000</text:p>
          </table:table-cell>
          <table:table-cell office:value-type="string">
            <text:p>NAN</text:p>
          </table:table-cell>
          <table:table-cell/>
          <table:table-cell table:formula="of:=([.B3251]+2.9847)/([.D3251]-14.4252)" office:value-type="float" office:value="-0.0182203169268064">
            <text:p>-0,01822</text:p>
          </table:table-cell>
          <table:table-cell table:number-columns-repeated="1017"/>
        </table:table-row>
        <table:table-row table:style-name="ro1">
          <table:table-cell office:value-type="float" office:value="1391.101">
            <text:p>1391,10100</text:p>
          </table:table-cell>
          <table:table-cell office:value-type="float" office:value="-5.925">
            <text:p>-5,92500</text:p>
          </table:table-cell>
          <table:table-cell office:value-type="float" office:value="1.608">
            <text:p>1,60800</text:p>
          </table:table-cell>
          <table:table-cell office:value-type="float" office:value="175.8">
            <text:p>175,80000</text:p>
          </table:table-cell>
          <table:table-cell office:value-type="string">
            <text:p>NAN</text:p>
          </table:table-cell>
          <table:table-cell/>
          <table:table-cell table:formula="of:=([.B3252]+2.9847)/([.D3252]-14.4252)" office:value-type="float" office:value="-0.0182203169268064">
            <text:p>-0,01822</text:p>
          </table:table-cell>
          <table:table-cell table:number-columns-repeated="1017"/>
        </table:table-row>
        <table:table-row table:style-name="ro1">
          <table:table-cell office:value-type="float" office:value="1391.201">
            <text:p>1391,20100</text:p>
          </table:table-cell>
          <table:table-cell office:value-type="float" office:value="-5.925">
            <text:p>-5,92500</text:p>
          </table:table-cell>
          <table:table-cell office:value-type="float" office:value="1.608">
            <text:p>1,60800</text:p>
          </table:table-cell>
          <table:table-cell office:value-type="float" office:value="175.8">
            <text:p>175,80000</text:p>
          </table:table-cell>
          <table:table-cell office:value-type="string">
            <text:p>NAN</text:p>
          </table:table-cell>
          <table:table-cell/>
          <table:table-cell table:formula="of:=([.B3253]+2.9847)/([.D3253]-14.4252)" office:value-type="float" office:value="-0.0182203169268064">
            <text:p>-0,01822</text:p>
          </table:table-cell>
          <table:table-cell table:number-columns-repeated="1017"/>
        </table:table-row>
        <table:table-row table:style-name="ro1">
          <table:table-cell office:value-type="float" office:value="1391.301">
            <text:p>1391,30100</text:p>
          </table:table-cell>
          <table:table-cell office:value-type="float" office:value="-5.925">
            <text:p>-5,92500</text:p>
          </table:table-cell>
          <table:table-cell office:value-type="float" office:value="1.608">
            <text:p>1,60800</text:p>
          </table:table-cell>
          <table:table-cell office:value-type="float" office:value="175.8">
            <text:p>175,80000</text:p>
          </table:table-cell>
          <table:table-cell office:value-type="string">
            <text:p>NAN</text:p>
          </table:table-cell>
          <table:table-cell/>
          <table:table-cell table:formula="of:=([.B3254]+2.9847)/([.D3254]-14.4252)" office:value-type="float" office:value="-0.0182203169268064">
            <text:p>-0,01822</text:p>
          </table:table-cell>
          <table:table-cell table:number-columns-repeated="1017"/>
        </table:table-row>
        <table:table-row table:style-name="ro1">
          <table:table-cell office:value-type="float" office:value="1391.401">
            <text:p>1391,40100</text:p>
          </table:table-cell>
          <table:table-cell office:value-type="float" office:value="-5.925">
            <text:p>-5,92500</text:p>
          </table:table-cell>
          <table:table-cell office:value-type="float" office:value="1.608">
            <text:p>1,60800</text:p>
          </table:table-cell>
          <table:table-cell office:value-type="float" office:value="175.8">
            <text:p>175,80000</text:p>
          </table:table-cell>
          <table:table-cell office:value-type="string">
            <text:p>NAN</text:p>
          </table:table-cell>
          <table:table-cell/>
          <table:table-cell table:formula="of:=([.B3255]+2.9847)/([.D3255]-14.4252)" office:value-type="float" office:value="-0.0182203169268064">
            <text:p>-0,01822</text:p>
          </table:table-cell>
          <table:table-cell table:number-columns-repeated="1017"/>
        </table:table-row>
        <table:table-row table:style-name="ro1">
          <table:table-cell office:value-type="float" office:value="1391.501">
            <text:p>1391,50100</text:p>
          </table:table-cell>
          <table:table-cell office:value-type="float" office:value="-5.925">
            <text:p>-5,92500</text:p>
          </table:table-cell>
          <table:table-cell office:value-type="float" office:value="1.608">
            <text:p>1,60800</text:p>
          </table:table-cell>
          <table:table-cell office:value-type="float" office:value="175.8">
            <text:p>175,80000</text:p>
          </table:table-cell>
          <table:table-cell office:value-type="string">
            <text:p>NAN</text:p>
          </table:table-cell>
          <table:table-cell/>
          <table:table-cell table:formula="of:=([.B3256]+2.9847)/([.D3256]-14.4252)" office:value-type="float" office:value="-0.0182203169268064">
            <text:p>-0,01822</text:p>
          </table:table-cell>
          <table:table-cell table:number-columns-repeated="1017"/>
        </table:table-row>
        <table:table-row table:style-name="ro1">
          <table:table-cell office:value-type="float" office:value="1391.601">
            <text:p>1391,60100</text:p>
          </table:table-cell>
          <table:table-cell office:value-type="float" office:value="-5.925">
            <text:p>-5,92500</text:p>
          </table:table-cell>
          <table:table-cell office:value-type="float" office:value="1.608">
            <text:p>1,60800</text:p>
          </table:table-cell>
          <table:table-cell office:value-type="float" office:value="175.8">
            <text:p>175,80000</text:p>
          </table:table-cell>
          <table:table-cell office:value-type="string">
            <text:p>NAN</text:p>
          </table:table-cell>
          <table:table-cell/>
          <table:table-cell table:formula="of:=([.B3257]+2.9847)/([.D3257]-14.4252)" office:value-type="float" office:value="-0.0182203169268064">
            <text:p>-0,01822</text:p>
          </table:table-cell>
          <table:table-cell table:number-columns-repeated="1017"/>
        </table:table-row>
        <table:table-row table:style-name="ro1">
          <table:table-cell office:value-type="float" office:value="1391.701">
            <text:p>1391,70100</text:p>
          </table:table-cell>
          <table:table-cell office:value-type="float" office:value="-5.925">
            <text:p>-5,92500</text:p>
          </table:table-cell>
          <table:table-cell office:value-type="float" office:value="1.608">
            <text:p>1,60800</text:p>
          </table:table-cell>
          <table:table-cell office:value-type="float" office:value="175.8">
            <text:p>175,80000</text:p>
          </table:table-cell>
          <table:table-cell office:value-type="string">
            <text:p>NAN</text:p>
          </table:table-cell>
          <table:table-cell/>
          <table:table-cell table:formula="of:=([.B3258]+2.9847)/([.D3258]-14.4252)" office:value-type="float" office:value="-0.0182203169268064">
            <text:p>-0,01822</text:p>
          </table:table-cell>
          <table:table-cell table:number-columns-repeated="1017"/>
        </table:table-row>
        <table:table-row table:style-name="ro1">
          <table:table-cell office:value-type="float" office:value="1391.801">
            <text:p>1391,80100</text:p>
          </table:table-cell>
          <table:table-cell office:value-type="float" office:value="-5.925">
            <text:p>-5,92500</text:p>
          </table:table-cell>
          <table:table-cell office:value-type="float" office:value="1.608">
            <text:p>1,60800</text:p>
          </table:table-cell>
          <table:table-cell office:value-type="float" office:value="175.8">
            <text:p>175,80000</text:p>
          </table:table-cell>
          <table:table-cell office:value-type="string">
            <text:p>NAN</text:p>
          </table:table-cell>
          <table:table-cell/>
          <table:table-cell table:formula="of:=([.B3259]+2.9847)/([.D3259]-14.4252)" office:value-type="float" office:value="-0.0182203169268064">
            <text:p>-0,01822</text:p>
          </table:table-cell>
          <table:table-cell table:number-columns-repeated="1017"/>
        </table:table-row>
        <table:table-row table:style-name="ro1">
          <table:table-cell office:value-type="float" office:value="1391.901">
            <text:p>1391,90100</text:p>
          </table:table-cell>
          <table:table-cell office:value-type="float" office:value="-5.925">
            <text:p>-5,92500</text:p>
          </table:table-cell>
          <table:table-cell office:value-type="float" office:value="1.608">
            <text:p>1,60800</text:p>
          </table:table-cell>
          <table:table-cell office:value-type="float" office:value="175.8">
            <text:p>175,80000</text:p>
          </table:table-cell>
          <table:table-cell office:value-type="string">
            <text:p>NAN</text:p>
          </table:table-cell>
          <table:table-cell/>
          <table:table-cell table:formula="of:=([.B3260]+2.9847)/([.D3260]-14.4252)" office:value-type="float" office:value="-0.0182203169268064">
            <text:p>-0,0182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>
            <text:p>Summe</text:p>
          </table:table-cell>
          <table:table-cell table:formula="of:=SUM([.G7:.G3261])" office:value-type="float" office:value="-59.5198784076974">
            <text:p>-59,51988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>
            <text:p>Durchschn:</text:p>
          </table:table-cell>
          <table:table-cell table:formula="of:=[.G3262]/3254" office:value-type="float" office:value="-0.0182912963760594">
            <text:p>-0,01829</text:p>
          </table:table-cell>
          <table:table-cell table:number-columns-repeated="1017"/>
        </table:table-row>
        <table:table-row table:style-name="ro1" table:number-rows-repeated="622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7">
      <number:number number:decimal-places="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30">30.11.2009</text:date>, <text:time>08:54:5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1-30T08:52:00</meta:creation-date>
    <dc:date>2009-11-30T08:54:54</dc:date>
    <meta:editing-duration>PT00H02M54S</meta:editing-duration>
    <meta:editing-cycles>1</meta:editing-cycles>
    <meta:document-statistic meta:table-count="3" meta:cell-count="19532" meta:object-count="0"/>
    <meta:generator>OpenOffice.org/3.0$Linux OpenOffice.org_project/300m15$Build-9379</meta:generator>
  </office:meta>
</office:document-meta>
</file>